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0ec5540"/>
    </style:style>
    <style:style style:name="P7" style:family="paragraph" style:parent-style-name="Text_20_body">
      <style:text-properties fo:language="en" fo:country="US" officeooo:rsid="0014ae69" officeooo:paragraph-rsid="0014ae69"/>
    </style:style>
    <style:style style:name="P8" style:family="paragraph" style:parent-style-name="Text_20_body">
      <style:text-properties fo:language="en" fo:country="US" officeooo:rsid="01dff315" officeooo:paragraph-rsid="01dff315"/>
    </style:style>
    <style:style style:name="P9" style:family="paragraph" style:parent-style-name="Text_20_body">
      <style:text-properties fo:language="en" fo:country="US" officeooo:paragraph-rsid="01e31d28"/>
    </style:style>
    <style:style style:name="P10" style:family="paragraph" style:parent-style-name="Text_20_body">
      <style:text-properties fo:language="en" fo:country="US" officeooo:rsid="0235359f" officeooo:paragraph-rsid="0235359f"/>
    </style:style>
    <style:style style:name="P11" style:family="paragraph" style:parent-style-name="Text_20_body">
      <style:text-properties fo:language="en" fo:country="US" officeooo:rsid="001760f2" officeooo:paragraph-rsid="001760f2"/>
    </style:style>
    <style:style style:name="P12" style:family="paragraph" style:parent-style-name="Text_20_body">
      <style:paragraph-properties fo:text-align="center" style:justify-single-word="false"/>
      <style:text-properties fo:language="en" fo:country="US" officeooo:rsid="001760f2" officeooo:paragraph-rsid="001760f2"/>
    </style:style>
    <style:style style:name="P13" style:family="paragraph" style:parent-style-name="Text_20_body">
      <style:text-properties fo:language="en" fo:country="US" officeooo:rsid="00189c9b" officeooo:paragraph-rsid="00189c9b"/>
    </style:style>
    <style:style style:name="P14" style:family="paragraph" style:parent-style-name="Text_20_body">
      <style:paragraph-properties fo:text-align="center" style:justify-single-word="false"/>
      <style:text-properties fo:language="en" fo:country="US" officeooo:rsid="00189c9b" officeooo:paragraph-rsid="00189c9b"/>
    </style:style>
    <style:style style:name="P15" style:family="paragraph" style:parent-style-name="Text_20_body">
      <style:text-properties fo:language="en" fo:country="US" officeooo:rsid="00189c9b" officeooo:paragraph-rsid="00196e60"/>
    </style:style>
    <style:style style:name="P16" style:family="paragraph" style:parent-style-name="Text_20_body">
      <style:text-properties fo:language="en" fo:country="US" officeooo:paragraph-rsid="00196e60"/>
    </style:style>
    <style:style style:name="P17" style:family="paragraph" style:parent-style-name="Text_20_body">
      <style:paragraph-properties fo:text-align="center" style:justify-single-word="false"/>
      <style:text-properties fo:language="en" fo:country="US" officeooo:rsid="001760f2" officeooo:paragraph-rsid="00189c9b"/>
    </style:style>
    <style:style style:name="P18" style:family="paragraph" style:parent-style-name="Text_20_body">
      <style:paragraph-properties fo:text-align="start" style:justify-single-word="false"/>
      <style:text-properties fo:language="en" fo:country="US" officeooo:rsid="00189c9b" officeooo:paragraph-rsid="00189c9b"/>
    </style:style>
    <style:style style:name="P19" style:family="paragraph" style:parent-style-name="Text_20_body">
      <style:paragraph-properties fo:text-align="start" style:justify-single-word="false"/>
      <style:text-properties fo:language="en" fo:country="US" officeooo:rsid="00196e60" officeooo:paragraph-rsid="00196e60"/>
    </style:style>
    <style:style style:name="P20" style:family="paragraph" style:parent-style-name="Text_20_body">
      <style:text-properties officeooo:rsid="00196e60" officeooo:paragraph-rsid="00196e60"/>
    </style:style>
    <style:style style:name="P21" style:family="paragraph" style:parent-style-name="Text_20_body">
      <style:text-properties fo:language="en" fo:country="US" officeooo:rsid="00196e60" officeooo:paragraph-rsid="00196e60" style:font-size-asian="10.5pt"/>
    </style:style>
    <style:style style:name="P22" style:family="paragraph" style:parent-style-name="Text_20_body">
      <style:text-properties officeooo:rsid="00196e60" officeooo:paragraph-rsid="00d89a2f"/>
    </style:style>
    <style:style style:name="P23" style:family="paragraph" style:parent-style-name="Text_20_body">
      <style:text-properties fo:language="en" fo:country="US" officeooo:rsid="00d89a2f" officeooo:paragraph-rsid="00da7287" style:font-size-asian="10.5pt"/>
    </style:style>
    <style:style style:name="P24" style:family="paragraph" style:parent-style-name="Text_20_body">
      <style:text-properties fo:language="en" fo:country="US" officeooo:rsid="001bc3e1" officeooo:paragraph-rsid="001bc3e1" style:font-size-asian="10.5pt"/>
    </style:style>
    <style:style style:name="P25" style:family="paragraph" style:parent-style-name="Text_20_body">
      <style:text-properties fo:language="en" fo:country="US" officeooo:rsid="00cb69bd" officeooo:paragraph-rsid="00cb69bd" style:font-size-asian="10.5pt"/>
    </style:style>
    <style:style style:name="P26" style:family="paragraph" style:parent-style-name="Text_20_body">
      <style:text-properties officeooo:rsid="0076f6fb" officeooo:paragraph-rsid="0076f6fb"/>
    </style:style>
    <style:style style:name="P27" style:family="paragraph" style:parent-style-name="Text_20_body">
      <style:text-properties officeooo:paragraph-rsid="01a5b37e"/>
    </style:style>
    <style:style style:name="P28" style:family="paragraph" style:parent-style-name="Heading_20_3">
      <style:text-properties fo:language="en" fo:country="US" style:font-size-asian="10.5pt"/>
    </style:style>
    <style:style style:name="P29" style:family="paragraph" style:parent-style-name="Heading_20_2">
      <style:paragraph-properties fo:break-before="page"/>
    </style:style>
    <style:style style:name="P30" style:family="paragraph" style:parent-style-name="Text_20_body">
      <style:paragraph-properties fo:text-align="start" style:justify-single-word="false"/>
      <style:text-properties officeooo:paragraph-rsid="002e260e"/>
    </style:style>
    <style:style style:name="P31"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2" style:family="paragraph" style:parent-style-name="Text_20_body">
      <style:text-properties fo:language="en" fo:country="US" officeooo:rsid="00316c66" officeooo:paragraph-rsid="02d2e0c7" style:font-size-asian="10.5pt"/>
    </style:style>
    <style:style style:name="P33" style:family="paragraph" style:parent-style-name="Heading_20_4">
      <style:paragraph-properties fo:text-align="center" style:justify-single-word="false"/>
      <style:text-properties fo:language="en" fo:country="US"/>
    </style:style>
    <style:style style:name="P34" style:family="paragraph" style:parent-style-name="Heading_20_4">
      <style:paragraph-properties fo:text-align="center" style:justify-single-word="false"/>
    </style:style>
    <style:style style:name="P35" style:family="paragraph" style:parent-style-name="Heading_20_4">
      <style:paragraph-properties fo:text-align="center" style:justify-single-word="false" fo:break-before="page"/>
    </style:style>
    <style:style style:name="P36" style:family="paragraph" style:parent-style-name="Text_20_body">
      <style:text-properties officeooo:rsid="00b10ea1" officeooo:paragraph-rsid="00b74f5f"/>
    </style:style>
    <style:style style:name="P37" style:family="paragraph" style:parent-style-name="Text_20_body">
      <style:text-properties officeooo:rsid="00be3750" officeooo:paragraph-rsid="00fe2a54"/>
    </style:style>
    <style:style style:name="P38" style:family="paragraph" style:parent-style-name="Text_20_body">
      <style:text-properties officeooo:paragraph-rsid="00fe2a54"/>
    </style:style>
    <style:style style:name="P39" style:family="paragraph" style:parent-style-name="Text_20_body">
      <style:text-properties officeooo:rsid="012b118f" officeooo:paragraph-rsid="012b118f"/>
    </style:style>
    <style:style style:name="P40" style:family="paragraph" style:parent-style-name="Code">
      <style:text-properties officeooo:paragraph-rsid="0139fd8d"/>
    </style:style>
    <style:style style:name="P41" style:family="paragraph" style:parent-style-name="Text_20_body">
      <style:text-properties officeooo:paragraph-rsid="01bf4d43"/>
    </style:style>
    <style:style style:name="P42" style:family="paragraph" style:parent-style-name="Code">
      <style:text-properties officeooo:rsid="01f20b93" officeooo:paragraph-rsid="01f20b93"/>
    </style:style>
    <style:style style:name="P43" style:family="paragraph" style:parent-style-name="Text_20_body">
      <style:text-properties officeooo:rsid="01da10ef" officeooo:paragraph-rsid="01da10ef"/>
    </style:style>
    <style:style style:name="P44" style:family="paragraph" style:parent-style-name="Text_20_body">
      <style:text-properties officeooo:rsid="01fe467a" officeooo:paragraph-rsid="01fe467a"/>
    </style:style>
    <style:style style:name="P45" style:family="paragraph" style:parent-style-name="Code">
      <style:text-properties officeooo:paragraph-rsid="03616a60"/>
    </style:style>
    <style:style style:name="P46" style:family="paragraph" style:parent-style-name="Code">
      <style:text-properties officeooo:paragraph-rsid="018ab7ec"/>
    </style:style>
    <style:style style:name="P47" style:family="paragraph" style:parent-style-name="Text_20_body">
      <style:text-properties officeooo:rsid="018db141" officeooo:paragraph-rsid="018db141"/>
    </style:style>
    <style:style style:name="P48" style:family="paragraph" style:parent-style-name="Text_20_body">
      <style:text-properties officeooo:rsid="0206aa39" officeooo:paragraph-rsid="0206aa39"/>
    </style:style>
    <style:style style:name="P49" style:family="paragraph" style:parent-style-name="Text_20_body">
      <style:text-properties officeooo:paragraph-rsid="0223c2d2"/>
    </style:style>
    <style:style style:name="P50" style:family="paragraph" style:parent-style-name="Text_20_body">
      <style:text-properties officeooo:rsid="02ab54c1" officeooo:paragraph-rsid="02abf0c0"/>
    </style:style>
    <style:style style:name="P51" style:family="paragraph" style:parent-style-name="Heading_20_3">
      <style:paragraph-properties fo:break-before="page"/>
    </style:style>
    <style:style style:name="P52" style:family="paragraph" style:parent-style-name="Heading_20_2">
      <style:text-properties officeooo:paragraph-rsid="0284d85a"/>
    </style:style>
    <style:style style:name="P53" style:family="paragraph" style:parent-style-name="Text_20_body">
      <style:text-properties officeooo:rsid="02f5e5f9" officeooo:paragraph-rsid="02f5e5f9"/>
    </style:style>
    <style:style style:name="P54" style:family="paragraph" style:parent-style-name="Text_20_body">
      <style:text-properties officeooo:rsid="02f7ad96" officeooo:paragraph-rsid="02f7ad96"/>
    </style:style>
    <style:style style:name="P55" style:family="paragraph" style:parent-style-name="Text_20_body">
      <style:text-properties officeooo:rsid="01491ce4" officeooo:paragraph-rsid="033dab8b"/>
    </style:style>
    <style:style style:name="P56" style:family="paragraph" style:parent-style-name="Text_20_body">
      <style:text-properties officeooo:rsid="01491ce4" officeooo:paragraph-rsid="01491ce4"/>
    </style:style>
    <style:style style:name="P57" style:family="paragraph" style:parent-style-name="Text_20_body">
      <style:text-properties officeooo:rsid="014ac5aa" officeooo:paragraph-rsid="014ac5aa"/>
    </style:style>
    <style:style style:name="P58" style:family="paragraph" style:parent-style-name="Text_20_body">
      <style:text-properties officeooo:rsid="033eb898" officeooo:paragraph-rsid="033eb898"/>
    </style:style>
    <style:style style:name="P59" style:family="paragraph" style:parent-style-name="Text_20_body">
      <style:text-properties officeooo:rsid="014b2b01" officeooo:paragraph-rsid="0349b66e"/>
    </style:style>
    <style:style style:name="P60" style:family="paragraph" style:parent-style-name="Text_20_body">
      <style:text-properties officeooo:rsid="02091240" officeooo:paragraph-rsid="0339de9b"/>
    </style:style>
    <style:style style:name="P61" style:family="paragraph" style:parent-style-name="Text_20_body">
      <style:text-properties officeooo:rsid="02091240" officeooo:paragraph-rsid="02091240"/>
    </style:style>
    <style:style style:name="P62" style:family="paragraph" style:parent-style-name="Text_20_body">
      <style:text-properties officeooo:rsid="02607ae0" officeooo:paragraph-rsid="02607ae0"/>
    </style:style>
    <style:style style:name="P63" style:family="paragraph" style:parent-style-name="Text_20_body">
      <style:text-properties officeooo:rsid="02617e65" officeooo:paragraph-rsid="02617e65"/>
    </style:style>
    <style:style style:name="P64" style:family="paragraph" style:parent-style-name="Text_20_body">
      <style:text-properties officeooo:rsid="01b587a9" officeooo:paragraph-rsid="01b587a9"/>
    </style:style>
    <style:style style:name="P65" style:family="paragraph" style:parent-style-name="Header">
      <style:paragraph-properties fo:text-align="center" style:justify-single-word="false"/>
      <style:text-properties officeooo:rsid="003344ef" officeooo:paragraph-rsid="003344ef"/>
    </style:style>
    <style:style style:name="P66" style:family="paragraph" style:parent-style-name="Footer">
      <style:paragraph-properties fo:text-align="end" style:justify-single-word="false"/>
      <style:text-properties officeooo:paragraph-rsid="003344ef"/>
    </style:style>
    <style:style style:name="P67" style:family="paragraph" style:parent-style-name="Text_20_body">
      <style:paragraph-properties fo:text-align="center" style:justify-single-word="false"/>
      <style:text-properties officeooo:rsid="006dcc59" officeooo:paragraph-rsid="02ddbea1"/>
    </style:style>
    <style:style style:name="P68" style:family="paragraph" style:parent-style-name="Text_20_body">
      <style:paragraph-properties fo:text-align="center" style:justify-single-word="false"/>
      <style:text-properties officeooo:rsid="006dcc59" officeooo:paragraph-rsid="006dcc59"/>
    </style:style>
    <style:style style:name="P69" style:family="paragraph" style:parent-style-name="Text_20_body">
      <style:paragraph-properties fo:text-align="center" style:justify-single-word="false"/>
      <style:text-properties officeooo:rsid="0089e1b5" officeooo:paragraph-rsid="0089e1b5"/>
    </style:style>
    <style:style style:name="P70" style:family="paragraph" style:parent-style-name="Text_20_body">
      <style:paragraph-properties fo:text-align="start" style:justify-single-word="false"/>
      <style:text-properties officeooo:rsid="0068d39e" officeooo:paragraph-rsid="00ebd6bc"/>
    </style:style>
    <style:style style:name="P71" style:family="paragraph" style:parent-style-name="Text_20_body">
      <style:paragraph-properties fo:text-align="start" style:justify-single-word="false"/>
      <style:text-properties officeooo:paragraph-rsid="032050df"/>
    </style:style>
    <style:style style:name="P72" style:family="paragraph" style:parent-style-name="Text_20_body">
      <style:paragraph-properties fo:text-align="start" style:justify-single-word="false"/>
      <style:text-properties officeooo:rsid="00ec5540" officeooo:paragraph-rsid="00ec5540"/>
    </style:style>
    <style:style style:name="P73" style:family="paragraph" style:parent-style-name="Text_20_body">
      <style:text-properties fo:language="en" fo:country="US" officeooo:rsid="0014ae69" officeooo:paragraph-rsid="0014ae69"/>
    </style:style>
    <style:style style:name="P74" style:family="paragraph" style:parent-style-name="Text_20_body">
      <style:text-properties fo:language="en" fo:country="US" officeooo:rsid="01dff315" officeooo:paragraph-rsid="01dff315"/>
    </style:style>
    <style:style style:name="P75" style:family="paragraph" style:parent-style-name="Text_20_body">
      <style:text-properties fo:language="en" fo:country="US" officeooo:rsid="001760f2" officeooo:paragraph-rsid="001760f2"/>
    </style:style>
    <style:style style:name="P76" style:family="paragraph" style:parent-style-name="Text_20_body">
      <style:paragraph-properties fo:text-align="center" style:justify-single-word="false"/>
      <style:text-properties fo:language="en" fo:country="US" officeooo:rsid="001760f2" officeooo:paragraph-rsid="001760f2"/>
    </style:style>
    <style:style style:name="P77" style:family="paragraph" style:parent-style-name="Text_20_body">
      <style:paragraph-properties fo:text-align="center" style:justify-single-word="false"/>
      <style:text-properties fo:language="en" fo:country="US" officeooo:rsid="001760f2" officeooo:paragraph-rsid="00189c9b"/>
    </style:style>
    <style:style style:name="P78" style:family="paragraph" style:parent-style-name="Text_20_body">
      <style:text-properties fo:language="en" fo:country="US" officeooo:rsid="00189c9b" officeooo:paragraph-rsid="00189c9b"/>
    </style:style>
    <style:style style:name="P79" style:family="paragraph" style:parent-style-name="Text_20_body">
      <style:paragraph-properties fo:text-align="center" style:justify-single-word="false"/>
      <style:text-properties fo:language="en" fo:country="US" officeooo:rsid="00189c9b" officeooo:paragraph-rsid="00189c9b"/>
    </style:style>
    <style:style style:name="P80" style:family="paragraph" style:parent-style-name="Text_20_body">
      <style:text-properties fo:language="en" fo:country="US" officeooo:rsid="00189c9b" officeooo:paragraph-rsid="00196e60"/>
    </style:style>
    <style:style style:name="P81" style:family="paragraph" style:parent-style-name="Text_20_body">
      <style:paragraph-properties fo:text-align="start" style:justify-single-word="false"/>
      <style:text-properties fo:language="en" fo:country="US" officeooo:rsid="00189c9b" officeooo:paragraph-rsid="00189c9b"/>
    </style:style>
    <style:style style:name="P82" style:family="paragraph" style:parent-style-name="Text_20_body">
      <style:text-properties fo:language="en" fo:country="US" officeooo:paragraph-rsid="00196e60"/>
    </style:style>
    <style:style style:name="P83" style:family="paragraph" style:parent-style-name="Text_20_body">
      <style:paragraph-properties fo:text-align="start" style:justify-single-word="false"/>
      <style:text-properties fo:language="en" fo:country="US" officeooo:rsid="00196e60" officeooo:paragraph-rsid="00196e60"/>
    </style:style>
    <style:style style:name="P84" style:family="paragraph" style:parent-style-name="Text_20_body">
      <style:text-properties fo:language="en" fo:country="US" officeooo:rsid="00196e60" officeooo:paragraph-rsid="00196e60" style:font-size-asian="10.5pt"/>
    </style:style>
    <style:style style:name="P85" style:family="paragraph" style:parent-style-name="Text_20_body">
      <style:text-properties fo:language="en" fo:country="US" officeooo:rsid="00d89a2f" officeooo:paragraph-rsid="00da7287" style:font-size-asian="10.5pt"/>
    </style:style>
    <style:style style:name="P86" style:family="paragraph" style:parent-style-name="Text_20_body">
      <style:text-properties fo:language="en" fo:country="US" officeooo:rsid="001bc3e1" officeooo:paragraph-rsid="001bc3e1" style:font-size-asian="10.5pt"/>
    </style:style>
    <style:style style:name="P87" style:family="paragraph" style:parent-style-name="Text_20_body">
      <style:text-properties fo:language="en" fo:country="US" officeooo:rsid="00cb69bd" officeooo:paragraph-rsid="00cb69bd" style:font-size-asian="10.5pt"/>
    </style:style>
    <style:style style:name="P88" style:family="paragraph" style:parent-style-name="Text_20_body">
      <style:text-properties fo:language="en" fo:country="US" officeooo:rsid="00316c66" officeooo:paragraph-rsid="00316c66" style:font-size-asian="10.5pt"/>
    </style:style>
    <style:style style:name="P89" style:family="paragraph" style:parent-style-name="Text_20_body">
      <style:text-properties fo:language="en" fo:country="US" officeooo:rsid="001d0970" officeooo:paragraph-rsid="001d0970" style:font-size-asian="10.5pt"/>
    </style:style>
    <style:style style:name="P90" style:family="paragraph" style:parent-style-name="Text_20_body">
      <style:text-properties fo:language="en" fo:country="US" officeooo:rsid="001d2445" officeooo:paragraph-rsid="001d2445" style:font-size-asian="10.5pt"/>
    </style:style>
    <style:style style:name="P91" style:family="paragraph" style:parent-style-name="Text_20_body">
      <style:text-properties fo:language="en" fo:country="US" officeooo:rsid="001f8981" officeooo:paragraph-rsid="001f8981" style:font-size-asian="10.5pt"/>
    </style:style>
    <style:style style:name="P92" style:family="paragraph" style:parent-style-name="Text_20_body">
      <style:text-properties fo:language="en" fo:country="US" officeooo:rsid="002229f4" officeooo:paragraph-rsid="002229f4" style:font-size-asian="10.5pt"/>
    </style:style>
    <style:style style:name="P93" style:family="paragraph" style:parent-style-name="Text_20_body">
      <style:paragraph-properties fo:text-align="start" style:justify-single-word="false"/>
      <style:text-properties fo:language="en" fo:country="US" officeooo:rsid="002df896" officeooo:paragraph-rsid="002df896" style:font-size-asian="10.5pt"/>
    </style:style>
    <style:style style:name="P94" style:family="paragraph" style:parent-style-name="Text_20_body">
      <style:text-properties fo:language="en" fo:country="US" officeooo:rsid="0046289a" officeooo:paragraph-rsid="0046289a" style:font-size-asian="10.5pt"/>
    </style:style>
    <style:style style:name="P95" style:family="paragraph" style:parent-style-name="Text_20_body">
      <style:text-properties fo:language="en" fo:country="US" officeooo:rsid="003deb92" officeooo:paragraph-rsid="003deb92" style:font-size-asian="10.5pt"/>
    </style:style>
    <style:style style:name="P96" style:family="paragraph" style:parent-style-name="Text_20_body">
      <style:text-properties fo:language="en" fo:country="US" officeooo:rsid="0042f357" officeooo:paragraph-rsid="0042f357" style:font-size-asian="10.5pt"/>
    </style:style>
    <style:style style:name="P97" style:family="paragraph" style:parent-style-name="Text_20_body">
      <style:text-properties fo:language="en" fo:country="US" officeooo:rsid="00480f98" officeooo:paragraph-rsid="0048e7e0" style:font-size-asian="10.5pt"/>
    </style:style>
    <style:style style:name="P98" style:family="paragraph" style:parent-style-name="Text_20_body">
      <style:text-properties fo:language="en" fo:country="US" officeooo:rsid="0048e7e0" officeooo:paragraph-rsid="0048e7e0" style:font-size-asian="10.5pt"/>
    </style:style>
    <style:style style:name="P99" style:family="paragraph" style:parent-style-name="Text_20_body">
      <style:text-properties fo:language="en" fo:country="US" officeooo:rsid="0051e7fa" officeooo:paragraph-rsid="0051e7fa" style:font-size-asian="10.5pt"/>
    </style:style>
    <style:style style:name="P100" style:family="paragraph" style:parent-style-name="Text_20_body">
      <style:text-properties fo:language="en" fo:country="US" officeooo:rsid="00592433" officeooo:paragraph-rsid="00592433" style:font-size-asian="10.5pt"/>
    </style:style>
    <style:style style:name="P101" style:family="paragraph" style:parent-style-name="Text_20_body">
      <style:text-properties fo:language="en" fo:country="US" officeooo:rsid="00125a88" officeooo:paragraph-rsid="00446046" style:font-size-asian="10.5pt"/>
    </style:style>
    <style:style style:name="P102" style:family="paragraph" style:parent-style-name="Text_20_body">
      <style:text-properties fo:language="en" fo:country="US" officeooo:rsid="00b48cf1" officeooo:paragraph-rsid="00b48cf1" style:font-size-asian="10.5pt"/>
    </style:style>
    <style:style style:name="P103" style:family="paragraph" style:parent-style-name="Text_20_body">
      <style:text-properties fo:language="en" fo:country="US" officeooo:rsid="01aabb3e" officeooo:paragraph-rsid="01c4d8f4" style:font-size-asian="10.5pt"/>
    </style:style>
    <style:style style:name="P104" style:family="paragraph" style:parent-style-name="Text_20_body">
      <style:paragraph-properties fo:text-align="start" style:justify-single-word="false"/>
      <style:text-properties fo:language="en" fo:country="US" officeooo:rsid="035ba189" officeooo:paragraph-rsid="002e260e" style:font-size-asian="10.5pt"/>
    </style:style>
    <style:style style:name="P10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10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10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108" style:family="paragraph" style:parent-style-name="Text_20_body">
      <style:text-properties fo:language="en" fo:country="US" officeooo:rsid="017a4cf4" officeooo:paragraph-rsid="017a4cf4"/>
    </style:style>
    <style:style style:name="P109" style:family="paragraph" style:parent-style-name="Text_20_body">
      <style:text-properties fo:language="en" fo:country="US" fo:font-weight="bold" officeooo:rsid="03587758" officeooo:paragraph-rsid="03587758" style:font-size-asian="10.5pt" style:font-weight-asian="bold" style:font-weight-complex="bold"/>
    </style:style>
    <style:style style:name="P110"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111" style:family="paragraph" style:parent-style-name="Text_20_body">
      <style:text-properties officeooo:rsid="00196e60" officeooo:paragraph-rsid="00196e60"/>
    </style:style>
    <style:style style:name="P112" style:family="paragraph" style:parent-style-name="Text_20_body">
      <style:text-properties officeooo:rsid="00196e60" officeooo:paragraph-rsid="00d89a2f"/>
    </style:style>
    <style:style style:name="P113" style:family="paragraph" style:parent-style-name="Text_20_body">
      <style:text-properties officeooo:rsid="00b10ea1" officeooo:paragraph-rsid="00b10ea1"/>
    </style:style>
    <style:style style:name="P114" style:family="paragraph" style:parent-style-name="Text_20_body">
      <style:text-properties officeooo:rsid="00be3750" officeooo:paragraph-rsid="00d4f789"/>
    </style:style>
    <style:style style:name="P115" style:family="paragraph" style:parent-style-name="Text_20_body">
      <style:text-properties officeooo:rsid="01da10ef" officeooo:paragraph-rsid="01da10ef"/>
    </style:style>
    <style:style style:name="P116" style:family="paragraph" style:parent-style-name="Text_20_body">
      <style:text-properties officeooo:rsid="018db141" officeooo:paragraph-rsid="018db141"/>
    </style:style>
    <style:style style:name="P117" style:family="paragraph" style:parent-style-name="Text_20_body">
      <style:text-properties officeooo:rsid="02f5e5f9" officeooo:paragraph-rsid="02f5e5f9"/>
    </style:style>
    <style:style style:name="P118" style:family="paragraph" style:parent-style-name="Text_20_body">
      <style:text-properties officeooo:rsid="02f7ad96" officeooo:paragraph-rsid="02f7ad96"/>
    </style:style>
    <style:style style:name="P119" style:family="paragraph" style:parent-style-name="Text_20_body">
      <style:text-properties officeooo:rsid="02f7ad96" officeooo:paragraph-rsid="02f8c832"/>
    </style:style>
    <style:style style:name="P120" style:family="paragraph" style:parent-style-name="Text_20_body">
      <style:text-properties officeooo:rsid="01491ce4" officeooo:paragraph-rsid="033dab8b"/>
    </style:style>
    <style:style style:name="P121" style:family="paragraph" style:parent-style-name="Text_20_body">
      <style:text-properties officeooo:rsid="01491ce4" officeooo:paragraph-rsid="01491ce4"/>
    </style:style>
    <style:style style:name="P122" style:family="paragraph" style:parent-style-name="Text_20_body">
      <style:paragraph-properties fo:text-align="start" style:justify-single-word="false"/>
      <style:text-properties officeooo:rsid="01491ce4" officeooo:paragraph-rsid="01491ce4"/>
    </style:style>
    <style:style style:name="P123" style:family="paragraph" style:parent-style-name="Text_20_body">
      <style:text-properties officeooo:rsid="014ac5aa" officeooo:paragraph-rsid="014ac5aa"/>
    </style:style>
    <style:style style:name="P124" style:family="paragraph" style:parent-style-name="Text_20_body">
      <style:text-properties officeooo:rsid="014b2b01" officeooo:paragraph-rsid="0349b66e"/>
    </style:style>
    <style:style style:name="P125" style:family="paragraph" style:parent-style-name="Text_20_body">
      <style:text-properties officeooo:rsid="02091240" officeooo:paragraph-rsid="0339de9b"/>
    </style:style>
    <style:style style:name="P126" style:family="paragraph" style:parent-style-name="Text_20_body">
      <style:text-properties officeooo:rsid="02091240" officeooo:paragraph-rsid="02091240"/>
    </style:style>
    <style:style style:name="P127" style:family="paragraph" style:parent-style-name="Text_20_body">
      <style:text-properties officeooo:rsid="02607ae0" officeooo:paragraph-rsid="02607ae0"/>
    </style:style>
    <style:style style:name="P128" style:family="paragraph" style:parent-style-name="Text_20_body">
      <style:text-properties officeooo:rsid="02617e65" officeooo:paragraph-rsid="02617e65"/>
    </style:style>
    <style:style style:name="P129" style:family="paragraph" style:parent-style-name="Text_20_body">
      <style:text-properties officeooo:rsid="01b587a9" officeooo:paragraph-rsid="01b587a9"/>
    </style:style>
    <style:style style:name="P130" style:family="paragraph" style:parent-style-name="Text_20_body">
      <style:text-properties officeooo:rsid="025f5213" officeooo:paragraph-rsid="025f5213"/>
    </style:style>
    <style:style style:name="P131" style:family="paragraph" style:parent-style-name="Text_20_body">
      <style:text-properties officeooo:paragraph-rsid="001c4724"/>
    </style:style>
    <style:style style:name="P132" style:family="paragraph" style:parent-style-name="Text_20_body">
      <style:text-properties officeooo:rsid="001d2445" officeooo:paragraph-rsid="001d2445"/>
    </style:style>
    <style:style style:name="P133" style:family="paragraph" style:parent-style-name="Text_20_body">
      <style:paragraph-properties fo:text-align="start" style:justify-single-word="false"/>
      <style:text-properties officeooo:rsid="0023e87b" officeooo:paragraph-rsid="002c2fd8"/>
    </style:style>
    <style:style style:name="P134" style:family="paragraph" style:parent-style-name="Text_20_body">
      <style:paragraph-properties fo:text-align="start" style:justify-single-word="false"/>
      <style:text-properties officeooo:rsid="0025b821" officeooo:paragraph-rsid="0025b821"/>
    </style:style>
    <style:style style:name="P135" style:family="paragraph" style:parent-style-name="Text_20_body">
      <style:paragraph-properties fo:text-align="start" style:justify-single-word="false"/>
      <style:text-properties officeooo:rsid="0025b821" officeooo:paragraph-rsid="0026804f"/>
    </style:style>
    <style:style style:name="P136" style:family="paragraph" style:parent-style-name="Text_20_body">
      <style:paragraph-properties fo:text-align="start" style:justify-single-word="false"/>
      <style:text-properties officeooo:rsid="00273464" officeooo:paragraph-rsid="00282c71"/>
    </style:style>
    <style:style style:name="P137" style:family="paragraph" style:parent-style-name="Text_20_body">
      <style:paragraph-properties fo:text-align="start" style:justify-single-word="false"/>
      <style:text-properties officeooo:rsid="00273464" officeooo:paragraph-rsid="00f106d6"/>
    </style:style>
    <style:style style:name="P138" style:family="paragraph" style:parent-style-name="Text_20_body">
      <style:paragraph-properties fo:text-align="start" style:justify-single-word="false"/>
      <style:text-properties officeooo:rsid="00282c71" officeooo:paragraph-rsid="00282c71"/>
    </style:style>
    <style:style style:name="P139" style:family="paragraph" style:parent-style-name="Text_20_body">
      <style:paragraph-properties fo:text-align="start" style:justify-single-word="false"/>
      <style:text-properties officeooo:rsid="0028be8b" officeooo:paragraph-rsid="002c2fd8"/>
    </style:style>
    <style:style style:name="P140" style:family="paragraph" style:parent-style-name="Text_20_body">
      <style:paragraph-properties fo:text-align="start" style:justify-single-word="false"/>
      <style:text-properties officeooo:rsid="0028be8b" officeooo:paragraph-rsid="01cf671d"/>
    </style:style>
    <style:style style:name="P141" style:family="paragraph" style:parent-style-name="Text_20_body">
      <style:text-properties officeooo:rsid="002e260e" officeooo:paragraph-rsid="002e260e"/>
    </style:style>
    <style:style style:name="P142" style:family="paragraph" style:parent-style-name="Text_20_body">
      <style:text-properties officeooo:rsid="003344ef" officeooo:paragraph-rsid="0034da19"/>
    </style:style>
    <style:style style:name="P143" style:family="paragraph" style:parent-style-name="Text_20_body">
      <style:text-properties officeooo:rsid="0034da19" officeooo:paragraph-rsid="00352be2"/>
    </style:style>
    <style:style style:name="P144" style:family="paragraph" style:parent-style-name="Text_20_body">
      <style:text-properties officeooo:rsid="003891d0" officeooo:paragraph-rsid="019be7d2"/>
    </style:style>
    <style:style style:name="P145" style:family="paragraph" style:parent-style-name="Text_20_body">
      <style:text-properties officeooo:rsid="003891d0" officeooo:paragraph-rsid="0036eeae"/>
    </style:style>
    <style:style style:name="P146" style:family="paragraph" style:parent-style-name="Text_20_body">
      <style:text-properties officeooo:rsid="003c31f8" officeooo:paragraph-rsid="003c31f8"/>
    </style:style>
    <style:style style:name="P147" style:family="paragraph" style:parent-style-name="Text_20_body">
      <style:text-properties officeooo:rsid="003c31f8" officeooo:paragraph-rsid="0214018c"/>
    </style:style>
    <style:style style:name="P148" style:family="paragraph" style:parent-style-name="Text_20_body">
      <style:text-properties officeooo:rsid="0040e396" officeooo:paragraph-rsid="0040e396"/>
    </style:style>
    <style:style style:name="P149" style:family="paragraph" style:parent-style-name="Text_20_body">
      <style:text-properties officeooo:rsid="0046b5d2" officeooo:paragraph-rsid="0046b5d2"/>
    </style:style>
    <style:style style:name="P150" style:family="paragraph" style:parent-style-name="Text_20_body">
      <style:text-properties officeooo:rsid="00480f98" officeooo:paragraph-rsid="0048e7e0"/>
    </style:style>
    <style:style style:name="P151" style:family="paragraph" style:parent-style-name="Text_20_body">
      <style:text-properties officeooo:rsid="004aa0bd" officeooo:paragraph-rsid="004aa0bd"/>
    </style:style>
    <style:style style:name="P152" style:family="paragraph" style:parent-style-name="Text_20_body">
      <style:text-properties officeooo:rsid="004c4f0f" officeooo:paragraph-rsid="004c4f0f"/>
    </style:style>
    <style:style style:name="P153" style:family="paragraph" style:parent-style-name="Text_20_body">
      <style:text-properties style:text-position="0% 100%" officeooo:rsid="00592433" officeooo:paragraph-rsid="00592433"/>
    </style:style>
    <style:style style:name="P154" style:family="paragraph" style:parent-style-name="Text_20_body">
      <style:text-properties style:text-position="0% 100%" officeooo:rsid="005d8ac0" officeooo:paragraph-rsid="005d8ac0"/>
    </style:style>
    <style:style style:name="P155" style:family="paragraph" style:parent-style-name="Text_20_body">
      <style:text-properties style:text-position="0% 100%" officeooo:rsid="005e23f3" officeooo:paragraph-rsid="005e23f3"/>
    </style:style>
    <style:style style:name="P156" style:family="paragraph" style:parent-style-name="Text_20_body">
      <style:text-properties style:text-position="0% 100%" officeooo:rsid="006058d2" officeooo:paragraph-rsid="006058d2"/>
    </style:style>
    <style:style style:name="P157" style:family="paragraph" style:parent-style-name="Text_20_body">
      <style:text-properties style:text-position="0% 100%" officeooo:rsid="0061c191" officeooo:paragraph-rsid="0061c191"/>
    </style:style>
    <style:style style:name="P158" style:family="paragraph" style:parent-style-name="Text_20_body">
      <style:text-properties style:text-position="0% 100%" officeooo:rsid="0070a5b0" officeooo:paragraph-rsid="0070a5b0"/>
    </style:style>
    <style:style style:name="P159" style:family="paragraph" style:parent-style-name="Text_20_body">
      <style:text-properties style:text-position="0% 100%" officeooo:rsid="0079b657" officeooo:paragraph-rsid="0079b657"/>
    </style:style>
    <style:style style:name="P160" style:family="paragraph" style:parent-style-name="Text_20_body">
      <style:text-properties style:text-position="0% 100%" officeooo:rsid="005c0199" officeooo:paragraph-rsid="005d8ac0"/>
    </style:style>
    <style:style style:name="P161" style:family="paragraph" style:parent-style-name="Text_20_body">
      <style:text-properties style:text-position="0% 100%" officeooo:rsid="00622d72" officeooo:paragraph-rsid="00622d72"/>
    </style:style>
    <style:style style:name="P162" style:family="paragraph" style:parent-style-name="Text_20_body">
      <style:text-properties officeooo:paragraph-rsid="00228063"/>
    </style:style>
    <style:style style:name="P163" style:family="paragraph" style:parent-style-name="Text_20_body">
      <style:text-properties officeooo:rsid="007493f4" officeooo:paragraph-rsid="007493f4"/>
    </style:style>
    <style:style style:name="P164" style:family="paragraph" style:parent-style-name="Text_20_body">
      <style:text-properties officeooo:rsid="007d050c" officeooo:paragraph-rsid="007d050c"/>
    </style:style>
    <style:style style:name="P165" style:family="paragraph" style:parent-style-name="Text_20_body">
      <style:text-properties officeooo:rsid="007fedf3" officeooo:paragraph-rsid="007fedf3"/>
    </style:style>
    <style:style style:name="P166" style:family="paragraph" style:parent-style-name="Text_20_body">
      <style:text-properties officeooo:rsid="0088aa2c" officeooo:paragraph-rsid="0088aa2c"/>
    </style:style>
    <style:style style:name="P167" style:family="paragraph" style:parent-style-name="Text_20_body">
      <style:text-properties officeooo:rsid="00921598" officeooo:paragraph-rsid="0093fb52"/>
    </style:style>
    <style:style style:name="P168" style:family="paragraph" style:parent-style-name="Text_20_body">
      <style:text-properties officeooo:rsid="00921598" officeooo:paragraph-rsid="00921598"/>
    </style:style>
    <style:style style:name="P169" style:family="paragraph" style:parent-style-name="Text_20_body">
      <style:text-properties officeooo:rsid="009400e7" officeooo:paragraph-rsid="009400e7"/>
    </style:style>
    <style:style style:name="P170" style:family="paragraph" style:parent-style-name="Text_20_body">
      <style:text-properties officeooo:rsid="009b8122" officeooo:paragraph-rsid="009b8122"/>
    </style:style>
    <style:style style:name="P171" style:family="paragraph" style:parent-style-name="Text_20_body">
      <style:text-properties officeooo:rsid="009eef66" officeooo:paragraph-rsid="00afc435"/>
    </style:style>
    <style:style style:name="P172" style:family="paragraph" style:parent-style-name="Text_20_body">
      <style:text-properties officeooo:rsid="009eef66" officeooo:paragraph-rsid="009eef66"/>
    </style:style>
    <style:style style:name="P173" style:family="paragraph" style:parent-style-name="Text_20_body">
      <style:text-properties officeooo:rsid="00446046" officeooo:paragraph-rsid="0046289a"/>
    </style:style>
    <style:style style:name="P174" style:family="paragraph" style:parent-style-name="Text_20_body">
      <style:text-properties officeooo:rsid="008bb3f3" officeooo:paragraph-rsid="009c9944"/>
    </style:style>
    <style:style style:name="P175" style:family="paragraph" style:parent-style-name="Text_20_body">
      <style:paragraph-properties fo:text-align="start" style:justify-single-word="false"/>
      <style:text-properties officeooo:rsid="00ad1fa0" officeooo:paragraph-rsid="00ad1fa0"/>
    </style:style>
    <style:style style:name="P176" style:family="paragraph" style:parent-style-name="Text_20_body">
      <style:text-properties officeooo:rsid="00ad3479" officeooo:paragraph-rsid="00ad3479"/>
    </style:style>
    <style:style style:name="P177" style:family="paragraph" style:parent-style-name="Text_20_body">
      <style:text-properties officeooo:rsid="00ae23b2" officeooo:paragraph-rsid="00ae23b2"/>
    </style:style>
    <style:style style:name="P178" style:family="paragraph" style:parent-style-name="Text_20_body">
      <style:text-properties officeooo:rsid="00afc435" officeooo:paragraph-rsid="00afc435"/>
    </style:style>
    <style:style style:name="P179" style:family="paragraph" style:parent-style-name="Text_20_body">
      <style:text-properties officeooo:rsid="00b8655f" officeooo:paragraph-rsid="00b8655f"/>
    </style:style>
    <style:style style:name="P180" style:family="paragraph" style:parent-style-name="Text_20_body">
      <style:text-properties officeooo:rsid="00badb44" officeooo:paragraph-rsid="00badb44"/>
    </style:style>
    <style:style style:name="P181" style:family="paragraph" style:parent-style-name="Text_20_body">
      <style:text-properties officeooo:rsid="00bbc1b1" officeooo:paragraph-rsid="00bbc1b1"/>
    </style:style>
    <style:style style:name="P182" style:family="paragraph" style:parent-style-name="Text_20_body">
      <style:text-properties officeooo:rsid="00bbc1b1" officeooo:paragraph-rsid="00d636df"/>
    </style:style>
    <style:style style:name="P183" style:family="paragraph" style:parent-style-name="Text_20_body">
      <style:text-properties officeooo:rsid="00960872" officeooo:paragraph-rsid="00960872"/>
    </style:style>
    <style:style style:name="P184" style:family="paragraph" style:parent-style-name="Text_20_body">
      <style:text-properties officeooo:rsid="00c9d231" officeooo:paragraph-rsid="00c9d231"/>
    </style:style>
    <style:style style:name="P185" style:family="paragraph" style:parent-style-name="Text_20_body">
      <style:text-properties officeooo:rsid="00cc2409" officeooo:paragraph-rsid="00cc2409"/>
    </style:style>
    <style:style style:name="P186" style:family="paragraph" style:parent-style-name="Text_20_body">
      <style:text-properties officeooo:rsid="00cfdd3b" officeooo:paragraph-rsid="00d0e294"/>
    </style:style>
    <style:style style:name="P187" style:family="paragraph" style:parent-style-name="Text_20_body">
      <style:text-properties officeooo:rsid="00d0e294" officeooo:paragraph-rsid="00d0e294"/>
    </style:style>
    <style:style style:name="P188" style:family="paragraph" style:parent-style-name="Text_20_body">
      <style:text-properties officeooo:rsid="00d1b427" officeooo:paragraph-rsid="00d1b427"/>
    </style:style>
    <style:style style:name="P189" style:family="paragraph" style:parent-style-name="Text_20_body">
      <style:text-properties officeooo:rsid="00d35cd5" officeooo:paragraph-rsid="00d35cd5"/>
    </style:style>
    <style:style style:name="P190" style:family="paragraph" style:parent-style-name="Text_20_body">
      <style:text-properties officeooo:rsid="00d3e46c" officeooo:paragraph-rsid="00d3e46c"/>
    </style:style>
    <style:style style:name="P191" style:family="paragraph" style:parent-style-name="Text_20_body">
      <style:text-properties officeooo:rsid="00b74f5f" officeooo:paragraph-rsid="00b74f5f"/>
    </style:style>
    <style:style style:name="P192" style:family="paragraph" style:parent-style-name="Text_20_body">
      <style:text-properties officeooo:rsid="00d143a6" officeooo:paragraph-rsid="00d143a6"/>
    </style:style>
    <style:style style:name="P193" style:family="paragraph" style:parent-style-name="Text_20_body">
      <style:text-properties officeooo:rsid="00ddaea9" officeooo:paragraph-rsid="00ddaea9"/>
    </style:style>
    <style:style style:name="P194" style:family="paragraph" style:parent-style-name="Text_20_body">
      <style:text-properties officeooo:rsid="00c00d40" officeooo:paragraph-rsid="00e5ba18"/>
    </style:style>
    <style:style style:name="P195" style:family="paragraph" style:parent-style-name="Text_20_body">
      <style:text-properties officeooo:rsid="00e4a015" officeooo:paragraph-rsid="00e620b0"/>
    </style:style>
    <style:style style:name="P196" style:family="paragraph" style:parent-style-name="Text_20_body">
      <style:paragraph-properties fo:text-align="center" style:justify-single-word="false"/>
      <style:text-properties style:text-underline-style="none" fo:font-weight="bold" style:font-weight-asian="bold" style:font-weight-complex="bold"/>
    </style:style>
    <style:style style:name="P197" style:family="paragraph" style:parent-style-name="Text_20_body">
      <style:text-properties officeooo:rsid="00f38dd9" officeooo:paragraph-rsid="00f38dd9"/>
    </style:style>
    <style:style style:name="P198" style:family="paragraph" style:parent-style-name="Text_20_body">
      <style:paragraph-properties fo:text-align="start" style:justify-single-word="false"/>
      <style:text-properties officeooo:rsid="00f38dd9" officeooo:paragraph-rsid="00f38dd9"/>
    </style:style>
    <style:style style:name="P199" style:family="paragraph" style:parent-style-name="Text_20_body">
      <style:paragraph-properties fo:text-align="start" style:justify-single-word="false"/>
      <style:text-properties officeooo:rsid="00f42fdc" officeooo:paragraph-rsid="00f42fdc"/>
    </style:style>
    <style:style style:name="P200" style:family="paragraph" style:parent-style-name="Text_20_body">
      <style:text-properties officeooo:rsid="01017452" officeooo:paragraph-rsid="01017452"/>
    </style:style>
    <style:style style:name="P201" style:family="paragraph" style:parent-style-name="Text_20_body">
      <style:text-properties officeooo:rsid="01017452" officeooo:paragraph-rsid="031176b6"/>
    </style:style>
    <style:style style:name="P202" style:family="paragraph" style:parent-style-name="Text_20_body">
      <style:text-properties officeooo:rsid="0101adc7" officeooo:paragraph-rsid="0101adc7"/>
    </style:style>
    <style:style style:name="P203" style:family="paragraph" style:parent-style-name="Text_20_body">
      <style:text-properties officeooo:paragraph-rsid="0101adc7"/>
    </style:style>
    <style:style style:name="P204" style:family="paragraph" style:parent-style-name="Text_20_body">
      <style:text-properties officeooo:rsid="0102ca89" officeooo:paragraph-rsid="0102ca89"/>
    </style:style>
    <style:style style:name="P205" style:family="paragraph" style:parent-style-name="Text_20_body">
      <style:text-properties officeooo:paragraph-rsid="0102ca89"/>
    </style:style>
    <style:style style:name="P206" style:family="paragraph" style:parent-style-name="Text_20_body">
      <style:text-properties officeooo:rsid="01047606" officeooo:paragraph-rsid="01047606"/>
    </style:style>
    <style:style style:name="P207" style:family="paragraph" style:parent-style-name="Text_20_body">
      <style:text-properties officeooo:rsid="010607ef" officeooo:paragraph-rsid="010607ef"/>
    </style:style>
    <style:style style:name="P208" style:family="paragraph" style:parent-style-name="Text_20_body">
      <style:text-properties officeooo:rsid="01070f9a" officeooo:paragraph-rsid="01070f9a"/>
    </style:style>
    <style:style style:name="P209" style:family="paragraph" style:parent-style-name="Text_20_body">
      <style:text-properties officeooo:rsid="01105680" officeooo:paragraph-rsid="01105680"/>
    </style:style>
    <style:style style:name="P210" style:family="paragraph" style:parent-style-name="Text_20_body">
      <style:text-properties officeooo:rsid="01110887" officeooo:paragraph-rsid="01110887"/>
    </style:style>
    <style:style style:name="P211" style:family="paragraph" style:parent-style-name="Text_20_body">
      <style:text-properties officeooo:rsid="0111a143" officeooo:paragraph-rsid="0111a143"/>
    </style:style>
    <style:style style:name="P212" style:family="paragraph" style:parent-style-name="Text_20_body">
      <style:text-properties officeooo:rsid="0111a143" officeooo:paragraph-rsid="01122094"/>
    </style:style>
    <style:style style:name="P213" style:family="paragraph" style:parent-style-name="Text_20_body">
      <style:text-properties officeooo:rsid="01122094" officeooo:paragraph-rsid="01122094"/>
    </style:style>
    <style:style style:name="P214" style:family="paragraph" style:parent-style-name="Text_20_body">
      <style:text-properties officeooo:rsid="01155e6f" officeooo:paragraph-rsid="01155e6f"/>
    </style:style>
    <style:style style:name="P215" style:family="paragraph" style:parent-style-name="Text_20_body">
      <style:text-properties officeooo:rsid="0115e46b" officeooo:paragraph-rsid="0115e46b"/>
    </style:style>
    <style:style style:name="P216" style:family="paragraph" style:parent-style-name="Text_20_body">
      <style:text-properties officeooo:rsid="01191e5e" officeooo:paragraph-rsid="01191e5e"/>
    </style:style>
    <style:style style:name="P217" style:family="paragraph" style:parent-style-name="Text_20_body">
      <style:text-properties officeooo:rsid="011ca95b" officeooo:paragraph-rsid="011ca95b"/>
    </style:style>
    <style:style style:name="P218" style:family="paragraph" style:parent-style-name="Text_20_body">
      <style:text-properties officeooo:rsid="011d1737" officeooo:paragraph-rsid="011d1737"/>
    </style:style>
    <style:style style:name="P219" style:family="paragraph" style:parent-style-name="Text_20_body">
      <style:text-properties officeooo:rsid="011dc9ef" officeooo:paragraph-rsid="011dc9ef"/>
    </style:style>
    <style:style style:name="P220" style:family="paragraph" style:parent-style-name="Text_20_body">
      <style:text-properties officeooo:rsid="011dc9ef" officeooo:paragraph-rsid="01210b34"/>
    </style:style>
    <style:style style:name="P221" style:family="paragraph" style:parent-style-name="Text_20_body">
      <style:text-properties officeooo:rsid="01210b34" officeooo:paragraph-rsid="01210b34"/>
    </style:style>
    <style:style style:name="P222" style:family="paragraph" style:parent-style-name="Text_20_body">
      <style:text-properties officeooo:rsid="012751a1" officeooo:paragraph-rsid="012751a1"/>
    </style:style>
    <style:style style:name="P223" style:family="paragraph" style:parent-style-name="Text_20_body">
      <style:text-properties officeooo:rsid="0127f7ce" officeooo:paragraph-rsid="0127f7ce"/>
    </style:style>
    <style:style style:name="P224" style:family="paragraph" style:parent-style-name="Text_20_body">
      <style:text-properties officeooo:rsid="012928a9" officeooo:paragraph-rsid="012928a9"/>
    </style:style>
    <style:style style:name="P225" style:family="paragraph" style:parent-style-name="Text_20_body">
      <style:text-properties officeooo:rsid="0121ecd6" officeooo:paragraph-rsid="012751a1"/>
    </style:style>
    <style:style style:name="P226" style:family="paragraph" style:parent-style-name="Text_20_body">
      <style:text-properties officeooo:rsid="012c91df" officeooo:paragraph-rsid="012c91df"/>
    </style:style>
    <style:style style:name="P227" style:family="paragraph" style:parent-style-name="Text_20_body">
      <style:text-properties officeooo:rsid="012d8d39" officeooo:paragraph-rsid="012d8d39"/>
    </style:style>
    <style:style style:name="P228" style:family="paragraph" style:parent-style-name="Text_20_body">
      <style:text-properties officeooo:rsid="012e0824" officeooo:paragraph-rsid="012e0824"/>
    </style:style>
    <style:style style:name="P229" style:family="paragraph" style:parent-style-name="Text_20_body">
      <style:text-properties officeooo:rsid="0131ecd9" officeooo:paragraph-rsid="0131ecd9"/>
    </style:style>
    <style:style style:name="P230" style:family="paragraph" style:parent-style-name="Text_20_body">
      <style:text-properties officeooo:rsid="0131ecd9" officeooo:paragraph-rsid="0139fd8d"/>
    </style:style>
    <style:style style:name="P231" style:family="paragraph" style:parent-style-name="Text_20_body">
      <style:text-properties officeooo:rsid="0131ecd9" officeooo:paragraph-rsid="013a0f34"/>
    </style:style>
    <style:style style:name="P232" style:family="paragraph" style:parent-style-name="Text_20_body">
      <style:text-properties officeooo:rsid="013a0f34" officeooo:paragraph-rsid="013a0f34"/>
    </style:style>
    <style:style style:name="P233" style:family="paragraph" style:parent-style-name="Text_20_body">
      <style:text-properties officeooo:rsid="013b0a2f" officeooo:paragraph-rsid="013e462e"/>
    </style:style>
    <style:style style:name="P234" style:family="paragraph" style:parent-style-name="Text_20_body">
      <style:text-properties officeooo:rsid="013e462e" officeooo:paragraph-rsid="013e462e"/>
    </style:style>
    <style:style style:name="P235" style:family="paragraph" style:parent-style-name="Text_20_body">
      <style:text-properties officeooo:rsid="013f4ca0" officeooo:paragraph-rsid="013f4ca0"/>
    </style:style>
    <style:style style:name="P236" style:family="paragraph" style:parent-style-name="Text_20_body">
      <style:text-properties officeooo:rsid="013f6d5c" officeooo:paragraph-rsid="013f6d5c"/>
    </style:style>
    <style:style style:name="P237" style:family="paragraph" style:parent-style-name="Text_20_body">
      <style:text-properties officeooo:rsid="013f6d5c" officeooo:paragraph-rsid="031176b6"/>
    </style:style>
    <style:style style:name="P238" style:family="paragraph" style:parent-style-name="Text_20_body">
      <style:text-properties officeooo:rsid="0140b070" officeooo:paragraph-rsid="0140b070"/>
    </style:style>
    <style:style style:name="P239" style:family="paragraph" style:parent-style-name="Text_20_body">
      <style:text-properties officeooo:rsid="003969cc" officeooo:paragraph-rsid="003c31f8"/>
    </style:style>
    <style:style style:name="P240" style:family="paragraph" style:parent-style-name="Text_20_body">
      <style:text-properties officeooo:rsid="0113e164" officeooo:paragraph-rsid="0113e164"/>
    </style:style>
    <style:style style:name="P241" style:family="paragraph" style:parent-style-name="Text_20_body">
      <style:text-properties officeooo:rsid="0147ac4c" officeooo:paragraph-rsid="0147ac4c"/>
    </style:style>
    <style:style style:name="P242" style:family="paragraph" style:parent-style-name="Text_20_body">
      <style:text-properties officeooo:rsid="015b5977" officeooo:paragraph-rsid="015b5977"/>
    </style:style>
    <style:style style:name="P243" style:family="paragraph" style:parent-style-name="Text_20_body">
      <style:text-properties officeooo:rsid="015d5115" officeooo:paragraph-rsid="015d5115"/>
    </style:style>
    <style:style style:name="P244" style:family="paragraph" style:parent-style-name="Text_20_body">
      <style:text-properties officeooo:rsid="015d5115" officeooo:paragraph-rsid="016a5534"/>
    </style:style>
    <style:style style:name="P245" style:family="paragraph" style:parent-style-name="Text_20_body">
      <style:text-properties officeooo:rsid="015e7cd6" officeooo:paragraph-rsid="015e7cd6"/>
    </style:style>
    <style:style style:name="P246" style:family="paragraph" style:parent-style-name="Text_20_body">
      <style:text-properties officeooo:rsid="0165abf4" officeooo:paragraph-rsid="0165abf4"/>
    </style:style>
    <style:style style:name="P247" style:family="paragraph" style:parent-style-name="Text_20_body">
      <style:text-properties officeooo:rsid="01672de0" officeooo:paragraph-rsid="01672de0"/>
    </style:style>
    <style:style style:name="P248" style:family="paragraph" style:parent-style-name="Text_20_body">
      <style:text-properties officeooo:rsid="01687f31" officeooo:paragraph-rsid="01687f31"/>
    </style:style>
    <style:style style:name="P249" style:family="paragraph" style:parent-style-name="Text_20_body">
      <style:text-properties officeooo:rsid="016bff80" officeooo:paragraph-rsid="016bff80"/>
    </style:style>
    <style:style style:name="P250" style:family="paragraph" style:parent-style-name="Text_20_body">
      <style:text-properties officeooo:rsid="016df283" officeooo:paragraph-rsid="016df283"/>
    </style:style>
    <style:style style:name="P251" style:family="paragraph" style:parent-style-name="Text_20_body">
      <style:text-properties officeooo:rsid="016fc5f4" officeooo:paragraph-rsid="016fc5f4"/>
    </style:style>
    <style:style style:name="P252" style:family="paragraph" style:parent-style-name="Text_20_body">
      <style:text-properties officeooo:rsid="0171cf20" officeooo:paragraph-rsid="0171cf20"/>
    </style:style>
    <style:style style:name="P253" style:family="paragraph" style:parent-style-name="Text_20_body">
      <style:text-properties officeooo:rsid="0176c1ba" officeooo:paragraph-rsid="0176c1ba"/>
    </style:style>
    <style:style style:name="P254" style:family="paragraph" style:parent-style-name="Text_20_body">
      <style:text-properties officeooo:rsid="017706bf" officeooo:paragraph-rsid="017706bf"/>
    </style:style>
    <style:style style:name="P255" style:family="paragraph" style:parent-style-name="Text_20_body">
      <style:text-properties officeooo:paragraph-rsid="0178bc6d"/>
    </style:style>
    <style:style style:name="P256" style:family="paragraph" style:parent-style-name="Text_20_body">
      <style:text-properties officeooo:rsid="0178bc6d" officeooo:paragraph-rsid="0178bc6d"/>
    </style:style>
    <style:style style:name="P257" style:family="paragraph" style:parent-style-name="Text_20_body">
      <style:text-properties officeooo:rsid="017b0353" officeooo:paragraph-rsid="017b0353"/>
    </style:style>
    <style:style style:name="P258" style:family="paragraph" style:parent-style-name="Text_20_body">
      <style:text-properties officeooo:rsid="01817b98" officeooo:paragraph-rsid="01817b98"/>
    </style:style>
    <style:style style:name="P259" style:family="paragraph" style:parent-style-name="Text_20_body">
      <style:text-properties officeooo:rsid="0182e721" officeooo:paragraph-rsid="0182e721"/>
    </style:style>
    <style:style style:name="P260" style:family="paragraph" style:parent-style-name="Text_20_body">
      <style:text-properties officeooo:rsid="0184e308" officeooo:paragraph-rsid="0184e308"/>
    </style:style>
    <style:style style:name="P261" style:family="paragraph" style:parent-style-name="Text_20_body">
      <style:text-properties officeooo:rsid="018ab7ec" officeooo:paragraph-rsid="018ab7ec"/>
    </style:style>
    <style:style style:name="P262" style:family="paragraph" style:parent-style-name="Text_20_body">
      <style:text-properties officeooo:rsid="018ba45c" officeooo:paragraph-rsid="018ba45c"/>
    </style:style>
    <style:style style:name="P263" style:family="paragraph" style:parent-style-name="Text_20_body">
      <style:text-properties officeooo:rsid="018c40e3" officeooo:paragraph-rsid="018c40e3"/>
    </style:style>
    <style:style style:name="P264" style:family="paragraph" style:parent-style-name="Text_20_body">
      <style:text-properties officeooo:rsid="018d288d" officeooo:paragraph-rsid="018d288d"/>
    </style:style>
    <style:style style:name="P265" style:family="paragraph" style:parent-style-name="Text_20_body">
      <style:text-properties officeooo:rsid="019d3b2e" officeooo:paragraph-rsid="019d3b2e"/>
    </style:style>
    <style:style style:name="P266" style:family="paragraph" style:parent-style-name="Text_20_body">
      <style:text-properties officeooo:rsid="01a0697b" officeooo:paragraph-rsid="01a0697b"/>
    </style:style>
    <style:style style:name="P267" style:family="paragraph" style:parent-style-name="Text_20_body">
      <style:text-properties officeooo:rsid="01baa106" officeooo:paragraph-rsid="01baa106"/>
    </style:style>
    <style:style style:name="P268" style:family="paragraph" style:parent-style-name="Text_20_body">
      <style:text-properties officeooo:rsid="01bbb3c4" officeooo:paragraph-rsid="01bbb3c4"/>
    </style:style>
    <style:style style:name="P269" style:family="paragraph" style:parent-style-name="Text_20_body">
      <style:text-properties officeooo:rsid="01bca4c8" officeooo:paragraph-rsid="01be0869"/>
    </style:style>
    <style:style style:name="P270" style:family="paragraph" style:parent-style-name="Text_20_body">
      <style:text-properties officeooo:rsid="01a92238" officeooo:paragraph-rsid="01c4d8f4"/>
    </style:style>
    <style:style style:name="P271" style:family="paragraph" style:parent-style-name="Text_20_body">
      <style:text-properties officeooo:rsid="01c696f2" officeooo:paragraph-rsid="01c696f2"/>
    </style:style>
    <style:style style:name="P272" style:family="paragraph" style:parent-style-name="Text_20_body">
      <style:text-properties officeooo:paragraph-rsid="01c696f2"/>
    </style:style>
    <style:style style:name="P273" style:family="paragraph" style:parent-style-name="Text_20_body">
      <style:text-properties officeooo:rsid="01c8813b" officeooo:paragraph-rsid="01c8813b"/>
    </style:style>
    <style:style style:name="P274" style:family="paragraph" style:parent-style-name="Text_20_body">
      <style:text-properties officeooo:rsid="01c9979c" officeooo:paragraph-rsid="01c9979c"/>
    </style:style>
    <style:style style:name="P275" style:family="paragraph" style:parent-style-name="Text_20_body">
      <style:text-properties officeooo:rsid="01cbfb5b" officeooo:paragraph-rsid="01cbfb5b"/>
    </style:style>
    <style:style style:name="P276" style:family="paragraph" style:parent-style-name="Text_20_body">
      <style:paragraph-properties fo:text-align="start" style:justify-single-word="false"/>
      <style:text-properties officeooo:rsid="002a6585" officeooo:paragraph-rsid="002c2fd8"/>
    </style:style>
    <style:style style:name="P277" style:family="paragraph" style:parent-style-name="Text_20_body">
      <style:paragraph-properties fo:text-align="start" style:justify-single-word="false"/>
      <style:text-properties officeooo:rsid="01cd78c9" officeooo:paragraph-rsid="01cd78c9"/>
    </style:style>
    <style:style style:name="P278" style:family="paragraph" style:parent-style-name="Text_20_body">
      <style:text-properties officeooo:paragraph-rsid="01cd78c9"/>
    </style:style>
    <style:style style:name="P279" style:family="paragraph" style:parent-style-name="Text_20_body">
      <style:text-properties officeooo:rsid="01cf671d" officeooo:paragraph-rsid="01cf671d"/>
    </style:style>
    <style:style style:name="P280" style:family="paragraph" style:parent-style-name="Text_20_body">
      <style:paragraph-properties fo:text-align="start" style:justify-single-word="false"/>
      <style:text-properties officeooo:rsid="01cf671d" officeooo:paragraph-rsid="01cf671d"/>
    </style:style>
    <style:style style:name="P281" style:family="paragraph" style:parent-style-name="Text_20_body">
      <style:text-properties officeooo:rsid="01d3570e" officeooo:paragraph-rsid="01d3570e"/>
    </style:style>
    <style:style style:name="P282" style:family="paragraph" style:parent-style-name="Text_20_body">
      <style:text-properties officeooo:rsid="01d5d69c" officeooo:paragraph-rsid="01d5d69c"/>
    </style:style>
    <style:style style:name="P283" style:family="paragraph" style:parent-style-name="Text_20_body">
      <style:text-properties officeooo:rsid="01d6747f" officeooo:paragraph-rsid="01d6747f"/>
    </style:style>
    <style:style style:name="P284" style:family="paragraph" style:parent-style-name="Text_20_body">
      <style:text-properties officeooo:rsid="01d7f4af" officeooo:paragraph-rsid="01d7f4af"/>
    </style:style>
    <style:style style:name="P285" style:family="paragraph" style:parent-style-name="Text_20_body">
      <style:text-properties officeooo:rsid="01d910f8" officeooo:paragraph-rsid="01d910f8"/>
    </style:style>
    <style:style style:name="P286" style:family="paragraph" style:parent-style-name="Text_20_body">
      <style:text-properties officeooo:rsid="01daf06d" officeooo:paragraph-rsid="01daf06d"/>
    </style:style>
    <style:style style:name="P287" style:family="paragraph" style:parent-style-name="Text_20_body">
      <style:text-properties officeooo:rsid="01c4d8f4" officeooo:paragraph-rsid="01c4d8f4"/>
    </style:style>
    <style:style style:name="P288" style:family="paragraph" style:parent-style-name="Text_20_body">
      <style:text-properties officeooo:rsid="01db6383" officeooo:paragraph-rsid="01db6383"/>
    </style:style>
    <style:style style:name="P289" style:family="paragraph" style:parent-style-name="Text_20_body">
      <style:text-properties officeooo:rsid="01df094d" officeooo:paragraph-rsid="01df094d"/>
    </style:style>
    <style:style style:name="P290" style:family="paragraph" style:parent-style-name="Text_20_body">
      <style:text-properties officeooo:rsid="01e59675" officeooo:paragraph-rsid="01e59675"/>
    </style:style>
    <style:style style:name="P291" style:family="paragraph" style:parent-style-name="Text_20_body">
      <style:text-properties officeooo:rsid="01e6b7f1" officeooo:paragraph-rsid="01e6b7f1"/>
    </style:style>
    <style:style style:name="P292" style:family="paragraph" style:parent-style-name="Text_20_body">
      <style:text-properties officeooo:rsid="01e8764a" officeooo:paragraph-rsid="01e8764a"/>
    </style:style>
    <style:style style:name="P293" style:family="paragraph" style:parent-style-name="Text_20_body">
      <style:text-properties officeooo:rsid="01f5949e" officeooo:paragraph-rsid="01f5949e"/>
    </style:style>
    <style:style style:name="P294" style:family="paragraph" style:parent-style-name="Text_20_body">
      <style:text-properties officeooo:rsid="01fcbd55" officeooo:paragraph-rsid="01fcbd55"/>
    </style:style>
    <style:style style:name="P295" style:family="paragraph" style:parent-style-name="Text_20_body">
      <style:text-properties officeooo:rsid="01fd13e9" officeooo:paragraph-rsid="01fd13e9"/>
    </style:style>
    <style:style style:name="P296" style:family="paragraph" style:parent-style-name="Text_20_body">
      <style:text-properties officeooo:rsid="0200f2a4" officeooo:paragraph-rsid="0200f2a4"/>
    </style:style>
    <style:style style:name="P297" style:family="paragraph" style:parent-style-name="Text_20_body">
      <style:text-properties officeooo:rsid="0202444e" officeooo:paragraph-rsid="0202444e"/>
    </style:style>
    <style:style style:name="P298" style:family="paragraph" style:parent-style-name="Text_20_body">
      <style:text-properties officeooo:rsid="020390b7" officeooo:paragraph-rsid="020390b7"/>
    </style:style>
    <style:style style:name="P299" style:family="paragraph" style:parent-style-name="Text_20_body">
      <style:text-properties officeooo:rsid="020b4438" officeooo:paragraph-rsid="020b4438"/>
    </style:style>
    <style:style style:name="P300" style:family="paragraph" style:parent-style-name="Text_20_body">
      <style:text-properties officeooo:rsid="0215cd6d" officeooo:paragraph-rsid="0215cd6d"/>
    </style:style>
    <style:style style:name="P301" style:family="paragraph" style:parent-style-name="Text_20_body">
      <style:text-properties officeooo:rsid="0215cd6d" officeooo:paragraph-rsid="02173c49"/>
    </style:style>
    <style:style style:name="P302" style:family="paragraph" style:parent-style-name="Text_20_body">
      <style:text-properties officeooo:rsid="02173c49" officeooo:paragraph-rsid="02173c49"/>
    </style:style>
    <style:style style:name="P303" style:family="paragraph" style:parent-style-name="Text_20_body">
      <style:text-properties officeooo:rsid="021938cc" officeooo:paragraph-rsid="021938cc"/>
    </style:style>
    <style:style style:name="P304" style:family="paragraph" style:parent-style-name="Text_20_body">
      <style:text-properties officeooo:rsid="021a9045" officeooo:paragraph-rsid="021a9045"/>
    </style:style>
    <style:style style:name="P305" style:family="paragraph" style:parent-style-name="Text_20_body">
      <style:text-properties officeooo:rsid="021bc0ec" officeooo:paragraph-rsid="021bc0ec"/>
    </style:style>
    <style:style style:name="P306" style:family="paragraph" style:parent-style-name="Text_20_body">
      <style:text-properties officeooo:rsid="020e5fc6" officeooo:paragraph-rsid="021da685"/>
    </style:style>
    <style:style style:name="P307" style:family="paragraph" style:parent-style-name="Text_20_body">
      <style:text-properties officeooo:rsid="021da685" officeooo:paragraph-rsid="021da685"/>
    </style:style>
    <style:style style:name="P308" style:family="paragraph" style:parent-style-name="Text_20_body">
      <style:text-properties officeooo:rsid="0223c2d2" officeooo:paragraph-rsid="0223c2d2"/>
    </style:style>
    <style:style style:name="P309" style:family="paragraph" style:parent-style-name="Text_20_body">
      <style:text-properties officeooo:paragraph-rsid="022900f6"/>
    </style:style>
    <style:style style:name="P310" style:family="paragraph" style:parent-style-name="Text_20_body">
      <style:text-properties officeooo:rsid="022ce2cf" officeooo:paragraph-rsid="022ce2cf"/>
    </style:style>
    <style:style style:name="P311" style:family="paragraph" style:parent-style-name="Text_20_body">
      <style:text-properties officeooo:rsid="02120f23" officeooo:paragraph-rsid="02318fef"/>
    </style:style>
    <style:style style:name="P312" style:family="paragraph" style:parent-style-name="Text_20_body">
      <style:text-properties officeooo:paragraph-rsid="022ef4ea"/>
    </style:style>
    <style:style style:name="P313" style:family="paragraph" style:parent-style-name="Text_20_body">
      <style:text-properties officeooo:rsid="0235359f" officeooo:paragraph-rsid="0235359f"/>
    </style:style>
    <style:style style:name="P314" style:family="paragraph" style:parent-style-name="Text_20_body">
      <style:paragraph-properties fo:text-align="start" style:justify-single-word="false"/>
      <style:text-properties officeooo:rsid="00238d55" officeooo:paragraph-rsid="0028be8b"/>
    </style:style>
    <style:style style:name="P315" style:family="paragraph" style:parent-style-name="Text_20_body">
      <style:paragraph-properties fo:text-align="start" style:justify-single-word="false"/>
      <style:text-properties officeooo:rsid="02383b6b" officeooo:paragraph-rsid="02383b6b"/>
    </style:style>
    <style:style style:name="P316" style:family="paragraph" style:parent-style-name="Text_20_body">
      <style:text-properties officeooo:paragraph-rsid="023b4eec"/>
    </style:style>
    <style:style style:name="P317" style:family="paragraph" style:parent-style-name="Text_20_body">
      <style:text-properties officeooo:rsid="023cabc0" officeooo:paragraph-rsid="023cabc0"/>
    </style:style>
    <style:style style:name="P318" style:family="paragraph" style:parent-style-name="Text_20_body">
      <style:text-properties officeooo:rsid="02411a16" officeooo:paragraph-rsid="02411a16"/>
    </style:style>
    <style:style style:name="P319" style:family="paragraph" style:parent-style-name="Text_20_body">
      <style:text-properties officeooo:rsid="02415e4f" officeooo:paragraph-rsid="02415e4f"/>
    </style:style>
    <style:style style:name="P320" style:family="paragraph" style:parent-style-name="Text_20_body">
      <style:text-properties officeooo:rsid="0242ae92" officeooo:paragraph-rsid="0242ae92"/>
    </style:style>
    <style:style style:name="P321" style:family="paragraph" style:parent-style-name="Text_20_body">
      <style:text-properties officeooo:rsid="024d8fc6" officeooo:paragraph-rsid="024d8fc6"/>
    </style:style>
    <style:style style:name="P322" style:family="paragraph" style:parent-style-name="Text_20_body">
      <style:text-properties officeooo:rsid="024d8fc6" officeooo:paragraph-rsid="02b9cf9d"/>
    </style:style>
    <style:style style:name="P323" style:family="paragraph" style:parent-style-name="Text_20_body">
      <style:text-properties officeooo:rsid="024e86b1" officeooo:paragraph-rsid="024e86b1"/>
    </style:style>
    <style:style style:name="P324" style:family="paragraph" style:parent-style-name="Text_20_body">
      <style:text-properties officeooo:rsid="01eed18a" officeooo:paragraph-rsid="024f78a5"/>
    </style:style>
    <style:style style:name="P325" style:family="paragraph" style:parent-style-name="Text_20_body">
      <style:text-properties officeooo:rsid="0252d48e" officeooo:paragraph-rsid="0252d48e"/>
    </style:style>
    <style:style style:name="P326" style:family="paragraph" style:parent-style-name="Text_20_body">
      <style:text-properties officeooo:rsid="0252d48e" officeooo:paragraph-rsid="0254abaa"/>
    </style:style>
    <style:style style:name="P327" style:family="paragraph" style:parent-style-name="Text_20_body">
      <style:text-properties officeooo:rsid="0256214c" officeooo:paragraph-rsid="0256214c"/>
    </style:style>
    <style:style style:name="P328" style:family="paragraph" style:parent-style-name="Text_20_body">
      <style:text-properties officeooo:rsid="0257995e" officeooo:paragraph-rsid="0257995e"/>
    </style:style>
    <style:style style:name="P329" style:family="paragraph" style:parent-style-name="Text_20_body">
      <style:text-properties officeooo:rsid="02599299" officeooo:paragraph-rsid="02599299"/>
    </style:style>
    <style:style style:name="P330" style:family="paragraph" style:parent-style-name="Text_20_body">
      <style:text-properties officeooo:rsid="025c925e" officeooo:paragraph-rsid="025c925e"/>
    </style:style>
    <style:style style:name="P331" style:family="paragraph" style:parent-style-name="Text_20_body">
      <style:text-properties officeooo:rsid="025d41b6" officeooo:paragraph-rsid="025d41b6"/>
    </style:style>
    <style:style style:name="P332" style:family="paragraph" style:parent-style-name="Text_20_body">
      <style:text-properties officeooo:rsid="025efc6b" officeooo:paragraph-rsid="025efc6b"/>
    </style:style>
    <style:style style:name="P333" style:family="paragraph" style:parent-style-name="Text_20_body">
      <style:text-properties officeooo:rsid="0263a829" officeooo:paragraph-rsid="0263a829"/>
    </style:style>
    <style:style style:name="P334" style:family="paragraph" style:parent-style-name="Text_20_body">
      <style:text-properties officeooo:rsid="0265c90d" officeooo:paragraph-rsid="0265c90d"/>
    </style:style>
    <style:style style:name="P335" style:family="paragraph" style:parent-style-name="Text_20_body">
      <style:text-properties officeooo:rsid="0265ddf3" officeooo:paragraph-rsid="02674bed"/>
    </style:style>
    <style:style style:name="P336" style:family="paragraph" style:parent-style-name="Text_20_body">
      <style:text-properties officeooo:rsid="02674bed" officeooo:paragraph-rsid="02674bed"/>
    </style:style>
    <style:style style:name="P337" style:family="paragraph" style:parent-style-name="Text_20_body">
      <style:text-properties officeooo:rsid="02690c28" officeooo:paragraph-rsid="026966fc"/>
    </style:style>
    <style:style style:name="P338" style:family="paragraph" style:parent-style-name="Text_20_body">
      <style:text-properties officeooo:rsid="02697b83" officeooo:paragraph-rsid="02697b83"/>
    </style:style>
    <style:style style:name="P339" style:family="paragraph" style:parent-style-name="Text_20_body">
      <style:text-properties officeooo:rsid="026b4c4b" officeooo:paragraph-rsid="026b4c4b"/>
    </style:style>
    <style:style style:name="P340" style:family="paragraph" style:parent-style-name="Text_20_body">
      <style:text-properties officeooo:rsid="02416589" officeooo:paragraph-rsid="02416589"/>
    </style:style>
    <style:style style:name="P341" style:family="paragraph" style:parent-style-name="Text_20_body">
      <style:text-properties officeooo:rsid="0234b859" officeooo:paragraph-rsid="0234b859"/>
    </style:style>
    <style:style style:name="P342" style:family="paragraph" style:parent-style-name="Text_20_body">
      <style:text-properties officeooo:rsid="02396836" officeooo:paragraph-rsid="023b4eec"/>
    </style:style>
    <style:style style:name="P343" style:family="paragraph" style:parent-style-name="Text_20_body">
      <style:text-properties officeooo:rsid="0243fe26" officeooo:paragraph-rsid="0243fe26"/>
    </style:style>
    <style:style style:name="P344" style:family="paragraph" style:parent-style-name="Text_20_body">
      <style:text-properties officeooo:rsid="0270a685" officeooo:paragraph-rsid="0270a685"/>
    </style:style>
    <style:style style:name="P345" style:family="paragraph" style:parent-style-name="Text_20_body">
      <style:text-properties officeooo:rsid="0275eec3" officeooo:paragraph-rsid="0275eec3"/>
    </style:style>
    <style:style style:name="P346" style:family="paragraph" style:parent-style-name="Text_20_body">
      <style:text-properties officeooo:rsid="017d969b" officeooo:paragraph-rsid="01c4d8f4"/>
    </style:style>
    <style:style style:name="P347" style:family="paragraph" style:parent-style-name="Text_20_body">
      <style:text-properties officeooo:rsid="0280ea0b" officeooo:paragraph-rsid="02818c92"/>
    </style:style>
    <style:style style:name="P348" style:family="paragraph" style:parent-style-name="Text_20_body">
      <style:text-properties officeooo:rsid="01db2e26" officeooo:paragraph-rsid="01db2e26"/>
    </style:style>
    <style:style style:name="P349" style:family="paragraph" style:parent-style-name="Text_20_body">
      <style:text-properties officeooo:rsid="02818c92" officeooo:paragraph-rsid="02818c92"/>
    </style:style>
    <style:style style:name="P350" style:family="paragraph" style:parent-style-name="Text_20_body">
      <style:text-properties officeooo:rsid="02855ede"/>
    </style:style>
    <style:style style:name="P351" style:family="paragraph" style:parent-style-name="Text_20_body">
      <style:text-properties officeooo:rsid="0285e6a0" officeooo:paragraph-rsid="0285e6a0"/>
    </style:style>
    <style:style style:name="P352" style:family="paragraph" style:parent-style-name="Text_20_body">
      <style:text-properties officeooo:rsid="0287e1bd" officeooo:paragraph-rsid="028a214b"/>
    </style:style>
    <style:style style:name="P353" style:family="paragraph" style:parent-style-name="Text_20_body">
      <style:text-properties officeooo:rsid="028a214b" officeooo:paragraph-rsid="028a214b"/>
    </style:style>
    <style:style style:name="P354" style:family="paragraph" style:parent-style-name="Text_20_body">
      <style:text-properties officeooo:rsid="029549df" officeooo:paragraph-rsid="029549df"/>
    </style:style>
    <style:style style:name="P355" style:family="paragraph" style:parent-style-name="Text_20_body">
      <style:text-properties officeooo:paragraph-rsid="029a84e3"/>
    </style:style>
    <style:style style:name="P356" style:family="paragraph" style:parent-style-name="Text_20_body">
      <style:text-properties officeooo:paragraph-rsid="029c6c5a"/>
    </style:style>
    <style:style style:name="P357" style:family="paragraph" style:parent-style-name="Text_20_body">
      <style:text-properties officeooo:rsid="029f1cc1" officeooo:paragraph-rsid="029f1cc1"/>
    </style:style>
    <style:style style:name="P358" style:family="paragraph" style:parent-style-name="Text_20_body">
      <style:text-properties officeooo:rsid="029f1cc1" officeooo:paragraph-rsid="02abf0c0"/>
    </style:style>
    <style:style style:name="P359" style:family="paragraph" style:parent-style-name="Text_20_body">
      <style:text-properties officeooo:rsid="02974688" officeooo:paragraph-rsid="02974688"/>
    </style:style>
    <style:style style:name="P360" style:family="paragraph" style:parent-style-name="Text_20_body">
      <style:text-properties officeooo:rsid="02a15e10" officeooo:paragraph-rsid="02a15e10"/>
    </style:style>
    <style:style style:name="P361" style:family="paragraph" style:parent-style-name="Text_20_body">
      <style:text-properties officeooo:rsid="02a15e10" officeooo:paragraph-rsid="02a1c7c8"/>
    </style:style>
    <style:style style:name="P362" style:family="paragraph" style:parent-style-name="Text_20_body">
      <style:text-properties officeooo:rsid="02a2d04d" officeooo:paragraph-rsid="02a2d04d"/>
    </style:style>
    <style:style style:name="P363" style:family="paragraph" style:parent-style-name="Text_20_body">
      <style:text-properties officeooo:rsid="028a702b" officeooo:paragraph-rsid="02ab54c1"/>
    </style:style>
    <style:style style:name="P364" style:family="paragraph" style:parent-style-name="Text_20_body">
      <style:text-properties officeooo:rsid="02a502bb" officeooo:paragraph-rsid="02a502bb"/>
    </style:style>
    <style:style style:name="P365" style:family="paragraph" style:parent-style-name="Text_20_body">
      <style:text-properties officeooo:rsid="028c0ced" officeooo:paragraph-rsid="02ab54c1"/>
    </style:style>
    <style:style style:name="P366" style:family="paragraph" style:parent-style-name="Text_20_body">
      <style:text-properties officeooo:rsid="02b0dfab" officeooo:paragraph-rsid="02b0dfab"/>
    </style:style>
    <style:style style:name="P367" style:family="paragraph" style:parent-style-name="Text_20_body">
      <style:text-properties officeooo:rsid="02b1d65f" officeooo:paragraph-rsid="02b1d65f"/>
    </style:style>
    <style:style style:name="P368" style:family="paragraph" style:parent-style-name="Text_20_body">
      <style:text-properties officeooo:rsid="02b9cf9d" officeooo:paragraph-rsid="02bcbd9d"/>
    </style:style>
    <style:style style:name="P369" style:family="paragraph" style:parent-style-name="Text_20_body">
      <style:text-properties officeooo:rsid="02be0be3" officeooo:paragraph-rsid="02be0be3"/>
    </style:style>
    <style:style style:name="P370" style:family="paragraph" style:parent-style-name="Text_20_body">
      <style:text-properties officeooo:rsid="02c30743" officeooo:paragraph-rsid="02c30743"/>
    </style:style>
    <style:style style:name="P371" style:family="paragraph" style:parent-style-name="Text_20_body">
      <style:text-properties officeooo:rsid="02a98670" officeooo:paragraph-rsid="02b0dfab"/>
    </style:style>
    <style:style style:name="P372" style:family="paragraph" style:parent-style-name="Text_20_body">
      <style:text-properties officeooo:rsid="02c6c1d4" officeooo:paragraph-rsid="02c6c1d4"/>
    </style:style>
    <style:style style:name="P373" style:family="paragraph" style:parent-style-name="Text_20_body">
      <style:text-properties officeooo:rsid="02c6e8d1" officeooo:paragraph-rsid="02c6e8d1"/>
    </style:style>
    <style:style style:name="P374" style:family="paragraph" style:parent-style-name="Text_20_body">
      <style:text-properties officeooo:rsid="02c7e2fc" officeooo:paragraph-rsid="02c7e2fc"/>
    </style:style>
    <style:style style:name="P375" style:family="paragraph" style:parent-style-name="Text_20_body">
      <style:text-properties officeooo:rsid="02c897aa" officeooo:paragraph-rsid="02c897aa"/>
    </style:style>
    <style:style style:name="P376" style:family="paragraph" style:parent-style-name="Text_20_body">
      <style:text-properties officeooo:rsid="02c897aa" officeooo:paragraph-rsid="02c9e2d7"/>
    </style:style>
    <style:style style:name="P377" style:family="paragraph" style:parent-style-name="Text_20_body">
      <style:text-properties officeooo:rsid="02cab021" officeooo:paragraph-rsid="02cab021"/>
    </style:style>
    <style:style style:name="P378" style:family="paragraph" style:parent-style-name="Text_20_body">
      <style:text-properties officeooo:rsid="02197bb0" officeooo:paragraph-rsid="02197bb0"/>
    </style:style>
    <style:style style:name="P379" style:family="paragraph" style:parent-style-name="Text_20_body">
      <style:text-properties officeooo:rsid="02cc24f5" officeooo:paragraph-rsid="02cc24f5"/>
    </style:style>
    <style:style style:name="P380" style:family="paragraph" style:parent-style-name="Text_20_body">
      <style:text-properties officeooo:rsid="02d0af97" officeooo:paragraph-rsid="02d0af97"/>
    </style:style>
    <style:style style:name="P381" style:family="paragraph" style:parent-style-name="Text_20_body">
      <style:text-properties officeooo:rsid="02d29b06" officeooo:paragraph-rsid="02d29b06"/>
    </style:style>
    <style:style style:name="P382" style:family="paragraph" style:parent-style-name="Text_20_body">
      <style:text-properties officeooo:rsid="02d5b911" officeooo:paragraph-rsid="02d5b911"/>
    </style:style>
    <style:style style:name="P383" style:family="paragraph" style:parent-style-name="Text_20_body">
      <style:text-properties officeooo:rsid="02a1c7c8" officeooo:paragraph-rsid="02a1c7c8"/>
    </style:style>
    <style:style style:name="P384" style:family="paragraph" style:parent-style-name="Text_20_body">
      <style:text-properties officeooo:rsid="02d8c4f9" officeooo:paragraph-rsid="02d8c4f9"/>
    </style:style>
    <style:style style:name="P385" style:family="paragraph" style:parent-style-name="Text_20_body">
      <style:text-properties officeooo:rsid="02a54b59" officeooo:paragraph-rsid="02a54b59"/>
    </style:style>
    <style:style style:name="P386" style:family="paragraph" style:parent-style-name="Text_20_body">
      <style:text-properties officeooo:rsid="02da7d93" officeooo:paragraph-rsid="02da7d93"/>
    </style:style>
    <style:style style:name="P387" style:family="paragraph" style:parent-style-name="Text_20_body">
      <style:text-properties officeooo:rsid="02dadc6a" officeooo:paragraph-rsid="02dadc6a"/>
    </style:style>
    <style:style style:name="P388" style:family="paragraph" style:parent-style-name="Text_20_body">
      <style:text-properties officeooo:rsid="02e0bdea" officeooo:paragraph-rsid="02e0bdea"/>
    </style:style>
    <style:style style:name="P389" style:family="paragraph" style:parent-style-name="Text_20_body">
      <style:text-properties officeooo:rsid="02e585cc" officeooo:paragraph-rsid="02e585cc"/>
    </style:style>
    <style:style style:name="P390" style:family="paragraph" style:parent-style-name="Text_20_body">
      <style:text-properties officeooo:rsid="02e7ae63" officeooo:paragraph-rsid="02e7ae63"/>
    </style:style>
    <style:style style:name="P391" style:family="paragraph" style:parent-style-name="Text_20_body">
      <style:text-properties officeooo:rsid="02e7ae63" officeooo:paragraph-rsid="02ea61f5"/>
    </style:style>
    <style:style style:name="P392" style:family="paragraph" style:parent-style-name="Text_20_body">
      <style:text-properties officeooo:rsid="02ea61f5" officeooo:paragraph-rsid="02ea61f5"/>
    </style:style>
    <style:style style:name="P393" style:family="paragraph" style:parent-style-name="Text_20_body">
      <style:text-properties officeooo:rsid="02eb94e2" officeooo:paragraph-rsid="02eb94e2"/>
    </style:style>
    <style:style style:name="P394" style:family="paragraph" style:parent-style-name="Text_20_body">
      <style:text-properties officeooo:rsid="02eccae2" officeooo:paragraph-rsid="02eccae2"/>
    </style:style>
    <style:style style:name="P395" style:family="paragraph" style:parent-style-name="Text_20_body">
      <style:text-properties officeooo:rsid="02f0e823" officeooo:paragraph-rsid="02f0e823"/>
    </style:style>
    <style:style style:name="P396" style:family="paragraph" style:parent-style-name="Text_20_body">
      <style:text-properties officeooo:rsid="02f25b9f" officeooo:paragraph-rsid="02f25b9f"/>
    </style:style>
    <style:style style:name="P397" style:family="paragraph" style:parent-style-name="Text_20_body">
      <style:text-properties officeooo:rsid="02f333fd" officeooo:paragraph-rsid="02f333fd"/>
    </style:style>
    <style:style style:name="P398" style:family="paragraph" style:parent-style-name="Text_20_body">
      <style:text-properties officeooo:rsid="02f49cbd" officeooo:paragraph-rsid="02f49cbd"/>
    </style:style>
    <style:style style:name="P399" style:family="paragraph" style:parent-style-name="Text_20_body">
      <style:text-properties fo:font-weight="bold" officeooo:rsid="02f5e5f9" officeooo:paragraph-rsid="02f5e5f9" style:font-weight-asian="bold" style:font-weight-complex="bold"/>
    </style:style>
    <style:style style:name="P400" style:family="paragraph" style:parent-style-name="Text_20_body">
      <style:text-properties fo:font-weight="bold" officeooo:rsid="02f7ad96" officeooo:paragraph-rsid="02f7ad96" style:font-weight-asian="bold" style:font-weight-complex="bold"/>
    </style:style>
    <style:style style:name="P401" style:family="paragraph" style:parent-style-name="Text_20_body">
      <style:text-properties officeooo:rsid="02f8c832" officeooo:paragraph-rsid="02f8c832"/>
    </style:style>
    <style:style style:name="P402" style:family="paragraph" style:parent-style-name="Text_20_body">
      <style:paragraph-properties fo:text-align="center" style:justify-single-word="false"/>
      <style:text-properties officeooo:rsid="02f8e782" officeooo:paragraph-rsid="02f8e782"/>
    </style:style>
    <style:style style:name="P403" style:family="paragraph" style:parent-style-name="Text_20_body">
      <style:text-properties officeooo:rsid="02fb5fcd" officeooo:paragraph-rsid="02fb5fcd"/>
    </style:style>
    <style:style style:name="P404" style:family="paragraph" style:parent-style-name="Text_20_body">
      <style:text-properties officeooo:rsid="02edfc1b" officeooo:paragraph-rsid="01969187"/>
    </style:style>
    <style:style style:name="P405" style:family="paragraph" style:parent-style-name="Text_20_body">
      <style:text-properties officeooo:paragraph-rsid="02ff9333"/>
    </style:style>
    <style:style style:name="P406" style:family="paragraph" style:parent-style-name="Text_20_body">
      <style:text-properties officeooo:rsid="03018fe2" officeooo:paragraph-rsid="03018fe2"/>
    </style:style>
    <style:style style:name="P407" style:family="paragraph" style:parent-style-name="Text_20_body">
      <style:text-properties officeooo:rsid="03023c48" officeooo:paragraph-rsid="03023c48"/>
    </style:style>
    <style:style style:name="P408" style:family="paragraph" style:parent-style-name="Text_20_body">
      <style:text-properties officeooo:rsid="0306b085" officeooo:paragraph-rsid="0306b085"/>
    </style:style>
    <style:style style:name="P409" style:family="paragraph" style:parent-style-name="Text_20_body">
      <style:text-properties officeooo:paragraph-rsid="030a0c39"/>
    </style:style>
    <style:style style:name="P410" style:family="paragraph" style:parent-style-name="Text_20_body">
      <style:text-properties officeooo:rsid="030b48a4" officeooo:paragraph-rsid="030b48a4"/>
    </style:style>
    <style:style style:name="P411" style:family="paragraph" style:parent-style-name="Text_20_body">
      <style:text-properties officeooo:rsid="02fdeeb7" officeooo:paragraph-rsid="02fdeeb7"/>
    </style:style>
    <style:style style:name="P412" style:family="paragraph" style:parent-style-name="Text_20_body">
      <style:text-properties officeooo:rsid="030f2000" officeooo:paragraph-rsid="030f2000"/>
    </style:style>
    <style:style style:name="P413" style:family="paragraph" style:parent-style-name="Text_20_body">
      <style:text-properties officeooo:rsid="01eb189a" officeooo:paragraph-rsid="031176b6"/>
    </style:style>
    <style:style style:name="P414" style:family="paragraph" style:parent-style-name="Text_20_body">
      <style:text-properties officeooo:rsid="03138a77" officeooo:paragraph-rsid="03138a77"/>
    </style:style>
    <style:style style:name="P415" style:family="paragraph" style:parent-style-name="Text_20_body">
      <style:text-properties officeooo:paragraph-rsid="024d8fc6"/>
    </style:style>
    <style:style style:name="P416" style:family="paragraph" style:parent-style-name="Text_20_body">
      <style:text-properties officeooo:paragraph-rsid="0329e083"/>
    </style:style>
    <style:style style:name="P417" style:family="paragraph" style:parent-style-name="Text_20_body">
      <style:text-properties officeooo:paragraph-rsid="032bcc1e"/>
    </style:style>
    <style:style style:name="P418" style:family="paragraph" style:parent-style-name="Text_20_body">
      <style:text-properties officeooo:rsid="032e15e5" officeooo:paragraph-rsid="032e15e5"/>
    </style:style>
    <style:style style:name="P419" style:family="paragraph" style:parent-style-name="Text_20_body">
      <style:text-properties officeooo:rsid="03370a21" officeooo:paragraph-rsid="03370a21"/>
    </style:style>
    <style:style style:name="P420" style:family="paragraph" style:parent-style-name="Text_20_body">
      <style:text-properties officeooo:rsid="033995ba" officeooo:paragraph-rsid="033995ba"/>
    </style:style>
    <style:style style:name="P421" style:family="paragraph" style:parent-style-name="Text_20_body">
      <style:text-properties officeooo:rsid="033dab8b" officeooo:paragraph-rsid="033dab8b"/>
    </style:style>
    <style:style style:name="P422" style:family="paragraph" style:parent-style-name="Text_20_body">
      <style:text-properties officeooo:paragraph-rsid="03497e87"/>
    </style:style>
    <style:style style:name="P423" style:family="paragraph" style:parent-style-name="Text_20_body">
      <style:text-properties officeooo:rsid="034cfd8f" officeooo:paragraph-rsid="034cfd8f"/>
    </style:style>
    <style:style style:name="P424" style:family="paragraph" style:parent-style-name="Text_20_body">
      <style:text-properties officeooo:rsid="034f5db3" officeooo:paragraph-rsid="034f5db3"/>
    </style:style>
    <style:style style:name="P425" style:family="paragraph" style:parent-style-name="Text_20_body">
      <style:text-properties officeooo:rsid="0349b66e" officeooo:paragraph-rsid="0349b707"/>
    </style:style>
    <style:style style:name="P426" style:family="paragraph" style:parent-style-name="Text_20_body">
      <style:paragraph-properties fo:text-align="start" style:justify-single-word="false"/>
      <style:text-properties officeooo:rsid="002df896" officeooo:paragraph-rsid="002df896"/>
    </style:style>
    <style:style style:name="P427" style:family="paragraph" style:parent-style-name="Text_20_body">
      <style:text-properties officeooo:rsid="035432db" officeooo:paragraph-rsid="035432db"/>
    </style:style>
    <style:style style:name="P428" style:family="paragraph" style:parent-style-name="Text_20_body">
      <style:text-properties officeooo:rsid="035486c5" officeooo:paragraph-rsid="035486c5"/>
    </style:style>
    <style:style style:name="P429" style:family="paragraph" style:parent-style-name="Text_20_body">
      <style:text-properties officeooo:rsid="035486c5" officeooo:paragraph-rsid="035c0b73"/>
    </style:style>
    <style:style style:name="P430" style:family="paragraph" style:parent-style-name="Text_20_body">
      <style:text-properties officeooo:paragraph-rsid="0355b6d5"/>
    </style:style>
    <style:style style:name="P431" style:family="paragraph" style:parent-style-name="Text_20_body">
      <style:paragraph-properties fo:text-align="start" style:justify-single-word="false"/>
      <style:text-properties officeooo:rsid="035c0b73" officeooo:paragraph-rsid="035c0b73"/>
    </style:style>
    <style:style style:name="P432" style:family="paragraph" style:parent-style-name="Text_20_body">
      <style:text-properties officeooo:rsid="035c0b73" officeooo:paragraph-rsid="035c0b73"/>
    </style:style>
    <style:style style:name="P433" style:family="paragraph" style:parent-style-name="Text_20_body">
      <style:text-properties officeooo:rsid="035f19af" officeooo:paragraph-rsid="035f19af"/>
    </style:style>
    <style:style style:name="P434" style:family="paragraph" style:parent-style-name="Text_20_body">
      <style:text-properties officeooo:rsid="035f19af" officeooo:paragraph-rsid="036102a3"/>
    </style:style>
    <style:style style:name="P435" style:family="paragraph" style:parent-style-name="Text_20_body">
      <style:paragraph-properties fo:text-align="center" style:justify-single-word="false"/>
      <style:text-properties officeooo:rsid="035f19af" officeooo:paragraph-rsid="035f19af"/>
    </style:style>
    <style:style style:name="P436" style:family="paragraph" style:parent-style-name="Standard">
      <style:text-properties fo:language="en" fo:country="US" officeooo:rsid="00125a88" officeooo:paragraph-rsid="0320eb5f" style:font-size-asian="10.5pt"/>
    </style:style>
    <style:style style:name="P437" style:family="paragraph" style:parent-style-name="Standard">
      <style:text-properties fo:language="en" fo:country="US" officeooo:rsid="00125a88" officeooo:paragraph-rsid="0068d39e" style:font-size-asian="10.5pt"/>
    </style:style>
    <style:style style:name="P438" style:family="paragraph" style:parent-style-name="Standard">
      <style:text-properties style:text-underline-style="none" fo:font-weight="bold" officeooo:paragraph-rsid="00125a88" style:font-weight-asian="bold" style:font-weight-complex="bold"/>
    </style:style>
    <style:style style:name="P439" style:family="paragraph" style:parent-style-name="Text_20_body">
      <style:paragraph-properties fo:break-before="page"/>
      <style:text-properties fo:language="en" fo:country="US"/>
    </style:style>
    <style:style style:name="P440" style:family="paragraph" style:parent-style-name="Text_20_body">
      <style:paragraph-properties fo:break-before="page"/>
      <style:text-properties officeooo:rsid="03587758" officeooo:paragraph-rsid="03587758"/>
    </style:style>
    <style:style style:name="P441" style:family="paragraph" style:parent-style-name="Code">
      <style:text-properties officeooo:paragraph-rsid="006058d2"/>
    </style:style>
    <style:style style:name="P442" style:family="paragraph" style:parent-style-name="Code">
      <style:text-properties officeooo:paragraph-rsid="00826079"/>
    </style:style>
    <style:style style:name="P443" style:family="paragraph" style:parent-style-name="Code">
      <style:text-properties officeooo:rsid="00826079" officeooo:paragraph-rsid="00826079"/>
    </style:style>
    <style:style style:name="P444" style:family="paragraph" style:parent-style-name="Code">
      <style:text-properties officeooo:rsid="0086e94a" officeooo:paragraph-rsid="0086e94a"/>
    </style:style>
    <style:style style:name="P445" style:family="paragraph" style:parent-style-name="Code">
      <style:text-properties officeooo:rsid="009c9944" officeooo:paragraph-rsid="009c9944"/>
    </style:style>
    <style:style style:name="P446" style:family="paragraph" style:parent-style-name="Code">
      <style:text-properties officeooo:paragraph-rsid="00a0b3f3"/>
    </style:style>
    <style:style style:name="P447" style:family="paragraph" style:parent-style-name="Code">
      <style:text-properties officeooo:paragraph-rsid="00a90ceb"/>
    </style:style>
    <style:style style:name="P448" style:family="paragraph" style:parent-style-name="Code">
      <style:text-properties officeooo:paragraph-rsid="00afc435"/>
    </style:style>
    <style:style style:name="P449" style:family="paragraph" style:parent-style-name="Code">
      <style:text-properties officeooo:paragraph-rsid="00b2d5e2"/>
    </style:style>
    <style:style style:name="P450" style:family="paragraph" style:parent-style-name="Code">
      <style:text-properties officeooo:rsid="00d0e294" officeooo:paragraph-rsid="00d0e294"/>
    </style:style>
    <style:style style:name="P451" style:family="paragraph" style:parent-style-name="Code">
      <style:text-properties officeooo:paragraph-rsid="00d0e294"/>
    </style:style>
    <style:style style:name="P452" style:family="paragraph" style:parent-style-name="Code">
      <style:text-properties officeooo:rsid="01017452" officeooo:paragraph-rsid="01017452"/>
    </style:style>
    <style:style style:name="P453" style:family="paragraph" style:parent-style-name="Code">
      <style:text-properties officeooo:rsid="010607ef" officeooo:paragraph-rsid="010607ef"/>
    </style:style>
    <style:style style:name="P454" style:family="paragraph" style:parent-style-name="Code">
      <style:text-properties officeooo:rsid="01122094" officeooo:paragraph-rsid="01122094"/>
    </style:style>
    <style:style style:name="P455" style:family="paragraph" style:parent-style-name="Code">
      <style:text-properties officeooo:paragraph-rsid="01233408"/>
    </style:style>
    <style:style style:name="P456" style:family="paragraph" style:parent-style-name="Code">
      <style:text-properties officeooo:paragraph-rsid="01239ad1"/>
    </style:style>
    <style:style style:name="P457" style:family="paragraph" style:parent-style-name="Code">
      <style:text-properties officeooo:paragraph-rsid="012ffaa8"/>
    </style:style>
    <style:style style:name="P458" style:family="paragraph" style:parent-style-name="Code">
      <style:text-properties officeooo:rsid="012ffaa8" officeooo:paragraph-rsid="012ffaa8"/>
    </style:style>
    <style:style style:name="P459" style:family="paragraph" style:parent-style-name="Code">
      <style:text-properties officeooo:rsid="012ffaa8" officeooo:paragraph-rsid="01eb6334"/>
    </style:style>
    <style:style style:name="P460" style:family="paragraph" style:parent-style-name="Code">
      <style:text-properties officeooo:rsid="0131ecd9" officeooo:paragraph-rsid="0139fd8d"/>
    </style:style>
    <style:style style:name="P461" style:family="paragraph" style:parent-style-name="Code">
      <style:text-properties officeooo:paragraph-rsid="0139fd8d"/>
    </style:style>
    <style:style style:name="P462" style:family="paragraph" style:parent-style-name="Code">
      <style:text-properties officeooo:rsid="013a0f34" officeooo:paragraph-rsid="013b0a2f"/>
    </style:style>
    <style:style style:name="P463" style:family="paragraph" style:parent-style-name="Code">
      <style:text-properties officeooo:paragraph-rsid="013b0a2f"/>
    </style:style>
    <style:style style:name="P464" style:family="paragraph" style:parent-style-name="Code">
      <style:text-properties officeooo:rsid="013e462e" officeooo:paragraph-rsid="013e462e"/>
    </style:style>
    <style:style style:name="P465" style:family="paragraph" style:parent-style-name="Code">
      <style:text-properties officeooo:paragraph-rsid="013e462e"/>
    </style:style>
    <style:style style:name="P466" style:family="paragraph" style:parent-style-name="Code">
      <style:text-properties officeooo:paragraph-rsid="013f4ca0"/>
    </style:style>
    <style:style style:name="P467" style:family="paragraph" style:parent-style-name="Code">
      <style:text-properties officeooo:paragraph-rsid="0153de39"/>
    </style:style>
    <style:style style:name="P468" style:family="paragraph" style:parent-style-name="Code">
      <style:text-properties officeooo:rsid="0153de39" officeooo:paragraph-rsid="0153de39"/>
    </style:style>
    <style:style style:name="P469" style:family="paragraph" style:parent-style-name="Code">
      <style:text-properties officeooo:paragraph-rsid="015562c3"/>
    </style:style>
    <style:style style:name="P470" style:family="paragraph" style:parent-style-name="Code">
      <style:text-properties officeooo:rsid="015562c3" officeooo:paragraph-rsid="015562c3"/>
    </style:style>
    <style:style style:name="P471" style:family="paragraph" style:parent-style-name="Code">
      <style:text-properties officeooo:paragraph-rsid="01571182"/>
    </style:style>
    <style:style style:name="P472" style:family="paragraph" style:parent-style-name="Code">
      <style:text-properties officeooo:paragraph-rsid="015912e5"/>
    </style:style>
    <style:style style:name="P473" style:family="paragraph" style:parent-style-name="Code">
      <style:text-properties officeooo:rsid="015912e5" officeooo:paragraph-rsid="015912e5"/>
    </style:style>
    <style:style style:name="P474" style:family="paragraph" style:parent-style-name="Code">
      <style:text-properties officeooo:rsid="015b5977" officeooo:paragraph-rsid="015b5977"/>
    </style:style>
    <style:style style:name="P475" style:family="paragraph" style:parent-style-name="Code">
      <style:text-properties officeooo:rsid="015b5977" officeooo:paragraph-rsid="015c1698"/>
    </style:style>
    <style:style style:name="P476" style:family="paragraph" style:parent-style-name="Code">
      <style:text-properties officeooo:paragraph-rsid="015b5977"/>
    </style:style>
    <style:style style:name="P477" style:family="paragraph" style:parent-style-name="Code">
      <style:text-properties officeooo:rsid="015c1698" officeooo:paragraph-rsid="015c1698"/>
    </style:style>
    <style:style style:name="P478" style:family="paragraph" style:parent-style-name="Code">
      <style:text-properties officeooo:rsid="015e7cd6" officeooo:paragraph-rsid="015e7cd6"/>
    </style:style>
    <style:style style:name="P479" style:family="paragraph" style:parent-style-name="Code">
      <style:text-properties officeooo:paragraph-rsid="015e7cd6"/>
    </style:style>
    <style:style style:name="P480" style:family="paragraph" style:parent-style-name="Code">
      <style:text-properties officeooo:paragraph-rsid="0160677d"/>
    </style:style>
    <style:style style:name="P481" style:family="paragraph" style:parent-style-name="Code">
      <style:text-properties officeooo:paragraph-rsid="01687f31"/>
    </style:style>
    <style:style style:name="P482" style:family="paragraph" style:parent-style-name="Code">
      <style:text-properties officeooo:paragraph-rsid="016a9060"/>
    </style:style>
    <style:style style:name="P483" style:family="paragraph" style:parent-style-name="Code">
      <style:text-properties officeooo:rsid="016a9060" officeooo:paragraph-rsid="016a9060"/>
    </style:style>
    <style:style style:name="P484" style:family="paragraph" style:parent-style-name="Code">
      <style:text-properties officeooo:paragraph-rsid="016aab0e"/>
    </style:style>
    <style:style style:name="P485" style:family="paragraph" style:parent-style-name="Code">
      <style:text-properties officeooo:rsid="016aab0e" officeooo:paragraph-rsid="016aab0e"/>
    </style:style>
    <style:style style:name="P486" style:family="paragraph" style:parent-style-name="Code">
      <style:text-properties officeooo:rsid="016fcad4" officeooo:paragraph-rsid="016fcad4"/>
    </style:style>
    <style:style style:name="P487" style:family="paragraph" style:parent-style-name="Code">
      <style:text-properties officeooo:rsid="01239ad1" officeooo:paragraph-rsid="016fcad4"/>
    </style:style>
    <style:style style:name="P488" style:family="paragraph" style:parent-style-name="Code">
      <style:text-properties officeooo:rsid="018ab7ec" officeooo:paragraph-rsid="018ab7ec"/>
    </style:style>
    <style:style style:name="P489" style:family="paragraph" style:parent-style-name="Code">
      <style:text-properties officeooo:paragraph-rsid="018ab7ec"/>
    </style:style>
    <style:style style:name="P490" style:family="paragraph" style:parent-style-name="Code">
      <style:text-properties officeooo:rsid="018c40e3" officeooo:paragraph-rsid="018c40e3"/>
    </style:style>
    <style:style style:name="P491" style:family="paragraph" style:parent-style-name="Code">
      <style:text-properties officeooo:rsid="018d288d"/>
    </style:style>
    <style:style style:name="P492" style:family="paragraph" style:parent-style-name="Code">
      <style:text-properties officeooo:rsid="018d288d" officeooo:paragraph-rsid="018d288d"/>
    </style:style>
    <style:style style:name="P493" style:family="paragraph" style:parent-style-name="Code">
      <style:text-properties officeooo:paragraph-rsid="018d288d"/>
    </style:style>
    <style:style style:name="P494" style:family="paragraph" style:parent-style-name="Code">
      <style:text-properties fo:background-color="#ffff00"/>
    </style:style>
    <style:style style:name="P495" style:family="paragraph" style:parent-style-name="Code">
      <style:text-properties officeooo:rsid="0202444e" officeooo:paragraph-rsid="0202444e" fo:background-color="#ffff00"/>
    </style:style>
    <style:style style:name="P496" style:family="paragraph" style:parent-style-name="Code">
      <style:text-properties officeooo:rsid="031c2ce2" officeooo:paragraph-rsid="031c2ce2" fo:background-color="#ffff00"/>
    </style:style>
    <style:style style:name="P497" style:family="paragraph" style:parent-style-name="Code">
      <style:text-properties officeooo:rsid="01d910f8" officeooo:paragraph-rsid="01da10ef"/>
    </style:style>
    <style:style style:name="P498" style:family="paragraph" style:parent-style-name="Code">
      <style:text-properties officeooo:paragraph-rsid="01e96931"/>
    </style:style>
    <style:style style:name="P499" style:family="paragraph" style:parent-style-name="Code">
      <style:text-properties officeooo:rsid="01e96931" officeooo:paragraph-rsid="01e96931"/>
    </style:style>
    <style:style style:name="P500" style:family="paragraph" style:parent-style-name="Code">
      <style:text-properties officeooo:paragraph-rsid="01e97cc5"/>
    </style:style>
    <style:style style:name="P501" style:family="paragraph" style:parent-style-name="Code">
      <style:text-properties officeooo:rsid="01e97cc5" officeooo:paragraph-rsid="01e97cc5"/>
    </style:style>
    <style:style style:name="P502" style:family="paragraph" style:parent-style-name="Code">
      <style:text-properties officeooo:rsid="01e97cc5" officeooo:paragraph-rsid="01fa3e2a"/>
    </style:style>
    <style:style style:name="P503" style:family="paragraph" style:parent-style-name="Code">
      <style:text-properties officeooo:paragraph-rsid="01eb6334"/>
    </style:style>
    <style:style style:name="P504" style:family="paragraph" style:parent-style-name="Code">
      <style:text-properties fo:color="#ffffff" officeooo:paragraph-rsid="01eb6334"/>
    </style:style>
    <style:style style:name="P505" style:family="paragraph" style:parent-style-name="Code">
      <style:text-properties fo:color="#ffffff" officeooo:rsid="01eb189a" officeooo:paragraph-rsid="01eb6334"/>
    </style:style>
    <style:style style:name="P506" style:family="paragraph" style:parent-style-name="Code">
      <style:text-properties fo:color="#ffffff" officeooo:rsid="02bdb635" officeooo:paragraph-rsid="031c2ce2"/>
    </style:style>
    <style:style style:name="P507" style:family="paragraph" style:parent-style-name="Code">
      <style:text-properties fo:color="#ffffff" officeooo:rsid="02bdb635" officeooo:paragraph-rsid="031c2ce2" fo:background-color="transparent"/>
    </style:style>
    <style:style style:name="P508" style:family="paragraph" style:parent-style-name="Code">
      <style:text-properties officeooo:rsid="01f20b93" officeooo:paragraph-rsid="01f20b93"/>
    </style:style>
    <style:style style:name="P509" style:family="paragraph" style:parent-style-name="Code">
      <style:text-properties officeooo:rsid="01f20b93" officeooo:paragraph-rsid="01f77e71"/>
    </style:style>
    <style:style style:name="P510" style:family="paragraph" style:parent-style-name="Code">
      <style:text-properties officeooo:rsid="01f20b93" officeooo:paragraph-rsid="01fbb56b"/>
    </style:style>
    <style:style style:name="P511" style:family="paragraph" style:parent-style-name="Code">
      <style:text-properties officeooo:paragraph-rsid="01f77e71"/>
    </style:style>
    <style:style style:name="P512" style:family="paragraph" style:parent-style-name="Code">
      <style:text-properties officeooo:rsid="01f77e71" officeooo:paragraph-rsid="01f77e71"/>
    </style:style>
    <style:style style:name="P513" style:family="paragraph" style:parent-style-name="Code">
      <style:text-properties officeooo:rsid="01fa3e2a" officeooo:paragraph-rsid="01fa3e2a"/>
    </style:style>
    <style:style style:name="P514" style:family="paragraph" style:parent-style-name="Code">
      <style:text-properties officeooo:rsid="01fbb56b" officeooo:paragraph-rsid="01fbb56b"/>
    </style:style>
    <style:style style:name="P515" style:family="paragraph" style:parent-style-name="Code">
      <style:text-properties officeooo:paragraph-rsid="01fd13e9"/>
    </style:style>
    <style:style style:name="P516" style:family="paragraph" style:parent-style-name="Code">
      <style:text-properties officeooo:rsid="0202444e" officeooo:paragraph-rsid="0202444e"/>
    </style:style>
    <style:style style:name="P517" style:family="paragraph" style:parent-style-name="Code">
      <style:text-properties fo:background-color="transparent"/>
    </style:style>
    <style:style style:name="P518" style:family="paragraph" style:parent-style-name="Code">
      <style:text-properties officeooo:rsid="0202444e" officeooo:paragraph-rsid="0202444e" fo:background-color="transparent"/>
    </style:style>
    <style:style style:name="P519" style:family="paragraph" style:parent-style-name="Code">
      <style:text-properties officeooo:rsid="02227caf" officeooo:paragraph-rsid="02227caf" fo:background-color="transparent"/>
    </style:style>
    <style:style style:name="P520" style:family="paragraph" style:parent-style-name="Code">
      <style:text-properties officeooo:paragraph-rsid="023f9d17" fo:background-color="transparent"/>
    </style:style>
    <style:style style:name="P521" style:family="paragraph" style:parent-style-name="Code">
      <style:text-properties officeooo:rsid="023f9d17" officeooo:paragraph-rsid="023f9d17" fo:background-color="transparent"/>
    </style:style>
    <style:style style:name="P522" style:family="paragraph" style:parent-style-name="Code">
      <style:text-properties officeooo:rsid="02a54b59" officeooo:paragraph-rsid="02a54b59" fo:background-color="transparent"/>
    </style:style>
    <style:style style:name="P523" style:family="paragraph" style:parent-style-name="Code">
      <style:text-properties officeooo:rsid="031c2ce2" officeooo:paragraph-rsid="031c2ce2" fo:background-color="transparent"/>
    </style:style>
    <style:style style:name="P524" style:family="paragraph" style:parent-style-name="Code">
      <style:text-properties officeooo:rsid="02b184a1" officeooo:paragraph-rsid="031c2ce2" fo:background-color="transparent"/>
    </style:style>
    <style:style style:name="P525" style:family="paragraph" style:parent-style-name="Code">
      <style:text-properties officeooo:paragraph-rsid="020390b7"/>
    </style:style>
    <style:style style:name="P526" style:family="paragraph" style:parent-style-name="Code">
      <style:text-properties officeooo:rsid="020503da" officeooo:paragraph-rsid="020503da"/>
    </style:style>
    <style:style style:name="P527" style:family="paragraph" style:parent-style-name="Code">
      <style:text-properties officeooo:rsid="020503da" officeooo:paragraph-rsid="0206a90f"/>
    </style:style>
    <style:style style:name="P528" style:family="paragraph" style:parent-style-name="Code">
      <style:text-properties officeooo:paragraph-rsid="0206a90f"/>
    </style:style>
    <style:style style:name="P529" style:family="paragraph" style:parent-style-name="Code">
      <style:text-properties officeooo:rsid="0206a90f" officeooo:paragraph-rsid="0206a90f"/>
    </style:style>
    <style:style style:name="P530" style:family="paragraph" style:parent-style-name="Code">
      <style:text-properties officeooo:paragraph-rsid="02088e44"/>
    </style:style>
    <style:style style:name="P531" style:family="paragraph" style:parent-style-name="Code">
      <style:text-properties officeooo:rsid="02088e44" officeooo:paragraph-rsid="02088e44"/>
    </style:style>
    <style:style style:name="P532" style:family="paragraph" style:parent-style-name="Code">
      <style:text-properties officeooo:rsid="02227caf" officeooo:paragraph-rsid="02227caf"/>
    </style:style>
    <style:style style:name="P533" style:family="paragraph" style:parent-style-name="Code">
      <style:text-properties officeooo:paragraph-rsid="02227caf"/>
    </style:style>
    <style:style style:name="P534" style:family="paragraph" style:parent-style-name="Code">
      <style:text-properties style:font-name="Liberation Mono1"/>
    </style:style>
    <style:style style:name="P535" style:family="paragraph" style:parent-style-name="Code">
      <style:text-properties style:font-name="Liberation Mono1" officeooo:rsid="031a8fe2" officeooo:paragraph-rsid="031a8fe2"/>
    </style:style>
    <style:style style:name="P536" style:family="paragraph" style:parent-style-name="Code">
      <style:text-properties officeooo:paragraph-rsid="023f9d17"/>
    </style:style>
    <style:style style:name="P537" style:family="paragraph" style:parent-style-name="Code">
      <style:text-properties officeooo:rsid="023f9d17" officeooo:paragraph-rsid="023f9d17"/>
    </style:style>
    <style:style style:name="P538" style:family="paragraph" style:parent-style-name="Code">
      <style:text-properties officeooo:paragraph-rsid="024558f1"/>
    </style:style>
    <style:style style:name="P539" style:family="paragraph" style:parent-style-name="Code">
      <style:text-properties officeooo:rsid="024558f1" officeooo:paragraph-rsid="024558f1"/>
    </style:style>
    <style:style style:name="P540" style:family="paragraph" style:parent-style-name="Code">
      <style:text-properties officeooo:paragraph-rsid="02473af1"/>
    </style:style>
    <style:style style:name="P541" style:family="paragraph" style:parent-style-name="Code">
      <style:text-properties officeooo:rsid="02473af1" officeooo:paragraph-rsid="02473af1"/>
    </style:style>
    <style:style style:name="P542" style:family="paragraph" style:parent-style-name="Code">
      <style:text-properties officeooo:rsid="02473af1" officeooo:paragraph-rsid="024af53a"/>
    </style:style>
    <style:style style:name="P543" style:family="paragraph" style:parent-style-name="Code">
      <style:text-properties officeooo:rsid="02473af1" officeooo:paragraph-rsid="024b8fc3"/>
    </style:style>
    <style:style style:name="P544" style:family="paragraph" style:parent-style-name="Code">
      <style:text-properties officeooo:paragraph-rsid="0248ef63"/>
    </style:style>
    <style:style style:name="P545" style:family="paragraph" style:parent-style-name="Code">
      <style:text-properties officeooo:paragraph-rsid="024a7e88"/>
    </style:style>
    <style:style style:name="P546" style:family="paragraph" style:parent-style-name="Code">
      <style:text-properties officeooo:rsid="024a7e88" officeooo:paragraph-rsid="024a7e88"/>
    </style:style>
    <style:style style:name="P547" style:family="paragraph" style:parent-style-name="Code">
      <style:text-properties officeooo:rsid="025137aa" officeooo:paragraph-rsid="025137aa"/>
    </style:style>
    <style:style style:name="P548" style:family="paragraph" style:parent-style-name="Code">
      <style:text-properties officeooo:rsid="025137aa" officeooo:paragraph-rsid="03153927"/>
    </style:style>
    <style:style style:name="P549" style:family="paragraph" style:parent-style-name="Code">
      <style:text-properties officeooo:rsid="023cabc0"/>
    </style:style>
    <style:style style:name="P550" style:family="paragraph" style:parent-style-name="Code">
      <style:text-properties officeooo:rsid="02a2d04d" officeooo:paragraph-rsid="02a2d04d"/>
    </style:style>
    <style:style style:name="P551" style:family="paragraph" style:parent-style-name="Code">
      <style:text-properties officeooo:paragraph-rsid="02a2d04d"/>
    </style:style>
    <style:style style:name="P552" style:family="paragraph" style:parent-style-name="Code">
      <style:text-properties officeooo:paragraph-rsid="02a54b59"/>
    </style:style>
    <style:style style:name="P553" style:family="paragraph" style:parent-style-name="Code">
      <style:text-properties officeooo:rsid="02a54b59" officeooo:paragraph-rsid="02a54b59"/>
    </style:style>
    <style:style style:name="P554" style:family="paragraph" style:parent-style-name="Code">
      <style:text-properties officeooo:paragraph-rsid="02b184a1"/>
    </style:style>
    <style:style style:name="P555" style:family="paragraph" style:parent-style-name="Code">
      <style:text-properties officeooo:rsid="02b184a1" officeooo:paragraph-rsid="02b184a1"/>
    </style:style>
    <style:style style:name="P556" style:family="paragraph" style:parent-style-name="Code">
      <style:text-properties officeooo:rsid="02b184a1" officeooo:paragraph-rsid="02b342a1"/>
    </style:style>
    <style:style style:name="P557" style:family="paragraph" style:parent-style-name="Code">
      <style:text-properties officeooo:rsid="02b184a1" officeooo:paragraph-rsid="031c2ce2"/>
    </style:style>
    <style:style style:name="P558" style:family="paragraph" style:parent-style-name="Code">
      <style:text-properties officeooo:paragraph-rsid="02b342a1"/>
    </style:style>
    <style:style style:name="P559" style:family="paragraph" style:parent-style-name="Code">
      <style:text-properties officeooo:rsid="02b342a1" officeooo:paragraph-rsid="02b342a1"/>
    </style:style>
    <style:style style:name="P560" style:family="paragraph" style:parent-style-name="Code">
      <style:text-properties officeooo:paragraph-rsid="02bcbd9d"/>
    </style:style>
    <style:style style:name="P561" style:family="paragraph" style:parent-style-name="Code">
      <style:text-properties officeooo:rsid="02bdb635" officeooo:paragraph-rsid="02bdb635"/>
    </style:style>
    <style:style style:name="P562" style:family="paragraph" style:parent-style-name="Code">
      <style:text-properties officeooo:rsid="02bdb635" officeooo:paragraph-rsid="031c2ce2"/>
    </style:style>
    <style:style style:name="P563" style:family="paragraph" style:parent-style-name="Code">
      <style:text-properties officeooo:paragraph-rsid="02d85013"/>
    </style:style>
    <style:style style:name="P564" style:family="paragraph" style:parent-style-name="Code">
      <style:text-properties officeooo:rsid="02d85013" officeooo:paragraph-rsid="02d85013"/>
    </style:style>
    <style:style style:name="P565" style:family="paragraph" style:parent-style-name="Code">
      <style:text-properties officeooo:paragraph-rsid="02d8c4f9"/>
    </style:style>
    <style:style style:name="P566" style:family="paragraph" style:parent-style-name="Code">
      <style:text-properties officeooo:rsid="02d8c4f9" officeooo:paragraph-rsid="02d8c4f9"/>
    </style:style>
    <style:style style:name="P567" style:family="paragraph" style:parent-style-name="Code">
      <style:text-properties officeooo:paragraph-rsid="03018fe2"/>
    </style:style>
    <style:style style:name="P568" style:family="paragraph" style:parent-style-name="Code">
      <style:text-properties fo:font-size="10pt" officeooo:paragraph-rsid="03023c48" style:font-size-asian="10pt" style:font-size-complex="10pt"/>
    </style:style>
    <style:style style:name="P569" style:family="paragraph" style:parent-style-name="Code">
      <style:text-properties officeooo:paragraph-rsid="030d878b"/>
    </style:style>
    <style:style style:name="P570" style:family="paragraph" style:parent-style-name="Code">
      <style:text-properties officeooo:paragraph-rsid="0318e92a"/>
    </style:style>
    <style:style style:name="P571" style:family="paragraph" style:parent-style-name="Code">
      <style:text-properties officeooo:paragraph-rsid="031a8fe2"/>
    </style:style>
    <style:style style:name="P572" style:family="paragraph" style:parent-style-name="Code">
      <style:text-properties officeooo:rsid="031c2ce2" officeooo:paragraph-rsid="031c2ce2"/>
    </style:style>
    <style:style style:name="P573" style:family="paragraph" style:parent-style-name="Code">
      <style:text-properties officeooo:paragraph-rsid="031c2ce2"/>
    </style:style>
    <style:style style:name="P574" style:family="paragraph" style:parent-style-name="Code">
      <style:text-properties officeooo:rsid="03284081" officeooo:paragraph-rsid="03284081"/>
    </style:style>
    <style:style style:name="P575" style:family="paragraph" style:parent-style-name="Contents_20_2">
      <style:paragraph-properties>
        <style:tab-stops>
          <style:tab-stop style:position="16cm" style:type="right" style:leader-style="dotted" style:leader-text="."/>
        </style:tab-stops>
      </style:paragraph-properties>
    </style:style>
    <style:style style:name="P576" style:family="paragraph" style:parent-style-name="Contents_20_1">
      <style:paragraph-properties>
        <style:tab-stops>
          <style:tab-stop style:position="17cm" style:type="right" style:leader-style="dotted" style:leader-text="."/>
        </style:tab-stops>
      </style:paragraph-properties>
    </style:style>
    <style:style style:name="P577" style:family="paragraph" style:parent-style-name="Contents_20_4">
      <style:paragraph-properties>
        <style:tab-stops>
          <style:tab-stop style:position="15cm" style:type="right" style:leader-style="dotted" style:leader-text="."/>
        </style:tab-stops>
      </style:paragraph-properties>
    </style:style>
    <style:style style:name="P578" style:family="paragraph" style:parent-style-name="Contents_20_3">
      <style:paragraph-properties>
        <style:tab-stops>
          <style:tab-stop style:position="15.501cm" style:type="right" style:leader-style="dotted" style:leader-text="."/>
        </style:tab-stops>
      </style:paragraph-properties>
    </style:style>
    <style:style style:name="P579" style:family="paragraph" style:parent-style-name="Standard">
      <style:text-properties fo:language="en" fo:country="US" officeooo:rsid="00125a88" officeooo:paragraph-rsid="0320eb5f" style:font-size-asian="10.5pt"/>
    </style:style>
    <style:style style:name="P580" style:family="paragraph" style:parent-style-name="Text_20_body">
      <style:paragraph-properties fo:text-align="center" style:justify-single-word="false"/>
      <style:text-properties officeooo:rsid="0089e1b5" officeooo:paragraph-rsid="0089e1b5"/>
    </style:style>
    <style:style style:name="P581" style:family="paragraph" style:parent-style-name="Text_20_body">
      <style:text-properties fo:language="en" fo:country="US" officeooo:rsid="00196e60" officeooo:paragraph-rsid="00196e60" style:font-size-asian="10.5pt"/>
    </style:style>
    <style:style style:name="P582" style:family="paragraph" style:parent-style-name="Text_20_body">
      <style:paragraph-properties fo:text-align="start" style:justify-single-word="false"/>
      <style:text-properties fo:language="en" fo:country="US" officeooo:rsid="002e260e" officeooo:paragraph-rsid="002e260e" style:font-size-asian="10.5pt"/>
    </style:style>
    <style:style style:name="P583" style:family="paragraph" style:parent-style-name="Text_20_body" style:list-style-name="L1">
      <style:text-properties fo:language="en" fo:country="US" officeooo:rsid="001bc3e1" officeooo:paragraph-rsid="001bc3e1" style:font-size-asian="10.5pt"/>
    </style:style>
    <style:style style:name="P584" style:family="paragraph" style:parent-style-name="Text_20_body">
      <style:text-properties fo:language="en" fo:country="US" officeooo:rsid="001bc3e1" officeooo:paragraph-rsid="001bc3e1" style:font-size-asian="10.5pt"/>
    </style:style>
    <style:style style:name="P585" style:family="paragraph" style:parent-style-name="Text_20_body" style:list-style-name="L2">
      <style:text-properties fo:language="en" fo:country="US" officeooo:rsid="001d0970" officeooo:paragraph-rsid="001d0970" style:font-size-asian="10.5pt"/>
    </style:style>
    <style:style style:name="P586" style:family="paragraph" style:parent-style-name="Text_20_body" style:list-style-name="L3">
      <style:text-properties fo:language="en" fo:country="US" officeooo:rsid="001d0970" officeooo:paragraph-rsid="001d2445" style:font-size-asian="10.5pt"/>
    </style:style>
    <style:style style:name="P587" style:family="paragraph" style:parent-style-name="Text_20_body" style:list-style-name="L3">
      <style:text-properties fo:language="en" fo:country="US" officeooo:paragraph-rsid="001d2445" style:font-size-asian="10.5pt"/>
    </style:style>
    <style:style style:name="P588" style:family="paragraph" style:parent-style-name="Text_20_body" style:list-style-name="L4">
      <style:text-properties fo:language="en" fo:country="US" officeooo:rsid="001d2445" officeooo:paragraph-rsid="001d2445" style:font-size-asian="10.5pt"/>
    </style:style>
    <style:style style:name="P589" style:family="paragraph" style:parent-style-name="Text_20_body" style:list-style-name="L4">
      <style:text-properties fo:language="en" fo:country="US" officeooo:rsid="001f8981" officeooo:paragraph-rsid="001f8981" style:font-size-asian="10.5pt"/>
    </style:style>
    <style:style style:name="P590" style:family="paragraph" style:parent-style-name="Text_20_body" style:list-style-name="L6">
      <style:text-properties fo:language="en" fo:country="US" officeooo:rsid="001f8981" officeooo:paragraph-rsid="002229f4" style:font-size-asian="10.5pt"/>
    </style:style>
    <style:style style:name="P591" style:family="paragraph" style:parent-style-name="Text_20_body" style:list-style-name="L5">
      <style:text-properties fo:language="en" fo:country="US" officeooo:rsid="00c7f08b" officeooo:paragraph-rsid="01386cd1" style:font-size-asian="10.5pt"/>
    </style:style>
    <style:style style:name="P592" style:family="paragraph" style:parent-style-name="Text_20_body" style:list-style-name="L5">
      <style:text-properties fo:language="en" fo:country="US" officeooo:rsid="002229f4" officeooo:paragraph-rsid="002229f4" style:font-size-asian="10.5pt"/>
    </style:style>
    <style:style style:name="P593" style:family="paragraph" style:parent-style-name="Text_20_body" style:list-style-name="L7">
      <style:text-properties fo:language="en" fo:country="US" officeooo:rsid="035a7081" officeooo:paragraph-rsid="035aca81" style:font-size-asian="10.5pt"/>
    </style:style>
    <style:style style:name="P594" style:family="paragraph" style:parent-style-name="Text_20_body" style:list-style-name="L7">
      <style:text-properties fo:language="en" fo:country="US" officeooo:rsid="035a7081" officeooo:paragraph-rsid="035a7081" style:font-size-asian="10.5pt"/>
    </style:style>
    <style:style style:name="P595" style:family="paragraph" style:parent-style-name="Text_20_body" style:list-style-name="L8">
      <style:text-properties fo:language="en" fo:country="US" officeooo:rsid="035a7081" officeooo:paragraph-rsid="035a7081" style:font-size-asian="10.5pt"/>
    </style:style>
    <style:style style:name="P596" style:family="paragraph" style:parent-style-name="Text_20_body" style:list-style-name="L7">
      <style:text-properties fo:language="en" fo:country="US" officeooo:rsid="035aca81" officeooo:paragraph-rsid="035aca81" style:font-size-asian="10.5pt"/>
    </style:style>
    <style:style style:name="P597" style:family="paragraph" style:parent-style-name="Text_20_body" style:list-style-name="L7">
      <style:text-properties fo:language="en" fo:country="US" officeooo:rsid="035c0b73" officeooo:paragraph-rsid="035c0b73" style:font-size-asian="10.5pt"/>
    </style:style>
    <style:style style:name="P598" style:family="paragraph" style:parent-style-name="Text_20_body" style:list-style-name="L8">
      <style:text-properties fo:language="en" fo:country="US" officeooo:rsid="03597014" officeooo:paragraph-rsid="035ae082" style:font-size-asian="10.5pt"/>
    </style:style>
    <style:style style:name="P599" style:family="paragraph" style:parent-style-name="Text_20_body" style:list-style-name="L8">
      <style:text-properties fo:language="en" fo:country="US" officeooo:rsid="03597014" officeooo:paragraph-rsid="03597014" style:font-size-asian="10.5pt"/>
    </style:style>
    <style:style style:name="P600" style:family="paragraph" style:parent-style-name="Text_20_body" style:list-style-name="L8">
      <style:text-properties fo:language="en" fo:country="US" officeooo:rsid="035ae082" officeooo:paragraph-rsid="035ae082" style:font-size-asian="10.5pt"/>
    </style:style>
    <style:style style:name="P601" style:family="paragraph" style:parent-style-name="Text_20_body" style:list-style-name="L9">
      <style:text-properties fo:language="en" fo:country="US" officeooo:rsid="003deb92" officeooo:paragraph-rsid="003deb92" style:font-size-asian="10.5pt"/>
    </style:style>
    <style:style style:name="P602" style:family="paragraph" style:parent-style-name="Text_20_body" style:list-style-name="L9">
      <style:text-properties fo:language="en" fo:country="US" officeooo:rsid="0041f8ad" officeooo:paragraph-rsid="0041f8ad" style:font-size-asian="10.5pt"/>
    </style:style>
    <style:style style:name="P603" style:family="paragraph" style:parent-style-name="Text_20_body" style:list-style-name="L9">
      <style:text-properties fo:language="en" fo:country="US" officeooo:rsid="00b48cf1" officeooo:paragraph-rsid="00b48cf1" style:font-size-asian="10.5pt"/>
    </style:style>
    <style:style style:name="P604" style:family="paragraph" style:parent-style-name="Text_20_body" style:list-style-name="L9">
      <style:text-properties fo:language="en" fo:country="US" officeooo:rsid="00b6a883" officeooo:paragraph-rsid="00b6a883" style:font-size-asian="10.5pt"/>
    </style:style>
    <style:style style:name="P605" style:family="paragraph" style:parent-style-name="Text_20_body" style:list-style-name="L9">
      <style:text-properties fo:language="en" fo:country="US" officeooo:rsid="00968215" officeooo:paragraph-rsid="00968215" style:font-size-asian="10.5pt"/>
    </style:style>
    <style:style style:name="P606" style:family="paragraph" style:parent-style-name="Text_20_body" style:list-style-name="L9">
      <style:text-properties fo:language="en" fo:country="US" officeooo:rsid="010ad470" officeooo:paragraph-rsid="010ad470" style:font-size-asian="10.5pt"/>
    </style:style>
    <style:style style:name="P607" style:family="paragraph" style:parent-style-name="Text_20_body" style:list-style-name="L9">
      <style:text-properties fo:language="en" fo:country="US" officeooo:rsid="010ba2f4" officeooo:paragraph-rsid="010ba2f4" style:font-size-asian="10.5pt"/>
    </style:style>
    <style:style style:name="P608" style:family="paragraph" style:parent-style-name="Text_20_body" style:list-style-name="L10">
      <style:text-properties fo:language="en" fo:country="US" officeooo:rsid="0042f357" officeooo:paragraph-rsid="0042f357" style:font-size-asian="10.5pt"/>
    </style:style>
    <style:style style:name="P609" style:family="paragraph" style:parent-style-name="Text_20_body" style:list-style-name="L10">
      <style:text-properties fo:language="en" fo:country="US" officeooo:rsid="0042f357" officeooo:paragraph-rsid="009a642e" style:font-size-asian="10.5pt"/>
    </style:style>
    <style:style style:name="P610" style:family="paragraph" style:parent-style-name="Text_20_body" style:list-style-name="L10">
      <style:text-properties fo:language="en" fo:country="US" officeooo:rsid="009a642e" officeooo:paragraph-rsid="009a642e" style:font-size-asian="10.5pt"/>
    </style:style>
    <style:style style:name="P611" style:family="paragraph" style:parent-style-name="Text_20_body" style:list-style-name="L10">
      <style:text-properties fo:language="en" fo:country="US" officeooo:rsid="00a2916c" officeooo:paragraph-rsid="00a2916c" style:font-size-asian="10.5pt"/>
    </style:style>
    <style:style style:name="P612" style:family="paragraph" style:parent-style-name="Text_20_body">
      <style:text-properties fo:language="en" fo:country="US" officeooo:rsid="00316c66" officeooo:paragraph-rsid="02d2e0c7" style:font-size-asian="10.5pt"/>
    </style:style>
    <style:style style:name="P613" style:family="paragraph" style:parent-style-name="Text_20_body">
      <style:text-properties fo:language="en" fo:country="US" officeooo:rsid="00d89a2f" officeooo:paragraph-rsid="00da7287" style:font-size-asian="10.5pt"/>
    </style:style>
    <style:style style:name="P614" style:family="paragraph" style:parent-style-name="Text_20_body">
      <style:text-properties fo:language="en" fo:country="US" officeooo:rsid="00cb69bd" officeooo:paragraph-rsid="00cb69bd" style:font-size-asian="10.5pt"/>
    </style:style>
    <style:style style:name="P615" style:family="paragraph" style:parent-style-name="Text_20_body">
      <style:text-properties fo:language="en" fo:country="US" officeooo:rsid="01dff315" officeooo:paragraph-rsid="01dff315"/>
    </style:style>
    <style:style style:name="P616" style:family="paragraph" style:parent-style-name="Text_20_body">
      <style:paragraph-properties fo:text-align="center" style:justify-single-word="false"/>
      <style:text-properties fo:language="en" fo:country="US" officeooo:rsid="00189c9b" officeooo:paragraph-rsid="00189c9b"/>
    </style:style>
    <style:style style:name="P617" style:family="paragraph" style:parent-style-name="Text_20_body">
      <style:text-properties fo:language="en" fo:country="US" officeooo:rsid="00189c9b" officeooo:paragraph-rsid="00196e60"/>
    </style:style>
    <style:style style:name="P618" style:family="paragraph" style:parent-style-name="Text_20_body">
      <style:text-properties fo:language="en" fo:country="US" officeooo:rsid="00189c9b" officeooo:paragraph-rsid="00189c9b"/>
    </style:style>
    <style:style style:name="P619" style:family="paragraph" style:parent-style-name="Text_20_body">
      <style:paragraph-properties fo:text-align="start" style:justify-single-word="false"/>
      <style:text-properties fo:language="en" fo:country="US" officeooo:rsid="00189c9b" officeooo:paragraph-rsid="00189c9b"/>
    </style:style>
    <style:style style:name="P620" style:family="paragraph" style:parent-style-name="Text_20_body">
      <style:paragraph-properties fo:text-align="start" style:justify-single-word="false"/>
      <style:text-properties fo:language="en" fo:country="US" officeooo:rsid="00196e60" officeooo:paragraph-rsid="00196e60"/>
    </style:style>
    <style:style style:name="P621" style:family="paragraph" style:parent-style-name="Text_20_body">
      <style:text-properties fo:language="en" fo:country="US" officeooo:paragraph-rsid="01e31d28"/>
    </style:style>
    <style:style style:name="P622" style:family="paragraph" style:parent-style-name="Text_20_body">
      <style:text-properties fo:language="en" fo:country="US" officeooo:rsid="0235359f" officeooo:paragraph-rsid="0235359f"/>
    </style:style>
    <style:style style:name="P623" style:family="paragraph" style:parent-style-name="Text_20_body">
      <style:text-properties fo:language="en" fo:country="US" officeooo:rsid="0014ae69" officeooo:paragraph-rsid="0014ae69"/>
    </style:style>
    <style:style style:name="P624" style:family="paragraph" style:parent-style-name="Text_20_body">
      <style:text-properties fo:language="en" fo:country="US" officeooo:rsid="001760f2" officeooo:paragraph-rsid="001760f2"/>
    </style:style>
    <style:style style:name="P625" style:family="paragraph" style:parent-style-name="Text_20_body">
      <style:paragraph-properties fo:text-align="center" style:justify-single-word="false"/>
      <style:text-properties fo:language="en" fo:country="US" officeooo:rsid="001760f2" officeooo:paragraph-rsid="001760f2"/>
    </style:style>
    <style:style style:name="P626" style:family="paragraph" style:parent-style-name="Text_20_body">
      <style:paragraph-properties fo:text-align="center" style:justify-single-word="false"/>
      <style:text-properties fo:language="en" fo:country="US" officeooo:rsid="001760f2" officeooo:paragraph-rsid="00189c9b"/>
    </style:style>
    <style:style style:name="P627" style:family="paragraph" style:parent-style-name="Text_20_body">
      <style:text-properties fo:language="en" fo:country="US" officeooo:paragraph-rsid="00196e60"/>
    </style:style>
    <style:style style:name="P628" style:family="paragraph" style:parent-style-name="Text_20_body">
      <style:text-properties officeooo:rsid="02f7ad96" officeooo:paragraph-rsid="02f7ad96"/>
    </style:style>
    <style:style style:name="P629" style:family="paragraph" style:parent-style-name="Text_20_body" style:list-style-name="L2">
      <style:text-properties officeooo:rsid="001d0970" officeooo:paragraph-rsid="001d0970"/>
    </style:style>
    <style:style style:name="P630" style:family="paragraph" style:parent-style-name="Text_20_body" style:list-style-name="L4">
      <style:text-properties officeooo:rsid="001d2445" officeooo:paragraph-rsid="001d2445"/>
    </style:style>
    <style:style style:name="P631" style:family="paragraph" style:parent-style-name="Text_20_body" style:list-style-name="L6">
      <style:text-properties officeooo:paragraph-rsid="00228063"/>
    </style:style>
    <style:style style:name="P632" style:family="paragraph" style:parent-style-name="Text_20_body" style:list-style-name="L6">
      <style:text-properties officeooo:rsid="01e40d1c" officeooo:paragraph-rsid="01e40d1c"/>
    </style:style>
    <style:style style:name="P633" style:family="paragraph" style:parent-style-name="Text_20_body" style:list-style-name="L7">
      <style:text-properties officeooo:rsid="03597014" officeooo:paragraph-rsid="035aca81"/>
    </style:style>
    <style:style style:name="P634" style:family="paragraph" style:parent-style-name="Text_20_body" style:list-style-name="L7">
      <style:text-properties officeooo:rsid="03597014" officeooo:paragraph-rsid="03597014"/>
    </style:style>
    <style:style style:name="P635" style:family="paragraph" style:parent-style-name="Text_20_body" style:list-style-name="L9">
      <style:text-properties officeooo:rsid="003deb92" officeooo:paragraph-rsid="003deb92"/>
    </style:style>
    <style:style style:name="P636" style:family="paragraph" style:parent-style-name="Text_20_body" style:list-style-name="L9">
      <style:text-properties officeooo:rsid="010ad470" officeooo:paragraph-rsid="010ad470"/>
    </style:style>
    <style:style style:name="P637" style:family="paragraph" style:parent-style-name="Text_20_body" style:list-style-name="L11">
      <style:text-properties officeooo:rsid="0115e46b" officeooo:paragraph-rsid="0115e46b"/>
    </style:style>
    <style:style style:name="P638" style:family="paragraph" style:parent-style-name="Text_20_body" style:list-style-name="L11">
      <style:text-properties officeooo:rsid="0116ed1e" officeooo:paragraph-rsid="0116ed1e"/>
    </style:style>
    <style:style style:name="P639" style:family="paragraph" style:parent-style-name="Text_20_body" style:list-style-name="L12">
      <style:text-properties officeooo:rsid="034cfd8f" officeooo:paragraph-rsid="034cfd8f"/>
    </style:style>
    <style:style style:name="P640" style:family="paragraph" style:parent-style-name="Text_20_body" style:list-style-name="L12">
      <style:text-properties officeooo:rsid="034cfd8f" officeooo:paragraph-rsid="034d820b"/>
    </style:style>
    <style:style style:name="P641" style:family="paragraph" style:parent-style-name="Text_20_body" style:list-style-name="L12">
      <style:text-properties officeooo:rsid="034d820b" officeooo:paragraph-rsid="034d820b"/>
    </style:style>
    <style:style style:name="P642" style:family="paragraph" style:parent-style-name="Text_20_body" style:list-style-name="L12">
      <style:text-properties officeooo:rsid="034f13f6" officeooo:paragraph-rsid="034f13f6"/>
    </style:style>
    <style:style style:name="P643" style:family="paragraph" style:parent-style-name="Text_20_body">
      <style:text-properties officeooo:rsid="0076f6fb" officeooo:paragraph-rsid="0076f6fb"/>
    </style:style>
    <style:style style:name="P644" style:family="paragraph" style:parent-style-name="Text_20_body">
      <style:text-properties officeooo:paragraph-rsid="01a5b37e"/>
    </style:style>
    <style:style style:name="P645" style:family="paragraph" style:parent-style-name="Text_20_body">
      <style:paragraph-properties fo:text-align="start" style:justify-single-word="false"/>
      <style:text-properties officeooo:paragraph-rsid="002e260e"/>
    </style:style>
    <style:style style:name="P646" style:family="paragraph" style:parent-style-name="Text_20_body">
      <style:paragraph-properties fo:text-align="start" style:justify-single-word="false"/>
      <style:text-properties officeooo:paragraph-rsid="032050df"/>
    </style:style>
    <style:style style:name="P647" style:family="paragraph" style:parent-style-name="Text_20_body">
      <style:text-properties officeooo:rsid="00b10ea1" officeooo:paragraph-rsid="00b74f5f"/>
    </style:style>
    <style:style style:name="P648" style:family="paragraph" style:parent-style-name="Text_20_body">
      <style:text-properties officeooo:paragraph-rsid="00fe2a54"/>
    </style:style>
    <style:style style:name="P649" style:family="paragraph" style:parent-style-name="Text_20_body">
      <style:text-properties officeooo:rsid="00be3750" officeooo:paragraph-rsid="00fe2a54"/>
    </style:style>
    <style:style style:name="P650" style:family="paragraph" style:parent-style-name="Text_20_body">
      <style:text-properties officeooo:rsid="012b118f" officeooo:paragraph-rsid="012b118f"/>
    </style:style>
    <style:style style:name="P651" style:family="paragraph" style:parent-style-name="Text_20_body">
      <style:text-properties officeooo:paragraph-rsid="01bf4d43"/>
    </style:style>
    <style:style style:name="P652" style:family="paragraph" style:parent-style-name="Text_20_body">
      <style:text-properties officeooo:rsid="01da10ef" officeooo:paragraph-rsid="01da10ef"/>
    </style:style>
    <style:style style:name="P653" style:family="paragraph" style:parent-style-name="Text_20_body">
      <style:text-properties officeooo:rsid="01fe467a" officeooo:paragraph-rsid="01fe467a"/>
    </style:style>
    <style:style style:name="P654" style:family="paragraph" style:parent-style-name="Text_20_body">
      <style:text-properties officeooo:rsid="018db141" officeooo:paragraph-rsid="018db141"/>
    </style:style>
    <style:style style:name="P655" style:family="paragraph" style:parent-style-name="Text_20_body">
      <style:text-properties officeooo:rsid="0206aa39" officeooo:paragraph-rsid="0206aa39"/>
    </style:style>
    <style:style style:name="P656" style:family="paragraph" style:parent-style-name="Text_20_body">
      <style:text-properties officeooo:paragraph-rsid="0223c2d2"/>
    </style:style>
    <style:style style:name="P657" style:family="paragraph" style:parent-style-name="Text_20_body">
      <style:text-properties officeooo:rsid="02ab54c1" officeooo:paragraph-rsid="02abf0c0"/>
    </style:style>
    <style:style style:name="P658" style:family="paragraph" style:parent-style-name="Text_20_body">
      <style:text-properties officeooo:rsid="033eb898" officeooo:paragraph-rsid="033eb898"/>
    </style:style>
    <style:style style:name="P659" style:family="paragraph" style:parent-style-name="Text_20_body">
      <style:paragraph-properties fo:text-align="center" style:justify-single-word="false"/>
      <style:text-properties officeooo:rsid="006dcc59" officeooo:paragraph-rsid="02ddbea1"/>
    </style:style>
    <style:style style:name="P660" style:family="paragraph" style:parent-style-name="Text_20_body">
      <style:paragraph-properties fo:text-align="start" style:justify-single-word="false"/>
      <style:text-properties officeooo:rsid="0068d39e" officeooo:paragraph-rsid="00ebd6bc"/>
    </style:style>
    <style:style style:name="P661" style:family="paragraph" style:parent-style-name="Text_20_body">
      <style:paragraph-properties fo:text-align="start" style:justify-single-word="false"/>
      <style:text-properties officeooo:rsid="00ec5540" officeooo:paragraph-rsid="00ec5540"/>
    </style:style>
    <style:style style:name="P662" style:family="paragraph" style:parent-style-name="Text_20_body">
      <style:text-properties officeooo:rsid="00196e60" officeooo:paragraph-rsid="00196e60"/>
    </style:style>
    <style:style style:name="P663" style:family="paragraph" style:parent-style-name="Text_20_body">
      <style:text-properties officeooo:rsid="00196e60" officeooo:paragraph-rsid="00d89a2f"/>
    </style:style>
    <style:style style:name="P664" style:family="paragraph" style:parent-style-name="Text_20_body">
      <style:text-properties officeooo:rsid="02f5e5f9" officeooo:paragraph-rsid="02f5e5f9"/>
    </style:style>
    <style:style style:name="P665" style:family="paragraph" style:parent-style-name="Text_20_body">
      <style:text-properties officeooo:rsid="01491ce4" officeooo:paragraph-rsid="033dab8b"/>
    </style:style>
    <style:style style:name="P666" style:family="paragraph" style:parent-style-name="Text_20_body">
      <style:text-properties officeooo:rsid="01491ce4" officeooo:paragraph-rsid="01491ce4"/>
    </style:style>
    <style:style style:name="P667" style:family="paragraph" style:parent-style-name="Text_20_body">
      <style:text-properties officeooo:rsid="014ac5aa" officeooo:paragraph-rsid="014ac5aa"/>
    </style:style>
    <style:style style:name="P668" style:family="paragraph" style:parent-style-name="Text_20_body">
      <style:text-properties officeooo:rsid="014b2b01" officeooo:paragraph-rsid="0349b66e"/>
    </style:style>
    <style:style style:name="P669" style:family="paragraph" style:parent-style-name="Text_20_body">
      <style:text-properties officeooo:rsid="02091240" officeooo:paragraph-rsid="0339de9b"/>
    </style:style>
    <style:style style:name="P670" style:family="paragraph" style:parent-style-name="Text_20_body">
      <style:text-properties officeooo:rsid="02091240" officeooo:paragraph-rsid="02091240"/>
    </style:style>
    <style:style style:name="P671" style:family="paragraph" style:parent-style-name="Text_20_body">
      <style:text-properties officeooo:rsid="02607ae0" officeooo:paragraph-rsid="02607ae0"/>
    </style:style>
    <style:style style:name="P672" style:family="paragraph" style:parent-style-name="Text_20_body">
      <style:text-properties officeooo:rsid="02617e65" officeooo:paragraph-rsid="02617e65"/>
    </style:style>
    <style:style style:name="P673" style:family="paragraph" style:parent-style-name="Text_20_body">
      <style:text-properties officeooo:rsid="01b587a9" officeooo:paragraph-rsid="01b587a9"/>
    </style:style>
    <style:style style:name="P674" style:family="paragraph" style:parent-style-name="Title" style:master-page-name="First_20_Page">
      <style:paragraph-properties style:page-number="auto"/>
      <style:text-properties fo:language="en" fo:country="US"/>
    </style:style>
    <style:style style:name="P675" style:family="paragraph" style:parent-style-name="Heading_20_2">
      <style:text-properties officeooo:paragraph-rsid="0284d85a"/>
    </style:style>
    <style:style style:name="P676" style:family="paragraph" style:parent-style-name="Heading_20_2">
      <style:text-properties fo:language="en" fo:country="US" style:font-size-asian="10.5pt"/>
    </style:style>
    <style:style style:name="P677" style:family="paragraph" style:parent-style-name="Heading_20_2">
      <style:text-properties fo:language="en" fo:country="US" officeooo:rsid="00125a88" style:font-size-asian="10.5pt"/>
    </style:style>
    <style:style style:name="P678" style:family="paragraph" style:parent-style-name="Heading_20_2">
      <style:text-properties fo:language="en" fo:country="US" officeooo:rsid="00125a88" officeooo:paragraph-rsid="00446046" style:font-size-asian="10.5pt"/>
    </style:style>
    <style:style style:name="P679" style:family="paragraph" style:parent-style-name="Heading_20_2">
      <style:text-properties officeooo:paragraph-rsid="02c7e2fc"/>
    </style:style>
    <style:style style:name="P680" style:family="paragraph" style:parent-style-name="Heading_20_2">
      <style:paragraph-properties fo:break-before="page"/>
    </style:style>
    <style:style style:name="P681" style:family="paragraph" style:parent-style-name="Heading_20_2">
      <style:paragraph-properties fo:break-before="page"/>
      <style:text-properties fo:language="en" fo:country="US"/>
    </style:style>
    <style:style style:name="P682" style:family="paragraph" style:parent-style-name="Heading_20_2">
      <style:paragraph-properties fo:break-before="page"/>
      <style:text-properties fo:language="en" fo:country="US" officeooo:rsid="001760f2" officeooo:paragraph-rsid="001760f2"/>
    </style:style>
    <style:style style:name="P683" style:family="paragraph" style:parent-style-name="Heading_20_2">
      <style:paragraph-properties fo:break-before="page"/>
      <style:text-properties fo:language="en" fo:country="US" officeooo:rsid="00125a88" style:font-size-asian="10.5pt"/>
    </style:style>
    <style:style style:name="P684" style:family="paragraph" style:parent-style-name="Heading_20_2">
      <style:paragraph-properties fo:break-before="page"/>
      <style:text-properties officeooo:rsid="01c4d8f4" officeooo:paragraph-rsid="0278c6a7"/>
    </style:style>
    <style:style style:name="P685" style:family="paragraph" style:parent-style-name="Heading_20_2">
      <style:paragraph-properties fo:break-before="page"/>
      <style:text-properties officeooo:rsid="00f106d6" officeooo:paragraph-rsid="00f106d6"/>
    </style:style>
    <style:style style:name="P686" style:family="paragraph" style:parent-style-name="Heading_20_2">
      <style:paragraph-properties fo:break-before="page"/>
      <style:text-properties officeooo:paragraph-rsid="0284d85a"/>
    </style:style>
    <style:style style:name="P687" style:family="paragraph" style:parent-style-name="Heading_20_2">
      <style:paragraph-properties fo:break-before="page"/>
      <style:text-properties officeooo:rsid="00e7ab7c" officeooo:paragraph-rsid="02ea61f5"/>
    </style:style>
    <style:style style:name="P688" style:family="paragraph" style:parent-style-name="Heading_20_1">
      <style:paragraph-properties fo:break-before="page"/>
    </style:style>
    <style:style style:name="P689" style:family="paragraph" style:parent-style-name="Heading_20_1">
      <style:paragraph-properties fo:text-align="center" style:justify-single-word="false" fo:break-before="page"/>
      <style:text-properties fo:language="en" fo:country="US" officeooo:rsid="0068d39e" officeooo:paragraph-rsid="0068d39e"/>
    </style:style>
    <style:style style:name="P690" style:family="paragraph" style:parent-style-name="Heading_20_1">
      <style:paragraph-properties fo:text-align="center" style:justify-single-word="false" fo:break-before="page"/>
      <style:text-properties fo:language="en" fo:country="US" officeooo:rsid="00ef3a41"/>
    </style:style>
    <style:style style:name="P691" style:family="paragraph" style:parent-style-name="Heading_20_1">
      <style:paragraph-properties fo:text-align="center" style:justify-single-word="false" fo:break-before="page"/>
      <style:text-properties fo:language="en" fo:country="US" officeooo:rsid="00ef3a41" style:font-size-asian="10.5pt"/>
    </style:style>
    <style:style style:name="P692" style:family="paragraph" style:parent-style-name="Heading_20_1">
      <style:paragraph-properties fo:text-align="center" style:justify-single-word="false" fo:break-before="page"/>
      <style:text-properties officeooo:rsid="00ef3a41"/>
    </style:style>
    <style:style style:name="P693" style:family="paragraph" style:parent-style-name="Heading_20_1">
      <style:paragraph-properties fo:text-align="center" style:justify-single-word="false" fo:break-before="page"/>
      <style:text-properties officeooo:rsid="00ef3a41" officeooo:paragraph-rsid="017865a1"/>
    </style:style>
    <style:style style:name="P694" style:family="paragraph" style:parent-style-name="Heading_20_1">
      <style:paragraph-properties fo:text-align="center" style:justify-single-word="false" fo:break-before="page"/>
    </style:style>
    <style:style style:name="P695" style:family="paragraph" style:parent-style-name="Heading_20_3">
      <style:text-properties fo:language="en" fo:country="US" style:font-size-asian="10.5pt"/>
    </style:style>
    <style:style style:name="P696" style:family="paragraph" style:parent-style-name="Heading_20_3">
      <style:text-properties fo:language="en" fo:country="US" officeooo:rsid="00125a88" style:font-size-asian="10.5pt"/>
    </style:style>
    <style:style style:name="P697" style:family="paragraph" style:parent-style-name="Heading_20_3">
      <style:text-properties officeooo:paragraph-rsid="00b74f5f"/>
    </style:style>
    <style:style style:name="P698" style:family="paragraph" style:parent-style-name="Heading_20_3">
      <style:text-properties officeooo:rsid="0176c1ba" officeooo:paragraph-rsid="0176c1ba"/>
    </style:style>
    <style:style style:name="P699" style:family="paragraph" style:parent-style-name="Heading_20_3" style:list-style-name=""/>
    <style:style style:name="P700" style:family="paragraph" style:parent-style-name="Heading_20_3">
      <style:text-properties officeooo:paragraph-rsid="02c7e2fc"/>
    </style:style>
    <style:style style:name="P701" style:family="paragraph" style:parent-style-name="Heading_20_3">
      <style:text-properties officeooo:paragraph-rsid="014b2b01"/>
    </style:style>
    <style:style style:name="P702" style:family="paragraph" style:parent-style-name="Heading_20_3">
      <style:paragraph-properties fo:break-before="page"/>
    </style:style>
    <style:style style:name="P703" style:family="paragraph" style:parent-style-name="Heading_20_3">
      <style:paragraph-properties fo:break-before="page"/>
      <style:text-properties officeooo:rsid="01155e6f" officeooo:paragraph-rsid="01155e6f"/>
    </style:style>
    <style:style style:name="P704" style:family="paragraph" style:parent-style-name="Heading_20_3">
      <style:paragraph-properties fo:break-before="page"/>
      <style:text-properties fo:language="en" fo:country="US" officeooo:rsid="00125a88" style:font-size-asian="10.5pt"/>
    </style:style>
    <style:style style:name="P705" style:family="paragraph" style:parent-style-name="Heading_20_3">
      <style:paragraph-properties fo:break-before="page"/>
      <style:text-properties officeooo:paragraph-rsid="00b74f5f"/>
    </style:style>
    <style:style style:name="P706" style:family="paragraph" style:parent-style-name="Heading_20_3">
      <style:paragraph-properties fo:break-before="page"/>
      <style:text-properties officeooo:paragraph-rsid="0235359f"/>
    </style:style>
    <style:style style:name="P707" style:family="paragraph" style:parent-style-name="Heading_20_3">
      <style:paragraph-properties fo:break-before="page"/>
      <style:text-properties officeooo:rsid="01376e96" officeooo:paragraph-rsid="01376e96"/>
    </style:style>
    <style:style style:name="P708" style:family="paragraph" style:parent-style-name="Code">
      <style:text-properties officeooo:paragraph-rsid="0139fd8d"/>
    </style:style>
    <style:style style:name="P709" style:family="paragraph" style:parent-style-name="Code">
      <style:text-properties officeooo:rsid="01f20b93" officeooo:paragraph-rsid="01f20b93"/>
    </style:style>
    <style:style style:name="P710" style:family="paragraph" style:parent-style-name="Code">
      <style:text-properties officeooo:paragraph-rsid="03616a60"/>
    </style:style>
    <style:style style:name="P711" style:family="paragraph" style:parent-style-name="Code">
      <style:text-properties officeooo:paragraph-rsid="018ab7ec"/>
    </style:style>
    <style:style style:name="P712" style:family="paragraph" style:parent-style-name="Heading_20_4">
      <style:paragraph-properties fo:text-align="center" style:justify-single-word="false"/>
      <style:text-properties fo:language="en" fo:country="US"/>
    </style:style>
    <style:style style:name="P713" style:family="paragraph" style:parent-style-name="Heading_20_4">
      <style:paragraph-properties fo:text-align="center" style:justify-single-word="false"/>
    </style:style>
    <style:style style:name="P714" style:family="paragraph" style:parent-style-name="Heading_20_4">
      <style:paragraph-properties fo:text-align="center" style:justify-single-word="false"/>
      <style:text-properties officeooo:paragraph-rsid="021e5444"/>
    </style:style>
    <style:style style:name="P715" style:family="paragraph" style:parent-style-name="Heading_20_4">
      <style:paragraph-properties fo:text-align="center" style:justify-single-word="false"/>
      <style:text-properties officeooo:rsid="00d636df" officeooo:paragraph-rsid="00d636df"/>
    </style:style>
    <style:style style:name="P716" style:family="paragraph" style:parent-style-name="Heading_20_4">
      <style:text-properties officeooo:paragraph-rsid="0284d85a"/>
    </style:style>
    <style:style style:name="P717" style:family="paragraph" style:parent-style-name="Heading_20_4">
      <style:paragraph-properties fo:text-align="center" style:justify-single-word="false" fo:break-before="page"/>
    </style:style>
    <style:style style:name="P718" style:family="paragraph" style:parent-style-name="Heading_20_4">
      <style:paragraph-properties fo:text-align="center" style:justify-single-word="false" fo:break-before="page"/>
      <style:text-properties officeooo:paragraph-rsid="021da685"/>
    </style:style>
    <style:style style:name="P719" style:family="paragraph" style:parent-style-name="Heading_20_4">
      <style:paragraph-properties fo:break-before="page"/>
      <style:text-properties officeooo:paragraph-rsid="0284d85a"/>
    </style:style>
    <style:style style:name="P720" style:family="paragraph" style:parent-style-name="Heading_20_4">
      <style:paragraph-properties fo:break-before="page"/>
      <style:text-properties officeooo:paragraph-rsid="0329e083"/>
    </style:style>
    <style:style style:name="P721" style:family="paragraph" style:parent-style-name="Heading_20_5">
      <style:paragraph-properties fo:text-align="center" style:justify-single-word="false"/>
    </style:style>
    <style:style style:name="P722"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officeooo:rsid="01dff315"/>
    </style:style>
    <style:style style:name="T11" style:family="text">
      <style:text-properties officeooo:rsid="00189c9b"/>
    </style:style>
    <style:style style:name="T12" style:family="text">
      <style:text-properties officeooo:rsid="0070a5b0"/>
    </style:style>
    <style:style style:name="T13" style:family="text">
      <style:text-properties officeooo:rsid="03217ceb"/>
    </style:style>
    <style:style style:name="T14" style:family="text">
      <style:text-properties style:text-underline-style="solid" style:text-underline-width="auto" style:text-underline-color="font-color" fo:font-weight="normal" officeooo:rsid="00189c9b" style:font-weight-asian="normal" style:font-weight-complex="normal"/>
    </style:style>
    <style:style style:name="T15" style:family="text">
      <style:text-properties style:text-underline-style="solid" style:text-underline-width="auto" style:text-underline-color="font-color" officeooo:rsid="00189c9b"/>
    </style:style>
    <style:style style:name="T16" style:family="text">
      <style:text-properties officeooo:rsid="00196e60"/>
    </style:style>
    <style:style style:name="T17" style:family="text">
      <style:text-properties fo:language="en" fo:country="US" officeooo:rsid="001ab4f8" style:font-size-asian="10.5pt"/>
    </style:style>
    <style:style style:name="T18" style:family="text">
      <style:text-properties officeooo:rsid="00da7287"/>
    </style:style>
    <style:style style:name="T19" style:family="text">
      <style:text-properties fo:language="en" fo:country="US" officeooo:rsid="00ca9d25" style:font-size-asian="10.5pt"/>
    </style:style>
    <style:style style:name="T20" style:family="text">
      <style:text-properties fo:language="en" fo:country="US" officeooo:rsid="01a65a75" style:font-size-asian="10.5pt"/>
    </style:style>
    <style:style style:name="T21" style:family="text">
      <style:text-properties fo:language="en" fo:country="US" officeooo:rsid="002e260e" style:font-size-asian="10.5pt"/>
    </style:style>
    <style:style style:name="T22" style:family="text"/>
    <style:style style:name="T23" style:family="text">
      <style:text-properties style:font-name="Liberation Serif1" officeooo:rsid="01bf4d43"/>
    </style:style>
    <style:style style:name="T24" style:family="text">
      <style:text-properties officeooo:rsid="01b25c77"/>
    </style:style>
    <style:style style:name="T25" style:family="text">
      <style:text-properties officeooo:rsid="02f7ad96"/>
    </style:style>
    <style:style style:name="T26" style:family="text">
      <style:text-properties officeooo:rsid="018f8e4e"/>
    </style:style>
    <style:style style:name="T27" style:family="text">
      <style:text-properties officeooo:rsid="01b74136"/>
    </style:style>
    <style:style style:name="T28" style:family="text">
      <style:text-properties officeooo:rsid="0089e1b5"/>
    </style:style>
    <style:style style:name="T29" style:family="text">
      <style:text-properties officeooo:rsid="0068d39e"/>
    </style:style>
    <style:style style:name="T30" style:family="text">
      <style:text-properties officeooo:rsid="00ebd6bc"/>
    </style:style>
    <style:style style:name="T31" style:family="text">
      <style:text-properties officeooo:rsid="01c9eff5"/>
    </style:style>
    <style:style style:name="T32" style:family="text">
      <style:text-properties fo:language="en" fo:country="US"/>
    </style:style>
    <style:style style:name="T33" style:family="text">
      <style:text-properties fo:language="en" fo:country="US" style:font-size-asian="10.5pt"/>
    </style:style>
    <style:style style:name="T34" style:family="text">
      <style:text-properties fo:language="en" fo:country="US" officeooo:rsid="001ab4f8" style:font-size-asian="10.5pt"/>
    </style:style>
    <style:style style:name="T35" style:family="text">
      <style:text-properties fo:language="en" fo:country="US" officeooo:rsid="00ca9d25" style:font-size-asian="10.5pt"/>
    </style:style>
    <style:style style:name="T36" style:family="text">
      <style:text-properties fo:language="en" fo:country="US" officeooo:rsid="01a65a75" style:font-size-asian="10.5pt"/>
    </style:style>
    <style:style style:name="T37" style:family="text">
      <style:text-properties fo:language="en" fo:country="US" officeooo:rsid="002e260e" style:font-size-asian="10.5pt"/>
    </style:style>
    <style:style style:name="T38" style:family="text">
      <style:text-properties fo:language="en" fo:country="US" officeooo:rsid="00125a88" style:font-size-asian="10.5pt"/>
    </style:style>
    <style:style style:name="T39" style:family="text">
      <style:text-properties fo:language="en" fo:country="US" officeooo:rsid="001c4724" style:font-size-asian="10.5pt"/>
    </style:style>
    <style:style style:name="T40" style:family="text">
      <style:text-properties fo:language="en" fo:country="US" officeooo:rsid="001d0970" style:font-size-asian="10.5pt"/>
    </style:style>
    <style:style style:name="T41" style:family="text">
      <style:text-properties fo:language="en" fo:country="US" officeooo:rsid="0020ee73" style:font-size-asian="10.5pt"/>
    </style:style>
    <style:style style:name="T42" style:family="text">
      <style:text-properties fo:language="en" fo:country="US" officeooo:rsid="001f8981" style:font-size-asian="10.5pt"/>
    </style:style>
    <style:style style:name="T43" style:family="text">
      <style:text-properties fo:language="en" fo:country="US" officeooo:rsid="002229f4" style:font-size-asian="10.5pt"/>
    </style:style>
    <style:style style:name="T44" style:family="text">
      <style:text-properties fo:language="en" fo:country="US" officeooo:rsid="002df896" style:font-size-asian="10.5pt"/>
    </style:style>
    <style:style style:name="T45" style:family="text">
      <style:text-properties fo:language="en" fo:country="US" officeooo:rsid="002f6017" style:font-size-asian="10.5pt"/>
    </style:style>
    <style:style style:name="T46" style:family="text">
      <style:text-properties fo:language="en" fo:country="US" officeooo:rsid="0030e9cf" style:font-size-asian="10.5pt"/>
    </style:style>
    <style:style style:name="T47" style:family="text">
      <style:text-properties fo:language="en" fo:country="US" officeooo:rsid="00316c66" style:font-size-asian="10.5pt"/>
    </style:style>
    <style:style style:name="T48" style:family="text">
      <style:text-properties fo:language="en" fo:country="US" officeooo:rsid="00337dea" style:font-size-asian="10.5pt"/>
    </style:style>
    <style:style style:name="T49" style:family="text">
      <style:text-properties fo:language="en" fo:country="US" officeooo:rsid="0034da19" style:font-size-asian="10.5pt"/>
    </style:style>
    <style:style style:name="T50" style:family="text">
      <style:text-properties fo:language="en" fo:country="US" officeooo:rsid="003ef7a9" style:font-size-asian="10.5pt"/>
    </style:style>
    <style:style style:name="T51" style:family="text">
      <style:text-properties fo:language="en" fo:country="US" officeooo:rsid="003efed5" style:font-size-asian="10.5pt"/>
    </style:style>
    <style:style style:name="T52" style:family="text">
      <style:text-properties fo:language="en" fo:country="US" officeooo:rsid="0041f8ad" style:font-size-asian="10.5pt"/>
    </style:style>
    <style:style style:name="T53" style:family="text">
      <style:text-properties fo:language="en" fo:country="US" officeooo:rsid="0042f357" style:font-size-asian="10.5pt"/>
    </style:style>
    <style:style style:name="T54" style:family="text">
      <style:text-properties fo:language="en" fo:country="US" officeooo:rsid="00446046" style:font-size-asian="10.5pt"/>
    </style:style>
    <style:style style:name="T55" style:family="text">
      <style:text-properties fo:language="en" fo:country="US" officeooo:rsid="0046289a" style:font-size-asian="10.5pt"/>
    </style:style>
    <style:style style:name="T56" style:family="text">
      <style:text-properties fo:language="en" fo:country="US" officeooo:rsid="0046b5d2" style:font-size-asian="10.5pt"/>
    </style:style>
    <style:style style:name="T57" style:family="text">
      <style:text-properties fo:language="en" fo:country="US" officeooo:rsid="00471e6a" style:font-size-asian="10.5pt"/>
    </style:style>
    <style:style style:name="T58" style:family="text">
      <style:text-properties fo:language="en" fo:country="US" officeooo:rsid="00579de9" style:font-size-asian="10.5pt"/>
    </style:style>
    <style:style style:name="T59" style:family="text">
      <style:text-properties fo:language="en" fo:country="US" officeooo:rsid="00776803" style:font-size-asian="10.5pt"/>
    </style:style>
    <style:style style:name="T60" style:family="text">
      <style:text-properties fo:language="en" fo:country="US" officeooo:rsid="00a416fe" style:font-size-asian="10.5pt"/>
    </style:style>
    <style:style style:name="T61" style:family="text">
      <style:text-properties fo:language="en" fo:country="US" officeooo:rsid="010d906a" style:font-size-asian="10.5pt"/>
    </style:style>
    <style:style style:name="T62" style:family="text">
      <style:text-properties fo:language="en" fo:country="US" officeooo:rsid="017865a1" style:font-size-asian="10.5pt"/>
    </style:style>
    <style:style style:name="T63" style:family="text">
      <style:text-properties fo:language="en" fo:country="US" officeooo:rsid="01a2052e" style:font-size-asian="10.5pt"/>
    </style:style>
    <style:style style:name="T64" style:family="text">
      <style:text-properties fo:language="en" fo:country="US" officeooo:rsid="01aabb3e" style:font-size-asian="10.5pt"/>
    </style:style>
    <style:style style:name="T65" style:family="text">
      <style:text-properties fo:language="en" fo:country="US" officeooo:rsid="01c4d8f4" style:font-size-asian="10.5pt"/>
    </style:style>
    <style:style style:name="T66" style:family="text">
      <style:text-properties fo:language="en" fo:country="US" officeooo:rsid="02120f23" style:font-size-asian="10.5pt"/>
    </style:style>
    <style:style style:name="T67" style:family="text">
      <style:text-properties fo:language="en" fo:country="US" officeooo:rsid="0214018c" style:font-size-asian="10.5pt"/>
    </style:style>
    <style:style style:name="T68" style:family="text">
      <style:text-properties fo:language="en" fo:country="US" officeooo:rsid="032050df" style:font-size-asian="10.5pt"/>
    </style:style>
    <style:style style:name="T69" style:family="text">
      <style:text-properties fo:language="en" fo:country="US" officeooo:rsid="03248169" style:font-size-asian="10.5pt"/>
    </style:style>
    <style:style style:name="T70" style:family="text">
      <style:text-properties fo:language="en" fo:country="US" officeooo:rsid="0324c989" style:font-size-asian="10.5pt"/>
    </style:style>
    <style:style style:name="T71" style:family="text">
      <style:text-properties fo:language="en" fo:country="US" officeooo:rsid="01a5b37e" style:font-size-asian="10.5pt"/>
    </style:style>
    <style:style style:name="T72" style:family="text">
      <style:text-properties fo:language="en" fo:country="US" officeooo:rsid="0355b6d5" style:font-size-asian="10.5pt"/>
    </style:style>
    <style:style style:name="T73" style:family="text">
      <style:text-properties fo:language="en" fo:country="US" officeooo:rsid="03568de7" style:font-size-asian="10.5pt"/>
    </style:style>
    <style:style style:name="T74" style:family="text">
      <style:text-properties fo:language="en" fo:country="US" officeooo:rsid="03587758" style:font-size-asian="10.5pt"/>
    </style:style>
    <style:style style:name="T75" style:family="text">
      <style:text-properties fo:language="en" fo:country="US" officeooo:rsid="03597014" style:font-size-asian="10.5pt"/>
    </style:style>
    <style:style style:name="T76" style:family="text">
      <style:text-properties fo:language="en" fo:country="US" officeooo:rsid="035a7081" style:font-size-asian="10.5pt"/>
    </style:style>
    <style:style style:name="T77" style:family="text">
      <style:text-properties fo:language="en" fo:country="US" officeooo:rsid="035ae082" style:font-size-asian="10.5pt"/>
    </style:style>
    <style:style style:name="T78" style:family="text">
      <style:text-properties fo:language="en" fo:country="US" officeooo:rsid="035ba189" style:font-size-asian="10.5pt"/>
    </style:style>
    <style:style style:name="T79" style:family="text">
      <style:text-properties fo:language="en" fo:country="US" officeooo:rsid="035c0b73" style:font-size-asian="10.5pt"/>
    </style:style>
    <style:style style:name="T80" style:family="text">
      <style:text-properties fo:language="en" fo:country="US" officeooo:rsid="035dd8f6" style:font-size-asian="10.5pt"/>
    </style:style>
    <style:style style:name="T81" style:family="text">
      <style:text-properties fo:language="en" fo:country="US" officeooo:rsid="006a593a"/>
    </style:style>
    <style:style style:name="T82" style:family="text">
      <style:text-properties fo:language="en" fo:country="US" officeooo:rsid="00ebd6bc"/>
    </style:style>
    <style:style style:name="T83" style:family="text">
      <style:text-properties fo:language="en" fo:country="US" officeooo:rsid="0070a5b0"/>
    </style:style>
    <style:style style:name="T84" style:family="text">
      <style:text-properties fo:language="en" fo:country="US" officeooo:rsid="017865a1"/>
    </style:style>
    <style:style style:name="T85" style:family="text">
      <style:text-properties fo:language="en" fo:country="US" officeooo:rsid="0178bc6d"/>
    </style:style>
    <style:style style:name="T86" style:family="text">
      <style:text-properties fo:language="en" fo:country="US" officeooo:rsid="017a4cf4"/>
    </style:style>
    <style:style style:name="T87" style:family="text">
      <style:text-properties fo:language="en" fo:country="US" officeooo:rsid="01997d20"/>
    </style:style>
    <style:style style:name="T88" style:family="text">
      <style:text-properties fo:language="en" fo:country="US" officeooo:rsid="01cb80ab"/>
    </style:style>
    <style:style style:name="T89" style:family="text">
      <style:text-properties fo:language="en" fo:country="US" officeooo:rsid="031e6a86"/>
    </style:style>
    <style:style style:name="T90" style:family="text">
      <style:text-properties fo:language="en" fo:country="US" officeooo:rsid="032050df"/>
    </style:style>
    <style:style style:name="T91" style:family="text">
      <style:text-properties fo:language="en" fo:country="US" officeooo:rsid="0324df0e"/>
    </style:style>
    <style:style style:name="T92" style:family="text">
      <style:text-properties officeooo:rsid="01dff315"/>
    </style:style>
    <style:style style:name="T93" style:family="text">
      <style:text-properties officeooo:rsid="00189c9b"/>
    </style:style>
    <style:style style:name="T94" style:family="text">
      <style:text-properties officeooo:rsid="0070a5b0"/>
    </style:style>
    <style:style style:name="T95" style:family="text">
      <style:text-properties officeooo:rsid="03217ceb"/>
    </style:style>
    <style:style style:name="T96" style:family="text">
      <style:text-properties style:text-underline-style="solid" style:text-underline-width="auto" style:text-underline-color="font-color" fo:font-weight="normal" officeooo:rsid="00189c9b" style:font-weight-asian="normal" style:font-weight-complex="normal"/>
    </style:style>
    <style:style style:name="T97" style:family="text">
      <style:text-properties style:text-underline-style="solid" style:text-underline-width="auto" style:text-underline-color="font-color" fo:font-weight="normal" officeooo:rsid="00196e60" style:font-weight-asian="normal" style:font-weight-complex="normal"/>
    </style:style>
    <style:style style:name="T98" style:family="text">
      <style:text-properties style:text-underline-style="solid" style:text-underline-width="auto" style:text-underline-color="font-color" officeooo:rsid="00189c9b"/>
    </style:style>
    <style:style style:name="T99" style:family="text">
      <style:text-properties style:text-underline-style="solid" style:text-underline-width="auto" style:text-underline-color="font-color" officeooo:rsid="00196e60"/>
    </style:style>
    <style:style style:name="T100" style:family="text">
      <style:text-properties officeooo:rsid="00196e60"/>
    </style:style>
    <style:style style:name="T101" style:family="text">
      <style:text-properties officeooo:rsid="00da7287"/>
    </style:style>
    <style:style style:name="T102" style:family="text">
      <style:text-properties style:font-name="Liberation Serif1"/>
    </style:style>
    <style:style style:name="T103" style:family="text">
      <style:text-properties style:font-name="Liberation Serif1" officeooo:rsid="01bf4d43"/>
    </style:style>
    <style:style style:name="T104" style:family="text">
      <style:text-properties style:font-name="Liberation Serif1" officeooo:rsid="01bca4c8"/>
    </style:style>
    <style:style style:name="T105" style:family="text">
      <style:text-properties style:font-name="Liberation Serif1" officeooo:rsid="01be0869"/>
    </style:style>
    <style:style style:name="T106" style:family="text">
      <style:text-properties officeooo:rsid="01b25c77"/>
    </style:style>
    <style:style style:name="T107" style:family="text">
      <style:text-properties officeooo:rsid="02f7ad96"/>
    </style:style>
    <style:style style:name="T108" style:family="text">
      <style:text-properties officeooo:rsid="018f8e4e"/>
    </style:style>
    <style:style style:name="T109" style:family="text">
      <style:text-properties officeooo:rsid="01b74136"/>
    </style:style>
    <style:style style:name="T110" style:family="text">
      <style:text-properties officeooo:rsid="001760f2"/>
    </style:style>
    <style:style style:name="T111" style:family="text">
      <style:text-properties officeooo:rsid="002472de"/>
    </style:style>
    <style:style style:name="T112" style:family="text">
      <style:text-properties officeooo:rsid="0025b821"/>
    </style:style>
    <style:style style:name="T113" style:family="text">
      <style:text-properties officeooo:rsid="0026804f"/>
    </style:style>
    <style:style style:name="T114" style:family="text">
      <style:text-properties officeooo:rsid="002a6585"/>
    </style:style>
    <style:style style:name="T115" style:family="text">
      <style:text-properties officeooo:rsid="003344ef"/>
    </style:style>
    <style:style style:name="T116" style:family="text">
      <style:text-properties officeooo:rsid="003bae86"/>
    </style:style>
    <style:style style:name="T117" style:family="text">
      <style:text-properties officeooo:rsid="0046289a"/>
    </style:style>
    <style:style style:name="T118" style:family="text">
      <style:text-properties officeooo:rsid="004aa0bd"/>
    </style:style>
    <style:style style:name="T119" style:family="text">
      <style:text-properties officeooo:rsid="004b8bcc"/>
    </style:style>
    <style:style style:name="T120" style:family="text">
      <style:text-properties officeooo:rsid="004c4f0f"/>
    </style:style>
    <style:style style:name="T121" style:family="text">
      <style:text-properties officeooo:rsid="004f1c97"/>
    </style:style>
    <style:style style:name="T122" style:family="text">
      <style:text-properties officeooo:rsid="005247c0"/>
    </style:style>
    <style:style style:name="T123" style:family="text">
      <style:text-properties officeooo:rsid="005442d4"/>
    </style:style>
    <style:style style:name="T124" style:family="text">
      <style:text-properties officeooo:rsid="00579de9"/>
    </style:style>
    <style:style style:name="T125" style:family="text">
      <style:text-properties officeooo:rsid="005a8d62"/>
    </style:style>
    <style:style style:name="T126" style:family="text">
      <style:text-properties officeooo:rsid="005d8ac0"/>
    </style:style>
    <style:style style:name="T127" style:family="text">
      <style:text-properties officeooo:rsid="005e23f3"/>
    </style:style>
    <style:style style:name="T128" style:family="text">
      <style:text-properties officeooo:rsid="0061c191"/>
    </style:style>
    <style:style style:name="T129" style:family="text">
      <style:text-properties officeooo:rsid="006fd7af"/>
    </style:style>
    <style:style style:name="T130" style:family="text">
      <style:text-properties officeooo:rsid="00722fec"/>
    </style:style>
    <style:style style:name="T131" style:family="text">
      <style:text-properties officeooo:rsid="007493f4"/>
    </style:style>
    <style:style style:name="T132" style:family="text">
      <style:text-properties officeooo:rsid="007fedf3"/>
    </style:style>
    <style:style style:name="T133" style:family="text">
      <style:text-properties officeooo:rsid="00826079"/>
    </style:style>
    <style:style style:name="T134" style:family="text">
      <style:text-properties officeooo:rsid="00845076"/>
    </style:style>
    <style:style style:name="T135" style:family="text">
      <style:text-properties officeooo:rsid="0086e94a"/>
    </style:style>
    <style:style style:name="T136" style:family="text">
      <style:text-properties officeooo:rsid="009248c6"/>
    </style:style>
    <style:style style:name="T137" style:family="text">
      <style:text-properties officeooo:rsid="0095911a"/>
    </style:style>
    <style:style style:name="T138" style:family="text">
      <style:text-properties officeooo:rsid="009a642e"/>
    </style:style>
    <style:style style:name="T139" style:family="text">
      <style:text-properties officeooo:rsid="009b8122"/>
    </style:style>
    <style:style style:name="T140" style:family="text">
      <style:text-properties officeooo:rsid="009badca"/>
    </style:style>
    <style:style style:name="T141" style:family="text">
      <style:text-properties officeooo:rsid="00a0b3f3"/>
    </style:style>
    <style:style style:name="T142" style:family="text">
      <style:text-properties officeooo:rsid="00a44e9f"/>
    </style:style>
    <style:style style:name="T143" style:family="text">
      <style:text-properties officeooo:rsid="00a90ceb"/>
    </style:style>
    <style:style style:name="T144" style:family="text">
      <style:text-properties officeooo:rsid="00aae3fe"/>
    </style:style>
    <style:style style:name="T145" style:family="text">
      <style:text-properties officeooo:rsid="00ac2453"/>
    </style:style>
    <style:style style:name="T146" style:family="text">
      <style:text-properties officeooo:rsid="00ae23b2"/>
    </style:style>
    <style:style style:name="T147" style:family="text">
      <style:text-properties officeooo:rsid="00afc435"/>
    </style:style>
    <style:style style:name="T148" style:family="text">
      <style:text-properties fo:background-color="#ffff00" loext:char-shading-value="0"/>
    </style:style>
    <style:style style:name="T149" style:family="text">
      <style:text-properties officeooo:rsid="00b8655f" fo:background-color="#ffff00" loext:char-shading-value="0"/>
    </style:style>
    <style:style style:name="T150" style:family="text">
      <style:text-properties officeooo:rsid="01017452" fo:background-color="#ffff00" loext:char-shading-value="0"/>
    </style:style>
    <style:style style:name="T151" style:family="text">
      <style:text-properties officeooo:rsid="015e7cd6" fo:background-color="#ffff00" loext:char-shading-value="0"/>
    </style:style>
    <style:style style:name="T152" style:family="text">
      <style:text-properties officeooo:rsid="0246dc16" fo:background-color="#ffff00" loext:char-shading-value="0"/>
    </style:style>
    <style:style style:name="T153" style:family="text">
      <style:text-properties officeooo:rsid="02473af1" fo:background-color="#ffff00" loext:char-shading-value="0"/>
    </style:style>
    <style:style style:name="T154" style:family="text">
      <style:text-properties officeooo:rsid="024af53a" fo:background-color="#ffff00" loext:char-shading-value="0"/>
    </style:style>
    <style:style style:name="T155" style:family="text">
      <style:text-properties officeooo:rsid="024b8fc3" fo:background-color="#ffff00" loext:char-shading-value="0"/>
    </style:style>
    <style:style style:name="T156" style:family="text">
      <style:text-properties officeooo:rsid="02b184a1" fo:background-color="#ffff00" loext:char-shading-value="0"/>
    </style:style>
    <style:style style:name="T157" style:family="text">
      <style:text-properties officeooo:rsid="02b342a1" fo:background-color="#ffff00" loext:char-shading-value="0"/>
    </style:style>
    <style:style style:name="T158" style:family="text">
      <style:text-properties officeooo:rsid="02d6fc88" fo:background-color="#ffff00" loext:char-shading-value="0"/>
    </style:style>
    <style:style style:name="T159" style:family="text">
      <style:text-properties officeooo:rsid="02d79bcb" fo:background-color="#ffff00" loext:char-shading-value="0"/>
    </style:style>
    <style:style style:name="T160" style:family="text">
      <style:text-properties officeooo:rsid="031228a1" fo:background-color="#ffff00" loext:char-shading-value="0"/>
    </style:style>
    <style:style style:name="T161" style:family="text">
      <style:text-properties officeooo:rsid="031c2ce2" fo:background-color="#ffff00" loext:char-shading-value="0"/>
    </style:style>
    <style:style style:name="T162" style:family="text">
      <style:text-properties officeooo:rsid="0248ef63" fo:background-color="#ffff00" loext:char-shading-value="0"/>
    </style:style>
    <style:style style:name="T163" style:family="text">
      <style:text-properties officeooo:rsid="031a8fe2" fo:background-color="#ffff00" loext:char-shading-value="0"/>
    </style:style>
    <style:style style:name="T164" style:family="text">
      <style:text-properties officeooo:rsid="0233f6f2" fo:background-color="#ffff00" loext:char-shading-value="0"/>
    </style:style>
    <style:style style:name="T165" style:family="text">
      <style:text-properties officeooo:rsid="0248f01d" fo:background-color="#ffff00" loext:char-shading-value="0"/>
    </style:style>
    <style:style style:name="T166" style:family="text">
      <style:text-properties officeooo:rsid="00b2d5e2"/>
    </style:style>
    <style:style style:name="T167" style:family="text">
      <style:text-properties officeooo:rsid="00b6a883"/>
    </style:style>
    <style:style style:name="T168" style:family="text">
      <style:text-properties officeooo:rsid="00b8655f"/>
    </style:style>
    <style:style style:name="T169" style:family="text">
      <style:text-properties officeooo:rsid="00b8fddb"/>
    </style:style>
    <style:style style:name="T170" style:family="text">
      <style:text-properties officeooo:rsid="00bbc1b1"/>
    </style:style>
    <style:style style:name="T171" style:family="text">
      <style:text-properties officeooo:rsid="00bcd536"/>
    </style:style>
    <style:style style:name="T172" style:family="text">
      <style:text-properties officeooo:rsid="00c28576"/>
    </style:style>
    <style:style style:name="T173" style:family="text">
      <style:text-properties officeooo:rsid="00c3b996"/>
    </style:style>
    <style:style style:name="T174" style:family="text">
      <style:text-properties officeooo:rsid="00c61197"/>
    </style:style>
    <style:style style:name="T175" style:family="text">
      <style:text-properties officeooo:rsid="00cc2409"/>
    </style:style>
    <style:style style:name="T176" style:family="text">
      <style:text-properties officeooo:rsid="00d0e294"/>
    </style:style>
    <style:style style:name="T177" style:family="text">
      <style:text-properties officeooo:rsid="00d143a6"/>
    </style:style>
    <style:style style:name="T178" style:family="text">
      <style:text-properties officeooo:rsid="00d35cd5"/>
    </style:style>
    <style:style style:name="T179" style:family="text">
      <style:text-properties officeooo:rsid="00d636df"/>
    </style:style>
    <style:style style:name="T180" style:family="text">
      <style:text-properties officeooo:rsid="00d77320"/>
    </style:style>
    <style:style style:name="T181" style:family="text">
      <style:text-properties officeooo:rsid="00df7ea3"/>
    </style:style>
    <style:style style:name="T182" style:family="text">
      <style:text-properties officeooo:rsid="00e340f0"/>
    </style:style>
    <style:style style:name="T183" style:family="text">
      <style:text-properties officeooo:rsid="00e5ba18"/>
    </style:style>
    <style:style style:name="T184" style:family="text">
      <style:text-properties officeooo:rsid="00ea3ce0"/>
    </style:style>
    <style:style style:name="T185" style:family="text">
      <style:text-properties officeooo:rsid="0101adc7"/>
    </style:style>
    <style:style style:name="T186" style:family="text">
      <style:text-properties officeooo:rsid="0102ca89"/>
    </style:style>
    <style:style style:name="T187" style:family="text">
      <style:text-properties fo:color="#000000"/>
    </style:style>
    <style:style style:name="T188" style:family="text">
      <style:text-properties fo:color="#000000" officeooo:rsid="0102ca89"/>
    </style:style>
    <style:style style:name="T189" style:family="text">
      <style:text-properties fo:color="#000000" officeooo:rsid="029eae27"/>
    </style:style>
    <style:style style:name="T190" style:family="text">
      <style:text-properties fo:color="#000000" officeooo:rsid="029c6c5a"/>
    </style:style>
    <style:style style:name="T191" style:family="text">
      <style:text-properties fo:color="#000000" style:font-name="Liberation Mono2" fo:font-size="10pt" fo:language="zxx" fo:country="none" style:font-size-asian="10.5pt"/>
    </style:style>
    <style:style style:name="T192" style:family="text">
      <style:text-properties officeooo:rsid="01047606"/>
    </style:style>
    <style:style style:name="T193" style:family="text">
      <style:text-properties officeooo:rsid="0105cf1c"/>
    </style:style>
    <style:style style:name="T194" style:family="text">
      <style:text-properties officeooo:rsid="010607ef"/>
    </style:style>
    <style:style style:name="T195" style:family="text">
      <style:text-properties fo:background-color="transparent" loext:char-shading-value="0"/>
    </style:style>
    <style:style style:name="T196" style:family="text">
      <style:text-properties officeooo:rsid="02b342a1" fo:background-color="transparent" loext:char-shading-value="0"/>
    </style:style>
    <style:style style:name="T197" style:family="text">
      <style:text-properties officeooo:rsid="031c2ce2" fo:background-color="transparent" loext:char-shading-value="0"/>
    </style:style>
    <style:style style:name="T198" style:family="text">
      <style:text-properties officeooo:rsid="010ba2f4"/>
    </style:style>
    <style:style style:name="T199" style:family="text">
      <style:text-properties officeooo:rsid="010d906a"/>
    </style:style>
    <style:style style:name="T200" style:family="text">
      <style:text-properties officeooo:rsid="01105680"/>
    </style:style>
    <style:style style:name="T201" style:family="text">
      <style:text-properties officeooo:rsid="0111a143"/>
    </style:style>
    <style:style style:name="T202" style:family="text">
      <style:text-properties officeooo:rsid="01122094"/>
    </style:style>
    <style:style style:name="T203" style:family="text">
      <style:text-properties officeooo:rsid="0118990a"/>
    </style:style>
    <style:style style:name="T204" style:family="text">
      <style:text-properties officeooo:rsid="011a4a41"/>
    </style:style>
    <style:style style:name="T205" style:family="text">
      <style:text-properties officeooo:rsid="01233408"/>
    </style:style>
    <style:style style:name="T206" style:family="text">
      <style:text-properties officeooo:rsid="01239ad1"/>
    </style:style>
    <style:style style:name="T207" style:family="text">
      <style:text-properties officeooo:rsid="01254701"/>
    </style:style>
    <style:style style:name="T208" style:family="text">
      <style:text-properties officeooo:rsid="0126e3d3"/>
    </style:style>
    <style:style style:name="T209" style:family="text">
      <style:text-properties officeooo:rsid="011dc9ef"/>
    </style:style>
    <style:style style:name="T210" style:family="text">
      <style:text-properties officeooo:rsid="012c91df"/>
    </style:style>
    <style:style style:name="T211" style:family="text">
      <style:text-properties officeooo:rsid="012d8d39"/>
    </style:style>
    <style:style style:name="T212" style:family="text">
      <style:text-properties officeooo:rsid="012e0824"/>
    </style:style>
    <style:style style:name="T213" style:family="text">
      <style:text-properties officeooo:rsid="012ffaa8"/>
    </style:style>
    <style:style style:name="T214" style:family="text">
      <style:text-properties officeooo:rsid="0131ecd9"/>
    </style:style>
    <style:style style:name="T215" style:family="text">
      <style:text-properties officeooo:rsid="01336f13"/>
    </style:style>
    <style:style style:name="T216" style:family="text">
      <style:text-properties officeooo:rsid="01376e96"/>
    </style:style>
    <style:style style:name="T217" style:family="text">
      <style:text-properties officeooo:rsid="01386cd1"/>
    </style:style>
    <style:style style:name="T218" style:family="text">
      <style:text-properties officeooo:rsid="013cb5d4"/>
    </style:style>
    <style:style style:name="T219" style:family="text">
      <style:text-properties officeooo:rsid="013e462e"/>
    </style:style>
    <style:style style:name="T220" style:family="text">
      <style:text-properties officeooo:rsid="013f4ca0"/>
    </style:style>
    <style:style style:name="T221" style:family="text">
      <style:text-properties officeooo:rsid="01400c9d"/>
    </style:style>
    <style:style style:name="T222" style:family="text">
      <style:text-properties officeooo:rsid="014ac5aa"/>
    </style:style>
    <style:style style:name="T223" style:family="text">
      <style:text-properties officeooo:rsid="014dd10a"/>
    </style:style>
    <style:style style:name="T224" style:family="text">
      <style:text-properties officeooo:rsid="015389a7"/>
    </style:style>
    <style:style style:name="T225" style:family="text">
      <style:text-properties officeooo:rsid="015562c3"/>
    </style:style>
    <style:style style:name="T226" style:family="text">
      <style:text-properties officeooo:rsid="01571182"/>
    </style:style>
    <style:style style:name="T227" style:family="text">
      <style:text-properties officeooo:rsid="015912e5"/>
    </style:style>
    <style:style style:name="T228" style:family="text">
      <style:text-properties officeooo:rsid="015a14e8"/>
    </style:style>
    <style:style style:name="T229" style:family="text">
      <style:text-properties officeooo:rsid="015b5977"/>
    </style:style>
    <style:style style:name="T230" style:family="text">
      <style:text-properties officeooo:rsid="015e7cd6"/>
    </style:style>
    <style:style style:name="T231" style:family="text">
      <style:text-properties officeooo:rsid="0160677d"/>
    </style:style>
    <style:style style:name="T232" style:family="text">
      <style:text-properties officeooo:rsid="0165abf4"/>
    </style:style>
    <style:style style:name="T233" style:family="text">
      <style:text-properties officeooo:rsid="01687f31"/>
    </style:style>
    <style:style style:name="T234" style:family="text">
      <style:text-properties officeooo:rsid="016a0d63"/>
    </style:style>
    <style:style style:name="T235" style:family="text">
      <style:text-properties officeooo:rsid="016a5534"/>
    </style:style>
    <style:style style:name="T236" style:family="text">
      <style:text-properties officeooo:rsid="016aab0e"/>
    </style:style>
    <style:style style:name="T237" style:family="text">
      <style:text-properties officeooo:rsid="016bff80"/>
    </style:style>
    <style:style style:name="T238" style:family="text">
      <style:text-properties officeooo:rsid="016feb19"/>
    </style:style>
    <style:style style:name="T239" style:family="text">
      <style:text-properties officeooo:rsid="0127f7ce"/>
    </style:style>
    <style:style style:name="T240" style:family="text">
      <style:text-properties officeooo:rsid="017ed460"/>
    </style:style>
    <style:style style:name="T241" style:family="text">
      <style:text-properties officeooo:rsid="018440bf"/>
    </style:style>
    <style:style style:name="T242" style:family="text">
      <style:text-properties officeooo:rsid="0184e308"/>
    </style:style>
    <style:style style:name="T243" style:family="text">
      <style:text-properties officeooo:rsid="0194b2a9"/>
    </style:style>
    <style:style style:name="T244" style:family="text">
      <style:text-properties officeooo:rsid="01997d20"/>
    </style:style>
    <style:style style:name="T245" style:family="text">
      <style:text-properties officeooo:rsid="019a0503"/>
    </style:style>
    <style:style style:name="T246" style:family="text">
      <style:text-properties officeooo:rsid="019be7d2"/>
    </style:style>
    <style:style style:name="T247" style:family="text">
      <style:text-properties officeooo:rsid="019e8dd2"/>
    </style:style>
    <style:style style:name="T248" style:family="text">
      <style:text-properties officeooo:rsid="01b0be91"/>
    </style:style>
    <style:style style:name="T249" style:family="text">
      <style:text-properties officeooo:rsid="01bbb3c4"/>
    </style:style>
    <style:style style:name="T250" style:family="text">
      <style:text-properties officeooo:rsid="01bca4c8"/>
    </style:style>
    <style:style style:name="T251" style:family="text">
      <style:text-properties officeooo:rsid="01c696f2"/>
    </style:style>
    <style:style style:name="T252" style:family="text">
      <style:text-properties officeooo:rsid="01cd78c9"/>
    </style:style>
    <style:style style:name="T253" style:family="text">
      <style:text-properties officeooo:rsid="01d2b503"/>
    </style:style>
    <style:style style:name="T254" style:family="text">
      <style:text-properties officeooo:rsid="01d3570e"/>
    </style:style>
    <style:style style:name="T255" style:family="text">
      <style:text-properties officeooo:rsid="01d7f4af"/>
    </style:style>
    <style:style style:name="T256" style:family="text">
      <style:text-properties officeooo:rsid="01d910f8"/>
    </style:style>
    <style:style style:name="T257" style:family="text">
      <style:text-properties officeooo:rsid="01da10ef"/>
    </style:style>
    <style:style style:name="T258" style:family="text">
      <style:text-properties style:text-position="super 58%"/>
    </style:style>
    <style:style style:name="T259" style:family="text">
      <style:text-properties officeooo:rsid="01db2e26"/>
    </style:style>
    <style:style style:name="T260" style:family="text">
      <style:text-properties officeooo:rsid="01db6383"/>
    </style:style>
    <style:style style:name="T261" style:family="text">
      <style:text-properties officeooo:rsid="01dd2a5c"/>
    </style:style>
    <style:style style:name="T262" style:family="text">
      <style:text-properties officeooo:rsid="01e31d28"/>
    </style:style>
    <style:style style:name="T263" style:family="text">
      <style:text-properties officeooo:rsid="01e40d1c"/>
    </style:style>
    <style:style style:name="T264" style:family="text">
      <style:text-properties officeooo:rsid="01e59675"/>
    </style:style>
    <style:style style:name="T265" style:family="text">
      <style:text-properties officeooo:rsid="01e96931"/>
    </style:style>
    <style:style style:name="T266" style:family="text">
      <style:text-properties fo:background-color="#ff0000" loext:char-shading-value="0"/>
    </style:style>
    <style:style style:name="T267" style:family="text">
      <style:text-properties fo:color="#ffffff" fo:background-color="#ff0000" loext:char-shading-value="0"/>
    </style:style>
    <style:style style:name="T268" style:family="text">
      <style:text-properties officeooo:rsid="01f20b93"/>
    </style:style>
    <style:style style:name="T269" style:family="text">
      <style:text-properties officeooo:rsid="01f5949e"/>
    </style:style>
    <style:style style:name="T270" style:family="text">
      <style:text-properties officeooo:rsid="01f77e71"/>
    </style:style>
    <style:style style:name="T271" style:family="text">
      <style:text-properties officeooo:rsid="01fc7491"/>
    </style:style>
    <style:style style:name="T272" style:family="text">
      <style:text-properties officeooo:rsid="01ff475b"/>
    </style:style>
    <style:style style:name="T273" style:family="text">
      <style:text-properties officeooo:rsid="020083c8"/>
    </style:style>
    <style:style style:name="T274" style:family="text">
      <style:text-properties officeooo:rsid="0202444e"/>
    </style:style>
    <style:style style:name="T275" style:family="text">
      <style:text-properties officeooo:rsid="0202b686"/>
    </style:style>
    <style:style style:name="T276" style:family="text">
      <style:text-properties officeooo:rsid="020390b7"/>
    </style:style>
    <style:style style:name="T277" style:family="text">
      <style:text-properties officeooo:rsid="020c3e72"/>
    </style:style>
    <style:style style:name="T278" style:family="text">
      <style:text-properties officeooo:rsid="021465f1"/>
    </style:style>
    <style:style style:name="T279" style:family="text">
      <style:text-properties officeooo:rsid="02173c49"/>
    </style:style>
    <style:style style:name="T280" style:family="text">
      <style:text-properties officeooo:rsid="02177650"/>
    </style:style>
    <style:style style:name="T281" style:family="text">
      <style:text-properties officeooo:rsid="02197bb0"/>
    </style:style>
    <style:style style:name="T282" style:family="text">
      <style:text-properties officeooo:rsid="021da685"/>
    </style:style>
    <style:style style:name="T283" style:family="text">
      <style:text-properties officeooo:rsid="021e5444"/>
    </style:style>
    <style:style style:name="T284" style:family="text">
      <style:text-properties officeooo:rsid="021ef98b"/>
    </style:style>
    <style:style style:name="T285" style:family="text">
      <style:text-properties officeooo:rsid="0223c2d2"/>
    </style:style>
    <style:style style:name="T286" style:family="text">
      <style:text-properties officeooo:rsid="0223db74"/>
    </style:style>
    <style:style style:name="T287" style:family="text">
      <style:text-properties officeooo:rsid="022715ab"/>
    </style:style>
    <style:style style:name="T288" style:family="text">
      <style:text-properties officeooo:rsid="022720d4"/>
    </style:style>
    <style:style style:name="T289" style:family="text">
      <style:text-properties style:font-name="Liberation Serif"/>
    </style:style>
    <style:style style:name="T290" style:family="text">
      <style:text-properties style:font-name="Liberation Serif" officeooo:rsid="022715ab"/>
    </style:style>
    <style:style style:name="T291" style:family="text">
      <style:text-properties style:font-name="Liberation Serif" officeooo:rsid="0223db74"/>
    </style:style>
    <style:style style:name="T292" style:family="text">
      <style:text-properties style:font-name="Liberation Serif" officeooo:rsid="022ef4ea"/>
    </style:style>
    <style:style style:name="T293" style:family="text">
      <style:text-properties style:font-name="Liberation Serif" officeooo:rsid="023bb394"/>
    </style:style>
    <style:style style:name="T294" style:family="text">
      <style:text-properties style:font-name="Liberation Serif" officeooo:rsid="023cabc0"/>
    </style:style>
    <style:style style:name="T295" style:family="text">
      <style:text-properties officeooo:rsid="022900f6"/>
    </style:style>
    <style:style style:name="T296" style:family="text">
      <style:text-properties officeooo:rsid="022b8f97"/>
    </style:style>
    <style:style style:name="T297" style:family="text">
      <style:text-properties officeooo:rsid="022ce2cf"/>
    </style:style>
    <style:style style:name="T298" style:family="text">
      <style:text-properties style:font-name="Liberation Mono1" officeooo:rsid="0233f6f2"/>
    </style:style>
    <style:style style:name="T299" style:family="text">
      <style:text-properties style:font-name="Liberation Mono1" officeooo:rsid="0233f6f2" fo:background-color="#ffff00" loext:char-shading-value="0"/>
    </style:style>
    <style:style style:name="T300" style:family="text">
      <style:text-properties style:font-name="Liberation Mono1" officeooo:rsid="0248ef63" fo:background-color="#ffff00" loext:char-shading-value="0"/>
    </style:style>
    <style:style style:name="T301" style:family="text">
      <style:text-properties style:font-name="Liberation Mono1" officeooo:rsid="031a8fe2" fo:background-color="#ffff00" loext:char-shading-value="0"/>
    </style:style>
    <style:style style:name="T302" style:family="text">
      <style:text-properties style:font-name="Liberation Mono1" officeooo:rsid="0248ef63" fo:background-color="transparent" loext:char-shading-value="0"/>
    </style:style>
    <style:style style:name="T303" style:family="text">
      <style:text-properties style:font-name="Liberation Mono1" fo:font-size="9pt" officeooo:rsid="0233f6f2" fo:background-color="#ffff00" loext:char-shading-value="0" style:font-size-asian="9pt" style:font-size-complex="9pt"/>
    </style:style>
    <style:style style:name="T304" style:family="text">
      <style:text-properties style:font-name="Liberation Mono1" officeooo:rsid="031a8fe2"/>
    </style:style>
    <style:style style:name="T305" style:family="text">
      <style:text-properties officeooo:rsid="0235359f"/>
    </style:style>
    <style:style style:name="T306" style:family="text">
      <style:text-properties officeooo:rsid="02396836"/>
    </style:style>
    <style:style style:name="T307" style:family="text">
      <style:text-properties officeooo:rsid="023e179f"/>
    </style:style>
    <style:style style:name="T308" style:family="text">
      <style:text-properties officeooo:rsid="0246dc16"/>
    </style:style>
    <style:style style:name="T309" style:family="text">
      <style:text-properties officeooo:rsid="024d8fc6"/>
    </style:style>
    <style:style style:name="T310" style:family="text">
      <style:text-properties officeooo:rsid="024e86b1"/>
    </style:style>
    <style:style style:name="T311" style:family="text">
      <style:text-properties officeooo:rsid="024f78a5"/>
    </style:style>
    <style:style style:name="T312" style:family="text">
      <style:text-properties officeooo:rsid="0254abaa"/>
    </style:style>
    <style:style style:name="T313" style:family="text">
      <style:text-properties officeooo:rsid="0256ecc8"/>
    </style:style>
    <style:style style:name="T314" style:family="text">
      <style:text-properties officeooo:rsid="014b2b01"/>
    </style:style>
    <style:style style:name="T315" style:family="text">
      <style:text-properties officeooo:rsid="02599299"/>
    </style:style>
    <style:style style:name="T316" style:family="text">
      <style:text-properties officeooo:rsid="025b02d4"/>
    </style:style>
    <style:style style:name="T317" style:family="text">
      <style:text-properties officeooo:rsid="025efc6b"/>
    </style:style>
    <style:style style:name="T318" style:family="text">
      <style:text-properties officeooo:rsid="02607ae0"/>
    </style:style>
    <style:style style:name="T319" style:family="text">
      <style:text-properties officeooo:rsid="0264b890"/>
    </style:style>
    <style:style style:name="T320" style:family="text">
      <style:text-properties officeooo:rsid="0265ddf3"/>
    </style:style>
    <style:style style:name="T321" style:family="text">
      <style:text-properties officeooo:rsid="02674bed"/>
    </style:style>
    <style:style style:name="T322" style:family="text">
      <style:text-properties officeooo:rsid="026966fc"/>
    </style:style>
    <style:style style:name="T323" style:family="text">
      <style:text-properties officeooo:rsid="0269efb3"/>
    </style:style>
    <style:style style:name="T324" style:family="text">
      <style:text-properties officeooo:rsid="0270a685"/>
    </style:style>
    <style:style style:name="T325" style:family="text">
      <style:text-properties officeooo:rsid="027297af"/>
    </style:style>
    <style:style style:name="T326" style:family="text">
      <style:text-properties officeooo:rsid="0278c6a7"/>
    </style:style>
    <style:style style:name="T327" style:family="text">
      <style:text-properties officeooo:rsid="027cce77"/>
    </style:style>
    <style:style style:name="T328" style:family="text">
      <style:text-properties officeooo:rsid="02818c92"/>
    </style:style>
    <style:style style:name="T329" style:family="text">
      <style:text-properties officeooo:rsid="0284d85a"/>
    </style:style>
    <style:style style:name="T330" style:family="text">
      <style:text-properties officeooo:rsid="028676d7"/>
    </style:style>
    <style:style style:name="T331" style:family="text">
      <style:text-properties officeooo:rsid="0287fe2f"/>
    </style:style>
    <style:style style:name="T332" style:family="text">
      <style:text-properties officeooo:rsid="028a214b"/>
    </style:style>
    <style:style style:name="T333" style:family="text">
      <style:text-properties officeooo:rsid="028c0ced"/>
    </style:style>
    <style:style style:name="T334" style:family="text">
      <style:text-properties officeooo:rsid="0299bbec"/>
    </style:style>
    <style:style style:name="T335" style:family="text">
      <style:text-properties officeooo:rsid="029a84e3"/>
    </style:style>
    <style:style style:name="T336" style:family="text">
      <style:text-properties officeooo:rsid="02a1c7c8"/>
    </style:style>
    <style:style style:name="T337" style:family="text">
      <style:text-properties officeooo:rsid="02a68967"/>
    </style:style>
    <style:style style:name="T338" style:family="text">
      <style:text-properties officeooo:rsid="02b184a1"/>
    </style:style>
    <style:style style:name="T339" style:family="text">
      <style:text-properties fo:font-size="10pt" officeooo:rsid="02b184a1" fo:background-color="#ffff00" loext:char-shading-value="0" style:font-size-asian="10pt" style:font-size-complex="10pt"/>
    </style:style>
    <style:style style:name="T340" style:family="text">
      <style:text-properties fo:font-size="10pt" officeooo:rsid="02b184a1" fo:background-color="transparent" loext:char-shading-value="0" style:font-size-asian="10pt" style:font-size-complex="10pt"/>
    </style:style>
    <style:style style:name="T341" style:family="text">
      <style:text-properties officeooo:rsid="02b342a1"/>
    </style:style>
    <style:style style:name="T342" style:family="text">
      <style:text-properties officeooo:rsid="02b6a3b8"/>
    </style:style>
    <style:style style:name="T343" style:family="text">
      <style:text-properties officeooo:rsid="02bb7bfd"/>
    </style:style>
    <style:style style:name="T344" style:family="text">
      <style:text-properties officeooo:rsid="02bcbd9d"/>
    </style:style>
    <style:style style:name="T345" style:family="text">
      <style:text-properties officeooo:rsid="02c4c33f"/>
    </style:style>
    <style:style style:name="T346" style:family="text">
      <style:text-properties officeooo:rsid="02c5a3dd"/>
    </style:style>
    <style:style style:name="T347" style:family="text">
      <style:text-properties officeooo:rsid="02c6e8d1"/>
    </style:style>
    <style:style style:name="T348" style:family="text">
      <style:text-properties officeooo:rsid="02c897aa"/>
    </style:style>
    <style:style style:name="T349" style:family="text">
      <style:text-properties officeooo:rsid="02c9e2d7"/>
    </style:style>
    <style:style style:name="T350" style:family="text">
      <style:text-properties officeooo:rsid="02cac1c8"/>
    </style:style>
    <style:style style:name="T351" style:family="text">
      <style:text-properties officeooo:rsid="02cb15ac"/>
    </style:style>
    <style:style style:name="T352" style:family="text">
      <style:text-properties officeooo:rsid="02ce80dd"/>
    </style:style>
    <style:style style:name="T353" style:family="text">
      <style:text-properties officeooo:rsid="02d5b911"/>
    </style:style>
    <style:style style:name="T354" style:family="text">
      <style:text-properties officeooo:rsid="02dc19e4"/>
    </style:style>
    <style:style style:name="T355" style:family="text">
      <style:text-properties officeooo:rsid="02ddbea1"/>
    </style:style>
    <style:style style:name="T356" style:family="text">
      <style:text-properties officeooo:rsid="02e2091c"/>
    </style:style>
    <style:style style:name="T357" style:family="text">
      <style:text-properties officeooo:rsid="02e3c6c7"/>
    </style:style>
    <style:style style:name="T358" style:family="text">
      <style:text-properties officeooo:rsid="02e585cc"/>
    </style:style>
    <style:style style:name="T359" style:family="text">
      <style:text-properties officeooo:rsid="02e6655e"/>
    </style:style>
    <style:style style:name="T360" style:family="text">
      <style:text-properties officeooo:rsid="02e7ae63"/>
    </style:style>
    <style:style style:name="T361" style:family="text">
      <style:text-properties officeooo:rsid="02e8703b"/>
    </style:style>
    <style:style style:name="T362" style:family="text">
      <style:text-properties officeooo:rsid="02eb94e2"/>
    </style:style>
    <style:style style:name="T363" style:family="text">
      <style:text-properties officeooo:rsid="02eccae2"/>
    </style:style>
    <style:style style:name="T364" style:family="text">
      <style:text-properties officeooo:rsid="02edfc1b"/>
    </style:style>
    <style:style style:name="T365" style:family="text">
      <style:text-properties officeooo:rsid="02f02add"/>
    </style:style>
    <style:style style:name="T366" style:family="text">
      <style:text-properties officeooo:rsid="02f25b9f"/>
    </style:style>
    <style:style style:name="T367" style:family="text">
      <style:text-properties officeooo:rsid="02f27bac"/>
    </style:style>
    <style:style style:name="T368" style:family="text">
      <style:text-properties officeooo:rsid="02fc0b8f"/>
    </style:style>
    <style:style style:name="T369" style:family="text">
      <style:text-properties officeooo:rsid="02fe3ba9"/>
    </style:style>
    <style:style style:name="T370" style:family="text">
      <style:text-properties officeooo:rsid="02fe7c34"/>
    </style:style>
    <style:style style:name="T371" style:family="text">
      <style:text-properties officeooo:rsid="02ff9333"/>
    </style:style>
    <style:style style:name="T372" style:family="text">
      <style:text-properties officeooo:rsid="03018fe2"/>
    </style:style>
    <style:style style:name="T373" style:family="text">
      <style:text-properties officeooo:rsid="03023c48"/>
    </style:style>
    <style:style style:name="T374" style:family="text">
      <style:text-properties officeooo:rsid="03052cbc"/>
    </style:style>
    <style:style style:name="T375" style:family="text">
      <style:text-properties officeooo:rsid="03058027"/>
    </style:style>
    <style:style style:name="T376" style:family="text">
      <style:text-properties officeooo:rsid="030a0c39"/>
    </style:style>
    <style:style style:name="T377" style:family="text">
      <style:text-properties officeooo:rsid="030d878b"/>
    </style:style>
    <style:style style:name="T378" style:family="text">
      <style:text-properties officeooo:rsid="031176b6"/>
    </style:style>
    <style:style style:name="T379" style:family="text">
      <style:text-properties officeooo:rsid="031228a1"/>
    </style:style>
    <style:style style:name="T380" style:family="text">
      <style:text-properties officeooo:rsid="0313cd41"/>
    </style:style>
    <style:style style:name="T381" style:family="text">
      <style:text-properties officeooo:rsid="0318e92a"/>
    </style:style>
    <style:style style:name="T382" style:family="text">
      <style:text-properties fo:font-size="9pt" style:font-size-asian="9pt" style:font-size-complex="9pt"/>
    </style:style>
    <style:style style:name="T383" style:family="text">
      <style:text-properties fo:font-size="9pt" officeooo:rsid="0233f6f2" fo:background-color="#ffff00" loext:char-shading-value="0" style:font-size-asian="9pt" style:font-size-complex="9pt"/>
    </style:style>
    <style:style style:name="T384" style:family="text">
      <style:text-properties officeooo:rsid="031c2ce2"/>
    </style:style>
    <style:style style:name="T385" style:family="text">
      <style:text-properties officeooo:rsid="031e6a86"/>
    </style:style>
    <style:style style:name="T386" style:family="text">
      <style:text-properties officeooo:rsid="032050df"/>
    </style:style>
    <style:style style:name="T387" style:family="text">
      <style:text-properties officeooo:rsid="032114d0"/>
    </style:style>
    <style:style style:name="T388" style:family="text">
      <style:text-properties officeooo:rsid="0323438b"/>
    </style:style>
    <style:style style:name="T389" style:family="text">
      <style:text-properties officeooo:rsid="03248169"/>
    </style:style>
    <style:style style:name="T390" style:family="text">
      <style:text-properties officeooo:rsid="0324c989"/>
    </style:style>
    <style:style style:name="T391" style:family="text">
      <style:text-properties officeooo:rsid="0324df0e"/>
    </style:style>
    <style:style style:name="T392" style:family="text">
      <style:text-properties officeooo:rsid="0326405d"/>
    </style:style>
    <style:style style:name="T393" style:family="text">
      <style:text-properties officeooo:rsid="005247c0" style:font-size-asian="10.5pt" style:language-asian="zxx" style:country-asian="none" style:language-complex="zxx" style:country-complex="none"/>
    </style:style>
    <style:style style:name="T394" style:family="text">
      <style:text-properties style:language-asian="zxx" style:country-asian="none" style:language-complex="zxx" style:country-complex="none"/>
    </style:style>
    <style:style style:name="T395" style:family="text">
      <style:text-properties officeooo:rsid="0233f6f2"/>
    </style:style>
    <style:style style:name="T396" style:family="text">
      <style:text-properties fo:font-weight="bold"/>
    </style:style>
    <style:style style:name="T397" style:family="text">
      <style:text-properties style:use-window-font-color="true"/>
    </style:style>
    <style:style style:name="T398"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399"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00" style:family="text">
      <style:text-properties style:use-window-font-color="true" style:font-name="Liberation Serif" officeooo:rsid="0329e083"/>
    </style:style>
    <style:style style:name="T401" style:family="text">
      <style:text-properties style:use-window-font-color="true" style:font-name="Liberation Serif" officeooo:rsid="032bcc1e"/>
    </style:style>
    <style:style style:name="T402" style:family="text">
      <style:text-properties style:use-window-font-color="true" style:font-name="Liberation Mono1" officeooo:rsid="0329e083"/>
    </style:style>
    <style:style style:name="T403" style:family="text">
      <style:text-properties style:use-window-font-color="true" style:font-name="Liberation Mono1" officeooo:rsid="032bcc1e"/>
    </style:style>
    <style:style style:name="T404" style:family="text">
      <style:text-properties style:use-window-font-color="true" style:font-name="Liberation Mono1" fo:font-size="10pt" officeooo:rsid="0329e083" style:font-size-asian="10pt" style:font-size-complex="10pt"/>
    </style:style>
    <style:style style:name="T405" style:family="text">
      <style:text-properties style:use-window-font-color="true" style:font-name="Liberation Mono1" fo:font-size="10pt" officeooo:rsid="032bcc1e" style:font-size-asian="10pt" style:font-size-complex="10pt"/>
    </style:style>
    <style:style style:name="T406" style:family="text">
      <style:text-properties officeooo:rsid="033627a0"/>
    </style:style>
    <style:style style:name="T407" style:family="text">
      <style:text-properties officeooo:rsid="03374843"/>
    </style:style>
    <style:style style:name="T408" style:family="text">
      <style:text-properties officeooo:rsid="0338e615"/>
    </style:style>
    <style:style style:name="T409" style:family="text">
      <style:text-properties officeooo:rsid="0339de9b"/>
    </style:style>
    <style:style style:name="T410" style:family="text">
      <style:text-properties officeooo:rsid="033b58e6"/>
    </style:style>
    <style:style style:name="T411" style:family="text">
      <style:text-properties officeooo:rsid="033cc2a0"/>
    </style:style>
    <style:style style:name="T412" style:family="text">
      <style:text-properties officeooo:rsid="033dab8b"/>
    </style:style>
    <style:style style:name="T413" style:family="text">
      <style:text-properties officeooo:rsid="033e5767"/>
    </style:style>
    <style:style style:name="T414" style:family="text">
      <style:text-properties officeooo:rsid="033f92ba"/>
    </style:style>
    <style:style style:name="T415" style:family="text">
      <style:text-properties officeooo:rsid="0340398b"/>
    </style:style>
    <style:style style:name="T416" style:family="text">
      <style:text-properties officeooo:rsid="0340dc72"/>
    </style:style>
    <style:style style:name="T417" style:family="text">
      <style:text-properties officeooo:rsid="0346810f"/>
    </style:style>
    <style:style style:name="T418" style:family="text">
      <style:text-properties officeooo:rsid="0348ec42"/>
    </style:style>
    <style:style style:name="T419" style:family="text">
      <style:text-properties officeooo:rsid="0349b66e"/>
    </style:style>
    <style:style style:name="T420" style:family="text">
      <style:text-properties officeooo:rsid="034d820b"/>
    </style:style>
    <style:style style:name="T421" style:family="text">
      <style:text-properties officeooo:rsid="03501709"/>
    </style:style>
    <style:style style:name="T422" style:family="text">
      <style:text-properties officeooo:rsid="035486c5"/>
    </style:style>
    <style:style style:name="T423" style:family="text">
      <style:text-properties officeooo:rsid="035d735c"/>
    </style:style>
    <style:style style:name="T424" style:family="text">
      <style:text-properties officeooo:rsid="036102a3"/>
    </style:style>
    <style:style style:name="T425" style:family="text">
      <style:text-properties officeooo:rsid="03616a60"/>
    </style:style>
    <style:style style:name="T426" style:family="text">
      <style:text-properties fo:color="#008000" style:font-name="Liberation Mono2" fo:font-size="10pt" fo:language="zxx" fo:country="none" style:font-size-asian="10.5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38674912" text:id="ct38674912">
          <text:insertion>
            <office:change-info>
              <dc:creator>Unbekannter Autor</dc:creator>
              <dc:date>2016-08-19T10:15:00</dc:date>
            </office:change-info>
          </text:insertion>
        </text:changed-region>
        <text:changed-region xml:id="ct36963056" text:id="ct36963056">
          <text:deletion>
            <office:change-info>
              <dc:creator>Unknown Author</dc:creator>
              <dc:date>2015-12-07T22:21:00</dc:date>
            </office:change-info>
            <text:p text:style-name="P1"><text:span text:style-name="T1">T</text:span></text:p>
          </text:deletion>
        </text:changed-region>
        <text:changed-region xml:id="ct34144208" text:id="ct34144208">
          <text:insertion>
            <office:change-info>
              <dc:creator>Unknown Author</dc:creator>
              <dc:date>2015-12-07T22:21:00</dc:date>
            </office:change-info>
          </text:insertion>
        </text:changed-region>
        <text:changed-region xml:id="ct36960720" text:id="ct36960720">
          <text:deletion>
            <office:change-info>
              <dc:creator>Unbekannter Autor</dc:creator>
              <dc:date>2016-08-19T10:15:00</dc:date>
            </office:change-info>
            <text:p text:style-name="P2"/>
            <text:p text:style-name="P2"/>
            <text:p text:style-name="P2"/>
            <text:p text:style-name="P2"/>
            <text:p text:style-name="P2"/>
          </text:deletion>
        </text:changed-region>
        <text:changed-region xml:id="ct37022704" text:id="ct37022704">
          <text:deletion>
            <office:change-info>
              <dc:creator>Unbekannter Autor</dc:creator>
              <dc:date>2016-08-19T10:15:00</dc:date>
            </office:change-info>
            <text:p text:style-name="P2"/>
            <text:p text:style-name="P2"/>
            <text:p text:style-name="P2"/>
            <text:p text:style-name="P2"/>
          </text:deletion>
        </text:changed-region>
        <text:changed-region xml:id="ct36970320" text:id="ct36970320">
          <text:deletion>
            <office:change-info>
              <dc:creator>Unknown Author</dc:creator>
              <dc:date>2015-12-07T22:35:00</dc:date>
            </office:change-info>
            <text:p text:style-name="P3"><text:span text:style-name="T2">T</text:span></text:p>
          </text:deletion>
        </text:changed-region>
        <text:changed-region xml:id="ct37089600" text:id="ct37089600">
          <text:insertion>
            <office:change-info>
              <dc:creator>Unknown Author</dc:creator>
              <dc:date>2015-12-07T22:35:00</dc:date>
            </office:change-info>
          </text:insertion>
        </text:changed-region>
        <text:changed-region xml:id="ct37163936" text:id="ct37163936">
          <text:deletion>
            <office:change-info>
              <dc:creator>Unknown Author</dc:creator>
              <dc:date>2015-12-07T22:52:00</dc:date>
            </office:change-info>
            <text:p text:style-name="P3"><text:span text:style-name="T3"><text:s/>it to the public</text:span>.</text:p>
          </text:deletion>
        </text:changed-region>
        <text:changed-region xml:id="ct37654704" text:id="ct37654704">
          <text:deletion>
            <office:change-info>
              <dc:creator>Unknown Author</dc:creator>
              <dc:date>2015-12-07T22:37:00</dc:date>
            </office:change-info>
            <text:p text:style-name="P3"><text:span text:style-name="T3">e</text:span></text:p>
          </text:deletion>
        </text:changed-region>
        <text:changed-region xml:id="ct37160864" text:id="ct37160864">
          <text:deletion>
            <office:change-info>
              <dc:creator>Unknown Author</dc:creator>
              <dc:date>2015-12-07T22:52:00</dc:date>
            </office:change-info>
            <text:p text:style-name="P3"><text:span text:style-name="T3">releas</text:span></text:p>
          </text:deletion>
        </text:changed-region>
        <text:changed-region xml:id="ct37033488" text:id="ct37033488">
          <text:deletion>
            <office:change-info>
              <dc:creator>Unknown Author</dc:creator>
              <dc:date>2015-12-07T22:37:00</dc:date>
            </office:change-info>
            <text:p text:style-name="P3"><text:span text:style-name="T3">finally </text:span></text:p>
          </text:deletion>
        </text:changed-region>
        <text:changed-region xml:id="ct37157792" text:id="ct37157792">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37162320" text:id="ct37162320">
          <text:deletion>
            <office:change-info>
              <dc:creator>Unknown Author</dc:creator>
              <dc:date>2015-12-07T22:37:00</dc:date>
            </office:change-info>
            <text:p text:style-name="P3"><text:s/>till </text:p>
          </text:deletion>
        </text:changed-region>
        <text:changed-region xml:id="ct37148816" text:id="ct37148816">
          <text:deletion>
            <office:change-info>
              <dc:creator>Unknown Author</dc:creator>
              <dc:date>2015-12-07T22:52:00</dc:date>
            </office:change-info>
            <text:p text:style-name="P3"><text:span text:style-name="T3">the code and create content</text:span></text:p>
          </text:deletion>
        </text:changed-region>
        <text:changed-region xml:id="ct37156864" text:id="ct37156864">
          <text:deletion>
            <office:change-info>
              <dc:creator>Unknown Author</dc:creator>
              <dc:date>2015-12-07T22:37:00</dc:date>
            </office:change-info>
            <text:p text:style-name="P3"><text:span text:style-name="T3">ing </text:span></text:p>
          </text:deletion>
        </text:changed-region>
        <text:changed-region xml:id="ct37161840" text:id="ct37161840">
          <text:deletion>
            <office:change-info>
              <dc:creator>Unknown Author</dc:creator>
              <dc:date>2015-12-07T22:52:00</dc:date>
            </office:change-info>
            <text:p text:style-name="P3"><text:span text:style-name="T3">writ</text:span></text:p>
          </text:deletion>
        </text:changed-region>
        <text:changed-region xml:id="ct37147472" text:id="ct37147472">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37154256" text:id="ct37154256">
          <text:deletion>
            <office:change-info>
              <dc:creator>Unknown Author</dc:creator>
              <dc:date>2015-12-07T22:44:00</dc:date>
            </office:change-info>
            <text:p text:style-name="P3"><text:s/>a game from </text:p>
          </text:deletion>
        </text:changed-region>
        <text:changed-region xml:id="ct37144192" text:id="ct37144192">
          <text:deletion>
            <office:change-info>
              <dc:creator>Unknown Author</dc:creator>
              <dc:date>2015-12-07T22:36:00</dc:date>
            </office:change-info>
            <text:p text:style-name="P3">creation</text:p>
          </text:deletion>
        </text:changed-region>
        <text:changed-region xml:id="ct37137504" text:id="ct37137504">
          <text:deletion>
            <office:change-info>
              <dc:creator>Unknown Author</dc:creator>
              <dc:date>2015-12-07T22:44:00</dc:date>
            </office:change-info>
            <text:p text:style-name="P3"><text:span text:style-name="T3">It will teach you how you can </text:span></text:p>
          </text:deletion>
        </text:changed-region>
        <text:changed-region xml:id="ct37182800" text:id="ct37182800">
          <text:insertion>
            <office:change-info>
              <dc:creator>Unknown Author</dc:creator>
              <dc:date>2015-12-07T22:52:00</dc:date>
            </office:change-info>
          </text:insertion>
        </text:changed-region>
        <text:changed-region xml:id="ct37189008" text:id="ct37189008">
          <text:deletion>
            <office:change-info>
              <dc:creator>Unknown Author</dc:creator>
              <dc:date>2015-12-07T22:37:00</dc:date>
            </office:change-info>
            <text:p text:style-name="P3"><text:span text:style-name="T4">Also i</text:span></text:p>
          </text:deletion>
        </text:changed-region>
        <text:changed-region xml:id="ct37187968" text:id="ct37187968">
          <text:insertion>
            <office:change-info>
              <dc:creator>Unknown Author</dc:creator>
              <dc:date>2015-12-07T22:37:00</dc:date>
            </office:change-info>
          </text:insertion>
        </text:changed-region>
        <text:changed-region xml:id="ct37229504" text:id="ct37229504">
          <text:insertion>
            <office:change-info>
              <dc:creator>Unknown Author</dc:creator>
              <dc:date>2015-12-07T22:37:00</dc:date>
            </office:change-info>
          </text:insertion>
        </text:changed-region>
        <text:changed-region xml:id="ct37259648" text:id="ct37259648">
          <text:insertion>
            <office:change-info>
              <dc:creator>Unknown Author</dc:creator>
              <dc:date>2015-12-07T22:39:00</dc:date>
            </office:change-info>
          </text:insertion>
        </text:changed-region>
        <text:changed-region xml:id="ct37265616" text:id="ct37265616">
          <text:insertion>
            <office:change-info>
              <dc:creator>Unknown Author</dc:creator>
              <dc:date>2015-12-07T22:40:00</dc:date>
            </office:change-info>
          </text:insertion>
        </text:changed-region>
        <text:changed-region xml:id="ct37277632" text:id="ct37277632">
          <text:deletion>
            <office:change-info>
              <dc:creator>Unknown Author</dc:creator>
              <dc:date>2015-12-07T22:40:00</dc:date>
            </office:change-info>
            <text:p text:style-name="P3"><text:span text:style-name="T4"><text:s/>with </text:span></text:p>
          </text:deletion>
        </text:changed-region>
        <text:changed-region xml:id="ct37297520" text:id="ct37297520">
          <text:insertion>
            <office:change-info>
              <dc:creator>Unknown Author</dc:creator>
              <dc:date>2015-12-07T22:40:00</dc:date>
            </office:change-info>
          </text:insertion>
        </text:changed-region>
        <text:changed-region xml:id="ct37314464" text:id="ct37314464">
          <text:deletion>
            <office:change-info>
              <dc:creator>Unknown Author</dc:creator>
              <dc:date>2015-12-07T22:40:00</dc:date>
            </office:change-info>
            <text:p text:style-name="P3"><text:span text:style-name="T4">mostly </text:span></text:p>
          </text:deletion>
        </text:changed-region>
        <text:changed-region xml:id="ct37332160" text:id="ct37332160">
          <text:deletion>
            <office:change-info>
              <dc:creator>Unknown Author</dc:creator>
              <dc:date>2015-12-07T22:40:00</dc:date>
            </office:change-info>
            <text:p text:style-name="P3"><text:span text:style-name="T4"><text:s/>so you get the knowledge </text:span></text:p>
          </text:deletion>
        </text:changed-region>
        <text:changed-region xml:id="ct37343296" text:id="ct37343296">
          <text:insertion>
            <office:change-info>
              <dc:creator>Unknown Author</dc:creator>
              <dc:date>2015-12-07T22:40:00</dc:date>
            </office:change-info>
          </text:insertion>
        </text:changed-region>
        <text:changed-region xml:id="ct37403024" text:id="ct37403024">
          <text:deletion>
            <office:change-info>
              <dc:creator>Unknown Author</dc:creator>
              <dc:date>2015-12-07T22:40:00</dc:date>
            </office:change-info>
            <text:p text:style-name="P3"><text:span text:style-name="T4">but can also quickly </text:span></text:p>
          </text:deletion>
        </text:changed-region>
        <text:changed-region xml:id="ct37406432" text:id="ct37406432">
          <text:deletion>
            <office:change-info>
              <dc:creator>Unknown Author</dc:creator>
              <dc:date>2015-12-07T22:40:00</dc:date>
            </office:change-info>
            <text:p text:style-name="P3"><text:span text:style-name="T4">, </text:span></text:p>
          </text:deletion>
        </text:changed-region>
        <text:changed-region xml:id="ct38386080" text:id="ct38386080">
          <text:insertion>
            <office:change-info>
              <dc:creator>Unknown Author</dc:creator>
              <dc:date>2015-12-07T22:40:00</dc:date>
            </office:change-info>
          </text:insertion>
        </text:changed-region>
        <text:changed-region xml:id="ct38609664" text:id="ct38609664">
          <text:deletion>
            <office:change-info>
              <dc:creator>Unknown Author</dc:creator>
              <dc:date>2015-12-07T22:38:00</dc:date>
            </office:change-info>
            <text:p text:style-name="P4"><text:span text:style-name="T5">Though, b</text:span></text:p>
          </text:deletion>
        </text:changed-region>
        <text:changed-region xml:id="ct38608160" text:id="ct38608160">
          <text:insertion>
            <office:change-info>
              <dc:creator>Unknown Author</dc:creator>
              <dc:date>2015-12-07T22:38:00</dc:date>
            </office:change-info>
          </text:insertion>
        </text:changed-region>
        <text:changed-region xml:id="ct38595488" text:id="ct38595488">
          <text:deletion>
            <office:change-info>
              <dc:creator>Unknown Author</dc:creator>
              <dc:date>2015-12-07T22:24:00</dc:date>
            </office:change-info>
            <text:p text:style-name="P4"><text:span text:style-name="T5">T</text:span></text:p>
          </text:deletion>
        </text:changed-region>
        <text:changed-region xml:id="ct34064512" text:id="ct34064512">
          <text:insertion>
            <office:change-info>
              <dc:creator>Unknown Author</dc:creator>
              <dc:date>2015-12-07T22:24:00</dc:date>
            </office:change-info>
          </text:insertion>
        </text:changed-region>
        <text:changed-region xml:id="ct36829200" text:id="ct36829200">
          <text:insertion>
            <office:change-info>
              <dc:creator>Unknown Author</dc:creator>
              <dc:date>2015-12-07T22:38:00</dc:date>
            </office:change-info>
          </text:insertion>
        </text:changed-region>
        <text:changed-region xml:id="ct36863696" text:id="ct36863696">
          <text:deletion>
            <office:change-info>
              <dc:creator>Unknown Author</dc:creator>
              <dc:date>2015-12-07T22:25:00</dc:date>
            </office:change-info>
            <text:p text:style-name="P4"><text:span text:style-name="T5"><text:s/>from the start</text:span></text:p>
          </text:deletion>
        </text:changed-region>
        <text:changed-region xml:id="ct36938784" text:id="ct36938784">
          <text:deletion>
            <office:change-info>
              <dc:creator>Unknown Author</dc:creator>
              <dc:date>2015-12-07T22:25:00</dc:date>
            </office:change-info>
            <text:p text:style-name="P4"><text:span text:style-name="T5">T</text:span></text:p>
          </text:deletion>
        </text:changed-region>
        <text:changed-region xml:id="ct37000480" text:id="ct37000480">
          <text:insertion>
            <office:change-info>
              <dc:creator>Unknown Author</dc:creator>
              <dc:date>2015-12-07T22:25:00</dc:date>
            </office:change-info>
          </text:insertion>
        </text:changed-region>
        <text:changed-region xml:id="ct37059312" text:id="ct37059312">
          <text:deletion>
            <office:change-info>
              <dc:creator>Unknown Author</dc:creator>
              <dc:date>2015-12-07T22:25:00</dc:date>
            </office:change-info>
            <text:p text:style-name="P4"><text:span text:style-name="T5">Panda3D </text:span></text:p>
          </text:deletion>
        </text:changed-region>
        <text:changed-region xml:id="ct36953792" text:id="ct36953792">
          <text:insertion>
            <office:change-info>
              <dc:creator>Unknown Author</dc:creator>
              <dc:date>2015-12-07T22:25:00</dc:date>
            </office:change-info>
          </text:insertion>
        </text:changed-region>
        <text:changed-region xml:id="ct37128960" text:id="ct37128960">
          <text:deletion>
            <office:change-info>
              <dc:creator>Unknown Author</dc:creator>
              <dc:date>2015-12-07T22:25:00</dc:date>
            </office:change-info>
            <text:p text:style-name="P4"><text:span text:style-name="T5">p</text:span></text:p>
          </text:deletion>
        </text:changed-region>
        <text:changed-region xml:id="ct37157280" text:id="ct37157280">
          <text:insertion>
            <office:change-info>
              <dc:creator>Unknown Author</dc:creator>
              <dc:date>2015-12-07T22:25:00</dc:date>
            </office:change-info>
          </text:insertion>
        </text:changed-region>
        <text:changed-region xml:id="ct37254544" text:id="ct37254544">
          <text:deletion>
            <office:change-info>
              <dc:creator>Unknown Author</dc:creator>
              <dc:date>2015-12-07T22:26:00</dc:date>
            </office:change-info>
            <text:p text:style-name="P4"><text:span text:style-name="T5">T</text:span></text:p>
          </text:deletion>
        </text:changed-region>
        <text:changed-region xml:id="ct37348736" text:id="ct37348736">
          <text:insertion>
            <office:change-info>
              <dc:creator>Unknown Author</dc:creator>
              <dc:date>2015-12-07T22:26:00</dc:date>
            </office:change-info>
          </text:insertion>
        </text:changed-region>
        <text:changed-region xml:id="ct36851424" text:id="ct36851424">
          <text:insertion>
            <office:change-info>
              <dc:creator>Unknown Author</dc:creator>
              <dc:date>2015-12-07T22:51:00</dc:date>
            </office:change-info>
          </text:insertion>
        </text:changed-region>
        <text:changed-region xml:id="ct38426784" text:id="ct38426784">
          <text:insertion>
            <office:change-info>
              <dc:creator>Unknown Author</dc:creator>
              <dc:date>2015-12-07T22:26:00</dc:date>
            </office:change-info>
          </text:insertion>
        </text:changed-region>
        <text:changed-region xml:id="ct37327504" text:id="ct37327504">
          <text:deletion>
            <office:change-info>
              <dc:creator>Unknown Author</dc:creator>
              <dc:date>2015-12-07T22:51:00</dc:date>
            </office:change-info>
            <text:p text:style-name="P4"><text:span text:style-name="T6">panda3d</text:span></text:p>
          </text:deletion>
        </text:changed-region>
        <text:changed-region xml:id="ct38663120" text:id="ct38663120">
          <text:insertion>
            <office:change-info>
              <dc:creator>Unknown Author</dc:creator>
              <dc:date>2015-12-07T22:51:00</dc:date>
            </office:change-info>
          </text:insertion>
        </text:changed-region>
        <text:changed-region xml:id="ct37145136" text:id="ct37145136">
          <text:deletion>
            <office:change-info>
              <dc:creator>Unknown Author</dc:creator>
              <dc:date>2015-12-07T22:51:00</dc:date>
            </office:change-info>
            <text:p text:style-name="P4"><text:span text:style-name="T6">L</text:span></text:p>
          </text:deletion>
        </text:changed-region>
        <text:changed-region xml:id="ct36835216" text:id="ct36835216">
          <text:insertion>
            <office:change-info>
              <dc:creator>Unknown Author</dc:creator>
              <dc:date>2015-12-07T22:51:00</dc:date>
            </office:change-info>
          </text:insertion>
        </text:changed-region>
        <text:changed-region xml:id="ct38668704" text:id="ct38668704">
          <text:deletion>
            <office:change-info>
              <dc:creator>Unknown Author</dc:creator>
              <dc:date>2015-12-07T22:26:00</dc:date>
            </office:change-info>
            <text:p text:style-name="P4"><text:span text:style-name="T7">Also a</text:span></text:p>
          </text:deletion>
        </text:changed-region>
        <text:changed-region xml:id="ct36948016" text:id="ct36948016">
          <text:insertion>
            <office:change-info>
              <dc:creator>Unknown Author</dc:creator>
              <dc:date>2015-12-07T22:26:00</dc:date>
            </office:change-info>
          </text:insertion>
        </text:changed-region>
        <text:changed-region xml:id="ct36877632" text:id="ct36877632">
          <text:insertion>
            <office:change-info>
              <dc:creator>Unknown Author</dc:creator>
              <dc:date>2015-12-07T22:26:00</dc:date>
            </office:change-info>
          </text:insertion>
        </text:changed-region>
        <text:changed-region xml:id="ct37274912" text:id="ct37274912">
          <text:insertion>
            <office:change-info>
              <dc:creator>Unknown Author</dc:creator>
              <dc:date>2015-12-07T22:27:00</dc:date>
            </office:change-info>
          </text:insertion>
        </text:changed-region>
        <text:changed-region xml:id="ct37105632" text:id="ct37105632">
          <text:deletion>
            <office:change-info>
              <dc:creator>Unknown Author</dc:creator>
              <dc:date>2015-12-07T22:27:00</dc:date>
            </office:change-info>
            <text:p text:style-name="P4"><text:span text:style-name="T7">other non coding </text:span></text:p>
          </text:deletion>
        </text:changed-region>
        <text:changed-region xml:id="ct37104912" text:id="ct37104912">
          <text:insertion>
            <office:change-info>
              <dc:creator>Unknown Author</dc:creator>
              <dc:date>2015-12-07T22:27:00</dc:date>
            </office:change-info>
          </text:insertion>
        </text:changed-region>
        <text:changed-region xml:id="ct38664272" text:id="ct38664272">
          <text:deletion>
            <office:change-info>
              <dc:creator>Unknown Author</dc:creator>
              <dc:date>2015-12-07T22:27:00</dc:date>
            </office:change-info>
            <text:p text:style-name="P4"><text:span text:style-name="T7">things like </text:span></text:p>
          </text:deletion>
        </text:changed-region>
        <text:changed-region xml:id="ct38694768" text:id="ct38694768">
          <text:deletion>
            <office:change-info>
              <dc:creator>Unknown Author</dc:creator>
              <dc:date>2015-12-07T22:27:00</dc:date>
            </office:change-info>
            <text:p text:style-name="P4"><text:span text:style-name="T7"><text:s/>even though not that in depth</text:span></text:p>
          </text:deletion>
        </text:changed-region>
        <text:changed-region xml:id="ct38701840" text:id="ct38701840">
          <text:deletion>
            <office:change-info>
              <dc:creator>Unknown Author</dc:creator>
              <dc:date>2015-12-07T22:40:00</dc:date>
            </office:change-info>
            <text:p text:style-name="P4"><text:span text:style-name="T7">various parts </text:span></text:p>
          </text:deletion>
        </text:changed-region>
        <text:changed-region xml:id="ct36812640" text:id="ct36812640">
          <text:insertion>
            <office:change-info>
              <dc:creator>Unknown Author</dc:creator>
              <dc:date>2015-12-07T22:40:00</dc:date>
            </office:change-info>
          </text:insertion>
        </text:changed-region>
        <text:changed-region xml:id="ct36827824" text:id="ct36827824">
          <text:deletion>
            <office:change-info>
              <dc:creator>Unknown Author</dc:creator>
              <dc:date>2015-12-07T22:40:00</dc:date>
            </office:change-info>
            <text:p text:style-name="P4"><text:span text:style-name="T7">of </text:span></text:p>
          </text:deletion>
        </text:changed-region>
        <text:changed-region xml:id="ct36987984" text:id="ct36987984">
          <text:insertion>
            <office:change-info>
              <dc:creator>Unknown Author</dc:creator>
              <dc:date>2015-12-07T22:40:00</dc:date>
            </office:change-info>
          </text:insertion>
        </text:changed-region>
        <text:changed-region xml:id="ct36969024" text:id="ct36969024">
          <text:deletion>
            <office:change-info>
              <dc:creator>Unknown Author</dc:creator>
              <dc:date>2015-12-07T22:40:00</dc:date>
            </office:change-info>
            <text:p text:style-name="P4"><text:span text:style-name="T7"><text:s/></text:span></text:p>
          </text:deletion>
        </text:changed-region>
        <text:changed-region xml:id="ct36989968" text:id="ct36989968">
          <text:insertion>
            <office:change-info>
              <dc:creator>Unknown Author</dc:creator>
              <dc:date>2015-12-07T22:40:00</dc:date>
            </office:change-info>
          </text:insertion>
        </text:changed-region>
        <text:changed-region xml:id="ct36951632" text:id="ct36951632">
          <text:insertion>
            <office:change-info>
              <dc:creator>Unknown Author</dc:creator>
              <dc:date>2015-12-07T22:40:00</dc:date>
            </office:change-info>
          </text:insertion>
        </text:changed-region>
        <text:changed-region xml:id="ct38605152" text:id="ct38605152">
          <text:insertion>
            <office:change-info>
              <dc:creator>Unknown Author</dc:creator>
              <dc:date>2015-12-07T22:43:00</dc:date>
            </office:change-info>
          </text:insertion>
        </text:changed-region>
        <text:changed-region xml:id="ct36938064" text:id="ct36938064">
          <text:deletion>
            <office:change-info>
              <dc:creator>Unknown Author</dc:creator>
              <dc:date>2015-12-07T22:41:00</dc:date>
            </office:change-info>
            <text:p text:style-name="P4"><text:span text:style-name="T8"><text:s/></text:span></text:p>
          </text:deletion>
        </text:changed-region>
        <text:changed-region xml:id="ct37074480" text:id="ct37074480">
          <text:insertion>
            <office:change-info>
              <dc:creator>Unknown Author</dc:creator>
              <dc:date>2015-12-07T22:41:00</dc:date>
            </office:change-info>
          </text:insertion>
        </text:changed-region>
        <text:changed-region xml:id="ct37022224" text:id="ct37022224">
          <text:deletion>
            <office:change-info>
              <dc:creator>Unknown Author</dc:creator>
              <dc:date>2015-12-07T22:42:00</dc:date>
            </office:change-info>
            <text:p text:style-name="P4"><text:span text:style-name="T8"><text:s/>attendant to it</text:span></text:p>
          </text:deletion>
        </text:changed-region>
        <text:changed-region xml:id="ct36850880" text:id="ct36850880">
          <text:deletion>
            <office:change-info>
              <dc:creator>Unknown Author</dc:creator>
              <dc:date>2015-12-07T22:29:00</dc:date>
            </office:change-info>
            <text:p text:style-name="P5"><text:span text:style-name="T7">T</text:span></text:p>
          </text:deletion>
        </text:changed-region>
        <text:changed-region xml:id="ct37240704" text:id="ct37240704">
          <text:insertion>
            <office:change-info>
              <dc:creator>Unknown Author</dc:creator>
              <dc:date>2015-12-07T22:29:00</dc:date>
            </office:change-info>
          </text:insertion>
        </text:changed-region>
        <text:changed-region xml:id="ct37003008" text:id="ct37003008">
          <text:insertion>
            <office:change-info>
              <dc:creator>Unknown Author</dc:creator>
              <dc:date>2015-12-07T22:47:00</dc:date>
            </office:change-info>
          </text:insertion>
        </text:changed-region>
        <text:changed-region xml:id="ct36861584" text:id="ct36861584">
          <text:deletion>
            <office:change-info>
              <dc:creator>Unknown Author</dc:creator>
              <dc:date>2015-12-07T22:46:00</dc:date>
            </office:change-info>
            <text:p text:style-name="P5"><text:span text:style-name="T7">which </text:span></text:p>
          </text:deletion>
        </text:changed-region>
        <text:changed-region xml:id="ct37208960" text:id="ct37208960">
          <text:insertion>
            <office:change-info>
              <dc:creator>Unknown Author</dc:creator>
              <dc:date>2015-12-07T22:46:00</dc:date>
            </office:change-info>
          </text:insertion>
        </text:changed-region>
        <text:changed-region xml:id="ct37256176" text:id="ct37256176">
          <text:deletion>
            <office:change-info>
              <dc:creator>Unknown Author</dc:creator>
              <dc:date>2015-12-07T22:29:00</dc:date>
            </office:change-info>
            <text:p text:style-name="P5"><text:span text:style-name="T7">within</text:span></text:p>
          </text:deletion>
        </text:changed-region>
        <text:changed-region xml:id="ct36812080" text:id="ct36812080">
          <text:insertion>
            <office:change-info>
              <dc:creator>Unknown Author</dc:creator>
              <dc:date>2015-12-07T22:29:00</dc:date>
            </office:change-info>
          </text:insertion>
        </text:changed-region>
        <text:changed-region xml:id="ct38774928" text:id="ct38774928">
          <text:deletion>
            <office:change-info>
              <dc:creator>Unknown Author</dc:creator>
              <dc:date>2015-12-07T22:47:00</dc:date>
            </office:change-info>
            <text:p text:style-name="P5"><text:span text:style-name="T7"><text:s/>even if you don't have artistic or writing skills,</text:span></text:p>
          </text:deletion>
        </text:changed-region>
        <text:changed-region xml:id="ct36854816" text:id="ct36854816">
          <text:insertion>
            <office:change-info>
              <dc:creator>Unknown Author</dc:creator>
              <dc:date>2015-12-07T22:29:00</dc:date>
            </office:change-info>
          </text:insertion>
        </text:changed-region>
        <text:changed-region xml:id="ct36845552" text:id="ct36845552">
          <text:deletion>
            <office:change-info>
              <dc:creator>Unknown Author</dc:creator>
              <dc:date>2015-12-07T22:29:00</dc:date>
            </office:change-info>
            <text:p text:style-name="P5"><text:span text:style-name="T7">from</text:span></text:p>
          </text:deletion>
        </text:changed-region>
        <text:changed-region xml:id="ct36729264" text:id="ct36729264">
          <text:insertion>
            <office:change-info>
              <dc:creator>Unknown Author</dc:creator>
              <dc:date>2015-12-07T22:29:00</dc:date>
            </office:change-info>
          </text:insertion>
        </text:changed-region>
        <text:changed-region xml:id="ct38680080" text:id="ct38680080">
          <text:insertion>
            <office:change-info>
              <dc:creator>Unknown Author</dc:creator>
              <dc:date>2015-12-07T22:47:00</dc:date>
            </office:change-info>
          </text:insertion>
        </text:changed-region>
        <text:changed-region xml:id="ct36849136" text:id="ct36849136">
          <text:deletion>
            <office:change-info>
              <dc:creator>Unknown Author</dc:creator>
              <dc:date>2015-12-07T22:29:00</dc:date>
            </office:change-info>
            <text:p text:style-name="P5"><text:span text:style-name="T9">Same goes for the other direction</text:span></text:p>
          </text:deletion>
        </text:changed-region>
        <text:changed-region xml:id="ct36855360" text:id="ct36855360">
          <text:insertion>
            <office:change-info>
              <dc:creator>Unknown Author</dc:creator>
              <dc:date>2015-12-07T22:29:00</dc:date>
            </office:change-info>
          </text:insertion>
        </text:changed-region>
        <text:changed-region xml:id="ct36876864" text:id="ct36876864">
          <text:deletion>
            <office:change-info>
              <dc:creator>Unknown Author</dc:creator>
              <dc:date>2015-12-07T22:29:00</dc:date>
            </office:change-info>
            <text:p text:style-name="P5"><text:span text:style-name="T9">,</text:span></text:p>
          </text:deletion>
        </text:changed-region>
        <text:changed-region xml:id="ct36851648" text:id="ct36851648">
          <text:insertion>
            <office:change-info>
              <dc:creator>Unknown Author</dc:creator>
              <dc:date>2015-12-07T22:29:00</dc:date>
            </office:change-info>
          </text:insertion>
        </text:changed-region>
        <text:changed-region xml:id="ct36851872" text:id="ct36851872">
          <text:deletion>
            <office:change-info>
              <dc:creator>Unknown Author</dc:creator>
              <dc:date>2015-12-07T22:29:00</dc:date>
            </office:change-info>
            <text:p text:style-name="P5"><text:span text:style-name="T9">s </text:span></text:p>
          </text:deletion>
        </text:changed-region>
        <text:changed-region xml:id="ct36840768" text:id="ct36840768">
          <text:insertion>
            <office:change-info>
              <dc:creator>Unknown Author</dc:creator>
              <dc:date>2015-12-07T22:29:00</dc:date>
            </office:change-info>
          </text:insertion>
        </text:changed-region>
        <text:changed-region xml:id="ct36840992" text:id="ct36840992">
          <text:deletion>
            <office:change-info>
              <dc:creator>Unknown Author</dc:creator>
              <dc:date>2015-12-07T22:30:00</dc:date>
            </office:change-info>
            <text:p text:style-name="P6"><text:span text:style-name="T9">N</text:span><text:span text:style-name="T5">otes for Artists</text:span></text:p>
          </text:deletion>
        </text:changed-region>
        <text:changed-region xml:id="ct36896896" text:id="ct36896896">
          <text:insertion>
            <office:change-info>
              <dc:creator>Unknown Author</dc:creator>
              <dc:date>2015-12-07T22:30:00</dc:date>
            </office:change-info>
          </text:insertion>
        </text:changed-region>
        <text:changed-region xml:id="ct36946608" text:id="ct36946608">
          <text:deletion>
            <office:change-info>
              <dc:creator>Unknown Author</dc:creator>
              <dc:date>2015-12-07T22:30:00</dc:date>
            </office:change-info>
            <text:p text:style-name="P6"><text:span text:style-name="T5">,</text:span></text:p>
          </text:deletion>
        </text:changed-region>
        <text:changed-region xml:id="ct36824240" text:id="ct36824240">
          <text:deletion>
            <office:change-info>
              <dc:creator>Unknown Author</dc:creator>
              <dc:date>2015-12-07T22:30:00</dc:date>
            </office:change-info>
            <text:p text:style-name="P6"><text:span text:style-name="T5">whatnot</text:span></text:p>
          </text:deletion>
        </text:changed-region>
        <text:changed-region xml:id="ct36880112" text:id="ct36880112">
          <text:insertion>
            <office:change-info>
              <dc:creator>Unknown Author</dc:creator>
              <dc:date>2015-12-07T22:30:00</dc:date>
            </office:change-info>
          </text:insertion>
        </text:changed-region>
        <text:changed-region xml:id="ct36880336" text:id="ct36880336">
          <text:deletion>
            <office:change-info>
              <dc:creator>Unknown Author</dc:creator>
              <dc:date>2015-12-07T22:38:00</dc:date>
            </office:change-info>
            <text:p text:style-name="P6"><text:span text:style-name="T5">and also </text:span></text:p>
          </text:deletion>
        </text:changed-region>
        <text:changed-region xml:id="ct37019824" text:id="ct37019824">
          <text:insertion>
            <office:change-info>
              <dc:creator>Unknown Author</dc:creator>
              <dc:date>2015-12-07T22:38:00</dc:date>
            </office:change-info>
          </text:insertion>
        </text:changed-region>
        <text:changed-region xml:id="ct37020048" text:id="ct37020048">
          <text:deletion>
            <office:change-info>
              <dc:creator>Unknown Author</dc:creator>
              <dc:date>2015-12-07T22:30:00</dc:date>
            </office:change-info>
            <text:p text:style-name="P6"><text:span text:style-name="T5">s </text:span></text:p>
          </text:deletion>
        </text:changed-region>
        <text:changed-region xml:id="ct37034400" text:id="ct37034400">
          <text:insertion>
            <office:change-info>
              <dc:creator>Unknown Author</dc:creator>
              <dc:date>2015-12-07T22:30:00</dc:date>
            </office:change-info>
          </text:insertion>
        </text:changed-region>
        <text:changed-region xml:id="ct37086832" text:id="ct37086832">
          <text:deletion>
            <office:change-info>
              <dc:creator>Unknown Author</dc:creator>
              <dc:date>2015-12-07T22:31:00</dc:date>
            </office:change-info>
            <text:p text:style-name="P7">, there </text:p>
          </text:deletion>
        </text:changed-region>
        <text:changed-region xml:id="ct37175008" text:id="ct37175008">
          <text:insertion>
            <office:change-info>
              <dc:creator>Unknown Author</dc:creator>
              <dc:date>2015-12-07T22:31:00</dc:date>
            </office:change-info>
          </text:insertion>
        </text:changed-region>
        <text:changed-region xml:id="ct37249440" text:id="ct37249440">
          <text:deletion>
            <office:change-info>
              <dc:creator>Unknown Author</dc:creator>
              <dc:date>2015-12-07T22:31:00</dc:date>
            </office:change-info>
            <text:p text:style-name="P7">So </text:p>
          </text:deletion>
        </text:changed-region>
        <text:changed-region xml:id="ct37230320" text:id="ct37230320">
          <text:insertion>
            <office:change-info>
              <dc:creator>Unknown Author</dc:creator>
              <dc:date>2015-12-07T22:31:00</dc:date>
            </office:change-info>
          </text:insertion>
        </text:changed-region>
        <text:changed-region xml:id="ct37286368" text:id="ct37286368">
          <text:deletion>
            <office:change-info>
              <dc:creator>Unknown Author</dc:creator>
              <dc:date>2015-12-07T22:52:00</dc:date>
            </office:change-info>
            <text:p text:style-name="P7">how to track </text:p>
          </text:deletion>
        </text:changed-region>
        <text:changed-region xml:id="ct37340048" text:id="ct37340048">
          <text:insertion>
            <office:change-info>
              <dc:creator>Unknown Author</dc:creator>
              <dc:date>2015-12-07T22:52:00</dc:date>
            </office:change-info>
          </text:insertion>
        </text:changed-region>
        <text:changed-region xml:id="ct37047328" text:id="ct37047328">
          <text:deletion>
            <office:change-info>
              <dc:creator>Unknown Author</dc:creator>
              <dc:date>2015-12-07T22:31:00</dc:date>
            </office:change-info>
            <text:p text:style-name="P8">Here w</text:p>
          </text:deletion>
        </text:changed-region>
        <text:changed-region xml:id="ct38604448" text:id="ct38604448">
          <text:insertion>
            <office:change-info>
              <dc:creator>Unknown Author</dc:creator>
              <dc:date>2015-12-07T22:31:00</dc:date>
            </office:change-info>
          </text:insertion>
        </text:changed-region>
        <text:changed-region xml:id="ct37237344" text:id="ct37237344">
          <text:deletion>
            <office:change-info>
              <dc:creator>Unknown Author</dc:creator>
              <dc:date>2015-12-07T22:31:00</dc:date>
            </office:change-info>
            <text:p text:style-name="P8">starting </text:p>
          </text:deletion>
        </text:changed-region>
        <text:changed-region xml:id="ct37233952" text:id="ct37233952">
          <text:insertion>
            <office:change-info>
              <dc:creator>Unknown Author</dc:creator>
              <dc:date>2015-12-07T22:31:00</dc:date>
            </office:change-info>
          </text:insertion>
        </text:changed-region>
        <text:changed-region xml:id="ct37313664" text:id="ct37313664">
          <text:deletion>
            <office:change-info>
              <dc:creator>Unknown Author</dc:creator>
              <dc:date>2015-12-07T22:31:00</dc:date>
            </office:change-info>
            <text:p text:style-name="P8">to </text:p>
          </text:deletion>
        </text:changed-region>
        <text:changed-region xml:id="ct37199056" text:id="ct37199056">
          <text:insertion>
            <office:change-info>
              <dc:creator>Unknown Author</dc:creator>
              <dc:date>2015-12-07T22:31:00</dc:date>
            </office:change-info>
          </text:insertion>
        </text:changed-region>
        <text:changed-region xml:id="ct37205088" text:id="ct37205088">
          <text:deletion>
            <office:change-info>
              <dc:creator>Unknown Author</dc:creator>
              <dc:date>2015-12-07T22:32:00</dc:date>
            </office:change-info>
            <text:p text:style-name="P8">get </text:p>
          </text:deletion>
        </text:changed-region>
        <text:changed-region xml:id="ct37024624" text:id="ct37024624">
          <text:insertion>
            <office:change-info>
              <dc:creator>Unknown Author</dc:creator>
              <dc:date>2015-12-07T22:32:00</dc:date>
            </office:change-info>
          </text:insertion>
        </text:changed-region>
        <text:changed-region xml:id="ct37326976" text:id="ct37326976">
          <text:deletion>
            <office:change-info>
              <dc:creator>Unknown Author</dc:creator>
              <dc:date>2015-12-07T22:32:00</dc:date>
            </office:change-info>
            <text:p text:style-name="P8">down </text:p>
          </text:deletion>
        </text:changed-region>
        <text:changed-region xml:id="ct36930544" text:id="ct36930544">
          <text:insertion>
            <office:change-info>
              <dc:creator>Unknown Author</dc:creator>
              <dc:date>2015-12-07T22:32:00</dc:date>
            </office:change-info>
          </text:insertion>
        </text:changed-region>
        <text:changed-region xml:id="ct37164656" text:id="ct37164656">
          <text:deletion>
            <office:change-info>
              <dc:creator>Unknown Author</dc:creator>
              <dc:date>2015-12-07T22:32:00</dc:date>
            </office:change-info>
            <text:p text:style-name="P9"><text:span text:style-name="T10">and hence can be used for every type of game and every type of gameengine, it will even be useful for board or card games if you like to create those too. </text:span></text:p>
          </text:deletion>
        </text:changed-region>
        <text:changed-region xml:id="ct37170112" text:id="ct37170112">
          <text:insertion>
            <office:change-info>
              <dc:creator>Unknown Author</dc:creator>
              <dc:date>2015-12-07T22:32:00</dc:date>
            </office:change-info>
          </text:insertion>
        </text:changed-region>
        <text:changed-region xml:id="ct37239312" text:id="ct37239312">
          <text:insertion>
            <office:change-info>
              <dc:creator>Unknown Author</dc:creator>
              <dc:date>2015-12-07T22:33:00</dc:date>
            </office:change-info>
          </text:insertion>
        </text:changed-region>
        <text:changed-region xml:id="ct36900064" text:id="ct36900064">
          <text:deletion>
            <office:change-info>
              <dc:creator>Unbekannter Autor</dc:creator>
              <dc:date>2016-04-23T18:43:00</dc:date>
            </office:change-info>
            <text:p text:style-name="P9"/>
            <text:p text:style-name="P9"/>
          </text:deletion>
        </text:changed-region>
        <text:changed-region xml:id="ct36937840" text:id="ct36937840">
          <text:deletion>
            <office:change-info>
              <dc:creator>Unknown Author</dc:creator>
              <dc:date>2015-12-07T22:33:00</dc:date>
            </office:change-info>
            <text:p text:style-name="P7"><text:s/>as quick as </text:p>
          </text:deletion>
        </text:changed-region>
        <text:changed-region xml:id="ct37110976" text:id="ct37110976">
          <text:insertion>
            <office:change-info>
              <dc:creator>Unknown Author</dc:creator>
              <dc:date>2015-12-07T22:33:00</dc:date>
            </office:change-info>
          </text:insertion>
        </text:changed-region>
        <text:changed-region xml:id="ct36961264" text:id="ct36961264">
          <text:deletion>
            <office:change-info>
              <dc:creator>Unknown Author</dc:creator>
              <dc:date>2015-12-07T22:33:00</dc:date>
            </office:change-info>
            <text:p text:style-name="P7"><text:s/></text:p>
          </text:deletion>
        </text:changed-region>
        <text:changed-region xml:id="ct36992592" text:id="ct36992592">
          <text:insertion>
            <office:change-info>
              <dc:creator>Unknown Author</dc:creator>
              <dc:date>2015-12-07T22:33:00</dc:date>
            </office:change-info>
          </text:insertion>
        </text:changed-region>
        <text:changed-region xml:id="ct37103040" text:id="ct37103040">
          <text:deletion>
            <office:change-info>
              <dc:creator>Unknown Author</dc:creator>
              <dc:date>2015-12-07T22:33:00</dc:date>
            </office:change-info>
            <text:p text:style-name="P7">and they can </text:p>
          </text:deletion>
        </text:changed-region>
        <text:changed-region xml:id="ct36837664" text:id="ct36837664">
          <text:insertion>
            <office:change-info>
              <dc:creator>Unknown Author</dc:creator>
              <dc:date>2015-12-07T22:33:00</dc:date>
            </office:change-info>
          </text:insertion>
        </text:changed-region>
        <text:changed-region xml:id="ct37008336" text:id="ct37008336">
          <text:deletion>
            <office:change-info>
              <dc:creator>Unknown Author</dc:creator>
              <dc:date>2015-12-07T22:34:00</dc:date>
            </office:change-info>
            <text:p text:style-name="P7">every </text:p>
          </text:deletion>
        </text:changed-region>
        <text:changed-region xml:id="ct37311072" text:id="ct37311072">
          <text:insertion>
            <office:change-info>
              <dc:creator>Unknown Author</dc:creator>
              <dc:date>2015-12-07T22:34:00</dc:date>
            </office:change-info>
          </text:insertion>
        </text:changed-region>
        <text:changed-region xml:id="ct37075008" text:id="ct37075008">
          <text:deletion>
            <office:change-info>
              <dc:creator>Unknown Author</dc:creator>
              <dc:date>2015-12-07T22:33:00</dc:date>
            </office:change-info>
            <text:p text:style-name="P7">write/draw </text:p>
          </text:deletion>
        </text:changed-region>
        <text:changed-region xml:id="ct36890512" text:id="ct36890512">
          <text:insertion>
            <office:change-info>
              <dc:creator>Unknown Author</dc:creator>
              <dc:date>2015-12-07T22:33:00</dc:date>
            </office:change-info>
          </text:insertion>
        </text:changed-region>
        <text:changed-region xml:id="ct36900624" text:id="ct36900624">
          <text:deletion>
            <office:change-info>
              <dc:creator>Unknown Author</dc:creator>
              <dc:date>2015-12-07T22:34:00</dc:date>
            </office:change-info>
            <text:p text:style-name="P7">with you to note them</text:p>
          </text:deletion>
        </text:changed-region>
        <text:changed-region xml:id="ct37245984" text:id="ct37245984">
          <text:insertion>
            <office:change-info>
              <dc:creator>Unknown Author</dc:creator>
              <dc:date>2015-12-07T22:58:00</dc:date>
            </office:change-info>
          </text:insertion>
        </text:changed-region>
        <text:changed-region xml:id="ct36848736" text:id="ct36848736">
          <text:deletion>
            <office:change-info>
              <dc:creator>Unknown Author</dc:creator>
              <dc:date>2015-12-07T22:59:00</dc:date>
            </office:change-info>
            <text:p text:style-name="P7">are everywhere</text:p>
          </text:deletion>
        </text:changed-region>
        <text:changed-region xml:id="ct36886272" text:id="ct36886272">
          <text:insertion>
            <office:change-info>
              <dc:creator>Unknown Author</dc:creator>
              <dc:date>2015-12-07T22:59:00</dc:date>
            </office:change-info>
          </text:insertion>
        </text:changed-region>
        <text:changed-region xml:id="ct38700416" text:id="ct38700416">
          <text:insertion>
            <office:change-info>
              <dc:creator>Unknown Author</dc:creator>
              <dc:date>2015-12-07T22:35:00</dc:date>
            </office:change-info>
          </text:insertion>
        </text:changed-region>
        <text:changed-region xml:id="ct36975552" text:id="ct36975552">
          <text:insertion>
            <office:change-info>
              <dc:creator>Unknown Author</dc:creator>
              <dc:date>2015-12-07T23:00:00</dc:date>
            </office:change-info>
          </text:insertion>
        </text:changed-region>
        <text:changed-region xml:id="ct38702304" text:id="ct38702304">
          <text:deletion>
            <office:change-info>
              <dc:creator>Unknown Author</dc:creator>
              <dc:date>2015-12-07T23:00:00</dc:date>
            </office:change-info>
            <text:p text:style-name="P7">the pros </text:p>
          </text:deletion>
        </text:changed-region>
        <text:changed-region xml:id="ct36828864" text:id="ct36828864">
          <text:deletion>
            <office:change-info>
              <dc:creator>Unknown Author</dc:creator>
              <dc:date>2015-12-07T23:02:00</dc:date>
            </office:change-info>
            <text:p text:style-name="P7">look at what and how </text:p>
          </text:deletion>
        </text:changed-region>
        <text:changed-region xml:id="ct37307024" text:id="ct37307024">
          <text:insertion>
            <office:change-info>
              <dc:creator>Unknown Author</dc:creator>
              <dc:date>2015-12-07T23:02:00</dc:date>
            </office:change-info>
          </text:insertion>
        </text:changed-region>
        <text:changed-region xml:id="ct37197008" text:id="ct37197008">
          <text:insertion>
            <office:change-info>
              <dc:creator>Unknown Author</dc:creator>
              <dc:date>2015-12-07T23:00:00</dc:date>
            </office:change-info>
          </text:insertion>
        </text:changed-region>
        <text:changed-region xml:id="ct38623616" text:id="ct38623616">
          <text:deletion>
            <office:change-info>
              <dc:creator>Unknown Author</dc:creator>
              <dc:date>2015-12-07T23:02:00</dc:date>
            </office:change-info>
            <text:p text:style-name="P7">failures</text:p>
          </text:deletion>
        </text:changed-region>
        <text:changed-region xml:id="ct38620848" text:id="ct38620848">
          <text:insertion>
            <office:change-info>
              <dc:creator>Unknown Author</dc:creator>
              <dc:date>2015-12-07T23:02:00</dc:date>
            </office:change-info>
          </text:insertion>
        </text:changed-region>
        <text:changed-region xml:id="ct37153072" text:id="ct37153072">
          <text:insertion>
            <office:change-info>
              <dc:creator>Unknown Author</dc:creator>
              <dc:date>2015-12-07T23:00:00</dc:date>
            </office:change-info>
          </text:insertion>
        </text:changed-region>
        <text:changed-region xml:id="ct38425936" text:id="ct38425936">
          <text:deletion>
            <office:change-info>
              <dc:creator>Unknown Author</dc:creator>
              <dc:date>2015-12-07T23:00:00</dc:date>
            </office:change-info>
            <text:p text:style-name="P7"><text:s/>to not make them by yourself </text:p>
          </text:deletion>
        </text:changed-region>
        <text:changed-region xml:id="ct37092368" text:id="ct37092368">
          <text:insertion>
            <office:change-info>
              <dc:creator>Unknown Author</dc:creator>
              <dc:date>2015-12-07T23:00:00</dc:date>
            </office:change-info>
          </text:insertion>
        </text:changed-region>
        <text:changed-region xml:id="ct37088416" text:id="ct37088416">
          <text:deletion>
            <office:change-info>
              <dc:creator>Unknown Author</dc:creator>
              <dc:date>2015-12-07T23:00:00</dc:date>
            </office:change-info>
            <text:p text:style-name="P7">so you have time for the important things,</text:p>
          </text:deletion>
        </text:changed-region>
        <text:changed-region xml:id="ct38021744" text:id="ct38021744">
          <text:deletion>
            <office:change-info>
              <dc:creator>Unknown Author</dc:creator>
              <dc:date>2015-12-07T23:00:00</dc:date>
            </office:change-info>
            <text:p text:style-name="P7">t</text:p>
          </text:deletion>
        </text:changed-region>
        <text:changed-region xml:id="ct37174592" text:id="ct37174592">
          <text:insertion>
            <office:change-info>
              <dc:creator>Unknown Author</dc:creator>
              <dc:date>2015-12-07T23:00:00</dc:date>
            </office:change-info>
          </text:insertion>
        </text:changed-region>
        <text:changed-region xml:id="ct37261712" text:id="ct37261712">
          <text:deletion>
            <office:change-info>
              <dc:creator>Unknown Author</dc:creator>
              <dc:date>2015-12-07T23:00:00</dc:date>
            </office:change-info>
            <text:p text:style-name="P7">are still </text:p>
          </text:deletion>
        </text:changed-region>
        <text:changed-region xml:id="ct36878064" text:id="ct36878064">
          <text:insertion>
            <office:change-info>
              <dc:creator>Unknown Author</dc:creator>
              <dc:date>2015-12-07T23:00:00</dc:date>
            </office:change-info>
          </text:insertion>
        </text:changed-region>
        <text:changed-region xml:id="ct37083568" text:id="ct37083568">
          <text:insertion>
            <office:change-info>
              <dc:creator>Unknown Author</dc:creator>
              <dc:date>2015-12-07T23:01:00</dc:date>
            </office:change-info>
          </text:insertion>
        </text:changed-region>
        <text:changed-region xml:id="ct37104000" text:id="ct37104000">
          <text:deletion>
            <office:change-info>
              <dc:creator>Unknown Author</dc:creator>
              <dc:date>2015-12-07T23:01:00</dc:date>
            </office:change-info>
            <text:p text:style-name="P7">enough possibilities to make errors to learn from by yourself.</text:p>
          </text:deletion>
        </text:changed-region>
        <text:changed-region xml:id="ct37141968" text:id="ct37141968">
          <text:deletion>
            <office:change-info>
              <dc:creator>Unknown Author</dc:creator>
              <dc:date>2015-12-07T23:02:00</dc:date>
            </office:change-info>
            <text:p text:style-name="P10">add a bit of a </text:p>
          </text:deletion>
        </text:changed-region>
        <text:changed-region xml:id="ct37126064" text:id="ct37126064">
          <text:insertion>
            <office:change-info>
              <dc:creator>Unknown Author</dc:creator>
              <dc:date>2015-12-07T23:02:00</dc:date>
            </office:change-info>
          </text:insertion>
        </text:changed-region>
        <text:changed-region xml:id="ct37125536" text:id="ct37125536">
          <text:insertion>
            <office:change-info>
              <dc:creator>Unknown Author</dc:creator>
              <dc:date>2015-12-07T23:03:00</dc:date>
            </office:change-info>
          </text:insertion>
        </text:changed-region>
        <text:changed-region xml:id="ct37186544" text:id="ct37186544">
          <text:deletion>
            <office:change-info>
              <dc:creator>Unknown Author</dc:creator>
              <dc:date>2015-12-07T23:03:00</dc:date>
            </office:change-info>
            <text:p text:style-name="P10">,</text:p>
          </text:deletion>
        </text:changed-region>
        <text:changed-region xml:id="ct37197408" text:id="ct37197408">
          <text:insertion>
            <office:change-info>
              <dc:creator>Unknown Author</dc:creator>
              <dc:date>2015-12-07T23:03:00</dc:date>
            </office:change-info>
          </text:insertion>
        </text:changed-region>
        <text:changed-region xml:id="ct37187056" text:id="ct37187056">
          <text:deletion>
            <office:change-info>
              <dc:creator>Unknown Author</dc:creator>
              <dc:date>2015-12-07T23:03:00</dc:date>
            </office:change-info>
            <text:p text:style-name="P10">the existing things </text:p>
          </text:deletion>
        </text:changed-region>
        <text:changed-region xml:id="ct37203904" text:id="ct37203904">
          <text:deletion>
            <office:change-info>
              <dc:creator>Unknown Author</dc:creator>
              <dc:date>2015-12-07T23:02:00</dc:date>
            </office:change-info>
            <text:p text:style-name="P10">enhancing </text:p>
          </text:deletion>
        </text:changed-region>
        <text:changed-region xml:id="ct37131232" text:id="ct37131232">
          <text:deletion>
            <office:change-info>
              <dc:creator>Unknown Author</dc:creator>
              <dc:date>2015-12-07T23:03:00</dc:date>
            </office:change-info>
            <text:p text:style-name="P10">either by </text:p>
          </text:deletion>
        </text:changed-region>
        <text:changed-region xml:id="ct37279456" text:id="ct37279456">
          <text:insertion>
            <office:change-info>
              <dc:creator>Unknown Author</dc:creator>
              <dc:date>2015-12-07T23:03:00</dc:date>
            </office:change-info>
          </text:insertion>
        </text:changed-region>
        <text:changed-region xml:id="ct37260048" text:id="ct37260048">
          <text:deletion>
            <office:change-info>
              <dc:creator>Unknown Author</dc:creator>
              <dc:date>2015-12-07T23:03:00</dc:date>
            </office:change-info>
            <text:p text:style-name="P10">or by adding </text:p>
          </text:deletion>
        </text:changed-region>
        <text:changed-region xml:id="ct37251456" text:id="ct37251456">
          <text:insertion>
            <office:change-info>
              <dc:creator>Unknown Author</dc:creator>
              <dc:date>2015-12-07T23:03:00</dc:date>
            </office:change-info>
          </text:insertion>
        </text:changed-region>
        <text:changed-region xml:id="ct37027776" text:id="ct37027776">
          <text:deletion>
            <office:change-info>
              <dc:creator>Unknown Author</dc:creator>
              <dc:date>2015-12-07T23:03:00</dc:date>
            </office:change-info>
            <text:p text:style-name="P10">a few hidden </text:p>
          </text:deletion>
        </text:changed-region>
        <text:changed-region xml:id="ct37294624" text:id="ct37294624">
          <text:insertion>
            <office:change-info>
              <dc:creator>Unknown Author</dc:creator>
              <dc:date>2015-12-07T23:03:00</dc:date>
            </office:change-info>
          </text:insertion>
        </text:changed-region>
        <text:changed-region xml:id="ct37304256" text:id="ct37304256">
          <text:deletion>
            <office:change-info>
              <dc:creator>Unknown Author</dc:creator>
              <dc:date>2015-12-07T23:03:00</dc:date>
            </office:change-info>
            <text:p text:style-name="P10">find </text:p>
          </text:deletion>
        </text:changed-region>
        <text:changed-region xml:id="ct37027376" text:id="ct37027376">
          <text:insertion>
            <office:change-info>
              <dc:creator>Unknown Author</dc:creator>
              <dc:date>2015-12-07T23:04:00</dc:date>
            </office:change-info>
          </text:insertion>
        </text:changed-region>
        <text:changed-region xml:id="ct37021360" text:id="ct37021360">
          <text:deletion>
            <office:change-info>
              <dc:creator>Unknown Author</dc:creator>
              <dc:date>2015-12-07T23:03:00</dc:date>
            </office:change-info>
            <text:p text:style-name="P10">is also a good thing to learn </text:p>
          </text:deletion>
        </text:changed-region>
        <text:changed-region xml:id="ct37088816" text:id="ct37088816">
          <text:insertion>
            <office:change-info>
              <dc:creator>Unknown Author</dc:creator>
              <dc:date>2015-12-07T23:03:00</dc:date>
            </office:change-info>
          </text:insertion>
        </text:changed-region>
        <text:changed-region xml:id="ct36985872" text:id="ct36985872">
          <text:insertion>
            <office:change-info>
              <dc:creator>Unknown Author</dc:creator>
              <dc:date>2015-12-07T23:04:00</dc:date>
            </office:change-info>
          </text:insertion>
        </text:changed-region>
        <text:changed-region xml:id="ct36809152" text:id="ct36809152">
          <text:deletion>
            <office:change-info>
              <dc:creator>Unknown Author</dc:creator>
              <dc:date>2015-12-07T23:04:00</dc:date>
            </office:change-info>
            <text:p text:style-name="P10">and take a </text:p>
          </text:deletion>
        </text:changed-region>
        <text:changed-region xml:id="ct38669232" text:id="ct38669232">
          <text:insertion>
            <office:change-info>
              <dc:creator>Unknown Author</dc:creator>
              <dc:date>2015-12-07T23:04:00</dc:date>
            </office:change-info>
          </text:insertion>
        </text:changed-region>
        <text:changed-region xml:id="ct38669744" text:id="ct38669744">
          <text:deletion>
            <office:change-info>
              <dc:creator>Unknown Author</dc:creator>
              <dc:date>2015-12-07T23:05:00</dc:date>
            </office:change-info>
            <text:p text:style-name="P10">close look at the gameplay of the game you want to redo and hence need to check how to get such things in your own game. This knowledge can then sure be reused in later games that you may make.</text:p>
          </text:deletion>
        </text:changed-region>
        <text:changed-region xml:id="ct37100160" text:id="ct37100160">
          <text:insertion>
            <office:change-info>
              <dc:creator>Unknown Author</dc:creator>
              <dc:date>2015-12-07T23:05:00</dc:date>
            </office:change-info>
          </text:insertion>
        </text:changed-region>
        <text:changed-region xml:id="ct38702816" text:id="ct38702816">
          <text:deletion>
            <office:change-info>
              <dc:creator>Unbekannter Autor</dc:creator>
              <dc:date>2016-04-23T18:43:00</dc:date>
            </office:change-info>
            <text:p text:style-name="P10"/>
            <text:p text:style-name="P10"/>
          </text:deletion>
        </text:changed-region>
        <text:changed-region xml:id="ct36992880" text:id="ct36992880">
          <text:insertion>
            <office:change-info>
              <dc:creator>Unknown Author</dc:creator>
              <dc:date>2015-12-07T23:05:00</dc:date>
            </office:change-info>
          </text:insertion>
        </text:changed-region>
        <text:changed-region xml:id="ct36890192" text:id="ct36890192">
          <text:deletion>
            <office:change-info>
              <dc:creator>Unknown Author</dc:creator>
              <dc:date>2015-12-07T23:05:00</dc:date>
            </office:change-info>
            <text:p text:style-name="P11">,</text:p>
          </text:deletion>
        </text:changed-region>
        <text:changed-region xml:id="ct37013216" text:id="ct37013216">
          <text:insertion>
            <office:change-info>
              <dc:creator>Unknown Author</dc:creator>
              <dc:date>2015-12-07T23:05:00</dc:date>
            </office:change-info>
          </text:insertion>
        </text:changed-region>
        <text:changed-region xml:id="ct37252256" text:id="ct37252256">
          <text:deletion>
            <office:change-info>
              <dc:creator>Unknown Author</dc:creator>
              <dc:date>2015-12-07T23:05:00</dc:date>
            </office:change-info>
            <text:p text:style-name="P11">or </text:p>
          </text:deletion>
        </text:changed-region>
        <text:changed-region xml:id="ct36955216" text:id="ct36955216">
          <text:insertion>
            <office:change-info>
              <dc:creator>Unknown Author</dc:creator>
              <dc:date>2015-12-07T23:05:00</dc:date>
            </office:change-info>
          </text:insertion>
        </text:changed-region>
        <text:changed-region xml:id="ct37653184" text:id="ct37653184">
          <text:deletion>
            <office:change-info>
              <dc:creator>Unknown Author</dc:creator>
              <dc:date>2015-12-07T23:05:00</dc:date>
            </office:change-info>
            <text:p text:style-name="P11">even </text:p>
          </text:deletion>
        </text:changed-region>
        <text:changed-region xml:id="ct37082816" text:id="ct37082816">
          <text:insertion>
            <office:change-info>
              <dc:creator>Unknown Author</dc:creator>
              <dc:date>2015-12-07T23:05:00</dc:date>
            </office:change-info>
          </text:insertion>
        </text:changed-region>
        <text:changed-region xml:id="ct37092832" text:id="ct37092832">
          <text:deletion>
            <office:change-info>
              <dc:creator>Unknown Author</dc:creator>
              <dc:date>2015-12-07T23:05:00</dc:date>
            </office:change-info>
            <text:p text:style-name="P11">some </text:p>
          </text:deletion>
        </text:changed-region>
        <text:changed-region xml:id="ct37080000" text:id="ct37080000">
          <text:insertion>
            <office:change-info>
              <dc:creator>Unknown Author</dc:creator>
              <dc:date>2015-12-07T23:05:00</dc:date>
            </office:change-info>
          </text:insertion>
        </text:changed-region>
        <text:changed-region xml:id="ct37441152" text:id="ct37441152">
          <text:insertion>
            <office:change-info>
              <dc:creator>Unknown Author</dc:creator>
              <dc:date>2015-12-07T23:05:00</dc:date>
            </office:change-info>
          </text:insertion>
        </text:changed-region>
        <text:changed-region xml:id="ct38571280" text:id="ct38571280">
          <text:deletion>
            <office:change-info>
              <dc:creator>Unknown Author</dc:creator>
              <dc:date>2015-12-07T23:06:00</dc:date>
            </office:change-info>
            <text:p text:style-name="P11">not </text:p>
          </text:deletion>
        </text:changed-region>
        <text:changed-region xml:id="ct36945824" text:id="ct36945824">
          <text:deletion>
            <office:change-info>
              <dc:creator>Unknown Author</dc:creator>
              <dc:date>2015-12-07T23:06:00</dc:date>
            </office:change-info>
            <text:p text:style-name="P11">have some challenge</text:p>
          </text:deletion>
        </text:changed-region>
        <text:changed-region xml:id="ct37176784" text:id="ct37176784">
          <text:insertion>
            <office:change-info>
              <dc:creator>Unknown Author</dc:creator>
              <dc:date>2015-12-07T23:06:00</dc:date>
            </office:change-info>
          </text:insertion>
        </text:changed-region>
        <text:changed-region xml:id="ct38707808" text:id="ct38707808">
          <text:deletion>
            <office:change-info>
              <dc:creator>Unknown Author</dc:creator>
              <dc:date>2015-12-07T23:07:00</dc:date>
            </office:change-info>
            <text:p text:style-name="P11">that done</text:p>
          </text:deletion>
        </text:changed-region>
        <text:changed-region xml:id="ct37300640" text:id="ct37300640">
          <text:insertion>
            <office:change-info>
              <dc:creator>Unknown Author</dc:creator>
              <dc:date>2015-12-07T23:07:00</dc:date>
            </office:change-info>
          </text:insertion>
        </text:changed-region>
        <text:changed-region xml:id="ct36919104" text:id="ct36919104">
          <text:deletion>
            <office:change-info>
              <dc:creator>Unknown Author</dc:creator>
              <dc:date>2015-12-07T23:07:00</dc:date>
            </office:change-info>
            <text:p text:style-name="P11">tracking</text:p>
          </text:deletion>
        </text:changed-region>
        <text:changed-region xml:id="ct38447456" text:id="ct38447456">
          <text:insertion>
            <office:change-info>
              <dc:creator>Unknown Author</dc:creator>
              <dc:date>2015-12-07T23:07:00</dc:date>
            </office:change-info>
          </text:insertion>
        </text:changed-region>
        <text:changed-region xml:id="ct38706304" text:id="ct38706304">
          <text:insertion>
            <office:change-info>
              <dc:creator>Unknown Author</dc:creator>
              <dc:date>2015-12-07T23:07:00</dc:date>
            </office:change-info>
          </text:insertion>
        </text:changed-region>
        <text:changed-region xml:id="ct37135632" text:id="ct37135632">
          <text:deletion>
            <office:change-info>
              <dc:creator>Unknown Author</dc:creator>
              <dc:date>2015-12-07T23:12:00</dc:date>
            </office:change-info>
            <text:p text:style-name="P12"><text:span text:style-name="T11"><text:s/></text:span></text:p>
          </text:deletion>
        </text:changed-region>
        <text:changed-region xml:id="ct37207056" text:id="ct37207056">
          <text:insertion>
            <office:change-info>
              <dc:creator>Unknown Author</dc:creator>
              <dc:date>2015-12-07T23:12:00</dc:date>
            </office:change-info>
          </text:insertion>
        </text:changed-region>
        <text:changed-region xml:id="ct38021312" text:id="ct38021312">
          <text:deletion>
            <office:change-info>
              <dc:creator>Unknown Author</dc:creator>
              <dc:date>2015-12-07T23:07:00</dc:date>
            </office:change-info>
            <text:p text:style-name="P12">F</text:p>
          </text:deletion>
        </text:changed-region>
        <text:changed-region xml:id="ct38707376" text:id="ct38707376">
          <text:insertion>
            <office:change-info>
              <dc:creator>Unknown Author</dc:creator>
              <dc:date>2015-12-07T23:07:00</dc:date>
            </office:change-info>
          </text:insertion>
        </text:changed-region>
        <text:changed-region xml:id="ct38572736" text:id="ct38572736">
          <text:deletion>
            <office:change-info>
              <dc:creator>Unknown Author</dc:creator>
              <dc:date>2015-12-07T23:07:00</dc:date>
            </office:change-info>
            <text:p text:style-name="P12"><text:s/></text:p>
          </text:deletion>
        </text:changed-region>
        <text:changed-region xml:id="ct37099216" text:id="ct37099216">
          <text:insertion>
            <office:change-info>
              <dc:creator>Unknown Author</dc:creator>
              <dc:date>2015-12-07T23:07:00</dc:date>
            </office:change-info>
          </text:insertion>
        </text:changed-region>
        <text:changed-region xml:id="ct38689792" text:id="ct38689792">
          <text:deletion>
            <office:change-info>
              <dc:creator>Unknown Author</dc:creator>
              <dc:date>2015-12-07T23:07:00</dc:date>
            </office:change-info>
            <text:p text:style-name="P12"><text:s/></text:p>
          </text:deletion>
        </text:changed-region>
        <text:changed-region xml:id="ct37048240" text:id="ct37048240">
          <text:insertion>
            <office:change-info>
              <dc:creator>Unknown Author</dc:creator>
              <dc:date>2015-12-07T23:07:00</dc:date>
            </office:change-info>
          </text:insertion>
        </text:changed-region>
        <text:changed-region xml:id="ct37002192" text:id="ct37002192">
          <text:insertion>
            <office:change-info>
              <dc:creator>Unknown Author</dc:creator>
              <dc:date>2015-12-07T23:07:00</dc:date>
            </office:change-info>
          </text:insertion>
        </text:changed-region>
        <text:changed-region xml:id="ct37127408" text:id="ct37127408">
          <text:deletion>
            <office:change-info>
              <dc:creator>Unknown Author</dc:creator>
              <dc:date>2015-12-07T23:07:00</dc:date>
            </office:change-info>
            <text:p text:style-name="P12"><text:span text:style-name="T11">styled like the </text:span></text:p>
          </text:deletion>
        </text:changed-region>
        <text:changed-region xml:id="ct37158192" text:id="ct37158192">
          <text:insertion>
            <office:change-info>
              <dc:creator>Unknown Author</dc:creator>
              <dc:date>2015-12-07T23:07:00</dc:date>
            </office:change-info>
          </text:insertion>
        </text:changed-region>
        <text:changed-region xml:id="ct37183472" text:id="ct37183472">
          <text:insertion>
            <office:change-info>
              <dc:creator>Unknown Author</dc:creator>
              <dc:date>2015-12-07T23:08:00</dc:date>
            </office:change-info>
          </text:insertion>
        </text:changed-region>
        <text:changed-region xml:id="ct38698192" text:id="ct38698192">
          <text:insertion>
            <office:change-info>
              <dc:creator>Unknown Author</dc:creator>
              <dc:date>2015-12-07T23:23:00</dc:date>
            </office:change-info>
          </text:insertion>
        </text:changed-region>
        <text:changed-region xml:id="ct38596592" text:id="ct38596592">
          <text:deletion>
            <office:change-info>
              <dc:creator>Unknown Author</dc:creator>
              <dc:date>2015-12-07T23:08:00</dc:date>
            </office:change-info>
            <text:p text:style-name="P12"><text:span text:style-name="T11">j</text:span></text:p>
          </text:deletion>
        </text:changed-region>
        <text:changed-region xml:id="ct38676048" text:id="ct38676048">
          <text:insertion>
            <office:change-info>
              <dc:creator>Unknown Author</dc:creator>
              <dc:date>2015-12-07T23:08:00</dc:date>
            </office:change-info>
          </text:insertion>
        </text:changed-region>
        <text:changed-region xml:id="ct38114480" text:id="ct38114480">
          <text:insertion>
            <office:change-info>
              <dc:creator>Unknown Author</dc:creator>
              <dc:date>2015-12-07T23:08:00</dc:date>
            </office:change-info>
          </text:insertion>
        </text:changed-region>
        <text:changed-region xml:id="ct38503504" text:id="ct38503504">
          <text:deletion>
            <office:change-info>
              <dc:creator>Unknown Author</dc:creator>
              <dc:date>2015-12-07T23:08:00</dc:date>
            </office:change-info>
            <text:p text:style-name="P12"><text:span text:style-name="T11">c</text:span></text:p>
          </text:deletion>
        </text:changed-region>
        <text:changed-region xml:id="ct37165904" text:id="ct37165904">
          <text:insertion>
            <office:change-info>
              <dc:creator>Unknown Author</dc:creator>
              <dc:date>2015-12-07T23:08:00</dc:date>
            </office:change-info>
          </text:insertion>
        </text:changed-region>
        <text:changed-region xml:id="ct37286848" text:id="ct37286848">
          <text:deletion>
            <office:change-info>
              <dc:creator>Unknown Author</dc:creator>
              <dc:date>2015-12-07T23:10:00</dc:date>
            </office:change-info>
            <text:p text:style-name="P13">take this <text:span text:style-name="T12">little text</text:span> apart and see what's in it </text:p>
          </text:deletion>
        </text:changed-region>
        <text:changed-region xml:id="ct37265104" text:id="ct37265104">
          <text:insertion>
            <office:change-info>
              <dc:creator>Unknown Author</dc:creator>
              <dc:date>2015-12-07T23:10:00</dc:date>
            </office:change-info>
          </text:insertion>
        </text:changed-region>
        <text:changed-region xml:id="ct37335216" text:id="ct37335216">
          <text:deletion>
            <office:change-info>
              <dc:creator>Unknown Author</dc:creator>
              <dc:date>2015-12-07T23:11:00</dc:date>
            </office:change-info>
            <text:p text:style-name="P13"><text:span text:style-name="T13">and let me describe what those parts in it will mean and how we can use them. S</text:span></text:p>
          </text:deletion>
        </text:changed-region>
        <text:changed-region xml:id="ct37301072" text:id="ct37301072">
          <text:insertion>
            <office:change-info>
              <dc:creator>Unknown Author</dc:creator>
              <dc:date>2015-12-07T23:18:00</dc:date>
            </office:change-info>
          </text:insertion>
        </text:changed-region>
        <text:changed-region xml:id="ct37401168" text:id="ct37401168">
          <text:deletion>
            <office:change-info>
              <dc:creator>Unknown Author</dc:creator>
              <dc:date>2015-12-07T23:11:00</dc:date>
            </office:change-info>
            <text:p text:style-name="P13"><text:span text:style-name="T13">this part of the text.</text:span></text:p>
          </text:deletion>
        </text:changed-region>
        <text:changed-region xml:id="ct37834384" text:id="ct37834384">
          <text:insertion>
            <office:change-info>
              <dc:creator>Unknown Author</dc:creator>
              <dc:date>2015-12-07T23:11:00</dc:date>
            </office:change-info>
          </text:insertion>
        </text:changed-region>
        <text:changed-region xml:id="ct37442176" text:id="ct37442176">
          <text:deletion>
            <office:change-info>
              <dc:creator>Unknown Author</dc:creator>
              <dc:date>2015-12-07T23:12:00</dc:date>
            </office:change-info>
            <text:p text:style-name="P14"><text:s/></text:p>
          </text:deletion>
        </text:changed-region>
        <text:changed-region xml:id="ct37233472" text:id="ct37233472">
          <text:insertion>
            <office:change-info>
              <dc:creator>Unknown Author</dc:creator>
              <dc:date>2015-12-07T23:12:00</dc:date>
            </office:change-info>
          </text:insertion>
        </text:changed-region>
        <text:changed-region xml:id="ct37079568" text:id="ct37079568">
          <text:deletion>
            <office:change-info>
              <dc:creator>Unknown Author</dc:creator>
              <dc:date>2015-12-07T23:12:00</dc:date>
            </office:change-info>
            <text:p text:style-name="P14">F</text:p>
          </text:deletion>
        </text:changed-region>
        <text:changed-region xml:id="ct37019312" text:id="ct37019312">
          <text:insertion>
            <office:change-info>
              <dc:creator>Unknown Author</dc:creator>
              <dc:date>2015-12-07T23:12:00</dc:date>
            </office:change-info>
          </text:insertion>
        </text:changed-region>
        <text:changed-region xml:id="ct37244640" text:id="ct37244640">
          <text:deletion>
            <office:change-info>
              <dc:creator>Unknown Author</dc:creator>
              <dc:date>2015-12-07T23:12:00</dc:date>
            </office:change-info>
            <text:p text:style-name="P14"><text:s/></text:p>
          </text:deletion>
        </text:changed-region>
        <text:changed-region xml:id="ct36813008" text:id="ct36813008">
          <text:insertion>
            <office:change-info>
              <dc:creator>Unknown Author</dc:creator>
              <dc:date>2015-12-07T23:12:00</dc:date>
            </office:change-info>
          </text:insertion>
        </text:changed-region>
        <text:changed-region xml:id="ct37110288" text:id="ct37110288">
          <text:deletion>
            <office:change-info>
              <dc:creator>Unknown Author</dc:creator>
              <dc:date>2015-12-07T23:12:00</dc:date>
            </office:change-info>
            <text:p text:style-name="P14"><text:s/></text:p>
          </text:deletion>
        </text:changed-region>
        <text:changed-region xml:id="ct38698704" text:id="ct38698704">
          <text:insertion>
            <office:change-info>
              <dc:creator>Unknown Author</dc:creator>
              <dc:date>2015-12-07T23:12:00</dc:date>
            </office:change-info>
          </text:insertion>
        </text:changed-region>
        <text:changed-region xml:id="ct37162752" text:id="ct37162752">
          <text:deletion>
            <office:change-info>
              <dc:creator>Unknown Author</dc:creator>
              <dc:date>2015-12-07T23:12:00</dc:date>
            </office:change-info>
            <text:p text:style-name="P15">i</text:p>
          </text:deletion>
        </text:changed-region>
        <text:changed-region xml:id="ct36847056" text:id="ct36847056">
          <text:insertion>
            <office:change-info>
              <dc:creator>Unknown Author</dc:creator>
              <dc:date>2015-12-07T23:12:00</dc:date>
            </office:change-info>
          </text:insertion>
        </text:changed-region>
        <text:changed-region xml:id="ct38114880" text:id="ct38114880">
          <text:deletion>
            <office:change-info>
              <dc:creator>Unknown Author</dc:creator>
              <dc:date>2015-12-07T23:13:00</dc:date>
            </office:change-info>
            <text:p text:style-name="P15">little </text:p>
          </text:deletion>
        </text:changed-region>
        <text:changed-region xml:id="ct38530016" text:id="ct38530016">
          <text:deletion>
            <office:change-info>
              <dc:creator>Unknown Author</dc:creator>
              <dc:date>2015-12-07T23:13:00</dc:date>
            </office:change-info>
            <text:p text:style-name="P15">we already have three informations.</text:p>
          </text:deletion>
        </text:changed-region>
        <text:changed-region xml:id="ct37123872" text:id="ct37123872">
          <text:insertion>
            <office:change-info>
              <dc:creator>Unknown Author</dc:creator>
              <dc:date>2015-12-07T23:13:00</dc:date>
            </office:change-info>
          </text:insertion>
        </text:changed-region>
        <text:changed-region xml:id="ct37235696" text:id="ct37235696">
          <text:deletion>
            <office:change-info>
              <dc:creator>Unknown Author</dc:creator>
              <dc:date>2015-12-07T23:13:00</dc:date>
            </office:change-info>
            <text:p text:style-name="P16"><text:span text:style-name="T14"><text:s/></text:span></text:p>
          </text:deletion>
        </text:changed-region>
        <text:changed-region xml:id="ct37247472" text:id="ct37247472">
          <text:insertion>
            <office:change-info>
              <dc:creator>Unknown Author</dc:creator>
              <dc:date>2015-12-07T23:13:00</dc:date>
            </office:change-info>
          </text:insertion>
        </text:changed-region>
        <text:changed-region xml:id="ct37199456" text:id="ct37199456">
          <text:deletion>
            <office:change-info>
              <dc:creator>Unknown Author</dc:creator>
              <dc:date>2015-12-07T23:13:00</dc:date>
            </office:change-info>
            <text:p text:style-name="P16"><text:span text:style-name="T11">So </text:span></text:p>
          </text:deletion>
        </text:changed-region>
        <text:changed-region xml:id="ct37202016" text:id="ct37202016">
          <text:insertion>
            <office:change-info>
              <dc:creator>Unknown Author</dc:creator>
              <dc:date>2015-12-07T23:13:00</dc:date>
            </office:change-info>
          </text:insertion>
        </text:changed-region>
        <text:changed-region xml:id="ct37294192" text:id="ct37294192">
          <text:deletion>
            <office:change-info>
              <dc:creator>Unknown Author</dc:creator>
              <dc:date>2015-12-07T23:13:00</dc:date>
            </office:change-info>
            <text:p text:style-name="P16"><text:span text:style-name="T11">how</text:span></text:p>
          </text:deletion>
        </text:changed-region>
        <text:changed-region xml:id="ct37103488" text:id="ct37103488">
          <text:insertion>
            <office:change-info>
              <dc:creator>Unknown Author</dc:creator>
              <dc:date>2015-12-07T23:13:00</dc:date>
            </office:change-info>
          </text:insertion>
        </text:changed-region>
        <text:changed-region xml:id="ct38425424" text:id="ct38425424">
          <text:deletion>
            <office:change-info>
              <dc:creator>Unknown Author</dc:creator>
              <dc:date>2015-12-07T23:14:00</dc:date>
            </office:change-info>
            <text:p text:style-name="P16"><text:span text:style-name="T11">will </text:span></text:p>
          </text:deletion>
        </text:changed-region>
        <text:changed-region xml:id="ct37440672" text:id="ct37440672">
          <text:deletion>
            <office:change-info>
              <dc:creator>Unknown Author</dc:creator>
              <dc:date>2015-12-07T23:14:00</dc:date>
            </office:change-info>
            <text:p text:style-name="P16"><text:span text:style-name="T11"><text:s/>say it'll be a two player only </text:span></text:p>
          </text:deletion>
        </text:changed-region>
        <text:changed-region xml:id="ct37098752" text:id="ct37098752">
          <text:insertion>
            <office:change-info>
              <dc:creator>Unknown Author</dc:creator>
              <dc:date>2015-12-07T23:14:00</dc:date>
            </office:change-info>
          </text:insertion>
        </text:changed-region>
        <text:changed-region xml:id="ct37134848" text:id="ct37134848">
          <text:deletion>
            <office:change-info>
              <dc:creator>Unknown Author</dc:creator>
              <dc:date>2015-12-07T23:14:00</dc:date>
            </office:change-info>
            <text:p text:style-name="P16"><text:span text:style-name="T11">so we won't need an AI</text:span></text:p>
          </text:deletion>
        </text:changed-region>
        <text:changed-region xml:id="ct37350560" text:id="ct37350560">
          <text:insertion>
            <office:change-info>
              <dc:creator>Unknown Author</dc:creator>
              <dc:date>2015-12-07T23:14:00</dc:date>
            </office:change-info>
          </text:insertion>
        </text:changed-region>
        <text:changed-region xml:id="ct37201136" text:id="ct37201136">
          <text:deletion>
            <office:change-info>
              <dc:creator>Unknown Author</dc:creator>
              <dc:date>2015-12-07T23:15:00</dc:date>
            </office:change-info>
            <text:p text:style-name="P16"><text:span text:style-name="T11">by one </text:span></text:p>
          </text:deletion>
        </text:changed-region>
        <text:changed-region xml:id="ct36998480" text:id="ct36998480">
          <text:insertion>
            <office:change-info>
              <dc:creator>Unknown Author</dc:creator>
              <dc:date>2015-12-07T23:15:00</dc:date>
            </office:change-info>
          </text:insertion>
        </text:changed-region>
        <text:changed-region xml:id="ct36971552" text:id="ct36971552">
          <text:deletion>
            <office:change-info>
              <dc:creator>Unknown Author</dc:creator>
              <dc:date>2015-12-07T23:15:00</dc:date>
            </office:change-info>
            <text:p text:style-name="P16"><text:span text:style-name="T11">at </text:span></text:p>
          </text:deletion>
        </text:changed-region>
        <text:changed-region xml:id="ct36996816" text:id="ct36996816">
          <text:insertion>
            <office:change-info>
              <dc:creator>Unknown Author</dc:creator>
              <dc:date>2015-12-07T23:15:00</dc:date>
            </office:change-info>
          </text:insertion>
        </text:changed-region>
        <text:changed-region xml:id="ct38504416" text:id="ct38504416">
          <text:deletion>
            <office:change-info>
              <dc:creator>Unknown Author</dc:creator>
              <dc:date>2015-12-07T23:15:00</dc:date>
            </office:change-info>
            <text:p text:style-name="P16"><text:span text:style-name="T11"><text:s/>say </text:span></text:p>
          </text:deletion>
        </text:changed-region>
        <text:changed-region xml:id="ct38609088" text:id="ct38609088">
          <text:insertion>
            <office:change-info>
              <dc:creator>Unknown Author</dc:creator>
              <dc:date>2015-12-07T23:15:00</dc:date>
            </office:change-info>
          </text:insertion>
        </text:changed-region>
        <text:changed-region xml:id="ct38610352" text:id="ct38610352">
          <text:deletion>
            <office:change-info>
              <dc:creator>Unknown Author</dc:creator>
              <dc:date>2015-12-07T23:15:00</dc:date>
            </office:change-info>
            <text:p text:style-name="P16"><text:span text:style-name="T11">that </text:span></text:p>
          </text:deletion>
        </text:changed-region>
        <text:changed-region xml:id="ct38627920" text:id="ct38627920">
          <text:deletion>
            <office:change-info>
              <dc:creator>Unknown Author</dc:creator>
              <dc:date>2015-12-07T23:15:00</dc:date>
            </office:change-info>
            <text:p text:style-name="P16"><text:span text:style-name="T11"><text:s/></text:span></text:p>
          </text:deletion>
        </text:changed-region>
        <text:changed-region xml:id="ct37094288" text:id="ct37094288">
          <text:insertion>
            <office:change-info>
              <dc:creator>Unknown Author</dc:creator>
              <dc:date>2015-12-07T23:15:00</dc:date>
            </office:change-info>
          </text:insertion>
        </text:changed-region>
        <text:changed-region xml:id="ct38690416" text:id="ct38690416">
          <text:deletion>
            <office:change-info>
              <dc:creator>Unknown Author</dc:creator>
              <dc:date>2015-12-07T23:16:00</dc:date>
            </office:change-info>
            <text:p text:style-name="P16"><text:span text:style-name="T11">fiddle with </text:span></text:p>
          </text:deletion>
        </text:changed-region>
        <text:changed-region xml:id="ct36805584" text:id="ct36805584">
          <text:insertion>
            <office:change-info>
              <dc:creator>Unknown Author</dc:creator>
              <dc:date>2015-12-07T23:16:00</dc:date>
            </office:change-info>
          </text:insertion>
        </text:changed-region>
        <text:changed-region xml:id="ct36819600" text:id="ct36819600">
          <text:insertion>
            <office:change-info>
              <dc:creator>Unknown Author</dc:creator>
              <dc:date>2015-12-07T23:17:00</dc:date>
            </office:change-info>
          </text:insertion>
        </text:changed-region>
        <text:changed-region xml:id="ct36856352" text:id="ct36856352">
          <text:insertion>
            <office:change-info>
              <dc:creator>Unknown Author</dc:creator>
              <dc:date>2015-12-07T23:17:00</dc:date>
            </office:change-info>
          </text:insertion>
        </text:changed-region>
        <text:changed-region xml:id="ct36978672" text:id="ct36978672">
          <text:deletion>
            <office:change-info>
              <dc:creator>Unknown Author</dc:creator>
              <dc:date>2015-12-07T23:20:00</dc:date>
            </office:change-info>
            <text:p text:style-name="P16"><text:span text:style-name="T15"><text:s/></text:span></text:p>
          </text:deletion>
        </text:changed-region>
        <text:changed-region xml:id="ct36916608" text:id="ct36916608">
          <text:insertion>
            <office:change-info>
              <dc:creator>Unknown Author</dc:creator>
              <dc:date>2015-12-07T23:20:00</dc:date>
            </office:change-info>
          </text:insertion>
        </text:changed-region>
        <text:changed-region xml:id="ct37015600" text:id="ct37015600">
          <text:insertion>
            <office:change-info>
              <dc:creator>Unknown Author</dc:creator>
              <dc:date>2015-12-07T23:17:00</dc:date>
            </office:change-info>
          </text:insertion>
        </text:changed-region>
        <text:changed-region xml:id="ct37056240" text:id="ct37056240">
          <text:insertion>
            <office:change-info>
              <dc:creator>Unknown Author</dc:creator>
              <dc:date>2015-12-07T23:20:00</dc:date>
            </office:change-info>
          </text:insertion>
        </text:changed-region>
        <text:changed-region xml:id="ct37046288" text:id="ct37046288">
          <text:deletion>
            <office:change-info>
              <dc:creator>Unknown Author</dc:creator>
              <dc:date>2015-12-07T23:20:00</dc:date>
            </office:change-info>
            <text:p text:style-name="P16"><text:span text:style-name="T11">anything in it that we like and </text:span></text:p>
          </text:deletion>
        </text:changed-region>
        <text:changed-region xml:id="ct37053040" text:id="ct37053040">
          <text:deletion>
            <office:change-info>
              <dc:creator>Unknown Author</dc:creator>
              <dc:date>2015-12-07T23:17:00</dc:date>
            </office:change-info>
            <text:p text:style-name="P16"><text:span text:style-name="T11">just </text:span></text:p>
          </text:deletion>
        </text:changed-region>
        <text:changed-region xml:id="ct36854080" text:id="ct36854080">
          <text:deletion>
            <office:change-info>
              <dc:creator>Unknown Author</dc:creator>
              <dc:date>2015-12-07T23:20:00</dc:date>
            </office:change-info>
            <text:p text:style-name="P16"><text:span text:style-name="T11"><text:s/>we can put </text:span></text:p>
          </text:deletion>
        </text:changed-region>
        <text:changed-region xml:id="ct37015824" text:id="ct37015824">
          <text:deletion>
            <office:change-info>
              <dc:creator>Unknown Author</dc:creator>
              <dc:date>2015-12-07T23:17:00</dc:date>
            </office:change-info>
            <text:p text:style-name="P16"><text:span text:style-name="T11">s,</text:span></text:p>
          </text:deletion>
        </text:changed-region>
        <text:changed-region xml:id="ct37050128" text:id="ct37050128">
          <text:deletion>
            <office:change-info>
              <dc:creator>Unknown Author</dc:creator>
              <dc:date>2015-12-07T23:20:00</dc:date>
            </office:change-info>
            <text:p text:style-name="P16"><text:span text:style-name="T11">This tells u</text:span></text:p>
          </text:deletion>
        </text:changed-region>
        <text:changed-region xml:id="ct37028000" text:id="ct37028000">
          <text:insertion>
            <office:change-info>
              <dc:creator>Unknown Author</dc:creator>
              <dc:date>2015-12-07T23:20:00</dc:date>
            </office:change-info>
          </text:insertion>
        </text:changed-region>
        <text:changed-region xml:id="ct36997040" text:id="ct36997040">
          <text:deletion>
            <office:change-info>
              <dc:creator>Unknown Author</dc:creator>
              <dc:date>2015-12-07T23:21:00</dc:date>
            </office:change-info>
            <text:p text:style-name="P16"><text:span text:style-name="T11">don't</text:span></text:p>
          </text:deletion>
        </text:changed-region>
        <text:changed-region xml:id="ct38606048" text:id="ct38606048">
          <text:insertion>
            <office:change-info>
              <dc:creator>Unknown Author</dc:creator>
              <dc:date>2015-12-07T23:21:00</dc:date>
            </office:change-info>
          </text:insertion>
        </text:changed-region>
        <text:changed-region xml:id="ct37015360" text:id="ct37015360">
          <text:deletion>
            <office:change-info>
              <dc:creator>Unknown Author</dc:creator>
              <dc:date>2015-12-07T23:22:00</dc:date>
            </office:change-info>
            <text:p text:style-name="P16"><text:span text:style-name="T11">things like gravity and the general world appearance</text:span></text:p>
          </text:deletion>
        </text:changed-region>
        <text:changed-region xml:id="ct37020272" text:id="ct37020272">
          <text:deletion>
            <office:change-info>
              <dc:creator>Unknown Author</dc:creator>
              <dc:date>2015-12-07T23:21:00</dc:date>
            </office:change-info>
            <text:p text:style-name="P16"><text:span text:style-name="T11"><text:s/>need to be precise to real world </text:span></text:p>
          </text:deletion>
        </text:changed-region>
        <text:changed-region xml:id="ct37226880" text:id="ct37226880">
          <text:insertion>
            <office:change-info>
              <dc:creator>Unknown Author</dc:creator>
              <dc:date>2015-12-07T23:22:00</dc:date>
            </office:change-info>
          </text:insertion>
        </text:changed-region>
        <text:changed-region xml:id="ct36846704" text:id="ct36846704">
          <text:deletion>
            <office:change-info>
              <dc:creator>Unknown Author</dc:creator>
              <dc:date>2015-12-07T23:22:00</dc:date>
            </office:change-info>
            <text:p text:style-name="P16"><text:span text:style-name="T15"><text:s/></text:span></text:p>
          </text:deletion>
        </text:changed-region>
        <text:changed-region xml:id="ct37241376" text:id="ct37241376">
          <text:insertion>
            <office:change-info>
              <dc:creator>Unknown Author</dc:creator>
              <dc:date>2015-12-07T23:22:00</dc:date>
            </office:change-info>
          </text:insertion>
        </text:changed-region>
        <text:changed-region xml:id="ct36907456" text:id="ct36907456">
          <text:deletion>
            <office:change-info>
              <dc:creator>Unknown Author</dc:creator>
              <dc:date>2015-12-07T23:22:00</dc:date>
            </office:change-info>
            <text:p text:style-name="P16"><text:span text:style-name="T15"><text:s/></text:span></text:p>
          </text:deletion>
        </text:changed-region>
        <text:changed-region xml:id="ct36986096" text:id="ct36986096">
          <text:insertion>
            <office:change-info>
              <dc:creator>Unknown Author</dc:creator>
              <dc:date>2015-12-07T23:22:00</dc:date>
            </office:change-info>
          </text:insertion>
        </text:changed-region>
        <text:changed-region xml:id="ct36984704" text:id="ct36984704">
          <text:deletion>
            <office:change-info>
              <dc:creator>Unknown Author</dc:creator>
              <dc:date>2015-12-07T23:22:00</dc:date>
            </office:change-info>
            <text:p text:style-name="P16"><text:span text:style-name="T11">,</text:span></text:p>
          </text:deletion>
        </text:changed-region>
        <text:changed-region xml:id="ct37050512" text:id="ct37050512">
          <text:insertion>
            <office:change-info>
              <dc:creator>Unknown Author</dc:creator>
              <dc:date>2015-12-07T23:22:00</dc:date>
            </office:change-info>
          </text:insertion>
        </text:changed-region>
        <text:changed-region xml:id="ct36994048" text:id="ct36994048">
          <text:deletion>
            <office:change-info>
              <dc:creator>Unknown Author</dc:creator>
              <dc:date>2015-12-07T23:22:00</dc:date>
            </office:change-info>
            <text:p text:style-name="P16"><text:span text:style-name="T11">check </text:span></text:p>
          </text:deletion>
        </text:changed-region>
        <text:changed-region xml:id="ct36888096" text:id="ct36888096">
          <text:insertion>
            <office:change-info>
              <dc:creator>Unknown Author</dc:creator>
              <dc:date>2015-12-07T23:22:00</dc:date>
            </office:change-info>
          </text:insertion>
        </text:changed-region>
        <text:changed-region xml:id="ct36971248" text:id="ct36971248">
          <text:insertion>
            <office:change-info>
              <dc:creator>Unknown Author</dc:creator>
              <dc:date>2015-12-07T23:22:00</dc:date>
            </office:change-info>
          </text:insertion>
        </text:changed-region>
        <text:changed-region xml:id="ct36971008" text:id="ct36971008">
          <text:deletion>
            <office:change-info>
              <dc:creator>Unknown Author</dc:creator>
              <dc:date>2015-12-07T23:22:00</dc:date>
            </office:change-info>
            <text:p text:style-name="P16"><text:span text:style-name="T11"><text:s/>and see how things are handled and get some inspiration by those.</text:span></text:p>
          </text:deletion>
        </text:changed-region>
        <text:changed-region xml:id="ct36916832" text:id="ct36916832">
          <text:insertion>
            <office:change-info>
              <dc:creator>Unknown Author</dc:creator>
              <dc:date>2015-12-07T23:22:00</dc:date>
            </office:change-info>
          </text:insertion>
        </text:changed-region>
        <text:changed-region xml:id="ct37183904" text:id="ct37183904">
          <text:deletion>
            <office:change-info>
              <dc:creator>Unknown Author</dc:creator>
              <dc:date>2015-12-07T23:23:00</dc:date>
            </office:change-info>
            <text:p text:style-name="P17"><text:span text:style-name="T11">styled</text:span></text:p>
          </text:deletion>
        </text:changed-region>
        <text:changed-region xml:id="ct37184128" text:id="ct37184128">
          <text:insertion>
            <office:change-info>
              <dc:creator>Unknown Author</dc:creator>
              <dc:date>2015-12-07T23:23:00</dc:date>
            </office:change-info>
          </text:insertion>
        </text:changed-region>
        <text:changed-region xml:id="ct37190864" text:id="ct37190864">
          <text:deletion>
            <office:change-info>
              <dc:creator>Unknown Author</dc:creator>
              <dc:date>2015-12-07T23:23:00</dc:date>
            </office:change-info>
            <text:p text:style-name="P17"><text:span text:style-name="T11"><text:s/>like the </text:span></text:p>
          </text:deletion>
        </text:changed-region>
        <text:changed-region xml:id="ct37191088" text:id="ct37191088">
          <text:insertion>
            <office:change-info>
              <dc:creator>Unknown Author</dc:creator>
              <dc:date>2015-12-07T23:23:00</dc:date>
            </office:change-info>
          </text:insertion>
        </text:changed-region>
        <text:changed-region xml:id="ct37200416" text:id="ct37200416">
          <text:deletion>
            <office:change-info>
              <dc:creator>Unknown Author</dc:creator>
              <dc:date>2015-12-07T23:23:00</dc:date>
            </office:change-info>
            <text:p text:style-name="P17"><text:span text:style-name="T11">j</text:span></text:p>
          </text:deletion>
        </text:changed-region>
        <text:changed-region xml:id="ct37200640" text:id="ct37200640">
          <text:insertion>
            <office:change-info>
              <dc:creator>Unknown Author</dc:creator>
              <dc:date>2015-12-07T23:23:00</dc:date>
            </office:change-info>
          </text:insertion>
        </text:changed-region>
        <text:changed-region xml:id="ct37214880" text:id="ct37214880">
          <text:deletion>
            <office:change-info>
              <dc:creator>Unknown Author</dc:creator>
              <dc:date>2015-12-07T23:23:00</dc:date>
            </office:change-info>
            <text:p text:style-name="P18">be held</text:p>
          </text:deletion>
        </text:changed-region>
        <text:changed-region xml:id="ct37237824" text:id="ct37237824">
          <text:insertion>
            <office:change-info>
              <dc:creator>Unknown Author</dc:creator>
              <dc:date>2015-12-07T23:23:00</dc:date>
            </office:change-info>
          </text:insertion>
        </text:changed-region>
        <text:changed-region xml:id="ct37245568" text:id="ct37245568">
          <text:deletion>
            <office:change-info>
              <dc:creator>Unknown Author</dc:creator>
              <dc:date>2015-12-07T23:23:00</dc:date>
            </office:change-info>
            <text:p text:style-name="P18">j</text:p>
          </text:deletion>
        </text:changed-region>
        <text:changed-region xml:id="ct37245312" text:id="ct37245312">
          <text:insertion>
            <office:change-info>
              <dc:creator>Unknown Author</dc:creator>
              <dc:date>2015-12-07T23:23:00</dc:date>
            </office:change-info>
          </text:insertion>
        </text:changed-region>
        <text:changed-region xml:id="ct37255680" text:id="ct37255680">
          <text:deletion>
            <office:change-info>
              <dc:creator>Unknown Author</dc:creator>
              <dc:date>2015-12-07T23:23:00</dc:date>
            </office:change-info>
            <text:p text:style-name="P18"><text:s/>styled </text:p>
          </text:deletion>
        </text:changed-region>
        <text:changed-region xml:id="ct37255408" text:id="ct37255408">
          <text:insertion>
            <office:change-info>
              <dc:creator>Unknown Author</dc:creator>
              <dc:date>2015-12-07T23:23:00</dc:date>
            </office:change-info>
          </text:insertion>
        </text:changed-region>
        <text:changed-region xml:id="ct37266912" text:id="ct37266912">
          <text:deletion>
            <office:change-info>
              <dc:creator>Unknown Author</dc:creator>
              <dc:date>2015-12-07T23:23:00</dc:date>
            </office:change-info>
            <text:p text:style-name="P18">see if we can get some </text:p>
          </text:deletion>
        </text:changed-region>
        <text:changed-region xml:id="ct37238048" text:id="ct37238048">
          <text:insertion>
            <office:change-info>
              <dc:creator>Unknown Author</dc:creator>
              <dc:date>2015-12-07T23:23:00</dc:date>
            </office:change-info>
          </text:insertion>
        </text:changed-region>
        <text:changed-region xml:id="ct37271712" text:id="ct37271712">
          <text:insertion>
            <office:change-info>
              <dc:creator>Unknown Author</dc:creator>
              <dc:date>2015-12-07T23:24:00</dc:date>
            </office:change-info>
          </text:insertion>
        </text:changed-region>
        <text:changed-region xml:id="ct37267136" text:id="ct37267136">
          <text:deletion>
            <office:change-info>
              <dc:creator>Unknown Author</dc:creator>
              <dc:date>2015-12-07T23:23:00</dc:date>
            </office:change-info>
            <text:p text:style-name="P18">s</text:p>
          </text:deletion>
        </text:changed-region>
        <text:changed-region xml:id="ct37271360" text:id="ct37271360">
          <text:deletion>
            <office:change-info>
              <dc:creator>Unknown Author</dc:creator>
              <dc:date>2015-12-07T23:23:00</dc:date>
            </office:change-info>
            <text:p text:style-name="P18">j</text:p>
          </text:deletion>
        </text:changed-region>
        <text:changed-region xml:id="ct37325392" text:id="ct37325392">
          <text:insertion>
            <office:change-info>
              <dc:creator>Unknown Author</dc:creator>
              <dc:date>2015-12-07T23:23:00</dc:date>
            </office:change-info>
          </text:insertion>
        </text:changed-region>
        <text:changed-region xml:id="ct37325616" text:id="ct37325616">
          <text:deletion>
            <office:change-info>
              <dc:creator>Unknown Author</dc:creator>
              <dc:date>2015-12-07T23:24:00</dc:date>
            </office:change-info>
            <text:p text:style-name="P18">n</text:p>
          </text:deletion>
        </text:changed-region>
        <text:changed-region xml:id="ct37335936" text:id="ct37335936">
          <text:insertion>
            <office:change-info>
              <dc:creator>Unknown Author</dc:creator>
              <dc:date>2015-12-07T23:24:00</dc:date>
            </office:change-info>
          </text:insertion>
        </text:changed-region>
        <text:changed-region xml:id="ct37336160" text:id="ct37336160">
          <text:insertion>
            <office:change-info>
              <dc:creator>Unknown Author</dc:creator>
              <dc:date>2015-12-07T23:26:00</dc:date>
            </office:change-info>
          </text:insertion>
        </text:changed-region>
        <text:changed-region xml:id="ct37700048" text:id="ct37700048">
          <text:deletion>
            <office:change-info>
              <dc:creator>Unknown Author</dc:creator>
              <dc:date>2015-12-07T23:26:00</dc:date>
            </office:change-info>
            <text:p text:style-name="P18"><text:s/>like how the buildings and clothes have looked</text:p>
          </text:deletion>
        </text:changed-region>
        <text:changed-region xml:id="ct37700272" text:id="ct37700272">
          <text:deletion>
            <office:change-info>
              <dc:creator>Unknown Author</dc:creator>
              <dc:date>2015-12-07T23:26:00</dc:date>
            </office:change-info>
            <text:p text:style-name="P18">W</text:p>
          </text:deletion>
        </text:changed-region>
        <text:changed-region xml:id="ct38612608" text:id="ct38612608">
          <text:insertion>
            <office:change-info>
              <dc:creator>Unknown Author</dc:creator>
              <dc:date>2015-12-07T23:26:00</dc:date>
            </office:change-info>
          </text:insertion>
        </text:changed-region>
        <text:changed-region xml:id="ct38612832" text:id="ct38612832">
          <text:deletion>
            <office:change-info>
              <dc:creator>Unknown Author</dc:creator>
              <dc:date>2015-12-07T23:26:00</dc:date>
            </office:change-info>
            <text:p text:style-name="P18">super accurate </text:p>
          </text:deletion>
        </text:changed-region>
        <text:changed-region xml:id="ct36809664" text:id="ct36809664">
          <text:insertion>
            <office:change-info>
              <dc:creator>Unknown Author</dc:creator>
              <dc:date>2015-12-07T23:26:00</dc:date>
            </office:change-info>
          </text:insertion>
        </text:changed-region>
        <text:changed-region xml:id="ct36809888" text:id="ct36809888">
          <text:insertion>
            <office:change-info>
              <dc:creator>Unknown Author</dc:creator>
              <dc:date>2015-12-07T23:27:00</dc:date>
            </office:change-info>
          </text:insertion>
        </text:changed-region>
        <text:changed-region xml:id="ct36829600" text:id="ct36829600">
          <text:deletion>
            <office:change-info>
              <dc:creator>Unknown Author</dc:creator>
              <dc:date>2015-12-07T23:27:00</dc:date>
            </office:change-info>
            <text:p text:style-name="P18">as it's another world which is just stiled like that but it's not an exact copy of that time,</text:p>
          </text:deletion>
        </text:changed-region>
        <text:changed-region xml:id="ct36829824" text:id="ct36829824">
          <text:insertion>
            <office:change-info>
              <dc:creator>Unknown Author</dc:creator>
              <dc:date>2015-12-07T23:27:00</dc:date>
            </office:change-info>
          </text:insertion>
        </text:changed-region>
        <text:changed-region xml:id="ct36843728" text:id="ct36843728">
          <text:deletion>
            <office:change-info>
              <dc:creator>Unknown Author</dc:creator>
              <dc:date>2015-12-07T23:27:00</dc:date>
            </office:change-info>
            <text:p text:style-name="P18"><text:s/>so we can even mix up various times in japan history.</text:p>
          </text:deletion>
        </text:changed-region>
        <text:changed-region xml:id="ct37093568" text:id="ct37093568">
          <text:deletion>
            <office:change-info>
              <dc:creator>Unknown Author</dc:creator>
              <dc:date>2015-12-07T23:27:00</dc:date>
            </office:change-info>
            <text:p text:style-name="P14">c</text:p>
          </text:deletion>
        </text:changed-region>
        <text:changed-region xml:id="ct37093792" text:id="ct37093792">
          <text:insertion>
            <office:change-info>
              <dc:creator>Unknown Author</dc:creator>
              <dc:date>2015-12-07T23:27:00</dc:date>
            </office:change-info>
          </text:insertion>
        </text:changed-region>
        <text:changed-region xml:id="ct37118800" text:id="ct37118800">
          <text:deletion>
            <office:change-info>
              <dc:creator>Unknown Author</dc:creator>
              <dc:date>2015-12-07T23:27:00</dc:date>
            </office:change-info>
            <text:p text:style-name="P18">Out of this sentence </text:p>
          </text:deletion>
        </text:changed-region>
        <text:changed-region xml:id="ct37121888" text:id="ct37121888">
          <text:insertion>
            <office:change-info>
              <dc:creator>Unknown Author</dc:creator>
              <dc:date>2015-12-07T23:27:00</dc:date>
            </office:change-info>
          </text:insertion>
        </text:changed-region>
        <text:changed-region xml:id="ct37122112" text:id="ct37122112">
          <text:deletion>
            <office:change-info>
              <dc:creator>Unknown Author</dc:creator>
              <dc:date>2015-12-07T23:27:00</dc:date>
            </office:change-info>
            <text:p text:style-name="P18">we get the information that the </text:p>
          </text:deletion>
        </text:changed-region>
        <text:changed-region xml:id="ct37124640" text:id="ct37124640">
          <text:deletion>
            <office:change-info>
              <dc:creator>Unknown Author</dc:creator>
              <dc:date>2015-12-07T23:28:00</dc:date>
            </office:change-info>
            <text:p text:style-name="P18"><text:span text:style-name="T16">something completely new here</text:span></text:p>
          </text:deletion>
        </text:changed-region>
        <text:changed-region xml:id="ct37129840" text:id="ct37129840">
          <text:insertion>
            <office:change-info>
              <dc:creator>Unknown Author</dc:creator>
              <dc:date>2015-12-07T23:28:00</dc:date>
            </office:change-info>
          </text:insertion>
        </text:changed-region>
        <text:changed-region xml:id="ct37129488" text:id="ct37129488">
          <text:deletion>
            <office:change-info>
              <dc:creator>Unknown Author</dc:creator>
              <dc:date>2015-12-07T23:28:00</dc:date>
            </office:change-info>
            <text:p text:style-name="P19">on</text:p>
          </text:deletion>
        </text:changed-region>
        <text:changed-region xml:id="ct37166464" text:id="ct37166464">
          <text:insertion>
            <office:change-info>
              <dc:creator>Unknown Author</dc:creator>
              <dc:date>2015-12-07T23:28:00</dc:date>
            </office:change-info>
          </text:insertion>
        </text:changed-region>
        <text:changed-region xml:id="ct37177248" text:id="ct37177248">
          <text:insertion>
            <office:change-info>
              <dc:creator>Unknown Author</dc:creator>
              <dc:date>2015-12-07T23:28:00</dc:date>
            </office:change-info>
          </text:insertion>
        </text:changed-region>
        <text:changed-region xml:id="ct37177472" text:id="ct37177472">
          <text:deletion>
            <office:change-info>
              <dc:creator>Unknown Author</dc:creator>
              <dc:date>2015-12-07T23:28:00</dc:date>
            </office:change-info>
            <text:p text:style-name="P19">, so we can take that to start </text:p>
          </text:deletion>
        </text:changed-region>
        <text:changed-region xml:id="ct37179792" text:id="ct37179792">
          <text:insertion>
            <office:change-info>
              <dc:creator>Unknown Author</dc:creator>
              <dc:date>2015-12-07T23:28:00</dc:date>
            </office:change-info>
          </text:insertion>
        </text:changed-region>
        <text:changed-region xml:id="ct37157568" text:id="ct37157568">
          <text:deletion>
            <office:change-info>
              <dc:creator>Unknown Author</dc:creator>
              <dc:date>2015-12-07T23:29:00</dc:date>
            </office:change-info>
            <text:p text:style-name="P20"><text:span text:style-name="T6">I</text:span></text:p>
          </text:deletion>
        </text:changed-region>
        <text:changed-region xml:id="ct37140736" text:id="ct37140736">
          <text:insertion>
            <office:change-info>
              <dc:creator>Unknown Author</dc:creator>
              <dc:date>2015-12-07T23:29:00</dc:date>
            </office:change-info>
          </text:insertion>
        </text:changed-region>
        <text:changed-region xml:id="ct37117200" text:id="ct37117200">
          <text:deletion>
            <office:change-info>
              <dc:creator>Unknown Author</dc:creator>
              <dc:date>2015-12-07T23:29:00</dc:date>
            </office:change-info>
            <text:p text:style-name="P20"><text:span text:style-name="T6">drawn together </text:span></text:p>
          </text:deletion>
        </text:changed-region>
        <text:changed-region xml:id="ct37097648" text:id="ct37097648">
          <text:insertion>
            <office:change-info>
              <dc:creator>Unknown Author</dc:creator>
              <dc:date>2015-12-07T23:29:00</dc:date>
            </office:change-info>
          </text:insertion>
        </text:changed-region>
        <text:changed-region xml:id="ct36857072" text:id="ct36857072">
          <text:deletion>
            <office:change-info>
              <dc:creator>Unknown Author</dc:creator>
              <dc:date>2015-12-07T23:29:00</dc:date>
            </office:change-info>
            <text:p text:style-name="P20"><text:span text:style-name="T6">with </text:span></text:p>
          </text:deletion>
        </text:changed-region>
        <text:changed-region xml:id="ct37170400" text:id="ct37170400">
          <text:insertion>
            <office:change-info>
              <dc:creator>Unknown Author</dc:creator>
              <dc:date>2015-12-07T23:29:00</dc:date>
            </office:change-info>
          </text:insertion>
        </text:changed-region>
        <text:changed-region xml:id="ct38696832" text:id="ct38696832">
          <text:deletion>
            <office:change-info>
              <dc:creator>Unknown Author</dc:creator>
              <dc:date>2015-12-07T23:29:00</dc:date>
            </office:change-info>
            <text:p text:style-name="P20"><text:span text:style-name="T6">ing</text:span></text:p>
          </text:deletion>
        </text:changed-region>
        <text:changed-region xml:id="ct37177696" text:id="ct37177696">
          <text:insertion>
            <office:change-info>
              <dc:creator>Unknown Author</dc:creator>
              <dc:date>2015-12-07T23:29:00</dc:date>
            </office:change-info>
          </text:insertion>
        </text:changed-region>
        <text:changed-region xml:id="ct38690640" text:id="ct38690640">
          <text:deletion>
            <office:change-info>
              <dc:creator>Unknown Author</dc:creator>
              <dc:date>2015-12-07T23:30:00</dc:date>
            </office:change-info>
            <text:p text:style-name="P20"><text:span text:style-name="T6">things </text:span></text:p>
          </text:deletion>
        </text:changed-region>
        <text:changed-region xml:id="ct37018976" text:id="ct37018976">
          <text:insertion>
            <office:change-info>
              <dc:creator>Unknown Author</dc:creator>
              <dc:date>2015-12-07T23:30:00</dc:date>
            </office:change-info>
          </text:insertion>
        </text:changed-region>
        <text:changed-region xml:id="ct38610576" text:id="ct38610576">
          <text:insertion>
            <office:change-info>
              <dc:creator>Unknown Author</dc:creator>
              <dc:date>2015-12-07T23:29:00</dc:date>
            </office:change-info>
          </text:insertion>
        </text:changed-region>
        <text:changed-region xml:id="ct38696496" text:id="ct38696496">
          <text:deletion>
            <office:change-info>
              <dc:creator>Unknown Author</dc:creator>
              <dc:date>2015-12-07T23:29:00</dc:date>
            </office:change-info>
            <text:p text:style-name="P20"><text:span text:style-name="T6"><text:s/>for the game</text:span></text:p>
          </text:deletion>
        </text:changed-region>
        <text:changed-region xml:id="ct36856576" text:id="ct36856576">
          <text:insertion>
            <office:change-info>
              <dc:creator>Unknown Author</dc:creator>
              <dc:date>2015-12-07T23:30:00</dc:date>
            </office:change-info>
          </text:insertion>
        </text:changed-region>
        <text:changed-region xml:id="ct36805808" text:id="ct36805808">
          <text:deletion>
            <office:change-info>
              <dc:creator>Unknown Author</dc:creator>
              <dc:date>2015-12-07T23:30:00</dc:date>
            </office:change-info>
            <text:p text:style-name="P21"><text:s/>as </text:p>
          </text:deletion>
        </text:changed-region>
        <text:changed-region xml:id="ct36819824" text:id="ct36819824">
          <text:deletion>
            <office:change-info>
              <dc:creator>Unknown Author</dc:creator>
              <dc:date>2015-12-07T23:30:00</dc:date>
            </office:change-info>
            <text:p text:style-name="P21">How much </text:p>
          </text:deletion>
        </text:changed-region>
        <text:changed-region xml:id="ct37101936" text:id="ct37101936">
          <text:insertion>
            <office:change-info>
              <dc:creator>Unknown Author</dc:creator>
              <dc:date>2015-12-07T23:30:00</dc:date>
            </office:change-info>
          </text:insertion>
        </text:changed-region>
        <text:changed-region xml:id="ct38680736" text:id="ct38680736">
          <text:deletion>
            <office:change-info>
              <dc:creator>Unknown Author</dc:creator>
              <dc:date>2015-12-07T23:31:00</dc:date>
            </office:change-info>
            <text:p text:style-name="P21">many people you are in a team </text:p>
          </text:deletion>
        </text:changed-region>
        <text:changed-region xml:id="ct38680960" text:id="ct38680960">
          <text:insertion>
            <office:change-info>
              <dc:creator>Unknown Author</dc:creator>
              <dc:date>2015-12-07T23:31:00</dc:date>
            </office:change-info>
          </text:insertion>
        </text:changed-region>
        <text:changed-region xml:id="ct36839200" text:id="ct36839200">
          <text:deletion>
            <office:change-info>
              <dc:creator>Unknown Author</dc:creator>
              <dc:date>2015-12-07T23:31:00</dc:date>
            </office:change-info>
            <text:p text:style-name="P21"><text:s/>as well as on the time you have to spare.</text:p>
          </text:deletion>
        </text:changed-region>
        <text:changed-region xml:id="ct36839424" text:id="ct36839424">
          <text:insertion>
            <office:change-info>
              <dc:creator>Unknown Author</dc:creator>
              <dc:date>2015-12-07T23:31:00</dc:date>
            </office:change-info>
          </text:insertion>
        </text:changed-region>
        <text:changed-region xml:id="ct38115680" text:id="ct38115680">
          <text:deletion>
            <office:change-info>
              <dc:creator>Unknown Author</dc:creator>
              <dc:date>2015-12-07T23:31:00</dc:date>
            </office:change-info>
            <text:p text:style-name="P22"><text:span text:style-name="T6">feeling</text:span></text:p>
          </text:deletion>
        </text:changed-region>
        <text:changed-region xml:id="ct38676960" text:id="ct38676960">
          <text:insertion>
            <office:change-info>
              <dc:creator>Unknown Author</dc:creator>
              <dc:date>2015-12-07T23:31:00</dc:date>
            </office:change-info>
          </text:insertion>
        </text:changed-region>
        <text:changed-region xml:id="ct38677184" text:id="ct38677184">
          <text:insertion>
            <office:change-info>
              <dc:creator>Unknown Author</dc:creator>
              <dc:date>2015-12-07T23:31:00</dc:date>
            </office:change-info>
          </text:insertion>
        </text:changed-region>
        <text:changed-region xml:id="ct36866176" text:id="ct36866176">
          <text:deletion>
            <office:change-info>
              <dc:creator>Unknown Author</dc:creator>
              <dc:date>2015-12-07T23:32:00</dc:date>
            </office:change-info>
            <text:p text:style-name="P22"><text:span text:style-name="T6">other </text:span></text:p>
          </text:deletion>
        </text:changed-region>
        <text:changed-region xml:id="ct36866400" text:id="ct36866400">
          <text:insertion>
            <office:change-info>
              <dc:creator>Unknown Author</dc:creator>
              <dc:date>2015-12-07T23:32:00</dc:date>
            </office:change-info>
          </text:insertion>
        </text:changed-region>
        <text:changed-region xml:id="ct36967840" text:id="ct36967840">
          <text:deletion>
            <office:change-info>
              <dc:creator>Unknown Author</dc:creator>
              <dc:date>2015-12-07T23:32:00</dc:date>
            </office:change-info>
            <text:p text:style-name="P22"><text:span text:style-name="T6">events</text:span></text:p>
          </text:deletion>
        </text:changed-region>
        <text:changed-region xml:id="ct36967616" text:id="ct36967616">
          <text:insertion>
            <office:change-info>
              <dc:creator>Unknown Author</dc:creator>
              <dc:date>2015-12-07T23:32:00</dc:date>
            </office:change-info>
          </text:insertion>
        </text:changed-region>
        <text:changed-region xml:id="ct36985200" text:id="ct36985200">
          <text:deletion>
            <office:change-info>
              <dc:creator>Unknown Author</dc:creator>
              <dc:date>2015-12-07T23:32:00</dc:date>
            </office:change-info>
            <text:p text:style-name="P22"><text:span text:style-name="T6">pyWeek</text:span></text:p>
          </text:deletion>
        </text:changed-region>
        <text:changed-region xml:id="ct36985424" text:id="ct36985424">
          <text:insertion>
            <office:change-info>
              <dc:creator>Unknown Author</dc:creator>
              <dc:date>2015-12-07T23:32:00</dc:date>
            </office:change-info>
          </text:insertion>
        </text:changed-region>
        <text:changed-region xml:id="ct37017824" text:id="ct37017824">
          <text:deletion>
            <office:change-info>
              <dc:creator>Unknown Author</dc:creator>
              <dc:date>2015-12-07T23:32:00</dc:date>
            </office:change-info>
            <text:p text:style-name="P22"><text:span text:style-name="T6"><text:s/></text:span><text:span text:style-name="T17">or just make your own </text:span></text:p>
          </text:deletion>
        </text:changed-region>
        <text:changed-region xml:id="ct36916064" text:id="ct36916064">
          <text:insertion>
            <office:change-info>
              <dc:creator>Unknown Author</dc:creator>
              <dc:date>2015-12-07T23:32:00</dc:date>
            </office:change-info>
          </text:insertion>
        </text:changed-region>
        <text:changed-region xml:id="ct36955648" text:id="ct36955648">
          <text:insertion>
            <office:change-info>
              <dc:creator>Unknown Author</dc:creator>
              <dc:date>2015-12-07T23:32:00</dc:date>
            </office:change-info>
          </text:insertion>
        </text:changed-region>
        <text:changed-region xml:id="ct36976704" text:id="ct36976704">
          <text:insertion>
            <office:change-info>
              <dc:creator>Unknown Author</dc:creator>
              <dc:date>2015-12-07T23:32:00</dc:date>
            </office:change-info>
          </text:insertion>
        </text:changed-region>
        <text:changed-region xml:id="ct36976928" text:id="ct36976928">
          <text:deletion>
            <office:change-info>
              <dc:creator>Unknown Author</dc:creator>
              <dc:date>2015-12-07T23:32:00</dc:date>
            </office:change-info>
            <text:p text:style-name="P22"><text:span text:style-name="T17">like a </text:span></text:p>
          </text:deletion>
        </text:changed-region>
        <text:changed-region xml:id="ct37120064" text:id="ct37120064">
          <text:insertion>
            <office:change-info>
              <dc:creator>Unknown Author</dc:creator>
              <dc:date>2015-12-07T23:32:00</dc:date>
            </office:change-info>
          </text:insertion>
        </text:changed-region>
        <text:changed-region xml:id="ct37120288" text:id="ct37120288">
          <text:deletion>
            <office:change-info>
              <dc:creator>Unknown Author</dc:creator>
              <dc:date>2015-12-07T23:32:00</dc:date>
            </office:change-info>
            <text:p text:style-name="P22"><text:span text:style-name="T6">yourself</text:span></text:p>
          </text:deletion>
        </text:changed-region>
        <text:changed-region xml:id="ct37141296" text:id="ct37141296">
          <text:insertion>
            <office:change-info>
              <dc:creator>Unknown Author</dc:creator>
              <dc:date>2015-12-07T23:32:00</dc:date>
            </office:change-info>
          </text:insertion>
        </text:changed-region>
        <text:changed-region xml:id="ct37141520" text:id="ct37141520">
          <text:deletion>
            <office:change-info>
              <dc:creator>Unknown Author</dc:creator>
              <dc:date>2015-12-07T23:32:00</dc:date>
            </office:change-info>
            <text:p text:style-name="P22"><text:span text:style-name="T6">creation</text:span></text:p>
          </text:deletion>
        </text:changed-region>
        <text:changed-region xml:id="ct37167376" text:id="ct37167376">
          <text:insertion>
            <office:change-info>
              <dc:creator>Unknown Author</dc:creator>
              <dc:date>2015-12-07T23:32:00</dc:date>
            </office:change-info>
          </text:insertion>
        </text:changed-region>
        <text:changed-region xml:id="ct37167600" text:id="ct37167600">
          <text:deletion>
            <office:change-info>
              <dc:creator>Unknown Author</dc:creator>
              <dc:date>2015-12-07T23:33:00</dc:date>
            </office:change-info>
            <text:p text:style-name="P22"><text:span text:style-name="T6">, </text:span></text:p>
          </text:deletion>
        </text:changed-region>
        <text:changed-region xml:id="ct37215344" text:id="ct37215344">
          <text:insertion>
            <office:change-info>
              <dc:creator>Unknown Author</dc:creator>
              <dc:date>2015-12-07T23:33:00</dc:date>
            </office:change-info>
          </text:insertion>
        </text:changed-region>
        <text:changed-region xml:id="ct37221232" text:id="ct37221232">
          <text:insertion>
            <office:change-info>
              <dc:creator>Unknown Author</dc:creator>
              <dc:date>2015-12-07T23:33:00</dc:date>
            </office:change-info>
          </text:insertion>
        </text:changed-region>
        <text:changed-region xml:id="ct37226112" text:id="ct37226112">
          <text:deletion>
            <office:change-info>
              <dc:creator>Unknown Author</dc:creator>
              <dc:date>2015-12-07T23:33:00</dc:date>
            </office:change-info>
            <text:p text:style-name="P22"><text:span text:style-name="T6">ot </text:span></text:p>
          </text:deletion>
        </text:changed-region>
        <text:changed-region xml:id="ct37247120" text:id="ct37247120">
          <text:insertion>
            <office:change-info>
              <dc:creator>Unknown Author</dc:creator>
              <dc:date>2015-12-07T23:33:00</dc:date>
            </office:change-info>
          </text:insertion>
        </text:changed-region>
        <text:changed-region xml:id="ct37268432" text:id="ct37268432">
          <text:deletion>
            <office:change-info>
              <dc:creator>Unknown Author</dc:creator>
              <dc:date>2015-12-07T23:33:00</dc:date>
            </office:change-info>
            <text:p text:style-name="P22"><text:span text:style-name="T6">get together </text:span></text:p>
          </text:deletion>
        </text:changed-region>
        <text:changed-region xml:id="ct37303488" text:id="ct37303488">
          <text:insertion>
            <office:change-info>
              <dc:creator>Unknown Author</dc:creator>
              <dc:date>2015-12-07T23:33:00</dc:date>
            </office:change-info>
          </text:insertion>
        </text:changed-region>
        <text:changed-region xml:id="ct37305344" text:id="ct37305344">
          <text:deletion>
            <office:change-info>
              <dc:creator>Unknown Author</dc:creator>
              <dc:date>2015-12-07T23:33:00</dc:date>
            </office:change-info>
            <text:p text:style-name="P22"><text:span text:style-name="T6">e</text:span></text:p>
          </text:deletion>
        </text:changed-region>
        <text:changed-region xml:id="ct37334496" text:id="ct37334496">
          <text:insertion>
            <office:change-info>
              <dc:creator>Unknown Author</dc:creator>
              <dc:date>2015-12-07T23:33:00</dc:date>
            </office:change-info>
          </text:insertion>
        </text:changed-region>
        <text:changed-region xml:id="ct37334720" text:id="ct37334720">
          <text:deletion>
            <office:change-info>
              <dc:creator>Unknown Author</dc:creator>
              <dc:date>2015-12-07T23:33:00</dc:date>
            </office:change-info>
            <text:p text:style-name="P22"><text:span text:style-name="T6">,</text:span></text:p>
          </text:deletion>
        </text:changed-region>
        <text:changed-region xml:id="ct38522576" text:id="ct38522576">
          <text:insertion>
            <office:change-info>
              <dc:creator>Unknown Author</dc:creator>
              <dc:date>2015-12-07T23:33:00</dc:date>
            </office:change-info>
          </text:insertion>
        </text:changed-region>
        <text:changed-region xml:id="ct38618304" text:id="ct38618304">
          <text:deletion>
            <office:change-info>
              <dc:creator>Unknown Author</dc:creator>
              <dc:date>2015-12-07T23:33:00</dc:date>
            </office:change-info>
            <text:p text:style-name="P22"><text:span text:style-name="T6">which </text:span></text:p>
          </text:deletion>
        </text:changed-region>
        <text:changed-region xml:id="ct38675328" text:id="ct38675328">
          <text:insertion>
            <office:change-info>
              <dc:creator>Unknown Author</dc:creator>
              <dc:date>2015-12-07T23:33:00</dc:date>
            </office:change-info>
          </text:insertion>
        </text:changed-region>
        <text:changed-region xml:id="ct37218480" text:id="ct37218480">
          <text:deletion>
            <office:change-info>
              <dc:creator>Unknown Author</dc:creator>
              <dc:date>2015-12-07T23:33:00</dc:date>
            </office:change-info>
            <text:p text:style-name="P22"><text:span text:style-name="T6">then </text:span></text:p>
          </text:deletion>
        </text:changed-region>
        <text:changed-region xml:id="ct37228624" text:id="ct37228624">
          <text:deletion>
            <office:change-info>
              <dc:creator>Unknown Author</dc:creator>
              <dc:date>2015-12-07T23:33:00</dc:date>
            </office:change-info>
            <text:p text:style-name="P23">Also a </text:p>
          </text:deletion>
        </text:changed-region>
        <text:changed-region xml:id="ct37152816" text:id="ct37152816">
          <text:insertion>
            <office:change-info>
              <dc:creator>Unknown Author</dc:creator>
              <dc:date>2015-12-07T23:33:00</dc:date>
            </office:change-info>
          </text:insertion>
        </text:changed-region>
        <text:changed-region xml:id="ct37201584" text:id="ct37201584">
          <text:insertion>
            <office:change-info>
              <dc:creator>Unknown Author</dc:creator>
              <dc:date>2015-12-07T23:33:00</dc:date>
            </office:change-info>
          </text:insertion>
        </text:changed-region>
        <text:changed-region xml:id="ct37236784" text:id="ct37236784">
          <text:insertion>
            <office:change-info>
              <dc:creator>Unknown Author</dc:creator>
              <dc:date>2015-12-07T23:34:00</dc:date>
            </office:change-info>
          </text:insertion>
        </text:changed-region>
        <text:changed-region xml:id="ct37211104" text:id="ct37211104">
          <text:deletion>
            <office:change-info>
              <dc:creator>Unknown Author</dc:creator>
              <dc:date>2015-12-07T23:34:00</dc:date>
            </office:change-info>
            <text:p text:style-name="P23"><text:s/>which are,</text:p>
          </text:deletion>
        </text:changed-region>
        <text:changed-region xml:id="ct36811712" text:id="ct36811712">
          <text:insertion>
            <office:change-info>
              <dc:creator>Unknown Author</dc:creator>
              <dc:date>2015-12-07T23:34:00</dc:date>
            </office:change-info>
          </text:insertion>
        </text:changed-region>
        <text:changed-region xml:id="ct37238992" text:id="ct37238992">
          <text:deletion>
            <office:change-info>
              <dc:creator>Unknown Author</dc:creator>
              <dc:date>2015-12-07T23:34:00</dc:date>
            </office:change-info>
            <text:p text:style-name="P23"><text:span text:style-name="T18">little bit </text:span></text:p>
          </text:deletion>
        </text:changed-region>
        <text:changed-region xml:id="ct38675552" text:id="ct38675552">
          <text:deletion>
            <office:change-info>
              <dc:creator>Unknown Author</dc:creator>
              <dc:date>2015-12-07T23:34:00</dc:date>
            </office:change-info>
            <text:p text:style-name="P23"><text:span text:style-name="T18">at </text:span></text:p>
          </text:deletion>
        </text:changed-region>
        <text:changed-region xml:id="ct37223760" text:id="ct37223760">
          <text:insertion>
            <office:change-info>
              <dc:creator>Unknown Author</dc:creator>
              <dc:date>2015-12-07T23:34:00</dc:date>
            </office:change-info>
          </text:insertion>
        </text:changed-region>
        <text:changed-region xml:id="ct37187520" text:id="ct37187520">
          <text:deletion>
            <office:change-info>
              <dc:creator>Unknown Author</dc:creator>
              <dc:date>2015-12-07T23:34:00</dc:date>
            </office:change-info>
            <text:p text:style-name="P23"><text:span text:style-name="T18">w</text:span></text:p>
          </text:deletion>
        </text:changed-region>
        <text:changed-region xml:id="ct37095808" text:id="ct37095808">
          <text:insertion>
            <office:change-info>
              <dc:creator>Unknown Author</dc:creator>
              <dc:date>2015-12-07T23:34:00</dc:date>
            </office:change-info>
          </text:insertion>
        </text:changed-region>
        <text:changed-region xml:id="ct37287392" text:id="ct37287392">
          <text:insertion>
            <office:change-info>
              <dc:creator>Unknown Author</dc:creator>
              <dc:date>2015-12-07T23:34:00</dc:date>
            </office:change-info>
          </text:insertion>
        </text:changed-region>
        <text:changed-region xml:id="ct38618080" text:id="ct38618080">
          <text:deletion>
            <office:change-info>
              <dc:creator>Unknown Author</dc:creator>
              <dc:date>2015-12-07T23:35:00</dc:date>
            </office:change-info>
            <text:p text:style-name="P24">chars </text:p>
          </text:deletion>
        </text:changed-region>
        <text:changed-region xml:id="ct37202496" text:id="ct37202496">
          <text:deletion>
            <office:change-info>
              <dc:creator>Unknown Author</dc:creator>
              <dc:date>2015-12-07T23:35:00</dc:date>
            </office:change-info>
            <text:p text:style-name="P24">As well as the characters, t</text:p>
          </text:deletion>
        </text:changed-region>
        <text:changed-region xml:id="ct37243024" text:id="ct37243024">
          <text:insertion>
            <office:change-info>
              <dc:creator>Unknown Author</dc:creator>
              <dc:date>2015-12-07T23:35:00</dc:date>
            </office:change-info>
          </text:insertion>
        </text:changed-region>
        <text:changed-region xml:id="ct37237088" text:id="ct37237088">
          <text:deletion>
            <office:change-info>
              <dc:creator>Unknown Author</dc:creator>
              <dc:date>2015-12-07T23:35:00</dc:date>
            </office:change-info>
            <text:p text:style-name="P24">are </text:p>
          </text:deletion>
        </text:changed-region>
        <text:changed-region xml:id="ct37241120" text:id="ct37241120">
          <text:insertion>
            <office:change-info>
              <dc:creator>Unknown Author</dc:creator>
              <dc:date>2015-12-07T23:35:00</dc:date>
            </office:change-info>
          </text:insertion>
        </text:changed-region>
        <text:changed-region xml:id="ct37209664" text:id="ct37209664">
          <text:insertion>
            <office:change-info>
              <dc:creator>Unknown Author</dc:creator>
              <dc:date>2015-12-07T23:35:00</dc:date>
            </office:change-info>
          </text:insertion>
        </text:changed-region>
        <text:changed-region xml:id="ct36814816" text:id="ct36814816">
          <text:insertion>
            <office:change-info>
              <dc:creator>Unknown Author</dc:creator>
              <dc:date>2015-12-07T23:35:00</dc:date>
            </office:change-info>
          </text:insertion>
        </text:changed-region>
        <text:changed-region xml:id="ct37191312" text:id="ct37191312">
          <text:deletion>
            <office:change-info>
              <dc:creator>Unknown Author</dc:creator>
              <dc:date>2015-12-07T23:35:00</dc:date>
            </office:change-info>
            <text:p text:style-name="P24">to </text:p>
          </text:deletion>
        </text:changed-region>
        <text:changed-region xml:id="ct36825920" text:id="ct36825920">
          <text:deletion>
            <office:change-info>
              <dc:creator>Unknown Author</dc:creator>
              <dc:date>2015-12-07T23:35:00</dc:date>
            </office:change-info>
            <text:p text:style-name="P25">,</text:p>
          </text:deletion>
        </text:changed-region>
        <text:changed-region xml:id="ct37228320" text:id="ct37228320">
          <text:insertion>
            <office:change-info>
              <dc:creator>Unknown Author</dc:creator>
              <dc:date>2015-12-07T23:35:00</dc:date>
            </office:change-info>
          </text:insertion>
        </text:changed-region>
        <text:changed-region xml:id="ct37175824" text:id="ct37175824">
          <text:deletion>
            <office:change-info>
              <dc:creator>Unknown Author</dc:creator>
              <dc:date>2015-12-07T23:35:00</dc:date>
            </office:change-info>
            <text:p text:style-name="P25">disposed </text:p>
          </text:deletion>
        </text:changed-region>
        <text:changed-region xml:id="ct38662608" text:id="ct38662608">
          <text:insertion>
            <office:change-info>
              <dc:creator>Unknown Author</dc:creator>
              <dc:date>2015-12-07T23:35:00</dc:date>
            </office:change-info>
          </text:insertion>
        </text:changed-region>
        <text:changed-region xml:id="ct34178528" text:id="ct34178528">
          <text:deletion>
            <office:change-info>
              <dc:creator>Unknown Author</dc:creator>
              <dc:date>2015-12-07T23:35:00</dc:date>
            </office:change-info>
            <text:p text:style-name="P25">this </text:p>
          </text:deletion>
        </text:changed-region>
        <text:changed-region xml:id="ct36915728" text:id="ct36915728">
          <text:insertion>
            <office:change-info>
              <dc:creator>Unknown Author</dc:creator>
              <dc:date>2015-12-07T23:35:00</dc:date>
            </office:change-info>
          </text:insertion>
        </text:changed-region>
        <text:changed-region xml:id="ct36955872" text:id="ct36955872">
          <text:insertion>
            <office:change-info>
              <dc:creator>Unknown Author</dc:creator>
              <dc:date>2015-12-07T23:35:00</dc:date>
            </office:change-info>
          </text:insertion>
        </text:changed-region>
        <text:changed-region xml:id="ct37215568" text:id="ct37215568">
          <text:deletion>
            <office:change-info>
              <dc:creator>Unknown Author</dc:creator>
              <dc:date>2015-12-07T23:36:00</dc:date>
            </office:change-info>
            <text:p text:style-name="P25"><text:s/>but s</text:p>
          </text:deletion>
        </text:changed-region>
        <text:changed-region xml:id="ct37303712" text:id="ct37303712">
          <text:insertion>
            <office:change-info>
              <dc:creator>Unknown Author</dc:creator>
              <dc:date>2015-12-07T23:36:00</dc:date>
            </office:change-info>
          </text:insertion>
        </text:changed-region>
        <text:changed-region xml:id="ct38522800" text:id="ct38522800">
          <text:deletion>
            <office:change-info>
              <dc:creator>Unknown Author</dc:creator>
              <dc:date>2015-12-07T23:36:00</dc:date>
            </office:change-info>
            <text:p text:style-name="P25">them</text:p>
          </text:deletion>
        </text:changed-region>
        <text:changed-region xml:id="ct37018048" text:id="ct37018048">
          <text:insertion>
            <office:change-info>
              <dc:creator>Unknown Author</dc:creator>
              <dc:date>2015-12-07T23:36:00</dc:date>
            </office:change-info>
          </text:insertion>
        </text:changed-region>
        <text:changed-region xml:id="ct37102160" text:id="ct37102160">
          <text:insertion>
            <office:change-info>
              <dc:creator>Unknown Author</dc:creator>
              <dc:date>2015-12-07T23:36:00</dc:date>
            </office:change-info>
          </text:insertion>
        </text:changed-region>
        <text:changed-region xml:id="ct36806240" text:id="ct36806240">
          <text:deletion>
            <office:change-info>
              <dc:creator>Unknown Author</dc:creator>
              <dc:date>2015-12-07T23:36:00</dc:date>
            </office:change-info>
            <text:p text:style-name="P25">they may be useful for later usage</text:p>
          </text:deletion>
        </text:changed-region>
        <text:changed-region xml:id="ct37246736" text:id="ct37246736">
          <text:insertion>
            <office:change-info>
              <dc:creator>Unknown Author</dc:creator>
              <dc:date>2015-12-07T23:36:00</dc:date>
            </office:change-info>
          </text:insertion>
        </text:changed-region>
        <text:changed-region xml:id="ct37070448" text:id="ct37070448">
          <text:deletion>
            <office:change-info>
              <dc:creator>Unbekannter Autor</dc:creator>
              <dc:date>2016-04-23T18:44:00</dc:date>
            </office:change-info>
            <text:p text:style-name="P26"><text:span text:style-name="T19"/></text:p>
            <text:p text:style-name="P26"><text:span text:style-name="T19"/></text:p>
          </text:deletion>
        </text:changed-region>
        <text:changed-region xml:id="ct36948992" text:id="ct36948992">
          <text:deletion>
            <office:change-info>
              <dc:creator>Unbekannter Autor</dc:creator>
              <dc:date>2016-04-23T18:44:00</dc:date>
            </office:change-info>
            <text:p text:style-name="P27"><text:span text:style-name="T20"/></text:p>
            <text:p text:style-name="P27"><text:span text:style-name="T20"/></text:p>
          </text:deletion>
        </text:changed-region>
        <text:changed-region xml:id="ct37153904" text:id="ct37153904">
          <text:insertion>
            <office:change-info>
              <dc:creator>Unknown Author</dc:creator>
              <dc:date>2015-12-07T23:34:00</dc:date>
            </office:change-info>
          </text:insertion>
        </text:changed-region>
        <text:changed-region xml:id="ct37049488" text:id="ct37049488">
          <text:deletion>
            <office:change-info>
              <dc:creator>Unbekannter Autor</dc:creator>
              <dc:date>2016-04-23T18:46:00</dc:date>
            </office:change-info>
            <text:h text:style-name="P28" text:outline-level="3">D</text:h>
          </text:deletion>
        </text:changed-region>
        <text:changed-region xml:id="ct37049072" text:id="ct37049072">
          <text:insertion>
            <office:change-info>
              <dc:creator>Unbekannter Autor</dc:creator>
              <dc:date>2016-04-23T18:46:00</dc:date>
            </office:change-info>
          </text:insertion>
        </text:changed-region>
        <text:changed-region xml:id="ct37263424" text:id="ct37263424">
          <text:insertion>
            <office:change-info>
              <dc:creator>Unknown Author</dc:creator>
              <dc:date>2015-12-07T23:34:00</dc:date>
            </office:change-info>
          </text:insertion>
        </text:changed-region>
        <text:changed-region xml:id="ct36861264" text:id="ct36861264">
          <text:deletion>
            <office:change-info>
              <dc:creator>Unbekannter Autor</dc:creator>
              <dc:date>2016-04-23T18:46:00</dc:date>
            </office:change-info>
            <text:h text:style-name="Heading_20_3" text:outline-level="3">D</text:h>
          </text:deletion>
        </text:changed-region>
        <text:changed-region xml:id="ct37274224" text:id="ct37274224">
          <text:insertion>
            <office:change-info>
              <dc:creator>Unbekannter Autor</dc:creator>
              <dc:date>2016-04-23T18:46:00</dc:date>
            </office:change-info>
          </text:insertion>
        </text:changed-region>
        <text:changed-region xml:id="ct36876560" text:id="ct36876560">
          <text:deletion>
            <office:change-info>
              <dc:creator>Unbekannter Autor</dc:creator>
              <dc:date>2016-04-23T18:46:00</dc:date>
            </office:change-info>
            <text:h text:style-name="Heading_20_3" text:outline-level="3">D</text:h>
          </text:deletion>
        </text:changed-region>
        <text:changed-region xml:id="ct36928512" text:id="ct36928512">
          <text:insertion>
            <office:change-info>
              <dc:creator>Unbekannter Autor</dc:creator>
              <dc:date>2016-04-23T18:46:00</dc:date>
            </office:change-info>
          </text:insertion>
        </text:changed-region>
        <text:changed-region xml:id="ct37045808" text:id="ct37045808">
          <text:deletion>
            <office:change-info>
              <dc:creator>Unbekannter Autor</dc:creator>
              <dc:date>2016-04-23T18:46:00</dc:date>
            </office:change-info>
            <text:h text:style-name="Heading_20_3" text:outline-level="3">D</text:h>
          </text:deletion>
        </text:changed-region>
        <text:changed-region xml:id="ct37017520" text:id="ct37017520">
          <text:insertion>
            <office:change-info>
              <dc:creator>Unbekannter Autor</dc:creator>
              <dc:date>2016-04-23T18:46:00</dc:date>
            </office:change-info>
          </text:insertion>
        </text:changed-region>
        <text:changed-region xml:id="ct37058416" text:id="ct37058416">
          <text:deletion>
            <office:change-info>
              <dc:creator>Unbekannter Autor</dc:creator>
              <dc:date>2016-04-23T18:46:00</dc:date>
            </office:change-info>
            <text:h text:style-name="Heading_20_3" text:outline-level="3">D</text:h>
          </text:deletion>
        </text:changed-region>
        <text:changed-region xml:id="ct36998112" text:id="ct36998112">
          <text:insertion>
            <office:change-info>
              <dc:creator>Unbekannter Autor</dc:creator>
              <dc:date>2016-04-23T18:46:00</dc:date>
            </office:change-info>
          </text:insertion>
        </text:changed-region>
        <text:changed-region xml:id="ct36831536" text:id="ct36831536">
          <text:deletion>
            <office:change-info>
              <dc:creator>Unbekannter Autor</dc:creator>
              <dc:date>2016-04-23T18:46:00</dc:date>
            </office:change-info>
            <text:h text:style-name="P29" text:outline-level="2">G</text:h>
          </text:deletion>
        </text:changed-region>
        <text:changed-region xml:id="ct36953072" text:id="ct36953072">
          <text:insertion>
            <office:change-info>
              <dc:creator>Unbekannter Autor</dc:creator>
              <dc:date>2016-04-23T18:46:00</dc:date>
            </office:change-info>
          </text:insertion>
        </text:changed-region>
        <text:changed-region xml:id="ct37341408" text:id="ct37341408">
          <text:deletion>
            <office:change-info>
              <dc:creator>Unbekannter Autor</dc:creator>
              <dc:date>2016-04-23T18:46:00</dc:date>
            </office:change-info>
            <text:h text:style-name="P29" text:outline-level="2">E</text:h>
          </text:deletion>
        </text:changed-region>
        <text:changed-region xml:id="ct38686704" text:id="ct38686704">
          <text:insertion>
            <office:change-info>
              <dc:creator>Unbekannter Autor</dc:creator>
              <dc:date>2016-04-23T18:46:00</dc:date>
            </office:change-info>
          </text:insertion>
        </text:changed-region>
        <text:changed-region xml:id="ct38907792" text:id="ct38907792">
          <text:insertion>
            <office:change-info>
              <dc:creator>Unbekannter Autor</dc:creator>
              <dc:date>2016-11-27T22:25:00</dc:date>
            </office:change-info>
          </text:insertion>
        </text:changed-region>
        <text:changed-region xml:id="ct38910544" text:id="ct38910544">
          <text:insertion>
            <office:change-info>
              <dc:creator>Unbekannter Autor</dc:creator>
              <dc:date>2016-11-27T22:26:00</dc:date>
            </office:change-info>
          </text:insertion>
        </text:changed-region>
        <text:changed-region xml:id="ct38919152" text:id="ct38919152">
          <text:insertion>
            <office:change-info>
              <dc:creator>Unbekannter Autor</dc:creator>
              <dc:date>2016-11-27T22:27:00</dc:date>
            </office:change-info>
          </text:insertion>
        </text:changed-region>
        <text:changed-region xml:id="ct38910144" text:id="ct38910144">
          <text:insertion>
            <office:change-info>
              <dc:creator>Unbekannter Autor</dc:creator>
              <dc:date>2016-11-27T22:28:00</dc:date>
            </office:change-info>
          </text:insertion>
        </text:changed-region>
        <text:changed-region xml:id="ct38903264" text:id="ct38903264">
          <text:insertion>
            <office:change-info>
              <dc:creator>Unbekannter Autor</dc:creator>
              <dc:date>2016-11-27T22:29:00</dc:date>
            </office:change-info>
          </text:insertion>
        </text:changed-region>
        <text:changed-region xml:id="ct38913792" text:id="ct38913792">
          <text:insertion>
            <office:change-info>
              <dc:creator>Unbekannter Autor</dc:creator>
              <dc:date>2016-11-27T22:30:00</dc:date>
            </office:change-info>
          </text:insertion>
        </text:changed-region>
        <text:changed-region xml:id="ct38918000" text:id="ct38918000">
          <text:insertion>
            <office:change-info>
              <dc:creator>Unbekannter Autor</dc:creator>
              <dc:date>2016-11-27T22:32:00</dc:date>
            </office:change-info>
          </text:insertion>
        </text:changed-region>
        <text:changed-region xml:id="ct38914352" text:id="ct38914352">
          <text:insertion>
            <office:change-info>
              <dc:creator>Unbekannter Autor</dc:creator>
              <dc:date>2016-11-27T22:35:00</dc:date>
            </office:change-info>
          </text:insertion>
        </text:changed-region>
        <text:changed-region xml:id="ct38915632" text:id="ct38915632">
          <text:insertion>
            <office:change-info>
              <dc:creator>Unbekannter Autor</dc:creator>
              <dc:date>2016-11-27T22:37:00</dc:date>
            </office:change-info>
          </text:insertion>
        </text:changed-region>
        <text:changed-region xml:id="ct38909040" text:id="ct38909040">
          <text:insertion>
            <office:change-info>
              <dc:creator>Unbekannter Autor</dc:creator>
              <dc:date>2016-11-27T22:38:00</dc:date>
            </office:change-info>
          </text:insertion>
        </text:changed-region>
        <text:changed-region xml:id="ct38922448" text:id="ct38922448">
          <text:insertion>
            <office:change-info>
              <dc:creator>Unbekannter Autor</dc:creator>
              <dc:date>2016-11-27T22:46:00</dc:date>
            </office:change-info>
          </text:insertion>
        </text:changed-region>
        <text:changed-region xml:id="ct38924080" text:id="ct38924080">
          <text:insertion>
            <office:change-info>
              <dc:creator>Unbekannter Autor</dc:creator>
              <dc:date>2016-11-27T22:47:00</dc:date>
            </office:change-info>
          </text:insertion>
        </text:changed-region>
        <text:changed-region xml:id="ct38925408" text:id="ct38925408">
          <text:insertion>
            <office:change-info>
              <dc:creator>Unbekannter Autor</dc:creator>
              <dc:date>2016-11-27T22:51:00</dc:date>
            </office:change-info>
          </text:insertion>
        </text:changed-region>
        <text:changed-region xml:id="ct38926496" text:id="ct38926496">
          <text:insertion>
            <office:change-info>
              <dc:creator>Unbekannter Autor</dc:creator>
              <dc:date>2016-11-27T22:59:00</dc:date>
            </office:change-info>
          </text:insertion>
        </text:changed-region>
        <text:changed-region xml:id="ct38929504" text:id="ct38929504">
          <text:insertion>
            <office:change-info>
              <dc:creator>Unbekannter Autor</dc:creator>
              <dc:date>2016-11-27T23:57:00</dc:date>
            </office:change-info>
          </text:insertion>
        </text:changed-region>
        <text:changed-region xml:id="ct38931664" text:id="ct38931664">
          <text:insertion>
            <office:change-info>
              <dc:creator>Unbekannter Autor</dc:creator>
              <dc:date>2016-11-27T23:58:00</dc:date>
            </office:change-info>
          </text:insertion>
        </text:changed-region>
        <text:changed-region xml:id="ct38930272" text:id="ct38930272">
          <text:insertion>
            <office:change-info>
              <dc:creator>Unbekannter Autor</dc:creator>
              <dc:date>2016-11-27T23:59:00</dc:date>
            </office:change-info>
          </text:insertion>
        </text:changed-region>
        <text:changed-region xml:id="ct38939232" text:id="ct38939232">
          <text:insertion>
            <office:change-info>
              <dc:creator>Unbekannter Autor</dc:creator>
              <dc:date>2016-11-27T23:00:00</dc:date>
            </office:change-info>
          </text:insertion>
        </text:changed-region>
        <text:changed-region xml:id="ct38940688" text:id="ct38940688">
          <text:insertion>
            <office:change-info>
              <dc:creator>Unbekannter Autor</dc:creator>
              <dc:date>2016-11-27T23:23:00</dc:date>
            </office:change-info>
          </text:insertion>
        </text:changed-region>
        <text:changed-region xml:id="ct38940416" text:id="ct38940416">
          <text:insertion>
            <office:change-info>
              <dc:creator>Unbekannter Autor</dc:creator>
              <dc:date>2016-11-27T23:03:00</dc:date>
            </office:change-info>
          </text:insertion>
        </text:changed-region>
        <text:changed-region xml:id="ct38935312" text:id="ct38935312">
          <text:insertion>
            <office:change-info>
              <dc:creator>Unbekannter Autor</dc:creator>
              <dc:date>2016-11-28T00:04:00</dc:date>
            </office:change-info>
          </text:insertion>
        </text:changed-region>
        <text:changed-region xml:id="ct38944416" text:id="ct38944416">
          <text:insertion>
            <office:change-info>
              <dc:creator>Unbekannter Autor</dc:creator>
              <dc:date>2016-11-28T00:05:00</dc:date>
            </office:change-info>
          </text:insertion>
        </text:changed-region>
        <text:changed-region xml:id="ct38945248" text:id="ct38945248">
          <text:insertion>
            <office:change-info>
              <dc:creator>Unbekannter Autor</dc:creator>
              <dc:date>2016-11-28T00:06:00</dc:date>
            </office:change-info>
          </text:insertion>
        </text:changed-region>
        <text:changed-region xml:id="ct38945472" text:id="ct38945472">
          <text:insertion>
            <office:change-info>
              <dc:creator>Unbekannter Autor</dc:creator>
              <dc:date>2016-11-28T00:07:00</dc:date>
            </office:change-info>
          </text:insertion>
        </text:changed-region>
        <text:changed-region xml:id="ct38947472" text:id="ct38947472">
          <text:insertion>
            <office:change-info>
              <dc:creator>Unbekannter Autor</dc:creator>
              <dc:date>2016-11-27T23:24:00</dc:date>
            </office:change-info>
          </text:insertion>
        </text:changed-region>
        <text:changed-region xml:id="ct38966256" text:id="ct38966256">
          <text:insertion>
            <office:change-info>
              <dc:creator>Unbekannter Autor</dc:creator>
              <dc:date>2016-11-27T23:25:00</dc:date>
            </office:change-info>
          </text:insertion>
        </text:changed-region>
        <text:changed-region xml:id="ct38972112" text:id="ct38972112">
          <text:insertion>
            <office:change-info>
              <dc:creator>Unbekannter Autor</dc:creator>
              <dc:date>2016-11-28T00:02:00</dc:date>
            </office:change-info>
          </text:insertion>
        </text:changed-region>
        <text:changed-region xml:id="ct38973856" text:id="ct38973856">
          <text:insertion>
            <office:change-info>
              <dc:creator>Unbekannter Autor</dc:creator>
              <dc:date>2016-11-28T00:03:00</dc:date>
            </office:change-info>
          </text:insertion>
        </text:changed-region>
        <text:changed-region xml:id="ct38975344" text:id="ct38975344">
          <text:insertion>
            <office:change-info>
              <dc:creator>Unbekannter Autor</dc:creator>
              <dc:date>2016-11-28T00:01:00</dc:date>
            </office:change-info>
          </text:insertion>
        </text:changed-region>
        <text:changed-region xml:id="ct38975568" text:id="ct38975568">
          <text:deletion>
            <office:change-info>
              <dc:creator>Unbekannter Autor</dc:creator>
              <dc:date>2016-11-27T22:46:00</dc:date>
            </office:change-info>
            <text:p text:style-name="P30"><text:span text:style-name="T21">That's all for good coding practices for now</text:span></text:p>
          </text:deletion>
        </text:changed-region>
        <text:changed-region xml:id="ct38975792" text:id="ct38975792">
          <text:insertion>
            <office:change-info>
              <dc:creator>Unbekannter Autor</dc:creator>
              <dc:date>2016-11-27T23:59:00</dc:date>
            </office:change-info>
          </text:insertion>
        </text:changed-region>
        <text:changed-region xml:id="ct38976016" text:id="ct38976016">
          <text:insertion>
            <office:change-info>
              <dc:creator>Unbekannter Autor</dc:creator>
              <dc:date>2016-11-27T22:46:00</dc:date>
            </office:change-info>
          </text:insertion>
        </text:changed-region>
        <text:changed-region xml:id="ct38976240" text:id="ct38976240">
          <text:deletion>
            <office:change-info>
              <dc:creator>Unbekannter Autor</dc:creator>
              <dc:date>2016-11-28</dc:date>
            </office:change-info>
            <text:p text:style-name="P30"><text:span text:style-name="T21">,</text:span></text:p>
          </text:deletion>
        </text:changed-region>
        <text:changed-region xml:id="ct38976624" text:id="ct38976624">
          <text:insertion>
            <office:change-info>
              <dc:creator>Unbekannter Autor</dc:creator>
              <dc:date>2016-11-28</dc:date>
            </office:change-info>
          </text:insertion>
        </text:changed-region>
        <text:changed-region xml:id="ct38977824" text:id="ct38977824">
          <text:deletion>
            <office:change-info>
              <dc:creator>Unbekannter Autor</dc:creator>
              <dc:date>2016-11-27T22:46:00</dc:date>
            </office:change-info>
            <text:p text:style-name="P30"><text:span text:style-name="T21">from here on </text:span></text:p>
          </text:deletion>
        </text:changed-region>
        <text:changed-region xml:id="ct38979104" text:id="ct38979104">
          <text:deletion>
            <office:change-info>
              <dc:creator>Unbekannter Autor</dc:creator>
              <dc:date>2016-11-27T22:46:00</dc:date>
            </office:change-info>
            <text:p text:style-name="P30"><text:span text:style-name="T21">'</text:span></text:p>
          </text:deletion>
        </text:changed-region>
        <text:changed-region xml:id="ct38980576" text:id="ct38980576">
          <text:insertion>
            <office:change-info>
              <dc:creator>Unbekannter Autor</dc:creator>
              <dc:date>2016-11-27T22:46:00</dc:date>
            </office:change-info>
          </text:insertion>
        </text:changed-region>
        <text:changed-region xml:id="ct38980800" text:id="ct38980800">
          <text:deletion>
            <office:change-info>
              <dc:creator>Unbekannter Autor</dc:creator>
              <dc:date>2016-11-28</dc:date>
            </office:change-info>
            <text:p text:style-name="P30"><text:span text:style-name="T21">ll</text:span></text:p>
          </text:deletion>
        </text:changed-region>
        <text:changed-region xml:id="ct38982304" text:id="ct38982304">
          <text:insertion>
            <office:change-info>
              <dc:creator>Unbekannter Autor</dc:creator>
              <dc:date>2016-11-28</dc:date>
            </office:change-info>
          </text:insertion>
        </text:changed-region>
        <text:changed-region xml:id="ct38984096" text:id="ct38984096">
          <text:deletion>
            <office:change-info>
              <dc:creator>Unbekannter Autor</dc:creator>
              <dc:date>2016-11-28T00:01:00</dc:date>
            </office:change-info>
            <text:p text:style-name="P30"><text:span text:style-name="T21"/></text:p>
            <text:p text:style-name="P31"><text:span text:style-name="T21"/></text:p>
          </text:deletion>
        </text:changed-region>
        <text:changed-region xml:id="ct38983872" text:id="ct38983872">
          <text:deletion>
            <office:change-info>
              <dc:creator>Unbekannter Autor</dc:creator>
              <dc:date>2016-04-23T18:44:00</dc:date>
            </office:change-info>
            <text:p text:style-name="P31"><text:span text:style-name="T21"/></text:p>
            <text:p text:style-name="P30"><text:span text:style-name="T21"/></text:p>
          </text:deletion>
        </text:changed-region>
        <text:changed-region xml:id="ct38985296" text:id="ct38985296">
          <text:insertion>
            <office:change-info>
              <dc:creator>Unbekannter Autor</dc:creator>
              <dc:date>2016-11-28T00:01:00</dc:date>
            </office:change-info>
          </text:insertion>
        </text:changed-region>
        <text:changed-region xml:id="ct37325008" text:id="ct37325008">
          <text:deletion>
            <office:change-info>
              <dc:creator>Unbekannter Autor</dc:creator>
              <dc:date>2016-04-23T18:44:00</dc:date>
            </office:change-info>
            <text:p text:style-name="P32"/>
            <text:p text:style-name="P32"/>
          </text:deletion>
        </text:changed-region>
        <text:changed-region xml:id="ct39109792" text:id="ct39109792">
          <text:deletion>
            <office:change-info>
              <dc:creator>Unbekannter Autor</dc:creator>
              <dc:date>2016-04-23T18:47:00</dc:date>
            </office:change-info>
            <text:h text:style-name="P33" text:outline-level="4">S</text:h>
          </text:deletion>
        </text:changed-region>
        <text:changed-region xml:id="ct39110256" text:id="ct39110256">
          <text:insertion>
            <office:change-info>
              <dc:creator>Unbekannter Autor</dc:creator>
              <dc:date>2016-04-23T18:47:00</dc:date>
            </office:change-info>
          </text:insertion>
        </text:changed-region>
        <text:changed-region xml:id="ct39104880" text:id="ct39104880">
          <text:format-change>
            <office:change-info>
              <dc:creator>Unbekannter Autor</dc:creator>
              <dc:date>2016-04-24T10:33:00</dc:date>
            </office:change-info>
          </text:format-change>
        </text:changed-region>
        <text:changed-region xml:id="ct39100832" text:id="ct39100832">
          <text:format-change>
            <office:change-info>
              <dc:creator>Unbekannter Autor</dc:creator>
              <dc:date>2016-04-24T10:33:00</dc:date>
            </office:change-info>
          </text:format-change>
        </text:changed-region>
        <text:changed-region xml:id="ct39101504" text:id="ct39101504">
          <text:format-change>
            <office:change-info>
              <dc:creator>Unbekannter Autor</dc:creator>
              <dc:date>2016-04-24T10:33:00</dc:date>
            </office:change-info>
          </text:format-change>
        </text:changed-region>
        <text:changed-region xml:id="ct39103552" text:id="ct39103552">
          <text:format-change>
            <office:change-info>
              <dc:creator>Unbekannter Autor</dc:creator>
              <dc:date>2016-04-24T10:33:00</dc:date>
            </office:change-info>
          </text:format-change>
        </text:changed-region>
        <text:changed-region xml:id="ct39111248" text:id="ct39111248">
          <text:format-change>
            <office:change-info>
              <dc:creator>Unbekannter Autor</dc:creator>
              <dc:date>2016-04-24T10:33:00</dc:date>
            </office:change-info>
          </text:format-change>
        </text:changed-region>
        <text:changed-region xml:id="ct39111472" text:id="ct39111472">
          <text:format-change>
            <office:change-info>
              <dc:creator>Unbekannter Autor</dc:creator>
              <dc:date>2016-04-24T10:33:00</dc:date>
            </office:change-info>
          </text:format-change>
        </text:changed-region>
        <text:changed-region xml:id="ct39111856" text:id="ct39111856">
          <text:format-change>
            <office:change-info>
              <dc:creator>Unbekannter Autor</dc:creator>
              <dc:date>2016-04-24T10:33:00</dc:date>
            </office:change-info>
          </text:format-change>
        </text:changed-region>
        <text:changed-region xml:id="ct39112560" text:id="ct39112560">
          <text:format-change>
            <office:change-info>
              <dc:creator>Unbekannter Autor</dc:creator>
              <dc:date>2016-04-24T10:33:00</dc:date>
            </office:change-info>
          </text:format-change>
        </text:changed-region>
        <text:changed-region xml:id="ct39112784" text:id="ct39112784">
          <text:format-change>
            <office:change-info>
              <dc:creator>Unbekannter Autor</dc:creator>
              <dc:date>2016-04-24T10:33:00</dc:date>
            </office:change-info>
          </text:format-change>
        </text:changed-region>
        <text:changed-region xml:id="ct39114128" text:id="ct39114128">
          <text:format-change>
            <office:change-info>
              <dc:creator>Unbekannter Autor</dc:creator>
              <dc:date>2016-04-24T10:33:00</dc:date>
            </office:change-info>
          </text:format-change>
        </text:changed-region>
        <text:changed-region xml:id="ct39119328" text:id="ct39119328">
          <text:format-change>
            <office:change-info>
              <dc:creator>Unbekannter Autor</dc:creator>
              <dc:date>2016-04-24T10:33:00</dc:date>
            </office:change-info>
          </text:format-change>
        </text:changed-region>
        <text:changed-region xml:id="ct39122176" text:id="ct39122176">
          <text:format-change>
            <office:change-info>
              <dc:creator>Unbekannter Autor</dc:creator>
              <dc:date>2016-04-24T10:33:00</dc:date>
            </office:change-info>
          </text:format-change>
        </text:changed-region>
        <text:changed-region xml:id="ct39124464" text:id="ct39124464">
          <text:format-change>
            <office:change-info>
              <dc:creator>Unbekannter Autor</dc:creator>
              <dc:date>2016-04-24T10:33:00</dc:date>
            </office:change-info>
          </text:format-change>
        </text:changed-region>
        <text:changed-region xml:id="ct39125552" text:id="ct39125552">
          <text:format-change>
            <office:change-info>
              <dc:creator>Unbekannter Autor</dc:creator>
              <dc:date>2016-04-24T10:33:00</dc:date>
            </office:change-info>
          </text:format-change>
        </text:changed-region>
        <text:changed-region xml:id="ct39125776" text:id="ct39125776">
          <text:format-change>
            <office:change-info>
              <dc:creator>Unbekannter Autor</dc:creator>
              <dc:date>2016-04-24T10:33:00</dc:date>
            </office:change-info>
          </text:format-change>
        </text:changed-region>
        <text:changed-region xml:id="ct39133312" text:id="ct39133312">
          <text:format-change>
            <office:change-info>
              <dc:creator>Unbekannter Autor</dc:creator>
              <dc:date>2016-04-24T10:33:00</dc:date>
            </office:change-info>
          </text:format-change>
        </text:changed-region>
        <text:changed-region xml:id="ct39134672" text:id="ct39134672">
          <text:format-change>
            <office:change-info>
              <dc:creator>Unbekannter Autor</dc:creator>
              <dc:date>2016-04-24T10:33:00</dc:date>
            </office:change-info>
          </text:format-change>
        </text:changed-region>
        <text:changed-region xml:id="ct39136000" text:id="ct39136000">
          <text:format-change>
            <office:change-info>
              <dc:creator>Unbekannter Autor</dc:creator>
              <dc:date>2016-04-24T10:33:00</dc:date>
            </office:change-info>
          </text:format-change>
        </text:changed-region>
        <text:changed-region xml:id="ct39137312" text:id="ct39137312">
          <text:format-change>
            <office:change-info>
              <dc:creator>Unbekannter Autor</dc:creator>
              <dc:date>2016-04-24T10:33:00</dc:date>
            </office:change-info>
          </text:format-change>
        </text:changed-region>
        <text:changed-region xml:id="ct37355360" text:id="ct37355360">
          <text:format-change>
            <office:change-info>
              <dc:creator>Unbekannter Autor</dc:creator>
              <dc:date>2016-04-24T10:33:00</dc:date>
            </office:change-info>
          </text:format-change>
        </text:changed-region>
        <text:changed-region xml:id="ct37353600" text:id="ct37353600">
          <text:format-change>
            <office:change-info>
              <dc:creator>Unbekannter Autor</dc:creator>
              <dc:date>2016-04-24T10:33:00</dc:date>
            </office:change-info>
          </text:format-change>
        </text:changed-region>
        <text:changed-region xml:id="ct39109536" text:id="ct39109536">
          <text:format-change>
            <office:change-info>
              <dc:creator>Unbekannter Autor</dc:creator>
              <dc:date>2016-04-24T10:33:00</dc:date>
            </office:change-info>
          </text:format-change>
        </text:changed-region>
        <text:changed-region xml:id="ct37353296" text:id="ct37353296">
          <text:format-change>
            <office:change-info>
              <dc:creator>Unbekannter Autor</dc:creator>
              <dc:date>2016-04-24T10:33:00</dc:date>
            </office:change-info>
          </text:format-change>
        </text:changed-region>
        <text:changed-region xml:id="ct39106720" text:id="ct39106720">
          <text:format-change>
            <office:change-info>
              <dc:creator>Unbekannter Autor</dc:creator>
              <dc:date>2016-04-24T10:33:00</dc:date>
            </office:change-info>
          </text:format-change>
        </text:changed-region>
        <text:changed-region xml:id="ct39120688" text:id="ct39120688">
          <text:format-change>
            <office:change-info>
              <dc:creator>Unbekannter Autor</dc:creator>
              <dc:date>2016-04-24T10:33:00</dc:date>
            </office:change-info>
          </text:format-change>
        </text:changed-region>
        <text:changed-region xml:id="ct39113904" text:id="ct39113904">
          <text:format-change>
            <office:change-info>
              <dc:creator>Unbekannter Autor</dc:creator>
              <dc:date>2016-04-24T10:33:00</dc:date>
            </office:change-info>
          </text:format-change>
        </text:changed-region>
        <text:changed-region xml:id="ct39130336" text:id="ct39130336">
          <text:format-change>
            <office:change-info>
              <dc:creator>Unbekannter Autor</dc:creator>
              <dc:date>2016-04-24T10:33:00</dc:date>
            </office:change-info>
          </text:format-change>
        </text:changed-region>
        <text:changed-region xml:id="ct39130848" text:id="ct39130848">
          <text:format-change>
            <office:change-info>
              <dc:creator>Unbekannter Autor</dc:creator>
              <dc:date>2016-04-24T10:33:00</dc:date>
            </office:change-info>
          </text:format-change>
        </text:changed-region>
        <text:changed-region xml:id="ct39131072" text:id="ct39131072">
          <text:format-change>
            <office:change-info>
              <dc:creator>Unbekannter Autor</dc:creator>
              <dc:date>2016-04-24T10:33:00</dc:date>
            </office:change-info>
          </text:format-change>
        </text:changed-region>
        <text:changed-region xml:id="ct39127936" text:id="ct39127936">
          <text:format-change>
            <office:change-info>
              <dc:creator>Unbekannter Autor</dc:creator>
              <dc:date>2016-04-24T10:33:00</dc:date>
            </office:change-info>
          </text:format-change>
        </text:changed-region>
        <text:changed-region xml:id="ct39114512" text:id="ct39114512">
          <text:format-change>
            <office:change-info>
              <dc:creator>Unbekannter Autor</dc:creator>
              <dc:date>2016-04-24T10:33:00</dc:date>
            </office:change-info>
          </text:format-change>
        </text:changed-region>
        <text:changed-region xml:id="ct39115216" text:id="ct39115216">
          <text:format-change>
            <office:change-info>
              <dc:creator>Unbekannter Autor</dc:creator>
              <dc:date>2016-04-24T10:33:00</dc:date>
            </office:change-info>
          </text:format-change>
        </text:changed-region>
        <text:changed-region xml:id="ct39118688" text:id="ct39118688">
          <text:format-change>
            <office:change-info>
              <dc:creator>Unbekannter Autor</dc:creator>
              <dc:date>2016-04-24T10:33:00</dc:date>
            </office:change-info>
          </text:format-change>
        </text:changed-region>
        <text:changed-region xml:id="ct39118912" text:id="ct39118912">
          <text:format-change>
            <office:change-info>
              <dc:creator>Unbekannter Autor</dc:creator>
              <dc:date>2016-04-24T10:33:00</dc:date>
            </office:change-info>
          </text:format-change>
        </text:changed-region>
        <text:changed-region xml:id="ct39107088" text:id="ct39107088">
          <text:format-change>
            <office:change-info>
              <dc:creator>Unbekannter Autor</dc:creator>
              <dc:date>2016-04-24T10:33:00</dc:date>
            </office:change-info>
          </text:format-change>
        </text:changed-region>
        <text:changed-region xml:id="ct37360640" text:id="ct37360640">
          <text:format-change>
            <office:change-info>
              <dc:creator>Unbekannter Autor</dc:creator>
              <dc:date>2016-04-24T10:33:00</dc:date>
            </office:change-info>
          </text:format-change>
        </text:changed-region>
        <text:changed-region xml:id="ct37360288" text:id="ct37360288">
          <text:format-change>
            <office:change-info>
              <dc:creator>Unbekannter Autor</dc:creator>
              <dc:date>2016-04-24T10:33:00</dc:date>
            </office:change-info>
          </text:format-change>
        </text:changed-region>
        <text:changed-region xml:id="ct39098544" text:id="ct39098544">
          <text:format-change>
            <office:change-info>
              <dc:creator>Unbekannter Autor</dc:creator>
              <dc:date>2016-04-24T10:33:00</dc:date>
            </office:change-info>
          </text:format-change>
        </text:changed-region>
        <text:changed-region xml:id="ct39135344" text:id="ct39135344">
          <text:format-change>
            <office:change-info>
              <dc:creator>Unbekannter Autor</dc:creator>
              <dc:date>2016-04-24T10:33:00</dc:date>
            </office:change-info>
          </text:format-change>
        </text:changed-region>
        <text:changed-region xml:id="ct39135712" text:id="ct39135712">
          <text:format-change>
            <office:change-info>
              <dc:creator>Unbekannter Autor</dc:creator>
              <dc:date>2016-04-24T10:33:00</dc:date>
            </office:change-info>
          </text:format-change>
        </text:changed-region>
        <text:changed-region xml:id="ct39085456" text:id="ct39085456">
          <text:format-change>
            <office:change-info>
              <dc:creator>Unbekannter Autor</dc:creator>
              <dc:date>2016-04-24T10:33:00</dc:date>
            </office:change-info>
          </text:format-change>
        </text:changed-region>
        <text:changed-region xml:id="ct39134128" text:id="ct39134128">
          <text:format-change>
            <office:change-info>
              <dc:creator>Unbekannter Autor</dc:creator>
              <dc:date>2016-04-24T10:33:00</dc:date>
            </office:change-info>
          </text:format-change>
        </text:changed-region>
        <text:changed-region xml:id="ct39128160" text:id="ct39128160">
          <text:format-change>
            <office:change-info>
              <dc:creator>Unbekannter Autor</dc:creator>
              <dc:date>2016-04-24T10:33:00</dc:date>
            </office:change-info>
          </text:format-change>
        </text:changed-region>
        <text:changed-region xml:id="ct39121536" text:id="ct39121536">
          <text:format-change>
            <office:change-info>
              <dc:creator>Unbekannter Autor</dc:creator>
              <dc:date>2016-04-24T10:33:00</dc:date>
            </office:change-info>
          </text:format-change>
        </text:changed-region>
        <text:changed-region xml:id="ct39140736" text:id="ct39140736">
          <text:format-change>
            <office:change-info>
              <dc:creator>Unbekannter Autor</dc:creator>
              <dc:date>2016-04-24T10:33:00</dc:date>
            </office:change-info>
          </text:format-change>
        </text:changed-region>
        <text:changed-region xml:id="ct39140960" text:id="ct39140960">
          <text:format-change>
            <office:change-info>
              <dc:creator>Unbekannter Autor</dc:creator>
              <dc:date>2016-04-24T10:33:00</dc:date>
            </office:change-info>
          </text:format-change>
        </text:changed-region>
        <text:changed-region xml:id="ct36874864" text:id="ct36874864">
          <text:format-change>
            <office:change-info>
              <dc:creator>Unbekannter Autor</dc:creator>
              <dc:date>2016-04-24T10:33:00</dc:date>
            </office:change-info>
          </text:format-change>
        </text:changed-region>
        <text:changed-region xml:id="ct39126000" text:id="ct39126000">
          <text:format-change>
            <office:change-info>
              <dc:creator>Unbekannter Autor</dc:creator>
              <dc:date>2016-04-24T10:33:00</dc:date>
            </office:change-info>
          </text:format-change>
        </text:changed-region>
        <text:changed-region xml:id="ct39126384" text:id="ct39126384">
          <text:format-change>
            <office:change-info>
              <dc:creator>Unbekannter Autor</dc:creator>
              <dc:date>2016-04-24T10:33:00</dc:date>
            </office:change-info>
          </text:format-change>
        </text:changed-region>
        <text:changed-region xml:id="ct39129440" text:id="ct39129440">
          <text:format-change>
            <office:change-info>
              <dc:creator>Unbekannter Autor</dc:creator>
              <dc:date>2016-04-24T10:33:00</dc:date>
            </office:change-info>
          </text:format-change>
        </text:changed-region>
        <text:changed-region xml:id="ct38656512" text:id="ct38656512">
          <text:format-change>
            <office:change-info>
              <dc:creator>Unbekannter Autor</dc:creator>
              <dc:date>2016-04-24T10:33:00</dc:date>
            </office:change-info>
          </text:format-change>
        </text:changed-region>
        <text:changed-region xml:id="ct38656736" text:id="ct38656736">
          <text:format-change>
            <office:change-info>
              <dc:creator>Unbekannter Autor</dc:creator>
              <dc:date>2016-04-24T10:33:00</dc:date>
            </office:change-info>
          </text:format-change>
        </text:changed-region>
        <text:changed-region xml:id="ct38658000" text:id="ct38658000">
          <text:format-change>
            <office:change-info>
              <dc:creator>Unbekannter Autor</dc:creator>
              <dc:date>2016-04-24T10:33:00</dc:date>
            </office:change-info>
          </text:format-change>
        </text:changed-region>
        <text:changed-region xml:id="ct38658656" text:id="ct38658656">
          <text:format-change>
            <office:change-info>
              <dc:creator>Unbekannter Autor</dc:creator>
              <dc:date>2016-04-24T10:33:00</dc:date>
            </office:change-info>
          </text:format-change>
        </text:changed-region>
        <text:changed-region xml:id="ct38658960" text:id="ct38658960">
          <text:format-change>
            <office:change-info>
              <dc:creator>Unbekannter Autor</dc:creator>
              <dc:date>2016-04-24T10:33:00</dc:date>
            </office:change-info>
          </text:format-change>
        </text:changed-region>
        <text:changed-region xml:id="ct37361696" text:id="ct37361696">
          <text:format-change>
            <office:change-info>
              <dc:creator>Unbekannter Autor</dc:creator>
              <dc:date>2016-04-24T10:33:00</dc:date>
            </office:change-info>
          </text:format-change>
        </text:changed-region>
        <text:changed-region xml:id="ct38660112" text:id="ct38660112">
          <text:format-change>
            <office:change-info>
              <dc:creator>Unbekannter Autor</dc:creator>
              <dc:date>2016-04-24T10:33:00</dc:date>
            </office:change-info>
          </text:format-change>
        </text:changed-region>
        <text:changed-region xml:id="ct38659664" text:id="ct38659664">
          <text:format-change>
            <office:change-info>
              <dc:creator>Unbekannter Autor</dc:creator>
              <dc:date>2016-04-24T10:33:00</dc:date>
            </office:change-info>
          </text:format-change>
        </text:changed-region>
        <text:changed-region xml:id="ct37369440" text:id="ct37369440">
          <text:format-change>
            <office:change-info>
              <dc:creator>Unbekannter Autor</dc:creator>
              <dc:date>2016-04-24T10:33:00</dc:date>
            </office:change-info>
          </text:format-change>
        </text:changed-region>
        <text:changed-region xml:id="ct39127392" text:id="ct39127392">
          <text:format-change>
            <office:change-info>
              <dc:creator>Unbekannter Autor</dc:creator>
              <dc:date>2016-04-24T10:33:00</dc:date>
            </office:change-info>
          </text:format-change>
        </text:changed-region>
        <text:changed-region xml:id="ct39132192" text:id="ct39132192">
          <text:format-change>
            <office:change-info>
              <dc:creator>Unbekannter Autor</dc:creator>
              <dc:date>2016-04-24T10:33:00</dc:date>
            </office:change-info>
          </text:format-change>
        </text:changed-region>
        <text:changed-region xml:id="ct39105184" text:id="ct39105184">
          <text:format-change>
            <office:change-info>
              <dc:creator>Unbekannter Autor</dc:creator>
              <dc:date>2016-04-24T10:33:00</dc:date>
            </office:change-info>
          </text:format-change>
        </text:changed-region>
        <text:changed-region xml:id="ct37370496" text:id="ct37370496">
          <text:format-change>
            <office:change-info>
              <dc:creator>Unbekannter Autor</dc:creator>
              <dc:date>2016-04-24T10:33:00</dc:date>
            </office:change-info>
          </text:format-change>
        </text:changed-region>
        <text:changed-region xml:id="ct39154384" text:id="ct39154384">
          <text:format-change>
            <office:change-info>
              <dc:creator>Unbekannter Autor</dc:creator>
              <dc:date>2016-04-24T10:33:00</dc:date>
            </office:change-info>
          </text:format-change>
        </text:changed-region>
        <text:changed-region xml:id="ct39153792" text:id="ct39153792">
          <text:format-change>
            <office:change-info>
              <dc:creator>Unbekannter Autor</dc:creator>
              <dc:date>2016-04-24T10:33:00</dc:date>
            </office:change-info>
          </text:format-change>
        </text:changed-region>
        <text:changed-region xml:id="ct39105968" text:id="ct39105968">
          <text:format-change>
            <office:change-info>
              <dc:creator>Unbekannter Autor</dc:creator>
              <dc:date>2016-04-24T10:33:00</dc:date>
            </office:change-info>
          </text:format-change>
        </text:changed-region>
        <text:changed-region xml:id="ct39156064" text:id="ct39156064">
          <text:format-change>
            <office:change-info>
              <dc:creator>Unbekannter Autor</dc:creator>
              <dc:date>2016-04-24T10:33:00</dc:date>
            </office:change-info>
          </text:format-change>
        </text:changed-region>
        <text:changed-region xml:id="ct39155472" text:id="ct39155472">
          <text:format-change>
            <office:change-info>
              <dc:creator>Unbekannter Autor</dc:creator>
              <dc:date>2016-04-24T10:33:00</dc:date>
            </office:change-info>
          </text:format-change>
        </text:changed-region>
        <text:changed-region xml:id="ct37372384" text:id="ct37372384">
          <text:format-change>
            <office:change-info>
              <dc:creator>Unbekannter Autor</dc:creator>
              <dc:date>2016-04-24T10:33:00</dc:date>
            </office:change-info>
          </text:format-change>
        </text:changed-region>
        <text:changed-region xml:id="ct39155696" text:id="ct39155696">
          <text:format-change>
            <office:change-info>
              <dc:creator>Unbekannter Autor</dc:creator>
              <dc:date>2016-04-24T10:33:00</dc:date>
            </office:change-info>
          </text:format-change>
        </text:changed-region>
        <text:changed-region xml:id="ct39157296" text:id="ct39157296">
          <text:format-change>
            <office:change-info>
              <dc:creator>Unbekannter Autor</dc:creator>
              <dc:date>2016-04-24T10:33:00</dc:date>
            </office:change-info>
          </text:format-change>
        </text:changed-region>
        <text:changed-region xml:id="ct39172048" text:id="ct39172048">
          <text:format-change>
            <office:change-info>
              <dc:creator>Unbekannter Autor</dc:creator>
              <dc:date>2016-04-24T10:33:00</dc:date>
            </office:change-info>
          </text:format-change>
        </text:changed-region>
        <text:changed-region xml:id="ct39161792" text:id="ct39161792">
          <text:format-change>
            <office:change-info>
              <dc:creator>Unbekannter Autor</dc:creator>
              <dc:date>2016-04-24T10:33:00</dc:date>
            </office:change-info>
          </text:format-change>
        </text:changed-region>
        <text:changed-region xml:id="ct39162496" text:id="ct39162496">
          <text:format-change>
            <office:change-info>
              <dc:creator>Unbekannter Autor</dc:creator>
              <dc:date>2016-04-24T10:33:00</dc:date>
            </office:change-info>
          </text:format-change>
        </text:changed-region>
        <text:changed-region xml:id="ct39164704" text:id="ct39164704">
          <text:format-change>
            <office:change-info>
              <dc:creator>Unbekannter Autor</dc:creator>
              <dc:date>2016-04-24T10:33:00</dc:date>
            </office:change-info>
          </text:format-change>
        </text:changed-region>
        <text:changed-region xml:id="ct39165952" text:id="ct39165952">
          <text:format-change>
            <office:change-info>
              <dc:creator>Unbekannter Autor</dc:creator>
              <dc:date>2016-04-24T10:33:00</dc:date>
            </office:change-info>
          </text:format-change>
        </text:changed-region>
        <text:changed-region xml:id="ct39166416" text:id="ct39166416">
          <text:format-change>
            <office:change-info>
              <dc:creator>Unbekannter Autor</dc:creator>
              <dc:date>2016-04-24T10:33:00</dc:date>
            </office:change-info>
          </text:format-change>
        </text:changed-region>
        <text:changed-region xml:id="ct39168976" text:id="ct39168976">
          <text:format-change>
            <office:change-info>
              <dc:creator>Unbekannter Autor</dc:creator>
              <dc:date>2016-04-24T10:33:00</dc:date>
            </office:change-info>
          </text:format-change>
        </text:changed-region>
        <text:changed-region xml:id="ct39142736" text:id="ct39142736">
          <text:format-change>
            <office:change-info>
              <dc:creator>Unbekannter Autor</dc:creator>
              <dc:date>2016-04-24T10:33:00</dc:date>
            </office:change-info>
          </text:format-change>
        </text:changed-region>
        <text:changed-region xml:id="ct39170288" text:id="ct39170288">
          <text:format-change>
            <office:change-info>
              <dc:creator>Unbekannter Autor</dc:creator>
              <dc:date>2016-04-24T10:33:00</dc:date>
            </office:change-info>
          </text:format-change>
        </text:changed-region>
        <text:changed-region xml:id="ct39179344" text:id="ct39179344">
          <text:format-change>
            <office:change-info>
              <dc:creator>Unbekannter Autor</dc:creator>
              <dc:date>2016-04-24T10:33:00</dc:date>
            </office:change-info>
          </text:format-change>
        </text:changed-region>
        <text:changed-region xml:id="ct39182672" text:id="ct39182672">
          <text:format-change>
            <office:change-info>
              <dc:creator>Unbekannter Autor</dc:creator>
              <dc:date>2016-04-24T10:33:00</dc:date>
            </office:change-info>
          </text:format-change>
        </text:changed-region>
        <text:changed-region xml:id="ct39141488" text:id="ct39141488">
          <text:format-change>
            <office:change-info>
              <dc:creator>Unbekannter Autor</dc:creator>
              <dc:date>2016-04-24T10:33:00</dc:date>
            </office:change-info>
          </text:format-change>
        </text:changed-region>
        <text:changed-region xml:id="ct39160576" text:id="ct39160576">
          <text:format-change>
            <office:change-info>
              <dc:creator>Unbekannter Autor</dc:creator>
              <dc:date>2016-04-24T10:33:00</dc:date>
            </office:change-info>
          </text:format-change>
        </text:changed-region>
        <text:changed-region xml:id="ct39177504" text:id="ct39177504">
          <text:format-change>
            <office:change-info>
              <dc:creator>Unbekannter Autor</dc:creator>
              <dc:date>2016-04-24T10:33:00</dc:date>
            </office:change-info>
          </text:format-change>
        </text:changed-region>
        <text:changed-region xml:id="ct39186512" text:id="ct39186512">
          <text:format-change>
            <office:change-info>
              <dc:creator>Unbekannter Autor</dc:creator>
              <dc:date>2016-04-24T10:33:00</dc:date>
            </office:change-info>
          </text:format-change>
        </text:changed-region>
        <text:changed-region xml:id="ct37377088" text:id="ct37377088">
          <text:format-change>
            <office:change-info>
              <dc:creator>Unbekannter Autor</dc:creator>
              <dc:date>2016-04-24T10:33:00</dc:date>
            </office:change-info>
          </text:format-change>
        </text:changed-region>
        <text:changed-region xml:id="ct39183632" text:id="ct39183632">
          <text:format-change>
            <office:change-info>
              <dc:creator>Unbekannter Autor</dc:creator>
              <dc:date>2016-04-24T10:33:00</dc:date>
            </office:change-info>
          </text:format-change>
        </text:changed-region>
        <text:changed-region xml:id="ct37376672" text:id="ct37376672">
          <text:format-change>
            <office:change-info>
              <dc:creator>Unbekannter Autor</dc:creator>
              <dc:date>2016-04-24T10:33:00</dc:date>
            </office:change-info>
          </text:format-change>
        </text:changed-region>
        <text:changed-region xml:id="ct39178240" text:id="ct39178240">
          <text:format-change>
            <office:change-info>
              <dc:creator>Unbekannter Autor</dc:creator>
              <dc:date>2016-04-24T10:33:00</dc:date>
            </office:change-info>
          </text:format-change>
        </text:changed-region>
        <text:changed-region xml:id="ct39178464" text:id="ct39178464">
          <text:format-change>
            <office:change-info>
              <dc:creator>Unbekannter Autor</dc:creator>
              <dc:date>2016-04-24T10:33:00</dc:date>
            </office:change-info>
          </text:format-change>
        </text:changed-region>
        <text:changed-region xml:id="ct39161328" text:id="ct39161328">
          <text:format-change>
            <office:change-info>
              <dc:creator>Unbekannter Autor</dc:creator>
              <dc:date>2016-04-24T10:33:00</dc:date>
            </office:change-info>
          </text:format-change>
        </text:changed-region>
        <text:changed-region xml:id="ct39181456" text:id="ct39181456">
          <text:format-change>
            <office:change-info>
              <dc:creator>Unbekannter Autor</dc:creator>
              <dc:date>2016-04-24T10:33:00</dc:date>
            </office:change-info>
          </text:format-change>
        </text:changed-region>
        <text:changed-region xml:id="ct39176048" text:id="ct39176048">
          <text:format-change>
            <office:change-info>
              <dc:creator>Unbekannter Autor</dc:creator>
              <dc:date>2016-04-24T10:33:00</dc:date>
            </office:change-info>
          </text:format-change>
        </text:changed-region>
        <text:changed-region xml:id="ct39175632" text:id="ct39175632">
          <text:format-change>
            <office:change-info>
              <dc:creator>Unbekannter Autor</dc:creator>
              <dc:date>2016-04-24T10:33:00</dc:date>
            </office:change-info>
          </text:format-change>
        </text:changed-region>
        <text:changed-region xml:id="ct39176752" text:id="ct39176752">
          <text:format-change>
            <office:change-info>
              <dc:creator>Unbekannter Autor</dc:creator>
              <dc:date>2016-04-24T10:33:00</dc:date>
            </office:change-info>
          </text:format-change>
        </text:changed-region>
        <text:changed-region xml:id="ct39176976" text:id="ct39176976">
          <text:format-change>
            <office:change-info>
              <dc:creator>Unbekannter Autor</dc:creator>
              <dc:date>2016-04-24T10:33:00</dc:date>
            </office:change-info>
          </text:format-change>
        </text:changed-region>
        <text:changed-region xml:id="ct39177200" text:id="ct39177200">
          <text:format-change>
            <office:change-info>
              <dc:creator>Unbekannter Autor</dc:creator>
              <dc:date>2016-04-24T10:33:00</dc:date>
            </office:change-info>
          </text:format-change>
        </text:changed-region>
        <text:changed-region xml:id="ct39151824" text:id="ct39151824">
          <text:format-change>
            <office:change-info>
              <dc:creator>Unbekannter Autor</dc:creator>
              <dc:date>2016-04-24T10:33:00</dc:date>
            </office:change-info>
          </text:format-change>
        </text:changed-region>
        <text:changed-region xml:id="ct39152288" text:id="ct39152288">
          <text:format-change>
            <office:change-info>
              <dc:creator>Unbekannter Autor</dc:creator>
              <dc:date>2016-04-24T10:33:00</dc:date>
            </office:change-info>
          </text:format-change>
        </text:changed-region>
        <text:changed-region xml:id="ct39192160" text:id="ct39192160">
          <text:format-change>
            <office:change-info>
              <dc:creator>Unbekannter Autor</dc:creator>
              <dc:date>2016-04-24T10:33:00</dc:date>
            </office:change-info>
          </text:format-change>
        </text:changed-region>
        <text:changed-region xml:id="ct39192928" text:id="ct39192928">
          <text:format-change>
            <office:change-info>
              <dc:creator>Unbekannter Autor</dc:creator>
              <dc:date>2016-04-24T10:33:00</dc:date>
            </office:change-info>
          </text:format-change>
        </text:changed-region>
        <text:changed-region xml:id="ct39193952" text:id="ct39193952">
          <text:format-change>
            <office:change-info>
              <dc:creator>Unbekannter Autor</dc:creator>
              <dc:date>2016-04-24T10:33:00</dc:date>
            </office:change-info>
          </text:format-change>
        </text:changed-region>
        <text:changed-region xml:id="ct39196416" text:id="ct39196416">
          <text:format-change>
            <office:change-info>
              <dc:creator>Unbekannter Autor</dc:creator>
              <dc:date>2016-04-24T10:33:00</dc:date>
            </office:change-info>
          </text:format-change>
        </text:changed-region>
        <text:changed-region xml:id="ct39175056" text:id="ct39175056">
          <text:format-change>
            <office:change-info>
              <dc:creator>Unbekannter Autor</dc:creator>
              <dc:date>2016-04-24T10:33:00</dc:date>
            </office:change-info>
          </text:format-change>
        </text:changed-region>
        <text:changed-region xml:id="ct39199600" text:id="ct39199600">
          <text:format-change>
            <office:change-info>
              <dc:creator>Unbekannter Autor</dc:creator>
              <dc:date>2016-04-24T10:33:00</dc:date>
            </office:change-info>
          </text:format-change>
        </text:changed-region>
        <text:changed-region xml:id="ct39205952" text:id="ct39205952">
          <text:format-change>
            <office:change-info>
              <dc:creator>Unbekannter Autor</dc:creator>
              <dc:date>2016-04-24T10:33:00</dc:date>
            </office:change-info>
          </text:format-change>
        </text:changed-region>
        <text:changed-region xml:id="ct39206784" text:id="ct39206784">
          <text:format-change>
            <office:change-info>
              <dc:creator>Unbekannter Autor</dc:creator>
              <dc:date>2016-04-24T10:33:00</dc:date>
            </office:change-info>
          </text:format-change>
        </text:changed-region>
        <text:changed-region xml:id="ct39194240" text:id="ct39194240">
          <text:format-change>
            <office:change-info>
              <dc:creator>Unbekannter Autor</dc:creator>
              <dc:date>2016-04-24T10:33:00</dc:date>
            </office:change-info>
          </text:format-change>
        </text:changed-region>
        <text:changed-region xml:id="ct39208496" text:id="ct39208496">
          <text:format-change>
            <office:change-info>
              <dc:creator>Unbekannter Autor</dc:creator>
              <dc:date>2016-04-24T10:33:00</dc:date>
            </office:change-info>
          </text:format-change>
        </text:changed-region>
        <text:changed-region xml:id="ct39209008" text:id="ct39209008">
          <text:format-change>
            <office:change-info>
              <dc:creator>Unbekannter Autor</dc:creator>
              <dc:date>2016-04-24T10:33:00</dc:date>
            </office:change-info>
          </text:format-change>
        </text:changed-region>
        <text:changed-region xml:id="ct39209872" text:id="ct39209872">
          <text:format-change>
            <office:change-info>
              <dc:creator>Unbekannter Autor</dc:creator>
              <dc:date>2016-04-24T10:33:00</dc:date>
            </office:change-info>
          </text:format-change>
        </text:changed-region>
        <text:changed-region xml:id="ct39210096" text:id="ct39210096">
          <text:format-change>
            <office:change-info>
              <dc:creator>Unbekannter Autor</dc:creator>
              <dc:date>2016-04-24T10:33:00</dc:date>
            </office:change-info>
          </text:format-change>
        </text:changed-region>
        <text:changed-region xml:id="ct39211056" text:id="ct39211056">
          <text:format-change>
            <office:change-info>
              <dc:creator>Unbekannter Autor</dc:creator>
              <dc:date>2016-04-24T10:33:00</dc:date>
            </office:change-info>
          </text:format-change>
        </text:changed-region>
        <text:changed-region xml:id="ct39211584" text:id="ct39211584">
          <text:format-change>
            <office:change-info>
              <dc:creator>Unbekannter Autor</dc:creator>
              <dc:date>2016-04-24T10:33:00</dc:date>
            </office:change-info>
          </text:format-change>
        </text:changed-region>
        <text:changed-region xml:id="ct39211808" text:id="ct39211808">
          <text:format-change>
            <office:change-info>
              <dc:creator>Unbekannter Autor</dc:creator>
              <dc:date>2016-04-24T10:33:00</dc:date>
            </office:change-info>
          </text:format-change>
        </text:changed-region>
        <text:changed-region xml:id="ct39212864" text:id="ct39212864">
          <text:format-change>
            <office:change-info>
              <dc:creator>Unbekannter Autor</dc:creator>
              <dc:date>2016-04-24T10:33:00</dc:date>
            </office:change-info>
          </text:format-change>
        </text:changed-region>
        <text:changed-region xml:id="ct39213840" text:id="ct39213840">
          <text:format-change>
            <office:change-info>
              <dc:creator>Unbekannter Autor</dc:creator>
              <dc:date>2016-04-24T10:33:00</dc:date>
            </office:change-info>
          </text:format-change>
        </text:changed-region>
        <text:changed-region xml:id="ct39214064" text:id="ct39214064">
          <text:format-change>
            <office:change-info>
              <dc:creator>Unbekannter Autor</dc:creator>
              <dc:date>2016-04-24T10:33:00</dc:date>
            </office:change-info>
          </text:format-change>
        </text:changed-region>
        <text:changed-region xml:id="ct39214576" text:id="ct39214576">
          <text:format-change>
            <office:change-info>
              <dc:creator>Unbekannter Autor</dc:creator>
              <dc:date>2016-04-24T10:33:00</dc:date>
            </office:change-info>
          </text:format-change>
        </text:changed-region>
        <text:changed-region xml:id="ct39157680" text:id="ct39157680">
          <text:format-change>
            <office:change-info>
              <dc:creator>Unbekannter Autor</dc:creator>
              <dc:date>2016-04-24T10:33:00</dc:date>
            </office:change-info>
          </text:format-change>
        </text:changed-region>
        <text:changed-region xml:id="ct39157904" text:id="ct39157904">
          <text:format-change>
            <office:change-info>
              <dc:creator>Unbekannter Autor</dc:creator>
              <dc:date>2016-04-24T10:33:00</dc:date>
            </office:change-info>
          </text:format-change>
        </text:changed-region>
        <text:changed-region xml:id="ct39158416" text:id="ct39158416">
          <text:format-change>
            <office:change-info>
              <dc:creator>Unbekannter Autor</dc:creator>
              <dc:date>2016-04-24T10:33:00</dc:date>
            </office:change-info>
          </text:format-change>
        </text:changed-region>
        <text:changed-region xml:id="ct39158880" text:id="ct39158880">
          <text:format-change>
            <office:change-info>
              <dc:creator>Unbekannter Autor</dc:creator>
              <dc:date>2016-04-24T10:33:00</dc:date>
            </office:change-info>
          </text:format-change>
        </text:changed-region>
        <text:changed-region xml:id="ct39159104" text:id="ct39159104">
          <text:format-change>
            <office:change-info>
              <dc:creator>Unbekannter Autor</dc:creator>
              <dc:date>2016-04-24T10:33:00</dc:date>
            </office:change-info>
          </text:format-change>
        </text:changed-region>
        <text:changed-region xml:id="ct39219072" text:id="ct39219072">
          <text:format-change>
            <office:change-info>
              <dc:creator>Unbekannter Autor</dc:creator>
              <dc:date>2016-04-24T10:33:00</dc:date>
            </office:change-info>
          </text:format-change>
        </text:changed-region>
        <text:changed-region xml:id="ct39219296" text:id="ct39219296">
          <text:format-change>
            <office:change-info>
              <dc:creator>Unbekannter Autor</dc:creator>
              <dc:date>2016-04-24T10:33:00</dc:date>
            </office:change-info>
          </text:format-change>
        </text:changed-region>
        <text:changed-region xml:id="ct39222304" text:id="ct39222304">
          <text:format-change>
            <office:change-info>
              <dc:creator>Unbekannter Autor</dc:creator>
              <dc:date>2016-04-24T10:33:00</dc:date>
            </office:change-info>
          </text:format-change>
        </text:changed-region>
        <text:changed-region xml:id="ct39223760" text:id="ct39223760">
          <text:format-change>
            <office:change-info>
              <dc:creator>Unbekannter Autor</dc:creator>
              <dc:date>2016-04-24T10:33:00</dc:date>
            </office:change-info>
          </text:format-change>
        </text:changed-region>
        <text:changed-region xml:id="ct39204144" text:id="ct39204144">
          <text:format-change>
            <office:change-info>
              <dc:creator>Unbekannter Autor</dc:creator>
              <dc:date>2016-04-24T10:37:00</dc:date>
            </office:change-info>
          </text:format-change>
        </text:changed-region>
        <text:changed-region xml:id="ct39200720" text:id="ct39200720">
          <text:format-change>
            <office:change-info>
              <dc:creator>Unbekannter Autor</dc:creator>
              <dc:date>2016-04-24T10:37:00</dc:date>
            </office:change-info>
          </text:format-change>
        </text:changed-region>
        <text:changed-region xml:id="ct39221456" text:id="ct39221456">
          <text:format-change>
            <office:change-info>
              <dc:creator>Unbekannter Autor</dc:creator>
              <dc:date>2016-04-24T10:37:00</dc:date>
            </office:change-info>
          </text:format-change>
        </text:changed-region>
        <text:changed-region xml:id="ct39228528" text:id="ct39228528">
          <text:format-change>
            <office:change-info>
              <dc:creator>Unbekannter Autor</dc:creator>
              <dc:date>2016-04-24T10:37:00</dc:date>
            </office:change-info>
          </text:format-change>
        </text:changed-region>
        <text:changed-region xml:id="ct39236208" text:id="ct39236208">
          <text:format-change>
            <office:change-info>
              <dc:creator>Unbekannter Autor</dc:creator>
              <dc:date>2016-04-24T10:37:00</dc:date>
            </office:change-info>
          </text:format-change>
        </text:changed-region>
        <text:changed-region xml:id="ct39239008" text:id="ct39239008">
          <text:format-change>
            <office:change-info>
              <dc:creator>Unbekannter Autor</dc:creator>
              <dc:date>2016-04-24T10:37:00</dc:date>
            </office:change-info>
          </text:format-change>
        </text:changed-region>
        <text:changed-region xml:id="ct39241504" text:id="ct39241504">
          <text:format-change>
            <office:change-info>
              <dc:creator>Unbekannter Autor</dc:creator>
              <dc:date>2016-04-24T10:37:00</dc:date>
            </office:change-info>
          </text:format-change>
        </text:changed-region>
        <text:changed-region xml:id="ct39241728" text:id="ct39241728">
          <text:format-change>
            <office:change-info>
              <dc:creator>Unbekannter Autor</dc:creator>
              <dc:date>2016-04-24T10:37:00</dc:date>
            </office:change-info>
          </text:format-change>
        </text:changed-region>
        <text:changed-region xml:id="ct39241952" text:id="ct39241952">
          <text:format-change>
            <office:change-info>
              <dc:creator>Unbekannter Autor</dc:creator>
              <dc:date>2016-04-24T10:37:00</dc:date>
            </office:change-info>
          </text:format-change>
        </text:changed-region>
        <text:changed-region xml:id="ct39242176" text:id="ct39242176">
          <text:format-change>
            <office:change-info>
              <dc:creator>Unbekannter Autor</dc:creator>
              <dc:date>2016-04-24T10:37:00</dc:date>
            </office:change-info>
          </text:format-change>
        </text:changed-region>
        <text:changed-region xml:id="ct39242688" text:id="ct39242688">
          <text:format-change>
            <office:change-info>
              <dc:creator>Unbekannter Autor</dc:creator>
              <dc:date>2016-04-24T10:37:00</dc:date>
            </office:change-info>
          </text:format-change>
        </text:changed-region>
        <text:changed-region xml:id="ct39244416" text:id="ct39244416">
          <text:format-change>
            <office:change-info>
              <dc:creator>Unbekannter Autor</dc:creator>
              <dc:date>2016-04-24T10:37:00</dc:date>
            </office:change-info>
          </text:format-change>
        </text:changed-region>
        <text:changed-region xml:id="ct39244640" text:id="ct39244640">
          <text:format-change>
            <office:change-info>
              <dc:creator>Unbekannter Autor</dc:creator>
              <dc:date>2016-04-24T10:37:00</dc:date>
            </office:change-info>
          </text:format-change>
        </text:changed-region>
        <text:changed-region xml:id="ct39248176" text:id="ct39248176">
          <text:format-change>
            <office:change-info>
              <dc:creator>Unbekannter Autor</dc:creator>
              <dc:date>2016-04-24T10:37:00</dc:date>
            </office:change-info>
          </text:format-change>
        </text:changed-region>
        <text:changed-region xml:id="ct39253216" text:id="ct39253216">
          <text:format-change>
            <office:change-info>
              <dc:creator>Unbekannter Autor</dc:creator>
              <dc:date>2016-04-24T10:37:00</dc:date>
            </office:change-info>
          </text:format-change>
        </text:changed-region>
        <text:changed-region xml:id="ct39256176" text:id="ct39256176">
          <text:format-change>
            <office:change-info>
              <dc:creator>Unbekannter Autor</dc:creator>
              <dc:date>2016-04-24T10:37:00</dc:date>
            </office:change-info>
          </text:format-change>
        </text:changed-region>
        <text:changed-region xml:id="ct39258432" text:id="ct39258432">
          <text:format-change>
            <office:change-info>
              <dc:creator>Unbekannter Autor</dc:creator>
              <dc:date>2016-04-24T10:37:00</dc:date>
            </office:change-info>
          </text:format-change>
        </text:changed-region>
        <text:changed-region xml:id="ct39264544" text:id="ct39264544">
          <text:format-change>
            <office:change-info>
              <dc:creator>Unbekannter Autor</dc:creator>
              <dc:date>2016-04-24T10:37:00</dc:date>
            </office:change-info>
          </text:format-change>
        </text:changed-region>
        <text:changed-region xml:id="ct39248944" text:id="ct39248944">
          <text:deletion>
            <office:change-info>
              <dc:creator>Unbekannter Autor</dc:creator>
              <dc:date>2016-04-23T18:47:00</dc:date>
            </office:change-info>
            <text:h text:style-name="P34" text:outline-level="4">A</text:h>
          </text:deletion>
        </text:changed-region>
        <text:changed-region xml:id="ct37398848" text:id="ct37398848">
          <text:insertion>
            <office:change-info>
              <dc:creator>Unbekannter Autor</dc:creator>
              <dc:date>2016-04-23T18:47:00</dc:date>
            </office:change-info>
          </text:insertion>
        </text:changed-region>
        <text:changed-region xml:id="ct39197872" text:id="ct39197872">
          <text:format-change>
            <office:change-info>
              <dc:creator>Unbekannter Autor</dc:creator>
              <dc:date>2016-04-24T10:37:00</dc:date>
            </office:change-info>
          </text:format-change>
        </text:changed-region>
        <text:changed-region xml:id="ct39258656" text:id="ct39258656">
          <text:format-change>
            <office:change-info>
              <dc:creator>Unbekannter Autor</dc:creator>
              <dc:date>2016-04-24T10:37:00</dc:date>
            </office:change-info>
          </text:format-change>
        </text:changed-region>
        <text:changed-region xml:id="ct39231040" text:id="ct39231040">
          <text:format-change>
            <office:change-info>
              <dc:creator>Unbekannter Autor</dc:creator>
              <dc:date>2016-04-24T10:37:00</dc:date>
            </office:change-info>
          </text:format-change>
        </text:changed-region>
        <text:changed-region xml:id="ct39244864" text:id="ct39244864">
          <text:format-change>
            <office:change-info>
              <dc:creator>Unbekannter Autor</dc:creator>
              <dc:date>2016-04-24T10:37:00</dc:date>
            </office:change-info>
          </text:format-change>
        </text:changed-region>
        <text:changed-region xml:id="ct37390752" text:id="ct37390752">
          <text:format-change>
            <office:change-info>
              <dc:creator>Unbekannter Autor</dc:creator>
              <dc:date>2016-04-24T10:37:00</dc:date>
            </office:change-info>
          </text:format-change>
        </text:changed-region>
        <text:changed-region xml:id="ct37404400" text:id="ct37404400">
          <text:format-change>
            <office:change-info>
              <dc:creator>Unbekannter Autor</dc:creator>
              <dc:date>2016-04-24T10:37:00</dc:date>
            </office:change-info>
          </text:format-change>
        </text:changed-region>
        <text:changed-region xml:id="ct39220048" text:id="ct39220048">
          <text:format-change>
            <office:change-info>
              <dc:creator>Unbekannter Autor</dc:creator>
              <dc:date>2016-04-24T10:37:00</dc:date>
            </office:change-info>
          </text:format-change>
        </text:changed-region>
        <text:changed-region xml:id="ct39262592" text:id="ct39262592">
          <text:format-change>
            <office:change-info>
              <dc:creator>Unbekannter Autor</dc:creator>
              <dc:date>2016-04-24T10:37:00</dc:date>
            </office:change-info>
          </text:format-change>
        </text:changed-region>
        <text:changed-region xml:id="ct37399904" text:id="ct37399904">
          <text:format-change>
            <office:change-info>
              <dc:creator>Unbekannter Autor</dc:creator>
              <dc:date>2016-04-24T10:37:00</dc:date>
            </office:change-info>
          </text:format-change>
        </text:changed-region>
        <text:changed-region xml:id="ct37407392" text:id="ct37407392">
          <text:format-change>
            <office:change-info>
              <dc:creator>Unbekannter Autor</dc:creator>
              <dc:date>2016-04-24T10:37:00</dc:date>
            </office:change-info>
          </text:format-change>
        </text:changed-region>
        <text:changed-region xml:id="ct39270400" text:id="ct39270400">
          <text:format-change>
            <office:change-info>
              <dc:creator>Unbekannter Autor</dc:creator>
              <dc:date>2016-04-24T10:37:00</dc:date>
            </office:change-info>
          </text:format-change>
        </text:changed-region>
        <text:changed-region xml:id="ct37408896" text:id="ct37408896">
          <text:format-change>
            <office:change-info>
              <dc:creator>Unbekannter Autor</dc:creator>
              <dc:date>2016-04-24T10:37:00</dc:date>
            </office:change-info>
          </text:format-change>
        </text:changed-region>
        <text:changed-region xml:id="ct37154976" text:id="ct37154976">
          <text:format-change>
            <office:change-info>
              <dc:creator>Unbekannter Autor</dc:creator>
              <dc:date>2016-04-24T10:37:00</dc:date>
            </office:change-info>
          </text:format-change>
        </text:changed-region>
        <text:changed-region xml:id="ct39276768" text:id="ct39276768">
          <text:format-change>
            <office:change-info>
              <dc:creator>Unbekannter Autor</dc:creator>
              <dc:date>2016-04-24T10:37:00</dc:date>
            </office:change-info>
          </text:format-change>
        </text:changed-region>
        <text:changed-region xml:id="ct39279232" text:id="ct39279232">
          <text:format-change>
            <office:change-info>
              <dc:creator>Unbekannter Autor</dc:creator>
              <dc:date>2016-04-24T10:37:00</dc:date>
            </office:change-info>
          </text:format-change>
        </text:changed-region>
        <text:changed-region xml:id="ct39280560" text:id="ct39280560">
          <text:format-change>
            <office:change-info>
              <dc:creator>Unbekannter Autor</dc:creator>
              <dc:date>2016-04-24T10:37:00</dc:date>
            </office:change-info>
          </text:format-change>
        </text:changed-region>
        <text:changed-region xml:id="ct39277904" text:id="ct39277904">
          <text:format-change>
            <office:change-info>
              <dc:creator>Unbekannter Autor</dc:creator>
              <dc:date>2016-04-24T10:37:00</dc:date>
            </office:change-info>
          </text:format-change>
        </text:changed-region>
        <text:changed-region xml:id="ct39278864" text:id="ct39278864">
          <text:format-change>
            <office:change-info>
              <dc:creator>Unbekannter Autor</dc:creator>
              <dc:date>2016-04-24T10:37:00</dc:date>
            </office:change-info>
          </text:format-change>
        </text:changed-region>
        <text:changed-region xml:id="ct39288736" text:id="ct39288736">
          <text:format-change>
            <office:change-info>
              <dc:creator>Unbekannter Autor</dc:creator>
              <dc:date>2016-04-24T10:37:00</dc:date>
            </office:change-info>
          </text:format-change>
        </text:changed-region>
        <text:changed-region xml:id="ct39291872" text:id="ct39291872">
          <text:format-change>
            <office:change-info>
              <dc:creator>Unbekannter Autor</dc:creator>
              <dc:date>2016-04-24T10:37:00</dc:date>
            </office:change-info>
          </text:format-change>
        </text:changed-region>
        <text:changed-region xml:id="ct39292096" text:id="ct39292096">
          <text:format-change>
            <office:change-info>
              <dc:creator>Unbekannter Autor</dc:creator>
              <dc:date>2016-04-24T10:37:00</dc:date>
            </office:change-info>
          </text:format-change>
        </text:changed-region>
        <text:changed-region xml:id="ct39190096" text:id="ct39190096">
          <text:format-change>
            <office:change-info>
              <dc:creator>Unbekannter Autor</dc:creator>
              <dc:date>2016-04-24T10:37:00</dc:date>
            </office:change-info>
          </text:format-change>
        </text:changed-region>
        <text:changed-region xml:id="ct37410896" text:id="ct37410896">
          <text:format-change>
            <office:change-info>
              <dc:creator>Unbekannter Autor</dc:creator>
              <dc:date>2016-04-24T10:37:00</dc:date>
            </office:change-info>
          </text:format-change>
        </text:changed-region>
        <text:changed-region xml:id="ct39288288" text:id="ct39288288">
          <text:format-change>
            <office:change-info>
              <dc:creator>Unbekannter Autor</dc:creator>
              <dc:date>2016-04-24T10:37:00</dc:date>
            </office:change-info>
          </text:format-change>
        </text:changed-region>
        <text:changed-region xml:id="ct39283584" text:id="ct39283584">
          <text:format-change>
            <office:change-info>
              <dc:creator>Unbekannter Autor</dc:creator>
              <dc:date>2016-04-24T10:37:00</dc:date>
            </office:change-info>
          </text:format-change>
        </text:changed-region>
        <text:changed-region xml:id="ct39188880" text:id="ct39188880">
          <text:format-change>
            <office:change-info>
              <dc:creator>Unbekannter Autor</dc:creator>
              <dc:date>2016-04-24T10:37:00</dc:date>
            </office:change-info>
          </text:format-change>
        </text:changed-region>
        <text:changed-region xml:id="ct39285872" text:id="ct39285872">
          <text:format-change>
            <office:change-info>
              <dc:creator>Unbekannter Autor</dc:creator>
              <dc:date>2016-04-24T10:37:00</dc:date>
            </office:change-info>
          </text:format-change>
        </text:changed-region>
        <text:changed-region xml:id="ct39286096" text:id="ct39286096">
          <text:format-change>
            <office:change-info>
              <dc:creator>Unbekannter Autor</dc:creator>
              <dc:date>2016-04-24T10:37:00</dc:date>
            </office:change-info>
          </text:format-change>
        </text:changed-region>
        <text:changed-region xml:id="ct39287136" text:id="ct39287136">
          <text:format-change>
            <office:change-info>
              <dc:creator>Unbekannter Autor</dc:creator>
              <dc:date>2016-04-24T10:37:00</dc:date>
            </office:change-info>
          </text:format-change>
        </text:changed-region>
        <text:changed-region xml:id="ct39287360" text:id="ct39287360">
          <text:format-change>
            <office:change-info>
              <dc:creator>Unbekannter Autor</dc:creator>
              <dc:date>2016-04-24T10:37:00</dc:date>
            </office:change-info>
          </text:format-change>
        </text:changed-region>
        <text:changed-region xml:id="ct39277488" text:id="ct39277488">
          <text:format-change>
            <office:change-info>
              <dc:creator>Unbekannter Autor</dc:creator>
              <dc:date>2016-04-24T10:37:00</dc:date>
            </office:change-info>
          </text:format-change>
        </text:changed-region>
        <text:changed-region xml:id="ct39277072" text:id="ct39277072">
          <text:format-change>
            <office:change-info>
              <dc:creator>Unbekannter Autor</dc:creator>
              <dc:date>2016-04-24T10:37:00</dc:date>
            </office:change-info>
          </text:format-change>
        </text:changed-region>
        <text:changed-region xml:id="ct39283264" text:id="ct39283264">
          <text:format-change>
            <office:change-info>
              <dc:creator>Unbekannter Autor</dc:creator>
              <dc:date>2016-04-24T10:37:00</dc:date>
            </office:change-info>
          </text:format-change>
        </text:changed-region>
        <text:changed-region xml:id="ct37416592" text:id="ct37416592">
          <text:format-change>
            <office:change-info>
              <dc:creator>Unbekannter Autor</dc:creator>
              <dc:date>2016-04-24T10:37:00</dc:date>
            </office:change-info>
          </text:format-change>
        </text:changed-region>
        <text:changed-region xml:id="ct37416880" text:id="ct37416880">
          <text:format-change>
            <office:change-info>
              <dc:creator>Unbekannter Autor</dc:creator>
              <dc:date>2016-04-24T10:37:00</dc:date>
            </office:change-info>
          </text:format-change>
        </text:changed-region>
        <text:changed-region xml:id="ct39279456" text:id="ct39279456">
          <text:format-change>
            <office:change-info>
              <dc:creator>Unbekannter Autor</dc:creator>
              <dc:date>2016-04-24T10:37:00</dc:date>
            </office:change-info>
          </text:format-change>
        </text:changed-region>
        <text:changed-region xml:id="ct39247568" text:id="ct39247568">
          <text:format-change>
            <office:change-info>
              <dc:creator>Unbekannter Autor</dc:creator>
              <dc:date>2016-04-24T10:37:00</dc:date>
            </office:change-info>
          </text:format-change>
        </text:changed-region>
        <text:changed-region xml:id="ct39301776" text:id="ct39301776">
          <text:format-change>
            <office:change-info>
              <dc:creator>Unbekannter Autor</dc:creator>
              <dc:date>2016-04-24T10:37:00</dc:date>
            </office:change-info>
          </text:format-change>
        </text:changed-region>
        <text:changed-region xml:id="ct37417936" text:id="ct37417936">
          <text:format-change>
            <office:change-info>
              <dc:creator>Unbekannter Autor</dc:creator>
              <dc:date>2016-04-24T10:37:00</dc:date>
            </office:change-info>
          </text:format-change>
        </text:changed-region>
        <text:changed-region xml:id="ct39302480" text:id="ct39302480">
          <text:format-change>
            <office:change-info>
              <dc:creator>Unbekannter Autor</dc:creator>
              <dc:date>2016-04-24T10:37:00</dc:date>
            </office:change-info>
          </text:format-change>
        </text:changed-region>
        <text:changed-region xml:id="ct39299840" text:id="ct39299840">
          <text:format-change>
            <office:change-info>
              <dc:creator>Unbekannter Autor</dc:creator>
              <dc:date>2016-04-24T10:37:00</dc:date>
            </office:change-info>
          </text:format-change>
        </text:changed-region>
        <text:changed-region xml:id="ct37418992" text:id="ct37418992">
          <text:format-change>
            <office:change-info>
              <dc:creator>Unbekannter Autor</dc:creator>
              <dc:date>2016-04-24T10:37:00</dc:date>
            </office:change-info>
          </text:format-change>
        </text:changed-region>
        <text:changed-region xml:id="ct39300704" text:id="ct39300704">
          <text:format-change>
            <office:change-info>
              <dc:creator>Unbekannter Autor</dc:creator>
              <dc:date>2016-04-24T10:37:00</dc:date>
            </office:change-info>
          </text:format-change>
        </text:changed-region>
        <text:changed-region xml:id="ct37420112" text:id="ct37420112">
          <text:format-change>
            <office:change-info>
              <dc:creator>Unbekannter Autor</dc:creator>
              <dc:date>2016-04-24T10:37:00</dc:date>
            </office:change-info>
          </text:format-change>
        </text:changed-region>
        <text:changed-region xml:id="ct39300928" text:id="ct39300928">
          <text:format-change>
            <office:change-info>
              <dc:creator>Unbekannter Autor</dc:creator>
              <dc:date>2016-04-24T10:37:00</dc:date>
            </office:change-info>
          </text:format-change>
        </text:changed-region>
        <text:changed-region xml:id="ct39306512" text:id="ct39306512">
          <text:format-change>
            <office:change-info>
              <dc:creator>Unbekannter Autor</dc:creator>
              <dc:date>2016-04-24T10:37:00</dc:date>
            </office:change-info>
          </text:format-change>
        </text:changed-region>
        <text:changed-region xml:id="ct39311008" text:id="ct39311008">
          <text:format-change>
            <office:change-info>
              <dc:creator>Unbekannter Autor</dc:creator>
              <dc:date>2016-04-24T10:37:00</dc:date>
            </office:change-info>
          </text:format-change>
        </text:changed-region>
        <text:changed-region xml:id="ct39313568" text:id="ct39313568">
          <text:format-change>
            <office:change-info>
              <dc:creator>Unbekannter Autor</dc:creator>
              <dc:date>2016-04-24T10:37:00</dc:date>
            </office:change-info>
          </text:format-change>
        </text:changed-region>
        <text:changed-region xml:id="ct37420752" text:id="ct37420752">
          <text:format-change>
            <office:change-info>
              <dc:creator>Unbekannter Autor</dc:creator>
              <dc:date>2016-04-24T10:37:00</dc:date>
            </office:change-info>
          </text:format-change>
        </text:changed-region>
        <text:changed-region xml:id="ct37421456" text:id="ct37421456">
          <text:format-change>
            <office:change-info>
              <dc:creator>Unbekannter Autor</dc:creator>
              <dc:date>2016-04-24T10:37:00</dc:date>
            </office:change-info>
          </text:format-change>
        </text:changed-region>
        <text:changed-region xml:id="ct39320256" text:id="ct39320256">
          <text:format-change>
            <office:change-info>
              <dc:creator>Unbekannter Autor</dc:creator>
              <dc:date>2016-04-24T10:37:00</dc:date>
            </office:change-info>
          </text:format-change>
        </text:changed-region>
        <text:changed-region xml:id="ct39338240" text:id="ct39338240">
          <text:format-change>
            <office:change-info>
              <dc:creator>Unbekannter Autor</dc:creator>
              <dc:date>2016-04-24T10:37:00</dc:date>
            </office:change-info>
          </text:format-change>
        </text:changed-region>
        <text:changed-region xml:id="ct39328896" text:id="ct39328896">
          <text:format-change>
            <office:change-info>
              <dc:creator>Unbekannter Autor</dc:creator>
              <dc:date>2016-04-24T10:37:00</dc:date>
            </office:change-info>
          </text:format-change>
        </text:changed-region>
        <text:changed-region xml:id="ct39344272" text:id="ct39344272">
          <text:format-change>
            <office:change-info>
              <dc:creator>Unbekannter Autor</dc:creator>
              <dc:date>2016-04-24T10:37:00</dc:date>
            </office:change-info>
          </text:format-change>
        </text:changed-region>
        <text:changed-region xml:id="ct39344496" text:id="ct39344496">
          <text:format-change>
            <office:change-info>
              <dc:creator>Unbekannter Autor</dc:creator>
              <dc:date>2016-04-24T10:37:00</dc:date>
            </office:change-info>
          </text:format-change>
        </text:changed-region>
        <text:changed-region xml:id="ct39312800" text:id="ct39312800">
          <text:format-change>
            <office:change-info>
              <dc:creator>Unbekannter Autor</dc:creator>
              <dc:date>2016-04-24T10:37:00</dc:date>
            </office:change-info>
          </text:format-change>
        </text:changed-region>
        <text:changed-region xml:id="ct39345008" text:id="ct39345008">
          <text:format-change>
            <office:change-info>
              <dc:creator>Unbekannter Autor</dc:creator>
              <dc:date>2016-04-24T10:37:00</dc:date>
            </office:change-info>
          </text:format-change>
        </text:changed-region>
        <text:changed-region xml:id="ct39317200" text:id="ct39317200">
          <text:format-change>
            <office:change-info>
              <dc:creator>Unbekannter Autor</dc:creator>
              <dc:date>2016-04-24T10:37:00</dc:date>
            </office:change-info>
          </text:format-change>
        </text:changed-region>
        <text:changed-region xml:id="ct39320480" text:id="ct39320480">
          <text:format-change>
            <office:change-info>
              <dc:creator>Unbekannter Autor</dc:creator>
              <dc:date>2016-04-24T10:37:00</dc:date>
            </office:change-info>
          </text:format-change>
        </text:changed-region>
        <text:changed-region xml:id="ct39330400" text:id="ct39330400">
          <text:format-change>
            <office:change-info>
              <dc:creator>Unbekannter Autor</dc:creator>
              <dc:date>2016-04-24T10:37:00</dc:date>
            </office:change-info>
          </text:format-change>
        </text:changed-region>
        <text:changed-region xml:id="ct39332512" text:id="ct39332512">
          <text:format-change>
            <office:change-info>
              <dc:creator>Unbekannter Autor</dc:creator>
              <dc:date>2016-04-24T10:37:00</dc:date>
            </office:change-info>
          </text:format-change>
        </text:changed-region>
        <text:changed-region xml:id="ct39323552" text:id="ct39323552">
          <text:format-change>
            <office:change-info>
              <dc:creator>Unbekannter Autor</dc:creator>
              <dc:date>2016-04-24T10:37:00</dc:date>
            </office:change-info>
          </text:format-change>
        </text:changed-region>
        <text:changed-region xml:id="ct39324784" text:id="ct39324784">
          <text:format-change>
            <office:change-info>
              <dc:creator>Unbekannter Autor</dc:creator>
              <dc:date>2016-04-24T10:37:00</dc:date>
            </office:change-info>
          </text:format-change>
        </text:changed-region>
        <text:changed-region xml:id="ct39325008" text:id="ct39325008">
          <text:format-change>
            <office:change-info>
              <dc:creator>Unbekannter Autor</dc:creator>
              <dc:date>2016-04-24T10:37:00</dc:date>
            </office:change-info>
          </text:format-change>
        </text:changed-region>
        <text:changed-region xml:id="ct39336464" text:id="ct39336464">
          <text:format-change>
            <office:change-info>
              <dc:creator>Unbekannter Autor</dc:creator>
              <dc:date>2016-04-24T10:37:00</dc:date>
            </office:change-info>
          </text:format-change>
        </text:changed-region>
        <text:changed-region xml:id="ct39321376" text:id="ct39321376">
          <text:format-change>
            <office:change-info>
              <dc:creator>Unbekannter Autor</dc:creator>
              <dc:date>2016-04-24T10:37:00</dc:date>
            </office:change-info>
          </text:format-change>
        </text:changed-region>
        <text:changed-region xml:id="ct39214960" text:id="ct39214960">
          <text:format-change>
            <office:change-info>
              <dc:creator>Unbekannter Autor</dc:creator>
              <dc:date>2016-04-24T10:37:00</dc:date>
            </office:change-info>
          </text:format-change>
        </text:changed-region>
        <text:changed-region xml:id="ct39215552" text:id="ct39215552">
          <text:format-change>
            <office:change-info>
              <dc:creator>Unbekannter Autor</dc:creator>
              <dc:date>2016-04-24T10:37:00</dc:date>
            </office:change-info>
          </text:format-change>
        </text:changed-region>
        <text:changed-region xml:id="ct39218352" text:id="ct39218352">
          <text:format-change>
            <office:change-info>
              <dc:creator>Unbekannter Autor</dc:creator>
              <dc:date>2016-04-24T10:37:00</dc:date>
            </office:change-info>
          </text:format-change>
        </text:changed-region>
        <text:changed-region xml:id="ct39218576" text:id="ct39218576">
          <text:format-change>
            <office:change-info>
              <dc:creator>Unbekannter Autor</dc:creator>
              <dc:date>2016-04-24T10:37:00</dc:date>
            </office:change-info>
          </text:format-change>
        </text:changed-region>
        <text:changed-region xml:id="ct39218800" text:id="ct39218800">
          <text:format-change>
            <office:change-info>
              <dc:creator>Unbekannter Autor</dc:creator>
              <dc:date>2016-04-24T10:37:00</dc:date>
            </office:change-info>
          </text:format-change>
        </text:changed-region>
        <text:changed-region xml:id="ct39355264" text:id="ct39355264">
          <text:format-change>
            <office:change-info>
              <dc:creator>Unbekannter Autor</dc:creator>
              <dc:date>2016-04-24T10:37:00</dc:date>
            </office:change-info>
          </text:format-change>
        </text:changed-region>
        <text:changed-region xml:id="ct39355488" text:id="ct39355488">
          <text:format-change>
            <office:change-info>
              <dc:creator>Unbekannter Autor</dc:creator>
              <dc:date>2016-04-24T10:37:00</dc:date>
            </office:change-info>
          </text:format-change>
        </text:changed-region>
        <text:changed-region xml:id="ct39356848" text:id="ct39356848">
          <text:format-change>
            <office:change-info>
              <dc:creator>Unbekannter Autor</dc:creator>
              <dc:date>2016-04-24T10:37:00</dc:date>
            </office:change-info>
          </text:format-change>
        </text:changed-region>
        <text:changed-region xml:id="ct39358128" text:id="ct39358128">
          <text:format-change>
            <office:change-info>
              <dc:creator>Unbekannter Autor</dc:creator>
              <dc:date>2016-04-24T10:37:00</dc:date>
            </office:change-info>
          </text:format-change>
        </text:changed-region>
        <text:changed-region xml:id="ct39359408" text:id="ct39359408">
          <text:format-change>
            <office:change-info>
              <dc:creator>Unbekannter Autor</dc:creator>
              <dc:date>2016-04-24T10:37:00</dc:date>
            </office:change-info>
          </text:format-change>
        </text:changed-region>
        <text:changed-region xml:id="ct39360784" text:id="ct39360784">
          <text:format-change>
            <office:change-info>
              <dc:creator>Unbekannter Autor</dc:creator>
              <dc:date>2016-04-24T10:37:00</dc:date>
            </office:change-info>
          </text:format-change>
        </text:changed-region>
        <text:changed-region xml:id="ct39364608" text:id="ct39364608">
          <text:format-change>
            <office:change-info>
              <dc:creator>Unbekannter Autor</dc:creator>
              <dc:date>2016-04-24T10:37:00</dc:date>
            </office:change-info>
          </text:format-change>
        </text:changed-region>
        <text:changed-region xml:id="ct39366000" text:id="ct39366000">
          <text:format-change>
            <office:change-info>
              <dc:creator>Unbekannter Autor</dc:creator>
              <dc:date>2016-04-24T10:37:00</dc:date>
            </office:change-info>
          </text:format-change>
        </text:changed-region>
        <text:changed-region xml:id="ct39368832" text:id="ct39368832">
          <text:format-change>
            <office:change-info>
              <dc:creator>Unbekannter Autor</dc:creator>
              <dc:date>2016-04-24T10:37:00</dc:date>
            </office:change-info>
          </text:format-change>
        </text:changed-region>
        <text:changed-region xml:id="ct39366976" text:id="ct39366976">
          <text:format-change>
            <office:change-info>
              <dc:creator>Unbekannter Autor</dc:creator>
              <dc:date>2016-04-24T10:37:00</dc:date>
            </office:change-info>
          </text:format-change>
        </text:changed-region>
        <text:changed-region xml:id="ct39371712" text:id="ct39371712">
          <text:format-change>
            <office:change-info>
              <dc:creator>Unbekannter Autor</dc:creator>
              <dc:date>2016-04-24T10:37:00</dc:date>
            </office:change-info>
          </text:format-change>
        </text:changed-region>
        <text:changed-region xml:id="ct39373040" text:id="ct39373040">
          <text:format-change>
            <office:change-info>
              <dc:creator>Unbekannter Autor</dc:creator>
              <dc:date>2016-04-24T10:37:00</dc:date>
            </office:change-info>
          </text:format-change>
        </text:changed-region>
        <text:changed-region xml:id="ct39374000" text:id="ct39374000">
          <text:format-change>
            <office:change-info>
              <dc:creator>Unbekannter Autor</dc:creator>
              <dc:date>2016-04-24T10:37:00</dc:date>
            </office:change-info>
          </text:format-change>
        </text:changed-region>
        <text:changed-region xml:id="ct39374512" text:id="ct39374512">
          <text:format-change>
            <office:change-info>
              <dc:creator>Unbekannter Autor</dc:creator>
              <dc:date>2016-04-24T10:37:00</dc:date>
            </office:change-info>
          </text:format-change>
        </text:changed-region>
        <text:changed-region xml:id="ct39375024" text:id="ct39375024">
          <text:format-change>
            <office:change-info>
              <dc:creator>Unbekannter Autor</dc:creator>
              <dc:date>2016-04-24T10:37:00</dc:date>
            </office:change-info>
          </text:format-change>
        </text:changed-region>
        <text:changed-region xml:id="ct39375536" text:id="ct39375536">
          <text:format-change>
            <office:change-info>
              <dc:creator>Unbekannter Autor</dc:creator>
              <dc:date>2016-04-24T10:37:00</dc:date>
            </office:change-info>
          </text:format-change>
        </text:changed-region>
        <text:changed-region xml:id="ct39376048" text:id="ct39376048">
          <text:format-change>
            <office:change-info>
              <dc:creator>Unbekannter Autor</dc:creator>
              <dc:date>2016-04-24T10:37:00</dc:date>
            </office:change-info>
          </text:format-change>
        </text:changed-region>
        <text:changed-region xml:id="ct39376272" text:id="ct39376272">
          <text:format-change>
            <office:change-info>
              <dc:creator>Unbekannter Autor</dc:creator>
              <dc:date>2016-04-24T10:37:00</dc:date>
            </office:change-info>
          </text:format-change>
        </text:changed-region>
        <text:changed-region xml:id="ct39376496" text:id="ct39376496">
          <text:format-change>
            <office:change-info>
              <dc:creator>Unbekannter Autor</dc:creator>
              <dc:date>2016-04-24T10:37:00</dc:date>
            </office:change-info>
          </text:format-change>
        </text:changed-region>
        <text:changed-region xml:id="ct39376720" text:id="ct39376720">
          <text:format-change>
            <office:change-info>
              <dc:creator>Unbekannter Autor</dc:creator>
              <dc:date>2016-04-24T10:37:00</dc:date>
            </office:change-info>
          </text:format-change>
        </text:changed-region>
        <text:changed-region xml:id="ct39376944" text:id="ct39376944">
          <text:format-change>
            <office:change-info>
              <dc:creator>Unbekannter Autor</dc:creator>
              <dc:date>2016-04-24T10:37:00</dc:date>
            </office:change-info>
          </text:format-change>
        </text:changed-region>
        <text:changed-region xml:id="ct39377168" text:id="ct39377168">
          <text:format-change>
            <office:change-info>
              <dc:creator>Unbekannter Autor</dc:creator>
              <dc:date>2016-04-24T10:37:00</dc:date>
            </office:change-info>
          </text:format-change>
        </text:changed-region>
        <text:changed-region xml:id="ct39377392" text:id="ct39377392">
          <text:format-change>
            <office:change-info>
              <dc:creator>Unbekannter Autor</dc:creator>
              <dc:date>2016-04-24T10:37:00</dc:date>
            </office:change-info>
          </text:format-change>
        </text:changed-region>
        <text:changed-region xml:id="ct39377856" text:id="ct39377856">
          <text:format-change>
            <office:change-info>
              <dc:creator>Unbekannter Autor</dc:creator>
              <dc:date>2016-04-24T10:37:00</dc:date>
            </office:change-info>
          </text:format-change>
        </text:changed-region>
        <text:changed-region xml:id="ct39379920" text:id="ct39379920">
          <text:format-change>
            <office:change-info>
              <dc:creator>Unbekannter Autor</dc:creator>
              <dc:date>2016-04-24T10:37:00</dc:date>
            </office:change-info>
          </text:format-change>
        </text:changed-region>
        <text:changed-region xml:id="ct37438704" text:id="ct37438704">
          <text:deletion>
            <office:change-info>
              <dc:creator>Unbekannter Autor</dc:creator>
              <dc:date>2016-04-23T18:47:00</dc:date>
            </office:change-info>
            <text:h text:style-name="P35" text:outline-level="4">C</text:h>
          </text:deletion>
        </text:changed-region>
        <text:changed-region xml:id="ct37438000" text:id="ct37438000">
          <text:insertion>
            <office:change-info>
              <dc:creator>Unbekannter Autor</dc:creator>
              <dc:date>2016-04-23T18:47:00</dc:date>
            </office:change-info>
          </text:insertion>
        </text:changed-region>
        <text:changed-region xml:id="ct39324368" text:id="ct39324368">
          <text:format-change>
            <office:change-info>
              <dc:creator>Unbekannter Autor</dc:creator>
              <dc:date>2016-04-24T10:37:00</dc:date>
            </office:change-info>
          </text:format-change>
        </text:changed-region>
        <text:changed-region xml:id="ct37438352" text:id="ct37438352">
          <text:format-change>
            <office:change-info>
              <dc:creator>Unbekannter Autor</dc:creator>
              <dc:date>2016-04-24T10:37:00</dc:date>
            </office:change-info>
          </text:format-change>
        </text:changed-region>
        <text:changed-region xml:id="ct37408224" text:id="ct37408224">
          <text:format-change>
            <office:change-info>
              <dc:creator>Unbekannter Autor</dc:creator>
              <dc:date>2016-04-24T10:37:00</dc:date>
            </office:change-info>
          </text:format-change>
        </text:changed-region>
        <text:changed-region xml:id="ct39357680" text:id="ct39357680">
          <text:format-change>
            <office:change-info>
              <dc:creator>Unbekannter Autor</dc:creator>
              <dc:date>2016-04-24T10:37:00</dc:date>
            </office:change-info>
          </text:format-change>
        </text:changed-region>
        <text:changed-region xml:id="ct39368288" text:id="ct39368288">
          <text:format-change>
            <office:change-info>
              <dc:creator>Unbekannter Autor</dc:creator>
              <dc:date>2016-04-24T10:37:00</dc:date>
            </office:change-info>
          </text:format-change>
        </text:changed-region>
        <text:changed-region xml:id="ct39363280" text:id="ct39363280">
          <text:format-change>
            <office:change-info>
              <dc:creator>Unbekannter Autor</dc:creator>
              <dc:date>2016-04-24T10:37:00</dc:date>
            </office:change-info>
          </text:format-change>
        </text:changed-region>
        <text:changed-region xml:id="ct37439056" text:id="ct37439056">
          <text:format-change>
            <office:change-info>
              <dc:creator>Unbekannter Autor</dc:creator>
              <dc:date>2016-04-24T10:37:00</dc:date>
            </office:change-info>
          </text:format-change>
        </text:changed-region>
        <text:changed-region xml:id="ct39381680" text:id="ct39381680">
          <text:format-change>
            <office:change-info>
              <dc:creator>Unbekannter Autor</dc:creator>
              <dc:date>2016-04-24T10:37:00</dc:date>
            </office:change-info>
          </text:format-change>
        </text:changed-region>
        <text:changed-region xml:id="ct39383408" text:id="ct39383408">
          <text:format-change>
            <office:change-info>
              <dc:creator>Unbekannter Autor</dc:creator>
              <dc:date>2016-04-24T10:37:00</dc:date>
            </office:change-info>
          </text:format-change>
        </text:changed-region>
        <text:changed-region xml:id="ct39358352" text:id="ct39358352">
          <text:format-change>
            <office:change-info>
              <dc:creator>Unbekannter Autor</dc:creator>
              <dc:date>2016-04-24T10:37:00</dc:date>
            </office:change-info>
          </text:format-change>
        </text:changed-region>
        <text:changed-region xml:id="ct39333552" text:id="ct39333552">
          <text:format-change>
            <office:change-info>
              <dc:creator>Unbekannter Autor</dc:creator>
              <dc:date>2016-04-24T10:37:00</dc:date>
            </office:change-info>
          </text:format-change>
        </text:changed-region>
        <text:changed-region xml:id="ct39382416" text:id="ct39382416">
          <text:format-change>
            <office:change-info>
              <dc:creator>Unbekannter Autor</dc:creator>
              <dc:date>2016-04-24T10:37:00</dc:date>
            </office:change-info>
          </text:format-change>
        </text:changed-region>
        <text:changed-region xml:id="ct39387648" text:id="ct39387648">
          <text:format-change>
            <office:change-info>
              <dc:creator>Unbekannter Autor</dc:creator>
              <dc:date>2016-04-24T10:37:00</dc:date>
            </office:change-info>
          </text:format-change>
        </text:changed-region>
        <text:changed-region xml:id="ct37447152" text:id="ct37447152">
          <text:format-change>
            <office:change-info>
              <dc:creator>Unbekannter Autor</dc:creator>
              <dc:date>2016-04-24T10:37:00</dc:date>
            </office:change-info>
          </text:format-change>
        </text:changed-region>
        <text:changed-region xml:id="ct39391888" text:id="ct39391888">
          <text:format-change>
            <office:change-info>
              <dc:creator>Unbekannter Autor</dc:creator>
              <dc:date>2016-04-24T10:37:00</dc:date>
            </office:change-info>
          </text:format-change>
        </text:changed-region>
        <text:changed-region xml:id="ct39390448" text:id="ct39390448">
          <text:format-change>
            <office:change-info>
              <dc:creator>Unbekannter Autor</dc:creator>
              <dc:date>2016-04-24T10:37:00</dc:date>
            </office:change-info>
          </text:format-change>
        </text:changed-region>
        <text:changed-region xml:id="ct39390832" text:id="ct39390832">
          <text:format-change>
            <office:change-info>
              <dc:creator>Unbekannter Autor</dc:creator>
              <dc:date>2016-04-24T10:37:00</dc:date>
            </office:change-info>
          </text:format-change>
        </text:changed-region>
        <text:changed-region xml:id="ct39393584" text:id="ct39393584">
          <text:format-change>
            <office:change-info>
              <dc:creator>Unbekannter Autor</dc:creator>
              <dc:date>2016-04-24T10:37:00</dc:date>
            </office:change-info>
          </text:format-change>
        </text:changed-region>
        <text:changed-region xml:id="ct39393328" text:id="ct39393328">
          <text:format-change>
            <office:change-info>
              <dc:creator>Unbekannter Autor</dc:creator>
              <dc:date>2016-04-24T10:37:00</dc:date>
            </office:change-info>
          </text:format-change>
        </text:changed-region>
        <text:changed-region xml:id="ct39394656" text:id="ct39394656">
          <text:format-change>
            <office:change-info>
              <dc:creator>Unbekannter Autor</dc:creator>
              <dc:date>2016-04-24T10:37:00</dc:date>
            </office:change-info>
          </text:format-change>
        </text:changed-region>
        <text:changed-region xml:id="ct39399088" text:id="ct39399088">
          <text:format-change>
            <office:change-info>
              <dc:creator>Unbekannter Autor</dc:creator>
              <dc:date>2016-04-24T10:37:00</dc:date>
            </office:change-info>
          </text:format-change>
        </text:changed-region>
        <text:changed-region xml:id="ct39389968" text:id="ct39389968">
          <text:format-change>
            <office:change-info>
              <dc:creator>Unbekannter Autor</dc:creator>
              <dc:date>2016-04-24T10:37:00</dc:date>
            </office:change-info>
          </text:format-change>
        </text:changed-region>
        <text:changed-region xml:id="ct39397648" text:id="ct39397648">
          <text:format-change>
            <office:change-info>
              <dc:creator>Unbekannter Autor</dc:creator>
              <dc:date>2016-04-24T10:37:00</dc:date>
            </office:change-info>
          </text:format-change>
        </text:changed-region>
        <text:changed-region xml:id="ct39397024" text:id="ct39397024">
          <text:format-change>
            <office:change-info>
              <dc:creator>Unbekannter Autor</dc:creator>
              <dc:date>2016-04-24T10:37:00</dc:date>
            </office:change-info>
          </text:format-change>
        </text:changed-region>
        <text:changed-region xml:id="ct37450320" text:id="ct37450320">
          <text:format-change>
            <office:change-info>
              <dc:creator>Unbekannter Autor</dc:creator>
              <dc:date>2016-04-24T10:37:00</dc:date>
            </office:change-info>
          </text:format-change>
        </text:changed-region>
        <text:changed-region xml:id="ct39396288" text:id="ct39396288">
          <text:format-change>
            <office:change-info>
              <dc:creator>Unbekannter Autor</dc:creator>
              <dc:date>2016-04-24T10:37:00</dc:date>
            </office:change-info>
          </text:format-change>
        </text:changed-region>
        <text:changed-region xml:id="ct39406272" text:id="ct39406272">
          <text:format-change>
            <office:change-info>
              <dc:creator>Unbekannter Autor</dc:creator>
              <dc:date>2016-04-24T10:37:00</dc:date>
            </office:change-info>
          </text:format-change>
        </text:changed-region>
        <text:changed-region xml:id="ct39407600" text:id="ct39407600">
          <text:format-change>
            <office:change-info>
              <dc:creator>Unbekannter Autor</dc:creator>
              <dc:date>2016-04-24T10:37:00</dc:date>
            </office:change-info>
          </text:format-change>
        </text:changed-region>
        <text:changed-region xml:id="ct39405136" text:id="ct39405136">
          <text:format-change>
            <office:change-info>
              <dc:creator>Unbekannter Autor</dc:creator>
              <dc:date>2016-04-24T10:37:00</dc:date>
            </office:change-info>
          </text:format-change>
        </text:changed-region>
        <text:changed-region xml:id="ct39408144" text:id="ct39408144">
          <text:format-change>
            <office:change-info>
              <dc:creator>Unbekannter Autor</dc:creator>
              <dc:date>2016-04-24T10:37:00</dc:date>
            </office:change-info>
          </text:format-change>
        </text:changed-region>
        <text:changed-region xml:id="ct39404832" text:id="ct39404832">
          <text:format-change>
            <office:change-info>
              <dc:creator>Unbekannter Autor</dc:creator>
              <dc:date>2016-04-24T10:37:00</dc:date>
            </office:change-info>
          </text:format-change>
        </text:changed-region>
        <text:changed-region xml:id="ct39403728" text:id="ct39403728">
          <text:format-change>
            <office:change-info>
              <dc:creator>Unbekannter Autor</dc:creator>
              <dc:date>2016-04-24T10:37:00</dc:date>
            </office:change-info>
          </text:format-change>
        </text:changed-region>
        <text:changed-region xml:id="ct39413408" text:id="ct39413408">
          <text:format-change>
            <office:change-info>
              <dc:creator>Unbekannter Autor</dc:creator>
              <dc:date>2016-04-24T10:37:00</dc:date>
            </office:change-info>
          </text:format-change>
        </text:changed-region>
        <text:changed-region xml:id="ct37452432" text:id="ct37452432">
          <text:format-change>
            <office:change-info>
              <dc:creator>Unbekannter Autor</dc:creator>
              <dc:date>2016-04-24T10:37:00</dc:date>
            </office:change-info>
          </text:format-change>
        </text:changed-region>
        <text:changed-region xml:id="ct39412272" text:id="ct39412272">
          <text:format-change>
            <office:change-info>
              <dc:creator>Unbekannter Autor</dc:creator>
              <dc:date>2016-04-24T10:37:00</dc:date>
            </office:change-info>
          </text:format-change>
        </text:changed-region>
        <text:changed-region xml:id="ct39415280" text:id="ct39415280">
          <text:format-change>
            <office:change-info>
              <dc:creator>Unbekannter Autor</dc:creator>
              <dc:date>2016-04-24T10:37:00</dc:date>
            </office:change-info>
          </text:format-change>
        </text:changed-region>
        <text:changed-region xml:id="ct39367504" text:id="ct39367504">
          <text:format-change>
            <office:change-info>
              <dc:creator>Unbekannter Autor</dc:creator>
              <dc:date>2016-04-24T10:37:00</dc:date>
            </office:change-info>
          </text:format-change>
        </text:changed-region>
        <text:changed-region xml:id="ct39410944" text:id="ct39410944">
          <text:format-change>
            <office:change-info>
              <dc:creator>Unbekannter Autor</dc:creator>
              <dc:date>2016-04-24T10:37:00</dc:date>
            </office:change-info>
          </text:format-change>
        </text:changed-region>
        <text:changed-region xml:id="ct39420464" text:id="ct39420464">
          <text:format-change>
            <office:change-info>
              <dc:creator>Unbekannter Autor</dc:creator>
              <dc:date>2016-04-24T10:37:00</dc:date>
            </office:change-info>
          </text:format-change>
        </text:changed-region>
        <text:changed-region xml:id="ct39419872" text:id="ct39419872">
          <text:format-change>
            <office:change-info>
              <dc:creator>Unbekannter Autor</dc:creator>
              <dc:date>2016-04-24T10:37:00</dc:date>
            </office:change-info>
          </text:format-change>
        </text:changed-region>
        <text:changed-region xml:id="ct39419024" text:id="ct39419024">
          <text:format-change>
            <office:change-info>
              <dc:creator>Unbekannter Autor</dc:creator>
              <dc:date>2016-04-24T10:37:00</dc:date>
            </office:change-info>
          </text:format-change>
        </text:changed-region>
        <text:changed-region xml:id="ct39418528" text:id="ct39418528">
          <text:format-change>
            <office:change-info>
              <dc:creator>Unbekannter Autor</dc:creator>
              <dc:date>2016-04-24T10:37:00</dc:date>
            </office:change-info>
          </text:format-change>
        </text:changed-region>
        <text:changed-region xml:id="ct39418272" text:id="ct39418272">
          <text:format-change>
            <office:change-info>
              <dc:creator>Unbekannter Autor</dc:creator>
              <dc:date>2016-04-24T10:37:00</dc:date>
            </office:change-info>
          </text:format-change>
        </text:changed-region>
        <text:changed-region xml:id="ct39423376" text:id="ct39423376">
          <text:format-change>
            <office:change-info>
              <dc:creator>Unbekannter Autor</dc:creator>
              <dc:date>2016-04-24T10:37:00</dc:date>
            </office:change-info>
          </text:format-change>
        </text:changed-region>
        <text:changed-region xml:id="ct39430272" text:id="ct39430272">
          <text:format-change>
            <office:change-info>
              <dc:creator>Unbekannter Autor</dc:creator>
              <dc:date>2016-04-24T10:37:00</dc:date>
            </office:change-info>
          </text:format-change>
        </text:changed-region>
        <text:changed-region xml:id="ct39428000" text:id="ct39428000">
          <text:format-change>
            <office:change-info>
              <dc:creator>Unbekannter Autor</dc:creator>
              <dc:date>2016-04-24T10:37:00</dc:date>
            </office:change-info>
          </text:format-change>
        </text:changed-region>
        <text:changed-region xml:id="ct39423120" text:id="ct39423120">
          <text:format-change>
            <office:change-info>
              <dc:creator>Unbekannter Autor</dc:creator>
              <dc:date>2016-04-24T10:37:00</dc:date>
            </office:change-info>
          </text:format-change>
        </text:changed-region>
        <text:changed-region xml:id="ct39433840" text:id="ct39433840">
          <text:format-change>
            <office:change-info>
              <dc:creator>Unbekannter Autor</dc:creator>
              <dc:date>2016-04-24T10:37:00</dc:date>
            </office:change-info>
          </text:format-change>
        </text:changed-region>
        <text:changed-region xml:id="ct37459120" text:id="ct37459120">
          <text:format-change>
            <office:change-info>
              <dc:creator>Unbekannter Autor</dc:creator>
              <dc:date>2016-04-24T10:37:00</dc:date>
            </office:change-info>
          </text:format-change>
        </text:changed-region>
        <text:changed-region xml:id="ct39432736" text:id="ct39432736">
          <text:format-change>
            <office:change-info>
              <dc:creator>Unbekannter Autor</dc:creator>
              <dc:date>2016-04-24T10:37:00</dc:date>
            </office:change-info>
          </text:format-change>
        </text:changed-region>
        <text:changed-region xml:id="ct39427392" text:id="ct39427392">
          <text:format-change>
            <office:change-info>
              <dc:creator>Unbekannter Autor</dc:creator>
              <dc:date>2016-04-24T10:37:00</dc:date>
            </office:change-info>
          </text:format-change>
        </text:changed-region>
        <text:changed-region xml:id="ct39425552" text:id="ct39425552">
          <text:format-change>
            <office:change-info>
              <dc:creator>Unbekannter Autor</dc:creator>
              <dc:date>2016-04-24T10:37:00</dc:date>
            </office:change-info>
          </text:format-change>
        </text:changed-region>
        <text:changed-region xml:id="ct39428992" text:id="ct39428992">
          <text:format-change>
            <office:change-info>
              <dc:creator>Unbekannter Autor</dc:creator>
              <dc:date>2016-04-24T10:37:00</dc:date>
            </office:change-info>
          </text:format-change>
        </text:changed-region>
        <text:changed-region xml:id="ct39438320" text:id="ct39438320">
          <text:format-change>
            <office:change-info>
              <dc:creator>Unbekannter Autor</dc:creator>
              <dc:date>2016-04-24T10:37:00</dc:date>
            </office:change-info>
          </text:format-change>
        </text:changed-region>
        <text:changed-region xml:id="ct39433072" text:id="ct39433072">
          <text:format-change>
            <office:change-info>
              <dc:creator>Unbekannter Autor</dc:creator>
              <dc:date>2016-04-24T10:37:00</dc:date>
            </office:change-info>
          </text:format-change>
        </text:changed-region>
        <text:changed-region xml:id="ct39429216" text:id="ct39429216">
          <text:format-change>
            <office:change-info>
              <dc:creator>Unbekannter Autor</dc:creator>
              <dc:date>2016-04-24T10:37:00</dc:date>
            </office:change-info>
          </text:format-change>
        </text:changed-region>
        <text:changed-region xml:id="ct39294416" text:id="ct39294416">
          <text:format-change>
            <office:change-info>
              <dc:creator>Unbekannter Autor</dc:creator>
              <dc:date>2016-04-24T10:37:00</dc:date>
            </office:change-info>
          </text:format-change>
        </text:changed-region>
        <text:changed-region xml:id="ct37462352" text:id="ct37462352">
          <text:format-change>
            <office:change-info>
              <dc:creator>Unbekannter Autor</dc:creator>
              <dc:date>2016-04-24T10:37:00</dc:date>
            </office:change-info>
          </text:format-change>
        </text:changed-region>
        <text:changed-region xml:id="ct37461936" text:id="ct37461936">
          <text:format-change>
            <office:change-info>
              <dc:creator>Unbekannter Autor</dc:creator>
              <dc:date>2016-04-24T10:37:00</dc:date>
            </office:change-info>
          </text:format-change>
        </text:changed-region>
        <text:changed-region xml:id="ct39431808" text:id="ct39431808">
          <text:format-change>
            <office:change-info>
              <dc:creator>Unbekannter Autor</dc:creator>
              <dc:date>2016-04-24T10:37:00</dc:date>
            </office:change-info>
          </text:format-change>
        </text:changed-region>
        <text:changed-region xml:id="ct39435168" text:id="ct39435168">
          <text:format-change>
            <office:change-info>
              <dc:creator>Unbekannter Autor</dc:creator>
              <dc:date>2016-04-24T10:37:00</dc:date>
            </office:change-info>
          </text:format-change>
        </text:changed-region>
        <text:changed-region xml:id="ct39454912" text:id="ct39454912">
          <text:format-change>
            <office:change-info>
              <dc:creator>Unbekannter Autor</dc:creator>
              <dc:date>2016-04-24T10:37:00</dc:date>
            </office:change-info>
          </text:format-change>
        </text:changed-region>
        <text:changed-region xml:id="ct39458320" text:id="ct39458320">
          <text:format-change>
            <office:change-info>
              <dc:creator>Unbekannter Autor</dc:creator>
              <dc:date>2016-04-24T10:37:00</dc:date>
            </office:change-info>
          </text:format-change>
        </text:changed-region>
        <text:changed-region xml:id="ct39466048" text:id="ct39466048">
          <text:format-change>
            <office:change-info>
              <dc:creator>Unbekannter Autor</dc:creator>
              <dc:date>2016-04-24T10:37:00</dc:date>
            </office:change-info>
          </text:format-change>
        </text:changed-region>
        <text:changed-region xml:id="ct37464464" text:id="ct37464464">
          <text:format-change>
            <office:change-info>
              <dc:creator>Unbekannter Autor</dc:creator>
              <dc:date>2016-04-24T10:37:00</dc:date>
            </office:change-info>
          </text:format-change>
        </text:changed-region>
        <text:changed-region xml:id="ct37463344" text:id="ct37463344">
          <text:format-change>
            <office:change-info>
              <dc:creator>Unbekannter Autor</dc:creator>
              <dc:date>2016-04-24T10:37:00</dc:date>
            </office:change-info>
          </text:format-change>
        </text:changed-region>
        <text:changed-region xml:id="ct39295728" text:id="ct39295728">
          <text:format-change>
            <office:change-info>
              <dc:creator>Unbekannter Autor</dc:creator>
              <dc:date>2016-04-24T10:37:00</dc:date>
            </office:change-info>
          </text:format-change>
        </text:changed-region>
        <text:changed-region xml:id="ct39298592" text:id="ct39298592">
          <text:format-change>
            <office:change-info>
              <dc:creator>Unbekannter Autor</dc:creator>
              <dc:date>2016-04-24T10:37:00</dc:date>
            </office:change-info>
          </text:format-change>
        </text:changed-region>
        <text:changed-region xml:id="ct39427616" text:id="ct39427616">
          <text:format-change>
            <office:change-info>
              <dc:creator>Unbekannter Autor</dc:creator>
              <dc:date>2016-04-24T10:37:00</dc:date>
            </office:change-info>
          </text:format-change>
        </text:changed-region>
        <text:changed-region xml:id="ct39464400" text:id="ct39464400">
          <text:format-change>
            <office:change-info>
              <dc:creator>Unbekannter Autor</dc:creator>
              <dc:date>2016-04-24T10:37:00</dc:date>
            </office:change-info>
          </text:format-change>
        </text:changed-region>
        <text:changed-region xml:id="ct39424176" text:id="ct39424176">
          <text:format-change>
            <office:change-info>
              <dc:creator>Unbekannter Autor</dc:creator>
              <dc:date>2016-04-24T10:37:00</dc:date>
            </office:change-info>
          </text:format-change>
        </text:changed-region>
        <text:changed-region xml:id="ct39462624" text:id="ct39462624">
          <text:format-change>
            <office:change-info>
              <dc:creator>Unbekannter Autor</dc:creator>
              <dc:date>2016-04-24T10:37:00</dc:date>
            </office:change-info>
          </text:format-change>
        </text:changed-region>
        <text:changed-region xml:id="ct37465456" text:id="ct37465456">
          <text:format-change>
            <office:change-info>
              <dc:creator>Unbekannter Autor</dc:creator>
              <dc:date>2016-04-24T10:37:00</dc:date>
            </office:change-info>
          </text:format-change>
        </text:changed-region>
        <text:changed-region xml:id="ct39454416" text:id="ct39454416">
          <text:format-change>
            <office:change-info>
              <dc:creator>Unbekannter Autor</dc:creator>
              <dc:date>2016-04-24T10:37:00</dc:date>
            </office:change-info>
          </text:format-change>
        </text:changed-region>
        <text:changed-region xml:id="ct39455728" text:id="ct39455728">
          <text:format-change>
            <office:change-info>
              <dc:creator>Unbekannter Autor</dc:creator>
              <dc:date>2016-04-24T10:37:00</dc:date>
            </office:change-info>
          </text:format-change>
        </text:changed-region>
        <text:changed-region xml:id="ct39471296" text:id="ct39471296">
          <text:format-change>
            <office:change-info>
              <dc:creator>Unbekannter Autor</dc:creator>
              <dc:date>2016-04-24T10:37:00</dc:date>
            </office:change-info>
          </text:format-change>
        </text:changed-region>
        <text:changed-region xml:id="ct39468688" text:id="ct39468688">
          <text:format-change>
            <office:change-info>
              <dc:creator>Unbekannter Autor</dc:creator>
              <dc:date>2016-04-24T10:37:00</dc:date>
            </office:change-info>
          </text:format-change>
        </text:changed-region>
        <text:changed-region xml:id="ct39472768" text:id="ct39472768">
          <text:format-change>
            <office:change-info>
              <dc:creator>Unbekannter Autor</dc:creator>
              <dc:date>2016-04-24T10:37:00</dc:date>
            </office:change-info>
          </text:format-change>
        </text:changed-region>
        <text:changed-region xml:id="ct39473888" text:id="ct39473888">
          <text:format-change>
            <office:change-info>
              <dc:creator>Unbekannter Autor</dc:creator>
              <dc:date>2016-04-24T10:37:00</dc:date>
            </office:change-info>
          </text:format-change>
        </text:changed-region>
        <text:changed-region xml:id="ct39475072" text:id="ct39475072">
          <text:format-change>
            <office:change-info>
              <dc:creator>Unbekannter Autor</dc:creator>
              <dc:date>2016-04-24T10:37:00</dc:date>
            </office:change-info>
          </text:format-change>
        </text:changed-region>
        <text:changed-region xml:id="ct39460176" text:id="ct39460176">
          <text:format-change>
            <office:change-info>
              <dc:creator>Unbekannter Autor</dc:creator>
              <dc:date>2016-04-24T10:37:00</dc:date>
            </office:change-info>
          </text:format-change>
        </text:changed-region>
        <text:changed-region xml:id="ct39457024" text:id="ct39457024">
          <text:format-change>
            <office:change-info>
              <dc:creator>Unbekannter Autor</dc:creator>
              <dc:date>2016-04-24T10:37:00</dc:date>
            </office:change-info>
          </text:format-change>
        </text:changed-region>
        <text:changed-region xml:id="ct39424400" text:id="ct39424400">
          <text:format-change>
            <office:change-info>
              <dc:creator>Unbekannter Autor</dc:creator>
              <dc:date>2016-04-24T10:37:00</dc:date>
            </office:change-info>
          </text:format-change>
        </text:changed-region>
        <text:changed-region xml:id="ct39459280" text:id="ct39459280">
          <text:format-change>
            <office:change-info>
              <dc:creator>Unbekannter Autor</dc:creator>
              <dc:date>2016-04-24T10:37:00</dc:date>
            </office:change-info>
          </text:format-change>
        </text:changed-region>
        <text:changed-region xml:id="ct39008096" text:id="ct39008096">
          <text:format-change>
            <office:change-info>
              <dc:creator>Unbekannter Autor</dc:creator>
              <dc:date>2016-04-24T10:37:00</dc:date>
            </office:change-info>
          </text:format-change>
        </text:changed-region>
        <text:changed-region xml:id="ct39008800" text:id="ct39008800">
          <text:format-change>
            <office:change-info>
              <dc:creator>Unbekannter Autor</dc:creator>
              <dc:date>2016-04-24T10:37:00</dc:date>
            </office:change-info>
          </text:format-change>
        </text:changed-region>
        <text:changed-region xml:id="ct39010544" text:id="ct39010544">
          <text:format-change>
            <office:change-info>
              <dc:creator>Unbekannter Autor</dc:creator>
              <dc:date>2016-04-24T10:37:00</dc:date>
            </office:change-info>
          </text:format-change>
        </text:changed-region>
        <text:changed-region xml:id="ct39010768" text:id="ct39010768">
          <text:format-change>
            <office:change-info>
              <dc:creator>Unbekannter Autor</dc:creator>
              <dc:date>2016-04-24T10:37:00</dc:date>
            </office:change-info>
          </text:format-change>
        </text:changed-region>
        <text:changed-region xml:id="ct39011280" text:id="ct39011280">
          <text:format-change>
            <office:change-info>
              <dc:creator>Unbekannter Autor</dc:creator>
              <dc:date>2016-04-24T10:37:00</dc:date>
            </office:change-info>
          </text:format-change>
        </text:changed-region>
        <text:changed-region xml:id="ct39012240" text:id="ct39012240">
          <text:format-change>
            <office:change-info>
              <dc:creator>Unbekannter Autor</dc:creator>
              <dc:date>2016-04-24T10:37:00</dc:date>
            </office:change-info>
          </text:format-change>
        </text:changed-region>
        <text:changed-region xml:id="ct39014272" text:id="ct39014272">
          <text:format-change>
            <office:change-info>
              <dc:creator>Unbekannter Autor</dc:creator>
              <dc:date>2016-04-24T10:37:00</dc:date>
            </office:change-info>
          </text:format-change>
        </text:changed-region>
        <text:changed-region xml:id="ct39493872" text:id="ct39493872">
          <text:format-change>
            <office:change-info>
              <dc:creator>Unbekannter Autor</dc:creator>
              <dc:date>2016-04-24T10:37:00</dc:date>
            </office:change-info>
          </text:format-change>
        </text:changed-region>
        <text:changed-region xml:id="ct39494096" text:id="ct39494096">
          <text:format-change>
            <office:change-info>
              <dc:creator>Unbekannter Autor</dc:creator>
              <dc:date>2016-04-24T10:37:00</dc:date>
            </office:change-info>
          </text:format-change>
        </text:changed-region>
        <text:changed-region xml:id="ct39494320" text:id="ct39494320">
          <text:format-change>
            <office:change-info>
              <dc:creator>Unbekannter Autor</dc:creator>
              <dc:date>2016-04-24T10:37:00</dc:date>
            </office:change-info>
          </text:format-change>
        </text:changed-region>
        <text:changed-region xml:id="ct39495024" text:id="ct39495024">
          <text:format-change>
            <office:change-info>
              <dc:creator>Unbekannter Autor</dc:creator>
              <dc:date>2016-04-24T10:37:00</dc:date>
            </office:change-info>
          </text:format-change>
        </text:changed-region>
        <text:changed-region xml:id="ct39496032" text:id="ct39496032">
          <text:format-change>
            <office:change-info>
              <dc:creator>Unbekannter Autor</dc:creator>
              <dc:date>2016-04-24T10:37:00</dc:date>
            </office:change-info>
          </text:format-change>
        </text:changed-region>
        <text:changed-region xml:id="ct39498160" text:id="ct39498160">
          <text:format-change>
            <office:change-info>
              <dc:creator>Unbekannter Autor</dc:creator>
              <dc:date>2016-04-24T10:37:00</dc:date>
            </office:change-info>
          </text:format-change>
        </text:changed-region>
        <text:changed-region xml:id="ct39500592" text:id="ct39500592">
          <text:format-change>
            <office:change-info>
              <dc:creator>Unbekannter Autor</dc:creator>
              <dc:date>2016-04-24T10:37:00</dc:date>
            </office:change-info>
          </text:format-change>
        </text:changed-region>
        <text:changed-region xml:id="ct39500816" text:id="ct39500816">
          <text:format-change>
            <office:change-info>
              <dc:creator>Unbekannter Autor</dc:creator>
              <dc:date>2016-04-24T10:37:00</dc:date>
            </office:change-info>
          </text:format-change>
        </text:changed-region>
        <text:changed-region xml:id="ct39501040" text:id="ct39501040">
          <text:format-change>
            <office:change-info>
              <dc:creator>Unbekannter Autor</dc:creator>
              <dc:date>2016-04-24T10:37:00</dc:date>
            </office:change-info>
          </text:format-change>
        </text:changed-region>
        <text:changed-region xml:id="ct39501744" text:id="ct39501744">
          <text:format-change>
            <office:change-info>
              <dc:creator>Unbekannter Autor</dc:creator>
              <dc:date>2016-04-24T10:37:00</dc:date>
            </office:change-info>
          </text:format-change>
        </text:changed-region>
        <text:changed-region xml:id="ct39502752" text:id="ct39502752">
          <text:format-change>
            <office:change-info>
              <dc:creator>Unbekannter Autor</dc:creator>
              <dc:date>2016-04-24T10:37:00</dc:date>
            </office:change-info>
          </text:format-change>
        </text:changed-region>
        <text:changed-region xml:id="ct39504944" text:id="ct39504944">
          <text:format-change>
            <office:change-info>
              <dc:creator>Unbekannter Autor</dc:creator>
              <dc:date>2016-04-24T10:37:00</dc:date>
            </office:change-info>
          </text:format-change>
        </text:changed-region>
        <text:changed-region xml:id="ct37475312" text:id="ct37475312">
          <text:format-change>
            <office:change-info>
              <dc:creator>Unbekannter Autor</dc:creator>
              <dc:date>2016-04-24T10:37:00</dc:date>
            </office:change-info>
          </text:format-change>
        </text:changed-region>
        <text:changed-region xml:id="ct37468624" text:id="ct37468624">
          <text:format-change>
            <office:change-info>
              <dc:creator>Unbekannter Autor</dc:creator>
              <dc:date>2016-04-24T10:37:00</dc:date>
            </office:change-info>
          </text:format-change>
        </text:changed-region>
        <text:changed-region xml:id="ct39456608" text:id="ct39456608">
          <text:format-change>
            <office:change-info>
              <dc:creator>Unbekannter Autor</dc:creator>
              <dc:date>2016-04-24T10:37:00</dc:date>
            </office:change-info>
          </text:format-change>
        </text:changed-region>
        <text:changed-region xml:id="ct39457552" text:id="ct39457552">
          <text:format-change>
            <office:change-info>
              <dc:creator>Unbekannter Autor</dc:creator>
              <dc:date>2016-04-24T10:37:00</dc:date>
            </office:change-info>
          </text:format-change>
        </text:changed-region>
        <text:changed-region xml:id="ct39293744" text:id="ct39293744">
          <text:format-change>
            <office:change-info>
              <dc:creator>Unbekannter Autor</dc:creator>
              <dc:date>2016-04-24T10:37:00</dc:date>
            </office:change-info>
          </text:format-change>
        </text:changed-region>
        <text:changed-region xml:id="ct39461392" text:id="ct39461392">
          <text:format-change>
            <office:change-info>
              <dc:creator>Unbekannter Autor</dc:creator>
              <dc:date>2016-04-24T10:37:00</dc:date>
            </office:change-info>
          </text:format-change>
        </text:changed-region>
        <text:changed-region xml:id="ct39507632" text:id="ct39507632">
          <text:format-change>
            <office:change-info>
              <dc:creator>Unbekannter Autor</dc:creator>
              <dc:date>2016-04-24T10:37:00</dc:date>
            </office:change-info>
          </text:format-change>
        </text:changed-region>
        <text:changed-region xml:id="ct39507856" text:id="ct39507856">
          <text:format-change>
            <office:change-info>
              <dc:creator>Unbekannter Autor</dc:creator>
              <dc:date>2016-04-24T10:37:00</dc:date>
            </office:change-info>
          </text:format-change>
        </text:changed-region>
        <text:changed-region xml:id="ct39509040" text:id="ct39509040">
          <text:format-change>
            <office:change-info>
              <dc:creator>Unbekannter Autor</dc:creator>
              <dc:date>2016-04-24T10:37:00</dc:date>
            </office:change-info>
          </text:format-change>
        </text:changed-region>
        <text:changed-region xml:id="ct39509264" text:id="ct39509264">
          <text:format-change>
            <office:change-info>
              <dc:creator>Unbekannter Autor</dc:creator>
              <dc:date>2016-04-24T10:37:00</dc:date>
            </office:change-info>
          </text:format-change>
        </text:changed-region>
        <text:changed-region xml:id="ct39510368" text:id="ct39510368">
          <text:format-change>
            <office:change-info>
              <dc:creator>Unbekannter Autor</dc:creator>
              <dc:date>2016-04-24T10:37:00</dc:date>
            </office:change-info>
          </text:format-change>
        </text:changed-region>
        <text:changed-region xml:id="ct39510592" text:id="ct39510592">
          <text:format-change>
            <office:change-info>
              <dc:creator>Unbekannter Autor</dc:creator>
              <dc:date>2016-04-24T10:37:00</dc:date>
            </office:change-info>
          </text:format-change>
        </text:changed-region>
        <text:changed-region xml:id="ct39510816" text:id="ct39510816">
          <text:format-change>
            <office:change-info>
              <dc:creator>Unbekannter Autor</dc:creator>
              <dc:date>2016-04-24T10:37:00</dc:date>
            </office:change-info>
          </text:format-change>
        </text:changed-region>
        <text:changed-region xml:id="ct39511328" text:id="ct39511328">
          <text:format-change>
            <office:change-info>
              <dc:creator>Unbekannter Autor</dc:creator>
              <dc:date>2016-04-24T10:37:00</dc:date>
            </office:change-info>
          </text:format-change>
        </text:changed-region>
        <text:changed-region xml:id="ct39511792" text:id="ct39511792">
          <text:format-change>
            <office:change-info>
              <dc:creator>Unbekannter Autor</dc:creator>
              <dc:date>2016-04-24T10:37:00</dc:date>
            </office:change-info>
          </text:format-change>
        </text:changed-region>
        <text:changed-region xml:id="ct39513632" text:id="ct39513632">
          <text:format-change>
            <office:change-info>
              <dc:creator>Unbekannter Autor</dc:creator>
              <dc:date>2016-04-24T10:37:00</dc:date>
            </office:change-info>
          </text:format-change>
        </text:changed-region>
        <text:changed-region xml:id="ct39513856" text:id="ct39513856">
          <text:format-change>
            <office:change-info>
              <dc:creator>Unbekannter Autor</dc:creator>
              <dc:date>2016-04-24T10:37:00</dc:date>
            </office:change-info>
          </text:format-change>
        </text:changed-region>
        <text:changed-region xml:id="ct39514080" text:id="ct39514080">
          <text:format-change>
            <office:change-info>
              <dc:creator>Unbekannter Autor</dc:creator>
              <dc:date>2016-04-24T10:37:00</dc:date>
            </office:change-info>
          </text:format-change>
        </text:changed-region>
        <text:changed-region xml:id="ct39514592" text:id="ct39514592">
          <text:format-change>
            <office:change-info>
              <dc:creator>Unbekannter Autor</dc:creator>
              <dc:date>2016-04-24T10:37:00</dc:date>
            </office:change-info>
          </text:format-change>
        </text:changed-region>
        <text:changed-region xml:id="ct39514816" text:id="ct39514816">
          <text:format-change>
            <office:change-info>
              <dc:creator>Unbekannter Autor</dc:creator>
              <dc:date>2016-04-24T10:37:00</dc:date>
            </office:change-info>
          </text:format-change>
        </text:changed-region>
        <text:changed-region xml:id="ct39515040" text:id="ct39515040">
          <text:format-change>
            <office:change-info>
              <dc:creator>Unbekannter Autor</dc:creator>
              <dc:date>2016-04-24T10:37:00</dc:date>
            </office:change-info>
          </text:format-change>
        </text:changed-region>
        <text:changed-region xml:id="ct39515264" text:id="ct39515264">
          <text:format-change>
            <office:change-info>
              <dc:creator>Unbekannter Autor</dc:creator>
              <dc:date>2016-04-24T10:37:00</dc:date>
            </office:change-info>
          </text:format-change>
        </text:changed-region>
        <text:changed-region xml:id="ct39516368" text:id="ct39516368">
          <text:format-change>
            <office:change-info>
              <dc:creator>Unbekannter Autor</dc:creator>
              <dc:date>2016-04-24T10:37:00</dc:date>
            </office:change-info>
          </text:format-change>
        </text:changed-region>
        <text:changed-region xml:id="ct39519264" text:id="ct39519264">
          <text:format-change>
            <office:change-info>
              <dc:creator>Unbekannter Autor</dc:creator>
              <dc:date>2016-04-24T10:37:00</dc:date>
            </office:change-info>
          </text:format-change>
        </text:changed-region>
        <text:changed-region xml:id="ct39520704" text:id="ct39520704">
          <text:format-change>
            <office:change-info>
              <dc:creator>Unbekannter Autor</dc:creator>
              <dc:date>2016-04-24T10:37:00</dc:date>
            </office:change-info>
          </text:format-change>
        </text:changed-region>
        <text:changed-region xml:id="ct39524048" text:id="ct39524048">
          <text:format-change>
            <office:change-info>
              <dc:creator>Unbekannter Autor</dc:creator>
              <dc:date>2016-04-24T10:37:00</dc:date>
            </office:change-info>
          </text:format-change>
        </text:changed-region>
        <text:changed-region xml:id="ct39524512" text:id="ct39524512">
          <text:format-change>
            <office:change-info>
              <dc:creator>Unbekannter Autor</dc:creator>
              <dc:date>2016-04-24T10:37:00</dc:date>
            </office:change-info>
          </text:format-change>
        </text:changed-region>
        <text:changed-region xml:id="ct39524736" text:id="ct39524736">
          <text:format-change>
            <office:change-info>
              <dc:creator>Unbekannter Autor</dc:creator>
              <dc:date>2016-04-24T10:37:00</dc:date>
            </office:change-info>
          </text:format-change>
        </text:changed-region>
        <text:changed-region xml:id="ct39524960" text:id="ct39524960">
          <text:format-change>
            <office:change-info>
              <dc:creator>Unbekannter Autor</dc:creator>
              <dc:date>2016-04-24T10:37:00</dc:date>
            </office:change-info>
          </text:format-change>
        </text:changed-region>
        <text:changed-region xml:id="ct39525184" text:id="ct39525184">
          <text:format-change>
            <office:change-info>
              <dc:creator>Unbekannter Autor</dc:creator>
              <dc:date>2016-04-24T10:37:00</dc:date>
            </office:change-info>
          </text:format-change>
        </text:changed-region>
        <text:changed-region xml:id="ct39525408" text:id="ct39525408">
          <text:format-change>
            <office:change-info>
              <dc:creator>Unbekannter Autor</dc:creator>
              <dc:date>2016-04-24T10:37:00</dc:date>
            </office:change-info>
          </text:format-change>
        </text:changed-region>
        <text:changed-region xml:id="ct39525632" text:id="ct39525632">
          <text:format-change>
            <office:change-info>
              <dc:creator>Unbekannter Autor</dc:creator>
              <dc:date>2016-04-24T10:37:00</dc:date>
            </office:change-info>
          </text:format-change>
        </text:changed-region>
        <text:changed-region xml:id="ct39525856" text:id="ct39525856">
          <text:format-change>
            <office:change-info>
              <dc:creator>Unbekannter Autor</dc:creator>
              <dc:date>2016-04-24T10:37:00</dc:date>
            </office:change-info>
          </text:format-change>
        </text:changed-region>
        <text:changed-region xml:id="ct39526080" text:id="ct39526080">
          <text:format-change>
            <office:change-info>
              <dc:creator>Unbekannter Autor</dc:creator>
              <dc:date>2016-04-24T10:37:00</dc:date>
            </office:change-info>
          </text:format-change>
        </text:changed-region>
        <text:changed-region xml:id="ct39527184" text:id="ct39527184">
          <text:format-change>
            <office:change-info>
              <dc:creator>Unbekannter Autor</dc:creator>
              <dc:date>2016-04-24T10:37:00</dc:date>
            </office:change-info>
          </text:format-change>
        </text:changed-region>
        <text:changed-region xml:id="ct39529200" text:id="ct39529200">
          <text:format-change>
            <office:change-info>
              <dc:creator>Unbekannter Autor</dc:creator>
              <dc:date>2016-04-24T10:37:00</dc:date>
            </office:change-info>
          </text:format-change>
        </text:changed-region>
        <text:changed-region xml:id="ct39529824" text:id="ct39529824">
          <text:format-change>
            <office:change-info>
              <dc:creator>Unbekannter Autor</dc:creator>
              <dc:date>2016-04-24T10:37:00</dc:date>
            </office:change-info>
          </text:format-change>
        </text:changed-region>
        <text:changed-region xml:id="ct39530048" text:id="ct39530048">
          <text:format-change>
            <office:change-info>
              <dc:creator>Unbekannter Autor</dc:creator>
              <dc:date>2016-04-24T10:37:00</dc:date>
            </office:change-info>
          </text:format-change>
        </text:changed-region>
        <text:changed-region xml:id="ct37491856" text:id="ct37491856">
          <text:format-change>
            <office:change-info>
              <dc:creator>Unbekannter Autor</dc:creator>
              <dc:date>2016-04-24T10:37:00</dc:date>
            </office:change-info>
          </text:format-change>
        </text:changed-region>
        <text:changed-region xml:id="ct37490096" text:id="ct37490096">
          <text:format-change>
            <office:change-info>
              <dc:creator>Unbekannter Autor</dc:creator>
              <dc:date>2016-04-24T10:37:00</dc:date>
            </office:change-info>
          </text:format-change>
        </text:changed-region>
        <text:changed-region xml:id="ct37489744" text:id="ct37489744">
          <text:format-change>
            <office:change-info>
              <dc:creator>Unbekannter Autor</dc:creator>
              <dc:date>2016-04-24T10:37:00</dc:date>
            </office:change-info>
          </text:format-change>
        </text:changed-region>
        <text:changed-region xml:id="ct39519488" text:id="ct39519488">
          <text:format-change>
            <office:change-info>
              <dc:creator>Unbekannter Autor</dc:creator>
              <dc:date>2016-04-24T10:37:00</dc:date>
            </office:change-info>
          </text:format-change>
        </text:changed-region>
        <text:changed-region xml:id="ct39519984" text:id="ct39519984">
          <text:format-change>
            <office:change-info>
              <dc:creator>Unbekannter Autor</dc:creator>
              <dc:date>2016-04-24T10:37:00</dc:date>
            </office:change-info>
          </text:format-change>
        </text:changed-region>
        <text:changed-region xml:id="ct39006784" text:id="ct39006784">
          <text:format-change>
            <office:change-info>
              <dc:creator>Unbekannter Autor</dc:creator>
              <dc:date>2016-04-24T10:37:00</dc:date>
            </office:change-info>
          </text:format-change>
        </text:changed-region>
        <text:changed-region xml:id="ct39526672" text:id="ct39526672">
          <text:format-change>
            <office:change-info>
              <dc:creator>Unbekannter Autor</dc:creator>
              <dc:date>2016-04-24T10:37:00</dc:date>
            </office:change-info>
          </text:format-change>
        </text:changed-region>
        <text:changed-region xml:id="ct39518208" text:id="ct39518208">
          <text:format-change>
            <office:change-info>
              <dc:creator>Unbekannter Autor</dc:creator>
              <dc:date>2016-04-24T10:37:00</dc:date>
            </office:change-info>
          </text:format-change>
        </text:changed-region>
        <text:changed-region xml:id="ct39518864" text:id="ct39518864">
          <text:format-change>
            <office:change-info>
              <dc:creator>Unbekannter Autor</dc:creator>
              <dc:date>2016-04-24T10:37:00</dc:date>
            </office:change-info>
          </text:format-change>
        </text:changed-region>
        <text:changed-region xml:id="ct39346176" text:id="ct39346176">
          <text:format-change>
            <office:change-info>
              <dc:creator>Unbekannter Autor</dc:creator>
              <dc:date>2016-04-24T10:37:00</dc:date>
            </office:change-info>
          </text:format-change>
        </text:changed-region>
        <text:changed-region xml:id="ct39346400" text:id="ct39346400">
          <text:format-change>
            <office:change-info>
              <dc:creator>Unbekannter Autor</dc:creator>
              <dc:date>2016-04-24T10:37:00</dc:date>
            </office:change-info>
          </text:format-change>
        </text:changed-region>
        <text:changed-region xml:id="ct39346624" text:id="ct39346624">
          <text:format-change>
            <office:change-info>
              <dc:creator>Unbekannter Autor</dc:creator>
              <dc:date>2016-04-24T10:37:00</dc:date>
            </office:change-info>
          </text:format-change>
        </text:changed-region>
        <text:changed-region xml:id="ct39347088" text:id="ct39347088">
          <text:format-change>
            <office:change-info>
              <dc:creator>Unbekannter Autor</dc:creator>
              <dc:date>2016-04-24T10:37:00</dc:date>
            </office:change-info>
          </text:format-change>
        </text:changed-region>
        <text:changed-region xml:id="ct39347312" text:id="ct39347312">
          <text:format-change>
            <office:change-info>
              <dc:creator>Unbekannter Autor</dc:creator>
              <dc:date>2016-04-24T10:37:00</dc:date>
            </office:change-info>
          </text:format-change>
        </text:changed-region>
        <text:changed-region xml:id="ct39349200" text:id="ct39349200">
          <text:format-change>
            <office:change-info>
              <dc:creator>Unbekannter Autor</dc:creator>
              <dc:date>2016-04-24T10:37:00</dc:date>
            </office:change-info>
          </text:format-change>
        </text:changed-region>
        <text:changed-region xml:id="ct39351808" text:id="ct39351808">
          <text:format-change>
            <office:change-info>
              <dc:creator>Unbekannter Autor</dc:creator>
              <dc:date>2016-04-24T10:37:00</dc:date>
            </office:change-info>
          </text:format-change>
        </text:changed-region>
        <text:changed-region xml:id="ct39352288" text:id="ct39352288">
          <text:format-change>
            <office:change-info>
              <dc:creator>Unbekannter Autor</dc:creator>
              <dc:date>2016-04-24T10:37:00</dc:date>
            </office:change-info>
          </text:format-change>
        </text:changed-region>
        <text:changed-region xml:id="ct39352512" text:id="ct39352512">
          <text:format-change>
            <office:change-info>
              <dc:creator>Unbekannter Autor</dc:creator>
              <dc:date>2016-04-24T10:37:00</dc:date>
            </office:change-info>
          </text:format-change>
        </text:changed-region>
        <text:changed-region xml:id="ct37497136" text:id="ct37497136">
          <text:format-change>
            <office:change-info>
              <dc:creator>Unbekannter Autor</dc:creator>
              <dc:date>2016-04-24T10:37:00</dc:date>
            </office:change-info>
          </text:format-change>
        </text:changed-region>
        <text:changed-region xml:id="ct37497488" text:id="ct37497488">
          <text:format-change>
            <office:change-info>
              <dc:creator>Unbekannter Autor</dc:creator>
              <dc:date>2016-04-24T10:37:00</dc:date>
            </office:change-info>
          </text:format-change>
        </text:changed-region>
        <text:changed-region xml:id="ct39470272" text:id="ct39470272">
          <text:format-change>
            <office:change-info>
              <dc:creator>Unbekannter Autor</dc:creator>
              <dc:date>2016-04-24T10:37:00</dc:date>
            </office:change-info>
          </text:format-change>
        </text:changed-region>
        <text:changed-region xml:id="ct39463632" text:id="ct39463632">
          <text:format-change>
            <office:change-info>
              <dc:creator>Unbekannter Autor</dc:creator>
              <dc:date>2016-04-24T10:37:00</dc:date>
            </office:change-info>
          </text:format-change>
        </text:changed-region>
        <text:changed-region xml:id="ct39507376" text:id="ct39507376">
          <text:format-change>
            <office:change-info>
              <dc:creator>Unbekannter Autor</dc:creator>
              <dc:date>2016-04-24T10:37:00</dc:date>
            </office:change-info>
          </text:format-change>
        </text:changed-region>
        <text:changed-region xml:id="ct39520208" text:id="ct39520208">
          <text:format-change>
            <office:change-info>
              <dc:creator>Unbekannter Autor</dc:creator>
              <dc:date>2016-04-24T10:37:00</dc:date>
            </office:change-info>
          </text:format-change>
        </text:changed-region>
        <text:changed-region xml:id="ct37500656" text:id="ct37500656">
          <text:format-change>
            <office:change-info>
              <dc:creator>Unbekannter Autor</dc:creator>
              <dc:date>2016-04-24T10:37:00</dc:date>
            </office:change-info>
          </text:format-change>
        </text:changed-region>
        <text:changed-region xml:id="ct37501008" text:id="ct37501008">
          <text:format-change>
            <office:change-info>
              <dc:creator>Unbekannter Autor</dc:creator>
              <dc:date>2016-04-24T10:37:00</dc:date>
            </office:change-info>
          </text:format-change>
        </text:changed-region>
        <text:changed-region xml:id="ct37501360" text:id="ct37501360">
          <text:format-change>
            <office:change-info>
              <dc:creator>Unbekannter Autor</dc:creator>
              <dc:date>2016-04-24T10:37:00</dc:date>
            </office:change-info>
          </text:format-change>
        </text:changed-region>
        <text:changed-region xml:id="ct37501712" text:id="ct37501712">
          <text:format-change>
            <office:change-info>
              <dc:creator>Unbekannter Autor</dc:creator>
              <dc:date>2016-04-24T10:37:00</dc:date>
            </office:change-info>
          </text:format-change>
        </text:changed-region>
        <text:changed-region xml:id="ct39550336" text:id="ct39550336">
          <text:format-change>
            <office:change-info>
              <dc:creator>Unbekannter Autor</dc:creator>
              <dc:date>2016-04-24T10:37:00</dc:date>
            </office:change-info>
          </text:format-change>
        </text:changed-region>
        <text:changed-region xml:id="ct39553056" text:id="ct39553056">
          <text:format-change>
            <office:change-info>
              <dc:creator>Unbekannter Autor</dc:creator>
              <dc:date>2016-04-24T10:37:00</dc:date>
            </office:change-info>
          </text:format-change>
        </text:changed-region>
        <text:changed-region xml:id="ct39554208" text:id="ct39554208">
          <text:format-change>
            <office:change-info>
              <dc:creator>Unbekannter Autor</dc:creator>
              <dc:date>2016-04-24T10:37:00</dc:date>
            </office:change-info>
          </text:format-change>
        </text:changed-region>
        <text:changed-region xml:id="ct39556704" text:id="ct39556704">
          <text:format-change>
            <office:change-info>
              <dc:creator>Unbekannter Autor</dc:creator>
              <dc:date>2016-04-24T10:37:00</dc:date>
            </office:change-info>
          </text:format-change>
        </text:changed-region>
        <text:changed-region xml:id="ct39557824" text:id="ct39557824">
          <text:format-change>
            <office:change-info>
              <dc:creator>Unbekannter Autor</dc:creator>
              <dc:date>2016-04-24T10:37:00</dc:date>
            </office:change-info>
          </text:format-change>
        </text:changed-region>
        <text:changed-region xml:id="ct39559072" text:id="ct39559072">
          <text:format-change>
            <office:change-info>
              <dc:creator>Unbekannter Autor</dc:creator>
              <dc:date>2016-04-24T10:37:00</dc:date>
            </office:change-info>
          </text:format-change>
        </text:changed-region>
        <text:changed-region xml:id="ct37503120" text:id="ct37503120">
          <text:deletion>
            <office:change-info>
              <dc:creator>Unbekannter Autor</dc:creator>
              <dc:date>2016-04-23T18:44:00</dc:date>
            </office:change-info>
            <text:p text:style-name="P36"/>
            <text:p text:style-name="P36"/>
          </text:deletion>
        </text:changed-region>
        <text:changed-region xml:id="ct39558336" text:id="ct39558336">
          <text:format-change>
            <office:change-info>
              <dc:creator>Unbekannter Autor</dc:creator>
              <dc:date>2016-04-24T10:37:00</dc:date>
            </office:change-info>
          </text:format-change>
        </text:changed-region>
        <text:changed-region xml:id="ct39552112" text:id="ct39552112">
          <text:format-change>
            <office:change-info>
              <dc:creator>Unbekannter Autor</dc:creator>
              <dc:date>2016-04-24T10:37:00</dc:date>
            </office:change-info>
          </text:format-change>
        </text:changed-region>
        <text:changed-region xml:id="ct39049856" text:id="ct39049856">
          <text:format-change>
            <office:change-info>
              <dc:creator>Unbekannter Autor</dc:creator>
              <dc:date>2016-04-24T10:37:00</dc:date>
            </office:change-info>
          </text:format-change>
        </text:changed-region>
        <text:changed-region xml:id="ct39054784" text:id="ct39054784">
          <text:format-change>
            <office:change-info>
              <dc:creator>Unbekannter Autor</dc:creator>
              <dc:date>2016-04-24T10:37:00</dc:date>
            </office:change-info>
          </text:format-change>
        </text:changed-region>
        <text:changed-region xml:id="ct39059872" text:id="ct39059872">
          <text:format-change>
            <office:change-info>
              <dc:creator>Unbekannter Autor</dc:creator>
              <dc:date>2016-04-24T10:37:00</dc:date>
            </office:change-info>
          </text:format-change>
        </text:changed-region>
        <text:changed-region xml:id="ct39058128" text:id="ct39058128">
          <text:format-change>
            <office:change-info>
              <dc:creator>Unbekannter Autor</dc:creator>
              <dc:date>2016-04-24T10:37:00</dc:date>
            </office:change-info>
          </text:format-change>
        </text:changed-region>
        <text:changed-region xml:id="ct39062544" text:id="ct39062544">
          <text:format-change>
            <office:change-info>
              <dc:creator>Unbekannter Autor</dc:creator>
              <dc:date>2016-04-24T10:37:00</dc:date>
            </office:change-info>
          </text:format-change>
        </text:changed-region>
        <text:changed-region xml:id="ct39060576" text:id="ct39060576">
          <text:format-change>
            <office:change-info>
              <dc:creator>Unbekannter Autor</dc:creator>
              <dc:date>2016-04-24T10:37:00</dc:date>
            </office:change-info>
          </text:format-change>
        </text:changed-region>
        <text:changed-region xml:id="ct39064256" text:id="ct39064256">
          <text:format-change>
            <office:change-info>
              <dc:creator>Unbekannter Autor</dc:creator>
              <dc:date>2016-04-24T10:37:00</dc:date>
            </office:change-info>
          </text:format-change>
        </text:changed-region>
        <text:changed-region xml:id="ct39064480" text:id="ct39064480">
          <text:format-change>
            <office:change-info>
              <dc:creator>Unbekannter Autor</dc:creator>
              <dc:date>2016-04-24T10:37:00</dc:date>
            </office:change-info>
          </text:format-change>
        </text:changed-region>
        <text:changed-region xml:id="ct39064992" text:id="ct39064992">
          <text:format-change>
            <office:change-info>
              <dc:creator>Unbekannter Autor</dc:creator>
              <dc:date>2016-04-24T10:37:00</dc:date>
            </office:change-info>
          </text:format-change>
        </text:changed-region>
        <text:changed-region xml:id="ct39065216" text:id="ct39065216">
          <text:format-change>
            <office:change-info>
              <dc:creator>Unbekannter Autor</dc:creator>
              <dc:date>2016-04-24T10:37:00</dc:date>
            </office:change-info>
          </text:format-change>
        </text:changed-region>
        <text:changed-region xml:id="ct39065440" text:id="ct39065440">
          <text:format-change>
            <office:change-info>
              <dc:creator>Unbekannter Autor</dc:creator>
              <dc:date>2016-04-24T10:37:00</dc:date>
            </office:change-info>
          </text:format-change>
        </text:changed-region>
        <text:changed-region xml:id="ct39065664" text:id="ct39065664">
          <text:format-change>
            <office:change-info>
              <dc:creator>Unbekannter Autor</dc:creator>
              <dc:date>2016-04-24T10:37:00</dc:date>
            </office:change-info>
          </text:format-change>
        </text:changed-region>
        <text:changed-region xml:id="ct39065888" text:id="ct39065888">
          <text:format-change>
            <office:change-info>
              <dc:creator>Unbekannter Autor</dc:creator>
              <dc:date>2016-04-24T10:37:00</dc:date>
            </office:change-info>
          </text:format-change>
        </text:changed-region>
        <text:changed-region xml:id="ct39066400" text:id="ct39066400">
          <text:format-change>
            <office:change-info>
              <dc:creator>Unbekannter Autor</dc:creator>
              <dc:date>2016-04-24T10:37:00</dc:date>
            </office:change-info>
          </text:format-change>
        </text:changed-region>
        <text:changed-region xml:id="ct39066624" text:id="ct39066624">
          <text:format-change>
            <office:change-info>
              <dc:creator>Unbekannter Autor</dc:creator>
              <dc:date>2016-04-24T10:37:00</dc:date>
            </office:change-info>
          </text:format-change>
        </text:changed-region>
        <text:changed-region xml:id="ct39066848" text:id="ct39066848">
          <text:format-change>
            <office:change-info>
              <dc:creator>Unbekannter Autor</dc:creator>
              <dc:date>2016-04-24T10:37:00</dc:date>
            </office:change-info>
          </text:format-change>
        </text:changed-region>
        <text:changed-region xml:id="ct39067360" text:id="ct39067360">
          <text:format-change>
            <office:change-info>
              <dc:creator>Unbekannter Autor</dc:creator>
              <dc:date>2016-04-24T10:37:00</dc:date>
            </office:change-info>
          </text:format-change>
        </text:changed-region>
        <text:changed-region xml:id="ct39067808" text:id="ct39067808">
          <text:format-change>
            <office:change-info>
              <dc:creator>Unbekannter Autor</dc:creator>
              <dc:date>2016-04-24T10:37:00</dc:date>
            </office:change-info>
          </text:format-change>
        </text:changed-region>
        <text:changed-region xml:id="ct39068032" text:id="ct39068032">
          <text:format-change>
            <office:change-info>
              <dc:creator>Unbekannter Autor</dc:creator>
              <dc:date>2016-04-24T10:37:00</dc:date>
            </office:change-info>
          </text:format-change>
        </text:changed-region>
        <text:changed-region xml:id="ct39068256" text:id="ct39068256">
          <text:format-change>
            <office:change-info>
              <dc:creator>Unbekannter Autor</dc:creator>
              <dc:date>2016-04-24T10:37:00</dc:date>
            </office:change-info>
          </text:format-change>
        </text:changed-region>
        <text:changed-region xml:id="ct39068768" text:id="ct39068768">
          <text:format-change>
            <office:change-info>
              <dc:creator>Unbekannter Autor</dc:creator>
              <dc:date>2016-04-24T10:37:00</dc:date>
            </office:change-info>
          </text:format-change>
        </text:changed-region>
        <text:changed-region xml:id="ct39068992" text:id="ct39068992">
          <text:format-change>
            <office:change-info>
              <dc:creator>Unbekannter Autor</dc:creator>
              <dc:date>2016-04-24T10:37:00</dc:date>
            </office:change-info>
          </text:format-change>
        </text:changed-region>
        <text:changed-region xml:id="ct39069216" text:id="ct39069216">
          <text:format-change>
            <office:change-info>
              <dc:creator>Unbekannter Autor</dc:creator>
              <dc:date>2016-04-24T10:37:00</dc:date>
            </office:change-info>
          </text:format-change>
        </text:changed-region>
        <text:changed-region xml:id="ct39069728" text:id="ct39069728">
          <text:format-change>
            <office:change-info>
              <dc:creator>Unbekannter Autor</dc:creator>
              <dc:date>2016-04-24T10:37:00</dc:date>
            </office:change-info>
          </text:format-change>
        </text:changed-region>
        <text:changed-region xml:id="ct39070656" text:id="ct39070656">
          <text:format-change>
            <office:change-info>
              <dc:creator>Unbekannter Autor</dc:creator>
              <dc:date>2016-04-24T10:37:00</dc:date>
            </office:change-info>
          </text:format-change>
        </text:changed-region>
        <text:changed-region xml:id="ct39070880" text:id="ct39070880">
          <text:format-change>
            <office:change-info>
              <dc:creator>Unbekannter Autor</dc:creator>
              <dc:date>2016-04-24T10:37:00</dc:date>
            </office:change-info>
          </text:format-change>
        </text:changed-region>
        <text:changed-region xml:id="ct39072336" text:id="ct39072336">
          <text:format-change>
            <office:change-info>
              <dc:creator>Unbekannter Autor</dc:creator>
              <dc:date>2016-04-24T10:37:00</dc:date>
            </office:change-info>
          </text:format-change>
        </text:changed-region>
        <text:changed-region xml:id="ct39071648" text:id="ct39071648">
          <text:format-change>
            <office:change-info>
              <dc:creator>Unbekannter Autor</dc:creator>
              <dc:date>2016-04-24T10:37:00</dc:date>
            </office:change-info>
          </text:format-change>
        </text:changed-region>
        <text:changed-region xml:id="ct39072896" text:id="ct39072896">
          <text:format-change>
            <office:change-info>
              <dc:creator>Unbekannter Autor</dc:creator>
              <dc:date>2016-04-24T10:37:00</dc:date>
            </office:change-info>
          </text:format-change>
        </text:changed-region>
        <text:changed-region xml:id="ct39073472" text:id="ct39073472">
          <text:format-change>
            <office:change-info>
              <dc:creator>Unbekannter Autor</dc:creator>
              <dc:date>2016-04-24T10:37:00</dc:date>
            </office:change-info>
          </text:format-change>
        </text:changed-region>
        <text:changed-region xml:id="ct39074560" text:id="ct39074560">
          <text:format-change>
            <office:change-info>
              <dc:creator>Unbekannter Autor</dc:creator>
              <dc:date>2016-04-24T10:37:00</dc:date>
            </office:change-info>
          </text:format-change>
        </text:changed-region>
        <text:changed-region xml:id="ct39074784" text:id="ct39074784">
          <text:format-change>
            <office:change-info>
              <dc:creator>Unbekannter Autor</dc:creator>
              <dc:date>2016-04-24T10:37:00</dc:date>
            </office:change-info>
          </text:format-change>
        </text:changed-region>
        <text:changed-region xml:id="ct39058848" text:id="ct39058848">
          <text:format-change>
            <office:change-info>
              <dc:creator>Unbekannter Autor</dc:creator>
              <dc:date>2016-04-24T10:37:00</dc:date>
            </office:change-info>
          </text:format-change>
        </text:changed-region>
        <text:changed-region xml:id="ct37517440" text:id="ct37517440">
          <text:format-change>
            <office:change-info>
              <dc:creator>Unbekannter Autor</dc:creator>
              <dc:date>2016-04-24T10:37:00</dc:date>
            </office:change-info>
          </text:format-change>
        </text:changed-region>
        <text:changed-region xml:id="ct39057104" text:id="ct39057104">
          <text:format-change>
            <office:change-info>
              <dc:creator>Unbekannter Autor</dc:creator>
              <dc:date>2016-04-24T10:37:00</dc:date>
            </office:change-info>
          </text:format-change>
        </text:changed-region>
        <text:changed-region xml:id="ct39058576" text:id="ct39058576">
          <text:format-change>
            <office:change-info>
              <dc:creator>Unbekannter Autor</dc:creator>
              <dc:date>2016-04-24T10:37:00</dc:date>
            </office:change-info>
          </text:format-change>
        </text:changed-region>
        <text:changed-region xml:id="ct39057552" text:id="ct39057552">
          <text:format-change>
            <office:change-info>
              <dc:creator>Unbekannter Autor</dc:creator>
              <dc:date>2016-04-24T10:37:00</dc:date>
            </office:change-info>
          </text:format-change>
        </text:changed-region>
        <text:changed-region xml:id="ct39055824" text:id="ct39055824">
          <text:format-change>
            <office:change-info>
              <dc:creator>Unbekannter Autor</dc:creator>
              <dc:date>2016-04-24T10:37:00</dc:date>
            </office:change-info>
          </text:format-change>
        </text:changed-region>
        <text:changed-region xml:id="ct39056480" text:id="ct39056480">
          <text:format-change>
            <office:change-info>
              <dc:creator>Unbekannter Autor</dc:creator>
              <dc:date>2016-04-24T10:37:00</dc:date>
            </office:change-info>
          </text:format-change>
        </text:changed-region>
        <text:changed-region xml:id="ct39048832" text:id="ct39048832">
          <text:format-change>
            <office:change-info>
              <dc:creator>Unbekannter Autor</dc:creator>
              <dc:date>2016-04-24T10:37:00</dc:date>
            </office:change-info>
          </text:format-change>
        </text:changed-region>
        <text:changed-region xml:id="ct39047184" text:id="ct39047184">
          <text:format-change>
            <office:change-info>
              <dc:creator>Unbekannter Autor</dc:creator>
              <dc:date>2016-04-24T10:37:00</dc:date>
            </office:change-info>
          </text:format-change>
        </text:changed-region>
        <text:changed-region xml:id="ct39048080" text:id="ct39048080">
          <text:format-change>
            <office:change-info>
              <dc:creator>Unbekannter Autor</dc:creator>
              <dc:date>2016-04-24T10:37:00</dc:date>
            </office:change-info>
          </text:format-change>
        </text:changed-region>
        <text:changed-region xml:id="ct39051072" text:id="ct39051072">
          <text:format-change>
            <office:change-info>
              <dc:creator>Unbekannter Autor</dc:creator>
              <dc:date>2016-04-24T10:37:00</dc:date>
            </office:change-info>
          </text:format-change>
        </text:changed-region>
        <text:changed-region xml:id="ct39051296" text:id="ct39051296">
          <text:format-change>
            <office:change-info>
              <dc:creator>Unbekannter Autor</dc:creator>
              <dc:date>2016-04-24T10:37:00</dc:date>
            </office:change-info>
          </text:format-change>
        </text:changed-region>
        <text:changed-region xml:id="ct39050640" text:id="ct39050640">
          <text:format-change>
            <office:change-info>
              <dc:creator>Unbekannter Autor</dc:creator>
              <dc:date>2016-04-24T10:37:00</dc:date>
            </office:change-info>
          </text:format-change>
        </text:changed-region>
        <text:changed-region xml:id="ct37516384" text:id="ct37516384">
          <text:format-change>
            <office:change-info>
              <dc:creator>Unbekannter Autor</dc:creator>
              <dc:date>2016-04-24T10:37:00</dc:date>
            </office:change-info>
          </text:format-change>
        </text:changed-region>
        <text:changed-region xml:id="ct39059296" text:id="ct39059296">
          <text:format-change>
            <office:change-info>
              <dc:creator>Unbekannter Autor</dc:creator>
              <dc:date>2016-04-24T10:37:00</dc:date>
            </office:change-info>
          </text:format-change>
        </text:changed-region>
        <text:changed-region xml:id="ct37523072" text:id="ct37523072">
          <text:format-change>
            <office:change-info>
              <dc:creator>Unbekannter Autor</dc:creator>
              <dc:date>2016-04-24T10:37:00</dc:date>
            </office:change-info>
          </text:format-change>
        </text:changed-region>
        <text:changed-region xml:id="ct37523424" text:id="ct37523424">
          <text:format-change>
            <office:change-info>
              <dc:creator>Unbekannter Autor</dc:creator>
              <dc:date>2016-04-24T10:37:00</dc:date>
            </office:change-info>
          </text:format-change>
        </text:changed-region>
        <text:changed-region xml:id="ct37523776" text:id="ct37523776">
          <text:format-change>
            <office:change-info>
              <dc:creator>Unbekannter Autor</dc:creator>
              <dc:date>2016-04-24T10:37:00</dc:date>
            </office:change-info>
          </text:format-change>
        </text:changed-region>
        <text:changed-region xml:id="ct37524128" text:id="ct37524128">
          <text:format-change>
            <office:change-info>
              <dc:creator>Unbekannter Autor</dc:creator>
              <dc:date>2016-04-24T10:37:00</dc:date>
            </office:change-info>
          </text:format-change>
        </text:changed-region>
        <text:changed-region xml:id="ct37524480" text:id="ct37524480">
          <text:format-change>
            <office:change-info>
              <dc:creator>Unbekannter Autor</dc:creator>
              <dc:date>2016-04-24T10:37:00</dc:date>
            </office:change-info>
          </text:format-change>
        </text:changed-region>
        <text:changed-region xml:id="ct39598672" text:id="ct39598672">
          <text:format-change>
            <office:change-info>
              <dc:creator>Unbekannter Autor</dc:creator>
              <dc:date>2016-04-24T10:37:00</dc:date>
            </office:change-info>
          </text:format-change>
        </text:changed-region>
        <text:changed-region xml:id="ct39595328" text:id="ct39595328">
          <text:format-change>
            <office:change-info>
              <dc:creator>Unbekannter Autor</dc:creator>
              <dc:date>2016-04-24T10:37:00</dc:date>
            </office:change-info>
          </text:format-change>
        </text:changed-region>
        <text:changed-region xml:id="ct39049056" text:id="ct39049056">
          <text:format-change>
            <office:change-info>
              <dc:creator>Unbekannter Autor</dc:creator>
              <dc:date>2016-04-24T10:37:00</dc:date>
            </office:change-info>
          </text:format-change>
        </text:changed-region>
        <text:changed-region xml:id="ct37525536" text:id="ct37525536">
          <text:format-change>
            <office:change-info>
              <dc:creator>Unbekannter Autor</dc:creator>
              <dc:date>2016-04-24T10:37:00</dc:date>
            </office:change-info>
          </text:format-change>
        </text:changed-region>
        <text:changed-region xml:id="ct39596032" text:id="ct39596032">
          <text:format-change>
            <office:change-info>
              <dc:creator>Unbekannter Autor</dc:creator>
              <dc:date>2016-04-24T10:37:00</dc:date>
            </office:change-info>
          </text:format-change>
        </text:changed-region>
        <text:changed-region xml:id="ct39600464" text:id="ct39600464">
          <text:format-change>
            <office:change-info>
              <dc:creator>Unbekannter Autor</dc:creator>
              <dc:date>2016-04-24T10:37:00</dc:date>
            </office:change-info>
          </text:format-change>
        </text:changed-region>
        <text:changed-region xml:id="ct37526304" text:id="ct37526304">
          <text:format-change>
            <office:change-info>
              <dc:creator>Unbekannter Autor</dc:creator>
              <dc:date>2016-04-24T10:37:00</dc:date>
            </office:change-info>
          </text:format-change>
        </text:changed-region>
        <text:changed-region xml:id="ct37525888" text:id="ct37525888">
          <text:format-change>
            <office:change-info>
              <dc:creator>Unbekannter Autor</dc:creator>
              <dc:date>2016-04-24T10:37:00</dc:date>
            </office:change-info>
          </text:format-change>
        </text:changed-region>
        <text:changed-region xml:id="ct39603712" text:id="ct39603712">
          <text:format-change>
            <office:change-info>
              <dc:creator>Unbekannter Autor</dc:creator>
              <dc:date>2016-04-24T10:37:00</dc:date>
            </office:change-info>
          </text:format-change>
        </text:changed-region>
        <text:changed-region xml:id="ct39609232" text:id="ct39609232">
          <text:format-change>
            <office:change-info>
              <dc:creator>Unbekannter Autor</dc:creator>
              <dc:date>2016-04-24T10:37:00</dc:date>
            </office:change-info>
          </text:format-change>
        </text:changed-region>
        <text:changed-region xml:id="ct39616256" text:id="ct39616256">
          <text:format-change>
            <office:change-info>
              <dc:creator>Unbekannter Autor</dc:creator>
              <dc:date>2016-04-24T10:37:00</dc:date>
            </office:change-info>
          </text:format-change>
        </text:changed-region>
        <text:changed-region xml:id="ct39614160" text:id="ct39614160">
          <text:format-change>
            <office:change-info>
              <dc:creator>Unbekannter Autor</dc:creator>
              <dc:date>2016-04-24T10:37:00</dc:date>
            </office:change-info>
          </text:format-change>
        </text:changed-region>
        <text:changed-region xml:id="ct39618416" text:id="ct39618416">
          <text:format-change>
            <office:change-info>
              <dc:creator>Unbekannter Autor</dc:creator>
              <dc:date>2016-04-24T10:37:00</dc:date>
            </office:change-info>
          </text:format-change>
        </text:changed-region>
        <text:changed-region xml:id="ct39618768" text:id="ct39618768">
          <text:format-change>
            <office:change-info>
              <dc:creator>Unbekannter Autor</dc:creator>
              <dc:date>2016-04-24T10:37:00</dc:date>
            </office:change-info>
          </text:format-change>
        </text:changed-region>
        <text:changed-region xml:id="ct39619840" text:id="ct39619840">
          <text:format-change>
            <office:change-info>
              <dc:creator>Unbekannter Autor</dc:creator>
              <dc:date>2016-04-24T10:37:00</dc:date>
            </office:change-info>
          </text:format-change>
        </text:changed-region>
        <text:changed-region xml:id="ct39620704" text:id="ct39620704">
          <text:format-change>
            <office:change-info>
              <dc:creator>Unbekannter Autor</dc:creator>
              <dc:date>2016-04-24T10:37:00</dc:date>
            </office:change-info>
          </text:format-change>
        </text:changed-region>
        <text:changed-region xml:id="ct39620928" text:id="ct39620928">
          <text:format-change>
            <office:change-info>
              <dc:creator>Unbekannter Autor</dc:creator>
              <dc:date>2016-04-24T10:37:00</dc:date>
            </office:change-info>
          </text:format-change>
        </text:changed-region>
        <text:changed-region xml:id="ct39622624" text:id="ct39622624">
          <text:format-change>
            <office:change-info>
              <dc:creator>Unbekannter Autor</dc:creator>
              <dc:date>2016-04-24T10:37:00</dc:date>
            </office:change-info>
          </text:format-change>
        </text:changed-region>
        <text:changed-region xml:id="ct39623152" text:id="ct39623152">
          <text:format-change>
            <office:change-info>
              <dc:creator>Unbekannter Autor</dc:creator>
              <dc:date>2016-04-24T10:37:00</dc:date>
            </office:change-info>
          </text:format-change>
        </text:changed-region>
        <text:changed-region xml:id="ct39623376" text:id="ct39623376">
          <text:format-change>
            <office:change-info>
              <dc:creator>Unbekannter Autor</dc:creator>
              <dc:date>2016-04-24T10:37:00</dc:date>
            </office:change-info>
          </text:format-change>
        </text:changed-region>
        <text:changed-region xml:id="ct39624896" text:id="ct39624896">
          <text:format-change>
            <office:change-info>
              <dc:creator>Unbekannter Autor</dc:creator>
              <dc:date>2016-04-24T10:37:00</dc:date>
            </office:change-info>
          </text:format-change>
        </text:changed-region>
        <text:changed-region xml:id="ct39625648" text:id="ct39625648">
          <text:format-change>
            <office:change-info>
              <dc:creator>Unbekannter Autor</dc:creator>
              <dc:date>2016-04-24T10:37:00</dc:date>
            </office:change-info>
          </text:format-change>
        </text:changed-region>
        <text:changed-region xml:id="ct39625872" text:id="ct39625872">
          <text:format-change>
            <office:change-info>
              <dc:creator>Unbekannter Autor</dc:creator>
              <dc:date>2016-04-24T10:37:00</dc:date>
            </office:change-info>
          </text:format-change>
        </text:changed-region>
        <text:changed-region xml:id="ct39627840" text:id="ct39627840">
          <text:format-change>
            <office:change-info>
              <dc:creator>Unbekannter Autor</dc:creator>
              <dc:date>2016-04-24T10:37:00</dc:date>
            </office:change-info>
          </text:format-change>
        </text:changed-region>
        <text:changed-region xml:id="ct39628784" text:id="ct39628784">
          <text:format-change>
            <office:change-info>
              <dc:creator>Unbekannter Autor</dc:creator>
              <dc:date>2016-04-24T10:37:00</dc:date>
            </office:change-info>
          </text:format-change>
        </text:changed-region>
        <text:changed-region xml:id="ct39629008" text:id="ct39629008">
          <text:format-change>
            <office:change-info>
              <dc:creator>Unbekannter Autor</dc:creator>
              <dc:date>2016-04-24T10:37:00</dc:date>
            </office:change-info>
          </text:format-change>
        </text:changed-region>
        <text:changed-region xml:id="ct39630976" text:id="ct39630976">
          <text:format-change>
            <office:change-info>
              <dc:creator>Unbekannter Autor</dc:creator>
              <dc:date>2016-04-24T10:37:00</dc:date>
            </office:change-info>
          </text:format-change>
        </text:changed-region>
        <text:changed-region xml:id="ct39631920" text:id="ct39631920">
          <text:format-change>
            <office:change-info>
              <dc:creator>Unbekannter Autor</dc:creator>
              <dc:date>2016-04-24T10:37:00</dc:date>
            </office:change-info>
          </text:format-change>
        </text:changed-region>
        <text:changed-region xml:id="ct39632224" text:id="ct39632224">
          <text:format-change>
            <office:change-info>
              <dc:creator>Unbekannter Autor</dc:creator>
              <dc:date>2016-04-24T10:37:00</dc:date>
            </office:change-info>
          </text:format-change>
        </text:changed-region>
        <text:changed-region xml:id="ct39634128" text:id="ct39634128">
          <text:format-change>
            <office:change-info>
              <dc:creator>Unbekannter Autor</dc:creator>
              <dc:date>2016-04-24T10:37:00</dc:date>
            </office:change-info>
          </text:format-change>
        </text:changed-region>
        <text:changed-region xml:id="ct39635072" text:id="ct39635072">
          <text:format-change>
            <office:change-info>
              <dc:creator>Unbekannter Autor</dc:creator>
              <dc:date>2016-04-24T10:37:00</dc:date>
            </office:change-info>
          </text:format-change>
        </text:changed-region>
        <text:changed-region xml:id="ct39635376" text:id="ct39635376">
          <text:format-change>
            <office:change-info>
              <dc:creator>Unbekannter Autor</dc:creator>
              <dc:date>2016-04-24T10:37:00</dc:date>
            </office:change-info>
          </text:format-change>
        </text:changed-region>
        <text:changed-region xml:id="ct39637280" text:id="ct39637280">
          <text:format-change>
            <office:change-info>
              <dc:creator>Unbekannter Autor</dc:creator>
              <dc:date>2016-04-24T10:37:00</dc:date>
            </office:change-info>
          </text:format-change>
        </text:changed-region>
        <text:changed-region xml:id="ct39638224" text:id="ct39638224">
          <text:format-change>
            <office:change-info>
              <dc:creator>Unbekannter Autor</dc:creator>
              <dc:date>2016-04-24T10:37:00</dc:date>
            </office:change-info>
          </text:format-change>
        </text:changed-region>
        <text:changed-region xml:id="ct39638448" text:id="ct39638448">
          <text:format-change>
            <office:change-info>
              <dc:creator>Unbekannter Autor</dc:creator>
              <dc:date>2016-04-24T10:37:00</dc:date>
            </office:change-info>
          </text:format-change>
        </text:changed-region>
        <text:changed-region xml:id="ct39640032" text:id="ct39640032">
          <text:format-change>
            <office:change-info>
              <dc:creator>Unbekannter Autor</dc:creator>
              <dc:date>2016-04-24T10:37:00</dc:date>
            </office:change-info>
          </text:format-change>
        </text:changed-region>
        <text:changed-region xml:id="ct39644272" text:id="ct39644272">
          <text:format-change>
            <office:change-info>
              <dc:creator>Unbekannter Autor</dc:creator>
              <dc:date>2016-04-24T10:37:00</dc:date>
            </office:change-info>
          </text:format-change>
        </text:changed-region>
        <text:changed-region xml:id="ct39642736" text:id="ct39642736">
          <text:format-change>
            <office:change-info>
              <dc:creator>Unbekannter Autor</dc:creator>
              <dc:date>2016-04-24T10:37:00</dc:date>
            </office:change-info>
          </text:format-change>
        </text:changed-region>
        <text:changed-region xml:id="ct39646320" text:id="ct39646320">
          <text:format-change>
            <office:change-info>
              <dc:creator>Unbekannter Autor</dc:creator>
              <dc:date>2016-04-24T10:37:00</dc:date>
            </office:change-info>
          </text:format-change>
        </text:changed-region>
        <text:changed-region xml:id="ct39649664" text:id="ct39649664">
          <text:format-change>
            <office:change-info>
              <dc:creator>Unbekannter Autor</dc:creator>
              <dc:date>2016-04-24T10:37:00</dc:date>
            </office:change-info>
          </text:format-change>
        </text:changed-region>
        <text:changed-region xml:id="ct39646816" text:id="ct39646816">
          <text:format-change>
            <office:change-info>
              <dc:creator>Unbekannter Autor</dc:creator>
              <dc:date>2016-04-24T10:37:00</dc:date>
            </office:change-info>
          </text:format-change>
        </text:changed-region>
        <text:changed-region xml:id="ct39651600" text:id="ct39651600">
          <text:format-change>
            <office:change-info>
              <dc:creator>Unbekannter Autor</dc:creator>
              <dc:date>2016-04-24T10:37:00</dc:date>
            </office:change-info>
          </text:format-change>
        </text:changed-region>
        <text:changed-region xml:id="ct39653088" text:id="ct39653088">
          <text:format-change>
            <office:change-info>
              <dc:creator>Unbekannter Autor</dc:creator>
              <dc:date>2016-04-24T10:37:00</dc:date>
            </office:change-info>
          </text:format-change>
        </text:changed-region>
        <text:changed-region xml:id="ct37527296" text:id="ct37527296">
          <text:format-change>
            <office:change-info>
              <dc:creator>Unbekannter Autor</dc:creator>
              <dc:date>2016-04-24T10:37:00</dc:date>
            </office:change-info>
          </text:format-change>
        </text:changed-region>
        <text:changed-region xml:id="ct39654016" text:id="ct39654016">
          <text:format-change>
            <office:change-info>
              <dc:creator>Unbekannter Autor</dc:creator>
              <dc:date>2016-04-24T10:37:00</dc:date>
            </office:change-info>
          </text:format-change>
        </text:changed-region>
        <text:changed-region xml:id="ct39657056" text:id="ct39657056">
          <text:format-change>
            <office:change-info>
              <dc:creator>Unbekannter Autor</dc:creator>
              <dc:date>2016-04-24T10:37:00</dc:date>
            </office:change-info>
          </text:format-change>
        </text:changed-region>
        <text:changed-region xml:id="ct39659152" text:id="ct39659152">
          <text:format-change>
            <office:change-info>
              <dc:creator>Unbekannter Autor</dc:creator>
              <dc:date>2016-04-24T10:37:00</dc:date>
            </office:change-info>
          </text:format-change>
        </text:changed-region>
        <text:changed-region xml:id="ct39614736" text:id="ct39614736">
          <text:format-change>
            <office:change-info>
              <dc:creator>Unbekannter Autor</dc:creator>
              <dc:date>2016-04-24T10:37:00</dc:date>
            </office:change-info>
          </text:format-change>
        </text:changed-region>
        <text:changed-region xml:id="ct39661728" text:id="ct39661728">
          <text:format-change>
            <office:change-info>
              <dc:creator>Unbekannter Autor</dc:creator>
              <dc:date>2016-04-24T10:37:00</dc:date>
            </office:change-info>
          </text:format-change>
        </text:changed-region>
        <text:changed-region xml:id="ct39660112" text:id="ct39660112">
          <text:format-change>
            <office:change-info>
              <dc:creator>Unbekannter Autor</dc:creator>
              <dc:date>2016-04-24T10:37:00</dc:date>
            </office:change-info>
          </text:format-change>
        </text:changed-region>
        <text:changed-region xml:id="ct39663376" text:id="ct39663376">
          <text:format-change>
            <office:change-info>
              <dc:creator>Unbekannter Autor</dc:creator>
              <dc:date>2016-04-24T10:37:00</dc:date>
            </office:change-info>
          </text:format-change>
        </text:changed-region>
        <text:changed-region xml:id="ct39665184" text:id="ct39665184">
          <text:format-change>
            <office:change-info>
              <dc:creator>Unbekannter Autor</dc:creator>
              <dc:date>2016-04-24T10:37:00</dc:date>
            </office:change-info>
          </text:format-change>
        </text:changed-region>
        <text:changed-region xml:id="ct39664752" text:id="ct39664752">
          <text:format-change>
            <office:change-info>
              <dc:creator>Unbekannter Autor</dc:creator>
              <dc:date>2016-04-24T10:37:00</dc:date>
            </office:change-info>
          </text:format-change>
        </text:changed-region>
        <text:changed-region xml:id="ct39667872" text:id="ct39667872">
          <text:format-change>
            <office:change-info>
              <dc:creator>Unbekannter Autor</dc:creator>
              <dc:date>2016-04-24T10:37:00</dc:date>
            </office:change-info>
          </text:format-change>
        </text:changed-region>
        <text:changed-region xml:id="ct39668656" text:id="ct39668656">
          <text:format-change>
            <office:change-info>
              <dc:creator>Unbekannter Autor</dc:creator>
              <dc:date>2016-04-24T10:37:00</dc:date>
            </office:change-info>
          </text:format-change>
        </text:changed-region>
        <text:changed-region xml:id="ct39668096" text:id="ct39668096">
          <text:format-change>
            <office:change-info>
              <dc:creator>Unbekannter Autor</dc:creator>
              <dc:date>2016-04-24T10:37:00</dc:date>
            </office:change-info>
          </text:format-change>
        </text:changed-region>
        <text:changed-region xml:id="ct39670432" text:id="ct39670432">
          <text:format-change>
            <office:change-info>
              <dc:creator>Unbekannter Autor</dc:creator>
              <dc:date>2016-04-24T10:37:00</dc:date>
            </office:change-info>
          </text:format-change>
        </text:changed-region>
        <text:changed-region xml:id="ct39672208" text:id="ct39672208">
          <text:format-change>
            <office:change-info>
              <dc:creator>Unbekannter Autor</dc:creator>
              <dc:date>2016-04-24T10:37:00</dc:date>
            </office:change-info>
          </text:format-change>
        </text:changed-region>
        <text:changed-region xml:id="ct37544544" text:id="ct37544544">
          <text:format-change>
            <office:change-info>
              <dc:creator>Unbekannter Autor</dc:creator>
              <dc:date>2016-04-24T10:37:00</dc:date>
            </office:change-info>
          </text:format-change>
        </text:changed-region>
        <text:changed-region xml:id="ct37543488" text:id="ct37543488">
          <text:format-change>
            <office:change-info>
              <dc:creator>Unbekannter Autor</dc:creator>
              <dc:date>2016-04-24T10:37:00</dc:date>
            </office:change-info>
          </text:format-change>
        </text:changed-region>
        <text:changed-region xml:id="ct37542432" text:id="ct37542432">
          <text:format-change>
            <office:change-info>
              <dc:creator>Unbekannter Autor</dc:creator>
              <dc:date>2016-04-24T10:37:00</dc:date>
            </office:change-info>
          </text:format-change>
        </text:changed-region>
        <text:changed-region xml:id="ct37539616" text:id="ct37539616">
          <text:format-change>
            <office:change-info>
              <dc:creator>Unbekannter Autor</dc:creator>
              <dc:date>2016-04-24T10:37:00</dc:date>
            </office:change-info>
          </text:format-change>
        </text:changed-region>
        <text:changed-region xml:id="ct39596560" text:id="ct39596560">
          <text:format-change>
            <office:change-info>
              <dc:creator>Unbekannter Autor</dc:creator>
              <dc:date>2016-04-24T10:37:00</dc:date>
            </office:change-info>
          </text:format-change>
        </text:changed-region>
        <text:changed-region xml:id="ct37539264" text:id="ct37539264">
          <text:format-change>
            <office:change-info>
              <dc:creator>Unbekannter Autor</dc:creator>
              <dc:date>2016-04-24T10:37:00</dc:date>
            </office:change-info>
          </text:format-change>
        </text:changed-region>
        <text:changed-region xml:id="ct39654560" text:id="ct39654560">
          <text:format-change>
            <office:change-info>
              <dc:creator>Unbekannter Autor</dc:creator>
              <dc:date>2016-04-24T10:37:00</dc:date>
            </office:change-info>
          </text:format-change>
        </text:changed-region>
        <text:changed-region xml:id="ct39643616" text:id="ct39643616">
          <text:format-change>
            <office:change-info>
              <dc:creator>Unbekannter Autor</dc:creator>
              <dc:date>2016-04-24T10:37:00</dc:date>
            </office:change-info>
          </text:format-change>
        </text:changed-region>
        <text:changed-region xml:id="ct39602000" text:id="ct39602000">
          <text:format-change>
            <office:change-info>
              <dc:creator>Unbekannter Autor</dc:creator>
              <dc:date>2016-04-24T10:37:00</dc:date>
            </office:change-info>
          </text:format-change>
        </text:changed-region>
        <text:changed-region xml:id="ct39656144" text:id="ct39656144">
          <text:format-change>
            <office:change-info>
              <dc:creator>Unbekannter Autor</dc:creator>
              <dc:date>2016-04-24T10:37:00</dc:date>
            </office:change-info>
          </text:format-change>
        </text:changed-region>
        <text:changed-region xml:id="ct39682416" text:id="ct39682416">
          <text:format-change>
            <office:change-info>
              <dc:creator>Unbekannter Autor</dc:creator>
              <dc:date>2016-04-24T10:37:00</dc:date>
            </office:change-info>
          </text:format-change>
        </text:changed-region>
        <text:changed-region xml:id="ct39614512" text:id="ct39614512">
          <text:format-change>
            <office:change-info>
              <dc:creator>Unbekannter Autor</dc:creator>
              <dc:date>2016-04-24T10:37:00</dc:date>
            </office:change-info>
          </text:format-change>
        </text:changed-region>
        <text:changed-region xml:id="ct37545952" text:id="ct37545952">
          <text:format-change>
            <office:change-info>
              <dc:creator>Unbekannter Autor</dc:creator>
              <dc:date>2016-04-24T10:37:00</dc:date>
            </office:change-info>
          </text:format-change>
        </text:changed-region>
        <text:changed-region xml:id="ct37533280" text:id="ct37533280">
          <text:format-change>
            <office:change-info>
              <dc:creator>Unbekannter Autor</dc:creator>
              <dc:date>2016-04-24T10:37:00</dc:date>
            </office:change-info>
          </text:format-change>
        </text:changed-region>
        <text:changed-region xml:id="ct39639568" text:id="ct39639568">
          <text:format-change>
            <office:change-info>
              <dc:creator>Unbekannter Autor</dc:creator>
              <dc:date>2016-04-24T10:37:00</dc:date>
            </office:change-info>
          </text:format-change>
        </text:changed-region>
        <text:changed-region xml:id="ct39612320" text:id="ct39612320">
          <text:format-change>
            <office:change-info>
              <dc:creator>Unbekannter Autor</dc:creator>
              <dc:date>2016-04-24T10:37:00</dc:date>
            </office:change-info>
          </text:format-change>
        </text:changed-region>
        <text:changed-region xml:id="ct39661104" text:id="ct39661104">
          <text:format-change>
            <office:change-info>
              <dc:creator>Unbekannter Autor</dc:creator>
              <dc:date>2016-04-24T10:37:00</dc:date>
            </office:change-info>
          </text:format-change>
        </text:changed-region>
        <text:changed-region xml:id="ct39678080" text:id="ct39678080">
          <text:format-change>
            <office:change-info>
              <dc:creator>Unbekannter Autor</dc:creator>
              <dc:date>2016-04-24T10:37:00</dc:date>
            </office:change-info>
          </text:format-change>
        </text:changed-region>
        <text:changed-region xml:id="ct39148224" text:id="ct39148224">
          <text:format-change>
            <office:change-info>
              <dc:creator>Unbekannter Autor</dc:creator>
              <dc:date>2016-04-24T10:37:00</dc:date>
            </office:change-info>
          </text:format-change>
        </text:changed-region>
        <text:changed-region xml:id="ct39704496" text:id="ct39704496">
          <text:format-change>
            <office:change-info>
              <dc:creator>Unbekannter Autor</dc:creator>
              <dc:date>2016-04-24T10:37:00</dc:date>
            </office:change-info>
          </text:format-change>
        </text:changed-region>
        <text:changed-region xml:id="ct37528704" text:id="ct37528704">
          <text:deletion>
            <office:change-info>
              <dc:creator>Unbekannter Autor</dc:creator>
              <dc:date>2016-04-23T18:44:00</dc:date>
            </office:change-info>
            <text:p text:style-name="P37"/>
            <text:p text:style-name="P38"/>
          </text:deletion>
        </text:changed-region>
        <text:changed-region xml:id="ct37551584" text:id="ct37551584">
          <text:format-change>
            <office:change-info>
              <dc:creator>Unbekannter Autor</dc:creator>
              <dc:date>2016-04-24T10:37:00</dc:date>
            </office:change-info>
          </text:format-change>
        </text:changed-region>
        <text:changed-region xml:id="ct37545600" text:id="ct37545600">
          <text:format-change>
            <office:change-info>
              <dc:creator>Unbekannter Autor</dc:creator>
              <dc:date>2016-04-24T10:37:00</dc:date>
            </office:change-info>
          </text:format-change>
        </text:changed-region>
        <text:changed-region xml:id="ct39612096" text:id="ct39612096">
          <text:format-change>
            <office:change-info>
              <dc:creator>Unbekannter Autor</dc:creator>
              <dc:date>2016-04-24T10:37:00</dc:date>
            </office:change-info>
          </text:format-change>
        </text:changed-region>
        <text:changed-region xml:id="ct37549472" text:id="ct37549472">
          <text:format-change>
            <office:change-info>
              <dc:creator>Unbekannter Autor</dc:creator>
              <dc:date>2016-04-24T10:37:00</dc:date>
            </office:change-info>
          </text:format-change>
        </text:changed-region>
        <text:changed-region xml:id="ct39680848" text:id="ct39680848">
          <text:format-change>
            <office:change-info>
              <dc:creator>Unbekannter Autor</dc:creator>
              <dc:date>2016-04-24T10:37:00</dc:date>
            </office:change-info>
          </text:format-change>
        </text:changed-region>
        <text:changed-region xml:id="ct37552640" text:id="ct37552640">
          <text:format-change>
            <office:change-info>
              <dc:creator>Unbekannter Autor</dc:creator>
              <dc:date>2016-04-24T10:37:00</dc:date>
            </office:change-info>
          </text:format-change>
        </text:changed-region>
        <text:changed-region xml:id="ct37550176" text:id="ct37550176">
          <text:format-change>
            <office:change-info>
              <dc:creator>Unbekannter Autor</dc:creator>
              <dc:date>2016-04-24T10:37:00</dc:date>
            </office:change-info>
          </text:format-change>
        </text:changed-region>
        <text:changed-region xml:id="ct39661328" text:id="ct39661328">
          <text:format-change>
            <office:change-info>
              <dc:creator>Unbekannter Autor</dc:creator>
              <dc:date>2016-04-24T10:37:00</dc:date>
            </office:change-info>
          </text:format-change>
        </text:changed-region>
        <text:changed-region xml:id="ct39652816" text:id="ct39652816">
          <text:format-change>
            <office:change-info>
              <dc:creator>Unbekannter Autor</dc:creator>
              <dc:date>2016-04-24T10:37:00</dc:date>
            </office:change-info>
          </text:format-change>
        </text:changed-region>
        <text:changed-region xml:id="ct39700736" text:id="ct39700736">
          <text:format-change>
            <office:change-info>
              <dc:creator>Unbekannter Autor</dc:creator>
              <dc:date>2016-04-24T10:37:00</dc:date>
            </office:change-info>
          </text:format-change>
        </text:changed-region>
        <text:changed-region xml:id="ct39701328" text:id="ct39701328">
          <text:format-change>
            <office:change-info>
              <dc:creator>Unbekannter Autor</dc:creator>
              <dc:date>2016-04-24T10:37:00</dc:date>
            </office:change-info>
          </text:format-change>
        </text:changed-region>
        <text:changed-region xml:id="ct39701552" text:id="ct39701552">
          <text:format-change>
            <office:change-info>
              <dc:creator>Unbekannter Autor</dc:creator>
              <dc:date>2016-04-24T10:37:00</dc:date>
            </office:change-info>
          </text:format-change>
        </text:changed-region>
        <text:changed-region xml:id="ct39716128" text:id="ct39716128">
          <text:format-change>
            <office:change-info>
              <dc:creator>Unbekannter Autor</dc:creator>
              <dc:date>2016-04-24T10:37:00</dc:date>
            </office:change-info>
          </text:format-change>
        </text:changed-region>
        <text:changed-region xml:id="ct39150544" text:id="ct39150544">
          <text:format-change>
            <office:change-info>
              <dc:creator>Unbekannter Autor</dc:creator>
              <dc:date>2016-04-24T10:37:00</dc:date>
            </office:change-info>
          </text:format-change>
        </text:changed-region>
        <text:changed-region xml:id="ct39716944" text:id="ct39716944">
          <text:format-change>
            <office:change-info>
              <dc:creator>Unbekannter Autor</dc:creator>
              <dc:date>2016-04-24T10:37:00</dc:date>
            </office:change-info>
          </text:format-change>
        </text:changed-region>
        <text:changed-region xml:id="ct39717168" text:id="ct39717168">
          <text:format-change>
            <office:change-info>
              <dc:creator>Unbekannter Autor</dc:creator>
              <dc:date>2016-04-24T10:37:00</dc:date>
            </office:change-info>
          </text:format-change>
        </text:changed-region>
        <text:changed-region xml:id="ct39717680" text:id="ct39717680">
          <text:format-change>
            <office:change-info>
              <dc:creator>Unbekannter Autor</dc:creator>
              <dc:date>2016-04-24T10:37:00</dc:date>
            </office:change-info>
          </text:format-change>
        </text:changed-region>
        <text:changed-region xml:id="ct39718192" text:id="ct39718192">
          <text:format-change>
            <office:change-info>
              <dc:creator>Unbekannter Autor</dc:creator>
              <dc:date>2016-04-24T10:37:00</dc:date>
            </office:change-info>
          </text:format-change>
        </text:changed-region>
        <text:changed-region xml:id="ct39718704" text:id="ct39718704">
          <text:format-change>
            <office:change-info>
              <dc:creator>Unbekannter Autor</dc:creator>
              <dc:date>2016-04-24T10:37:00</dc:date>
            </office:change-info>
          </text:format-change>
        </text:changed-region>
        <text:changed-region xml:id="ct39720512" text:id="ct39720512">
          <text:format-change>
            <office:change-info>
              <dc:creator>Unbekannter Autor</dc:creator>
              <dc:date>2016-04-24T10:37:00</dc:date>
            </office:change-info>
          </text:format-change>
        </text:changed-region>
        <text:changed-region xml:id="ct37561344" text:id="ct37561344">
          <text:format-change>
            <office:change-info>
              <dc:creator>Unbekannter Autor</dc:creator>
              <dc:date>2016-04-24T10:37:00</dc:date>
            </office:change-info>
          </text:format-change>
        </text:changed-region>
        <text:changed-region xml:id="ct39722576" text:id="ct39722576">
          <text:format-change>
            <office:change-info>
              <dc:creator>Unbekannter Autor</dc:creator>
              <dc:date>2016-04-24T10:37:00</dc:date>
            </office:change-info>
          </text:format-change>
        </text:changed-region>
        <text:changed-region xml:id="ct39724752" text:id="ct39724752">
          <text:format-change>
            <office:change-info>
              <dc:creator>Unbekannter Autor</dc:creator>
              <dc:date>2016-04-24T10:37:00</dc:date>
            </office:change-info>
          </text:format-change>
        </text:changed-region>
        <text:changed-region xml:id="ct39727136" text:id="ct39727136">
          <text:format-change>
            <office:change-info>
              <dc:creator>Unbekannter Autor</dc:creator>
              <dc:date>2016-04-24T10:37:00</dc:date>
            </office:change-info>
          </text:format-change>
        </text:changed-region>
        <text:changed-region xml:id="ct39729712" text:id="ct39729712">
          <text:format-change>
            <office:change-info>
              <dc:creator>Unbekannter Autor</dc:creator>
              <dc:date>2016-04-24T10:37:00</dc:date>
            </office:change-info>
          </text:format-change>
        </text:changed-region>
        <text:changed-region xml:id="ct37563104" text:id="ct37563104">
          <text:format-change>
            <office:change-info>
              <dc:creator>Unbekannter Autor</dc:creator>
              <dc:date>2016-04-24T10:37:00</dc:date>
            </office:change-info>
          </text:format-change>
        </text:changed-region>
        <text:changed-region xml:id="ct39723984" text:id="ct39723984">
          <text:format-change>
            <office:change-info>
              <dc:creator>Unbekannter Autor</dc:creator>
              <dc:date>2016-04-24T10:37:00</dc:date>
            </office:change-info>
          </text:format-change>
        </text:changed-region>
        <text:changed-region xml:id="ct39722800" text:id="ct39722800">
          <text:format-change>
            <office:change-info>
              <dc:creator>Unbekannter Autor</dc:creator>
              <dc:date>2016-04-24T10:37:00</dc:date>
            </office:change-info>
          </text:format-change>
        </text:changed-region>
        <text:changed-region xml:id="ct39720048" text:id="ct39720048">
          <text:format-change>
            <office:change-info>
              <dc:creator>Unbekannter Autor</dc:creator>
              <dc:date>2016-04-24T10:37:00</dc:date>
            </office:change-info>
          </text:format-change>
        </text:changed-region>
        <text:changed-region xml:id="ct39725600" text:id="ct39725600">
          <text:format-change>
            <office:change-info>
              <dc:creator>Unbekannter Autor</dc:creator>
              <dc:date>2016-04-24T10:37:00</dc:date>
            </office:change-info>
          </text:format-change>
        </text:changed-region>
        <text:changed-region xml:id="ct39733632" text:id="ct39733632">
          <text:format-change>
            <office:change-info>
              <dc:creator>Unbekannter Autor</dc:creator>
              <dc:date>2016-04-24T10:37:00</dc:date>
            </office:change-info>
          </text:format-change>
        </text:changed-region>
        <text:changed-region xml:id="ct37562400" text:id="ct37562400">
          <text:format-change>
            <office:change-info>
              <dc:creator>Unbekannter Autor</dc:creator>
              <dc:date>2016-04-24T10:37:00</dc:date>
            </office:change-info>
          </text:format-change>
        </text:changed-region>
        <text:changed-region xml:id="ct39725824" text:id="ct39725824">
          <text:format-change>
            <office:change-info>
              <dc:creator>Unbekannter Autor</dc:creator>
              <dc:date>2016-04-24T10:37:00</dc:date>
            </office:change-info>
          </text:format-change>
        </text:changed-region>
        <text:changed-region xml:id="ct39734336" text:id="ct39734336">
          <text:format-change>
            <office:change-info>
              <dc:creator>Unbekannter Autor</dc:creator>
              <dc:date>2016-04-24T10:37:00</dc:date>
            </office:change-info>
          </text:format-change>
        </text:changed-region>
        <text:changed-region xml:id="ct39738816" text:id="ct39738816">
          <text:format-change>
            <office:change-info>
              <dc:creator>Unbekannter Autor</dc:creator>
              <dc:date>2016-04-24T10:37:00</dc:date>
            </office:change-info>
          </text:format-change>
        </text:changed-region>
        <text:changed-region xml:id="ct39721936" text:id="ct39721936">
          <text:format-change>
            <office:change-info>
              <dc:creator>Unbekannter Autor</dc:creator>
              <dc:date>2016-04-24T10:37:00</dc:date>
            </office:change-info>
          </text:format-change>
        </text:changed-region>
        <text:changed-region xml:id="ct39744352" text:id="ct39744352">
          <text:format-change>
            <office:change-info>
              <dc:creator>Unbekannter Autor</dc:creator>
              <dc:date>2016-04-24T10:37:00</dc:date>
            </office:change-info>
          </text:format-change>
        </text:changed-region>
        <text:changed-region xml:id="ct39746832" text:id="ct39746832">
          <text:format-change>
            <office:change-info>
              <dc:creator>Unbekannter Autor</dc:creator>
              <dc:date>2016-04-24T10:37:00</dc:date>
            </office:change-info>
          </text:format-change>
        </text:changed-region>
        <text:changed-region xml:id="ct39747696" text:id="ct39747696">
          <text:format-change>
            <office:change-info>
              <dc:creator>Unbekannter Autor</dc:creator>
              <dc:date>2016-04-24T10:37:00</dc:date>
            </office:change-info>
          </text:format-change>
        </text:changed-region>
        <text:changed-region xml:id="ct37568032" text:id="ct37568032">
          <text:format-change>
            <office:change-info>
              <dc:creator>Unbekannter Autor</dc:creator>
              <dc:date>2016-04-24T10:37:00</dc:date>
            </office:change-info>
          </text:format-change>
        </text:changed-region>
        <text:changed-region xml:id="ct37562752" text:id="ct37562752">
          <text:format-change>
            <office:change-info>
              <dc:creator>Unbekannter Autor</dc:creator>
              <dc:date>2016-04-24T10:37:00</dc:date>
            </office:change-info>
          </text:format-change>
        </text:changed-region>
        <text:changed-region xml:id="ct37565920" text:id="ct37565920">
          <text:format-change>
            <office:change-info>
              <dc:creator>Unbekannter Autor</dc:creator>
              <dc:date>2016-04-24T10:37:00</dc:date>
            </office:change-info>
          </text:format-change>
        </text:changed-region>
        <text:changed-region xml:id="ct39753280" text:id="ct39753280">
          <text:format-change>
            <office:change-info>
              <dc:creator>Unbekannter Autor</dc:creator>
              <dc:date>2016-04-24T10:37:00</dc:date>
            </office:change-info>
          </text:format-change>
        </text:changed-region>
        <text:changed-region xml:id="ct39758640" text:id="ct39758640">
          <text:format-change>
            <office:change-info>
              <dc:creator>Unbekannter Autor</dc:creator>
              <dc:date>2016-04-24T10:37:00</dc:date>
            </office:change-info>
          </text:format-change>
        </text:changed-region>
        <text:changed-region xml:id="ct39761552" text:id="ct39761552">
          <text:format-change>
            <office:change-info>
              <dc:creator>Unbekannter Autor</dc:creator>
              <dc:date>2016-04-24T10:37:00</dc:date>
            </office:change-info>
          </text:format-change>
        </text:changed-region>
        <text:changed-region xml:id="ct39764336" text:id="ct39764336">
          <text:format-change>
            <office:change-info>
              <dc:creator>Unbekannter Autor</dc:creator>
              <dc:date>2016-04-24T10:37:00</dc:date>
            </office:change-info>
          </text:format-change>
        </text:changed-region>
        <text:changed-region xml:id="ct39768560" text:id="ct39768560">
          <text:format-change>
            <office:change-info>
              <dc:creator>Unbekannter Autor</dc:creator>
              <dc:date>2016-04-24T10:37:00</dc:date>
            </office:change-info>
          </text:format-change>
        </text:changed-region>
        <text:changed-region xml:id="ct39771552" text:id="ct39771552">
          <text:format-change>
            <office:change-info>
              <dc:creator>Unbekannter Autor</dc:creator>
              <dc:date>2016-04-24T10:37:00</dc:date>
            </office:change-info>
          </text:format-change>
        </text:changed-region>
        <text:changed-region xml:id="ct39768928" text:id="ct39768928">
          <text:format-change>
            <office:change-info>
              <dc:creator>Unbekannter Autor</dc:creator>
              <dc:date>2016-04-24T10:37:00</dc:date>
            </office:change-info>
          </text:format-change>
        </text:changed-region>
        <text:changed-region xml:id="ct37568736" text:id="ct37568736">
          <text:format-change>
            <office:change-info>
              <dc:creator>Unbekannter Autor</dc:creator>
              <dc:date>2016-04-24T10:37:00</dc:date>
            </office:change-info>
          </text:format-change>
        </text:changed-region>
        <text:changed-region xml:id="ct37571552" text:id="ct37571552">
          <text:format-change>
            <office:change-info>
              <dc:creator>Unbekannter Autor</dc:creator>
              <dc:date>2016-04-24T10:37:00</dc:date>
            </office:change-info>
          </text:format-change>
        </text:changed-region>
        <text:changed-region xml:id="ct39752832" text:id="ct39752832">
          <text:format-change>
            <office:change-info>
              <dc:creator>Unbekannter Autor</dc:creator>
              <dc:date>2016-04-24T10:37:00</dc:date>
            </office:change-info>
          </text:format-change>
        </text:changed-region>
        <text:changed-region xml:id="ct39769152" text:id="ct39769152">
          <text:format-change>
            <office:change-info>
              <dc:creator>Unbekannter Autor</dc:creator>
              <dc:date>2016-04-24T10:37:00</dc:date>
            </office:change-info>
          </text:format-change>
        </text:changed-region>
        <text:changed-region xml:id="ct39759808" text:id="ct39759808">
          <text:format-change>
            <office:change-info>
              <dc:creator>Unbekannter Autor</dc:creator>
              <dc:date>2016-04-24T10:37:00</dc:date>
            </office:change-info>
          </text:format-change>
        </text:changed-region>
        <text:changed-region xml:id="ct39758864" text:id="ct39758864">
          <text:format-change>
            <office:change-info>
              <dc:creator>Unbekannter Autor</dc:creator>
              <dc:date>2016-04-24T10:37:00</dc:date>
            </office:change-info>
          </text:format-change>
        </text:changed-region>
        <text:changed-region xml:id="ct39762240" text:id="ct39762240">
          <text:format-change>
            <office:change-info>
              <dc:creator>Unbekannter Autor</dc:creator>
              <dc:date>2016-04-24T10:37:00</dc:date>
            </office:change-info>
          </text:format-change>
        </text:changed-region>
        <text:changed-region xml:id="ct39761776" text:id="ct39761776">
          <text:format-change>
            <office:change-info>
              <dc:creator>Unbekannter Autor</dc:creator>
              <dc:date>2016-04-24T10:37:00</dc:date>
            </office:change-info>
          </text:format-change>
        </text:changed-region>
        <text:changed-region xml:id="ct39756160" text:id="ct39756160">
          <text:format-change>
            <office:change-info>
              <dc:creator>Unbekannter Autor</dc:creator>
              <dc:date>2016-04-24T10:37:00</dc:date>
            </office:change-info>
          </text:format-change>
        </text:changed-region>
        <text:changed-region xml:id="ct39763376" text:id="ct39763376">
          <text:format-change>
            <office:change-info>
              <dc:creator>Unbekannter Autor</dc:creator>
              <dc:date>2016-04-24T10:37:00</dc:date>
            </office:change-info>
          </text:format-change>
        </text:changed-region>
        <text:changed-region xml:id="ct39764560" text:id="ct39764560">
          <text:format-change>
            <office:change-info>
              <dc:creator>Unbekannter Autor</dc:creator>
              <dc:date>2016-04-24T10:37:00</dc:date>
            </office:change-info>
          </text:format-change>
        </text:changed-region>
        <text:changed-region xml:id="ct39765776" text:id="ct39765776">
          <text:format-change>
            <office:change-info>
              <dc:creator>Unbekannter Autor</dc:creator>
              <dc:date>2016-04-24T10:37:00</dc:date>
            </office:change-info>
          </text:format-change>
        </text:changed-region>
        <text:changed-region xml:id="ct39780640" text:id="ct39780640">
          <text:format-change>
            <office:change-info>
              <dc:creator>Unbekannter Autor</dc:creator>
              <dc:date>2016-04-24T10:37:00</dc:date>
            </office:change-info>
          </text:format-change>
        </text:changed-region>
        <text:changed-region xml:id="ct39784352" text:id="ct39784352">
          <text:format-change>
            <office:change-info>
              <dc:creator>Unbekannter Autor</dc:creator>
              <dc:date>2016-04-24T10:37:00</dc:date>
            </office:change-info>
          </text:format-change>
        </text:changed-region>
        <text:changed-region xml:id="ct39784576" text:id="ct39784576">
          <text:format-change>
            <office:change-info>
              <dc:creator>Unbekannter Autor</dc:creator>
              <dc:date>2016-04-24T10:37:00</dc:date>
            </office:change-info>
          </text:format-change>
        </text:changed-region>
        <text:changed-region xml:id="ct39784800" text:id="ct39784800">
          <text:format-change>
            <office:change-info>
              <dc:creator>Unbekannter Autor</dc:creator>
              <dc:date>2016-04-24T10:37:00</dc:date>
            </office:change-info>
          </text:format-change>
        </text:changed-region>
        <text:changed-region xml:id="ct39785376" text:id="ct39785376">
          <text:format-change>
            <office:change-info>
              <dc:creator>Unbekannter Autor</dc:creator>
              <dc:date>2016-04-24T10:37:00</dc:date>
            </office:change-info>
          </text:format-change>
        </text:changed-region>
        <text:changed-region xml:id="ct39786544" text:id="ct39786544">
          <text:format-change>
            <office:change-info>
              <dc:creator>Unbekannter Autor</dc:creator>
              <dc:date>2016-04-24T10:37:00</dc:date>
            </office:change-info>
          </text:format-change>
        </text:changed-region>
        <text:changed-region xml:id="ct39787808" text:id="ct39787808">
          <text:format-change>
            <office:change-info>
              <dc:creator>Unbekannter Autor</dc:creator>
              <dc:date>2016-04-24T10:37:00</dc:date>
            </office:change-info>
          </text:format-change>
        </text:changed-region>
        <text:changed-region xml:id="ct39789808" text:id="ct39789808">
          <text:format-change>
            <office:change-info>
              <dc:creator>Unbekannter Autor</dc:creator>
              <dc:date>2016-04-24T10:37:00</dc:date>
            </office:change-info>
          </text:format-change>
        </text:changed-region>
        <text:changed-region xml:id="ct39793904" text:id="ct39793904">
          <text:format-change>
            <office:change-info>
              <dc:creator>Unbekannter Autor</dc:creator>
              <dc:date>2016-04-24T10:37:00</dc:date>
            </office:change-info>
          </text:format-change>
        </text:changed-region>
        <text:changed-region xml:id="ct39794128" text:id="ct39794128">
          <text:format-change>
            <office:change-info>
              <dc:creator>Unbekannter Autor</dc:creator>
              <dc:date>2016-04-24T10:37:00</dc:date>
            </office:change-info>
          </text:format-change>
        </text:changed-region>
        <text:changed-region xml:id="ct39794352" text:id="ct39794352">
          <text:format-change>
            <office:change-info>
              <dc:creator>Unbekannter Autor</dc:creator>
              <dc:date>2016-04-24T10:37:00</dc:date>
            </office:change-info>
          </text:format-change>
        </text:changed-region>
        <text:changed-region xml:id="ct39794576" text:id="ct39794576">
          <text:format-change>
            <office:change-info>
              <dc:creator>Unbekannter Autor</dc:creator>
              <dc:date>2016-04-24T10:37:00</dc:date>
            </office:change-info>
          </text:format-change>
        </text:changed-region>
        <text:changed-region xml:id="ct39795088" text:id="ct39795088">
          <text:format-change>
            <office:change-info>
              <dc:creator>Unbekannter Autor</dc:creator>
              <dc:date>2016-04-24T10:37:00</dc:date>
            </office:change-info>
          </text:format-change>
        </text:changed-region>
        <text:changed-region xml:id="ct39795616" text:id="ct39795616">
          <text:format-change>
            <office:change-info>
              <dc:creator>Unbekannter Autor</dc:creator>
              <dc:date>2016-04-24T10:37:00</dc:date>
            </office:change-info>
          </text:format-change>
        </text:changed-region>
        <text:changed-region xml:id="ct39795840" text:id="ct39795840">
          <text:format-change>
            <office:change-info>
              <dc:creator>Unbekannter Autor</dc:creator>
              <dc:date>2016-04-24T10:37:00</dc:date>
            </office:change-info>
          </text:format-change>
        </text:changed-region>
        <text:changed-region xml:id="ct39796352" text:id="ct39796352">
          <text:format-change>
            <office:change-info>
              <dc:creator>Unbekannter Autor</dc:creator>
              <dc:date>2016-04-24T10:37:00</dc:date>
            </office:change-info>
          </text:format-change>
        </text:changed-region>
        <text:changed-region xml:id="ct39796864" text:id="ct39796864">
          <text:format-change>
            <office:change-info>
              <dc:creator>Unbekannter Autor</dc:creator>
              <dc:date>2016-04-24T10:37:00</dc:date>
            </office:change-info>
          </text:format-change>
        </text:changed-region>
        <text:changed-region xml:id="ct39797376" text:id="ct39797376">
          <text:format-change>
            <office:change-info>
              <dc:creator>Unbekannter Autor</dc:creator>
              <dc:date>2016-04-24T10:37:00</dc:date>
            </office:change-info>
          </text:format-change>
        </text:changed-region>
        <text:changed-region xml:id="ct39798816" text:id="ct39798816">
          <text:format-change>
            <office:change-info>
              <dc:creator>Unbekannter Autor</dc:creator>
              <dc:date>2016-04-24T10:37:00</dc:date>
            </office:change-info>
          </text:format-change>
        </text:changed-region>
        <text:changed-region xml:id="ct39801520" text:id="ct39801520">
          <text:format-change>
            <office:change-info>
              <dc:creator>Unbekannter Autor</dc:creator>
              <dc:date>2016-04-24T10:37:00</dc:date>
            </office:change-info>
          </text:format-change>
        </text:changed-region>
        <text:changed-region xml:id="ct39802480" text:id="ct39802480">
          <text:format-change>
            <office:change-info>
              <dc:creator>Unbekannter Autor</dc:creator>
              <dc:date>2016-04-24T10:37:00</dc:date>
            </office:change-info>
          </text:format-change>
        </text:changed-region>
        <text:changed-region xml:id="ct39802992" text:id="ct39802992">
          <text:format-change>
            <office:change-info>
              <dc:creator>Unbekannter Autor</dc:creator>
              <dc:date>2016-04-24T10:37:00</dc:date>
            </office:change-info>
          </text:format-change>
        </text:changed-region>
        <text:changed-region xml:id="ct39803440" text:id="ct39803440">
          <text:format-change>
            <office:change-info>
              <dc:creator>Unbekannter Autor</dc:creator>
              <dc:date>2016-04-24T10:37:00</dc:date>
            </office:change-info>
          </text:format-change>
        </text:changed-region>
        <text:changed-region xml:id="ct39803664" text:id="ct39803664">
          <text:format-change>
            <office:change-info>
              <dc:creator>Unbekannter Autor</dc:creator>
              <dc:date>2016-04-24T10:37:00</dc:date>
            </office:change-info>
          </text:format-change>
        </text:changed-region>
        <text:changed-region xml:id="ct39804464" text:id="ct39804464">
          <text:format-change>
            <office:change-info>
              <dc:creator>Unbekannter Autor</dc:creator>
              <dc:date>2016-04-24T10:37:00</dc:date>
            </office:change-info>
          </text:format-change>
        </text:changed-region>
        <text:changed-region xml:id="ct39804768" text:id="ct39804768">
          <text:format-change>
            <office:change-info>
              <dc:creator>Unbekannter Autor</dc:creator>
              <dc:date>2016-04-24T10:37:00</dc:date>
            </office:change-info>
          </text:format-change>
        </text:changed-region>
        <text:changed-region xml:id="ct39805536" text:id="ct39805536">
          <text:format-change>
            <office:change-info>
              <dc:creator>Unbekannter Autor</dc:creator>
              <dc:date>2016-04-24T10:37:00</dc:date>
            </office:change-info>
          </text:format-change>
        </text:changed-region>
        <text:changed-region xml:id="ct39806784" text:id="ct39806784">
          <text:format-change>
            <office:change-info>
              <dc:creator>Unbekannter Autor</dc:creator>
              <dc:date>2016-04-24T10:37:00</dc:date>
            </office:change-info>
          </text:format-change>
        </text:changed-region>
        <text:changed-region xml:id="ct39807008" text:id="ct39807008">
          <text:format-change>
            <office:change-info>
              <dc:creator>Unbekannter Autor</dc:creator>
              <dc:date>2016-04-24T10:37:00</dc:date>
            </office:change-info>
          </text:format-change>
        </text:changed-region>
        <text:changed-region xml:id="ct39808064" text:id="ct39808064">
          <text:format-change>
            <office:change-info>
              <dc:creator>Unbekannter Autor</dc:creator>
              <dc:date>2016-04-24T10:37:00</dc:date>
            </office:change-info>
          </text:format-change>
        </text:changed-region>
        <text:changed-region xml:id="ct39814304" text:id="ct39814304">
          <text:format-change>
            <office:change-info>
              <dc:creator>Unbekannter Autor</dc:creator>
              <dc:date>2016-04-24T10:37:00</dc:date>
            </office:change-info>
          </text:format-change>
        </text:changed-region>
        <text:changed-region xml:id="ct39815824" text:id="ct39815824">
          <text:format-change>
            <office:change-info>
              <dc:creator>Unbekannter Autor</dc:creator>
              <dc:date>2016-04-24T10:37:00</dc:date>
            </office:change-info>
          </text:format-change>
        </text:changed-region>
        <text:changed-region xml:id="ct39779616" text:id="ct39779616">
          <text:format-change>
            <office:change-info>
              <dc:creator>Unbekannter Autor</dc:creator>
              <dc:date>2016-04-24T10:37:00</dc:date>
            </office:change-info>
          </text:format-change>
        </text:changed-region>
        <text:changed-region xml:id="ct39779088" text:id="ct39779088">
          <text:format-change>
            <office:change-info>
              <dc:creator>Unbekannter Autor</dc:creator>
              <dc:date>2016-04-24T10:37:00</dc:date>
            </office:change-info>
          </text:format-change>
        </text:changed-region>
        <text:changed-region xml:id="ct39770128" text:id="ct39770128">
          <text:format-change>
            <office:change-info>
              <dc:creator>Unbekannter Autor</dc:creator>
              <dc:date>2016-04-24T10:37:00</dc:date>
            </office:change-info>
          </text:format-change>
        </text:changed-region>
        <text:changed-region xml:id="ct39778352" text:id="ct39778352">
          <text:format-change>
            <office:change-info>
              <dc:creator>Unbekannter Autor</dc:creator>
              <dc:date>2016-04-24T10:37:00</dc:date>
            </office:change-info>
          </text:format-change>
        </text:changed-region>
        <text:changed-region xml:id="ct39756992" text:id="ct39756992">
          <text:format-change>
            <office:change-info>
              <dc:creator>Unbekannter Autor</dc:creator>
              <dc:date>2016-04-24T10:37:00</dc:date>
            </office:change-info>
          </text:format-change>
        </text:changed-region>
        <text:changed-region xml:id="ct39752560" text:id="ct39752560">
          <text:format-change>
            <office:change-info>
              <dc:creator>Unbekannter Autor</dc:creator>
              <dc:date>2016-04-24T10:37:00</dc:date>
            </office:change-info>
          </text:format-change>
        </text:changed-region>
        <text:changed-region xml:id="ct39777008" text:id="ct39777008">
          <text:format-change>
            <office:change-info>
              <dc:creator>Unbekannter Autor</dc:creator>
              <dc:date>2016-04-24T10:37:00</dc:date>
            </office:change-info>
          </text:format-change>
        </text:changed-region>
        <text:changed-region xml:id="ct39813952" text:id="ct39813952">
          <text:format-change>
            <office:change-info>
              <dc:creator>Unbekannter Autor</dc:creator>
              <dc:date>2016-04-24T10:37:00</dc:date>
            </office:change-info>
          </text:format-change>
        </text:changed-region>
        <text:changed-region xml:id="ct39814992" text:id="ct39814992">
          <text:format-change>
            <office:change-info>
              <dc:creator>Unbekannter Autor</dc:creator>
              <dc:date>2016-04-24T10:37:00</dc:date>
            </office:change-info>
          </text:format-change>
        </text:changed-region>
        <text:changed-region xml:id="ct39809392" text:id="ct39809392">
          <text:format-change>
            <office:change-info>
              <dc:creator>Unbekannter Autor</dc:creator>
              <dc:date>2016-04-24T10:37:00</dc:date>
            </office:change-info>
          </text:format-change>
        </text:changed-region>
        <text:changed-region xml:id="ct37590560" text:id="ct37590560">
          <text:format-change>
            <office:change-info>
              <dc:creator>Unbekannter Autor</dc:creator>
              <dc:date>2016-04-24T10:37:00</dc:date>
            </office:change-info>
          </text:format-change>
        </text:changed-region>
        <text:changed-region xml:id="ct39817504" text:id="ct39817504">
          <text:format-change>
            <office:change-info>
              <dc:creator>Unbekannter Autor</dc:creator>
              <dc:date>2016-04-24T10:37:00</dc:date>
            </office:change-info>
          </text:format-change>
        </text:changed-region>
        <text:changed-region xml:id="ct39817728" text:id="ct39817728">
          <text:format-change>
            <office:change-info>
              <dc:creator>Unbekannter Autor</dc:creator>
              <dc:date>2016-04-24T10:37:00</dc:date>
            </office:change-info>
          </text:format-change>
        </text:changed-region>
        <text:changed-region xml:id="ct39817952" text:id="ct39817952">
          <text:format-change>
            <office:change-info>
              <dc:creator>Unbekannter Autor</dc:creator>
              <dc:date>2016-04-24T10:37:00</dc:date>
            </office:change-info>
          </text:format-change>
        </text:changed-region>
        <text:changed-region xml:id="ct37591968" text:id="ct37591968">
          <text:format-change>
            <office:change-info>
              <dc:creator>Unbekannter Autor</dc:creator>
              <dc:date>2016-04-24T10:37:00</dc:date>
            </office:change-info>
          </text:format-change>
        </text:changed-region>
        <text:changed-region xml:id="ct39439408" text:id="ct39439408">
          <text:format-change>
            <office:change-info>
              <dc:creator>Unbekannter Autor</dc:creator>
              <dc:date>2016-04-24T10:37:00</dc:date>
            </office:change-info>
          </text:format-change>
        </text:changed-region>
        <text:changed-region xml:id="ct39442480" text:id="ct39442480">
          <text:format-change>
            <office:change-info>
              <dc:creator>Unbekannter Autor</dc:creator>
              <dc:date>2016-04-24T10:37:00</dc:date>
            </office:change-info>
          </text:format-change>
        </text:changed-region>
        <text:changed-region xml:id="ct39446048" text:id="ct39446048">
          <text:format-change>
            <office:change-info>
              <dc:creator>Unbekannter Autor</dc:creator>
              <dc:date>2016-04-24T10:37:00</dc:date>
            </office:change-info>
          </text:format-change>
        </text:changed-region>
        <text:changed-region xml:id="ct39440048" text:id="ct39440048">
          <text:format-change>
            <office:change-info>
              <dc:creator>Unbekannter Autor</dc:creator>
              <dc:date>2016-04-24T10:37:00</dc:date>
            </office:change-info>
          </text:format-change>
        </text:changed-region>
        <text:changed-region xml:id="ct39447888" text:id="ct39447888">
          <text:format-change>
            <office:change-info>
              <dc:creator>Unbekannter Autor</dc:creator>
              <dc:date>2016-04-24T10:37:00</dc:date>
            </office:change-info>
          </text:format-change>
        </text:changed-region>
        <text:changed-region xml:id="ct39448336" text:id="ct39448336">
          <text:format-change>
            <office:change-info>
              <dc:creator>Unbekannter Autor</dc:creator>
              <dc:date>2016-04-24T10:37:00</dc:date>
            </office:change-info>
          </text:format-change>
        </text:changed-region>
        <text:changed-region xml:id="ct39448848" text:id="ct39448848">
          <text:format-change>
            <office:change-info>
              <dc:creator>Unbekannter Autor</dc:creator>
              <dc:date>2016-04-24T10:37:00</dc:date>
            </office:change-info>
          </text:format-change>
        </text:changed-region>
        <text:changed-region xml:id="ct39449216" text:id="ct39449216">
          <text:format-change>
            <office:change-info>
              <dc:creator>Unbekannter Autor</dc:creator>
              <dc:date>2016-04-24T10:37:00</dc:date>
            </office:change-info>
          </text:format-change>
        </text:changed-region>
        <text:changed-region xml:id="ct39451104" text:id="ct39451104">
          <text:format-change>
            <office:change-info>
              <dc:creator>Unbekannter Autor</dc:creator>
              <dc:date>2016-04-24T10:37:00</dc:date>
            </office:change-info>
          </text:format-change>
        </text:changed-region>
        <text:changed-region xml:id="ct39444240" text:id="ct39444240">
          <text:format-change>
            <office:change-info>
              <dc:creator>Unbekannter Autor</dc:creator>
              <dc:date>2016-04-24T10:37:00</dc:date>
            </office:change-info>
          </text:format-change>
        </text:changed-region>
        <text:changed-region xml:id="ct37594080" text:id="ct37594080">
          <text:format-change>
            <office:change-info>
              <dc:creator>Unbekannter Autor</dc:creator>
              <dc:date>2016-04-24T10:37:00</dc:date>
            </office:change-info>
          </text:format-change>
        </text:changed-region>
        <text:changed-region xml:id="ct39450528" text:id="ct39450528">
          <text:format-change>
            <office:change-info>
              <dc:creator>Unbekannter Autor</dc:creator>
              <dc:date>2016-04-24T10:37:00</dc:date>
            </office:change-info>
          </text:format-change>
        </text:changed-region>
        <text:changed-region xml:id="ct39862944" text:id="ct39862944">
          <text:format-change>
            <office:change-info>
              <dc:creator>Unbekannter Autor</dc:creator>
              <dc:date>2016-04-24T10:37:00</dc:date>
            </office:change-info>
          </text:format-change>
        </text:changed-region>
        <text:changed-region xml:id="ct37595840" text:id="ct37595840">
          <text:format-change>
            <office:change-info>
              <dc:creator>Unbekannter Autor</dc:creator>
              <dc:date>2016-04-24T10:37:00</dc:date>
            </office:change-info>
          </text:format-change>
        </text:changed-region>
        <text:changed-region xml:id="ct37596192" text:id="ct37596192">
          <text:format-change>
            <office:change-info>
              <dc:creator>Unbekannter Autor</dc:creator>
              <dc:date>2016-04-24T10:37:00</dc:date>
            </office:change-info>
          </text:format-change>
        </text:changed-region>
        <text:changed-region xml:id="ct39856032" text:id="ct39856032">
          <text:format-change>
            <office:change-info>
              <dc:creator>Unbekannter Autor</dc:creator>
              <dc:date>2016-04-24T10:37:00</dc:date>
            </office:change-info>
          </text:format-change>
        </text:changed-region>
        <text:changed-region xml:id="ct39849136" text:id="ct39849136">
          <text:format-change>
            <office:change-info>
              <dc:creator>Unbekannter Autor</dc:creator>
              <dc:date>2016-04-24T10:37:00</dc:date>
            </office:change-info>
          </text:format-change>
        </text:changed-region>
        <text:changed-region xml:id="ct39443152" text:id="ct39443152">
          <text:format-change>
            <office:change-info>
              <dc:creator>Unbekannter Autor</dc:creator>
              <dc:date>2016-04-24T10:37:00</dc:date>
            </office:change-info>
          </text:format-change>
        </text:changed-region>
        <text:changed-region xml:id="ct39850560" text:id="ct39850560">
          <text:format-change>
            <office:change-info>
              <dc:creator>Unbekannter Autor</dc:creator>
              <dc:date>2016-04-24T10:37:00</dc:date>
            </office:change-info>
          </text:format-change>
        </text:changed-region>
        <text:changed-region xml:id="ct37598304" text:id="ct37598304">
          <text:format-change>
            <office:change-info>
              <dc:creator>Unbekannter Autor</dc:creator>
              <dc:date>2016-04-24T10:37:00</dc:date>
            </office:change-info>
          </text:format-change>
        </text:changed-region>
        <text:changed-region xml:id="ct37597248" text:id="ct37597248">
          <text:format-change>
            <office:change-info>
              <dc:creator>Unbekannter Autor</dc:creator>
              <dc:date>2016-04-24T10:37:00</dc:date>
            </office:change-info>
          </text:format-change>
        </text:changed-region>
        <text:changed-region xml:id="ct39755712" text:id="ct39755712">
          <text:format-change>
            <office:change-info>
              <dc:creator>Unbekannter Autor</dc:creator>
              <dc:date>2016-04-24T10:37:00</dc:date>
            </office:change-info>
          </text:format-change>
        </text:changed-region>
        <text:changed-region xml:id="ct39442224" text:id="ct39442224">
          <text:format-change>
            <office:change-info>
              <dc:creator>Unbekannter Autor</dc:creator>
              <dc:date>2016-04-24T10:37:00</dc:date>
            </office:change-info>
          </text:format-change>
        </text:changed-region>
        <text:changed-region xml:id="ct39449744" text:id="ct39449744">
          <text:format-change>
            <office:change-info>
              <dc:creator>Unbekannter Autor</dc:creator>
              <dc:date>2016-04-24T10:37:00</dc:date>
            </office:change-info>
          </text:format-change>
        </text:changed-region>
        <text:changed-region xml:id="ct39449968" text:id="ct39449968">
          <text:format-change>
            <office:change-info>
              <dc:creator>Unbekannter Autor</dc:creator>
              <dc:date>2016-04-24T10:37:00</dc:date>
            </office:change-info>
          </text:format-change>
        </text:changed-region>
        <text:changed-region xml:id="ct39861552" text:id="ct39861552">
          <text:format-change>
            <office:change-info>
              <dc:creator>Unbekannter Autor</dc:creator>
              <dc:date>2016-04-24T10:37:00</dc:date>
            </office:change-info>
          </text:format-change>
        </text:changed-region>
        <text:changed-region xml:id="ct39860192" text:id="ct39860192">
          <text:format-change>
            <office:change-info>
              <dc:creator>Unbekannter Autor</dc:creator>
              <dc:date>2016-04-24T10:37:00</dc:date>
            </office:change-info>
          </text:format-change>
        </text:changed-region>
        <text:changed-region xml:id="ct39861008" text:id="ct39861008">
          <text:format-change>
            <office:change-info>
              <dc:creator>Unbekannter Autor</dc:creator>
              <dc:date>2016-04-24T10:37:00</dc:date>
            </office:change-info>
          </text:format-change>
        </text:changed-region>
        <text:changed-region xml:id="ct39853680" text:id="ct39853680">
          <text:format-change>
            <office:change-info>
              <dc:creator>Unbekannter Autor</dc:creator>
              <dc:date>2016-04-24T10:37:00</dc:date>
            </office:change-info>
          </text:format-change>
        </text:changed-region>
        <text:changed-region xml:id="ct39868640" text:id="ct39868640">
          <text:format-change>
            <office:change-info>
              <dc:creator>Unbekannter Autor</dc:creator>
              <dc:date>2016-04-24T10:37:00</dc:date>
            </office:change-info>
          </text:format-change>
        </text:changed-region>
        <text:changed-region xml:id="ct39869888" text:id="ct39869888">
          <text:format-change>
            <office:change-info>
              <dc:creator>Unbekannter Autor</dc:creator>
              <dc:date>2016-04-24T10:37:00</dc:date>
            </office:change-info>
          </text:format-change>
        </text:changed-region>
        <text:changed-region xml:id="ct39868864" text:id="ct39868864">
          <text:format-change>
            <office:change-info>
              <dc:creator>Unbekannter Autor</dc:creator>
              <dc:date>2016-04-24T10:37:00</dc:date>
            </office:change-info>
          </text:format-change>
        </text:changed-region>
        <text:changed-region xml:id="ct39866208" text:id="ct39866208">
          <text:format-change>
            <office:change-info>
              <dc:creator>Unbekannter Autor</dc:creator>
              <dc:date>2016-04-24T10:37:00</dc:date>
            </office:change-info>
          </text:format-change>
        </text:changed-region>
        <text:changed-region xml:id="ct39873280" text:id="ct39873280">
          <text:format-change>
            <office:change-info>
              <dc:creator>Unbekannter Autor</dc:creator>
              <dc:date>2016-04-24T10:37:00</dc:date>
            </office:change-info>
          </text:format-change>
        </text:changed-region>
        <text:changed-region xml:id="ct39853904" text:id="ct39853904">
          <text:format-change>
            <office:change-info>
              <dc:creator>Unbekannter Autor</dc:creator>
              <dc:date>2016-04-24T10:37:00</dc:date>
            </office:change-info>
          </text:format-change>
        </text:changed-region>
        <text:changed-region xml:id="ct39871136" text:id="ct39871136">
          <text:format-change>
            <office:change-info>
              <dc:creator>Unbekannter Autor</dc:creator>
              <dc:date>2016-04-24T10:37:00</dc:date>
            </office:change-info>
          </text:format-change>
        </text:changed-region>
        <text:changed-region xml:id="ct39875632" text:id="ct39875632">
          <text:format-change>
            <office:change-info>
              <dc:creator>Unbekannter Autor</dc:creator>
              <dc:date>2016-04-24T10:37:00</dc:date>
            </office:change-info>
          </text:format-change>
        </text:changed-region>
        <text:changed-region xml:id="ct39880640" text:id="ct39880640">
          <text:format-change>
            <office:change-info>
              <dc:creator>Unbekannter Autor</dc:creator>
              <dc:date>2016-04-24T10:37:00</dc:date>
            </office:change-info>
          </text:format-change>
        </text:changed-region>
        <text:changed-region xml:id="ct39878528" text:id="ct39878528">
          <text:format-change>
            <office:change-info>
              <dc:creator>Unbekannter Autor</dc:creator>
              <dc:date>2016-04-24T10:37:00</dc:date>
            </office:change-info>
          </text:format-change>
        </text:changed-region>
        <text:changed-region xml:id="ct39881888" text:id="ct39881888">
          <text:format-change>
            <office:change-info>
              <dc:creator>Unbekannter Autor</dc:creator>
              <dc:date>2016-04-24T10:37:00</dc:date>
            </office:change-info>
          </text:format-change>
        </text:changed-region>
        <text:changed-region xml:id="ct39882112" text:id="ct39882112">
          <text:format-change>
            <office:change-info>
              <dc:creator>Unbekannter Autor</dc:creator>
              <dc:date>2016-04-24T10:37:00</dc:date>
            </office:change-info>
          </text:format-change>
        </text:changed-region>
        <text:changed-region xml:id="ct39876128" text:id="ct39876128">
          <text:format-change>
            <office:change-info>
              <dc:creator>Unbekannter Autor</dc:creator>
              <dc:date>2016-04-24T10:37:00</dc:date>
            </office:change-info>
          </text:format-change>
        </text:changed-region>
        <text:changed-region xml:id="ct37603648" text:id="ct37603648">
          <text:format-change>
            <office:change-info>
              <dc:creator>Unbekannter Autor</dc:creator>
              <dc:date>2016-04-24T10:37:00</dc:date>
            </office:change-info>
          </text:format-change>
        </text:changed-region>
        <text:changed-region xml:id="ct39866816" text:id="ct39866816">
          <text:format-change>
            <office:change-info>
              <dc:creator>Unbekannter Autor</dc:creator>
              <dc:date>2016-04-24T10:37:00</dc:date>
            </office:change-info>
          </text:format-change>
        </text:changed-region>
        <text:changed-region xml:id="ct39866432" text:id="ct39866432">
          <text:format-change>
            <office:change-info>
              <dc:creator>Unbekannter Autor</dc:creator>
              <dc:date>2016-04-24T10:37:00</dc:date>
            </office:change-info>
          </text:format-change>
        </text:changed-region>
        <text:changed-region xml:id="ct39872416" text:id="ct39872416">
          <text:format-change>
            <office:change-info>
              <dc:creator>Unbekannter Autor</dc:creator>
              <dc:date>2016-04-24T10:37:00</dc:date>
            </office:change-info>
          </text:format-change>
        </text:changed-region>
        <text:changed-region xml:id="ct39892176" text:id="ct39892176">
          <text:format-change>
            <office:change-info>
              <dc:creator>Unbekannter Autor</dc:creator>
              <dc:date>2016-04-24T10:37:00</dc:date>
            </office:change-info>
          </text:format-change>
        </text:changed-region>
        <text:changed-region xml:id="ct39878752" text:id="ct39878752">
          <text:format-change>
            <office:change-info>
              <dc:creator>Unbekannter Autor</dc:creator>
              <dc:date>2016-04-24T10:37:00</dc:date>
            </office:change-info>
          </text:format-change>
        </text:changed-region>
        <text:changed-region xml:id="ct39894768" text:id="ct39894768">
          <text:format-change>
            <office:change-info>
              <dc:creator>Unbekannter Autor</dc:creator>
              <dc:date>2016-04-24T10:37:00</dc:date>
            </office:change-info>
          </text:format-change>
        </text:changed-region>
        <text:changed-region xml:id="ct37608512" text:id="ct37608512">
          <text:format-change>
            <office:change-info>
              <dc:creator>Unbekannter Autor</dc:creator>
              <dc:date>2016-04-24T10:37:00</dc:date>
            </office:change-info>
          </text:format-change>
        </text:changed-region>
        <text:changed-region xml:id="ct39884624" text:id="ct39884624">
          <text:format-change>
            <office:change-info>
              <dc:creator>Unbekannter Autor</dc:creator>
              <dc:date>2016-04-24T10:37:00</dc:date>
            </office:change-info>
          </text:format-change>
        </text:changed-region>
        <text:changed-region xml:id="ct39877328" text:id="ct39877328">
          <text:format-change>
            <office:change-info>
              <dc:creator>Unbekannter Autor</dc:creator>
              <dc:date>2016-04-24T10:37:00</dc:date>
            </office:change-info>
          </text:format-change>
        </text:changed-region>
        <text:changed-region xml:id="ct39877552" text:id="ct39877552">
          <text:format-change>
            <office:change-info>
              <dc:creator>Unbekannter Autor</dc:creator>
              <dc:date>2016-04-24T10:37:00</dc:date>
            </office:change-info>
          </text:format-change>
        </text:changed-region>
        <text:changed-region xml:id="ct39874800" text:id="ct39874800">
          <text:format-change>
            <office:change-info>
              <dc:creator>Unbekannter Autor</dc:creator>
              <dc:date>2016-04-24T10:37:00</dc:date>
            </office:change-info>
          </text:format-change>
        </text:changed-region>
        <text:changed-region xml:id="ct39879264" text:id="ct39879264">
          <text:format-change>
            <office:change-info>
              <dc:creator>Unbekannter Autor</dc:creator>
              <dc:date>2016-04-24T10:37:00</dc:date>
            </office:change-info>
          </text:format-change>
        </text:changed-region>
        <text:changed-region xml:id="ct39890672" text:id="ct39890672">
          <text:format-change>
            <office:change-info>
              <dc:creator>Unbekannter Autor</dc:creator>
              <dc:date>2016-04-24T10:37:00</dc:date>
            </office:change-info>
          </text:format-change>
        </text:changed-region>
        <text:changed-region xml:id="ct39907392" text:id="ct39907392">
          <text:format-change>
            <office:change-info>
              <dc:creator>Unbekannter Autor</dc:creator>
              <dc:date>2016-04-24T10:37:00</dc:date>
            </office:change-info>
          </text:format-change>
        </text:changed-region>
        <text:changed-region xml:id="ct39911104" text:id="ct39911104">
          <text:format-change>
            <office:change-info>
              <dc:creator>Unbekannter Autor</dc:creator>
              <dc:date>2016-04-24T10:37:00</dc:date>
            </office:change-info>
          </text:format-change>
        </text:changed-region>
        <text:changed-region xml:id="ct39911680" text:id="ct39911680">
          <text:format-change>
            <office:change-info>
              <dc:creator>Unbekannter Autor</dc:creator>
              <dc:date>2016-04-24T10:37:00</dc:date>
            </office:change-info>
          </text:format-change>
        </text:changed-region>
        <text:changed-region xml:id="ct39911904" text:id="ct39911904">
          <text:format-change>
            <office:change-info>
              <dc:creator>Unbekannter Autor</dc:creator>
              <dc:date>2016-04-24T10:37:00</dc:date>
            </office:change-info>
          </text:format-change>
        </text:changed-region>
        <text:changed-region xml:id="ct39912416" text:id="ct39912416">
          <text:format-change>
            <office:change-info>
              <dc:creator>Unbekannter Autor</dc:creator>
              <dc:date>2016-04-24T10:37:00</dc:date>
            </office:change-info>
          </text:format-change>
        </text:changed-region>
        <text:changed-region xml:id="ct39912640" text:id="ct39912640">
          <text:format-change>
            <office:change-info>
              <dc:creator>Unbekannter Autor</dc:creator>
              <dc:date>2016-04-24T10:37:00</dc:date>
            </office:change-info>
          </text:format-change>
        </text:changed-region>
        <text:changed-region xml:id="ct39912864" text:id="ct39912864">
          <text:format-change>
            <office:change-info>
              <dc:creator>Unbekannter Autor</dc:creator>
              <dc:date>2016-04-24T10:37:00</dc:date>
            </office:change-info>
          </text:format-change>
        </text:changed-region>
        <text:changed-region xml:id="ct39913088" text:id="ct39913088">
          <text:format-change>
            <office:change-info>
              <dc:creator>Unbekannter Autor</dc:creator>
              <dc:date>2016-04-24T10:37:00</dc:date>
            </office:change-info>
          </text:format-change>
        </text:changed-region>
        <text:changed-region xml:id="ct39913312" text:id="ct39913312">
          <text:format-change>
            <office:change-info>
              <dc:creator>Unbekannter Autor</dc:creator>
              <dc:date>2016-04-24T10:37:00</dc:date>
            </office:change-info>
          </text:format-change>
        </text:changed-region>
        <text:changed-region xml:id="ct39913536" text:id="ct39913536">
          <text:format-change>
            <office:change-info>
              <dc:creator>Unbekannter Autor</dc:creator>
              <dc:date>2016-04-24T10:37:00</dc:date>
            </office:change-info>
          </text:format-change>
        </text:changed-region>
        <text:changed-region xml:id="ct39913760" text:id="ct39913760">
          <text:format-change>
            <office:change-info>
              <dc:creator>Unbekannter Autor</dc:creator>
              <dc:date>2016-04-24T10:37:00</dc:date>
            </office:change-info>
          </text:format-change>
        </text:changed-region>
        <text:changed-region xml:id="ct39915632" text:id="ct39915632">
          <text:format-change>
            <office:change-info>
              <dc:creator>Unbekannter Autor</dc:creator>
              <dc:date>2016-04-24T10:37:00</dc:date>
            </office:change-info>
          </text:format-change>
        </text:changed-region>
        <text:changed-region xml:id="ct39916720" text:id="ct39916720">
          <text:format-change>
            <office:change-info>
              <dc:creator>Unbekannter Autor</dc:creator>
              <dc:date>2016-04-24T10:37:00</dc:date>
            </office:change-info>
          </text:format-change>
        </text:changed-region>
        <text:changed-region xml:id="ct39916944" text:id="ct39916944">
          <text:format-change>
            <office:change-info>
              <dc:creator>Unbekannter Autor</dc:creator>
              <dc:date>2016-04-24T10:37:00</dc:date>
            </office:change-info>
          </text:format-change>
        </text:changed-region>
        <text:changed-region xml:id="ct39917168" text:id="ct39917168">
          <text:format-change>
            <office:change-info>
              <dc:creator>Unbekannter Autor</dc:creator>
              <dc:date>2016-04-24T10:37:00</dc:date>
            </office:change-info>
          </text:format-change>
        </text:changed-region>
        <text:changed-region xml:id="ct39917680" text:id="ct39917680">
          <text:format-change>
            <office:change-info>
              <dc:creator>Unbekannter Autor</dc:creator>
              <dc:date>2016-04-24T10:37:00</dc:date>
            </office:change-info>
          </text:format-change>
        </text:changed-region>
        <text:changed-region xml:id="ct39917904" text:id="ct39917904">
          <text:format-change>
            <office:change-info>
              <dc:creator>Unbekannter Autor</dc:creator>
              <dc:date>2016-04-24T10:37:00</dc:date>
            </office:change-info>
          </text:format-change>
        </text:changed-region>
        <text:changed-region xml:id="ct39928128" text:id="ct39928128">
          <text:format-change>
            <office:change-info>
              <dc:creator>Unbekannter Autor</dc:creator>
              <dc:date>2016-04-24T10:37:00</dc:date>
            </office:change-info>
          </text:format-change>
        </text:changed-region>
        <text:changed-region xml:id="ct39922608" text:id="ct39922608">
          <text:format-change>
            <office:change-info>
              <dc:creator>Unbekannter Autor</dc:creator>
              <dc:date>2016-04-24T10:37:00</dc:date>
            </office:change-info>
          </text:format-change>
        </text:changed-region>
        <text:changed-region xml:id="ct39932416" text:id="ct39932416">
          <text:format-change>
            <office:change-info>
              <dc:creator>Unbekannter Autor</dc:creator>
              <dc:date>2016-04-24T10:37:00</dc:date>
            </office:change-info>
          </text:format-change>
        </text:changed-region>
        <text:changed-region xml:id="ct39933456" text:id="ct39933456">
          <text:format-change>
            <office:change-info>
              <dc:creator>Unbekannter Autor</dc:creator>
              <dc:date>2016-04-24T10:37:00</dc:date>
            </office:change-info>
          </text:format-change>
        </text:changed-region>
        <text:changed-region xml:id="ct39933680" text:id="ct39933680">
          <text:format-change>
            <office:change-info>
              <dc:creator>Unbekannter Autor</dc:creator>
              <dc:date>2016-04-24T10:37:00</dc:date>
            </office:change-info>
          </text:format-change>
        </text:changed-region>
        <text:changed-region xml:id="ct39933904" text:id="ct39933904">
          <text:format-change>
            <office:change-info>
              <dc:creator>Unbekannter Autor</dc:creator>
              <dc:date>2016-04-24T10:37:00</dc:date>
            </office:change-info>
          </text:format-change>
        </text:changed-region>
        <text:changed-region xml:id="ct39934608" text:id="ct39934608">
          <text:format-change>
            <office:change-info>
              <dc:creator>Unbekannter Autor</dc:creator>
              <dc:date>2016-04-24T10:37:00</dc:date>
            </office:change-info>
          </text:format-change>
        </text:changed-region>
        <text:changed-region xml:id="ct39935280" text:id="ct39935280">
          <text:format-change>
            <office:change-info>
              <dc:creator>Unbekannter Autor</dc:creator>
              <dc:date>2016-04-24T10:37:00</dc:date>
            </office:change-info>
          </text:format-change>
        </text:changed-region>
        <text:changed-region xml:id="ct39935984" text:id="ct39935984">
          <text:format-change>
            <office:change-info>
              <dc:creator>Unbekannter Autor</dc:creator>
              <dc:date>2016-04-24T10:37:00</dc:date>
            </office:change-info>
          </text:format-change>
        </text:changed-region>
        <text:changed-region xml:id="ct39936672" text:id="ct39936672">
          <text:format-change>
            <office:change-info>
              <dc:creator>Unbekannter Autor</dc:creator>
              <dc:date>2016-04-24T10:37:00</dc:date>
            </office:change-info>
          </text:format-change>
        </text:changed-region>
        <text:changed-region xml:id="ct39936896" text:id="ct39936896">
          <text:format-change>
            <office:change-info>
              <dc:creator>Unbekannter Autor</dc:creator>
              <dc:date>2016-04-24T10:37:00</dc:date>
            </office:change-info>
          </text:format-change>
        </text:changed-region>
        <text:changed-region xml:id="ct39937408" text:id="ct39937408">
          <text:format-change>
            <office:change-info>
              <dc:creator>Unbekannter Autor</dc:creator>
              <dc:date>2016-04-24T10:37:00</dc:date>
            </office:change-info>
          </text:format-change>
        </text:changed-region>
        <text:changed-region xml:id="ct39937632" text:id="ct39937632">
          <text:format-change>
            <office:change-info>
              <dc:creator>Unbekannter Autor</dc:creator>
              <dc:date>2016-04-24T10:37:00</dc:date>
            </office:change-info>
          </text:format-change>
        </text:changed-region>
        <text:changed-region xml:id="ct39941728" text:id="ct39941728">
          <text:format-change>
            <office:change-info>
              <dc:creator>Unbekannter Autor</dc:creator>
              <dc:date>2016-04-24T10:37:00</dc:date>
            </office:change-info>
          </text:format-change>
        </text:changed-region>
        <text:changed-region xml:id="ct39939296" text:id="ct39939296">
          <text:format-change>
            <office:change-info>
              <dc:creator>Unbekannter Autor</dc:creator>
              <dc:date>2016-04-24T10:37:00</dc:date>
            </office:change-info>
          </text:format-change>
        </text:changed-region>
        <text:changed-region xml:id="ct39946112" text:id="ct39946112">
          <text:format-change>
            <office:change-info>
              <dc:creator>Unbekannter Autor</dc:creator>
              <dc:date>2016-04-24T10:37:00</dc:date>
            </office:change-info>
          </text:format-change>
        </text:changed-region>
        <text:changed-region xml:id="ct39947152" text:id="ct39947152">
          <text:format-change>
            <office:change-info>
              <dc:creator>Unbekannter Autor</dc:creator>
              <dc:date>2016-04-24T10:37:00</dc:date>
            </office:change-info>
          </text:format-change>
        </text:changed-region>
        <text:changed-region xml:id="ct39947376" text:id="ct39947376">
          <text:format-change>
            <office:change-info>
              <dc:creator>Unbekannter Autor</dc:creator>
              <dc:date>2016-04-24T10:37:00</dc:date>
            </office:change-info>
          </text:format-change>
        </text:changed-region>
        <text:changed-region xml:id="ct39947600" text:id="ct39947600">
          <text:format-change>
            <office:change-info>
              <dc:creator>Unbekannter Autor</dc:creator>
              <dc:date>2016-04-24T10:37:00</dc:date>
            </office:change-info>
          </text:format-change>
        </text:changed-region>
        <text:changed-region xml:id="ct39948304" text:id="ct39948304">
          <text:format-change>
            <office:change-info>
              <dc:creator>Unbekannter Autor</dc:creator>
              <dc:date>2016-04-24T10:37:00</dc:date>
            </office:change-info>
          </text:format-change>
        </text:changed-region>
        <text:changed-region xml:id="ct39948976" text:id="ct39948976">
          <text:format-change>
            <office:change-info>
              <dc:creator>Unbekannter Autor</dc:creator>
              <dc:date>2016-04-24T10:37:00</dc:date>
            </office:change-info>
          </text:format-change>
        </text:changed-region>
        <text:changed-region xml:id="ct39949680" text:id="ct39949680">
          <text:format-change>
            <office:change-info>
              <dc:creator>Unbekannter Autor</dc:creator>
              <dc:date>2016-04-24T10:37:00</dc:date>
            </office:change-info>
          </text:format-change>
        </text:changed-region>
        <text:changed-region xml:id="ct39950368" text:id="ct39950368">
          <text:format-change>
            <office:change-info>
              <dc:creator>Unbekannter Autor</dc:creator>
              <dc:date>2016-04-24T10:37:00</dc:date>
            </office:change-info>
          </text:format-change>
        </text:changed-region>
        <text:changed-region xml:id="ct39950592" text:id="ct39950592">
          <text:format-change>
            <office:change-info>
              <dc:creator>Unbekannter Autor</dc:creator>
              <dc:date>2016-04-24T10:37:00</dc:date>
            </office:change-info>
          </text:format-change>
        </text:changed-region>
        <text:changed-region xml:id="ct39951104" text:id="ct39951104">
          <text:format-change>
            <office:change-info>
              <dc:creator>Unbekannter Autor</dc:creator>
              <dc:date>2016-04-24T10:37:00</dc:date>
            </office:change-info>
          </text:format-change>
        </text:changed-region>
        <text:changed-region xml:id="ct39951328" text:id="ct39951328">
          <text:format-change>
            <office:change-info>
              <dc:creator>Unbekannter Autor</dc:creator>
              <dc:date>2016-04-24T10:37:00</dc:date>
            </office:change-info>
          </text:format-change>
        </text:changed-region>
        <text:changed-region xml:id="ct39951552" text:id="ct39951552">
          <text:format-change>
            <office:change-info>
              <dc:creator>Unbekannter Autor</dc:creator>
              <dc:date>2016-04-24T10:37:00</dc:date>
            </office:change-info>
          </text:format-change>
        </text:changed-region>
        <text:changed-region xml:id="ct37625056" text:id="ct37625056">
          <text:format-change>
            <office:change-info>
              <dc:creator>Unbekannter Autor</dc:creator>
              <dc:date>2016-04-24T10:37:00</dc:date>
            </office:change-info>
          </text:format-change>
        </text:changed-region>
        <text:changed-region xml:id="ct37624352" text:id="ct37624352">
          <text:format-change>
            <office:change-info>
              <dc:creator>Unbekannter Autor</dc:creator>
              <dc:date>2016-04-24T10:37:00</dc:date>
            </office:change-info>
          </text:format-change>
        </text:changed-region>
        <text:changed-region xml:id="ct39867568" text:id="ct39867568">
          <text:format-change>
            <office:change-info>
              <dc:creator>Unbekannter Autor</dc:creator>
              <dc:date>2016-04-24T10:37:00</dc:date>
            </office:change-info>
          </text:format-change>
        </text:changed-region>
        <text:changed-region xml:id="ct39883712" text:id="ct39883712">
          <text:format-change>
            <office:change-info>
              <dc:creator>Unbekannter Autor</dc:creator>
              <dc:date>2016-04-24T10:37:00</dc:date>
            </office:change-info>
          </text:format-change>
        </text:changed-region>
        <text:changed-region xml:id="ct39888576" text:id="ct39888576">
          <text:format-change>
            <office:change-info>
              <dc:creator>Unbekannter Autor</dc:creator>
              <dc:date>2016-04-24T10:37:00</dc:date>
            </office:change-info>
          </text:format-change>
        </text:changed-region>
        <text:changed-region xml:id="ct39902112" text:id="ct39902112">
          <text:format-change>
            <office:change-info>
              <dc:creator>Unbekannter Autor</dc:creator>
              <dc:date>2016-04-24T10:37:00</dc:date>
            </office:change-info>
          </text:format-change>
        </text:changed-region>
        <text:changed-region xml:id="ct39927168" text:id="ct39927168">
          <text:format-change>
            <office:change-info>
              <dc:creator>Unbekannter Autor</dc:creator>
              <dc:date>2016-04-24T10:37:00</dc:date>
            </office:change-info>
          </text:format-change>
        </text:changed-region>
        <text:changed-region xml:id="ct37628576" text:id="ct37628576">
          <text:format-change>
            <office:change-info>
              <dc:creator>Unbekannter Autor</dc:creator>
              <dc:date>2016-04-24T10:37:00</dc:date>
            </office:change-info>
          </text:format-change>
        </text:changed-region>
        <text:changed-region xml:id="ct39899360" text:id="ct39899360">
          <text:format-change>
            <office:change-info>
              <dc:creator>Unbekannter Autor</dc:creator>
              <dc:date>2016-04-24T10:37:00</dc:date>
            </office:change-info>
          </text:format-change>
        </text:changed-region>
        <text:changed-region xml:id="ct37629984" text:id="ct37629984">
          <text:format-change>
            <office:change-info>
              <dc:creator>Unbekannter Autor</dc:creator>
              <dc:date>2016-04-24T10:37:00</dc:date>
            </office:change-info>
          </text:format-change>
        </text:changed-region>
        <text:changed-region xml:id="ct39885280" text:id="ct39885280">
          <text:format-change>
            <office:change-info>
              <dc:creator>Unbekannter Autor</dc:creator>
              <dc:date>2016-04-24T10:37:00</dc:date>
            </office:change-info>
          </text:format-change>
        </text:changed-region>
        <text:changed-region xml:id="ct39923456" text:id="ct39923456">
          <text:format-change>
            <office:change-info>
              <dc:creator>Unbekannter Autor</dc:creator>
              <dc:date>2016-04-24T10:37:00</dc:date>
            </office:change-info>
          </text:format-change>
        </text:changed-region>
        <text:changed-region xml:id="ct39924736" text:id="ct39924736">
          <text:format-change>
            <office:change-info>
              <dc:creator>Unbekannter Autor</dc:creator>
              <dc:date>2016-04-24T10:37:00</dc:date>
            </office:change-info>
          </text:format-change>
        </text:changed-region>
        <text:changed-region xml:id="ct39902576" text:id="ct39902576">
          <text:format-change>
            <office:change-info>
              <dc:creator>Unbekannter Autor</dc:creator>
              <dc:date>2016-04-24T10:37:00</dc:date>
            </office:change-info>
          </text:format-change>
        </text:changed-region>
        <text:changed-region xml:id="ct39938384" text:id="ct39938384">
          <text:format-change>
            <office:change-info>
              <dc:creator>Unbekannter Autor</dc:creator>
              <dc:date>2016-04-24T10:37:00</dc:date>
            </office:change-info>
          </text:format-change>
        </text:changed-region>
        <text:changed-region xml:id="ct39938608" text:id="ct39938608">
          <text:format-change>
            <office:change-info>
              <dc:creator>Unbekannter Autor</dc:creator>
              <dc:date>2016-04-24T10:37:00</dc:date>
            </office:change-info>
          </text:format-change>
        </text:changed-region>
        <text:changed-region xml:id="ct39937856" text:id="ct39937856">
          <text:format-change>
            <office:change-info>
              <dc:creator>Unbekannter Autor</dc:creator>
              <dc:date>2016-04-24T10:37:00</dc:date>
            </office:change-info>
          </text:format-change>
        </text:changed-region>
        <text:changed-region xml:id="ct39535200" text:id="ct39535200">
          <text:format-change>
            <office:change-info>
              <dc:creator>Unbekannter Autor</dc:creator>
              <dc:date>2016-04-24T10:37:00</dc:date>
            </office:change-info>
          </text:format-change>
        </text:changed-region>
        <text:changed-region xml:id="ct39535904" text:id="ct39535904">
          <text:format-change>
            <office:change-info>
              <dc:creator>Unbekannter Autor</dc:creator>
              <dc:date>2016-04-24T10:37:00</dc:date>
            </office:change-info>
          </text:format-change>
        </text:changed-region>
        <text:changed-region xml:id="ct39539040" text:id="ct39539040">
          <text:format-change>
            <office:change-info>
              <dc:creator>Unbekannter Autor</dc:creator>
              <dc:date>2016-04-24T10:37:00</dc:date>
            </office:change-info>
          </text:format-change>
        </text:changed-region>
        <text:changed-region xml:id="ct39539264" text:id="ct39539264">
          <text:format-change>
            <office:change-info>
              <dc:creator>Unbekannter Autor</dc:creator>
              <dc:date>2016-04-24T10:37:00</dc:date>
            </office:change-info>
          </text:format-change>
        </text:changed-region>
        <text:changed-region xml:id="ct37632160" text:id="ct37632160">
          <text:format-change>
            <office:change-info>
              <dc:creator>Unbekannter Autor</dc:creator>
              <dc:date>2016-04-24T10:37:00</dc:date>
            </office:change-info>
          </text:format-change>
        </text:changed-region>
        <text:changed-region xml:id="ct37633856" text:id="ct37633856">
          <text:format-change>
            <office:change-info>
              <dc:creator>Unbekannter Autor</dc:creator>
              <dc:date>2016-04-24T10:37:00</dc:date>
            </office:change-info>
          </text:format-change>
        </text:changed-region>
        <text:changed-region xml:id="ct37633504" text:id="ct37633504">
          <text:format-change>
            <office:change-info>
              <dc:creator>Unbekannter Autor</dc:creator>
              <dc:date>2016-04-24T10:37:00</dc:date>
            </office:change-info>
          </text:format-change>
        </text:changed-region>
        <text:changed-region xml:id="ct39536128" text:id="ct39536128">
          <text:format-change>
            <office:change-info>
              <dc:creator>Unbekannter Autor</dc:creator>
              <dc:date>2016-04-24T10:37:00</dc:date>
            </office:change-info>
          </text:format-change>
        </text:changed-region>
        <text:changed-region xml:id="ct39921104" text:id="ct39921104">
          <text:format-change>
            <office:change-info>
              <dc:creator>Unbekannter Autor</dc:creator>
              <dc:date>2016-04-24T10:37:00</dc:date>
            </office:change-info>
          </text:format-change>
        </text:changed-region>
        <text:changed-region xml:id="ct39927472" text:id="ct39927472">
          <text:format-change>
            <office:change-info>
              <dc:creator>Unbekannter Autor</dc:creator>
              <dc:date>2016-04-24T10:37:00</dc:date>
            </office:change-info>
          </text:format-change>
        </text:changed-region>
        <text:changed-region xml:id="ct39534480" text:id="ct39534480">
          <text:format-change>
            <office:change-info>
              <dc:creator>Unbekannter Autor</dc:creator>
              <dc:date>2016-04-24T10:37:00</dc:date>
            </office:change-info>
          </text:format-change>
        </text:changed-region>
        <text:changed-region xml:id="ct39532976" text:id="ct39532976">
          <text:format-change>
            <office:change-info>
              <dc:creator>Unbekannter Autor</dc:creator>
              <dc:date>2016-04-24T10:37:00</dc:date>
            </office:change-info>
          </text:format-change>
        </text:changed-region>
        <text:changed-region xml:id="ct37635616" text:id="ct37635616">
          <text:format-change>
            <office:change-info>
              <dc:creator>Unbekannter Autor</dc:creator>
              <dc:date>2016-04-24T10:37:00</dc:date>
            </office:change-info>
          </text:format-change>
        </text:changed-region>
        <text:changed-region xml:id="ct37635264" text:id="ct37635264">
          <text:format-change>
            <office:change-info>
              <dc:creator>Unbekannter Autor</dc:creator>
              <dc:date>2016-04-24T10:37:00</dc:date>
            </office:change-info>
          </text:format-change>
        </text:changed-region>
        <text:changed-region xml:id="ct39989376" text:id="ct39989376">
          <text:format-change>
            <office:change-info>
              <dc:creator>Unbekannter Autor</dc:creator>
              <dc:date>2016-04-24T10:37:00</dc:date>
            </office:change-info>
          </text:format-change>
        </text:changed-region>
        <text:changed-region xml:id="ct39984848" text:id="ct39984848">
          <text:format-change>
            <office:change-info>
              <dc:creator>Unbekannter Autor</dc:creator>
              <dc:date>2016-04-24T10:37:00</dc:date>
            </office:change-info>
          </text:format-change>
        </text:changed-region>
        <text:changed-region xml:id="ct39992544" text:id="ct39992544">
          <text:format-change>
            <office:change-info>
              <dc:creator>Unbekannter Autor</dc:creator>
              <dc:date>2016-04-24T10:37:00</dc:date>
            </office:change-info>
          </text:format-change>
        </text:changed-region>
        <text:changed-region xml:id="ct37637728" text:id="ct37637728">
          <text:format-change>
            <office:change-info>
              <dc:creator>Unbekannter Autor</dc:creator>
              <dc:date>2016-04-24T10:37:00</dc:date>
            </office:change-info>
          </text:format-change>
        </text:changed-region>
        <text:changed-region xml:id="ct39923120" text:id="ct39923120">
          <text:format-change>
            <office:change-info>
              <dc:creator>Unbekannter Autor</dc:creator>
              <dc:date>2016-04-24T10:37:00</dc:date>
            </office:change-info>
          </text:format-change>
        </text:changed-region>
        <text:changed-region xml:id="ct39906944" text:id="ct39906944">
          <text:format-change>
            <office:change-info>
              <dc:creator>Unbekannter Autor</dc:creator>
              <dc:date>2016-04-24T10:37:00</dc:date>
            </office:change-info>
          </text:format-change>
        </text:changed-region>
        <text:changed-region xml:id="ct37636672" text:id="ct37636672">
          <text:format-change>
            <office:change-info>
              <dc:creator>Unbekannter Autor</dc:creator>
              <dc:date>2016-04-24T10:37:00</dc:date>
            </office:change-info>
          </text:format-change>
        </text:changed-region>
        <text:changed-region xml:id="ct39985936" text:id="ct39985936">
          <text:format-change>
            <office:change-info>
              <dc:creator>Unbekannter Autor</dc:creator>
              <dc:date>2016-04-24T10:37:00</dc:date>
            </office:change-info>
          </text:format-change>
        </text:changed-region>
        <text:changed-region xml:id="ct39544864" text:id="ct39544864">
          <text:format-change>
            <office:change-info>
              <dc:creator>Unbekannter Autor</dc:creator>
              <dc:date>2016-04-24T10:37:00</dc:date>
            </office:change-info>
          </text:format-change>
        </text:changed-region>
        <text:changed-region xml:id="ct39546096" text:id="ct39546096">
          <text:format-change>
            <office:change-info>
              <dc:creator>Unbekannter Autor</dc:creator>
              <dc:date>2016-04-24T10:37:00</dc:date>
            </office:change-info>
          </text:format-change>
        </text:changed-region>
        <text:changed-region xml:id="ct39540832" text:id="ct39540832">
          <text:format-change>
            <office:change-info>
              <dc:creator>Unbekannter Autor</dc:creator>
              <dc:date>2016-04-24T10:37:00</dc:date>
            </office:change-info>
          </text:format-change>
        </text:changed-region>
        <text:changed-region xml:id="ct37639136" text:id="ct37639136">
          <text:format-change>
            <office:change-info>
              <dc:creator>Unbekannter Autor</dc:creator>
              <dc:date>2016-04-24T10:37:00</dc:date>
            </office:change-info>
          </text:format-change>
        </text:changed-region>
        <text:changed-region xml:id="ct37639904" text:id="ct37639904">
          <text:format-change>
            <office:change-info>
              <dc:creator>Unbekannter Autor</dc:creator>
              <dc:date>2016-04-24T10:37:00</dc:date>
            </office:change-info>
          </text:format-change>
        </text:changed-region>
        <text:changed-region xml:id="ct37640896" text:id="ct37640896">
          <text:format-change>
            <office:change-info>
              <dc:creator>Unbekannter Autor</dc:creator>
              <dc:date>2016-04-24T10:37:00</dc:date>
            </office:change-info>
          </text:format-change>
        </text:changed-region>
        <text:changed-region xml:id="ct39925616" text:id="ct39925616">
          <text:format-change>
            <office:change-info>
              <dc:creator>Unbekannter Autor</dc:creator>
              <dc:date>2016-04-24T10:37:00</dc:date>
            </office:change-info>
          </text:format-change>
        </text:changed-region>
        <text:changed-region xml:id="ct39921856" text:id="ct39921856">
          <text:format-change>
            <office:change-info>
              <dc:creator>Unbekannter Autor</dc:creator>
              <dc:date>2016-04-24T10:37:00</dc:date>
            </office:change-info>
          </text:format-change>
        </text:changed-region>
        <text:changed-region xml:id="ct39891600" text:id="ct39891600">
          <text:format-change>
            <office:change-info>
              <dc:creator>Unbekannter Autor</dc:creator>
              <dc:date>2016-04-24T10:37:00</dc:date>
            </office:change-info>
          </text:format-change>
        </text:changed-region>
        <text:changed-region xml:id="ct39986240" text:id="ct39986240">
          <text:format-change>
            <office:change-info>
              <dc:creator>Unbekannter Autor</dc:creator>
              <dc:date>2016-04-24T10:37:00</dc:date>
            </office:change-info>
          </text:format-change>
        </text:changed-region>
        <text:changed-region xml:id="ct37642544" text:id="ct37642544">
          <text:format-change>
            <office:change-info>
              <dc:creator>Unbekannter Autor</dc:creator>
              <dc:date>2016-04-24T10:37:00</dc:date>
            </office:change-info>
          </text:format-change>
        </text:changed-region>
        <text:changed-region xml:id="ct37643952" text:id="ct37643952">
          <text:format-change>
            <office:change-info>
              <dc:creator>Unbekannter Autor</dc:creator>
              <dc:date>2016-04-24T10:37:00</dc:date>
            </office:change-info>
          </text:format-change>
        </text:changed-region>
        <text:changed-region xml:id="ct37644304" text:id="ct37644304">
          <text:format-change>
            <office:change-info>
              <dc:creator>Unbekannter Autor</dc:creator>
              <dc:date>2016-04-24T10:37:00</dc:date>
            </office:change-info>
          </text:format-change>
        </text:changed-region>
        <text:changed-region xml:id="ct37642896" text:id="ct37642896">
          <text:format-change>
            <office:change-info>
              <dc:creator>Unbekannter Autor</dc:creator>
              <dc:date>2016-04-24T10:37:00</dc:date>
            </office:change-info>
          </text:format-change>
        </text:changed-region>
        <text:changed-region xml:id="ct37645008" text:id="ct37645008">
          <text:format-change>
            <office:change-info>
              <dc:creator>Unbekannter Autor</dc:creator>
              <dc:date>2016-04-24T10:37:00</dc:date>
            </office:change-info>
          </text:format-change>
        </text:changed-region>
        <text:changed-region xml:id="ct39996992" text:id="ct39996992">
          <text:format-change>
            <office:change-info>
              <dc:creator>Unbekannter Autor</dc:creator>
              <dc:date>2016-04-24T10:37:00</dc:date>
            </office:change-info>
          </text:format-change>
        </text:changed-region>
        <text:changed-region xml:id="ct39999376" text:id="ct39999376">
          <text:format-change>
            <office:change-info>
              <dc:creator>Unbekannter Autor</dc:creator>
              <dc:date>2016-04-24T10:37:00</dc:date>
            </office:change-info>
          </text:format-change>
        </text:changed-region>
        <text:changed-region xml:id="ct39987504" text:id="ct39987504">
          <text:format-change>
            <office:change-info>
              <dc:creator>Unbekannter Autor</dc:creator>
              <dc:date>2016-04-24T10:37:00</dc:date>
            </office:change-info>
          </text:format-change>
        </text:changed-region>
        <text:changed-region xml:id="ct39997360" text:id="ct39997360">
          <text:format-change>
            <office:change-info>
              <dc:creator>Unbekannter Autor</dc:creator>
              <dc:date>2016-04-24T10:37:00</dc:date>
            </office:change-info>
          </text:format-change>
        </text:changed-region>
        <text:changed-region xml:id="ct39996688" text:id="ct39996688">
          <text:format-change>
            <office:change-info>
              <dc:creator>Unbekannter Autor</dc:creator>
              <dc:date>2016-04-24T10:37:00</dc:date>
            </office:change-info>
          </text:format-change>
        </text:changed-region>
        <text:changed-region xml:id="ct39544432" text:id="ct39544432">
          <text:format-change>
            <office:change-info>
              <dc:creator>Unbekannter Autor</dc:creator>
              <dc:date>2016-04-24T10:37:00</dc:date>
            </office:change-info>
          </text:format-change>
        </text:changed-region>
        <text:changed-region xml:id="ct40002160" text:id="ct40002160">
          <text:format-change>
            <office:change-info>
              <dc:creator>Unbekannter Autor</dc:creator>
              <dc:date>2016-04-24T10:37:00</dc:date>
            </office:change-info>
          </text:format-change>
        </text:changed-region>
        <text:changed-region xml:id="ct40004240" text:id="ct40004240">
          <text:format-change>
            <office:change-info>
              <dc:creator>Unbekannter Autor</dc:creator>
              <dc:date>2016-04-24T10:37:00</dc:date>
            </office:change-info>
          </text:format-change>
        </text:changed-region>
        <text:changed-region xml:id="ct40007904" text:id="ct40007904">
          <text:format-change>
            <office:change-info>
              <dc:creator>Unbekannter Autor</dc:creator>
              <dc:date>2016-04-24T10:37:00</dc:date>
            </office:change-info>
          </text:format-change>
        </text:changed-region>
        <text:changed-region xml:id="ct40010240" text:id="ct40010240">
          <text:format-change>
            <office:change-info>
              <dc:creator>Unbekannter Autor</dc:creator>
              <dc:date>2016-04-24T10:37:00</dc:date>
            </office:change-info>
          </text:format-change>
        </text:changed-region>
        <text:changed-region xml:id="ct37648880" text:id="ct37648880">
          <text:format-change>
            <office:change-info>
              <dc:creator>Unbekannter Autor</dc:creator>
              <dc:date>2016-04-24T10:37:00</dc:date>
            </office:change-info>
          </text:format-change>
        </text:changed-region>
        <text:changed-region xml:id="ct37646416" text:id="ct37646416">
          <text:deletion>
            <office:change-info>
              <dc:creator>Unbekannter Autor</dc:creator>
              <dc:date>2016-04-23T18:47:00</dc:date>
            </office:change-info>
            <text:h text:style-name="P29" text:outline-level="2">E</text:h>
          </text:deletion>
        </text:changed-region>
        <text:changed-region xml:id="ct40006224" text:id="ct40006224">
          <text:insertion>
            <office:change-info>
              <dc:creator>Unbekannter Autor</dc:creator>
              <dc:date>2016-04-23T18:47:00</dc:date>
            </office:change-info>
          </text:insertion>
        </text:changed-region>
        <text:changed-region xml:id="ct39579248" text:id="ct39579248">
          <text:format-change>
            <office:change-info>
              <dc:creator>Unbekannter Autor</dc:creator>
              <dc:date>2016-04-24T10:37:00</dc:date>
            </office:change-info>
          </text:format-change>
        </text:changed-region>
        <text:changed-region xml:id="ct36996288" text:id="ct36996288">
          <text:format-change>
            <office:change-info>
              <dc:creator>Unbekannter Autor</dc:creator>
              <dc:date>2016-04-24T10:37:00</dc:date>
            </office:change-info>
          </text:format-change>
        </text:changed-region>
        <text:changed-region xml:id="ct39585968" text:id="ct39585968">
          <text:format-change>
            <office:change-info>
              <dc:creator>Unbekannter Autor</dc:creator>
              <dc:date>2016-04-24T10:37:00</dc:date>
            </office:change-info>
          </text:format-change>
        </text:changed-region>
        <text:changed-region xml:id="ct39587184" text:id="ct39587184">
          <text:format-change>
            <office:change-info>
              <dc:creator>Unbekannter Autor</dc:creator>
              <dc:date>2016-04-24T10:37:00</dc:date>
            </office:change-info>
          </text:format-change>
        </text:changed-region>
        <text:changed-region xml:id="ct39587888" text:id="ct39587888">
          <text:format-change>
            <office:change-info>
              <dc:creator>Unbekannter Autor</dc:creator>
              <dc:date>2016-04-24T10:37:00</dc:date>
            </office:change-info>
          </text:format-change>
        </text:changed-region>
        <text:changed-region xml:id="ct39588800" text:id="ct39588800">
          <text:format-change>
            <office:change-info>
              <dc:creator>Unbekannter Autor</dc:creator>
              <dc:date>2016-04-24T10:37:00</dc:date>
            </office:change-info>
          </text:format-change>
        </text:changed-region>
        <text:changed-region xml:id="ct39589024" text:id="ct39589024">
          <text:format-change>
            <office:change-info>
              <dc:creator>Unbekannter Autor</dc:creator>
              <dc:date>2016-04-24T10:37:00</dc:date>
            </office:change-info>
          </text:format-change>
        </text:changed-region>
        <text:changed-region xml:id="ct39589728" text:id="ct39589728">
          <text:format-change>
            <office:change-info>
              <dc:creator>Unbekannter Autor</dc:creator>
              <dc:date>2016-04-24T10:37:00</dc:date>
            </office:change-info>
          </text:format-change>
        </text:changed-region>
        <text:changed-region xml:id="ct39590256" text:id="ct39590256">
          <text:format-change>
            <office:change-info>
              <dc:creator>Unbekannter Autor</dc:creator>
              <dc:date>2016-04-24T10:37:00</dc:date>
            </office:change-info>
          </text:format-change>
        </text:changed-region>
        <text:changed-region xml:id="ct39591184" text:id="ct39591184">
          <text:format-change>
            <office:change-info>
              <dc:creator>Unbekannter Autor</dc:creator>
              <dc:date>2016-04-24T10:37:00</dc:date>
            </office:change-info>
          </text:format-change>
        </text:changed-region>
        <text:changed-region xml:id="ct40048224" text:id="ct40048224">
          <text:format-change>
            <office:change-info>
              <dc:creator>Unbekannter Autor</dc:creator>
              <dc:date>2016-04-24T10:37:00</dc:date>
            </office:change-info>
          </text:format-change>
        </text:changed-region>
        <text:changed-region xml:id="ct40050896" text:id="ct40050896">
          <text:format-change>
            <office:change-info>
              <dc:creator>Unbekannter Autor</dc:creator>
              <dc:date>2016-04-24T10:37:00</dc:date>
            </office:change-info>
          </text:format-change>
        </text:changed-region>
        <text:changed-region xml:id="ct40053472" text:id="ct40053472">
          <text:format-change>
            <office:change-info>
              <dc:creator>Unbekannter Autor</dc:creator>
              <dc:date>2016-04-24T10:37:00</dc:date>
            </office:change-info>
          </text:format-change>
        </text:changed-region>
        <text:changed-region xml:id="ct40054144" text:id="ct40054144">
          <text:format-change>
            <office:change-info>
              <dc:creator>Unbekannter Autor</dc:creator>
              <dc:date>2016-04-24T10:37:00</dc:date>
            </office:change-info>
          </text:format-change>
        </text:changed-region>
        <text:changed-region xml:id="ct40054368" text:id="ct40054368">
          <text:format-change>
            <office:change-info>
              <dc:creator>Unbekannter Autor</dc:creator>
              <dc:date>2016-04-24T10:37:00</dc:date>
            </office:change-info>
          </text:format-change>
        </text:changed-region>
        <text:changed-region xml:id="ct40064256" text:id="ct40064256">
          <text:format-change>
            <office:change-info>
              <dc:creator>Unbekannter Autor</dc:creator>
              <dc:date>2016-04-24T10:37:00</dc:date>
            </office:change-info>
          </text:format-change>
        </text:changed-region>
        <text:changed-region xml:id="ct40065696" text:id="ct40065696">
          <text:format-change>
            <office:change-info>
              <dc:creator>Unbekannter Autor</dc:creator>
              <dc:date>2016-04-24T10:37:00</dc:date>
            </office:change-info>
          </text:format-change>
        </text:changed-region>
        <text:changed-region xml:id="ct40067184" text:id="ct40067184">
          <text:format-change>
            <office:change-info>
              <dc:creator>Unbekannter Autor</dc:creator>
              <dc:date>2016-04-24T10:37:00</dc:date>
            </office:change-info>
          </text:format-change>
        </text:changed-region>
        <text:changed-region xml:id="ct40068560" text:id="ct40068560">
          <text:format-change>
            <office:change-info>
              <dc:creator>Unbekannter Autor</dc:creator>
              <dc:date>2016-04-24T10:37:00</dc:date>
            </office:change-info>
          </text:format-change>
        </text:changed-region>
        <text:changed-region xml:id="ct40061232" text:id="ct40061232">
          <text:format-change>
            <office:change-info>
              <dc:creator>Unbekannter Autor</dc:creator>
              <dc:date>2016-04-24T10:37:00</dc:date>
            </office:change-info>
          </text:format-change>
        </text:changed-region>
        <text:changed-region xml:id="ct40074464" text:id="ct40074464">
          <text:format-change>
            <office:change-info>
              <dc:creator>Unbekannter Autor</dc:creator>
              <dc:date>2016-04-24T10:37:00</dc:date>
            </office:change-info>
          </text:format-change>
        </text:changed-region>
        <text:changed-region xml:id="ct40074688" text:id="ct40074688">
          <text:format-change>
            <office:change-info>
              <dc:creator>Unbekannter Autor</dc:creator>
              <dc:date>2016-04-24T10:37:00</dc:date>
            </office:change-info>
          </text:format-change>
        </text:changed-region>
        <text:changed-region xml:id="ct40075200" text:id="ct40075200">
          <text:format-change>
            <office:change-info>
              <dc:creator>Unbekannter Autor</dc:creator>
              <dc:date>2016-04-24T10:37:00</dc:date>
            </office:change-info>
          </text:format-change>
        </text:changed-region>
        <text:changed-region xml:id="ct40075424" text:id="ct40075424">
          <text:format-change>
            <office:change-info>
              <dc:creator>Unbekannter Autor</dc:creator>
              <dc:date>2016-04-24T10:37:00</dc:date>
            </office:change-info>
          </text:format-change>
        </text:changed-region>
        <text:changed-region xml:id="ct40075648" text:id="ct40075648">
          <text:format-change>
            <office:change-info>
              <dc:creator>Unbekannter Autor</dc:creator>
              <dc:date>2016-04-24T10:37:00</dc:date>
            </office:change-info>
          </text:format-change>
        </text:changed-region>
        <text:changed-region xml:id="ct37660064" text:id="ct37660064">
          <text:format-change>
            <office:change-info>
              <dc:creator>Unbekannter Autor</dc:creator>
              <dc:date>2016-04-24T10:37:00</dc:date>
            </office:change-info>
          </text:format-change>
        </text:changed-region>
        <text:changed-region xml:id="ct37660416" text:id="ct37660416">
          <text:format-change>
            <office:change-info>
              <dc:creator>Unbekannter Autor</dc:creator>
              <dc:date>2016-04-24T10:37:00</dc:date>
            </office:change-info>
          </text:format-change>
        </text:changed-region>
        <text:changed-region xml:id="ct37659712" text:id="ct37659712">
          <text:format-change>
            <office:change-info>
              <dc:creator>Unbekannter Autor</dc:creator>
              <dc:date>2016-04-24T10:37:00</dc:date>
            </office:change-info>
          </text:format-change>
        </text:changed-region>
        <text:changed-region xml:id="ct37659360" text:id="ct37659360">
          <text:format-change>
            <office:change-info>
              <dc:creator>Unbekannter Autor</dc:creator>
              <dc:date>2016-04-24T10:37:00</dc:date>
            </office:change-info>
          </text:format-change>
        </text:changed-region>
        <text:changed-region xml:id="ct37658304" text:id="ct37658304">
          <text:format-change>
            <office:change-info>
              <dc:creator>Unbekannter Autor</dc:creator>
              <dc:date>2016-04-24T10:37:00</dc:date>
            </office:change-info>
          </text:format-change>
        </text:changed-region>
        <text:changed-region xml:id="ct39588112" text:id="ct39588112">
          <text:format-change>
            <office:change-info>
              <dc:creator>Unbekannter Autor</dc:creator>
              <dc:date>2016-04-24T10:37:00</dc:date>
            </office:change-info>
          </text:format-change>
        </text:changed-region>
        <text:changed-region xml:id="ct40057664" text:id="ct40057664">
          <text:format-change>
            <office:change-info>
              <dc:creator>Unbekannter Autor</dc:creator>
              <dc:date>2016-04-24T10:37:00</dc:date>
            </office:change-info>
          </text:format-change>
        </text:changed-region>
        <text:changed-region xml:id="ct40054592" text:id="ct40054592">
          <text:format-change>
            <office:change-info>
              <dc:creator>Unbekannter Autor</dc:creator>
              <dc:date>2016-04-24T10:37:00</dc:date>
            </office:change-info>
          </text:format-change>
        </text:changed-region>
        <text:changed-region xml:id="ct40066560" text:id="ct40066560">
          <text:format-change>
            <office:change-info>
              <dc:creator>Unbekannter Autor</dc:creator>
              <dc:date>2016-04-24T10:37:00</dc:date>
            </office:change-info>
          </text:format-change>
        </text:changed-region>
        <text:changed-region xml:id="ct40064640" text:id="ct40064640">
          <text:format-change>
            <office:change-info>
              <dc:creator>Unbekannter Autor</dc:creator>
              <dc:date>2016-04-24T10:37:00</dc:date>
            </office:change-info>
          </text:format-change>
        </text:changed-region>
        <text:changed-region xml:id="ct40059776" text:id="ct40059776">
          <text:format-change>
            <office:change-info>
              <dc:creator>Unbekannter Autor</dc:creator>
              <dc:date>2016-04-24T10:37:00</dc:date>
            </office:change-info>
          </text:format-change>
        </text:changed-region>
        <text:changed-region xml:id="ct40059200" text:id="ct40059200">
          <text:format-change>
            <office:change-info>
              <dc:creator>Unbekannter Autor</dc:creator>
              <dc:date>2016-04-24T10:37:00</dc:date>
            </office:change-info>
          </text:format-change>
        </text:changed-region>
        <text:changed-region xml:id="ct40050032" text:id="ct40050032">
          <text:format-change>
            <office:change-info>
              <dc:creator>Unbekannter Autor</dc:creator>
              <dc:date>2016-04-24T10:37:00</dc:date>
            </office:change-info>
          </text:format-change>
        </text:changed-region>
        <text:changed-region xml:id="ct40046528" text:id="ct40046528">
          <text:format-change>
            <office:change-info>
              <dc:creator>Unbekannter Autor</dc:creator>
              <dc:date>2016-04-24T10:37:00</dc:date>
            </office:change-info>
          </text:format-change>
        </text:changed-region>
        <text:changed-region xml:id="ct40046752" text:id="ct40046752">
          <text:format-change>
            <office:change-info>
              <dc:creator>Unbekannter Autor</dc:creator>
              <dc:date>2016-04-24T10:37:00</dc:date>
            </office:change-info>
          </text:format-change>
        </text:changed-region>
        <text:changed-region xml:id="ct40047584" text:id="ct40047584">
          <text:format-change>
            <office:change-info>
              <dc:creator>Unbekannter Autor</dc:creator>
              <dc:date>2016-04-24T10:37:00</dc:date>
            </office:change-info>
          </text:format-change>
        </text:changed-region>
        <text:changed-region xml:id="ct37662880" text:id="ct37662880">
          <text:format-change>
            <office:change-info>
              <dc:creator>Unbekannter Autor</dc:creator>
              <dc:date>2016-04-24T10:37:00</dc:date>
            </office:change-info>
          </text:format-change>
        </text:changed-region>
        <text:changed-region xml:id="ct37663232" text:id="ct37663232">
          <text:format-change>
            <office:change-info>
              <dc:creator>Unbekannter Autor</dc:creator>
              <dc:date>2016-04-24T10:37:00</dc:date>
            </office:change-info>
          </text:format-change>
        </text:changed-region>
        <text:changed-region xml:id="ct40062992" text:id="ct40062992">
          <text:format-change>
            <office:change-info>
              <dc:creator>Unbekannter Autor</dc:creator>
              <dc:date>2016-04-24T10:37:00</dc:date>
            </office:change-info>
          </text:format-change>
        </text:changed-region>
        <text:changed-region xml:id="ct40062240" text:id="ct40062240">
          <text:format-change>
            <office:change-info>
              <dc:creator>Unbekannter Autor</dc:creator>
              <dc:date>2016-04-24T10:37:00</dc:date>
            </office:change-info>
          </text:format-change>
        </text:changed-region>
        <text:changed-region xml:id="ct40056768" text:id="ct40056768">
          <text:format-change>
            <office:change-info>
              <dc:creator>Unbekannter Autor</dc:creator>
              <dc:date>2016-04-24T10:37:00</dc:date>
            </office:change-info>
          </text:format-change>
        </text:changed-region>
        <text:changed-region xml:id="ct40078256" text:id="ct40078256">
          <text:format-change>
            <office:change-info>
              <dc:creator>Unbekannter Autor</dc:creator>
              <dc:date>2016-04-24T10:37:00</dc:date>
            </office:change-info>
          </text:format-change>
        </text:changed-region>
        <text:changed-region xml:id="ct40076160" text:id="ct40076160">
          <text:format-change>
            <office:change-info>
              <dc:creator>Unbekannter Autor</dc:creator>
              <dc:date>2016-04-24T10:37:00</dc:date>
            </office:change-info>
          </text:format-change>
        </text:changed-region>
        <text:changed-region xml:id="ct37670624" text:id="ct37670624">
          <text:format-change>
            <office:change-info>
              <dc:creator>Unbekannter Autor</dc:creator>
              <dc:date>2016-04-24T10:37:00</dc:date>
            </office:change-info>
          </text:format-change>
        </text:changed-region>
        <text:changed-region xml:id="ct40055776" text:id="ct40055776">
          <text:format-change>
            <office:change-info>
              <dc:creator>Unbekannter Autor</dc:creator>
              <dc:date>2016-04-24T10:37:00</dc:date>
            </office:change-info>
          </text:format-change>
        </text:changed-region>
        <text:changed-region xml:id="ct37670976" text:id="ct37670976">
          <text:format-change>
            <office:change-info>
              <dc:creator>Unbekannter Autor</dc:creator>
              <dc:date>2016-04-24T10:37:00</dc:date>
            </office:change-info>
          </text:format-change>
        </text:changed-region>
        <text:changed-region xml:id="ct37671680" text:id="ct37671680">
          <text:format-change>
            <office:change-info>
              <dc:creator>Unbekannter Autor</dc:creator>
              <dc:date>2016-04-24T10:37:00</dc:date>
            </office:change-info>
          </text:format-change>
        </text:changed-region>
        <text:changed-region xml:id="ct40088832" text:id="ct40088832">
          <text:format-change>
            <office:change-info>
              <dc:creator>Unbekannter Autor</dc:creator>
              <dc:date>2016-04-24T10:37:00</dc:date>
            </office:change-info>
          </text:format-change>
        </text:changed-region>
        <text:changed-region xml:id="ct40090096" text:id="ct40090096">
          <text:format-change>
            <office:change-info>
              <dc:creator>Unbekannter Autor</dc:creator>
              <dc:date>2016-04-24T10:37:00</dc:date>
            </office:change-info>
          </text:format-change>
        </text:changed-region>
        <text:changed-region xml:id="ct40092576" text:id="ct40092576">
          <text:format-change>
            <office:change-info>
              <dc:creator>Unbekannter Autor</dc:creator>
              <dc:date>2016-04-24T10:37:00</dc:date>
            </office:change-info>
          </text:format-change>
        </text:changed-region>
        <text:changed-region xml:id="ct40090320" text:id="ct40090320">
          <text:format-change>
            <office:change-info>
              <dc:creator>Unbekannter Autor</dc:creator>
              <dc:date>2016-04-24T10:37:00</dc:date>
            </office:change-info>
          </text:format-change>
        </text:changed-region>
        <text:changed-region xml:id="ct40088464" text:id="ct40088464">
          <text:format-change>
            <office:change-info>
              <dc:creator>Unbekannter Autor</dc:creator>
              <dc:date>2016-04-24T10:37:00</dc:date>
            </office:change-info>
          </text:format-change>
        </text:changed-region>
        <text:changed-region xml:id="ct40094720" text:id="ct40094720">
          <text:format-change>
            <office:change-info>
              <dc:creator>Unbekannter Autor</dc:creator>
              <dc:date>2016-04-24T10:37:00</dc:date>
            </office:change-info>
          </text:format-change>
        </text:changed-region>
        <text:changed-region xml:id="ct40094944" text:id="ct40094944">
          <text:format-change>
            <office:change-info>
              <dc:creator>Unbekannter Autor</dc:creator>
              <dc:date>2016-04-24T10:37:00</dc:date>
            </office:change-info>
          </text:format-change>
        </text:changed-region>
        <text:changed-region xml:id="ct40089344" text:id="ct40089344">
          <text:format-change>
            <office:change-info>
              <dc:creator>Unbekannter Autor</dc:creator>
              <dc:date>2016-04-24T10:37:00</dc:date>
            </office:change-info>
          </text:format-change>
        </text:changed-region>
        <text:changed-region xml:id="ct40085840" text:id="ct40085840">
          <text:format-change>
            <office:change-info>
              <dc:creator>Unbekannter Autor</dc:creator>
              <dc:date>2016-04-24T10:37:00</dc:date>
            </office:change-info>
          </text:format-change>
        </text:changed-region>
        <text:changed-region xml:id="ct40095328" text:id="ct40095328">
          <text:format-change>
            <office:change-info>
              <dc:creator>Unbekannter Autor</dc:creator>
              <dc:date>2016-04-24T10:37:00</dc:date>
            </office:change-info>
          </text:format-change>
        </text:changed-region>
        <text:changed-region xml:id="ct40097184" text:id="ct40097184">
          <text:format-change>
            <office:change-info>
              <dc:creator>Unbekannter Autor</dc:creator>
              <dc:date>2016-04-24T10:37:00</dc:date>
            </office:change-info>
          </text:format-change>
        </text:changed-region>
        <text:changed-region xml:id="ct37672384" text:id="ct37672384">
          <text:format-change>
            <office:change-info>
              <dc:creator>Unbekannter Autor</dc:creator>
              <dc:date>2016-04-24T10:37:00</dc:date>
            </office:change-info>
          </text:format-change>
        </text:changed-region>
        <text:changed-region xml:id="ct40099568" text:id="ct40099568">
          <text:format-change>
            <office:change-info>
              <dc:creator>Unbekannter Autor</dc:creator>
              <dc:date>2016-04-24T10:37:00</dc:date>
            </office:change-info>
          </text:format-change>
        </text:changed-region>
        <text:changed-region xml:id="ct40083792" text:id="ct40083792">
          <text:format-change>
            <office:change-info>
              <dc:creator>Unbekannter Autor</dc:creator>
              <dc:date>2016-04-24T10:37:00</dc:date>
            </office:change-info>
          </text:format-change>
        </text:changed-region>
        <text:changed-region xml:id="ct40088144" text:id="ct40088144">
          <text:format-change>
            <office:change-info>
              <dc:creator>Unbekannter Autor</dc:creator>
              <dc:date>2016-04-24T10:37:00</dc:date>
            </office:change-info>
          </text:format-change>
        </text:changed-region>
        <text:changed-region xml:id="ct40082384" text:id="ct40082384">
          <text:format-change>
            <office:change-info>
              <dc:creator>Unbekannter Autor</dc:creator>
              <dc:date>2016-04-24T10:37:00</dc:date>
            </office:change-info>
          </text:format-change>
        </text:changed-region>
        <text:changed-region xml:id="ct40082608" text:id="ct40082608">
          <text:format-change>
            <office:change-info>
              <dc:creator>Unbekannter Autor</dc:creator>
              <dc:date>2016-04-24T10:37:00</dc:date>
            </office:change-info>
          </text:format-change>
        </text:changed-region>
        <text:changed-region xml:id="ct40082832" text:id="ct40082832">
          <text:format-change>
            <office:change-info>
              <dc:creator>Unbekannter Autor</dc:creator>
              <dc:date>2016-04-24T10:37:00</dc:date>
            </office:change-info>
          </text:format-change>
        </text:changed-region>
        <text:changed-region xml:id="ct37677664" text:id="ct37677664">
          <text:format-change>
            <office:change-info>
              <dc:creator>Unbekannter Autor</dc:creator>
              <dc:date>2016-04-24T10:37:00</dc:date>
            </office:change-info>
          </text:format-change>
        </text:changed-region>
        <text:changed-region xml:id="ct40100784" text:id="ct40100784">
          <text:format-change>
            <office:change-info>
              <dc:creator>Unbekannter Autor</dc:creator>
              <dc:date>2016-04-24T10:37:00</dc:date>
            </office:change-info>
          </text:format-change>
        </text:changed-region>
        <text:changed-region xml:id="ct40110352" text:id="ct40110352">
          <text:format-change>
            <office:change-info>
              <dc:creator>Unbekannter Autor</dc:creator>
              <dc:date>2016-04-24T10:37:00</dc:date>
            </office:change-info>
          </text:format-change>
        </text:changed-region>
        <text:changed-region xml:id="ct40101840" text:id="ct40101840">
          <text:format-change>
            <office:change-info>
              <dc:creator>Unbekannter Autor</dc:creator>
              <dc:date>2016-04-24T10:37:00</dc:date>
            </office:change-info>
          </text:format-change>
        </text:changed-region>
        <text:changed-region xml:id="ct40114320" text:id="ct40114320">
          <text:format-change>
            <office:change-info>
              <dc:creator>Unbekannter Autor</dc:creator>
              <dc:date>2016-04-24T10:37:00</dc:date>
            </office:change-info>
          </text:format-change>
        </text:changed-region>
        <text:changed-region xml:id="ct40122352" text:id="ct40122352">
          <text:format-change>
            <office:change-info>
              <dc:creator>Unbekannter Autor</dc:creator>
              <dc:date>2016-04-24T10:37:00</dc:date>
            </office:change-info>
          </text:format-change>
        </text:changed-region>
        <text:changed-region xml:id="ct40128288" text:id="ct40128288">
          <text:format-change>
            <office:change-info>
              <dc:creator>Unbekannter Autor</dc:creator>
              <dc:date>2016-04-24T10:37:00</dc:date>
            </office:change-info>
          </text:format-change>
        </text:changed-region>
        <text:changed-region xml:id="ct40115408" text:id="ct40115408">
          <text:format-change>
            <office:change-info>
              <dc:creator>Unbekannter Autor</dc:creator>
              <dc:date>2016-04-24T10:37:00</dc:date>
            </office:change-info>
          </text:format-change>
        </text:changed-region>
        <text:changed-region xml:id="ct40106608" text:id="ct40106608">
          <text:format-change>
            <office:change-info>
              <dc:creator>Unbekannter Autor</dc:creator>
              <dc:date>2016-04-24T10:37:00</dc:date>
            </office:change-info>
          </text:format-change>
        </text:changed-region>
        <text:changed-region xml:id="ct37678368" text:id="ct37678368">
          <text:format-change>
            <office:change-info>
              <dc:creator>Unbekannter Autor</dc:creator>
              <dc:date>2016-04-24T10:37:00</dc:date>
            </office:change-info>
          </text:format-change>
        </text:changed-region>
        <text:changed-region xml:id="ct37680128" text:id="ct37680128">
          <text:format-change>
            <office:change-info>
              <dc:creator>Unbekannter Autor</dc:creator>
              <dc:date>2016-04-24T10:37:00</dc:date>
            </office:change-info>
          </text:format-change>
        </text:changed-region>
        <text:changed-region xml:id="ct40106832" text:id="ct40106832">
          <text:format-change>
            <office:change-info>
              <dc:creator>Unbekannter Autor</dc:creator>
              <dc:date>2016-04-24T10:37:00</dc:date>
            </office:change-info>
          </text:format-change>
        </text:changed-region>
        <text:changed-region xml:id="ct40096000" text:id="ct40096000">
          <text:format-change>
            <office:change-info>
              <dc:creator>Unbekannter Autor</dc:creator>
              <dc:date>2016-04-24T10:37:00</dc:date>
            </office:change-info>
          </text:format-change>
        </text:changed-region>
        <text:changed-region xml:id="ct40109488" text:id="ct40109488">
          <text:format-change>
            <office:change-info>
              <dc:creator>Unbekannter Autor</dc:creator>
              <dc:date>2016-04-24T10:37:00</dc:date>
            </office:change-info>
          </text:format-change>
        </text:changed-region>
        <text:changed-region xml:id="ct40101344" text:id="ct40101344">
          <text:format-change>
            <office:change-info>
              <dc:creator>Unbekannter Autor</dc:creator>
              <dc:date>2016-04-24T10:37:00</dc:date>
            </office:change-info>
          </text:format-change>
        </text:changed-region>
        <text:changed-region xml:id="ct40086592" text:id="ct40086592">
          <text:format-change>
            <office:change-info>
              <dc:creator>Unbekannter Autor</dc:creator>
              <dc:date>2016-04-24T10:37:00</dc:date>
            </office:change-info>
          </text:format-change>
        </text:changed-region>
        <text:changed-region xml:id="ct40113792" text:id="ct40113792">
          <text:format-change>
            <office:change-info>
              <dc:creator>Unbekannter Autor</dc:creator>
              <dc:date>2016-04-24T10:37:00</dc:date>
            </office:change-info>
          </text:format-change>
        </text:changed-region>
        <text:changed-region xml:id="ct40112224" text:id="ct40112224">
          <text:format-change>
            <office:change-info>
              <dc:creator>Unbekannter Autor</dc:creator>
              <dc:date>2016-04-24T10:37:00</dc:date>
            </office:change-info>
          </text:format-change>
        </text:changed-region>
        <text:changed-region xml:id="ct40104096" text:id="ct40104096">
          <text:format-change>
            <office:change-info>
              <dc:creator>Unbekannter Autor</dc:creator>
              <dc:date>2016-04-24T10:37:00</dc:date>
            </office:change-info>
          </text:format-change>
        </text:changed-region>
        <text:changed-region xml:id="ct40104320" text:id="ct40104320">
          <text:format-change>
            <office:change-info>
              <dc:creator>Unbekannter Autor</dc:creator>
              <dc:date>2016-04-24T10:37:00</dc:date>
            </office:change-info>
          </text:format-change>
        </text:changed-region>
        <text:changed-region xml:id="ct40104544" text:id="ct40104544">
          <text:format-change>
            <office:change-info>
              <dc:creator>Unbekannter Autor</dc:creator>
              <dc:date>2016-04-24T10:37:00</dc:date>
            </office:change-info>
          </text:format-change>
        </text:changed-region>
        <text:changed-region xml:id="ct37684352" text:id="ct37684352">
          <text:format-change>
            <office:change-info>
              <dc:creator>Unbekannter Autor</dc:creator>
              <dc:date>2016-04-24T10:37:00</dc:date>
            </office:change-info>
          </text:format-change>
        </text:changed-region>
        <text:changed-region xml:id="ct37684704" text:id="ct37684704">
          <text:format-change>
            <office:change-info>
              <dc:creator>Unbekannter Autor</dc:creator>
              <dc:date>2016-04-24T10:37:00</dc:date>
            </office:change-info>
          </text:format-change>
        </text:changed-region>
        <text:changed-region xml:id="ct37685408" text:id="ct37685408">
          <text:format-change>
            <office:change-info>
              <dc:creator>Unbekannter Autor</dc:creator>
              <dc:date>2016-04-24T10:37:00</dc:date>
            </office:change-info>
          </text:format-change>
        </text:changed-region>
        <text:changed-region xml:id="ct40131072" text:id="ct40131072">
          <text:format-change>
            <office:change-info>
              <dc:creator>Unbekannter Autor</dc:creator>
              <dc:date>2016-04-24T10:37:00</dc:date>
            </office:change-info>
          </text:format-change>
        </text:changed-region>
        <text:changed-region xml:id="ct40119760" text:id="ct40119760">
          <text:format-change>
            <office:change-info>
              <dc:creator>Unbekannter Autor</dc:creator>
              <dc:date>2016-04-24T10:37:00</dc:date>
            </office:change-info>
          </text:format-change>
        </text:changed-region>
        <text:changed-region xml:id="ct40054816" text:id="ct40054816">
          <text:format-change>
            <office:change-info>
              <dc:creator>Unbekannter Autor</dc:creator>
              <dc:date>2016-04-24T10:37:00</dc:date>
            </office:change-info>
          </text:format-change>
        </text:changed-region>
        <text:changed-region xml:id="ct40127456" text:id="ct40127456">
          <text:format-change>
            <office:change-info>
              <dc:creator>Unbekannter Autor</dc:creator>
              <dc:date>2016-04-24T10:37:00</dc:date>
            </office:change-info>
          </text:format-change>
        </text:changed-region>
        <text:changed-region xml:id="ct37687520" text:id="ct37687520">
          <text:format-change>
            <office:change-info>
              <dc:creator>Unbekannter Autor</dc:creator>
              <dc:date>2016-04-24T10:37:00</dc:date>
            </office:change-info>
          </text:format-change>
        </text:changed-region>
        <text:changed-region xml:id="ct40126848" text:id="ct40126848">
          <text:format-change>
            <office:change-info>
              <dc:creator>Unbekannter Autor</dc:creator>
              <dc:date>2016-04-24T10:37:00</dc:date>
            </office:change-info>
          </text:format-change>
        </text:changed-region>
        <text:changed-region xml:id="ct37688928" text:id="ct37688928">
          <text:format-change>
            <office:change-info>
              <dc:creator>Unbekannter Autor</dc:creator>
              <dc:date>2016-04-24T10:37:00</dc:date>
            </office:change-info>
          </text:format-change>
        </text:changed-region>
        <text:changed-region xml:id="ct40134384" text:id="ct40134384">
          <text:format-change>
            <office:change-info>
              <dc:creator>Unbekannter Autor</dc:creator>
              <dc:date>2016-04-24T10:37:00</dc:date>
            </office:change-info>
          </text:format-change>
        </text:changed-region>
        <text:changed-region xml:id="ct40136544" text:id="ct40136544">
          <text:format-change>
            <office:change-info>
              <dc:creator>Unbekannter Autor</dc:creator>
              <dc:date>2016-04-24T10:37:00</dc:date>
            </office:change-info>
          </text:format-change>
        </text:changed-region>
        <text:changed-region xml:id="ct40138960" text:id="ct40138960">
          <text:format-change>
            <office:change-info>
              <dc:creator>Unbekannter Autor</dc:creator>
              <dc:date>2016-04-24T10:37:00</dc:date>
            </office:change-info>
          </text:format-change>
        </text:changed-region>
        <text:changed-region xml:id="ct40141232" text:id="ct40141232">
          <text:format-change>
            <office:change-info>
              <dc:creator>Unbekannter Autor</dc:creator>
              <dc:date>2016-04-24T10:37:00</dc:date>
            </office:change-info>
          </text:format-change>
        </text:changed-region>
        <text:changed-region xml:id="ct37690336" text:id="ct37690336">
          <text:format-change>
            <office:change-info>
              <dc:creator>Unbekannter Autor</dc:creator>
              <dc:date>2016-04-24T10:37:00</dc:date>
            </office:change-info>
          </text:format-change>
        </text:changed-region>
        <text:changed-region xml:id="ct40134080" text:id="ct40134080">
          <text:format-change>
            <office:change-info>
              <dc:creator>Unbekannter Autor</dc:creator>
              <dc:date>2016-04-24T10:37:00</dc:date>
            </office:change-info>
          </text:format-change>
        </text:changed-region>
        <text:changed-region xml:id="ct40144016" text:id="ct40144016">
          <text:format-change>
            <office:change-info>
              <dc:creator>Unbekannter Autor</dc:creator>
              <dc:date>2016-04-24T10:37:00</dc:date>
            </office:change-info>
          </text:format-change>
        </text:changed-region>
        <text:changed-region xml:id="ct40137424" text:id="ct40137424">
          <text:format-change>
            <office:change-info>
              <dc:creator>Unbekannter Autor</dc:creator>
              <dc:date>2016-04-24T10:37:00</dc:date>
            </office:change-info>
          </text:format-change>
        </text:changed-region>
        <text:changed-region xml:id="ct40137648" text:id="ct40137648">
          <text:format-change>
            <office:change-info>
              <dc:creator>Unbekannter Autor</dc:creator>
              <dc:date>2016-04-24T10:37:00</dc:date>
            </office:change-info>
          </text:format-change>
        </text:changed-region>
        <text:changed-region xml:id="ct40135088" text:id="ct40135088">
          <text:format-change>
            <office:change-info>
              <dc:creator>Unbekannter Autor</dc:creator>
              <dc:date>2016-04-24T10:37:00</dc:date>
            </office:change-info>
          </text:format-change>
        </text:changed-region>
        <text:changed-region xml:id="ct40138432" text:id="ct40138432">
          <text:format-change>
            <office:change-info>
              <dc:creator>Unbekannter Autor</dc:creator>
              <dc:date>2016-04-24T10:37:00</dc:date>
            </office:change-info>
          </text:format-change>
        </text:changed-region>
        <text:changed-region xml:id="ct40140480" text:id="ct40140480">
          <text:format-change>
            <office:change-info>
              <dc:creator>Unbekannter Autor</dc:creator>
              <dc:date>2016-04-24T10:37:00</dc:date>
            </office:change-info>
          </text:format-change>
        </text:changed-region>
        <text:changed-region xml:id="ct40147200" text:id="ct40147200">
          <text:format-change>
            <office:change-info>
              <dc:creator>Unbekannter Autor</dc:creator>
              <dc:date>2016-04-24T10:37:00</dc:date>
            </office:change-info>
          </text:format-change>
        </text:changed-region>
        <text:changed-region xml:id="ct40149536" text:id="ct40149536">
          <text:format-change>
            <office:change-info>
              <dc:creator>Unbekannter Autor</dc:creator>
              <dc:date>2016-04-24T10:37:00</dc:date>
            </office:change-info>
          </text:format-change>
        </text:changed-region>
        <text:changed-region xml:id="ct37693152" text:id="ct37693152">
          <text:format-change>
            <office:change-info>
              <dc:creator>Unbekannter Autor</dc:creator>
              <dc:date>2016-04-24T10:37:00</dc:date>
            </office:change-info>
          </text:format-change>
        </text:changed-region>
        <text:changed-region xml:id="ct37691040" text:id="ct37691040">
          <text:format-change>
            <office:change-info>
              <dc:creator>Unbekannter Autor</dc:creator>
              <dc:date>2016-04-24T10:37:00</dc:date>
            </office:change-info>
          </text:format-change>
        </text:changed-region>
        <text:changed-region xml:id="ct37693504" text:id="ct37693504">
          <text:format-change>
            <office:change-info>
              <dc:creator>Unbekannter Autor</dc:creator>
              <dc:date>2016-04-24T10:37:00</dc:date>
            </office:change-info>
          </text:format-change>
        </text:changed-region>
        <text:changed-region xml:id="ct40151888" text:id="ct40151888">
          <text:format-change>
            <office:change-info>
              <dc:creator>Unbekannter Autor</dc:creator>
              <dc:date>2016-04-24T10:37:00</dc:date>
            </office:change-info>
          </text:format-change>
        </text:changed-region>
        <text:changed-region xml:id="ct40140064" text:id="ct40140064">
          <text:format-change>
            <office:change-info>
              <dc:creator>Unbekannter Autor</dc:creator>
              <dc:date>2016-04-24T10:37:00</dc:date>
            </office:change-info>
          </text:format-change>
        </text:changed-region>
        <text:changed-region xml:id="ct40155312" text:id="ct40155312">
          <text:format-change>
            <office:change-info>
              <dc:creator>Unbekannter Autor</dc:creator>
              <dc:date>2016-04-24T10:37:00</dc:date>
            </office:change-info>
          </text:format-change>
        </text:changed-region>
        <text:changed-region xml:id="ct40157696" text:id="ct40157696">
          <text:format-change>
            <office:change-info>
              <dc:creator>Unbekannter Autor</dc:creator>
              <dc:date>2016-04-24T10:37:00</dc:date>
            </office:change-info>
          </text:format-change>
        </text:changed-region>
        <text:changed-region xml:id="ct40135680" text:id="ct40135680">
          <text:format-change>
            <office:change-info>
              <dc:creator>Unbekannter Autor</dc:creator>
              <dc:date>2016-04-24T10:37:00</dc:date>
            </office:change-info>
          </text:format-change>
        </text:changed-region>
        <text:changed-region xml:id="ct40162592" text:id="ct40162592">
          <text:format-change>
            <office:change-info>
              <dc:creator>Unbekannter Autor</dc:creator>
              <dc:date>2016-04-24T10:37:00</dc:date>
            </office:change-info>
          </text:format-change>
        </text:changed-region>
        <text:changed-region xml:id="ct40145616" text:id="ct40145616">
          <text:format-change>
            <office:change-info>
              <dc:creator>Unbekannter Autor</dc:creator>
              <dc:date>2016-04-24T10:37:00</dc:date>
            </office:change-info>
          </text:format-change>
        </text:changed-region>
        <text:changed-region xml:id="ct40154080" text:id="ct40154080">
          <text:format-change>
            <office:change-info>
              <dc:creator>Unbekannter Autor</dc:creator>
              <dc:date>2016-04-24T10:37:00</dc:date>
            </office:change-info>
          </text:format-change>
        </text:changed-region>
        <text:changed-region xml:id="ct40167952" text:id="ct40167952">
          <text:deletion>
            <office:change-info>
              <dc:creator>Unbekannter Autor</dc:creator>
              <dc:date>2016-04-23T18:44:00</dc:date>
            </office:change-info>
            <text:p text:style-name="P39"/>
            <text:p text:style-name="P39"/>
          </text:deletion>
        </text:changed-region>
        <text:changed-region xml:id="ct40138720" text:id="ct40138720">
          <text:format-change>
            <office:change-info>
              <dc:creator>Unbekannter Autor</dc:creator>
              <dc:date>2016-04-24T10:37:00</dc:date>
            </office:change-info>
          </text:format-change>
        </text:changed-region>
        <text:changed-region xml:id="ct40173776" text:id="ct40173776">
          <text:format-change>
            <office:change-info>
              <dc:creator>Unbekannter Autor</dc:creator>
              <dc:date>2016-04-24T10:37:00</dc:date>
            </office:change-info>
          </text:format-change>
        </text:changed-region>
        <text:changed-region xml:id="ct40175632" text:id="ct40175632">
          <text:format-change>
            <office:change-info>
              <dc:creator>Unbekannter Autor</dc:creator>
              <dc:date>2016-04-24T10:37:00</dc:date>
            </office:change-info>
          </text:format-change>
        </text:changed-region>
        <text:changed-region xml:id="ct40175856" text:id="ct40175856">
          <text:format-change>
            <office:change-info>
              <dc:creator>Unbekannter Autor</dc:creator>
              <dc:date>2016-04-24T10:37:00</dc:date>
            </office:change-info>
          </text:format-change>
        </text:changed-region>
        <text:changed-region xml:id="ct40176368" text:id="ct40176368">
          <text:format-change>
            <office:change-info>
              <dc:creator>Unbekannter Autor</dc:creator>
              <dc:date>2016-04-24T10:37:00</dc:date>
            </office:change-info>
          </text:format-change>
        </text:changed-region>
        <text:changed-region xml:id="ct40176592" text:id="ct40176592">
          <text:format-change>
            <office:change-info>
              <dc:creator>Unbekannter Autor</dc:creator>
              <dc:date>2016-04-24T10:37:00</dc:date>
            </office:change-info>
          </text:format-change>
        </text:changed-region>
        <text:changed-region xml:id="ct40176816" text:id="ct40176816">
          <text:format-change>
            <office:change-info>
              <dc:creator>Unbekannter Autor</dc:creator>
              <dc:date>2016-04-24T10:37:00</dc:date>
            </office:change-info>
          </text:format-change>
        </text:changed-region>
        <text:changed-region xml:id="ct40177328" text:id="ct40177328">
          <text:format-change>
            <office:change-info>
              <dc:creator>Unbekannter Autor</dc:creator>
              <dc:date>2016-04-24T10:37:00</dc:date>
            </office:change-info>
          </text:format-change>
        </text:changed-region>
        <text:changed-region xml:id="ct40177552" text:id="ct40177552">
          <text:format-change>
            <office:change-info>
              <dc:creator>Unbekannter Autor</dc:creator>
              <dc:date>2016-04-24T10:37:00</dc:date>
            </office:change-info>
          </text:format-change>
        </text:changed-region>
        <text:changed-region xml:id="ct40177776" text:id="ct40177776">
          <text:format-change>
            <office:change-info>
              <dc:creator>Unbekannter Autor</dc:creator>
              <dc:date>2016-04-24T10:37:00</dc:date>
            </office:change-info>
          </text:format-change>
        </text:changed-region>
        <text:changed-region xml:id="ct40181920" text:id="ct40181920">
          <text:format-change>
            <office:change-info>
              <dc:creator>Unbekannter Autor</dc:creator>
              <dc:date>2016-04-24T10:37:00</dc:date>
            </office:change-info>
          </text:format-change>
        </text:changed-region>
        <text:changed-region xml:id="ct40184592" text:id="ct40184592">
          <text:format-change>
            <office:change-info>
              <dc:creator>Unbekannter Autor</dc:creator>
              <dc:date>2016-04-24T10:37:00</dc:date>
            </office:change-info>
          </text:format-change>
        </text:changed-region>
        <text:changed-region xml:id="ct40187168" text:id="ct40187168">
          <text:format-change>
            <office:change-info>
              <dc:creator>Unbekannter Autor</dc:creator>
              <dc:date>2016-04-24T10:37:00</dc:date>
            </office:change-info>
          </text:format-change>
        </text:changed-region>
        <text:changed-region xml:id="ct40187840" text:id="ct40187840">
          <text:format-change>
            <office:change-info>
              <dc:creator>Unbekannter Autor</dc:creator>
              <dc:date>2016-04-24T10:37:00</dc:date>
            </office:change-info>
          </text:format-change>
        </text:changed-region>
        <text:changed-region xml:id="ct40188064" text:id="ct40188064">
          <text:format-change>
            <office:change-info>
              <dc:creator>Unbekannter Autor</dc:creator>
              <dc:date>2016-04-24T10:37:00</dc:date>
            </office:change-info>
          </text:format-change>
        </text:changed-region>
        <text:changed-region xml:id="ct40198080" text:id="ct40198080">
          <text:format-change>
            <office:change-info>
              <dc:creator>Unbekannter Autor</dc:creator>
              <dc:date>2016-04-24T10:37:00</dc:date>
            </office:change-info>
          </text:format-change>
        </text:changed-region>
        <text:changed-region xml:id="ct40199584" text:id="ct40199584">
          <text:format-change>
            <office:change-info>
              <dc:creator>Unbekannter Autor</dc:creator>
              <dc:date>2016-04-24T10:37:00</dc:date>
            </office:change-info>
          </text:format-change>
        </text:changed-region>
        <text:changed-region xml:id="ct40201056" text:id="ct40201056">
          <text:format-change>
            <office:change-info>
              <dc:creator>Unbekannter Autor</dc:creator>
              <dc:date>2016-04-24T10:37:00</dc:date>
            </office:change-info>
          </text:format-change>
        </text:changed-region>
        <text:changed-region xml:id="ct40202560" text:id="ct40202560">
          <text:format-change>
            <office:change-info>
              <dc:creator>Unbekannter Autor</dc:creator>
              <dc:date>2016-04-24T10:37:00</dc:date>
            </office:change-info>
          </text:format-change>
        </text:changed-region>
        <text:changed-region xml:id="ct40194896" text:id="ct40194896">
          <text:format-change>
            <office:change-info>
              <dc:creator>Unbekannter Autor</dc:creator>
              <dc:date>2016-04-24T10:37:00</dc:date>
            </office:change-info>
          </text:format-change>
        </text:changed-region>
        <text:changed-region xml:id="ct40208656" text:id="ct40208656">
          <text:format-change>
            <office:change-info>
              <dc:creator>Unbekannter Autor</dc:creator>
              <dc:date>2016-04-24T10:37:00</dc:date>
            </office:change-info>
          </text:format-change>
        </text:changed-region>
        <text:changed-region xml:id="ct40208880" text:id="ct40208880">
          <text:format-change>
            <office:change-info>
              <dc:creator>Unbekannter Autor</dc:creator>
              <dc:date>2016-04-24T10:37:00</dc:date>
            </office:change-info>
          </text:format-change>
        </text:changed-region>
        <text:changed-region xml:id="ct40209104" text:id="ct40209104">
          <text:format-change>
            <office:change-info>
              <dc:creator>Unbekannter Autor</dc:creator>
              <dc:date>2016-04-24T10:37:00</dc:date>
            </office:change-info>
          </text:format-change>
        </text:changed-region>
        <text:changed-region xml:id="ct40209328" text:id="ct40209328">
          <text:format-change>
            <office:change-info>
              <dc:creator>Unbekannter Autor</dc:creator>
              <dc:date>2016-04-24T10:37:00</dc:date>
            </office:change-info>
          </text:format-change>
        </text:changed-region>
        <text:changed-region xml:id="ct40209840" text:id="ct40209840">
          <text:format-change>
            <office:change-info>
              <dc:creator>Unbekannter Autor</dc:creator>
              <dc:date>2016-04-24T10:37:00</dc:date>
            </office:change-info>
          </text:format-change>
        </text:changed-region>
        <text:changed-region xml:id="ct37705808" text:id="ct37705808">
          <text:format-change>
            <office:change-info>
              <dc:creator>Unbekannter Autor</dc:creator>
              <dc:date>2016-04-24T10:37:00</dc:date>
            </office:change-info>
          </text:format-change>
        </text:changed-region>
        <text:changed-region xml:id="ct37707920" text:id="ct37707920">
          <text:format-change>
            <office:change-info>
              <dc:creator>Unbekannter Autor</dc:creator>
              <dc:date>2016-04-24T10:37:00</dc:date>
            </office:change-info>
          </text:format-change>
        </text:changed-region>
        <text:changed-region xml:id="ct37707568" text:id="ct37707568">
          <text:format-change>
            <office:change-info>
              <dc:creator>Unbekannter Autor</dc:creator>
              <dc:date>2016-04-24T10:37:00</dc:date>
            </office:change-info>
          </text:format-change>
        </text:changed-region>
        <text:changed-region xml:id="ct37706864" text:id="ct37706864">
          <text:format-change>
            <office:change-info>
              <dc:creator>Unbekannter Autor</dc:creator>
              <dc:date>2016-04-24T10:37:00</dc:date>
            </office:change-info>
          </text:format-change>
        </text:changed-region>
        <text:changed-region xml:id="ct37706512" text:id="ct37706512">
          <text:format-change>
            <office:change-info>
              <dc:creator>Unbekannter Autor</dc:creator>
              <dc:date>2016-04-24T10:37:00</dc:date>
            </office:change-info>
          </text:format-change>
        </text:changed-region>
        <text:changed-region xml:id="ct37706160" text:id="ct37706160">
          <text:format-change>
            <office:change-info>
              <dc:creator>Unbekannter Autor</dc:creator>
              <dc:date>2016-04-24T10:37:00</dc:date>
            </office:change-info>
          </text:format-change>
        </text:changed-region>
        <text:changed-region xml:id="ct37705456" text:id="ct37705456">
          <text:format-change>
            <office:change-info>
              <dc:creator>Unbekannter Autor</dc:creator>
              <dc:date>2016-04-24T10:37:00</dc:date>
            </office:change-info>
          </text:format-change>
        </text:changed-region>
        <text:changed-region xml:id="ct37705104" text:id="ct37705104">
          <text:format-change>
            <office:change-info>
              <dc:creator>Unbekannter Autor</dc:creator>
              <dc:date>2016-04-24T10:37:00</dc:date>
            </office:change-info>
          </text:format-change>
        </text:changed-region>
        <text:changed-region xml:id="ct40188368" text:id="ct40188368">
          <text:format-change>
            <office:change-info>
              <dc:creator>Unbekannter Autor</dc:creator>
              <dc:date>2016-04-24T10:37:00</dc:date>
            </office:change-info>
          </text:format-change>
        </text:changed-region>
        <text:changed-region xml:id="ct40188592" text:id="ct40188592">
          <text:format-change>
            <office:change-info>
              <dc:creator>Unbekannter Autor</dc:creator>
              <dc:date>2016-04-24T10:37:00</dc:date>
            </office:change-info>
          </text:format-change>
        </text:changed-region>
        <text:changed-region xml:id="ct40191872" text:id="ct40191872">
          <text:format-change>
            <office:change-info>
              <dc:creator>Unbekannter Autor</dc:creator>
              <dc:date>2016-04-24T10:37:00</dc:date>
            </office:change-info>
          </text:format-change>
        </text:changed-region>
        <text:changed-region xml:id="ct40190400" text:id="ct40190400">
          <text:format-change>
            <office:change-info>
              <dc:creator>Unbekannter Autor</dc:creator>
              <dc:date>2016-04-24T10:37:00</dc:date>
            </office:change-info>
          </text:format-change>
        </text:changed-region>
        <text:changed-region xml:id="ct40178096" text:id="ct40178096">
          <text:format-change>
            <office:change-info>
              <dc:creator>Unbekannter Autor</dc:creator>
              <dc:date>2016-04-24T10:37:00</dc:date>
            </office:change-info>
          </text:format-change>
        </text:changed-region>
        <text:changed-region xml:id="ct42644096" text:id="ct4264409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5203440" text:id="ct55203440">
          <text:insertion>
            <office:change-info>
              <dc:creator>Unbekannter Autor</dc:creator>
              <dc:date>2016-11-28T16:52:00</dc:date>
            </office:change-info>
          </text:insertion>
        </text:changed-region>
        <text:changed-region xml:id="ct41308832" text:id="ct41308832">
          <text:format-change>
            <office:change-info>
              <dc:creator>Unbekannter Autor</dc:creator>
              <dc:date>2016-04-24T10:37:00</dc:date>
            </office:change-info>
          </text:format-change>
        </text:changed-region>
        <text:changed-region xml:id="ct40180112" text:id="ct40180112">
          <text:format-change>
            <office:change-info>
              <dc:creator>Unbekannter Autor</dc:creator>
              <dc:date>2016-04-24T10:37:00</dc:date>
            </office:change-info>
          </text:format-change>
        </text:changed-region>
        <text:changed-region xml:id="ct40180688" text:id="ct40180688">
          <text:format-change>
            <office:change-info>
              <dc:creator>Unbekannter Autor</dc:creator>
              <dc:date>2016-04-24T10:37:00</dc:date>
            </office:change-info>
          </text:format-change>
        </text:changed-region>
        <text:changed-region xml:id="ct40180912" text:id="ct40180912">
          <text:format-change>
            <office:change-info>
              <dc:creator>Unbekannter Autor</dc:creator>
              <dc:date>2016-04-24T10:37:00</dc:date>
            </office:change-info>
          </text:format-change>
        </text:changed-region>
        <text:changed-region xml:id="ct40181136" text:id="ct40181136">
          <text:format-change>
            <office:change-info>
              <dc:creator>Unbekannter Autor</dc:creator>
              <dc:date>2016-04-24T10:37:00</dc:date>
            </office:change-info>
          </text:format-change>
        </text:changed-region>
        <text:changed-region xml:id="ct37713200" text:id="ct37713200">
          <text:format-change>
            <office:change-info>
              <dc:creator>Unbekannter Autor</dc:creator>
              <dc:date>2016-04-24T10:37:00</dc:date>
            </office:change-info>
          </text:format-change>
        </text:changed-region>
        <text:changed-region xml:id="ct40199808" text:id="ct40199808">
          <text:format-change>
            <office:change-info>
              <dc:creator>Unbekannter Autor</dc:creator>
              <dc:date>2016-04-24T10:37:00</dc:date>
            </office:change-info>
          </text:format-change>
        </text:changed-region>
        <text:changed-region xml:id="ct40190624" text:id="ct40190624">
          <text:format-change>
            <office:change-info>
              <dc:creator>Unbekannter Autor</dc:creator>
              <dc:date>2016-04-24T10:37:00</dc:date>
            </office:change-info>
          </text:format-change>
        </text:changed-region>
        <text:changed-region xml:id="ct37716016" text:id="ct37716016">
          <text:format-change>
            <office:change-info>
              <dc:creator>Unbekannter Autor</dc:creator>
              <dc:date>2016-04-24T10:37:00</dc:date>
            </office:change-info>
          </text:format-change>
        </text:changed-region>
        <text:changed-region xml:id="ct37704048" text:id="ct37704048">
          <text:format-change>
            <office:change-info>
              <dc:creator>Unbekannter Autor</dc:creator>
              <dc:date>2016-04-24T10:37:00</dc:date>
            </office:change-info>
          </text:format-change>
        </text:changed-region>
        <text:changed-region xml:id="ct37708624" text:id="ct37708624">
          <text:format-change>
            <office:change-info>
              <dc:creator>Unbekannter Autor</dc:creator>
              <dc:date>2016-04-24T10:37:00</dc:date>
            </office:change-info>
          </text:format-change>
        </text:changed-region>
        <text:changed-region xml:id="ct37716368" text:id="ct37716368">
          <text:format-change>
            <office:change-info>
              <dc:creator>Unbekannter Autor</dc:creator>
              <dc:date>2016-04-24T10:37:00</dc:date>
            </office:change-info>
          </text:format-change>
        </text:changed-region>
        <text:changed-region xml:id="ct40182576" text:id="ct40182576">
          <text:format-change>
            <office:change-info>
              <dc:creator>Unbekannter Autor</dc:creator>
              <dc:date>2016-04-24T10:37:00</dc:date>
            </office:change-info>
          </text:format-change>
        </text:changed-region>
        <text:changed-region xml:id="ct40195408" text:id="ct40195408">
          <text:format-change>
            <office:change-info>
              <dc:creator>Unbekannter Autor</dc:creator>
              <dc:date>2016-04-24T10:37:00</dc:date>
            </office:change-info>
          </text:format-change>
        </text:changed-region>
        <text:changed-region xml:id="ct37718128" text:id="ct37718128">
          <text:format-change>
            <office:change-info>
              <dc:creator>Unbekannter Autor</dc:creator>
              <dc:date>2016-04-24T10:37:00</dc:date>
            </office:change-info>
          </text:format-change>
        </text:changed-region>
        <text:changed-region xml:id="ct37718480" text:id="ct37718480">
          <text:format-change>
            <office:change-info>
              <dc:creator>Unbekannter Autor</dc:creator>
              <dc:date>2016-04-24T10:37:00</dc:date>
            </office:change-info>
          </text:format-change>
        </text:changed-region>
        <text:changed-region xml:id="ct40193760" text:id="ct40193760">
          <text:format-change>
            <office:change-info>
              <dc:creator>Unbekannter Autor</dc:creator>
              <dc:date>2016-04-24T10:37:00</dc:date>
            </office:change-info>
          </text:format-change>
        </text:changed-region>
        <text:changed-region xml:id="ct40212432" text:id="ct40212432">
          <text:format-change>
            <office:change-info>
              <dc:creator>Unbekannter Autor</dc:creator>
              <dc:date>2016-04-24T10:37:00</dc:date>
            </office:change-info>
          </text:format-change>
        </text:changed-region>
        <text:changed-region xml:id="ct40215776" text:id="ct40215776">
          <text:format-change>
            <office:change-info>
              <dc:creator>Unbekannter Autor</dc:creator>
              <dc:date>2016-04-24T10:37:00</dc:date>
            </office:change-info>
          </text:format-change>
        </text:changed-region>
        <text:changed-region xml:id="ct40217040" text:id="ct40217040">
          <text:format-change>
            <office:change-info>
              <dc:creator>Unbekannter Autor</dc:creator>
              <dc:date>2016-04-24T10:37:00</dc:date>
            </office:change-info>
          </text:format-change>
        </text:changed-region>
        <text:changed-region xml:id="ct40219456" text:id="ct40219456">
          <text:format-change>
            <office:change-info>
              <dc:creator>Unbekannter Autor</dc:creator>
              <dc:date>2016-04-24T10:37:00</dc:date>
            </office:change-info>
          </text:format-change>
        </text:changed-region>
        <text:changed-region xml:id="ct37718896" text:id="ct37718896">
          <text:format-change>
            <office:change-info>
              <dc:creator>Unbekannter Autor</dc:creator>
              <dc:date>2016-04-24T10:37:00</dc:date>
            </office:change-info>
          </text:format-change>
        </text:changed-region>
        <text:changed-region xml:id="ct37719888" text:id="ct37719888">
          <text:format-change>
            <office:change-info>
              <dc:creator>Unbekannter Autor</dc:creator>
              <dc:date>2016-04-24T10:37:00</dc:date>
            </office:change-info>
          </text:format-change>
        </text:changed-region>
        <text:changed-region xml:id="ct37719536" text:id="ct37719536">
          <text:format-change>
            <office:change-info>
              <dc:creator>Unbekannter Autor</dc:creator>
              <dc:date>2016-04-24T10:37:00</dc:date>
            </office:change-info>
          </text:format-change>
        </text:changed-region>
        <text:changed-region xml:id="ct40215008" text:id="ct40215008">
          <text:format-change>
            <office:change-info>
              <dc:creator>Unbekannter Autor</dc:creator>
              <dc:date>2016-04-24T10:37:00</dc:date>
            </office:change-info>
          </text:format-change>
        </text:changed-region>
        <text:changed-region xml:id="ct40216384" text:id="ct40216384">
          <text:format-change>
            <office:change-info>
              <dc:creator>Unbekannter Autor</dc:creator>
              <dc:date>2016-04-24T10:37:00</dc:date>
            </office:change-info>
          </text:format-change>
        </text:changed-region>
        <text:changed-region xml:id="ct40213344" text:id="ct40213344">
          <text:format-change>
            <office:change-info>
              <dc:creator>Unbekannter Autor</dc:creator>
              <dc:date>2016-04-24T10:37:00</dc:date>
            </office:change-info>
          </text:format-change>
        </text:changed-region>
        <text:changed-region xml:id="ct37722416" text:id="ct37722416">
          <text:format-change>
            <office:change-info>
              <dc:creator>Unbekannter Autor</dc:creator>
              <dc:date>2016-04-24T10:37:00</dc:date>
            </office:change-info>
          </text:format-change>
        </text:changed-region>
        <text:changed-region xml:id="ct37722768" text:id="ct37722768">
          <text:format-change>
            <office:change-info>
              <dc:creator>Unbekannter Autor</dc:creator>
              <dc:date>2016-04-24T10:37:00</dc:date>
            </office:change-info>
          </text:format-change>
        </text:changed-region>
        <text:changed-region xml:id="ct37719184" text:id="ct37719184">
          <text:format-change>
            <office:change-info>
              <dc:creator>Unbekannter Autor</dc:creator>
              <dc:date>2016-04-24T10:37:00</dc:date>
            </office:change-info>
          </text:format-change>
        </text:changed-region>
        <text:changed-region xml:id="ct40215472" text:id="ct40215472">
          <text:format-change>
            <office:change-info>
              <dc:creator>Unbekannter Autor</dc:creator>
              <dc:date>2016-04-24T10:37:00</dc:date>
            </office:change-info>
          </text:format-change>
        </text:changed-region>
        <text:changed-region xml:id="ct37720592" text:id="ct37720592">
          <text:format-change>
            <office:change-info>
              <dc:creator>Unbekannter Autor</dc:creator>
              <dc:date>2016-04-24T10:37:00</dc:date>
            </office:change-info>
          </text:format-change>
        </text:changed-region>
        <text:changed-region xml:id="ct40224144" text:id="ct40224144">
          <text:format-change>
            <office:change-info>
              <dc:creator>Unbekannter Autor</dc:creator>
              <dc:date>2016-04-24T10:37:00</dc:date>
            </office:change-info>
          </text:format-change>
        </text:changed-region>
        <text:changed-region xml:id="ct40216080" text:id="ct40216080">
          <text:format-change>
            <office:change-info>
              <dc:creator>Unbekannter Autor</dc:creator>
              <dc:date>2016-04-24T10:37:00</dc:date>
            </office:change-info>
          </text:format-change>
        </text:changed-region>
        <text:changed-region xml:id="ct40227840" text:id="ct40227840">
          <text:format-change>
            <office:change-info>
              <dc:creator>Unbekannter Autor</dc:creator>
              <dc:date>2016-04-24T10:37:00</dc:date>
            </office:change-info>
          </text:format-change>
        </text:changed-region>
        <text:changed-region xml:id="ct37724464" text:id="ct37724464">
          <text:format-change>
            <office:change-info>
              <dc:creator>Unbekannter Autor</dc:creator>
              <dc:date>2016-04-24T10:37:00</dc:date>
            </office:change-info>
          </text:format-change>
        </text:changed-region>
        <text:changed-region xml:id="ct40218576" text:id="ct40218576">
          <text:format-change>
            <office:change-info>
              <dc:creator>Unbekannter Autor</dc:creator>
              <dc:date>2016-04-24T10:37:00</dc:date>
            </office:change-info>
          </text:format-change>
        </text:changed-region>
        <text:changed-region xml:id="ct40217600" text:id="ct40217600">
          <text:format-change>
            <office:change-info>
              <dc:creator>Unbekannter Autor</dc:creator>
              <dc:date>2016-04-24T10:37:00</dc:date>
            </office:change-info>
          </text:format-change>
        </text:changed-region>
        <text:changed-region xml:id="ct37726640" text:id="ct37726640">
          <text:format-change>
            <office:change-info>
              <dc:creator>Unbekannter Autor</dc:creator>
              <dc:date>2016-04-24T10:37:00</dc:date>
            </office:change-info>
          </text:format-change>
        </text:changed-region>
        <text:changed-region xml:id="ct37720240" text:id="ct37720240">
          <text:format-change>
            <office:change-info>
              <dc:creator>Unbekannter Autor</dc:creator>
              <dc:date>2016-04-24T10:37:00</dc:date>
            </office:change-info>
          </text:format-change>
        </text:changed-region>
        <text:changed-region xml:id="ct40210352" text:id="ct40210352">
          <text:format-change>
            <office:change-info>
              <dc:creator>Unbekannter Autor</dc:creator>
              <dc:date>2016-04-24T10:37:00</dc:date>
            </office:change-info>
          </text:format-change>
        </text:changed-region>
        <text:changed-region xml:id="ct40230720" text:id="ct40230720">
          <text:format-change>
            <office:change-info>
              <dc:creator>Unbekannter Autor</dc:creator>
              <dc:date>2016-04-24T10:37:00</dc:date>
            </office:change-info>
          </text:format-change>
        </text:changed-region>
        <text:changed-region xml:id="ct37727984" text:id="ct37727984">
          <text:format-change>
            <office:change-info>
              <dc:creator>Unbekannter Autor</dc:creator>
              <dc:date>2016-04-24T10:37:00</dc:date>
            </office:change-info>
          </text:format-change>
        </text:changed-region>
        <text:changed-region xml:id="ct40233728" text:id="ct40233728">
          <text:format-change>
            <office:change-info>
              <dc:creator>Unbekannter Autor</dc:creator>
              <dc:date>2016-04-24T10:37:00</dc:date>
            </office:change-info>
          </text:format-change>
        </text:changed-region>
        <text:changed-region xml:id="ct37728688" text:id="ct37728688">
          <text:format-change>
            <office:change-info>
              <dc:creator>Unbekannter Autor</dc:creator>
              <dc:date>2016-04-24T10:37:00</dc:date>
            </office:change-info>
          </text:format-change>
        </text:changed-region>
        <text:changed-region xml:id="ct40232560" text:id="ct40232560">
          <text:format-change>
            <office:change-info>
              <dc:creator>Unbekannter Autor</dc:creator>
              <dc:date>2016-04-24T10:37:00</dc:date>
            </office:change-info>
          </text:format-change>
        </text:changed-region>
        <text:changed-region xml:id="ct37729040" text:id="ct37729040">
          <text:format-change>
            <office:change-info>
              <dc:creator>Unbekannter Autor</dc:creator>
              <dc:date>2016-04-24T10:37:00</dc:date>
            </office:change-info>
          </text:format-change>
        </text:changed-region>
        <text:changed-region xml:id="ct40231696" text:id="ct40231696">
          <text:format-change>
            <office:change-info>
              <dc:creator>Unbekannter Autor</dc:creator>
              <dc:date>2016-04-24T10:37:00</dc:date>
            </office:change-info>
          </text:format-change>
        </text:changed-region>
        <text:changed-region xml:id="ct37729392" text:id="ct37729392">
          <text:format-change>
            <office:change-info>
              <dc:creator>Unbekannter Autor</dc:creator>
              <dc:date>2016-04-24T10:37:00</dc:date>
            </office:change-info>
          </text:format-change>
        </text:changed-region>
        <text:changed-region xml:id="ct40236992" text:id="ct40236992">
          <text:format-change>
            <office:change-info>
              <dc:creator>Unbekannter Autor</dc:creator>
              <dc:date>2016-04-24T10:37:00</dc:date>
            </office:change-info>
          </text:format-change>
        </text:changed-region>
        <text:changed-region xml:id="ct40239232" text:id="ct40239232">
          <text:format-change>
            <office:change-info>
              <dc:creator>Unbekannter Autor</dc:creator>
              <dc:date>2016-04-24T10:37:00</dc:date>
            </office:change-info>
          </text:format-change>
        </text:changed-region>
        <text:changed-region xml:id="ct40241664" text:id="ct40241664">
          <text:format-change>
            <office:change-info>
              <dc:creator>Unbekannter Autor</dc:creator>
              <dc:date>2016-04-24T10:37:00</dc:date>
            </office:change-info>
          </text:format-change>
        </text:changed-region>
        <text:changed-region xml:id="ct40244048" text:id="ct40244048">
          <text:format-change>
            <office:change-info>
              <dc:creator>Unbekannter Autor</dc:creator>
              <dc:date>2016-04-24T10:37:00</dc:date>
            </office:change-info>
          </text:format-change>
        </text:changed-region>
        <text:changed-region xml:id="ct37730448" text:id="ct37730448">
          <text:format-change>
            <office:change-info>
              <dc:creator>Unbekannter Autor</dc:creator>
              <dc:date>2016-04-24T10:37:00</dc:date>
            </office:change-info>
          </text:format-change>
        </text:changed-region>
        <text:changed-region xml:id="ct37731504" text:id="ct37731504">
          <text:format-change>
            <office:change-info>
              <dc:creator>Unbekannter Autor</dc:creator>
              <dc:date>2016-04-24T10:37:00</dc:date>
            </office:change-info>
          </text:format-change>
        </text:changed-region>
        <text:changed-region xml:id="ct37730800" text:id="ct37730800">
          <text:format-change>
            <office:change-info>
              <dc:creator>Unbekannter Autor</dc:creator>
              <dc:date>2016-04-24T10:37:00</dc:date>
            </office:change-info>
          </text:format-change>
        </text:changed-region>
        <text:changed-region xml:id="ct40245488" text:id="ct40245488">
          <text:format-change>
            <office:change-info>
              <dc:creator>Unbekannter Autor</dc:creator>
              <dc:date>2016-04-24T10:37:00</dc:date>
            </office:change-info>
          </text:format-change>
        </text:changed-region>
        <text:changed-region xml:id="ct40240240" text:id="ct40240240">
          <text:format-change>
            <office:change-info>
              <dc:creator>Unbekannter Autor</dc:creator>
              <dc:date>2016-04-24T10:37:00</dc:date>
            </office:change-info>
          </text:format-change>
        </text:changed-region>
        <text:changed-region xml:id="ct40237216" text:id="ct40237216">
          <text:format-change>
            <office:change-info>
              <dc:creator>Unbekannter Autor</dc:creator>
              <dc:date>2016-04-24T10:37:00</dc:date>
            </office:change-info>
          </text:format-change>
        </text:changed-region>
        <text:changed-region xml:id="ct40239456" text:id="ct40239456">
          <text:format-change>
            <office:change-info>
              <dc:creator>Unbekannter Autor</dc:creator>
              <dc:date>2016-04-24T10:37:00</dc:date>
            </office:change-info>
          </text:format-change>
        </text:changed-region>
        <text:changed-region xml:id="ct40242608" text:id="ct40242608">
          <text:format-change>
            <office:change-info>
              <dc:creator>Unbekannter Autor</dc:creator>
              <dc:date>2016-04-24T10:37:00</dc:date>
            </office:change-info>
          </text:format-change>
        </text:changed-region>
        <text:changed-region xml:id="ct40242832" text:id="ct40242832">
          <text:format-change>
            <office:change-info>
              <dc:creator>Unbekannter Autor</dc:creator>
              <dc:date>2016-04-24T10:37:00</dc:date>
            </office:change-info>
          </text:format-change>
        </text:changed-region>
        <text:changed-region xml:id="ct40237984" text:id="ct40237984">
          <text:format-change>
            <office:change-info>
              <dc:creator>Unbekannter Autor</dc:creator>
              <dc:date>2016-04-24T10:37:00</dc:date>
            </office:change-info>
          </text:format-change>
        </text:changed-region>
        <text:changed-region xml:id="ct40238208" text:id="ct40238208">
          <text:format-change>
            <office:change-info>
              <dc:creator>Unbekannter Autor</dc:creator>
              <dc:date>2016-04-24T10:37:00</dc:date>
            </office:change-info>
          </text:format-change>
        </text:changed-region>
        <text:changed-region xml:id="ct40235840" text:id="ct40235840">
          <text:format-change>
            <office:change-info>
              <dc:creator>Unbekannter Autor</dc:creator>
              <dc:date>2016-04-24T10:37:00</dc:date>
            </office:change-info>
          </text:format-change>
        </text:changed-region>
        <text:changed-region xml:id="ct40246976" text:id="ct40246976">
          <text:format-change>
            <office:change-info>
              <dc:creator>Unbekannter Autor</dc:creator>
              <dc:date>2016-04-24T10:37:00</dc:date>
            </office:change-info>
          </text:format-change>
        </text:changed-region>
        <text:changed-region xml:id="ct40248576" text:id="ct40248576">
          <text:format-change>
            <office:change-info>
              <dc:creator>Unbekannter Autor</dc:creator>
              <dc:date>2016-04-24T10:37:00</dc:date>
            </office:change-info>
          </text:format-change>
        </text:changed-region>
        <text:changed-region xml:id="ct37732208" text:id="ct37732208">
          <text:format-change>
            <office:change-info>
              <dc:creator>Unbekannter Autor</dc:creator>
              <dc:date>2016-04-24T10:37:00</dc:date>
            </office:change-info>
          </text:format-change>
        </text:changed-region>
        <text:changed-region xml:id="ct40241264" text:id="ct40241264">
          <text:format-change>
            <office:change-info>
              <dc:creator>Unbekannter Autor</dc:creator>
              <dc:date>2016-04-24T10:37:00</dc:date>
            </office:change-info>
          </text:format-change>
        </text:changed-region>
        <text:changed-region xml:id="ct40247392" text:id="ct40247392">
          <text:format-change>
            <office:change-info>
              <dc:creator>Unbekannter Autor</dc:creator>
              <dc:date>2016-04-24T10:37:00</dc:date>
            </office:change-info>
          </text:format-change>
        </text:changed-region>
        <text:changed-region xml:id="ct37737200" text:id="ct37737200">
          <text:format-change>
            <office:change-info>
              <dc:creator>Unbekannter Autor</dc:creator>
              <dc:date>2016-04-24T10:37:00</dc:date>
            </office:change-info>
          </text:format-change>
        </text:changed-region>
        <text:changed-region xml:id="ct40236064" text:id="ct40236064">
          <text:format-change>
            <office:change-info>
              <dc:creator>Unbekannter Autor</dc:creator>
              <dc:date>2016-04-24T10:37:00</dc:date>
            </office:change-info>
          </text:format-change>
        </text:changed-region>
        <text:changed-region xml:id="ct40246464" text:id="ct40246464">
          <text:format-change>
            <office:change-info>
              <dc:creator>Unbekannter Autor</dc:creator>
              <dc:date>2016-04-24T10:37:00</dc:date>
            </office:change-info>
          </text:format-change>
        </text:changed-region>
        <text:changed-region xml:id="ct40246688" text:id="ct40246688">
          <text:format-change>
            <office:change-info>
              <dc:creator>Unbekannter Autor</dc:creator>
              <dc:date>2016-04-24T10:37:00</dc:date>
            </office:change-info>
          </text:format-change>
        </text:changed-region>
        <text:changed-region xml:id="ct40239008" text:id="ct40239008">
          <text:format-change>
            <office:change-info>
              <dc:creator>Unbekannter Autor</dc:creator>
              <dc:date>2016-04-24T10:37:00</dc:date>
            </office:change-info>
          </text:format-change>
        </text:changed-region>
        <text:changed-region xml:id="ct37739248" text:id="ct37739248">
          <text:format-change>
            <office:change-info>
              <dc:creator>Unbekannter Autor</dc:creator>
              <dc:date>2016-04-24T10:37:00</dc:date>
            </office:change-info>
          </text:format-change>
        </text:changed-region>
        <text:changed-region xml:id="ct40250016" text:id="ct40250016">
          <text:format-change>
            <office:change-info>
              <dc:creator>Unbekannter Autor</dc:creator>
              <dc:date>2016-04-24T10:37:00</dc:date>
            </office:change-info>
          </text:format-change>
        </text:changed-region>
        <text:changed-region xml:id="ct37652304" text:id="ct37652304">
          <text:format-change>
            <office:change-info>
              <dc:creator>Unbekannter Autor</dc:creator>
              <dc:date>2016-04-24T10:37:00</dc:date>
            </office:change-info>
          </text:format-change>
        </text:changed-region>
        <text:changed-region xml:id="ct40251392" text:id="ct40251392">
          <text:format-change>
            <office:change-info>
              <dc:creator>Unbekannter Autor</dc:creator>
              <dc:date>2016-04-24T10:37:00</dc:date>
            </office:change-info>
          </text:format-change>
        </text:changed-region>
        <text:changed-region xml:id="ct40255440" text:id="ct40255440">
          <text:format-change>
            <office:change-info>
              <dc:creator>Unbekannter Autor</dc:creator>
              <dc:date>2016-04-24T10:37:00</dc:date>
            </office:change-info>
          </text:format-change>
        </text:changed-region>
        <text:changed-region xml:id="ct40254000" text:id="ct40254000">
          <text:format-change>
            <office:change-info>
              <dc:creator>Unbekannter Autor</dc:creator>
              <dc:date>2016-04-24T10:37:00</dc:date>
            </office:change-info>
          </text:format-change>
        </text:changed-region>
        <text:changed-region xml:id="ct40253408" text:id="ct40253408">
          <text:format-change>
            <office:change-info>
              <dc:creator>Unbekannter Autor</dc:creator>
              <dc:date>2016-04-24T10:37:00</dc:date>
            </office:change-info>
          </text:format-change>
        </text:changed-region>
        <text:changed-region xml:id="ct40257552" text:id="ct40257552">
          <text:format-change>
            <office:change-info>
              <dc:creator>Unbekannter Autor</dc:creator>
              <dc:date>2016-04-24T10:37:00</dc:date>
            </office:change-info>
          </text:format-change>
        </text:changed-region>
        <text:changed-region xml:id="ct40252752" text:id="ct40252752">
          <text:format-change>
            <office:change-info>
              <dc:creator>Unbekannter Autor</dc:creator>
              <dc:date>2016-04-24T10:37:00</dc:date>
            </office:change-info>
          </text:format-change>
        </text:changed-region>
        <text:changed-region xml:id="ct40252976" text:id="ct40252976">
          <text:format-change>
            <office:change-info>
              <dc:creator>Unbekannter Autor</dc:creator>
              <dc:date>2016-04-24T10:37:00</dc:date>
            </office:change-info>
          </text:format-change>
        </text:changed-region>
        <text:changed-region xml:id="ct40260880" text:id="ct40260880">
          <text:format-change>
            <office:change-info>
              <dc:creator>Unbekannter Autor</dc:creator>
              <dc:date>2016-04-24T10:37:00</dc:date>
            </office:change-info>
          </text:format-change>
        </text:changed-region>
        <text:changed-region xml:id="ct40254384" text:id="ct40254384">
          <text:format-change>
            <office:change-info>
              <dc:creator>Unbekannter Autor</dc:creator>
              <dc:date>2016-04-24T10:37:00</dc:date>
            </office:change-info>
          </text:format-change>
        </text:changed-region>
        <text:changed-region xml:id="ct40262288" text:id="ct40262288">
          <text:format-change>
            <office:change-info>
              <dc:creator>Unbekannter Autor</dc:creator>
              <dc:date>2016-04-24T10:37:00</dc:date>
            </office:change-info>
          </text:format-change>
        </text:changed-region>
        <text:changed-region xml:id="ct40264432" text:id="ct40264432">
          <text:format-change>
            <office:change-info>
              <dc:creator>Unbekannter Autor</dc:creator>
              <dc:date>2016-04-24T10:37:00</dc:date>
            </office:change-info>
          </text:format-change>
        </text:changed-region>
        <text:changed-region xml:id="ct35279360" text:id="ct35279360">
          <text:format-change>
            <office:change-info>
              <dc:creator>Unbekannter Autor</dc:creator>
              <dc:date>2016-04-24T10:37:00</dc:date>
            </office:change-info>
          </text:format-change>
        </text:changed-region>
        <text:changed-region xml:id="ct40262512" text:id="ct40262512">
          <text:format-change>
            <office:change-info>
              <dc:creator>Unbekannter Autor</dc:creator>
              <dc:date>2016-04-24T10:37:00</dc:date>
            </office:change-info>
          </text:format-change>
        </text:changed-region>
        <text:changed-region xml:id="ct40267280" text:id="ct40267280">
          <text:format-change>
            <office:change-info>
              <dc:creator>Unbekannter Autor</dc:creator>
              <dc:date>2016-04-24T10:37:00</dc:date>
            </office:change-info>
          </text:format-change>
        </text:changed-region>
        <text:changed-region xml:id="ct40271904" text:id="ct40271904">
          <text:format-change>
            <office:change-info>
              <dc:creator>Unbekannter Autor</dc:creator>
              <dc:date>2016-04-24T10:37:00</dc:date>
            </office:change-info>
          </text:format-change>
        </text:changed-region>
        <text:changed-region xml:id="ct36735632" text:id="ct36735632">
          <text:deletion>
            <office:change-info>
              <dc:creator>Unbekannter Autor</dc:creator>
              <dc:date>2016-11-28T16:52:00</dc:date>
            </office:change-info>
            <text:p text:style-name="P40"><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5480320" text:id="ct65480320">
          <text:insertion>
            <office:change-info>
              <dc:creator>Unbekannter Autor</dc:creator>
              <dc:date>2016-11-28T16:52:00</dc:date>
            </office:change-info>
          </text:insertion>
        </text:changed-region>
        <text:changed-region xml:id="ct65467440" text:id="ct65467440">
          <text:format-change>
            <office:change-info>
              <dc:creator>Unbekannter Autor</dc:creator>
              <dc:date>2016-04-24T10:37:00</dc:date>
            </office:change-info>
          </text:format-change>
        </text:changed-region>
        <text:changed-region xml:id="ct40263616" text:id="ct40263616">
          <text:format-change>
            <office:change-info>
              <dc:creator>Unbekannter Autor</dc:creator>
              <dc:date>2016-04-24T10:37:00</dc:date>
            </office:change-info>
          </text:format-change>
        </text:changed-region>
        <text:changed-region xml:id="ct40265424" text:id="ct40265424">
          <text:format-change>
            <office:change-info>
              <dc:creator>Unbekannter Autor</dc:creator>
              <dc:date>2016-04-24T10:37:00</dc:date>
            </office:change-info>
          </text:format-change>
        </text:changed-region>
        <text:changed-region xml:id="ct40269136" text:id="ct40269136">
          <text:format-change>
            <office:change-info>
              <dc:creator>Unbekannter Autor</dc:creator>
              <dc:date>2016-04-24T10:37:00</dc:date>
            </office:change-info>
          </text:format-change>
        </text:changed-region>
        <text:changed-region xml:id="ct40263008" text:id="ct40263008">
          <text:format-change>
            <office:change-info>
              <dc:creator>Unbekannter Autor</dc:creator>
              <dc:date>2016-04-24T10:37:00</dc:date>
            </office:change-info>
          </text:format-change>
        </text:changed-region>
        <text:changed-region xml:id="ct40274672" text:id="ct40274672">
          <text:format-change>
            <office:change-info>
              <dc:creator>Unbekannter Autor</dc:creator>
              <dc:date>2016-04-24T10:37:00</dc:date>
            </office:change-info>
          </text:format-change>
        </text:changed-region>
        <text:changed-region xml:id="ct40276912" text:id="ct40276912">
          <text:format-change>
            <office:change-info>
              <dc:creator>Unbekannter Autor</dc:creator>
              <dc:date>2016-04-24T10:37:00</dc:date>
            </office:change-info>
          </text:format-change>
        </text:changed-region>
        <text:changed-region xml:id="ct40274896" text:id="ct40274896">
          <text:format-change>
            <office:change-info>
              <dc:creator>Unbekannter Autor</dc:creator>
              <dc:date>2016-04-24T10:37:00</dc:date>
            </office:change-info>
          </text:format-change>
        </text:changed-region>
        <text:changed-region xml:id="ct40266592" text:id="ct40266592">
          <text:format-change>
            <office:change-info>
              <dc:creator>Unbekannter Autor</dc:creator>
              <dc:date>2016-04-24T10:37:00</dc:date>
            </office:change-info>
          </text:format-change>
        </text:changed-region>
        <text:changed-region xml:id="ct40265648" text:id="ct40265648">
          <text:format-change>
            <office:change-info>
              <dc:creator>Unbekannter Autor</dc:creator>
              <dc:date>2016-04-24T10:37:00</dc:date>
            </office:change-info>
          </text:format-change>
        </text:changed-region>
        <text:changed-region xml:id="ct40267504" text:id="ct40267504">
          <text:format-change>
            <office:change-info>
              <dc:creator>Unbekannter Autor</dc:creator>
              <dc:date>2016-04-24T10:37:00</dc:date>
            </office:change-info>
          </text:format-change>
        </text:changed-region>
        <text:changed-region xml:id="ct40273904" text:id="ct40273904">
          <text:format-change>
            <office:change-info>
              <dc:creator>Unbekannter Autor</dc:creator>
              <dc:date>2016-04-24T10:37:00</dc:date>
            </office:change-info>
          </text:format-change>
        </text:changed-region>
        <text:changed-region xml:id="ct40281408" text:id="ct40281408">
          <text:format-change>
            <office:change-info>
              <dc:creator>Unbekannter Autor</dc:creator>
              <dc:date>2016-04-24T10:37:00</dc:date>
            </office:change-info>
          </text:format-change>
        </text:changed-region>
        <text:changed-region xml:id="ct35287200" text:id="ct35287200">
          <text:format-change>
            <office:change-info>
              <dc:creator>Unbekannter Autor</dc:creator>
              <dc:date>2016-04-24T10:37:00</dc:date>
            </office:change-info>
          </text:format-change>
        </text:changed-region>
        <text:changed-region xml:id="ct35285744" text:id="ct35285744">
          <text:format-change>
            <office:change-info>
              <dc:creator>Unbekannter Autor</dc:creator>
              <dc:date>2016-04-24T10:37:00</dc:date>
            </office:change-info>
          </text:format-change>
        </text:changed-region>
        <text:changed-region xml:id="ct35287984" text:id="ct35287984">
          <text:format-change>
            <office:change-info>
              <dc:creator>Unbekannter Autor</dc:creator>
              <dc:date>2016-04-24T10:37:00</dc:date>
            </office:change-info>
          </text:format-change>
        </text:changed-region>
        <text:changed-region xml:id="ct40283312" text:id="ct40283312">
          <text:format-change>
            <office:change-info>
              <dc:creator>Unbekannter Autor</dc:creator>
              <dc:date>2016-04-24T10:37:00</dc:date>
            </office:change-info>
          </text:format-change>
        </text:changed-region>
        <text:changed-region xml:id="ct40284752" text:id="ct40284752">
          <text:format-change>
            <office:change-info>
              <dc:creator>Unbekannter Autor</dc:creator>
              <dc:date>2016-04-24T10:37:00</dc:date>
            </office:change-info>
          </text:format-change>
        </text:changed-region>
        <text:changed-region xml:id="ct40288080" text:id="ct40288080">
          <text:format-change>
            <office:change-info>
              <dc:creator>Unbekannter Autor</dc:creator>
              <dc:date>2016-04-24T10:37:00</dc:date>
            </office:change-info>
          </text:format-change>
        </text:changed-region>
        <text:changed-region xml:id="ct40289456" text:id="ct40289456">
          <text:format-change>
            <office:change-info>
              <dc:creator>Unbekannter Autor</dc:creator>
              <dc:date>2016-04-24T10:37:00</dc:date>
            </office:change-info>
          </text:format-change>
        </text:changed-region>
        <text:changed-region xml:id="ct40291696" text:id="ct40291696">
          <text:format-change>
            <office:change-info>
              <dc:creator>Unbekannter Autor</dc:creator>
              <dc:date>2016-04-24T10:37:00</dc:date>
            </office:change-info>
          </text:format-change>
        </text:changed-region>
        <text:changed-region xml:id="ct35288768" text:id="ct35288768">
          <text:format-change>
            <office:change-info>
              <dc:creator>Unbekannter Autor</dc:creator>
              <dc:date>2016-04-24T10:37:00</dc:date>
            </office:change-info>
          </text:format-change>
        </text:changed-region>
        <text:changed-region xml:id="ct40287600" text:id="ct40287600">
          <text:format-change>
            <office:change-info>
              <dc:creator>Unbekannter Autor</dc:creator>
              <dc:date>2016-04-24T10:37:00</dc:date>
            </office:change-info>
          </text:format-change>
        </text:changed-region>
        <text:changed-region xml:id="ct40294000" text:id="ct40294000">
          <text:format-change>
            <office:change-info>
              <dc:creator>Unbekannter Autor</dc:creator>
              <dc:date>2016-04-24T10:37:00</dc:date>
            </office:change-info>
          </text:format-change>
        </text:changed-region>
        <text:changed-region xml:id="ct40284288" text:id="ct40284288">
          <text:format-change>
            <office:change-info>
              <dc:creator>Unbekannter Autor</dc:creator>
              <dc:date>2016-04-24T10:37:00</dc:date>
            </office:change-info>
          </text:format-change>
        </text:changed-region>
        <text:changed-region xml:id="ct40283536" text:id="ct40283536">
          <text:format-change>
            <office:change-info>
              <dc:creator>Unbekannter Autor</dc:creator>
              <dc:date>2016-04-24T10:37:00</dc:date>
            </office:change-info>
          </text:format-change>
        </text:changed-region>
        <text:changed-region xml:id="ct40285552" text:id="ct40285552">
          <text:format-change>
            <office:change-info>
              <dc:creator>Unbekannter Autor</dc:creator>
              <dc:date>2016-04-24T10:37:00</dc:date>
            </office:change-info>
          </text:format-change>
        </text:changed-region>
        <text:changed-region xml:id="ct35291184" text:id="ct35291184">
          <text:format-change>
            <office:change-info>
              <dc:creator>Unbekannter Autor</dc:creator>
              <dc:date>2016-04-24T10:37:00</dc:date>
            </office:change-info>
          </text:format-change>
        </text:changed-region>
        <text:changed-region xml:id="ct40290832" text:id="ct40290832">
          <text:format-change>
            <office:change-info>
              <dc:creator>Unbekannter Autor</dc:creator>
              <dc:date>2016-04-24T10:37:00</dc:date>
            </office:change-info>
          </text:format-change>
        </text:changed-region>
        <text:changed-region xml:id="ct40290400" text:id="ct40290400">
          <text:format-change>
            <office:change-info>
              <dc:creator>Unbekannter Autor</dc:creator>
              <dc:date>2016-04-24T10:37:00</dc:date>
            </office:change-info>
          </text:format-change>
        </text:changed-region>
        <text:changed-region xml:id="ct40289680" text:id="ct40289680">
          <text:format-change>
            <office:change-info>
              <dc:creator>Unbekannter Autor</dc:creator>
              <dc:date>2016-04-24T10:37:00</dc:date>
            </office:change-info>
          </text:format-change>
        </text:changed-region>
        <text:changed-region xml:id="ct40286640" text:id="ct40286640">
          <text:format-change>
            <office:change-info>
              <dc:creator>Unbekannter Autor</dc:creator>
              <dc:date>2016-04-24T10:37:00</dc:date>
            </office:change-info>
          </text:format-change>
        </text:changed-region>
        <text:changed-region xml:id="ct40297104" text:id="ct40297104">
          <text:format-change>
            <office:change-info>
              <dc:creator>Unbekannter Autor</dc:creator>
              <dc:date>2016-04-24T10:37:00</dc:date>
            </office:change-info>
          </text:format-change>
        </text:changed-region>
        <text:changed-region xml:id="ct40283904" text:id="ct40283904">
          <text:format-change>
            <office:change-info>
              <dc:creator>Unbekannter Autor</dc:creator>
              <dc:date>2016-04-24T10:37:00</dc:date>
            </office:change-info>
          </text:format-change>
        </text:changed-region>
        <text:changed-region xml:id="ct40302576" text:id="ct40302576">
          <text:format-change>
            <office:change-info>
              <dc:creator>Unbekannter Autor</dc:creator>
              <dc:date>2016-04-24T10:37:00</dc:date>
            </office:change-info>
          </text:format-change>
        </text:changed-region>
        <text:changed-region xml:id="ct40302800" text:id="ct40302800">
          <text:format-change>
            <office:change-info>
              <dc:creator>Unbekannter Autor</dc:creator>
              <dc:date>2016-04-24T10:37:00</dc:date>
            </office:change-info>
          </text:format-change>
        </text:changed-region>
        <text:changed-region xml:id="ct40306336" text:id="ct40306336">
          <text:format-change>
            <office:change-info>
              <dc:creator>Unbekannter Autor</dc:creator>
              <dc:date>2016-04-24T10:37:00</dc:date>
            </office:change-info>
          </text:format-change>
        </text:changed-region>
        <text:changed-region xml:id="ct40306560" text:id="ct40306560">
          <text:format-change>
            <office:change-info>
              <dc:creator>Unbekannter Autor</dc:creator>
              <dc:date>2016-04-24T10:37:00</dc:date>
            </office:change-info>
          </text:format-change>
        </text:changed-region>
        <text:changed-region xml:id="ct40307744" text:id="ct40307744">
          <text:format-change>
            <office:change-info>
              <dc:creator>Unbekannter Autor</dc:creator>
              <dc:date>2016-04-24T10:37:00</dc:date>
            </office:change-info>
          </text:format-change>
        </text:changed-region>
        <text:changed-region xml:id="ct40310224" text:id="ct40310224">
          <text:format-change>
            <office:change-info>
              <dc:creator>Unbekannter Autor</dc:creator>
              <dc:date>2016-04-24T10:37:00</dc:date>
            </office:change-info>
          </text:format-change>
        </text:changed-region>
        <text:changed-region xml:id="ct40310688" text:id="ct40310688">
          <text:format-change>
            <office:change-info>
              <dc:creator>Unbekannter Autor</dc:creator>
              <dc:date>2016-04-24T10:37:00</dc:date>
            </office:change-info>
          </text:format-change>
        </text:changed-region>
        <text:changed-region xml:id="ct40310912" text:id="ct40310912">
          <text:format-change>
            <office:change-info>
              <dc:creator>Unbekannter Autor</dc:creator>
              <dc:date>2016-04-24T10:37:00</dc:date>
            </office:change-info>
          </text:format-change>
        </text:changed-region>
        <text:changed-region xml:id="ct40286864" text:id="ct40286864">
          <text:format-change>
            <office:change-info>
              <dc:creator>Unbekannter Autor</dc:creator>
              <dc:date>2016-04-24T10:37:00</dc:date>
            </office:change-info>
          </text:format-change>
        </text:changed-region>
        <text:changed-region xml:id="ct35292016" text:id="ct35292016">
          <text:format-change>
            <office:change-info>
              <dc:creator>Unbekannter Autor</dc:creator>
              <dc:date>2016-04-24T10:37:00</dc:date>
            </office:change-info>
          </text:format-change>
        </text:changed-region>
        <text:changed-region xml:id="ct40259168" text:id="ct40259168">
          <text:format-change>
            <office:change-info>
              <dc:creator>Unbekannter Autor</dc:creator>
              <dc:date>2016-04-24T10:37:00</dc:date>
            </office:change-info>
          </text:format-change>
        </text:changed-region>
        <text:changed-region xml:id="ct35294256" text:id="ct35294256">
          <text:format-change>
            <office:change-info>
              <dc:creator>Unbekannter Autor</dc:creator>
              <dc:date>2016-04-24T10:37:00</dc:date>
            </office:change-info>
          </text:format-change>
        </text:changed-region>
        <text:changed-region xml:id="ct40287200" text:id="ct40287200">
          <text:format-change>
            <office:change-info>
              <dc:creator>Unbekannter Autor</dc:creator>
              <dc:date>2016-04-24T10:37:00</dc:date>
            </office:change-info>
          </text:format-change>
        </text:changed-region>
        <text:changed-region xml:id="ct40307248" text:id="ct40307248">
          <text:format-change>
            <office:change-info>
              <dc:creator>Unbekannter Autor</dc:creator>
              <dc:date>2016-04-24T10:37:00</dc:date>
            </office:change-info>
          </text:format-change>
        </text:changed-region>
        <text:changed-region xml:id="ct40296080" text:id="ct40296080">
          <text:format-change>
            <office:change-info>
              <dc:creator>Unbekannter Autor</dc:creator>
              <dc:date>2016-04-24T10:37:00</dc:date>
            </office:change-info>
          </text:format-change>
        </text:changed-region>
        <text:changed-region xml:id="ct40306784" text:id="ct40306784">
          <text:format-change>
            <office:change-info>
              <dc:creator>Unbekannter Autor</dc:creator>
              <dc:date>2016-04-24T10:37:00</dc:date>
            </office:change-info>
          </text:format-change>
        </text:changed-region>
        <text:changed-region xml:id="ct40311680" text:id="ct40311680">
          <text:format-change>
            <office:change-info>
              <dc:creator>Unbekannter Autor</dc:creator>
              <dc:date>2016-04-24T10:37:00</dc:date>
            </office:change-info>
          </text:format-change>
        </text:changed-region>
        <text:changed-region xml:id="ct40311904" text:id="ct40311904">
          <text:format-change>
            <office:change-info>
              <dc:creator>Unbekannter Autor</dc:creator>
              <dc:date>2016-04-24T10:37:00</dc:date>
            </office:change-info>
          </text:format-change>
        </text:changed-region>
        <text:changed-region xml:id="ct40312304" text:id="ct40312304">
          <text:format-change>
            <office:change-info>
              <dc:creator>Unbekannter Autor</dc:creator>
              <dc:date>2016-04-24T10:37:00</dc:date>
            </office:change-info>
          </text:format-change>
        </text:changed-region>
        <text:changed-region xml:id="ct40314432" text:id="ct40314432">
          <text:format-change>
            <office:change-info>
              <dc:creator>Unbekannter Autor</dc:creator>
              <dc:date>2016-04-24T10:37:00</dc:date>
            </office:change-info>
          </text:format-change>
        </text:changed-region>
        <text:changed-region xml:id="ct40314656" text:id="ct40314656">
          <text:format-change>
            <office:change-info>
              <dc:creator>Unbekannter Autor</dc:creator>
              <dc:date>2016-04-24T10:37:00</dc:date>
            </office:change-info>
          </text:format-change>
        </text:changed-region>
        <text:changed-region xml:id="ct40315472" text:id="ct40315472">
          <text:format-change>
            <office:change-info>
              <dc:creator>Unbekannter Autor</dc:creator>
              <dc:date>2016-04-24T10:37:00</dc:date>
            </office:change-info>
          </text:format-change>
        </text:changed-region>
        <text:changed-region xml:id="ct40316672" text:id="ct40316672">
          <text:format-change>
            <office:change-info>
              <dc:creator>Unbekannter Autor</dc:creator>
              <dc:date>2016-04-24T10:37:00</dc:date>
            </office:change-info>
          </text:format-change>
        </text:changed-region>
        <text:changed-region xml:id="ct40317200" text:id="ct40317200">
          <text:format-change>
            <office:change-info>
              <dc:creator>Unbekannter Autor</dc:creator>
              <dc:date>2016-04-24T10:37:00</dc:date>
            </office:change-info>
          </text:format-change>
        </text:changed-region>
        <text:changed-region xml:id="ct40317424" text:id="ct40317424">
          <text:format-change>
            <office:change-info>
              <dc:creator>Unbekannter Autor</dc:creator>
              <dc:date>2016-04-24T10:37:00</dc:date>
            </office:change-info>
          </text:format-change>
        </text:changed-region>
        <text:changed-region xml:id="ct40317936" text:id="ct40317936">
          <text:format-change>
            <office:change-info>
              <dc:creator>Unbekannter Autor</dc:creator>
              <dc:date>2016-04-24T10:37:00</dc:date>
            </office:change-info>
          </text:format-change>
        </text:changed-region>
        <text:changed-region xml:id="ct40318160" text:id="ct40318160">
          <text:format-change>
            <office:change-info>
              <dc:creator>Unbekannter Autor</dc:creator>
              <dc:date>2016-04-24T10:37:00</dc:date>
            </office:change-info>
          </text:format-change>
        </text:changed-region>
        <text:changed-region xml:id="ct40318384" text:id="ct40318384">
          <text:format-change>
            <office:change-info>
              <dc:creator>Unbekannter Autor</dc:creator>
              <dc:date>2016-04-24T10:37:00</dc:date>
            </office:change-info>
          </text:format-change>
        </text:changed-region>
        <text:changed-region xml:id="ct40318896" text:id="ct40318896">
          <text:format-change>
            <office:change-info>
              <dc:creator>Unbekannter Autor</dc:creator>
              <dc:date>2016-04-24T10:37:00</dc:date>
            </office:change-info>
          </text:format-change>
        </text:changed-region>
        <text:changed-region xml:id="ct40319120" text:id="ct40319120">
          <text:format-change>
            <office:change-info>
              <dc:creator>Unbekannter Autor</dc:creator>
              <dc:date>2016-04-24T10:37:00</dc:date>
            </office:change-info>
          </text:format-change>
        </text:changed-region>
        <text:changed-region xml:id="ct40319344" text:id="ct40319344">
          <text:format-change>
            <office:change-info>
              <dc:creator>Unbekannter Autor</dc:creator>
              <dc:date>2016-04-24T10:37:00</dc:date>
            </office:change-info>
          </text:format-change>
        </text:changed-region>
        <text:changed-region xml:id="ct40321360" text:id="ct40321360">
          <text:format-change>
            <office:change-info>
              <dc:creator>Unbekannter Autor</dc:creator>
              <dc:date>2016-04-24T10:37:00</dc:date>
            </office:change-info>
          </text:format-change>
        </text:changed-region>
        <text:changed-region xml:id="ct40324480" text:id="ct40324480">
          <text:format-change>
            <office:change-info>
              <dc:creator>Unbekannter Autor</dc:creator>
              <dc:date>2016-04-24T10:37:00</dc:date>
            </office:change-info>
          </text:format-change>
        </text:changed-region>
        <text:changed-region xml:id="ct40324864" text:id="ct40324864">
          <text:format-change>
            <office:change-info>
              <dc:creator>Unbekannter Autor</dc:creator>
              <dc:date>2016-04-24T10:37:00</dc:date>
            </office:change-info>
          </text:format-change>
        </text:changed-region>
        <text:changed-region xml:id="ct40325840" text:id="ct40325840">
          <text:format-change>
            <office:change-info>
              <dc:creator>Unbekannter Autor</dc:creator>
              <dc:date>2016-04-24T10:37:00</dc:date>
            </office:change-info>
          </text:format-change>
        </text:changed-region>
        <text:changed-region xml:id="ct40328576" text:id="ct40328576">
          <text:format-change>
            <office:change-info>
              <dc:creator>Unbekannter Autor</dc:creator>
              <dc:date>2016-04-24T10:37:00</dc:date>
            </office:change-info>
          </text:format-change>
        </text:changed-region>
        <text:changed-region xml:id="ct40328800" text:id="ct40328800">
          <text:format-change>
            <office:change-info>
              <dc:creator>Unbekannter Autor</dc:creator>
              <dc:date>2016-04-24T10:37:00</dc:date>
            </office:change-info>
          </text:format-change>
        </text:changed-region>
        <text:changed-region xml:id="ct40329312" text:id="ct40329312">
          <text:format-change>
            <office:change-info>
              <dc:creator>Unbekannter Autor</dc:creator>
              <dc:date>2016-04-24T10:37:00</dc:date>
            </office:change-info>
          </text:format-change>
        </text:changed-region>
        <text:changed-region xml:id="ct40331200" text:id="ct40331200">
          <text:format-change>
            <office:change-info>
              <dc:creator>Unbekannter Autor</dc:creator>
              <dc:date>2016-04-24T10:37:00</dc:date>
            </office:change-info>
          </text:format-change>
        </text:changed-region>
        <text:changed-region xml:id="ct40330400" text:id="ct40330400">
          <text:format-change>
            <office:change-info>
              <dc:creator>Unbekannter Autor</dc:creator>
              <dc:date>2016-04-24T10:37:00</dc:date>
            </office:change-info>
          </text:format-change>
        </text:changed-region>
        <text:changed-region xml:id="ct40333744" text:id="ct40333744">
          <text:format-change>
            <office:change-info>
              <dc:creator>Unbekannter Autor</dc:creator>
              <dc:date>2016-04-24T10:37:00</dc:date>
            </office:change-info>
          </text:format-change>
        </text:changed-region>
        <text:changed-region xml:id="ct40337504" text:id="ct40337504">
          <text:format-change>
            <office:change-info>
              <dc:creator>Unbekannter Autor</dc:creator>
              <dc:date>2016-04-24T10:37:00</dc:date>
            </office:change-info>
          </text:format-change>
        </text:changed-region>
        <text:changed-region xml:id="ct40340880" text:id="ct40340880">
          <text:format-change>
            <office:change-info>
              <dc:creator>Unbekannter Autor</dc:creator>
              <dc:date>2016-04-24T10:37:00</dc:date>
            </office:change-info>
          </text:format-change>
        </text:changed-region>
        <text:changed-region xml:id="ct40344656" text:id="ct40344656">
          <text:format-change>
            <office:change-info>
              <dc:creator>Unbekannter Autor</dc:creator>
              <dc:date>2016-04-24T10:37:00</dc:date>
            </office:change-info>
          </text:format-change>
        </text:changed-region>
        <text:changed-region xml:id="ct40344880" text:id="ct40344880">
          <text:format-change>
            <office:change-info>
              <dc:creator>Unbekannter Autor</dc:creator>
              <dc:date>2016-04-24T10:37:00</dc:date>
            </office:change-info>
          </text:format-change>
        </text:changed-region>
        <text:changed-region xml:id="ct40345984" text:id="ct40345984">
          <text:format-change>
            <office:change-info>
              <dc:creator>Unbekannter Autor</dc:creator>
              <dc:date>2016-04-24T10:37:00</dc:date>
            </office:change-info>
          </text:format-change>
        </text:changed-region>
        <text:changed-region xml:id="ct40338832" text:id="ct40338832">
          <text:format-change>
            <office:change-info>
              <dc:creator>Unbekannter Autor</dc:creator>
              <dc:date>2016-04-24T10:37:00</dc:date>
            </office:change-info>
          </text:format-change>
        </text:changed-region>
        <text:changed-region xml:id="ct40337088" text:id="ct40337088">
          <text:format-change>
            <office:change-info>
              <dc:creator>Unbekannter Autor</dc:creator>
              <dc:date>2016-04-24T10:37:00</dc:date>
            </office:change-info>
          </text:format-change>
        </text:changed-region>
        <text:changed-region xml:id="ct40333200" text:id="ct40333200">
          <text:format-change>
            <office:change-info>
              <dc:creator>Unbekannter Autor</dc:creator>
              <dc:date>2016-04-24T10:37:00</dc:date>
            </office:change-info>
          </text:format-change>
        </text:changed-region>
        <text:changed-region xml:id="ct40340128" text:id="ct40340128">
          <text:format-change>
            <office:change-info>
              <dc:creator>Unbekannter Autor</dc:creator>
              <dc:date>2016-04-24T10:37:00</dc:date>
            </office:change-info>
          </text:format-change>
        </text:changed-region>
        <text:changed-region xml:id="ct40334512" text:id="ct40334512">
          <text:format-change>
            <office:change-info>
              <dc:creator>Unbekannter Autor</dc:creator>
              <dc:date>2016-04-24T10:37:00</dc:date>
            </office:change-info>
          </text:format-change>
        </text:changed-region>
        <text:changed-region xml:id="ct40333968" text:id="ct40333968">
          <text:format-change>
            <office:change-info>
              <dc:creator>Unbekannter Autor</dc:creator>
              <dc:date>2016-04-24T10:37:00</dc:date>
            </office:change-info>
          </text:format-change>
        </text:changed-region>
        <text:changed-region xml:id="ct37777680" text:id="ct37777680">
          <text:format-change>
            <office:change-info>
              <dc:creator>Unbekannter Autor</dc:creator>
              <dc:date>2016-04-24T10:37:00</dc:date>
            </office:change-info>
          </text:format-change>
        </text:changed-region>
        <text:changed-region xml:id="ct37777904" text:id="ct37777904">
          <text:format-change>
            <office:change-info>
              <dc:creator>Unbekannter Autor</dc:creator>
              <dc:date>2016-04-24T10:37:00</dc:date>
            </office:change-info>
          </text:format-change>
        </text:changed-region>
        <text:changed-region xml:id="ct40355248" text:id="ct40355248">
          <text:format-change>
            <office:change-info>
              <dc:creator>Unbekannter Autor</dc:creator>
              <dc:date>2016-04-24T10:37:00</dc:date>
            </office:change-info>
          </text:format-change>
        </text:changed-region>
        <text:changed-region xml:id="ct37778128" text:id="ct37778128">
          <text:format-change>
            <office:change-info>
              <dc:creator>Unbekannter Autor</dc:creator>
              <dc:date>2016-04-24T10:37:00</dc:date>
            </office:change-info>
          </text:format-change>
        </text:changed-region>
        <text:changed-region xml:id="ct40356096" text:id="ct40356096">
          <text:format-change>
            <office:change-info>
              <dc:creator>Unbekannter Autor</dc:creator>
              <dc:date>2016-04-24T10:37:00</dc:date>
            </office:change-info>
          </text:format-change>
        </text:changed-region>
        <text:changed-region xml:id="ct40356592" text:id="ct40356592">
          <text:format-change>
            <office:change-info>
              <dc:creator>Unbekannter Autor</dc:creator>
              <dc:date>2016-04-24T10:37:00</dc:date>
            </office:change-info>
          </text:format-change>
        </text:changed-region>
        <text:changed-region xml:id="ct40352256" text:id="ct40352256">
          <text:format-change>
            <office:change-info>
              <dc:creator>Unbekannter Autor</dc:creator>
              <dc:date>2016-04-24T10:37:00</dc:date>
            </office:change-info>
          </text:format-change>
        </text:changed-region>
        <text:changed-region xml:id="ct40353152" text:id="ct40353152">
          <text:format-change>
            <office:change-info>
              <dc:creator>Unbekannter Autor</dc:creator>
              <dc:date>2016-04-24T10:37:00</dc:date>
            </office:change-info>
          </text:format-change>
        </text:changed-region>
        <text:changed-region xml:id="ct40362592" text:id="ct40362592">
          <text:format-change>
            <office:change-info>
              <dc:creator>Unbekannter Autor</dc:creator>
              <dc:date>2016-04-24T10:37:00</dc:date>
            </office:change-info>
          </text:format-change>
        </text:changed-region>
        <text:changed-region xml:id="ct40352864" text:id="ct40352864">
          <text:format-change>
            <office:change-info>
              <dc:creator>Unbekannter Autor</dc:creator>
              <dc:date>2016-04-24T10:37:00</dc:date>
            </office:change-info>
          </text:format-change>
        </text:changed-region>
        <text:changed-region xml:id="ct40352480" text:id="ct40352480">
          <text:format-change>
            <office:change-info>
              <dc:creator>Unbekannter Autor</dc:creator>
              <dc:date>2016-04-24T10:37:00</dc:date>
            </office:change-info>
          </text:format-change>
        </text:changed-region>
        <text:changed-region xml:id="ct40366416" text:id="ct40366416">
          <text:format-change>
            <office:change-info>
              <dc:creator>Unbekannter Autor</dc:creator>
              <dc:date>2016-04-24T10:37:00</dc:date>
            </office:change-info>
          </text:format-change>
        </text:changed-region>
        <text:changed-region xml:id="ct40361536" text:id="ct40361536">
          <text:format-change>
            <office:change-info>
              <dc:creator>Unbekannter Autor</dc:creator>
              <dc:date>2016-04-24T10:37:00</dc:date>
            </office:change-info>
          </text:format-change>
        </text:changed-region>
        <text:changed-region xml:id="ct40360064" text:id="ct40360064">
          <text:format-change>
            <office:change-info>
              <dc:creator>Unbekannter Autor</dc:creator>
              <dc:date>2016-04-24T10:37:00</dc:date>
            </office:change-info>
          </text:format-change>
        </text:changed-region>
        <text:changed-region xml:id="ct40369888" text:id="ct40369888">
          <text:format-change>
            <office:change-info>
              <dc:creator>Unbekannter Autor</dc:creator>
              <dc:date>2016-04-24T10:37:00</dc:date>
            </office:change-info>
          </text:format-change>
        </text:changed-region>
        <text:changed-region xml:id="ct37779936" text:id="ct37779936">
          <text:format-change>
            <office:change-info>
              <dc:creator>Unbekannter Autor</dc:creator>
              <dc:date>2016-04-24T10:37:00</dc:date>
            </office:change-info>
          </text:format-change>
        </text:changed-region>
        <text:changed-region xml:id="ct40370736" text:id="ct40370736">
          <text:format-change>
            <office:change-info>
              <dc:creator>Unbekannter Autor</dc:creator>
              <dc:date>2016-04-24T10:37:00</dc:date>
            </office:change-info>
          </text:format-change>
        </text:changed-region>
        <text:changed-region xml:id="ct39477664" text:id="ct39477664">
          <text:format-change>
            <office:change-info>
              <dc:creator>Unbekannter Autor</dc:creator>
              <dc:date>2016-04-24T10:37:00</dc:date>
            </office:change-info>
          </text:format-change>
        </text:changed-region>
        <text:changed-region xml:id="ct39478208" text:id="ct39478208">
          <text:format-change>
            <office:change-info>
              <dc:creator>Unbekannter Autor</dc:creator>
              <dc:date>2016-04-24T10:37:00</dc:date>
            </office:change-info>
          </text:format-change>
        </text:changed-region>
        <text:changed-region xml:id="ct39479600" text:id="ct39479600">
          <text:format-change>
            <office:change-info>
              <dc:creator>Unbekannter Autor</dc:creator>
              <dc:date>2016-04-24T10:37:00</dc:date>
            </office:change-info>
          </text:format-change>
        </text:changed-region>
        <text:changed-region xml:id="ct39480912" text:id="ct39480912">
          <text:format-change>
            <office:change-info>
              <dc:creator>Unbekannter Autor</dc:creator>
              <dc:date>2016-04-24T10:37:00</dc:date>
            </office:change-info>
          </text:format-change>
        </text:changed-region>
        <text:changed-region xml:id="ct39481680" text:id="ct39481680">
          <text:format-change>
            <office:change-info>
              <dc:creator>Unbekannter Autor</dc:creator>
              <dc:date>2016-04-24T10:37:00</dc:date>
            </office:change-info>
          </text:format-change>
        </text:changed-region>
        <text:changed-region xml:id="ct39486016" text:id="ct39486016">
          <text:format-change>
            <office:change-info>
              <dc:creator>Unbekannter Autor</dc:creator>
              <dc:date>2016-04-24T10:37:00</dc:date>
            </office:change-info>
          </text:format-change>
        </text:changed-region>
        <text:changed-region xml:id="ct39486720" text:id="ct39486720">
          <text:format-change>
            <office:change-info>
              <dc:creator>Unbekannter Autor</dc:creator>
              <dc:date>2016-04-24T10:37:00</dc:date>
            </office:change-info>
          </text:format-change>
        </text:changed-region>
        <text:changed-region xml:id="ct39488224" text:id="ct39488224">
          <text:format-change>
            <office:change-info>
              <dc:creator>Unbekannter Autor</dc:creator>
              <dc:date>2016-04-24T10:37:00</dc:date>
            </office:change-info>
          </text:format-change>
        </text:changed-region>
        <text:changed-region xml:id="ct39490208" text:id="ct39490208">
          <text:format-change>
            <office:change-info>
              <dc:creator>Unbekannter Autor</dc:creator>
              <dc:date>2016-04-24T10:37:00</dc:date>
            </office:change-info>
          </text:format-change>
        </text:changed-region>
        <text:changed-region xml:id="ct40407696" text:id="ct40407696">
          <text:format-change>
            <office:change-info>
              <dc:creator>Unbekannter Autor</dc:creator>
              <dc:date>2016-04-24T10:37:00</dc:date>
            </office:change-info>
          </text:format-change>
        </text:changed-region>
        <text:changed-region xml:id="ct40413232" text:id="ct40413232">
          <text:format-change>
            <office:change-info>
              <dc:creator>Unbekannter Autor</dc:creator>
              <dc:date>2016-04-24T10:37:00</dc:date>
            </office:change-info>
          </text:format-change>
        </text:changed-region>
        <text:changed-region xml:id="ct37786272" text:id="ct37786272">
          <text:format-change>
            <office:change-info>
              <dc:creator>Unbekannter Autor</dc:creator>
              <dc:date>2016-04-24T10:37:00</dc:date>
            </office:change-info>
          </text:format-change>
        </text:changed-region>
        <text:changed-region xml:id="ct40364128" text:id="ct40364128">
          <text:format-change>
            <office:change-info>
              <dc:creator>Unbekannter Autor</dc:creator>
              <dc:date>2016-04-24T10:37:00</dc:date>
            </office:change-info>
          </text:format-change>
        </text:changed-region>
        <text:changed-region xml:id="ct39477888" text:id="ct39477888">
          <text:format-change>
            <office:change-info>
              <dc:creator>Unbekannter Autor</dc:creator>
              <dc:date>2016-04-24T10:37:00</dc:date>
            </office:change-info>
          </text:format-change>
        </text:changed-region>
        <text:changed-region xml:id="ct39490576" text:id="ct39490576">
          <text:format-change>
            <office:change-info>
              <dc:creator>Unbekannter Autor</dc:creator>
              <dc:date>2016-04-24T10:37:00</dc:date>
            </office:change-info>
          </text:format-change>
        </text:changed-region>
        <text:changed-region xml:id="ct65345280" text:id="ct6534528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5345552" text:id="ct65345552">
          <text:insertion>
            <office:change-info>
              <dc:creator>Unbekannter Autor</dc:creator>
              <dc:date>2016-11-28T16:52:00</dc:date>
            </office:change-info>
          </text:insertion>
        </text:changed-region>
        <text:changed-region xml:id="ct65345776" text:id="ct65345776">
          <text:format-change>
            <office:change-info>
              <dc:creator>Unbekannter Autor</dc:creator>
              <dc:date>2016-04-24T10:37:00</dc:date>
            </office:change-info>
          </text:format-change>
        </text:changed-region>
        <text:changed-region xml:id="ct39482416" text:id="ct39482416">
          <text:format-change>
            <office:change-info>
              <dc:creator>Unbekannter Autor</dc:creator>
              <dc:date>2016-04-24T10:37:00</dc:date>
            </office:change-info>
          </text:format-change>
        </text:changed-region>
        <text:changed-region xml:id="ct39483488" text:id="ct39483488">
          <text:format-change>
            <office:change-info>
              <dc:creator>Unbekannter Autor</dc:creator>
              <dc:date>2016-04-24T10:37:00</dc:date>
            </office:change-info>
          </text:format-change>
        </text:changed-region>
        <text:changed-region xml:id="ct39483712" text:id="ct39483712">
          <text:format-change>
            <office:change-info>
              <dc:creator>Unbekannter Autor</dc:creator>
              <dc:date>2016-04-24T10:37:00</dc:date>
            </office:change-info>
          </text:format-change>
        </text:changed-region>
        <text:changed-region xml:id="ct39483936" text:id="ct39483936">
          <text:format-change>
            <office:change-info>
              <dc:creator>Unbekannter Autor</dc:creator>
              <dc:date>2016-04-24T10:37:00</dc:date>
            </office:change-info>
          </text:format-change>
        </text:changed-region>
        <text:changed-region xml:id="ct40408576" text:id="ct40408576">
          <text:format-change>
            <office:change-info>
              <dc:creator>Unbekannter Autor</dc:creator>
              <dc:date>2016-04-24T10:37:00</dc:date>
            </office:change-info>
          </text:format-change>
        </text:changed-region>
        <text:changed-region xml:id="ct40409744" text:id="ct40409744">
          <text:format-change>
            <office:change-info>
              <dc:creator>Unbekannter Autor</dc:creator>
              <dc:date>2016-04-24T10:37:00</dc:date>
            </office:change-info>
          </text:format-change>
        </text:changed-region>
        <text:changed-region xml:id="ct40405264" text:id="ct40405264">
          <text:format-change>
            <office:change-info>
              <dc:creator>Unbekannter Autor</dc:creator>
              <dc:date>2016-04-24T10:37:00</dc:date>
            </office:change-info>
          </text:format-change>
        </text:changed-region>
        <text:changed-region xml:id="ct37790848" text:id="ct37790848">
          <text:format-change>
            <office:change-info>
              <dc:creator>Unbekannter Autor</dc:creator>
              <dc:date>2016-04-24T10:37:00</dc:date>
            </office:change-info>
          </text:format-change>
        </text:changed-region>
        <text:changed-region xml:id="ct39484160" text:id="ct39484160">
          <text:format-change>
            <office:change-info>
              <dc:creator>Unbekannter Autor</dc:creator>
              <dc:date>2016-04-24T10:37:00</dc:date>
            </office:change-info>
          </text:format-change>
        </text:changed-region>
        <text:changed-region xml:id="ct40367760" text:id="ct40367760">
          <text:format-change>
            <office:change-info>
              <dc:creator>Unbekannter Autor</dc:creator>
              <dc:date>2016-04-24T10:37:00</dc:date>
            </office:change-info>
          </text:format-change>
        </text:changed-region>
        <text:changed-region xml:id="ct37791200" text:id="ct37791200">
          <text:format-change>
            <office:change-info>
              <dc:creator>Unbekannter Autor</dc:creator>
              <dc:date>2016-04-24T10:37:00</dc:date>
            </office:change-info>
          </text:format-change>
        </text:changed-region>
        <text:changed-region xml:id="ct39476208" text:id="ct39476208">
          <text:format-change>
            <office:change-info>
              <dc:creator>Unbekannter Autor</dc:creator>
              <dc:date>2016-04-24T10:37:00</dc:date>
            </office:change-info>
          </text:format-change>
        </text:changed-region>
        <text:changed-region xml:id="ct39484800" text:id="ct39484800">
          <text:format-change>
            <office:change-info>
              <dc:creator>Unbekannter Autor</dc:creator>
              <dc:date>2016-04-24T10:37:00</dc:date>
            </office:change-info>
          </text:format-change>
        </text:changed-region>
        <text:changed-region xml:id="ct39484576" text:id="ct39484576">
          <text:format-change>
            <office:change-info>
              <dc:creator>Unbekannter Autor</dc:creator>
              <dc:date>2016-04-24T10:37:00</dc:date>
            </office:change-info>
          </text:format-change>
        </text:changed-region>
        <text:changed-region xml:id="ct37792960" text:id="ct37792960">
          <text:format-change>
            <office:change-info>
              <dc:creator>Unbekannter Autor</dc:creator>
              <dc:date>2016-04-24T10:37:00</dc:date>
            </office:change-info>
          </text:format-change>
        </text:changed-region>
        <text:changed-region xml:id="ct40420272" text:id="ct40420272">
          <text:format-change>
            <office:change-info>
              <dc:creator>Unbekannter Autor</dc:creator>
              <dc:date>2016-04-24T10:37:00</dc:date>
            </office:change-info>
          </text:format-change>
        </text:changed-region>
        <text:changed-region xml:id="ct39485024" text:id="ct39485024">
          <text:format-change>
            <office:change-info>
              <dc:creator>Unbekannter Autor</dc:creator>
              <dc:date>2016-04-24T10:37:00</dc:date>
            </office:change-info>
          </text:format-change>
        </text:changed-region>
        <text:changed-region xml:id="ct37793664" text:id="ct37793664">
          <text:format-change>
            <office:change-info>
              <dc:creator>Unbekannter Autor</dc:creator>
              <dc:date>2016-04-24T10:37:00</dc:date>
            </office:change-info>
          </text:format-change>
        </text:changed-region>
        <text:changed-region xml:id="ct40409216" text:id="ct40409216">
          <text:format-change>
            <office:change-info>
              <dc:creator>Unbekannter Autor</dc:creator>
              <dc:date>2016-04-24T10:37:00</dc:date>
            </office:change-info>
          </text:format-change>
        </text:changed-region>
        <text:changed-region xml:id="ct40417440" text:id="ct40417440">
          <text:format-change>
            <office:change-info>
              <dc:creator>Unbekannter Autor</dc:creator>
              <dc:date>2016-04-24T10:37:00</dc:date>
            </office:change-info>
          </text:format-change>
        </text:changed-region>
        <text:changed-region xml:id="ct40426256" text:id="ct40426256">
          <text:format-change>
            <office:change-info>
              <dc:creator>Unbekannter Autor</dc:creator>
              <dc:date>2016-04-24T10:37:00</dc:date>
            </office:change-info>
          </text:format-change>
        </text:changed-region>
        <text:changed-region xml:id="ct40433536" text:id="ct40433536">
          <text:format-change>
            <office:change-info>
              <dc:creator>Unbekannter Autor</dc:creator>
              <dc:date>2016-04-24T10:37:00</dc:date>
            </office:change-info>
          </text:format-change>
        </text:changed-region>
        <text:changed-region xml:id="ct40438960" text:id="ct40438960">
          <text:format-change>
            <office:change-info>
              <dc:creator>Unbekannter Autor</dc:creator>
              <dc:date>2016-04-24T10:37:00</dc:date>
            </office:change-info>
          </text:format-change>
        </text:changed-region>
        <text:changed-region xml:id="ct40424112" text:id="ct40424112">
          <text:format-change>
            <office:change-info>
              <dc:creator>Unbekannter Autor</dc:creator>
              <dc:date>2016-04-24T10:37:00</dc:date>
            </office:change-info>
          </text:format-change>
        </text:changed-region>
        <text:changed-region xml:id="ct40442688" text:id="ct40442688">
          <text:format-change>
            <office:change-info>
              <dc:creator>Unbekannter Autor</dc:creator>
              <dc:date>2016-04-24T10:37:00</dc:date>
            </office:change-info>
          </text:format-change>
        </text:changed-region>
        <text:changed-region xml:id="ct40442912" text:id="ct40442912">
          <text:format-change>
            <office:change-info>
              <dc:creator>Unbekannter Autor</dc:creator>
              <dc:date>2016-04-24T10:37:00</dc:date>
            </office:change-info>
          </text:format-change>
        </text:changed-region>
        <text:changed-region xml:id="ct40443136" text:id="ct40443136">
          <text:format-change>
            <office:change-info>
              <dc:creator>Unbekannter Autor</dc:creator>
              <dc:date>2016-04-24T10:37:00</dc:date>
            </office:change-info>
          </text:format-change>
        </text:changed-region>
        <text:changed-region xml:id="ct40443360" text:id="ct40443360">
          <text:format-change>
            <office:change-info>
              <dc:creator>Unbekannter Autor</dc:creator>
              <dc:date>2016-04-24T10:37:00</dc:date>
            </office:change-info>
          </text:format-change>
        </text:changed-region>
        <text:changed-region xml:id="ct40443584" text:id="ct40443584">
          <text:format-change>
            <office:change-info>
              <dc:creator>Unbekannter Autor</dc:creator>
              <dc:date>2016-04-24T10:37:00</dc:date>
            </office:change-info>
          </text:format-change>
        </text:changed-region>
        <text:changed-region xml:id="ct40444096" text:id="ct40444096">
          <text:format-change>
            <office:change-info>
              <dc:creator>Unbekannter Autor</dc:creator>
              <dc:date>2016-04-24T10:37:00</dc:date>
            </office:change-info>
          </text:format-change>
        </text:changed-region>
        <text:changed-region xml:id="ct40444320" text:id="ct40444320">
          <text:format-change>
            <office:change-info>
              <dc:creator>Unbekannter Autor</dc:creator>
              <dc:date>2016-04-24T10:37:00</dc:date>
            </office:change-info>
          </text:format-change>
        </text:changed-region>
        <text:changed-region xml:id="ct40444544" text:id="ct40444544">
          <text:format-change>
            <office:change-info>
              <dc:creator>Unbekannter Autor</dc:creator>
              <dc:date>2016-04-24T10:37:00</dc:date>
            </office:change-info>
          </text:format-change>
        </text:changed-region>
        <text:changed-region xml:id="ct40445056" text:id="ct40445056">
          <text:format-change>
            <office:change-info>
              <dc:creator>Unbekannter Autor</dc:creator>
              <dc:date>2016-04-24T10:37:00</dc:date>
            </office:change-info>
          </text:format-change>
        </text:changed-region>
        <text:changed-region xml:id="ct40445280" text:id="ct40445280">
          <text:format-change>
            <office:change-info>
              <dc:creator>Unbekannter Autor</dc:creator>
              <dc:date>2016-04-24T10:37:00</dc:date>
            </office:change-info>
          </text:format-change>
        </text:changed-region>
        <text:changed-region xml:id="ct40445504" text:id="ct40445504">
          <text:format-change>
            <office:change-info>
              <dc:creator>Unbekannter Autor</dc:creator>
              <dc:date>2016-04-24T10:37:00</dc:date>
            </office:change-info>
          </text:format-change>
        </text:changed-region>
        <text:changed-region xml:id="ct40446608" text:id="ct40446608">
          <text:format-change>
            <office:change-info>
              <dc:creator>Unbekannter Autor</dc:creator>
              <dc:date>2016-04-24T10:37:00</dc:date>
            </office:change-info>
          </text:format-change>
        </text:changed-region>
        <text:changed-region xml:id="ct40448224" text:id="ct40448224">
          <text:format-change>
            <office:change-info>
              <dc:creator>Unbekannter Autor</dc:creator>
              <dc:date>2016-04-24T10:37:00</dc:date>
            </office:change-info>
          </text:format-change>
        </text:changed-region>
        <text:changed-region xml:id="ct40449904" text:id="ct40449904">
          <text:format-change>
            <office:change-info>
              <dc:creator>Unbekannter Autor</dc:creator>
              <dc:date>2016-04-24T10:37:00</dc:date>
            </office:change-info>
          </text:format-change>
        </text:changed-region>
        <text:changed-region xml:id="ct40450128" text:id="ct40450128">
          <text:format-change>
            <office:change-info>
              <dc:creator>Unbekannter Autor</dc:creator>
              <dc:date>2016-04-24T10:37:00</dc:date>
            </office:change-info>
          </text:format-change>
        </text:changed-region>
        <text:changed-region xml:id="ct40450352" text:id="ct40450352">
          <text:format-change>
            <office:change-info>
              <dc:creator>Unbekannter Autor</dc:creator>
              <dc:date>2016-04-24T10:37:00</dc:date>
            </office:change-info>
          </text:format-change>
        </text:changed-region>
        <text:changed-region xml:id="ct40450864" text:id="ct40450864">
          <text:format-change>
            <office:change-info>
              <dc:creator>Unbekannter Autor</dc:creator>
              <dc:date>2016-04-24T10:37:00</dc:date>
            </office:change-info>
          </text:format-change>
        </text:changed-region>
        <text:changed-region xml:id="ct40451520" text:id="ct40451520">
          <text:format-change>
            <office:change-info>
              <dc:creator>Unbekannter Autor</dc:creator>
              <dc:date>2016-04-24T10:37:00</dc:date>
            </office:change-info>
          </text:format-change>
        </text:changed-region>
        <text:changed-region xml:id="ct40452032" text:id="ct40452032">
          <text:format-change>
            <office:change-info>
              <dc:creator>Unbekannter Autor</dc:creator>
              <dc:date>2016-04-24T10:37:00</dc:date>
            </office:change-info>
          </text:format-change>
        </text:changed-region>
        <text:changed-region xml:id="ct40418096" text:id="ct40418096">
          <text:format-change>
            <office:change-info>
              <dc:creator>Unbekannter Autor</dc:creator>
              <dc:date>2016-04-24T10:37:00</dc:date>
            </office:change-info>
          </text:format-change>
        </text:changed-region>
        <text:changed-region xml:id="ct40432064" text:id="ct40432064">
          <text:format-change>
            <office:change-info>
              <dc:creator>Unbekannter Autor</dc:creator>
              <dc:date>2016-04-24T10:37:00</dc:date>
            </office:change-info>
          </text:format-change>
        </text:changed-region>
        <text:changed-region xml:id="ct40436080" text:id="ct40436080">
          <text:format-change>
            <office:change-info>
              <dc:creator>Unbekannter Autor</dc:creator>
              <dc:date>2016-04-24T10:37:00</dc:date>
            </office:change-info>
          </text:format-change>
        </text:changed-region>
        <text:changed-region xml:id="ct40436528" text:id="ct40436528">
          <text:format-change>
            <office:change-info>
              <dc:creator>Unbekannter Autor</dc:creator>
              <dc:date>2016-04-24T10:37:00</dc:date>
            </office:change-info>
          </text:format-change>
        </text:changed-region>
        <text:changed-region xml:id="ct40426480" text:id="ct40426480">
          <text:format-change>
            <office:change-info>
              <dc:creator>Unbekannter Autor</dc:creator>
              <dc:date>2016-04-24T10:37:00</dc:date>
            </office:change-info>
          </text:format-change>
        </text:changed-region>
        <text:changed-region xml:id="ct40431664" text:id="ct40431664">
          <text:format-change>
            <office:change-info>
              <dc:creator>Unbekannter Autor</dc:creator>
              <dc:date>2016-04-24T10:37:00</dc:date>
            </office:change-info>
          </text:format-change>
        </text:changed-region>
        <text:changed-region xml:id="ct40416384" text:id="ct40416384">
          <text:format-change>
            <office:change-info>
              <dc:creator>Unbekannter Autor</dc:creator>
              <dc:date>2016-04-24T10:37:00</dc:date>
            </office:change-info>
          </text:format-change>
        </text:changed-region>
        <text:changed-region xml:id="ct40417664" text:id="ct40417664">
          <text:format-change>
            <office:change-info>
              <dc:creator>Unbekannter Autor</dc:creator>
              <dc:date>2016-04-24T10:37:00</dc:date>
            </office:change-info>
          </text:format-change>
        </text:changed-region>
        <text:changed-region xml:id="ct40432960" text:id="ct40432960">
          <text:format-change>
            <office:change-info>
              <dc:creator>Unbekannter Autor</dc:creator>
              <dc:date>2016-04-24T10:37:00</dc:date>
            </office:change-info>
          </text:format-change>
        </text:changed-region>
        <text:changed-region xml:id="ct40424336" text:id="ct40424336">
          <text:format-change>
            <office:change-info>
              <dc:creator>Unbekannter Autor</dc:creator>
              <dc:date>2016-04-24T10:37:00</dc:date>
            </office:change-info>
          </text:format-change>
        </text:changed-region>
        <text:changed-region xml:id="ct40422944" text:id="ct40422944">
          <text:format-change>
            <office:change-info>
              <dc:creator>Unbekannter Autor</dc:creator>
              <dc:date>2016-04-24T10:37:00</dc:date>
            </office:change-info>
          </text:format-change>
        </text:changed-region>
        <text:changed-region xml:id="ct40424848" text:id="ct40424848">
          <text:format-change>
            <office:change-info>
              <dc:creator>Unbekannter Autor</dc:creator>
              <dc:date>2016-04-24T10:37:00</dc:date>
            </office:change-info>
          </text:format-change>
        </text:changed-region>
        <text:changed-region xml:id="ct40452880" text:id="ct40452880">
          <text:format-change>
            <office:change-info>
              <dc:creator>Unbekannter Autor</dc:creator>
              <dc:date>2016-04-24T10:37:00</dc:date>
            </office:change-info>
          </text:format-change>
        </text:changed-region>
        <text:changed-region xml:id="ct40454144" text:id="ct40454144">
          <text:format-change>
            <office:change-info>
              <dc:creator>Unbekannter Autor</dc:creator>
              <dc:date>2016-04-24T10:37:00</dc:date>
            </office:change-info>
          </text:format-change>
        </text:changed-region>
        <text:changed-region xml:id="ct40462624" text:id="ct40462624">
          <text:format-change>
            <office:change-info>
              <dc:creator>Unbekannter Autor</dc:creator>
              <dc:date>2016-04-24T10:37:00</dc:date>
            </office:change-info>
          </text:format-change>
        </text:changed-region>
        <text:changed-region xml:id="ct40459664" text:id="ct40459664">
          <text:format-change>
            <office:change-info>
              <dc:creator>Unbekannter Autor</dc:creator>
              <dc:date>2016-04-24T10:37:00</dc:date>
            </office:change-info>
          </text:format-change>
        </text:changed-region>
        <text:changed-region xml:id="ct40464448" text:id="ct40464448">
          <text:format-change>
            <office:change-info>
              <dc:creator>Unbekannter Autor</dc:creator>
              <dc:date>2016-04-24T10:37:00</dc:date>
            </office:change-info>
          </text:format-change>
        </text:changed-region>
        <text:changed-region xml:id="ct40467744" text:id="ct40467744">
          <text:format-change>
            <office:change-info>
              <dc:creator>Unbekannter Autor</dc:creator>
              <dc:date>2016-04-24T10:37:00</dc:date>
            </office:change-info>
          </text:format-change>
        </text:changed-region>
        <text:changed-region xml:id="ct40464672" text:id="ct40464672">
          <text:format-change>
            <office:change-info>
              <dc:creator>Unbekannter Autor</dc:creator>
              <dc:date>2016-04-24T10:37:00</dc:date>
            </office:change-info>
          </text:format-change>
        </text:changed-region>
        <text:changed-region xml:id="ct40471152" text:id="ct40471152">
          <text:format-change>
            <office:change-info>
              <dc:creator>Unbekannter Autor</dc:creator>
              <dc:date>2016-04-24T10:37:00</dc:date>
            </office:change-info>
          </text:format-change>
        </text:changed-region>
        <text:changed-region xml:id="ct40472240" text:id="ct40472240">
          <text:format-change>
            <office:change-info>
              <dc:creator>Unbekannter Autor</dc:creator>
              <dc:date>2016-04-24T10:37:00</dc:date>
            </office:change-info>
          </text:format-change>
        </text:changed-region>
        <text:changed-region xml:id="ct40473200" text:id="ct40473200">
          <text:format-change>
            <office:change-info>
              <dc:creator>Unbekannter Autor</dc:creator>
              <dc:date>2016-04-24T10:37:00</dc:date>
            </office:change-info>
          </text:format-change>
        </text:changed-region>
        <text:changed-region xml:id="ct40474016" text:id="ct40474016">
          <text:format-change>
            <office:change-info>
              <dc:creator>Unbekannter Autor</dc:creator>
              <dc:date>2016-04-24T10:37:00</dc:date>
            </office:change-info>
          </text:format-change>
        </text:changed-region>
        <text:changed-region xml:id="ct40474240" text:id="ct40474240">
          <text:format-change>
            <office:change-info>
              <dc:creator>Unbekannter Autor</dc:creator>
              <dc:date>2016-04-24T10:37:00</dc:date>
            </office:change-info>
          </text:format-change>
        </text:changed-region>
        <text:changed-region xml:id="ct40474752" text:id="ct40474752">
          <text:format-change>
            <office:change-info>
              <dc:creator>Unbekannter Autor</dc:creator>
              <dc:date>2016-04-24T10:37:00</dc:date>
            </office:change-info>
          </text:format-change>
        </text:changed-region>
        <text:changed-region xml:id="ct40474976" text:id="ct40474976">
          <text:format-change>
            <office:change-info>
              <dc:creator>Unbekannter Autor</dc:creator>
              <dc:date>2016-04-24T10:37:00</dc:date>
            </office:change-info>
          </text:format-change>
        </text:changed-region>
        <text:changed-region xml:id="ct40456240" text:id="ct40456240">
          <text:format-change>
            <office:change-info>
              <dc:creator>Unbekannter Autor</dc:creator>
              <dc:date>2016-04-24T10:37:00</dc:date>
            </office:change-info>
          </text:format-change>
        </text:changed-region>
        <text:changed-region xml:id="ct40464896" text:id="ct40464896">
          <text:format-change>
            <office:change-info>
              <dc:creator>Unbekannter Autor</dc:creator>
              <dc:date>2016-04-24T10:37:00</dc:date>
            </office:change-info>
          </text:format-change>
        </text:changed-region>
        <text:changed-region xml:id="ct40455184" text:id="ct40455184">
          <text:format-change>
            <office:change-info>
              <dc:creator>Unbekannter Autor</dc:creator>
              <dc:date>2016-04-24T10:37:00</dc:date>
            </office:change-info>
          </text:format-change>
        </text:changed-region>
        <text:changed-region xml:id="ct40021424" text:id="ct40021424">
          <text:format-change>
            <office:change-info>
              <dc:creator>Unbekannter Autor</dc:creator>
              <dc:date>2016-04-24T10:37:00</dc:date>
            </office:change-info>
          </text:format-change>
        </text:changed-region>
        <text:changed-region xml:id="ct40459056" text:id="ct40459056">
          <text:format-change>
            <office:change-info>
              <dc:creator>Unbekannter Autor</dc:creator>
              <dc:date>2016-04-24T10:37:00</dc:date>
            </office:change-info>
          </text:format-change>
        </text:changed-region>
        <text:changed-region xml:id="ct40024864" text:id="ct40024864">
          <text:format-change>
            <office:change-info>
              <dc:creator>Unbekannter Autor</dc:creator>
              <dc:date>2016-04-24T10:37:00</dc:date>
            </office:change-info>
          </text:format-change>
        </text:changed-region>
        <text:changed-region xml:id="ct40023504" text:id="ct40023504">
          <text:format-change>
            <office:change-info>
              <dc:creator>Unbekannter Autor</dc:creator>
              <dc:date>2016-04-24T10:37:00</dc:date>
            </office:change-info>
          </text:format-change>
        </text:changed-region>
        <text:changed-region xml:id="ct40023728" text:id="ct40023728">
          <text:format-change>
            <office:change-info>
              <dc:creator>Unbekannter Autor</dc:creator>
              <dc:date>2016-04-24T10:37:00</dc:date>
            </office:change-info>
          </text:format-change>
        </text:changed-region>
        <text:changed-region xml:id="ct40025520" text:id="ct40025520">
          <text:format-change>
            <office:change-info>
              <dc:creator>Unbekannter Autor</dc:creator>
              <dc:date>2016-04-24T10:37:00</dc:date>
            </office:change-info>
          </text:format-change>
        </text:changed-region>
        <text:changed-region xml:id="ct40025744" text:id="ct40025744">
          <text:format-change>
            <office:change-info>
              <dc:creator>Unbekannter Autor</dc:creator>
              <dc:date>2016-04-24T10:37:00</dc:date>
            </office:change-info>
          </text:format-change>
        </text:changed-region>
        <text:changed-region xml:id="ct40026240" text:id="ct40026240">
          <text:format-change>
            <office:change-info>
              <dc:creator>Unbekannter Autor</dc:creator>
              <dc:date>2016-04-24T10:37:00</dc:date>
            </office:change-info>
          </text:format-change>
        </text:changed-region>
        <text:changed-region xml:id="ct40025968" text:id="ct40025968">
          <text:format-change>
            <office:change-info>
              <dc:creator>Unbekannter Autor</dc:creator>
              <dc:date>2016-04-24T10:37:00</dc:date>
            </office:change-info>
          </text:format-change>
        </text:changed-region>
        <text:changed-region xml:id="ct40026752" text:id="ct40026752">
          <text:format-change>
            <office:change-info>
              <dc:creator>Unbekannter Autor</dc:creator>
              <dc:date>2016-04-24T10:37:00</dc:date>
            </office:change-info>
          </text:format-change>
        </text:changed-region>
        <text:changed-region xml:id="ct40027680" text:id="ct40027680">
          <text:format-change>
            <office:change-info>
              <dc:creator>Unbekannter Autor</dc:creator>
              <dc:date>2016-04-24T10:37:00</dc:date>
            </office:change-info>
          </text:format-change>
        </text:changed-region>
        <text:changed-region xml:id="ct40028192" text:id="ct40028192">
          <text:format-change>
            <office:change-info>
              <dc:creator>Unbekannter Autor</dc:creator>
              <dc:date>2016-04-24T10:37:00</dc:date>
            </office:change-info>
          </text:format-change>
        </text:changed-region>
        <text:changed-region xml:id="ct40028720" text:id="ct40028720">
          <text:format-change>
            <office:change-info>
              <dc:creator>Unbekannter Autor</dc:creator>
              <dc:date>2016-04-24T10:37:00</dc:date>
            </office:change-info>
          </text:format-change>
        </text:changed-region>
        <text:changed-region xml:id="ct40028944" text:id="ct40028944">
          <text:format-change>
            <office:change-info>
              <dc:creator>Unbekannter Autor</dc:creator>
              <dc:date>2016-04-24T10:37:00</dc:date>
            </office:change-info>
          </text:format-change>
        </text:changed-region>
        <text:changed-region xml:id="ct40029456" text:id="ct40029456">
          <text:format-change>
            <office:change-info>
              <dc:creator>Unbekannter Autor</dc:creator>
              <dc:date>2016-04-24T10:37:00</dc:date>
            </office:change-info>
          </text:format-change>
        </text:changed-region>
        <text:changed-region xml:id="ct40029680" text:id="ct40029680">
          <text:format-change>
            <office:change-info>
              <dc:creator>Unbekannter Autor</dc:creator>
              <dc:date>2016-04-24T10:37:00</dc:date>
            </office:change-info>
          </text:format-change>
        </text:changed-region>
        <text:changed-region xml:id="ct40029904" text:id="ct40029904">
          <text:format-change>
            <office:change-info>
              <dc:creator>Unbekannter Autor</dc:creator>
              <dc:date>2016-04-24T10:37:00</dc:date>
            </office:change-info>
          </text:format-change>
        </text:changed-region>
        <text:changed-region xml:id="ct40030128" text:id="ct40030128">
          <text:format-change>
            <office:change-info>
              <dc:creator>Unbekannter Autor</dc:creator>
              <dc:date>2016-04-24T10:37:00</dc:date>
            </office:change-info>
          </text:format-change>
        </text:changed-region>
        <text:changed-region xml:id="ct40030352" text:id="ct40030352">
          <text:format-change>
            <office:change-info>
              <dc:creator>Unbekannter Autor</dc:creator>
              <dc:date>2016-04-24T10:37:00</dc:date>
            </office:change-info>
          </text:format-change>
        </text:changed-region>
        <text:changed-region xml:id="ct40030992" text:id="ct40030992">
          <text:format-change>
            <office:change-info>
              <dc:creator>Unbekannter Autor</dc:creator>
              <dc:date>2016-04-24T10:37:00</dc:date>
            </office:change-info>
          </text:format-change>
        </text:changed-region>
        <text:changed-region xml:id="ct40032320" text:id="ct40032320">
          <text:format-change>
            <office:change-info>
              <dc:creator>Unbekannter Autor</dc:creator>
              <dc:date>2016-04-24T10:37:00</dc:date>
            </office:change-info>
          </text:format-change>
        </text:changed-region>
        <text:changed-region xml:id="ct40030576" text:id="ct40030576">
          <text:format-change>
            <office:change-info>
              <dc:creator>Unbekannter Autor</dc:creator>
              <dc:date>2016-04-24T10:37:00</dc:date>
            </office:change-info>
          </text:format-change>
        </text:changed-region>
        <text:changed-region xml:id="ct40033616" text:id="ct40033616">
          <text:format-change>
            <office:change-info>
              <dc:creator>Unbekannter Autor</dc:creator>
              <dc:date>2016-04-24T10:37:00</dc:date>
            </office:change-info>
          </text:format-change>
        </text:changed-region>
        <text:changed-region xml:id="ct40035872" text:id="ct40035872">
          <text:format-change>
            <office:change-info>
              <dc:creator>Unbekannter Autor</dc:creator>
              <dc:date>2016-04-24T10:37:00</dc:date>
            </office:change-info>
          </text:format-change>
        </text:changed-region>
        <text:changed-region xml:id="ct40036816" text:id="ct40036816">
          <text:format-change>
            <office:change-info>
              <dc:creator>Unbekannter Autor</dc:creator>
              <dc:date>2016-04-24T10:37:00</dc:date>
            </office:change-info>
          </text:format-change>
        </text:changed-region>
        <text:changed-region xml:id="ct40037488" text:id="ct40037488">
          <text:format-change>
            <office:change-info>
              <dc:creator>Unbekannter Autor</dc:creator>
              <dc:date>2016-04-24T10:37:00</dc:date>
            </office:change-info>
          </text:format-change>
        </text:changed-region>
        <text:changed-region xml:id="ct40037712" text:id="ct40037712">
          <text:format-change>
            <office:change-info>
              <dc:creator>Unbekannter Autor</dc:creator>
              <dc:date>2016-04-24T10:37:00</dc:date>
            </office:change-info>
          </text:format-change>
        </text:changed-region>
        <text:changed-region xml:id="ct37821472" text:id="ct37821472">
          <text:format-change>
            <office:change-info>
              <dc:creator>Unbekannter Autor</dc:creator>
              <dc:date>2016-04-24T10:37:00</dc:date>
            </office:change-info>
          </text:format-change>
        </text:changed-region>
        <text:changed-region xml:id="ct37820416" text:id="ct37820416">
          <text:format-change>
            <office:change-info>
              <dc:creator>Unbekannter Autor</dc:creator>
              <dc:date>2016-04-24T10:37:00</dc:date>
            </office:change-info>
          </text:format-change>
        </text:changed-region>
        <text:changed-region xml:id="ct40040176" text:id="ct40040176">
          <text:format-change>
            <office:change-info>
              <dc:creator>Unbekannter Autor</dc:creator>
              <dc:date>2016-04-24T10:37:00</dc:date>
            </office:change-info>
          </text:format-change>
        </text:changed-region>
        <text:changed-region xml:id="ct40043728" text:id="ct40043728">
          <text:format-change>
            <office:change-info>
              <dc:creator>Unbekannter Autor</dc:creator>
              <dc:date>2016-04-24T10:37:00</dc:date>
            </office:change-info>
          </text:format-change>
        </text:changed-region>
        <text:changed-region xml:id="ct40458256" text:id="ct40458256">
          <text:format-change>
            <office:change-info>
              <dc:creator>Unbekannter Autor</dc:creator>
              <dc:date>2016-04-24T10:37:00</dc:date>
            </office:change-info>
          </text:format-change>
        </text:changed-region>
        <text:changed-region xml:id="ct40042448" text:id="ct40042448">
          <text:format-change>
            <office:change-info>
              <dc:creator>Unbekannter Autor</dc:creator>
              <dc:date>2016-04-24T10:37:00</dc:date>
            </office:change-info>
          </text:format-change>
        </text:changed-region>
        <text:changed-region xml:id="ct40042672" text:id="ct40042672">
          <text:format-change>
            <office:change-info>
              <dc:creator>Unbekannter Autor</dc:creator>
              <dc:date>2016-04-24T10:37:00</dc:date>
            </office:change-info>
          </text:format-change>
        </text:changed-region>
        <text:changed-region xml:id="ct40044384" text:id="ct40044384">
          <text:format-change>
            <office:change-info>
              <dc:creator>Unbekannter Autor</dc:creator>
              <dc:date>2016-04-24T10:37:00</dc:date>
            </office:change-info>
          </text:format-change>
        </text:changed-region>
        <text:changed-region xml:id="ct40044608" text:id="ct40044608">
          <text:format-change>
            <office:change-info>
              <dc:creator>Unbekannter Autor</dc:creator>
              <dc:date>2016-04-24T10:37:00</dc:date>
            </office:change-info>
          </text:format-change>
        </text:changed-region>
        <text:changed-region xml:id="ct40045120" text:id="ct40045120">
          <text:format-change>
            <office:change-info>
              <dc:creator>Unbekannter Autor</dc:creator>
              <dc:date>2016-04-24T10:37:00</dc:date>
            </office:change-info>
          </text:format-change>
        </text:changed-region>
        <text:changed-region xml:id="ct40045344" text:id="ct40045344">
          <text:format-change>
            <office:change-info>
              <dc:creator>Unbekannter Autor</dc:creator>
              <dc:date>2016-04-24T10:37:00</dc:date>
            </office:change-info>
          </text:format-change>
        </text:changed-region>
        <text:changed-region xml:id="ct40045568" text:id="ct40045568">
          <text:format-change>
            <office:change-info>
              <dc:creator>Unbekannter Autor</dc:creator>
              <dc:date>2016-04-24T10:37:00</dc:date>
            </office:change-info>
          </text:format-change>
        </text:changed-region>
        <text:changed-region xml:id="ct37826752" text:id="ct37826752">
          <text:format-change>
            <office:change-info>
              <dc:creator>Unbekannter Autor</dc:creator>
              <dc:date>2016-04-24T10:37:00</dc:date>
            </office:change-info>
          </text:format-change>
        </text:changed-region>
        <text:changed-region xml:id="ct37827104" text:id="ct37827104">
          <text:format-change>
            <office:change-info>
              <dc:creator>Unbekannter Autor</dc:creator>
              <dc:date>2016-04-24T10:37:00</dc:date>
            </office:change-info>
          </text:format-change>
        </text:changed-region>
        <text:changed-region xml:id="ct40014528" text:id="ct40014528">
          <text:format-change>
            <office:change-info>
              <dc:creator>Unbekannter Autor</dc:creator>
              <dc:date>2016-04-24T10:37:00</dc:date>
            </office:change-info>
          </text:format-change>
        </text:changed-region>
        <text:changed-region xml:id="ct37823936" text:id="ct37823936">
          <text:format-change>
            <office:change-info>
              <dc:creator>Unbekannter Autor</dc:creator>
              <dc:date>2016-04-24T10:37:00</dc:date>
            </office:change-info>
          </text:format-change>
        </text:changed-region>
        <text:changed-region xml:id="ct40461968" text:id="ct40461968">
          <text:format-change>
            <office:change-info>
              <dc:creator>Unbekannter Autor</dc:creator>
              <dc:date>2016-04-24T10:37:00</dc:date>
            </office:change-info>
          </text:format-change>
        </text:changed-region>
        <text:changed-region xml:id="ct40434736" text:id="ct40434736">
          <text:format-change>
            <office:change-info>
              <dc:creator>Unbekannter Autor</dc:creator>
              <dc:date>2016-04-24T10:37:00</dc:date>
            </office:change-info>
          </text:format-change>
        </text:changed-region>
        <text:changed-region xml:id="ct37813728" text:id="ct37813728">
          <text:format-change>
            <office:change-info>
              <dc:creator>Unbekannter Autor</dc:creator>
              <dc:date>2016-04-24T10:37:00</dc:date>
            </office:change-info>
          </text:format-change>
        </text:changed-region>
        <text:changed-region xml:id="ct37828160" text:id="ct37828160">
          <text:deletion>
            <office:change-info>
              <dc:creator>Unbekannter Autor</dc:creator>
              <dc:date>2016-04-23T18:44:00</dc:date>
            </office:change-info>
            <text:p text:style-name="P41"><text:span text:style-name="T23"/></text:p>
            <text:p text:style-name="P41"><text:span text:style-name="T23"/></text:p>
          </text:deletion>
        </text:changed-region>
        <text:changed-region xml:id="ct37828864" text:id="ct37828864">
          <text:format-change>
            <office:change-info>
              <dc:creator>Unbekannter Autor</dc:creator>
              <dc:date>2016-04-24T10:38:00</dc:date>
            </office:change-info>
          </text:format-change>
        </text:changed-region>
        <text:changed-region xml:id="ct37828512" text:id="ct37828512">
          <text:format-change>
            <office:change-info>
              <dc:creator>Unbekannter Autor</dc:creator>
              <dc:date>2016-04-24T10:38:00</dc:date>
            </office:change-info>
          </text:format-change>
        </text:changed-region>
        <text:changed-region xml:id="ct37829216" text:id="ct37829216">
          <text:format-change>
            <office:change-info>
              <dc:creator>Unbekannter Autor</dc:creator>
              <dc:date>2016-04-24T10:38:00</dc:date>
            </office:change-info>
          </text:format-change>
        </text:changed-region>
        <text:changed-region xml:id="ct40455904" text:id="ct40455904">
          <text:format-change>
            <office:change-info>
              <dc:creator>Unbekannter Autor</dc:creator>
              <dc:date>2016-04-24T10:38:00</dc:date>
            </office:change-info>
          </text:format-change>
        </text:changed-region>
        <text:changed-region xml:id="ct40031408" text:id="ct40031408">
          <text:format-change>
            <office:change-info>
              <dc:creator>Unbekannter Autor</dc:creator>
              <dc:date>2016-04-24T10:38:00</dc:date>
            </office:change-info>
          </text:format-change>
        </text:changed-region>
        <text:changed-region xml:id="ct40016016" text:id="ct40016016">
          <text:format-change>
            <office:change-info>
              <dc:creator>Unbekannter Autor</dc:creator>
              <dc:date>2016-04-24T10:38:00</dc:date>
            </office:change-info>
          </text:format-change>
        </text:changed-region>
        <text:changed-region xml:id="ct40020352" text:id="ct40020352">
          <text:format-change>
            <office:change-info>
              <dc:creator>Unbekannter Autor</dc:creator>
              <dc:date>2016-04-24T10:38:00</dc:date>
            </office:change-info>
          </text:format-change>
        </text:changed-region>
        <text:changed-region xml:id="ct40467312" text:id="ct40467312">
          <text:format-change>
            <office:change-info>
              <dc:creator>Unbekannter Autor</dc:creator>
              <dc:date>2016-04-24T10:38:00</dc:date>
            </office:change-info>
          </text:format-change>
        </text:changed-region>
        <text:changed-region xml:id="ct40038896" text:id="ct40038896">
          <text:format-change>
            <office:change-info>
              <dc:creator>Unbekannter Autor</dc:creator>
              <dc:date>2016-04-24T10:38:00</dc:date>
            </office:change-info>
          </text:format-change>
        </text:changed-region>
        <text:changed-region xml:id="ct40521776" text:id="ct40521776">
          <text:format-change>
            <office:change-info>
              <dc:creator>Unbekannter Autor</dc:creator>
              <dc:date>2016-04-24T10:38:00</dc:date>
            </office:change-info>
          </text:format-change>
        </text:changed-region>
        <text:changed-region xml:id="ct40522000" text:id="ct40522000">
          <text:format-change>
            <office:change-info>
              <dc:creator>Unbekannter Autor</dc:creator>
              <dc:date>2016-04-24T10:38:00</dc:date>
            </office:change-info>
          </text:format-change>
        </text:changed-region>
        <text:changed-region xml:id="ct40522224" text:id="ct40522224">
          <text:format-change>
            <office:change-info>
              <dc:creator>Unbekannter Autor</dc:creator>
              <dc:date>2016-04-24T10:38:00</dc:date>
            </office:change-info>
          </text:format-change>
        </text:changed-region>
        <text:changed-region xml:id="ct40517280" text:id="ct40517280">
          <text:format-change>
            <office:change-info>
              <dc:creator>Unbekannter Autor</dc:creator>
              <dc:date>2016-04-24T10:38:00</dc:date>
            </office:change-info>
          </text:format-change>
        </text:changed-region>
        <text:changed-region xml:id="ct40516016" text:id="ct40516016">
          <text:format-change>
            <office:change-info>
              <dc:creator>Unbekannter Autor</dc:creator>
              <dc:date>2016-04-24T10:38:00</dc:date>
            </office:change-info>
          </text:format-change>
        </text:changed-region>
        <text:changed-region xml:id="ct40517696" text:id="ct40517696">
          <text:format-change>
            <office:change-info>
              <dc:creator>Unbekannter Autor</dc:creator>
              <dc:date>2016-04-24T10:38:00</dc:date>
            </office:change-info>
          </text:format-change>
        </text:changed-region>
        <text:changed-region xml:id="ct40530608" text:id="ct40530608">
          <text:format-change>
            <office:change-info>
              <dc:creator>Unbekannter Autor</dc:creator>
              <dc:date>2016-04-24T10:38:00</dc:date>
            </office:change-info>
          </text:format-change>
        </text:changed-region>
        <text:changed-region xml:id="ct40531856" text:id="ct40531856">
          <text:format-change>
            <office:change-info>
              <dc:creator>Unbekannter Autor</dc:creator>
              <dc:date>2016-04-24T10:38:00</dc:date>
            </office:change-info>
          </text:format-change>
        </text:changed-region>
        <text:changed-region xml:id="ct40533120" text:id="ct40533120">
          <text:format-change>
            <office:change-info>
              <dc:creator>Unbekannter Autor</dc:creator>
              <dc:date>2016-04-24T10:38:00</dc:date>
            </office:change-info>
          </text:format-change>
        </text:changed-region>
        <text:changed-region xml:id="ct40534400" text:id="ct40534400">
          <text:format-change>
            <office:change-info>
              <dc:creator>Unbekannter Autor</dc:creator>
              <dc:date>2016-04-24T10:38:00</dc:date>
            </office:change-info>
          </text:format-change>
        </text:changed-region>
        <text:changed-region xml:id="ct37838176" text:id="ct37838176">
          <text:format-change>
            <office:change-info>
              <dc:creator>Unbekannter Autor</dc:creator>
              <dc:date>2016-04-24T10:38:00</dc:date>
            </office:change-info>
          </text:format-change>
        </text:changed-region>
        <text:changed-region xml:id="ct37839936" text:id="ct37839936">
          <text:format-change>
            <office:change-info>
              <dc:creator>Unbekannter Autor</dc:creator>
              <dc:date>2016-04-24T10:38:00</dc:date>
            </office:change-info>
          </text:format-change>
        </text:changed-region>
        <text:changed-region xml:id="ct40533344" text:id="ct40533344">
          <text:format-change>
            <office:change-info>
              <dc:creator>Unbekannter Autor</dc:creator>
              <dc:date>2016-04-24T10:38:00</dc:date>
            </office:change-info>
          </text:format-change>
        </text:changed-region>
        <text:changed-region xml:id="ct40530976" text:id="ct40530976">
          <text:format-change>
            <office:change-info>
              <dc:creator>Unbekannter Autor</dc:creator>
              <dc:date>2016-04-24T10:38:00</dc:date>
            </office:change-info>
          </text:format-change>
        </text:changed-region>
        <text:changed-region xml:id="ct40531456" text:id="ct40531456">
          <text:format-change>
            <office:change-info>
              <dc:creator>Unbekannter Autor</dc:creator>
              <dc:date>2016-04-24T10:38:00</dc:date>
            </office:change-info>
          </text:format-change>
        </text:changed-region>
        <text:changed-region xml:id="ct40530304" text:id="ct40530304">
          <text:format-change>
            <office:change-info>
              <dc:creator>Unbekannter Autor</dc:creator>
              <dc:date>2016-04-24T10:38:00</dc:date>
            </office:change-info>
          </text:format-change>
        </text:changed-region>
        <text:changed-region xml:id="ct40517920" text:id="ct40517920">
          <text:format-change>
            <office:change-info>
              <dc:creator>Unbekannter Autor</dc:creator>
              <dc:date>2016-04-24T10:38:00</dc:date>
            </office:change-info>
          </text:format-change>
        </text:changed-region>
        <text:changed-region xml:id="ct37842400" text:id="ct37842400">
          <text:format-change>
            <office:change-info>
              <dc:creator>Unbekannter Autor</dc:creator>
              <dc:date>2016-04-24T10:38:00</dc:date>
            </office:change-info>
          </text:format-change>
        </text:changed-region>
        <text:changed-region xml:id="ct37844512" text:id="ct37844512">
          <text:format-change>
            <office:change-info>
              <dc:creator>Unbekannter Autor</dc:creator>
              <dc:date>2016-04-24T10:38:00</dc:date>
            </office:change-info>
          </text:format-change>
        </text:changed-region>
        <text:changed-region xml:id="ct40532720" text:id="ct40532720">
          <text:format-change>
            <office:change-info>
              <dc:creator>Unbekannter Autor</dc:creator>
              <dc:date>2016-04-24T10:38:00</dc:date>
            </office:change-info>
          </text:format-change>
        </text:changed-region>
        <text:changed-region xml:id="ct40532080" text:id="ct40532080">
          <text:format-change>
            <office:change-info>
              <dc:creator>Unbekannter Autor</dc:creator>
              <dc:date>2016-04-24T10:38:00</dc:date>
            </office:change-info>
          </text:format-change>
        </text:changed-region>
        <text:changed-region xml:id="ct40518688" text:id="ct40518688">
          <text:format-change>
            <office:change-info>
              <dc:creator>Unbekannter Autor</dc:creator>
              <dc:date>2016-04-24T10:38:00</dc:date>
            </office:change-info>
          </text:format-change>
        </text:changed-region>
        <text:changed-region xml:id="ct40525072" text:id="ct40525072">
          <text:format-change>
            <office:change-info>
              <dc:creator>Unbekannter Autor</dc:creator>
              <dc:date>2016-04-24T10:38:00</dc:date>
            </office:change-info>
          </text:format-change>
        </text:changed-region>
        <text:changed-region xml:id="ct40525696" text:id="ct40525696">
          <text:format-change>
            <office:change-info>
              <dc:creator>Unbekannter Autor</dc:creator>
              <dc:date>2016-04-24T10:38:00</dc:date>
            </office:change-info>
          </text:format-change>
        </text:changed-region>
        <text:changed-region xml:id="ct40526496" text:id="ct40526496">
          <text:format-change>
            <office:change-info>
              <dc:creator>Unbekannter Autor</dc:creator>
              <dc:date>2016-04-24T10:38:00</dc:date>
            </office:change-info>
          </text:format-change>
        </text:changed-region>
        <text:changed-region xml:id="ct40526720" text:id="ct40526720">
          <text:format-change>
            <office:change-info>
              <dc:creator>Unbekannter Autor</dc:creator>
              <dc:date>2016-04-24T10:38:00</dc:date>
            </office:change-info>
          </text:format-change>
        </text:changed-region>
        <text:changed-region xml:id="ct40527232" text:id="ct40527232">
          <text:format-change>
            <office:change-info>
              <dc:creator>Unbekannter Autor</dc:creator>
              <dc:date>2016-04-24T10:38:00</dc:date>
            </office:change-info>
          </text:format-change>
        </text:changed-region>
        <text:changed-region xml:id="ct40527456" text:id="ct40527456">
          <text:format-change>
            <office:change-info>
              <dc:creator>Unbekannter Autor</dc:creator>
              <dc:date>2016-04-24T10:38:00</dc:date>
            </office:change-info>
          </text:format-change>
        </text:changed-region>
        <text:changed-region xml:id="ct37848384" text:id="ct37848384">
          <text:format-change>
            <office:change-info>
              <dc:creator>Unbekannter Autor</dc:creator>
              <dc:date>2016-04-24T10:38:00</dc:date>
            </office:change-info>
          </text:format-change>
        </text:changed-region>
        <text:changed-region xml:id="ct40528432" text:id="ct40528432">
          <text:format-change>
            <office:change-info>
              <dc:creator>Unbekannter Autor</dc:creator>
              <dc:date>2016-04-24T10:38:00</dc:date>
            </office:change-info>
          </text:format-change>
        </text:changed-region>
        <text:changed-region xml:id="ct37849088" text:id="ct37849088">
          <text:format-change>
            <office:change-info>
              <dc:creator>Unbekannter Autor</dc:creator>
              <dc:date>2016-04-24T10:38:00</dc:date>
            </office:change-info>
          </text:format-change>
        </text:changed-region>
        <text:changed-region xml:id="ct37849440" text:id="ct37849440">
          <text:format-change>
            <office:change-info>
              <dc:creator>Unbekannter Autor</dc:creator>
              <dc:date>2016-04-24T10:38:00</dc:date>
            </office:change-info>
          </text:format-change>
        </text:changed-region>
        <text:changed-region xml:id="ct40538240" text:id="ct40538240">
          <text:format-change>
            <office:change-info>
              <dc:creator>Unbekannter Autor</dc:creator>
              <dc:date>2016-04-24T10:38:00</dc:date>
            </office:change-info>
          </text:format-change>
        </text:changed-region>
        <text:changed-region xml:id="ct37850144" text:id="ct37850144">
          <text:format-change>
            <office:change-info>
              <dc:creator>Unbekannter Autor</dc:creator>
              <dc:date>2016-04-24T10:38:00</dc:date>
            </office:change-info>
          </text:format-change>
        </text:changed-region>
        <text:changed-region xml:id="ct40541648" text:id="ct40541648">
          <text:format-change>
            <office:change-info>
              <dc:creator>Unbekannter Autor</dc:creator>
              <dc:date>2016-04-24T10:38:00</dc:date>
            </office:change-info>
          </text:format-change>
        </text:changed-region>
        <text:changed-region xml:id="ct65498944" text:id="ct65498944">
          <text:deletion>
            <office:change-info>
              <dc:creator>Unbekannter Autor</dc:creator>
              <dc:date>2016-11-28T16:52:00</dc:date>
            </office:change-info>
            <text:p text:style-name="P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5499216" text:id="ct65499216">
          <text:insertion>
            <office:change-info>
              <dc:creator>Unbekannter Autor</dc:creator>
              <dc:date>2016-11-28T16:52:00</dc:date>
            </office:change-info>
          </text:insertion>
        </text:changed-region>
        <text:changed-region xml:id="ct65403664" text:id="ct65403664">
          <text:format-change>
            <office:change-info>
              <dc:creator>Unbekannter Autor</dc:creator>
              <dc:date>2016-04-24T10:38:00</dc:date>
            </office:change-info>
          </text:format-change>
        </text:changed-region>
        <text:changed-region xml:id="ct40540832" text:id="ct40540832">
          <text:format-change>
            <office:change-info>
              <dc:creator>Unbekannter Autor</dc:creator>
              <dc:date>2016-04-24T10:38:00</dc:date>
            </office:change-info>
          </text:format-change>
        </text:changed-region>
        <text:changed-region xml:id="ct40540240" text:id="ct40540240">
          <text:format-change>
            <office:change-info>
              <dc:creator>Unbekannter Autor</dc:creator>
              <dc:date>2016-04-24T10:38:00</dc:date>
            </office:change-info>
          </text:format-change>
        </text:changed-region>
        <text:changed-region xml:id="ct40538928" text:id="ct40538928">
          <text:format-change>
            <office:change-info>
              <dc:creator>Unbekannter Autor</dc:creator>
              <dc:date>2016-04-24T10:38:00</dc:date>
            </office:change-info>
          </text:format-change>
        </text:changed-region>
        <text:changed-region xml:id="ct40539152" text:id="ct40539152">
          <text:format-change>
            <office:change-info>
              <dc:creator>Unbekannter Autor</dc:creator>
              <dc:date>2016-04-24T10:38:00</dc:date>
            </office:change-info>
          </text:format-change>
        </text:changed-region>
        <text:changed-region xml:id="ct40544016" text:id="ct40544016">
          <text:format-change>
            <office:change-info>
              <dc:creator>Unbekannter Autor</dc:creator>
              <dc:date>2016-04-24T10:38:00</dc:date>
            </office:change-info>
          </text:format-change>
        </text:changed-region>
        <text:changed-region xml:id="ct40546304" text:id="ct40546304">
          <text:format-change>
            <office:change-info>
              <dc:creator>Unbekannter Autor</dc:creator>
              <dc:date>2016-04-24T10:38:00</dc:date>
            </office:change-info>
          </text:format-change>
        </text:changed-region>
        <text:changed-region xml:id="ct40547552" text:id="ct40547552">
          <text:format-change>
            <office:change-info>
              <dc:creator>Unbekannter Autor</dc:creator>
              <dc:date>2016-04-24T10:38:00</dc:date>
            </office:change-info>
          </text:format-change>
        </text:changed-region>
        <text:changed-region xml:id="ct37854016" text:id="ct37854016">
          <text:format-change>
            <office:change-info>
              <dc:creator>Unbekannter Autor</dc:creator>
              <dc:date>2016-04-24T10:38:00</dc:date>
            </office:change-info>
          </text:format-change>
        </text:changed-region>
        <text:changed-region xml:id="ct40544848" text:id="ct40544848">
          <text:format-change>
            <office:change-info>
              <dc:creator>Unbekannter Autor</dc:creator>
              <dc:date>2016-04-24T10:38:00</dc:date>
            </office:change-info>
          </text:format-change>
        </text:changed-region>
        <text:changed-region xml:id="ct40545376" text:id="ct40545376">
          <text:format-change>
            <office:change-info>
              <dc:creator>Unbekannter Autor</dc:creator>
              <dc:date>2016-04-24T10:38:00</dc:date>
            </office:change-info>
          </text:format-change>
        </text:changed-region>
        <text:changed-region xml:id="ct40549248" text:id="ct40549248">
          <text:format-change>
            <office:change-info>
              <dc:creator>Unbekannter Autor</dc:creator>
              <dc:date>2016-04-24T10:38:00</dc:date>
            </office:change-info>
          </text:format-change>
        </text:changed-region>
        <text:changed-region xml:id="ct40552672" text:id="ct40552672">
          <text:format-change>
            <office:change-info>
              <dc:creator>Unbekannter Autor</dc:creator>
              <dc:date>2016-04-24T10:38:00</dc:date>
            </office:change-info>
          </text:format-change>
        </text:changed-region>
        <text:changed-region xml:id="ct37855072" text:id="ct37855072">
          <text:format-change>
            <office:change-info>
              <dc:creator>Unbekannter Autor</dc:creator>
              <dc:date>2016-04-24T10:38:00</dc:date>
            </office:change-info>
          </text:format-change>
        </text:changed-region>
        <text:changed-region xml:id="ct40545072" text:id="ct40545072">
          <text:format-change>
            <office:change-info>
              <dc:creator>Unbekannter Autor</dc:creator>
              <dc:date>2016-04-24T10:38:00</dc:date>
            </office:change-info>
          </text:format-change>
        </text:changed-region>
        <text:changed-region xml:id="ct40551312" text:id="ct40551312">
          <text:format-change>
            <office:change-info>
              <dc:creator>Unbekannter Autor</dc:creator>
              <dc:date>2016-04-24T10:38:00</dc:date>
            </office:change-info>
          </text:format-change>
        </text:changed-region>
        <text:changed-region xml:id="ct40548448" text:id="ct40548448">
          <text:format-change>
            <office:change-info>
              <dc:creator>Unbekannter Autor</dc:creator>
              <dc:date>2016-04-24T10:38:00</dc:date>
            </office:change-info>
          </text:format-change>
        </text:changed-region>
        <text:changed-region xml:id="ct40555392" text:id="ct40555392">
          <text:format-change>
            <office:change-info>
              <dc:creator>Unbekannter Autor</dc:creator>
              <dc:date>2016-04-24T10:38:00</dc:date>
            </office:change-info>
          </text:format-change>
        </text:changed-region>
        <text:changed-region xml:id="ct40556160" text:id="ct40556160">
          <text:format-change>
            <office:change-info>
              <dc:creator>Unbekannter Autor</dc:creator>
              <dc:date>2016-04-24T10:38:00</dc:date>
            </office:change-info>
          </text:format-change>
        </text:changed-region>
        <text:changed-region xml:id="ct40556384" text:id="ct40556384">
          <text:format-change>
            <office:change-info>
              <dc:creator>Unbekannter Autor</dc:creator>
              <dc:date>2016-04-24T10:38:00</dc:date>
            </office:change-info>
          </text:format-change>
        </text:changed-region>
        <text:changed-region xml:id="ct40556912" text:id="ct40556912">
          <text:format-change>
            <office:change-info>
              <dc:creator>Unbekannter Autor</dc:creator>
              <dc:date>2016-04-24T10:38:00</dc:date>
            </office:change-info>
          </text:format-change>
        </text:changed-region>
        <text:changed-region xml:id="ct40551616" text:id="ct40551616">
          <text:format-change>
            <office:change-info>
              <dc:creator>Unbekannter Autor</dc:creator>
              <dc:date>2016-04-24T10:38:00</dc:date>
            </office:change-info>
          </text:format-change>
        </text:changed-region>
        <text:changed-region xml:id="ct37858944" text:id="ct37858944">
          <text:format-change>
            <office:change-info>
              <dc:creator>Unbekannter Autor</dc:creator>
              <dc:date>2016-04-24T10:38:00</dc:date>
            </office:change-info>
          </text:format-change>
        </text:changed-region>
        <text:changed-region xml:id="ct37859296" text:id="ct37859296">
          <text:format-change>
            <office:change-info>
              <dc:creator>Unbekannter Autor</dc:creator>
              <dc:date>2016-04-24T10:38:00</dc:date>
            </office:change-info>
          </text:format-change>
        </text:changed-region>
        <text:changed-region xml:id="ct37859648" text:id="ct37859648">
          <text:format-change>
            <office:change-info>
              <dc:creator>Unbekannter Autor</dc:creator>
              <dc:date>2016-04-24T10:38:00</dc:date>
            </office:change-info>
          </text:format-change>
        </text:changed-region>
        <text:changed-region xml:id="ct37860000" text:id="ct37860000">
          <text:format-change>
            <office:change-info>
              <dc:creator>Unbekannter Autor</dc:creator>
              <dc:date>2016-04-24T10:38:00</dc:date>
            </office:change-info>
          </text:format-change>
        </text:changed-region>
        <text:changed-region xml:id="ct40563744" text:id="ct40563744">
          <text:format-change>
            <office:change-info>
              <dc:creator>Unbekannter Autor</dc:creator>
              <dc:date>2016-04-24T10:38:00</dc:date>
            </office:change-info>
          </text:format-change>
        </text:changed-region>
        <text:changed-region xml:id="ct37860352" text:id="ct37860352">
          <text:format-change>
            <office:change-info>
              <dc:creator>Unbekannter Autor</dc:creator>
              <dc:date>2016-04-24T10:38:00</dc:date>
            </office:change-info>
          </text:format-change>
        </text:changed-region>
        <text:changed-region xml:id="ct37860704" text:id="ct37860704">
          <text:format-change>
            <office:change-info>
              <dc:creator>Unbekannter Autor</dc:creator>
              <dc:date>2016-04-24T10:38:00</dc:date>
            </office:change-info>
          </text:format-change>
        </text:changed-region>
        <text:changed-region xml:id="ct40565168" text:id="ct40565168">
          <text:format-change>
            <office:change-info>
              <dc:creator>Unbekannter Autor</dc:creator>
              <dc:date>2016-04-24T10:38:00</dc:date>
            </office:change-info>
          </text:format-change>
        </text:changed-region>
        <text:changed-region xml:id="ct40562576" text:id="ct40562576">
          <text:format-change>
            <office:change-info>
              <dc:creator>Unbekannter Autor</dc:creator>
              <dc:date>2016-04-24T10:38:00</dc:date>
            </office:change-info>
          </text:format-change>
        </text:changed-region>
        <text:changed-region xml:id="ct40560000" text:id="ct40560000">
          <text:format-change>
            <office:change-info>
              <dc:creator>Unbekannter Autor</dc:creator>
              <dc:date>2016-04-24T10:38:00</dc:date>
            </office:change-info>
          </text:format-change>
        </text:changed-region>
        <text:changed-region xml:id="ct40560384" text:id="ct40560384">
          <text:format-change>
            <office:change-info>
              <dc:creator>Unbekannter Autor</dc:creator>
              <dc:date>2016-04-24T10:38:00</dc:date>
            </office:change-info>
          </text:format-change>
        </text:changed-region>
        <text:changed-region xml:id="ct40559072" text:id="ct40559072">
          <text:format-change>
            <office:change-info>
              <dc:creator>Unbekannter Autor</dc:creator>
              <dc:date>2016-04-24T10:38:00</dc:date>
            </office:change-info>
          </text:format-change>
        </text:changed-region>
        <text:changed-region xml:id="ct40566272" text:id="ct40566272">
          <text:format-change>
            <office:change-info>
              <dc:creator>Unbekannter Autor</dc:creator>
              <dc:date>2016-04-24T10:38:00</dc:date>
            </office:change-info>
          </text:format-change>
        </text:changed-region>
        <text:changed-region xml:id="ct40568448" text:id="ct40568448">
          <text:format-change>
            <office:change-info>
              <dc:creator>Unbekannter Autor</dc:creator>
              <dc:date>2016-04-24T10:38:00</dc:date>
            </office:change-info>
          </text:format-change>
        </text:changed-region>
        <text:changed-region xml:id="ct37861408" text:id="ct37861408">
          <text:format-change>
            <office:change-info>
              <dc:creator>Unbekannter Autor</dc:creator>
              <dc:date>2016-04-24T10:38:00</dc:date>
            </office:change-info>
          </text:format-change>
        </text:changed-region>
        <text:changed-region xml:id="ct37861056" text:id="ct37861056">
          <text:format-change>
            <office:change-info>
              <dc:creator>Unbekannter Autor</dc:creator>
              <dc:date>2016-04-24T10:38:00</dc:date>
            </office:change-info>
          </text:format-change>
        </text:changed-region>
        <text:changed-region xml:id="ct40567152" text:id="ct40567152">
          <text:format-change>
            <office:change-info>
              <dc:creator>Unbekannter Autor</dc:creator>
              <dc:date>2016-04-24T10:38:00</dc:date>
            </office:change-info>
          </text:format-change>
        </text:changed-region>
        <text:changed-region xml:id="ct40571504" text:id="ct40571504">
          <text:format-change>
            <office:change-info>
              <dc:creator>Unbekannter Autor</dc:creator>
              <dc:date>2016-04-24T10:38:00</dc:date>
            </office:change-info>
          </text:format-change>
        </text:changed-region>
        <text:changed-region xml:id="ct65469488" text:id="ct65469488">
          <text:deletion>
            <office:change-info>
              <dc:creator>Unbekannter Autor</dc:creator>
              <dc:date>2016-11-28T16:52:00</dc:date>
            </office:change-info>
            <text:p text:style-name="P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5124160" text:id="ct65124160">
          <text:insertion>
            <office:change-info>
              <dc:creator>Unbekannter Autor</dc:creator>
              <dc:date>2016-11-28T16:52:00</dc:date>
            </office:change-info>
          </text:insertion>
        </text:changed-region>
        <text:changed-region xml:id="ct65658512" text:id="ct65658512">
          <text:format-change>
            <office:change-info>
              <dc:creator>Unbekannter Autor</dc:creator>
              <dc:date>2016-04-24T10:38:00</dc:date>
            </office:change-info>
          </text:format-change>
        </text:changed-region>
        <text:changed-region xml:id="ct40561424" text:id="ct40561424">
          <text:format-change>
            <office:change-info>
              <dc:creator>Unbekannter Autor</dc:creator>
              <dc:date>2016-04-24T10:38:00</dc:date>
            </office:change-info>
          </text:format-change>
        </text:changed-region>
        <text:changed-region xml:id="ct40558016" text:id="ct40558016">
          <text:format-change>
            <office:change-info>
              <dc:creator>Unbekannter Autor</dc:creator>
              <dc:date>2016-04-24T10:38:00</dc:date>
            </office:change-info>
          </text:format-change>
        </text:changed-region>
        <text:changed-region xml:id="ct37863872" text:id="ct37863872">
          <text:format-change>
            <office:change-info>
              <dc:creator>Unbekannter Autor</dc:creator>
              <dc:date>2016-04-24T10:38:00</dc:date>
            </office:change-info>
          </text:format-change>
        </text:changed-region>
        <text:changed-region xml:id="ct37866048" text:id="ct37866048">
          <text:format-change>
            <office:change-info>
              <dc:creator>Unbekannter Autor</dc:creator>
              <dc:date>2016-04-24T10:38:00</dc:date>
            </office:change-info>
          </text:format-change>
        </text:changed-region>
        <text:changed-region xml:id="ct37862464" text:id="ct37862464">
          <text:format-change>
            <office:change-info>
              <dc:creator>Unbekannter Autor</dc:creator>
              <dc:date>2016-04-24T10:38:00</dc:date>
            </office:change-info>
          </text:format-change>
        </text:changed-region>
        <text:changed-region xml:id="ct40576976" text:id="ct40576976">
          <text:format-change>
            <office:change-info>
              <dc:creator>Unbekannter Autor</dc:creator>
              <dc:date>2016-04-24T10:38:00</dc:date>
            </office:change-info>
          </text:format-change>
        </text:changed-region>
        <text:changed-region xml:id="ct40579312" text:id="ct40579312">
          <text:format-change>
            <office:change-info>
              <dc:creator>Unbekannter Autor</dc:creator>
              <dc:date>2016-04-24T10:38:00</dc:date>
            </office:change-info>
          </text:format-change>
        </text:changed-region>
        <text:changed-region xml:id="ct40582032" text:id="ct40582032">
          <text:format-change>
            <office:change-info>
              <dc:creator>Unbekannter Autor</dc:creator>
              <dc:date>2016-04-24T10:38:00</dc:date>
            </office:change-info>
          </text:format-change>
        </text:changed-region>
        <text:changed-region xml:id="ct40585728" text:id="ct40585728">
          <text:format-change>
            <office:change-info>
              <dc:creator>Unbekannter Autor</dc:creator>
              <dc:date>2016-04-24T10:38:00</dc:date>
            </office:change-info>
          </text:format-change>
        </text:changed-region>
        <text:changed-region xml:id="ct40586592" text:id="ct40586592">
          <text:format-change>
            <office:change-info>
              <dc:creator>Unbekannter Autor</dc:creator>
              <dc:date>2016-04-24T10:38:00</dc:date>
            </office:change-info>
          </text:format-change>
        </text:changed-region>
        <text:changed-region xml:id="ct40587760" text:id="ct40587760">
          <text:format-change>
            <office:change-info>
              <dc:creator>Unbekannter Autor</dc:creator>
              <dc:date>2016-04-24T10:38:00</dc:date>
            </office:change-info>
          </text:format-change>
        </text:changed-region>
        <text:changed-region xml:id="ct40589168" text:id="ct40589168">
          <text:format-change>
            <office:change-info>
              <dc:creator>Unbekannter Autor</dc:creator>
              <dc:date>2016-04-24T10:38:00</dc:date>
            </office:change-info>
          </text:format-change>
        </text:changed-region>
        <text:changed-region xml:id="ct39818848" text:id="ct39818848">
          <text:format-change>
            <office:change-info>
              <dc:creator>Unbekannter Autor</dc:creator>
              <dc:date>2016-04-24T10:38:00</dc:date>
            </office:change-info>
          </text:format-change>
        </text:changed-region>
        <text:changed-region xml:id="ct39819072" text:id="ct39819072">
          <text:format-change>
            <office:change-info>
              <dc:creator>Unbekannter Autor</dc:creator>
              <dc:date>2016-04-24T10:38:00</dc:date>
            </office:change-info>
          </text:format-change>
        </text:changed-region>
        <text:changed-region xml:id="ct39819584" text:id="ct39819584">
          <text:format-change>
            <office:change-info>
              <dc:creator>Unbekannter Autor</dc:creator>
              <dc:date>2016-04-24T10:38:00</dc:date>
            </office:change-info>
          </text:format-change>
        </text:changed-region>
        <text:changed-region xml:id="ct39820336" text:id="ct39820336">
          <text:format-change>
            <office:change-info>
              <dc:creator>Unbekannter Autor</dc:creator>
              <dc:date>2016-04-24T10:38:00</dc:date>
            </office:change-info>
          </text:format-change>
        </text:changed-region>
        <text:changed-region xml:id="ct39821232" text:id="ct39821232">
          <text:format-change>
            <office:change-info>
              <dc:creator>Unbekannter Autor</dc:creator>
              <dc:date>2016-04-24T10:38:00</dc:date>
            </office:change-info>
          </text:format-change>
        </text:changed-region>
        <text:changed-region xml:id="ct39821648" text:id="ct39821648">
          <text:format-change>
            <office:change-info>
              <dc:creator>Unbekannter Autor</dc:creator>
              <dc:date>2016-04-24T10:38:00</dc:date>
            </office:change-info>
          </text:format-change>
        </text:changed-region>
        <text:changed-region xml:id="ct39822528" text:id="ct39822528">
          <text:format-change>
            <office:change-info>
              <dc:creator>Unbekannter Autor</dc:creator>
              <dc:date>2016-04-24T10:38:00</dc:date>
            </office:change-info>
          </text:format-change>
        </text:changed-region>
        <text:changed-region xml:id="ct39823040" text:id="ct39823040">
          <text:format-change>
            <office:change-info>
              <dc:creator>Unbekannter Autor</dc:creator>
              <dc:date>2016-04-24T10:38:00</dc:date>
            </office:change-info>
          </text:format-change>
        </text:changed-region>
        <text:changed-region xml:id="ct39823504" text:id="ct39823504">
          <text:format-change>
            <office:change-info>
              <dc:creator>Unbekannter Autor</dc:creator>
              <dc:date>2016-04-24T10:38:00</dc:date>
            </office:change-info>
          </text:format-change>
        </text:changed-region>
        <text:changed-region xml:id="ct39823728" text:id="ct39823728">
          <text:format-change>
            <office:change-info>
              <dc:creator>Unbekannter Autor</dc:creator>
              <dc:date>2016-04-24T10:38:00</dc:date>
            </office:change-info>
          </text:format-change>
        </text:changed-region>
        <text:changed-region xml:id="ct39824240" text:id="ct39824240">
          <text:format-change>
            <office:change-info>
              <dc:creator>Unbekannter Autor</dc:creator>
              <dc:date>2016-04-24T10:38:00</dc:date>
            </office:change-info>
          </text:format-change>
        </text:changed-region>
        <text:changed-region xml:id="ct39824464" text:id="ct39824464">
          <text:format-change>
            <office:change-info>
              <dc:creator>Unbekannter Autor</dc:creator>
              <dc:date>2016-04-24T10:38:00</dc:date>
            </office:change-info>
          </text:format-change>
        </text:changed-region>
        <text:changed-region xml:id="ct39828416" text:id="ct39828416">
          <text:format-change>
            <office:change-info>
              <dc:creator>Unbekannter Autor</dc:creator>
              <dc:date>2016-04-24T10:38:00</dc:date>
            </office:change-info>
          </text:format-change>
        </text:changed-region>
        <text:changed-region xml:id="ct39831424" text:id="ct39831424">
          <text:format-change>
            <office:change-info>
              <dc:creator>Unbekannter Autor</dc:creator>
              <dc:date>2016-04-24T10:38:00</dc:date>
            </office:change-info>
          </text:format-change>
        </text:changed-region>
        <text:changed-region xml:id="ct39829728" text:id="ct39829728">
          <text:format-change>
            <office:change-info>
              <dc:creator>Unbekannter Autor</dc:creator>
              <dc:date>2016-04-24T10:38:00</dc:date>
            </office:change-info>
          </text:format-change>
        </text:changed-region>
        <text:changed-region xml:id="ct39831840" text:id="ct39831840">
          <text:format-change>
            <office:change-info>
              <dc:creator>Unbekannter Autor</dc:creator>
              <dc:date>2016-04-24T10:38:00</dc:date>
            </office:change-info>
          </text:format-change>
        </text:changed-region>
        <text:changed-region xml:id="ct39832352" text:id="ct39832352">
          <text:format-change>
            <office:change-info>
              <dc:creator>Unbekannter Autor</dc:creator>
              <dc:date>2016-04-24T10:38:00</dc:date>
            </office:change-info>
          </text:format-change>
        </text:changed-region>
        <text:changed-region xml:id="ct39832576" text:id="ct39832576">
          <text:format-change>
            <office:change-info>
              <dc:creator>Unbekannter Autor</dc:creator>
              <dc:date>2016-04-24T10:38:00</dc:date>
            </office:change-info>
          </text:format-change>
        </text:changed-region>
        <text:changed-region xml:id="ct39832800" text:id="ct39832800">
          <text:format-change>
            <office:change-info>
              <dc:creator>Unbekannter Autor</dc:creator>
              <dc:date>2016-04-24T10:38:00</dc:date>
            </office:change-info>
          </text:format-change>
        </text:changed-region>
        <text:changed-region xml:id="ct39833024" text:id="ct39833024">
          <text:format-change>
            <office:change-info>
              <dc:creator>Unbekannter Autor</dc:creator>
              <dc:date>2016-04-24T10:38:00</dc:date>
            </office:change-info>
          </text:format-change>
        </text:changed-region>
        <text:changed-region xml:id="ct39833248" text:id="ct39833248">
          <text:format-change>
            <office:change-info>
              <dc:creator>Unbekannter Autor</dc:creator>
              <dc:date>2016-04-24T10:38:00</dc:date>
            </office:change-info>
          </text:format-change>
        </text:changed-region>
        <text:changed-region xml:id="ct39833760" text:id="ct39833760">
          <text:format-change>
            <office:change-info>
              <dc:creator>Unbekannter Autor</dc:creator>
              <dc:date>2016-04-24T10:38:00</dc:date>
            </office:change-info>
          </text:format-change>
        </text:changed-region>
        <text:changed-region xml:id="ct39834528" text:id="ct39834528">
          <text:format-change>
            <office:change-info>
              <dc:creator>Unbekannter Autor</dc:creator>
              <dc:date>2016-04-24T10:38:00</dc:date>
            </office:change-info>
          </text:format-change>
        </text:changed-region>
        <text:changed-region xml:id="ct39836752" text:id="ct39836752">
          <text:format-change>
            <office:change-info>
              <dc:creator>Unbekannter Autor</dc:creator>
              <dc:date>2016-04-24T10:38:00</dc:date>
            </office:change-info>
          </text:format-change>
        </text:changed-region>
        <text:changed-region xml:id="ct39836976" text:id="ct39836976">
          <text:format-change>
            <office:change-info>
              <dc:creator>Unbekannter Autor</dc:creator>
              <dc:date>2016-04-24T10:38:00</dc:date>
            </office:change-info>
          </text:format-change>
        </text:changed-region>
        <text:changed-region xml:id="ct39837280" text:id="ct39837280">
          <text:format-change>
            <office:change-info>
              <dc:creator>Unbekannter Autor</dc:creator>
              <dc:date>2016-04-24T10:38:00</dc:date>
            </office:change-info>
          </text:format-change>
        </text:changed-region>
        <text:changed-region xml:id="ct56445328" text:id="ct56445328">
          <text:deletion>
            <office:change-info>
              <dc:creator>Unbekannter Autor</dc:creator>
              <dc:date>2016-11-28T16:52:00</dc:date>
            </office:change-info>
            <text:p text:style-name="P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37119520" text:id="ct37119520">
          <text:insertion>
            <office:change-info>
              <dc:creator>Unbekannter Autor</dc:creator>
              <dc:date>2016-11-28T16:52:00</dc:date>
            </office:change-info>
          </text:insertion>
        </text:changed-region>
        <text:changed-region xml:id="ct42620240" text:id="ct42620240">
          <text:format-change>
            <office:change-info>
              <dc:creator>Unbekannter Autor</dc:creator>
              <dc:date>2016-04-24T10:38:00</dc:date>
            </office:change-info>
          </text:format-change>
        </text:changed-region>
        <text:changed-region xml:id="ct39840832" text:id="ct39840832">
          <text:format-change>
            <office:change-info>
              <dc:creator>Unbekannter Autor</dc:creator>
              <dc:date>2016-04-24T10:38:00</dc:date>
            </office:change-info>
          </text:format-change>
        </text:changed-region>
        <text:changed-region xml:id="ct39841344" text:id="ct39841344">
          <text:format-change>
            <office:change-info>
              <dc:creator>Unbekannter Autor</dc:creator>
              <dc:date>2016-04-24T10:38:00</dc:date>
            </office:change-info>
          </text:format-change>
        </text:changed-region>
        <text:changed-region xml:id="ct39841568" text:id="ct39841568">
          <text:format-change>
            <office:change-info>
              <dc:creator>Unbekannter Autor</dc:creator>
              <dc:date>2016-04-24T10:38:00</dc:date>
            </office:change-info>
          </text:format-change>
        </text:changed-region>
        <text:changed-region xml:id="ct39842080" text:id="ct39842080">
          <text:format-change>
            <office:change-info>
              <dc:creator>Unbekannter Autor</dc:creator>
              <dc:date>2016-04-24T10:38:00</dc:date>
            </office:change-info>
          </text:format-change>
        </text:changed-region>
        <text:changed-region xml:id="ct39842304" text:id="ct39842304">
          <text:format-change>
            <office:change-info>
              <dc:creator>Unbekannter Autor</dc:creator>
              <dc:date>2016-04-24T10:38:00</dc:date>
            </office:change-info>
          </text:format-change>
        </text:changed-region>
        <text:changed-region xml:id="ct39844128" text:id="ct39844128">
          <text:format-change>
            <office:change-info>
              <dc:creator>Unbekannter Autor</dc:creator>
              <dc:date>2016-04-24T10:38:00</dc:date>
            </office:change-info>
          </text:format-change>
        </text:changed-region>
        <text:changed-region xml:id="ct39846736" text:id="ct39846736">
          <text:format-change>
            <office:change-info>
              <dc:creator>Unbekannter Autor</dc:creator>
              <dc:date>2016-04-24T10:38:00</dc:date>
            </office:change-info>
          </text:format-change>
        </text:changed-region>
        <text:changed-region xml:id="ct40650384" text:id="ct40650384">
          <text:format-change>
            <office:change-info>
              <dc:creator>Unbekannter Autor</dc:creator>
              <dc:date>2016-04-24T10:38:00</dc:date>
            </office:change-info>
          </text:format-change>
        </text:changed-region>
        <text:changed-region xml:id="ct40577200" text:id="ct40577200">
          <text:format-change>
            <office:change-info>
              <dc:creator>Unbekannter Autor</dc:creator>
              <dc:date>2016-04-24T10:38:00</dc:date>
            </office:change-info>
          </text:format-change>
        </text:changed-region>
        <text:changed-region xml:id="ct39844544" text:id="ct39844544">
          <text:format-change>
            <office:change-info>
              <dc:creator>Unbekannter Autor</dc:creator>
              <dc:date>2016-04-24T10:38:00</dc:date>
            </office:change-info>
          </text:format-change>
        </text:changed-region>
        <text:changed-region xml:id="ct37881888" text:id="ct37881888">
          <text:format-change>
            <office:change-info>
              <dc:creator>Unbekannter Autor</dc:creator>
              <dc:date>2016-04-24T10:38:00</dc:date>
            </office:change-info>
          </text:format-change>
        </text:changed-region>
        <text:changed-region xml:id="ct39826352" text:id="ct39826352">
          <text:format-change>
            <office:change-info>
              <dc:creator>Unbekannter Autor</dc:creator>
              <dc:date>2016-04-24T10:38:00</dc:date>
            </office:change-info>
          </text:format-change>
        </text:changed-region>
        <text:changed-region xml:id="ct37867392" text:id="ct37867392">
          <text:format-change>
            <office:change-info>
              <dc:creator>Unbekannter Autor</dc:creator>
              <dc:date>2016-04-24T10:38:00</dc:date>
            </office:change-info>
          </text:format-change>
        </text:changed-region>
        <text:changed-region xml:id="ct37867744" text:id="ct37867744">
          <text:format-change>
            <office:change-info>
              <dc:creator>Unbekannter Autor</dc:creator>
              <dc:date>2016-04-24T10:38:00</dc:date>
            </office:change-info>
          </text:format-change>
        </text:changed-region>
        <text:changed-region xml:id="ct40566640" text:id="ct40566640">
          <text:format-change>
            <office:change-info>
              <dc:creator>Unbekannter Autor</dc:creator>
              <dc:date>2016-04-24T10:38:00</dc:date>
            </office:change-info>
          </text:format-change>
        </text:changed-region>
        <text:changed-region xml:id="ct39843088" text:id="ct39843088">
          <text:format-change>
            <office:change-info>
              <dc:creator>Unbekannter Autor</dc:creator>
              <dc:date>2016-04-24T10:38:00</dc:date>
            </office:change-info>
          </text:format-change>
        </text:changed-region>
        <text:changed-region xml:id="ct40578160" text:id="ct40578160">
          <text:format-change>
            <office:change-info>
              <dc:creator>Unbekannter Autor</dc:creator>
              <dc:date>2016-04-24T10:38:00</dc:date>
            </office:change-info>
          </text:format-change>
        </text:changed-region>
        <text:changed-region xml:id="ct40569856" text:id="ct40569856">
          <text:format-change>
            <office:change-info>
              <dc:creator>Unbekannter Autor</dc:creator>
              <dc:date>2016-04-24T10:38:00</dc:date>
            </office:change-info>
          </text:format-change>
        </text:changed-region>
        <text:changed-region xml:id="ct40653504" text:id="ct40653504">
          <text:format-change>
            <office:change-info>
              <dc:creator>Unbekannter Autor</dc:creator>
              <dc:date>2016-04-24T10:38:00</dc:date>
            </office:change-info>
          </text:format-change>
        </text:changed-region>
        <text:changed-region xml:id="ct37886400" text:id="ct37886400">
          <text:format-change>
            <office:change-info>
              <dc:creator>Unbekannter Autor</dc:creator>
              <dc:date>2016-04-24T10:38:00</dc:date>
            </office:change-info>
          </text:format-change>
        </text:changed-region>
        <text:changed-region xml:id="ct39845168" text:id="ct39845168">
          <text:format-change>
            <office:change-info>
              <dc:creator>Unbekannter Autor</dc:creator>
              <dc:date>2016-04-24T10:38:00</dc:date>
            </office:change-info>
          </text:format-change>
        </text:changed-region>
        <text:changed-region xml:id="ct40654912" text:id="ct40654912">
          <text:format-change>
            <office:change-info>
              <dc:creator>Unbekannter Autor</dc:creator>
              <dc:date>2016-04-24T10:38:00</dc:date>
            </office:change-info>
          </text:format-change>
        </text:changed-region>
        <text:changed-region xml:id="ct40579760" text:id="ct40579760">
          <text:format-change>
            <office:change-info>
              <dc:creator>Unbekannter Autor</dc:creator>
              <dc:date>2016-04-24T10:38:00</dc:date>
            </office:change-info>
          </text:format-change>
        </text:changed-region>
        <text:changed-region xml:id="ct40573792" text:id="ct40573792">
          <text:format-change>
            <office:change-info>
              <dc:creator>Unbekannter Autor</dc:creator>
              <dc:date>2016-04-24T10:38:00</dc:date>
            </office:change-info>
          </text:format-change>
        </text:changed-region>
        <text:changed-region xml:id="ct39846160" text:id="ct39846160">
          <text:format-change>
            <office:change-info>
              <dc:creator>Unbekannter Autor</dc:creator>
              <dc:date>2016-04-24T10:38:00</dc:date>
            </office:change-info>
          </text:format-change>
        </text:changed-region>
        <text:changed-region xml:id="ct40651904" text:id="ct40651904">
          <text:format-change>
            <office:change-info>
              <dc:creator>Unbekannter Autor</dc:creator>
              <dc:date>2016-04-24T10:38:00</dc:date>
            </office:change-info>
          </text:format-change>
        </text:changed-region>
        <text:changed-region xml:id="ct37889280" text:id="ct37889280">
          <text:format-change>
            <office:change-info>
              <dc:creator>Unbekannter Autor</dc:creator>
              <dc:date>2016-04-24T10:38:00</dc:date>
            </office:change-info>
          </text:format-change>
        </text:changed-region>
        <text:changed-region xml:id="ct40652672" text:id="ct40652672">
          <text:format-change>
            <office:change-info>
              <dc:creator>Unbekannter Autor</dc:creator>
              <dc:date>2016-04-24T10:38:00</dc:date>
            </office:change-info>
          </text:format-change>
        </text:changed-region>
        <text:changed-region xml:id="ct39843600" text:id="ct39843600">
          <text:format-change>
            <office:change-info>
              <dc:creator>Unbekannter Autor</dc:creator>
              <dc:date>2016-04-24T10:38:00</dc:date>
            </office:change-info>
          </text:format-change>
        </text:changed-region>
        <text:changed-region xml:id="ct40659952" text:id="ct40659952">
          <text:format-change>
            <office:change-info>
              <dc:creator>Unbekannter Autor</dc:creator>
              <dc:date>2016-04-24T10:38:00</dc:date>
            </office:change-info>
          </text:format-change>
        </text:changed-region>
        <text:changed-region xml:id="ct36972704" text:id="ct36972704">
          <text:deletion>
            <office:change-info>
              <dc:creator>Unbekannter Autor</dc:creator>
              <dc:date>2016-11-28T16:53:00</dc:date>
            </office:change-info>
            <text:p text:style-name="P42"><text:span text:style-name="_5f_OOoComputerSpecial">-</text:span><text:span text:style-name="_5f_OOoComputerLiteral">0.1</text:span><text:span text:style-name="_5f_OOoComputerSpecial">,</text:span> <text:span text:style-name="_5f_OOoComputerLiteral">0.1</text:span></text:p>
          </text:deletion>
        </text:changed-region>
        <text:changed-region xml:id="ct65907856" text:id="ct65907856">
          <text:insertion>
            <office:change-info>
              <dc:creator>Unbekannter Autor</dc:creator>
              <dc:date>2016-11-28T16:53:00</dc:date>
            </office:change-info>
          </text:insertion>
        </text:changed-region>
        <text:changed-region xml:id="ct41809120" text:id="ct41809120">
          <text:format-change>
            <office:change-info>
              <dc:creator>Unbekannter Autor</dc:creator>
              <dc:date>2016-04-24T10:38:00</dc:date>
            </office:change-info>
          </text:format-change>
        </text:changed-region>
        <text:changed-region xml:id="ct39827120" text:id="ct39827120">
          <text:format-change>
            <office:change-info>
              <dc:creator>Unbekannter Autor</dc:creator>
              <dc:date>2016-04-24T10:38:00</dc:date>
            </office:change-info>
          </text:format-change>
        </text:changed-region>
        <text:changed-region xml:id="ct40649696" text:id="ct40649696">
          <text:format-change>
            <office:change-info>
              <dc:creator>Unbekannter Autor</dc:creator>
              <dc:date>2016-04-24T10:38:00</dc:date>
            </office:change-info>
          </text:format-change>
        </text:changed-region>
        <text:changed-region xml:id="ct40649920" text:id="ct40649920">
          <text:format-change>
            <office:change-info>
              <dc:creator>Unbekannter Autor</dc:creator>
              <dc:date>2016-04-24T10:38:00</dc:date>
            </office:change-info>
          </text:format-change>
        </text:changed-region>
        <text:changed-region xml:id="ct40655984" text:id="ct40655984">
          <text:format-change>
            <office:change-info>
              <dc:creator>Unbekannter Autor</dc:creator>
              <dc:date>2016-04-24T10:38:00</dc:date>
            </office:change-info>
          </text:format-change>
        </text:changed-region>
        <text:changed-region xml:id="ct40663232" text:id="ct40663232">
          <text:format-change>
            <office:change-info>
              <dc:creator>Unbekannter Autor</dc:creator>
              <dc:date>2016-04-24T10:38:00</dc:date>
            </office:change-info>
          </text:format-change>
        </text:changed-region>
        <text:changed-region xml:id="ct40664256" text:id="ct40664256">
          <text:format-change>
            <office:change-info>
              <dc:creator>Unbekannter Autor</dc:creator>
              <dc:date>2016-04-24T10:38:00</dc:date>
            </office:change-info>
          </text:format-change>
        </text:changed-region>
        <text:changed-region xml:id="ct40666592" text:id="ct40666592">
          <text:format-change>
            <office:change-info>
              <dc:creator>Unbekannter Autor</dc:creator>
              <dc:date>2016-04-24T10:38:00</dc:date>
            </office:change-info>
          </text:format-change>
        </text:changed-region>
        <text:changed-region xml:id="ct37892736" text:id="ct37892736">
          <text:format-change>
            <office:change-info>
              <dc:creator>Unbekannter Autor</dc:creator>
              <dc:date>2016-04-24T10:38:00</dc:date>
            </office:change-info>
          </text:format-change>
        </text:changed-region>
        <text:changed-region xml:id="ct37893440" text:id="ct37893440">
          <text:format-change>
            <office:change-info>
              <dc:creator>Unbekannter Autor</dc:creator>
              <dc:date>2016-04-24T10:38:00</dc:date>
            </office:change-info>
          </text:format-change>
        </text:changed-region>
        <text:changed-region xml:id="ct40662992" text:id="ct40662992">
          <text:format-change>
            <office:change-info>
              <dc:creator>Unbekannter Autor</dc:creator>
              <dc:date>2016-04-24T10:38:00</dc:date>
            </office:change-info>
          </text:format-change>
        </text:changed-region>
        <text:changed-region xml:id="ct40664480" text:id="ct40664480">
          <text:format-change>
            <office:change-info>
              <dc:creator>Unbekannter Autor</dc:creator>
              <dc:date>2016-04-24T10:38:00</dc:date>
            </office:change-info>
          </text:format-change>
        </text:changed-region>
        <text:changed-region xml:id="ct40665520" text:id="ct40665520">
          <text:format-change>
            <office:change-info>
              <dc:creator>Unbekannter Autor</dc:creator>
              <dc:date>2016-04-24T10:38:00</dc:date>
            </office:change-info>
          </text:format-change>
        </text:changed-region>
        <text:changed-region xml:id="ct40657264" text:id="ct40657264">
          <text:format-change>
            <office:change-info>
              <dc:creator>Unbekannter Autor</dc:creator>
              <dc:date>2016-04-24T10:38:00</dc:date>
            </office:change-info>
          </text:format-change>
        </text:changed-region>
        <text:changed-region xml:id="ct40651232" text:id="ct40651232">
          <text:format-change>
            <office:change-info>
              <dc:creator>Unbekannter Autor</dc:creator>
              <dc:date>2016-04-24T10:38:00</dc:date>
            </office:change-info>
          </text:format-change>
        </text:changed-region>
        <text:changed-region xml:id="ct40670832" text:id="ct40670832">
          <text:format-change>
            <office:change-info>
              <dc:creator>Unbekannter Autor</dc:creator>
              <dc:date>2016-04-24T10:38:00</dc:date>
            </office:change-info>
          </text:format-change>
        </text:changed-region>
        <text:changed-region xml:id="ct37893088" text:id="ct37893088">
          <text:format-change>
            <office:change-info>
              <dc:creator>Unbekannter Autor</dc:creator>
              <dc:date>2016-04-24T10:38:00</dc:date>
            </office:change-info>
          </text:format-change>
        </text:changed-region>
        <text:changed-region xml:id="ct40665264" text:id="ct40665264">
          <text:format-change>
            <office:change-info>
              <dc:creator>Unbekannter Autor</dc:creator>
              <dc:date>2016-04-24T10:38:00</dc:date>
            </office:change-info>
          </text:format-change>
        </text:changed-region>
        <text:changed-region xml:id="ct40665824" text:id="ct40665824">
          <text:format-change>
            <office:change-info>
              <dc:creator>Unbekannter Autor</dc:creator>
              <dc:date>2016-04-24T10:38:00</dc:date>
            </office:change-info>
          </text:format-change>
        </text:changed-region>
        <text:changed-region xml:id="ct40659008" text:id="ct40659008">
          <text:format-change>
            <office:change-info>
              <dc:creator>Unbekannter Autor</dc:creator>
              <dc:date>2016-04-24T10:38:00</dc:date>
            </office:change-info>
          </text:format-change>
        </text:changed-region>
        <text:changed-region xml:id="ct40576464" text:id="ct40576464">
          <text:format-change>
            <office:change-info>
              <dc:creator>Unbekannter Autor</dc:creator>
              <dc:date>2016-04-24T10:38:00</dc:date>
            </office:change-info>
          </text:format-change>
        </text:changed-region>
        <text:changed-region xml:id="ct40663456" text:id="ct40663456">
          <text:format-change>
            <office:change-info>
              <dc:creator>Unbekannter Autor</dc:creator>
              <dc:date>2016-04-24T10:38:00</dc:date>
            </office:change-info>
          </text:format-change>
        </text:changed-region>
        <text:changed-region xml:id="ct37898016" text:id="ct37898016">
          <text:format-change>
            <office:change-info>
              <dc:creator>Unbekannter Autor</dc:creator>
              <dc:date>2016-04-24T10:38:00</dc:date>
            </office:change-info>
          </text:format-change>
        </text:changed-region>
        <text:changed-region xml:id="ct37899072" text:id="ct37899072">
          <text:format-change>
            <office:change-info>
              <dc:creator>Unbekannter Autor</dc:creator>
              <dc:date>2016-04-24T10:38:00</dc:date>
            </office:change-info>
          </text:format-change>
        </text:changed-region>
        <text:changed-region xml:id="ct40677696" text:id="ct40677696">
          <text:format-change>
            <office:change-info>
              <dc:creator>Unbekannter Autor</dc:creator>
              <dc:date>2016-04-24T10:38:00</dc:date>
            </office:change-info>
          </text:format-change>
        </text:changed-region>
        <text:changed-region xml:id="ct40677104" text:id="ct40677104">
          <text:format-change>
            <office:change-info>
              <dc:creator>Unbekannter Autor</dc:creator>
              <dc:date>2016-04-24T10:38:00</dc:date>
            </office:change-info>
          </text:format-change>
        </text:changed-region>
        <text:changed-region xml:id="ct37898368" text:id="ct37898368">
          <text:format-change>
            <office:change-info>
              <dc:creator>Unbekannter Autor</dc:creator>
              <dc:date>2016-04-24T10:38:00</dc:date>
            </office:change-info>
          </text:format-change>
        </text:changed-region>
        <text:changed-region xml:id="ct37899424" text:id="ct37899424">
          <text:format-change>
            <office:change-info>
              <dc:creator>Unbekannter Autor</dc:creator>
              <dc:date>2016-04-24T10:38:00</dc:date>
            </office:change-info>
          </text:format-change>
        </text:changed-region>
        <text:changed-region xml:id="ct40669728" text:id="ct40669728">
          <text:format-change>
            <office:change-info>
              <dc:creator>Unbekannter Autor</dc:creator>
              <dc:date>2016-04-24T10:38:00</dc:date>
            </office:change-info>
          </text:format-change>
        </text:changed-region>
        <text:changed-region xml:id="ct40676240" text:id="ct40676240">
          <text:format-change>
            <office:change-info>
              <dc:creator>Unbekannter Autor</dc:creator>
              <dc:date>2016-04-24T10:38:00</dc:date>
            </office:change-info>
          </text:format-change>
        </text:changed-region>
        <text:changed-region xml:id="ct40676464" text:id="ct40676464">
          <text:format-change>
            <office:change-info>
              <dc:creator>Unbekannter Autor</dc:creator>
              <dc:date>2016-04-24T10:38:00</dc:date>
            </office:change-info>
          </text:format-change>
        </text:changed-region>
        <text:changed-region xml:id="ct40675184" text:id="ct40675184">
          <text:format-change>
            <office:change-info>
              <dc:creator>Unbekannter Autor</dc:creator>
              <dc:date>2016-04-24T10:38:00</dc:date>
            </office:change-info>
          </text:format-change>
        </text:changed-region>
        <text:changed-region xml:id="ct40680128" text:id="ct40680128">
          <text:format-change>
            <office:change-info>
              <dc:creator>Unbekannter Autor</dc:creator>
              <dc:date>2016-04-24T10:38:00</dc:date>
            </office:change-info>
          </text:format-change>
        </text:changed-region>
        <text:changed-region xml:id="ct40682080" text:id="ct40682080">
          <text:format-change>
            <office:change-info>
              <dc:creator>Unbekannter Autor</dc:creator>
              <dc:date>2016-04-24T10:38:00</dc:date>
            </office:change-info>
          </text:format-change>
        </text:changed-region>
        <text:changed-region xml:id="ct37900128" text:id="ct37900128">
          <text:format-change>
            <office:change-info>
              <dc:creator>Unbekannter Autor</dc:creator>
              <dc:date>2016-04-24T10:38:00</dc:date>
            </office:change-info>
          </text:format-change>
        </text:changed-region>
        <text:changed-region xml:id="ct37900480" text:id="ct37900480">
          <text:format-change>
            <office:change-info>
              <dc:creator>Unbekannter Autor</dc:creator>
              <dc:date>2016-04-24T10:38:00</dc:date>
            </office:change-info>
          </text:format-change>
        </text:changed-region>
        <text:changed-region xml:id="ct40683488" text:id="ct40683488">
          <text:format-change>
            <office:change-info>
              <dc:creator>Unbekannter Autor</dc:creator>
              <dc:date>2016-04-24T10:38:00</dc:date>
            </office:change-info>
          </text:format-change>
        </text:changed-region>
        <text:changed-region xml:id="ct40685216" text:id="ct40685216">
          <text:format-change>
            <office:change-info>
              <dc:creator>Unbekannter Autor</dc:creator>
              <dc:date>2016-04-24T10:38:00</dc:date>
            </office:change-info>
          </text:format-change>
        </text:changed-region>
        <text:changed-region xml:id="ct34279040" text:id="ct34279040">
          <text:deletion>
            <office:change-info>
              <dc:creator>Unbekannter Autor</dc:creator>
              <dc:date>2016-11-28T16:52:00</dc:date>
            </office:change-info>
            <text:p text:style-name="P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34279312" text:id="ct34279312">
          <text:insertion>
            <office:change-info>
              <dc:creator>Unbekannter Autor</dc:creator>
              <dc:date>2016-11-28T16:52:00</dc:date>
            </office:change-info>
          </text:insertion>
        </text:changed-region>
        <text:changed-region xml:id="ct40235056" text:id="ct40235056">
          <text:format-change>
            <office:change-info>
              <dc:creator>Unbekannter Autor</dc:creator>
              <dc:date>2016-04-24T10:38:00</dc:date>
            </office:change-info>
          </text:format-change>
        </text:changed-region>
        <text:changed-region xml:id="ct40674416" text:id="ct40674416">
          <text:format-change>
            <office:change-info>
              <dc:creator>Unbekannter Autor</dc:creator>
              <dc:date>2016-04-24T10:38:00</dc:date>
            </office:change-info>
          </text:format-change>
        </text:changed-region>
        <text:changed-region xml:id="ct40680624" text:id="ct40680624">
          <text:format-change>
            <office:change-info>
              <dc:creator>Unbekannter Autor</dc:creator>
              <dc:date>2016-04-24T10:38:00</dc:date>
            </office:change-info>
          </text:format-change>
        </text:changed-region>
        <text:changed-region xml:id="ct40689280" text:id="ct40689280">
          <text:format-change>
            <office:change-info>
              <dc:creator>Unbekannter Autor</dc:creator>
              <dc:date>2016-04-24T10:38:00</dc:date>
            </office:change-info>
          </text:format-change>
        </text:changed-region>
        <text:changed-region xml:id="ct40681008" text:id="ct40681008">
          <text:format-change>
            <office:change-info>
              <dc:creator>Unbekannter Autor</dc:creator>
              <dc:date>2016-04-24T10:38:00</dc:date>
            </office:change-info>
          </text:format-change>
        </text:changed-region>
        <text:changed-region xml:id="ct37905120" text:id="ct37905120">
          <text:format-change>
            <office:change-info>
              <dc:creator>Unbekannter Autor</dc:creator>
              <dc:date>2016-04-24T10:38:00</dc:date>
            </office:change-info>
          </text:format-change>
        </text:changed-region>
        <text:changed-region xml:id="ct37902592" text:id="ct37902592">
          <text:format-change>
            <office:change-info>
              <dc:creator>Unbekannter Autor</dc:creator>
              <dc:date>2016-04-24T10:38:00</dc:date>
            </office:change-info>
          </text:format-change>
        </text:changed-region>
        <text:changed-region xml:id="ct40673776" text:id="ct40673776">
          <text:format-change>
            <office:change-info>
              <dc:creator>Unbekannter Autor</dc:creator>
              <dc:date>2016-04-24T10:38:00</dc:date>
            </office:change-info>
          </text:format-change>
        </text:changed-region>
        <text:changed-region xml:id="ct40688448" text:id="ct40688448">
          <text:format-change>
            <office:change-info>
              <dc:creator>Unbekannter Autor</dc:creator>
              <dc:date>2016-04-24T10:38:00</dc:date>
            </office:change-info>
          </text:format-change>
        </text:changed-region>
        <text:changed-region xml:id="ct37907872" text:id="ct37907872">
          <text:format-change>
            <office:change-info>
              <dc:creator>Unbekannter Autor</dc:creator>
              <dc:date>2016-04-24T10:38:00</dc:date>
            </office:change-info>
          </text:format-change>
        </text:changed-region>
        <text:changed-region xml:id="ct40693024" text:id="ct40693024">
          <text:format-change>
            <office:change-info>
              <dc:creator>Unbekannter Autor</dc:creator>
              <dc:date>2016-04-24T10:38:00</dc:date>
            </office:change-info>
          </text:format-change>
        </text:changed-region>
        <text:changed-region xml:id="ct37908224" text:id="ct37908224">
          <text:format-change>
            <office:change-info>
              <dc:creator>Unbekannter Autor</dc:creator>
              <dc:date>2016-04-24T10:38:00</dc:date>
            </office:change-info>
          </text:format-change>
        </text:changed-region>
        <text:changed-region xml:id="ct40693824" text:id="ct40693824">
          <text:format-change>
            <office:change-info>
              <dc:creator>Unbekannter Autor</dc:creator>
              <dc:date>2016-04-24T10:38:00</dc:date>
            </office:change-info>
          </text:format-change>
        </text:changed-region>
        <text:changed-region xml:id="ct40699312" text:id="ct40699312">
          <text:format-change>
            <office:change-info>
              <dc:creator>Unbekannter Autor</dc:creator>
              <dc:date>2016-04-24T10:38:00</dc:date>
            </office:change-info>
          </text:format-change>
        </text:changed-region>
        <text:changed-region xml:id="ct40697904" text:id="ct40697904">
          <text:format-change>
            <office:change-info>
              <dc:creator>Unbekannter Autor</dc:creator>
              <dc:date>2016-04-24T10:38:00</dc:date>
            </office:change-info>
          </text:format-change>
        </text:changed-region>
        <text:changed-region xml:id="ct40696928" text:id="ct40696928">
          <text:format-change>
            <office:change-info>
              <dc:creator>Unbekannter Autor</dc:creator>
              <dc:date>2016-04-24T10:38:00</dc:date>
            </office:change-info>
          </text:format-change>
        </text:changed-region>
        <text:changed-region xml:id="ct40695504" text:id="ct40695504">
          <text:format-change>
            <office:change-info>
              <dc:creator>Unbekannter Autor</dc:creator>
              <dc:date>2016-04-24T10:38:00</dc:date>
            </office:change-info>
          </text:format-change>
        </text:changed-region>
        <text:changed-region xml:id="ct37910336" text:id="ct37910336">
          <text:format-change>
            <office:change-info>
              <dc:creator>Unbekannter Autor</dc:creator>
              <dc:date>2016-04-24T10:38:00</dc:date>
            </office:change-info>
          </text:format-change>
        </text:changed-region>
        <text:changed-region xml:id="ct40695184" text:id="ct40695184">
          <text:format-change>
            <office:change-info>
              <dc:creator>Unbekannter Autor</dc:creator>
              <dc:date>2016-04-24T10:38:00</dc:date>
            </office:change-info>
          </text:format-change>
        </text:changed-region>
        <text:changed-region xml:id="ct40698288" text:id="ct40698288">
          <text:format-change>
            <office:change-info>
              <dc:creator>Unbekannter Autor</dc:creator>
              <dc:date>2016-04-24T10:38:00</dc:date>
            </office:change-info>
          </text:format-change>
        </text:changed-region>
        <text:changed-region xml:id="ct37911808" text:id="ct37911808">
          <text:format-change>
            <office:change-info>
              <dc:creator>Unbekannter Autor</dc:creator>
              <dc:date>2016-04-24T10:38:00</dc:date>
            </office:change-info>
          </text:format-change>
        </text:changed-region>
        <text:changed-region xml:id="ct40694336" text:id="ct40694336">
          <text:format-change>
            <office:change-info>
              <dc:creator>Unbekannter Autor</dc:creator>
              <dc:date>2016-04-24T10:38:00</dc:date>
            </office:change-info>
          </text:format-change>
        </text:changed-region>
        <text:changed-region xml:id="ct40707920" text:id="ct40707920">
          <text:format-change>
            <office:change-info>
              <dc:creator>Unbekannter Autor</dc:creator>
              <dc:date>2016-04-24T10:38:00</dc:date>
            </office:change-info>
          </text:format-change>
        </text:changed-region>
        <text:changed-region xml:id="ct40694560" text:id="ct40694560">
          <text:format-change>
            <office:change-info>
              <dc:creator>Unbekannter Autor</dc:creator>
              <dc:date>2016-04-24T10:38:00</dc:date>
            </office:change-info>
          </text:format-change>
        </text:changed-region>
        <text:changed-region xml:id="ct40706512" text:id="ct40706512">
          <text:format-change>
            <office:change-info>
              <dc:creator>Unbekannter Autor</dc:creator>
              <dc:date>2016-04-24T10:38:00</dc:date>
            </office:change-info>
          </text:format-change>
        </text:changed-region>
        <text:changed-region xml:id="ct40705008" text:id="ct40705008">
          <text:format-change>
            <office:change-info>
              <dc:creator>Unbekannter Autor</dc:creator>
              <dc:date>2016-04-24T10:38:00</dc:date>
            </office:change-info>
          </text:format-change>
        </text:changed-region>
        <text:changed-region xml:id="ct40702432" text:id="ct40702432">
          <text:format-change>
            <office:change-info>
              <dc:creator>Unbekannter Autor</dc:creator>
              <dc:date>2016-04-24T10:38:00</dc:date>
            </office:change-info>
          </text:format-change>
        </text:changed-region>
        <text:changed-region xml:id="ct40704096" text:id="ct40704096">
          <text:format-change>
            <office:change-info>
              <dc:creator>Unbekannter Autor</dc:creator>
              <dc:date>2016-04-24T10:38:00</dc:date>
            </office:change-info>
          </text:format-change>
        </text:changed-region>
        <text:changed-region xml:id="ct40702848" text:id="ct40702848">
          <text:format-change>
            <office:change-info>
              <dc:creator>Unbekannter Autor</dc:creator>
              <dc:date>2016-04-24T10:38:00</dc:date>
            </office:change-info>
          </text:format-change>
        </text:changed-region>
        <text:changed-region xml:id="ct40706896" text:id="ct40706896">
          <text:format-change>
            <office:change-info>
              <dc:creator>Unbekannter Autor</dc:creator>
              <dc:date>2016-04-24T10:38:00</dc:date>
            </office:change-info>
          </text:format-change>
        </text:changed-region>
        <text:changed-region xml:id="ct40703360" text:id="ct40703360">
          <text:format-change>
            <office:change-info>
              <dc:creator>Unbekannter Autor</dc:creator>
              <dc:date>2016-04-24T10:38:00</dc:date>
            </office:change-info>
          </text:format-change>
        </text:changed-region>
        <text:changed-region xml:id="ct40715360" text:id="ct40715360">
          <text:format-change>
            <office:change-info>
              <dc:creator>Unbekannter Autor</dc:creator>
              <dc:date>2016-04-24T10:38:00</dc:date>
            </office:change-info>
          </text:format-change>
        </text:changed-region>
        <text:changed-region xml:id="ct40710240" text:id="ct40710240">
          <text:format-change>
            <office:change-info>
              <dc:creator>Unbekannter Autor</dc:creator>
              <dc:date>2016-04-24T10:38:00</dc:date>
            </office:change-info>
          </text:format-change>
        </text:changed-region>
        <text:changed-region xml:id="ct40656208" text:id="ct40656208">
          <text:format-change>
            <office:change-info>
              <dc:creator>Unbekannter Autor</dc:creator>
              <dc:date>2016-04-24T10:38:00</dc:date>
            </office:change-info>
          </text:format-change>
        </text:changed-region>
        <text:changed-region xml:id="ct37913856" text:id="ct37913856">
          <text:format-change>
            <office:change-info>
              <dc:creator>Unbekannter Autor</dc:creator>
              <dc:date>2016-04-24T10:38:00</dc:date>
            </office:change-info>
          </text:format-change>
        </text:changed-region>
        <text:changed-region xml:id="ct40714464" text:id="ct40714464">
          <text:format-change>
            <office:change-info>
              <dc:creator>Unbekannter Autor</dc:creator>
              <dc:date>2016-04-24T10:38:00</dc:date>
            </office:change-info>
          </text:format-change>
        </text:changed-region>
        <text:changed-region xml:id="ct40703664" text:id="ct40703664">
          <text:format-change>
            <office:change-info>
              <dc:creator>Unbekannter Autor</dc:creator>
              <dc:date>2016-04-24T10:38:00</dc:date>
            </office:change-info>
          </text:format-change>
        </text:changed-region>
        <text:changed-region xml:id="ct40710560" text:id="ct40710560">
          <text:format-change>
            <office:change-info>
              <dc:creator>Unbekannter Autor</dc:creator>
              <dc:date>2016-04-24T10:38:00</dc:date>
            </office:change-info>
          </text:format-change>
        </text:changed-region>
        <text:changed-region xml:id="ct40711072" text:id="ct40711072">
          <text:format-change>
            <office:change-info>
              <dc:creator>Unbekannter Autor</dc:creator>
              <dc:date>2016-04-24T10:38:00</dc:date>
            </office:change-info>
          </text:format-change>
        </text:changed-region>
        <text:changed-region xml:id="ct40711296" text:id="ct40711296">
          <text:format-change>
            <office:change-info>
              <dc:creator>Unbekannter Autor</dc:creator>
              <dc:date>2016-04-24T10:38:00</dc:date>
            </office:change-info>
          </text:format-change>
        </text:changed-region>
        <text:changed-region xml:id="ct40711712" text:id="ct40711712">
          <text:format-change>
            <office:change-info>
              <dc:creator>Unbekannter Autor</dc:creator>
              <dc:date>2016-04-24T10:38:00</dc:date>
            </office:change-info>
          </text:format-change>
        </text:changed-region>
        <text:changed-region xml:id="ct40713328" text:id="ct40713328">
          <text:format-change>
            <office:change-info>
              <dc:creator>Unbekannter Autor</dc:creator>
              <dc:date>2016-04-24T10:38:00</dc:date>
            </office:change-info>
          </text:format-change>
        </text:changed-region>
        <text:changed-region xml:id="ct39954432" text:id="ct39954432">
          <text:format-change>
            <office:change-info>
              <dc:creator>Unbekannter Autor</dc:creator>
              <dc:date>2016-04-24T10:38:00</dc:date>
            </office:change-info>
          </text:format-change>
        </text:changed-region>
        <text:changed-region xml:id="ct39955984" text:id="ct39955984">
          <text:format-change>
            <office:change-info>
              <dc:creator>Unbekannter Autor</dc:creator>
              <dc:date>2016-04-24T10:38:00</dc:date>
            </office:change-info>
          </text:format-change>
        </text:changed-region>
        <text:changed-region xml:id="ct39956208" text:id="ct39956208">
          <text:format-change>
            <office:change-info>
              <dc:creator>Unbekannter Autor</dc:creator>
              <dc:date>2016-04-24T10:38:00</dc:date>
            </office:change-info>
          </text:format-change>
        </text:changed-region>
        <text:changed-region xml:id="ct39957104" text:id="ct39957104">
          <text:format-change>
            <office:change-info>
              <dc:creator>Unbekannter Autor</dc:creator>
              <dc:date>2016-04-24T10:38:00</dc:date>
            </office:change-info>
          </text:format-change>
        </text:changed-region>
        <text:changed-region xml:id="ct39959584" text:id="ct39959584">
          <text:format-change>
            <office:change-info>
              <dc:creator>Unbekannter Autor</dc:creator>
              <dc:date>2016-04-24T10:38:00</dc:date>
            </office:change-info>
          </text:format-change>
        </text:changed-region>
        <text:changed-region xml:id="ct39962112" text:id="ct39962112">
          <text:format-change>
            <office:change-info>
              <dc:creator>Unbekannter Autor</dc:creator>
              <dc:date>2016-04-24T10:38:00</dc:date>
            </office:change-info>
          </text:format-change>
        </text:changed-region>
        <text:changed-region xml:id="ct39965792" text:id="ct39965792">
          <text:format-change>
            <office:change-info>
              <dc:creator>Unbekannter Autor</dc:creator>
              <dc:date>2016-04-24T10:38:00</dc:date>
            </office:change-info>
          </text:format-change>
        </text:changed-region>
        <text:changed-region xml:id="ct39969184" text:id="ct39969184">
          <text:format-change>
            <office:change-info>
              <dc:creator>Unbekannter Autor</dc:creator>
              <dc:date>2016-04-24T10:38:00</dc:date>
            </office:change-info>
          </text:format-change>
        </text:changed-region>
        <text:changed-region xml:id="ct37919840" text:id="ct37919840">
          <text:format-change>
            <office:change-info>
              <dc:creator>Unbekannter Autor</dc:creator>
              <dc:date>2016-04-24T10:38:00</dc:date>
            </office:change-info>
          </text:format-change>
        </text:changed-region>
        <text:changed-region xml:id="ct37919488" text:id="ct37919488">
          <text:format-change>
            <office:change-info>
              <dc:creator>Unbekannter Autor</dc:creator>
              <dc:date>2016-04-24T10:38:00</dc:date>
            </office:change-info>
          </text:format-change>
        </text:changed-region>
        <text:changed-region xml:id="ct37918784" text:id="ct37918784">
          <text:format-change>
            <office:change-info>
              <dc:creator>Unbekannter Autor</dc:creator>
              <dc:date>2016-04-24T10:38:00</dc:date>
            </office:change-info>
          </text:format-change>
        </text:changed-region>
        <text:changed-region xml:id="ct39966656" text:id="ct39966656">
          <text:format-change>
            <office:change-info>
              <dc:creator>Unbekannter Autor</dc:creator>
              <dc:date>2016-04-24T10:38:00</dc:date>
            </office:change-info>
          </text:format-change>
        </text:changed-region>
        <text:changed-region xml:id="ct39956720" text:id="ct39956720">
          <text:format-change>
            <office:change-info>
              <dc:creator>Unbekannter Autor</dc:creator>
              <dc:date>2016-04-24T10:38:00</dc:date>
            </office:change-info>
          </text:format-change>
        </text:changed-region>
        <text:changed-region xml:id="ct39958544" text:id="ct39958544">
          <text:format-change>
            <office:change-info>
              <dc:creator>Unbekannter Autor</dc:creator>
              <dc:date>2016-04-24T10:38:00</dc:date>
            </office:change-info>
          </text:format-change>
        </text:changed-region>
        <text:changed-region xml:id="ct39971120" text:id="ct39971120">
          <text:format-change>
            <office:change-info>
              <dc:creator>Unbekannter Autor</dc:creator>
              <dc:date>2016-04-24T10:38:00</dc:date>
            </office:change-info>
          </text:format-change>
        </text:changed-region>
        <text:changed-region xml:id="ct39972704" text:id="ct39972704">
          <text:format-change>
            <office:change-info>
              <dc:creator>Unbekannter Autor</dc:creator>
              <dc:date>2016-04-24T10:38:00</dc:date>
            </office:change-info>
          </text:format-change>
        </text:changed-region>
        <text:changed-region xml:id="ct39972928" text:id="ct39972928">
          <text:format-change>
            <office:change-info>
              <dc:creator>Unbekannter Autor</dc:creator>
              <dc:date>2016-04-24T10:38:00</dc:date>
            </office:change-info>
          </text:format-change>
        </text:changed-region>
        <text:changed-region xml:id="ct39973440" text:id="ct39973440">
          <text:format-change>
            <office:change-info>
              <dc:creator>Unbekannter Autor</dc:creator>
              <dc:date>2016-04-24T10:38:00</dc:date>
            </office:change-info>
          </text:format-change>
        </text:changed-region>
        <text:changed-region xml:id="ct39973664" text:id="ct39973664">
          <text:format-change>
            <office:change-info>
              <dc:creator>Unbekannter Autor</dc:creator>
              <dc:date>2016-04-24T10:38:00</dc:date>
            </office:change-info>
          </text:format-change>
        </text:changed-region>
        <text:changed-region xml:id="ct39973888" text:id="ct39973888">
          <text:format-change>
            <office:change-info>
              <dc:creator>Unbekannter Autor</dc:creator>
              <dc:date>2016-04-24T10:38:00</dc:date>
            </office:change-info>
          </text:format-change>
        </text:changed-region>
        <text:changed-region xml:id="ct39974400" text:id="ct39974400">
          <text:format-change>
            <office:change-info>
              <dc:creator>Unbekannter Autor</dc:creator>
              <dc:date>2016-04-24T10:38:00</dc:date>
            </office:change-info>
          </text:format-change>
        </text:changed-region>
        <text:changed-region xml:id="ct39975952" text:id="ct39975952">
          <text:format-change>
            <office:change-info>
              <dc:creator>Unbekannter Autor</dc:creator>
              <dc:date>2016-04-24T10:38:00</dc:date>
            </office:change-info>
          </text:format-change>
        </text:changed-region>
        <text:changed-region xml:id="ct39976176" text:id="ct39976176">
          <text:format-change>
            <office:change-info>
              <dc:creator>Unbekannter Autor</dc:creator>
              <dc:date>2016-04-24T10:38:00</dc:date>
            </office:change-info>
          </text:format-change>
        </text:changed-region>
        <text:changed-region xml:id="ct39976688" text:id="ct39976688">
          <text:format-change>
            <office:change-info>
              <dc:creator>Unbekannter Autor</dc:creator>
              <dc:date>2016-04-24T10:38:00</dc:date>
            </office:change-info>
          </text:format-change>
        </text:changed-region>
        <text:changed-region xml:id="ct39978320" text:id="ct39978320">
          <text:format-change>
            <office:change-info>
              <dc:creator>Unbekannter Autor</dc:creator>
              <dc:date>2016-04-24T10:38:00</dc:date>
            </office:change-info>
          </text:format-change>
        </text:changed-region>
        <text:changed-region xml:id="ct39978544" text:id="ct39978544">
          <text:format-change>
            <office:change-info>
              <dc:creator>Unbekannter Autor</dc:creator>
              <dc:date>2016-04-24T10:38:00</dc:date>
            </office:change-info>
          </text:format-change>
        </text:changed-region>
        <text:changed-region xml:id="ct39979056" text:id="ct39979056">
          <text:format-change>
            <office:change-info>
              <dc:creator>Unbekannter Autor</dc:creator>
              <dc:date>2016-04-24T10:38:00</dc:date>
            </office:change-info>
          </text:format-change>
        </text:changed-region>
        <text:changed-region xml:id="ct39979280" text:id="ct39979280">
          <text:format-change>
            <office:change-info>
              <dc:creator>Unbekannter Autor</dc:creator>
              <dc:date>2016-04-24T10:38:00</dc:date>
            </office:change-info>
          </text:format-change>
        </text:changed-region>
        <text:changed-region xml:id="ct39979504" text:id="ct39979504">
          <text:format-change>
            <office:change-info>
              <dc:creator>Unbekannter Autor</dc:creator>
              <dc:date>2016-04-24T10:38:00</dc:date>
            </office:change-info>
          </text:format-change>
        </text:changed-region>
        <text:changed-region xml:id="ct39980016" text:id="ct39980016">
          <text:format-change>
            <office:change-info>
              <dc:creator>Unbekannter Autor</dc:creator>
              <dc:date>2016-04-24T10:38:00</dc:date>
            </office:change-info>
          </text:format-change>
        </text:changed-region>
        <text:changed-region xml:id="ct39980240" text:id="ct39980240">
          <text:format-change>
            <office:change-info>
              <dc:creator>Unbekannter Autor</dc:creator>
              <dc:date>2016-04-24T10:38:00</dc:date>
            </office:change-info>
          </text:format-change>
        </text:changed-region>
        <text:changed-region xml:id="ct39980464" text:id="ct39980464">
          <text:format-change>
            <office:change-info>
              <dc:creator>Unbekannter Autor</dc:creator>
              <dc:date>2016-04-24T10:38:00</dc:date>
            </office:change-info>
          </text:format-change>
        </text:changed-region>
        <text:changed-region xml:id="ct39982544" text:id="ct39982544">
          <text:format-change>
            <office:change-info>
              <dc:creator>Unbekannter Autor</dc:creator>
              <dc:date>2016-04-24T10:38:00</dc:date>
            </office:change-info>
          </text:format-change>
        </text:changed-region>
        <text:changed-region xml:id="ct39685968" text:id="ct39685968">
          <text:format-change>
            <office:change-info>
              <dc:creator>Unbekannter Autor</dc:creator>
              <dc:date>2016-04-24T10:38:00</dc:date>
            </office:change-info>
          </text:format-change>
        </text:changed-region>
        <text:changed-region xml:id="ct39689088" text:id="ct39689088">
          <text:format-change>
            <office:change-info>
              <dc:creator>Unbekannter Autor</dc:creator>
              <dc:date>2016-04-24T10:38:00</dc:date>
            </office:change-info>
          </text:format-change>
        </text:changed-region>
        <text:changed-region xml:id="ct39689312" text:id="ct39689312">
          <text:format-change>
            <office:change-info>
              <dc:creator>Unbekannter Autor</dc:creator>
              <dc:date>2016-04-24T10:38:00</dc:date>
            </office:change-info>
          </text:format-change>
        </text:changed-region>
        <text:changed-region xml:id="ct39689536" text:id="ct39689536">
          <text:format-change>
            <office:change-info>
              <dc:creator>Unbekannter Autor</dc:creator>
              <dc:date>2016-04-24T10:38:00</dc:date>
            </office:change-info>
          </text:format-change>
        </text:changed-region>
        <text:changed-region xml:id="ct39690048" text:id="ct39690048">
          <text:format-change>
            <office:change-info>
              <dc:creator>Unbekannter Autor</dc:creator>
              <dc:date>2016-04-24T10:38:00</dc:date>
            </office:change-info>
          </text:format-change>
        </text:changed-region>
        <text:changed-region xml:id="ct39690272" text:id="ct39690272">
          <text:format-change>
            <office:change-info>
              <dc:creator>Unbekannter Autor</dc:creator>
              <dc:date>2016-04-24T10:38:00</dc:date>
            </office:change-info>
          </text:format-change>
        </text:changed-region>
        <text:changed-region xml:id="ct39690496" text:id="ct39690496">
          <text:format-change>
            <office:change-info>
              <dc:creator>Unbekannter Autor</dc:creator>
              <dc:date>2016-04-24T10:38:00</dc:date>
            </office:change-info>
          </text:format-change>
        </text:changed-region>
        <text:changed-region xml:id="ct39691008" text:id="ct39691008">
          <text:format-change>
            <office:change-info>
              <dc:creator>Unbekannter Autor</dc:creator>
              <dc:date>2016-04-24T10:38:00</dc:date>
            </office:change-info>
          </text:format-change>
        </text:changed-region>
        <text:changed-region xml:id="ct39691232" text:id="ct39691232">
          <text:format-change>
            <office:change-info>
              <dc:creator>Unbekannter Autor</dc:creator>
              <dc:date>2016-04-24T10:38:00</dc:date>
            </office:change-info>
          </text:format-change>
        </text:changed-region>
        <text:changed-region xml:id="ct39694592" text:id="ct39694592">
          <text:format-change>
            <office:change-info>
              <dc:creator>Unbekannter Autor</dc:creator>
              <dc:date>2016-04-24T10:38:00</dc:date>
            </office:change-info>
          </text:format-change>
        </text:changed-region>
        <text:changed-region xml:id="ct39696640" text:id="ct39696640">
          <text:format-change>
            <office:change-info>
              <dc:creator>Unbekannter Autor</dc:creator>
              <dc:date>2016-04-24T10:38:00</dc:date>
            </office:change-info>
          </text:format-change>
        </text:changed-region>
        <text:changed-region xml:id="ct39698000" text:id="ct39698000">
          <text:format-change>
            <office:change-info>
              <dc:creator>Unbekannter Autor</dc:creator>
              <dc:date>2016-04-24T10:38:00</dc:date>
            </office:change-info>
          </text:format-change>
        </text:changed-region>
        <text:changed-region xml:id="ct39698224" text:id="ct39698224">
          <text:format-change>
            <office:change-info>
              <dc:creator>Unbekannter Autor</dc:creator>
              <dc:date>2016-04-24T10:38:00</dc:date>
            </office:change-info>
          </text:format-change>
        </text:changed-region>
        <text:changed-region xml:id="ct39698736" text:id="ct39698736">
          <text:format-change>
            <office:change-info>
              <dc:creator>Unbekannter Autor</dc:creator>
              <dc:date>2016-04-24T10:38:00</dc:date>
            </office:change-info>
          </text:format-change>
        </text:changed-region>
        <text:changed-region xml:id="ct39698960" text:id="ct39698960">
          <text:format-change>
            <office:change-info>
              <dc:creator>Unbekannter Autor</dc:creator>
              <dc:date>2016-04-24T10:38:00</dc:date>
            </office:change-info>
          </text:format-change>
        </text:changed-region>
        <text:changed-region xml:id="ct39699184" text:id="ct39699184">
          <text:format-change>
            <office:change-info>
              <dc:creator>Unbekannter Autor</dc:creator>
              <dc:date>2016-04-24T10:38:00</dc:date>
            </office:change-info>
          </text:format-change>
        </text:changed-region>
        <text:changed-region xml:id="ct37932160" text:id="ct37932160">
          <text:format-change>
            <office:change-info>
              <dc:creator>Unbekannter Autor</dc:creator>
              <dc:date>2016-04-24T10:38:00</dc:date>
            </office:change-info>
          </text:format-change>
        </text:changed-region>
        <text:changed-region xml:id="ct39684944" text:id="ct39684944">
          <text:format-change>
            <office:change-info>
              <dc:creator>Unbekannter Autor</dc:creator>
              <dc:date>2016-04-24T10:38:00</dc:date>
            </office:change-info>
          </text:format-change>
        </text:changed-region>
        <text:changed-region xml:id="ct39963280" text:id="ct39963280">
          <text:format-change>
            <office:change-info>
              <dc:creator>Unbekannter Autor</dc:creator>
              <dc:date>2016-04-24T10:38:00</dc:date>
            </office:change-info>
          </text:format-change>
        </text:changed-region>
        <text:changed-region xml:id="ct39692000" text:id="ct39692000">
          <text:format-change>
            <office:change-info>
              <dc:creator>Unbekannter Autor</dc:creator>
              <dc:date>2016-04-24T10:38:00</dc:date>
            </office:change-info>
          </text:format-change>
        </text:changed-region>
        <text:changed-region xml:id="ct37935680" text:id="ct37935680">
          <text:format-change>
            <office:change-info>
              <dc:creator>Unbekannter Autor</dc:creator>
              <dc:date>2016-04-24T10:38:00</dc:date>
            </office:change-info>
          </text:format-change>
        </text:changed-region>
        <text:changed-region xml:id="ct37935328" text:id="ct37935328">
          <text:format-change>
            <office:change-info>
              <dc:creator>Unbekannter Autor</dc:creator>
              <dc:date>2016-04-24T10:38:00</dc:date>
            </office:change-info>
          </text:format-change>
        </text:changed-region>
        <text:changed-region xml:id="ct37936032" text:id="ct37936032">
          <text:format-change>
            <office:change-info>
              <dc:creator>Unbekannter Autor</dc:creator>
              <dc:date>2016-04-24T10:38:00</dc:date>
            </office:change-info>
          </text:format-change>
        </text:changed-region>
        <text:changed-region xml:id="ct39684560" text:id="ct39684560">
          <text:format-change>
            <office:change-info>
              <dc:creator>Unbekannter Autor</dc:creator>
              <dc:date>2016-04-24T10:38:00</dc:date>
            </office:change-info>
          </text:format-change>
        </text:changed-region>
        <text:changed-region xml:id="ct40714848" text:id="ct40714848">
          <text:format-change>
            <office:change-info>
              <dc:creator>Unbekannter Autor</dc:creator>
              <dc:date>2016-04-24T10:38:00</dc:date>
            </office:change-info>
          </text:format-change>
        </text:changed-region>
        <text:changed-region xml:id="ct40814400" text:id="ct40814400">
          <text:format-change>
            <office:change-info>
              <dc:creator>Unbekannter Autor</dc:creator>
              <dc:date>2016-04-24T10:38:00</dc:date>
            </office:change-info>
          </text:format-change>
        </text:changed-region>
        <text:changed-region xml:id="ct40816112" text:id="ct40816112">
          <text:format-change>
            <office:change-info>
              <dc:creator>Unbekannter Autor</dc:creator>
              <dc:date>2016-04-24T10:38:00</dc:date>
            </office:change-info>
          </text:format-change>
        </text:changed-region>
        <text:changed-region xml:id="ct40815520" text:id="ct40815520">
          <text:format-change>
            <office:change-info>
              <dc:creator>Unbekannter Autor</dc:creator>
              <dc:date>2016-04-24T10:38:00</dc:date>
            </office:change-info>
          </text:format-change>
        </text:changed-region>
        <text:changed-region xml:id="ct37937088" text:id="ct37937088">
          <text:format-change>
            <office:change-info>
              <dc:creator>Unbekannter Autor</dc:creator>
              <dc:date>2016-04-24T10:38:00</dc:date>
            </office:change-info>
          </text:format-change>
        </text:changed-region>
        <text:changed-region xml:id="ct37937792" text:id="ct37937792">
          <text:format-change>
            <office:change-info>
              <dc:creator>Unbekannter Autor</dc:creator>
              <dc:date>2016-04-24T10:38:00</dc:date>
            </office:change-info>
          </text:format-change>
        </text:changed-region>
        <text:changed-region xml:id="ct39685328" text:id="ct39685328">
          <text:format-change>
            <office:change-info>
              <dc:creator>Unbekannter Autor</dc:creator>
              <dc:date>2016-04-24T10:38:00</dc:date>
            </office:change-info>
          </text:format-change>
        </text:changed-region>
        <text:changed-region xml:id="ct39963616" text:id="ct39963616">
          <text:format-change>
            <office:change-info>
              <dc:creator>Unbekannter Autor</dc:creator>
              <dc:date>2016-04-24T10:38:00</dc:date>
            </office:change-info>
          </text:format-change>
        </text:changed-region>
        <text:changed-region xml:id="ct40818192" text:id="ct40818192">
          <text:format-change>
            <office:change-info>
              <dc:creator>Unbekannter Autor</dc:creator>
              <dc:date>2016-04-24T10:38:00</dc:date>
            </office:change-info>
          </text:format-change>
        </text:changed-region>
        <text:changed-region xml:id="ct37936384" text:id="ct37936384">
          <text:format-change>
            <office:change-info>
              <dc:creator>Unbekannter Autor</dc:creator>
              <dc:date>2016-04-24T10:38:00</dc:date>
            </office:change-info>
          </text:format-change>
        </text:changed-region>
        <text:changed-region xml:id="ct40818752" text:id="ct40818752">
          <text:format-change>
            <office:change-info>
              <dc:creator>Unbekannter Autor</dc:creator>
              <dc:date>2016-04-24T10:38:00</dc:date>
            </office:change-info>
          </text:format-change>
        </text:changed-region>
        <text:changed-region xml:id="ct40820560" text:id="ct40820560">
          <text:format-change>
            <office:change-info>
              <dc:creator>Unbekannter Autor</dc:creator>
              <dc:date>2016-04-24T10:38:00</dc:date>
            </office:change-info>
          </text:format-change>
        </text:changed-region>
        <text:changed-region xml:id="ct40822624" text:id="ct40822624">
          <text:format-change>
            <office:change-info>
              <dc:creator>Unbekannter Autor</dc:creator>
              <dc:date>2016-04-24T10:38:00</dc:date>
            </office:change-info>
          </text:format-change>
        </text:changed-region>
        <text:changed-region xml:id="ct37940256" text:id="ct37940256">
          <text:format-change>
            <office:change-info>
              <dc:creator>Unbekannter Autor</dc:creator>
              <dc:date>2016-04-24T10:38:00</dc:date>
            </office:change-info>
          </text:format-change>
        </text:changed-region>
        <text:changed-region xml:id="ct37939904" text:id="ct37939904">
          <text:format-change>
            <office:change-info>
              <dc:creator>Unbekannter Autor</dc:creator>
              <dc:date>2016-04-24T10:38:00</dc:date>
            </office:change-info>
          </text:format-change>
        </text:changed-region>
        <text:changed-region xml:id="ct40821408" text:id="ct40821408">
          <text:format-change>
            <office:change-info>
              <dc:creator>Unbekannter Autor</dc:creator>
              <dc:date>2016-04-24T10:38:00</dc:date>
            </office:change-info>
          </text:format-change>
        </text:changed-region>
        <text:changed-region xml:id="ct40824608" text:id="ct40824608">
          <text:format-change>
            <office:change-info>
              <dc:creator>Unbekannter Autor</dc:creator>
              <dc:date>2016-04-24T10:38:00</dc:date>
            </office:change-info>
          </text:format-change>
        </text:changed-region>
        <text:changed-region xml:id="ct37941664" text:id="ct37941664">
          <text:format-change>
            <office:change-info>
              <dc:creator>Unbekannter Autor</dc:creator>
              <dc:date>2016-04-24T10:38:00</dc:date>
            </office:change-info>
          </text:format-change>
        </text:changed-region>
        <text:changed-region xml:id="ct40824832" text:id="ct40824832">
          <text:format-change>
            <office:change-info>
              <dc:creator>Unbekannter Autor</dc:creator>
              <dc:date>2016-04-24T10:38:00</dc:date>
            </office:change-info>
          </text:format-change>
        </text:changed-region>
        <text:changed-region xml:id="ct40825568" text:id="ct40825568">
          <text:format-change>
            <office:change-info>
              <dc:creator>Unbekannter Autor</dc:creator>
              <dc:date>2016-04-24T10:38:00</dc:date>
            </office:change-info>
          </text:format-change>
        </text:changed-region>
        <text:changed-region xml:id="ct37944480" text:id="ct37944480">
          <text:format-change>
            <office:change-info>
              <dc:creator>Unbekannter Autor</dc:creator>
              <dc:date>2016-04-24T10:38:00</dc:date>
            </office:change-info>
          </text:format-change>
        </text:changed-region>
        <text:changed-region xml:id="ct37944832" text:id="ct37944832">
          <text:format-change>
            <office:change-info>
              <dc:creator>Unbekannter Autor</dc:creator>
              <dc:date>2016-04-24T10:38:00</dc:date>
            </office:change-info>
          </text:format-change>
        </text:changed-region>
        <text:changed-region xml:id="ct37945184" text:id="ct37945184">
          <text:format-change>
            <office:change-info>
              <dc:creator>Unbekannter Autor</dc:creator>
              <dc:date>2016-04-24T10:38:00</dc:date>
            </office:change-info>
          </text:format-change>
        </text:changed-region>
        <text:changed-region xml:id="ct37945536" text:id="ct37945536">
          <text:format-change>
            <office:change-info>
              <dc:creator>Unbekannter Autor</dc:creator>
              <dc:date>2016-04-24T10:38:00</dc:date>
            </office:change-info>
          </text:format-change>
        </text:changed-region>
        <text:changed-region xml:id="ct37945888" text:id="ct37945888">
          <text:format-change>
            <office:change-info>
              <dc:creator>Unbekannter Autor</dc:creator>
              <dc:date>2016-04-24T10:38:00</dc:date>
            </office:change-info>
          </text:format-change>
        </text:changed-region>
        <text:changed-region xml:id="ct37946240" text:id="ct37946240">
          <text:format-change>
            <office:change-info>
              <dc:creator>Unbekannter Autor</dc:creator>
              <dc:date>2016-04-24T10:38:00</dc:date>
            </office:change-info>
          </text:format-change>
        </text:changed-region>
        <text:changed-region xml:id="ct37946592" text:id="ct37946592">
          <text:format-change>
            <office:change-info>
              <dc:creator>Unbekannter Autor</dc:creator>
              <dc:date>2016-04-24T10:38:00</dc:date>
            </office:change-info>
          </text:format-change>
        </text:changed-region>
        <text:changed-region xml:id="ct37946944" text:id="ct37946944">
          <text:format-change>
            <office:change-info>
              <dc:creator>Unbekannter Autor</dc:creator>
              <dc:date>2016-04-24T10:38:00</dc:date>
            </office:change-info>
          </text:format-change>
        </text:changed-region>
        <text:changed-region xml:id="ct40830880" text:id="ct40830880">
          <text:format-change>
            <office:change-info>
              <dc:creator>Unbekannter Autor</dc:creator>
              <dc:date>2016-04-24T10:38:00</dc:date>
            </office:change-info>
          </text:format-change>
        </text:changed-region>
        <text:changed-region xml:id="ct40835456" text:id="ct40835456">
          <text:format-change>
            <office:change-info>
              <dc:creator>Unbekannter Autor</dc:creator>
              <dc:date>2016-04-24T10:38:00</dc:date>
            </office:change-info>
          </text:format-change>
        </text:changed-region>
        <text:changed-region xml:id="ct40833424" text:id="ct40833424">
          <text:format-change>
            <office:change-info>
              <dc:creator>Unbekannter Autor</dc:creator>
              <dc:date>2016-04-24T10:38:00</dc:date>
            </office:change-info>
          </text:format-change>
        </text:changed-region>
        <text:changed-region xml:id="ct40828320" text:id="ct40828320">
          <text:format-change>
            <office:change-info>
              <dc:creator>Unbekannter Autor</dc:creator>
              <dc:date>2016-04-24T10:38:00</dc:date>
            </office:change-info>
          </text:format-change>
        </text:changed-region>
        <text:changed-region xml:id="ct40838368" text:id="ct40838368">
          <text:format-change>
            <office:change-info>
              <dc:creator>Unbekannter Autor</dc:creator>
              <dc:date>2016-04-24T10:38:00</dc:date>
            </office:change-info>
          </text:format-change>
        </text:changed-region>
        <text:changed-region xml:id="ct40833056" text:id="ct40833056">
          <text:format-change>
            <office:change-info>
              <dc:creator>Unbekannter Autor</dc:creator>
              <dc:date>2016-04-24T10:38:00</dc:date>
            </office:change-info>
          </text:format-change>
        </text:changed-region>
        <text:changed-region xml:id="ct37948000" text:id="ct37948000">
          <text:format-change>
            <office:change-info>
              <dc:creator>Unbekannter Autor</dc:creator>
              <dc:date>2016-04-24T10:38:00</dc:date>
            </office:change-info>
          </text:format-change>
        </text:changed-region>
        <text:changed-region xml:id="ct37947296" text:id="ct37947296">
          <text:format-change>
            <office:change-info>
              <dc:creator>Unbekannter Autor</dc:creator>
              <dc:date>2016-04-24T10:38:00</dc:date>
            </office:change-info>
          </text:format-change>
        </text:changed-region>
        <text:changed-region xml:id="ct40834624" text:id="ct40834624">
          <text:format-change>
            <office:change-info>
              <dc:creator>Unbekannter Autor</dc:creator>
              <dc:date>2016-04-24T10:38:00</dc:date>
            </office:change-info>
          </text:format-change>
        </text:changed-region>
        <text:changed-region xml:id="ct40841392" text:id="ct40841392">
          <text:format-change>
            <office:change-info>
              <dc:creator>Unbekannter Autor</dc:creator>
              <dc:date>2016-04-24T10:38:00</dc:date>
            </office:change-info>
          </text:format-change>
        </text:changed-region>
        <text:changed-region xml:id="ct40843744" text:id="ct40843744">
          <text:format-change>
            <office:change-info>
              <dc:creator>Unbekannter Autor</dc:creator>
              <dc:date>2016-04-24T10:38:00</dc:date>
            </office:change-info>
          </text:format-change>
        </text:changed-region>
        <text:changed-region xml:id="ct37949408" text:id="ct37949408">
          <text:format-change>
            <office:change-info>
              <dc:creator>Unbekannter Autor</dc:creator>
              <dc:date>2016-04-24T10:38:00</dc:date>
            </office:change-info>
          </text:format-change>
        </text:changed-region>
        <text:changed-region xml:id="ct37950816" text:id="ct37950816">
          <text:format-change>
            <office:change-info>
              <dc:creator>Unbekannter Autor</dc:creator>
              <dc:date>2016-04-24T10:38:00</dc:date>
            </office:change-info>
          </text:format-change>
        </text:changed-region>
        <text:changed-region xml:id="ct40830048" text:id="ct40830048">
          <text:format-change>
            <office:change-info>
              <dc:creator>Unbekannter Autor</dc:creator>
              <dc:date>2016-04-24T10:38:00</dc:date>
            </office:change-info>
          </text:format-change>
        </text:changed-region>
        <text:changed-region xml:id="ct40832288" text:id="ct40832288">
          <text:format-change>
            <office:change-info>
              <dc:creator>Unbekannter Autor</dc:creator>
              <dc:date>2016-04-24T10:38:00</dc:date>
            </office:change-info>
          </text:format-change>
        </text:changed-region>
        <text:changed-region xml:id="ct40834176" text:id="ct40834176">
          <text:format-change>
            <office:change-info>
              <dc:creator>Unbekannter Autor</dc:creator>
              <dc:date>2016-04-24T10:38:00</dc:date>
            </office:change-info>
          </text:format-change>
        </text:changed-region>
        <text:changed-region xml:id="ct40834400" text:id="ct40834400">
          <text:format-change>
            <office:change-info>
              <dc:creator>Unbekannter Autor</dc:creator>
              <dc:date>2016-04-24T10:38:00</dc:date>
            </office:change-info>
          </text:format-change>
        </text:changed-region>
        <text:changed-region xml:id="ct40841616" text:id="ct40841616">
          <text:format-change>
            <office:change-info>
              <dc:creator>Unbekannter Autor</dc:creator>
              <dc:date>2016-04-24T10:38:00</dc:date>
            </office:change-info>
          </text:format-change>
        </text:changed-region>
        <text:changed-region xml:id="ct40827696" text:id="ct40827696">
          <text:format-change>
            <office:change-info>
              <dc:creator>Unbekannter Autor</dc:creator>
              <dc:date>2016-04-24T10:38:00</dc:date>
            </office:change-info>
          </text:format-change>
        </text:changed-region>
        <text:changed-region xml:id="ct40827920" text:id="ct40827920">
          <text:format-change>
            <office:change-info>
              <dc:creator>Unbekannter Autor</dc:creator>
              <dc:date>2016-04-24T10:38:00</dc:date>
            </office:change-info>
          </text:format-change>
        </text:changed-region>
        <text:changed-region xml:id="ct40842624" text:id="ct40842624">
          <text:format-change>
            <office:change-info>
              <dc:creator>Unbekannter Autor</dc:creator>
              <dc:date>2016-04-24T10:38:00</dc:date>
            </office:change-info>
          </text:format-change>
        </text:changed-region>
        <text:changed-region xml:id="ct40840368" text:id="ct40840368">
          <text:format-change>
            <office:change-info>
              <dc:creator>Unbekannter Autor</dc:creator>
              <dc:date>2016-04-24T10:38:00</dc:date>
            </office:change-info>
          </text:format-change>
        </text:changed-region>
        <text:changed-region xml:id="ct40850208" text:id="ct40850208">
          <text:format-change>
            <office:change-info>
              <dc:creator>Unbekannter Autor</dc:creator>
              <dc:date>2016-04-24T10:38:00</dc:date>
            </office:change-info>
          </text:format-change>
        </text:changed-region>
        <text:changed-region xml:id="ct37951520" text:id="ct37951520">
          <text:format-change>
            <office:change-info>
              <dc:creator>Unbekannter Autor</dc:creator>
              <dc:date>2016-04-24T10:38:00</dc:date>
            </office:change-info>
          </text:format-change>
        </text:changed-region>
        <text:changed-region xml:id="ct40842848" text:id="ct40842848">
          <text:format-change>
            <office:change-info>
              <dc:creator>Unbekannter Autor</dc:creator>
              <dc:date>2016-04-24T10:38:00</dc:date>
            </office:change-info>
          </text:format-change>
        </text:changed-region>
        <text:changed-region xml:id="ct40851232" text:id="ct40851232">
          <text:format-change>
            <office:change-info>
              <dc:creator>Unbekannter Autor</dc:creator>
              <dc:date>2016-04-24T10:38:00</dc:date>
            </office:change-info>
          </text:format-change>
        </text:changed-region>
        <text:changed-region xml:id="ct37956096" text:id="ct37956096">
          <text:format-change>
            <office:change-info>
              <dc:creator>Unbekannter Autor</dc:creator>
              <dc:date>2016-04-24T10:38:00</dc:date>
            </office:change-info>
          </text:format-change>
        </text:changed-region>
        <text:changed-region xml:id="ct39694016" text:id="ct39694016">
          <text:format-change>
            <office:change-info>
              <dc:creator>Unbekannter Autor</dc:creator>
              <dc:date>2016-04-24T10:38:00</dc:date>
            </office:change-info>
          </text:format-change>
        </text:changed-region>
        <text:changed-region xml:id="ct40848752" text:id="ct40848752">
          <text:format-change>
            <office:change-info>
              <dc:creator>Unbekannter Autor</dc:creator>
              <dc:date>2016-04-24T10:38:00</dc:date>
            </office:change-info>
          </text:format-change>
        </text:changed-region>
        <text:changed-region xml:id="ct40826944" text:id="ct40826944">
          <text:format-change>
            <office:change-info>
              <dc:creator>Unbekannter Autor</dc:creator>
              <dc:date>2016-04-24T10:38:00</dc:date>
            </office:change-info>
          </text:format-change>
        </text:changed-region>
        <text:changed-region xml:id="ct40846128" text:id="ct40846128">
          <text:format-change>
            <office:change-info>
              <dc:creator>Unbekannter Autor</dc:creator>
              <dc:date>2016-04-24T10:38:00</dc:date>
            </office:change-info>
          </text:format-change>
        </text:changed-region>
        <text:changed-region xml:id="ct40846736" text:id="ct40846736">
          <text:format-change>
            <office:change-info>
              <dc:creator>Unbekannter Autor</dc:creator>
              <dc:date>2016-04-24T10:38:00</dc:date>
            </office:change-info>
          </text:format-change>
        </text:changed-region>
        <text:changed-region xml:id="ct40846352" text:id="ct40846352">
          <text:format-change>
            <office:change-info>
              <dc:creator>Unbekannter Autor</dc:creator>
              <dc:date>2016-04-24T10:38:00</dc:date>
            </office:change-info>
          </text:format-change>
        </text:changed-region>
        <text:changed-region xml:id="ct40847520" text:id="ct40847520">
          <text:format-change>
            <office:change-info>
              <dc:creator>Unbekannter Autor</dc:creator>
              <dc:date>2016-04-24T10:38:00</dc:date>
            </office:change-info>
          </text:format-change>
        </text:changed-region>
        <text:changed-region xml:id="ct40847744" text:id="ct40847744">
          <text:format-change>
            <office:change-info>
              <dc:creator>Unbekannter Autor</dc:creator>
              <dc:date>2016-04-24T10:38:00</dc:date>
            </office:change-info>
          </text:format-change>
        </text:changed-region>
        <text:changed-region xml:id="ct37959616" text:id="ct37959616">
          <text:format-change>
            <office:change-info>
              <dc:creator>Unbekannter Autor</dc:creator>
              <dc:date>2016-04-24T10:38:00</dc:date>
            </office:change-info>
          </text:format-change>
        </text:changed-region>
        <text:changed-region xml:id="ct40848256" text:id="ct40848256">
          <text:format-change>
            <office:change-info>
              <dc:creator>Unbekannter Autor</dc:creator>
              <dc:date>2016-04-24T10:38:00</dc:date>
            </office:change-info>
          </text:format-change>
        </text:changed-region>
        <text:changed-region xml:id="ct37960384" text:id="ct37960384">
          <text:format-change>
            <office:change-info>
              <dc:creator>Unbekannter Autor</dc:creator>
              <dc:date>2016-04-24T10:38:00</dc:date>
            </office:change-info>
          </text:format-change>
        </text:changed-region>
        <text:changed-region xml:id="ct37960672" text:id="ct37960672">
          <text:format-change>
            <office:change-info>
              <dc:creator>Unbekannter Autor</dc:creator>
              <dc:date>2016-04-24T10:38:00</dc:date>
            </office:change-info>
          </text:format-change>
        </text:changed-region>
        <text:changed-region xml:id="ct40852576" text:id="ct40852576">
          <text:format-change>
            <office:change-info>
              <dc:creator>Unbekannter Autor</dc:creator>
              <dc:date>2016-04-24T10:38:00</dc:date>
            </office:change-info>
          </text:format-change>
        </text:changed-region>
        <text:changed-region xml:id="ct37961376" text:id="ct37961376">
          <text:format-change>
            <office:change-info>
              <dc:creator>Unbekannter Autor</dc:creator>
              <dc:date>2016-04-24T10:38:00</dc:date>
            </office:change-info>
          </text:format-change>
        </text:changed-region>
        <text:changed-region xml:id="ct40855456" text:id="ct40855456">
          <text:format-change>
            <office:change-info>
              <dc:creator>Unbekannter Autor</dc:creator>
              <dc:date>2016-04-24T10:38:00</dc:date>
            </office:change-info>
          </text:format-change>
        </text:changed-region>
        <text:changed-region xml:id="ct40854864" text:id="ct40854864">
          <text:format-change>
            <office:change-info>
              <dc:creator>Unbekannter Autor</dc:creator>
              <dc:date>2016-04-24T10:38:00</dc:date>
            </office:change-info>
          </text:format-change>
        </text:changed-region>
        <text:changed-region xml:id="ct40854000" text:id="ct40854000">
          <text:format-change>
            <office:change-info>
              <dc:creator>Unbekannter Autor</dc:creator>
              <dc:date>2016-04-24T10:38:00</dc:date>
            </office:change-info>
          </text:format-change>
        </text:changed-region>
        <text:changed-region xml:id="ct37962432" text:id="ct37962432">
          <text:format-change>
            <office:change-info>
              <dc:creator>Unbekannter Autor</dc:creator>
              <dc:date>2016-04-24T10:38:00</dc:date>
            </office:change-info>
          </text:format-change>
        </text:changed-region>
        <text:changed-region xml:id="ct40857248" text:id="ct40857248">
          <text:format-change>
            <office:change-info>
              <dc:creator>Unbekannter Autor</dc:creator>
              <dc:date>2016-04-24T10:38:00</dc:date>
            </office:change-info>
          </text:format-change>
        </text:changed-region>
        <text:changed-region xml:id="ct40859520" text:id="ct40859520">
          <text:format-change>
            <office:change-info>
              <dc:creator>Unbekannter Autor</dc:creator>
              <dc:date>2016-04-24T10:38:00</dc:date>
            </office:change-info>
          </text:format-change>
        </text:changed-region>
        <text:changed-region xml:id="ct37963488" text:id="ct37963488">
          <text:format-change>
            <office:change-info>
              <dc:creator>Unbekannter Autor</dc:creator>
              <dc:date>2016-04-24T10:38:00</dc:date>
            </office:change-info>
          </text:format-change>
        </text:changed-region>
        <text:changed-region xml:id="ct40861680" text:id="ct40861680">
          <text:format-change>
            <office:change-info>
              <dc:creator>Unbekannter Autor</dc:creator>
              <dc:date>2016-04-24T10:38:00</dc:date>
            </office:change-info>
          </text:format-change>
        </text:changed-region>
        <text:changed-region xml:id="ct40862624" text:id="ct40862624">
          <text:format-change>
            <office:change-info>
              <dc:creator>Unbekannter Autor</dc:creator>
              <dc:date>2016-04-24T10:38:00</dc:date>
            </office:change-info>
          </text:format-change>
        </text:changed-region>
        <text:changed-region xml:id="ct40865024" text:id="ct40865024">
          <text:format-change>
            <office:change-info>
              <dc:creator>Unbekannter Autor</dc:creator>
              <dc:date>2016-04-24T10:38:00</dc:date>
            </office:change-info>
          </text:format-change>
        </text:changed-region>
        <text:changed-region xml:id="ct40861296" text:id="ct40861296">
          <text:format-change>
            <office:change-info>
              <dc:creator>Unbekannter Autor</dc:creator>
              <dc:date>2016-04-24T10:38:00</dc:date>
            </office:change-info>
          </text:format-change>
        </text:changed-region>
        <text:changed-region xml:id="ct40863136" text:id="ct40863136">
          <text:format-change>
            <office:change-info>
              <dc:creator>Unbekannter Autor</dc:creator>
              <dc:date>2016-04-24T10:38:00</dc:date>
            </office:change-info>
          </text:format-change>
        </text:changed-region>
        <text:changed-region xml:id="ct40861904" text:id="ct40861904">
          <text:format-change>
            <office:change-info>
              <dc:creator>Unbekannter Autor</dc:creator>
              <dc:date>2016-04-24T10:38:00</dc:date>
            </office:change-info>
          </text:format-change>
        </text:changed-region>
        <text:changed-region xml:id="ct40858640" text:id="ct40858640">
          <text:format-change>
            <office:change-info>
              <dc:creator>Unbekannter Autor</dc:creator>
              <dc:date>2016-04-24T10:38:00</dc:date>
            </office:change-info>
          </text:format-change>
        </text:changed-region>
        <text:changed-region xml:id="ct40867824" text:id="ct40867824">
          <text:format-change>
            <office:change-info>
              <dc:creator>Unbekannter Autor</dc:creator>
              <dc:date>2016-04-24T10:38:00</dc:date>
            </office:change-info>
          </text:format-change>
        </text:changed-region>
        <text:changed-region xml:id="ct40862368" text:id="ct40862368">
          <text:format-change>
            <office:change-info>
              <dc:creator>Unbekannter Autor</dc:creator>
              <dc:date>2016-04-24T10:38:00</dc:date>
            </office:change-info>
          </text:format-change>
        </text:changed-region>
        <text:changed-region xml:id="ct40863648" text:id="ct40863648">
          <text:format-change>
            <office:change-info>
              <dc:creator>Unbekannter Autor</dc:creator>
              <dc:date>2016-04-24T10:38:00</dc:date>
            </office:change-info>
          </text:format-change>
        </text:changed-region>
        <text:changed-region xml:id="ct40872512" text:id="ct40872512">
          <text:format-change>
            <office:change-info>
              <dc:creator>Unbekannter Autor</dc:creator>
              <dc:date>2016-04-24T10:38:00</dc:date>
            </office:change-info>
          </text:format-change>
        </text:changed-region>
        <text:changed-region xml:id="ct40874896" text:id="ct40874896">
          <text:format-change>
            <office:change-info>
              <dc:creator>Unbekannter Autor</dc:creator>
              <dc:date>2016-04-24T10:38:00</dc:date>
            </office:change-info>
          </text:format-change>
        </text:changed-region>
        <text:changed-region xml:id="ct37968128" text:id="ct37968128">
          <text:format-change>
            <office:change-info>
              <dc:creator>Unbekannter Autor</dc:creator>
              <dc:date>2016-04-24T10:38:00</dc:date>
            </office:change-info>
          </text:format-change>
        </text:changed-region>
        <text:changed-region xml:id="ct37968416" text:id="ct37968416">
          <text:format-change>
            <office:change-info>
              <dc:creator>Unbekannter Autor</dc:creator>
              <dc:date>2016-04-24T10:38:00</dc:date>
            </office:change-info>
          </text:format-change>
        </text:changed-region>
        <text:changed-region xml:id="ct37963840" text:id="ct37963840">
          <text:format-change>
            <office:change-info>
              <dc:creator>Unbekannter Autor</dc:creator>
              <dc:date>2016-04-24T10:38:00</dc:date>
            </office:change-info>
          </text:format-change>
        </text:changed-region>
        <text:changed-region xml:id="ct40864000" text:id="ct40864000">
          <text:format-change>
            <office:change-info>
              <dc:creator>Unbekannter Autor</dc:creator>
              <dc:date>2016-04-24T10:38:00</dc:date>
            </office:change-info>
          </text:format-change>
        </text:changed-region>
        <text:changed-region xml:id="ct40858320" text:id="ct40858320">
          <text:format-change>
            <office:change-info>
              <dc:creator>Unbekannter Autor</dc:creator>
              <dc:date>2016-04-24T10:38:00</dc:date>
            </office:change-info>
          </text:format-change>
        </text:changed-region>
        <text:changed-region xml:id="ct40874112" text:id="ct40874112">
          <text:format-change>
            <office:change-info>
              <dc:creator>Unbekannter Autor</dc:creator>
              <dc:date>2016-04-24T10:38:00</dc:date>
            </office:change-info>
          </text:format-change>
        </text:changed-region>
        <text:changed-region xml:id="ct37970176" text:id="ct37970176">
          <text:format-change>
            <office:change-info>
              <dc:creator>Unbekannter Autor</dc:creator>
              <dc:date>2016-04-24T10:38:00</dc:date>
            </office:change-info>
          </text:format-change>
        </text:changed-region>
        <text:changed-region xml:id="ct40860912" text:id="ct40860912">
          <text:format-change>
            <office:change-info>
              <dc:creator>Unbekannter Autor</dc:creator>
              <dc:date>2016-04-24T10:38:00</dc:date>
            </office:change-info>
          </text:format-change>
        </text:changed-region>
        <text:changed-region xml:id="ct40854624" text:id="ct40854624">
          <text:format-change>
            <office:change-info>
              <dc:creator>Unbekannter Autor</dc:creator>
              <dc:date>2016-04-24T10:38:00</dc:date>
            </office:change-info>
          </text:format-change>
        </text:changed-region>
        <text:changed-region xml:id="ct40877856" text:id="ct40877856">
          <text:format-change>
            <office:change-info>
              <dc:creator>Unbekannter Autor</dc:creator>
              <dc:date>2016-04-24T10:38:00</dc:date>
            </office:change-info>
          </text:format-change>
        </text:changed-region>
        <text:changed-region xml:id="ct37965600" text:id="ct37965600">
          <text:format-change>
            <office:change-info>
              <dc:creator>Unbekannter Autor</dc:creator>
              <dc:date>2016-04-24T10:38:00</dc:date>
            </office:change-info>
          </text:format-change>
        </text:changed-region>
        <text:changed-region xml:id="ct37969824" text:id="ct37969824">
          <text:format-change>
            <office:change-info>
              <dc:creator>Unbekannter Autor</dc:creator>
              <dc:date>2016-04-24T10:38:00</dc:date>
            </office:change-info>
          </text:format-change>
        </text:changed-region>
        <text:changed-region xml:id="ct40856480" text:id="ct40856480">
          <text:format-change>
            <office:change-info>
              <dc:creator>Unbekannter Autor</dc:creator>
              <dc:date>2016-04-24T10:38:00</dc:date>
            </office:change-info>
          </text:format-change>
        </text:changed-region>
        <text:changed-region xml:id="ct40857472" text:id="ct40857472">
          <text:format-change>
            <office:change-info>
              <dc:creator>Unbekannter Autor</dc:creator>
              <dc:date>2016-04-24T10:38:00</dc:date>
            </office:change-info>
          </text:format-change>
        </text:changed-region>
        <text:changed-region xml:id="ct40879888" text:id="ct40879888">
          <text:format-change>
            <office:change-info>
              <dc:creator>Unbekannter Autor</dc:creator>
              <dc:date>2016-04-24T10:38:00</dc:date>
            </office:change-info>
          </text:format-change>
        </text:changed-region>
        <text:changed-region xml:id="ct37970880" text:id="ct37970880">
          <text:format-change>
            <office:change-info>
              <dc:creator>Unbekannter Autor</dc:creator>
              <dc:date>2016-04-24T10:38:00</dc:date>
            </office:change-info>
          </text:format-change>
        </text:changed-region>
        <text:changed-region xml:id="ct40869072" text:id="ct40869072">
          <text:format-change>
            <office:change-info>
              <dc:creator>Unbekannter Autor</dc:creator>
              <dc:date>2016-04-24T10:38:00</dc:date>
            </office:change-info>
          </text:format-change>
        </text:changed-region>
        <text:changed-region xml:id="ct40884688" text:id="ct40884688">
          <text:format-change>
            <office:change-info>
              <dc:creator>Unbekannter Autor</dc:creator>
              <dc:date>2016-04-24T10:38:00</dc:date>
            </office:change-info>
          </text:format-change>
        </text:changed-region>
        <text:changed-region xml:id="ct40887088" text:id="ct40887088">
          <text:format-change>
            <office:change-info>
              <dc:creator>Unbekannter Autor</dc:creator>
              <dc:date>2016-04-24T10:38:00</dc:date>
            </office:change-info>
          </text:format-change>
        </text:changed-region>
        <text:changed-region xml:id="ct40890704" text:id="ct40890704">
          <text:format-change>
            <office:change-info>
              <dc:creator>Unbekannter Autor</dc:creator>
              <dc:date>2016-04-24T10:38:00</dc:date>
            </office:change-info>
          </text:format-change>
        </text:changed-region>
        <text:changed-region xml:id="ct40890928" text:id="ct40890928">
          <text:format-change>
            <office:change-info>
              <dc:creator>Unbekannter Autor</dc:creator>
              <dc:date>2016-04-24T10:38:00</dc:date>
            </office:change-info>
          </text:format-change>
        </text:changed-region>
        <text:changed-region xml:id="ct40891152" text:id="ct40891152">
          <text:format-change>
            <office:change-info>
              <dc:creator>Unbekannter Autor</dc:creator>
              <dc:date>2016-04-24T10:38:00</dc:date>
            </office:change-info>
          </text:format-change>
        </text:changed-region>
        <text:changed-region xml:id="ct40891664" text:id="ct40891664">
          <text:format-change>
            <office:change-info>
              <dc:creator>Unbekannter Autor</dc:creator>
              <dc:date>2016-04-24T10:38:00</dc:date>
            </office:change-info>
          </text:format-change>
        </text:changed-region>
        <text:changed-region xml:id="ct40891888" text:id="ct40891888">
          <text:format-change>
            <office:change-info>
              <dc:creator>Unbekannter Autor</dc:creator>
              <dc:date>2016-04-24T10:38:00</dc:date>
            </office:change-info>
          </text:format-change>
        </text:changed-region>
        <text:changed-region xml:id="ct40892112" text:id="ct40892112">
          <text:format-change>
            <office:change-info>
              <dc:creator>Unbekannter Autor</dc:creator>
              <dc:date>2016-04-24T10:38:00</dc:date>
            </office:change-info>
          </text:format-change>
        </text:changed-region>
        <text:changed-region xml:id="ct40893392" text:id="ct40893392">
          <text:format-change>
            <office:change-info>
              <dc:creator>Unbekannter Autor</dc:creator>
              <dc:date>2016-04-24T10:38:00</dc:date>
            </office:change-info>
          </text:format-change>
        </text:changed-region>
        <text:changed-region xml:id="ct40894144" text:id="ct40894144">
          <text:format-change>
            <office:change-info>
              <dc:creator>Unbekannter Autor</dc:creator>
              <dc:date>2016-04-24T10:38:00</dc:date>
            </office:change-info>
          </text:format-change>
        </text:changed-region>
        <text:changed-region xml:id="ct40894368" text:id="ct40894368">
          <text:format-change>
            <office:change-info>
              <dc:creator>Unbekannter Autor</dc:creator>
              <dc:date>2016-04-24T10:38:00</dc:date>
            </office:change-info>
          </text:format-change>
        </text:changed-region>
        <text:changed-region xml:id="ct40895536" text:id="ct40895536">
          <text:format-change>
            <office:change-info>
              <dc:creator>Unbekannter Autor</dc:creator>
              <dc:date>2016-04-24T10:38:00</dc:date>
            </office:change-info>
          </text:format-change>
        </text:changed-region>
        <text:changed-region xml:id="ct40895760" text:id="ct40895760">
          <text:format-change>
            <office:change-info>
              <dc:creator>Unbekannter Autor</dc:creator>
              <dc:date>2016-04-24T10:38:00</dc:date>
            </office:change-info>
          </text:format-change>
        </text:changed-region>
        <text:changed-region xml:id="ct40896272" text:id="ct40896272">
          <text:format-change>
            <office:change-info>
              <dc:creator>Unbekannter Autor</dc:creator>
              <dc:date>2016-04-24T10:38:00</dc:date>
            </office:change-info>
          </text:format-change>
        </text:changed-region>
        <text:changed-region xml:id="ct40896496" text:id="ct40896496">
          <text:format-change>
            <office:change-info>
              <dc:creator>Unbekannter Autor</dc:creator>
              <dc:date>2016-04-24T10:38:00</dc:date>
            </office:change-info>
          </text:format-change>
        </text:changed-region>
        <text:changed-region xml:id="ct40896720" text:id="ct40896720">
          <text:format-change>
            <office:change-info>
              <dc:creator>Unbekannter Autor</dc:creator>
              <dc:date>2016-04-24T10:38:00</dc:date>
            </office:change-info>
          </text:format-change>
        </text:changed-region>
        <text:changed-region xml:id="ct40897296" text:id="ct40897296">
          <text:format-change>
            <office:change-info>
              <dc:creator>Unbekannter Autor</dc:creator>
              <dc:date>2016-04-24T10:38:00</dc:date>
            </office:change-info>
          </text:format-change>
        </text:changed-region>
        <text:changed-region xml:id="ct40897520" text:id="ct40897520">
          <text:format-change>
            <office:change-info>
              <dc:creator>Unbekannter Autor</dc:creator>
              <dc:date>2016-04-24T10:38:00</dc:date>
            </office:change-info>
          </text:format-change>
        </text:changed-region>
        <text:changed-region xml:id="ct40898064" text:id="ct40898064">
          <text:format-change>
            <office:change-info>
              <dc:creator>Unbekannter Autor</dc:creator>
              <dc:date>2016-04-24T10:38:00</dc:date>
            </office:change-info>
          </text:format-change>
        </text:changed-region>
        <text:changed-region xml:id="ct37980384" text:id="ct37980384">
          <text:format-change>
            <office:change-info>
              <dc:creator>Unbekannter Autor</dc:creator>
              <dc:date>2016-04-24T10:38:00</dc:date>
            </office:change-info>
          </text:format-change>
        </text:changed-region>
        <text:changed-region xml:id="ct40881056" text:id="ct40881056">
          <text:format-change>
            <office:change-info>
              <dc:creator>Unbekannter Autor</dc:creator>
              <dc:date>2016-04-24T10:38:00</dc:date>
            </office:change-info>
          </text:format-change>
        </text:changed-region>
        <text:changed-region xml:id="ct40883360" text:id="ct40883360">
          <text:format-change>
            <office:change-info>
              <dc:creator>Unbekannter Autor</dc:creator>
              <dc:date>2016-04-24T10:38:00</dc:date>
            </office:change-info>
          </text:format-change>
        </text:changed-region>
        <text:changed-region xml:id="ct40882704" text:id="ct40882704">
          <text:format-change>
            <office:change-info>
              <dc:creator>Unbekannter Autor</dc:creator>
              <dc:date>2016-04-24T10:38:00</dc:date>
            </office:change-info>
          </text:format-change>
        </text:changed-region>
        <text:changed-region xml:id="ct40883968" text:id="ct40883968">
          <text:format-change>
            <office:change-info>
              <dc:creator>Unbekannter Autor</dc:creator>
              <dc:date>2016-04-24T10:38:00</dc:date>
            </office:change-info>
          </text:format-change>
        </text:changed-region>
        <text:changed-region xml:id="ct40885984" text:id="ct40885984">
          <text:format-change>
            <office:change-info>
              <dc:creator>Unbekannter Autor</dc:creator>
              <dc:date>2016-04-24T10:38:00</dc:date>
            </office:change-info>
          </text:format-change>
        </text:changed-region>
        <text:changed-region xml:id="ct40900704" text:id="ct40900704">
          <text:format-change>
            <office:change-info>
              <dc:creator>Unbekannter Autor</dc:creator>
              <dc:date>2016-04-24T10:38:00</dc:date>
            </office:change-info>
          </text:format-change>
        </text:changed-region>
        <text:changed-region xml:id="ct40900928" text:id="ct40900928">
          <text:format-change>
            <office:change-info>
              <dc:creator>Unbekannter Autor</dc:creator>
              <dc:date>2016-04-24T10:38:00</dc:date>
            </office:change-info>
          </text:format-change>
        </text:changed-region>
        <text:changed-region xml:id="ct40901152" text:id="ct40901152">
          <text:format-change>
            <office:change-info>
              <dc:creator>Unbekannter Autor</dc:creator>
              <dc:date>2016-04-24T10:38:00</dc:date>
            </office:change-info>
          </text:format-change>
        </text:changed-region>
        <text:changed-region xml:id="ct40902864" text:id="ct40902864">
          <text:format-change>
            <office:change-info>
              <dc:creator>Unbekannter Autor</dc:creator>
              <dc:date>2016-04-24T10:38:00</dc:date>
            </office:change-info>
          </text:format-change>
        </text:changed-region>
        <text:changed-region xml:id="ct40903392" text:id="ct40903392">
          <text:format-change>
            <office:change-info>
              <dc:creator>Unbekannter Autor</dc:creator>
              <dc:date>2016-04-24T10:38:00</dc:date>
            </office:change-info>
          </text:format-change>
        </text:changed-region>
        <text:changed-region xml:id="ct40905440" text:id="ct40905440">
          <text:format-change>
            <office:change-info>
              <dc:creator>Unbekannter Autor</dc:creator>
              <dc:date>2016-04-24T10:38:00</dc:date>
            </office:change-info>
          </text:format-change>
        </text:changed-region>
        <text:changed-region xml:id="ct40907744" text:id="ct40907744">
          <text:format-change>
            <office:change-info>
              <dc:creator>Unbekannter Autor</dc:creator>
              <dc:date>2016-04-24T10:38:00</dc:date>
            </office:change-info>
          </text:format-change>
        </text:changed-region>
        <text:changed-region xml:id="ct40909264" text:id="ct40909264">
          <text:format-change>
            <office:change-info>
              <dc:creator>Unbekannter Autor</dc:creator>
              <dc:date>2016-04-24T10:38:00</dc:date>
            </office:change-info>
          </text:format-change>
        </text:changed-region>
        <text:changed-region xml:id="ct40909488" text:id="ct40909488">
          <text:format-change>
            <office:change-info>
              <dc:creator>Unbekannter Autor</dc:creator>
              <dc:date>2016-04-24T10:38:00</dc:date>
            </office:change-info>
          </text:format-change>
        </text:changed-region>
        <text:changed-region xml:id="ct40910288" text:id="ct40910288">
          <text:format-change>
            <office:change-info>
              <dc:creator>Unbekannter Autor</dc:creator>
              <dc:date>2016-04-24T10:38:00</dc:date>
            </office:change-info>
          </text:format-change>
        </text:changed-region>
        <text:changed-region xml:id="ct40916000" text:id="ct40916000">
          <text:format-change>
            <office:change-info>
              <dc:creator>Unbekannter Autor</dc:creator>
              <dc:date>2016-04-24T10:38:00</dc:date>
            </office:change-info>
          </text:format-change>
        </text:changed-region>
        <text:changed-region xml:id="ct40916688" text:id="ct40916688">
          <text:format-change>
            <office:change-info>
              <dc:creator>Unbekannter Autor</dc:creator>
              <dc:date>2016-04-24T10:38:00</dc:date>
            </office:change-info>
          </text:format-change>
        </text:changed-region>
        <text:changed-region xml:id="ct40918432" text:id="ct40918432">
          <text:format-change>
            <office:change-info>
              <dc:creator>Unbekannter Autor</dc:creator>
              <dc:date>2016-04-24T10:38:00</dc:date>
            </office:change-info>
          </text:format-change>
        </text:changed-region>
        <text:changed-region xml:id="ct40924096" text:id="ct40924096">
          <text:format-change>
            <office:change-info>
              <dc:creator>Unbekannter Autor</dc:creator>
              <dc:date>2016-04-24T10:38:00</dc:date>
            </office:change-info>
          </text:format-change>
        </text:changed-region>
        <text:changed-region xml:id="ct40926976" text:id="ct40926976">
          <text:format-change>
            <office:change-info>
              <dc:creator>Unbekannter Autor</dc:creator>
              <dc:date>2016-04-24T10:38:00</dc:date>
            </office:change-info>
          </text:format-change>
        </text:changed-region>
        <text:changed-region xml:id="ct40927200" text:id="ct40927200">
          <text:format-change>
            <office:change-info>
              <dc:creator>Unbekannter Autor</dc:creator>
              <dc:date>2016-04-24T10:38:00</dc:date>
            </office:change-info>
          </text:format-change>
        </text:changed-region>
        <text:changed-region xml:id="ct40927424" text:id="ct40927424">
          <text:format-change>
            <office:change-info>
              <dc:creator>Unbekannter Autor</dc:creator>
              <dc:date>2016-04-24T10:38:00</dc:date>
            </office:change-info>
          </text:format-change>
        </text:changed-region>
        <text:changed-region xml:id="ct40927648" text:id="ct40927648">
          <text:format-change>
            <office:change-info>
              <dc:creator>Unbekannter Autor</dc:creator>
              <dc:date>2016-04-24T10:38:00</dc:date>
            </office:change-info>
          </text:format-change>
        </text:changed-region>
        <text:changed-region xml:id="ct40928160" text:id="ct40928160">
          <text:format-change>
            <office:change-info>
              <dc:creator>Unbekannter Autor</dc:creator>
              <dc:date>2016-04-24T10:38:00</dc:date>
            </office:change-info>
          </text:format-change>
        </text:changed-region>
        <text:changed-region xml:id="ct40928384" text:id="ct40928384">
          <text:format-change>
            <office:change-info>
              <dc:creator>Unbekannter Autor</dc:creator>
              <dc:date>2016-04-24T10:38:00</dc:date>
            </office:change-info>
          </text:format-change>
        </text:changed-region>
        <text:changed-region xml:id="ct40928608" text:id="ct40928608">
          <text:format-change>
            <office:change-info>
              <dc:creator>Unbekannter Autor</dc:creator>
              <dc:date>2016-04-24T10:38:00</dc:date>
            </office:change-info>
          </text:format-change>
        </text:changed-region>
        <text:changed-region xml:id="ct40928832" text:id="ct40928832">
          <text:format-change>
            <office:change-info>
              <dc:creator>Unbekannter Autor</dc:creator>
              <dc:date>2016-04-24T10:38:00</dc:date>
            </office:change-info>
          </text:format-change>
        </text:changed-region>
        <text:changed-region xml:id="ct40929632" text:id="ct40929632">
          <text:format-change>
            <office:change-info>
              <dc:creator>Unbekannter Autor</dc:creator>
              <dc:date>2016-04-24T10:38:00</dc:date>
            </office:change-info>
          </text:format-change>
        </text:changed-region>
        <text:changed-region xml:id="ct37974048" text:id="ct37974048">
          <text:format-change>
            <office:change-info>
              <dc:creator>Unbekannter Autor</dc:creator>
              <dc:date>2016-04-24T10:38:00</dc:date>
            </office:change-info>
          </text:format-change>
        </text:changed-region>
        <text:changed-region xml:id="ct40917920" text:id="ct40917920">
          <text:format-change>
            <office:change-info>
              <dc:creator>Unbekannter Autor</dc:creator>
              <dc:date>2016-04-24T10:38:00</dc:date>
            </office:change-info>
          </text:format-change>
        </text:changed-region>
        <text:changed-region xml:id="ct37987072" text:id="ct37987072">
          <text:format-change>
            <office:change-info>
              <dc:creator>Unbekannter Autor</dc:creator>
              <dc:date>2016-04-24T10:38:00</dc:date>
            </office:change-info>
          </text:format-change>
        </text:changed-region>
        <text:changed-region xml:id="ct37974400" text:id="ct37974400">
          <text:format-change>
            <office:change-info>
              <dc:creator>Unbekannter Autor</dc:creator>
              <dc:date>2016-04-24T10:38:00</dc:date>
            </office:change-info>
          </text:format-change>
        </text:changed-region>
        <text:changed-region xml:id="ct40930400" text:id="ct40930400">
          <text:format-change>
            <office:change-info>
              <dc:creator>Unbekannter Autor</dc:creator>
              <dc:date>2016-04-24T10:38:00</dc:date>
            </office:change-info>
          </text:format-change>
        </text:changed-region>
        <text:changed-region xml:id="ct40935824" text:id="ct40935824">
          <text:format-change>
            <office:change-info>
              <dc:creator>Unbekannter Autor</dc:creator>
              <dc:date>2016-04-24T10:38:00</dc:date>
            </office:change-info>
          </text:format-change>
        </text:changed-region>
        <text:changed-region xml:id="ct37991296" text:id="ct37991296">
          <text:format-change>
            <office:change-info>
              <dc:creator>Unbekannter Autor</dc:creator>
              <dc:date>2016-04-24T10:38:00</dc:date>
            </office:change-info>
          </text:format-change>
        </text:changed-region>
        <text:changed-region xml:id="ct37991648" text:id="ct37991648">
          <text:format-change>
            <office:change-info>
              <dc:creator>Unbekannter Autor</dc:creator>
              <dc:date>2016-04-24T10:38:00</dc:date>
            </office:change-info>
          </text:format-change>
        </text:changed-region>
        <text:changed-region xml:id="ct40916288" text:id="ct40916288">
          <text:format-change>
            <office:change-info>
              <dc:creator>Unbekannter Autor</dc:creator>
              <dc:date>2016-04-24T10:38:00</dc:date>
            </office:change-info>
          </text:format-change>
        </text:changed-region>
        <text:changed-region xml:id="ct40878560" text:id="ct40878560">
          <text:format-change>
            <office:change-info>
              <dc:creator>Unbekannter Autor</dc:creator>
              <dc:date>2016-04-24T10:38:00</dc:date>
            </office:change-info>
          </text:format-change>
        </text:changed-region>
        <text:changed-region xml:id="ct40931152" text:id="ct40931152">
          <text:format-change>
            <office:change-info>
              <dc:creator>Unbekannter Autor</dc:creator>
              <dc:date>2016-04-24T10:38:00</dc:date>
            </office:change-info>
          </text:format-change>
        </text:changed-region>
        <text:changed-region xml:id="ct40931632" text:id="ct40931632">
          <text:format-change>
            <office:change-info>
              <dc:creator>Unbekannter Autor</dc:creator>
              <dc:date>2016-04-24T10:38:00</dc:date>
            </office:change-info>
          </text:format-change>
        </text:changed-region>
        <text:changed-region xml:id="ct40934784" text:id="ct40934784">
          <text:format-change>
            <office:change-info>
              <dc:creator>Unbekannter Autor</dc:creator>
              <dc:date>2016-04-24T10:38:00</dc:date>
            </office:change-info>
          </text:format-change>
        </text:changed-region>
        <text:changed-region xml:id="ct40938464" text:id="ct40938464">
          <text:format-change>
            <office:change-info>
              <dc:creator>Unbekannter Autor</dc:creator>
              <dc:date>2016-04-24T10:38:00</dc:date>
            </office:change-info>
          </text:format-change>
        </text:changed-region>
        <text:changed-region xml:id="ct40945184" text:id="ct40945184">
          <text:format-change>
            <office:change-info>
              <dc:creator>Unbekannter Autor</dc:creator>
              <dc:date>2016-04-24T10:38:00</dc:date>
            </office:change-info>
          </text:format-change>
        </text:changed-region>
        <text:changed-region xml:id="ct37994816" text:id="ct37994816">
          <text:format-change>
            <office:change-info>
              <dc:creator>Unbekannter Autor</dc:creator>
              <dc:date>2016-04-24T10:38:00</dc:date>
            </office:change-info>
          </text:format-change>
        </text:changed-region>
        <text:changed-region xml:id="ct40942000" text:id="ct40942000">
          <text:format-change>
            <office:change-info>
              <dc:creator>Unbekannter Autor</dc:creator>
              <dc:date>2016-04-24T10:38:00</dc:date>
            </office:change-info>
          </text:format-change>
        </text:changed-region>
        <text:changed-region xml:id="ct40932320" text:id="ct40932320">
          <text:format-change>
            <office:change-info>
              <dc:creator>Unbekannter Autor</dc:creator>
              <dc:date>2016-04-24T10:38:00</dc:date>
            </office:change-info>
          </text:format-change>
        </text:changed-region>
        <text:changed-region xml:id="ct40949168" text:id="ct40949168">
          <text:format-change>
            <office:change-info>
              <dc:creator>Unbekannter Autor</dc:creator>
              <dc:date>2016-04-24T10:38:00</dc:date>
            </office:change-info>
          </text:format-change>
        </text:changed-region>
        <text:changed-region xml:id="ct40959040" text:id="ct40959040">
          <text:format-change>
            <office:change-info>
              <dc:creator>Unbekannter Autor</dc:creator>
              <dc:date>2016-04-24T10:38:00</dc:date>
            </office:change-info>
          </text:format-change>
        </text:changed-region>
        <text:changed-region xml:id="ct40967232" text:id="ct40967232">
          <text:format-change>
            <office:change-info>
              <dc:creator>Unbekannter Autor</dc:creator>
              <dc:date>2016-04-24T10:38:00</dc:date>
            </office:change-info>
          </text:format-change>
        </text:changed-region>
        <text:changed-region xml:id="ct40965632" text:id="ct40965632">
          <text:format-change>
            <office:change-info>
              <dc:creator>Unbekannter Autor</dc:creator>
              <dc:date>2016-04-24T10:38:00</dc:date>
            </office:change-info>
          </text:format-change>
        </text:changed-region>
        <text:changed-region xml:id="ct40949712" text:id="ct40949712">
          <text:format-change>
            <office:change-info>
              <dc:creator>Unbekannter Autor</dc:creator>
              <dc:date>2016-04-24T10:38:00</dc:date>
            </office:change-info>
          </text:format-change>
        </text:changed-region>
        <text:changed-region xml:id="ct40971248" text:id="ct40971248">
          <text:format-change>
            <office:change-info>
              <dc:creator>Unbekannter Autor</dc:creator>
              <dc:date>2016-04-24T10:38:00</dc:date>
            </office:change-info>
          </text:format-change>
        </text:changed-region>
        <text:changed-region xml:id="ct40970128" text:id="ct40970128">
          <text:format-change>
            <office:change-info>
              <dc:creator>Unbekannter Autor</dc:creator>
              <dc:date>2016-04-24T10:38:00</dc:date>
            </office:change-info>
          </text:format-change>
        </text:changed-region>
        <text:changed-region xml:id="ct40941168" text:id="ct40941168">
          <text:format-change>
            <office:change-info>
              <dc:creator>Unbekannter Autor</dc:creator>
              <dc:date>2016-04-24T10:38:00</dc:date>
            </office:change-info>
          </text:format-change>
        </text:changed-region>
        <text:changed-region xml:id="ct40941392" text:id="ct40941392">
          <text:format-change>
            <office:change-info>
              <dc:creator>Unbekannter Autor</dc:creator>
              <dc:date>2016-04-24T10:38:00</dc:date>
            </office:change-info>
          </text:format-change>
        </text:changed-region>
        <text:changed-region xml:id="ct40948192" text:id="ct40948192">
          <text:format-change>
            <office:change-info>
              <dc:creator>Unbekannter Autor</dc:creator>
              <dc:date>2016-04-24T10:38:00</dc:date>
            </office:change-info>
          </text:format-change>
        </text:changed-region>
        <text:changed-region xml:id="ct40963232" text:id="ct40963232">
          <text:format-change>
            <office:change-info>
              <dc:creator>Unbekannter Autor</dc:creator>
              <dc:date>2016-04-24T10:38:00</dc:date>
            </office:change-info>
          </text:format-change>
        </text:changed-region>
        <text:changed-region xml:id="ct40958080" text:id="ct40958080">
          <text:format-change>
            <office:change-info>
              <dc:creator>Unbekannter Autor</dc:creator>
              <dc:date>2016-04-24T10:38:00</dc:date>
            </office:change-info>
          </text:format-change>
        </text:changed-region>
        <text:changed-region xml:id="ct40960160" text:id="ct40960160">
          <text:format-change>
            <office:change-info>
              <dc:creator>Unbekannter Autor</dc:creator>
              <dc:date>2016-04-24T10:38:00</dc:date>
            </office:change-info>
          </text:format-change>
        </text:changed-region>
        <text:changed-region xml:id="ct40961392" text:id="ct40961392">
          <text:format-change>
            <office:change-info>
              <dc:creator>Unbekannter Autor</dc:creator>
              <dc:date>2016-04-24T10:38:00</dc:date>
            </office:change-info>
          </text:format-change>
        </text:changed-region>
        <text:changed-region xml:id="ct40975952" text:id="ct40975952">
          <text:format-change>
            <office:change-info>
              <dc:creator>Unbekannter Autor</dc:creator>
              <dc:date>2016-04-24T10:38:00</dc:date>
            </office:change-info>
          </text:format-change>
        </text:changed-region>
        <text:changed-region xml:id="ct40942224" text:id="ct40942224">
          <text:format-change>
            <office:change-info>
              <dc:creator>Unbekannter Autor</dc:creator>
              <dc:date>2016-04-24T10:38:00</dc:date>
            </office:change-info>
          </text:format-change>
        </text:changed-region>
        <text:changed-region xml:id="ct40949936" text:id="ct40949936">
          <text:format-change>
            <office:change-info>
              <dc:creator>Unbekannter Autor</dc:creator>
              <dc:date>2016-04-24T10:38:00</dc:date>
            </office:change-info>
          </text:format-change>
        </text:changed-region>
        <text:changed-region xml:id="ct40979760" text:id="ct40979760">
          <text:format-change>
            <office:change-info>
              <dc:creator>Unbekannter Autor</dc:creator>
              <dc:date>2016-04-24T10:38:00</dc:date>
            </office:change-info>
          </text:format-change>
        </text:changed-region>
        <text:changed-region xml:id="ct38003264" text:id="ct38003264">
          <text:format-change>
            <office:change-info>
              <dc:creator>Unbekannter Autor</dc:creator>
              <dc:date>2016-04-24T10:38:00</dc:date>
            </office:change-info>
          </text:format-change>
        </text:changed-region>
        <text:changed-region xml:id="ct38003616" text:id="ct38003616">
          <text:format-change>
            <office:change-info>
              <dc:creator>Unbekannter Autor</dc:creator>
              <dc:date>2016-04-24T10:38:00</dc:date>
            </office:change-info>
          </text:format-change>
        </text:changed-region>
        <text:changed-region xml:id="ct40943200" text:id="ct40943200">
          <text:format-change>
            <office:change-info>
              <dc:creator>Unbekannter Autor</dc:creator>
              <dc:date>2016-04-24T10:38:00</dc:date>
            </office:change-info>
          </text:format-change>
        </text:changed-region>
        <text:changed-region xml:id="ct40951984" text:id="ct40951984">
          <text:format-change>
            <office:change-info>
              <dc:creator>Unbekannter Autor</dc:creator>
              <dc:date>2016-04-24T10:38:00</dc:date>
            </office:change-info>
          </text:format-change>
        </text:changed-region>
        <text:changed-region xml:id="ct40930144" text:id="ct40930144">
          <text:format-change>
            <office:change-info>
              <dc:creator>Unbekannter Autor</dc:creator>
              <dc:date>2016-04-24T10:38:00</dc:date>
            </office:change-info>
          </text:format-change>
        </text:changed-region>
        <text:changed-region xml:id="ct40959376" text:id="ct40959376">
          <text:format-change>
            <office:change-info>
              <dc:creator>Unbekannter Autor</dc:creator>
              <dc:date>2016-04-24T10:38:00</dc:date>
            </office:change-info>
          </text:format-change>
        </text:changed-region>
        <text:changed-region xml:id="ct40977216" text:id="ct40977216">
          <text:format-change>
            <office:change-info>
              <dc:creator>Unbekannter Autor</dc:creator>
              <dc:date>2016-04-24T10:38:00</dc:date>
            </office:change-info>
          </text:format-change>
        </text:changed-region>
        <text:changed-region xml:id="ct40939680" text:id="ct40939680">
          <text:format-change>
            <office:change-info>
              <dc:creator>Unbekannter Autor</dc:creator>
              <dc:date>2016-04-24T10:38:00</dc:date>
            </office:change-info>
          </text:format-change>
        </text:changed-region>
        <text:changed-region xml:id="ct40940752" text:id="ct40940752">
          <text:format-change>
            <office:change-info>
              <dc:creator>Unbekannter Autor</dc:creator>
              <dc:date>2016-04-24T10:38:00</dc:date>
            </office:change-info>
          </text:format-change>
        </text:changed-region>
        <text:changed-region xml:id="ct40953328" text:id="ct40953328">
          <text:format-change>
            <office:change-info>
              <dc:creator>Unbekannter Autor</dc:creator>
              <dc:date>2016-04-24T10:38:00</dc:date>
            </office:change-info>
          </text:format-change>
        </text:changed-region>
        <text:changed-region xml:id="ct38006432" text:id="ct38006432">
          <text:format-change>
            <office:change-info>
              <dc:creator>Unbekannter Autor</dc:creator>
              <dc:date>2016-04-24T10:38:00</dc:date>
            </office:change-info>
          </text:format-change>
        </text:changed-region>
        <text:changed-region xml:id="ct40951728" text:id="ct40951728">
          <text:format-change>
            <office:change-info>
              <dc:creator>Unbekannter Autor</dc:creator>
              <dc:date>2016-04-24T10:38:00</dc:date>
            </office:change-info>
          </text:format-change>
        </text:changed-region>
        <text:changed-region xml:id="ct40987024" text:id="ct40987024">
          <text:format-change>
            <office:change-info>
              <dc:creator>Unbekannter Autor</dc:creator>
              <dc:date>2016-04-24T10:38:00</dc:date>
            </office:change-info>
          </text:format-change>
        </text:changed-region>
        <text:changed-region xml:id="ct40997456" text:id="ct40997456">
          <text:format-change>
            <office:change-info>
              <dc:creator>Unbekannter Autor</dc:creator>
              <dc:date>2016-04-24T10:38:00</dc:date>
            </office:change-info>
          </text:format-change>
        </text:changed-region>
        <text:changed-region xml:id="ct41003712" text:id="ct41003712">
          <text:format-change>
            <office:change-info>
              <dc:creator>Unbekannter Autor</dc:creator>
              <dc:date>2016-04-24T10:38:00</dc:date>
            </office:change-info>
          </text:format-change>
        </text:changed-region>
        <text:changed-region xml:id="ct38006784" text:id="ct38006784">
          <text:format-change>
            <office:change-info>
              <dc:creator>Unbekannter Autor</dc:creator>
              <dc:date>2016-04-24T10:38:00</dc:date>
            </office:change-info>
          </text:format-change>
        </text:changed-region>
        <text:changed-region xml:id="ct41001968" text:id="ct41001968">
          <text:format-change>
            <office:change-info>
              <dc:creator>Unbekannter Autor</dc:creator>
              <dc:date>2016-04-24T10:38:00</dc:date>
            </office:change-info>
          </text:format-change>
        </text:changed-region>
        <text:changed-region xml:id="ct40982064" text:id="ct40982064">
          <text:format-change>
            <office:change-info>
              <dc:creator>Unbekannter Autor</dc:creator>
              <dc:date>2016-04-24T10:38:00</dc:date>
            </office:change-info>
          </text:format-change>
        </text:changed-region>
        <text:changed-region xml:id="ct40992416" text:id="ct40992416">
          <text:format-change>
            <office:change-info>
              <dc:creator>Unbekannter Autor</dc:creator>
              <dc:date>2016-04-24T10:38:00</dc:date>
            </office:change-info>
          </text:format-change>
        </text:changed-region>
        <text:changed-region xml:id="ct41009344" text:id="ct41009344">
          <text:format-change>
            <office:change-info>
              <dc:creator>Unbekannter Autor</dc:creator>
              <dc:date>2016-04-24T10:38:00</dc:date>
            </office:change-info>
          </text:format-change>
        </text:changed-region>
        <text:changed-region xml:id="ct40994304" text:id="ct40994304">
          <text:format-change>
            <office:change-info>
              <dc:creator>Unbekannter Autor</dc:creator>
              <dc:date>2016-04-24T10:38:00</dc:date>
            </office:change-info>
          </text:format-change>
        </text:changed-region>
        <text:changed-region xml:id="ct40984880" text:id="ct40984880">
          <text:format-change>
            <office:change-info>
              <dc:creator>Unbekannter Autor</dc:creator>
              <dc:date>2016-04-24T10:38:00</dc:date>
            </office:change-info>
          </text:format-change>
        </text:changed-region>
        <text:changed-region xml:id="ct40984384" text:id="ct40984384">
          <text:format-change>
            <office:change-info>
              <dc:creator>Unbekannter Autor</dc:creator>
              <dc:date>2016-04-24T10:38:00</dc:date>
            </office:change-info>
          </text:format-change>
        </text:changed-region>
        <text:changed-region xml:id="ct40999648" text:id="ct40999648">
          <text:format-change>
            <office:change-info>
              <dc:creator>Unbekannter Autor</dc:creator>
              <dc:date>2016-04-24T10:38:00</dc:date>
            </office:change-info>
          </text:format-change>
        </text:changed-region>
        <text:changed-region xml:id="ct40983824" text:id="ct40983824">
          <text:format-change>
            <office:change-info>
              <dc:creator>Unbekannter Autor</dc:creator>
              <dc:date>2016-04-24T10:38:00</dc:date>
            </office:change-info>
          </text:format-change>
        </text:changed-region>
        <text:changed-region xml:id="ct40978320" text:id="ct40978320">
          <text:format-change>
            <office:change-info>
              <dc:creator>Unbekannter Autor</dc:creator>
              <dc:date>2016-04-24T10:38:00</dc:date>
            </office:change-info>
          </text:format-change>
        </text:changed-region>
        <text:changed-region xml:id="ct40998416" text:id="ct40998416">
          <text:format-change>
            <office:change-info>
              <dc:creator>Unbekannter Autor</dc:creator>
              <dc:date>2016-04-24T10:38:00</dc:date>
            </office:change-info>
          </text:format-change>
        </text:changed-region>
        <text:changed-region xml:id="ct41007280" text:id="ct41007280">
          <text:format-change>
            <office:change-info>
              <dc:creator>Unbekannter Autor</dc:creator>
              <dc:date>2016-04-24T10:38:00</dc:date>
            </office:change-info>
          </text:format-change>
        </text:changed-region>
        <text:changed-region xml:id="ct40956048" text:id="ct40956048">
          <text:format-change>
            <office:change-info>
              <dc:creator>Unbekannter Autor</dc:creator>
              <dc:date>2016-04-24T10:39:00</dc:date>
            </office:change-info>
          </text:format-change>
        </text:changed-region>
        <text:changed-region xml:id="ct41011904" text:id="ct41011904">
          <text:format-change>
            <office:change-info>
              <dc:creator>Unbekannter Autor</dc:creator>
              <dc:date>2016-04-24T10:39:00</dc:date>
            </office:change-info>
          </text:format-change>
        </text:changed-region>
        <text:changed-region xml:id="ct40970448" text:id="ct40970448">
          <text:format-change>
            <office:change-info>
              <dc:creator>Unbekannter Autor</dc:creator>
              <dc:date>2016-04-24T10:39:00</dc:date>
            </office:change-info>
          </text:format-change>
        </text:changed-region>
        <text:changed-region xml:id="ct41014784" text:id="ct41014784">
          <text:format-change>
            <office:change-info>
              <dc:creator>Unbekannter Autor</dc:creator>
              <dc:date>2016-04-24T10:39:00</dc:date>
            </office:change-info>
          </text:format-change>
        </text:changed-region>
        <text:changed-region xml:id="ct41015696" text:id="ct41015696">
          <text:format-change>
            <office:change-info>
              <dc:creator>Unbekannter Autor</dc:creator>
              <dc:date>2016-04-24T10:39:00</dc:date>
            </office:change-info>
          </text:format-change>
        </text:changed-region>
        <text:changed-region xml:id="ct38015584" text:id="ct38015584">
          <text:format-change>
            <office:change-info>
              <dc:creator>Unbekannter Autor</dc:creator>
              <dc:date>2016-04-24T10:39:00</dc:date>
            </office:change-info>
          </text:format-change>
        </text:changed-region>
        <text:changed-region xml:id="ct41015920" text:id="ct41015920">
          <text:deletion>
            <office:change-info>
              <dc:creator>Unbekannter Autor</dc:creator>
              <dc:date>2016-04-23T18:44:00</dc:date>
            </office:change-info>
            <text:p text:style-name="P43"/>
            <text:p text:style-name="P43"/>
          </text:deletion>
        </text:changed-region>
        <text:changed-region xml:id="ct40990704" text:id="ct40990704">
          <text:format-change>
            <office:change-info>
              <dc:creator>Unbekannter Autor</dc:creator>
              <dc:date>2016-04-24T10:40:00</dc:date>
            </office:change-info>
          </text:format-change>
        </text:changed-region>
        <text:changed-region xml:id="ct41018336" text:id="ct41018336">
          <text:format-change>
            <office:change-info>
              <dc:creator>Unbekannter Autor</dc:creator>
              <dc:date>2016-04-24T10:40:00</dc:date>
            </office:change-info>
          </text:format-change>
        </text:changed-region>
        <text:changed-region xml:id="ct41020896" text:id="ct41020896">
          <text:format-change>
            <office:change-info>
              <dc:creator>Unbekannter Autor</dc:creator>
              <dc:date>2016-04-24T10:40:00</dc:date>
            </office:change-info>
          </text:format-change>
        </text:changed-region>
        <text:changed-region xml:id="ct41021872" text:id="ct41021872">
          <text:format-change>
            <office:change-info>
              <dc:creator>Unbekannter Autor</dc:creator>
              <dc:date>2016-04-24T10:40:00</dc:date>
            </office:change-info>
          </text:format-change>
        </text:changed-region>
        <text:changed-region xml:id="ct41022384" text:id="ct41022384">
          <text:format-change>
            <office:change-info>
              <dc:creator>Unbekannter Autor</dc:creator>
              <dc:date>2016-04-24T10:40:00</dc:date>
            </office:change-info>
          </text:format-change>
        </text:changed-region>
        <text:changed-region xml:id="ct41022608" text:id="ct41022608">
          <text:format-change>
            <office:change-info>
              <dc:creator>Unbekannter Autor</dc:creator>
              <dc:date>2016-04-24T10:40:00</dc:date>
            </office:change-info>
          </text:format-change>
        </text:changed-region>
        <text:changed-region xml:id="ct41022832" text:id="ct41022832">
          <text:format-change>
            <office:change-info>
              <dc:creator>Unbekannter Autor</dc:creator>
              <dc:date>2016-04-24T10:40:00</dc:date>
            </office:change-info>
          </text:format-change>
        </text:changed-region>
        <text:changed-region xml:id="ct41023344" text:id="ct41023344">
          <text:format-change>
            <office:change-info>
              <dc:creator>Unbekannter Autor</dc:creator>
              <dc:date>2016-04-24T10:40:00</dc:date>
            </office:change-info>
          </text:format-change>
        </text:changed-region>
        <text:changed-region xml:id="ct41023568" text:id="ct41023568">
          <text:format-change>
            <office:change-info>
              <dc:creator>Unbekannter Autor</dc:creator>
              <dc:date>2016-04-24T10:40:00</dc:date>
            </office:change-info>
          </text:format-change>
        </text:changed-region>
        <text:changed-region xml:id="ct41023792" text:id="ct41023792">
          <text:format-change>
            <office:change-info>
              <dc:creator>Unbekannter Autor</dc:creator>
              <dc:date>2016-04-24T10:40:00</dc:date>
            </office:change-info>
          </text:format-change>
        </text:changed-region>
        <text:changed-region xml:id="ct41027392" text:id="ct41027392">
          <text:format-change>
            <office:change-info>
              <dc:creator>Unbekannter Autor</dc:creator>
              <dc:date>2016-04-24T10:40:00</dc:date>
            </office:change-info>
          </text:format-change>
        </text:changed-region>
        <text:changed-region xml:id="ct41030064" text:id="ct41030064">
          <text:format-change>
            <office:change-info>
              <dc:creator>Unbekannter Autor</dc:creator>
              <dc:date>2016-04-24T10:40:00</dc:date>
            </office:change-info>
          </text:format-change>
        </text:changed-region>
        <text:changed-region xml:id="ct41032640" text:id="ct41032640">
          <text:format-change>
            <office:change-info>
              <dc:creator>Unbekannter Autor</dc:creator>
              <dc:date>2016-04-24T10:40:00</dc:date>
            </office:change-info>
          </text:format-change>
        </text:changed-region>
        <text:changed-region xml:id="ct41033312" text:id="ct41033312">
          <text:format-change>
            <office:change-info>
              <dc:creator>Unbekannter Autor</dc:creator>
              <dc:date>2016-04-24T10:40:00</dc:date>
            </office:change-info>
          </text:format-change>
        </text:changed-region>
        <text:changed-region xml:id="ct41033536" text:id="ct41033536">
          <text:format-change>
            <office:change-info>
              <dc:creator>Unbekannter Autor</dc:creator>
              <dc:date>2016-04-24T10:40:00</dc:date>
            </office:change-info>
          </text:format-change>
        </text:changed-region>
        <text:changed-region xml:id="ct41043616" text:id="ct41043616">
          <text:format-change>
            <office:change-info>
              <dc:creator>Unbekannter Autor</dc:creator>
              <dc:date>2016-04-24T10:40:00</dc:date>
            </office:change-info>
          </text:format-change>
        </text:changed-region>
        <text:changed-region xml:id="ct41045056" text:id="ct41045056">
          <text:format-change>
            <office:change-info>
              <dc:creator>Unbekannter Autor</dc:creator>
              <dc:date>2016-04-24T10:40:00</dc:date>
            </office:change-info>
          </text:format-change>
        </text:changed-region>
        <text:changed-region xml:id="ct41046704" text:id="ct41046704">
          <text:format-change>
            <office:change-info>
              <dc:creator>Unbekannter Autor</dc:creator>
              <dc:date>2016-04-24T10:40:00</dc:date>
            </office:change-info>
          </text:format-change>
        </text:changed-region>
        <text:changed-region xml:id="ct41048208" text:id="ct41048208">
          <text:format-change>
            <office:change-info>
              <dc:creator>Unbekannter Autor</dc:creator>
              <dc:date>2016-04-24T10:40:00</dc:date>
            </office:change-info>
          </text:format-change>
        </text:changed-region>
        <text:changed-region xml:id="ct41040592" text:id="ct41040592">
          <text:format-change>
            <office:change-info>
              <dc:creator>Unbekannter Autor</dc:creator>
              <dc:date>2016-04-24T10:40:00</dc:date>
            </office:change-info>
          </text:format-change>
        </text:changed-region>
        <text:changed-region xml:id="ct41054304" text:id="ct41054304">
          <text:format-change>
            <office:change-info>
              <dc:creator>Unbekannter Autor</dc:creator>
              <dc:date>2016-04-24T10:40:00</dc:date>
            </office:change-info>
          </text:format-change>
        </text:changed-region>
        <text:changed-region xml:id="ct41054528" text:id="ct41054528">
          <text:format-change>
            <office:change-info>
              <dc:creator>Unbekannter Autor</dc:creator>
              <dc:date>2016-04-24T10:40:00</dc:date>
            </office:change-info>
          </text:format-change>
        </text:changed-region>
        <text:changed-region xml:id="ct41054752" text:id="ct41054752">
          <text:format-change>
            <office:change-info>
              <dc:creator>Unbekannter Autor</dc:creator>
              <dc:date>2016-04-24T10:40:00</dc:date>
            </office:change-info>
          </text:format-change>
        </text:changed-region>
        <text:changed-region xml:id="ct41054976" text:id="ct41054976">
          <text:format-change>
            <office:change-info>
              <dc:creator>Unbekannter Autor</dc:creator>
              <dc:date>2016-04-24T10:40:00</dc:date>
            </office:change-info>
          </text:format-change>
        </text:changed-region>
        <text:changed-region xml:id="ct41055488" text:id="ct41055488">
          <text:format-change>
            <office:change-info>
              <dc:creator>Unbekannter Autor</dc:creator>
              <dc:date>2016-04-24T10:40:00</dc:date>
            </office:change-info>
          </text:format-change>
        </text:changed-region>
        <text:changed-region xml:id="ct41055712" text:id="ct41055712">
          <text:format-change>
            <office:change-info>
              <dc:creator>Unbekannter Autor</dc:creator>
              <dc:date>2016-04-24T10:40:00</dc:date>
            </office:change-info>
          </text:format-change>
        </text:changed-region>
        <text:changed-region xml:id="ct41055936" text:id="ct41055936">
          <text:format-change>
            <office:change-info>
              <dc:creator>Unbekannter Autor</dc:creator>
              <dc:date>2016-04-24T10:40:00</dc:date>
            </office:change-info>
          </text:format-change>
        </text:changed-region>
        <text:changed-region xml:id="ct41056160" text:id="ct41056160">
          <text:format-change>
            <office:change-info>
              <dc:creator>Unbekannter Autor</dc:creator>
              <dc:date>2016-04-24T10:40:00</dc:date>
            </office:change-info>
          </text:format-change>
        </text:changed-region>
        <text:changed-region xml:id="ct41056672" text:id="ct41056672">
          <text:format-change>
            <office:change-info>
              <dc:creator>Unbekannter Autor</dc:creator>
              <dc:date>2016-04-24T10:40:00</dc:date>
            </office:change-info>
          </text:format-change>
        </text:changed-region>
        <text:changed-region xml:id="ct41057184" text:id="ct41057184">
          <text:format-change>
            <office:change-info>
              <dc:creator>Unbekannter Autor</dc:creator>
              <dc:date>2016-04-24T10:40:00</dc:date>
            </office:change-info>
          </text:format-change>
        </text:changed-region>
        <text:changed-region xml:id="ct41057984" text:id="ct41057984">
          <text:format-change>
            <office:change-info>
              <dc:creator>Unbekannter Autor</dc:creator>
              <dc:date>2016-04-24T10:40:00</dc:date>
            </office:change-info>
          </text:format-change>
        </text:changed-region>
        <text:changed-region xml:id="ct41058208" text:id="ct41058208">
          <text:format-change>
            <office:change-info>
              <dc:creator>Unbekannter Autor</dc:creator>
              <dc:date>2016-04-24T10:40:00</dc:date>
            </office:change-info>
          </text:format-change>
        </text:changed-region>
        <text:changed-region xml:id="ct41058720" text:id="ct41058720">
          <text:format-change>
            <office:change-info>
              <dc:creator>Unbekannter Autor</dc:creator>
              <dc:date>2016-04-24T10:40:00</dc:date>
            </office:change-info>
          </text:format-change>
        </text:changed-region>
        <text:changed-region xml:id="ct41058944" text:id="ct41058944">
          <text:format-change>
            <office:change-info>
              <dc:creator>Unbekannter Autor</dc:creator>
              <dc:date>2016-04-24T10:40:00</dc:date>
            </office:change-info>
          </text:format-change>
        </text:changed-region>
        <text:changed-region xml:id="ct38031856" text:id="ct38031856">
          <text:format-change>
            <office:change-info>
              <dc:creator>Unbekannter Autor</dc:creator>
              <dc:date>2016-04-24T10:40:00</dc:date>
            </office:change-info>
          </text:format-change>
        </text:changed-region>
        <text:changed-region xml:id="ct38027280" text:id="ct38027280">
          <text:format-change>
            <office:change-info>
              <dc:creator>Unbekannter Autor</dc:creator>
              <dc:date>2016-04-24T10:40:00</dc:date>
            </office:change-info>
          </text:format-change>
        </text:changed-region>
        <text:changed-region xml:id="ct38026576" text:id="ct38026576">
          <text:format-change>
            <office:change-info>
              <dc:creator>Unbekannter Autor</dc:creator>
              <dc:date>2016-04-24T10:40:00</dc:date>
            </office:change-info>
          </text:format-change>
        </text:changed-region>
        <text:changed-region xml:id="ct38024464" text:id="ct38024464">
          <text:format-change>
            <office:change-info>
              <dc:creator>Unbekannter Autor</dc:creator>
              <dc:date>2016-04-24T10:40:00</dc:date>
            </office:change-info>
          </text:format-change>
        </text:changed-region>
        <text:changed-region xml:id="ct41047280" text:id="ct41047280">
          <text:format-change>
            <office:change-info>
              <dc:creator>Unbekannter Autor</dc:creator>
              <dc:date>2016-04-24T10:40:00</dc:date>
            </office:change-info>
          </text:format-change>
        </text:changed-region>
        <text:changed-region xml:id="ct41037024" text:id="ct41037024">
          <text:format-change>
            <office:change-info>
              <dc:creator>Unbekannter Autor</dc:creator>
              <dc:date>2016-04-24T10:40:00</dc:date>
            </office:change-info>
          </text:format-change>
        </text:changed-region>
        <text:changed-region xml:id="ct41037568" text:id="ct41037568">
          <text:format-change>
            <office:change-info>
              <dc:creator>Unbekannter Autor</dc:creator>
              <dc:date>2016-04-24T10:40:00</dc:date>
            </office:change-info>
          </text:format-change>
        </text:changed-region>
        <text:changed-region xml:id="ct65850704" text:id="ct65850704">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5903136" text:id="ct65903136">
          <text:insertion>
            <office:change-info>
              <dc:creator>Unbekannter Autor</dc:creator>
              <dc:date>2016-11-28T16:52:00</dc:date>
            </office:change-info>
          </text:insertion>
        </text:changed-region>
        <text:changed-region xml:id="ct34616256" text:id="ct34616256">
          <text:format-change>
            <office:change-info>
              <dc:creator>Unbekannter Autor</dc:creator>
              <dc:date>2016-04-24T10:40:00</dc:date>
            </office:change-info>
          </text:format-change>
        </text:changed-region>
        <text:changed-region xml:id="ct41029280" text:id="ct41029280">
          <text:format-change>
            <office:change-info>
              <dc:creator>Unbekannter Autor</dc:creator>
              <dc:date>2016-04-24T10:40:00</dc:date>
            </office:change-info>
          </text:format-change>
        </text:changed-region>
        <text:changed-region xml:id="ct41024080" text:id="ct41024080">
          <text:format-change>
            <office:change-info>
              <dc:creator>Unbekannter Autor</dc:creator>
              <dc:date>2016-04-24T10:40:00</dc:date>
            </office:change-info>
          </text:format-change>
        </text:changed-region>
        <text:changed-region xml:id="ct41024304" text:id="ct41024304">
          <text:format-change>
            <office:change-info>
              <dc:creator>Unbekannter Autor</dc:creator>
              <dc:date>2016-04-24T10:40:00</dc:date>
            </office:change-info>
          </text:format-change>
        </text:changed-region>
        <text:changed-region xml:id="ct41024528" text:id="ct41024528">
          <text:format-change>
            <office:change-info>
              <dc:creator>Unbekannter Autor</dc:creator>
              <dc:date>2016-04-24T10:40:00</dc:date>
            </office:change-info>
          </text:format-change>
        </text:changed-region>
        <text:changed-region xml:id="ct41024752" text:id="ct41024752">
          <text:format-change>
            <office:change-info>
              <dc:creator>Unbekannter Autor</dc:creator>
              <dc:date>2016-04-24T10:40:00</dc:date>
            </office:change-info>
          </text:format-change>
        </text:changed-region>
        <text:changed-region xml:id="ct41026112" text:id="ct41026112">
          <text:format-change>
            <office:change-info>
              <dc:creator>Unbekannter Autor</dc:creator>
              <dc:date>2016-04-24T10:40:00</dc:date>
            </office:change-info>
          </text:format-change>
        </text:changed-region>
        <text:changed-region xml:id="ct41061488" text:id="ct41061488">
          <text:format-change>
            <office:change-info>
              <dc:creator>Unbekannter Autor</dc:creator>
              <dc:date>2016-04-24T10:40:00</dc:date>
            </office:change-info>
          </text:format-change>
        </text:changed-region>
        <text:changed-region xml:id="ct41062528" text:id="ct41062528">
          <text:format-change>
            <office:change-info>
              <dc:creator>Unbekannter Autor</dc:creator>
              <dc:date>2016-04-24T10:40:00</dc:date>
            </office:change-info>
          </text:format-change>
        </text:changed-region>
        <text:changed-region xml:id="ct41062896" text:id="ct41062896">
          <text:format-change>
            <office:change-info>
              <dc:creator>Unbekannter Autor</dc:creator>
              <dc:date>2016-04-24T10:40:00</dc:date>
            </office:change-info>
          </text:format-change>
        </text:changed-region>
        <text:changed-region xml:id="ct41063200" text:id="ct41063200">
          <text:format-change>
            <office:change-info>
              <dc:creator>Unbekannter Autor</dc:creator>
              <dc:date>2016-04-24T10:40:00</dc:date>
            </office:change-info>
          </text:format-change>
        </text:changed-region>
        <text:changed-region xml:id="ct41065040" text:id="ct41065040">
          <text:format-change>
            <office:change-info>
              <dc:creator>Unbekannter Autor</dc:creator>
              <dc:date>2016-04-24T10:40:00</dc:date>
            </office:change-info>
          </text:format-change>
        </text:changed-region>
        <text:changed-region xml:id="ct41065264" text:id="ct41065264">
          <text:format-change>
            <office:change-info>
              <dc:creator>Unbekannter Autor</dc:creator>
              <dc:date>2016-04-24T10:40:00</dc:date>
            </office:change-info>
          </text:format-change>
        </text:changed-region>
        <text:changed-region xml:id="ct41065488" text:id="ct41065488">
          <text:format-change>
            <office:change-info>
              <dc:creator>Unbekannter Autor</dc:creator>
              <dc:date>2016-04-24T10:40:00</dc:date>
            </office:change-info>
          </text:format-change>
        </text:changed-region>
        <text:changed-region xml:id="ct41066848" text:id="ct41066848">
          <text:format-change>
            <office:change-info>
              <dc:creator>Unbekannter Autor</dc:creator>
              <dc:date>2016-04-24T10:40:00</dc:date>
            </office:change-info>
          </text:format-change>
        </text:changed-region>
        <text:changed-region xml:id="ct41067360" text:id="ct41067360">
          <text:format-change>
            <office:change-info>
              <dc:creator>Unbekannter Autor</dc:creator>
              <dc:date>2016-04-24T10:40:00</dc:date>
            </office:change-info>
          </text:format-change>
        </text:changed-region>
        <text:changed-region xml:id="ct41070096" text:id="ct41070096">
          <text:format-change>
            <office:change-info>
              <dc:creator>Unbekannter Autor</dc:creator>
              <dc:date>2016-04-24T10:40:00</dc:date>
            </office:change-info>
          </text:format-change>
        </text:changed-region>
        <text:changed-region xml:id="ct41073440" text:id="ct41073440">
          <text:format-change>
            <office:change-info>
              <dc:creator>Unbekannter Autor</dc:creator>
              <dc:date>2016-04-24T10:40:00</dc:date>
            </office:change-info>
          </text:format-change>
        </text:changed-region>
        <text:changed-region xml:id="ct41073664" text:id="ct41073664">
          <text:format-change>
            <office:change-info>
              <dc:creator>Unbekannter Autor</dc:creator>
              <dc:date>2016-04-24T10:40:00</dc:date>
            </office:change-info>
          </text:format-change>
        </text:changed-region>
        <text:changed-region xml:id="ct41073888" text:id="ct41073888">
          <text:format-change>
            <office:change-info>
              <dc:creator>Unbekannter Autor</dc:creator>
              <dc:date>2016-04-24T10:40:00</dc:date>
            </office:change-info>
          </text:format-change>
        </text:changed-region>
        <text:changed-region xml:id="ct41074464" text:id="ct41074464">
          <text:format-change>
            <office:change-info>
              <dc:creator>Unbekannter Autor</dc:creator>
              <dc:date>2016-04-24T10:40:00</dc:date>
            </office:change-info>
          </text:format-change>
        </text:changed-region>
        <text:changed-region xml:id="ct41074688" text:id="ct41074688">
          <text:format-change>
            <office:change-info>
              <dc:creator>Unbekannter Autor</dc:creator>
              <dc:date>2016-04-24T10:40:00</dc:date>
            </office:change-info>
          </text:format-change>
        </text:changed-region>
        <text:changed-region xml:id="ct41075312" text:id="ct41075312">
          <text:format-change>
            <office:change-info>
              <dc:creator>Unbekannter Autor</dc:creator>
              <dc:date>2016-04-24T10:40:00</dc:date>
            </office:change-info>
          </text:format-change>
        </text:changed-region>
        <text:changed-region xml:id="ct41076784" text:id="ct41076784">
          <text:format-change>
            <office:change-info>
              <dc:creator>Unbekannter Autor</dc:creator>
              <dc:date>2016-04-24T10:40:00</dc:date>
            </office:change-info>
          </text:format-change>
        </text:changed-region>
        <text:changed-region xml:id="ct41077520" text:id="ct41077520">
          <text:format-change>
            <office:change-info>
              <dc:creator>Unbekannter Autor</dc:creator>
              <dc:date>2016-04-24T10:40:00</dc:date>
            </office:change-info>
          </text:format-change>
        </text:changed-region>
        <text:changed-region xml:id="ct41080192" text:id="ct41080192">
          <text:format-change>
            <office:change-info>
              <dc:creator>Unbekannter Autor</dc:creator>
              <dc:date>2016-04-24T10:40:00</dc:date>
            </office:change-info>
          </text:format-change>
        </text:changed-region>
        <text:changed-region xml:id="ct41069072" text:id="ct41069072">
          <text:format-change>
            <office:change-info>
              <dc:creator>Unbekannter Autor</dc:creator>
              <dc:date>2016-04-24T10:40:00</dc:date>
            </office:change-info>
          </text:format-change>
        </text:changed-region>
        <text:changed-region xml:id="ct41077008" text:id="ct41077008">
          <text:format-change>
            <office:change-info>
              <dc:creator>Unbekannter Autor</dc:creator>
              <dc:date>2016-04-24T10:40:00</dc:date>
            </office:change-info>
          </text:format-change>
        </text:changed-region>
        <text:changed-region xml:id="ct41046016" text:id="ct41046016">
          <text:format-change>
            <office:change-info>
              <dc:creator>Unbekannter Autor</dc:creator>
              <dc:date>2016-04-24T10:40:00</dc:date>
            </office:change-info>
          </text:format-change>
        </text:changed-region>
        <text:changed-region xml:id="ct41040816" text:id="ct41040816">
          <text:format-change>
            <office:change-info>
              <dc:creator>Unbekannter Autor</dc:creator>
              <dc:date>2016-04-24T10:40:00</dc:date>
            </office:change-info>
          </text:format-change>
        </text:changed-region>
        <text:changed-region xml:id="ct41034048" text:id="ct41034048">
          <text:format-change>
            <office:change-info>
              <dc:creator>Unbekannter Autor</dc:creator>
              <dc:date>2016-04-24T10:40:00</dc:date>
            </office:change-info>
          </text:format-change>
        </text:changed-region>
        <text:changed-region xml:id="ct41035136" text:id="ct41035136">
          <text:format-change>
            <office:change-info>
              <dc:creator>Unbekannter Autor</dc:creator>
              <dc:date>2016-04-24T10:40:00</dc:date>
            </office:change-info>
          </text:format-change>
        </text:changed-region>
        <text:changed-region xml:id="ct41025632" text:id="ct41025632">
          <text:format-change>
            <office:change-info>
              <dc:creator>Unbekannter Autor</dc:creator>
              <dc:date>2016-04-24T10:40:00</dc:date>
            </office:change-info>
          </text:format-change>
        </text:changed-region>
        <text:changed-region xml:id="ct41043168" text:id="ct41043168">
          <text:format-change>
            <office:change-info>
              <dc:creator>Unbekannter Autor</dc:creator>
              <dc:date>2016-04-24T10:40:00</dc:date>
            </office:change-info>
          </text:format-change>
        </text:changed-region>
        <text:changed-region xml:id="ct41083504" text:id="ct41083504">
          <text:format-change>
            <office:change-info>
              <dc:creator>Unbekannter Autor</dc:creator>
              <dc:date>2016-04-24T10:40:00</dc:date>
            </office:change-info>
          </text:format-change>
        </text:changed-region>
        <text:changed-region xml:id="ct38045936" text:id="ct38045936">
          <text:format-change>
            <office:change-info>
              <dc:creator>Unbekannter Autor</dc:creator>
              <dc:date>2016-04-24T10:40:00</dc:date>
            </office:change-info>
          </text:format-change>
        </text:changed-region>
        <text:changed-region xml:id="ct41078032" text:id="ct41078032">
          <text:format-change>
            <office:change-info>
              <dc:creator>Unbekannter Autor</dc:creator>
              <dc:date>2016-04-24T10:40:00</dc:date>
            </office:change-info>
          </text:format-change>
        </text:changed-region>
        <text:changed-region xml:id="ct38046992" text:id="ct38046992">
          <text:format-change>
            <office:change-info>
              <dc:creator>Unbekannter Autor</dc:creator>
              <dc:date>2016-04-24T10:40:00</dc:date>
            </office:change-info>
          </text:format-change>
        </text:changed-region>
        <text:changed-region xml:id="ct41036352" text:id="ct41036352">
          <text:format-change>
            <office:change-info>
              <dc:creator>Unbekannter Autor</dc:creator>
              <dc:date>2016-04-24T10:40:00</dc:date>
            </office:change-info>
          </text:format-change>
        </text:changed-region>
        <text:changed-region xml:id="ct41079568" text:id="ct41079568">
          <text:format-change>
            <office:change-info>
              <dc:creator>Unbekannter Autor</dc:creator>
              <dc:date>2016-04-24T10:40:00</dc:date>
            </office:change-info>
          </text:format-change>
        </text:changed-region>
        <text:changed-region xml:id="ct41083088" text:id="ct41083088">
          <text:format-change>
            <office:change-info>
              <dc:creator>Unbekannter Autor</dc:creator>
              <dc:date>2016-04-24T10:40:00</dc:date>
            </office:change-info>
          </text:format-change>
        </text:changed-region>
        <text:changed-region xml:id="ct41078384" text:id="ct41078384">
          <text:format-change>
            <office:change-info>
              <dc:creator>Unbekannter Autor</dc:creator>
              <dc:date>2016-04-24T10:40:00</dc:date>
            </office:change-info>
          </text:format-change>
        </text:changed-region>
        <text:changed-region xml:id="ct38046640" text:id="ct38046640">
          <text:format-change>
            <office:change-info>
              <dc:creator>Unbekannter Autor</dc:creator>
              <dc:date>2016-04-24T10:40:00</dc:date>
            </office:change-info>
          </text:format-change>
        </text:changed-region>
        <text:changed-region xml:id="ct41078896" text:id="ct41078896">
          <text:format-change>
            <office:change-info>
              <dc:creator>Unbekannter Autor</dc:creator>
              <dc:date>2016-04-24T10:40:00</dc:date>
            </office:change-info>
          </text:format-change>
        </text:changed-region>
        <text:changed-region xml:id="ct38048352" text:id="ct38048352">
          <text:format-change>
            <office:change-info>
              <dc:creator>Unbekannter Autor</dc:creator>
              <dc:date>2016-04-24T10:40:00</dc:date>
            </office:change-info>
          </text:format-change>
        </text:changed-region>
        <text:changed-region xml:id="ct41088960" text:id="ct41088960">
          <text:format-change>
            <office:change-info>
              <dc:creator>Unbekannter Autor</dc:creator>
              <dc:date>2016-04-24T10:40:00</dc:date>
            </office:change-info>
          </text:format-change>
        </text:changed-region>
        <text:changed-region xml:id="ct65978080" text:id="ct65978080">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34460512" text:id="ct34460512">
          <text:insertion>
            <office:change-info>
              <dc:creator>Unbekannter Autor</dc:creator>
              <dc:date>2016-11-28T16:53:00</dc:date>
            </office:change-info>
          </text:insertion>
        </text:changed-region>
        <text:changed-region xml:id="ct64823936" text:id="ct64823936">
          <text:format-change>
            <office:change-info>
              <dc:creator>Unbekannter Autor</dc:creator>
              <dc:date>2016-04-24T10:40:00</dc:date>
            </office:change-info>
          </text:format-change>
        </text:changed-region>
        <text:changed-region xml:id="ct41086496" text:id="ct41086496">
          <text:format-change>
            <office:change-info>
              <dc:creator>Unbekannter Autor</dc:creator>
              <dc:date>2016-04-24T10:40:00</dc:date>
            </office:change-info>
          </text:format-change>
        </text:changed-region>
        <text:changed-region xml:id="ct41086960" text:id="ct41086960">
          <text:format-change>
            <office:change-info>
              <dc:creator>Unbekannter Autor</dc:creator>
              <dc:date>2016-04-24T10:40:00</dc:date>
            </office:change-info>
          </text:format-change>
        </text:changed-region>
        <text:changed-region xml:id="ct41085184" text:id="ct41085184">
          <text:format-change>
            <office:change-info>
              <dc:creator>Unbekannter Autor</dc:creator>
              <dc:date>2016-04-24T10:40:00</dc:date>
            </office:change-info>
          </text:format-change>
        </text:changed-region>
        <text:changed-region xml:id="ct41085408" text:id="ct41085408">
          <text:format-change>
            <office:change-info>
              <dc:creator>Unbekannter Autor</dc:creator>
              <dc:date>2016-04-24T10:40:00</dc:date>
            </office:change-info>
          </text:format-change>
        </text:changed-region>
        <text:changed-region xml:id="ct41092304" text:id="ct41092304">
          <text:format-change>
            <office:change-info>
              <dc:creator>Unbekannter Autor</dc:creator>
              <dc:date>2016-04-24T10:40:00</dc:date>
            </office:change-info>
          </text:format-change>
        </text:changed-region>
        <text:changed-region xml:id="ct41093424" text:id="ct41093424">
          <text:format-change>
            <office:change-info>
              <dc:creator>Unbekannter Autor</dc:creator>
              <dc:date>2016-04-24T10:40:00</dc:date>
            </office:change-info>
          </text:format-change>
        </text:changed-region>
        <text:changed-region xml:id="ct41095712" text:id="ct41095712">
          <text:format-change>
            <office:change-info>
              <dc:creator>Unbekannter Autor</dc:creator>
              <dc:date>2016-04-24T10:40:00</dc:date>
            </office:change-info>
          </text:format-change>
        </text:changed-region>
        <text:changed-region xml:id="ct38051808" text:id="ct38051808">
          <text:format-change>
            <office:change-info>
              <dc:creator>Unbekannter Autor</dc:creator>
              <dc:date>2016-04-24T10:40:00</dc:date>
            </office:change-info>
          </text:format-change>
        </text:changed-region>
        <text:changed-region xml:id="ct38050400" text:id="ct38050400">
          <text:format-change>
            <office:change-info>
              <dc:creator>Unbekannter Autor</dc:creator>
              <dc:date>2016-04-24T10:40:00</dc:date>
            </office:change-info>
          </text:format-change>
        </text:changed-region>
        <text:changed-region xml:id="ct38049696" text:id="ct38049696">
          <text:format-change>
            <office:change-info>
              <dc:creator>Unbekannter Autor</dc:creator>
              <dc:date>2016-04-24T10:40:00</dc:date>
            </office:change-info>
          </text:format-change>
        </text:changed-region>
        <text:changed-region xml:id="ct41087776" text:id="ct41087776">
          <text:format-change>
            <office:change-info>
              <dc:creator>Unbekannter Autor</dc:creator>
              <dc:date>2016-04-24T10:40:00</dc:date>
            </office:change-info>
          </text:format-change>
        </text:changed-region>
        <text:changed-region xml:id="ct41085808" text:id="ct41085808">
          <text:format-change>
            <office:change-info>
              <dc:creator>Unbekannter Autor</dc:creator>
              <dc:date>2016-04-24T10:40:00</dc:date>
            </office:change-info>
          </text:format-change>
        </text:changed-region>
        <text:changed-region xml:id="ct41091360" text:id="ct41091360">
          <text:format-change>
            <office:change-info>
              <dc:creator>Unbekannter Autor</dc:creator>
              <dc:date>2016-04-24T10:40:00</dc:date>
            </office:change-info>
          </text:format-change>
        </text:changed-region>
        <text:changed-region xml:id="ct38052512" text:id="ct38052512">
          <text:format-change>
            <office:change-info>
              <dc:creator>Unbekannter Autor</dc:creator>
              <dc:date>2016-04-24T10:40:00</dc:date>
            </office:change-info>
          </text:format-change>
        </text:changed-region>
        <text:changed-region xml:id="ct41099504" text:id="ct41099504">
          <text:format-change>
            <office:change-info>
              <dc:creator>Unbekannter Autor</dc:creator>
              <dc:date>2016-04-24T10:40:00</dc:date>
            </office:change-info>
          </text:format-change>
        </text:changed-region>
        <text:changed-region xml:id="ct41094848" text:id="ct41094848">
          <text:format-change>
            <office:change-info>
              <dc:creator>Unbekannter Autor</dc:creator>
              <dc:date>2016-04-24T10:40:00</dc:date>
            </office:change-info>
          </text:format-change>
        </text:changed-region>
        <text:changed-region xml:id="ct41092816" text:id="ct41092816">
          <text:format-change>
            <office:change-info>
              <dc:creator>Unbekannter Autor</dc:creator>
              <dc:date>2016-04-24T10:40:00</dc:date>
            </office:change-info>
          </text:format-change>
        </text:changed-region>
        <text:changed-region xml:id="ct41093040" text:id="ct41093040">
          <text:format-change>
            <office:change-info>
              <dc:creator>Unbekannter Autor</dc:creator>
              <dc:date>2016-04-24T10:40:00</dc:date>
            </office:change-info>
          </text:format-change>
        </text:changed-region>
        <text:changed-region xml:id="ct41098768" text:id="ct41098768">
          <text:format-change>
            <office:change-info>
              <dc:creator>Unbekannter Autor</dc:creator>
              <dc:date>2016-04-24T10:40:00</dc:date>
            </office:change-info>
          </text:format-change>
        </text:changed-region>
        <text:changed-region xml:id="ct38056384" text:id="ct38056384">
          <text:format-change>
            <office:change-info>
              <dc:creator>Unbekannter Autor</dc:creator>
              <dc:date>2016-04-24T10:40:00</dc:date>
            </office:change-info>
          </text:format-change>
        </text:changed-region>
        <text:changed-region xml:id="ct38056736" text:id="ct38056736">
          <text:format-change>
            <office:change-info>
              <dc:creator>Unbekannter Autor</dc:creator>
              <dc:date>2016-04-24T10:40:00</dc:date>
            </office:change-info>
          </text:format-change>
        </text:changed-region>
        <text:changed-region xml:id="ct38057088" text:id="ct38057088">
          <text:format-change>
            <office:change-info>
              <dc:creator>Unbekannter Autor</dc:creator>
              <dc:date>2016-04-24T10:40:00</dc:date>
            </office:change-info>
          </text:format-change>
        </text:changed-region>
        <text:changed-region xml:id="ct38057440" text:id="ct38057440">
          <text:format-change>
            <office:change-info>
              <dc:creator>Unbekannter Autor</dc:creator>
              <dc:date>2016-04-24T10:40:00</dc:date>
            </office:change-info>
          </text:format-change>
        </text:changed-region>
        <text:changed-region xml:id="ct41106528" text:id="ct41106528">
          <text:format-change>
            <office:change-info>
              <dc:creator>Unbekannter Autor</dc:creator>
              <dc:date>2016-04-24T10:40:00</dc:date>
            </office:change-info>
          </text:format-change>
        </text:changed-region>
        <text:changed-region xml:id="ct38057792" text:id="ct38057792">
          <text:format-change>
            <office:change-info>
              <dc:creator>Unbekannter Autor</dc:creator>
              <dc:date>2016-04-24T10:40:00</dc:date>
            </office:change-info>
          </text:format-change>
        </text:changed-region>
        <text:changed-region xml:id="ct38058144" text:id="ct38058144">
          <text:format-change>
            <office:change-info>
              <dc:creator>Unbekannter Autor</dc:creator>
              <dc:date>2016-04-24T10:40:00</dc:date>
            </office:change-info>
          </text:format-change>
        </text:changed-region>
        <text:changed-region xml:id="ct41107936" text:id="ct41107936">
          <text:format-change>
            <office:change-info>
              <dc:creator>Unbekannter Autor</dc:creator>
              <dc:date>2016-04-24T10:40:00</dc:date>
            </office:change-info>
          </text:format-change>
        </text:changed-region>
        <text:changed-region xml:id="ct41105360" text:id="ct41105360">
          <text:format-change>
            <office:change-info>
              <dc:creator>Unbekannter Autor</dc:creator>
              <dc:date>2016-04-24T10:40:00</dc:date>
            </office:change-info>
          </text:format-change>
        </text:changed-region>
        <text:changed-region xml:id="ct41101952" text:id="ct41101952">
          <text:format-change>
            <office:change-info>
              <dc:creator>Unbekannter Autor</dc:creator>
              <dc:date>2016-04-24T10:40:00</dc:date>
            </office:change-info>
          </text:format-change>
        </text:changed-region>
        <text:changed-region xml:id="ct41102176" text:id="ct41102176">
          <text:format-change>
            <office:change-info>
              <dc:creator>Unbekannter Autor</dc:creator>
              <dc:date>2016-04-24T10:40:00</dc:date>
            </office:change-info>
          </text:format-change>
        </text:changed-region>
        <text:changed-region xml:id="ct41102688" text:id="ct41102688">
          <text:format-change>
            <office:change-info>
              <dc:creator>Unbekannter Autor</dc:creator>
              <dc:date>2016-04-24T10:40:00</dc:date>
            </office:change-info>
          </text:format-change>
        </text:changed-region>
        <text:changed-region xml:id="ct41102912" text:id="ct41102912">
          <text:format-change>
            <office:change-info>
              <dc:creator>Unbekannter Autor</dc:creator>
              <dc:date>2016-04-24T10:40:00</dc:date>
            </office:change-info>
          </text:format-change>
        </text:changed-region>
        <text:changed-region xml:id="ct41103136" text:id="ct41103136">
          <text:format-change>
            <office:change-info>
              <dc:creator>Unbekannter Autor</dc:creator>
              <dc:date>2016-04-24T10:40:00</dc:date>
            </office:change-info>
          </text:format-change>
        </text:changed-region>
        <text:changed-region xml:id="ct41108912" text:id="ct41108912">
          <text:format-change>
            <office:change-info>
              <dc:creator>Unbekannter Autor</dc:creator>
              <dc:date>2016-04-24T10:40:00</dc:date>
            </office:change-info>
          </text:format-change>
        </text:changed-region>
        <text:changed-region xml:id="ct38061024" text:id="ct38061024">
          <text:format-change>
            <office:change-info>
              <dc:creator>Unbekannter Autor</dc:creator>
              <dc:date>2016-04-24T10:40:00</dc:date>
            </office:change-info>
          </text:format-change>
        </text:changed-region>
        <text:changed-region xml:id="ct41105584" text:id="ct41105584">
          <text:format-change>
            <office:change-info>
              <dc:creator>Unbekannter Autor</dc:creator>
              <dc:date>2016-04-24T10:40:00</dc:date>
            </office:change-info>
          </text:format-change>
        </text:changed-region>
        <text:changed-region xml:id="ct41103440" text:id="ct41103440">
          <text:format-change>
            <office:change-info>
              <dc:creator>Unbekannter Autor</dc:creator>
              <dc:date>2016-04-24T10:40:00</dc:date>
            </office:change-info>
          </text:format-change>
        </text:changed-region>
        <text:changed-region xml:id="ct41110000" text:id="ct41110000">
          <text:format-change>
            <office:change-info>
              <dc:creator>Unbekannter Autor</dc:creator>
              <dc:date>2016-04-24T10:40:00</dc:date>
            </office:change-info>
          </text:format-change>
        </text:changed-region>
        <text:changed-region xml:id="ct41112224" text:id="ct41112224">
          <text:format-change>
            <office:change-info>
              <dc:creator>Unbekannter Autor</dc:creator>
              <dc:date>2016-04-24T10:40:00</dc:date>
            </office:change-info>
          </text:format-change>
        </text:changed-region>
        <text:changed-region xml:id="ct41114624" text:id="ct41114624">
          <text:format-change>
            <office:change-info>
              <dc:creator>Unbekannter Autor</dc:creator>
              <dc:date>2016-04-24T10:40:00</dc:date>
            </office:change-info>
          </text:format-change>
        </text:changed-region>
        <text:changed-region xml:id="ct41118000" text:id="ct41118000">
          <text:format-change>
            <office:change-info>
              <dc:creator>Unbekannter Autor</dc:creator>
              <dc:date>2016-04-24T10:40:00</dc:date>
            </office:change-info>
          </text:format-change>
        </text:changed-region>
        <text:changed-region xml:id="ct41103760" text:id="ct41103760">
          <text:format-change>
            <office:change-info>
              <dc:creator>Unbekannter Autor</dc:creator>
              <dc:date>2016-04-24T10:40:00</dc:date>
            </office:change-info>
          </text:format-change>
        </text:changed-region>
        <text:changed-region xml:id="ct41111456" text:id="ct41111456">
          <text:format-change>
            <office:change-info>
              <dc:creator>Unbekannter Autor</dc:creator>
              <dc:date>2016-04-24T10:40:00</dc:date>
            </office:change-info>
          </text:format-change>
        </text:changed-region>
        <text:changed-region xml:id="ct38063424" text:id="ct38063424">
          <text:format-change>
            <office:change-info>
              <dc:creator>Unbekannter Autor</dc:creator>
              <dc:date>2016-04-24T10:40:00</dc:date>
            </office:change-info>
          </text:format-change>
        </text:changed-region>
        <text:changed-region xml:id="ct41114000" text:id="ct41114000">
          <text:format-change>
            <office:change-info>
              <dc:creator>Unbekannter Autor</dc:creator>
              <dc:date>2016-04-24T10:40:00</dc:date>
            </office:change-info>
          </text:format-change>
        </text:changed-region>
        <text:changed-region xml:id="ct41110512" text:id="ct41110512">
          <text:format-change>
            <office:change-info>
              <dc:creator>Unbekannter Autor</dc:creator>
              <dc:date>2016-04-24T10:40:00</dc:date>
            </office:change-info>
          </text:format-change>
        </text:changed-region>
        <text:changed-region xml:id="ct41121056" text:id="ct41121056">
          <text:format-change>
            <office:change-info>
              <dc:creator>Unbekannter Autor</dc:creator>
              <dc:date>2016-04-24T10:40:00</dc:date>
            </office:change-info>
          </text:format-change>
        </text:changed-region>
        <text:changed-region xml:id="ct41123360" text:id="ct41123360">
          <text:format-change>
            <office:change-info>
              <dc:creator>Unbekannter Autor</dc:creator>
              <dc:date>2016-04-24T10:40:00</dc:date>
            </office:change-info>
          </text:format-change>
        </text:changed-region>
        <text:changed-region xml:id="ct41109616" text:id="ct41109616">
          <text:format-change>
            <office:change-info>
              <dc:creator>Unbekannter Autor</dc:creator>
              <dc:date>2016-04-24T10:40:00</dc:date>
            </office:change-info>
          </text:format-change>
        </text:changed-region>
        <text:changed-region xml:id="ct41111824" text:id="ct41111824">
          <text:format-change>
            <office:change-info>
              <dc:creator>Unbekannter Autor</dc:creator>
              <dc:date>2016-04-24T10:40:00</dc:date>
            </office:change-info>
          </text:format-change>
        </text:changed-region>
        <text:changed-region xml:id="ct41120224" text:id="ct41120224">
          <text:format-change>
            <office:change-info>
              <dc:creator>Unbekannter Autor</dc:creator>
              <dc:date>2016-04-24T10:40:00</dc:date>
            </office:change-info>
          </text:format-change>
        </text:changed-region>
        <text:changed-region xml:id="ct41121840" text:id="ct41121840">
          <text:format-change>
            <office:change-info>
              <dc:creator>Unbekannter Autor</dc:creator>
              <dc:date>2016-04-24T10:40:00</dc:date>
            </office:change-info>
          </text:format-change>
        </text:changed-region>
        <text:changed-region xml:id="ct38068000" text:id="ct38068000">
          <text:format-change>
            <office:change-info>
              <dc:creator>Unbekannter Autor</dc:creator>
              <dc:date>2016-04-24T10:40:00</dc:date>
            </office:change-info>
          </text:format-change>
        </text:changed-region>
        <text:changed-region xml:id="ct38068352" text:id="ct38068352">
          <text:format-change>
            <office:change-info>
              <dc:creator>Unbekannter Autor</dc:creator>
              <dc:date>2016-04-24T10:40:00</dc:date>
            </office:change-info>
          </text:format-change>
        </text:changed-region>
        <text:changed-region xml:id="ct41126608" text:id="ct41126608">
          <text:format-change>
            <office:change-info>
              <dc:creator>Unbekannter Autor</dc:creator>
              <dc:date>2016-04-24T10:40:00</dc:date>
            </office:change-info>
          </text:format-change>
        </text:changed-region>
        <text:changed-region xml:id="ct41113168" text:id="ct41113168">
          <text:format-change>
            <office:change-info>
              <dc:creator>Unbekannter Autor</dc:creator>
              <dc:date>2016-04-24T10:40:00</dc:date>
            </office:change-info>
          </text:format-change>
        </text:changed-region>
        <text:changed-region xml:id="ct41125584" text:id="ct41125584">
          <text:format-change>
            <office:change-info>
              <dc:creator>Unbekannter Autor</dc:creator>
              <dc:date>2016-04-24T10:40:00</dc:date>
            </office:change-info>
          </text:format-change>
        </text:changed-region>
        <text:changed-region xml:id="ct38069056" text:id="ct38069056">
          <text:format-change>
            <office:change-info>
              <dc:creator>Unbekannter Autor</dc:creator>
              <dc:date>2016-04-24T10:40:00</dc:date>
            </office:change-info>
          </text:format-change>
        </text:changed-region>
        <text:changed-region xml:id="ct38069760" text:id="ct38069760">
          <text:format-change>
            <office:change-info>
              <dc:creator>Unbekannter Autor</dc:creator>
              <dc:date>2016-04-24T10:40:00</dc:date>
            </office:change-info>
          </text:format-change>
        </text:changed-region>
        <text:changed-region xml:id="ct38070464" text:id="ct38070464">
          <text:format-change>
            <office:change-info>
              <dc:creator>Unbekannter Autor</dc:creator>
              <dc:date>2016-04-24T10:40:00</dc:date>
            </office:change-info>
          </text:format-change>
        </text:changed-region>
        <text:changed-region xml:id="ct41125808" text:id="ct41125808">
          <text:format-change>
            <office:change-info>
              <dc:creator>Unbekannter Autor</dc:creator>
              <dc:date>2016-04-24T10:40:00</dc:date>
            </office:change-info>
          </text:format-change>
        </text:changed-region>
        <text:changed-region xml:id="ct38071168" text:id="ct38071168">
          <text:format-change>
            <office:change-info>
              <dc:creator>Unbekannter Autor</dc:creator>
              <dc:date>2016-04-24T10:40:00</dc:date>
            </office:change-info>
          </text:format-change>
        </text:changed-region>
        <text:changed-region xml:id="ct38071520" text:id="ct38071520">
          <text:format-change>
            <office:change-info>
              <dc:creator>Unbekannter Autor</dc:creator>
              <dc:date>2016-04-24T10:40:00</dc:date>
            </office:change-info>
          </text:format-change>
        </text:changed-region>
        <text:changed-region xml:id="ct38071872" text:id="ct38071872">
          <text:format-change>
            <office:change-info>
              <dc:creator>Unbekannter Autor</dc:creator>
              <dc:date>2016-04-24T10:40:00</dc:date>
            </office:change-info>
          </text:format-change>
        </text:changed-region>
        <text:changed-region xml:id="ct38072224" text:id="ct38072224">
          <text:format-change>
            <office:change-info>
              <dc:creator>Unbekannter Autor</dc:creator>
              <dc:date>2016-04-24T10:40:00</dc:date>
            </office:change-info>
          </text:format-change>
        </text:changed-region>
        <text:changed-region xml:id="ct38072576" text:id="ct38072576">
          <text:format-change>
            <office:change-info>
              <dc:creator>Unbekannter Autor</dc:creator>
              <dc:date>2016-04-24T10:40:00</dc:date>
            </office:change-info>
          </text:format-change>
        </text:changed-region>
        <text:changed-region xml:id="ct41090368" text:id="ct41090368">
          <text:format-change>
            <office:change-info>
              <dc:creator>Unbekannter Autor</dc:creator>
              <dc:date>2016-04-24T10:40:00</dc:date>
            </office:change-info>
          </text:format-change>
        </text:changed-region>
        <text:changed-region xml:id="ct41133216" text:id="ct41133216">
          <text:format-change>
            <office:change-info>
              <dc:creator>Unbekannter Autor</dc:creator>
              <dc:date>2016-04-24T10:40:00</dc:date>
            </office:change-info>
          </text:format-change>
        </text:changed-region>
        <text:changed-region xml:id="ct41137984" text:id="ct41137984">
          <text:format-change>
            <office:change-info>
              <dc:creator>Unbekannter Autor</dc:creator>
              <dc:date>2016-04-24T10:40:00</dc:date>
            </office:change-info>
          </text:format-change>
        </text:changed-region>
        <text:changed-region xml:id="ct38072928" text:id="ct38072928">
          <text:format-change>
            <office:change-info>
              <dc:creator>Unbekannter Autor</dc:creator>
              <dc:date>2016-04-24T10:40:00</dc:date>
            </office:change-info>
          </text:format-change>
        </text:changed-region>
        <text:changed-region xml:id="ct41134656" text:id="ct41134656">
          <text:format-change>
            <office:change-info>
              <dc:creator>Unbekannter Autor</dc:creator>
              <dc:date>2016-04-24T10:40:00</dc:date>
            </office:change-info>
          </text:format-change>
        </text:changed-region>
        <text:changed-region xml:id="ct41135184" text:id="ct41135184">
          <text:format-change>
            <office:change-info>
              <dc:creator>Unbekannter Autor</dc:creator>
              <dc:date>2016-04-24T10:40:00</dc:date>
            </office:change-info>
          </text:format-change>
        </text:changed-region>
        <text:changed-region xml:id="ct41129808" text:id="ct41129808">
          <text:format-change>
            <office:change-info>
              <dc:creator>Unbekannter Autor</dc:creator>
              <dc:date>2016-04-24T10:40:00</dc:date>
            </office:change-info>
          </text:format-change>
        </text:changed-region>
        <text:changed-region xml:id="ct41141504" text:id="ct41141504">
          <text:format-change>
            <office:change-info>
              <dc:creator>Unbekannter Autor</dc:creator>
              <dc:date>2016-04-24T10:40:00</dc:date>
            </office:change-info>
          </text:format-change>
        </text:changed-region>
        <text:changed-region xml:id="ct41143872" text:id="ct41143872">
          <text:format-change>
            <office:change-info>
              <dc:creator>Unbekannter Autor</dc:creator>
              <dc:date>2016-04-24T10:40:00</dc:date>
            </office:change-info>
          </text:format-change>
        </text:changed-region>
        <text:changed-region xml:id="ct38074688" text:id="ct38074688">
          <text:format-change>
            <office:change-info>
              <dc:creator>Unbekannter Autor</dc:creator>
              <dc:date>2016-04-24T10:40:00</dc:date>
            </office:change-info>
          </text:format-change>
        </text:changed-region>
        <text:changed-region xml:id="ct38076096" text:id="ct38076096">
          <text:format-change>
            <office:change-info>
              <dc:creator>Unbekannter Autor</dc:creator>
              <dc:date>2016-04-24T10:40:00</dc:date>
            </office:change-info>
          </text:format-change>
        </text:changed-region>
        <text:changed-region xml:id="ct41145360" text:id="ct41145360">
          <text:format-change>
            <office:change-info>
              <dc:creator>Unbekannter Autor</dc:creator>
              <dc:date>2016-04-24T10:40:00</dc:date>
            </office:change-info>
          </text:format-change>
        </text:changed-region>
        <text:changed-region xml:id="ct41141888" text:id="ct41141888">
          <text:format-change>
            <office:change-info>
              <dc:creator>Unbekannter Autor</dc:creator>
              <dc:date>2016-04-24T10:40:00</dc:date>
            </office:change-info>
          </text:format-change>
        </text:changed-region>
        <text:changed-region xml:id="ct41136960" text:id="ct41136960">
          <text:format-change>
            <office:change-info>
              <dc:creator>Unbekannter Autor</dc:creator>
              <dc:date>2016-04-24T10:40:00</dc:date>
            </office:change-info>
          </text:format-change>
        </text:changed-region>
        <text:changed-region xml:id="ct41130032" text:id="ct41130032">
          <text:format-change>
            <office:change-info>
              <dc:creator>Unbekannter Autor</dc:creator>
              <dc:date>2016-04-24T10:40:00</dc:date>
            </office:change-info>
          </text:format-change>
        </text:changed-region>
        <text:changed-region xml:id="ct41135408" text:id="ct41135408">
          <text:format-change>
            <office:change-info>
              <dc:creator>Unbekannter Autor</dc:creator>
              <dc:date>2016-04-24T10:40:00</dc:date>
            </office:change-info>
          </text:format-change>
        </text:changed-region>
        <text:changed-region xml:id="ct41142464" text:id="ct41142464">
          <text:format-change>
            <office:change-info>
              <dc:creator>Unbekannter Autor</dc:creator>
              <dc:date>2016-04-24T10:40:00</dc:date>
            </office:change-info>
          </text:format-change>
        </text:changed-region>
        <text:changed-region xml:id="ct41142688" text:id="ct41142688">
          <text:format-change>
            <office:change-info>
              <dc:creator>Unbekannter Autor</dc:creator>
              <dc:date>2016-04-24T10:40:00</dc:date>
            </office:change-info>
          </text:format-change>
        </text:changed-region>
        <text:changed-region xml:id="ct41146256" text:id="ct41146256">
          <text:format-change>
            <office:change-info>
              <dc:creator>Unbekannter Autor</dc:creator>
              <dc:date>2016-04-24T10:40:00</dc:date>
            </office:change-info>
          </text:format-change>
        </text:changed-region>
        <text:changed-region xml:id="ct41147408" text:id="ct41147408">
          <text:format-change>
            <office:change-info>
              <dc:creator>Unbekannter Autor</dc:creator>
              <dc:date>2016-04-24T10:40:00</dc:date>
            </office:change-info>
          </text:format-change>
        </text:changed-region>
        <text:changed-region xml:id="ct38078912" text:id="ct38078912">
          <text:format-change>
            <office:change-info>
              <dc:creator>Unbekannter Autor</dc:creator>
              <dc:date>2016-04-24T10:40:00</dc:date>
            </office:change-info>
          </text:format-change>
        </text:changed-region>
        <text:changed-region xml:id="ct38075040" text:id="ct38075040">
          <text:format-change>
            <office:change-info>
              <dc:creator>Unbekannter Autor</dc:creator>
              <dc:date>2016-04-24T10:40:00</dc:date>
            </office:change-info>
          </text:format-change>
        </text:changed-region>
        <text:changed-region xml:id="ct41143024" text:id="ct41143024">
          <text:format-change>
            <office:change-info>
              <dc:creator>Unbekannter Autor</dc:creator>
              <dc:date>2016-04-24T10:40:00</dc:date>
            </office:change-info>
          </text:format-change>
        </text:changed-region>
        <text:changed-region xml:id="ct41146480" text:id="ct41146480">
          <text:format-change>
            <office:change-info>
              <dc:creator>Unbekannter Autor</dc:creator>
              <dc:date>2016-04-24T10:40:00</dc:date>
            </office:change-info>
          </text:format-change>
        </text:changed-region>
        <text:changed-region xml:id="ct41148592" text:id="ct41148592">
          <text:format-change>
            <office:change-info>
              <dc:creator>Unbekannter Autor</dc:creator>
              <dc:date>2016-04-24T10:40:00</dc:date>
            </office:change-info>
          </text:format-change>
        </text:changed-region>
        <text:changed-region xml:id="ct41153168" text:id="ct41153168">
          <text:format-change>
            <office:change-info>
              <dc:creator>Unbekannter Autor</dc:creator>
              <dc:date>2016-04-24T10:40:00</dc:date>
            </office:change-info>
          </text:format-change>
        </text:changed-region>
        <text:changed-region xml:id="ct41156576" text:id="ct41156576">
          <text:format-change>
            <office:change-info>
              <dc:creator>Unbekannter Autor</dc:creator>
              <dc:date>2016-04-24T10:40:00</dc:date>
            </office:change-info>
          </text:format-change>
        </text:changed-region>
        <text:changed-region xml:id="ct41156800" text:id="ct41156800">
          <text:format-change>
            <office:change-info>
              <dc:creator>Unbekannter Autor</dc:creator>
              <dc:date>2016-04-24T10:40:00</dc:date>
            </office:change-info>
          </text:format-change>
        </text:changed-region>
        <text:changed-region xml:id="ct41157024" text:id="ct41157024">
          <text:format-change>
            <office:change-info>
              <dc:creator>Unbekannter Autor</dc:creator>
              <dc:date>2016-04-24T10:40:00</dc:date>
            </office:change-info>
          </text:format-change>
        </text:changed-region>
        <text:changed-region xml:id="ct41157536" text:id="ct41157536">
          <text:format-change>
            <office:change-info>
              <dc:creator>Unbekannter Autor</dc:creator>
              <dc:date>2016-04-24T10:40:00</dc:date>
            </office:change-info>
          </text:format-change>
        </text:changed-region>
        <text:changed-region xml:id="ct41157760" text:id="ct41157760">
          <text:format-change>
            <office:change-info>
              <dc:creator>Unbekannter Autor</dc:creator>
              <dc:date>2016-04-24T10:40:00</dc:date>
            </office:change-info>
          </text:format-change>
        </text:changed-region>
        <text:changed-region xml:id="ct41157984" text:id="ct41157984">
          <text:format-change>
            <office:change-info>
              <dc:creator>Unbekannter Autor</dc:creator>
              <dc:date>2016-04-24T10:40:00</dc:date>
            </office:change-info>
          </text:format-change>
        </text:changed-region>
        <text:changed-region xml:id="ct41158496" text:id="ct41158496">
          <text:format-change>
            <office:change-info>
              <dc:creator>Unbekannter Autor</dc:creator>
              <dc:date>2016-04-24T10:40:00</dc:date>
            </office:change-info>
          </text:format-change>
        </text:changed-region>
        <text:changed-region xml:id="ct41158720" text:id="ct41158720">
          <text:format-change>
            <office:change-info>
              <dc:creator>Unbekannter Autor</dc:creator>
              <dc:date>2016-04-24T10:40:00</dc:date>
            </office:change-info>
          </text:format-change>
        </text:changed-region>
        <text:changed-region xml:id="ct41158944" text:id="ct41158944">
          <text:format-change>
            <office:change-info>
              <dc:creator>Unbekannter Autor</dc:creator>
              <dc:date>2016-04-24T10:40:00</dc:date>
            </office:change-info>
          </text:format-change>
        </text:changed-region>
        <text:changed-region xml:id="ct41160416" text:id="ct41160416">
          <text:format-change>
            <office:change-info>
              <dc:creator>Unbekannter Autor</dc:creator>
              <dc:date>2016-04-24T10:40:00</dc:date>
            </office:change-info>
          </text:format-change>
        </text:changed-region>
        <text:changed-region xml:id="ct41160640" text:id="ct41160640">
          <text:format-change>
            <office:change-info>
              <dc:creator>Unbekannter Autor</dc:creator>
              <dc:date>2016-04-24T10:40:00</dc:date>
            </office:change-info>
          </text:format-change>
        </text:changed-region>
        <text:changed-region xml:id="ct41152656" text:id="ct41152656">
          <text:format-change>
            <office:change-info>
              <dc:creator>Unbekannter Autor</dc:creator>
              <dc:date>2016-04-24T10:40:00</dc:date>
            </office:change-info>
          </text:format-change>
        </text:changed-region>
        <text:changed-region xml:id="ct41151120" text:id="ct41151120">
          <text:format-change>
            <office:change-info>
              <dc:creator>Unbekannter Autor</dc:creator>
              <dc:date>2016-04-24T10:40:00</dc:date>
            </office:change-info>
          </text:format-change>
        </text:changed-region>
        <text:changed-region xml:id="ct41151712" text:id="ct41151712">
          <text:format-change>
            <office:change-info>
              <dc:creator>Unbekannter Autor</dc:creator>
              <dc:date>2016-04-24T10:40:00</dc:date>
            </office:change-info>
          </text:format-change>
        </text:changed-region>
        <text:changed-region xml:id="ct41151936" text:id="ct41151936">
          <text:format-change>
            <office:change-info>
              <dc:creator>Unbekannter Autor</dc:creator>
              <dc:date>2016-04-24T10:40:00</dc:date>
            </office:change-info>
          </text:format-change>
        </text:changed-region>
        <text:changed-region xml:id="ct41128784" text:id="ct41128784">
          <text:format-change>
            <office:change-info>
              <dc:creator>Unbekannter Autor</dc:creator>
              <dc:date>2016-04-24T10:40:00</dc:date>
            </office:change-info>
          </text:format-change>
        </text:changed-region>
        <text:changed-region xml:id="ct41129248" text:id="ct41129248">
          <text:format-change>
            <office:change-info>
              <dc:creator>Unbekannter Autor</dc:creator>
              <dc:date>2016-04-24T10:40:00</dc:date>
            </office:change-info>
          </text:format-change>
        </text:changed-region>
        <text:changed-region xml:id="ct41129472" text:id="ct41129472">
          <text:format-change>
            <office:change-info>
              <dc:creator>Unbekannter Autor</dc:creator>
              <dc:date>2016-04-24T10:40:00</dc:date>
            </office:change-info>
          </text:format-change>
        </text:changed-region>
        <text:changed-region xml:id="ct41150480" text:id="ct41150480">
          <text:format-change>
            <office:change-info>
              <dc:creator>Unbekannter Autor</dc:creator>
              <dc:date>2016-04-24T10:40:00</dc:date>
            </office:change-info>
          </text:format-change>
        </text:changed-region>
        <text:changed-region xml:id="ct40475744" text:id="ct40475744">
          <text:format-change>
            <office:change-info>
              <dc:creator>Unbekannter Autor</dc:creator>
              <dc:date>2016-04-24T10:40:00</dc:date>
            </office:change-info>
          </text:format-change>
        </text:changed-region>
        <text:changed-region xml:id="ct40477056" text:id="ct40477056">
          <text:format-change>
            <office:change-info>
              <dc:creator>Unbekannter Autor</dc:creator>
              <dc:date>2016-04-24T10:40:00</dc:date>
            </office:change-info>
          </text:format-change>
        </text:changed-region>
        <text:changed-region xml:id="ct40477856" text:id="ct40477856">
          <text:format-change>
            <office:change-info>
              <dc:creator>Unbekannter Autor</dc:creator>
              <dc:date>2016-04-24T10:40:00</dc:date>
            </office:change-info>
          </text:format-change>
        </text:changed-region>
        <text:changed-region xml:id="ct40478080" text:id="ct40478080">
          <text:format-change>
            <office:change-info>
              <dc:creator>Unbekannter Autor</dc:creator>
              <dc:date>2016-04-24T10:40:00</dc:date>
            </office:change-info>
          </text:format-change>
        </text:changed-region>
        <text:changed-region xml:id="ct40480256" text:id="ct40480256">
          <text:format-change>
            <office:change-info>
              <dc:creator>Unbekannter Autor</dc:creator>
              <dc:date>2016-04-24T10:40:00</dc:date>
            </office:change-info>
          </text:format-change>
        </text:changed-region>
        <text:changed-region xml:id="ct41150784" text:id="ct41150784">
          <text:format-change>
            <office:change-info>
              <dc:creator>Unbekannter Autor</dc:creator>
              <dc:date>2016-04-24T10:40:00</dc:date>
            </office:change-info>
          </text:format-change>
        </text:changed-region>
        <text:changed-region xml:id="ct41127760" text:id="ct41127760">
          <text:format-change>
            <office:change-info>
              <dc:creator>Unbekannter Autor</dc:creator>
              <dc:date>2016-04-24T10:40:00</dc:date>
            </office:change-info>
          </text:format-change>
        </text:changed-region>
        <text:changed-region xml:id="ct40482960" text:id="ct40482960">
          <text:format-change>
            <office:change-info>
              <dc:creator>Unbekannter Autor</dc:creator>
              <dc:date>2016-04-24T10:40:00</dc:date>
            </office:change-info>
          </text:format-change>
        </text:changed-region>
        <text:changed-region xml:id="ct40483808" text:id="ct40483808">
          <text:format-change>
            <office:change-info>
              <dc:creator>Unbekannter Autor</dc:creator>
              <dc:date>2016-04-24T10:40:00</dc:date>
            </office:change-info>
          </text:format-change>
        </text:changed-region>
        <text:changed-region xml:id="ct40485184" text:id="ct40485184">
          <text:format-change>
            <office:change-info>
              <dc:creator>Unbekannter Autor</dc:creator>
              <dc:date>2016-04-24T10:40:00</dc:date>
            </office:change-info>
          </text:format-change>
        </text:changed-region>
        <text:changed-region xml:id="ct40485824" text:id="ct40485824">
          <text:format-change>
            <office:change-info>
              <dc:creator>Unbekannter Autor</dc:creator>
              <dc:date>2016-04-24T10:40:00</dc:date>
            </office:change-info>
          </text:format-change>
        </text:changed-region>
        <text:changed-region xml:id="ct40486048" text:id="ct40486048">
          <text:format-change>
            <office:change-info>
              <dc:creator>Unbekannter Autor</dc:creator>
              <dc:date>2016-04-24T10:40:00</dc:date>
            </office:change-info>
          </text:format-change>
        </text:changed-region>
        <text:changed-region xml:id="ct40486752" text:id="ct40486752">
          <text:format-change>
            <office:change-info>
              <dc:creator>Unbekannter Autor</dc:creator>
              <dc:date>2016-04-24T10:40:00</dc:date>
            </office:change-info>
          </text:format-change>
        </text:changed-region>
        <text:changed-region xml:id="ct40486976" text:id="ct40486976">
          <text:format-change>
            <office:change-info>
              <dc:creator>Unbekannter Autor</dc:creator>
              <dc:date>2016-04-24T10:40:00</dc:date>
            </office:change-info>
          </text:format-change>
        </text:changed-region>
        <text:changed-region xml:id="ct40487200" text:id="ct40487200">
          <text:format-change>
            <office:change-info>
              <dc:creator>Unbekannter Autor</dc:creator>
              <dc:date>2016-04-24T10:40:00</dc:date>
            </office:change-info>
          </text:format-change>
        </text:changed-region>
        <text:changed-region xml:id="ct40487424" text:id="ct40487424">
          <text:format-change>
            <office:change-info>
              <dc:creator>Unbekannter Autor</dc:creator>
              <dc:date>2016-04-24T10:40:00</dc:date>
            </office:change-info>
          </text:format-change>
        </text:changed-region>
        <text:changed-region xml:id="ct40487936" text:id="ct40487936">
          <text:format-change>
            <office:change-info>
              <dc:creator>Unbekannter Autor</dc:creator>
              <dc:date>2016-04-24T10:40:00</dc:date>
            </office:change-info>
          </text:format-change>
        </text:changed-region>
        <text:changed-region xml:id="ct40488688" text:id="ct40488688">
          <text:format-change>
            <office:change-info>
              <dc:creator>Unbekannter Autor</dc:creator>
              <dc:date>2016-04-24T10:40:00</dc:date>
            </office:change-info>
          </text:format-change>
        </text:changed-region>
        <text:changed-region xml:id="ct40488912" text:id="ct40488912">
          <text:format-change>
            <office:change-info>
              <dc:creator>Unbekannter Autor</dc:creator>
              <dc:date>2016-04-24T10:40:00</dc:date>
            </office:change-info>
          </text:format-change>
        </text:changed-region>
        <text:changed-region xml:id="ct40490144" text:id="ct40490144">
          <text:format-change>
            <office:change-info>
              <dc:creator>Unbekannter Autor</dc:creator>
              <dc:date>2016-04-24T10:40:00</dc:date>
            </office:change-info>
          </text:format-change>
        </text:changed-region>
        <text:changed-region xml:id="ct40490848" text:id="ct40490848">
          <text:format-change>
            <office:change-info>
              <dc:creator>Unbekannter Autor</dc:creator>
              <dc:date>2016-04-24T10:40:00</dc:date>
            </office:change-info>
          </text:format-change>
        </text:changed-region>
        <text:changed-region xml:id="ct40495616" text:id="ct40495616">
          <text:format-change>
            <office:change-info>
              <dc:creator>Unbekannter Autor</dc:creator>
              <dc:date>2016-04-24T10:40:00</dc:date>
            </office:change-info>
          </text:format-change>
        </text:changed-region>
        <text:changed-region xml:id="ct40501648" text:id="ct40501648">
          <text:format-change>
            <office:change-info>
              <dc:creator>Unbekannter Autor</dc:creator>
              <dc:date>2016-04-24T10:40:00</dc:date>
            </office:change-info>
          </text:format-change>
        </text:changed-region>
        <text:changed-region xml:id="ct40503680" text:id="ct40503680">
          <text:format-change>
            <office:change-info>
              <dc:creator>Unbekannter Autor</dc:creator>
              <dc:date>2016-04-24T10:40:00</dc:date>
            </office:change-info>
          </text:format-change>
        </text:changed-region>
        <text:changed-region xml:id="ct40504000" text:id="ct40504000">
          <text:format-change>
            <office:change-info>
              <dc:creator>Unbekannter Autor</dc:creator>
              <dc:date>2016-04-24T10:40:00</dc:date>
            </office:change-info>
          </text:format-change>
        </text:changed-region>
        <text:changed-region xml:id="ct40504224" text:id="ct40504224">
          <text:format-change>
            <office:change-info>
              <dc:creator>Unbekannter Autor</dc:creator>
              <dc:date>2016-04-24T10:40:00</dc:date>
            </office:change-info>
          </text:format-change>
        </text:changed-region>
        <text:changed-region xml:id="ct40504736" text:id="ct40504736">
          <text:format-change>
            <office:change-info>
              <dc:creator>Unbekannter Autor</dc:creator>
              <dc:date>2016-04-24T10:40:00</dc:date>
            </office:change-info>
          </text:format-change>
        </text:changed-region>
        <text:changed-region xml:id="ct40505104" text:id="ct40505104">
          <text:format-change>
            <office:change-info>
              <dc:creator>Unbekannter Autor</dc:creator>
              <dc:date>2016-04-24T10:40:00</dc:date>
            </office:change-info>
          </text:format-change>
        </text:changed-region>
        <text:changed-region xml:id="ct40506448" text:id="ct40506448">
          <text:format-change>
            <office:change-info>
              <dc:creator>Unbekannter Autor</dc:creator>
              <dc:date>2016-04-24T10:40:00</dc:date>
            </office:change-info>
          </text:format-change>
        </text:changed-region>
        <text:changed-region xml:id="ct41195008" text:id="ct41195008">
          <text:format-change>
            <office:change-info>
              <dc:creator>Unbekannter Autor</dc:creator>
              <dc:date>2016-04-24T10:40:00</dc:date>
            </office:change-info>
          </text:format-change>
        </text:changed-region>
        <text:changed-region xml:id="ct41195472" text:id="ct41195472">
          <text:format-change>
            <office:change-info>
              <dc:creator>Unbekannter Autor</dc:creator>
              <dc:date>2016-04-24T10:40:00</dc:date>
            </office:change-info>
          </text:format-change>
        </text:changed-region>
        <text:changed-region xml:id="ct41198592" text:id="ct41198592">
          <text:format-change>
            <office:change-info>
              <dc:creator>Unbekannter Autor</dc:creator>
              <dc:date>2016-04-24T10:40:00</dc:date>
            </office:change-info>
          </text:format-change>
        </text:changed-region>
        <text:changed-region xml:id="ct41202304" text:id="ct41202304">
          <text:format-change>
            <office:change-info>
              <dc:creator>Unbekannter Autor</dc:creator>
              <dc:date>2016-04-24T10:40:00</dc:date>
            </office:change-info>
          </text:format-change>
        </text:changed-region>
        <text:changed-region xml:id="ct41203456" text:id="ct41203456">
          <text:format-change>
            <office:change-info>
              <dc:creator>Unbekannter Autor</dc:creator>
              <dc:date>2016-04-24T10:40:00</dc:date>
            </office:change-info>
          </text:format-change>
        </text:changed-region>
        <text:changed-region xml:id="ct41203680" text:id="ct41203680">
          <text:format-change>
            <office:change-info>
              <dc:creator>Unbekannter Autor</dc:creator>
              <dc:date>2016-04-24T10:40:00</dc:date>
            </office:change-info>
          </text:format-change>
        </text:changed-region>
        <text:changed-region xml:id="ct41204192" text:id="ct41204192">
          <text:format-change>
            <office:change-info>
              <dc:creator>Unbekannter Autor</dc:creator>
              <dc:date>2016-04-24T10:40:00</dc:date>
            </office:change-info>
          </text:format-change>
        </text:changed-region>
        <text:changed-region xml:id="ct41213056" text:id="ct41213056">
          <text:format-change>
            <office:change-info>
              <dc:creator>Unbekannter Autor</dc:creator>
              <dc:date>2016-04-24T10:40:00</dc:date>
            </office:change-info>
          </text:format-change>
        </text:changed-region>
        <text:changed-region xml:id="ct41219232" text:id="ct41219232">
          <text:format-change>
            <office:change-info>
              <dc:creator>Unbekannter Autor</dc:creator>
              <dc:date>2016-04-24T10:40:00</dc:date>
            </office:change-info>
          </text:format-change>
        </text:changed-region>
        <text:changed-region xml:id="ct41197872" text:id="ct41197872">
          <text:format-change>
            <office:change-info>
              <dc:creator>Unbekannter Autor</dc:creator>
              <dc:date>2016-04-24T10:40:00</dc:date>
            </office:change-info>
          </text:format-change>
        </text:changed-region>
        <text:changed-region xml:id="ct41217472" text:id="ct41217472">
          <text:format-change>
            <office:change-info>
              <dc:creator>Unbekannter Autor</dc:creator>
              <dc:date>2016-04-24T10:40:00</dc:date>
            </office:change-info>
          </text:format-change>
        </text:changed-region>
        <text:changed-region xml:id="ct41222000" text:id="ct41222000">
          <text:format-change>
            <office:change-info>
              <dc:creator>Unbekannter Autor</dc:creator>
              <dc:date>2016-04-24T10:40:00</dc:date>
            </office:change-info>
          </text:format-change>
        </text:changed-region>
        <text:changed-region xml:id="ct40500928" text:id="ct40500928">
          <text:format-change>
            <office:change-info>
              <dc:creator>Unbekannter Autor</dc:creator>
              <dc:date>2016-04-24T10:40:00</dc:date>
            </office:change-info>
          </text:format-change>
        </text:changed-region>
        <text:changed-region xml:id="ct40498944" text:id="ct40498944">
          <text:format-change>
            <office:change-info>
              <dc:creator>Unbekannter Autor</dc:creator>
              <dc:date>2016-04-24T10:40:00</dc:date>
            </office:change-info>
          </text:format-change>
        </text:changed-region>
        <text:changed-region xml:id="ct41213344" text:id="ct41213344">
          <text:format-change>
            <office:change-info>
              <dc:creator>Unbekannter Autor</dc:creator>
              <dc:date>2016-04-24T10:40:00</dc:date>
            </office:change-info>
          </text:format-change>
        </text:changed-region>
        <text:changed-region xml:id="ct40495008" text:id="ct40495008">
          <text:format-change>
            <office:change-info>
              <dc:creator>Unbekannter Autor</dc:creator>
              <dc:date>2016-04-24T10:40:00</dc:date>
            </office:change-info>
          </text:format-change>
        </text:changed-region>
        <text:changed-region xml:id="ct41204720" text:id="ct41204720">
          <text:format-change>
            <office:change-info>
              <dc:creator>Unbekannter Autor</dc:creator>
              <dc:date>2016-04-24T10:40:00</dc:date>
            </office:change-info>
          </text:format-change>
        </text:changed-region>
        <text:changed-region xml:id="ct41195984" text:id="ct41195984">
          <text:format-change>
            <office:change-info>
              <dc:creator>Unbekannter Autor</dc:creator>
              <dc:date>2016-04-24T10:40:00</dc:date>
            </office:change-info>
          </text:format-change>
        </text:changed-region>
        <text:changed-region xml:id="ct38099328" text:id="ct38099328">
          <text:format-change>
            <office:change-info>
              <dc:creator>Unbekannter Autor</dc:creator>
              <dc:date>2016-04-24T10:40:00</dc:date>
            </office:change-info>
          </text:format-change>
        </text:changed-region>
        <text:changed-region xml:id="ct40496704" text:id="ct40496704">
          <text:format-change>
            <office:change-info>
              <dc:creator>Unbekannter Autor</dc:creator>
              <dc:date>2016-04-24T10:40:00</dc:date>
            </office:change-info>
          </text:format-change>
        </text:changed-region>
        <text:changed-region xml:id="ct40492448" text:id="ct40492448">
          <text:format-change>
            <office:change-info>
              <dc:creator>Unbekannter Autor</dc:creator>
              <dc:date>2016-04-24T10:40:00</dc:date>
            </office:change-info>
          </text:format-change>
        </text:changed-region>
        <text:changed-region xml:id="ct40489664" text:id="ct40489664">
          <text:format-change>
            <office:change-info>
              <dc:creator>Unbekannter Autor</dc:creator>
              <dc:date>2016-04-24T10:40:00</dc:date>
            </office:change-info>
          </text:format-change>
        </text:changed-region>
        <text:changed-region xml:id="ct40480960" text:id="ct40480960">
          <text:format-change>
            <office:change-info>
              <dc:creator>Unbekannter Autor</dc:creator>
              <dc:date>2016-04-24T10:40:00</dc:date>
            </office:change-info>
          </text:format-change>
        </text:changed-region>
        <text:changed-region xml:id="ct41220944" text:id="ct41220944">
          <text:format-change>
            <office:change-info>
              <dc:creator>Unbekannter Autor</dc:creator>
              <dc:date>2016-04-24T10:40:00</dc:date>
            </office:change-info>
          </text:format-change>
        </text:changed-region>
        <text:changed-region xml:id="ct41221168" text:id="ct41221168">
          <text:format-change>
            <office:change-info>
              <dc:creator>Unbekannter Autor</dc:creator>
              <dc:date>2016-04-24T10:40:00</dc:date>
            </office:change-info>
          </text:format-change>
        </text:changed-region>
        <text:changed-region xml:id="ct41208736" text:id="ct41208736">
          <text:format-change>
            <office:change-info>
              <dc:creator>Unbekannter Autor</dc:creator>
              <dc:date>2016-04-24T10:40:00</dc:date>
            </office:change-info>
          </text:format-change>
        </text:changed-region>
        <text:changed-region xml:id="ct41209488" text:id="ct41209488">
          <text:format-change>
            <office:change-info>
              <dc:creator>Unbekannter Autor</dc:creator>
              <dc:date>2016-04-24T10:40:00</dc:date>
            </office:change-info>
          </text:format-change>
        </text:changed-region>
        <text:changed-region xml:id="ct41211376" text:id="ct41211376">
          <text:format-change>
            <office:change-info>
              <dc:creator>Unbekannter Autor</dc:creator>
              <dc:date>2016-04-24T10:40:00</dc:date>
            </office:change-info>
          </text:format-change>
        </text:changed-region>
        <text:changed-region xml:id="ct41205968" text:id="ct41205968">
          <text:format-change>
            <office:change-info>
              <dc:creator>Unbekannter Autor</dc:creator>
              <dc:date>2016-04-24T10:40:00</dc:date>
            </office:change-info>
          </text:format-change>
        </text:changed-region>
        <text:changed-region xml:id="ct41226944" text:id="ct41226944">
          <text:format-change>
            <office:change-info>
              <dc:creator>Unbekannter Autor</dc:creator>
              <dc:date>2016-04-24T10:40:00</dc:date>
            </office:change-info>
          </text:format-change>
        </text:changed-region>
        <text:changed-region xml:id="ct41226592" text:id="ct41226592">
          <text:format-change>
            <office:change-info>
              <dc:creator>Unbekannter Autor</dc:creator>
              <dc:date>2016-04-24T10:40:00</dc:date>
            </office:change-info>
          </text:format-change>
        </text:changed-region>
        <text:changed-region xml:id="ct38109536" text:id="ct38109536">
          <text:format-change>
            <office:change-info>
              <dc:creator>Unbekannter Autor</dc:creator>
              <dc:date>2016-04-24T10:40:00</dc:date>
            </office:change-info>
          </text:format-change>
        </text:changed-region>
        <text:changed-region xml:id="ct41209712" text:id="ct41209712">
          <text:format-change>
            <office:change-info>
              <dc:creator>Unbekannter Autor</dc:creator>
              <dc:date>2016-04-24T10:40:00</dc:date>
            </office:change-info>
          </text:format-change>
        </text:changed-region>
        <text:changed-region xml:id="ct41206736" text:id="ct41206736">
          <text:deletion>
            <office:change-info>
              <dc:creator>Unbekannter Autor</dc:creator>
              <dc:date>2016-04-23T18:44:00</dc:date>
            </office:change-info>
            <text:p text:style-name="P44"/>
            <text:p text:style-name="P44"/>
          </text:deletion>
        </text:changed-region>
        <text:changed-region xml:id="ct38110240" text:id="ct38110240">
          <text:format-change>
            <office:change-info>
              <dc:creator>Unbekannter Autor</dc:creator>
              <dc:date>2016-04-24T10:40:00</dc:date>
            </office:change-info>
          </text:format-change>
        </text:changed-region>
        <text:changed-region xml:id="ct41212832" text:id="ct41212832">
          <text:format-change>
            <office:change-info>
              <dc:creator>Unbekannter Autor</dc:creator>
              <dc:date>2016-04-24T10:40:00</dc:date>
            </office:change-info>
          </text:format-change>
        </text:changed-region>
        <text:changed-region xml:id="ct41207392" text:id="ct41207392">
          <text:format-change>
            <office:change-info>
              <dc:creator>Unbekannter Autor</dc:creator>
              <dc:date>2016-04-24T10:40:00</dc:date>
            </office:change-info>
          </text:format-change>
        </text:changed-region>
        <text:changed-region xml:id="ct41208112" text:id="ct41208112">
          <text:format-change>
            <office:change-info>
              <dc:creator>Unbekannter Autor</dc:creator>
              <dc:date>2016-04-24T10:40:00</dc:date>
            </office:change-info>
          </text:format-change>
        </text:changed-region>
        <text:changed-region xml:id="ct41216944" text:id="ct41216944">
          <text:format-change>
            <office:change-info>
              <dc:creator>Unbekannter Autor</dc:creator>
              <dc:date>2016-04-24T10:40:00</dc:date>
            </office:change-info>
          </text:format-change>
        </text:changed-region>
        <text:changed-region xml:id="ct41225680" text:id="ct41225680">
          <text:format-change>
            <office:change-info>
              <dc:creator>Unbekannter Autor</dc:creator>
              <dc:date>2016-04-24T10:40:00</dc:date>
            </office:change-info>
          </text:format-change>
        </text:changed-region>
        <text:changed-region xml:id="ct41225904" text:id="ct41225904">
          <text:format-change>
            <office:change-info>
              <dc:creator>Unbekannter Autor</dc:creator>
              <dc:date>2016-04-24T10:40:00</dc:date>
            </office:change-info>
          </text:format-change>
        </text:changed-region>
        <text:changed-region xml:id="ct38115168" text:id="ct38115168">
          <text:format-change>
            <office:change-info>
              <dc:creator>Unbekannter Autor</dc:creator>
              <dc:date>2016-04-24T10:40:00</dc:date>
            </office:change-info>
          </text:format-change>
        </text:changed-region>
        <text:changed-region xml:id="ct38116448" text:id="ct38116448">
          <text:format-change>
            <office:change-info>
              <dc:creator>Unbekannter Autor</dc:creator>
              <dc:date>2016-04-24T10:40:00</dc:date>
            </office:change-info>
          </text:format-change>
        </text:changed-region>
        <text:changed-region xml:id="ct38117152" text:id="ct38117152">
          <text:format-change>
            <office:change-info>
              <dc:creator>Unbekannter Autor</dc:creator>
              <dc:date>2016-04-24T10:40:00</dc:date>
            </office:change-info>
          </text:format-change>
        </text:changed-region>
        <text:changed-region xml:id="ct41231648" text:id="ct41231648">
          <text:format-change>
            <office:change-info>
              <dc:creator>Unbekannter Autor</dc:creator>
              <dc:date>2016-04-24T10:40:00</dc:date>
            </office:change-info>
          </text:format-change>
        </text:changed-region>
        <text:changed-region xml:id="ct41233824" text:id="ct41233824">
          <text:format-change>
            <office:change-info>
              <dc:creator>Unbekannter Autor</dc:creator>
              <dc:date>2016-04-24T10:40:00</dc:date>
            </office:change-info>
          </text:format-change>
        </text:changed-region>
        <text:changed-region xml:id="ct38118208" text:id="ct38118208">
          <text:format-change>
            <office:change-info>
              <dc:creator>Unbekannter Autor</dc:creator>
              <dc:date>2016-04-24T10:40:00</dc:date>
            </office:change-info>
          </text:format-change>
        </text:changed-region>
        <text:changed-region xml:id="ct41231280" text:id="ct41231280">
          <text:format-change>
            <office:change-info>
              <dc:creator>Unbekannter Autor</dc:creator>
              <dc:date>2016-04-24T10:40:00</dc:date>
            </office:change-info>
          </text:format-change>
        </text:changed-region>
        <text:changed-region xml:id="ct38117504" text:id="ct38117504">
          <text:format-change>
            <office:change-info>
              <dc:creator>Unbekannter Autor</dc:creator>
              <dc:date>2016-04-24T10:40:00</dc:date>
            </office:change-info>
          </text:format-change>
        </text:changed-region>
        <text:changed-region xml:id="ct41245712" text:id="ct41245712">
          <text:format-change>
            <office:change-info>
              <dc:creator>Unbekannter Autor</dc:creator>
              <dc:date>2016-04-24T10:40:00</dc:date>
            </office:change-info>
          </text:format-change>
        </text:changed-region>
        <text:changed-region xml:id="ct41247088" text:id="ct41247088">
          <text:format-change>
            <office:change-info>
              <dc:creator>Unbekannter Autor</dc:creator>
              <dc:date>2016-04-24T10:40:00</dc:date>
            </office:change-info>
          </text:format-change>
        </text:changed-region>
        <text:changed-region xml:id="ct41248400" text:id="ct41248400">
          <text:format-change>
            <office:change-info>
              <dc:creator>Unbekannter Autor</dc:creator>
              <dc:date>2016-04-24T10:40:00</dc:date>
            </office:change-info>
          </text:format-change>
        </text:changed-region>
        <text:changed-region xml:id="ct41249776" text:id="ct41249776">
          <text:format-change>
            <office:change-info>
              <dc:creator>Unbekannter Autor</dc:creator>
              <dc:date>2016-04-24T10:40:00</dc:date>
            </office:change-info>
          </text:format-change>
        </text:changed-region>
        <text:changed-region xml:id="ct38120320" text:id="ct38120320">
          <text:format-change>
            <office:change-info>
              <dc:creator>Unbekannter Autor</dc:creator>
              <dc:date>2016-04-24T10:40:00</dc:date>
            </office:change-info>
          </text:format-change>
        </text:changed-region>
        <text:changed-region xml:id="ct38118976" text:id="ct38118976">
          <text:format-change>
            <office:change-info>
              <dc:creator>Unbekannter Autor</dc:creator>
              <dc:date>2016-04-24T10:40:00</dc:date>
            </office:change-info>
          </text:format-change>
        </text:changed-region>
        <text:changed-region xml:id="ct38118560" text:id="ct38118560">
          <text:format-change>
            <office:change-info>
              <dc:creator>Unbekannter Autor</dc:creator>
              <dc:date>2016-04-24T10:40:00</dc:date>
            </office:change-info>
          </text:format-change>
        </text:changed-region>
        <text:changed-region xml:id="ct38119328" text:id="ct38119328">
          <text:format-change>
            <office:change-info>
              <dc:creator>Unbekannter Autor</dc:creator>
              <dc:date>2016-04-24T10:40:00</dc:date>
            </office:change-info>
          </text:format-change>
        </text:changed-region>
        <text:changed-region xml:id="ct38117856" text:id="ct38117856">
          <text:format-change>
            <office:change-info>
              <dc:creator>Unbekannter Autor</dc:creator>
              <dc:date>2016-04-24T10:40:00</dc:date>
            </office:change-info>
          </text:format-change>
        </text:changed-region>
        <text:changed-region xml:id="ct41235232" text:id="ct41235232">
          <text:format-change>
            <office:change-info>
              <dc:creator>Unbekannter Autor</dc:creator>
              <dc:date>2016-04-24T10:40:00</dc:date>
            </office:change-info>
          </text:format-change>
        </text:changed-region>
        <text:changed-region xml:id="ct41232672" text:id="ct41232672">
          <text:format-change>
            <office:change-info>
              <dc:creator>Unbekannter Autor</dc:creator>
              <dc:date>2016-04-24T10:40:00</dc:date>
            </office:change-info>
          </text:format-change>
        </text:changed-region>
        <text:changed-region xml:id="ct41244752" text:id="ct41244752">
          <text:format-change>
            <office:change-info>
              <dc:creator>Unbekannter Autor</dc:creator>
              <dc:date>2016-04-24T10:40:00</dc:date>
            </office:change-info>
          </text:format-change>
        </text:changed-region>
        <text:changed-region xml:id="ct41244976" text:id="ct41244976">
          <text:format-change>
            <office:change-info>
              <dc:creator>Unbekannter Autor</dc:creator>
              <dc:date>2016-04-24T10:40:00</dc:date>
            </office:change-info>
          </text:format-change>
        </text:changed-region>
        <text:changed-region xml:id="ct41229344" text:id="ct41229344">
          <text:format-change>
            <office:change-info>
              <dc:creator>Unbekannter Autor</dc:creator>
              <dc:date>2016-04-24T10:40:00</dc:date>
            </office:change-info>
          </text:format-change>
        </text:changed-region>
        <text:changed-region xml:id="ct41230144" text:id="ct41230144">
          <text:format-change>
            <office:change-info>
              <dc:creator>Unbekannter Autor</dc:creator>
              <dc:date>2016-04-24T10:40:00</dc:date>
            </office:change-info>
          </text:format-change>
        </text:changed-region>
        <text:changed-region xml:id="ct38124192" text:id="ct38124192">
          <text:format-change>
            <office:change-info>
              <dc:creator>Unbekannter Autor</dc:creator>
              <dc:date>2016-04-24T10:40:00</dc:date>
            </office:change-info>
          </text:format-change>
        </text:changed-region>
        <text:changed-region xml:id="ct38123136" text:id="ct38123136">
          <text:format-change>
            <office:change-info>
              <dc:creator>Unbekannter Autor</dc:creator>
              <dc:date>2016-04-24T10:40:00</dc:date>
            </office:change-info>
          </text:format-change>
        </text:changed-region>
        <text:changed-region xml:id="ct38121024" text:id="ct38121024">
          <text:format-change>
            <office:change-info>
              <dc:creator>Unbekannter Autor</dc:creator>
              <dc:date>2016-04-24T10:40:00</dc:date>
            </office:change-info>
          </text:format-change>
        </text:changed-region>
        <text:changed-region xml:id="ct41232896" text:id="ct41232896">
          <text:format-change>
            <office:change-info>
              <dc:creator>Unbekannter Autor</dc:creator>
              <dc:date>2016-04-24T10:40:00</dc:date>
            </office:change-info>
          </text:format-change>
        </text:changed-region>
        <text:changed-region xml:id="ct41215216" text:id="ct41215216">
          <text:format-change>
            <office:change-info>
              <dc:creator>Unbekannter Autor</dc:creator>
              <dc:date>2016-04-24T10:40:00</dc:date>
            </office:change-info>
          </text:format-change>
        </text:changed-region>
        <text:changed-region xml:id="ct41247312" text:id="ct41247312">
          <text:format-change>
            <office:change-info>
              <dc:creator>Unbekannter Autor</dc:creator>
              <dc:date>2016-04-24T10:40:00</dc:date>
            </office:change-info>
          </text:format-change>
        </text:changed-region>
        <text:changed-region xml:id="ct41248848" text:id="ct41248848">
          <text:format-change>
            <office:change-info>
              <dc:creator>Unbekannter Autor</dc:creator>
              <dc:date>2016-04-24T10:40:00</dc:date>
            </office:change-info>
          </text:format-change>
        </text:changed-region>
        <text:changed-region xml:id="ct41230368" text:id="ct41230368">
          <text:format-change>
            <office:change-info>
              <dc:creator>Unbekannter Autor</dc:creator>
              <dc:date>2016-04-24T10:40:00</dc:date>
            </office:change-info>
          </text:format-change>
        </text:changed-region>
        <text:changed-region xml:id="ct41238576" text:id="ct41238576">
          <text:format-change>
            <office:change-info>
              <dc:creator>Unbekannter Autor</dc:creator>
              <dc:date>2016-04-24T10:40:00</dc:date>
            </office:change-info>
          </text:format-change>
        </text:changed-region>
        <text:changed-region xml:id="ct41242368" text:id="ct41242368">
          <text:format-change>
            <office:change-info>
              <dc:creator>Unbekannter Autor</dc:creator>
              <dc:date>2016-04-24T10:40:00</dc:date>
            </office:change-info>
          </text:format-change>
        </text:changed-region>
        <text:changed-region xml:id="ct41241296" text:id="ct41241296">
          <text:format-change>
            <office:change-info>
              <dc:creator>Unbekannter Autor</dc:creator>
              <dc:date>2016-04-24T10:40:00</dc:date>
            </office:change-info>
          </text:format-change>
        </text:changed-region>
        <text:changed-region xml:id="ct41243568" text:id="ct41243568">
          <text:format-change>
            <office:change-info>
              <dc:creator>Unbekannter Autor</dc:creator>
              <dc:date>2016-04-24T10:40:00</dc:date>
            </office:change-info>
          </text:format-change>
        </text:changed-region>
        <text:changed-region xml:id="ct41256656" text:id="ct41256656">
          <text:format-change>
            <office:change-info>
              <dc:creator>Unbekannter Autor</dc:creator>
              <dc:date>2016-04-24T10:40:00</dc:date>
            </office:change-info>
          </text:format-change>
        </text:changed-region>
        <text:changed-region xml:id="ct65855952" text:id="ct6585595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5464000" text:id="ct65464000">
          <text:insertion>
            <office:change-info>
              <dc:creator>Unbekannter Autor</dc:creator>
              <dc:date>2016-11-28T16:52:00</dc:date>
            </office:change-info>
          </text:insertion>
        </text:changed-region>
        <text:changed-region xml:id="ct55702896" text:id="ct55702896">
          <text:format-change>
            <office:change-info>
              <dc:creator>Unbekannter Autor</dc:creator>
              <dc:date>2016-04-24T10:40:00</dc:date>
            </office:change-info>
          </text:format-change>
        </text:changed-region>
        <text:changed-region xml:id="ct38129120" text:id="ct38129120">
          <text:format-change>
            <office:change-info>
              <dc:creator>Unbekannter Autor</dc:creator>
              <dc:date>2016-04-24T10:40:00</dc:date>
            </office:change-info>
          </text:format-change>
        </text:changed-region>
        <text:changed-region xml:id="ct41257984" text:id="ct41257984">
          <text:format-change>
            <office:change-info>
              <dc:creator>Unbekannter Autor</dc:creator>
              <dc:date>2016-04-24T10:40:00</dc:date>
            </office:change-info>
          </text:format-change>
        </text:changed-region>
        <text:changed-region xml:id="ct41255888" text:id="ct41255888">
          <text:format-change>
            <office:change-info>
              <dc:creator>Unbekannter Autor</dc:creator>
              <dc:date>2016-04-24T10:40:00</dc:date>
            </office:change-info>
          </text:format-change>
        </text:changed-region>
        <text:changed-region xml:id="ct38129472" text:id="ct38129472">
          <text:format-change>
            <office:change-info>
              <dc:creator>Unbekannter Autor</dc:creator>
              <dc:date>2016-04-24T10:40:00</dc:date>
            </office:change-info>
          </text:format-change>
        </text:changed-region>
        <text:changed-region xml:id="ct41259776" text:id="ct41259776">
          <text:format-change>
            <office:change-info>
              <dc:creator>Unbekannter Autor</dc:creator>
              <dc:date>2016-04-24T10:40:00</dc:date>
            </office:change-info>
          </text:format-change>
        </text:changed-region>
        <text:changed-region xml:id="ct41261552" text:id="ct41261552">
          <text:format-change>
            <office:change-info>
              <dc:creator>Unbekannter Autor</dc:creator>
              <dc:date>2016-04-24T10:40:00</dc:date>
            </office:change-info>
          </text:format-change>
        </text:changed-region>
        <text:changed-region xml:id="ct41262880" text:id="ct41262880">
          <text:format-change>
            <office:change-info>
              <dc:creator>Unbekannter Autor</dc:creator>
              <dc:date>2016-04-24T10:40:00</dc:date>
            </office:change-info>
          </text:format-change>
        </text:changed-region>
        <text:changed-region xml:id="ct38132288" text:id="ct38132288">
          <text:format-change>
            <office:change-info>
              <dc:creator>Unbekannter Autor</dc:creator>
              <dc:date>2016-04-24T10:40:00</dc:date>
            </office:change-info>
          </text:format-change>
        </text:changed-region>
        <text:changed-region xml:id="ct38128416" text:id="ct38128416">
          <text:format-change>
            <office:change-info>
              <dc:creator>Unbekannter Autor</dc:creator>
              <dc:date>2016-04-24T10:40:00</dc:date>
            </office:change-info>
          </text:format-change>
        </text:changed-region>
        <text:changed-region xml:id="ct41254848" text:id="ct41254848">
          <text:format-change>
            <office:change-info>
              <dc:creator>Unbekannter Autor</dc:creator>
              <dc:date>2016-04-24T10:40:00</dc:date>
            </office:change-info>
          </text:format-change>
        </text:changed-region>
        <text:changed-region xml:id="ct41237616" text:id="ct41237616">
          <text:format-change>
            <office:change-info>
              <dc:creator>Unbekannter Autor</dc:creator>
              <dc:date>2016-04-24T10:40:00</dc:date>
            </office:change-info>
          </text:format-change>
        </text:changed-region>
        <text:changed-region xml:id="ct38133696" text:id="ct38133696">
          <text:format-change>
            <office:change-info>
              <dc:creator>Unbekannter Autor</dc:creator>
              <dc:date>2016-04-24T10:40:00</dc:date>
            </office:change-info>
          </text:format-change>
        </text:changed-region>
        <text:changed-region xml:id="ct38134048" text:id="ct38134048">
          <text:format-change>
            <office:change-info>
              <dc:creator>Unbekannter Autor</dc:creator>
              <dc:date>2016-04-24T10:40:00</dc:date>
            </office:change-info>
          </text:format-change>
        </text:changed-region>
        <text:changed-region xml:id="ct38134400" text:id="ct38134400">
          <text:format-change>
            <office:change-info>
              <dc:creator>Unbekannter Autor</dc:creator>
              <dc:date>2016-04-24T10:40:00</dc:date>
            </office:change-info>
          </text:format-change>
        </text:changed-region>
        <text:changed-region xml:id="ct38134752" text:id="ct38134752">
          <text:format-change>
            <office:change-info>
              <dc:creator>Unbekannter Autor</dc:creator>
              <dc:date>2016-04-24T10:40:00</dc:date>
            </office:change-info>
          </text:format-change>
        </text:changed-region>
        <text:changed-region xml:id="ct41269472" text:id="ct41269472">
          <text:format-change>
            <office:change-info>
              <dc:creator>Unbekannter Autor</dc:creator>
              <dc:date>2016-04-24T10:40:00</dc:date>
            </office:change-info>
          </text:format-change>
        </text:changed-region>
        <text:changed-region xml:id="ct41259040" text:id="ct41259040">
          <text:format-change>
            <office:change-info>
              <dc:creator>Unbekannter Autor</dc:creator>
              <dc:date>2016-04-24T10:40:00</dc:date>
            </office:change-info>
          </text:format-change>
        </text:changed-region>
        <text:changed-region xml:id="ct38135104" text:id="ct38135104">
          <text:format-change>
            <office:change-info>
              <dc:creator>Unbekannter Autor</dc:creator>
              <dc:date>2016-04-24T10:40:00</dc:date>
            </office:change-info>
          </text:format-change>
        </text:changed-region>
        <text:changed-region xml:id="ct41270800" text:id="ct41270800">
          <text:format-change>
            <office:change-info>
              <dc:creator>Unbekannter Autor</dc:creator>
              <dc:date>2016-04-24T10:40:00</dc:date>
            </office:change-info>
          </text:format-change>
        </text:changed-region>
        <text:changed-region xml:id="ct41268304" text:id="ct41268304">
          <text:format-change>
            <office:change-info>
              <dc:creator>Unbekannter Autor</dc:creator>
              <dc:date>2016-04-24T10:40:00</dc:date>
            </office:change-info>
          </text:format-change>
        </text:changed-region>
        <text:changed-region xml:id="ct41263936" text:id="ct41263936">
          <text:format-change>
            <office:change-info>
              <dc:creator>Unbekannter Autor</dc:creator>
              <dc:date>2016-04-24T10:40:00</dc:date>
            </office:change-info>
          </text:format-change>
        </text:changed-region>
        <text:changed-region xml:id="ct41264160" text:id="ct41264160">
          <text:format-change>
            <office:change-info>
              <dc:creator>Unbekannter Autor</dc:creator>
              <dc:date>2016-04-24T10:40:00</dc:date>
            </office:change-info>
          </text:format-change>
        </text:changed-region>
        <text:changed-region xml:id="ct41265728" text:id="ct41265728">
          <text:format-change>
            <office:change-info>
              <dc:creator>Unbekannter Autor</dc:creator>
              <dc:date>2016-04-24T10:40:00</dc:date>
            </office:change-info>
          </text:format-change>
        </text:changed-region>
        <text:changed-region xml:id="ct41272368" text:id="ct41272368">
          <text:format-change>
            <office:change-info>
              <dc:creator>Unbekannter Autor</dc:creator>
              <dc:date>2016-04-24T10:40:00</dc:date>
            </office:change-info>
          </text:format-change>
        </text:changed-region>
        <text:changed-region xml:id="ct38136160" text:id="ct38136160">
          <text:format-change>
            <office:change-info>
              <dc:creator>Unbekannter Autor</dc:creator>
              <dc:date>2016-04-24T10:40:00</dc:date>
            </office:change-info>
          </text:format-change>
        </text:changed-region>
        <text:changed-region xml:id="ct41273072" text:id="ct41273072">
          <text:format-change>
            <office:change-info>
              <dc:creator>Unbekannter Autor</dc:creator>
              <dc:date>2016-04-24T10:40:00</dc:date>
            </office:change-info>
          </text:format-change>
        </text:changed-region>
        <text:changed-region xml:id="ct41276144" text:id="ct41276144">
          <text:format-change>
            <office:change-info>
              <dc:creator>Unbekannter Autor</dc:creator>
              <dc:date>2016-04-24T10:40:00</dc:date>
            </office:change-info>
          </text:format-change>
        </text:changed-region>
        <text:changed-region xml:id="ct41274992" text:id="ct41274992">
          <text:format-change>
            <office:change-info>
              <dc:creator>Unbekannter Autor</dc:creator>
              <dc:date>2016-04-24T10:40:00</dc:date>
            </office:change-info>
          </text:format-change>
        </text:changed-region>
        <text:changed-region xml:id="ct41280336" text:id="ct41280336">
          <text:format-change>
            <office:change-info>
              <dc:creator>Unbekannter Autor</dc:creator>
              <dc:date>2016-04-24T10:40:00</dc:date>
            </office:change-info>
          </text:format-change>
        </text:changed-region>
        <text:changed-region xml:id="ct41266096" text:id="ct41266096">
          <text:format-change>
            <office:change-info>
              <dc:creator>Unbekannter Autor</dc:creator>
              <dc:date>2016-04-24T10:40:00</dc:date>
            </office:change-info>
          </text:format-change>
        </text:changed-region>
        <text:changed-region xml:id="ct41275344" text:id="ct41275344">
          <text:format-change>
            <office:change-info>
              <dc:creator>Unbekannter Autor</dc:creator>
              <dc:date>2016-04-24T10:40:00</dc:date>
            </office:change-info>
          </text:format-change>
        </text:changed-region>
        <text:changed-region xml:id="ct41267072" text:id="ct41267072">
          <text:format-change>
            <office:change-info>
              <dc:creator>Unbekannter Autor</dc:creator>
              <dc:date>2016-04-24T10:40:00</dc:date>
            </office:change-info>
          </text:format-change>
        </text:changed-region>
        <text:changed-region xml:id="ct38140384" text:id="ct38140384">
          <text:format-change>
            <office:change-info>
              <dc:creator>Unbekannter Autor</dc:creator>
              <dc:date>2016-04-24T10:40:00</dc:date>
            </office:change-info>
          </text:format-change>
        </text:changed-region>
        <text:changed-region xml:id="ct41265232" text:id="ct41265232">
          <text:format-change>
            <office:change-info>
              <dc:creator>Unbekannter Autor</dc:creator>
              <dc:date>2016-04-24T10:40:00</dc:date>
            </office:change-info>
          </text:format-change>
        </text:changed-region>
        <text:changed-region xml:id="ct41274032" text:id="ct41274032">
          <text:format-change>
            <office:change-info>
              <dc:creator>Unbekannter Autor</dc:creator>
              <dc:date>2016-04-24T10:40:00</dc:date>
            </office:change-info>
          </text:format-change>
        </text:changed-region>
        <text:changed-region xml:id="ct41266560" text:id="ct41266560">
          <text:format-change>
            <office:change-info>
              <dc:creator>Unbekannter Autor</dc:creator>
              <dc:date>2016-04-24T10:40:00</dc:date>
            </office:change-info>
          </text:format-change>
        </text:changed-region>
        <text:changed-region xml:id="ct38142144" text:id="ct38142144">
          <text:format-change>
            <office:change-info>
              <dc:creator>Unbekannter Autor</dc:creator>
              <dc:date>2016-04-24T10:40:00</dc:date>
            </office:change-info>
          </text:format-change>
        </text:changed-region>
        <text:changed-region xml:id="ct41287056" text:id="ct41287056">
          <text:format-change>
            <office:change-info>
              <dc:creator>Unbekannter Autor</dc:creator>
              <dc:date>2016-04-24T10:40:00</dc:date>
            </office:change-info>
          </text:format-change>
        </text:changed-region>
        <text:changed-region xml:id="ct41290464" text:id="ct41290464">
          <text:format-change>
            <office:change-info>
              <dc:creator>Unbekannter Autor</dc:creator>
              <dc:date>2016-04-24T10:40:00</dc:date>
            </office:change-info>
          </text:format-change>
        </text:changed-region>
        <text:changed-region xml:id="ct41290688" text:id="ct41290688">
          <text:format-change>
            <office:change-info>
              <dc:creator>Unbekannter Autor</dc:creator>
              <dc:date>2016-04-24T10:40:00</dc:date>
            </office:change-info>
          </text:format-change>
        </text:changed-region>
        <text:changed-region xml:id="ct41290912" text:id="ct41290912">
          <text:format-change>
            <office:change-info>
              <dc:creator>Unbekannter Autor</dc:creator>
              <dc:date>2016-04-24T10:40:00</dc:date>
            </office:change-info>
          </text:format-change>
        </text:changed-region>
        <text:changed-region xml:id="ct41291424" text:id="ct41291424">
          <text:format-change>
            <office:change-info>
              <dc:creator>Unbekannter Autor</dc:creator>
              <dc:date>2016-04-24T10:40:00</dc:date>
            </office:change-info>
          </text:format-change>
        </text:changed-region>
        <text:changed-region xml:id="ct41291648" text:id="ct41291648">
          <text:format-change>
            <office:change-info>
              <dc:creator>Unbekannter Autor</dc:creator>
              <dc:date>2016-04-24T10:40:00</dc:date>
            </office:change-info>
          </text:format-change>
        </text:changed-region>
        <text:changed-region xml:id="ct41291872" text:id="ct41291872">
          <text:format-change>
            <office:change-info>
              <dc:creator>Unbekannter Autor</dc:creator>
              <dc:date>2016-04-24T10:40:00</dc:date>
            </office:change-info>
          </text:format-change>
        </text:changed-region>
        <text:changed-region xml:id="ct41292096" text:id="ct41292096">
          <text:format-change>
            <office:change-info>
              <dc:creator>Unbekannter Autor</dc:creator>
              <dc:date>2016-04-24T10:40:00</dc:date>
            </office:change-info>
          </text:format-change>
        </text:changed-region>
        <text:changed-region xml:id="ct41292480" text:id="ct41292480">
          <text:format-change>
            <office:change-info>
              <dc:creator>Unbekannter Autor</dc:creator>
              <dc:date>2016-04-24T10:40:00</dc:date>
            </office:change-info>
          </text:format-change>
        </text:changed-region>
        <text:changed-region xml:id="ct41295040" text:id="ct41295040">
          <text:format-change>
            <office:change-info>
              <dc:creator>Unbekannter Autor</dc:creator>
              <dc:date>2016-04-24T10:40:00</dc:date>
            </office:change-info>
          </text:format-change>
        </text:changed-region>
        <text:changed-region xml:id="ct41295568" text:id="ct41295568">
          <text:format-change>
            <office:change-info>
              <dc:creator>Unbekannter Autor</dc:creator>
              <dc:date>2016-04-24T10:40:00</dc:date>
            </office:change-info>
          </text:format-change>
        </text:changed-region>
        <text:changed-region xml:id="ct41295952" text:id="ct41295952">
          <text:format-change>
            <office:change-info>
              <dc:creator>Unbekannter Autor</dc:creator>
              <dc:date>2016-04-24T10:40:00</dc:date>
            </office:change-info>
          </text:format-change>
        </text:changed-region>
        <text:changed-region xml:id="ct41299200" text:id="ct41299200">
          <text:format-change>
            <office:change-info>
              <dc:creator>Unbekannter Autor</dc:creator>
              <dc:date>2016-04-24T10:40:00</dc:date>
            </office:change-info>
          </text:format-change>
        </text:changed-region>
        <text:changed-region xml:id="ct41300544" text:id="ct41300544">
          <text:format-change>
            <office:change-info>
              <dc:creator>Unbekannter Autor</dc:creator>
              <dc:date>2016-04-24T10:40:00</dc:date>
            </office:change-info>
          </text:format-change>
        </text:changed-region>
        <text:changed-region xml:id="ct41303856" text:id="ct41303856">
          <text:format-change>
            <office:change-info>
              <dc:creator>Unbekannter Autor</dc:creator>
              <dc:date>2016-04-24T10:40:00</dc:date>
            </office:change-info>
          </text:format-change>
        </text:changed-region>
        <text:changed-region xml:id="ct41304080" text:id="ct41304080">
          <text:format-change>
            <office:change-info>
              <dc:creator>Unbekannter Autor</dc:creator>
              <dc:date>2016-04-24T10:40:00</dc:date>
            </office:change-info>
          </text:format-change>
        </text:changed-region>
        <text:changed-region xml:id="ct41304304" text:id="ct41304304">
          <text:format-change>
            <office:change-info>
              <dc:creator>Unbekannter Autor</dc:creator>
              <dc:date>2016-04-24T10:40:00</dc:date>
            </office:change-info>
          </text:format-change>
        </text:changed-region>
        <text:changed-region xml:id="ct41304816" text:id="ct41304816">
          <text:format-change>
            <office:change-info>
              <dc:creator>Unbekannter Autor</dc:creator>
              <dc:date>2016-04-24T10:40:00</dc:date>
            </office:change-info>
          </text:format-change>
        </text:changed-region>
        <text:changed-region xml:id="ct41305040" text:id="ct41305040">
          <text:format-change>
            <office:change-info>
              <dc:creator>Unbekannter Autor</dc:creator>
              <dc:date>2016-04-24T10:40:00</dc:date>
            </office:change-info>
          </text:format-change>
        </text:changed-region>
        <text:changed-region xml:id="ct41305264" text:id="ct41305264">
          <text:format-change>
            <office:change-info>
              <dc:creator>Unbekannter Autor</dc:creator>
              <dc:date>2016-04-24T10:40:00</dc:date>
            </office:change-info>
          </text:format-change>
        </text:changed-region>
        <text:changed-region xml:id="ct41305776" text:id="ct41305776">
          <text:format-change>
            <office:change-info>
              <dc:creator>Unbekannter Autor</dc:creator>
              <dc:date>2016-04-24T10:40:00</dc:date>
            </office:change-info>
          </text:format-change>
        </text:changed-region>
        <text:changed-region xml:id="ct41306000" text:id="ct41306000">
          <text:format-change>
            <office:change-info>
              <dc:creator>Unbekannter Autor</dc:creator>
              <dc:date>2016-04-24T10:40:00</dc:date>
            </office:change-info>
          </text:format-change>
        </text:changed-region>
        <text:changed-region xml:id="ct41308416" text:id="ct41308416">
          <text:format-change>
            <office:change-info>
              <dc:creator>Unbekannter Autor</dc:creator>
              <dc:date>2016-04-24T10:40:00</dc:date>
            </office:change-info>
          </text:format-change>
        </text:changed-region>
        <text:changed-region xml:id="ct41311760" text:id="ct41311760">
          <text:format-change>
            <office:change-info>
              <dc:creator>Unbekannter Autor</dc:creator>
              <dc:date>2016-04-24T10:40:00</dc:date>
            </office:change-info>
          </text:format-change>
        </text:changed-region>
        <text:changed-region xml:id="ct41311984" text:id="ct41311984">
          <text:format-change>
            <office:change-info>
              <dc:creator>Unbekannter Autor</dc:creator>
              <dc:date>2016-04-24T10:40:00</dc:date>
            </office:change-info>
          </text:format-change>
        </text:changed-region>
        <text:changed-region xml:id="ct41312208" text:id="ct41312208">
          <text:format-change>
            <office:change-info>
              <dc:creator>Unbekannter Autor</dc:creator>
              <dc:date>2016-04-24T10:40:00</dc:date>
            </office:change-info>
          </text:format-change>
        </text:changed-region>
        <text:changed-region xml:id="ct41312720" text:id="ct41312720">
          <text:format-change>
            <office:change-info>
              <dc:creator>Unbekannter Autor</dc:creator>
              <dc:date>2016-04-24T10:40:00</dc:date>
            </office:change-info>
          </text:format-change>
        </text:changed-region>
        <text:changed-region xml:id="ct41312944" text:id="ct41312944">
          <text:format-change>
            <office:change-info>
              <dc:creator>Unbekannter Autor</dc:creator>
              <dc:date>2016-04-24T10:40:00</dc:date>
            </office:change-info>
          </text:format-change>
        </text:changed-region>
        <text:changed-region xml:id="ct41313168" text:id="ct41313168">
          <text:format-change>
            <office:change-info>
              <dc:creator>Unbekannter Autor</dc:creator>
              <dc:date>2016-04-24T10:40:00</dc:date>
            </office:change-info>
          </text:format-change>
        </text:changed-region>
        <text:changed-region xml:id="ct41313392" text:id="ct41313392">
          <text:format-change>
            <office:change-info>
              <dc:creator>Unbekannter Autor</dc:creator>
              <dc:date>2016-04-24T10:40:00</dc:date>
            </office:change-info>
          </text:format-change>
        </text:changed-region>
        <text:changed-region xml:id="ct41313904" text:id="ct41313904">
          <text:format-change>
            <office:change-info>
              <dc:creator>Unbekannter Autor</dc:creator>
              <dc:date>2016-04-24T10:40:00</dc:date>
            </office:change-info>
          </text:format-change>
        </text:changed-region>
        <text:changed-region xml:id="ct41314128" text:id="ct41314128">
          <text:format-change>
            <office:change-info>
              <dc:creator>Unbekannter Autor</dc:creator>
              <dc:date>2016-04-24T10:40:00</dc:date>
            </office:change-info>
          </text:format-change>
        </text:changed-region>
        <text:changed-region xml:id="ct41314352" text:id="ct41314352">
          <text:format-change>
            <office:change-info>
              <dc:creator>Unbekannter Autor</dc:creator>
              <dc:date>2016-04-24T10:40:00</dc:date>
            </office:change-info>
          </text:format-change>
        </text:changed-region>
        <text:changed-region xml:id="ct41314816" text:id="ct41314816">
          <text:format-change>
            <office:change-info>
              <dc:creator>Unbekannter Autor</dc:creator>
              <dc:date>2016-04-24T10:40:00</dc:date>
            </office:change-info>
          </text:format-change>
        </text:changed-region>
        <text:changed-region xml:id="ct41316048" text:id="ct41316048">
          <text:format-change>
            <office:change-info>
              <dc:creator>Unbekannter Autor</dc:creator>
              <dc:date>2016-04-24T10:40:00</dc:date>
            </office:change-info>
          </text:format-change>
        </text:changed-region>
        <text:changed-region xml:id="ct41318192" text:id="ct41318192">
          <text:format-change>
            <office:change-info>
              <dc:creator>Unbekannter Autor</dc:creator>
              <dc:date>2016-04-24T10:40:00</dc:date>
            </office:change-info>
          </text:format-change>
        </text:changed-region>
        <text:changed-region xml:id="ct41319136" text:id="ct41319136">
          <text:format-change>
            <office:change-info>
              <dc:creator>Unbekannter Autor</dc:creator>
              <dc:date>2016-04-24T10:40:00</dc:date>
            </office:change-info>
          </text:format-change>
        </text:changed-region>
        <text:changed-region xml:id="ct41319360" text:id="ct41319360">
          <text:format-change>
            <office:change-info>
              <dc:creator>Unbekannter Autor</dc:creator>
              <dc:date>2016-04-24T10:40:00</dc:date>
            </office:change-info>
          </text:format-change>
        </text:changed-region>
        <text:changed-region xml:id="ct38142848" text:id="ct38142848">
          <text:format-change>
            <office:change-info>
              <dc:creator>Unbekannter Autor</dc:creator>
              <dc:date>2016-04-24T10:40:00</dc:date>
            </office:change-info>
          </text:format-change>
        </text:changed-region>
        <text:changed-region xml:id="ct41260160" text:id="ct41260160">
          <text:format-change>
            <office:change-info>
              <dc:creator>Unbekannter Autor</dc:creator>
              <dc:date>2016-04-24T10:40:00</dc:date>
            </office:change-info>
          </text:format-change>
        </text:changed-region>
        <text:changed-region xml:id="ct41284528" text:id="ct41284528">
          <text:format-change>
            <office:change-info>
              <dc:creator>Unbekannter Autor</dc:creator>
              <dc:date>2016-04-24T10:40:00</dc:date>
            </office:change-info>
          </text:format-change>
        </text:changed-region>
        <text:changed-region xml:id="ct41321584" text:id="ct41321584">
          <text:format-change>
            <office:change-info>
              <dc:creator>Unbekannter Autor</dc:creator>
              <dc:date>2016-04-24T10:40:00</dc:date>
            </office:change-info>
          </text:format-change>
        </text:changed-region>
        <text:changed-region xml:id="ct41323872" text:id="ct41323872">
          <text:format-change>
            <office:change-info>
              <dc:creator>Unbekannter Autor</dc:creator>
              <dc:date>2016-04-24T10:40:00</dc:date>
            </office:change-info>
          </text:format-change>
        </text:changed-region>
        <text:changed-region xml:id="ct41325136" text:id="ct41325136">
          <text:format-change>
            <office:change-info>
              <dc:creator>Unbekannter Autor</dc:creator>
              <dc:date>2016-04-24T10:40:00</dc:date>
            </office:change-info>
          </text:format-change>
        </text:changed-region>
        <text:changed-region xml:id="ct41325360" text:id="ct41325360">
          <text:format-change>
            <office:change-info>
              <dc:creator>Unbekannter Autor</dc:creator>
              <dc:date>2016-04-24T10:40:00</dc:date>
            </office:change-info>
          </text:format-change>
        </text:changed-region>
        <text:changed-region xml:id="ct41325584" text:id="ct41325584">
          <text:format-change>
            <office:change-info>
              <dc:creator>Unbekannter Autor</dc:creator>
              <dc:date>2016-04-24T10:40:00</dc:date>
            </office:change-info>
          </text:format-change>
        </text:changed-region>
        <text:changed-region xml:id="ct41326096" text:id="ct41326096">
          <text:format-change>
            <office:change-info>
              <dc:creator>Unbekannter Autor</dc:creator>
              <dc:date>2016-04-24T10:40:00</dc:date>
            </office:change-info>
          </text:format-change>
        </text:changed-region>
        <text:changed-region xml:id="ct41326320" text:id="ct41326320">
          <text:format-change>
            <office:change-info>
              <dc:creator>Unbekannter Autor</dc:creator>
              <dc:date>2016-04-24T10:40:00</dc:date>
            </office:change-info>
          </text:format-change>
        </text:changed-region>
        <text:changed-region xml:id="ct41326544" text:id="ct41326544">
          <text:format-change>
            <office:change-info>
              <dc:creator>Unbekannter Autor</dc:creator>
              <dc:date>2016-04-24T10:40:00</dc:date>
            </office:change-info>
          </text:format-change>
        </text:changed-region>
        <text:changed-region xml:id="ct41328416" text:id="ct41328416">
          <text:format-change>
            <office:change-info>
              <dc:creator>Unbekannter Autor</dc:creator>
              <dc:date>2016-04-24T10:40:00</dc:date>
            </office:change-info>
          </text:format-change>
        </text:changed-region>
        <text:changed-region xml:id="ct41328640" text:id="ct41328640">
          <text:format-change>
            <office:change-info>
              <dc:creator>Unbekannter Autor</dc:creator>
              <dc:date>2016-04-24T10:40:00</dc:date>
            </office:change-info>
          </text:format-change>
        </text:changed-region>
        <text:changed-region xml:id="ct41329008" text:id="ct41329008">
          <text:format-change>
            <office:change-info>
              <dc:creator>Unbekannter Autor</dc:creator>
              <dc:date>2016-04-24T10:40:00</dc:date>
            </office:change-info>
          </text:format-change>
        </text:changed-region>
        <text:changed-region xml:id="ct41329520" text:id="ct41329520">
          <text:format-change>
            <office:change-info>
              <dc:creator>Unbekannter Autor</dc:creator>
              <dc:date>2016-04-24T10:40:00</dc:date>
            </office:change-info>
          </text:format-change>
        </text:changed-region>
        <text:changed-region xml:id="ct41329744" text:id="ct41329744">
          <text:format-change>
            <office:change-info>
              <dc:creator>Unbekannter Autor</dc:creator>
              <dc:date>2016-04-24T10:40:00</dc:date>
            </office:change-info>
          </text:format-change>
        </text:changed-region>
        <text:changed-region xml:id="ct41329968" text:id="ct41329968">
          <text:format-change>
            <office:change-info>
              <dc:creator>Unbekannter Autor</dc:creator>
              <dc:date>2016-04-24T10:40:00</dc:date>
            </office:change-info>
          </text:format-change>
        </text:changed-region>
        <text:changed-region xml:id="ct41330480" text:id="ct41330480">
          <text:format-change>
            <office:change-info>
              <dc:creator>Unbekannter Autor</dc:creator>
              <dc:date>2016-04-24T10:40:00</dc:date>
            </office:change-info>
          </text:format-change>
        </text:changed-region>
        <text:changed-region xml:id="ct41330704" text:id="ct41330704">
          <text:format-change>
            <office:change-info>
              <dc:creator>Unbekannter Autor</dc:creator>
              <dc:date>2016-04-24T10:40:00</dc:date>
            </office:change-info>
          </text:format-change>
        </text:changed-region>
        <text:changed-region xml:id="ct41330928" text:id="ct41330928">
          <text:format-change>
            <office:change-info>
              <dc:creator>Unbekannter Autor</dc:creator>
              <dc:date>2016-04-24T10:40:00</dc:date>
            </office:change-info>
          </text:format-change>
        </text:changed-region>
        <text:changed-region xml:id="ct41331440" text:id="ct41331440">
          <text:format-change>
            <office:change-info>
              <dc:creator>Unbekannter Autor</dc:creator>
              <dc:date>2016-04-24T10:40:00</dc:date>
            </office:change-info>
          </text:format-change>
        </text:changed-region>
        <text:changed-region xml:id="ct41331664" text:id="ct41331664">
          <text:format-change>
            <office:change-info>
              <dc:creator>Unbekannter Autor</dc:creator>
              <dc:date>2016-04-24T10:40:00</dc:date>
            </office:change-info>
          </text:format-change>
        </text:changed-region>
        <text:changed-region xml:id="ct41332048" text:id="ct41332048">
          <text:format-change>
            <office:change-info>
              <dc:creator>Unbekannter Autor</dc:creator>
              <dc:date>2016-04-24T10:40:00</dc:date>
            </office:change-info>
          </text:format-change>
        </text:changed-region>
        <text:changed-region xml:id="ct41335056" text:id="ct41335056">
          <text:format-change>
            <office:change-info>
              <dc:creator>Unbekannter Autor</dc:creator>
              <dc:date>2016-04-24T10:40:00</dc:date>
            </office:change-info>
          </text:format-change>
        </text:changed-region>
        <text:changed-region xml:id="ct41339248" text:id="ct41339248">
          <text:format-change>
            <office:change-info>
              <dc:creator>Unbekannter Autor</dc:creator>
              <dc:date>2016-04-24T10:40:00</dc:date>
            </office:change-info>
          </text:format-change>
        </text:changed-region>
        <text:changed-region xml:id="ct41342416" text:id="ct41342416">
          <text:format-change>
            <office:change-info>
              <dc:creator>Unbekannter Autor</dc:creator>
              <dc:date>2016-04-24T10:40:00</dc:date>
            </office:change-info>
          </text:format-change>
        </text:changed-region>
        <text:changed-region xml:id="ct41343216" text:id="ct41343216">
          <text:format-change>
            <office:change-info>
              <dc:creator>Unbekannter Autor</dc:creator>
              <dc:date>2016-04-24T10:40:00</dc:date>
            </office:change-info>
          </text:format-change>
        </text:changed-region>
        <text:changed-region xml:id="ct41343440" text:id="ct41343440">
          <text:format-change>
            <office:change-info>
              <dc:creator>Unbekannter Autor</dc:creator>
              <dc:date>2016-04-24T10:40:00</dc:date>
            </office:change-info>
          </text:format-change>
        </text:changed-region>
        <text:changed-region xml:id="ct41343664" text:id="ct41343664">
          <text:format-change>
            <office:change-info>
              <dc:creator>Unbekannter Autor</dc:creator>
              <dc:date>2016-04-24T10:40:00</dc:date>
            </office:change-info>
          </text:format-change>
        </text:changed-region>
        <text:changed-region xml:id="ct41344928" text:id="ct41344928">
          <text:format-change>
            <office:change-info>
              <dc:creator>Unbekannter Autor</dc:creator>
              <dc:date>2016-04-24T10:40:00</dc:date>
            </office:change-info>
          </text:format-change>
        </text:changed-region>
        <text:changed-region xml:id="ct41346080" text:id="ct41346080">
          <text:format-change>
            <office:change-info>
              <dc:creator>Unbekannter Autor</dc:creator>
              <dc:date>2016-04-24T10:40:00</dc:date>
            </office:change-info>
          </text:format-change>
        </text:changed-region>
        <text:changed-region xml:id="ct41346720" text:id="ct41346720">
          <text:format-change>
            <office:change-info>
              <dc:creator>Unbekannter Autor</dc:creator>
              <dc:date>2016-04-24T10:40:00</dc:date>
            </office:change-info>
          </text:format-change>
        </text:changed-region>
        <text:changed-region xml:id="ct41347360" text:id="ct41347360">
          <text:format-change>
            <office:change-info>
              <dc:creator>Unbekannter Autor</dc:creator>
              <dc:date>2016-04-24T10:40:00</dc:date>
            </office:change-info>
          </text:format-change>
        </text:changed-region>
        <text:changed-region xml:id="ct41348240" text:id="ct41348240">
          <text:format-change>
            <office:change-info>
              <dc:creator>Unbekannter Autor</dc:creator>
              <dc:date>2016-04-24T10:40:00</dc:date>
            </office:change-info>
          </text:format-change>
        </text:changed-region>
        <text:changed-region xml:id="ct41349136" text:id="ct41349136">
          <text:format-change>
            <office:change-info>
              <dc:creator>Unbekannter Autor</dc:creator>
              <dc:date>2016-04-24T10:40:00</dc:date>
            </office:change-info>
          </text:format-change>
        </text:changed-region>
        <text:changed-region xml:id="ct41347952" text:id="ct41347952">
          <text:format-change>
            <office:change-info>
              <dc:creator>Unbekannter Autor</dc:creator>
              <dc:date>2016-04-24T10:40:00</dc:date>
            </office:change-info>
          </text:format-change>
        </text:changed-region>
        <text:changed-region xml:id="ct38167136" text:id="ct38167136">
          <text:format-change>
            <office:change-info>
              <dc:creator>Unbekannter Autor</dc:creator>
              <dc:date>2016-04-24T10:40:00</dc:date>
            </office:change-info>
          </text:format-change>
        </text:changed-region>
        <text:changed-region xml:id="ct38166784" text:id="ct38166784">
          <text:format-change>
            <office:change-info>
              <dc:creator>Unbekannter Autor</dc:creator>
              <dc:date>2016-04-24T10:40:00</dc:date>
            </office:change-info>
          </text:format-change>
        </text:changed-region>
        <text:changed-region xml:id="ct38163616" text:id="ct38163616">
          <text:format-change>
            <office:change-info>
              <dc:creator>Unbekannter Autor</dc:creator>
              <dc:date>2016-04-24T10:40:00</dc:date>
            </office:change-info>
          </text:format-change>
        </text:changed-region>
        <text:changed-region xml:id="ct38153408" text:id="ct38153408">
          <text:format-change>
            <office:change-info>
              <dc:creator>Unbekannter Autor</dc:creator>
              <dc:date>2016-04-24T10:40:00</dc:date>
            </office:change-info>
          </text:format-change>
        </text:changed-region>
        <text:changed-region xml:id="ct38152704" text:id="ct38152704">
          <text:format-change>
            <office:change-info>
              <dc:creator>Unbekannter Autor</dc:creator>
              <dc:date>2016-04-24T10:40:00</dc:date>
            </office:change-info>
          </text:format-change>
        </text:changed-region>
        <text:changed-region xml:id="ct38156928" text:id="ct38156928">
          <text:format-change>
            <office:change-info>
              <dc:creator>Unbekannter Autor</dc:creator>
              <dc:date>2016-04-24T10:40:00</dc:date>
            </office:change-info>
          </text:format-change>
        </text:changed-region>
        <text:changed-region xml:id="ct38168192" text:id="ct38168192">
          <text:format-change>
            <office:change-info>
              <dc:creator>Unbekannter Autor</dc:creator>
              <dc:date>2016-04-24T10:40:00</dc:date>
            </office:change-info>
          </text:format-change>
        </text:changed-region>
        <text:changed-region xml:id="ct38168544" text:id="ct38168544">
          <text:format-change>
            <office:change-info>
              <dc:creator>Unbekannter Autor</dc:creator>
              <dc:date>2016-04-24T10:40:00</dc:date>
            </office:change-info>
          </text:format-change>
        </text:changed-region>
        <text:changed-region xml:id="ct38154816" text:id="ct38154816">
          <text:format-change>
            <office:change-info>
              <dc:creator>Unbekannter Autor</dc:creator>
              <dc:date>2016-04-24T10:40:00</dc:date>
            </office:change-info>
          </text:format-change>
        </text:changed-region>
        <text:changed-region xml:id="ct38170304" text:id="ct38170304">
          <text:format-change>
            <office:change-info>
              <dc:creator>Unbekannter Autor</dc:creator>
              <dc:date>2016-04-24T10:40:00</dc:date>
            </office:change-info>
          </text:format-change>
        </text:changed-region>
        <text:changed-region xml:id="ct38168896" text:id="ct38168896">
          <text:format-change>
            <office:change-info>
              <dc:creator>Unbekannter Autor</dc:creator>
              <dc:date>2016-04-24T10:40:00</dc:date>
            </office:change-info>
          </text:format-change>
        </text:changed-region>
        <text:changed-region xml:id="ct38170656" text:id="ct38170656">
          <text:format-change>
            <office:change-info>
              <dc:creator>Unbekannter Autor</dc:creator>
              <dc:date>2016-04-24T10:40:00</dc:date>
            </office:change-info>
          </text:format-change>
        </text:changed-region>
        <text:changed-region xml:id="ct38171360" text:id="ct38171360">
          <text:format-change>
            <office:change-info>
              <dc:creator>Unbekannter Autor</dc:creator>
              <dc:date>2016-04-24T10:40:00</dc:date>
            </office:change-info>
          </text:format-change>
        </text:changed-region>
        <text:changed-region xml:id="ct38173120" text:id="ct38173120">
          <text:format-change>
            <office:change-info>
              <dc:creator>Unbekannter Autor</dc:creator>
              <dc:date>2016-04-24T10:40:00</dc:date>
            </office:change-info>
          </text:format-change>
        </text:changed-region>
        <text:changed-region xml:id="ct38173472" text:id="ct38173472">
          <text:format-change>
            <office:change-info>
              <dc:creator>Unbekannter Autor</dc:creator>
              <dc:date>2016-04-24T10:40:00</dc:date>
            </office:change-info>
          </text:format-change>
        </text:changed-region>
        <text:changed-region xml:id="ct38174176" text:id="ct38174176">
          <text:format-change>
            <office:change-info>
              <dc:creator>Unbekannter Autor</dc:creator>
              <dc:date>2016-04-24T10:40:00</dc:date>
            </office:change-info>
          </text:format-change>
        </text:changed-region>
        <text:changed-region xml:id="ct38174528" text:id="ct38174528">
          <text:format-change>
            <office:change-info>
              <dc:creator>Unbekannter Autor</dc:creator>
              <dc:date>2016-04-24T10:40:00</dc:date>
            </office:change-info>
          </text:format-change>
        </text:changed-region>
        <text:changed-region xml:id="ct41352896" text:id="ct41352896">
          <text:format-change>
            <office:change-info>
              <dc:creator>Unbekannter Autor</dc:creator>
              <dc:date>2016-04-24T10:40:00</dc:date>
            </office:change-info>
          </text:format-change>
        </text:changed-region>
        <text:changed-region xml:id="ct41354128" text:id="ct41354128">
          <text:format-change>
            <office:change-info>
              <dc:creator>Unbekannter Autor</dc:creator>
              <dc:date>2016-04-24T10:40:00</dc:date>
            </office:change-info>
          </text:format-change>
        </text:changed-region>
        <text:changed-region xml:id="ct41357376" text:id="ct41357376">
          <text:format-change>
            <office:change-info>
              <dc:creator>Unbekannter Autor</dc:creator>
              <dc:date>2016-04-24T10:40:00</dc:date>
            </office:change-info>
          </text:format-change>
        </text:changed-region>
        <text:changed-region xml:id="ct41362880" text:id="ct41362880">
          <text:format-change>
            <office:change-info>
              <dc:creator>Unbekannter Autor</dc:creator>
              <dc:date>2016-04-24T10:40:00</dc:date>
            </office:change-info>
          </text:format-change>
        </text:changed-region>
        <text:changed-region xml:id="ct38175584" text:id="ct38175584">
          <text:format-change>
            <office:change-info>
              <dc:creator>Unbekannter Autor</dc:creator>
              <dc:date>2016-04-24T10:40:00</dc:date>
            </office:change-info>
          </text:format-change>
        </text:changed-region>
        <text:changed-region xml:id="ct41357808" text:id="ct41357808">
          <text:format-change>
            <office:change-info>
              <dc:creator>Unbekannter Autor</dc:creator>
              <dc:date>2016-04-24T10:40:00</dc:date>
            </office:change-info>
          </text:format-change>
        </text:changed-region>
        <text:changed-region xml:id="ct41319872" text:id="ct41319872">
          <text:format-change>
            <office:change-info>
              <dc:creator>Unbekannter Autor</dc:creator>
              <dc:date>2016-04-24T10:40:00</dc:date>
            </office:change-info>
          </text:format-change>
        </text:changed-region>
        <text:changed-region xml:id="ct41361472" text:id="ct41361472">
          <text:format-change>
            <office:change-info>
              <dc:creator>Unbekannter Autor</dc:creator>
              <dc:date>2016-04-24T10:40:00</dc:date>
            </office:change-info>
          </text:format-change>
        </text:changed-region>
        <text:changed-region xml:id="ct41356640" text:id="ct41356640">
          <text:format-change>
            <office:change-info>
              <dc:creator>Unbekannter Autor</dc:creator>
              <dc:date>2016-04-24T10:40:00</dc:date>
            </office:change-info>
          </text:format-change>
        </text:changed-region>
        <text:changed-region xml:id="ct41367040" text:id="ct41367040">
          <text:format-change>
            <office:change-info>
              <dc:creator>Unbekannter Autor</dc:creator>
              <dc:date>2016-04-24T10:40:00</dc:date>
            </office:change-info>
          </text:format-change>
        </text:changed-region>
        <text:changed-region xml:id="ct38176992" text:id="ct38176992">
          <text:format-change>
            <office:change-info>
              <dc:creator>Unbekannter Autor</dc:creator>
              <dc:date>2016-04-24T10:40:00</dc:date>
            </office:change-info>
          </text:format-change>
        </text:changed-region>
        <text:changed-region xml:id="ct41359888" text:id="ct41359888">
          <text:format-change>
            <office:change-info>
              <dc:creator>Unbekannter Autor</dc:creator>
              <dc:date>2016-04-24T10:40:00</dc:date>
            </office:change-info>
          </text:format-change>
        </text:changed-region>
        <text:changed-region xml:id="ct41370976" text:id="ct41370976">
          <text:format-change>
            <office:change-info>
              <dc:creator>Unbekannter Autor</dc:creator>
              <dc:date>2016-04-24T10:40:00</dc:date>
            </office:change-info>
          </text:format-change>
        </text:changed-region>
        <text:changed-region xml:id="ct41373088" text:id="ct41373088">
          <text:format-change>
            <office:change-info>
              <dc:creator>Unbekannter Autor</dc:creator>
              <dc:date>2016-04-24T10:40:00</dc:date>
            </office:change-info>
          </text:format-change>
        </text:changed-region>
        <text:changed-region xml:id="ct38178048" text:id="ct38178048">
          <text:format-change>
            <office:change-info>
              <dc:creator>Unbekannter Autor</dc:creator>
              <dc:date>2016-04-24T10:40:00</dc:date>
            </office:change-info>
          </text:format-change>
        </text:changed-region>
        <text:changed-region xml:id="ct41378288" text:id="ct41378288">
          <text:format-change>
            <office:change-info>
              <dc:creator>Unbekannter Autor</dc:creator>
              <dc:date>2016-04-24T10:40:00</dc:date>
            </office:change-info>
          </text:format-change>
        </text:changed-region>
        <text:changed-region xml:id="ct41376880" text:id="ct41376880">
          <text:format-change>
            <office:change-info>
              <dc:creator>Unbekannter Autor</dc:creator>
              <dc:date>2016-04-24T10:40:00</dc:date>
            </office:change-info>
          </text:format-change>
        </text:changed-region>
        <text:changed-region xml:id="ct41375872" text:id="ct41375872">
          <text:format-change>
            <office:change-info>
              <dc:creator>Unbekannter Autor</dc:creator>
              <dc:date>2016-04-24T10:40:00</dc:date>
            </office:change-info>
          </text:format-change>
        </text:changed-region>
        <text:changed-region xml:id="ct41382144" text:id="ct41382144">
          <text:format-change>
            <office:change-info>
              <dc:creator>Unbekannter Autor</dc:creator>
              <dc:date>2016-04-24T10:40:00</dc:date>
            </office:change-info>
          </text:format-change>
        </text:changed-region>
        <text:changed-region xml:id="ct41391840" text:id="ct41391840">
          <text:format-change>
            <office:change-info>
              <dc:creator>Unbekannter Autor</dc:creator>
              <dc:date>2016-04-24T10:40:00</dc:date>
            </office:change-info>
          </text:format-change>
        </text:changed-region>
        <text:changed-region xml:id="ct38177696" text:id="ct38177696">
          <text:format-change>
            <office:change-info>
              <dc:creator>Unbekannter Autor</dc:creator>
              <dc:date>2016-04-24T10:40:00</dc:date>
            </office:change-info>
          </text:format-change>
        </text:changed-region>
        <text:changed-region xml:id="ct38179168" text:id="ct38179168">
          <text:format-change>
            <office:change-info>
              <dc:creator>Unbekannter Autor</dc:creator>
              <dc:date>2016-04-24T10:40:00</dc:date>
            </office:change-info>
          </text:format-change>
        </text:changed-region>
        <text:changed-region xml:id="ct41372064" text:id="ct41372064">
          <text:format-change>
            <office:change-info>
              <dc:creator>Unbekannter Autor</dc:creator>
              <dc:date>2016-04-24T10:40:00</dc:date>
            </office:change-info>
          </text:format-change>
        </text:changed-region>
        <text:changed-region xml:id="ct41388448" text:id="ct41388448">
          <text:format-change>
            <office:change-info>
              <dc:creator>Unbekannter Autor</dc:creator>
              <dc:date>2016-04-24T10:40:00</dc:date>
            </office:change-info>
          </text:format-change>
        </text:changed-region>
        <text:changed-region xml:id="ct41359440" text:id="ct41359440">
          <text:format-change>
            <office:change-info>
              <dc:creator>Unbekannter Autor</dc:creator>
              <dc:date>2016-04-24T10:40:00</dc:date>
            </office:change-info>
          </text:format-change>
        </text:changed-region>
        <text:changed-region xml:id="ct41385568" text:id="ct41385568">
          <text:format-change>
            <office:change-info>
              <dc:creator>Unbekannter Autor</dc:creator>
              <dc:date>2016-04-24T10:40:00</dc:date>
            </office:change-info>
          </text:format-change>
        </text:changed-region>
        <text:changed-region xml:id="ct41386080" text:id="ct41386080">
          <text:format-change>
            <office:change-info>
              <dc:creator>Unbekannter Autor</dc:creator>
              <dc:date>2016-04-24T10:40:00</dc:date>
            </office:change-info>
          </text:format-change>
        </text:changed-region>
        <text:changed-region xml:id="ct41386592" text:id="ct41386592">
          <text:format-change>
            <office:change-info>
              <dc:creator>Unbekannter Autor</dc:creator>
              <dc:date>2016-04-24T10:40:00</dc:date>
            </office:change-info>
          </text:format-change>
        </text:changed-region>
        <text:changed-region xml:id="ct41338688" text:id="ct41338688">
          <text:format-change>
            <office:change-info>
              <dc:creator>Unbekannter Autor</dc:creator>
              <dc:date>2016-04-24T10:40:00</dc:date>
            </office:change-info>
          </text:format-change>
        </text:changed-region>
        <text:changed-region xml:id="ct41390000" text:id="ct41390000">
          <text:format-change>
            <office:change-info>
              <dc:creator>Unbekannter Autor</dc:creator>
              <dc:date>2016-04-24T10:40:00</dc:date>
            </office:change-info>
          </text:format-change>
        </text:changed-region>
        <text:changed-region xml:id="ct41398160" text:id="ct41398160">
          <text:format-change>
            <office:change-info>
              <dc:creator>Unbekannter Autor</dc:creator>
              <dc:date>2016-04-24T10:40:00</dc:date>
            </office:change-info>
          </text:format-change>
        </text:changed-region>
        <text:changed-region xml:id="ct41377520" text:id="ct41377520">
          <text:format-change>
            <office:change-info>
              <dc:creator>Unbekannter Autor</dc:creator>
              <dc:date>2016-04-24T10:40:00</dc:date>
            </office:change-info>
          </text:format-change>
        </text:changed-region>
        <text:changed-region xml:id="ct41390576" text:id="ct41390576">
          <text:format-change>
            <office:change-info>
              <dc:creator>Unbekannter Autor</dc:creator>
              <dc:date>2016-04-24T10:40:00</dc:date>
            </office:change-info>
          </text:format-change>
        </text:changed-region>
        <text:changed-region xml:id="ct38113408" text:id="ct38113408">
          <text:format-change>
            <office:change-info>
              <dc:creator>Unbekannter Autor</dc:creator>
              <dc:date>2016-04-24T10:40:00</dc:date>
            </office:change-info>
          </text:format-change>
        </text:changed-region>
        <text:changed-region xml:id="ct41390912" text:id="ct41390912">
          <text:format-change>
            <office:change-info>
              <dc:creator>Unbekannter Autor</dc:creator>
              <dc:date>2016-04-24T10:40:00</dc:date>
            </office:change-info>
          </text:format-change>
        </text:changed-region>
        <text:changed-region xml:id="ct38182624" text:id="ct38182624">
          <text:format-change>
            <office:change-info>
              <dc:creator>Unbekannter Autor</dc:creator>
              <dc:date>2016-04-24T10:40:00</dc:date>
            </office:change-info>
          </text:format-change>
        </text:changed-region>
        <text:changed-region xml:id="ct41361696" text:id="ct41361696">
          <text:format-change>
            <office:change-info>
              <dc:creator>Unbekannter Autor</dc:creator>
              <dc:date>2016-04-24T10:40:00</dc:date>
            </office:change-info>
          </text:format-change>
        </text:changed-region>
        <text:changed-region xml:id="ct41400576" text:id="ct41400576">
          <text:format-change>
            <office:change-info>
              <dc:creator>Unbekannter Autor</dc:creator>
              <dc:date>2016-04-24T10:40:00</dc:date>
            </office:change-info>
          </text:format-change>
        </text:changed-region>
        <text:changed-region xml:id="ct38186976" text:id="ct38186976">
          <text:format-change>
            <office:change-info>
              <dc:creator>Unbekannter Autor</dc:creator>
              <dc:date>2016-04-24T10:40:00</dc:date>
            </office:change-info>
          </text:format-change>
        </text:changed-region>
        <text:changed-region xml:id="ct41357008" text:id="ct41357008">
          <text:format-change>
            <office:change-info>
              <dc:creator>Unbekannter Autor</dc:creator>
              <dc:date>2016-04-24T10:40:00</dc:date>
            </office:change-info>
          </text:format-change>
        </text:changed-region>
        <text:changed-region xml:id="ct38185152" text:id="ct38185152">
          <text:format-change>
            <office:change-info>
              <dc:creator>Unbekannter Autor</dc:creator>
              <dc:date>2016-04-24T10:40:00</dc:date>
            </office:change-info>
          </text:format-change>
        </text:changed-region>
        <text:changed-region xml:id="ct41401968" text:id="ct41401968">
          <text:format-change>
            <office:change-info>
              <dc:creator>Unbekannter Autor</dc:creator>
              <dc:date>2016-04-24T10:40:00</dc:date>
            </office:change-info>
          </text:format-change>
        </text:changed-region>
        <text:changed-region xml:id="ct41411680" text:id="ct41411680">
          <text:format-change>
            <office:change-info>
              <dc:creator>Unbekannter Autor</dc:creator>
              <dc:date>2016-04-24T10:40:00</dc:date>
            </office:change-info>
          </text:format-change>
        </text:changed-region>
        <text:changed-region xml:id="ct41420272" text:id="ct41420272">
          <text:format-change>
            <office:change-info>
              <dc:creator>Unbekannter Autor</dc:creator>
              <dc:date>2016-04-24T10:40:00</dc:date>
            </office:change-info>
          </text:format-change>
        </text:changed-region>
        <text:changed-region xml:id="ct41424448" text:id="ct41424448">
          <text:format-change>
            <office:change-info>
              <dc:creator>Unbekannter Autor</dc:creator>
              <dc:date>2016-04-24T10:40:00</dc:date>
            </office:change-info>
          </text:format-change>
        </text:changed-region>
        <text:changed-region xml:id="ct41401680" text:id="ct41401680">
          <text:format-change>
            <office:change-info>
              <dc:creator>Unbekannter Autor</dc:creator>
              <dc:date>2016-04-24T10:40:00</dc:date>
            </office:change-info>
          </text:format-change>
        </text:changed-region>
        <text:changed-region xml:id="ct41399744" text:id="ct41399744">
          <text:format-change>
            <office:change-info>
              <dc:creator>Unbekannter Autor</dc:creator>
              <dc:date>2016-04-24T10:40:00</dc:date>
            </office:change-info>
          </text:format-change>
        </text:changed-region>
        <text:changed-region xml:id="ct41396336" text:id="ct41396336">
          <text:format-change>
            <office:change-info>
              <dc:creator>Unbekannter Autor</dc:creator>
              <dc:date>2016-04-24T10:40:00</dc:date>
            </office:change-info>
          </text:format-change>
        </text:changed-region>
        <text:changed-region xml:id="ct41397376" text:id="ct41397376">
          <text:format-change>
            <office:change-info>
              <dc:creator>Unbekannter Autor</dc:creator>
              <dc:date>2016-04-24T10:40:00</dc:date>
            </office:change-info>
          </text:format-change>
        </text:changed-region>
        <text:changed-region xml:id="ct41396944" text:id="ct41396944">
          <text:format-change>
            <office:change-info>
              <dc:creator>Unbekannter Autor</dc:creator>
              <dc:date>2016-04-24T10:40:00</dc:date>
            </office:change-info>
          </text:format-change>
        </text:changed-region>
        <text:changed-region xml:id="ct41395472" text:id="ct41395472">
          <text:format-change>
            <office:change-info>
              <dc:creator>Unbekannter Autor</dc:creator>
              <dc:date>2016-04-24T10:40:00</dc:date>
            </office:change-info>
          </text:format-change>
        </text:changed-region>
        <text:changed-region xml:id="ct41395696" text:id="ct41395696">
          <text:format-change>
            <office:change-info>
              <dc:creator>Unbekannter Autor</dc:creator>
              <dc:date>2016-04-24T10:40:00</dc:date>
            </office:change-info>
          </text:format-change>
        </text:changed-region>
        <text:changed-region xml:id="ct41414704" text:id="ct41414704">
          <text:format-change>
            <office:change-info>
              <dc:creator>Unbekannter Autor</dc:creator>
              <dc:date>2016-04-24T10:40:00</dc:date>
            </office:change-info>
          </text:format-change>
        </text:changed-region>
        <text:changed-region xml:id="ct41415152" text:id="ct41415152">
          <text:format-change>
            <office:change-info>
              <dc:creator>Unbekannter Autor</dc:creator>
              <dc:date>2016-04-24T10:40:00</dc:date>
            </office:change-info>
          </text:format-change>
        </text:changed-region>
        <text:changed-region xml:id="ct41416144" text:id="ct41416144">
          <text:format-change>
            <office:change-info>
              <dc:creator>Unbekannter Autor</dc:creator>
              <dc:date>2016-04-24T10:40:00</dc:date>
            </office:change-info>
          </text:format-change>
        </text:changed-region>
        <text:changed-region xml:id="ct41416368" text:id="ct41416368">
          <text:format-change>
            <office:change-info>
              <dc:creator>Unbekannter Autor</dc:creator>
              <dc:date>2016-04-24T10:40:00</dc:date>
            </office:change-info>
          </text:format-change>
        </text:changed-region>
        <text:changed-region xml:id="ct41412560" text:id="ct41412560">
          <text:format-change>
            <office:change-info>
              <dc:creator>Unbekannter Autor</dc:creator>
              <dc:date>2016-04-24T10:40:00</dc:date>
            </office:change-info>
          </text:format-change>
        </text:changed-region>
        <text:changed-region xml:id="ct41402640" text:id="ct41402640">
          <text:format-change>
            <office:change-info>
              <dc:creator>Unbekannter Autor</dc:creator>
              <dc:date>2016-04-24T10:40:00</dc:date>
            </office:change-info>
          </text:format-change>
        </text:changed-region>
        <text:changed-region xml:id="ct41404528" text:id="ct41404528">
          <text:format-change>
            <office:change-info>
              <dc:creator>Unbekannter Autor</dc:creator>
              <dc:date>2016-04-24T10:40:00</dc:date>
            </office:change-info>
          </text:format-change>
        </text:changed-region>
        <text:changed-region xml:id="ct41404752" text:id="ct41404752">
          <text:format-change>
            <office:change-info>
              <dc:creator>Unbekannter Autor</dc:creator>
              <dc:date>2016-04-24T10:40:00</dc:date>
            </office:change-info>
          </text:format-change>
        </text:changed-region>
        <text:changed-region xml:id="ct41429984" text:id="ct41429984">
          <text:format-change>
            <office:change-info>
              <dc:creator>Unbekannter Autor</dc:creator>
              <dc:date>2016-04-24T10:40:00</dc:date>
            </office:change-info>
          </text:format-change>
        </text:changed-region>
        <text:changed-region xml:id="ct41431424" text:id="ct41431424">
          <text:format-change>
            <office:change-info>
              <dc:creator>Unbekannter Autor</dc:creator>
              <dc:date>2016-04-24T10:40:00</dc:date>
            </office:change-info>
          </text:format-change>
        </text:changed-region>
        <text:changed-region xml:id="ct41432912" text:id="ct41432912">
          <text:format-change>
            <office:change-info>
              <dc:creator>Unbekannter Autor</dc:creator>
              <dc:date>2016-04-24T10:40:00</dc:date>
            </office:change-info>
          </text:format-change>
        </text:changed-region>
        <text:changed-region xml:id="ct41434288" text:id="ct41434288">
          <text:format-change>
            <office:change-info>
              <dc:creator>Unbekannter Autor</dc:creator>
              <dc:date>2016-04-24T10:40:00</dc:date>
            </office:change-info>
          </text:format-change>
        </text:changed-region>
        <text:changed-region xml:id="ct41427104" text:id="ct41427104">
          <text:format-change>
            <office:change-info>
              <dc:creator>Unbekannter Autor</dc:creator>
              <dc:date>2016-04-24T10:40:00</dc:date>
            </office:change-info>
          </text:format-change>
        </text:changed-region>
        <text:changed-region xml:id="ct38195712" text:id="ct38195712">
          <text:format-change>
            <office:change-info>
              <dc:creator>Unbekannter Autor</dc:creator>
              <dc:date>2016-04-24T10:40:00</dc:date>
            </office:change-info>
          </text:format-change>
        </text:changed-region>
        <text:changed-region xml:id="ct41431984" text:id="ct41431984">
          <text:format-change>
            <office:change-info>
              <dc:creator>Unbekannter Autor</dc:creator>
              <dc:date>2016-04-24T10:40:00</dc:date>
            </office:change-info>
          </text:format-change>
        </text:changed-region>
        <text:changed-region xml:id="ct41416592" text:id="ct41416592">
          <text:format-change>
            <office:change-info>
              <dc:creator>Unbekannter Autor</dc:creator>
              <dc:date>2016-04-24T10:40:00</dc:date>
            </office:change-info>
          </text:format-change>
        </text:changed-region>
        <text:changed-region xml:id="ct41401456" text:id="ct41401456">
          <text:format-change>
            <office:change-info>
              <dc:creator>Unbekannter Autor</dc:creator>
              <dc:date>2016-04-24T10:40:00</dc:date>
            </office:change-info>
          </text:format-change>
        </text:changed-region>
        <text:changed-region xml:id="ct38195360" text:id="ct38195360">
          <text:format-change>
            <office:change-info>
              <dc:creator>Unbekannter Autor</dc:creator>
              <dc:date>2016-04-24T10:40:00</dc:date>
            </office:change-info>
          </text:format-change>
        </text:changed-region>
        <text:changed-region xml:id="ct38192192" text:id="ct38192192">
          <text:format-change>
            <office:change-info>
              <dc:creator>Unbekannter Autor</dc:creator>
              <dc:date>2016-04-24T10:40:00</dc:date>
            </office:change-info>
          </text:format-change>
        </text:changed-region>
        <text:changed-region xml:id="ct41402864" text:id="ct41402864">
          <text:format-change>
            <office:change-info>
              <dc:creator>Unbekannter Autor</dc:creator>
              <dc:date>2016-04-24T10:40:00</dc:date>
            </office:change-info>
          </text:format-change>
        </text:changed-region>
        <text:changed-region xml:id="ct41389152" text:id="ct41389152">
          <text:format-change>
            <office:change-info>
              <dc:creator>Unbekannter Autor</dc:creator>
              <dc:date>2016-04-24T10:40:00</dc:date>
            </office:change-info>
          </text:format-change>
        </text:changed-region>
        <text:changed-region xml:id="ct38193600" text:id="ct38193600">
          <text:format-change>
            <office:change-info>
              <dc:creator>Unbekannter Autor</dc:creator>
              <dc:date>2016-04-24T10:40:00</dc:date>
            </office:change-info>
          </text:format-change>
        </text:changed-region>
        <text:changed-region xml:id="ct41430848" text:id="ct41430848">
          <text:format-change>
            <office:change-info>
              <dc:creator>Unbekannter Autor</dc:creator>
              <dc:date>2016-04-24T10:40:00</dc:date>
            </office:change-info>
          </text:format-change>
        </text:changed-region>
        <text:changed-region xml:id="ct41427600" text:id="ct41427600">
          <text:format-change>
            <office:change-info>
              <dc:creator>Unbekannter Autor</dc:creator>
              <dc:date>2016-04-24T10:40:00</dc:date>
            </office:change-info>
          </text:format-change>
        </text:changed-region>
        <text:changed-region xml:id="ct41428544" text:id="ct41428544">
          <text:format-change>
            <office:change-info>
              <dc:creator>Unbekannter Autor</dc:creator>
              <dc:date>2016-04-24T10:40:00</dc:date>
            </office:change-info>
          </text:format-change>
        </text:changed-region>
        <text:changed-region xml:id="ct41428768" text:id="ct41428768">
          <text:format-change>
            <office:change-info>
              <dc:creator>Unbekannter Autor</dc:creator>
              <dc:date>2016-04-24T10:40:00</dc:date>
            </office:change-info>
          </text:format-change>
        </text:changed-region>
        <text:changed-region xml:id="ct41428992" text:id="ct41428992">
          <text:format-change>
            <office:change-info>
              <dc:creator>Unbekannter Autor</dc:creator>
              <dc:date>2016-04-24T10:40:00</dc:date>
            </office:change-info>
          </text:format-change>
        </text:changed-region>
        <text:changed-region xml:id="ct41404976" text:id="ct41404976">
          <text:format-change>
            <office:change-info>
              <dc:creator>Unbekannter Autor</dc:creator>
              <dc:date>2016-04-24T10:40:00</dc:date>
            </office:change-info>
          </text:format-change>
        </text:changed-region>
        <text:changed-region xml:id="ct41405200" text:id="ct41405200">
          <text:format-change>
            <office:change-info>
              <dc:creator>Unbekannter Autor</dc:creator>
              <dc:date>2016-04-24T10:40:00</dc:date>
            </office:change-info>
          </text:format-change>
        </text:changed-region>
        <text:changed-region xml:id="ct41405712" text:id="ct41405712">
          <text:format-change>
            <office:change-info>
              <dc:creator>Unbekannter Autor</dc:creator>
              <dc:date>2016-04-24T10:40:00</dc:date>
            </office:change-info>
          </text:format-change>
        </text:changed-region>
        <text:changed-region xml:id="ct41405936" text:id="ct41405936">
          <text:format-change>
            <office:change-info>
              <dc:creator>Unbekannter Autor</dc:creator>
              <dc:date>2016-04-24T10:40:00</dc:date>
            </office:change-info>
          </text:format-change>
        </text:changed-region>
        <text:changed-region xml:id="ct41406448" text:id="ct41406448">
          <text:format-change>
            <office:change-info>
              <dc:creator>Unbekannter Autor</dc:creator>
              <dc:date>2016-04-24T10:40:00</dc:date>
            </office:change-info>
          </text:format-change>
        </text:changed-region>
        <text:changed-region xml:id="ct41407152" text:id="ct41407152">
          <text:format-change>
            <office:change-info>
              <dc:creator>Unbekannter Autor</dc:creator>
              <dc:date>2016-04-24T10:40:00</dc:date>
            </office:change-info>
          </text:format-change>
        </text:changed-region>
        <text:changed-region xml:id="ct41407456" text:id="ct41407456">
          <text:format-change>
            <office:change-info>
              <dc:creator>Unbekannter Autor</dc:creator>
              <dc:date>2016-04-24T10:40:00</dc:date>
            </office:change-info>
          </text:format-change>
        </text:changed-region>
        <text:changed-region xml:id="ct41408960" text:id="ct41408960">
          <text:format-change>
            <office:change-info>
              <dc:creator>Unbekannter Autor</dc:creator>
              <dc:date>2016-04-24T10:40:00</dc:date>
            </office:change-info>
          </text:format-change>
        </text:changed-region>
        <text:changed-region xml:id="ct41409184" text:id="ct41409184">
          <text:format-change>
            <office:change-info>
              <dc:creator>Unbekannter Autor</dc:creator>
              <dc:date>2016-04-24T10:40:00</dc:date>
            </office:change-info>
          </text:format-change>
        </text:changed-region>
        <text:changed-region xml:id="ct41409472" text:id="ct41409472">
          <text:format-change>
            <office:change-info>
              <dc:creator>Unbekannter Autor</dc:creator>
              <dc:date>2016-04-24T10:40:00</dc:date>
            </office:change-info>
          </text:format-change>
        </text:changed-region>
        <text:changed-region xml:id="ct41409984" text:id="ct41409984">
          <text:format-change>
            <office:change-info>
              <dc:creator>Unbekannter Autor</dc:creator>
              <dc:date>2016-04-24T10:40:00</dc:date>
            </office:change-info>
          </text:format-change>
        </text:changed-region>
        <text:changed-region xml:id="ct41410208" text:id="ct41410208">
          <text:format-change>
            <office:change-info>
              <dc:creator>Unbekannter Autor</dc:creator>
              <dc:date>2016-04-24T10:40:00</dc:date>
            </office:change-info>
          </text:format-change>
        </text:changed-region>
        <text:changed-region xml:id="ct41443248" text:id="ct41443248">
          <text:format-change>
            <office:change-info>
              <dc:creator>Unbekannter Autor</dc:creator>
              <dc:date>2016-04-24T10:40:00</dc:date>
            </office:change-info>
          </text:format-change>
        </text:changed-region>
        <text:changed-region xml:id="ct41446496" text:id="ct41446496">
          <text:format-change>
            <office:change-info>
              <dc:creator>Unbekannter Autor</dc:creator>
              <dc:date>2016-04-24T10:40:00</dc:date>
            </office:change-info>
          </text:format-change>
        </text:changed-region>
        <text:changed-region xml:id="ct41446720" text:id="ct41446720">
          <text:format-change>
            <office:change-info>
              <dc:creator>Unbekannter Autor</dc:creator>
              <dc:date>2016-04-24T10:40:00</dc:date>
            </office:change-info>
          </text:format-change>
        </text:changed-region>
        <text:changed-region xml:id="ct41446944" text:id="ct41446944">
          <text:format-change>
            <office:change-info>
              <dc:creator>Unbekannter Autor</dc:creator>
              <dc:date>2016-04-24T10:40:00</dc:date>
            </office:change-info>
          </text:format-change>
        </text:changed-region>
        <text:changed-region xml:id="ct41447168" text:id="ct41447168">
          <text:format-change>
            <office:change-info>
              <dc:creator>Unbekannter Autor</dc:creator>
              <dc:date>2016-04-24T10:40:00</dc:date>
            </office:change-info>
          </text:format-change>
        </text:changed-region>
        <text:changed-region xml:id="ct41447392" text:id="ct41447392">
          <text:format-change>
            <office:change-info>
              <dc:creator>Unbekannter Autor</dc:creator>
              <dc:date>2016-04-24T10:40:00</dc:date>
            </office:change-info>
          </text:format-change>
        </text:changed-region>
        <text:changed-region xml:id="ct41449088" text:id="ct41449088">
          <text:format-change>
            <office:change-info>
              <dc:creator>Unbekannter Autor</dc:creator>
              <dc:date>2016-04-24T10:40:00</dc:date>
            </office:change-info>
          </text:format-change>
        </text:changed-region>
        <text:changed-region xml:id="ct41449616" text:id="ct41449616">
          <text:format-change>
            <office:change-info>
              <dc:creator>Unbekannter Autor</dc:creator>
              <dc:date>2016-04-24T10:40:00</dc:date>
            </office:change-info>
          </text:format-change>
        </text:changed-region>
        <text:changed-region xml:id="ct41449840" text:id="ct41449840">
          <text:format-change>
            <office:change-info>
              <dc:creator>Unbekannter Autor</dc:creator>
              <dc:date>2016-04-24T10:40:00</dc:date>
            </office:change-info>
          </text:format-change>
        </text:changed-region>
        <text:changed-region xml:id="ct41450352" text:id="ct41450352">
          <text:format-change>
            <office:change-info>
              <dc:creator>Unbekannter Autor</dc:creator>
              <dc:date>2016-04-24T10:40:00</dc:date>
            </office:change-info>
          </text:format-change>
        </text:changed-region>
        <text:changed-region xml:id="ct41450576" text:id="ct41450576">
          <text:format-change>
            <office:change-info>
              <dc:creator>Unbekannter Autor</dc:creator>
              <dc:date>2016-04-24T10:40:00</dc:date>
            </office:change-info>
          </text:format-change>
        </text:changed-region>
        <text:changed-region xml:id="ct41450800" text:id="ct41450800">
          <text:format-change>
            <office:change-info>
              <dc:creator>Unbekannter Autor</dc:creator>
              <dc:date>2016-04-24T10:40:00</dc:date>
            </office:change-info>
          </text:format-change>
        </text:changed-region>
        <text:changed-region xml:id="ct41451312" text:id="ct41451312">
          <text:format-change>
            <office:change-info>
              <dc:creator>Unbekannter Autor</dc:creator>
              <dc:date>2016-04-24T10:40:00</dc:date>
            </office:change-info>
          </text:format-change>
        </text:changed-region>
        <text:changed-region xml:id="ct41451536" text:id="ct41451536">
          <text:format-change>
            <office:change-info>
              <dc:creator>Unbekannter Autor</dc:creator>
              <dc:date>2016-04-24T10:40:00</dc:date>
            </office:change-info>
          </text:format-change>
        </text:changed-region>
        <text:changed-region xml:id="ct41451760" text:id="ct41451760">
          <text:format-change>
            <office:change-info>
              <dc:creator>Unbekannter Autor</dc:creator>
              <dc:date>2016-04-24T10:40:00</dc:date>
            </office:change-info>
          </text:format-change>
        </text:changed-region>
        <text:changed-region xml:id="ct41451984" text:id="ct41451984">
          <text:format-change>
            <office:change-info>
              <dc:creator>Unbekannter Autor</dc:creator>
              <dc:date>2016-04-24T10:40:00</dc:date>
            </office:change-info>
          </text:format-change>
        </text:changed-region>
        <text:changed-region xml:id="ct41452896" text:id="ct41452896">
          <text:format-change>
            <office:change-info>
              <dc:creator>Unbekannter Autor</dc:creator>
              <dc:date>2016-04-24T10:40:00</dc:date>
            </office:change-info>
          </text:format-change>
        </text:changed-region>
        <text:changed-region xml:id="ct41454112" text:id="ct41454112">
          <text:format-change>
            <office:change-info>
              <dc:creator>Unbekannter Autor</dc:creator>
              <dc:date>2016-04-24T10:40:00</dc:date>
            </office:change-info>
          </text:format-change>
        </text:changed-region>
        <text:changed-region xml:id="ct41457456" text:id="ct41457456">
          <text:format-change>
            <office:change-info>
              <dc:creator>Unbekannter Autor</dc:creator>
              <dc:date>2016-04-24T10:40:00</dc:date>
            </office:change-info>
          </text:format-change>
        </text:changed-region>
        <text:changed-region xml:id="ct41457680" text:id="ct41457680">
          <text:format-change>
            <office:change-info>
              <dc:creator>Unbekannter Autor</dc:creator>
              <dc:date>2016-04-24T10:40:00</dc:date>
            </office:change-info>
          </text:format-change>
        </text:changed-region>
        <text:changed-region xml:id="ct41457904" text:id="ct41457904">
          <text:format-change>
            <office:change-info>
              <dc:creator>Unbekannter Autor</dc:creator>
              <dc:date>2016-04-24T10:40:00</dc:date>
            </office:change-info>
          </text:format-change>
        </text:changed-region>
        <text:changed-region xml:id="ct41458416" text:id="ct41458416">
          <text:format-change>
            <office:change-info>
              <dc:creator>Unbekannter Autor</dc:creator>
              <dc:date>2016-04-24T10:40:00</dc:date>
            </office:change-info>
          </text:format-change>
        </text:changed-region>
        <text:changed-region xml:id="ct41458640" text:id="ct41458640">
          <text:format-change>
            <office:change-info>
              <dc:creator>Unbekannter Autor</dc:creator>
              <dc:date>2016-04-24T10:40:00</dc:date>
            </office:change-info>
          </text:format-change>
        </text:changed-region>
        <text:changed-region xml:id="ct41458864" text:id="ct41458864">
          <text:format-change>
            <office:change-info>
              <dc:creator>Unbekannter Autor</dc:creator>
              <dc:date>2016-04-24T10:40:00</dc:date>
            </office:change-info>
          </text:format-change>
        </text:changed-region>
        <text:changed-region xml:id="ct41459088" text:id="ct41459088">
          <text:format-change>
            <office:change-info>
              <dc:creator>Unbekannter Autor</dc:creator>
              <dc:date>2016-04-24T10:40:00</dc:date>
            </office:change-info>
          </text:format-change>
        </text:changed-region>
        <text:changed-region xml:id="ct41459600" text:id="ct41459600">
          <text:format-change>
            <office:change-info>
              <dc:creator>Unbekannter Autor</dc:creator>
              <dc:date>2016-04-24T10:40:00</dc:date>
            </office:change-info>
          </text:format-change>
        </text:changed-region>
        <text:changed-region xml:id="ct41460208" text:id="ct41460208">
          <text:format-change>
            <office:change-info>
              <dc:creator>Unbekannter Autor</dc:creator>
              <dc:date>2016-04-24T10:40:00</dc:date>
            </office:change-info>
          </text:format-change>
        </text:changed-region>
        <text:changed-region xml:id="ct41460432" text:id="ct41460432">
          <text:format-change>
            <office:change-info>
              <dc:creator>Unbekannter Autor</dc:creator>
              <dc:date>2016-04-24T10:40:00</dc:date>
            </office:change-info>
          </text:format-change>
        </text:changed-region>
        <text:changed-region xml:id="ct41460656" text:id="ct41460656">
          <text:format-change>
            <office:change-info>
              <dc:creator>Unbekannter Autor</dc:creator>
              <dc:date>2016-04-24T10:40:00</dc:date>
            </office:change-info>
          </text:format-change>
        </text:changed-region>
        <text:changed-region xml:id="ct41462128" text:id="ct41462128">
          <text:format-change>
            <office:change-info>
              <dc:creator>Unbekannter Autor</dc:creator>
              <dc:date>2016-04-24T10:40:00</dc:date>
            </office:change-info>
          </text:format-change>
        </text:changed-region>
        <text:changed-region xml:id="ct41462576" text:id="ct41462576">
          <text:format-change>
            <office:change-info>
              <dc:creator>Unbekannter Autor</dc:creator>
              <dc:date>2016-04-24T10:40:00</dc:date>
            </office:change-info>
          </text:format-change>
        </text:changed-region>
        <text:changed-region xml:id="ct41462800" text:id="ct41462800">
          <text:format-change>
            <office:change-info>
              <dc:creator>Unbekannter Autor</dc:creator>
              <dc:date>2016-04-24T10:40:00</dc:date>
            </office:change-info>
          </text:format-change>
        </text:changed-region>
        <text:changed-region xml:id="ct41463312" text:id="ct41463312">
          <text:format-change>
            <office:change-info>
              <dc:creator>Unbekannter Autor</dc:creator>
              <dc:date>2016-04-24T10:40:00</dc:date>
            </office:change-info>
          </text:format-change>
        </text:changed-region>
        <text:changed-region xml:id="ct41463936" text:id="ct41463936">
          <text:format-change>
            <office:change-info>
              <dc:creator>Unbekannter Autor</dc:creator>
              <dc:date>2016-04-24T10:40:00</dc:date>
            </office:change-info>
          </text:format-change>
        </text:changed-region>
        <text:changed-region xml:id="ct41466480" text:id="ct41466480">
          <text:format-change>
            <office:change-info>
              <dc:creator>Unbekannter Autor</dc:creator>
              <dc:date>2016-04-24T10:40:00</dc:date>
            </office:change-info>
          </text:format-change>
        </text:changed-region>
        <text:changed-region xml:id="ct41469824" text:id="ct41469824">
          <text:format-change>
            <office:change-info>
              <dc:creator>Unbekannter Autor</dc:creator>
              <dc:date>2016-04-24T10:40:00</dc:date>
            </office:change-info>
          </text:format-change>
        </text:changed-region>
        <text:changed-region xml:id="ct41470048" text:id="ct41470048">
          <text:format-change>
            <office:change-info>
              <dc:creator>Unbekannter Autor</dc:creator>
              <dc:date>2016-04-24T10:40:00</dc:date>
            </office:change-info>
          </text:format-change>
        </text:changed-region>
        <text:changed-region xml:id="ct41470272" text:id="ct41470272">
          <text:format-change>
            <office:change-info>
              <dc:creator>Unbekannter Autor</dc:creator>
              <dc:date>2016-04-24T10:40:00</dc:date>
            </office:change-info>
          </text:format-change>
        </text:changed-region>
        <text:changed-region xml:id="ct41470496" text:id="ct41470496">
          <text:format-change>
            <office:change-info>
              <dc:creator>Unbekannter Autor</dc:creator>
              <dc:date>2016-04-24T10:40:00</dc:date>
            </office:change-info>
          </text:format-change>
        </text:changed-region>
        <text:changed-region xml:id="ct54860720" text:id="ct54860720">
          <text:insertion>
            <office:change-info>
              <dc:creator>Unbekannter Autor</dc:creator>
              <dc:date>2016-11-28T16:54:00</dc:date>
            </office:change-info>
          </text:insertion>
        </text:changed-region>
        <text:changed-region xml:id="ct66193632" text:id="ct66193632">
          <text:format-change>
            <office:change-info>
              <dc:creator>Unbekannter Autor</dc:creator>
              <dc:date>2016-04-24T10:40:00</dc:date>
            </office:change-info>
          </text:format-change>
        </text:changed-region>
        <text:changed-region xml:id="ct41470720" text:id="ct41470720">
          <text:format-change>
            <office:change-info>
              <dc:creator>Unbekannter Autor</dc:creator>
              <dc:date>2016-04-24T10:40:00</dc:date>
            </office:change-info>
          </text:format-change>
        </text:changed-region>
        <text:changed-region xml:id="ct33877504" text:id="ct33877504">
          <text:deletion>
            <office:change-info>
              <dc:creator>Unbekannter Autor</dc:creator>
              <dc:date>2016-11-28T16:54:00</dc:date>
            </office:change-info>
            <text:p text:style-name="P45"><text:span text:style-name="_5f_OOoComputerSpecial">,</text:span><text:span text:style-name="_5f_OOoComputerLiteral"> 0</text:span></text:p>
          </text:deletion>
        </text:changed-region>
        <text:changed-region xml:id="ct41471744" text:id="ct41471744">
          <text:format-change>
            <office:change-info>
              <dc:creator>Unbekannter Autor</dc:creator>
              <dc:date>2016-04-24T10:40:00</dc:date>
            </office:change-info>
          </text:format-change>
        </text:changed-region>
        <text:changed-region xml:id="ct41473792" text:id="ct41473792">
          <text:format-change>
            <office:change-info>
              <dc:creator>Unbekannter Autor</dc:creator>
              <dc:date>2016-04-24T10:40:00</dc:date>
            </office:change-info>
          </text:format-change>
        </text:changed-region>
        <text:changed-region xml:id="ct41474544" text:id="ct41474544">
          <text:format-change>
            <office:change-info>
              <dc:creator>Unbekannter Autor</dc:creator>
              <dc:date>2016-04-24T10:40:00</dc:date>
            </office:change-info>
          </text:format-change>
        </text:changed-region>
        <text:changed-region xml:id="ct41476032" text:id="ct41476032">
          <text:format-change>
            <office:change-info>
              <dc:creator>Unbekannter Autor</dc:creator>
              <dc:date>2016-04-24T10:40:00</dc:date>
            </office:change-info>
          </text:format-change>
        </text:changed-region>
        <text:changed-region xml:id="ct41479168" text:id="ct41479168">
          <text:format-change>
            <office:change-info>
              <dc:creator>Unbekannter Autor</dc:creator>
              <dc:date>2016-04-24T10:40:00</dc:date>
            </office:change-info>
          </text:format-change>
        </text:changed-region>
        <text:changed-region xml:id="ct41480208" text:id="ct41480208">
          <text:format-change>
            <office:change-info>
              <dc:creator>Unbekannter Autor</dc:creator>
              <dc:date>2016-04-24T10:40:00</dc:date>
            </office:change-info>
          </text:format-change>
        </text:changed-region>
        <text:changed-region xml:id="ct41480432" text:id="ct41480432">
          <text:format-change>
            <office:change-info>
              <dc:creator>Unbekannter Autor</dc:creator>
              <dc:date>2016-04-24T10:40:00</dc:date>
            </office:change-info>
          </text:format-change>
        </text:changed-region>
        <text:changed-region xml:id="ct41480656" text:id="ct41480656">
          <text:format-change>
            <office:change-info>
              <dc:creator>Unbekannter Autor</dc:creator>
              <dc:date>2016-04-24T10:40:00</dc:date>
            </office:change-info>
          </text:format-change>
        </text:changed-region>
        <text:changed-region xml:id="ct38221408" text:id="ct38221408">
          <text:format-change>
            <office:change-info>
              <dc:creator>Unbekannter Autor</dc:creator>
              <dc:date>2016-04-24T10:40:00</dc:date>
            </office:change-info>
          </text:format-change>
        </text:changed-region>
        <text:changed-region xml:id="ct41453200" text:id="ct41453200">
          <text:format-change>
            <office:change-info>
              <dc:creator>Unbekannter Autor</dc:creator>
              <dc:date>2016-04-24T10:40:00</dc:date>
            </office:change-info>
          </text:format-change>
        </text:changed-region>
        <text:changed-region xml:id="ct41475136" text:id="ct41475136">
          <text:format-change>
            <office:change-info>
              <dc:creator>Unbekannter Autor</dc:creator>
              <dc:date>2016-04-24T10:40:00</dc:date>
            </office:change-info>
          </text:format-change>
        </text:changed-region>
        <text:changed-region xml:id="ct38220000" text:id="ct38220000">
          <text:format-change>
            <office:change-info>
              <dc:creator>Unbekannter Autor</dc:creator>
              <dc:date>2016-04-24T10:40:00</dc:date>
            </office:change-info>
          </text:format-change>
        </text:changed-region>
        <text:changed-region xml:id="ct41464160" text:id="ct41464160">
          <text:format-change>
            <office:change-info>
              <dc:creator>Unbekannter Autor</dc:creator>
              <dc:date>2016-04-24T10:40:00</dc:date>
            </office:change-info>
          </text:format-change>
        </text:changed-region>
        <text:changed-region xml:id="ct41440192" text:id="ct41440192">
          <text:format-change>
            <office:change-info>
              <dc:creator>Unbekannter Autor</dc:creator>
              <dc:date>2016-04-24T10:40:00</dc:date>
            </office:change-info>
          </text:format-change>
        </text:changed-region>
        <text:changed-region xml:id="ct41465056" text:id="ct41465056">
          <text:format-change>
            <office:change-info>
              <dc:creator>Unbekannter Autor</dc:creator>
              <dc:date>2016-04-24T10:40:00</dc:date>
            </office:change-info>
          </text:format-change>
        </text:changed-region>
        <text:changed-region xml:id="ct41464464" text:id="ct41464464">
          <text:format-change>
            <office:change-info>
              <dc:creator>Unbekannter Autor</dc:creator>
              <dc:date>2016-04-24T10:40:00</dc:date>
            </office:change-info>
          </text:format-change>
        </text:changed-region>
        <text:changed-region xml:id="ct41442176" text:id="ct41442176">
          <text:format-change>
            <office:change-info>
              <dc:creator>Unbekannter Autor</dc:creator>
              <dc:date>2016-04-24T10:40:00</dc:date>
            </office:change-info>
          </text:format-change>
        </text:changed-region>
        <text:changed-region xml:id="ct41442400" text:id="ct41442400">
          <text:format-change>
            <office:change-info>
              <dc:creator>Unbekannter Autor</dc:creator>
              <dc:date>2016-04-24T10:40:00</dc:date>
            </office:change-info>
          </text:format-change>
        </text:changed-region>
        <text:changed-region xml:id="ct41470944" text:id="ct41470944">
          <text:format-change>
            <office:change-info>
              <dc:creator>Unbekannter Autor</dc:creator>
              <dc:date>2016-04-24T10:40:00</dc:date>
            </office:change-info>
          </text:format-change>
        </text:changed-region>
        <text:changed-region xml:id="ct38226048" text:id="ct38226048">
          <text:format-change>
            <office:change-info>
              <dc:creator>Unbekannter Autor</dc:creator>
              <dc:date>2016-04-24T10:40:00</dc:date>
            </office:change-info>
          </text:format-change>
        </text:changed-region>
        <text:changed-region xml:id="ct38224576" text:id="ct38224576">
          <text:format-change>
            <office:change-info>
              <dc:creator>Unbekannter Autor</dc:creator>
              <dc:date>2016-04-24T10:40:00</dc:date>
            </office:change-info>
          </text:format-change>
        </text:changed-region>
        <text:changed-region xml:id="ct38225632" text:id="ct38225632">
          <text:format-change>
            <office:change-info>
              <dc:creator>Unbekannter Autor</dc:creator>
              <dc:date>2016-04-24T10:40:00</dc:date>
            </office:change-info>
          </text:format-change>
        </text:changed-region>
        <text:changed-region xml:id="ct38227392" text:id="ct38227392">
          <text:format-change>
            <office:change-info>
              <dc:creator>Unbekannter Autor</dc:creator>
              <dc:date>2016-04-24T10:40:00</dc:date>
            </office:change-info>
          </text:format-change>
        </text:changed-region>
        <text:changed-region xml:id="ct38227744" text:id="ct38227744">
          <text:format-change>
            <office:change-info>
              <dc:creator>Unbekannter Autor</dc:creator>
              <dc:date>2016-04-24T10:40:00</dc:date>
            </office:change-info>
          </text:format-change>
        </text:changed-region>
        <text:changed-region xml:id="ct38228096" text:id="ct38228096">
          <text:format-change>
            <office:change-info>
              <dc:creator>Unbekannter Autor</dc:creator>
              <dc:date>2016-04-24T10:40:00</dc:date>
            </office:change-info>
          </text:format-change>
        </text:changed-region>
        <text:changed-region xml:id="ct38228448" text:id="ct38228448">
          <text:format-change>
            <office:change-info>
              <dc:creator>Unbekannter Autor</dc:creator>
              <dc:date>2016-04-24T10:40:00</dc:date>
            </office:change-info>
          </text:format-change>
        </text:changed-region>
        <text:changed-region xml:id="ct38228800" text:id="ct38228800">
          <text:format-change>
            <office:change-info>
              <dc:creator>Unbekannter Autor</dc:creator>
              <dc:date>2016-04-24T10:40:00</dc:date>
            </office:change-info>
          </text:format-change>
        </text:changed-region>
        <text:changed-region xml:id="ct38229152" text:id="ct38229152">
          <text:format-change>
            <office:change-info>
              <dc:creator>Unbekannter Autor</dc:creator>
              <dc:date>2016-04-24T10:40:00</dc:date>
            </office:change-info>
          </text:format-change>
        </text:changed-region>
        <text:changed-region xml:id="ct38229504" text:id="ct38229504">
          <text:format-change>
            <office:change-info>
              <dc:creator>Unbekannter Autor</dc:creator>
              <dc:date>2016-04-24T10:40:00</dc:date>
            </office:change-info>
          </text:format-change>
        </text:changed-region>
        <text:changed-region xml:id="ct41482896" text:id="ct41482896">
          <text:format-change>
            <office:change-info>
              <dc:creator>Unbekannter Autor</dc:creator>
              <dc:date>2016-04-24T10:40:00</dc:date>
            </office:change-info>
          </text:format-change>
        </text:changed-region>
        <text:changed-region xml:id="ct41484960" text:id="ct41484960">
          <text:format-change>
            <office:change-info>
              <dc:creator>Unbekannter Autor</dc:creator>
              <dc:date>2016-04-24T10:40:00</dc:date>
            </office:change-info>
          </text:format-change>
        </text:changed-region>
        <text:changed-region xml:id="ct38230560" text:id="ct38230560">
          <text:format-change>
            <office:change-info>
              <dc:creator>Unbekannter Autor</dc:creator>
              <dc:date>2016-04-24T10:40:00</dc:date>
            </office:change-info>
          </text:format-change>
        </text:changed-region>
        <text:changed-region xml:id="ct41483120" text:id="ct41483120">
          <text:format-change>
            <office:change-info>
              <dc:creator>Unbekannter Autor</dc:creator>
              <dc:date>2016-04-24T10:40:00</dc:date>
            </office:change-info>
          </text:format-change>
        </text:changed-region>
        <text:changed-region xml:id="ct38230208" text:id="ct38230208">
          <text:format-change>
            <office:change-info>
              <dc:creator>Unbekannter Autor</dc:creator>
              <dc:date>2016-04-24T10:40:00</dc:date>
            </office:change-info>
          </text:format-change>
        </text:changed-region>
        <text:changed-region xml:id="ct38231264" text:id="ct38231264">
          <text:format-change>
            <office:change-info>
              <dc:creator>Unbekannter Autor</dc:creator>
              <dc:date>2016-04-24T10:40:00</dc:date>
            </office:change-info>
          </text:format-change>
        </text:changed-region>
        <text:changed-region xml:id="ct41483520" text:id="ct41483520">
          <text:format-change>
            <office:change-info>
              <dc:creator>Unbekannter Autor</dc:creator>
              <dc:date>2016-04-24T10:40:00</dc:date>
            </office:change-info>
          </text:format-change>
        </text:changed-region>
        <text:changed-region xml:id="ct41482080" text:id="ct41482080">
          <text:format-change>
            <office:change-info>
              <dc:creator>Unbekannter Autor</dc:creator>
              <dc:date>2016-04-24T10:40:00</dc:date>
            </office:change-info>
          </text:format-change>
        </text:changed-region>
        <text:changed-region xml:id="ct41482304" text:id="ct41482304">
          <text:format-change>
            <office:change-info>
              <dc:creator>Unbekannter Autor</dc:creator>
              <dc:date>2016-04-24T10:40:00</dc:date>
            </office:change-info>
          </text:format-change>
        </text:changed-region>
        <text:changed-region xml:id="ct38230912" text:id="ct38230912">
          <text:format-change>
            <office:change-info>
              <dc:creator>Unbekannter Autor</dc:creator>
              <dc:date>2016-04-24T10:40:00</dc:date>
            </office:change-info>
          </text:format-change>
        </text:changed-region>
        <text:changed-region xml:id="ct38232672" text:id="ct38232672">
          <text:format-change>
            <office:change-info>
              <dc:creator>Unbekannter Autor</dc:creator>
              <dc:date>2016-04-24T10:40:00</dc:date>
            </office:change-info>
          </text:format-change>
        </text:changed-region>
        <text:changed-region xml:id="ct41483984" text:id="ct41483984">
          <text:format-change>
            <office:change-info>
              <dc:creator>Unbekannter Autor</dc:creator>
              <dc:date>2016-04-24T10:40:00</dc:date>
            </office:change-info>
          </text:format-change>
        </text:changed-region>
        <text:changed-region xml:id="ct41484208" text:id="ct41484208">
          <text:format-change>
            <office:change-info>
              <dc:creator>Unbekannter Autor</dc:creator>
              <dc:date>2016-04-24T10:40:00</dc:date>
            </office:change-info>
          </text:format-change>
        </text:changed-region>
        <text:changed-region xml:id="ct38234432" text:id="ct38234432">
          <text:format-change>
            <office:change-info>
              <dc:creator>Unbekannter Autor</dc:creator>
              <dc:date>2016-04-24T10:40:00</dc:date>
            </office:change-info>
          </text:format-change>
        </text:changed-region>
        <text:changed-region xml:id="ct41487648" text:id="ct41487648">
          <text:format-change>
            <office:change-info>
              <dc:creator>Unbekannter Autor</dc:creator>
              <dc:date>2016-04-24T10:40:00</dc:date>
            </office:change-info>
          </text:format-change>
        </text:changed-region>
        <text:changed-region xml:id="ct38234080" text:id="ct38234080">
          <text:format-change>
            <office:change-info>
              <dc:creator>Unbekannter Autor</dc:creator>
              <dc:date>2016-04-24T10:40:00</dc:date>
            </office:change-info>
          </text:format-change>
        </text:changed-region>
        <text:changed-region xml:id="ct41488256" text:id="ct41488256">
          <text:format-change>
            <office:change-info>
              <dc:creator>Unbekannter Autor</dc:creator>
              <dc:date>2016-04-24T10:40:00</dc:date>
            </office:change-info>
          </text:format-change>
        </text:changed-region>
        <text:changed-region xml:id="ct41488720" text:id="ct41488720">
          <text:format-change>
            <office:change-info>
              <dc:creator>Unbekannter Autor</dc:creator>
              <dc:date>2016-04-24T10:40:00</dc:date>
            </office:change-info>
          </text:format-change>
        </text:changed-region>
        <text:changed-region xml:id="ct41494912" text:id="ct41494912">
          <text:format-change>
            <office:change-info>
              <dc:creator>Unbekannter Autor</dc:creator>
              <dc:date>2016-04-24T10:40:00</dc:date>
            </office:change-info>
          </text:format-change>
        </text:changed-region>
        <text:changed-region xml:id="ct38236192" text:id="ct38236192">
          <text:format-change>
            <office:change-info>
              <dc:creator>Unbekannter Autor</dc:creator>
              <dc:date>2016-04-24T10:40:00</dc:date>
            </office:change-info>
          </text:format-change>
        </text:changed-region>
        <text:changed-region xml:id="ct41496320" text:id="ct41496320">
          <text:format-change>
            <office:change-info>
              <dc:creator>Unbekannter Autor</dc:creator>
              <dc:date>2016-04-24T10:40:00</dc:date>
            </office:change-info>
          </text:format-change>
        </text:changed-region>
        <text:changed-region xml:id="ct41493456" text:id="ct41493456">
          <text:format-change>
            <office:change-info>
              <dc:creator>Unbekannter Autor</dc:creator>
              <dc:date>2016-04-24T10:40:00</dc:date>
            </office:change-info>
          </text:format-change>
        </text:changed-region>
        <text:changed-region xml:id="ct41489616" text:id="ct41489616">
          <text:format-change>
            <office:change-info>
              <dc:creator>Unbekannter Autor</dc:creator>
              <dc:date>2016-04-24T10:40:00</dc:date>
            </office:change-info>
          </text:format-change>
        </text:changed-region>
        <text:changed-region xml:id="ct54812256" text:id="ct54812256">
          <text:deletion>
            <office:change-info>
              <dc:creator>Unbekannter Autor</dc:creator>
              <dc:date>2016-11-28T16:54:00</dc:date>
            </office:change-info>
            <text:p text:style-name="P45"><text:span text:style-name="_5f_OOoComputerSpecial">,</text:span><text:span text:style-name="_5f_OOoComputerLiteral"> </text:span><text:span text:style-name="_5f_OOoComputerSpecial">-</text:span><text:span text:style-name="_5f_OOoComputerLiteral">0.1</text:span></text:p>
          </text:deletion>
        </text:changed-region>
        <text:changed-region xml:id="ct41497232" text:id="ct41497232">
          <text:format-change>
            <office:change-info>
              <dc:creator>Unbekannter Autor</dc:creator>
              <dc:date>2016-04-24T10:40:00</dc:date>
            </office:change-info>
          </text:format-change>
        </text:changed-region>
        <text:changed-region xml:id="ct41498848" text:id="ct41498848">
          <text:format-change>
            <office:change-info>
              <dc:creator>Unbekannter Autor</dc:creator>
              <dc:date>2016-04-24T10:40:00</dc:date>
            </office:change-info>
          </text:format-change>
        </text:changed-region>
        <text:changed-region xml:id="ct66925392" text:id="ct66925392">
          <text:insertion>
            <office:change-info>
              <dc:creator>Unbekannter Autor</dc:creator>
              <dc:date>2016-11-28T16:54:00</dc:date>
            </office:change-info>
          </text:insertion>
        </text:changed-region>
        <text:changed-region xml:id="ct66707008" text:id="ct66707008">
          <text:format-change>
            <office:change-info>
              <dc:creator>Unbekannter Autor</dc:creator>
              <dc:date>2016-04-24T10:40:00</dc:date>
            </office:change-info>
          </text:format-change>
        </text:changed-region>
        <text:changed-region xml:id="ct38238368" text:id="ct38238368">
          <text:format-change>
            <office:change-info>
              <dc:creator>Unbekannter Autor</dc:creator>
              <dc:date>2016-04-24T10:40:00</dc:date>
            </office:change-info>
          </text:format-change>
        </text:changed-region>
        <text:changed-region xml:id="ct38236896" text:id="ct38236896">
          <text:format-change>
            <office:change-info>
              <dc:creator>Unbekannter Autor</dc:creator>
              <dc:date>2016-04-24T10:40:00</dc:date>
            </office:change-info>
          </text:format-change>
        </text:changed-region>
        <text:changed-region xml:id="ct41502704" text:id="ct41502704">
          <text:format-change>
            <office:change-info>
              <dc:creator>Unbekannter Autor</dc:creator>
              <dc:date>2016-04-24T10:40:00</dc:date>
            </office:change-info>
          </text:format-change>
        </text:changed-region>
        <text:changed-region xml:id="ct41501712" text:id="ct41501712">
          <text:format-change>
            <office:change-info>
              <dc:creator>Unbekannter Autor</dc:creator>
              <dc:date>2016-04-24T10:40:00</dc:date>
            </office:change-info>
          </text:format-change>
        </text:changed-region>
        <text:changed-region xml:id="ct41497584" text:id="ct41497584">
          <text:format-change>
            <office:change-info>
              <dc:creator>Unbekannter Autor</dc:creator>
              <dc:date>2016-04-24T10:40:00</dc:date>
            </office:change-info>
          </text:format-change>
        </text:changed-region>
        <text:changed-region xml:id="ct41505200" text:id="ct41505200">
          <text:format-change>
            <office:change-info>
              <dc:creator>Unbekannter Autor</dc:creator>
              <dc:date>2016-04-24T10:40:00</dc:date>
            </office:change-info>
          </text:format-change>
        </text:changed-region>
        <text:changed-region xml:id="ct38240064" text:id="ct38240064">
          <text:format-change>
            <office:change-info>
              <dc:creator>Unbekannter Autor</dc:creator>
              <dc:date>2016-04-24T10:40:00</dc:date>
            </office:change-info>
          </text:format-change>
        </text:changed-region>
        <text:changed-region xml:id="ct41505984" text:id="ct41505984">
          <text:format-change>
            <office:change-info>
              <dc:creator>Unbekannter Autor</dc:creator>
              <dc:date>2016-04-24T10:40:00</dc:date>
            </office:change-info>
          </text:format-change>
        </text:changed-region>
        <text:changed-region xml:id="ct41491920" text:id="ct41491920">
          <text:format-change>
            <office:change-info>
              <dc:creator>Unbekannter Autor</dc:creator>
              <dc:date>2016-04-24T10:40:00</dc:date>
            </office:change-info>
          </text:format-change>
        </text:changed-region>
        <text:changed-region xml:id="ct41492432" text:id="ct41492432">
          <text:format-change>
            <office:change-info>
              <dc:creator>Unbekannter Autor</dc:creator>
              <dc:date>2016-04-24T10:40:00</dc:date>
            </office:change-info>
          </text:format-change>
        </text:changed-region>
        <text:changed-region xml:id="ct41506896" text:id="ct41506896">
          <text:format-change>
            <office:change-info>
              <dc:creator>Unbekannter Autor</dc:creator>
              <dc:date>2016-04-24T10:40:00</dc:date>
            </office:change-info>
          </text:format-change>
        </text:changed-region>
        <text:changed-region xml:id="ct41508032" text:id="ct41508032">
          <text:format-change>
            <office:change-info>
              <dc:creator>Unbekannter Autor</dc:creator>
              <dc:date>2016-04-24T10:40:00</dc:date>
            </office:change-info>
          </text:format-change>
        </text:changed-region>
        <text:changed-region xml:id="ct38242880" text:id="ct38242880">
          <text:format-change>
            <office:change-info>
              <dc:creator>Unbekannter Autor</dc:creator>
              <dc:date>2016-04-24T10:40:00</dc:date>
            </office:change-info>
          </text:format-change>
        </text:changed-region>
        <text:changed-region xml:id="ct41508896" text:id="ct41508896">
          <text:format-change>
            <office:change-info>
              <dc:creator>Unbekannter Autor</dc:creator>
              <dc:date>2016-04-24T10:40:00</dc:date>
            </office:change-info>
          </text:format-change>
        </text:changed-region>
        <text:changed-region xml:id="ct41509824" text:id="ct41509824">
          <text:format-change>
            <office:change-info>
              <dc:creator>Unbekannter Autor</dc:creator>
              <dc:date>2016-04-24T10:40:00</dc:date>
            </office:change-info>
          </text:format-change>
        </text:changed-region>
        <text:changed-region xml:id="ct41490032" text:id="ct41490032">
          <text:format-change>
            <office:change-info>
              <dc:creator>Unbekannter Autor</dc:creator>
              <dc:date>2016-04-24T10:40:00</dc:date>
            </office:change-info>
          </text:format-change>
        </text:changed-region>
        <text:changed-region xml:id="ct41511600" text:id="ct41511600">
          <text:format-change>
            <office:change-info>
              <dc:creator>Unbekannter Autor</dc:creator>
              <dc:date>2016-04-24T10:40:00</dc:date>
            </office:change-info>
          </text:format-change>
        </text:changed-region>
        <text:changed-region xml:id="ct38244640" text:id="ct38244640">
          <text:format-change>
            <office:change-info>
              <dc:creator>Unbekannter Autor</dc:creator>
              <dc:date>2016-04-24T10:40:00</dc:date>
            </office:change-info>
          </text:format-change>
        </text:changed-region>
        <text:changed-region xml:id="ct41481168" text:id="ct41481168">
          <text:format-change>
            <office:change-info>
              <dc:creator>Unbekannter Autor</dc:creator>
              <dc:date>2016-04-24T10:40:00</dc:date>
            </office:change-info>
          </text:format-change>
        </text:changed-region>
        <text:changed-region xml:id="ct41515104" text:id="ct41515104">
          <text:format-change>
            <office:change-info>
              <dc:creator>Unbekannter Autor</dc:creator>
              <dc:date>2016-04-24T10:40:00</dc:date>
            </office:change-info>
          </text:format-change>
        </text:changed-region>
        <text:changed-region xml:id="ct41516784" text:id="ct41516784">
          <text:format-change>
            <office:change-info>
              <dc:creator>Unbekannter Autor</dc:creator>
              <dc:date>2016-04-24T10:40:00</dc:date>
            </office:change-info>
          </text:format-change>
        </text:changed-region>
        <text:changed-region xml:id="ct41514304" text:id="ct41514304">
          <text:format-change>
            <office:change-info>
              <dc:creator>Unbekannter Autor</dc:creator>
              <dc:date>2016-04-24T10:40:00</dc:date>
            </office:change-info>
          </text:format-change>
        </text:changed-region>
        <text:changed-region xml:id="ct41513824" text:id="ct41513824">
          <text:format-change>
            <office:change-info>
              <dc:creator>Unbekannter Autor</dc:creator>
              <dc:date>2016-04-24T10:40:00</dc:date>
            </office:change-info>
          </text:format-change>
        </text:changed-region>
        <text:changed-region xml:id="ct41520000" text:id="ct41520000">
          <text:format-change>
            <office:change-info>
              <dc:creator>Unbekannter Autor</dc:creator>
              <dc:date>2016-04-24T10:40:00</dc:date>
            </office:change-info>
          </text:format-change>
        </text:changed-region>
        <text:changed-region xml:id="ct41522352" text:id="ct41522352">
          <text:format-change>
            <office:change-info>
              <dc:creator>Unbekannter Autor</dc:creator>
              <dc:date>2016-04-24T10:40:00</dc:date>
            </office:change-info>
          </text:format-change>
        </text:changed-region>
        <text:changed-region xml:id="ct41514048" text:id="ct41514048">
          <text:format-change>
            <office:change-info>
              <dc:creator>Unbekannter Autor</dc:creator>
              <dc:date>2016-04-24T10:40:00</dc:date>
            </office:change-info>
          </text:format-change>
        </text:changed-region>
        <text:changed-region xml:id="ct41518112" text:id="ct41518112">
          <text:format-change>
            <office:change-info>
              <dc:creator>Unbekannter Autor</dc:creator>
              <dc:date>2016-04-24T10:40:00</dc:date>
            </office:change-info>
          </text:format-change>
        </text:changed-region>
        <text:changed-region xml:id="ct41515808" text:id="ct41515808">
          <text:format-change>
            <office:change-info>
              <dc:creator>Unbekannter Autor</dc:creator>
              <dc:date>2016-04-24T10:40:00</dc:date>
            </office:change-info>
          </text:format-change>
        </text:changed-region>
        <text:changed-region xml:id="ct41523296" text:id="ct41523296">
          <text:format-change>
            <office:change-info>
              <dc:creator>Unbekannter Autor</dc:creator>
              <dc:date>2016-04-24T10:40:00</dc:date>
            </office:change-info>
          </text:format-change>
        </text:changed-region>
        <text:changed-region xml:id="ct41520400" text:id="ct41520400">
          <text:format-change>
            <office:change-info>
              <dc:creator>Unbekannter Autor</dc:creator>
              <dc:date>2016-04-24T10:40:00</dc:date>
            </office:change-info>
          </text:format-change>
        </text:changed-region>
        <text:changed-region xml:id="ct41524432" text:id="ct41524432">
          <text:format-change>
            <office:change-info>
              <dc:creator>Unbekannter Autor</dc:creator>
              <dc:date>2016-04-24T10:40:00</dc:date>
            </office:change-info>
          </text:format-change>
        </text:changed-region>
        <text:changed-region xml:id="ct41525456" text:id="ct41525456">
          <text:format-change>
            <office:change-info>
              <dc:creator>Unbekannter Autor</dc:creator>
              <dc:date>2016-04-24T10:40:00</dc:date>
            </office:change-info>
          </text:format-change>
        </text:changed-region>
        <text:changed-region xml:id="ct38248576" text:id="ct38248576">
          <text:format-change>
            <office:change-info>
              <dc:creator>Unbekannter Autor</dc:creator>
              <dc:date>2016-04-24T10:40:00</dc:date>
            </office:change-info>
          </text:format-change>
        </text:changed-region>
        <text:changed-region xml:id="ct41520624" text:id="ct41520624">
          <text:format-change>
            <office:change-info>
              <dc:creator>Unbekannter Autor</dc:creator>
              <dc:date>2016-04-24T10:40:00</dc:date>
            </office:change-info>
          </text:format-change>
        </text:changed-region>
        <text:changed-region xml:id="ct41519152" text:id="ct41519152">
          <text:format-change>
            <office:change-info>
              <dc:creator>Unbekannter Autor</dc:creator>
              <dc:date>2016-04-24T10:40:00</dc:date>
            </office:change-info>
          </text:format-change>
        </text:changed-region>
        <text:changed-region xml:id="ct41526784" text:id="ct41526784">
          <text:format-change>
            <office:change-info>
              <dc:creator>Unbekannter Autor</dc:creator>
              <dc:date>2016-04-24T10:40:00</dc:date>
            </office:change-info>
          </text:format-change>
        </text:changed-region>
        <text:changed-region xml:id="ct41527248" text:id="ct41527248">
          <text:format-change>
            <office:change-info>
              <dc:creator>Unbekannter Autor</dc:creator>
              <dc:date>2016-04-24T10:40:00</dc:date>
            </office:change-info>
          </text:format-change>
        </text:changed-region>
        <text:changed-region xml:id="ct41528368" text:id="ct41528368">
          <text:format-change>
            <office:change-info>
              <dc:creator>Unbekannter Autor</dc:creator>
              <dc:date>2016-04-24T10:40:00</dc:date>
            </office:change-info>
          </text:format-change>
        </text:changed-region>
        <text:changed-region xml:id="ct41529488" text:id="ct41529488">
          <text:format-change>
            <office:change-info>
              <dc:creator>Unbekannter Autor</dc:creator>
              <dc:date>2016-04-24T10:40:00</dc:date>
            </office:change-info>
          </text:format-change>
        </text:changed-region>
        <text:changed-region xml:id="ct38252384" text:id="ct38252384">
          <text:format-change>
            <office:change-info>
              <dc:creator>Unbekannter Autor</dc:creator>
              <dc:date>2016-04-24T10:41:00</dc:date>
            </office:change-info>
          </text:format-change>
        </text:changed-region>
        <text:changed-region xml:id="ct38250272" text:id="ct38250272">
          <text:format-change>
            <office:change-info>
              <dc:creator>Unbekannter Autor</dc:creator>
              <dc:date>2016-04-24T10:41:00</dc:date>
            </office:change-info>
          </text:format-change>
        </text:changed-region>
        <text:changed-region xml:id="ct41530512" text:id="ct41530512">
          <text:format-change>
            <office:change-info>
              <dc:creator>Unbekannter Autor</dc:creator>
              <dc:date>2016-04-24T10:41:00</dc:date>
            </office:change-info>
          </text:format-change>
        </text:changed-region>
        <text:changed-region xml:id="ct41521360" text:id="ct41521360">
          <text:format-change>
            <office:change-info>
              <dc:creator>Unbekannter Autor</dc:creator>
              <dc:date>2016-04-24T10:41:00</dc:date>
            </office:change-info>
          </text:format-change>
        </text:changed-region>
        <text:changed-region xml:id="ct41527472" text:id="ct41527472">
          <text:format-change>
            <office:change-info>
              <dc:creator>Unbekannter Autor</dc:creator>
              <dc:date>2016-04-24T10:41:00</dc:date>
            </office:change-info>
          </text:format-change>
        </text:changed-region>
        <text:changed-region xml:id="ct41537584" text:id="ct41537584">
          <text:format-change>
            <office:change-info>
              <dc:creator>Unbekannter Autor</dc:creator>
              <dc:date>2016-04-24T10:41:00</dc:date>
            </office:change-info>
          </text:format-change>
        </text:changed-region>
        <text:changed-region xml:id="ct38254144" text:id="ct38254144">
          <text:format-change>
            <office:change-info>
              <dc:creator>Unbekannter Autor</dc:creator>
              <dc:date>2016-04-24T10:41:00</dc:date>
            </office:change-info>
          </text:format-change>
        </text:changed-region>
        <text:changed-region xml:id="ct38252736" text:id="ct38252736">
          <text:format-change>
            <office:change-info>
              <dc:creator>Unbekannter Autor</dc:creator>
              <dc:date>2016-04-24T10:41:00</dc:date>
            </office:change-info>
          </text:format-change>
        </text:changed-region>
        <text:changed-region xml:id="ct38254496" text:id="ct38254496">
          <text:format-change>
            <office:change-info>
              <dc:creator>Unbekannter Autor</dc:creator>
              <dc:date>2016-04-24T10:41:00</dc:date>
            </office:change-info>
          </text:format-change>
        </text:changed-region>
        <text:changed-region xml:id="ct41532720" text:id="ct41532720">
          <text:format-change>
            <office:change-info>
              <dc:creator>Unbekannter Autor</dc:creator>
              <dc:date>2016-04-24T10:41:00</dc:date>
            </office:change-info>
          </text:format-change>
        </text:changed-region>
        <text:changed-region xml:id="ct41540496" text:id="ct41540496">
          <text:format-change>
            <office:change-info>
              <dc:creator>Unbekannter Autor</dc:creator>
              <dc:date>2016-04-24T10:41:00</dc:date>
            </office:change-info>
          </text:format-change>
        </text:changed-region>
        <text:changed-region xml:id="ct38254848" text:id="ct38254848">
          <text:format-change>
            <office:change-info>
              <dc:creator>Unbekannter Autor</dc:creator>
              <dc:date>2016-04-24T10:41:00</dc:date>
            </office:change-info>
          </text:format-change>
        </text:changed-region>
        <text:changed-region xml:id="ct38255200" text:id="ct38255200">
          <text:format-change>
            <office:change-info>
              <dc:creator>Unbekannter Autor</dc:creator>
              <dc:date>2016-04-24T10:41:00</dc:date>
            </office:change-info>
          </text:format-change>
        </text:changed-region>
        <text:changed-region xml:id="ct41527696" text:id="ct41527696">
          <text:format-change>
            <office:change-info>
              <dc:creator>Unbekannter Autor</dc:creator>
              <dc:date>2016-04-24T10:41:00</dc:date>
            </office:change-info>
          </text:format-change>
        </text:changed-region>
        <text:changed-region xml:id="ct41538992" text:id="ct41538992">
          <text:format-change>
            <office:change-info>
              <dc:creator>Unbekannter Autor</dc:creator>
              <dc:date>2016-04-24T10:41:00</dc:date>
            </office:change-info>
          </text:format-change>
        </text:changed-region>
        <text:changed-region xml:id="ct41541200" text:id="ct41541200">
          <text:format-change>
            <office:change-info>
              <dc:creator>Unbekannter Autor</dc:creator>
              <dc:date>2016-04-24T10:41:00</dc:date>
            </office:change-info>
          </text:format-change>
        </text:changed-region>
        <text:changed-region xml:id="ct41532320" text:id="ct41532320">
          <text:format-change>
            <office:change-info>
              <dc:creator>Unbekannter Autor</dc:creator>
              <dc:date>2016-04-24T10:41:00</dc:date>
            </office:change-info>
          </text:format-change>
        </text:changed-region>
        <text:changed-region xml:id="ct41535248" text:id="ct41535248">
          <text:format-change>
            <office:change-info>
              <dc:creator>Unbekannter Autor</dc:creator>
              <dc:date>2016-04-24T10:41:00</dc:date>
            </office:change-info>
          </text:format-change>
        </text:changed-region>
        <text:changed-region xml:id="ct41536048" text:id="ct41536048">
          <text:format-change>
            <office:change-info>
              <dc:creator>Unbekannter Autor</dc:creator>
              <dc:date>2016-04-24T10:41:00</dc:date>
            </office:change-info>
          </text:format-change>
        </text:changed-region>
        <text:changed-region xml:id="ct41536496" text:id="ct41536496">
          <text:format-change>
            <office:change-info>
              <dc:creator>Unbekannter Autor</dc:creator>
              <dc:date>2016-04-24T10:41:00</dc:date>
            </office:change-info>
          </text:format-change>
        </text:changed-region>
        <text:changed-region xml:id="ct41543824" text:id="ct41543824">
          <text:format-change>
            <office:change-info>
              <dc:creator>Unbekannter Autor</dc:creator>
              <dc:date>2016-04-24T10:41:00</dc:date>
            </office:change-info>
          </text:format-change>
        </text:changed-region>
        <text:changed-region xml:id="ct41545520" text:id="ct41545520">
          <text:format-change>
            <office:change-info>
              <dc:creator>Unbekannter Autor</dc:creator>
              <dc:date>2016-04-24T10:41:00</dc:date>
            </office:change-info>
          </text:format-change>
        </text:changed-region>
        <text:changed-region xml:id="ct41547888" text:id="ct41547888">
          <text:format-change>
            <office:change-info>
              <dc:creator>Unbekannter Autor</dc:creator>
              <dc:date>2016-04-24T10:41:00</dc:date>
            </office:change-info>
          </text:format-change>
        </text:changed-region>
        <text:changed-region xml:id="ct38258720" text:id="ct38258720">
          <text:format-change>
            <office:change-info>
              <dc:creator>Unbekannter Autor</dc:creator>
              <dc:date>2016-04-24T10:41:00</dc:date>
            </office:change-info>
          </text:format-change>
        </text:changed-region>
        <text:changed-region xml:id="ct38259072" text:id="ct38259072">
          <text:format-change>
            <office:change-info>
              <dc:creator>Unbekannter Autor</dc:creator>
              <dc:date>2016-04-24T10:41:00</dc:date>
            </office:change-info>
          </text:format-change>
        </text:changed-region>
        <text:changed-region xml:id="ct38257664" text:id="ct38257664">
          <text:format-change>
            <office:change-info>
              <dc:creator>Unbekannter Autor</dc:creator>
              <dc:date>2016-04-24T10:41:00</dc:date>
            </office:change-info>
          </text:format-change>
        </text:changed-region>
        <text:changed-region xml:id="ct38260832" text:id="ct38260832">
          <text:format-change>
            <office:change-info>
              <dc:creator>Unbekannter Autor</dc:creator>
              <dc:date>2016-04-24T10:41:00</dc:date>
            </office:change-info>
          </text:format-change>
        </text:changed-region>
        <text:changed-region xml:id="ct41546528" text:id="ct41546528">
          <text:format-change>
            <office:change-info>
              <dc:creator>Unbekannter Autor</dc:creator>
              <dc:date>2016-04-24T10:41:00</dc:date>
            </office:change-info>
          </text:format-change>
        </text:changed-region>
        <text:changed-region xml:id="ct41549216" text:id="ct41549216">
          <text:format-change>
            <office:change-info>
              <dc:creator>Unbekannter Autor</dc:creator>
              <dc:date>2016-04-24T10:41:00</dc:date>
            </office:change-info>
          </text:format-change>
        </text:changed-region>
        <text:changed-region xml:id="ct41533024" text:id="ct41533024">
          <text:format-change>
            <office:change-info>
              <dc:creator>Unbekannter Autor</dc:creator>
              <dc:date>2016-04-24T10:41:00</dc:date>
            </office:change-info>
          </text:format-change>
        </text:changed-region>
        <text:changed-region xml:id="ct41545744" text:id="ct41545744">
          <text:format-change>
            <office:change-info>
              <dc:creator>Unbekannter Autor</dc:creator>
              <dc:date>2016-04-24T10:41:00</dc:date>
            </office:change-info>
          </text:format-change>
        </text:changed-region>
        <text:changed-region xml:id="ct41546752" text:id="ct41546752">
          <text:format-change>
            <office:change-info>
              <dc:creator>Unbekannter Autor</dc:creator>
              <dc:date>2016-04-24T10:41:00</dc:date>
            </office:change-info>
          </text:format-change>
        </text:changed-region>
        <text:changed-region xml:id="ct41534048" text:id="ct41534048">
          <text:format-change>
            <office:change-info>
              <dc:creator>Unbekannter Autor</dc:creator>
              <dc:date>2016-04-24T10:41:00</dc:date>
            </office:change-info>
          </text:format-change>
        </text:changed-region>
        <text:changed-region xml:id="ct41552368" text:id="ct41552368">
          <text:format-change>
            <office:change-info>
              <dc:creator>Unbekannter Autor</dc:creator>
              <dc:date>2016-04-24T10:41:00</dc:date>
            </office:change-info>
          </text:format-change>
        </text:changed-region>
        <text:changed-region xml:id="ct41534352" text:id="ct41534352">
          <text:format-change>
            <office:change-info>
              <dc:creator>Unbekannter Autor</dc:creator>
              <dc:date>2016-04-24T10:41:00</dc:date>
            </office:change-info>
          </text:format-change>
        </text:changed-region>
        <text:changed-region xml:id="ct41546976" text:id="ct41546976">
          <text:format-change>
            <office:change-info>
              <dc:creator>Unbekannter Autor</dc:creator>
              <dc:date>2016-04-24T10:41:00</dc:date>
            </office:change-info>
          </text:format-change>
        </text:changed-region>
        <text:changed-region xml:id="ct41544784" text:id="ct41544784">
          <text:format-change>
            <office:change-info>
              <dc:creator>Unbekannter Autor</dc:creator>
              <dc:date>2016-04-24T10:41:00</dc:date>
            </office:change-info>
          </text:format-change>
        </text:changed-region>
        <text:changed-region xml:id="ct41554064" text:id="ct41554064">
          <text:format-change>
            <office:change-info>
              <dc:creator>Unbekannter Autor</dc:creator>
              <dc:date>2016-04-24T10:41:00</dc:date>
            </office:change-info>
          </text:format-change>
        </text:changed-region>
        <text:changed-region xml:id="ct38265472" text:id="ct38265472">
          <text:format-change>
            <office:change-info>
              <dc:creator>Unbekannter Autor</dc:creator>
              <dc:date>2016-04-24T10:41:00</dc:date>
            </office:change-info>
          </text:format-change>
        </text:changed-region>
        <text:changed-region xml:id="ct41560336" text:id="ct41560336">
          <text:format-change>
            <office:change-info>
              <dc:creator>Unbekannter Autor</dc:creator>
              <dc:date>2016-04-24T10:41:00</dc:date>
            </office:change-info>
          </text:format-change>
        </text:changed-region>
        <text:changed-region xml:id="ct41512768" text:id="ct41512768">
          <text:format-change>
            <office:change-info>
              <dc:creator>Unbekannter Autor</dc:creator>
              <dc:date>2016-04-24T10:41:00</dc:date>
            </office:change-info>
          </text:format-change>
        </text:changed-region>
        <text:changed-region xml:id="ct41558880" text:id="ct41558880">
          <text:format-change>
            <office:change-info>
              <dc:creator>Unbekannter Autor</dc:creator>
              <dc:date>2016-04-24T10:41:00</dc:date>
            </office:change-info>
          </text:format-change>
        </text:changed-region>
        <text:changed-region xml:id="ct41559440" text:id="ct41559440">
          <text:format-change>
            <office:change-info>
              <dc:creator>Unbekannter Autor</dc:creator>
              <dc:date>2016-04-24T10:41:00</dc:date>
            </office:change-info>
          </text:format-change>
        </text:changed-region>
        <text:changed-region xml:id="ct41556704" text:id="ct41556704">
          <text:format-change>
            <office:change-info>
              <dc:creator>Unbekannter Autor</dc:creator>
              <dc:date>2016-04-24T10:41:00</dc:date>
            </office:change-info>
          </text:format-change>
        </text:changed-region>
        <text:changed-region xml:id="ct34409008" text:id="ct34409008">
          <text:deletion>
            <office:change-info>
              <dc:creator>Unbekannter Autor</dc:creator>
              <dc:date>2016-11-28T16:54:00</dc:date>
            </office:change-info>
            <text:p text:style-name="P46"><text:span text:style-name="_5f_OOoComputerSpecial">,</text:span> <text:span text:style-name="_5f_OOoComputerSpecial">-</text:span><text:span text:style-name="_5f_OOoComputerLiteral">0.1</text:span></text:p>
          </text:deletion>
        </text:changed-region>
        <text:changed-region xml:id="ct41555952" text:id="ct41555952">
          <text:format-change>
            <office:change-info>
              <dc:creator>Unbekannter Autor</dc:creator>
              <dc:date>2016-04-24T10:41:00</dc:date>
            </office:change-info>
          </text:format-change>
        </text:changed-region>
        <text:changed-region xml:id="ct41565344" text:id="ct41565344">
          <text:format-change>
            <office:change-info>
              <dc:creator>Unbekannter Autor</dc:creator>
              <dc:date>2016-04-24T10:41:00</dc:date>
            </office:change-info>
          </text:format-change>
        </text:changed-region>
        <text:changed-region xml:id="ct39954144" text:id="ct39954144">
          <text:insertion>
            <office:change-info>
              <dc:creator>Unbekannter Autor</dc:creator>
              <dc:date>2016-11-28T16:54:00</dc:date>
            </office:change-info>
          </text:insertion>
        </text:changed-region>
        <text:changed-region xml:id="ct66847424" text:id="ct66847424">
          <text:format-change>
            <office:change-info>
              <dc:creator>Unbekannter Autor</dc:creator>
              <dc:date>2016-04-24T10:41:00</dc:date>
            </office:change-info>
          </text:format-change>
        </text:changed-region>
        <text:changed-region xml:id="ct38266816" text:id="ct38266816">
          <text:format-change>
            <office:change-info>
              <dc:creator>Unbekannter Autor</dc:creator>
              <dc:date>2016-04-24T10:41:00</dc:date>
            </office:change-info>
          </text:format-change>
        </text:changed-region>
        <text:changed-region xml:id="ct38267872" text:id="ct38267872">
          <text:format-change>
            <office:change-info>
              <dc:creator>Unbekannter Autor</dc:creator>
              <dc:date>2016-04-24T10:41:00</dc:date>
            </office:change-info>
          </text:format-change>
        </text:changed-region>
        <text:changed-region xml:id="ct41570688" text:id="ct41570688">
          <text:format-change>
            <office:change-info>
              <dc:creator>Unbekannter Autor</dc:creator>
              <dc:date>2016-04-24T10:41:00</dc:date>
            </office:change-info>
          </text:format-change>
        </text:changed-region>
        <text:changed-region xml:id="ct41576736" text:id="ct41576736">
          <text:format-change>
            <office:change-info>
              <dc:creator>Unbekannter Autor</dc:creator>
              <dc:date>2016-04-24T10:41:00</dc:date>
            </office:change-info>
          </text:format-change>
        </text:changed-region>
        <text:changed-region xml:id="ct41576960" text:id="ct41576960">
          <text:format-change>
            <office:change-info>
              <dc:creator>Unbekannter Autor</dc:creator>
              <dc:date>2016-04-24T10:41:00</dc:date>
            </office:change-info>
          </text:format-change>
        </text:changed-region>
        <text:changed-region xml:id="ct41577184" text:id="ct41577184">
          <text:format-change>
            <office:change-info>
              <dc:creator>Unbekannter Autor</dc:creator>
              <dc:date>2016-04-24T10:41:00</dc:date>
            </office:change-info>
          </text:format-change>
        </text:changed-region>
        <text:changed-region xml:id="ct41578912" text:id="ct41578912">
          <text:format-change>
            <office:change-info>
              <dc:creator>Unbekannter Autor</dc:creator>
              <dc:date>2016-04-24T10:41:00</dc:date>
            </office:change-info>
          </text:format-change>
        </text:changed-region>
        <text:changed-region xml:id="ct41580064" text:id="ct41580064">
          <text:format-change>
            <office:change-info>
              <dc:creator>Unbekannter Autor</dc:creator>
              <dc:date>2016-04-24T10:41:00</dc:date>
            </office:change-info>
          </text:format-change>
        </text:changed-region>
        <text:changed-region xml:id="ct41580288" text:id="ct41580288">
          <text:format-change>
            <office:change-info>
              <dc:creator>Unbekannter Autor</dc:creator>
              <dc:date>2016-04-24T10:41:00</dc:date>
            </office:change-info>
          </text:format-change>
        </text:changed-region>
        <text:changed-region xml:id="ct41583072" text:id="ct41583072">
          <text:format-change>
            <office:change-info>
              <dc:creator>Unbekannter Autor</dc:creator>
              <dc:date>2016-04-24T10:41:00</dc:date>
            </office:change-info>
          </text:format-change>
        </text:changed-region>
        <text:changed-region xml:id="ct41583872" text:id="ct41583872">
          <text:format-change>
            <office:change-info>
              <dc:creator>Unbekannter Autor</dc:creator>
              <dc:date>2016-04-24T10:41:00</dc:date>
            </office:change-info>
          </text:format-change>
        </text:changed-region>
        <text:changed-region xml:id="ct41586192" text:id="ct41586192">
          <text:format-change>
            <office:change-info>
              <dc:creator>Unbekannter Autor</dc:creator>
              <dc:date>2016-04-24T10:41:00</dc:date>
            </office:change-info>
          </text:format-change>
        </text:changed-region>
        <text:changed-region xml:id="ct41595776" text:id="ct41595776">
          <text:format-change>
            <office:change-info>
              <dc:creator>Unbekannter Autor</dc:creator>
              <dc:date>2016-04-24T10:41:00</dc:date>
            </office:change-info>
          </text:format-change>
        </text:changed-region>
        <text:changed-region xml:id="ct41590448" text:id="ct41590448">
          <text:format-change>
            <office:change-info>
              <dc:creator>Unbekannter Autor</dc:creator>
              <dc:date>2016-04-24T10:41:00</dc:date>
            </office:change-info>
          </text:format-change>
        </text:changed-region>
        <text:changed-region xml:id="ct41597824" text:id="ct41597824">
          <text:format-change>
            <office:change-info>
              <dc:creator>Unbekannter Autor</dc:creator>
              <dc:date>2016-04-24T10:41:00</dc:date>
            </office:change-info>
          </text:format-change>
        </text:changed-region>
        <text:changed-region xml:id="ct41598048" text:id="ct41598048">
          <text:format-change>
            <office:change-info>
              <dc:creator>Unbekannter Autor</dc:creator>
              <dc:date>2016-04-24T10:41:00</dc:date>
            </office:change-info>
          </text:format-change>
        </text:changed-region>
        <text:changed-region xml:id="ct41599120" text:id="ct41599120">
          <text:format-change>
            <office:change-info>
              <dc:creator>Unbekannter Autor</dc:creator>
              <dc:date>2016-04-24T10:41:00</dc:date>
            </office:change-info>
          </text:format-change>
        </text:changed-region>
        <text:changed-region xml:id="ct41599632" text:id="ct41599632">
          <text:format-change>
            <office:change-info>
              <dc:creator>Unbekannter Autor</dc:creator>
              <dc:date>2016-04-24T10:41:00</dc:date>
            </office:change-info>
          </text:format-change>
        </text:changed-region>
        <text:changed-region xml:id="ct41599856" text:id="ct41599856">
          <text:format-change>
            <office:change-info>
              <dc:creator>Unbekannter Autor</dc:creator>
              <dc:date>2016-04-24T10:41:00</dc:date>
            </office:change-info>
          </text:format-change>
        </text:changed-region>
        <text:changed-region xml:id="ct41600080" text:id="ct41600080">
          <text:format-change>
            <office:change-info>
              <dc:creator>Unbekannter Autor</dc:creator>
              <dc:date>2016-04-24T10:41:00</dc:date>
            </office:change-info>
          </text:format-change>
        </text:changed-region>
        <text:changed-region xml:id="ct38275264" text:id="ct38275264">
          <text:format-change>
            <office:change-info>
              <dc:creator>Unbekannter Autor</dc:creator>
              <dc:date>2016-04-24T10:41:00</dc:date>
            </office:change-info>
          </text:format-change>
        </text:changed-region>
        <text:changed-region xml:id="ct41594304" text:id="ct41594304">
          <text:format-change>
            <office:change-info>
              <dc:creator>Unbekannter Autor</dc:creator>
              <dc:date>2016-04-24T10:41:00</dc:date>
            </office:change-info>
          </text:format-change>
        </text:changed-region>
        <text:changed-region xml:id="ct41559104" text:id="ct41559104">
          <text:format-change>
            <office:change-info>
              <dc:creator>Unbekannter Autor</dc:creator>
              <dc:date>2016-04-24T10:41:00</dc:date>
            </office:change-info>
          </text:format-change>
        </text:changed-region>
        <text:changed-region xml:id="ct41559664" text:id="ct41559664">
          <text:format-change>
            <office:change-info>
              <dc:creator>Unbekannter Autor</dc:creator>
              <dc:date>2016-04-24T10:41:00</dc:date>
            </office:change-info>
          </text:format-change>
        </text:changed-region>
        <text:changed-region xml:id="ct41586720" text:id="ct41586720">
          <text:format-change>
            <office:change-info>
              <dc:creator>Unbekannter Autor</dc:creator>
              <dc:date>2016-04-24T10:41:00</dc:date>
            </office:change-info>
          </text:format-change>
        </text:changed-region>
        <text:changed-region xml:id="ct41595168" text:id="ct41595168">
          <text:format-change>
            <office:change-info>
              <dc:creator>Unbekannter Autor</dc:creator>
              <dc:date>2016-04-24T10:41:00</dc:date>
            </office:change-info>
          </text:format-change>
        </text:changed-region>
        <text:changed-region xml:id="ct41557856" text:id="ct41557856">
          <text:format-change>
            <office:change-info>
              <dc:creator>Unbekannter Autor</dc:creator>
              <dc:date>2016-04-24T10:41:00</dc:date>
            </office:change-info>
          </text:format-change>
        </text:changed-region>
        <text:changed-region xml:id="ct41593008" text:id="ct41593008">
          <text:format-change>
            <office:change-info>
              <dc:creator>Unbekannter Autor</dc:creator>
              <dc:date>2016-04-24T10:41:00</dc:date>
            </office:change-info>
          </text:format-change>
        </text:changed-region>
        <text:changed-region xml:id="ct41568336" text:id="ct41568336">
          <text:format-change>
            <office:change-info>
              <dc:creator>Unbekannter Autor</dc:creator>
              <dc:date>2016-04-24T10:41:00</dc:date>
            </office:change-info>
          </text:format-change>
        </text:changed-region>
        <text:changed-region xml:id="ct41569792" text:id="ct41569792">
          <text:format-change>
            <office:change-info>
              <dc:creator>Unbekannter Autor</dc:creator>
              <dc:date>2016-04-24T10:41:00</dc:date>
            </office:change-info>
          </text:format-change>
        </text:changed-region>
        <text:changed-region xml:id="ct38276320" text:id="ct38276320">
          <text:format-change>
            <office:change-info>
              <dc:creator>Unbekannter Autor</dc:creator>
              <dc:date>2016-04-24T10:41:00</dc:date>
            </office:change-info>
          </text:format-change>
        </text:changed-region>
        <text:changed-region xml:id="ct41587456" text:id="ct41587456">
          <text:format-change>
            <office:change-info>
              <dc:creator>Unbekannter Autor</dc:creator>
              <dc:date>2016-04-24T10:41:00</dc:date>
            </office:change-info>
          </text:format-change>
        </text:changed-region>
        <text:changed-region xml:id="ct41592752" text:id="ct41592752">
          <text:format-change>
            <office:change-info>
              <dc:creator>Unbekannter Autor</dc:creator>
              <dc:date>2016-04-24T10:41:00</dc:date>
            </office:change-info>
          </text:format-change>
        </text:changed-region>
        <text:changed-region xml:id="ct41602128" text:id="ct41602128">
          <text:format-change>
            <office:change-info>
              <dc:creator>Unbekannter Autor</dc:creator>
              <dc:date>2016-04-24T10:41:00</dc:date>
            </office:change-info>
          </text:format-change>
        </text:changed-region>
        <text:changed-region xml:id="ct41602352" text:id="ct41602352">
          <text:format-change>
            <office:change-info>
              <dc:creator>Unbekannter Autor</dc:creator>
              <dc:date>2016-04-24T10:41:00</dc:date>
            </office:change-info>
          </text:format-change>
        </text:changed-region>
        <text:changed-region xml:id="ct41602576" text:id="ct41602576">
          <text:format-change>
            <office:change-info>
              <dc:creator>Unbekannter Autor</dc:creator>
              <dc:date>2016-04-24T10:41:00</dc:date>
            </office:change-info>
          </text:format-change>
        </text:changed-region>
        <text:changed-region xml:id="ct41602800" text:id="ct41602800">
          <text:format-change>
            <office:change-info>
              <dc:creator>Unbekannter Autor</dc:creator>
              <dc:date>2016-04-24T10:41:00</dc:date>
            </office:change-info>
          </text:format-change>
        </text:changed-region>
        <text:changed-region xml:id="ct41603312" text:id="ct41603312">
          <text:format-change>
            <office:change-info>
              <dc:creator>Unbekannter Autor</dc:creator>
              <dc:date>2016-04-24T10:41:00</dc:date>
            </office:change-info>
          </text:format-change>
        </text:changed-region>
        <text:changed-region xml:id="ct41603536" text:id="ct41603536">
          <text:format-change>
            <office:change-info>
              <dc:creator>Unbekannter Autor</dc:creator>
              <dc:date>2016-04-24T10:41:00</dc:date>
            </office:change-info>
          </text:format-change>
        </text:changed-region>
        <text:changed-region xml:id="ct41603760" text:id="ct41603760">
          <text:format-change>
            <office:change-info>
              <dc:creator>Unbekannter Autor</dc:creator>
              <dc:date>2016-04-24T10:41:00</dc:date>
            </office:change-info>
          </text:format-change>
        </text:changed-region>
        <text:changed-region xml:id="ct41603984" text:id="ct41603984">
          <text:format-change>
            <office:change-info>
              <dc:creator>Unbekannter Autor</dc:creator>
              <dc:date>2016-04-24T10:41:00</dc:date>
            </office:change-info>
          </text:format-change>
        </text:changed-region>
        <text:changed-region xml:id="ct41604496" text:id="ct41604496">
          <text:format-change>
            <office:change-info>
              <dc:creator>Unbekannter Autor</dc:creator>
              <dc:date>2016-04-24T10:41:00</dc:date>
            </office:change-info>
          </text:format-change>
        </text:changed-region>
        <text:changed-region xml:id="ct41604720" text:id="ct41604720">
          <text:format-change>
            <office:change-info>
              <dc:creator>Unbekannter Autor</dc:creator>
              <dc:date>2016-04-24T10:41:00</dc:date>
            </office:change-info>
          </text:format-change>
        </text:changed-region>
        <text:changed-region xml:id="ct41605184" text:id="ct41605184">
          <text:format-change>
            <office:change-info>
              <dc:creator>Unbekannter Autor</dc:creator>
              <dc:date>2016-04-24T10:41:00</dc:date>
            </office:change-info>
          </text:format-change>
        </text:changed-region>
        <text:changed-region xml:id="ct41605408" text:id="ct41605408">
          <text:format-change>
            <office:change-info>
              <dc:creator>Unbekannter Autor</dc:creator>
              <dc:date>2016-04-24T10:41:00</dc:date>
            </office:change-info>
          </text:format-change>
        </text:changed-region>
        <text:changed-region xml:id="ct41606112" text:id="ct41606112">
          <text:format-change>
            <office:change-info>
              <dc:creator>Unbekannter Autor</dc:creator>
              <dc:date>2016-04-24T10:41:00</dc:date>
            </office:change-info>
          </text:format-change>
        </text:changed-region>
        <text:changed-region xml:id="ct41606800" text:id="ct41606800">
          <text:format-change>
            <office:change-info>
              <dc:creator>Unbekannter Autor</dc:creator>
              <dc:date>2016-04-24T10:41:00</dc:date>
            </office:change-info>
          </text:format-change>
        </text:changed-region>
        <text:changed-region xml:id="ct41607344" text:id="ct41607344">
          <text:format-change>
            <office:change-info>
              <dc:creator>Unbekannter Autor</dc:creator>
              <dc:date>2016-04-24T10:41:00</dc:date>
            </office:change-info>
          </text:format-change>
        </text:changed-region>
        <text:changed-region xml:id="ct41608592" text:id="ct41608592">
          <text:format-change>
            <office:change-info>
              <dc:creator>Unbekannter Autor</dc:creator>
              <dc:date>2016-04-24T10:41:00</dc:date>
            </office:change-info>
          </text:format-change>
        </text:changed-region>
        <text:changed-region xml:id="ct41610528" text:id="ct41610528">
          <text:format-change>
            <office:change-info>
              <dc:creator>Unbekannter Autor</dc:creator>
              <dc:date>2016-04-24T10:41:00</dc:date>
            </office:change-info>
          </text:format-change>
        </text:changed-region>
        <text:changed-region xml:id="ct41612000" text:id="ct41612000">
          <text:format-change>
            <office:change-info>
              <dc:creator>Unbekannter Autor</dc:creator>
              <dc:date>2016-04-24T10:41:00</dc:date>
            </office:change-info>
          </text:format-change>
        </text:changed-region>
        <text:changed-region xml:id="ct41616048" text:id="ct41616048">
          <text:format-change>
            <office:change-info>
              <dc:creator>Unbekannter Autor</dc:creator>
              <dc:date>2016-04-24T10:41:00</dc:date>
            </office:change-info>
          </text:format-change>
        </text:changed-region>
        <text:changed-region xml:id="ct41622240" text:id="ct41622240">
          <text:format-change>
            <office:change-info>
              <dc:creator>Unbekannter Autor</dc:creator>
              <dc:date>2016-04-24T10:41:00</dc:date>
            </office:change-info>
          </text:format-change>
        </text:changed-region>
        <text:changed-region xml:id="ct38284416" text:id="ct38284416">
          <text:format-change>
            <office:change-info>
              <dc:creator>Unbekannter Autor</dc:creator>
              <dc:date>2016-04-24T10:41:00</dc:date>
            </office:change-info>
          </text:format-change>
        </text:changed-region>
        <text:changed-region xml:id="ct38283360" text:id="ct38283360">
          <text:format-change>
            <office:change-info>
              <dc:creator>Unbekannter Autor</dc:creator>
              <dc:date>2016-04-24T10:41:00</dc:date>
            </office:change-info>
          </text:format-change>
        </text:changed-region>
        <text:changed-region xml:id="ct41616848" text:id="ct41616848">
          <text:format-change>
            <office:change-info>
              <dc:creator>Unbekannter Autor</dc:creator>
              <dc:date>2016-04-24T10:41:00</dc:date>
            </office:change-info>
          </text:format-change>
        </text:changed-region>
        <text:changed-region xml:id="ct38288288" text:id="ct38288288">
          <text:format-change>
            <office:change-info>
              <dc:creator>Unbekannter Autor</dc:creator>
              <dc:date>2016-04-24T10:41:00</dc:date>
            </office:change-info>
          </text:format-change>
        </text:changed-region>
        <text:changed-region xml:id="ct41619728" text:id="ct41619728">
          <text:format-change>
            <office:change-info>
              <dc:creator>Unbekannter Autor</dc:creator>
              <dc:date>2016-04-24T10:41:00</dc:date>
            </office:change-info>
          </text:format-change>
        </text:changed-region>
        <text:changed-region xml:id="ct41618528" text:id="ct41618528">
          <text:format-change>
            <office:change-info>
              <dc:creator>Unbekannter Autor</dc:creator>
              <dc:date>2016-04-24T10:41:00</dc:date>
            </office:change-info>
          </text:format-change>
        </text:changed-region>
        <text:changed-region xml:id="ct41614144" text:id="ct41614144">
          <text:format-change>
            <office:change-info>
              <dc:creator>Unbekannter Autor</dc:creator>
              <dc:date>2016-04-24T10:41:00</dc:date>
            </office:change-info>
          </text:format-change>
        </text:changed-region>
        <text:changed-region xml:id="ct41614656" text:id="ct41614656">
          <text:format-change>
            <office:change-info>
              <dc:creator>Unbekannter Autor</dc:creator>
              <dc:date>2016-04-24T10:41:00</dc:date>
            </office:change-info>
          </text:format-change>
        </text:changed-region>
        <text:changed-region xml:id="ct41615152" text:id="ct41615152">
          <text:format-change>
            <office:change-info>
              <dc:creator>Unbekannter Autor</dc:creator>
              <dc:date>2016-04-24T10:41:00</dc:date>
            </office:change-info>
          </text:format-change>
        </text:changed-region>
        <text:changed-region xml:id="ct41615376" text:id="ct41615376">
          <text:format-change>
            <office:change-info>
              <dc:creator>Unbekannter Autor</dc:creator>
              <dc:date>2016-04-24T10:41:00</dc:date>
            </office:change-info>
          </text:format-change>
        </text:changed-region>
        <text:changed-region xml:id="ct41616432" text:id="ct41616432">
          <text:format-change>
            <office:change-info>
              <dc:creator>Unbekannter Autor</dc:creator>
              <dc:date>2016-04-24T10:41:00</dc:date>
            </office:change-info>
          </text:format-change>
        </text:changed-region>
        <text:changed-region xml:id="ct38290048" text:id="ct38290048">
          <text:format-change>
            <office:change-info>
              <dc:creator>Unbekannter Autor</dc:creator>
              <dc:date>2016-04-24T10:41:00</dc:date>
            </office:change-info>
          </text:format-change>
        </text:changed-region>
        <text:changed-region xml:id="ct38291456" text:id="ct38291456">
          <text:format-change>
            <office:change-info>
              <dc:creator>Unbekannter Autor</dc:creator>
              <dc:date>2016-04-24T10:41:00</dc:date>
            </office:change-info>
          </text:format-change>
        </text:changed-region>
        <text:changed-region xml:id="ct41623744" text:id="ct41623744">
          <text:format-change>
            <office:change-info>
              <dc:creator>Unbekannter Autor</dc:creator>
              <dc:date>2016-04-24T10:41:00</dc:date>
            </office:change-info>
          </text:format-change>
        </text:changed-region>
        <text:changed-region xml:id="ct41625920" text:id="ct41625920">
          <text:format-change>
            <office:change-info>
              <dc:creator>Unbekannter Autor</dc:creator>
              <dc:date>2016-04-24T10:41:00</dc:date>
            </office:change-info>
          </text:format-change>
        </text:changed-region>
        <text:changed-region xml:id="ct38291872" text:id="ct38291872">
          <text:format-change>
            <office:change-info>
              <dc:creator>Unbekannter Autor</dc:creator>
              <dc:date>2016-04-24T10:41:00</dc:date>
            </office:change-info>
          </text:format-change>
        </text:changed-region>
        <text:changed-region xml:id="ct38291104" text:id="ct38291104">
          <text:format-change>
            <office:change-info>
              <dc:creator>Unbekannter Autor</dc:creator>
              <dc:date>2016-04-24T10:41:00</dc:date>
            </office:change-info>
          </text:format-change>
        </text:changed-region>
        <text:changed-region xml:id="ct38292864" text:id="ct38292864">
          <text:format-change>
            <office:change-info>
              <dc:creator>Unbekannter Autor</dc:creator>
              <dc:date>2016-04-24T10:41:00</dc:date>
            </office:change-info>
          </text:format-change>
        </text:changed-region>
        <text:changed-region xml:id="ct41637376" text:id="ct41637376">
          <text:format-change>
            <office:change-info>
              <dc:creator>Unbekannter Autor</dc:creator>
              <dc:date>2016-04-24T10:41:00</dc:date>
            </office:change-info>
          </text:format-change>
        </text:changed-region>
        <text:changed-region xml:id="ct41638640" text:id="ct41638640">
          <text:format-change>
            <office:change-info>
              <dc:creator>Unbekannter Autor</dc:creator>
              <dc:date>2016-04-24T10:41:00</dc:date>
            </office:change-info>
          </text:format-change>
        </text:changed-region>
        <text:changed-region xml:id="ct41639760" text:id="ct41639760">
          <text:format-change>
            <office:change-info>
              <dc:creator>Unbekannter Autor</dc:creator>
              <dc:date>2016-04-24T10:41:00</dc:date>
            </office:change-info>
          </text:format-change>
        </text:changed-region>
        <text:changed-region xml:id="ct41640880" text:id="ct41640880">
          <text:format-change>
            <office:change-info>
              <dc:creator>Unbekannter Autor</dc:creator>
              <dc:date>2016-04-24T10:41:00</dc:date>
            </office:change-info>
          </text:format-change>
        </text:changed-region>
        <text:changed-region xml:id="ct38293632" text:id="ct38293632">
          <text:format-change>
            <office:change-info>
              <dc:creator>Unbekannter Autor</dc:creator>
              <dc:date>2016-04-24T10:41:00</dc:date>
            </office:change-info>
          </text:format-change>
        </text:changed-region>
        <text:changed-region xml:id="ct41589424" text:id="ct41589424">
          <text:format-change>
            <office:change-info>
              <dc:creator>Unbekannter Autor</dc:creator>
              <dc:date>2016-04-24T10:41:00</dc:date>
            </office:change-info>
          </text:format-change>
        </text:changed-region>
        <text:changed-region xml:id="ct41637024" text:id="ct41637024">
          <text:format-change>
            <office:change-info>
              <dc:creator>Unbekannter Autor</dc:creator>
              <dc:date>2016-04-24T10:41:00</dc:date>
            </office:change-info>
          </text:format-change>
        </text:changed-region>
        <text:changed-region xml:id="ct41644096" text:id="ct41644096">
          <text:format-change>
            <office:change-info>
              <dc:creator>Unbekannter Autor</dc:creator>
              <dc:date>2016-04-24T10:41:00</dc:date>
            </office:change-info>
          </text:format-change>
        </text:changed-region>
        <text:changed-region xml:id="ct41635936" text:id="ct41635936">
          <text:format-change>
            <office:change-info>
              <dc:creator>Unbekannter Autor</dc:creator>
              <dc:date>2016-04-24T10:41:00</dc:date>
            </office:change-info>
          </text:format-change>
        </text:changed-region>
        <text:changed-region xml:id="ct41639248" text:id="ct41639248">
          <text:format-change>
            <office:change-info>
              <dc:creator>Unbekannter Autor</dc:creator>
              <dc:date>2016-04-24T10:41:00</dc:date>
            </office:change-info>
          </text:format-change>
        </text:changed-region>
        <text:changed-region xml:id="ct41623232" text:id="ct41623232">
          <text:format-change>
            <office:change-info>
              <dc:creator>Unbekannter Autor</dc:creator>
              <dc:date>2016-04-24T10:41:00</dc:date>
            </office:change-info>
          </text:format-change>
        </text:changed-region>
        <text:changed-region xml:id="ct41623456" text:id="ct41623456">
          <text:format-change>
            <office:change-info>
              <dc:creator>Unbekannter Autor</dc:creator>
              <dc:date>2016-04-24T10:41:00</dc:date>
            </office:change-info>
          </text:format-change>
        </text:changed-region>
        <text:changed-region xml:id="ct41625056" text:id="ct41625056">
          <text:format-change>
            <office:change-info>
              <dc:creator>Unbekannter Autor</dc:creator>
              <dc:date>2016-04-24T10:41:00</dc:date>
            </office:change-info>
          </text:format-change>
        </text:changed-region>
        <text:changed-region xml:id="ct41637600" text:id="ct41637600">
          <text:format-change>
            <office:change-info>
              <dc:creator>Unbekannter Autor</dc:creator>
              <dc:date>2016-04-24T10:41:00</dc:date>
            </office:change-info>
          </text:format-change>
        </text:changed-region>
        <text:changed-region xml:id="ct41637824" text:id="ct41637824">
          <text:format-change>
            <office:change-info>
              <dc:creator>Unbekannter Autor</dc:creator>
              <dc:date>2016-04-24T10:41:00</dc:date>
            </office:change-info>
          </text:format-change>
        </text:changed-region>
        <text:changed-region xml:id="ct41628560" text:id="ct41628560">
          <text:format-change>
            <office:change-info>
              <dc:creator>Unbekannter Autor</dc:creator>
              <dc:date>2016-04-24T10:41:00</dc:date>
            </office:change-info>
          </text:format-change>
        </text:changed-region>
        <text:changed-region xml:id="ct41629264" text:id="ct41629264">
          <text:format-change>
            <office:change-info>
              <dc:creator>Unbekannter Autor</dc:creator>
              <dc:date>2016-04-24T10:41:00</dc:date>
            </office:change-info>
          </text:format-change>
        </text:changed-region>
        <text:changed-region xml:id="ct41631040" text:id="ct41631040">
          <text:format-change>
            <office:change-info>
              <dc:creator>Unbekannter Autor</dc:creator>
              <dc:date>2016-04-24T10:41:00</dc:date>
            </office:change-info>
          </text:format-change>
        </text:changed-region>
        <text:changed-region xml:id="ct41631552" text:id="ct41631552">
          <text:format-change>
            <office:change-info>
              <dc:creator>Unbekannter Autor</dc:creator>
              <dc:date>2016-04-24T10:41:00</dc:date>
            </office:change-info>
          </text:format-change>
        </text:changed-region>
        <text:changed-region xml:id="ct41632064" text:id="ct41632064">
          <text:format-change>
            <office:change-info>
              <dc:creator>Unbekannter Autor</dc:creator>
              <dc:date>2016-04-24T10:41:00</dc:date>
            </office:change-info>
          </text:format-change>
        </text:changed-region>
        <text:changed-region xml:id="ct41632656" text:id="ct41632656">
          <text:format-change>
            <office:change-info>
              <dc:creator>Unbekannter Autor</dc:creator>
              <dc:date>2016-04-24T10:41:00</dc:date>
            </office:change-info>
          </text:format-change>
        </text:changed-region>
        <text:changed-region xml:id="ct41633472" text:id="ct41633472">
          <text:format-change>
            <office:change-info>
              <dc:creator>Unbekannter Autor</dc:creator>
              <dc:date>2016-04-24T10:41:00</dc:date>
            </office:change-info>
          </text:format-change>
        </text:changed-region>
        <text:changed-region xml:id="ct41634288" text:id="ct41634288">
          <text:format-change>
            <office:change-info>
              <dc:creator>Unbekannter Autor</dc:creator>
              <dc:date>2016-04-24T10:41:00</dc:date>
            </office:change-info>
          </text:format-change>
        </text:changed-region>
        <text:changed-region xml:id="ct38294624" text:id="ct38294624">
          <text:format-change>
            <office:change-info>
              <dc:creator>Unbekannter Autor</dc:creator>
              <dc:date>2016-04-24T10:41:00</dc:date>
            </office:change-info>
          </text:format-change>
        </text:changed-region>
        <text:changed-region xml:id="ct41638864" text:id="ct41638864">
          <text:format-change>
            <office:change-info>
              <dc:creator>Unbekannter Autor</dc:creator>
              <dc:date>2016-04-24T10:41:00</dc:date>
            </office:change-info>
          </text:format-change>
        </text:changed-region>
        <text:changed-region xml:id="ct41639984" text:id="ct41639984">
          <text:format-change>
            <office:change-info>
              <dc:creator>Unbekannter Autor</dc:creator>
              <dc:date>2016-04-24T10:41:00</dc:date>
            </office:change-info>
          </text:format-change>
        </text:changed-region>
        <text:changed-region xml:id="ct38302720" text:id="ct38302720">
          <text:format-change>
            <office:change-info>
              <dc:creator>Unbekannter Autor</dc:creator>
              <dc:date>2016-04-24T10:41:00</dc:date>
            </office:change-info>
          </text:format-change>
        </text:changed-region>
        <text:changed-region xml:id="ct38294272" text:id="ct38294272">
          <text:format-change>
            <office:change-info>
              <dc:creator>Unbekannter Autor</dc:creator>
              <dc:date>2016-04-24T10:41:00</dc:date>
            </office:change-info>
          </text:format-change>
        </text:changed-region>
        <text:changed-region xml:id="ct38303424" text:id="ct38303424">
          <text:format-change>
            <office:change-info>
              <dc:creator>Unbekannter Autor</dc:creator>
              <dc:date>2016-04-24T10:41:00</dc:date>
            </office:change-info>
          </text:format-change>
        </text:changed-region>
        <text:changed-region xml:id="ct41634992" text:id="ct41634992">
          <text:format-change>
            <office:change-info>
              <dc:creator>Unbekannter Autor</dc:creator>
              <dc:date>2016-04-24T10:41:00</dc:date>
            </office:change-info>
          </text:format-change>
        </text:changed-region>
        <text:changed-region xml:id="ct41645280" text:id="ct41645280">
          <text:format-change>
            <office:change-info>
              <dc:creator>Unbekannter Autor</dc:creator>
              <dc:date>2016-04-24T10:41:00</dc:date>
            </office:change-info>
          </text:format-change>
        </text:changed-region>
        <text:changed-region xml:id="ct38304480" text:id="ct38304480">
          <text:format-change>
            <office:change-info>
              <dc:creator>Unbekannter Autor</dc:creator>
              <dc:date>2016-04-24T10:41:00</dc:date>
            </office:change-info>
          </text:format-change>
        </text:changed-region>
        <text:changed-region xml:id="ct41647120" text:id="ct41647120">
          <text:format-change>
            <office:change-info>
              <dc:creator>Unbekannter Autor</dc:creator>
              <dc:date>2016-04-24T10:41:00</dc:date>
            </office:change-info>
          </text:format-change>
        </text:changed-region>
        <text:changed-region xml:id="ct41651664" text:id="ct41651664">
          <text:format-change>
            <office:change-info>
              <dc:creator>Unbekannter Autor</dc:creator>
              <dc:date>2016-04-24T10:41:00</dc:date>
            </office:change-info>
          </text:format-change>
        </text:changed-region>
        <text:changed-region xml:id="ct55449040" text:id="ct5544904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6055184" text:id="ct56055184">
          <text:insertion>
            <office:change-info>
              <dc:creator>Unbekannter Autor</dc:creator>
              <dc:date>2016-11-28T16:52:00</dc:date>
            </office:change-info>
          </text:insertion>
        </text:changed-region>
        <text:changed-region xml:id="ct65834096" text:id="ct65834096">
          <text:format-change>
            <office:change-info>
              <dc:creator>Unbekannter Autor</dc:creator>
              <dc:date>2016-04-24T10:41:00</dc:date>
            </office:change-info>
          </text:format-change>
        </text:changed-region>
        <text:changed-region xml:id="ct38306304" text:id="ct38306304">
          <text:format-change>
            <office:change-info>
              <dc:creator>Unbekannter Autor</dc:creator>
              <dc:date>2016-04-24T10:41:00</dc:date>
            </office:change-info>
          </text:format-change>
        </text:changed-region>
        <text:changed-region xml:id="ct38305888" text:id="ct38305888">
          <text:format-change>
            <office:change-info>
              <dc:creator>Unbekannter Autor</dc:creator>
              <dc:date>2016-04-24T10:41:00</dc:date>
            </office:change-info>
          </text:format-change>
        </text:changed-region>
        <text:changed-region xml:id="ct41650896" text:id="ct41650896">
          <text:format-change>
            <office:change-info>
              <dc:creator>Unbekannter Autor</dc:creator>
              <dc:date>2016-04-24T10:41:00</dc:date>
            </office:change-info>
          </text:format-change>
        </text:changed-region>
        <text:changed-region xml:id="ct41653072" text:id="ct41653072">
          <text:format-change>
            <office:change-info>
              <dc:creator>Unbekannter Autor</dc:creator>
              <dc:date>2016-04-24T10:41:00</dc:date>
            </office:change-info>
          </text:format-change>
        </text:changed-region>
        <text:changed-region xml:id="ct41654560" text:id="ct41654560">
          <text:format-change>
            <office:change-info>
              <dc:creator>Unbekannter Autor</dc:creator>
              <dc:date>2016-04-24T10:41:00</dc:date>
            </office:change-info>
          </text:format-change>
        </text:changed-region>
        <text:changed-region xml:id="ct41656928" text:id="ct41656928">
          <text:format-change>
            <office:change-info>
              <dc:creator>Unbekannter Autor</dc:creator>
              <dc:date>2016-04-24T10:41:00</dc:date>
            </office:change-info>
          </text:format-change>
        </text:changed-region>
        <text:changed-region xml:id="ct41646704" text:id="ct41646704">
          <text:format-change>
            <office:change-info>
              <dc:creator>Unbekannter Autor</dc:creator>
              <dc:date>2016-04-24T10:41:00</dc:date>
            </office:change-info>
          </text:format-change>
        </text:changed-region>
        <text:changed-region xml:id="ct38308768" text:id="ct38308768">
          <text:format-change>
            <office:change-info>
              <dc:creator>Unbekannter Autor</dc:creator>
              <dc:date>2016-04-24T10:41:00</dc:date>
            </office:change-info>
          </text:format-change>
        </text:changed-region>
        <text:changed-region xml:id="ct41646416" text:id="ct41646416">
          <text:format-change>
            <office:change-info>
              <dc:creator>Unbekannter Autor</dc:creator>
              <dc:date>2016-04-24T10:41:00</dc:date>
            </office:change-info>
          </text:format-change>
        </text:changed-region>
        <text:changed-region xml:id="ct41645504" text:id="ct41645504">
          <text:format-change>
            <office:change-info>
              <dc:creator>Unbekannter Autor</dc:creator>
              <dc:date>2016-04-24T10:41:00</dc:date>
            </office:change-info>
          </text:format-change>
        </text:changed-region>
        <text:changed-region xml:id="ct41654272" text:id="ct41654272">
          <text:format-change>
            <office:change-info>
              <dc:creator>Unbekannter Autor</dc:creator>
              <dc:date>2016-04-24T10:41:00</dc:date>
            </office:change-info>
          </text:format-change>
        </text:changed-region>
        <text:changed-region xml:id="ct41627328" text:id="ct41627328">
          <text:format-change>
            <office:change-info>
              <dc:creator>Unbekannter Autor</dc:creator>
              <dc:date>2016-04-24T10:41:00</dc:date>
            </office:change-info>
          </text:format-change>
        </text:changed-region>
        <text:changed-region xml:id="ct38310464" text:id="ct38310464">
          <text:format-change>
            <office:change-info>
              <dc:creator>Unbekannter Autor</dc:creator>
              <dc:date>2016-04-24T10:41:00</dc:date>
            </office:change-info>
          </text:format-change>
        </text:changed-region>
        <text:changed-region xml:id="ct38310816" text:id="ct38310816">
          <text:format-change>
            <office:change-info>
              <dc:creator>Unbekannter Autor</dc:creator>
              <dc:date>2016-04-24T10:41:00</dc:date>
            </office:change-info>
          </text:format-change>
        </text:changed-region>
        <text:changed-region xml:id="ct41660400" text:id="ct41660400">
          <text:format-change>
            <office:change-info>
              <dc:creator>Unbekannter Autor</dc:creator>
              <dc:date>2016-04-24T10:41:00</dc:date>
            </office:change-info>
          </text:format-change>
        </text:changed-region>
        <text:changed-region xml:id="ct38311520" text:id="ct38311520">
          <text:format-change>
            <office:change-info>
              <dc:creator>Unbekannter Autor</dc:creator>
              <dc:date>2016-04-24T10:41:00</dc:date>
            </office:change-info>
          </text:format-change>
        </text:changed-region>
        <text:changed-region xml:id="ct38311872" text:id="ct38311872">
          <text:format-change>
            <office:change-info>
              <dc:creator>Unbekannter Autor</dc:creator>
              <dc:date>2016-04-24T10:41:00</dc:date>
            </office:change-info>
          </text:format-change>
        </text:changed-region>
        <text:changed-region xml:id="ct38312224" text:id="ct38312224">
          <text:format-change>
            <office:change-info>
              <dc:creator>Unbekannter Autor</dc:creator>
              <dc:date>2016-04-24T10:41:00</dc:date>
            </office:change-info>
          </text:format-change>
        </text:changed-region>
        <text:changed-region xml:id="ct41663024" text:id="ct41663024">
          <text:format-change>
            <office:change-info>
              <dc:creator>Unbekannter Autor</dc:creator>
              <dc:date>2016-04-24T10:41:00</dc:date>
            </office:change-info>
          </text:format-change>
        </text:changed-region>
        <text:changed-region xml:id="ct38312928" text:id="ct38312928">
          <text:format-change>
            <office:change-info>
              <dc:creator>Unbekannter Autor</dc:creator>
              <dc:date>2016-04-24T10:41:00</dc:date>
            </office:change-info>
          </text:format-change>
        </text:changed-region>
        <text:changed-region xml:id="ct41663808" text:id="ct41663808">
          <text:format-change>
            <office:change-info>
              <dc:creator>Unbekannter Autor</dc:creator>
              <dc:date>2016-04-24T10:41:00</dc:date>
            </office:change-info>
          </text:format-change>
        </text:changed-region>
        <text:changed-region xml:id="ct41664944" text:id="ct41664944">
          <text:format-change>
            <office:change-info>
              <dc:creator>Unbekannter Autor</dc:creator>
              <dc:date>2016-04-24T10:41:00</dc:date>
            </office:change-info>
          </text:format-change>
        </text:changed-region>
        <text:changed-region xml:id="ct41666704" text:id="ct41666704">
          <text:format-change>
            <office:change-info>
              <dc:creator>Unbekannter Autor</dc:creator>
              <dc:date>2016-04-24T10:41:00</dc:date>
            </office:change-info>
          </text:format-change>
        </text:changed-region>
        <text:changed-region xml:id="ct41668848" text:id="ct41668848">
          <text:format-change>
            <office:change-info>
              <dc:creator>Unbekannter Autor</dc:creator>
              <dc:date>2016-04-24T10:41:00</dc:date>
            </office:change-info>
          </text:format-change>
        </text:changed-region>
        <text:changed-region xml:id="ct41666192" text:id="ct41666192">
          <text:format-change>
            <office:change-info>
              <dc:creator>Unbekannter Autor</dc:creator>
              <dc:date>2016-04-24T10:41:00</dc:date>
            </office:change-info>
          </text:format-change>
        </text:changed-region>
        <text:changed-region xml:id="ct41671008" text:id="ct41671008">
          <text:format-change>
            <office:change-info>
              <dc:creator>Unbekannter Autor</dc:creator>
              <dc:date>2016-04-24T10:41:00</dc:date>
            </office:change-info>
          </text:format-change>
        </text:changed-region>
        <text:changed-region xml:id="ct41666928" text:id="ct41666928">
          <text:format-change>
            <office:change-info>
              <dc:creator>Unbekannter Autor</dc:creator>
              <dc:date>2016-04-24T10:41:00</dc:date>
            </office:change-info>
          </text:format-change>
        </text:changed-region>
        <text:changed-region xml:id="ct41673072" text:id="ct41673072">
          <text:format-change>
            <office:change-info>
              <dc:creator>Unbekannter Autor</dc:creator>
              <dc:date>2016-04-24T10:41:00</dc:date>
            </office:change-info>
          </text:format-change>
        </text:changed-region>
        <text:changed-region xml:id="ct38314048" text:id="ct38314048">
          <text:format-change>
            <office:change-info>
              <dc:creator>Unbekannter Autor</dc:creator>
              <dc:date>2016-04-24T10:41:00</dc:date>
            </office:change-info>
          </text:format-change>
        </text:changed-region>
        <text:changed-region xml:id="ct38313696" text:id="ct38313696">
          <text:format-change>
            <office:change-info>
              <dc:creator>Unbekannter Autor</dc:creator>
              <dc:date>2016-04-24T10:41:00</dc:date>
            </office:change-info>
          </text:format-change>
        </text:changed-region>
        <text:changed-region xml:id="ct41665792" text:id="ct41665792">
          <text:format-change>
            <office:change-info>
              <dc:creator>Unbekannter Autor</dc:creator>
              <dc:date>2016-04-24T10:41:00</dc:date>
            </office:change-info>
          </text:format-change>
        </text:changed-region>
        <text:changed-region xml:id="ct41659312" text:id="ct41659312">
          <text:format-change>
            <office:change-info>
              <dc:creator>Unbekannter Autor</dc:creator>
              <dc:date>2016-04-24T10:41:00</dc:date>
            </office:change-info>
          </text:format-change>
        </text:changed-region>
        <text:changed-region xml:id="ct38318576" text:id="ct38318576">
          <text:format-change>
            <office:change-info>
              <dc:creator>Unbekannter Autor</dc:creator>
              <dc:date>2016-04-24T10:41:00</dc:date>
            </office:change-info>
          </text:format-change>
        </text:changed-region>
        <text:changed-region xml:id="ct41672336" text:id="ct41672336">
          <text:format-change>
            <office:change-info>
              <dc:creator>Unbekannter Autor</dc:creator>
              <dc:date>2016-04-24T10:41:00</dc:date>
            </office:change-info>
          </text:format-change>
        </text:changed-region>
        <text:changed-region xml:id="ct41676816" text:id="ct41676816">
          <text:format-change>
            <office:change-info>
              <dc:creator>Unbekannter Autor</dc:creator>
              <dc:date>2016-04-24T10:41:00</dc:date>
            </office:change-info>
          </text:format-change>
        </text:changed-region>
        <text:changed-region xml:id="ct41668080" text:id="ct41668080">
          <text:format-change>
            <office:change-info>
              <dc:creator>Unbekannter Autor</dc:creator>
              <dc:date>2016-04-24T10:41:00</dc:date>
            </office:change-info>
          </text:format-change>
        </text:changed-region>
        <text:changed-region xml:id="ct38318160" text:id="ct38318160">
          <text:format-change>
            <office:change-info>
              <dc:creator>Unbekannter Autor</dc:creator>
              <dc:date>2016-04-24T10:41:00</dc:date>
            </office:change-info>
          </text:format-change>
        </text:changed-region>
        <text:changed-region xml:id="ct41674704" text:id="ct41674704">
          <text:format-change>
            <office:change-info>
              <dc:creator>Unbekannter Autor</dc:creator>
              <dc:date>2016-04-24T10:41:00</dc:date>
            </office:change-info>
          </text:format-change>
        </text:changed-region>
        <text:changed-region xml:id="ct41661872" text:id="ct41661872">
          <text:format-change>
            <office:change-info>
              <dc:creator>Unbekannter Autor</dc:creator>
              <dc:date>2016-04-24T10:41:00</dc:date>
            </office:change-info>
          </text:format-change>
        </text:changed-region>
        <text:changed-region xml:id="ct41675664" text:id="ct41675664">
          <text:format-change>
            <office:change-info>
              <dc:creator>Unbekannter Autor</dc:creator>
              <dc:date>2016-04-24T10:41:00</dc:date>
            </office:change-info>
          </text:format-change>
        </text:changed-region>
        <text:changed-region xml:id="ct41679040" text:id="ct41679040">
          <text:format-change>
            <office:change-info>
              <dc:creator>Unbekannter Autor</dc:creator>
              <dc:date>2016-04-24T10:41:00</dc:date>
            </office:change-info>
          </text:format-change>
        </text:changed-region>
        <text:changed-region xml:id="ct41678448" text:id="ct41678448">
          <text:format-change>
            <office:change-info>
              <dc:creator>Unbekannter Autor</dc:creator>
              <dc:date>2016-04-24T10:41:00</dc:date>
            </office:change-info>
          </text:format-change>
        </text:changed-region>
        <text:changed-region xml:id="ct38319760" text:id="ct38319760">
          <text:format-change>
            <office:change-info>
              <dc:creator>Unbekannter Autor</dc:creator>
              <dc:date>2016-04-24T10:41:00</dc:date>
            </office:change-info>
          </text:format-change>
        </text:changed-region>
        <text:changed-region xml:id="ct41674928" text:id="ct41674928">
          <text:format-change>
            <office:change-info>
              <dc:creator>Unbekannter Autor</dc:creator>
              <dc:date>2016-04-24T10:41:00</dc:date>
            </office:change-info>
          </text:format-change>
        </text:changed-region>
        <text:changed-region xml:id="ct41675888" text:id="ct41675888">
          <text:format-change>
            <office:change-info>
              <dc:creator>Unbekannter Autor</dc:creator>
              <dc:date>2016-04-24T10:41:00</dc:date>
            </office:change-info>
          </text:format-change>
        </text:changed-region>
        <text:changed-region xml:id="ct38322160" text:id="ct38322160">
          <text:format-change>
            <office:change-info>
              <dc:creator>Unbekannter Autor</dc:creator>
              <dc:date>2016-04-24T10:41:00</dc:date>
            </office:change-info>
          </text:format-change>
        </text:changed-region>
        <text:changed-region xml:id="ct41686672" text:id="ct41686672">
          <text:format-change>
            <office:change-info>
              <dc:creator>Unbekannter Autor</dc:creator>
              <dc:date>2016-04-24T10:41:00</dc:date>
            </office:change-info>
          </text:format-change>
        </text:changed-region>
        <text:changed-region xml:id="ct38322512" text:id="ct38322512">
          <text:format-change>
            <office:change-info>
              <dc:creator>Unbekannter Autor</dc:creator>
              <dc:date>2016-04-24T10:41:00</dc:date>
            </office:change-info>
          </text:format-change>
        </text:changed-region>
        <text:changed-region xml:id="ct41688000" text:id="ct41688000">
          <text:format-change>
            <office:change-info>
              <dc:creator>Unbekannter Autor</dc:creator>
              <dc:date>2016-04-24T10:41:00</dc:date>
            </office:change-info>
          </text:format-change>
        </text:changed-region>
        <text:changed-region xml:id="ct41689584" text:id="ct41689584">
          <text:format-change>
            <office:change-info>
              <dc:creator>Unbekannter Autor</dc:creator>
              <dc:date>2016-04-24T10:41:00</dc:date>
            </office:change-info>
          </text:format-change>
        </text:changed-region>
        <text:changed-region xml:id="ct38323984" text:id="ct38323984">
          <text:format-change>
            <office:change-info>
              <dc:creator>Unbekannter Autor</dc:creator>
              <dc:date>2016-04-24T10:41:00</dc:date>
            </office:change-info>
          </text:format-change>
        </text:changed-region>
        <text:changed-region xml:id="ct38323216" text:id="ct38323216">
          <text:format-change>
            <office:change-info>
              <dc:creator>Unbekannter Autor</dc:creator>
              <dc:date>2016-04-24T10:41:00</dc:date>
            </office:change-info>
          </text:format-change>
        </text:changed-region>
        <text:changed-region xml:id="ct41161056" text:id="ct41161056">
          <text:format-change>
            <office:change-info>
              <dc:creator>Unbekannter Autor</dc:creator>
              <dc:date>2016-04-24T10:41:00</dc:date>
            </office:change-info>
          </text:format-change>
        </text:changed-region>
        <text:changed-region xml:id="ct41161760" text:id="ct41161760">
          <text:format-change>
            <office:change-info>
              <dc:creator>Unbekannter Autor</dc:creator>
              <dc:date>2016-04-24T10:41:00</dc:date>
            </office:change-info>
          </text:format-change>
        </text:changed-region>
        <text:changed-region xml:id="ct41164704" text:id="ct41164704">
          <text:format-change>
            <office:change-info>
              <dc:creator>Unbekannter Autor</dc:creator>
              <dc:date>2016-04-24T10:41:00</dc:date>
            </office:change-info>
          </text:format-change>
        </text:changed-region>
        <text:changed-region xml:id="ct41164928" text:id="ct41164928">
          <text:format-change>
            <office:change-info>
              <dc:creator>Unbekannter Autor</dc:creator>
              <dc:date>2016-04-24T10:41:00</dc:date>
            </office:change-info>
          </text:format-change>
        </text:changed-region>
        <text:changed-region xml:id="ct41165440" text:id="ct41165440">
          <text:format-change>
            <office:change-info>
              <dc:creator>Unbekannter Autor</dc:creator>
              <dc:date>2016-04-24T10:41:00</dc:date>
            </office:change-info>
          </text:format-change>
        </text:changed-region>
        <text:changed-region xml:id="ct41165664" text:id="ct41165664">
          <text:format-change>
            <office:change-info>
              <dc:creator>Unbekannter Autor</dc:creator>
              <dc:date>2016-04-24T10:41:00</dc:date>
            </office:change-info>
          </text:format-change>
        </text:changed-region>
        <text:changed-region xml:id="ct41165888" text:id="ct41165888">
          <text:format-change>
            <office:change-info>
              <dc:creator>Unbekannter Autor</dc:creator>
              <dc:date>2016-04-24T10:41:00</dc:date>
            </office:change-info>
          </text:format-change>
        </text:changed-region>
        <text:changed-region xml:id="ct41166400" text:id="ct41166400">
          <text:format-change>
            <office:change-info>
              <dc:creator>Unbekannter Autor</dc:creator>
              <dc:date>2016-04-24T10:41:00</dc:date>
            </office:change-info>
          </text:format-change>
        </text:changed-region>
        <text:changed-region xml:id="ct41166624" text:id="ct41166624">
          <text:format-change>
            <office:change-info>
              <dc:creator>Unbekannter Autor</dc:creator>
              <dc:date>2016-04-24T10:41:00</dc:date>
            </office:change-info>
          </text:format-change>
        </text:changed-region>
        <text:changed-region xml:id="ct41166848" text:id="ct41166848">
          <text:format-change>
            <office:change-info>
              <dc:creator>Unbekannter Autor</dc:creator>
              <dc:date>2016-04-24T10:41:00</dc:date>
            </office:change-info>
          </text:format-change>
        </text:changed-region>
        <text:changed-region xml:id="ct41167072" text:id="ct41167072">
          <text:format-change>
            <office:change-info>
              <dc:creator>Unbekannter Autor</dc:creator>
              <dc:date>2016-04-24T10:41:00</dc:date>
            </office:change-info>
          </text:format-change>
        </text:changed-region>
        <text:changed-region xml:id="ct41168032" text:id="ct41168032">
          <text:format-change>
            <office:change-info>
              <dc:creator>Unbekannter Autor</dc:creator>
              <dc:date>2016-04-24T10:41:00</dc:date>
            </office:change-info>
          </text:format-change>
        </text:changed-region>
        <text:changed-region xml:id="ct41168848" text:id="ct41168848">
          <text:format-change>
            <office:change-info>
              <dc:creator>Unbekannter Autor</dc:creator>
              <dc:date>2016-04-24T10:41:00</dc:date>
            </office:change-info>
          </text:format-change>
        </text:changed-region>
        <text:changed-region xml:id="ct41171008" text:id="ct41171008">
          <text:format-change>
            <office:change-info>
              <dc:creator>Unbekannter Autor</dc:creator>
              <dc:date>2016-04-24T10:41:00</dc:date>
            </office:change-info>
          </text:format-change>
        </text:changed-region>
        <text:changed-region xml:id="ct41171712" text:id="ct41171712">
          <text:format-change>
            <office:change-info>
              <dc:creator>Unbekannter Autor</dc:creator>
              <dc:date>2016-04-24T10:41:00</dc:date>
            </office:change-info>
          </text:format-change>
        </text:changed-region>
        <text:changed-region xml:id="ct41174704" text:id="ct41174704">
          <text:format-change>
            <office:change-info>
              <dc:creator>Unbekannter Autor</dc:creator>
              <dc:date>2016-04-24T10:41:00</dc:date>
            </office:change-info>
          </text:format-change>
        </text:changed-region>
        <text:changed-region xml:id="ct41175568" text:id="ct41175568">
          <text:format-change>
            <office:change-info>
              <dc:creator>Unbekannter Autor</dc:creator>
              <dc:date>2016-04-24T10:41:00</dc:date>
            </office:change-info>
          </text:format-change>
        </text:changed-region>
        <text:changed-region xml:id="ct41177904" text:id="ct41177904">
          <text:format-change>
            <office:change-info>
              <dc:creator>Unbekannter Autor</dc:creator>
              <dc:date>2016-04-24T10:41:00</dc:date>
            </office:change-info>
          </text:format-change>
        </text:changed-region>
        <text:changed-region xml:id="ct41178128" text:id="ct41178128">
          <text:format-change>
            <office:change-info>
              <dc:creator>Unbekannter Autor</dc:creator>
              <dc:date>2016-04-24T10:41:00</dc:date>
            </office:change-info>
          </text:format-change>
        </text:changed-region>
        <text:changed-region xml:id="ct38330256" text:id="ct38330256">
          <text:format-change>
            <office:change-info>
              <dc:creator>Unbekannter Autor</dc:creator>
              <dc:date>2016-04-24T10:41:00</dc:date>
            </office:change-info>
          </text:format-change>
        </text:changed-region>
        <text:changed-region xml:id="ct38324624" text:id="ct38324624">
          <text:format-change>
            <office:change-info>
              <dc:creator>Unbekannter Autor</dc:creator>
              <dc:date>2016-04-24T10:41:00</dc:date>
            </office:change-info>
          </text:format-change>
        </text:changed-region>
        <text:changed-region xml:id="ct38329904" text:id="ct38329904">
          <text:format-change>
            <office:change-info>
              <dc:creator>Unbekannter Autor</dc:creator>
              <dc:date>2016-04-24T10:41:00</dc:date>
            </office:change-info>
          </text:format-change>
        </text:changed-region>
        <text:changed-region xml:id="ct41655968" text:id="ct41655968">
          <text:format-change>
            <office:change-info>
              <dc:creator>Unbekannter Autor</dc:creator>
              <dc:date>2016-04-24T10:41:00</dc:date>
            </office:change-info>
          </text:format-change>
        </text:changed-region>
        <text:changed-region xml:id="ct41680976" text:id="ct41680976">
          <text:format-change>
            <office:change-info>
              <dc:creator>Unbekannter Autor</dc:creator>
              <dc:date>2016-04-24T10:41:00</dc:date>
            </office:change-info>
          </text:format-change>
        </text:changed-region>
        <text:changed-region xml:id="ct41169552" text:id="ct41169552">
          <text:format-change>
            <office:change-info>
              <dc:creator>Unbekannter Autor</dc:creator>
              <dc:date>2016-04-24T10:41:00</dc:date>
            </office:change-info>
          </text:format-change>
        </text:changed-region>
        <text:changed-region xml:id="ct41180400" text:id="ct41180400">
          <text:format-change>
            <office:change-info>
              <dc:creator>Unbekannter Autor</dc:creator>
              <dc:date>2016-04-24T10:41:00</dc:date>
            </office:change-info>
          </text:format-change>
        </text:changed-region>
        <text:changed-region xml:id="ct41181104" text:id="ct41181104">
          <text:format-change>
            <office:change-info>
              <dc:creator>Unbekannter Autor</dc:creator>
              <dc:date>2016-04-24T10:41:00</dc:date>
            </office:change-info>
          </text:format-change>
        </text:changed-region>
        <text:changed-region xml:id="ct41183584" text:id="ct41183584">
          <text:format-change>
            <office:change-info>
              <dc:creator>Unbekannter Autor</dc:creator>
              <dc:date>2016-04-24T10:41:00</dc:date>
            </office:change-info>
          </text:format-change>
        </text:changed-region>
        <text:changed-region xml:id="ct41183808" text:id="ct41183808">
          <text:format-change>
            <office:change-info>
              <dc:creator>Unbekannter Autor</dc:creator>
              <dc:date>2016-04-24T10:41:00</dc:date>
            </office:change-info>
          </text:format-change>
        </text:changed-region>
        <text:changed-region xml:id="ct41185744" text:id="ct41185744">
          <text:format-change>
            <office:change-info>
              <dc:creator>Unbekannter Autor</dc:creator>
              <dc:date>2016-04-24T10:41:00</dc:date>
            </office:change-info>
          </text:format-change>
        </text:changed-region>
        <text:changed-region xml:id="ct41186448" text:id="ct41186448">
          <text:format-change>
            <office:change-info>
              <dc:creator>Unbekannter Autor</dc:creator>
              <dc:date>2016-04-24T10:41:00</dc:date>
            </office:change-info>
          </text:format-change>
        </text:changed-region>
        <text:changed-region xml:id="ct41186672" text:id="ct41186672">
          <text:format-change>
            <office:change-info>
              <dc:creator>Unbekannter Autor</dc:creator>
              <dc:date>2016-04-24T10:41:00</dc:date>
            </office:change-info>
          </text:format-change>
        </text:changed-region>
        <text:changed-region xml:id="ct41186896" text:id="ct41186896">
          <text:format-change>
            <office:change-info>
              <dc:creator>Unbekannter Autor</dc:creator>
              <dc:date>2016-04-24T10:41:00</dc:date>
            </office:change-info>
          </text:format-change>
        </text:changed-region>
        <text:changed-region xml:id="ct41187408" text:id="ct41187408">
          <text:format-change>
            <office:change-info>
              <dc:creator>Unbekannter Autor</dc:creator>
              <dc:date>2016-04-24T10:41:00</dc:date>
            </office:change-info>
          </text:format-change>
        </text:changed-region>
        <text:changed-region xml:id="ct41187856" text:id="ct41187856">
          <text:format-change>
            <office:change-info>
              <dc:creator>Unbekannter Autor</dc:creator>
              <dc:date>2016-04-24T10:41:00</dc:date>
            </office:change-info>
          </text:format-change>
        </text:changed-region>
        <text:changed-region xml:id="ct41188080" text:id="ct41188080">
          <text:format-change>
            <office:change-info>
              <dc:creator>Unbekannter Autor</dc:creator>
              <dc:date>2016-04-24T10:41:00</dc:date>
            </office:change-info>
          </text:format-change>
        </text:changed-region>
        <text:changed-region xml:id="ct41188592" text:id="ct41188592">
          <text:format-change>
            <office:change-info>
              <dc:creator>Unbekannter Autor</dc:creator>
              <dc:date>2016-04-24T10:41:00</dc:date>
            </office:change-info>
          </text:format-change>
        </text:changed-region>
        <text:changed-region xml:id="ct41188816" text:id="ct41188816">
          <text:format-change>
            <office:change-info>
              <dc:creator>Unbekannter Autor</dc:creator>
              <dc:date>2016-04-24T10:41:00</dc:date>
            </office:change-info>
          </text:format-change>
        </text:changed-region>
        <text:changed-region xml:id="ct41191808" text:id="ct41191808">
          <text:format-change>
            <office:change-info>
              <dc:creator>Unbekannter Autor</dc:creator>
              <dc:date>2016-04-24T10:41:00</dc:date>
            </office:change-info>
          </text:format-change>
        </text:changed-region>
        <text:changed-region xml:id="ct41725968" text:id="ct41725968">
          <text:format-change>
            <office:change-info>
              <dc:creator>Unbekannter Autor</dc:creator>
              <dc:date>2016-04-24T10:41:00</dc:date>
            </office:change-info>
          </text:format-change>
        </text:changed-region>
        <text:changed-region xml:id="ct41726192" text:id="ct41726192">
          <text:format-change>
            <office:change-info>
              <dc:creator>Unbekannter Autor</dc:creator>
              <dc:date>2016-04-24T10:41:00</dc:date>
            </office:change-info>
          </text:format-change>
        </text:changed-region>
        <text:changed-region xml:id="ct41726416" text:id="ct41726416">
          <text:format-change>
            <office:change-info>
              <dc:creator>Unbekannter Autor</dc:creator>
              <dc:date>2016-04-24T10:41:00</dc:date>
            </office:change-info>
          </text:format-change>
        </text:changed-region>
        <text:changed-region xml:id="ct41726928" text:id="ct41726928">
          <text:format-change>
            <office:change-info>
              <dc:creator>Unbekannter Autor</dc:creator>
              <dc:date>2016-04-24T10:41:00</dc:date>
            </office:change-info>
          </text:format-change>
        </text:changed-region>
        <text:changed-region xml:id="ct41727152" text:id="ct41727152">
          <text:format-change>
            <office:change-info>
              <dc:creator>Unbekannter Autor</dc:creator>
              <dc:date>2016-04-24T10:41:00</dc:date>
            </office:change-info>
          </text:format-change>
        </text:changed-region>
        <text:changed-region xml:id="ct41727376" text:id="ct41727376">
          <text:format-change>
            <office:change-info>
              <dc:creator>Unbekannter Autor</dc:creator>
              <dc:date>2016-04-24T10:41:00</dc:date>
            </office:change-info>
          </text:format-change>
        </text:changed-region>
        <text:changed-region xml:id="ct41727888" text:id="ct41727888">
          <text:format-change>
            <office:change-info>
              <dc:creator>Unbekannter Autor</dc:creator>
              <dc:date>2016-04-24T10:41:00</dc:date>
            </office:change-info>
          </text:format-change>
        </text:changed-region>
        <text:changed-region xml:id="ct41728112" text:id="ct41728112">
          <text:format-change>
            <office:change-info>
              <dc:creator>Unbekannter Autor</dc:creator>
              <dc:date>2016-04-24T10:41:00</dc:date>
            </office:change-info>
          </text:format-change>
        </text:changed-region>
        <text:changed-region xml:id="ct41728336" text:id="ct41728336">
          <text:format-change>
            <office:change-info>
              <dc:creator>Unbekannter Autor</dc:creator>
              <dc:date>2016-04-24T10:41:00</dc:date>
            </office:change-info>
          </text:format-change>
        </text:changed-region>
        <text:changed-region xml:id="ct41728560" text:id="ct41728560">
          <text:format-change>
            <office:change-info>
              <dc:creator>Unbekannter Autor</dc:creator>
              <dc:date>2016-04-24T10:41:00</dc:date>
            </office:change-info>
          </text:format-change>
        </text:changed-region>
        <text:changed-region xml:id="ct41729696" text:id="ct41729696">
          <text:format-change>
            <office:change-info>
              <dc:creator>Unbekannter Autor</dc:creator>
              <dc:date>2016-04-24T10:41:00</dc:date>
            </office:change-info>
          </text:format-change>
        </text:changed-region>
        <text:changed-region xml:id="ct41729920" text:id="ct41729920">
          <text:format-change>
            <office:change-info>
              <dc:creator>Unbekannter Autor</dc:creator>
              <dc:date>2016-04-24T10:41:00</dc:date>
            </office:change-info>
          </text:format-change>
        </text:changed-region>
        <text:changed-region xml:id="ct41730144" text:id="ct41730144">
          <text:format-change>
            <office:change-info>
              <dc:creator>Unbekannter Autor</dc:creator>
              <dc:date>2016-04-24T10:41:00</dc:date>
            </office:change-info>
          </text:format-change>
        </text:changed-region>
        <text:changed-region xml:id="ct41730368" text:id="ct41730368">
          <text:format-change>
            <office:change-info>
              <dc:creator>Unbekannter Autor</dc:creator>
              <dc:date>2016-04-24T10:41:00</dc:date>
            </office:change-info>
          </text:format-change>
        </text:changed-region>
        <text:changed-region xml:id="ct41731360" text:id="ct41731360">
          <text:format-change>
            <office:change-info>
              <dc:creator>Unbekannter Autor</dc:creator>
              <dc:date>2016-04-24T10:41:00</dc:date>
            </office:change-info>
          </text:format-change>
        </text:changed-region>
        <text:changed-region xml:id="ct41732384" text:id="ct41732384">
          <text:format-change>
            <office:change-info>
              <dc:creator>Unbekannter Autor</dc:creator>
              <dc:date>2016-04-24T10:41:00</dc:date>
            </office:change-info>
          </text:format-change>
        </text:changed-region>
        <text:changed-region xml:id="ct41735904" text:id="ct41735904">
          <text:format-change>
            <office:change-info>
              <dc:creator>Unbekannter Autor</dc:creator>
              <dc:date>2016-04-24T10:41:00</dc:date>
            </office:change-info>
          </text:format-change>
        </text:changed-region>
        <text:changed-region xml:id="ct41737360" text:id="ct41737360">
          <text:format-change>
            <office:change-info>
              <dc:creator>Unbekannter Autor</dc:creator>
              <dc:date>2016-04-24T10:41:00</dc:date>
            </office:change-info>
          </text:format-change>
        </text:changed-region>
        <text:changed-region xml:id="ct41740160" text:id="ct41740160">
          <text:format-change>
            <office:change-info>
              <dc:creator>Unbekannter Autor</dc:creator>
              <dc:date>2016-04-24T10:41:00</dc:date>
            </office:change-info>
          </text:format-change>
        </text:changed-region>
        <text:changed-region xml:id="ct41738320" text:id="ct41738320">
          <text:format-change>
            <office:change-info>
              <dc:creator>Unbekannter Autor</dc:creator>
              <dc:date>2016-04-24T10:41:00</dc:date>
            </office:change-info>
          </text:format-change>
        </text:changed-region>
        <text:changed-region xml:id="ct41743120" text:id="ct41743120">
          <text:format-change>
            <office:change-info>
              <dc:creator>Unbekannter Autor</dc:creator>
              <dc:date>2016-04-24T10:41:00</dc:date>
            </office:change-info>
          </text:format-change>
        </text:changed-region>
        <text:changed-region xml:id="ct41744448" text:id="ct41744448">
          <text:format-change>
            <office:change-info>
              <dc:creator>Unbekannter Autor</dc:creator>
              <dc:date>2016-04-24T10:41:00</dc:date>
            </office:change-info>
          </text:format-change>
        </text:changed-region>
        <text:changed-region xml:id="ct41745696" text:id="ct41745696">
          <text:format-change>
            <office:change-info>
              <dc:creator>Unbekannter Autor</dc:creator>
              <dc:date>2016-04-24T10:41:00</dc:date>
            </office:change-info>
          </text:format-change>
        </text:changed-region>
        <text:changed-region xml:id="ct41746208" text:id="ct41746208">
          <text:format-change>
            <office:change-info>
              <dc:creator>Unbekannter Autor</dc:creator>
              <dc:date>2016-04-24T10:41:00</dc:date>
            </office:change-info>
          </text:format-change>
        </text:changed-region>
        <text:changed-region xml:id="ct41747600" text:id="ct41747600">
          <text:format-change>
            <office:change-info>
              <dc:creator>Unbekannter Autor</dc:creator>
              <dc:date>2016-04-24T10:41:00</dc:date>
            </office:change-info>
          </text:format-change>
        </text:changed-region>
        <text:changed-region xml:id="ct41749680" text:id="ct41749680">
          <text:format-change>
            <office:change-info>
              <dc:creator>Unbekannter Autor</dc:creator>
              <dc:date>2016-04-24T10:41:00</dc:date>
            </office:change-info>
          </text:format-change>
        </text:changed-region>
        <text:changed-region xml:id="ct41751568" text:id="ct41751568">
          <text:format-change>
            <office:change-info>
              <dc:creator>Unbekannter Autor</dc:creator>
              <dc:date>2016-04-24T10:41:00</dc:date>
            </office:change-info>
          </text:format-change>
        </text:changed-region>
        <text:changed-region xml:id="ct41752608" text:id="ct41752608">
          <text:format-change>
            <office:change-info>
              <dc:creator>Unbekannter Autor</dc:creator>
              <dc:date>2016-04-24T10:41:00</dc:date>
            </office:change-info>
          </text:format-change>
        </text:changed-region>
        <text:changed-region xml:id="ct41752832" text:id="ct41752832">
          <text:format-change>
            <office:change-info>
              <dc:creator>Unbekannter Autor</dc:creator>
              <dc:date>2016-04-24T10:41:00</dc:date>
            </office:change-info>
          </text:format-change>
        </text:changed-region>
        <text:changed-region xml:id="ct41753056" text:id="ct41753056">
          <text:format-change>
            <office:change-info>
              <dc:creator>Unbekannter Autor</dc:creator>
              <dc:date>2016-04-24T10:41:00</dc:date>
            </office:change-info>
          </text:format-change>
        </text:changed-region>
        <text:changed-region xml:id="ct41753568" text:id="ct41753568">
          <text:format-change>
            <office:change-info>
              <dc:creator>Unbekannter Autor</dc:creator>
              <dc:date>2016-04-24T10:41:00</dc:date>
            </office:change-info>
          </text:format-change>
        </text:changed-region>
        <text:changed-region xml:id="ct41753792" text:id="ct41753792">
          <text:format-change>
            <office:change-info>
              <dc:creator>Unbekannter Autor</dc:creator>
              <dc:date>2016-04-24T10:41:00</dc:date>
            </office:change-info>
          </text:format-change>
        </text:changed-region>
        <text:changed-region xml:id="ct41754256" text:id="ct41754256">
          <text:format-change>
            <office:change-info>
              <dc:creator>Unbekannter Autor</dc:creator>
              <dc:date>2016-04-24T10:41:00</dc:date>
            </office:change-info>
          </text:format-change>
        </text:changed-region>
        <text:changed-region xml:id="ct41756272" text:id="ct41756272">
          <text:format-change>
            <office:change-info>
              <dc:creator>Unbekannter Autor</dc:creator>
              <dc:date>2016-04-24T10:41:00</dc:date>
            </office:change-info>
          </text:format-change>
        </text:changed-region>
        <text:changed-region xml:id="ct41756496" text:id="ct41756496">
          <text:format-change>
            <office:change-info>
              <dc:creator>Unbekannter Autor</dc:creator>
              <dc:date>2016-04-24T10:41:00</dc:date>
            </office:change-info>
          </text:format-change>
        </text:changed-region>
        <text:changed-region xml:id="ct41756864" text:id="ct41756864">
          <text:format-change>
            <office:change-info>
              <dc:creator>Unbekannter Autor</dc:creator>
              <dc:date>2016-04-24T10:41:00</dc:date>
            </office:change-info>
          </text:format-change>
        </text:changed-region>
        <text:changed-region xml:id="ct41757376" text:id="ct41757376">
          <text:format-change>
            <office:change-info>
              <dc:creator>Unbekannter Autor</dc:creator>
              <dc:date>2016-04-24T10:41:00</dc:date>
            </office:change-info>
          </text:format-change>
        </text:changed-region>
        <text:changed-region xml:id="ct41757600" text:id="ct41757600">
          <text:format-change>
            <office:change-info>
              <dc:creator>Unbekannter Autor</dc:creator>
              <dc:date>2016-04-24T10:41:00</dc:date>
            </office:change-info>
          </text:format-change>
        </text:changed-region>
        <text:changed-region xml:id="ct41757824" text:id="ct41757824">
          <text:format-change>
            <office:change-info>
              <dc:creator>Unbekannter Autor</dc:creator>
              <dc:date>2016-04-24T10:41:00</dc:date>
            </office:change-info>
          </text:format-change>
        </text:changed-region>
        <text:changed-region xml:id="ct38344336" text:id="ct38344336">
          <text:format-change>
            <office:change-info>
              <dc:creator>Unbekannter Autor</dc:creator>
              <dc:date>2016-04-24T10:41:00</dc:date>
            </office:change-info>
          </text:format-change>
        </text:changed-region>
        <text:changed-region xml:id="ct38344688" text:id="ct38344688">
          <text:format-change>
            <office:change-info>
              <dc:creator>Unbekannter Autor</dc:creator>
              <dc:date>2016-04-24T10:41:00</dc:date>
            </office:change-info>
          </text:format-change>
        </text:changed-region>
        <text:changed-region xml:id="ct41685520" text:id="ct41685520">
          <text:format-change>
            <office:change-info>
              <dc:creator>Unbekannter Autor</dc:creator>
              <dc:date>2016-04-24T10:41:00</dc:date>
            </office:change-info>
          </text:format-change>
        </text:changed-region>
        <text:changed-region xml:id="ct38352784" text:id="ct38352784">
          <text:format-change>
            <office:change-info>
              <dc:creator>Unbekannter Autor</dc:creator>
              <dc:date>2016-04-24T10:41:00</dc:date>
            </office:change-info>
          </text:format-change>
        </text:changed-region>
        <text:changed-region xml:id="ct41179376" text:id="ct41179376">
          <text:format-change>
            <office:change-info>
              <dc:creator>Unbekannter Autor</dc:creator>
              <dc:date>2016-04-24T10:41:00</dc:date>
            </office:change-info>
          </text:format-change>
        </text:changed-region>
        <text:changed-region xml:id="ct41734944" text:id="ct41734944">
          <text:format-change>
            <office:change-info>
              <dc:creator>Unbekannter Autor</dc:creator>
              <dc:date>2016-04-24T10:41:00</dc:date>
            </office:change-info>
          </text:format-change>
        </text:changed-region>
        <text:changed-region xml:id="ct38352432" text:id="ct38352432">
          <text:format-change>
            <office:change-info>
              <dc:creator>Unbekannter Autor</dc:creator>
              <dc:date>2016-04-24T10:41:00</dc:date>
            </office:change-info>
          </text:format-change>
        </text:changed-region>
        <text:changed-region xml:id="ct41681280" text:id="ct41681280">
          <text:format-change>
            <office:change-info>
              <dc:creator>Unbekannter Autor</dc:creator>
              <dc:date>2016-04-24T10:41:00</dc:date>
            </office:change-info>
          </text:format-change>
        </text:changed-region>
        <text:changed-region xml:id="ct38354256" text:id="ct38354256">
          <text:format-change>
            <office:change-info>
              <dc:creator>Unbekannter Autor</dc:creator>
              <dc:date>2016-04-24T10:41:00</dc:date>
            </office:change-info>
          </text:format-change>
        </text:changed-region>
        <text:changed-region xml:id="ct41733584" text:id="ct41733584">
          <text:format-change>
            <office:change-info>
              <dc:creator>Unbekannter Autor</dc:creator>
              <dc:date>2016-04-24T10:41:00</dc:date>
            </office:change-info>
          </text:format-change>
        </text:changed-region>
        <text:changed-region xml:id="ct41179824" text:id="ct41179824">
          <text:format-change>
            <office:change-info>
              <dc:creator>Unbekannter Autor</dc:creator>
              <dc:date>2016-04-24T10:41:00</dc:date>
            </office:change-info>
          </text:format-change>
        </text:changed-region>
        <text:changed-region xml:id="ct41178976" text:id="ct41178976">
          <text:format-change>
            <office:change-info>
              <dc:creator>Unbekannter Autor</dc:creator>
              <dc:date>2016-04-24T10:41:00</dc:date>
            </office:change-info>
          </text:format-change>
        </text:changed-region>
        <text:changed-region xml:id="ct41732128" text:id="ct41732128">
          <text:format-change>
            <office:change-info>
              <dc:creator>Unbekannter Autor</dc:creator>
              <dc:date>2016-04-24T10:41:00</dc:date>
            </office:change-info>
          </text:format-change>
        </text:changed-region>
        <text:changed-region xml:id="ct38356656" text:id="ct38356656">
          <text:format-change>
            <office:change-info>
              <dc:creator>Unbekannter Autor</dc:creator>
              <dc:date>2016-04-24T10:41:00</dc:date>
            </office:change-info>
          </text:format-change>
        </text:changed-region>
        <text:changed-region xml:id="ct41759680" text:id="ct41759680">
          <text:format-change>
            <office:change-info>
              <dc:creator>Unbekannter Autor</dc:creator>
              <dc:date>2016-04-24T10:41:00</dc:date>
            </office:change-info>
          </text:format-change>
        </text:changed-region>
        <text:changed-region xml:id="ct41761968" text:id="ct41761968">
          <text:format-change>
            <office:change-info>
              <dc:creator>Unbekannter Autor</dc:creator>
              <dc:date>2016-04-24T10:41:00</dc:date>
            </office:change-info>
          </text:format-change>
        </text:changed-region>
        <text:changed-region xml:id="ct41763728" text:id="ct41763728">
          <text:format-change>
            <office:change-info>
              <dc:creator>Unbekannter Autor</dc:creator>
              <dc:date>2016-04-24T10:41:00</dc:date>
            </office:change-info>
          </text:format-change>
        </text:changed-region>
        <text:changed-region xml:id="ct41767696" text:id="ct41767696">
          <text:format-change>
            <office:change-info>
              <dc:creator>Unbekannter Autor</dc:creator>
              <dc:date>2016-04-24T10:42:00</dc:date>
            </office:change-info>
          </text:format-change>
        </text:changed-region>
        <text:changed-region xml:id="ct41768208" text:id="ct41768208">
          <text:format-change>
            <office:change-info>
              <dc:creator>Unbekannter Autor</dc:creator>
              <dc:date>2016-04-24T10:42:00</dc:date>
            </office:change-info>
          </text:format-change>
        </text:changed-region>
        <text:changed-region xml:id="ct41769680" text:id="ct41769680">
          <text:format-change>
            <office:change-info>
              <dc:creator>Unbekannter Autor</dc:creator>
              <dc:date>2016-04-24T10:42:00</dc:date>
            </office:change-info>
          </text:format-change>
        </text:changed-region>
        <text:changed-region xml:id="ct41769904" text:id="ct41769904">
          <text:format-change>
            <office:change-info>
              <dc:creator>Unbekannter Autor</dc:creator>
              <dc:date>2016-04-24T10:42:00</dc:date>
            </office:change-info>
          </text:format-change>
        </text:changed-region>
        <text:changed-region xml:id="ct41770208" text:id="ct41770208">
          <text:format-change>
            <office:change-info>
              <dc:creator>Unbekannter Autor</dc:creator>
              <dc:date>2016-04-24T10:42:00</dc:date>
            </office:change-info>
          </text:format-change>
        </text:changed-region>
        <text:changed-region xml:id="ct38359472" text:id="ct38359472">
          <text:format-change>
            <office:change-info>
              <dc:creator>Unbekannter Autor</dc:creator>
              <dc:date>2016-04-24T10:42:00</dc:date>
            </office:change-info>
          </text:format-change>
        </text:changed-region>
        <text:changed-region xml:id="ct41770912" text:id="ct41770912">
          <text:format-change>
            <office:change-info>
              <dc:creator>Unbekannter Autor</dc:creator>
              <dc:date>2016-04-24T10:42:00</dc:date>
            </office:change-info>
          </text:format-change>
        </text:changed-region>
        <text:changed-region xml:id="ct41771136" text:id="ct41771136">
          <text:format-change>
            <office:change-info>
              <dc:creator>Unbekannter Autor</dc:creator>
              <dc:date>2016-04-24T10:42:00</dc:date>
            </office:change-info>
          </text:format-change>
        </text:changed-region>
        <text:changed-region xml:id="ct41771360" text:id="ct41771360">
          <text:format-change>
            <office:change-info>
              <dc:creator>Unbekannter Autor</dc:creator>
              <dc:date>2016-04-24T10:42:00</dc:date>
            </office:change-info>
          </text:format-change>
        </text:changed-region>
        <text:changed-region xml:id="ct38360528" text:id="ct38360528">
          <text:format-change>
            <office:change-info>
              <dc:creator>Unbekannter Autor</dc:creator>
              <dc:date>2016-04-24T10:42:00</dc:date>
            </office:change-info>
          </text:format-change>
        </text:changed-region>
        <text:changed-region xml:id="ct41772064" text:id="ct41772064">
          <text:format-change>
            <office:change-info>
              <dc:creator>Unbekannter Autor</dc:creator>
              <dc:date>2016-04-24T10:42:00</dc:date>
            </office:change-info>
          </text:format-change>
        </text:changed-region>
        <text:changed-region xml:id="ct41772288" text:id="ct41772288">
          <text:format-change>
            <office:change-info>
              <dc:creator>Unbekannter Autor</dc:creator>
              <dc:date>2016-04-24T10:42:00</dc:date>
            </office:change-info>
          </text:format-change>
        </text:changed-region>
        <text:changed-region xml:id="ct41772672" text:id="ct41772672">
          <text:format-change>
            <office:change-info>
              <dc:creator>Unbekannter Autor</dc:creator>
              <dc:date>2016-04-24T10:42:00</dc:date>
            </office:change-info>
          </text:format-change>
        </text:changed-region>
        <text:changed-region xml:id="ct38362640" text:id="ct38362640">
          <text:format-change>
            <office:change-info>
              <dc:creator>Unbekannter Autor</dc:creator>
              <dc:date>2016-04-24T10:42:00</dc:date>
            </office:change-info>
          </text:format-change>
        </text:changed-region>
        <text:changed-region xml:id="ct38362992" text:id="ct38362992">
          <text:format-change>
            <office:change-info>
              <dc:creator>Unbekannter Autor</dc:creator>
              <dc:date>2016-04-24T10:42:00</dc:date>
            </office:change-info>
          </text:format-change>
        </text:changed-region>
        <text:changed-region xml:id="ct41774400" text:id="ct41774400">
          <text:format-change>
            <office:change-info>
              <dc:creator>Unbekannter Autor</dc:creator>
              <dc:date>2016-04-24T10:42:00</dc:date>
            </office:change-info>
          </text:format-change>
        </text:changed-region>
        <text:changed-region xml:id="ct41775392" text:id="ct41775392">
          <text:format-change>
            <office:change-info>
              <dc:creator>Unbekannter Autor</dc:creator>
              <dc:date>2016-04-24T10:42:00</dc:date>
            </office:change-info>
          </text:format-change>
        </text:changed-region>
        <text:changed-region xml:id="ct41777712" text:id="ct41777712">
          <text:format-change>
            <office:change-info>
              <dc:creator>Unbekannter Autor</dc:creator>
              <dc:date>2016-04-24T10:42:00</dc:date>
            </office:change-info>
          </text:format-change>
        </text:changed-region>
        <text:changed-region xml:id="ct41779264" text:id="ct41779264">
          <text:format-change>
            <office:change-info>
              <dc:creator>Unbekannter Autor</dc:creator>
              <dc:date>2016-04-24T10:42:00</dc:date>
            </office:change-info>
          </text:format-change>
        </text:changed-region>
        <text:changed-region xml:id="ct41782592" text:id="ct41782592">
          <text:format-change>
            <office:change-info>
              <dc:creator>Unbekannter Autor</dc:creator>
              <dc:date>2016-04-24T10:42:00</dc:date>
            </office:change-info>
          </text:format-change>
        </text:changed-region>
        <text:changed-region xml:id="ct41788112" text:id="ct41788112">
          <text:format-change>
            <office:change-info>
              <dc:creator>Unbekannter Autor</dc:creator>
              <dc:date>2016-04-24T10:42:00</dc:date>
            </office:change-info>
          </text:format-change>
        </text:changed-region>
        <text:changed-region xml:id="ct41783024" text:id="ct41783024">
          <text:format-change>
            <office:change-info>
              <dc:creator>Unbekannter Autor</dc:creator>
              <dc:date>2016-04-24T10:42:00</dc:date>
            </office:change-info>
          </text:format-change>
        </text:changed-region>
        <text:changed-region xml:id="ct38365168" text:id="ct38365168">
          <text:format-change>
            <office:change-info>
              <dc:creator>Unbekannter Autor</dc:creator>
              <dc:date>2016-04-24T10:42:00</dc:date>
            </office:change-info>
          </text:format-change>
        </text:changed-region>
        <text:changed-region xml:id="ct41775872" text:id="ct41775872">
          <text:format-change>
            <office:change-info>
              <dc:creator>Unbekannter Autor</dc:creator>
              <dc:date>2016-04-24T10:42:00</dc:date>
            </office:change-info>
          </text:format-change>
        </text:changed-region>
        <text:changed-region xml:id="ct41786816" text:id="ct41786816">
          <text:format-change>
            <office:change-info>
              <dc:creator>Unbekannter Autor</dc:creator>
              <dc:date>2016-04-24T10:42:00</dc:date>
            </office:change-info>
          </text:format-change>
        </text:changed-region>
        <text:changed-region xml:id="ct41783760" text:id="ct41783760">
          <text:format-change>
            <office:change-info>
              <dc:creator>Unbekannter Autor</dc:creator>
              <dc:date>2016-04-24T10:42:00</dc:date>
            </office:change-info>
          </text:format-change>
        </text:changed-region>
        <text:changed-region xml:id="ct41783984" text:id="ct41783984">
          <text:format-change>
            <office:change-info>
              <dc:creator>Unbekannter Autor</dc:creator>
              <dc:date>2016-04-24T10:42:00</dc:date>
            </office:change-info>
          </text:format-change>
        </text:changed-region>
        <text:changed-region xml:id="ct41784720" text:id="ct41784720">
          <text:format-change>
            <office:change-info>
              <dc:creator>Unbekannter Autor</dc:creator>
              <dc:date>2016-04-24T10:42:00</dc:date>
            </office:change-info>
          </text:format-change>
        </text:changed-region>
        <text:changed-region xml:id="ct41780288" text:id="ct41780288">
          <text:format-change>
            <office:change-info>
              <dc:creator>Unbekannter Autor</dc:creator>
              <dc:date>2016-04-24T10:42:00</dc:date>
            </office:change-info>
          </text:format-change>
        </text:changed-region>
        <text:changed-region xml:id="ct41791520" text:id="ct41791520">
          <text:format-change>
            <office:change-info>
              <dc:creator>Unbekannter Autor</dc:creator>
              <dc:date>2016-04-24T10:42:00</dc:date>
            </office:change-info>
          </text:format-change>
        </text:changed-region>
        <text:changed-region xml:id="ct41795104" text:id="ct41795104">
          <text:format-change>
            <office:change-info>
              <dc:creator>Unbekannter Autor</dc:creator>
              <dc:date>2016-04-24T10:42:00</dc:date>
            </office:change-info>
          </text:format-change>
        </text:changed-region>
        <text:changed-region xml:id="ct41782048" text:id="ct41782048">
          <text:format-change>
            <office:change-info>
              <dc:creator>Unbekannter Autor</dc:creator>
              <dc:date>2016-04-24T10:42:00</dc:date>
            </office:change-info>
          </text:format-change>
        </text:changed-region>
        <text:changed-region xml:id="ct41806688" text:id="ct41806688">
          <text:format-change>
            <office:change-info>
              <dc:creator>Unbekannter Autor</dc:creator>
              <dc:date>2016-04-24T10:42:00</dc:date>
            </office:change-info>
          </text:format-change>
        </text:changed-region>
        <text:changed-region xml:id="ct41814416" text:id="ct41814416">
          <text:format-change>
            <office:change-info>
              <dc:creator>Unbekannter Autor</dc:creator>
              <dc:date>2016-04-24T10:42:00</dc:date>
            </office:change-info>
          </text:format-change>
        </text:changed-region>
        <text:changed-region xml:id="ct38363344" text:id="ct38363344">
          <text:format-change>
            <office:change-info>
              <dc:creator>Unbekannter Autor</dc:creator>
              <dc:date>2016-04-24T10:42:00</dc:date>
            </office:change-info>
          </text:format-change>
        </text:changed-region>
        <text:changed-region xml:id="ct41780000" text:id="ct41780000">
          <text:format-change>
            <office:change-info>
              <dc:creator>Unbekannter Autor</dc:creator>
              <dc:date>2016-04-24T10:42:00</dc:date>
            </office:change-info>
          </text:format-change>
        </text:changed-region>
        <text:changed-region xml:id="ct41807424" text:id="ct41807424">
          <text:format-change>
            <office:change-info>
              <dc:creator>Unbekannter Autor</dc:creator>
              <dc:date>2016-04-24T10:42:00</dc:date>
            </office:change-info>
          </text:format-change>
        </text:changed-region>
        <text:changed-region xml:id="ct41812016" text:id="ct41812016">
          <text:format-change>
            <office:change-info>
              <dc:creator>Unbekannter Autor</dc:creator>
              <dc:date>2016-04-24T10:42:00</dc:date>
            </office:change-info>
          </text:format-change>
        </text:changed-region>
        <text:changed-region xml:id="ct41780576" text:id="ct41780576">
          <text:format-change>
            <office:change-info>
              <dc:creator>Unbekannter Autor</dc:creator>
              <dc:date>2016-04-24T10:42:00</dc:date>
            </office:change-info>
          </text:format-change>
        </text:changed-region>
        <text:changed-region xml:id="ct41781088" text:id="ct41781088">
          <text:format-change>
            <office:change-info>
              <dc:creator>Unbekannter Autor</dc:creator>
              <dc:date>2016-04-24T10:42:00</dc:date>
            </office:change-info>
          </text:format-change>
        </text:changed-region>
        <text:changed-region xml:id="ct41798544" text:id="ct41798544">
          <text:format-change>
            <office:change-info>
              <dc:creator>Unbekannter Autor</dc:creator>
              <dc:date>2016-04-24T10:42:00</dc:date>
            </office:change-info>
          </text:format-change>
        </text:changed-region>
        <text:changed-region xml:id="ct41799248" text:id="ct41799248">
          <text:format-change>
            <office:change-info>
              <dc:creator>Unbekannter Autor</dc:creator>
              <dc:date>2016-04-24T10:42:00</dc:date>
            </office:change-info>
          </text:format-change>
        </text:changed-region>
        <text:changed-region xml:id="ct41810880" text:id="ct41810880">
          <text:format-change>
            <office:change-info>
              <dc:creator>Unbekannter Autor</dc:creator>
              <dc:date>2016-04-24T10:42:00</dc:date>
            </office:change-info>
          </text:format-change>
        </text:changed-region>
        <text:changed-region xml:id="ct41809568" text:id="ct41809568">
          <text:format-change>
            <office:change-info>
              <dc:creator>Unbekannter Autor</dc:creator>
              <dc:date>2016-04-24T10:42:00</dc:date>
            </office:change-info>
          </text:format-change>
        </text:changed-region>
        <text:changed-region xml:id="ct41801152" text:id="ct41801152">
          <text:format-change>
            <office:change-info>
              <dc:creator>Unbekannter Autor</dc:creator>
              <dc:date>2016-04-24T10:42:00</dc:date>
            </office:change-info>
          </text:format-change>
        </text:changed-region>
        <text:changed-region xml:id="ct41817344" text:id="ct41817344">
          <text:format-change>
            <office:change-info>
              <dc:creator>Unbekannter Autor</dc:creator>
              <dc:date>2016-04-24T10:42:00</dc:date>
            </office:change-info>
          </text:format-change>
        </text:changed-region>
        <text:changed-region xml:id="ct41825680" text:id="ct41825680">
          <text:format-change>
            <office:change-info>
              <dc:creator>Unbekannter Autor</dc:creator>
              <dc:date>2016-04-24T10:42:00</dc:date>
            </office:change-info>
          </text:format-change>
        </text:changed-region>
        <text:changed-region xml:id="ct41833328" text:id="ct41833328">
          <text:format-change>
            <office:change-info>
              <dc:creator>Unbekannter Autor</dc:creator>
              <dc:date>2016-04-24T10:42:00</dc:date>
            </office:change-info>
          </text:format-change>
        </text:changed-region>
        <text:changed-region xml:id="ct41818736" text:id="ct41818736">
          <text:format-change>
            <office:change-info>
              <dc:creator>Unbekannter Autor</dc:creator>
              <dc:date>2016-04-24T10:42:00</dc:date>
            </office:change-info>
          </text:format-change>
        </text:changed-region>
        <text:changed-region xml:id="ct41837888" text:id="ct41837888">
          <text:format-change>
            <office:change-info>
              <dc:creator>Unbekannter Autor</dc:creator>
              <dc:date>2016-04-24T10:42:00</dc:date>
            </office:change-info>
          </text:format-change>
        </text:changed-region>
        <text:changed-region xml:id="ct41838112" text:id="ct41838112">
          <text:format-change>
            <office:change-info>
              <dc:creator>Unbekannter Autor</dc:creator>
              <dc:date>2016-04-24T10:42:00</dc:date>
            </office:change-info>
          </text:format-change>
        </text:changed-region>
        <text:changed-region xml:id="ct41838624" text:id="ct41838624">
          <text:format-change>
            <office:change-info>
              <dc:creator>Unbekannter Autor</dc:creator>
              <dc:date>2016-04-24T10:42:00</dc:date>
            </office:change-info>
          </text:format-change>
        </text:changed-region>
        <text:changed-region xml:id="ct41839136" text:id="ct41839136">
          <text:format-change>
            <office:change-info>
              <dc:creator>Unbekannter Autor</dc:creator>
              <dc:date>2016-04-24T10:42:00</dc:date>
            </office:change-info>
          </text:format-change>
        </text:changed-region>
        <text:changed-region xml:id="ct41841440" text:id="ct41841440">
          <text:format-change>
            <office:change-info>
              <dc:creator>Unbekannter Autor</dc:creator>
              <dc:date>2016-04-24T10:42:00</dc:date>
            </office:change-info>
          </text:format-change>
        </text:changed-region>
        <text:changed-region xml:id="ct41841664" text:id="ct41841664">
          <text:format-change>
            <office:change-info>
              <dc:creator>Unbekannter Autor</dc:creator>
              <dc:date>2016-04-24T10:42:00</dc:date>
            </office:change-info>
          </text:format-change>
        </text:changed-region>
        <text:changed-region xml:id="ct41841888" text:id="ct41841888">
          <text:format-change>
            <office:change-info>
              <dc:creator>Unbekannter Autor</dc:creator>
              <dc:date>2016-04-24T10:42:00</dc:date>
            </office:change-info>
          </text:format-change>
        </text:changed-region>
        <text:changed-region xml:id="ct41842992" text:id="ct41842992">
          <text:format-change>
            <office:change-info>
              <dc:creator>Unbekannter Autor</dc:creator>
              <dc:date>2016-04-24T10:42:00</dc:date>
            </office:change-info>
          </text:format-change>
        </text:changed-region>
        <text:changed-region xml:id="ct41843504" text:id="ct41843504">
          <text:format-change>
            <office:change-info>
              <dc:creator>Unbekannter Autor</dc:creator>
              <dc:date>2016-04-24T10:42:00</dc:date>
            </office:change-info>
          </text:format-change>
        </text:changed-region>
        <text:changed-region xml:id="ct41844016" text:id="ct41844016">
          <text:format-change>
            <office:change-info>
              <dc:creator>Unbekannter Autor</dc:creator>
              <dc:date>2016-04-24T10:42:00</dc:date>
            </office:change-info>
          </text:format-change>
        </text:changed-region>
        <text:changed-region xml:id="ct41844816" text:id="ct41844816">
          <text:format-change>
            <office:change-info>
              <dc:creator>Unbekannter Autor</dc:creator>
              <dc:date>2016-04-24T10:42:00</dc:date>
            </office:change-info>
          </text:format-change>
        </text:changed-region>
        <text:changed-region xml:id="ct41845328" text:id="ct41845328">
          <text:format-change>
            <office:change-info>
              <dc:creator>Unbekannter Autor</dc:creator>
              <dc:date>2016-04-24T10:42:00</dc:date>
            </office:change-info>
          </text:format-change>
        </text:changed-region>
        <text:changed-region xml:id="ct41847504" text:id="ct41847504">
          <text:format-change>
            <office:change-info>
              <dc:creator>Unbekannter Autor</dc:creator>
              <dc:date>2016-04-24T10:42:00</dc:date>
            </office:change-info>
          </text:format-change>
        </text:changed-region>
        <text:changed-region xml:id="ct41846304" text:id="ct41846304">
          <text:format-change>
            <office:change-info>
              <dc:creator>Unbekannter Autor</dc:creator>
              <dc:date>2016-04-24T10:42:00</dc:date>
            </office:change-info>
          </text:format-change>
        </text:changed-region>
        <text:changed-region xml:id="ct41781600" text:id="ct41781600">
          <text:format-change>
            <office:change-info>
              <dc:creator>Unbekannter Autor</dc:creator>
              <dc:date>2016-04-24T10:42:00</dc:date>
            </office:change-info>
          </text:format-change>
        </text:changed-region>
        <text:changed-region xml:id="ct41806048" text:id="ct41806048">
          <text:format-change>
            <office:change-info>
              <dc:creator>Unbekannter Autor</dc:creator>
              <dc:date>2016-04-24T10:42:00</dc:date>
            </office:change-info>
          </text:format-change>
        </text:changed-region>
        <text:changed-region xml:id="ct38375664" text:id="ct38375664">
          <text:format-change>
            <office:change-info>
              <dc:creator>Unbekannter Autor</dc:creator>
              <dc:date>2016-04-24T10:42:00</dc:date>
            </office:change-info>
          </text:format-change>
        </text:changed-region>
        <text:changed-region xml:id="ct41829216" text:id="ct41829216">
          <text:format-change>
            <office:change-info>
              <dc:creator>Unbekannter Autor</dc:creator>
              <dc:date>2016-04-24T10:42:00</dc:date>
            </office:change-info>
          </text:format-change>
        </text:changed-region>
        <text:changed-region xml:id="ct41831920" text:id="ct41831920">
          <text:format-change>
            <office:change-info>
              <dc:creator>Unbekannter Autor</dc:creator>
              <dc:date>2016-04-24T10:42:00</dc:date>
            </office:change-info>
          </text:format-change>
        </text:changed-region>
        <text:changed-region xml:id="ct38370384" text:id="ct38370384">
          <text:format-change>
            <office:change-info>
              <dc:creator>Unbekannter Autor</dc:creator>
              <dc:date>2016-04-24T10:42:00</dc:date>
            </office:change-info>
          </text:format-change>
        </text:changed-region>
        <text:changed-region xml:id="ct41803840" text:id="ct41803840">
          <text:format-change>
            <office:change-info>
              <dc:creator>Unbekannter Autor</dc:creator>
              <dc:date>2016-04-24T10:42:00</dc:date>
            </office:change-info>
          </text:format-change>
        </text:changed-region>
        <text:changed-region xml:id="ct41832304" text:id="ct41832304">
          <text:format-change>
            <office:change-info>
              <dc:creator>Unbekannter Autor</dc:creator>
              <dc:date>2016-04-24T10:42:00</dc:date>
            </office:change-info>
          </text:format-change>
        </text:changed-region>
        <text:changed-region xml:id="ct41820416" text:id="ct41820416">
          <text:format-change>
            <office:change-info>
              <dc:creator>Unbekannter Autor</dc:creator>
              <dc:date>2016-04-24T10:42:00</dc:date>
            </office:change-info>
          </text:format-change>
        </text:changed-region>
        <text:changed-region xml:id="ct41823184" text:id="ct41823184">
          <text:format-change>
            <office:change-info>
              <dc:creator>Unbekannter Autor</dc:creator>
              <dc:date>2016-04-24T10:42:00</dc:date>
            </office:change-info>
          </text:format-change>
        </text:changed-region>
        <text:changed-region xml:id="ct41852592" text:id="ct41852592">
          <text:format-change>
            <office:change-info>
              <dc:creator>Unbekannter Autor</dc:creator>
              <dc:date>2016-04-24T10:42:00</dc:date>
            </office:change-info>
          </text:format-change>
        </text:changed-region>
        <text:changed-region xml:id="ct41856880" text:id="ct41856880">
          <text:deletion>
            <office:change-info>
              <dc:creator>Unbekannter Autor</dc:creator>
              <dc:date>2016-04-23T18:44:00</dc:date>
            </office:change-info>
            <text:p text:style-name="P47"/>
            <text:p text:style-name="P47"/>
          </text:deletion>
        </text:changed-region>
        <text:changed-region xml:id="ct38384464" text:id="ct38384464">
          <text:format-change>
            <office:change-info>
              <dc:creator>Unbekannter Autor</dc:creator>
              <dc:date>2016-04-24T10:42:00</dc:date>
            </office:change-info>
          </text:format-change>
        </text:changed-region>
        <text:changed-region xml:id="ct38384816" text:id="ct38384816">
          <text:format-change>
            <office:change-info>
              <dc:creator>Unbekannter Autor</dc:creator>
              <dc:date>2016-04-24T10:42:00</dc:date>
            </office:change-info>
          </text:format-change>
        </text:changed-region>
        <text:changed-region xml:id="ct41823760" text:id="ct41823760">
          <text:format-change>
            <office:change-info>
              <dc:creator>Unbekannter Autor</dc:creator>
              <dc:date>2016-04-24T10:42:00</dc:date>
            </office:change-info>
          </text:format-change>
        </text:changed-region>
        <text:changed-region xml:id="ct38382352" text:id="ct38382352">
          <text:format-change>
            <office:change-info>
              <dc:creator>Unbekannter Autor</dc:creator>
              <dc:date>2016-04-24T10:42:00</dc:date>
            </office:change-info>
          </text:format-change>
        </text:changed-region>
        <text:changed-region xml:id="ct41805088" text:id="ct41805088">
          <text:format-change>
            <office:change-info>
              <dc:creator>Unbekannter Autor</dc:creator>
              <dc:date>2016-04-24T10:42:00</dc:date>
            </office:change-info>
          </text:format-change>
        </text:changed-region>
        <text:changed-region xml:id="ct41821872" text:id="ct41821872">
          <text:format-change>
            <office:change-info>
              <dc:creator>Unbekannter Autor</dc:creator>
              <dc:date>2016-04-24T10:42:00</dc:date>
            </office:change-info>
          </text:format-change>
        </text:changed-region>
        <text:changed-region xml:id="ct41790960" text:id="ct41790960">
          <text:format-change>
            <office:change-info>
              <dc:creator>Unbekannter Autor</dc:creator>
              <dc:date>2016-04-24T10:42:00</dc:date>
            </office:change-info>
          </text:format-change>
        </text:changed-region>
        <text:changed-region xml:id="ct41821072" text:id="ct41821072">
          <text:format-change>
            <office:change-info>
              <dc:creator>Unbekannter Autor</dc:creator>
              <dc:date>2016-04-24T10:42:00</dc:date>
            </office:change-info>
          </text:format-change>
        </text:changed-region>
        <text:changed-region xml:id="ct41817840" text:id="ct41817840">
          <text:format-change>
            <office:change-info>
              <dc:creator>Unbekannter Autor</dc:creator>
              <dc:date>2016-04-24T10:42:00</dc:date>
            </office:change-info>
          </text:format-change>
        </text:changed-region>
        <text:changed-region xml:id="ct41851120" text:id="ct41851120">
          <text:format-change>
            <office:change-info>
              <dc:creator>Unbekannter Autor</dc:creator>
              <dc:date>2016-04-24T10:42:00</dc:date>
            </office:change-info>
          </text:format-change>
        </text:changed-region>
        <text:changed-region xml:id="ct41849904" text:id="ct41849904">
          <text:format-change>
            <office:change-info>
              <dc:creator>Unbekannter Autor</dc:creator>
              <dc:date>2016-04-24T10:42:00</dc:date>
            </office:change-info>
          </text:format-change>
        </text:changed-region>
        <text:changed-region xml:id="ct41851536" text:id="ct41851536">
          <text:format-change>
            <office:change-info>
              <dc:creator>Unbekannter Autor</dc:creator>
              <dc:date>2016-04-24T10:42:00</dc:date>
            </office:change-info>
          </text:format-change>
        </text:changed-region>
        <text:changed-region xml:id="ct41851760" text:id="ct41851760">
          <text:format-change>
            <office:change-info>
              <dc:creator>Unbekannter Autor</dc:creator>
              <dc:date>2016-04-24T10:42:00</dc:date>
            </office:change-info>
          </text:format-change>
        </text:changed-region>
        <text:changed-region xml:id="ct40590496" text:id="ct40590496">
          <text:format-change>
            <office:change-info>
              <dc:creator>Unbekannter Autor</dc:creator>
              <dc:date>2016-04-24T10:42:00</dc:date>
            </office:change-info>
          </text:format-change>
        </text:changed-region>
        <text:changed-region xml:id="ct41859520" text:id="ct41859520">
          <text:format-change>
            <office:change-info>
              <dc:creator>Unbekannter Autor</dc:creator>
              <dc:date>2016-04-24T10:42:00</dc:date>
            </office:change-info>
          </text:format-change>
        </text:changed-region>
        <text:changed-region xml:id="ct40590912" text:id="ct40590912">
          <text:format-change>
            <office:change-info>
              <dc:creator>Unbekannter Autor</dc:creator>
              <dc:date>2016-04-24T10:42:00</dc:date>
            </office:change-info>
          </text:format-change>
        </text:changed-region>
        <text:changed-region xml:id="ct40600736" text:id="ct40600736">
          <text:format-change>
            <office:change-info>
              <dc:creator>Unbekannter Autor</dc:creator>
              <dc:date>2016-04-24T10:42:00</dc:date>
            </office:change-info>
          </text:format-change>
        </text:changed-region>
        <text:changed-region xml:id="ct40602144" text:id="ct40602144">
          <text:format-change>
            <office:change-info>
              <dc:creator>Unbekannter Autor</dc:creator>
              <dc:date>2016-04-24T10:42:00</dc:date>
            </office:change-info>
          </text:format-change>
        </text:changed-region>
        <text:changed-region xml:id="ct40603536" text:id="ct40603536">
          <text:format-change>
            <office:change-info>
              <dc:creator>Unbekannter Autor</dc:creator>
              <dc:date>2016-04-24T10:42:00</dc:date>
            </office:change-info>
          </text:format-change>
        </text:changed-region>
        <text:changed-region xml:id="ct40604912" text:id="ct40604912">
          <text:format-change>
            <office:change-info>
              <dc:creator>Unbekannter Autor</dc:creator>
              <dc:date>2016-04-24T10:42:00</dc:date>
            </office:change-info>
          </text:format-change>
        </text:changed-region>
        <text:changed-region xml:id="ct40597584" text:id="ct40597584">
          <text:format-change>
            <office:change-info>
              <dc:creator>Unbekannter Autor</dc:creator>
              <dc:date>2016-04-24T10:42:00</dc:date>
            </office:change-info>
          </text:format-change>
        </text:changed-region>
        <text:changed-region xml:id="ct40610224" text:id="ct40610224">
          <text:format-change>
            <office:change-info>
              <dc:creator>Unbekannter Autor</dc:creator>
              <dc:date>2016-04-24T10:42:00</dc:date>
            </office:change-info>
          </text:format-change>
        </text:changed-region>
        <text:changed-region xml:id="ct40610736" text:id="ct40610736">
          <text:format-change>
            <office:change-info>
              <dc:creator>Unbekannter Autor</dc:creator>
              <dc:date>2016-04-24T10:42:00</dc:date>
            </office:change-info>
          </text:format-change>
        </text:changed-region>
        <text:changed-region xml:id="ct40611248" text:id="ct40611248">
          <text:format-change>
            <office:change-info>
              <dc:creator>Unbekannter Autor</dc:creator>
              <dc:date>2016-04-24T10:42:00</dc:date>
            </office:change-info>
          </text:format-change>
        </text:changed-region>
        <text:changed-region xml:id="ct40611760" text:id="ct40611760">
          <text:format-change>
            <office:change-info>
              <dc:creator>Unbekannter Autor</dc:creator>
              <dc:date>2016-04-24T10:42:00</dc:date>
            </office:change-info>
          </text:format-change>
        </text:changed-region>
        <text:changed-region xml:id="ct40611984" text:id="ct40611984">
          <text:format-change>
            <office:change-info>
              <dc:creator>Unbekannter Autor</dc:creator>
              <dc:date>2016-04-24T10:42:00</dc:date>
            </office:change-info>
          </text:format-change>
        </text:changed-region>
        <text:changed-region xml:id="ct40612784" text:id="ct40612784">
          <text:format-change>
            <office:change-info>
              <dc:creator>Unbekannter Autor</dc:creator>
              <dc:date>2016-04-24T10:42:00</dc:date>
            </office:change-info>
          </text:format-change>
        </text:changed-region>
        <text:changed-region xml:id="ct40613296" text:id="ct40613296">
          <text:format-change>
            <office:change-info>
              <dc:creator>Unbekannter Autor</dc:creator>
              <dc:date>2016-04-24T10:42:00</dc:date>
            </office:change-info>
          </text:format-change>
        </text:changed-region>
        <text:changed-region xml:id="ct40613808" text:id="ct40613808">
          <text:format-change>
            <office:change-info>
              <dc:creator>Unbekannter Autor</dc:creator>
              <dc:date>2016-04-24T10:42:00</dc:date>
            </office:change-info>
          </text:format-change>
        </text:changed-region>
        <text:changed-region xml:id="ct40614320" text:id="ct40614320">
          <text:format-change>
            <office:change-info>
              <dc:creator>Unbekannter Autor</dc:creator>
              <dc:date>2016-04-24T10:42:00</dc:date>
            </office:change-info>
          </text:format-change>
        </text:changed-region>
        <text:changed-region xml:id="ct42159504" text:id="ct42159504">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55710720" text:id="ct55710720">
          <text:insertion>
            <office:change-info>
              <dc:creator>Unbekannter Autor</dc:creator>
              <dc:date>2016-11-28T16:51:00</dc:date>
            </office:change-info>
          </text:insertion>
        </text:changed-region>
        <text:changed-region xml:id="ct40614768" text:id="ct40614768">
          <text:format-change>
            <office:change-info>
              <dc:creator>Unbekannter Autor</dc:creator>
              <dc:date>2016-04-24T10:42:00</dc:date>
            </office:change-info>
          </text:format-change>
        </text:changed-region>
        <text:changed-region xml:id="ct40614992" text:id="ct40614992">
          <text:format-change>
            <office:change-info>
              <dc:creator>Unbekannter Autor</dc:creator>
              <dc:date>2016-04-24T10:42:00</dc:date>
            </office:change-info>
          </text:format-change>
        </text:changed-region>
        <text:changed-region xml:id="ct40615792" text:id="ct40615792">
          <text:format-change>
            <office:change-info>
              <dc:creator>Unbekannter Autor</dc:creator>
              <dc:date>2016-04-24T10:42:00</dc:date>
            </office:change-info>
          </text:format-change>
        </text:changed-region>
        <text:changed-region xml:id="ct40616016" text:id="ct40616016">
          <text:format-change>
            <office:change-info>
              <dc:creator>Unbekannter Autor</dc:creator>
              <dc:date>2016-04-24T10:42:00</dc:date>
            </office:change-info>
          </text:format-change>
        </text:changed-region>
        <text:changed-region xml:id="ct40616528" text:id="ct40616528">
          <text:format-change>
            <office:change-info>
              <dc:creator>Unbekannter Autor</dc:creator>
              <dc:date>2016-04-24T10:42:00</dc:date>
            </office:change-info>
          </text:format-change>
        </text:changed-region>
        <text:changed-region xml:id="ct40617040" text:id="ct40617040">
          <text:format-change>
            <office:change-info>
              <dc:creator>Unbekannter Autor</dc:creator>
              <dc:date>2016-04-24T10:42:00</dc:date>
            </office:change-info>
          </text:format-change>
        </text:changed-region>
        <text:changed-region xml:id="ct40617264" text:id="ct40617264">
          <text:format-change>
            <office:change-info>
              <dc:creator>Unbekannter Autor</dc:creator>
              <dc:date>2016-04-24T10:42:00</dc:date>
            </office:change-info>
          </text:format-change>
        </text:changed-region>
        <text:changed-region xml:id="ct40617488" text:id="ct40617488">
          <text:format-change>
            <office:change-info>
              <dc:creator>Unbekannter Autor</dc:creator>
              <dc:date>2016-04-24T10:42:00</dc:date>
            </office:change-info>
          </text:format-change>
        </text:changed-region>
        <text:changed-region xml:id="ct40618000" text:id="ct40618000">
          <text:format-change>
            <office:change-info>
              <dc:creator>Unbekannter Autor</dc:creator>
              <dc:date>2016-04-24T10:42:00</dc:date>
            </office:change-info>
          </text:format-change>
        </text:changed-region>
        <text:changed-region xml:id="ct40618672" text:id="ct40618672">
          <text:format-change>
            <office:change-info>
              <dc:creator>Unbekannter Autor</dc:creator>
              <dc:date>2016-04-24T10:42:00</dc:date>
            </office:change-info>
          </text:format-change>
        </text:changed-region>
        <text:changed-region xml:id="ct40619184" text:id="ct40619184">
          <text:format-change>
            <office:change-info>
              <dc:creator>Unbekannter Autor</dc:creator>
              <dc:date>2016-04-24T10:42:00</dc:date>
            </office:change-info>
          </text:format-change>
        </text:changed-region>
        <text:changed-region xml:id="ct40619696" text:id="ct40619696">
          <text:format-change>
            <office:change-info>
              <dc:creator>Unbekannter Autor</dc:creator>
              <dc:date>2016-04-24T10:42:00</dc:date>
            </office:change-info>
          </text:format-change>
        </text:changed-region>
        <text:changed-region xml:id="ct40620656" text:id="ct40620656">
          <text:format-change>
            <office:change-info>
              <dc:creator>Unbekannter Autor</dc:creator>
              <dc:date>2016-04-24T10:42:00</dc:date>
            </office:change-info>
          </text:format-change>
        </text:changed-region>
        <text:changed-region xml:id="ct40623168" text:id="ct40623168">
          <text:format-change>
            <office:change-info>
              <dc:creator>Unbekannter Autor</dc:creator>
              <dc:date>2016-04-24T10:42:00</dc:date>
            </office:change-info>
          </text:format-change>
        </text:changed-region>
        <text:changed-region xml:id="ct40623392" text:id="ct40623392">
          <text:format-change>
            <office:change-info>
              <dc:creator>Unbekannter Autor</dc:creator>
              <dc:date>2016-04-24T10:42:00</dc:date>
            </office:change-info>
          </text:format-change>
        </text:changed-region>
        <text:changed-region xml:id="ct38391456" text:id="ct38391456">
          <text:format-change>
            <office:change-info>
              <dc:creator>Unbekannter Autor</dc:creator>
              <dc:date>2016-04-24T10:42:00</dc:date>
            </office:change-info>
          </text:format-change>
        </text:changed-region>
        <text:changed-region xml:id="ct40594048" text:id="ct40594048">
          <text:format-change>
            <office:change-info>
              <dc:creator>Unbekannter Autor</dc:creator>
              <dc:date>2016-04-24T10:42:00</dc:date>
            </office:change-info>
          </text:format-change>
        </text:changed-region>
        <text:changed-region xml:id="ct40595264" text:id="ct40595264">
          <text:format-change>
            <office:change-info>
              <dc:creator>Unbekannter Autor</dc:creator>
              <dc:date>2016-04-24T10:42:00</dc:date>
            </office:change-info>
          </text:format-change>
        </text:changed-region>
        <text:changed-region xml:id="ct40599712" text:id="ct40599712">
          <text:format-change>
            <office:change-info>
              <dc:creator>Unbekannter Autor</dc:creator>
              <dc:date>2016-04-24T10:42:00</dc:date>
            </office:change-info>
          </text:format-change>
        </text:changed-region>
        <text:changed-region xml:id="ct38402368" text:id="ct38402368">
          <text:format-change>
            <office:change-info>
              <dc:creator>Unbekannter Autor</dc:creator>
              <dc:date>2016-04-24T10:42:00</dc:date>
            </office:change-info>
          </text:format-change>
        </text:changed-region>
        <text:changed-region xml:id="ct38393920" text:id="ct38393920">
          <text:format-change>
            <office:change-info>
              <dc:creator>Unbekannter Autor</dc:creator>
              <dc:date>2016-04-24T10:42:00</dc:date>
            </office:change-info>
          </text:format-change>
        </text:changed-region>
        <text:changed-region xml:id="ct40596480" text:id="ct40596480">
          <text:format-change>
            <office:change-info>
              <dc:creator>Unbekannter Autor</dc:creator>
              <dc:date>2016-04-24T10:42:00</dc:date>
            </office:change-info>
          </text:format-change>
        </text:changed-region>
        <text:changed-region xml:id="ct40599376" text:id="ct40599376">
          <text:format-change>
            <office:change-info>
              <dc:creator>Unbekannter Autor</dc:creator>
              <dc:date>2016-04-24T10:42:00</dc:date>
            </office:change-info>
          </text:format-change>
        </text:changed-region>
        <text:changed-region xml:id="ct40601568" text:id="ct40601568">
          <text:format-change>
            <office:change-info>
              <dc:creator>Unbekannter Autor</dc:creator>
              <dc:date>2016-04-24T10:42:00</dc:date>
            </office:change-info>
          </text:format-change>
        </text:changed-region>
        <text:changed-region xml:id="ct40598448" text:id="ct40598448">
          <text:format-change>
            <office:change-info>
              <dc:creator>Unbekannter Autor</dc:creator>
              <dc:date>2016-04-24T10:42:00</dc:date>
            </office:change-info>
          </text:format-change>
        </text:changed-region>
        <text:changed-region xml:id="ct40604336" text:id="ct40604336">
          <text:format-change>
            <office:change-info>
              <dc:creator>Unbekannter Autor</dc:creator>
              <dc:date>2016-04-24T10:42:00</dc:date>
            </office:change-info>
          </text:format-change>
        </text:changed-region>
        <text:changed-region xml:id="ct40592192" text:id="ct40592192">
          <text:format-change>
            <office:change-info>
              <dc:creator>Unbekannter Autor</dc:creator>
              <dc:date>2016-04-24T10:42:00</dc:date>
            </office:change-info>
          </text:format-change>
        </text:changed-region>
        <text:changed-region xml:id="ct40595776" text:id="ct40595776">
          <text:format-change>
            <office:change-info>
              <dc:creator>Unbekannter Autor</dc:creator>
              <dc:date>2016-04-24T10:42:00</dc:date>
            </office:change-info>
          </text:format-change>
        </text:changed-region>
        <text:changed-region xml:id="ct40593136" text:id="ct40593136">
          <text:format-change>
            <office:change-info>
              <dc:creator>Unbekannter Autor</dc:creator>
              <dc:date>2016-04-24T10:42:00</dc:date>
            </office:change-info>
          </text:format-change>
        </text:changed-region>
        <text:changed-region xml:id="ct40591136" text:id="ct40591136">
          <text:format-change>
            <office:change-info>
              <dc:creator>Unbekannter Autor</dc:creator>
              <dc:date>2016-04-24T10:42:00</dc:date>
            </office:change-info>
          </text:format-change>
        </text:changed-region>
        <text:changed-region xml:id="ct40625680" text:id="ct40625680">
          <text:format-change>
            <office:change-info>
              <dc:creator>Unbekannter Autor</dc:creator>
              <dc:date>2016-04-24T10:42:00</dc:date>
            </office:change-info>
          </text:format-change>
        </text:changed-region>
        <text:changed-region xml:id="ct40626416" text:id="ct40626416">
          <text:format-change>
            <office:change-info>
              <dc:creator>Unbekannter Autor</dc:creator>
              <dc:date>2016-04-24T10:42:00</dc:date>
            </office:change-info>
          </text:format-change>
        </text:changed-region>
        <text:changed-region xml:id="ct40628752" text:id="ct40628752">
          <text:format-change>
            <office:change-info>
              <dc:creator>Unbekannter Autor</dc:creator>
              <dc:date>2016-04-24T10:42:00</dc:date>
            </office:change-info>
          </text:format-change>
        </text:changed-region>
        <text:changed-region xml:id="ct40631360" text:id="ct40631360">
          <text:format-change>
            <office:change-info>
              <dc:creator>Unbekannter Autor</dc:creator>
              <dc:date>2016-04-24T10:42:00</dc:date>
            </office:change-info>
          </text:format-change>
        </text:changed-region>
        <text:changed-region xml:id="ct40632096" text:id="ct40632096">
          <text:format-change>
            <office:change-info>
              <dc:creator>Unbekannter Autor</dc:creator>
              <dc:date>2016-04-24T10:42:00</dc:date>
            </office:change-info>
          </text:format-change>
        </text:changed-region>
        <text:changed-region xml:id="ct40633360" text:id="ct40633360">
          <text:format-change>
            <office:change-info>
              <dc:creator>Unbekannter Autor</dc:creator>
              <dc:date>2016-04-24T10:42:00</dc:date>
            </office:change-info>
          </text:format-change>
        </text:changed-region>
        <text:changed-region xml:id="ct40633584" text:id="ct40633584">
          <text:format-change>
            <office:change-info>
              <dc:creator>Unbekannter Autor</dc:creator>
              <dc:date>2016-04-24T10:42:00</dc:date>
            </office:change-info>
          </text:format-change>
        </text:changed-region>
        <text:changed-region xml:id="ct40634096" text:id="ct40634096">
          <text:format-change>
            <office:change-info>
              <dc:creator>Unbekannter Autor</dc:creator>
              <dc:date>2016-04-24T10:42:00</dc:date>
            </office:change-info>
          </text:format-change>
        </text:changed-region>
        <text:changed-region xml:id="ct40634320" text:id="ct40634320">
          <text:format-change>
            <office:change-info>
              <dc:creator>Unbekannter Autor</dc:creator>
              <dc:date>2016-04-24T10:42:00</dc:date>
            </office:change-info>
          </text:format-change>
        </text:changed-region>
        <text:changed-region xml:id="ct40634544" text:id="ct40634544">
          <text:format-change>
            <office:change-info>
              <dc:creator>Unbekannter Autor</dc:creator>
              <dc:date>2016-04-24T10:42:00</dc:date>
            </office:change-info>
          </text:format-change>
        </text:changed-region>
        <text:changed-region xml:id="ct40634768" text:id="ct40634768">
          <text:format-change>
            <office:change-info>
              <dc:creator>Unbekannter Autor</dc:creator>
              <dc:date>2016-04-24T10:42:00</dc:date>
            </office:change-info>
          </text:format-change>
        </text:changed-region>
        <text:changed-region xml:id="ct40634992" text:id="ct40634992">
          <text:format-change>
            <office:change-info>
              <dc:creator>Unbekannter Autor</dc:creator>
              <dc:date>2016-04-24T10:42:00</dc:date>
            </office:change-info>
          </text:format-change>
        </text:changed-region>
        <text:changed-region xml:id="ct40635504" text:id="ct40635504">
          <text:format-change>
            <office:change-info>
              <dc:creator>Unbekannter Autor</dc:creator>
              <dc:date>2016-04-24T10:42:00</dc:date>
            </office:change-info>
          </text:format-change>
        </text:changed-region>
        <text:changed-region xml:id="ct40636512" text:id="ct40636512">
          <text:format-change>
            <office:change-info>
              <dc:creator>Unbekannter Autor</dc:creator>
              <dc:date>2016-04-24T10:42:00</dc:date>
            </office:change-info>
          </text:format-change>
        </text:changed-region>
        <text:changed-region xml:id="ct40637024" text:id="ct40637024">
          <text:format-change>
            <office:change-info>
              <dc:creator>Unbekannter Autor</dc:creator>
              <dc:date>2016-04-24T10:42:00</dc:date>
            </office:change-info>
          </text:format-change>
        </text:changed-region>
        <text:changed-region xml:id="ct40637536" text:id="ct40637536">
          <text:format-change>
            <office:change-info>
              <dc:creator>Unbekannter Autor</dc:creator>
              <dc:date>2016-04-24T10:42:00</dc:date>
            </office:change-info>
          </text:format-change>
        </text:changed-region>
        <text:changed-region xml:id="ct40638048" text:id="ct40638048">
          <text:format-change>
            <office:change-info>
              <dc:creator>Unbekannter Autor</dc:creator>
              <dc:date>2016-04-24T10:42:00</dc:date>
            </office:change-info>
          </text:format-change>
        </text:changed-region>
        <text:changed-region xml:id="ct40638880" text:id="ct40638880">
          <text:format-change>
            <office:change-info>
              <dc:creator>Unbekannter Autor</dc:creator>
              <dc:date>2016-04-24T10:42:00</dc:date>
            </office:change-info>
          </text:format-change>
        </text:changed-region>
        <text:changed-region xml:id="ct40639584" text:id="ct40639584">
          <text:format-change>
            <office:change-info>
              <dc:creator>Unbekannter Autor</dc:creator>
              <dc:date>2016-04-24T10:42:00</dc:date>
            </office:change-info>
          </text:format-change>
        </text:changed-region>
        <text:changed-region xml:id="ct38411872" text:id="ct38411872">
          <text:format-change>
            <office:change-info>
              <dc:creator>Unbekannter Autor</dc:creator>
              <dc:date>2016-04-24T10:42:00</dc:date>
            </office:change-info>
          </text:format-change>
        </text:changed-region>
        <text:changed-region xml:id="ct38413984" text:id="ct38413984">
          <text:format-change>
            <office:change-info>
              <dc:creator>Unbekannter Autor</dc:creator>
              <dc:date>2016-04-24T10:42:00</dc:date>
            </office:change-info>
          </text:format-change>
        </text:changed-region>
        <text:changed-region xml:id="ct40623904" text:id="ct40623904">
          <text:format-change>
            <office:change-info>
              <dc:creator>Unbekannter Autor</dc:creator>
              <dc:date>2016-04-24T10:42:00</dc:date>
            </office:change-info>
          </text:format-change>
        </text:changed-region>
        <text:changed-region xml:id="ct40627184" text:id="ct40627184">
          <text:format-change>
            <office:change-info>
              <dc:creator>Unbekannter Autor</dc:creator>
              <dc:date>2016-04-24T10:42:00</dc:date>
            </office:change-info>
          </text:format-change>
        </text:changed-region>
        <text:changed-region xml:id="ct40642464" text:id="ct40642464">
          <text:format-change>
            <office:change-info>
              <dc:creator>Unbekannter Autor</dc:creator>
              <dc:date>2016-04-24T10:42:00</dc:date>
            </office:change-info>
          </text:format-change>
        </text:changed-region>
        <text:changed-region xml:id="ct40643216" text:id="ct40643216">
          <text:format-change>
            <office:change-info>
              <dc:creator>Unbekannter Autor</dc:creator>
              <dc:date>2016-04-24T10:42:00</dc:date>
            </office:change-info>
          </text:format-change>
        </text:changed-region>
        <text:changed-region xml:id="ct40644064" text:id="ct40644064">
          <text:format-change>
            <office:change-info>
              <dc:creator>Unbekannter Autor</dc:creator>
              <dc:date>2016-04-24T10:42:00</dc:date>
            </office:change-info>
          </text:format-change>
        </text:changed-region>
        <text:changed-region xml:id="ct40644288" text:id="ct40644288">
          <text:format-change>
            <office:change-info>
              <dc:creator>Unbekannter Autor</dc:creator>
              <dc:date>2016-04-24T10:42:00</dc:date>
            </office:change-info>
          </text:format-change>
        </text:changed-region>
        <text:changed-region xml:id="ct40645552" text:id="ct40645552">
          <text:format-change>
            <office:change-info>
              <dc:creator>Unbekannter Autor</dc:creator>
              <dc:date>2016-04-24T10:42:00</dc:date>
            </office:change-info>
          </text:format-change>
        </text:changed-region>
        <text:changed-region xml:id="ct40647664" text:id="ct40647664">
          <text:format-change>
            <office:change-info>
              <dc:creator>Unbekannter Autor</dc:creator>
              <dc:date>2016-04-24T10:42:00</dc:date>
            </office:change-info>
          </text:format-change>
        </text:changed-region>
        <text:changed-region xml:id="ct38417856" text:id="ct38417856">
          <text:format-change>
            <office:change-info>
              <dc:creator>Unbekannter Autor</dc:creator>
              <dc:date>2016-04-24T10:42:00</dc:date>
            </office:change-info>
          </text:format-change>
        </text:changed-region>
        <text:changed-region xml:id="ct38417504" text:id="ct38417504">
          <text:format-change>
            <office:change-info>
              <dc:creator>Unbekannter Autor</dc:creator>
              <dc:date>2016-04-24T10:42:00</dc:date>
            </office:change-info>
          </text:format-change>
        </text:changed-region>
        <text:changed-region xml:id="ct38420320" text:id="ct38420320">
          <text:format-change>
            <office:change-info>
              <dc:creator>Unbekannter Autor</dc:creator>
              <dc:date>2016-04-24T10:42:00</dc:date>
            </office:change-info>
          </text:format-change>
        </text:changed-region>
        <text:changed-region xml:id="ct40645296" text:id="ct40645296">
          <text:format-change>
            <office:change-info>
              <dc:creator>Unbekannter Autor</dc:creator>
              <dc:date>2016-04-24T10:42:00</dc:date>
            </office:change-info>
          </text:format-change>
        </text:changed-region>
        <text:changed-region xml:id="ct38421024" text:id="ct38421024">
          <text:format-change>
            <office:change-info>
              <dc:creator>Unbekannter Autor</dc:creator>
              <dc:date>2016-04-24T10:42:00</dc:date>
            </office:change-info>
          </text:format-change>
        </text:changed-region>
        <text:changed-region xml:id="ct38421376" text:id="ct38421376">
          <text:format-change>
            <office:change-info>
              <dc:creator>Unbekannter Autor</dc:creator>
              <dc:date>2016-04-24T10:42:00</dc:date>
            </office:change-info>
          </text:format-change>
        </text:changed-region>
        <text:changed-region xml:id="ct38421728" text:id="ct38421728">
          <text:format-change>
            <office:change-info>
              <dc:creator>Unbekannter Autor</dc:creator>
              <dc:date>2016-04-24T10:42:00</dc:date>
            </office:change-info>
          </text:format-change>
        </text:changed-region>
        <text:changed-region xml:id="ct41986000" text:id="ct41986000">
          <text:format-change>
            <office:change-info>
              <dc:creator>Unbekannter Autor</dc:creator>
              <dc:date>2016-04-24T10:42:00</dc:date>
            </office:change-info>
          </text:format-change>
        </text:changed-region>
        <text:changed-region xml:id="ct38422080" text:id="ct38422080">
          <text:format-change>
            <office:change-info>
              <dc:creator>Unbekannter Autor</dc:creator>
              <dc:date>2016-04-24T10:42:00</dc:date>
            </office:change-info>
          </text:format-change>
        </text:changed-region>
        <text:changed-region xml:id="ct38422784" text:id="ct38422784">
          <text:deletion>
            <office:change-info>
              <dc:creator>Unbekannter Autor</dc:creator>
              <dc:date>2016-04-23T18:45:00</dc:date>
            </office:change-info>
            <text:p text:style-name="P48"/>
            <text:p text:style-name="P48"/>
          </text:deletion>
        </text:changed-region>
        <text:changed-region xml:id="ct42018896" text:id="ct42018896">
          <text:format-change>
            <office:change-info>
              <dc:creator>Unbekannter Autor</dc:creator>
              <dc:date>2016-04-24T10:42:00</dc:date>
            </office:change-info>
          </text:format-change>
        </text:changed-region>
        <text:changed-region xml:id="ct39118128" text:id="ct39118128">
          <text:format-change>
            <office:change-info>
              <dc:creator>Unbekannter Autor</dc:creator>
              <dc:date>2016-04-24T10:42:00</dc:date>
            </office:change-info>
          </text:format-change>
        </text:changed-region>
        <text:changed-region xml:id="ct42014160" text:id="ct42014160">
          <text:format-change>
            <office:change-info>
              <dc:creator>Unbekannter Autor</dc:creator>
              <dc:date>2016-04-24T10:42:00</dc:date>
            </office:change-info>
          </text:format-change>
        </text:changed-region>
        <text:changed-region xml:id="ct42020176" text:id="ct42020176">
          <text:format-change>
            <office:change-info>
              <dc:creator>Unbekannter Autor</dc:creator>
              <dc:date>2016-04-24T10:42:00</dc:date>
            </office:change-info>
          </text:format-change>
        </text:changed-region>
        <text:changed-region xml:id="ct38423552" text:id="ct38423552">
          <text:format-change>
            <office:change-info>
              <dc:creator>Unbekannter Autor</dc:creator>
              <dc:date>2016-04-24T10:42:00</dc:date>
            </office:change-info>
          </text:format-change>
        </text:changed-region>
        <text:changed-region xml:id="ct42015520" text:id="ct42015520">
          <text:format-change>
            <office:change-info>
              <dc:creator>Unbekannter Autor</dc:creator>
              <dc:date>2016-04-24T10:42:00</dc:date>
            </office:change-info>
          </text:format-change>
        </text:changed-region>
        <text:changed-region xml:id="ct42021936" text:id="ct42021936">
          <text:format-change>
            <office:change-info>
              <dc:creator>Unbekannter Autor</dc:creator>
              <dc:date>2016-04-24T10:42:00</dc:date>
            </office:change-info>
          </text:format-change>
        </text:changed-region>
        <text:changed-region xml:id="ct42019280" text:id="ct42019280">
          <text:format-change>
            <office:change-info>
              <dc:creator>Unbekannter Autor</dc:creator>
              <dc:date>2016-04-24T10:42:00</dc:date>
            </office:change-info>
          </text:format-change>
        </text:changed-region>
        <text:changed-region xml:id="ct42021088" text:id="ct42021088">
          <text:format-change>
            <office:change-info>
              <dc:creator>Unbekannter Autor</dc:creator>
              <dc:date>2016-04-24T10:42:00</dc:date>
            </office:change-info>
          </text:format-change>
        </text:changed-region>
        <text:changed-region xml:id="ct42023440" text:id="ct42023440">
          <text:format-change>
            <office:change-info>
              <dc:creator>Unbekannter Autor</dc:creator>
              <dc:date>2016-04-24T10:42:00</dc:date>
            </office:change-info>
          </text:format-change>
        </text:changed-region>
        <text:changed-region xml:id="ct42024912" text:id="ct42024912">
          <text:format-change>
            <office:change-info>
              <dc:creator>Unbekannter Autor</dc:creator>
              <dc:date>2016-04-24T10:42:00</dc:date>
            </office:change-info>
          </text:format-change>
        </text:changed-region>
        <text:changed-region xml:id="ct42028224" text:id="ct42028224">
          <text:format-change>
            <office:change-info>
              <dc:creator>Unbekannter Autor</dc:creator>
              <dc:date>2016-04-24T10:42:00</dc:date>
            </office:change-info>
          </text:format-change>
        </text:changed-region>
        <text:changed-region xml:id="ct42042544" text:id="ct42042544">
          <text:format-change>
            <office:change-info>
              <dc:creator>Unbekannter Autor</dc:creator>
              <dc:date>2016-04-24T10:42:00</dc:date>
            </office:change-info>
          </text:format-change>
        </text:changed-region>
        <text:changed-region xml:id="ct42030352" text:id="ct42030352">
          <text:format-change>
            <office:change-info>
              <dc:creator>Unbekannter Autor</dc:creator>
              <dc:date>2016-04-24T10:42:00</dc:date>
            </office:change-info>
          </text:format-change>
        </text:changed-region>
        <text:changed-region xml:id="ct42032432" text:id="ct42032432">
          <text:format-change>
            <office:change-info>
              <dc:creator>Unbekannter Autor</dc:creator>
              <dc:date>2016-04-24T10:42:00</dc:date>
            </office:change-info>
          </text:format-change>
        </text:changed-region>
        <text:changed-region xml:id="ct42024144" text:id="ct42024144">
          <text:format-change>
            <office:change-info>
              <dc:creator>Unbekannter Autor</dc:creator>
              <dc:date>2016-04-24T10:42:00</dc:date>
            </office:change-info>
          </text:format-change>
        </text:changed-region>
        <text:changed-region xml:id="ct42049728" text:id="ct42049728">
          <text:format-change>
            <office:change-info>
              <dc:creator>Unbekannter Autor</dc:creator>
              <dc:date>2016-04-24T10:42:00</dc:date>
            </office:change-info>
          </text:format-change>
        </text:changed-region>
        <text:changed-region xml:id="ct42051888" text:id="ct42051888">
          <text:format-change>
            <office:change-info>
              <dc:creator>Unbekannter Autor</dc:creator>
              <dc:date>2016-04-24T10:42:00</dc:date>
            </office:change-info>
          </text:format-change>
        </text:changed-region>
        <text:changed-region xml:id="ct42035856" text:id="ct42035856">
          <text:format-change>
            <office:change-info>
              <dc:creator>Unbekannter Autor</dc:creator>
              <dc:date>2016-04-24T10:42:00</dc:date>
            </office:change-info>
          </text:format-change>
        </text:changed-region>
        <text:changed-region xml:id="ct42054960" text:id="ct42054960">
          <text:format-change>
            <office:change-info>
              <dc:creator>Unbekannter Autor</dc:creator>
              <dc:date>2016-04-24T10:42:00</dc:date>
            </office:change-info>
          </text:format-change>
        </text:changed-region>
        <text:changed-region xml:id="ct42055472" text:id="ct42055472">
          <text:format-change>
            <office:change-info>
              <dc:creator>Unbekannter Autor</dc:creator>
              <dc:date>2016-04-24T10:42:00</dc:date>
            </office:change-info>
          </text:format-change>
        </text:changed-region>
        <text:changed-region xml:id="ct42056048" text:id="ct42056048">
          <text:format-change>
            <office:change-info>
              <dc:creator>Unbekannter Autor</dc:creator>
              <dc:date>2016-04-24T10:42:00</dc:date>
            </office:change-info>
          </text:format-change>
        </text:changed-region>
        <text:changed-region xml:id="ct38432592" text:id="ct38432592">
          <text:format-change>
            <office:change-info>
              <dc:creator>Unbekannter Autor</dc:creator>
              <dc:date>2016-04-24T10:42:00</dc:date>
            </office:change-info>
          </text:format-change>
        </text:changed-region>
        <text:changed-region xml:id="ct42047984" text:id="ct42047984">
          <text:format-change>
            <office:change-info>
              <dc:creator>Unbekannter Autor</dc:creator>
              <dc:date>2016-04-24T10:42:00</dc:date>
            </office:change-info>
          </text:format-change>
        </text:changed-region>
        <text:changed-region xml:id="ct42059504" text:id="ct42059504">
          <text:format-change>
            <office:change-info>
              <dc:creator>Unbekannter Autor</dc:creator>
              <dc:date>2016-04-24T10:42:00</dc:date>
            </office:change-info>
          </text:format-change>
        </text:changed-region>
        <text:changed-region xml:id="ct42070896" text:id="ct42070896">
          <text:format-change>
            <office:change-info>
              <dc:creator>Unbekannter Autor</dc:creator>
              <dc:date>2016-04-24T10:42:00</dc:date>
            </office:change-info>
          </text:format-change>
        </text:changed-region>
        <text:changed-region xml:id="ct42048208" text:id="ct42048208">
          <text:format-change>
            <office:change-info>
              <dc:creator>Unbekannter Autor</dc:creator>
              <dc:date>2016-04-24T10:42:00</dc:date>
            </office:change-info>
          </text:format-change>
        </text:changed-region>
        <text:changed-region xml:id="ct42074704" text:id="ct42074704">
          <text:format-change>
            <office:change-info>
              <dc:creator>Unbekannter Autor</dc:creator>
              <dc:date>2016-04-24T10:42:00</dc:date>
            </office:change-info>
          </text:format-change>
        </text:changed-region>
        <text:changed-region xml:id="ct42074928" text:id="ct42074928">
          <text:format-change>
            <office:change-info>
              <dc:creator>Unbekannter Autor</dc:creator>
              <dc:date>2016-04-24T10:42:00</dc:date>
            </office:change-info>
          </text:format-change>
        </text:changed-region>
        <text:changed-region xml:id="ct42075424" text:id="ct42075424">
          <text:format-change>
            <office:change-info>
              <dc:creator>Unbekannter Autor</dc:creator>
              <dc:date>2016-04-24T10:42:00</dc:date>
            </office:change-info>
          </text:format-change>
        </text:changed-region>
        <text:changed-region xml:id="ct42077872" text:id="ct42077872">
          <text:format-change>
            <office:change-info>
              <dc:creator>Unbekannter Autor</dc:creator>
              <dc:date>2016-04-24T10:42:00</dc:date>
            </office:change-info>
          </text:format-change>
        </text:changed-region>
        <text:changed-region xml:id="ct42075152" text:id="ct42075152">
          <text:format-change>
            <office:change-info>
              <dc:creator>Unbekannter Autor</dc:creator>
              <dc:date>2016-04-24T10:42:00</dc:date>
            </office:change-info>
          </text:format-change>
        </text:changed-region>
        <text:changed-region xml:id="ct42081968" text:id="ct42081968">
          <text:format-change>
            <office:change-info>
              <dc:creator>Unbekannter Autor</dc:creator>
              <dc:date>2016-04-24T10:42:00</dc:date>
            </office:change-info>
          </text:format-change>
        </text:changed-region>
        <text:changed-region xml:id="ct42082768" text:id="ct42082768">
          <text:format-change>
            <office:change-info>
              <dc:creator>Unbekannter Autor</dc:creator>
              <dc:date>2016-04-24T10:42:00</dc:date>
            </office:change-info>
          </text:format-change>
        </text:changed-region>
        <text:changed-region xml:id="ct42082992" text:id="ct42082992">
          <text:format-change>
            <office:change-info>
              <dc:creator>Unbekannter Autor</dc:creator>
              <dc:date>2016-04-24T10:42:00</dc:date>
            </office:change-info>
          </text:format-change>
        </text:changed-region>
        <text:changed-region xml:id="ct42083216" text:id="ct42083216">
          <text:format-change>
            <office:change-info>
              <dc:creator>Unbekannter Autor</dc:creator>
              <dc:date>2016-04-24T10:42:00</dc:date>
            </office:change-info>
          </text:format-change>
        </text:changed-region>
        <text:changed-region xml:id="ct42083728" text:id="ct42083728">
          <text:format-change>
            <office:change-info>
              <dc:creator>Unbekannter Autor</dc:creator>
              <dc:date>2016-04-24T10:42:00</dc:date>
            </office:change-info>
          </text:format-change>
        </text:changed-region>
        <text:changed-region xml:id="ct42084464" text:id="ct42084464">
          <text:format-change>
            <office:change-info>
              <dc:creator>Unbekannter Autor</dc:creator>
              <dc:date>2016-04-24T10:42:00</dc:date>
            </office:change-info>
          </text:format-change>
        </text:changed-region>
        <text:changed-region xml:id="ct42085200" text:id="ct42085200">
          <text:format-change>
            <office:change-info>
              <dc:creator>Unbekannter Autor</dc:creator>
              <dc:date>2016-04-24T10:42:00</dc:date>
            </office:change-info>
          </text:format-change>
        </text:changed-region>
        <text:changed-region xml:id="ct42085424" text:id="ct42085424">
          <text:format-change>
            <office:change-info>
              <dc:creator>Unbekannter Autor</dc:creator>
              <dc:date>2016-04-24T10:42:00</dc:date>
            </office:change-info>
          </text:format-change>
        </text:changed-region>
        <text:changed-region xml:id="ct42086064" text:id="ct42086064">
          <text:format-change>
            <office:change-info>
              <dc:creator>Unbekannter Autor</dc:creator>
              <dc:date>2016-04-24T10:42:00</dc:date>
            </office:change-info>
          </text:format-change>
        </text:changed-region>
        <text:changed-region xml:id="ct42086352" text:id="ct42086352">
          <text:format-change>
            <office:change-info>
              <dc:creator>Unbekannter Autor</dc:creator>
              <dc:date>2016-04-24T10:42:00</dc:date>
            </office:change-info>
          </text:format-change>
        </text:changed-region>
        <text:changed-region xml:id="ct42087120" text:id="ct42087120">
          <text:format-change>
            <office:change-info>
              <dc:creator>Unbekannter Autor</dc:creator>
              <dc:date>2016-04-24T10:42:00</dc:date>
            </office:change-info>
          </text:format-change>
        </text:changed-region>
        <text:changed-region xml:id="ct42088176" text:id="ct42088176">
          <text:format-change>
            <office:change-info>
              <dc:creator>Unbekannter Autor</dc:creator>
              <dc:date>2016-04-24T10:42:00</dc:date>
            </office:change-info>
          </text:format-change>
        </text:changed-region>
        <text:changed-region xml:id="ct42088864" text:id="ct42088864">
          <text:format-change>
            <office:change-info>
              <dc:creator>Unbekannter Autor</dc:creator>
              <dc:date>2016-04-24T10:42:00</dc:date>
            </office:change-info>
          </text:format-change>
        </text:changed-region>
        <text:changed-region xml:id="ct42090352" text:id="ct42090352">
          <text:format-change>
            <office:change-info>
              <dc:creator>Unbekannter Autor</dc:creator>
              <dc:date>2016-04-24T10:42:00</dc:date>
            </office:change-info>
          </text:format-change>
        </text:changed-region>
        <text:changed-region xml:id="ct42095648" text:id="ct42095648">
          <text:format-change>
            <office:change-info>
              <dc:creator>Unbekannter Autor</dc:creator>
              <dc:date>2016-04-24T10:42:00</dc:date>
            </office:change-info>
          </text:format-change>
        </text:changed-region>
        <text:changed-region xml:id="ct42089232" text:id="ct42089232">
          <text:format-change>
            <office:change-info>
              <dc:creator>Unbekannter Autor</dc:creator>
              <dc:date>2016-04-24T10:42:00</dc:date>
            </office:change-info>
          </text:format-change>
        </text:changed-region>
        <text:changed-region xml:id="ct42099744" text:id="ct42099744">
          <text:format-change>
            <office:change-info>
              <dc:creator>Unbekannter Autor</dc:creator>
              <dc:date>2016-04-24T10:42:00</dc:date>
            </office:change-info>
          </text:format-change>
        </text:changed-region>
        <text:changed-region xml:id="ct42100272" text:id="ct42100272">
          <text:format-change>
            <office:change-info>
              <dc:creator>Unbekannter Autor</dc:creator>
              <dc:date>2016-04-24T10:42:00</dc:date>
            </office:change-info>
          </text:format-change>
        </text:changed-region>
        <text:changed-region xml:id="ct42100768" text:id="ct42100768">
          <text:format-change>
            <office:change-info>
              <dc:creator>Unbekannter Autor</dc:creator>
              <dc:date>2016-04-24T10:42:00</dc:date>
            </office:change-info>
          </text:format-change>
        </text:changed-region>
        <text:changed-region xml:id="ct42102256" text:id="ct42102256">
          <text:format-change>
            <office:change-info>
              <dc:creator>Unbekannter Autor</dc:creator>
              <dc:date>2016-04-24T10:42:00</dc:date>
            </office:change-info>
          </text:format-change>
        </text:changed-region>
        <text:changed-region xml:id="ct42105696" text:id="ct42105696">
          <text:format-change>
            <office:change-info>
              <dc:creator>Unbekannter Autor</dc:creator>
              <dc:date>2016-04-24T10:42:00</dc:date>
            </office:change-info>
          </text:format-change>
        </text:changed-region>
        <text:changed-region xml:id="ct42029168" text:id="ct42029168">
          <text:deletion>
            <office:change-info>
              <dc:creator>Unbekannter Autor</dc:creator>
              <dc:date>2016-04-23T18:45:00</dc:date>
            </office:change-info>
            <text:p text:style-name="P49"/>
            <text:p text:style-name="P49"/>
          </text:deletion>
        </text:changed-region>
        <text:changed-region xml:id="ct42058992" text:id="ct42058992">
          <text:format-change>
            <office:change-info>
              <dc:creator>Unbekannter Autor</dc:creator>
              <dc:date>2016-04-24T10:42:00</dc:date>
            </office:change-info>
          </text:format-change>
        </text:changed-region>
        <text:changed-region xml:id="ct42111696" text:id="ct42111696">
          <text:format-change>
            <office:change-info>
              <dc:creator>Unbekannter Autor</dc:creator>
              <dc:date>2016-04-24T10:42:00</dc:date>
            </office:change-info>
          </text:format-change>
        </text:changed-region>
        <text:changed-region xml:id="ct42118528" text:id="ct42118528">
          <text:format-change>
            <office:change-info>
              <dc:creator>Unbekannter Autor</dc:creator>
              <dc:date>2016-04-24T10:42:00</dc:date>
            </office:change-info>
          </text:format-change>
        </text:changed-region>
        <text:changed-region xml:id="ct42113056" text:id="ct42113056">
          <text:format-change>
            <office:change-info>
              <dc:creator>Unbekannter Autor</dc:creator>
              <dc:date>2016-04-24T10:42:00</dc:date>
            </office:change-info>
          </text:format-change>
        </text:changed-region>
        <text:changed-region xml:id="ct42111472" text:id="ct42111472">
          <text:format-change>
            <office:change-info>
              <dc:creator>Unbekannter Autor</dc:creator>
              <dc:date>2016-04-24T10:42:00</dc:date>
            </office:change-info>
          </text:format-change>
        </text:changed-region>
        <text:changed-region xml:id="ct42034832" text:id="ct42034832">
          <text:format-change>
            <office:change-info>
              <dc:creator>Unbekannter Autor</dc:creator>
              <dc:date>2016-04-24T10:42:00</dc:date>
            </office:change-info>
          </text:format-change>
        </text:changed-region>
        <text:changed-region xml:id="ct42064000" text:id="ct42064000">
          <text:format-change>
            <office:change-info>
              <dc:creator>Unbekannter Autor</dc:creator>
              <dc:date>2016-04-24T10:42:00</dc:date>
            </office:change-info>
          </text:format-change>
        </text:changed-region>
        <text:changed-region xml:id="ct42069424" text:id="ct42069424">
          <text:format-change>
            <office:change-info>
              <dc:creator>Unbekannter Autor</dc:creator>
              <dc:date>2016-04-24T10:42:00</dc:date>
            </office:change-info>
          </text:format-change>
        </text:changed-region>
        <text:changed-region xml:id="ct42056272" text:id="ct42056272">
          <text:format-change>
            <office:change-info>
              <dc:creator>Unbekannter Autor</dc:creator>
              <dc:date>2016-04-24T10:42:00</dc:date>
            </office:change-info>
          </text:format-change>
        </text:changed-region>
        <text:changed-region xml:id="ct42037664" text:id="ct42037664">
          <text:format-change>
            <office:change-info>
              <dc:creator>Unbekannter Autor</dc:creator>
              <dc:date>2016-04-24T10:42:00</dc:date>
            </office:change-info>
          </text:format-change>
        </text:changed-region>
        <text:changed-region xml:id="ct42116752" text:id="ct42116752">
          <text:format-change>
            <office:change-info>
              <dc:creator>Unbekannter Autor</dc:creator>
              <dc:date>2016-04-24T10:42:00</dc:date>
            </office:change-info>
          </text:format-change>
        </text:changed-region>
        <text:changed-region xml:id="ct42068016" text:id="ct42068016">
          <text:format-change>
            <office:change-info>
              <dc:creator>Unbekannter Autor</dc:creator>
              <dc:date>2016-04-24T10:42:00</dc:date>
            </office:change-info>
          </text:format-change>
        </text:changed-region>
        <text:changed-region xml:id="ct42040688" text:id="ct42040688">
          <text:format-change>
            <office:change-info>
              <dc:creator>Unbekannter Autor</dc:creator>
              <dc:date>2016-04-24T10:42:00</dc:date>
            </office:change-info>
          </text:format-change>
        </text:changed-region>
        <text:changed-region xml:id="ct42128480" text:id="ct42128480">
          <text:format-change>
            <office:change-info>
              <dc:creator>Unbekannter Autor</dc:creator>
              <dc:date>2016-04-24T10:42:00</dc:date>
            </office:change-info>
          </text:format-change>
        </text:changed-region>
        <text:changed-region xml:id="ct42066384" text:id="ct42066384">
          <text:format-change>
            <office:change-info>
              <dc:creator>Unbekannter Autor</dc:creator>
              <dc:date>2016-04-24T10:42:00</dc:date>
            </office:change-info>
          </text:format-change>
        </text:changed-region>
        <text:changed-region xml:id="ct42117744" text:id="ct42117744">
          <text:format-change>
            <office:change-info>
              <dc:creator>Unbekannter Autor</dc:creator>
              <dc:date>2016-04-24T10:42:00</dc:date>
            </office:change-info>
          </text:format-change>
        </text:changed-region>
        <text:changed-region xml:id="ct42025696" text:id="ct42025696">
          <text:format-change>
            <office:change-info>
              <dc:creator>Unbekannter Autor</dc:creator>
              <dc:date>2016-04-24T10:42:00</dc:date>
            </office:change-info>
          </text:format-change>
        </text:changed-region>
        <text:changed-region xml:id="ct42123008" text:id="ct42123008">
          <text:format-change>
            <office:change-info>
              <dc:creator>Unbekannter Autor</dc:creator>
              <dc:date>2016-04-24T10:42:00</dc:date>
            </office:change-info>
          </text:format-change>
        </text:changed-region>
        <text:changed-region xml:id="ct42093072" text:id="ct42093072">
          <text:format-change>
            <office:change-info>
              <dc:creator>Unbekannter Autor</dc:creator>
              <dc:date>2016-04-24T10:42:00</dc:date>
            </office:change-info>
          </text:format-change>
        </text:changed-region>
        <text:changed-region xml:id="ct38450224" text:id="ct38450224">
          <text:format-change>
            <office:change-info>
              <dc:creator>Unbekannter Autor</dc:creator>
              <dc:date>2016-04-24T10:42:00</dc:date>
            </office:change-info>
          </text:format-change>
        </text:changed-region>
        <text:changed-region xml:id="ct42045696" text:id="ct42045696">
          <text:format-change>
            <office:change-info>
              <dc:creator>Unbekannter Autor</dc:creator>
              <dc:date>2016-04-24T10:42:00</dc:date>
            </office:change-info>
          </text:format-change>
        </text:changed-region>
        <text:changed-region xml:id="ct42135376" text:id="ct42135376">
          <text:format-change>
            <office:change-info>
              <dc:creator>Unbekannter Autor</dc:creator>
              <dc:date>2016-04-24T10:42:00</dc:date>
            </office:change-info>
          </text:format-change>
        </text:changed-region>
        <text:changed-region xml:id="ct42036912" text:id="ct42036912">
          <text:format-change>
            <office:change-info>
              <dc:creator>Unbekannter Autor</dc:creator>
              <dc:date>2016-04-24T10:42:00</dc:date>
            </office:change-info>
          </text:format-change>
        </text:changed-region>
        <text:changed-region xml:id="ct42137568" text:id="ct42137568">
          <text:format-change>
            <office:change-info>
              <dc:creator>Unbekannter Autor</dc:creator>
              <dc:date>2016-04-24T10:42:00</dc:date>
            </office:change-info>
          </text:format-change>
        </text:changed-region>
        <text:changed-region xml:id="ct42132128" text:id="ct42132128">
          <text:format-change>
            <office:change-info>
              <dc:creator>Unbekannter Autor</dc:creator>
              <dc:date>2016-04-24T10:42:00</dc:date>
            </office:change-info>
          </text:format-change>
        </text:changed-region>
        <text:changed-region xml:id="ct42127184" text:id="ct42127184">
          <text:format-change>
            <office:change-info>
              <dc:creator>Unbekannter Autor</dc:creator>
              <dc:date>2016-04-24T10:42:00</dc:date>
            </office:change-info>
          </text:format-change>
        </text:changed-region>
        <text:changed-region xml:id="ct42114128" text:id="ct42114128">
          <text:format-change>
            <office:change-info>
              <dc:creator>Unbekannter Autor</dc:creator>
              <dc:date>2016-04-24T10:42:00</dc:date>
            </office:change-info>
          </text:format-change>
        </text:changed-region>
        <text:changed-region xml:id="ct42048544" text:id="ct42048544">
          <text:format-change>
            <office:change-info>
              <dc:creator>Unbekannter Autor</dc:creator>
              <dc:date>2016-04-24T10:42:00</dc:date>
            </office:change-info>
          </text:format-change>
        </text:changed-region>
        <text:changed-region xml:id="ct42140672" text:id="ct42140672">
          <text:format-change>
            <office:change-info>
              <dc:creator>Unbekannter Autor</dc:creator>
              <dc:date>2016-04-24T10:42:00</dc:date>
            </office:change-info>
          </text:format-change>
        </text:changed-region>
        <text:changed-region xml:id="ct42147424" text:id="ct42147424">
          <text:format-change>
            <office:change-info>
              <dc:creator>Unbekannter Autor</dc:creator>
              <dc:date>2016-04-24T10:42:00</dc:date>
            </office:change-info>
          </text:format-change>
        </text:changed-region>
        <text:changed-region xml:id="ct42132352" text:id="ct42132352">
          <text:format-change>
            <office:change-info>
              <dc:creator>Unbekannter Autor</dc:creator>
              <dc:date>2016-04-24T10:42:00</dc:date>
            </office:change-info>
          </text:format-change>
        </text:changed-region>
        <text:changed-region xml:id="ct42132816" text:id="ct42132816">
          <text:format-change>
            <office:change-info>
              <dc:creator>Unbekannter Autor</dc:creator>
              <dc:date>2016-04-24T10:43:00</dc:date>
            </office:change-info>
          </text:format-change>
        </text:changed-region>
        <text:changed-region xml:id="ct42122096" text:id="ct42122096">
          <text:format-change>
            <office:change-info>
              <dc:creator>Unbekannter Autor</dc:creator>
              <dc:date>2016-04-24T10:43:00</dc:date>
            </office:change-info>
          </text:format-change>
        </text:changed-region>
        <text:changed-region xml:id="ct42145680" text:id="ct42145680">
          <text:format-change>
            <office:change-info>
              <dc:creator>Unbekannter Autor</dc:creator>
              <dc:date>2016-04-24T10:43:00</dc:date>
            </office:change-info>
          </text:format-change>
        </text:changed-region>
        <text:changed-region xml:id="ct40594560" text:id="ct40594560">
          <text:format-change>
            <office:change-info>
              <dc:creator>Unbekannter Autor</dc:creator>
              <dc:date>2016-04-24T10:43:00</dc:date>
            </office:change-info>
          </text:format-change>
        </text:changed-region>
        <text:changed-region xml:id="ct42144912" text:id="ct42144912">
          <text:format-change>
            <office:change-info>
              <dc:creator>Unbekannter Autor</dc:creator>
              <dc:date>2016-04-24T10:43:00</dc:date>
            </office:change-info>
          </text:format-change>
        </text:changed-region>
        <text:changed-region xml:id="ct38455168" text:id="ct38455168">
          <text:format-change>
            <office:change-info>
              <dc:creator>Unbekannter Autor</dc:creator>
              <dc:date>2016-04-24T10:43:00</dc:date>
            </office:change-info>
          </text:format-change>
        </text:changed-region>
        <text:changed-region xml:id="ct38456576" text:id="ct38456576">
          <text:format-change>
            <office:change-info>
              <dc:creator>Unbekannter Autor</dc:creator>
              <dc:date>2016-04-24T10:43:00</dc:date>
            </office:change-info>
          </text:format-change>
        </text:changed-region>
        <text:changed-region xml:id="ct42138848" text:id="ct42138848">
          <text:format-change>
            <office:change-info>
              <dc:creator>Unbekannter Autor</dc:creator>
              <dc:date>2016-04-24T10:43:00</dc:date>
            </office:change-info>
          </text:format-change>
        </text:changed-region>
        <text:changed-region xml:id="ct42139072" text:id="ct42139072">
          <text:format-change>
            <office:change-info>
              <dc:creator>Unbekannter Autor</dc:creator>
              <dc:date>2016-04-24T10:43:00</dc:date>
            </office:change-info>
          </text:format-change>
        </text:changed-region>
        <text:changed-region xml:id="ct38457280" text:id="ct38457280">
          <text:format-change>
            <office:change-info>
              <dc:creator>Unbekannter Autor</dc:creator>
              <dc:date>2016-04-24T10:43:00</dc:date>
            </office:change-info>
          </text:format-change>
        </text:changed-region>
        <text:changed-region xml:id="ct38457984" text:id="ct38457984">
          <text:format-change>
            <office:change-info>
              <dc:creator>Unbekannter Autor</dc:creator>
              <dc:date>2016-04-24T10:43:00</dc:date>
            </office:change-info>
          </text:format-change>
        </text:changed-region>
        <text:changed-region xml:id="ct42152256" text:id="ct42152256">
          <text:format-change>
            <office:change-info>
              <dc:creator>Unbekannter Autor</dc:creator>
              <dc:date>2016-04-24T10:43:00</dc:date>
            </office:change-info>
          </text:format-change>
        </text:changed-region>
        <text:changed-region xml:id="ct38459040" text:id="ct38459040">
          <text:format-change>
            <office:change-info>
              <dc:creator>Unbekannter Autor</dc:creator>
              <dc:date>2016-04-24T10:43:00</dc:date>
            </office:change-info>
          </text:format-change>
        </text:changed-region>
        <text:changed-region xml:id="ct42142512" text:id="ct42142512">
          <text:format-change>
            <office:change-info>
              <dc:creator>Unbekannter Autor</dc:creator>
              <dc:date>2016-04-24T10:43:00</dc:date>
            </office:change-info>
          </text:format-change>
        </text:changed-region>
        <text:changed-region xml:id="ct42154736" text:id="ct42154736">
          <text:format-change>
            <office:change-info>
              <dc:creator>Unbekannter Autor</dc:creator>
              <dc:date>2016-04-24T10:43:00</dc:date>
            </office:change-info>
          </text:format-change>
        </text:changed-region>
        <text:changed-region xml:id="ct38459744" text:id="ct38459744">
          <text:format-change>
            <office:change-info>
              <dc:creator>Unbekannter Autor</dc:creator>
              <dc:date>2016-04-24T10:43:00</dc:date>
            </office:change-info>
          </text:format-change>
        </text:changed-region>
        <text:changed-region xml:id="ct38458336" text:id="ct38458336">
          <text:format-change>
            <office:change-info>
              <dc:creator>Unbekannter Autor</dc:creator>
              <dc:date>2016-04-24T10:43:00</dc:date>
            </office:change-info>
          </text:format-change>
        </text:changed-region>
        <text:changed-region xml:id="ct42176384" text:id="ct42176384">
          <text:format-change>
            <office:change-info>
              <dc:creator>Unbekannter Autor</dc:creator>
              <dc:date>2016-04-24T10:43:00</dc:date>
            </office:change-info>
          </text:format-change>
        </text:changed-region>
        <text:changed-region xml:id="ct42182688" text:id="ct42182688">
          <text:format-change>
            <office:change-info>
              <dc:creator>Unbekannter Autor</dc:creator>
              <dc:date>2016-04-24T10:43:00</dc:date>
            </office:change-info>
          </text:format-change>
        </text:changed-region>
        <text:changed-region xml:id="ct42163280" text:id="ct42163280">
          <text:format-change>
            <office:change-info>
              <dc:creator>Unbekannter Autor</dc:creator>
              <dc:date>2016-04-24T10:43:00</dc:date>
            </office:change-info>
          </text:format-change>
        </text:changed-region>
        <text:changed-region xml:id="ct42188864" text:id="ct42188864">
          <text:format-change>
            <office:change-info>
              <dc:creator>Unbekannter Autor</dc:creator>
              <dc:date>2016-04-24T10:43:00</dc:date>
            </office:change-info>
          </text:format-change>
        </text:changed-region>
        <text:changed-region xml:id="ct42189376" text:id="ct42189376">
          <text:format-change>
            <office:change-info>
              <dc:creator>Unbekannter Autor</dc:creator>
              <dc:date>2016-04-24T10:43:00</dc:date>
            </office:change-info>
          </text:format-change>
        </text:changed-region>
        <text:changed-region xml:id="ct42190176" text:id="ct42190176">
          <text:format-change>
            <office:change-info>
              <dc:creator>Unbekannter Autor</dc:creator>
              <dc:date>2016-04-24T10:43:00</dc:date>
            </office:change-info>
          </text:format-change>
        </text:changed-region>
        <text:changed-region xml:id="ct42190688" text:id="ct42190688">
          <text:format-change>
            <office:change-info>
              <dc:creator>Unbekannter Autor</dc:creator>
              <dc:date>2016-04-24T10:43:00</dc:date>
            </office:change-info>
          </text:format-change>
        </text:changed-region>
        <text:changed-region xml:id="ct42190912" text:id="ct42190912">
          <text:format-change>
            <office:change-info>
              <dc:creator>Unbekannter Autor</dc:creator>
              <dc:date>2016-04-24T10:43:00</dc:date>
            </office:change-info>
          </text:format-change>
        </text:changed-region>
        <text:changed-region xml:id="ct42191136" text:id="ct42191136">
          <text:format-change>
            <office:change-info>
              <dc:creator>Unbekannter Autor</dc:creator>
              <dc:date>2016-04-24T10:43:00</dc:date>
            </office:change-info>
          </text:format-change>
        </text:changed-region>
        <text:changed-region xml:id="ct42191360" text:id="ct42191360">
          <text:format-change>
            <office:change-info>
              <dc:creator>Unbekannter Autor</dc:creator>
              <dc:date>2016-04-24T10:43:00</dc:date>
            </office:change-info>
          </text:format-change>
        </text:changed-region>
        <text:changed-region xml:id="ct42191584" text:id="ct42191584">
          <text:format-change>
            <office:change-info>
              <dc:creator>Unbekannter Autor</dc:creator>
              <dc:date>2016-04-24T10:43:00</dc:date>
            </office:change-info>
          </text:format-change>
        </text:changed-region>
        <text:changed-region xml:id="ct42191808" text:id="ct42191808">
          <text:format-change>
            <office:change-info>
              <dc:creator>Unbekannter Autor</dc:creator>
              <dc:date>2016-04-24T10:43:00</dc:date>
            </office:change-info>
          </text:format-change>
        </text:changed-region>
        <text:changed-region xml:id="ct42192192" text:id="ct42192192">
          <text:format-change>
            <office:change-info>
              <dc:creator>Unbekannter Autor</dc:creator>
              <dc:date>2016-04-24T10:43:00</dc:date>
            </office:change-info>
          </text:format-change>
        </text:changed-region>
        <text:changed-region xml:id="ct42192688" text:id="ct42192688">
          <text:format-change>
            <office:change-info>
              <dc:creator>Unbekannter Autor</dc:creator>
              <dc:date>2016-04-24T10:43:00</dc:date>
            </office:change-info>
          </text:format-change>
        </text:changed-region>
        <text:changed-region xml:id="ct42192416" text:id="ct42192416">
          <text:format-change>
            <office:change-info>
              <dc:creator>Unbekannter Autor</dc:creator>
              <dc:date>2016-04-24T10:43:00</dc:date>
            </office:change-info>
          </text:format-change>
        </text:changed-region>
        <text:changed-region xml:id="ct42194928" text:id="ct42194928">
          <text:format-change>
            <office:change-info>
              <dc:creator>Unbekannter Autor</dc:creator>
              <dc:date>2016-04-24T10:43:00</dc:date>
            </office:change-info>
          </text:format-change>
        </text:changed-region>
        <text:changed-region xml:id="ct42195152" text:id="ct42195152">
          <text:format-change>
            <office:change-info>
              <dc:creator>Unbekannter Autor</dc:creator>
              <dc:date>2016-04-24T10:43:00</dc:date>
            </office:change-info>
          </text:format-change>
        </text:changed-region>
        <text:changed-region xml:id="ct42201696" text:id="ct42201696">
          <text:format-change>
            <office:change-info>
              <dc:creator>Unbekannter Autor</dc:creator>
              <dc:date>2016-04-24T10:43:00</dc:date>
            </office:change-info>
          </text:format-change>
        </text:changed-region>
        <text:changed-region xml:id="ct42195376" text:id="ct42195376">
          <text:format-change>
            <office:change-info>
              <dc:creator>Unbekannter Autor</dc:creator>
              <dc:date>2016-04-24T10:43:00</dc:date>
            </office:change-info>
          </text:format-change>
        </text:changed-region>
        <text:changed-region xml:id="ct42206832" text:id="ct42206832">
          <text:format-change>
            <office:change-info>
              <dc:creator>Unbekannter Autor</dc:creator>
              <dc:date>2016-04-24T10:43:00</dc:date>
            </office:change-info>
          </text:format-change>
        </text:changed-region>
        <text:changed-region xml:id="ct42207920" text:id="ct42207920">
          <text:format-change>
            <office:change-info>
              <dc:creator>Unbekannter Autor</dc:creator>
              <dc:date>2016-04-24T10:43:00</dc:date>
            </office:change-info>
          </text:format-change>
        </text:changed-region>
        <text:changed-region xml:id="ct38464320" text:id="ct38464320">
          <text:format-change>
            <office:change-info>
              <dc:creator>Unbekannter Autor</dc:creator>
              <dc:date>2016-04-24T10:43:00</dc:date>
            </office:change-info>
          </text:format-change>
        </text:changed-region>
        <text:changed-region xml:id="ct42167312" text:id="ct42167312">
          <text:format-change>
            <office:change-info>
              <dc:creator>Unbekannter Autor</dc:creator>
              <dc:date>2016-04-24T10:43:00</dc:date>
            </office:change-info>
          </text:format-change>
        </text:changed-region>
        <text:changed-region xml:id="ct42212736" text:id="ct42212736">
          <text:format-change>
            <office:change-info>
              <dc:creator>Unbekannter Autor</dc:creator>
              <dc:date>2016-04-24T10:43:00</dc:date>
            </office:change-info>
          </text:format-change>
        </text:changed-region>
        <text:changed-region xml:id="ct42164320" text:id="ct42164320">
          <text:format-change>
            <office:change-info>
              <dc:creator>Unbekannter Autor</dc:creator>
              <dc:date>2016-04-24T10:43:00</dc:date>
            </office:change-info>
          </text:format-change>
        </text:changed-region>
        <text:changed-region xml:id="ct42216832" text:id="ct42216832">
          <text:format-change>
            <office:change-info>
              <dc:creator>Unbekannter Autor</dc:creator>
              <dc:date>2016-04-24T10:43:00</dc:date>
            </office:change-info>
          </text:format-change>
        </text:changed-region>
        <text:changed-region xml:id="ct42219088" text:id="ct42219088">
          <text:format-change>
            <office:change-info>
              <dc:creator>Unbekannter Autor</dc:creator>
              <dc:date>2016-04-24T10:43:00</dc:date>
            </office:change-info>
          </text:format-change>
        </text:changed-region>
        <text:changed-region xml:id="ct42216560" text:id="ct42216560">
          <text:format-change>
            <office:change-info>
              <dc:creator>Unbekannter Autor</dc:creator>
              <dc:date>2016-04-24T10:43:00</dc:date>
            </office:change-info>
          </text:format-change>
        </text:changed-region>
        <text:changed-region xml:id="ct42223888" text:id="ct42223888">
          <text:format-change>
            <office:change-info>
              <dc:creator>Unbekannter Autor</dc:creator>
              <dc:date>2016-04-24T10:43:00</dc:date>
            </office:change-info>
          </text:format-change>
        </text:changed-region>
        <text:changed-region xml:id="ct42224112" text:id="ct42224112">
          <text:format-change>
            <office:change-info>
              <dc:creator>Unbekannter Autor</dc:creator>
              <dc:date>2016-04-24T10:43:00</dc:date>
            </office:change-info>
          </text:format-change>
        </text:changed-region>
        <text:changed-region xml:id="ct42224768" text:id="ct42224768">
          <text:format-change>
            <office:change-info>
              <dc:creator>Unbekannter Autor</dc:creator>
              <dc:date>2016-04-24T10:43:00</dc:date>
            </office:change-info>
          </text:format-change>
        </text:changed-region>
        <text:changed-region xml:id="ct42185568" text:id="ct42185568">
          <text:format-change>
            <office:change-info>
              <dc:creator>Unbekannter Autor</dc:creator>
              <dc:date>2016-04-24T10:43:00</dc:date>
            </office:change-info>
          </text:format-change>
        </text:changed-region>
        <text:changed-region xml:id="ct38467840" text:id="ct38467840">
          <text:format-change>
            <office:change-info>
              <dc:creator>Unbekannter Autor</dc:creator>
              <dc:date>2016-04-24T10:43:00</dc:date>
            </office:change-info>
          </text:format-change>
        </text:changed-region>
        <text:changed-region xml:id="ct42172240" text:id="ct42172240">
          <text:format-change>
            <office:change-info>
              <dc:creator>Unbekannter Autor</dc:creator>
              <dc:date>2016-04-24T10:43:00</dc:date>
            </office:change-info>
          </text:format-change>
        </text:changed-region>
        <text:changed-region xml:id="ct42159952" text:id="ct42159952">
          <text:format-change>
            <office:change-info>
              <dc:creator>Unbekannter Autor</dc:creator>
              <dc:date>2016-04-24T10:43:00</dc:date>
            </office:change-info>
          </text:format-change>
        </text:changed-region>
        <text:changed-region xml:id="ct42165216" text:id="ct42165216">
          <text:format-change>
            <office:change-info>
              <dc:creator>Unbekannter Autor</dc:creator>
              <dc:date>2016-04-24T10:43:00</dc:date>
            </office:change-info>
          </text:format-change>
        </text:changed-region>
        <text:changed-region xml:id="ct40716336" text:id="ct40716336">
          <text:format-change>
            <office:change-info>
              <dc:creator>Unbekannter Autor</dc:creator>
              <dc:date>2016-04-24T10:43:00</dc:date>
            </office:change-info>
          </text:format-change>
        </text:changed-region>
        <text:changed-region xml:id="ct40716560" text:id="ct40716560">
          <text:format-change>
            <office:change-info>
              <dc:creator>Unbekannter Autor</dc:creator>
              <dc:date>2016-04-24T10:43:00</dc:date>
            </office:change-info>
          </text:format-change>
        </text:changed-region>
        <text:changed-region xml:id="ct40717264" text:id="ct40717264">
          <text:format-change>
            <office:change-info>
              <dc:creator>Unbekannter Autor</dc:creator>
              <dc:date>2016-04-24T10:43:00</dc:date>
            </office:change-info>
          </text:format-change>
        </text:changed-region>
        <text:changed-region xml:id="ct40717776" text:id="ct40717776">
          <text:format-change>
            <office:change-info>
              <dc:creator>Unbekannter Autor</dc:creator>
              <dc:date>2016-04-24T10:43:00</dc:date>
            </office:change-info>
          </text:format-change>
        </text:changed-region>
        <text:changed-region xml:id="ct40718000" text:id="ct40718000">
          <text:format-change>
            <office:change-info>
              <dc:creator>Unbekannter Autor</dc:creator>
              <dc:date>2016-04-24T10:43:00</dc:date>
            </office:change-info>
          </text:format-change>
        </text:changed-region>
        <text:changed-region xml:id="ct40718496" text:id="ct40718496">
          <text:format-change>
            <office:change-info>
              <dc:creator>Unbekannter Autor</dc:creator>
              <dc:date>2016-04-24T10:43:00</dc:date>
            </office:change-info>
          </text:format-change>
        </text:changed-region>
        <text:changed-region xml:id="ct40724736" text:id="ct40724736">
          <text:format-change>
            <office:change-info>
              <dc:creator>Unbekannter Autor</dc:creator>
              <dc:date>2016-04-24T10:43:00</dc:date>
            </office:change-info>
          </text:format-change>
        </text:changed-region>
        <text:changed-region xml:id="ct40726608" text:id="ct40726608">
          <text:format-change>
            <office:change-info>
              <dc:creator>Unbekannter Autor</dc:creator>
              <dc:date>2016-04-24T10:43:00</dc:date>
            </office:change-info>
          </text:format-change>
        </text:changed-region>
        <text:changed-region xml:id="ct40718224" text:id="ct40718224">
          <text:format-change>
            <office:change-info>
              <dc:creator>Unbekannter Autor</dc:creator>
              <dc:date>2016-04-24T10:43:00</dc:date>
            </office:change-info>
          </text:format-change>
        </text:changed-region>
        <text:changed-region xml:id="ct40729232" text:id="ct40729232">
          <text:format-change>
            <office:change-info>
              <dc:creator>Unbekannter Autor</dc:creator>
              <dc:date>2016-04-24T10:43:00</dc:date>
            </office:change-info>
          </text:format-change>
        </text:changed-region>
        <text:changed-region xml:id="ct40729744" text:id="ct40729744">
          <text:format-change>
            <office:change-info>
              <dc:creator>Unbekannter Autor</dc:creator>
              <dc:date>2016-04-24T10:43:00</dc:date>
            </office:change-info>
          </text:format-change>
        </text:changed-region>
        <text:changed-region xml:id="ct40730448" text:id="ct40730448">
          <text:format-change>
            <office:change-info>
              <dc:creator>Unbekannter Autor</dc:creator>
              <dc:date>2016-04-24T10:43:00</dc:date>
            </office:change-info>
          </text:format-change>
        </text:changed-region>
        <text:changed-region xml:id="ct40731168" text:id="ct40731168">
          <text:format-change>
            <office:change-info>
              <dc:creator>Unbekannter Autor</dc:creator>
              <dc:date>2016-04-24T10:43:00</dc:date>
            </office:change-info>
          </text:format-change>
        </text:changed-region>
        <text:changed-region xml:id="ct40730672" text:id="ct40730672">
          <text:format-change>
            <office:change-info>
              <dc:creator>Unbekannter Autor</dc:creator>
              <dc:date>2016-04-24T10:43:00</dc:date>
            </office:change-info>
          </text:format-change>
        </text:changed-region>
        <text:changed-region xml:id="ct40766064" text:id="ct40766064">
          <text:format-change>
            <office:change-info>
              <dc:creator>Unbekannter Autor</dc:creator>
              <dc:date>2016-04-24T10:43:00</dc:date>
            </office:change-info>
          </text:format-change>
        </text:changed-region>
        <text:changed-region xml:id="ct40731392" text:id="ct40731392">
          <text:format-change>
            <office:change-info>
              <dc:creator>Unbekannter Autor</dc:creator>
              <dc:date>2016-04-24T10:43:00</dc:date>
            </office:change-info>
          </text:format-change>
        </text:changed-region>
        <text:changed-region xml:id="ct40767968" text:id="ct40767968">
          <text:format-change>
            <office:change-info>
              <dc:creator>Unbekannter Autor</dc:creator>
              <dc:date>2016-04-24T10:43:00</dc:date>
            </office:change-info>
          </text:format-change>
        </text:changed-region>
        <text:changed-region xml:id="ct40769456" text:id="ct40769456">
          <text:format-change>
            <office:change-info>
              <dc:creator>Unbekannter Autor</dc:creator>
              <dc:date>2016-04-24T10:43:00</dc:date>
            </office:change-info>
          </text:format-change>
        </text:changed-region>
        <text:changed-region xml:id="ct42181008" text:id="ct42181008">
          <text:format-change>
            <office:change-info>
              <dc:creator>Unbekannter Autor</dc:creator>
              <dc:date>2016-04-24T10:43:00</dc:date>
            </office:change-info>
          </text:format-change>
        </text:changed-region>
        <text:changed-region xml:id="ct42163056" text:id="ct42163056">
          <text:format-change>
            <office:change-info>
              <dc:creator>Unbekannter Autor</dc:creator>
              <dc:date>2016-04-24T10:43:00</dc:date>
            </office:change-info>
          </text:format-change>
        </text:changed-region>
        <text:changed-region xml:id="ct42178672" text:id="ct42178672">
          <text:format-change>
            <office:change-info>
              <dc:creator>Unbekannter Autor</dc:creator>
              <dc:date>2016-04-24T10:43:00</dc:date>
            </office:change-info>
          </text:format-change>
        </text:changed-region>
        <text:changed-region xml:id="ct40723712" text:id="ct40723712">
          <text:format-change>
            <office:change-info>
              <dc:creator>Unbekannter Autor</dc:creator>
              <dc:date>2016-04-24T10:43:00</dc:date>
            </office:change-info>
          </text:format-change>
        </text:changed-region>
        <text:changed-region xml:id="ct40775952" text:id="ct40775952">
          <text:format-change>
            <office:change-info>
              <dc:creator>Unbekannter Autor</dc:creator>
              <dc:date>2016-04-24T10:43:00</dc:date>
            </office:change-info>
          </text:format-change>
        </text:changed-region>
        <text:changed-region xml:id="ct42212000" text:id="ct42212000">
          <text:format-change>
            <office:change-info>
              <dc:creator>Unbekannter Autor</dc:creator>
              <dc:date>2016-04-24T10:43:00</dc:date>
            </office:change-info>
          </text:format-change>
        </text:changed-region>
        <text:changed-region xml:id="ct38464672" text:id="ct38464672">
          <text:format-change>
            <office:change-info>
              <dc:creator>Unbekannter Autor</dc:creator>
              <dc:date>2016-04-24T10:43:00</dc:date>
            </office:change-info>
          </text:format-change>
        </text:changed-region>
        <text:changed-region xml:id="ct42168432" text:id="ct42168432">
          <text:format-change>
            <office:change-info>
              <dc:creator>Unbekannter Autor</dc:creator>
              <dc:date>2016-04-24T10:43:00</dc:date>
            </office:change-info>
          </text:format-change>
        </text:changed-region>
        <text:changed-region xml:id="ct42225280" text:id="ct42225280">
          <text:format-change>
            <office:change-info>
              <dc:creator>Unbekannter Autor</dc:creator>
              <dc:date>2016-04-24T10:43:00</dc:date>
            </office:change-info>
          </text:format-change>
        </text:changed-region>
        <text:changed-region xml:id="ct40720880" text:id="ct40720880">
          <text:format-change>
            <office:change-info>
              <dc:creator>Unbekannter Autor</dc:creator>
              <dc:date>2016-04-24T10:43:00</dc:date>
            </office:change-info>
          </text:format-change>
        </text:changed-region>
        <text:changed-region xml:id="ct42200192" text:id="ct42200192">
          <text:format-change>
            <office:change-info>
              <dc:creator>Unbekannter Autor</dc:creator>
              <dc:date>2016-04-24T10:43:00</dc:date>
            </office:change-info>
          </text:format-change>
        </text:changed-region>
        <text:changed-region xml:id="ct42200752" text:id="ct42200752">
          <text:format-change>
            <office:change-info>
              <dc:creator>Unbekannter Autor</dc:creator>
              <dc:date>2016-04-24T10:43:00</dc:date>
            </office:change-info>
          </text:format-change>
        </text:changed-region>
        <text:changed-region xml:id="ct42160960" text:id="ct42160960">
          <text:format-change>
            <office:change-info>
              <dc:creator>Unbekannter Autor</dc:creator>
              <dc:date>2016-04-24T10:43:00</dc:date>
            </office:change-info>
          </text:format-change>
        </text:changed-region>
        <text:changed-region xml:id="ct40378512" text:id="ct40378512">
          <text:format-change>
            <office:change-info>
              <dc:creator>Unbekannter Autor</dc:creator>
              <dc:date>2016-04-24T10:43:00</dc:date>
            </office:change-info>
          </text:format-change>
        </text:changed-region>
        <text:changed-region xml:id="ct40780112" text:id="ct40780112">
          <text:format-change>
            <office:change-info>
              <dc:creator>Unbekannter Autor</dc:creator>
              <dc:date>2016-04-24T10:43:00</dc:date>
            </office:change-info>
          </text:format-change>
        </text:changed-region>
        <text:changed-region xml:id="ct40379584" text:id="ct40379584">
          <text:format-change>
            <office:change-info>
              <dc:creator>Unbekannter Autor</dc:creator>
              <dc:date>2016-04-24T10:43:00</dc:date>
            </office:change-info>
          </text:format-change>
        </text:changed-region>
        <text:changed-region xml:id="ct40379808" text:id="ct40379808">
          <text:format-change>
            <office:change-info>
              <dc:creator>Unbekannter Autor</dc:creator>
              <dc:date>2016-04-24T10:43:00</dc:date>
            </office:change-info>
          </text:format-change>
        </text:changed-region>
        <text:changed-region xml:id="ct40380032" text:id="ct40380032">
          <text:format-change>
            <office:change-info>
              <dc:creator>Unbekannter Autor</dc:creator>
              <dc:date>2016-04-24T10:43:00</dc:date>
            </office:change-info>
          </text:format-change>
        </text:changed-region>
        <text:changed-region xml:id="ct40381280" text:id="ct40381280">
          <text:format-change>
            <office:change-info>
              <dc:creator>Unbekannter Autor</dc:creator>
              <dc:date>2016-04-24T10:43:00</dc:date>
            </office:change-info>
          </text:format-change>
        </text:changed-region>
        <text:changed-region xml:id="ct40382672" text:id="ct40382672">
          <text:format-change>
            <office:change-info>
              <dc:creator>Unbekannter Autor</dc:creator>
              <dc:date>2016-04-24T10:43:00</dc:date>
            </office:change-info>
          </text:format-change>
        </text:changed-region>
        <text:changed-region xml:id="ct40389600" text:id="ct40389600">
          <text:format-change>
            <office:change-info>
              <dc:creator>Unbekannter Autor</dc:creator>
              <dc:date>2016-04-24T10:43:00</dc:date>
            </office:change-info>
          </text:format-change>
        </text:changed-region>
        <text:changed-region xml:id="ct40390960" text:id="ct40390960">
          <text:format-change>
            <office:change-info>
              <dc:creator>Unbekannter Autor</dc:creator>
              <dc:date>2016-04-24T10:43:00</dc:date>
            </office:change-info>
          </text:format-change>
        </text:changed-region>
        <text:changed-region xml:id="ct40394608" text:id="ct40394608">
          <text:format-change>
            <office:change-info>
              <dc:creator>Unbekannter Autor</dc:creator>
              <dc:date>2016-04-24T10:43:00</dc:date>
            </office:change-info>
          </text:format-change>
        </text:changed-region>
        <text:changed-region xml:id="ct40398800" text:id="ct40398800">
          <text:format-change>
            <office:change-info>
              <dc:creator>Unbekannter Autor</dc:creator>
              <dc:date>2016-04-24T10:43:00</dc:date>
            </office:change-info>
          </text:format-change>
        </text:changed-region>
        <text:changed-region xml:id="ct40401216" text:id="ct40401216">
          <text:format-change>
            <office:change-info>
              <dc:creator>Unbekannter Autor</dc:creator>
              <dc:date>2016-04-24T10:43:00</dc:date>
            </office:change-info>
          </text:format-change>
        </text:changed-region>
        <text:changed-region xml:id="ct40401440" text:id="ct40401440">
          <text:format-change>
            <office:change-info>
              <dc:creator>Unbekannter Autor</dc:creator>
              <dc:date>2016-04-24T10:43:00</dc:date>
            </office:change-info>
          </text:format-change>
        </text:changed-region>
        <text:changed-region xml:id="ct41696816" text:id="ct41696816">
          <text:format-change>
            <office:change-info>
              <dc:creator>Unbekannter Autor</dc:creator>
              <dc:date>2016-04-24T10:43:00</dc:date>
            </office:change-info>
          </text:format-change>
        </text:changed-region>
        <text:changed-region xml:id="ct40401664" text:id="ct40401664">
          <text:format-change>
            <office:change-info>
              <dc:creator>Unbekannter Autor</dc:creator>
              <dc:date>2016-04-24T10:43:00</dc:date>
            </office:change-info>
          </text:format-change>
        </text:changed-region>
        <text:changed-region xml:id="ct41698992" text:id="ct41698992">
          <text:format-change>
            <office:change-info>
              <dc:creator>Unbekannter Autor</dc:creator>
              <dc:date>2016-04-24T10:43:00</dc:date>
            </office:change-info>
          </text:format-change>
        </text:changed-region>
        <text:changed-region xml:id="ct41699216" text:id="ct41699216">
          <text:format-change>
            <office:change-info>
              <dc:creator>Unbekannter Autor</dc:creator>
              <dc:date>2016-04-24T10:43:00</dc:date>
            </office:change-info>
          </text:format-change>
        </text:changed-region>
        <text:changed-region xml:id="ct41702016" text:id="ct41702016">
          <text:format-change>
            <office:change-info>
              <dc:creator>Unbekannter Autor</dc:creator>
              <dc:date>2016-04-24T10:43:00</dc:date>
            </office:change-info>
          </text:format-change>
        </text:changed-region>
        <text:changed-region xml:id="ct41700176" text:id="ct41700176">
          <text:format-change>
            <office:change-info>
              <dc:creator>Unbekannter Autor</dc:creator>
              <dc:date>2016-04-24T10:43:00</dc:date>
            </office:change-info>
          </text:format-change>
        </text:changed-region>
        <text:changed-region xml:id="ct41705088" text:id="ct41705088">
          <text:format-change>
            <office:change-info>
              <dc:creator>Unbekannter Autor</dc:creator>
              <dc:date>2016-04-24T10:43:00</dc:date>
            </office:change-info>
          </text:format-change>
        </text:changed-region>
        <text:changed-region xml:id="ct41705824" text:id="ct41705824">
          <text:format-change>
            <office:change-info>
              <dc:creator>Unbekannter Autor</dc:creator>
              <dc:date>2016-04-24T10:43:00</dc:date>
            </office:change-info>
          </text:format-change>
        </text:changed-region>
        <text:changed-region xml:id="ct41702720" text:id="ct41702720">
          <text:format-change>
            <office:change-info>
              <dc:creator>Unbekannter Autor</dc:creator>
              <dc:date>2016-04-24T10:43:00</dc:date>
            </office:change-info>
          </text:format-change>
        </text:changed-region>
        <text:changed-region xml:id="ct41708800" text:id="ct41708800">
          <text:format-change>
            <office:change-info>
              <dc:creator>Unbekannter Autor</dc:creator>
              <dc:date>2016-04-24T10:43:00</dc:date>
            </office:change-info>
          </text:format-change>
        </text:changed-region>
        <text:changed-region xml:id="ct41707488" text:id="ct41707488">
          <text:format-change>
            <office:change-info>
              <dc:creator>Unbekannter Autor</dc:creator>
              <dc:date>2016-04-24T10:43:00</dc:date>
            </office:change-info>
          </text:format-change>
        </text:changed-region>
        <text:changed-region xml:id="ct41712048" text:id="ct41712048">
          <text:format-change>
            <office:change-info>
              <dc:creator>Unbekannter Autor</dc:creator>
              <dc:date>2016-04-24T10:43:00</dc:date>
            </office:change-info>
          </text:format-change>
        </text:changed-region>
        <text:changed-region xml:id="ct41715440" text:id="ct41715440">
          <text:format-change>
            <office:change-info>
              <dc:creator>Unbekannter Autor</dc:creator>
              <dc:date>2016-04-24T10:43:00</dc:date>
            </office:change-info>
          </text:format-change>
        </text:changed-region>
        <text:changed-region xml:id="ct41709024" text:id="ct41709024">
          <text:format-change>
            <office:change-info>
              <dc:creator>Unbekannter Autor</dc:creator>
              <dc:date>2016-04-24T10:43:00</dc:date>
            </office:change-info>
          </text:format-change>
        </text:changed-region>
        <text:changed-region xml:id="ct41715808" text:id="ct41715808">
          <text:format-change>
            <office:change-info>
              <dc:creator>Unbekannter Autor</dc:creator>
              <dc:date>2016-04-24T10:43:00</dc:date>
            </office:change-info>
          </text:format-change>
        </text:changed-region>
        <text:changed-region xml:id="ct41716608" text:id="ct41716608">
          <text:format-change>
            <office:change-info>
              <dc:creator>Unbekannter Autor</dc:creator>
              <dc:date>2016-04-24T10:43:00</dc:date>
            </office:change-info>
          </text:format-change>
        </text:changed-region>
        <text:changed-region xml:id="ct41714080" text:id="ct41714080">
          <text:format-change>
            <office:change-info>
              <dc:creator>Unbekannter Autor</dc:creator>
              <dc:date>2016-04-24T10:43:00</dc:date>
            </office:change-info>
          </text:format-change>
        </text:changed-region>
        <text:changed-region xml:id="ct41718096" text:id="ct41718096">
          <text:format-change>
            <office:change-info>
              <dc:creator>Unbekannter Autor</dc:creator>
              <dc:date>2016-04-24T10:43:00</dc:date>
            </office:change-info>
          </text:format-change>
        </text:changed-region>
        <text:changed-region xml:id="ct41720208" text:id="ct41720208">
          <text:format-change>
            <office:change-info>
              <dc:creator>Unbekannter Autor</dc:creator>
              <dc:date>2016-04-24T10:43:00</dc:date>
            </office:change-info>
          </text:format-change>
        </text:changed-region>
        <text:changed-region xml:id="ct41724144" text:id="ct41724144">
          <text:format-change>
            <office:change-info>
              <dc:creator>Unbekannter Autor</dc:creator>
              <dc:date>2016-04-24T10:43:00</dc:date>
            </office:change-info>
          </text:format-change>
        </text:changed-region>
        <text:changed-region xml:id="ct38646992" text:id="ct38646992">
          <text:format-change>
            <office:change-info>
              <dc:creator>Unbekannter Autor</dc:creator>
              <dc:date>2016-04-24T10:43:00</dc:date>
            </office:change-info>
          </text:format-change>
        </text:changed-region>
        <text:changed-region xml:id="ct42423232" text:id="ct42423232">
          <text:format-change>
            <office:change-info>
              <dc:creator>Unbekannter Autor</dc:creator>
              <dc:date>2016-04-24T10:43:00</dc:date>
            </office:change-info>
          </text:format-change>
        </text:changed-region>
        <text:changed-region xml:id="ct42430144" text:id="ct42430144">
          <text:format-change>
            <office:change-info>
              <dc:creator>Unbekannter Autor</dc:creator>
              <dc:date>2016-04-24T10:43:00</dc:date>
            </office:change-info>
          </text:format-change>
        </text:changed-region>
        <text:changed-region xml:id="ct42423456" text:id="ct42423456">
          <text:format-change>
            <office:change-info>
              <dc:creator>Unbekannter Autor</dc:creator>
              <dc:date>2016-04-24T10:43:00</dc:date>
            </office:change-info>
          </text:format-change>
        </text:changed-region>
        <text:changed-region xml:id="ct42431984" text:id="ct42431984">
          <text:format-change>
            <office:change-info>
              <dc:creator>Unbekannter Autor</dc:creator>
              <dc:date>2016-04-24T10:43:00</dc:date>
            </office:change-info>
          </text:format-change>
        </text:changed-region>
        <text:changed-region xml:id="ct42433184" text:id="ct42433184">
          <text:format-change>
            <office:change-info>
              <dc:creator>Unbekannter Autor</dc:creator>
              <dc:date>2016-04-24T10:43:00</dc:date>
            </office:change-info>
          </text:format-change>
        </text:changed-region>
        <text:changed-region xml:id="ct42433408" text:id="ct42433408">
          <text:format-change>
            <office:change-info>
              <dc:creator>Unbekannter Autor</dc:creator>
              <dc:date>2016-04-24T10:43:00</dc:date>
            </office:change-info>
          </text:format-change>
        </text:changed-region>
        <text:changed-region xml:id="ct42435296" text:id="ct42435296">
          <text:format-change>
            <office:change-info>
              <dc:creator>Unbekannter Autor</dc:creator>
              <dc:date>2016-04-24T10:43:00</dc:date>
            </office:change-info>
          </text:format-change>
        </text:changed-region>
        <text:changed-region xml:id="ct42435520" text:id="ct42435520">
          <text:format-change>
            <office:change-info>
              <dc:creator>Unbekannter Autor</dc:creator>
              <dc:date>2016-04-24T10:43:00</dc:date>
            </office:change-info>
          </text:format-change>
        </text:changed-region>
        <text:changed-region xml:id="ct42435744" text:id="ct42435744">
          <text:format-change>
            <office:change-info>
              <dc:creator>Unbekannter Autor</dc:creator>
              <dc:date>2016-04-24T10:43:00</dc:date>
            </office:change-info>
          </text:format-change>
        </text:changed-region>
        <text:changed-region xml:id="ct42436112" text:id="ct42436112">
          <text:format-change>
            <office:change-info>
              <dc:creator>Unbekannter Autor</dc:creator>
              <dc:date>2016-04-24T10:43:00</dc:date>
            </office:change-info>
          </text:format-change>
        </text:changed-region>
        <text:changed-region xml:id="ct41720672" text:id="ct41720672">
          <text:deletion>
            <office:change-info>
              <dc:creator>Unbekannter Autor</dc:creator>
              <dc:date>2016-04-23T18:45:00</dc:date>
            </office:change-info>
            <text:p text:style-name="P50"/>
            <text:p text:style-name="P50"/>
          </text:deletion>
        </text:changed-region>
        <text:changed-region xml:id="ct41701120" text:id="ct41701120">
          <text:format-change>
            <office:change-info>
              <dc:creator>Unbekannter Autor</dc:creator>
              <dc:date>2016-04-24T10:43:00</dc:date>
            </office:change-info>
          </text:format-change>
        </text:changed-region>
        <text:changed-region xml:id="ct40381648" text:id="ct40381648">
          <text:format-change>
            <office:change-info>
              <dc:creator>Unbekannter Autor</dc:creator>
              <dc:date>2016-04-24T10:43:00</dc:date>
            </office:change-info>
          </text:format-change>
        </text:changed-region>
        <text:changed-region xml:id="ct41711056" text:id="ct41711056">
          <text:format-change>
            <office:change-info>
              <dc:creator>Unbekannter Autor</dc:creator>
              <dc:date>2016-04-24T10:43:00</dc:date>
            </office:change-info>
          </text:format-change>
        </text:changed-region>
        <text:changed-region xml:id="ct41710672" text:id="ct41710672">
          <text:format-change>
            <office:change-info>
              <dc:creator>Unbekannter Autor</dc:creator>
              <dc:date>2016-04-24T10:43:00</dc:date>
            </office:change-info>
          </text:format-change>
        </text:changed-region>
        <text:changed-region xml:id="ct41695344" text:id="ct41695344">
          <text:format-change>
            <office:change-info>
              <dc:creator>Unbekannter Autor</dc:creator>
              <dc:date>2016-04-24T10:43:00</dc:date>
            </office:change-info>
          </text:format-change>
        </text:changed-region>
        <text:changed-region xml:id="ct41695008" text:id="ct41695008">
          <text:format-change>
            <office:change-info>
              <dc:creator>Unbekannter Autor</dc:creator>
              <dc:date>2016-04-24T10:43:00</dc:date>
            </office:change-info>
          </text:format-change>
        </text:changed-region>
        <text:changed-region xml:id="ct40394128" text:id="ct40394128">
          <text:format-change>
            <office:change-info>
              <dc:creator>Unbekannter Autor</dc:creator>
              <dc:date>2016-04-24T10:43:00</dc:date>
            </office:change-info>
          </text:format-change>
        </text:changed-region>
        <text:changed-region xml:id="ct40391584" text:id="ct40391584">
          <text:format-change>
            <office:change-info>
              <dc:creator>Unbekannter Autor</dc:creator>
              <dc:date>2016-04-24T10:43:00</dc:date>
            </office:change-info>
          </text:format-change>
        </text:changed-region>
        <text:changed-region xml:id="ct40391808" text:id="ct40391808">
          <text:format-change>
            <office:change-info>
              <dc:creator>Unbekannter Autor</dc:creator>
              <dc:date>2016-04-24T10:43:00</dc:date>
            </office:change-info>
          </text:format-change>
        </text:changed-region>
        <text:changed-region xml:id="ct38505472" text:id="ct38505472">
          <text:format-change>
            <office:change-info>
              <dc:creator>Unbekannter Autor</dc:creator>
              <dc:date>2016-04-24T10:43:00</dc:date>
            </office:change-info>
          </text:format-change>
        </text:changed-region>
        <text:changed-region xml:id="ct40379328" text:id="ct40379328">
          <text:format-change>
            <office:change-info>
              <dc:creator>Unbekannter Autor</dc:creator>
              <dc:date>2016-04-24T10:43:00</dc:date>
            </office:change-info>
          </text:format-change>
        </text:changed-region>
        <text:changed-region xml:id="ct40404016" text:id="ct40404016">
          <text:format-change>
            <office:change-info>
              <dc:creator>Unbekannter Autor</dc:creator>
              <dc:date>2016-04-24T10:43:00</dc:date>
            </office:change-info>
          </text:format-change>
        </text:changed-region>
        <text:changed-region xml:id="ct41718560" text:id="ct41718560">
          <text:format-change>
            <office:change-info>
              <dc:creator>Unbekannter Autor</dc:creator>
              <dc:date>2016-04-24T10:43:00</dc:date>
            </office:change-info>
          </text:format-change>
        </text:changed-region>
        <text:changed-region xml:id="ct40397424" text:id="ct40397424">
          <text:format-change>
            <office:change-info>
              <dc:creator>Unbekannter Autor</dc:creator>
              <dc:date>2016-04-24T10:43:00</dc:date>
            </office:change-info>
          </text:format-change>
        </text:changed-region>
        <text:changed-region xml:id="ct41721488" text:id="ct41721488">
          <text:format-change>
            <office:change-info>
              <dc:creator>Unbekannter Autor</dc:creator>
              <dc:date>2016-04-24T10:43:00</dc:date>
            </office:change-info>
          </text:format-change>
        </text:changed-region>
        <text:changed-region xml:id="ct41721712" text:id="ct41721712">
          <text:format-change>
            <office:change-info>
              <dc:creator>Unbekannter Autor</dc:creator>
              <dc:date>2016-04-24T10:43:00</dc:date>
            </office:change-info>
          </text:format-change>
        </text:changed-region>
        <text:changed-region xml:id="ct41722448" text:id="ct41722448">
          <text:format-change>
            <office:change-info>
              <dc:creator>Unbekannter Autor</dc:creator>
              <dc:date>2016-04-24T10:43:00</dc:date>
            </office:change-info>
          </text:format-change>
        </text:changed-region>
        <text:changed-region xml:id="ct41722672" text:id="ct41722672">
          <text:format-change>
            <office:change-info>
              <dc:creator>Unbekannter Autor</dc:creator>
              <dc:date>2016-04-24T10:43:00</dc:date>
            </office:change-info>
          </text:format-change>
        </text:changed-region>
        <text:changed-region xml:id="ct42447792" text:id="ct42447792">
          <text:format-change>
            <office:change-info>
              <dc:creator>Unbekannter Autor</dc:creator>
              <dc:date>2016-04-24T10:43:00</dc:date>
            </office:change-info>
          </text:format-change>
        </text:changed-region>
        <text:changed-region xml:id="ct42449088" text:id="ct42449088">
          <text:format-change>
            <office:change-info>
              <dc:creator>Unbekannter Autor</dc:creator>
              <dc:date>2016-04-24T10:43:00</dc:date>
            </office:change-info>
          </text:format-change>
        </text:changed-region>
        <text:changed-region xml:id="ct42449920" text:id="ct42449920">
          <text:format-change>
            <office:change-info>
              <dc:creator>Unbekannter Autor</dc:creator>
              <dc:date>2016-04-24T10:43:00</dc:date>
            </office:change-info>
          </text:format-change>
        </text:changed-region>
        <text:changed-region xml:id="ct42450144" text:id="ct42450144">
          <text:format-change>
            <office:change-info>
              <dc:creator>Unbekannter Autor</dc:creator>
              <dc:date>2016-04-24T10:43:00</dc:date>
            </office:change-info>
          </text:format-change>
        </text:changed-region>
        <text:changed-region xml:id="ct42450368" text:id="ct42450368">
          <text:format-change>
            <office:change-info>
              <dc:creator>Unbekannter Autor</dc:creator>
              <dc:date>2016-04-24T10:43:00</dc:date>
            </office:change-info>
          </text:format-change>
        </text:changed-region>
        <text:changed-region xml:id="ct42450880" text:id="ct42450880">
          <text:format-change>
            <office:change-info>
              <dc:creator>Unbekannter Autor</dc:creator>
              <dc:date>2016-04-24T10:43:00</dc:date>
            </office:change-info>
          </text:format-change>
        </text:changed-region>
        <text:changed-region xml:id="ct42451104" text:id="ct42451104">
          <text:format-change>
            <office:change-info>
              <dc:creator>Unbekannter Autor</dc:creator>
              <dc:date>2016-04-24T10:43:00</dc:date>
            </office:change-info>
          </text:format-change>
        </text:changed-region>
        <text:changed-region xml:id="ct42462352" text:id="ct42462352">
          <text:format-change>
            <office:change-info>
              <dc:creator>Unbekannter Autor</dc:creator>
              <dc:date>2016-04-24T10:43:00</dc:date>
            </office:change-info>
          </text:format-change>
        </text:changed-region>
        <text:changed-region xml:id="ct42454400" text:id="ct42454400">
          <text:format-change>
            <office:change-info>
              <dc:creator>Unbekannter Autor</dc:creator>
              <dc:date>2016-04-24T10:43:00</dc:date>
            </office:change-info>
          </text:format-change>
        </text:changed-region>
        <text:changed-region xml:id="ct42466064" text:id="ct42466064">
          <text:format-change>
            <office:change-info>
              <dc:creator>Unbekannter Autor</dc:creator>
              <dc:date>2016-04-24T10:43:00</dc:date>
            </office:change-info>
          </text:format-change>
        </text:changed-region>
        <text:changed-region xml:id="ct42466288" text:id="ct42466288">
          <text:format-change>
            <office:change-info>
              <dc:creator>Unbekannter Autor</dc:creator>
              <dc:date>2016-04-24T10:43:00</dc:date>
            </office:change-info>
          </text:format-change>
        </text:changed-region>
        <text:changed-region xml:id="ct42466512" text:id="ct42466512">
          <text:format-change>
            <office:change-info>
              <dc:creator>Unbekannter Autor</dc:creator>
              <dc:date>2016-04-24T10:43:00</dc:date>
            </office:change-info>
          </text:format-change>
        </text:changed-region>
        <text:changed-region xml:id="ct42467152" text:id="ct42467152">
          <text:format-change>
            <office:change-info>
              <dc:creator>Unbekannter Autor</dc:creator>
              <dc:date>2016-04-24T10:43:00</dc:date>
            </office:change-info>
          </text:format-change>
        </text:changed-region>
        <text:changed-region xml:id="ct42467824" text:id="ct42467824">
          <text:format-change>
            <office:change-info>
              <dc:creator>Unbekannter Autor</dc:creator>
              <dc:date>2016-04-24T10:43:00</dc:date>
            </office:change-info>
          </text:format-change>
        </text:changed-region>
        <text:changed-region xml:id="ct42470544" text:id="ct42470544">
          <text:format-change>
            <office:change-info>
              <dc:creator>Unbekannter Autor</dc:creator>
              <dc:date>2016-04-24T10:43:00</dc:date>
            </office:change-info>
          </text:format-change>
        </text:changed-region>
        <text:changed-region xml:id="ct42471008" text:id="ct42471008">
          <text:format-change>
            <office:change-info>
              <dc:creator>Unbekannter Autor</dc:creator>
              <dc:date>2016-04-24T10:43:00</dc:date>
            </office:change-info>
          </text:format-change>
        </text:changed-region>
        <text:changed-region xml:id="ct42471232" text:id="ct42471232">
          <text:format-change>
            <office:change-info>
              <dc:creator>Unbekannter Autor</dc:creator>
              <dc:date>2016-04-24T10:43:00</dc:date>
            </office:change-info>
          </text:format-change>
        </text:changed-region>
        <text:changed-region xml:id="ct42471840" text:id="ct42471840">
          <text:format-change>
            <office:change-info>
              <dc:creator>Unbekannter Autor</dc:creator>
              <dc:date>2016-04-24T10:43:00</dc:date>
            </office:change-info>
          </text:format-change>
        </text:changed-region>
        <text:changed-region xml:id="ct42473360" text:id="ct42473360">
          <text:format-change>
            <office:change-info>
              <dc:creator>Unbekannter Autor</dc:creator>
              <dc:date>2016-04-24T10:43:00</dc:date>
            </office:change-info>
          </text:format-change>
        </text:changed-region>
        <text:changed-region xml:id="ct42478464" text:id="ct42478464">
          <text:format-change>
            <office:change-info>
              <dc:creator>Unbekannter Autor</dc:creator>
              <dc:date>2016-04-24T10:43:00</dc:date>
            </office:change-info>
          </text:format-change>
        </text:changed-region>
        <text:changed-region xml:id="ct42472064" text:id="ct42472064">
          <text:format-change>
            <office:change-info>
              <dc:creator>Unbekannter Autor</dc:creator>
              <dc:date>2016-04-24T10:43:00</dc:date>
            </office:change-info>
          </text:format-change>
        </text:changed-region>
        <text:changed-region xml:id="ct42481728" text:id="ct42481728">
          <text:format-change>
            <office:change-info>
              <dc:creator>Unbekannter Autor</dc:creator>
              <dc:date>2016-04-24T10:43:00</dc:date>
            </office:change-info>
          </text:format-change>
        </text:changed-region>
        <text:changed-region xml:id="ct42481952" text:id="ct42481952">
          <text:format-change>
            <office:change-info>
              <dc:creator>Unbekannter Autor</dc:creator>
              <dc:date>2016-04-24T10:43:00</dc:date>
            </office:change-info>
          </text:format-change>
        </text:changed-region>
        <text:changed-region xml:id="ct42482464" text:id="ct42482464">
          <text:format-change>
            <office:change-info>
              <dc:creator>Unbekannter Autor</dc:creator>
              <dc:date>2016-04-24T10:43:00</dc:date>
            </office:change-info>
          </text:format-change>
        </text:changed-region>
        <text:changed-region xml:id="ct42483104" text:id="ct42483104">
          <text:format-change>
            <office:change-info>
              <dc:creator>Unbekannter Autor</dc:creator>
              <dc:date>2016-04-24T10:43:00</dc:date>
            </office:change-info>
          </text:format-change>
        </text:changed-region>
        <text:changed-region xml:id="ct42483984" text:id="ct42483984">
          <text:format-change>
            <office:change-info>
              <dc:creator>Unbekannter Autor</dc:creator>
              <dc:date>2016-04-24T10:43:00</dc:date>
            </office:change-info>
          </text:format-change>
        </text:changed-region>
        <text:changed-region xml:id="ct42484688" text:id="ct42484688">
          <text:format-change>
            <office:change-info>
              <dc:creator>Unbekannter Autor</dc:creator>
              <dc:date>2016-04-24T10:43:00</dc:date>
            </office:change-info>
          </text:format-change>
        </text:changed-region>
        <text:changed-region xml:id="ct42485264" text:id="ct42485264">
          <text:format-change>
            <office:change-info>
              <dc:creator>Unbekannter Autor</dc:creator>
              <dc:date>2016-04-24T10:43:00</dc:date>
            </office:change-info>
          </text:format-change>
        </text:changed-region>
        <text:changed-region xml:id="ct42485488" text:id="ct42485488">
          <text:format-change>
            <office:change-info>
              <dc:creator>Unbekannter Autor</dc:creator>
              <dc:date>2016-04-24T10:43:00</dc:date>
            </office:change-info>
          </text:format-change>
        </text:changed-region>
        <text:changed-region xml:id="ct42485952" text:id="ct42485952">
          <text:format-change>
            <office:change-info>
              <dc:creator>Unbekannter Autor</dc:creator>
              <dc:date>2016-04-24T10:43:00</dc:date>
            </office:change-info>
          </text:format-change>
        </text:changed-region>
        <text:changed-region xml:id="ct42487920" text:id="ct42487920">
          <text:format-change>
            <office:change-info>
              <dc:creator>Unbekannter Autor</dc:creator>
              <dc:date>2016-04-24T10:43:00</dc:date>
            </office:change-info>
          </text:format-change>
        </text:changed-region>
        <text:changed-region xml:id="ct42487248" text:id="ct42487248">
          <text:format-change>
            <office:change-info>
              <dc:creator>Unbekannter Autor</dc:creator>
              <dc:date>2016-04-24T10:43:00</dc:date>
            </office:change-info>
          </text:format-change>
        </text:changed-region>
        <text:changed-region xml:id="ct38516736" text:id="ct38516736">
          <text:deletion>
            <office:change-info>
              <dc:creator>Unbekannter Autor</dc:creator>
              <dc:date>2016-04-23T18:48:00</dc:date>
            </office:change-info>
            <text:h text:style-name="P51" text:outline-level="3">S</text:h>
          </text:deletion>
        </text:changed-region>
        <text:changed-region xml:id="ct42461904" text:id="ct42461904">
          <text:insertion>
            <office:change-info>
              <dc:creator>Unbekannter Autor</dc:creator>
              <dc:date>2016-04-23T18:48:00</dc:date>
            </office:change-info>
          </text:insertion>
        </text:changed-region>
        <text:changed-region xml:id="ct42477440" text:id="ct42477440">
          <text:deletion>
            <office:change-info>
              <dc:creator>Unbekannter Autor</dc:creator>
              <dc:date>2016-08-19T09:48:00</dc:date>
            </office:change-info>
            <text:h text:style-name="P51" text:outline-level="3"><text:s/><text:span text:style-name="T24">and other enhancements</text:span></text:h>
          </text:deletion>
        </text:changed-region>
        <text:changed-region xml:id="ct38520960" text:id="ct38520960">
          <text:format-change>
            <office:change-info>
              <dc:creator>Unbekannter Autor</dc:creator>
              <dc:date>2016-04-24T10:43:00</dc:date>
            </office:change-info>
          </text:format-change>
        </text:changed-region>
        <text:changed-region xml:id="ct38517088" text:id="ct38517088">
          <text:format-change>
            <office:change-info>
              <dc:creator>Unbekannter Autor</dc:creator>
              <dc:date>2016-04-24T10:43:00</dc:date>
            </office:change-info>
          </text:format-change>
        </text:changed-region>
        <text:changed-region xml:id="ct41723872" text:id="ct41723872">
          <text:format-change>
            <office:change-info>
              <dc:creator>Unbekannter Autor</dc:creator>
              <dc:date>2016-04-24T10:43:00</dc:date>
            </office:change-info>
          </text:format-change>
        </text:changed-region>
        <text:changed-region xml:id="ct42455440" text:id="ct42455440">
          <text:format-change>
            <office:change-info>
              <dc:creator>Unbekannter Autor</dc:creator>
              <dc:date>2016-04-24T10:43:00</dc:date>
            </office:change-info>
          </text:format-change>
        </text:changed-region>
        <text:changed-region xml:id="ct42493088" text:id="ct42493088">
          <text:format-change>
            <office:change-info>
              <dc:creator>Unbekannter Autor</dc:creator>
              <dc:date>2016-04-24T10:43:00</dc:date>
            </office:change-info>
          </text:format-change>
        </text:changed-region>
        <text:changed-region xml:id="ct38524720" text:id="ct38524720">
          <text:format-change>
            <office:change-info>
              <dc:creator>Unbekannter Autor</dc:creator>
              <dc:date>2016-04-24T10:43:00</dc:date>
            </office:change-info>
          </text:format-change>
        </text:changed-region>
        <text:changed-region xml:id="ct38530432" text:id="ct38530432">
          <text:format-change>
            <office:change-info>
              <dc:creator>Unbekannter Autor</dc:creator>
              <dc:date>2016-04-24T10:43:00</dc:date>
            </office:change-info>
          </text:format-change>
        </text:changed-region>
        <text:changed-region xml:id="ct42493312" text:id="ct42493312">
          <text:format-change>
            <office:change-info>
              <dc:creator>Unbekannter Autor</dc:creator>
              <dc:date>2016-04-24T10:43:00</dc:date>
            </office:change-info>
          </text:format-change>
        </text:changed-region>
        <text:changed-region xml:id="ct38531456" text:id="ct38531456">
          <text:format-change>
            <office:change-info>
              <dc:creator>Unbekannter Autor</dc:creator>
              <dc:date>2016-04-24T10:43:00</dc:date>
            </office:change-info>
          </text:format-change>
        </text:changed-region>
        <text:changed-region xml:id="ct42494912" text:id="ct42494912">
          <text:format-change>
            <office:change-info>
              <dc:creator>Unbekannter Autor</dc:creator>
              <dc:date>2016-04-24T10:43:00</dc:date>
            </office:change-info>
          </text:format-change>
        </text:changed-region>
        <text:changed-region xml:id="ct38532240" text:id="ct38532240">
          <text:format-change>
            <office:change-info>
              <dc:creator>Unbekannter Autor</dc:creator>
              <dc:date>2016-04-24T10:43:00</dc:date>
            </office:change-info>
          </text:format-change>
        </text:changed-region>
        <text:changed-region xml:id="ct42495440" text:id="ct42495440">
          <text:format-change>
            <office:change-info>
              <dc:creator>Unbekannter Autor</dc:creator>
              <dc:date>2016-04-24T10:43:00</dc:date>
            </office:change-info>
          </text:format-change>
        </text:changed-region>
        <text:changed-region xml:id="ct42495952" text:id="ct42495952">
          <text:format-change>
            <office:change-info>
              <dc:creator>Unbekannter Autor</dc:creator>
              <dc:date>2016-04-24T10:43:00</dc:date>
            </office:change-info>
          </text:format-change>
        </text:changed-region>
        <text:changed-region xml:id="ct42496176" text:id="ct42496176">
          <text:format-change>
            <office:change-info>
              <dc:creator>Unbekannter Autor</dc:creator>
              <dc:date>2016-04-24T10:43:00</dc:date>
            </office:change-info>
          </text:format-change>
        </text:changed-region>
        <text:changed-region xml:id="ct42496400" text:id="ct42496400">
          <text:format-change>
            <office:change-info>
              <dc:creator>Unbekannter Autor</dc:creator>
              <dc:date>2016-04-24T10:43:00</dc:date>
            </office:change-info>
          </text:format-change>
        </text:changed-region>
        <text:changed-region xml:id="ct42498288" text:id="ct42498288">
          <text:format-change>
            <office:change-info>
              <dc:creator>Unbekannter Autor</dc:creator>
              <dc:date>2016-04-24T10:43:00</dc:date>
            </office:change-info>
          </text:format-change>
        </text:changed-region>
        <text:changed-region xml:id="ct42496800" text:id="ct42496800">
          <text:format-change>
            <office:change-info>
              <dc:creator>Unbekannter Autor</dc:creator>
              <dc:date>2016-04-24T10:43:00</dc:date>
            </office:change-info>
          </text:format-change>
        </text:changed-region>
        <text:changed-region xml:id="ct38533120" text:id="ct38533120">
          <text:format-change>
            <office:change-info>
              <dc:creator>Unbekannter Autor</dc:creator>
              <dc:date>2016-04-24T10:43:00</dc:date>
            </office:change-info>
          </text:format-change>
        </text:changed-region>
        <text:changed-region xml:id="ct42497024" text:id="ct42497024">
          <text:format-change>
            <office:change-info>
              <dc:creator>Unbekannter Autor</dc:creator>
              <dc:date>2016-04-24T10:43:00</dc:date>
            </office:change-info>
          </text:format-change>
        </text:changed-region>
        <text:changed-region xml:id="ct38533456" text:id="ct38533456">
          <text:format-change>
            <office:change-info>
              <dc:creator>Unbekannter Autor</dc:creator>
              <dc:date>2016-04-24T10:43:00</dc:date>
            </office:change-info>
          </text:format-change>
        </text:changed-region>
        <text:changed-region xml:id="ct42502048" text:id="ct42502048">
          <text:format-change>
            <office:change-info>
              <dc:creator>Unbekannter Autor</dc:creator>
              <dc:date>2016-04-24T10:44:00</dc:date>
            </office:change-info>
          </text:format-change>
        </text:changed-region>
        <text:changed-region xml:id="ct42502272" text:id="ct42502272">
          <text:format-change>
            <office:change-info>
              <dc:creator>Unbekannter Autor</dc:creator>
              <dc:date>2016-04-24T10:44:00</dc:date>
            </office:change-info>
          </text:format-change>
        </text:changed-region>
        <text:changed-region xml:id="ct38502320" text:id="ct38502320">
          <text:format-change>
            <office:change-info>
              <dc:creator>Unbekannter Autor</dc:creator>
              <dc:date>2016-04-24T10:44:00</dc:date>
            </office:change-info>
          </text:format-change>
        </text:changed-region>
        <text:changed-region xml:id="ct37740848" text:id="ct37740848">
          <text:format-change>
            <office:change-info>
              <dc:creator>Unbekannter Autor</dc:creator>
              <dc:date>2016-04-24T10:44:00</dc:date>
            </office:change-info>
          </text:format-change>
        </text:changed-region>
        <text:changed-region xml:id="ct37740128" text:id="ct37740128">
          <text:format-change>
            <office:change-info>
              <dc:creator>Unbekannter Autor</dc:creator>
              <dc:date>2016-04-24T10:44:00</dc:date>
            </office:change-info>
          </text:format-change>
        </text:changed-region>
        <text:changed-region xml:id="ct37741632" text:id="ct37741632">
          <text:format-change>
            <office:change-info>
              <dc:creator>Unbekannter Autor</dc:creator>
              <dc:date>2016-04-24T10:44:00</dc:date>
            </office:change-info>
          </text:format-change>
        </text:changed-region>
        <text:changed-region xml:id="ct37742416" text:id="ct37742416">
          <text:format-change>
            <office:change-info>
              <dc:creator>Unbekannter Autor</dc:creator>
              <dc:date>2016-04-24T10:44:00</dc:date>
            </office:change-info>
          </text:format-change>
        </text:changed-region>
        <text:changed-region xml:id="ct42503072" text:id="ct42503072">
          <text:format-change>
            <office:change-info>
              <dc:creator>Unbekannter Autor</dc:creator>
              <dc:date>2016-04-24T10:44:00</dc:date>
            </office:change-info>
          </text:format-change>
        </text:changed-region>
        <text:changed-region xml:id="ct37743200" text:id="ct37743200">
          <text:format-change>
            <office:change-info>
              <dc:creator>Unbekannter Autor</dc:creator>
              <dc:date>2016-04-24T10:44:00</dc:date>
            </office:change-info>
          </text:format-change>
        </text:changed-region>
        <text:changed-region xml:id="ct42503296" text:id="ct42503296">
          <text:format-change>
            <office:change-info>
              <dc:creator>Unbekannter Autor</dc:creator>
              <dc:date>2016-04-24T10:44:00</dc:date>
            </office:change-info>
          </text:format-change>
        </text:changed-region>
        <text:changed-region xml:id="ct42516640" text:id="ct42516640">
          <text:format-change>
            <office:change-info>
              <dc:creator>Unbekannter Autor</dc:creator>
              <dc:date>2016-04-24T10:44:00</dc:date>
            </office:change-info>
          </text:format-change>
        </text:changed-region>
        <text:changed-region xml:id="ct42510752" text:id="ct42510752">
          <text:format-change>
            <office:change-info>
              <dc:creator>Unbekannter Autor</dc:creator>
              <dc:date>2016-04-24T10:44:00</dc:date>
            </office:change-info>
          </text:format-change>
        </text:changed-region>
        <text:changed-region xml:id="ct42511456" text:id="ct42511456">
          <text:format-change>
            <office:change-info>
              <dc:creator>Unbekannter Autor</dc:creator>
              <dc:date>2016-04-24T10:44:00</dc:date>
            </office:change-info>
          </text:format-change>
        </text:changed-region>
        <text:changed-region xml:id="ct42513136" text:id="ct42513136">
          <text:format-change>
            <office:change-info>
              <dc:creator>Unbekannter Autor</dc:creator>
              <dc:date>2016-04-24T10:44:00</dc:date>
            </office:change-info>
          </text:format-change>
        </text:changed-region>
        <text:changed-region xml:id="ct42529040" text:id="ct42529040">
          <text:format-change>
            <office:change-info>
              <dc:creator>Unbekannter Autor</dc:creator>
              <dc:date>2016-04-24T10:44:00</dc:date>
            </office:change-info>
          </text:format-change>
        </text:changed-region>
        <text:changed-region xml:id="ct42520080" text:id="ct42520080">
          <text:format-change>
            <office:change-info>
              <dc:creator>Unbekannter Autor</dc:creator>
              <dc:date>2016-04-24T10:44:00</dc:date>
            </office:change-info>
          </text:format-change>
        </text:changed-region>
        <text:changed-region xml:id="ct42534352" text:id="ct42534352">
          <text:format-change>
            <office:change-info>
              <dc:creator>Unbekannter Autor</dc:creator>
              <dc:date>2016-04-24T10:44:00</dc:date>
            </office:change-info>
          </text:format-change>
        </text:changed-region>
        <text:changed-region xml:id="ct42540000" text:id="ct42540000">
          <text:format-change>
            <office:change-info>
              <dc:creator>Unbekannter Autor</dc:creator>
              <dc:date>2016-04-24T10:44:00</dc:date>
            </office:change-info>
          </text:format-change>
        </text:changed-region>
        <text:changed-region xml:id="ct42506368" text:id="ct42506368">
          <text:format-change>
            <office:change-info>
              <dc:creator>Unbekannter Autor</dc:creator>
              <dc:date>2016-04-24T10:44:00</dc:date>
            </office:change-info>
          </text:format-change>
        </text:changed-region>
        <text:changed-region xml:id="ct42515504" text:id="ct42515504">
          <text:format-change>
            <office:change-info>
              <dc:creator>Unbekannter Autor</dc:creator>
              <dc:date>2016-04-24T10:44:00</dc:date>
            </office:change-info>
          </text:format-change>
        </text:changed-region>
        <text:changed-region xml:id="ct37745552" text:id="ct37745552">
          <text:format-change>
            <office:change-info>
              <dc:creator>Unbekannter Autor</dc:creator>
              <dc:date>2016-04-24T10:44:00</dc:date>
            </office:change-info>
          </text:format-change>
        </text:changed-region>
        <text:changed-region xml:id="ct42528752" text:id="ct42528752">
          <text:format-change>
            <office:change-info>
              <dc:creator>Unbekannter Autor</dc:creator>
              <dc:date>2016-04-24T10:44:00</dc:date>
            </office:change-info>
          </text:format-change>
        </text:changed-region>
        <text:changed-region xml:id="ct42540224" text:id="ct42540224">
          <text:format-change>
            <office:change-info>
              <dc:creator>Unbekannter Autor</dc:creator>
              <dc:date>2016-04-24T10:44:00</dc:date>
            </office:change-info>
          </text:format-change>
        </text:changed-region>
        <text:changed-region xml:id="ct42525824" text:id="ct42525824">
          <text:format-change>
            <office:change-info>
              <dc:creator>Unbekannter Autor</dc:creator>
              <dc:date>2016-04-24T10:44:00</dc:date>
            </office:change-info>
          </text:format-change>
        </text:changed-region>
        <text:changed-region xml:id="ct42527456" text:id="ct42527456">
          <text:format-change>
            <office:change-info>
              <dc:creator>Unbekannter Autor</dc:creator>
              <dc:date>2016-04-24T10:44:00</dc:date>
            </office:change-info>
          </text:format-change>
        </text:changed-region>
        <text:changed-region xml:id="ct42532592" text:id="ct42532592">
          <text:format-change>
            <office:change-info>
              <dc:creator>Unbekannter Autor</dc:creator>
              <dc:date>2016-04-24T10:44:00</dc:date>
            </office:change-info>
          </text:format-change>
        </text:changed-region>
        <text:changed-region xml:id="ct42532816" text:id="ct42532816">
          <text:format-change>
            <office:change-info>
              <dc:creator>Unbekannter Autor</dc:creator>
              <dc:date>2016-04-24T10:44:00</dc:date>
            </office:change-info>
          </text:format-change>
        </text:changed-region>
        <text:changed-region xml:id="ct42534128" text:id="ct42534128">
          <text:format-change>
            <office:change-info>
              <dc:creator>Unbekannter Autor</dc:creator>
              <dc:date>2016-04-24T10:44:00</dc:date>
            </office:change-info>
          </text:format-change>
        </text:changed-region>
        <text:changed-region xml:id="ct42513360" text:id="ct42513360">
          <text:format-change>
            <office:change-info>
              <dc:creator>Unbekannter Autor</dc:creator>
              <dc:date>2016-04-24T10:44:00</dc:date>
            </office:change-info>
          </text:format-change>
        </text:changed-region>
        <text:changed-region xml:id="ct42513888" text:id="ct42513888">
          <text:format-change>
            <office:change-info>
              <dc:creator>Unbekannter Autor</dc:creator>
              <dc:date>2016-04-24T10:44:00</dc:date>
            </office:change-info>
          </text:format-change>
        </text:changed-region>
        <text:changed-region xml:id="ct42521936" text:id="ct42521936">
          <text:format-change>
            <office:change-info>
              <dc:creator>Unbekannter Autor</dc:creator>
              <dc:date>2016-04-24T10:44:00</dc:date>
            </office:change-info>
          </text:format-change>
        </text:changed-region>
        <text:changed-region xml:id="ct42522160" text:id="ct42522160">
          <text:format-change>
            <office:change-info>
              <dc:creator>Unbekannter Autor</dc:creator>
              <dc:date>2016-04-24T10:44:00</dc:date>
            </office:change-info>
          </text:format-change>
        </text:changed-region>
        <text:changed-region xml:id="ct42522384" text:id="ct42522384">
          <text:format-change>
            <office:change-info>
              <dc:creator>Unbekannter Autor</dc:creator>
              <dc:date>2016-04-24T10:44:00</dc:date>
            </office:change-info>
          </text:format-change>
        </text:changed-region>
        <text:changed-region xml:id="ct42522608" text:id="ct42522608">
          <text:format-change>
            <office:change-info>
              <dc:creator>Unbekannter Autor</dc:creator>
              <dc:date>2016-04-24T10:44:00</dc:date>
            </office:change-info>
          </text:format-change>
        </text:changed-region>
        <text:changed-region xml:id="ct42523616" text:id="ct42523616">
          <text:format-change>
            <office:change-info>
              <dc:creator>Unbekannter Autor</dc:creator>
              <dc:date>2016-04-24T10:44:00</dc:date>
            </office:change-info>
          </text:format-change>
        </text:changed-region>
        <text:changed-region xml:id="ct42524528" text:id="ct42524528">
          <text:format-change>
            <office:change-info>
              <dc:creator>Unbekannter Autor</dc:creator>
              <dc:date>2016-04-24T10:44:00</dc:date>
            </office:change-info>
          </text:format-change>
        </text:changed-region>
        <text:changed-region xml:id="ct42521024" text:id="ct42521024">
          <text:format-change>
            <office:change-info>
              <dc:creator>Unbekannter Autor</dc:creator>
              <dc:date>2016-04-24T10:44:00</dc:date>
            </office:change-info>
          </text:format-change>
        </text:changed-region>
        <text:changed-region xml:id="ct42534960" text:id="ct42534960">
          <text:format-change>
            <office:change-info>
              <dc:creator>Unbekannter Autor</dc:creator>
              <dc:date>2016-04-24T10:44:00</dc:date>
            </office:change-info>
          </text:format-change>
        </text:changed-region>
        <text:changed-region xml:id="ct42544784" text:id="ct42544784">
          <text:format-change>
            <office:change-info>
              <dc:creator>Unbekannter Autor</dc:creator>
              <dc:date>2016-04-24T10:44:00</dc:date>
            </office:change-info>
          </text:format-change>
        </text:changed-region>
        <text:changed-region xml:id="ct42510112" text:id="ct42510112">
          <text:format-change>
            <office:change-info>
              <dc:creator>Unbekannter Autor</dc:creator>
              <dc:date>2016-04-24T10:44:00</dc:date>
            </office:change-info>
          </text:format-change>
        </text:changed-region>
        <text:changed-region xml:id="ct42550688" text:id="ct42550688">
          <text:format-change>
            <office:change-info>
              <dc:creator>Unbekannter Autor</dc:creator>
              <dc:date>2016-04-24T10:44:00</dc:date>
            </office:change-info>
          </text:format-change>
        </text:changed-region>
        <text:changed-region xml:id="ct42553984" text:id="ct42553984">
          <text:format-change>
            <office:change-info>
              <dc:creator>Unbekannter Autor</dc:creator>
              <dc:date>2016-04-24T10:44:00</dc:date>
            </office:change-info>
          </text:format-change>
        </text:changed-region>
        <text:changed-region xml:id="ct42547808" text:id="ct42547808">
          <text:format-change>
            <office:change-info>
              <dc:creator>Unbekannter Autor</dc:creator>
              <dc:date>2016-04-24T10:44:00</dc:date>
            </office:change-info>
          </text:format-change>
        </text:changed-region>
        <text:changed-region xml:id="ct42548688" text:id="ct42548688">
          <text:format-change>
            <office:change-info>
              <dc:creator>Unbekannter Autor</dc:creator>
              <dc:date>2016-04-24T10:44:00</dc:date>
            </office:change-info>
          </text:format-change>
        </text:changed-region>
        <text:changed-region xml:id="ct42545952" text:id="ct42545952">
          <text:format-change>
            <office:change-info>
              <dc:creator>Unbekannter Autor</dc:creator>
              <dc:date>2016-04-24T10:44:00</dc:date>
            </office:change-info>
          </text:format-change>
        </text:changed-region>
        <text:changed-region xml:id="ct42566768" text:id="ct42566768">
          <text:format-change>
            <office:change-info>
              <dc:creator>Unbekannter Autor</dc:creator>
              <dc:date>2016-04-24T10:44:00</dc:date>
            </office:change-info>
          </text:format-change>
        </text:changed-region>
        <text:changed-region xml:id="ct42559056" text:id="ct42559056">
          <text:format-change>
            <office:change-info>
              <dc:creator>Unbekannter Autor</dc:creator>
              <dc:date>2016-04-24T10:44:00</dc:date>
            </office:change-info>
          </text:format-change>
        </text:changed-region>
        <text:changed-region xml:id="ct42568992" text:id="ct42568992">
          <text:format-change>
            <office:change-info>
              <dc:creator>Unbekannter Autor</dc:creator>
              <dc:date>2016-04-24T10:44:00</dc:date>
            </office:change-info>
          </text:format-change>
        </text:changed-region>
        <text:changed-region xml:id="ct42575984" text:id="ct42575984">
          <text:format-change>
            <office:change-info>
              <dc:creator>Unbekannter Autor</dc:creator>
              <dc:date>2016-04-24T10:44:00</dc:date>
            </office:change-info>
          </text:format-change>
        </text:changed-region>
        <text:changed-region xml:id="ct42579264" text:id="ct42579264">
          <text:format-change>
            <office:change-info>
              <dc:creator>Unbekannter Autor</dc:creator>
              <dc:date>2016-04-24T10:44:00</dc:date>
            </office:change-info>
          </text:format-change>
        </text:changed-region>
        <text:changed-region xml:id="ct37756528" text:id="ct37756528">
          <text:insertion>
            <office:change-info>
              <dc:creator>Unbekannter Autor</dc:creator>
              <dc:date>2016-08-19T10:08:00</dc:date>
            </office:change-info>
          </text:insertion>
        </text:changed-region>
        <text:changed-region xml:id="ct42524944" text:id="ct42524944">
          <text:format-change>
            <office:change-info>
              <dc:creator>Unbekannter Autor</dc:creator>
              <dc:date>2016-04-24T10:44:00</dc:date>
            </office:change-info>
          </text:format-change>
        </text:changed-region>
        <text:changed-region xml:id="ct42561552" text:id="ct42561552">
          <text:format-change>
            <office:change-info>
              <dc:creator>Unbekannter Autor</dc:creator>
              <dc:date>2016-04-24T10:44:00</dc:date>
            </office:change-info>
          </text:format-change>
        </text:changed-region>
        <text:changed-region xml:id="ct42545488" text:id="ct42545488">
          <text:format-change>
            <office:change-info>
              <dc:creator>Unbekannter Autor</dc:creator>
              <dc:date>2016-04-24T10:44:00</dc:date>
            </office:change-info>
          </text:format-change>
        </text:changed-region>
        <text:changed-region xml:id="ct37754176" text:id="ct37754176">
          <text:format-change>
            <office:change-info>
              <dc:creator>Unbekannter Autor</dc:creator>
              <dc:date>2016-04-24T10:44:00</dc:date>
            </office:change-info>
          </text:format-change>
        </text:changed-region>
        <text:changed-region xml:id="ct42555216" text:id="ct42555216">
          <text:format-change>
            <office:change-info>
              <dc:creator>Unbekannter Autor</dc:creator>
              <dc:date>2016-04-24T10:44:00</dc:date>
            </office:change-info>
          </text:format-change>
        </text:changed-region>
        <text:changed-region xml:id="ct42533648" text:id="ct42533648">
          <text:format-change>
            <office:change-info>
              <dc:creator>Unbekannter Autor</dc:creator>
              <dc:date>2016-04-24T10:44:00</dc:date>
            </office:change-info>
          </text:format-change>
        </text:changed-region>
        <text:changed-region xml:id="ct42552048" text:id="ct42552048">
          <text:format-change>
            <office:change-info>
              <dc:creator>Unbekannter Autor</dc:creator>
              <dc:date>2016-04-24T10:44:00</dc:date>
            </office:change-info>
          </text:format-change>
        </text:changed-region>
        <text:changed-region xml:id="ct42590544" text:id="ct42590544">
          <text:format-change>
            <office:change-info>
              <dc:creator>Unbekannter Autor</dc:creator>
              <dc:date>2016-04-24T10:44:00</dc:date>
            </office:change-info>
          </text:format-change>
        </text:changed-region>
        <text:changed-region xml:id="ct42596320" text:id="ct42596320">
          <text:format-change>
            <office:change-info>
              <dc:creator>Unbekannter Autor</dc:creator>
              <dc:date>2016-04-24T10:44:00</dc:date>
            </office:change-info>
          </text:format-change>
        </text:changed-region>
        <text:changed-region xml:id="ct42598816" text:id="ct42598816">
          <text:format-change>
            <office:change-info>
              <dc:creator>Unbekannter Autor</dc:creator>
              <dc:date>2016-04-24T10:44:00</dc:date>
            </office:change-info>
          </text:format-change>
        </text:changed-region>
        <text:changed-region xml:id="ct42592560" text:id="ct42592560">
          <text:format-change>
            <office:change-info>
              <dc:creator>Unbekannter Autor</dc:creator>
              <dc:date>2016-04-24T10:44:00</dc:date>
            </office:change-info>
          </text:format-change>
        </text:changed-region>
        <text:changed-region xml:id="ct42600192" text:id="ct42600192">
          <text:format-change>
            <office:change-info>
              <dc:creator>Unbekannter Autor</dc:creator>
              <dc:date>2016-04-24T10:44:00</dc:date>
            </office:change-info>
          </text:format-change>
        </text:changed-region>
        <text:changed-region xml:id="ct42600416" text:id="ct42600416">
          <text:format-change>
            <office:change-info>
              <dc:creator>Unbekannter Autor</dc:creator>
              <dc:date>2016-04-24T10:44:00</dc:date>
            </office:change-info>
          </text:format-change>
        </text:changed-region>
        <text:changed-region xml:id="ct42600640" text:id="ct42600640">
          <text:format-change>
            <office:change-info>
              <dc:creator>Unbekannter Autor</dc:creator>
              <dc:date>2016-04-24T10:44:00</dc:date>
            </office:change-info>
          </text:format-change>
        </text:changed-region>
        <text:changed-region xml:id="ct42601152" text:id="ct42601152">
          <text:format-change>
            <office:change-info>
              <dc:creator>Unbekannter Autor</dc:creator>
              <dc:date>2016-04-24T10:44:00</dc:date>
            </office:change-info>
          </text:format-change>
        </text:changed-region>
        <text:changed-region xml:id="ct42601376" text:id="ct42601376">
          <text:format-change>
            <office:change-info>
              <dc:creator>Unbekannter Autor</dc:creator>
              <dc:date>2016-04-24T10:44:00</dc:date>
            </office:change-info>
          </text:format-change>
        </text:changed-region>
        <text:changed-region xml:id="ct42602336" text:id="ct42602336">
          <text:format-change>
            <office:change-info>
              <dc:creator>Unbekannter Autor</dc:creator>
              <dc:date>2016-04-24T10:44:00</dc:date>
            </office:change-info>
          </text:format-change>
        </text:changed-region>
        <text:changed-region xml:id="ct42603200" text:id="ct42603200">
          <text:format-change>
            <office:change-info>
              <dc:creator>Unbekannter Autor</dc:creator>
              <dc:date>2016-04-24T10:44:00</dc:date>
            </office:change-info>
          </text:format-change>
        </text:changed-region>
        <text:changed-region xml:id="ct42605040" text:id="ct42605040">
          <text:format-change>
            <office:change-info>
              <dc:creator>Unbekannter Autor</dc:creator>
              <dc:date>2016-04-24T10:44:00</dc:date>
            </office:change-info>
          </text:format-change>
        </text:changed-region>
        <text:changed-region xml:id="ct42605264" text:id="ct42605264">
          <text:format-change>
            <office:change-info>
              <dc:creator>Unbekannter Autor</dc:creator>
              <dc:date>2016-04-24T10:44:00</dc:date>
            </office:change-info>
          </text:format-change>
        </text:changed-region>
        <text:changed-region xml:id="ct42607472" text:id="ct42607472">
          <text:format-change>
            <office:change-info>
              <dc:creator>Unbekannter Autor</dc:creator>
              <dc:date>2016-04-24T10:44:00</dc:date>
            </office:change-info>
          </text:format-change>
        </text:changed-region>
        <text:changed-region xml:id="ct42615440" text:id="ct42615440">
          <text:format-change>
            <office:change-info>
              <dc:creator>Unbekannter Autor</dc:creator>
              <dc:date>2016-04-24T10:44:00</dc:date>
            </office:change-info>
          </text:format-change>
        </text:changed-region>
        <text:changed-region xml:id="ct42609376" text:id="ct42609376">
          <text:format-change>
            <office:change-info>
              <dc:creator>Unbekannter Autor</dc:creator>
              <dc:date>2016-04-24T10:44:00</dc:date>
            </office:change-info>
          </text:format-change>
        </text:changed-region>
        <text:changed-region xml:id="ct42618240" text:id="ct42618240">
          <text:format-change>
            <office:change-info>
              <dc:creator>Unbekannter Autor</dc:creator>
              <dc:date>2016-08-19T09:48:00</dc:date>
            </office:change-info>
          </text:format-change>
        </text:changed-region>
        <text:changed-region xml:id="ct42563056" text:id="ct42563056">
          <text:insertion>
            <office:change-info>
              <dc:creator>Unbekannter Autor</dc:creator>
              <dc:date>2016-08-19T09:48:00</dc:date>
            </office:change-info>
          </text:insertion>
        </text:changed-region>
        <text:changed-region xml:id="ct37769856" text:id="ct37769856">
          <text:insertion>
            <office:change-info>
              <dc:creator>Unbekannter Autor</dc:creator>
              <dc:date>2016-08-19T10:13:00</dc:date>
            </office:change-info>
          </text:insertion>
        </text:changed-region>
        <text:changed-region xml:id="ct42558384" text:id="ct42558384">
          <text:format-change>
            <office:change-info>
              <dc:creator>Unbekannter Autor</dc:creator>
              <dc:date>2016-04-24T10:44:00</dc:date>
            </office:change-info>
          </text:format-change>
        </text:changed-region>
        <text:changed-region xml:id="ct42574848" text:id="ct42574848">
          <text:format-change>
            <office:change-info>
              <dc:creator>Unbekannter Autor</dc:creator>
              <dc:date>2016-04-24T10:49:00</dc:date>
            </office:change-info>
          </text:format-change>
        </text:changed-region>
        <text:changed-region xml:id="ct42589488" text:id="ct42589488">
          <text:insertion>
            <office:change-info>
              <dc:creator>Unbekannter Autor</dc:creator>
              <dc:date>2016-08-19T09:49:00</dc:date>
            </office:change-info>
          </text:insertion>
        </text:changed-region>
        <text:changed-region xml:id="ct42562720" text:id="ct42562720">
          <text:insertion>
            <office:change-info>
              <dc:creator>Unbekannter Autor</dc:creator>
              <dc:date>2016-08-19T09:59:00</dc:date>
            </office:change-info>
          </text:insertion>
        </text:changed-region>
        <text:changed-region xml:id="ct36983040" text:id="ct36983040">
          <text:insertion>
            <office:change-info>
              <dc:creator>Unbekannter Autor</dc:creator>
              <dc:date>2016-08-19T09:49:00</dc:date>
            </office:change-info>
          </text:insertion>
        </text:changed-region>
        <text:changed-region xml:id="ct42594832" text:id="ct42594832">
          <text:insertion>
            <office:change-info>
              <dc:creator>Unbekannter Autor</dc:creator>
              <dc:date>2016-08-19T09:59:00</dc:date>
            </office:change-info>
          </text:insertion>
        </text:changed-region>
        <text:changed-region xml:id="ct42605792" text:id="ct42605792">
          <text:insertion>
            <office:change-info>
              <dc:creator>Unbekannter Autor</dc:creator>
              <dc:date>2016-08-19T09:58:00</dc:date>
            </office:change-info>
          </text:insertion>
        </text:changed-region>
        <text:changed-region xml:id="ct42612672" text:id="ct42612672">
          <text:insertion>
            <office:change-info>
              <dc:creator>Unbekannter Autor</dc:creator>
              <dc:date>2016-08-19T09:49:00</dc:date>
            </office:change-info>
          </text:insertion>
        </text:changed-region>
        <text:changed-region xml:id="ct42622320" text:id="ct42622320">
          <text:insertion>
            <office:change-info>
              <dc:creator>Unbekannter Autor</dc:creator>
              <dc:date>2016-08-19T09:51:00</dc:date>
            </office:change-info>
          </text:insertion>
        </text:changed-region>
        <text:changed-region xml:id="ct42622784" text:id="ct42622784">
          <text:insertion>
            <office:change-info>
              <dc:creator>Unbekannter Autor</dc:creator>
              <dc:date>2016-08-19T10:00:00</dc:date>
            </office:change-info>
          </text:insertion>
        </text:changed-region>
        <text:changed-region xml:id="ct42623008" text:id="ct42623008">
          <text:insertion>
            <office:change-info>
              <dc:creator>Unbekannter Autor</dc:creator>
              <dc:date>2016-08-19T10:01:00</dc:date>
            </office:change-info>
          </text:insertion>
        </text:changed-region>
        <text:changed-region xml:id="ct38567200" text:id="ct38567200">
          <text:insertion>
            <office:change-info>
              <dc:creator>Unbekannter Autor</dc:creator>
              <dc:date>2016-08-19T10:03:00</dc:date>
            </office:change-info>
          </text:insertion>
        </text:changed-region>
        <text:changed-region xml:id="ct42624576" text:id="ct42624576">
          <text:insertion>
            <office:change-info>
              <dc:creator>Unbekannter Autor</dc:creator>
              <dc:date>2016-08-19T10:04:00</dc:date>
            </office:change-info>
          </text:insertion>
        </text:changed-region>
        <text:changed-region xml:id="ct42625488" text:id="ct42625488">
          <text:insertion>
            <office:change-info>
              <dc:creator>Unbekannter Autor</dc:creator>
              <dc:date>2016-08-19T10:05:00</dc:date>
            </office:change-info>
          </text:insertion>
        </text:changed-region>
        <text:changed-region xml:id="ct42627024" text:id="ct42627024">
          <text:insertion>
            <office:change-info>
              <dc:creator>Unbekannter Autor</dc:creator>
              <dc:date>2016-08-19T10:06:00</dc:date>
            </office:change-info>
          </text:insertion>
        </text:changed-region>
        <text:changed-region xml:id="ct42630288" text:id="ct42630288">
          <text:insertion>
            <office:change-info>
              <dc:creator>Unbekannter Autor</dc:creator>
              <dc:date>2016-08-19T10:07:00</dc:date>
            </office:change-info>
          </text:insertion>
        </text:changed-region>
        <text:changed-region xml:id="ct38568960" text:id="ct38568960">
          <text:insertion>
            <office:change-info>
              <dc:creator>Unbekannter Autor</dc:creator>
              <dc:date>2016-08-19T10:08:00</dc:date>
            </office:change-info>
          </text:insertion>
        </text:changed-region>
        <text:changed-region xml:id="ct38568608" text:id="ct38568608">
          <text:deletion>
            <office:change-info>
              <dc:creator>Unbekannter Autor</dc:creator>
              <dc:date>2016-04-23T18:48:00</dc:date>
            </office:change-info>
            <text:h text:style-name="Heading_20_3" text:outline-level="3">T</text:h>
          </text:deletion>
        </text:changed-region>
        <text:changed-region xml:id="ct38569312" text:id="ct38569312">
          <text:insertion>
            <office:change-info>
              <dc:creator>Unbekannter Autor</dc:creator>
              <dc:date>2016-04-23T18:48:00</dc:date>
            </office:change-info>
          </text:insertion>
        </text:changed-region>
        <text:changed-region xml:id="ct38570016" text:id="ct38570016">
          <text:format-change>
            <office:change-info>
              <dc:creator>Unbekannter Autor</dc:creator>
              <dc:date>2016-04-24T10:44:00</dc:date>
            </office:change-info>
          </text:format-change>
        </text:changed-region>
        <text:changed-region xml:id="ct42639152" text:id="ct42639152">
          <text:format-change>
            <office:change-info>
              <dc:creator>Unbekannter Autor</dc:creator>
              <dc:date>2016-04-24T10:44:00</dc:date>
            </office:change-info>
          </text:format-change>
        </text:changed-region>
        <text:changed-region xml:id="ct42640400" text:id="ct42640400">
          <text:format-change>
            <office:change-info>
              <dc:creator>Unbekannter Autor</dc:creator>
              <dc:date>2016-04-24T10:44:00</dc:date>
            </office:change-info>
          </text:format-change>
        </text:changed-region>
        <text:changed-region xml:id="ct42641616" text:id="ct42641616">
          <text:format-change>
            <office:change-info>
              <dc:creator>Unbekannter Autor</dc:creator>
              <dc:date>2016-04-24T10:44:00</dc:date>
            </office:change-info>
          </text:format-change>
        </text:changed-region>
        <text:changed-region xml:id="ct42715472" text:id="ct42715472">
          <text:format-change>
            <office:change-info>
              <dc:creator>Unbekannter Autor</dc:creator>
              <dc:date>2016-04-24T10:45:00</dc:date>
            </office:change-info>
          </text:format-change>
        </text:changed-region>
        <text:changed-region xml:id="ct42715888" text:id="ct42715888">
          <text:format-change>
            <office:change-info>
              <dc:creator>Unbekannter Autor</dc:creator>
              <dc:date>2016-04-24T10:45:00</dc:date>
            </office:change-info>
          </text:format-change>
        </text:changed-region>
        <text:changed-region xml:id="ct42716112" text:id="ct42716112">
          <text:format-change>
            <office:change-info>
              <dc:creator>Unbekannter Autor</dc:creator>
              <dc:date>2016-04-24T10:45:00</dc:date>
            </office:change-info>
          </text:format-change>
        </text:changed-region>
        <text:changed-region xml:id="ct42718544" text:id="ct42718544">
          <text:format-change>
            <office:change-info>
              <dc:creator>Unbekannter Autor</dc:creator>
              <dc:date>2016-04-24T10:45:00</dc:date>
            </office:change-info>
          </text:format-change>
        </text:changed-region>
        <text:changed-region xml:id="ct42722848" text:id="ct42722848">
          <text:format-change>
            <office:change-info>
              <dc:creator>Unbekannter Autor</dc:creator>
              <dc:date>2016-04-24T10:45:00</dc:date>
            </office:change-info>
          </text:format-change>
        </text:changed-region>
        <text:changed-region xml:id="ct42724720" text:id="ct42724720">
          <text:format-change>
            <office:change-info>
              <dc:creator>Unbekannter Autor</dc:creator>
              <dc:date>2016-04-24T10:45:00</dc:date>
            </office:change-info>
          </text:format-change>
        </text:changed-region>
        <text:changed-region xml:id="ct42725248" text:id="ct42725248">
          <text:format-change>
            <office:change-info>
              <dc:creator>Unbekannter Autor</dc:creator>
              <dc:date>2016-04-24T10:45:00</dc:date>
            </office:change-info>
          </text:format-change>
        </text:changed-region>
        <text:changed-region xml:id="ct42725472" text:id="ct42725472">
          <text:format-change>
            <office:change-info>
              <dc:creator>Unbekannter Autor</dc:creator>
              <dc:date>2016-04-24T10:45:00</dc:date>
            </office:change-info>
          </text:format-change>
        </text:changed-region>
        <text:changed-region xml:id="ct42725696" text:id="ct42725696">
          <text:format-change>
            <office:change-info>
              <dc:creator>Unbekannter Autor</dc:creator>
              <dc:date>2016-04-24T10:45:00</dc:date>
            </office:change-info>
          </text:format-change>
        </text:changed-region>
        <text:changed-region xml:id="ct42725920" text:id="ct42725920">
          <text:format-change>
            <office:change-info>
              <dc:creator>Unbekannter Autor</dc:creator>
              <dc:date>2016-04-24T10:45:00</dc:date>
            </office:change-info>
          </text:format-change>
        </text:changed-region>
        <text:changed-region xml:id="ct42726960" text:id="ct42726960">
          <text:format-change>
            <office:change-info>
              <dc:creator>Unbekannter Autor</dc:creator>
              <dc:date>2016-04-24T10:45:00</dc:date>
            </office:change-info>
          </text:format-change>
        </text:changed-region>
        <text:changed-region xml:id="ct42729504" text:id="ct42729504">
          <text:format-change>
            <office:change-info>
              <dc:creator>Unbekannter Autor</dc:creator>
              <dc:date>2016-04-24T10:45:00</dc:date>
            </office:change-info>
          </text:format-change>
        </text:changed-region>
        <text:changed-region xml:id="ct42731024" text:id="ct42731024">
          <text:format-change>
            <office:change-info>
              <dc:creator>Unbekannter Autor</dc:creator>
              <dc:date>2016-04-24T10:45:00</dc:date>
            </office:change-info>
          </text:format-change>
        </text:changed-region>
        <text:changed-region xml:id="ct42733984" text:id="ct42733984">
          <text:format-change>
            <office:change-info>
              <dc:creator>Unbekannter Autor</dc:creator>
              <dc:date>2016-04-24T10:45:00</dc:date>
            </office:change-info>
          </text:format-change>
        </text:changed-region>
        <text:changed-region xml:id="ct42738336" text:id="ct42738336">
          <text:format-change>
            <office:change-info>
              <dc:creator>Unbekannter Autor</dc:creator>
              <dc:date>2016-04-24T10:45:00</dc:date>
            </office:change-info>
          </text:format-change>
        </text:changed-region>
        <text:changed-region xml:id="ct42741120" text:id="ct42741120">
          <text:format-change>
            <office:change-info>
              <dc:creator>Unbekannter Autor</dc:creator>
              <dc:date>2016-04-24T10:45:00</dc:date>
            </office:change-info>
          </text:format-change>
        </text:changed-region>
        <text:changed-region xml:id="ct42745504" text:id="ct42745504">
          <text:format-change>
            <office:change-info>
              <dc:creator>Unbekannter Autor</dc:creator>
              <dc:date>2016-04-24T10:45:00</dc:date>
            </office:change-info>
          </text:format-change>
        </text:changed-region>
        <text:changed-region xml:id="ct38576256" text:id="ct38576256">
          <text:format-change>
            <office:change-info>
              <dc:creator>Unbekannter Autor</dc:creator>
              <dc:date>2016-04-24T10:45:00</dc:date>
            </office:change-info>
          </text:format-change>
        </text:changed-region>
        <text:changed-region xml:id="ct40756928" text:id="ct40756928">
          <text:format-change>
            <office:change-info>
              <dc:creator>Unbekannter Autor</dc:creator>
              <dc:date>2016-04-24T10:45:00</dc:date>
            </office:change-info>
          </text:format-change>
        </text:changed-region>
        <text:changed-region xml:id="ct40744432" text:id="ct40744432">
          <text:format-change>
            <office:change-info>
              <dc:creator>Unbekannter Autor</dc:creator>
              <dc:date>2016-04-24T10:45:00</dc:date>
            </office:change-info>
          </text:format-change>
        </text:changed-region>
        <text:changed-region xml:id="ct42718864" text:id="ct42718864">
          <text:format-change>
            <office:change-info>
              <dc:creator>Unbekannter Autor</dc:creator>
              <dc:date>2016-04-24T10:45:00</dc:date>
            </office:change-info>
          </text:format-change>
        </text:changed-region>
        <text:changed-region xml:id="ct42739008" text:id="ct42739008">
          <text:format-change>
            <office:change-info>
              <dc:creator>Unbekannter Autor</dc:creator>
              <dc:date>2016-04-24T10:45:00</dc:date>
            </office:change-info>
          </text:format-change>
        </text:changed-region>
        <text:changed-region xml:id="ct42721568" text:id="ct42721568">
          <text:format-change>
            <office:change-info>
              <dc:creator>Unbekannter Autor</dc:creator>
              <dc:date>2016-04-24T10:45:00</dc:date>
            </office:change-info>
          </text:format-change>
        </text:changed-region>
        <text:changed-region xml:id="ct42720432" text:id="ct42720432">
          <text:format-change>
            <office:change-info>
              <dc:creator>Unbekannter Autor</dc:creator>
              <dc:date>2016-04-24T10:45:00</dc:date>
            </office:change-info>
          </text:format-change>
        </text:changed-region>
        <text:changed-region xml:id="ct42740416" text:id="ct42740416">
          <text:format-change>
            <office:change-info>
              <dc:creator>Unbekannter Autor</dc:creator>
              <dc:date>2016-04-24T10:45:00</dc:date>
            </office:change-info>
          </text:format-change>
        </text:changed-region>
        <text:changed-region xml:id="ct42717232" text:id="ct42717232">
          <text:format-change>
            <office:change-info>
              <dc:creator>Unbekannter Autor</dc:creator>
              <dc:date>2016-04-24T10:45:00</dc:date>
            </office:change-info>
          </text:format-change>
        </text:changed-region>
        <text:changed-region xml:id="ct42731936" text:id="ct42731936">
          <text:format-change>
            <office:change-info>
              <dc:creator>Unbekannter Autor</dc:creator>
              <dc:date>2016-04-24T10:45:00</dc:date>
            </office:change-info>
          </text:format-change>
        </text:changed-region>
        <text:changed-region xml:id="ct42737168" text:id="ct42737168">
          <text:format-change>
            <office:change-info>
              <dc:creator>Unbekannter Autor</dc:creator>
              <dc:date>2016-04-24T10:45:00</dc:date>
            </office:change-info>
          </text:format-change>
        </text:changed-region>
        <text:changed-region xml:id="ct42752160" text:id="ct42752160">
          <text:format-change>
            <office:change-info>
              <dc:creator>Unbekannter Autor</dc:creator>
              <dc:date>2016-04-24T10:45:00</dc:date>
            </office:change-info>
          </text:format-change>
        </text:changed-region>
        <text:changed-region xml:id="ct42765408" text:id="ct42765408">
          <text:format-change>
            <office:change-info>
              <dc:creator>Unbekannter Autor</dc:creator>
              <dc:date>2016-04-24T10:45:00</dc:date>
            </office:change-info>
          </text:format-change>
        </text:changed-region>
        <text:changed-region xml:id="ct42767728" text:id="ct42767728">
          <text:format-change>
            <office:change-info>
              <dc:creator>Unbekannter Autor</dc:creator>
              <dc:date>2016-04-24T10:45:00</dc:date>
            </office:change-info>
          </text:format-change>
        </text:changed-region>
        <text:changed-region xml:id="ct42712896" text:id="ct42712896">
          <text:format-change>
            <office:change-info>
              <dc:creator>Unbekannter Autor</dc:creator>
              <dc:date>2016-04-24T10:45:00</dc:date>
            </office:change-info>
          </text:format-change>
        </text:changed-region>
        <text:changed-region xml:id="ct42764048" text:id="ct42764048">
          <text:format-change>
            <office:change-info>
              <dc:creator>Unbekannter Autor</dc:creator>
              <dc:date>2016-04-24T10:45:00</dc:date>
            </office:change-info>
          </text:format-change>
        </text:changed-region>
        <text:changed-region xml:id="ct42764272" text:id="ct42764272">
          <text:format-change>
            <office:change-info>
              <dc:creator>Unbekannter Autor</dc:creator>
              <dc:date>2016-04-24T10:45:00</dc:date>
            </office:change-info>
          </text:format-change>
        </text:changed-region>
        <text:changed-region xml:id="ct42728768" text:id="ct42728768">
          <text:format-change>
            <office:change-info>
              <dc:creator>Unbekannter Autor</dc:creator>
              <dc:date>2016-04-24T10:45:00</dc:date>
            </office:change-info>
          </text:format-change>
        </text:changed-region>
        <text:changed-region xml:id="ct42728992" text:id="ct42728992">
          <text:format-change>
            <office:change-info>
              <dc:creator>Unbekannter Autor</dc:creator>
              <dc:date>2016-04-24T10:45:00</dc:date>
            </office:change-info>
          </text:format-change>
        </text:changed-region>
        <text:changed-region xml:id="ct42729216" text:id="ct42729216">
          <text:format-change>
            <office:change-info>
              <dc:creator>Unbekannter Autor</dc:creator>
              <dc:date>2016-04-24T10:45:00</dc:date>
            </office:change-info>
          </text:format-change>
        </text:changed-region>
        <text:changed-region xml:id="ct42727472" text:id="ct42727472">
          <text:format-change>
            <office:change-info>
              <dc:creator>Unbekannter Autor</dc:creator>
              <dc:date>2016-04-24T10:45:00</dc:date>
            </office:change-info>
          </text:format-change>
        </text:changed-region>
        <text:changed-region xml:id="ct42744208" text:id="ct42744208">
          <text:format-change>
            <office:change-info>
              <dc:creator>Unbekannter Autor</dc:creator>
              <dc:date>2016-04-24T10:45:00</dc:date>
            </office:change-info>
          </text:format-change>
        </text:changed-region>
        <text:changed-region xml:id="ct42732352" text:id="ct42732352">
          <text:format-change>
            <office:change-info>
              <dc:creator>Unbekannter Autor</dc:creator>
              <dc:date>2016-04-24T10:45:00</dc:date>
            </office:change-info>
          </text:format-change>
        </text:changed-region>
        <text:changed-region xml:id="ct42762384" text:id="ct42762384">
          <text:format-change>
            <office:change-info>
              <dc:creator>Unbekannter Autor</dc:creator>
              <dc:date>2016-04-24T10:45:00</dc:date>
            </office:change-info>
          </text:format-change>
        </text:changed-region>
        <text:changed-region xml:id="ct42735728" text:id="ct42735728">
          <text:format-change>
            <office:change-info>
              <dc:creator>Unbekannter Autor</dc:creator>
              <dc:date>2016-04-24T10:45:00</dc:date>
            </office:change-info>
          </text:format-change>
        </text:changed-region>
        <text:changed-region xml:id="ct42754032" text:id="ct42754032">
          <text:format-change>
            <office:change-info>
              <dc:creator>Unbekannter Autor</dc:creator>
              <dc:date>2016-04-24T10:45:00</dc:date>
            </office:change-info>
          </text:format-change>
        </text:changed-region>
        <text:changed-region xml:id="ct42757984" text:id="ct42757984">
          <text:format-change>
            <office:change-info>
              <dc:creator>Unbekannter Autor</dc:creator>
              <dc:date>2016-04-24T10:45:00</dc:date>
            </office:change-info>
          </text:format-change>
        </text:changed-region>
        <text:changed-region xml:id="ct42771536" text:id="ct42771536">
          <text:format-change>
            <office:change-info>
              <dc:creator>Unbekannter Autor</dc:creator>
              <dc:date>2016-04-24T10:45:00</dc:date>
            </office:change-info>
          </text:format-change>
        </text:changed-region>
        <text:changed-region xml:id="ct42772656" text:id="ct42772656">
          <text:format-change>
            <office:change-info>
              <dc:creator>Unbekannter Autor</dc:creator>
              <dc:date>2016-04-24T10:45:00</dc:date>
            </office:change-info>
          </text:format-change>
        </text:changed-region>
        <text:changed-region xml:id="ct42774688" text:id="ct42774688">
          <text:format-change>
            <office:change-info>
              <dc:creator>Unbekannter Autor</dc:creator>
              <dc:date>2016-04-24T10:45:00</dc:date>
            </office:change-info>
          </text:format-change>
        </text:changed-region>
        <text:changed-region xml:id="ct42775712" text:id="ct42775712">
          <text:format-change>
            <office:change-info>
              <dc:creator>Unbekannter Autor</dc:creator>
              <dc:date>2016-04-24T10:45:00</dc:date>
            </office:change-info>
          </text:format-change>
        </text:changed-region>
        <text:changed-region xml:id="ct42777888" text:id="ct42777888">
          <text:format-change>
            <office:change-info>
              <dc:creator>Unbekannter Autor</dc:creator>
              <dc:date>2016-04-24T10:45:00</dc:date>
            </office:change-info>
          </text:format-change>
        </text:changed-region>
        <text:changed-region xml:id="ct42782912" text:id="ct42782912">
          <text:format-change>
            <office:change-info>
              <dc:creator>Unbekannter Autor</dc:creator>
              <dc:date>2016-04-24T10:45:00</dc:date>
            </office:change-info>
          </text:format-change>
        </text:changed-region>
        <text:changed-region xml:id="ct42786336" text:id="ct42786336">
          <text:format-change>
            <office:change-info>
              <dc:creator>Unbekannter Autor</dc:creator>
              <dc:date>2016-04-24T10:45:00</dc:date>
            </office:change-info>
          </text:format-change>
        </text:changed-region>
        <text:changed-region xml:id="ct42790160" text:id="ct42790160">
          <text:format-change>
            <office:change-info>
              <dc:creator>Unbekannter Autor</dc:creator>
              <dc:date>2016-04-24T10:45:00</dc:date>
            </office:change-info>
          </text:format-change>
        </text:changed-region>
        <text:changed-region xml:id="ct42794176" text:id="ct42794176">
          <text:format-change>
            <office:change-info>
              <dc:creator>Unbekannter Autor</dc:creator>
              <dc:date>2016-04-24T10:45:00</dc:date>
            </office:change-info>
          </text:format-change>
        </text:changed-region>
        <text:changed-region xml:id="ct42795680" text:id="ct42795680">
          <text:format-change>
            <office:change-info>
              <dc:creator>Unbekannter Autor</dc:creator>
              <dc:date>2016-04-24T10:45:00</dc:date>
            </office:change-info>
          </text:format-change>
        </text:changed-region>
        <text:changed-region xml:id="ct42798096" text:id="ct42798096">
          <text:format-change>
            <office:change-info>
              <dc:creator>Unbekannter Autor</dc:creator>
              <dc:date>2016-04-24T10:45:00</dc:date>
            </office:change-info>
          </text:format-change>
        </text:changed-region>
        <text:changed-region xml:id="ct42799472" text:id="ct42799472">
          <text:format-change>
            <office:change-info>
              <dc:creator>Unbekannter Autor</dc:creator>
              <dc:date>2016-04-24T10:45:00</dc:date>
            </office:change-info>
          </text:format-change>
        </text:changed-region>
        <text:changed-region xml:id="ct42800816" text:id="ct42800816">
          <text:format-change>
            <office:change-info>
              <dc:creator>Unbekannter Autor</dc:creator>
              <dc:date>2016-04-24T10:45:00</dc:date>
            </office:change-info>
          </text:format-change>
        </text:changed-region>
        <text:changed-region xml:id="ct42806992" text:id="ct42806992">
          <text:format-change>
            <office:change-info>
              <dc:creator>Unbekannter Autor</dc:creator>
              <dc:date>2016-04-24T10:45:00</dc:date>
            </office:change-info>
          </text:format-change>
        </text:changed-region>
        <text:changed-region xml:id="ct42810976" text:id="ct42810976">
          <text:format-change>
            <office:change-info>
              <dc:creator>Unbekannter Autor</dc:creator>
              <dc:date>2016-04-24T10:45:00</dc:date>
            </office:change-info>
          </text:format-change>
        </text:changed-region>
        <text:changed-region xml:id="ct42812352" text:id="ct42812352">
          <text:format-change>
            <office:change-info>
              <dc:creator>Unbekannter Autor</dc:creator>
              <dc:date>2016-04-24T10:45:00</dc:date>
            </office:change-info>
          </text:format-change>
        </text:changed-region>
        <text:changed-region xml:id="ct42804944" text:id="ct42804944">
          <text:format-change>
            <office:change-info>
              <dc:creator>Unbekannter Autor</dc:creator>
              <dc:date>2016-04-24T10:45:00</dc:date>
            </office:change-info>
          </text:format-change>
        </text:changed-region>
        <text:changed-region xml:id="ct38651808" text:id="ct38651808">
          <text:format-change>
            <office:change-info>
              <dc:creator>Unbekannter Autor</dc:creator>
              <dc:date>2016-04-24T10:45:00</dc:date>
            </office:change-info>
          </text:format-change>
        </text:changed-region>
        <text:changed-region xml:id="ct42824320" text:id="ct42824320">
          <text:format-change>
            <office:change-info>
              <dc:creator>Unbekannter Autor</dc:creator>
              <dc:date>2016-04-24T10:45:00</dc:date>
            </office:change-info>
          </text:format-change>
        </text:changed-region>
        <text:changed-region xml:id="ct42829952" text:id="ct42829952">
          <text:format-change>
            <office:change-info>
              <dc:creator>Unbekannter Autor</dc:creator>
              <dc:date>2016-04-24T10:45:00</dc:date>
            </office:change-info>
          </text:format-change>
        </text:changed-region>
        <text:changed-region xml:id="ct42847696" text:id="ct42847696">
          <text:format-change>
            <office:change-info>
              <dc:creator>Unbekannter Autor</dc:creator>
              <dc:date>2016-04-24T10:45:00</dc:date>
            </office:change-info>
          </text:format-change>
        </text:changed-region>
        <text:changed-region xml:id="ct42850656" text:id="ct42850656">
          <text:format-change>
            <office:change-info>
              <dc:creator>Unbekannter Autor</dc:creator>
              <dc:date>2016-04-24T10:45:00</dc:date>
            </office:change-info>
          </text:format-change>
        </text:changed-region>
        <text:changed-region xml:id="ct42847280" text:id="ct42847280">
          <text:deletion>
            <office:change-info>
              <dc:creator>Unbekannter Autor</dc:creator>
              <dc:date>2016-04-23T18:49:00</dc:date>
            </office:change-info>
            <text:h text:style-name="P52" text:outline-level="2">M</text:h>
          </text:deletion>
        </text:changed-region>
        <text:changed-region xml:id="ct42849216" text:id="ct42849216">
          <text:insertion>
            <office:change-info>
              <dc:creator>Unbekannter Autor</dc:creator>
              <dc:date>2016-04-23T18:49:00</dc:date>
            </office:change-info>
          </text:insertion>
        </text:changed-region>
        <text:changed-region xml:id="ct38592112" text:id="ct38592112">
          <text:insertion>
            <office:change-info>
              <dc:creator>Unbekannter Autor</dc:creator>
              <dc:date>2016-11-24T23:38:00</dc:date>
            </office:change-info>
          </text:insertion>
        </text:changed-region>
        <text:changed-region xml:id="ct38590000" text:id="ct38590000">
          <text:insertion>
            <office:change-info>
              <dc:creator>Unbekannter Autor</dc:creator>
              <dc:date>2016-11-24T23:41:00</dc:date>
            </office:change-info>
          </text:insertion>
        </text:changed-region>
        <text:changed-region xml:id="ct38580672" text:id="ct38580672">
          <text:insertion>
            <office:change-info>
              <dc:creator>Unbekannter Autor</dc:creator>
              <dc:date>2016-11-24T19:22:00</dc:date>
            </office:change-info>
          </text:insertion>
        </text:changed-region>
        <text:changed-region xml:id="ct38593872" text:id="ct38593872">
          <text:insertion>
            <office:change-info>
              <dc:creator>Unbekannter Autor</dc:creator>
              <dc:date>2016-11-24T23:29:00</dc:date>
            </office:change-info>
          </text:insertion>
        </text:changed-region>
        <text:changed-region xml:id="ct38578912" text:id="ct38578912">
          <text:insertion>
            <office:change-info>
              <dc:creator>Unbekannter Autor</dc:creator>
              <dc:date>2016-11-24T23:29:00</dc:date>
            </office:change-info>
          </text:insertion>
        </text:changed-region>
        <text:changed-region xml:id="ct42867328" text:id="ct42867328">
          <text:insertion>
            <office:change-info>
              <dc:creator>Unbekannter Autor</dc:creator>
              <dc:date>2016-11-24T23:30:00</dc:date>
            </office:change-info>
          </text:insertion>
        </text:changed-region>
        <text:changed-region xml:id="ct42719408" text:id="ct42719408">
          <text:insertion>
            <office:change-info>
              <dc:creator>Unbekannter Autor</dc:creator>
              <dc:date>2016-11-24T23:31:00</dc:date>
            </office:change-info>
          </text:insertion>
        </text:changed-region>
        <text:changed-region xml:id="ct42826784" text:id="ct42826784">
          <text:insertion>
            <office:change-info>
              <dc:creator>Unbekannter Autor</dc:creator>
              <dc:date>2016-11-24T23:32:00</dc:date>
            </office:change-info>
          </text:insertion>
        </text:changed-region>
        <text:changed-region xml:id="ct42835392" text:id="ct42835392">
          <text:deletion>
            <office:change-info>
              <dc:creator>Unbekannter Autor</dc:creator>
              <dc:date>2016-11-24T21:02:00</dc:date>
            </office:change-info>
            <text:p text:style-name="P53"><text:span text:style-name="T25">mmo</text:span></text:p>
          </text:deletion>
        </text:changed-region>
        <text:changed-region xml:id="ct42781600" text:id="ct42781600">
          <text:insertion>
            <office:change-info>
              <dc:creator>Unbekannter Autor</dc:creator>
              <dc:date>2016-11-24T21:02:00</dc:date>
            </office:change-info>
          </text:insertion>
        </text:changed-region>
        <text:changed-region xml:id="ct42794400" text:id="ct42794400">
          <text:insertion>
            <office:change-info>
              <dc:creator>Unbekannter Autor</dc:creator>
              <dc:date>2016-11-24T20:29:00</dc:date>
            </office:change-info>
          </text:insertion>
        </text:changed-region>
        <text:changed-region xml:id="ct38571728" text:id="ct38571728">
          <text:deletion>
            <office:change-info>
              <dc:creator>Unbekannter Autor</dc:creator>
              <dc:date>2016-11-24T19:20:00</dc:date>
            </office:change-info>
            <text:p text:style-name="P53">gimics</text:p>
          </text:deletion>
        </text:changed-region>
        <text:changed-region xml:id="ct42850080" text:id="ct42850080">
          <text:insertion>
            <office:change-info>
              <dc:creator>Unbekannter Autor</dc:creator>
              <dc:date>2016-11-24T19:20:00</dc:date>
            </office:change-info>
          </text:insertion>
        </text:changed-region>
        <text:changed-region xml:id="ct42754720" text:id="ct42754720">
          <text:deletion>
            <office:change-info>
              <dc:creator>Unbekannter Autor</dc:creator>
              <dc:date>2016-11-24T20:23:00</dc:date>
            </office:change-info>
            <text:p text:style-name="P53">mmo</text:p>
          </text:deletion>
        </text:changed-region>
        <text:changed-region xml:id="ct42763376" text:id="ct42763376">
          <text:insertion>
            <office:change-info>
              <dc:creator>Unbekannter Autor</dc:creator>
              <dc:date>2016-11-24T20:23:00</dc:date>
            </office:change-info>
          </text:insertion>
        </text:changed-region>
        <text:changed-region xml:id="ct38600224" text:id="ct38600224">
          <text:insertion>
            <office:change-info>
              <dc:creator>Unbekannter Autor</dc:creator>
              <dc:date>2016-11-24T19:12:00</dc:date>
            </office:change-info>
          </text:insertion>
        </text:changed-region>
        <text:changed-region xml:id="ct42849600" text:id="ct42849600">
          <text:insertion>
            <office:change-info>
              <dc:creator>Unbekannter Autor</dc:creator>
              <dc:date>2016-11-25T00:27:00</dc:date>
            </office:change-info>
          </text:insertion>
        </text:changed-region>
        <text:changed-region xml:id="ct42761984" text:id="ct42761984">
          <text:insertion>
            <office:change-info>
              <dc:creator>Unbekannter Autor</dc:creator>
              <dc:date>2016-11-25T00:28:00</dc:date>
            </office:change-info>
          </text:insertion>
        </text:changed-region>
        <text:changed-region xml:id="ct42787728" text:id="ct42787728">
          <text:deletion>
            <office:change-info>
              <dc:creator>Unbekannter Autor</dc:creator>
              <dc:date>2016-11-24T19:12:00</dc:date>
            </office:change-info>
            <text:h text:style-name="Heading_20_2" text:outline-level="2"/>
            <text:p text:style-name="P54"/>
            <text:p text:style-name="P54"/>
            <text:h text:style-name="Heading_20_2" text:outline-level="2"/>
          </text:deletion>
        </text:changed-region>
        <text:changed-region xml:id="ct42787952" text:id="ct42787952">
          <text:insertion>
            <office:change-info>
              <dc:creator>Unbekannter Autor</dc:creator>
              <dc:date>2016-11-24T19:11:00</dc:date>
            </office:change-info>
          </text:insertion>
        </text:changed-region>
        <text:changed-region xml:id="ct38611344" text:id="ct38611344">
          <text:insertion>
            <office:change-info>
              <dc:creator>Unbekannter Autor</dc:creator>
              <dc:date>2016-11-24T19:03:00</dc:date>
            </office:change-info>
          </text:insertion>
        </text:changed-region>
        <text:changed-region xml:id="ct42812864" text:id="ct42812864">
          <text:insertion>
            <office:change-info>
              <dc:creator>Unbekannter Autor</dc:creator>
              <dc:date>2016-11-24T19:04:00</dc:date>
            </office:change-info>
          </text:insertion>
        </text:changed-region>
        <text:changed-region xml:id="ct38651536" text:id="ct38651536">
          <text:insertion>
            <office:change-info>
              <dc:creator>Unbekannter Autor</dc:creator>
              <dc:date>2016-11-24T19:05:00</dc:date>
            </office:change-info>
          </text:insertion>
        </text:changed-region>
        <text:changed-region xml:id="ct42829552" text:id="ct42829552">
          <text:insertion>
            <office:change-info>
              <dc:creator>Unbekannter Autor</dc:creator>
              <dc:date>2016-11-24T19:06:00</dc:date>
            </office:change-info>
          </text:insertion>
        </text:changed-region>
        <text:changed-region xml:id="ct42849824" text:id="ct42849824">
          <text:insertion>
            <office:change-info>
              <dc:creator>Unbekannter Autor</dc:creator>
              <dc:date>2016-11-24T18:57:00</dc:date>
            </office:change-info>
          </text:insertion>
        </text:changed-region>
        <text:changed-region xml:id="ct38651120" text:id="ct38651120">
          <text:deletion>
            <office:change-info>
              <dc:creator>Unbekannter Autor</dc:creator>
              <dc:date>2016-11-24T18:57:00</dc:date>
            </office:change-info>
            <text:p text:style-name="P55"><text:s/>open source your</text:p>
          </text:deletion>
        </text:changed-region>
        <text:changed-region xml:id="ct42794992" text:id="ct42794992">
          <text:insertion>
            <office:change-info>
              <dc:creator>Unbekannter Autor</dc:creator>
              <dc:date>2016-11-24T18:57:00</dc:date>
            </office:change-info>
          </text:insertion>
        </text:changed-region>
        <text:changed-region xml:id="ct42817920" text:id="ct42817920">
          <text:insertion>
            <office:change-info>
              <dc:creator>Unbekannter Autor</dc:creator>
              <dc:date>2016-11-24T18:57:00</dc:date>
            </office:change-info>
          </text:insertion>
        </text:changed-region>
        <text:changed-region xml:id="ct42750320" text:id="ct42750320">
          <text:deletion>
            <office:change-info>
              <dc:creator>Unbekannter Autor</dc:creator>
              <dc:date>2016-11-24T18:58:00</dc:date>
            </office:change-info>
            <text:p text:style-name="P55">make it possible to</text:p>
          </text:deletion>
        </text:changed-region>
        <text:changed-region xml:id="ct42788672" text:id="ct42788672">
          <text:insertion>
            <office:change-info>
              <dc:creator>Unbekannter Autor</dc:creator>
              <dc:date>2016-11-24T18:58:00</dc:date>
            </office:change-info>
          </text:insertion>
        </text:changed-region>
        <text:changed-region xml:id="ct42773024" text:id="ct42773024">
          <text:insertion>
            <office:change-info>
              <dc:creator>Unbekannter Autor</dc:creator>
              <dc:date>2016-11-24T18:58:00</dc:date>
            </office:change-info>
          </text:insertion>
        </text:changed-region>
        <text:changed-region xml:id="ct42789328" text:id="ct42789328">
          <text:deletion>
            <office:change-info>
              <dc:creator>Unbekannter Autor</dc:creator>
              <dc:date>2016-11-24T18:58:00</dc:date>
            </office:change-info>
            <text:p text:style-name="P55">ing</text:p>
          </text:deletion>
        </text:changed-region>
        <text:changed-region xml:id="ct42806608" text:id="ct42806608">
          <text:insertion>
            <office:change-info>
              <dc:creator>Unbekannter Autor</dc:creator>
              <dc:date>2016-11-24T18:58:00</dc:date>
            </office:change-info>
          </text:insertion>
        </text:changed-region>
        <text:changed-region xml:id="ct42808752" text:id="ct42808752">
          <text:deletion>
            <office:change-info>
              <dc:creator>Unbekannter Autor</dc:creator>
              <dc:date>2016-11-24T18:58:00</dc:date>
            </office:change-info>
            <text:p text:style-name="P55"><text:s/>developer</text:p>
          </text:deletion>
        </text:changed-region>
        <text:changed-region xml:id="ct42807216" text:id="ct42807216">
          <text:insertion>
            <office:change-info>
              <dc:creator>Unbekannter Autor</dc:creator>
              <dc:date>2016-11-24T18:58:00</dc:date>
            </office:change-info>
          </text:insertion>
        </text:changed-region>
        <text:changed-region xml:id="ct42773248" text:id="ct42773248">
          <text:insertion>
            <office:change-info>
              <dc:creator>Unbekannter Autor</dc:creator>
              <dc:date>2016-11-24T18:59:00</dc:date>
            </office:change-info>
          </text:insertion>
        </text:changed-region>
        <text:changed-region xml:id="ct42841504" text:id="ct42841504">
          <text:insertion>
            <office:change-info>
              <dc:creator>Unbekannter Autor</dc:creator>
              <dc:date>2016-11-24T18:59:00</dc:date>
            </office:change-info>
          </text:insertion>
        </text:changed-region>
        <text:changed-region xml:id="ct42842000" text:id="ct42842000">
          <text:insertion>
            <office:change-info>
              <dc:creator>Unbekannter Autor</dc:creator>
              <dc:date>2016-11-24T18:59:00</dc:date>
            </office:change-info>
          </text:insertion>
        </text:changed-region>
        <text:changed-region xml:id="ct42841728" text:id="ct42841728">
          <text:deletion>
            <office:change-info>
              <dc:creator>Unbekannter Autor</dc:creator>
              <dc:date>2016-11-24T20:17:00</dc:date>
            </office:change-info>
            <text:p text:style-name="P56">er<text:span text:style-name="T26">s</text:span></text:p>
          </text:deletion>
        </text:changed-region>
        <text:changed-region xml:id="ct42842224" text:id="ct42842224">
          <text:insertion>
            <office:change-info>
              <dc:creator>Unbekannter Autor</dc:creator>
              <dc:date>2016-11-24T20:17:00</dc:date>
            </office:change-info>
          </text:insertion>
        </text:changed-region>
        <text:changed-region xml:id="ct42842448" text:id="ct42842448">
          <text:deletion>
            <office:change-info>
              <dc:creator>Unbekannter Autor</dc:creator>
              <dc:date>2016-11-24T19:00:00</dc:date>
            </office:change-info>
            <text:p text:style-name="P56">, </text:p>
          </text:deletion>
        </text:changed-region>
        <text:changed-region xml:id="ct42842672" text:id="ct42842672">
          <text:insertion>
            <office:change-info>
              <dc:creator>Unbekannter Autor</dc:creator>
              <dc:date>2016-11-24T19:00:00</dc:date>
            </office:change-info>
          </text:insertion>
        </text:changed-region>
        <text:changed-region xml:id="ct42836112" text:id="ct42836112">
          <text:deletion>
            <office:change-info>
              <dc:creator>Unbekannter Autor</dc:creator>
              <dc:date>2016-11-24T19:00:00</dc:date>
            </office:change-info>
            <text:p text:style-name="P56">of them </text:p>
          </text:deletion>
        </text:changed-region>
        <text:changed-region xml:id="ct42836336" text:id="ct42836336">
          <text:insertion>
            <office:change-info>
              <dc:creator>Unbekannter Autor</dc:creator>
              <dc:date>2016-11-24T19:00:00</dc:date>
            </office:change-info>
          </text:insertion>
        </text:changed-region>
        <text:changed-region xml:id="ct42836560" text:id="ct42836560">
          <text:deletion>
            <office:change-info>
              <dc:creator>Unbekannter Autor</dc:creator>
              <dc:date>2016-11-24T19:02:00</dc:date>
            </office:change-info>
            <text:p text:style-name="P57">s</text:p>
          </text:deletion>
        </text:changed-region>
        <text:changed-region xml:id="ct42836784" text:id="ct42836784">
          <text:insertion>
            <office:change-info>
              <dc:creator>Unbekannter Autor</dc:creator>
              <dc:date>2016-11-24T19:02:00</dc:date>
            </office:change-info>
          </text:insertion>
        </text:changed-region>
        <text:changed-region xml:id="ct42839728" text:id="ct42839728">
          <text:deletion>
            <office:change-info>
              <dc:creator>Unbekannter Autor</dc:creator>
              <dc:date>2016-11-24T19:02:00</dc:date>
            </office:change-info>
            <text:p text:style-name="P57">in</text:p>
          </text:deletion>
        </text:changed-region>
        <text:changed-region xml:id="ct42840608" text:id="ct42840608">
          <text:insertion>
            <office:change-info>
              <dc:creator>Unbekannter Autor</dc:creator>
              <dc:date>2016-11-24T19:02:00</dc:date>
            </office:change-info>
          </text:insertion>
        </text:changed-region>
        <text:changed-region xml:id="ct42839088" text:id="ct42839088">
          <text:insertion>
            <office:change-info>
              <dc:creator>Unbekannter Autor</dc:creator>
              <dc:date>2016-11-24T19:14:00</dc:date>
            </office:change-info>
          </text:insertion>
        </text:changed-region>
        <text:changed-region xml:id="ct42839312" text:id="ct42839312">
          <text:deletion>
            <office:change-info>
              <dc:creator>Unbekannter Autor</dc:creator>
              <dc:date>2016-04-23T18:45:00</dc:date>
            </office:change-info>
            <text:p text:style-name="P58"/>
            <text:p text:style-name="P58"/>
          </text:deletion>
        </text:changed-region>
        <text:changed-region xml:id="ct42839952" text:id="ct42839952">
          <text:insertion>
            <office:change-info>
              <dc:creator>Unbekannter Autor</dc:creator>
              <dc:date>2016-11-24T19:14:00</dc:date>
            </office:change-info>
          </text:insertion>
        </text:changed-region>
        <text:changed-region xml:id="ct42758896" text:id="ct42758896">
          <text:insertion>
            <office:change-info>
              <dc:creator>Unbekannter Autor</dc:creator>
              <dc:date>2016-11-24T19:15:00</dc:date>
            </office:change-info>
          </text:insertion>
        </text:changed-region>
        <text:changed-region xml:id="ct42840176" text:id="ct42840176">
          <text:insertion>
            <office:change-info>
              <dc:creator>Unbekannter Autor</dc:creator>
              <dc:date>2016-11-24T19:16:00</dc:date>
            </office:change-info>
          </text:insertion>
        </text:changed-region>
        <text:changed-region xml:id="ct42759120" text:id="ct42759120">
          <text:insertion>
            <office:change-info>
              <dc:creator>Unbekannter Autor</dc:creator>
              <dc:date>2016-11-24T19:17:00</dc:date>
            </office:change-info>
          </text:insertion>
        </text:changed-region>
        <text:changed-region xml:id="ct42760096" text:id="ct42760096">
          <text:insertion>
            <office:change-info>
              <dc:creator>Unbekannter Autor</dc:creator>
              <dc:date>2016-11-24T19:18:00</dc:date>
            </office:change-info>
          </text:insertion>
        </text:changed-region>
        <text:changed-region xml:id="ct38623904" text:id="ct38623904">
          <text:insertion>
            <office:change-info>
              <dc:creator>Unbekannter Autor</dc:creator>
              <dc:date>2016-11-24T20:12:00</dc:date>
            </office:change-info>
          </text:insertion>
        </text:changed-region>
        <text:changed-region xml:id="ct38621536" text:id="ct38621536">
          <text:insertion>
            <office:change-info>
              <dc:creator>Unbekannter Autor</dc:creator>
              <dc:date>2016-11-24T20:13:00</dc:date>
            </office:change-info>
          </text:insertion>
        </text:changed-region>
        <text:changed-region xml:id="ct42774416" text:id="ct42774416">
          <text:deletion>
            <office:change-info>
              <dc:creator>Unbekannter Autor</dc:creator>
              <dc:date>2016-04-23T18:49:00</dc:date>
            </office:change-info>
            <text:h text:style-name="P29" text:outline-level="2">F</text:h>
          </text:deletion>
        </text:changed-region>
        <text:changed-region xml:id="ct37101264" text:id="ct37101264">
          <text:insertion>
            <office:change-info>
              <dc:creator>Unbekannter Autor</dc:creator>
              <dc:date>2016-04-23T18:49:00</dc:date>
            </office:change-info>
          </text:insertion>
        </text:changed-region>
        <text:changed-region xml:id="ct37107440" text:id="ct37107440">
          <text:insertion>
            <office:change-info>
              <dc:creator>Unbekannter Autor</dc:creator>
              <dc:date>2016-11-24T23:57:00</dc:date>
            </office:change-info>
          </text:insertion>
        </text:changed-region>
        <text:changed-region xml:id="ct42788384" text:id="ct42788384">
          <text:deletion>
            <office:change-info>
              <dc:creator>Unbekannter Autor</dc:creator>
              <dc:date>2016-11-24T23:57:00</dc:date>
            </office:change-info>
            <text:p text:style-name="P59">at</text:p>
          </text:deletion>
        </text:changed-region>
        <text:changed-region xml:id="ct42818464" text:id="ct42818464">
          <text:insertion>
            <office:change-info>
              <dc:creator>Unbekannter Autor</dc:creator>
              <dc:date>2016-11-24T23:57:00</dc:date>
            </office:change-info>
          </text:insertion>
        </text:changed-region>
        <text:changed-region xml:id="ct42818784" text:id="ct42818784">
          <text:insertion>
            <office:change-info>
              <dc:creator>Unbekannter Autor</dc:creator>
              <dc:date>2016-11-24T23:57:00</dc:date>
            </office:change-info>
          </text:insertion>
        </text:changed-region>
        <text:changed-region xml:id="ct42759872" text:id="ct42759872">
          <text:insertion>
            <office:change-info>
              <dc:creator>Unbekannter Autor</dc:creator>
              <dc:date>2016-11-24T23:58:00</dc:date>
            </office:change-info>
          </text:insertion>
        </text:changed-region>
        <text:changed-region xml:id="ct42822736" text:id="ct42822736">
          <text:insertion>
            <office:change-info>
              <dc:creator>Unbekannter Autor</dc:creator>
              <dc:date>2016-11-24T23:58:00</dc:date>
            </office:change-info>
          </text:insertion>
        </text:changed-region>
        <text:changed-region xml:id="ct38664560" text:id="ct38664560">
          <text:insertion>
            <office:change-info>
              <dc:creator>Unbekannter Autor</dc:creator>
              <dc:date>2016-11-24T23:59:00</dc:date>
            </office:change-info>
          </text:insertion>
        </text:changed-region>
        <text:changed-region xml:id="ct42786096" text:id="ct42786096">
          <text:insertion>
            <office:change-info>
              <dc:creator>Unbekannter Autor</dc:creator>
              <dc:date>2016-11-25</dc:date>
            </office:change-info>
          </text:insertion>
        </text:changed-region>
        <text:changed-region xml:id="ct38664048" text:id="ct38664048">
          <text:insertion>
            <office:change-info>
              <dc:creator>Unbekannter Autor</dc:creator>
              <dc:date>2016-11-25T00:01:00</dc:date>
            </office:change-info>
          </text:insertion>
        </text:changed-region>
        <text:changed-region xml:id="ct42806320" text:id="ct42806320">
          <text:insertion>
            <office:change-info>
              <dc:creator>Unbekannter Autor</dc:creator>
              <dc:date>2016-11-24T17:01:00</dc:date>
            </office:change-info>
          </text:insertion>
        </text:changed-region>
        <text:changed-region xml:id="ct42759632" text:id="ct42759632">
          <text:insertion>
            <office:change-info>
              <dc:creator>Unbekannter Autor</dc:creator>
              <dc:date>2016-11-24T17:02:00</dc:date>
            </office:change-info>
          </text:insertion>
        </text:changed-region>
        <text:changed-region xml:id="ct38576736" text:id="ct38576736">
          <text:insertion>
            <office:change-info>
              <dc:creator>Unbekannter Autor</dc:creator>
              <dc:date>2016-11-24T17:39:00</dc:date>
            </office:change-info>
          </text:insertion>
        </text:changed-region>
        <text:changed-region xml:id="ct42760608" text:id="ct42760608">
          <text:deletion>
            <office:change-info>
              <dc:creator>Unbekannter Autor</dc:creator>
              <dc:date>2016-11-24T17:39:00</dc:date>
            </office:change-info>
            <text:p text:style-name="P60"><text:s/></text:p>
          </text:deletion>
        </text:changed-region>
        <text:changed-region xml:id="ct42783760" text:id="ct42783760">
          <text:insertion>
            <office:change-info>
              <dc:creator>Unbekannter Autor</dc:creator>
              <dc:date>2016-11-24T17:03:00</dc:date>
            </office:change-info>
          </text:insertion>
        </text:changed-region>
        <text:changed-region xml:id="ct42783984" text:id="ct42783984">
          <text:insertion>
            <office:change-info>
              <dc:creator>Unbekannter Autor</dc:creator>
              <dc:date>2016-11-24T17:37:00</dc:date>
            </office:change-info>
          </text:insertion>
        </text:changed-region>
        <text:changed-region xml:id="ct42821664" text:id="ct42821664">
          <text:insertion>
            <office:change-info>
              <dc:creator>Unbekannter Autor</dc:creator>
              <dc:date>2016-11-24T17:38:00</dc:date>
            </office:change-info>
          </text:insertion>
        </text:changed-region>
        <text:changed-region xml:id="ct42784208" text:id="ct42784208">
          <text:insertion>
            <office:change-info>
              <dc:creator>Unbekannter Autor</dc:creator>
              <dc:date>2016-11-24T17:42:00</dc:date>
            </office:change-info>
          </text:insertion>
        </text:changed-region>
        <text:changed-region xml:id="ct42790384" text:id="ct42790384">
          <text:insertion>
            <office:change-info>
              <dc:creator>Unbekannter Autor</dc:creator>
              <dc:date>2016-11-24T17:43:00</dc:date>
            </office:change-info>
          </text:insertion>
        </text:changed-region>
        <text:changed-region xml:id="ct42790896" text:id="ct42790896">
          <text:insertion>
            <office:change-info>
              <dc:creator>Unbekannter Autor</dc:creator>
              <dc:date>2016-11-24T17:48:00</dc:date>
            </office:change-info>
          </text:insertion>
        </text:changed-region>
        <text:changed-region xml:id="ct42791120" text:id="ct42791120">
          <text:insertion>
            <office:change-info>
              <dc:creator>Unbekannter Autor</dc:creator>
              <dc:date>2016-11-24T17:49:00</dc:date>
            </office:change-info>
          </text:insertion>
        </text:changed-region>
        <text:changed-region xml:id="ct42791344" text:id="ct42791344">
          <text:deletion>
            <office:change-info>
              <dc:creator>Unbekannter Autor</dc:creator>
              <dc:date>2016-11-24T18:50:00</dc:date>
            </office:change-info>
            <text:p text:style-name="P61">as well as</text:p>
          </text:deletion>
        </text:changed-region>
        <text:changed-region xml:id="ct42792096" text:id="ct42792096">
          <text:insertion>
            <office:change-info>
              <dc:creator>Unbekannter Autor</dc:creator>
              <dc:date>2016-11-24T18:50:00</dc:date>
            </office:change-info>
          </text:insertion>
        </text:changed-region>
        <text:changed-region xml:id="ct42791568" text:id="ct42791568">
          <text:deletion>
            <office:change-info>
              <dc:creator>Unbekannter Autor</dc:creator>
              <dc:date>2016-11-24T18:50:00</dc:date>
            </office:change-info>
            <text:p text:style-name="P61">more </text:p>
          </text:deletion>
        </text:changed-region>
        <text:changed-region xml:id="ct42791792" text:id="ct42791792">
          <text:deletion>
            <office:change-info>
              <dc:creator>Unbekannter Autor</dc:creator>
              <dc:date>2016-11-24T18:51:00</dc:date>
            </office:change-info>
            <text:p text:style-name="P61">controllable</text:p>
          </text:deletion>
        </text:changed-region>
        <text:changed-region xml:id="ct42792320" text:id="ct42792320">
          <text:insertion>
            <office:change-info>
              <dc:creator>Unbekannter Autor</dc:creator>
              <dc:date>2016-11-24T18:51:00</dc:date>
            </office:change-info>
          </text:insertion>
        </text:changed-region>
        <text:changed-region xml:id="ct38671360" text:id="ct38671360">
          <text:insertion>
            <office:change-info>
              <dc:creator>Unbekannter Autor</dc:creator>
              <dc:date>2016-11-24T18:52:00</dc:date>
            </office:change-info>
          </text:insertion>
        </text:changed-region>
        <text:changed-region xml:id="ct38665312" text:id="ct38665312">
          <text:insertion>
            <office:change-info>
              <dc:creator>Unbekannter Autor</dc:creator>
              <dc:date>2016-11-24T18:53:00</dc:date>
            </office:change-info>
          </text:insertion>
        </text:changed-region>
        <text:changed-region xml:id="ct38666720" text:id="ct38666720">
          <text:insertion>
            <office:change-info>
              <dc:creator>Unbekannter Autor</dc:creator>
              <dc:date>2016-11-24T23:56:00</dc:date>
            </office:change-info>
          </text:insertion>
        </text:changed-region>
        <text:changed-region xml:id="ct42891712" text:id="ct42891712">
          <text:deletion>
            <office:change-info>
              <dc:creator>Unbekannter Autor</dc:creator>
              <dc:date>2016-04-23T18:45:00</dc:date>
            </office:change-info>
            <text:h text:style-name="Heading_20_3" text:outline-level="3"/>
            <text:h text:style-name="Heading_20_3" text:outline-level="3"/>
          </text:deletion>
        </text:changed-region>
        <text:changed-region xml:id="ct42885632" text:id="ct42885632">
          <text:deletion>
            <office:change-info>
              <dc:creator>Unbekannter Autor</dc:creator>
              <dc:date>2016-11-24T23:56:00</dc:date>
            </office:change-info>
            <text:h text:style-name="Heading_20_3" text:outline-level="3"/>
            <text:h text:style-name="Heading_20_3" text:outline-level="3"/>
          </text:deletion>
        </text:changed-region>
        <text:changed-region xml:id="ct38678112" text:id="ct38678112">
          <text:deletion>
            <office:change-info>
              <dc:creator>Unbekannter Autor</dc:creator>
              <dc:date>2016-04-23T18:49:00</dc:date>
            </office:change-info>
            <text:h text:style-name="Heading_20_3" text:outline-level="3">N</text:h>
          </text:deletion>
        </text:changed-region>
        <text:changed-region xml:id="ct42894512" text:id="ct42894512">
          <text:insertion>
            <office:change-info>
              <dc:creator>Unbekannter Autor</dc:creator>
              <dc:date>2016-04-23T18:49:00</dc:date>
            </office:change-info>
          </text:insertion>
        </text:changed-region>
        <text:changed-region xml:id="ct42896944" text:id="ct42896944">
          <text:deletion>
            <office:change-info>
              <dc:creator>Unbekannter Autor</dc:creator>
              <dc:date>2016-11-24T16:50:00</dc:date>
            </office:change-info>
            <text:p text:style-name="P62">rather </text:p>
          </text:deletion>
        </text:changed-region>
        <text:changed-region xml:id="ct42897568" text:id="ct42897568">
          <text:insertion>
            <office:change-info>
              <dc:creator>Unbekannter Autor</dc:creator>
              <dc:date>2016-11-24T16:50:00</dc:date>
            </office:change-info>
          </text:insertion>
        </text:changed-region>
        <text:changed-region xml:id="ct42897168" text:id="ct42897168">
          <text:insertion>
            <office:change-info>
              <dc:creator>Unbekannter Autor</dc:creator>
              <dc:date>2016-11-24T16:49:00</dc:date>
            </office:change-info>
          </text:insertion>
        </text:changed-region>
        <text:changed-region xml:id="ct42898208" text:id="ct42898208">
          <text:deletion>
            <office:change-info>
              <dc:creator>Unbekannter Autor</dc:creator>
              <dc:date>2016-11-24T16:49:00</dc:date>
            </office:change-info>
            <text:p text:style-name="P62"><text:s/>but</text:p>
          </text:deletion>
        </text:changed-region>
        <text:changed-region xml:id="ct38687696" text:id="ct38687696">
          <text:deletion>
            <office:change-info>
              <dc:creator>Unbekannter Autor</dc:creator>
              <dc:date>2016-11-24T16:49:00</dc:date>
            </office:change-info>
            <text:p text:style-name="P62">that </text:p>
          </text:deletion>
        </text:changed-region>
        <text:changed-region xml:id="ct42897792" text:id="ct42897792">
          <text:insertion>
            <office:change-info>
              <dc:creator>Unbekannter Autor</dc:creator>
              <dc:date>2016-11-24T16:49:00</dc:date>
            </office:change-info>
          </text:insertion>
        </text:changed-region>
        <text:changed-region xml:id="ct42898432" text:id="ct42898432">
          <text:deletion>
            <office:change-info>
              <dc:creator>Unbekannter Autor</dc:creator>
              <dc:date>2016-11-24T16:49:00</dc:date>
            </office:change-info>
            <text:p text:style-name="P62">good </text:p>
          </text:deletion>
        </text:changed-region>
        <text:changed-region xml:id="ct38680512" text:id="ct38680512">
          <text:insertion>
            <office:change-info>
              <dc:creator>Unbekannter Autor</dc:creator>
              <dc:date>2016-11-24T16:52:00</dc:date>
            </office:change-info>
          </text:insertion>
        </text:changed-region>
        <text:changed-region xml:id="ct38691504" text:id="ct38691504">
          <text:deletion>
            <office:change-info>
              <dc:creator>Unbekannter Autor</dc:creator>
              <dc:date>2016-11-24T16:52:00</dc:date>
            </office:change-info>
            <text:p text:style-name="P63">and, o</text:p>
          </text:deletion>
        </text:changed-region>
        <text:changed-region xml:id="ct42898944" text:id="ct42898944">
          <text:insertion>
            <office:change-info>
              <dc:creator>Unbekannter Autor</dc:creator>
              <dc:date>2016-11-24T16:52:00</dc:date>
            </office:change-info>
          </text:insertion>
        </text:changed-region>
        <text:changed-region xml:id="ct42899824" text:id="ct42899824">
          <text:deletion>
            <office:change-info>
              <dc:creator>Unbekannter Autor</dc:creator>
              <dc:date>2016-11-24T16:52:00</dc:date>
            </office:change-info>
            <text:p text:style-name="P63">this</text:p>
          </text:deletion>
        </text:changed-region>
        <text:changed-region xml:id="ct42900576" text:id="ct42900576">
          <text:insertion>
            <office:change-info>
              <dc:creator>Unbekannter Autor</dc:creator>
              <dc:date>2016-11-24T16:52:00</dc:date>
            </office:change-info>
          </text:insertion>
        </text:changed-region>
        <text:changed-region xml:id="ct42900800" text:id="ct42900800">
          <text:deletion>
            <office:change-info>
              <dc:creator>Unbekannter Autor</dc:creator>
              <dc:date>2016-11-24T16:52:00</dc:date>
            </office:change-info>
            <text:p text:style-name="P63"><text:s/>way</text:p>
          </text:deletion>
        </text:changed-region>
        <text:changed-region xml:id="ct38696048" text:id="ct38696048">
          <text:deletion>
            <office:change-info>
              <dc:creator>Unbekannter Autor</dc:creator>
              <dc:date>2016-11-24T16:51:00</dc:date>
            </office:change-info>
            <text:p text:style-name="P63">in general </text:p>
          </text:deletion>
        </text:changed-region>
        <text:changed-region xml:id="ct38696272" text:id="ct38696272">
          <text:insertion>
            <office:change-info>
              <dc:creator>Unbekannter Autor</dc:creator>
              <dc:date>2016-11-24T16:55:00</dc:date>
            </office:change-info>
          </text:insertion>
        </text:changed-region>
        <text:changed-region xml:id="ct42901024" text:id="ct42901024">
          <text:insertion>
            <office:change-info>
              <dc:creator>Unbekannter Autor</dc:creator>
              <dc:date>2016-11-24T16:56:00</dc:date>
            </office:change-info>
          </text:insertion>
        </text:changed-region>
        <text:changed-region xml:id="ct42901248" text:id="ct42901248">
          <text:insertion>
            <office:change-info>
              <dc:creator>Unbekannter Autor</dc:creator>
              <dc:date>2016-11-24T17:00:00</dc:date>
            </office:change-info>
          </text:insertion>
        </text:changed-region>
        <text:changed-region xml:id="ct42901472" text:id="ct42901472">
          <text:insertion>
            <office:change-info>
              <dc:creator>Unbekannter Autor</dc:creator>
              <dc:date>2016-11-24T16:57:00</dc:date>
            </office:change-info>
          </text:insertion>
        </text:changed-region>
        <text:changed-region xml:id="ct38698480" text:id="ct38698480">
          <text:insertion>
            <office:change-info>
              <dc:creator>Unbekannter Autor</dc:creator>
              <dc:date>2016-11-24T16:46:00</dc:date>
            </office:change-info>
          </text:insertion>
        </text:changed-region>
        <text:changed-region xml:id="ct42900048" text:id="ct42900048">
          <text:insertion>
            <office:change-info>
              <dc:creator>Unbekannter Autor</dc:creator>
              <dc:date>2016-11-24T16:47:00</dc:date>
            </office:change-info>
          </text:insertion>
        </text:changed-region>
        <text:changed-region xml:id="ct42904656" text:id="ct42904656">
          <text:deletion>
            <office:change-info>
              <dc:creator>Unbekannter Autor</dc:creator>
              <dc:date>2016-11-24T16:47:00</dc:date>
            </office:change-info>
            <text:p text:style-name="P64"><text:s/><text:span text:style-name="T27">Also</text:span></text:p>
          </text:deletion>
        </text:changed-region>
        <text:changed-region xml:id="ct42906016" text:id="ct42906016">
          <text:insertion>
            <office:change-info>
              <dc:creator>Unbekannter Autor</dc:creator>
              <dc:date>2016-11-24T16:47:00</dc:date>
            </office:change-info>
          </text:insertion>
        </text:changed-region>
        <text:changed-region xml:id="ct38694064" text:id="ct38694064">
          <text:insertion>
            <office:change-info>
              <dc:creator>Unbekannter Autor</dc:creator>
              <dc:date>2016-11-25T00:53:00</dc:date>
            </office:change-info>
          </text:insertion>
        </text:changed-region>
        <text:changed-region xml:id="ct38704080" text:id="ct38704080">
          <text:insertion>
            <office:change-info>
              <dc:creator>Unbekannter Autor</dc:creator>
              <dc:date>2016-11-25T00:54:00</dc:date>
            </office:change-info>
          </text:insertion>
        </text:changed-region>
        <text:changed-region xml:id="ct42905504" text:id="ct42905504">
          <text:insertion>
            <office:change-info>
              <dc:creator>Unbekannter Autor</dc:creator>
              <dc:date>2016-11-25T00:55:00</dc:date>
            </office:change-info>
          </text:insertion>
        </text:changed-region>
        <text:changed-region xml:id="ct42908000" text:id="ct42908000">
          <text:insertion>
            <office:change-info>
              <dc:creator>Unbekannter Autor</dc:creator>
              <dc:date>2016-11-25T00:56:00</dc:date>
            </office:change-info>
          </text:insertion>
        </text:changed-region>
        <text:changed-region xml:id="ct38706016" text:id="ct38706016">
          <text:insertion>
            <office:change-info>
              <dc:creator>Unbekannter Autor</dc:creator>
              <dc:date>2016-11-25T00:57:00</dc:date>
            </office:change-info>
          </text:insertion>
        </text:changed-region>
        <text:changed-region xml:id="ct42908224" text:id="ct42908224">
          <text:insertion>
            <office:change-info>
              <dc:creator>Unbekannter Autor</dc:creator>
              <dc:date>2016-11-25T01:11:00</dc:date>
            </office:change-info>
          </text:insertion>
        </text:changed-region>
        <text:changed-region xml:id="ct42909680" text:id="ct42909680">
          <text:insertion>
            <office:change-info>
              <dc:creator>Unbekannter Autor</dc:creator>
              <dc:date>2016-11-28T00:17:00</dc:date>
            </office:change-info>
          </text:insertion>
        </text:changed-region>
        <text:changed-region xml:id="ct38708528" text:id="ct38708528">
          <text:insertion>
            <office:change-info>
              <dc:creator>Unbekannter Autor</dc:creator>
              <dc:date>2016-11-28T00:18:00</dc:date>
            </office:change-info>
          </text:insertion>
        </text:changed-region>
        <text:changed-region xml:id="ct42909904" text:id="ct42909904">
          <text:insertion>
            <office:change-info>
              <dc:creator>Unbekannter Autor</dc:creator>
              <dc:date>2016-11-28T00:19:00</dc:date>
            </office:change-info>
          </text:insertion>
        </text:changed-region>
        <text:changed-region xml:id="ct32961744" text:id="ct32961744">
          <text:insertion>
            <office:change-info>
              <dc:creator>Unbekannter Autor</dc:creator>
              <dc:date>2016-11-28T00:20:00</dc:date>
            </office:change-info>
          </text:insertion>
        </text:changed-region>
        <text:changed-region xml:id="ct42910128" text:id="ct42910128">
          <text:insertion>
            <office:change-info>
              <dc:creator>Unbekannter Autor</dc:creator>
              <dc:date>2016-11-28T00:21:00</dc:date>
            </office:change-info>
          </text:insertion>
        </text:changed-region>
        <text:changed-region xml:id="ct42910352" text:id="ct42910352">
          <text:insertion>
            <office:change-info>
              <dc:creator>Unbekannter Autor</dc:creator>
              <dc:date>2016-11-28T00:24:00</dc:date>
            </office:change-info>
          </text:insertion>
        </text:changed-region>
        <text:changed-region xml:id="ct32961968" text:id="ct32961968">
          <text:insertion>
            <office:change-info>
              <dc:creator>Unbekannter Autor</dc:creator>
              <dc:date>2016-11-28T00:23:00</dc:date>
            </office:change-info>
          </text:insertion>
        </text:changed-region>
        <text:changed-region xml:id="ct38709584" text:id="ct38709584">
          <text:insertion>
            <office:change-info>
              <dc:creator>Unbekannter Autor</dc:creator>
              <dc:date>2016-11-28T00:24:00</dc:date>
            </office:change-info>
          </text:insertion>
        </text:changed-region>
        <text:changed-region xml:id="ct38709232" text:id="ct38709232">
          <text:insertion>
            <office:change-info>
              <dc:creator>Unbekannter Autor</dc:creator>
              <dc:date>2016-11-28T00:25:00</dc:date>
            </office:change-info>
          </text:insertion>
        </text:changed-region>
        <text:changed-region xml:id="ct38708880" text:id="ct38708880">
          <text:insertion>
            <office:change-info>
              <dc:creator>Unbekannter Autor</dc:creator>
              <dc:date>2016-11-28T00:31:00</dc:date>
            </office:change-info>
          </text:insertion>
        </text:changed-region>
        <text:changed-region xml:id="ct38710640" text:id="ct38710640">
          <text:insertion>
            <office:change-info>
              <dc:creator>Unbekannter Autor</dc:creator>
              <dc:date>2016-11-28T00:32:00</dc:date>
            </office:change-info>
          </text:insertion>
        </text:changed-region>
        <text:changed-region xml:id="ct32962272" text:id="ct32962272">
          <text:insertion>
            <office:change-info>
              <dc:creator>Unbekannter Autor</dc:creator>
              <dc:date>2016-11-28T00:33:00</dc:date>
            </office:change-info>
          </text:insertion>
        </text:changed-region>
        <text:changed-region xml:id="ct32963264" text:id="ct32963264">
          <text:insertion>
            <office:change-info>
              <dc:creator>Unbekannter Autor</dc:creator>
              <dc:date>2016-11-28T00:22:00</dc:date>
            </office:change-info>
          </text:insertion>
        </text:changed-region>
        <text:changed-region xml:id="ct32962848" text:id="ct32962848">
          <text:insertion>
            <office:change-info>
              <dc:creator>Unbekannter Autor</dc:creator>
              <dc:date>2016-11-28T00:23:00</dc:date>
            </office:change-info>
          </text:insertion>
        </text:changed-region>
        <text:changed-region xml:id="ct42802144" text:id="ct42802144">
          <text:insertion>
            <office:change-info>
              <dc:creator>Unbekannter Autor</dc:creator>
              <dc:date>2016-11-28T00:26:00</dc:date>
            </office:change-info>
          </text:insertion>
        </text:changed-region>
        <text:changed-region xml:id="ct38712752" text:id="ct38712752">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674"/>
      <text:p text:style-name="P439"/>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76"><text:a xlink:type="simple" xlink:href="#__RefHeading__1187_31859255" text:style-name="Index_20_Link" text:visited-style-name="Index_20_Link">Introduction<text:tab/>6</text:a></text:p>
          <text:p text:style-name="P576"><text:a xlink:type="simple" xlink:href="#__RefHeading__560_1742601547" text:style-name="Index_20_Link" text:visited-style-name="Index_20_Link">Chapter 1: Imagine<text:tab/>7</text:a></text:p>
          <text:p text:style-name="P575"><text:a xlink:type="simple" xlink:href="#__RefHeading__562_1742601547" text:style-name="Index_20_Link" text:visited-style-name="Index_20_Link">Finding ideas<text:tab/>8</text:a></text:p>
          <text:p text:style-name="P575"><text:a xlink:type="simple" xlink:href="#__RefHeading__564_1742601547" text:style-name="Index_20_Link" text:visited-style-name="Index_20_Link">The basic idea<text:tab/>9</text:a></text:p>
          <text:p text:style-name="P575"><text:a xlink:type="simple" xlink:href="#__RefHeading__566_1742601547" text:style-name="Index_20_Link" text:visited-style-name="Index_20_Link">Fine-tuning the idea<text:tab/>10</text:a></text:p>
          <text:p text:style-name="P575"><text:a xlink:type="simple" xlink:href="#__RefHeading__568_1742601547" text:style-name="Index_20_Link" text:visited-style-name="Index_20_Link">Splitting up the idea<text:tab/>11</text:a></text:p>
          <text:p text:style-name="P578"><text:a xlink:type="simple" xlink:href="#__RefHeading__2171_454480273" text:style-name="Index_20_Link" text:visited-style-name="Index_20_Link">Prototyping<text:tab/>13</text:a></text:p>
          <text:p text:style-name="P575"><text:a xlink:type="simple" xlink:href="#__RefHeading__3343_1086617170" text:style-name="Index_20_Link" text:visited-style-name="Index_20_Link">Project planning<text:tab/>14</text:a></text:p>
          <text:p text:style-name="P578"><text:a xlink:type="simple" xlink:href="#__RefHeading__3345_1086617170" text:style-name="Index_20_Link" text:visited-style-name="Index_20_Link">Design document<text:tab/>14</text:a></text:p>
          <text:p text:style-name="P578"><text:a xlink:type="simple" xlink:href="#__RefHeading__3347_1086617170" text:style-name="Index_20_Link" text:visited-style-name="Index_20_Link">Time and human resource planning<text:tab/>14</text:a></text:p>
          <text:p text:style-name="P575"><text:a xlink:type="simple" xlink:href="#__RefHeading__3879_1370867611" text:style-name="Index_20_Link" text:visited-style-name="Index_20_Link">Game Design<text:tab/>16</text:a></text:p>
          <text:p text:style-name="P578"><text:a xlink:type="simple" xlink:href="#__RefHeading__3881_1370867611" text:style-name="Index_20_Link" text:visited-style-name="Index_20_Link">Concept art<text:tab/>16</text:a></text:p>
          <text:p text:style-name="P578"><text:a xlink:type="simple" xlink:href="#__RefHeading__6222_199447576" text:style-name="Index_20_Link" text:visited-style-name="Index_20_Link">Character design<text:tab/>16</text:a></text:p>
          <text:p text:style-name="P578"><text:a xlink:type="simple" xlink:href="#__RefHeading__3883_1370867611" text:style-name="Index_20_Link" text:visited-style-name="Index_20_Link">Gameplay<text:tab/>17</text:a></text:p>
          <text:p text:style-name="P578"><text:a xlink:type="simple" xlink:href="#__RefHeading__3885_1370867611" text:style-name="Index_20_Link" text:visited-style-name="Index_20_Link">Balancing<text:tab/>17</text:a></text:p>
          <text:p text:style-name="P578"><text:a xlink:type="simple" xlink:href="#__RefHeading__3887_1370867611" text:style-name="Index_20_Link" text:visited-style-name="Index_20_Link">Level design<text:tab/>17</text:a></text:p>
          <text:p text:style-name="P578"><text:a xlink:type="simple" xlink:href="#__RefHeading__4484_1708564658" text:style-name="Index_20_Link" text:visited-style-name="Index_20_Link">GUI design<text:tab/>18</text:a></text:p>
          <text:p text:style-name="P578"><text:a xlink:type="simple" xlink:href="#__RefHeading__6224_199447576" text:style-name="Index_20_Link" text:visited-style-name="Index_20_Link">Audio design<text:tab/>18</text:a></text:p>
          <text:p text:style-name="P576"><text:a xlink:type="simple" xlink:href="#__RefHeading__570_1742601547" text:style-name="Index_20_Link" text:visited-style-name="Index_20_Link">Chapter 2: Prepare<text:tab/>19</text:a></text:p>
          <text:p text:style-name="P575"><text:a xlink:type="simple" xlink:href="#__RefHeading__2461_419954178" text:style-name="Index_20_Link" text:visited-style-name="Index_20_Link">What will be used<text:tab/>20</text:a></text:p>
          <text:p text:style-name="P575"><text:a xlink:type="simple" xlink:href="#__RefHeading__2463_419954178" text:style-name="Index_20_Link" text:visited-style-name="Index_20_Link">The game engine<text:tab/>21</text:a></text:p>
          <text:p text:style-name="P575"><text:a xlink:type="simple" xlink:href="#__RefHeading__2465_419954178" text:style-name="Index_20_Link" text:visited-style-name="Index_20_Link">The graphics pipeline<text:tab/>21</text:a></text:p>
          <text:p text:style-name="P575"><text:a xlink:type="simple" xlink:href="#__RefHeading__3954_1370867611" text:style-name="Index_20_Link" text:visited-style-name="Index_20_Link">The audio production<text:tab/>22</text:a></text:p>
          <text:p text:style-name="P575"><text:a xlink:type="simple" xlink:href="#__RefHeading__2467_419954178" text:style-name="Index_20_Link" text:visited-style-name="Index_20_Link">For the release<text:tab/>22</text:a></text:p>
          <text:p text:style-name="P576"><text:a xlink:type="simple" xlink:href="#__RefHeading__572_1742601547" text:style-name="Index_20_Link" text:visited-style-name="Index_20_Link">Chapter 3: Develop<text:tab/>23</text:a></text:p>
          <text:p text:style-name="P575"><text:a xlink:type="simple" xlink:href="#__RefHeading___Toc47491_3425679" text:style-name="Index_20_Link" text:visited-style-name="Index_20_Link">How to get get help<text:tab/>24</text:a></text:p>
          <text:p text:style-name="P575"><text:a xlink:type="simple" xlink:href="#__RefHeading__574_1742601547" text:style-name="Index_20_Link" text:visited-style-name="Index_20_Link">Preparing the structures<text:tab/>26</text:a></text:p>
          <text:p text:style-name="P575"><text:a xlink:type="simple" xlink:href="#__RefHeading__576_1742601547" text:style-name="Index_20_Link" text:visited-style-name="Index_20_Link">Creating a simple P3D application<text:tab/>27</text:a></text:p>
          <text:p text:style-name="P575"><text:a xlink:type="simple" xlink:href="#__RefHeading__801_1998868699" text:style-name="Index_20_Link" text:visited-style-name="Index_20_Link">Make a character<text:tab/>28</text:a></text:p>
          <text:p text:style-name="P578"><text:a xlink:type="simple" xlink:href="#__RefHeading__803_1998868699" text:style-name="Index_20_Link" text:visited-style-name="Index_20_Link">Creating characters<text:tab/>28</text:a></text:p>
          <text:p text:style-name="P578"><text:a xlink:type="simple" xlink:href="#__RefHeading__805_1998868699" text:style-name="Index_20_Link" text:visited-style-name="Index_20_Link">Bring the characters into the game<text:tab/>31</text:a></text:p>
          <text:p text:style-name="P577"><text:a xlink:type="simple" xlink:href="#__RefHeading__3101_49737548" text:style-name="Index_20_Link" text:visited-style-name="Index_20_Link">Basic setup<text:tab/>31</text:a></text:p>
          <text:p text:style-name="P577"><text:a xlink:type="simple" xlink:href="#__RefHeading__3103_49737548" text:style-name="Index_20_Link" text:visited-style-name="Index_20_Link">Simple animations<text:tab/>34</text:a></text:p>
          <text:p text:style-name="P577"><text:a xlink:type="simple" xlink:href="#__RefHeading__3105_49737548" text:style-name="Index_20_Link" text:visited-style-name="Index_20_Link">User interactions<text:tab/>35</text:a></text:p>
          <text:p text:style-name="P577"><text:a xlink:type="simple" xlink:href="#__RefHeading__3107_49737548" text:style-name="Index_20_Link" text:visited-style-name="Index_20_Link">Extended character movements<text:tab/>39</text:a></text:p>
          <text:p text:style-name="P578"><text:a xlink:type="simple" xlink:href="#__RefHeading__1270_93487272" text:style-name="Index_20_Link" text:visited-style-name="Index_20_Link">Add two player gameplay<text:tab/>42</text:a></text:p>
          <text:p text:style-name="P577"><text:a xlink:type="simple" xlink:href="#__RefHeading__3109_49737548" text:style-name="Index_20_Link" text:visited-style-name="Index_20_Link">Basics<text:tab/>42</text:a></text:p>
          <text:p text:style-name="P577"><text:a xlink:type="simple" xlink:href="#__RefHeading__3111_49737548" text:style-name="Index_20_Link" text:visited-style-name="Index_20_Link">Advanced<text:tab/>44</text:a></text:p>
          <text:p text:style-name="P578"><text:a xlink:type="simple" xlink:href="#__RefHeading__1272_93487272" text:style-name="Index_20_Link" text:visited-style-name="Index_20_Link">Camera control<text:tab/>50</text:a></text:p>
          <text:p text:style-name="P575"><text:a xlink:type="simple" xlink:href="#__RefHeading__818_386173091" text:style-name="Index_20_Link" text:visited-style-name="Index_20_Link">The environment<text:tab/>53</text:a></text:p>
          <text:p text:style-name="P578"><text:a xlink:type="simple" xlink:href="#__RefHeading__820_386173091" text:style-name="Index_20_Link" text:visited-style-name="Index_20_Link">Creating the environment<text:tab/>53</text:a></text:p>
          <text:p text:style-name="P578"><text:a xlink:type="simple" xlink:href="#__RefHeading__822_386173091" text:style-name="Index_20_Link" text:visited-style-name="Index_20_Link">Loading the environment into the game<text:tab/>54</text:a></text:p>
          <text:p text:style-name="P575"><text:soft-page-break/><text:a xlink:type="simple" xlink:href="#__RefHeading__824_386173091" text:style-name="Index_20_Link" text:visited-style-name="Index_20_Link">Building the GUI<text:tab/>58</text:a></text:p>
          <text:p text:style-name="P578"><text:a xlink:type="simple" xlink:href="#__RefHeading__826_386173091" text:style-name="Index_20_Link" text:visited-style-name="Index_20_Link">Adding a simple main menu<text:tab/>58</text:a></text:p>
          <text:p text:style-name="P578"><text:a xlink:type="simple" xlink:href="#__RefHeading__828_386173091" text:style-name="Index_20_Link" text:visited-style-name="Index_20_Link">Character selection<text:tab/>65</text:a></text:p>
          <text:p text:style-name="P578"><text:a xlink:type="simple" xlink:href="#__RefHeading__830_386173091" text:style-name="Index_20_Link" text:visited-style-name="Index_20_Link">Level selection<text:tab/>71</text:a></text:p>
          <text:p text:style-name="P578"><text:a xlink:type="simple" xlink:href="#__RefHeading__2987_49737548" text:style-name="Index_20_Link" text:visited-style-name="Index_20_Link">K.O. screen<text:tab/>74</text:a></text:p>
          <text:p text:style-name="P578"><text:a xlink:type="simple" xlink:href="#__RefHeading__3349_1086617170" text:style-name="Index_20_Link" text:visited-style-name="Index_20_Link">HUD Head-up-Display<text:tab/>76</text:a></text:p>
          <text:p text:style-name="P578"><text:a xlink:type="simple" xlink:href="#__RefHeading___Toc6360_696010158" text:style-name="Index_20_Link" text:visited-style-name="Index_20_Link">Credits<text:tab/>81</text:a></text:p>
          <text:p text:style-name="P575"><text:a xlink:type="simple" xlink:href="#__RefHeading__832_386173091" text:style-name="Index_20_Link" text:visited-style-name="Index_20_Link">Game Enhancements<text:tab/>85</text:a></text:p>
          <text:p text:style-name="P578"><text:a xlink:type="simple" xlink:href="#__RefHeading__4844_427725608" text:style-name="Index_20_Link" text:visited-style-name="Index_20_Link">Mouse cursor<text:tab/>85</text:a></text:p>
          <text:p text:style-name="P578"><text:a xlink:type="simple" xlink:href="#__RefHeading__2556_725351022" text:style-name="Index_20_Link" text:visited-style-name="Index_20_Link">Audio<text:tab/>87</text:a></text:p>
          <text:p text:style-name="P577"><text:a xlink:type="simple" xlink:href="#__RefHeading__3753_1703764343" text:style-name="Index_20_Link" text:visited-style-name="Index_20_Link">Music<text:tab/>87</text:a></text:p>
          <text:p text:style-name="P577"><text:a xlink:type="simple" xlink:href="#__RefHeading__5583_1563689276" text:style-name="Index_20_Link" text:visited-style-name="Index_20_Link">Ambient sounds<text:tab/>90</text:a></text:p>
          <text:p text:style-name="P577"><text:a xlink:type="simple" xlink:href="#__RefHeading__3755_1703764343" text:style-name="Index_20_Link" text:visited-style-name="Index_20_Link">SFX<text:tab/>91</text:a></text:p>
          <text:p text:style-name="P578"><text:a xlink:type="simple" xlink:href="#__RefHeading__834_386173091" text:style-name="Index_20_Link" text:visited-style-name="Index_20_Link">Particles<text:tab/>93</text:a></text:p>
          <text:p text:style-name="P577"><text:a xlink:type="simple" xlink:href="#__RefHeading__3759_1703764343" text:style-name="Index_20_Link" text:visited-style-name="Index_20_Link">Blood<text:tab/>93</text:a></text:p>
          <text:p text:style-name="P577"><text:a xlink:type="simple" xlink:href="#__RefHeading__3761_1703764343" text:style-name="Index_20_Link" text:visited-style-name="Index_20_Link">Falling leaves<text:tab/>95</text:a></text:p>
          <text:p text:style-name="P578"><text:a xlink:type="simple" xlink:href="#__RefHeading__836_386173091" text:style-name="Index_20_Link" text:visited-style-name="Index_20_Link">P3D shader system<text:tab/>96</text:a></text:p>
          <text:p text:style-name="P577"><text:a xlink:type="simple" xlink:href="#__RefHeading__5977_1853470411" text:style-name="Index_20_Link" text:visited-style-name="Index_20_Link">Drop shadows<text:tab/>96</text:a></text:p>
          <text:p text:style-name="P578"><text:a xlink:type="simple" xlink:href="#__RefHeading__3763_1703764343" text:style-name="Index_20_Link" text:visited-style-name="Index_20_Link">Fog<text:tab/>98</text:a></text:p>
          <text:p text:style-name="P578"><text:a xlink:type="simple" xlink:href="#__RefHeading___Toc50888_1995155341" text:style-name="Index_20_Link" text:visited-style-name="Index_20_Link">Crips Graphics<text:tab/>99</text:a></text:p>
          <text:p text:style-name="P577"><text:a xlink:type="simple" xlink:href="#__RefHeading__3767_1703764343" text:style-name="Index_20_Link" text:visited-style-name="Index_20_Link">Antialiasing<text:tab/>99</text:a></text:p>
          <text:p text:style-name="P577"><text:a xlink:type="simple" xlink:href="#__RefHeading___Toc50952_1995155341" text:style-name="Index_20_Link" text:visited-style-name="Index_20_Link">Texture Scale</text:a><text:a xlink:type="simple" xlink:href="#__RefHeading___Toc50952_1995155341" text:style-name="Index_20_Link" text:visited-style-name="Index_20_Link"><text:tab/>99</text:a></text:p>
          <text:p text:style-name="P577"><text:a xlink:type="simple" xlink:href="#__RefHeading___Toc50954_1995155341" text:style-name="Index_20_Link" text:visited-style-name="Index_20_Link">Font Scale</text:a><text:a xlink:type="simple" xlink:href="#__RefHeading___Toc50954_1995155341" text:style-name="Index_20_Link" text:visited-style-name="Index_20_Link"><text:tab/>100</text:a></text:p>
          <text:p text:style-name="P575"><text:a xlink:type="simple" xlink:href="#__RefHeading__838_386173091" text:style-name="Index_20_Link" text:visited-style-name="Index_20_Link">Debugging and Testing<text:tab/>101</text:a></text:p>
          <text:p text:style-name="P578"><text:a xlink:type="simple" xlink:href="#__RefHeading__3801_1703764343" text:style-name="Index_20_Link" text:visited-style-name="Index_20_Link">Cheats and the in game terminal<text:tab/>101</text:a></text:p>
          <text:p text:style-name="P578"><text:a xlink:type="simple" xlink:href="#__RefHeading__840_386173091" text:style-name="Index_20_Link" text:visited-style-name="Index_20_Link">Direct tools for debugging and performance tuning<text:tab/>101</text:a></text:p>
          <text:p text:style-name="P577"><text:a xlink:type="simple" xlink:href="#__RefHeading__6203_1853470411" text:style-name="Index_20_Link" text:visited-style-name="Index_20_Link">On Screen Debug (OSD)<text:tab/>101</text:a></text:p>
          <text:p text:style-name="P577"><text:a xlink:type="simple" xlink:href="#__RefHeading__6205_1853470411" text:style-name="Index_20_Link" text:visited-style-name="Index_20_Link">PStats<text:tab/>101</text:a></text:p>
          <text:p text:style-name="P578"><text:a xlink:type="simple" xlink:href="#__RefHeading__3613_1703764343" text:style-name="Index_20_Link" text:visited-style-name="Index_20_Link">Unittests and Continuous Integration (CI)<text:tab/>102</text:a></text:p>
          <text:p text:style-name="P576"><text:a xlink:type="simple" xlink:href="#__RefHeading__842_386173091" text:style-name="Index_20_Link" text:visited-style-name="Index_20_Link">Chapter 4: Release<text:tab/>103</text:a></text:p>
          <text:p text:style-name="P575"><text:a xlink:type="simple" xlink:href="#__RefHeading__844_386173091" text:style-name="Index_20_Link" text:visited-style-name="Index_20_Link">Manual and game release content<text:tab/>104</text:a></text:p>
          <text:p text:style-name="P578"><text:a xlink:type="simple" xlink:href="#__RefHeading__6903_1104848444" text:style-name="Index_20_Link" text:visited-style-name="Index_20_Link">Manual<text:tab/>104</text:a></text:p>
          <text:p text:style-name="P578"><text:a xlink:type="simple" xlink:href="#__RefHeading__6905_1104848444" text:style-name="Index_20_Link" text:visited-style-name="Index_20_Link">Logo<text:tab/>105</text:a></text:p>
          <text:p text:style-name="P578"><text:a xlink:type="simple" xlink:href="#__RefHeading__6907_1104848444" text:style-name="Index_20_Link" text:visited-style-name="Index_20_Link">Icons<text:tab/>105</text:a></text:p>
          <text:p text:style-name="P575"><text:a xlink:type="simple" xlink:href="#__RefHeading__5458_1563689276" text:style-name="Index_20_Link" text:visited-style-name="Index_20_Link">Licensing<text:tab/>106</text:a></text:p>
          <text:p text:style-name="P575"><text:a xlink:type="simple" xlink:href="#__RefHeading__846_386173091" text:style-name="Index_20_Link" text:visited-style-name="Index_20_Link">Pack the game as executable and installer<text:tab/>107</text:a></text:p>
          <text:p text:style-name="P575"><text:a xlink:type="simple" xlink:href="#__RefHeading__1841_1598449860" text:style-name="Index_20_Link" text:visited-style-name="Index_20_Link">Share your game<text:tab/>110</text:a></text:p>
          <text:p text:style-name="P575"><text:a xlink:type="simple" xlink:href="#__RefHeading__1839_1598449860" text:style-name="Index_20_Link" text:visited-style-name="Index_20_Link">Advertise your game<text:tab/>110</text:a></text:p>
          <text:p text:style-name="P575"><text:a xlink:type="simple" xlink:href="#__RefHeading__1843_1598449860" text:style-name="Index_20_Link" text:visited-style-name="Index_20_Link">Making money<text:tab/>111</text:a></text:p>
          <text:p text:style-name="P575"><text:a xlink:type="simple" xlink:href="#__RefHeading___Toc46929_1089547589" text:style-name="Index_20_Link" text:visited-style-name="Index_20_Link">Work with publishers<text:tab/>112</text:a></text:p>
          <text:p text:style-name="P575"><text:a xlink:type="simple" xlink:href="#__RefHeading___Toc46710_1089547589" text:style-name="Index_20_Link" text:visited-style-name="Index_20_Link">That's a wrap!<text:tab/>113</text:a></text:p>
          <text:p text:style-name="P576"><text:a xlink:type="simple" xlink:href="#__RefHeading__2741_537701061" text:style-name="Index_20_Link" text:visited-style-name="Index_20_Link">Chapter 5: The next version<text:tab/>114</text:a></text:p>
          <text:p text:style-name="P575"><text:a xlink:type="simple" xlink:href="#__RefHeading__2743_537701061" text:style-name="Index_20_Link" text:visited-style-name="Index_20_Link">The benefit of open source<text:tab/>114</text:a></text:p>
          <text:p text:style-name="P575"><text:a xlink:type="simple" xlink:href="#__RefHeading__2745_537701061" text:style-name="Index_20_Link" text:visited-style-name="Index_20_Link">Additional features<text:tab/>115</text:a></text:p>
          <text:p text:style-name="P578"><text:a xlink:type="simple" xlink:href="#__RefHeading__2989_49737548" text:style-name="Index_20_Link" text:visited-style-name="Index_20_Link">Gamepad support<text:tab/>115</text:a></text:p>
          <text:p text:style-name="P578"><text:a xlink:type="simple" xlink:href="#__RefHeading__2747_537701061" text:style-name="Index_20_Link" text:visited-style-name="Index_20_Link">Extended character<text:tab/>116</text:a></text:p>
          <text:p text:style-name="P578"><text:soft-page-break/><text:a xlink:type="simple" xlink:href="#__RefHeading__2991_49737548" text:style-name="Index_20_Link" text:visited-style-name="Index_20_Link">Enhanced UI<text:tab/>117</text:a></text:p>
          <text:p text:style-name="P578"><text:a xlink:type="simple" xlink:href="#__RefHeading__2749_537701061" text:style-name="Index_20_Link" text:visited-style-name="Index_20_Link">Singleplayer<text:tab/>117</text:a></text:p>
          <text:p text:style-name="P578"><text:a xlink:type="simple" xlink:href="#__RefHeading__2993_49737548" text:style-name="Index_20_Link" text:visited-style-name="Index_20_Link">Story mode<text:tab/>118</text:a></text:p>
          <text:p text:style-name="P578"><text:a xlink:type="simple" xlink:href="#__RefHeading__2995_49737548" text:style-name="Index_20_Link" text:visited-style-name="Index_20_Link">Unlockable elements and achievements<text:tab/>118</text:a></text:p>
          <text:p text:style-name="P578"><text:a xlink:type="simple" xlink:href="#__RefHeading__2751_537701061" text:style-name="Index_20_Link" text:visited-style-name="Index_20_Link">Multiplayer over network<text:tab/>118</text:a></text:p>
          <text:p text:style-name="P578"><text:a xlink:type="simple" xlink:href="#__RefHeading__3803_1703764343" text:style-name="Index_20_Link" text:visited-style-name="Index_20_Link">Adding easter eggs and hidden secrets<text:tab/>119</text:a></text:p>
          <text:p text:style-name="P578"><text:a xlink:type="simple" xlink:href="#__RefHeading___Toc46971_1089547589" text:style-name="Index_20_Link" text:visited-style-name="Index_20_Link">Surveys for new features<text:tab/>119</text:a></text:p>
          <text:p text:style-name="P576"><text:a xlink:type="simple" xlink:href="#__RefHeading___Toc47780_1053859760" text:style-name="Index_20_Link" text:visited-style-name="Index_20_Link">Closure<text:tab/>120</text:a></text:p>
        </text:index-body>
      </text:table-of-content>
      <text:p text:style-name="P438"/>
      <text:p text:style-name="P196"><text:change-start text:change-id="ct38674912"/></text:p>
      <text:p text:style-name="P196"/>
      <text:p text:style-name="P196"/>
      <text:p text:style-name="P196"/>
      <text:p text:style-name="P196"/>
      <text:p text:style-name="P196"><text:change-end text:change-id="ct38674912"/></text:p>
      <text:p text:style-name="P196">Copyright</text:p>
      <text:p text:style-name="P196"/>
      <text:p text:style-name="P1">This document <text:span text:style-name="T1">and the assets of this </text:span><text:change text:change-id="ct36963056"/><text:change-start text:change-id="ct34144208"/><text:span text:style-name="T1">t</text:span><text:change-end text:change-id="ct34144208"/><text:span text:style-name="T1">utorial, where not explicitly stated in the credits.txt,</text:span> <text:span text:style-name="T174">are</text:span> copyright<text:span text:style-name="T129">ed</text:span> by Fireclaw the Fox and <text:span text:style-name="T355">are</text:span> licensed under the Creative Commons BY-SA. <text:span text:style-name="T173">See </text:span><text:a xlink:type="simple" xlink:href="https://creativecommons.org/licenses/by-sa/4.0/" text:style-name="Internet_20_link" text:visited-style-name="Visited_20_Internet_20_Link"><text:span text:style-name="T173">https://creativecommons.org/licenses/by-sa/4.0/</text:span></text:a><text:span text:style-name="T173"> for the full license text and a quick overview.</text:span></text:p>
      <text:p text:style-name="P68"><draw:frame draw:style-name="fr2" draw:name="Bild1" text:anchor-type="as-char" svg:width="3.39cm" svg:height="1.071cm" draw:z-index="0"><draw:image xlink:href="Pictures/10000201000000800000002DE960405ACEC1D40D.png" xlink:type="simple" xlink:show="embed" xlink:actuate="onLoad"/></draw:frame></text:p>
      <text:p text:style-name="P68"/>
      <text:p text:style-name="P2">The source code files are <text:span text:style-name="T184">copyrighted by Fireclaw the Fox and</text:span> as stated in the sources themselves licensed under the 2-clause BSD license. <text:span text:style-name="T172">See License.txt for the full license text.</text:span></text:p>
      <text:p text:style-name="P2"/>
      <text:p text:style-name="P2"/>
      <text:p text:style-name="P2"/>
      <text:p text:style-name="P2"><text:change text:change-id="ct36960720"/></text:p>
      <text:p text:style-name="P2"><text:change text:change-id="ct37022704"/></text:p>
      <text:p text:style-name="P2"/>
      <text:p text:style-name="P2"/>
      <text:p text:style-name="P2"/>
      <text:p text:style-name="P2"><text:soft-page-break/></text:p>
      <text:p text:style-name="P402">Version <text:user-defined style:data-style-name="N0" text:name="Version">16.08</text:user-defined></text:p>
      <text:h text:style-name="P689" text:outline-level="1"><text:bookmark-start text:name="__RefHeading__1187_31859255"/>Introduction<text:bookmark-end text:name="__RefHeading__1187_31859255"/></text:h>
      <text:p text:style-name="P3"><text:span text:style-name="T2">This </text:span><text:change text:change-id="ct36970320"/><text:change-start text:change-id="ct37089600"/><text:span text:style-name="T2">t</text:span><text:change-end text:change-id="ct37089600"/><text:span text:style-name="T2">utorial will lead you through every part of the</text:span> game creation <text:span text:style-name="T3">process</text:span>. <text:change text:change-id="ct37163936"/><text:change text:change-id="ct37654704"/><text:change text:change-id="ct37160864"/><text:change text:change-id="ct37033488"/><text:change text:change-id="ct37157792"/><text:change text:change-id="ct37162320"/><text:change text:change-id="ct37148816"/><text:change text:change-id="ct37156864"/><text:change text:change-id="ct37161840"/><text:change text:change-id="ct37147472"/><text:change text:change-id="ct37154256"/><text:change text:change-id="ct37144192"/><text:change text:change-id="ct37137504"/><text:change-start text:change-id="ct37182800"/><text:span text:style-name="T3">It will show you how to start from scratch with a simple idea, write the code, create content, and finally pack everything up into an executable for release to the public.</text:span><text:change-end text:change-id="ct37182800"/> <text:change text:change-id="ct37189008"/><text:change-start text:change-id="ct37187968"/><text:span text:style-name="T4">I</text:span><text:change-end text:change-id="ct37187968"/><text:span text:style-name="T4">t</text:span><text:change-start text:change-id="ct37229504"/><text:span text:style-name="T4"> also</text:span><text:change-end text:change-id="ct37229504"/><text:span text:style-name="T4"> tries to be generic and give you as many details as possible</text:span><text:change-start text:change-id="ct37259648"/><text:span text:style-name="T4">, giving the knowledge you need </text:span><text:change-end text:change-id="ct37259648"/><text:change-start text:change-id="ct37265616"/><text:span text:style-name="T4">through</text:span><text:change-end text:change-id="ct37265616"/><text:change text:change-id="ct37277632"/><text:change-start text:change-id="ct37297520"/><text:span text:style-name="T4"> </text:span><text:change-end text:change-id="ct37297520"/><text:span text:style-name="T4">simple and </text:span><text:change text:change-id="ct37314464"/><text:span text:style-name="T4">short chapters</text:span><text:change text:change-id="ct37332160"/><text:change-start text:change-id="ct37343296"/><text:span text:style-name="T4">, while allowing you to </text:span><text:change-end text:change-id="ct37343296"/><text:change text:change-id="ct37403024"/><text:span text:style-name="T4">jump right into the things you really want</text:span><text:change text:change-id="ct37406432"/><text:change-start text:change-id="ct38386080"/><text:span text:style-name="T4">: </text:span><text:change-end text:change-id="ct38386080"/><text:span text:style-name="T4">creating games.</text:span></text:p>
      <text:p text:style-name="P437"/>
      <text:p text:style-name="P4"><text:change text:change-id="ct38609664"/><text:change-start text:change-id="ct38608160"/><text:span text:style-name="T90">B</text:span><text:change-end text:change-id="ct38608160"/><text:span text:style-name="T5">efore we start with the </text:span><text:change text:change-id="ct38595488"/><text:change-start text:change-id="ct34064512"/><text:span text:style-name="T89">t</text:span><text:change-end text:change-id="ct34064512"/><text:span text:style-name="T5">utorial</text:span><text:change-start text:change-id="ct36829200"/><text:span text:style-name="T5"> </text:span><text:span text:style-name="T90">though</text:span><text:change-end text:change-id="ct36829200"/><text:span text:style-name="T5">, I'd like to make a few things clear</text:span><text:change text:change-id="ct36863696"/><text:span text:style-name="T5">. First of all, this </text:span><text:change text:change-id="ct36938784"/><text:change-start text:change-id="ct37000480"/><text:span text:style-name="T89">t</text:span><text:change-end text:change-id="ct37000480"/><text:span text:style-name="T5">utorial is written for </text:span><text:change text:change-id="ct37059312"/><text:span text:style-name="T5">new and intermediate users</text:span><text:change-start text:change-id="ct36953792"/><text:span text:style-name="T5"> </text:span><text:span text:style-name="T89">of Panda3D</text:span><text:change-end text:change-id="ct36953792"/><text:span text:style-name="T5">. It will be necessary to know at least the basics of the </text:span><text:change text:change-id="ct37128960"/><text:change-start text:change-id="ct37157280"/><text:span text:style-name="T89">P</text:span><text:change-end text:change-id="ct37157280"/><text:span text:style-name="T5">ython programming language to be able to understand everything in this </text:span><text:change text:change-id="ct37254544"/><text:change-start text:change-id="ct37348736"/><text:span text:style-name="T89">t</text:span><text:change-end text:change-id="ct37348736"/><text:span text:style-name="T5">utorial</text:span><text:change-start text:change-id="ct36851424"/><text:span text:style-name="T5">,</text:span><text:change-end text:change-id="ct36851424"/><text:span text:style-name="T5"> </text:span><text:span text:style-name="T8">even tho</text:span><text:change-start text:change-id="ct38426784"/><text:span text:style-name="T89">ugh</text:span><text:change-end text:change-id="ct38426784"/><text:span text:style-name="T5"> </text:span><text:span text:style-name="T8">i</text:span><text:span text:style-name="T6">t will also use code snippets from the </text:span><text:change text:change-id="ct37327504"/><text:change-start text:change-id="ct38663120"/><text:span text:style-name="T68">Panda3D</text:span><text:change-end text:change-id="ct38663120"/><text:span text:style-name="T6"> code collection repository found on </text:span><text:change text:change-id="ct37145136"/><text:change-start text:change-id="ct36835216"/><text:span text:style-name="T68">l</text:span><text:change-end text:change-id="ct36835216"/><text:span text:style-name="T6">aunchpad.net.</text:span><text:span text:style-name="T5"> </text:span><text:change text:change-id="ct38668704"/><text:change-start text:change-id="ct36948016"/><text:span text:style-name="T89">A</text:span><text:change-end text:change-id="ct36948016"/><text:span text:style-name="T7">s this tutorial will describe every step of the game creation process, it will </text:span><text:change-start text:change-id="ct36877632"/><text:span text:style-name="T89">also </text:span><text:change-end text:change-id="ct36877632"/><text:change-start text:change-id="ct37274912"/><text:span text:style-name="T89">go to some length to </text:span><text:change-end text:change-id="ct37274912"/><text:span text:style-name="T7">describe </text:span><text:change text:change-id="ct37105632"/><text:change-start text:change-id="ct37104912"/><text:span text:style-name="T89">non-programming subjects such as </text:span><text:change-end text:change-id="ct37104912"/><text:change text:change-id="ct38664272"/><text:span text:style-name="T7">artwork creation</text:span><text:change text:change-id="ct38694768"/><text:span text:style-name="T7">. For a more detailed description of </text:span><text:change text:change-id="ct38701840"/><text:change-start text:change-id="ct36812640"/><text:span text:style-name="T90">the subjects covered in</text:span><text:change-end text:change-id="ct36812640"/><text:change text:change-id="ct36827824"/><text:change-start text:change-id="ct36987984"/><text:span text:style-name="T90"> </text:span><text:change-end text:change-id="ct36987984"/><text:span text:style-name="T7">this tutorial</text:span><text:change text:change-id="ct36969024"/><text:change-start text:change-id="ct36989968"/><text:span text:style-name="T7">, </text:span><text:change-end text:change-id="ct36989968"/><text:span text:style-name="T7">we will give you some links and keywords that you can look for</text:span><text:change-start text:change-id="ct36951632"/><text:span text:style-name="T7">,</text:span><text:change-end text:change-id="ct36951632"/><text:span text:style-name="T7"> </text:span><text:span text:style-name="T8">as well as </text:span><text:change-start text:change-id="ct38605152"/><text:span text:style-name="T90">links to </text:span><text:change-end text:change-id="ct38605152"/><text:span text:style-name="T8">our own more artwork</text:span><text:change text:change-id="ct36938064"/><text:change-start text:change-id="ct37074480"/><text:span text:style-name="T8">-</text:span><text:change-end text:change-id="ct37074480"/><text:span text:style-name="T8">specific tutorials</text:span><text:change text:change-id="ct37022224"/><text:span text:style-name="T8">.</text:span></text:p>
      <text:p text:style-name="P5"><text:span text:style-name="T7">This </text:span><text:change text:change-id="ct36850880"/><text:change-start text:change-id="ct37240704"/><text:span text:style-name="T89">t</text:span><text:change-end text:change-id="ct37240704"/><text:span text:style-name="T7">utorial also comes with all </text:span><text:change-start text:change-id="ct37003008"/><text:span text:style-name="T90">of the </text:span><text:change-end text:change-id="ct37003008"/><text:span text:style-name="T7">assets </text:span><text:change text:change-id="ct36861584"/><text:change-start text:change-id="ct37208960"/><text:span text:style-name="T90">that </text:span><text:change-end text:change-id="ct37208960"/><text:span text:style-name="T7">are mentioned </text:span><text:change text:change-id="ct37256176"/><text:change-start text:change-id="ct36812080"/><text:span text:style-name="T89">in</text:span><text:change-end text:change-id="ct36812080"/><text:span text:style-name="T7"> it, so</text:span><text:change text:change-id="ct38774928"/><text:span text:style-name="T7"> you will </text:span><text:change-start text:change-id="ct36854816"/><text:span text:style-name="T89">still </text:span><text:change-end text:change-id="ct36854816"/><text:span text:style-name="T7">be able to do everything </text:span><text:change text:change-id="ct36845552"/><text:change-start text:change-id="ct36729264"/><text:span text:style-name="T89">in</text:span><text:change-end text:change-id="ct36729264"/><text:span text:style-name="T7"> this tutorial</text:span><text:change-start text:change-id="ct38680080"/><text:span text:style-name="T7"> even if you don't have artistic or writing skills</text:span><text:change-end text:change-id="ct38680080"/><text:span text:style-name="T7">. </text:span><text:change text:change-id="ct36849136"/><text:change-start text:change-id="ct36855360"/><text:span text:style-name="T89">This works in both directions</text:span><text:change-end text:change-id="ct36855360"/><text:change text:change-id="ct36876864"/><text:change-start text:change-id="ct36851648"/><text:span text:style-name="T89">:</text:span><text:change-end text:change-id="ct36851648"/><text:span text:style-name="T9"> you can use the sample code</text:span><text:change text:change-id="ct36851872"/><text:change-start text:change-id="ct36840768"/><text:span text:style-name="T9"> </text:span><text:change-end text:change-id="ct36840768"/><text:span text:style-name="T9">from this tutorial and replace the assets with your own and use the hints, tips and tricks mentioned here to make your assets ready to be used with Panda3D.</text:span></text:p>
      <text:p text:style-name="P6"><text:change text:change-id="ct36840992"/><text:change-start text:change-id="ct36896896"/><text:span text:style-name="T89">Note to artists:</text:span><text:change-end text:change-id="ct36896896"/><text:change text:change-id="ct36946608"/><text:span text:style-name="T5"> if you are an artist, you can still use </text:span><text:span text:style-name="T88">most of </text:span><text:span text:style-name="T5">this tutorial. You can replace all the assets that come with this tutorial and simply use the application </text:span><text:span text:style-name="T88">which comes with it</text:span><text:span text:style-name="T5"> with your own graphics, sounds and </text:span><text:change text:change-id="ct36824240"/><text:change-start text:change-id="ct36880112"/><text:span text:style-name="T89">other art</text:span><text:span text:style-name="T90">w</text:span><text:span text:style-name="T89">ork</text:span><text:change-end text:change-id="ct36880112"/><text:span text:style-name="T5">. This tutorial will describe where to put your assets </text:span><text:change text:change-id="ct36880336"/><text:change-start text:change-id="ct37019824"/><text:span text:style-name="T90">as well as </text:span><text:change-end text:change-id="ct37019824"/><text:span text:style-name="T5">what they should contain. You can also follow the asset</text:span><text:change text:change-id="ct37020048"/><text:change-start text:change-id="ct37034400"/><text:span text:style-name="T5">-</text:span><text:change-end text:change-id="ct37034400"/><text:span text:style-name="T5">specific tutorials which will come at a later time.</text:span></text:p>
      <text:h text:style-name="P690" text:outline-level="1"><text:bookmark-start text:name="__RefHeading__560_1742601547"/>Chapter 1: Imagine<text:bookmark-end text:name="__RefHeading__560_1742601547"/></text:h>
      <text:p text:style-name="P7">At the beginning of every good game<text:change text:change-id="ct37086832"/><text:change-start text:change-id="ct37175008"/> <text:change-end text:change-id="ct37175008"/>is a good idea. <text:change text:change-id="ct37249440"/><text:change-start text:change-id="ct37230320"/><text:span text:style-name="T385">As such, </text:span><text:change-end text:change-id="ct37230320"/>this section will be about finding ideas and <text:change text:change-id="ct37286368"/><text:change-start text:change-id="ct37340048"/><text:span text:style-name="T386">tracking </text:span><text:change-end text:change-id="ct37340048"/>them for future use.</text:p>
      <text:p text:style-name="P8"><text:change text:change-id="ct37047328"/><text:change-start text:change-id="ct38604448"/><text:span text:style-name="T385">W</text:span><text:change-end text:change-id="ct38604448"/>e will also describe how to enhance a basic idea as well as <text:change text:change-id="ct37237344"/><text:change-start text:change-id="ct37233952"/><text:span text:style-name="T385">start </text:span><text:change-end text:change-id="ct37233952"/>the design process <text:change text:change-id="ct37313664"/><text:change-start text:change-id="ct37199056"/><text:span text:style-name="T385">and </text:span><text:change-end text:change-id="ct37199056"/><text:change text:change-id="ct37205088"/><text:change-start text:change-id="ct37024624"/><text:span text:style-name="T385">gather </text:span><text:change-end text:change-id="ct37024624"/>as much information <text:change text:change-id="ct37326976"/>for your game as possible.</text:p>
      <text:p text:style-name="P9"><text:span text:style-name="T10">This part is the most general part </text:span><text:change-start text:change-id="ct36930544"/><text:span text:style-name="T10">of the tutorial and therefore applies to every type of game, including board and card games, as well as </text:span><text:change-end text:change-id="ct36930544"/><text:change text:change-id="ct37164656"/><text:change-start text:change-id="ct37170112"/><text:span text:style-name="T10">game engi</text:span><text:change-end text:change-id="ct37170112"/><text:change-start text:change-id="ct37239312"/><text:span text:style-name="T10">nes other than Panda3D.</text:span><text:change-end text:change-id="ct37239312"/><text:change text:change-id="ct36900064"/></text:p>
      <text:h text:style-name="P681" text:outline-level="2"><text:bookmark-start text:name="__RefHeading__562_1742601547"/>Finding <text:span text:style-name="T116">i</text:span>deas<text:bookmark-end text:name="__RefHeading__562_1742601547"/></text:h>
      <text:p text:style-name="P7">Ideas come and go<text:change text:change-id="ct36937840"/><text:change-start text:change-id="ct37110976"/> <text:span text:style-name="T385">in </text:span><text:change-end text:change-id="ct37110976"/>the blink of an eye<text:change text:change-id="ct36961264"/><text:change-start text:change-id="ct36992592"/>. <text:span text:style-name="T385">They can</text:span><text:change-end text:change-id="ct36992592"/><text:change text:change-id="ct37103040"/><text:change-start text:change-id="ct36837664"/><text:span text:style-name="T385"> </text:span><text:change-end text:change-id="ct36837664"/>come at <text:change text:change-id="ct37008336"/><text:change-start text:change-id="ct37311072"/><text:span text:style-name="T385">absolutely any </text:span><text:change-end text:change-id="ct37311072"/>moment in life, so make sure you always have something to <text:change text:change-id="ct37075008"/><text:change-start text:change-id="ct36890512"/><text:span text:style-name="T385">write or draw your idea down</text:span><text:change-end text:change-id="ct36890512"/><text:change text:change-id="ct36900624"/>. <text:span text:style-name="T305">Having that always with you,</text:span> <text:span text:style-name="T305">m</text:span>ake sure to go through the world and use all your senses to find new ideas,<text:change-start text:change-id="ct37245984"/> <text:span text:style-name="T387">as</text:span><text:change-end text:change-id="ct37245984"/> they <text:change text:change-id="ct36848736"/><text:change-start text:change-id="ct36886272"/><text:span text:style-name="T387">can be found absolutely anywhere</text:span><text:change-end text:change-id="ct36886272"/>. Over the years you should have collect<text:change-start text:change-id="ct38700416"/><text:span text:style-name="T385">ed</text:span><text:change-end text:change-id="ct38700416"/> a bunch of ideas that can be used in various kinds of games <text:span text:style-name="T305">and other projects</text:span>.</text:p>
      <text:p text:style-name="P7">Also<text:change-start text:change-id="ct36975552"/>,<text:change-end text:change-id="ct36975552"/> make sure to play many games and take a <text:change text:change-id="ct38702304"/><text:change text:change-id="ct36828864"/><text:change-start text:change-id="ct37307024"/><text:span text:style-name="T387">note of how </text:span><text:change-end text:change-id="ct37307024"/><text:change-start text:change-id="ct37197008"/><text:span text:style-name="T387">professional game developers </text:span><text:change-end text:change-id="ct37197008"/>have done things. If possible, learn from their <text:change text:change-id="ct38623616"/><text:change-start text:change-id="ct38620848"/><text:span text:style-name="T387">mistakes</text:span><text:change-end text:change-id="ct38620848"/><text:change-start text:change-id="ct37153072"/>, <text:span text:style-name="T387">so that you can </text:span><text:change-end text:change-id="ct37153072"/><text:change text:change-id="ct38425936"/><text:change-start text:change-id="ct37092368"/><text:span text:style-name="T387">prevent making them yourself.</text:span><text:change-end text:change-id="ct37092368"/><text:change text:change-id="ct37088416"/> <text:change text:change-id="ct38021744"/><text:change-start text:change-id="ct37174592"/><text:span text:style-name="T387">T</text:span><text:change-end text:change-id="ct37174592"/>here <text:change text:change-id="ct37261712"/><text:change-start text:change-id="ct36878064"/><text:span text:style-name="T387">will stil</text:span><text:change-end text:change-id="ct36878064"/><text:change-start text:change-id="ct37083568"/><text:span text:style-name="T387">l be plenty of opportunities for you to make your own mistakes to learn from!</text:span><text:change-end text:change-id="ct37083568"/><text:change text:change-id="ct37104000"/> <text:span text:style-name="T305">There are also a lot of sources on the Internet that you can browse through which discuss and study the techniques used in other games.</text:span></text:p>
      <text:p text:style-name="P10">Even if you want to make a remake of a game, you could <text:change text:change-id="ct37141968"/><text:change-start text:change-id="ct37126064"/><text:span text:style-name="T387">your own</text:span><text:change-end text:change-id="ct37126064"/><text:change-start text:change-id="ct37125536"/><text:span text:style-name="T387"> </text:span><text:change-end text:change-id="ct37125536"/>personal touch to it<text:change text:change-id="ct37186544"/><text:change-start text:change-id="ct37197408"/>.<text:change-end text:change-id="ct37197408"/> <text:change text:change-id="ct37187056"/><text:change text:change-id="ct37203904"/><text:change text:change-id="ct37131232"/><text:change-start text:change-id="ct37279456"/><text:span text:style-name="T387">You could do this by improving on the existing design or by </text:span><text:change-end text:change-id="ct37279456"/><text:change text:change-id="ct37260048"/><text:change-start text:change-id="ct37251456"/><text:span text:style-name="T387">adding new</text:span><text:change-end text:change-id="ct37251456"/><text:change text:change-id="ct37027776"/><text:change-start text:change-id="ct37294624"/><text:span text:style-name="T387"> </text:span><text:change-end text:change-id="ct37294624"/>things that the player can <text:change text:change-id="ct37304256"/><text:change-start text:change-id="ct37027376"/><text:span text:style-name="T387">find </text:span><text:change-end text:change-id="ct37027376"/>over time. Making remakes <text:change text:change-id="ct37021360"/><text:change-start text:change-id="ct37088816"/><text:span text:style-name="T387">can be a great learning experience, </text:span><text:change-end text:change-id="ct37088816"/>as you know exactly how things should work<text:change-start text:change-id="ct36985872"/>.<text:change-end text:change-id="ct36985872"/> <text:change text:change-id="ct36809152"/><text:change-start text:change-id="ct38669232"/><text:span text:style-name="T387">By doing so, you get an intimate understanding of the workings of the game, which will come in very useful </text:span><text:change-end text:change-id="ct38669232"/><text:change text:change-id="ct38669744"/><text:change-start text:change-id="ct37100160"/><text:span text:style-name="T387">in future projects of your very own.</text:span><text:change-end text:change-id="ct37100160"/><text:change text:change-id="ct38702816"/></text:p>
      <text:h text:style-name="P682" text:outline-level="2"><text:bookmark-start text:name="__RefHeading__564_1742601547"/>The basic idea<text:bookmark-end text:name="__RefHeading__564_1742601547"/></text:h>
      <text:p text:style-name="P11"><text:span text:style-name="T110">A</text:span>fter finding several ideas<text:change-start text:change-id="ct36992880"/>,<text:change-end text:change-id="ct36992880"/> you should pick a few of them that you can imagine making a game from<text:change text:change-id="ct36890192"/><text:change-start text:change-id="ct37013216"/>.<text:change-end text:change-id="ct37013216"/> <text:change text:change-id="ct37252256"/><text:change-start text:change-id="ct36955216"/><text:span text:style-name="T387">You can </text:span><text:change-end text:change-id="ct36955216"/><text:change text:change-id="ct37653184"/><text:change-start text:change-id="ct37082816"/><text:span text:style-name="T387">even pick ideas</text:span><text:change-end text:change-id="ct37082816"/><text:change text:change-id="ct37092832"/><text:change-start text:change-id="ct37080000"/><text:span text:style-name="T387"> </text:span><text:change-end text:change-id="ct37080000"/>that <text:change-start text:change-id="ct37441152"/><text:span text:style-name="T387">don’t </text:span><text:change-end text:change-id="ct37441152"/>seem to <text:change text:change-id="ct38571280"/>work together at first glance if you want to <text:change text:change-id="ct36945824"/><text:change-start text:change-id="ct37176784"/><text:span text:style-name="T387">give yourself a challenge</text:span><text:change-end text:change-id="ct37176784"/> creating the game.</text:p>
      <text:p text:style-name="P11">Having <text:change text:change-id="ct38707808"/><text:change-start text:change-id="ct37300640"/><text:span text:style-name="T387">done that</text:span><text:change-end text:change-id="ct37300640"/>, you should start <text:change text:change-id="ct36919104"/><text:change-start text:change-id="ct38447456"/><text:span text:style-name="T387">to narrow</text:span><text:change-end text:change-id="ct38447456"/> down the basics of your game<text:change-start text:change-id="ct38706304"/>: <text:span text:style-name="T387">things</text:span><text:change-end text:change-id="ct38706304"/> like genre, player count, story overview, and so on.</text:p>
      <text:p text:style-name="P11">For this tutorial we will use the following idea to create a game:</text:p>
      <text:p text:style-name="P12">“A <text:span text:style-name="T11">two</text:span><text:change text:change-id="ct37135632"/><text:change-start text:change-id="ct37207056"/><text:span text:style-name="T11">-</text:span><text:change-end text:change-id="ct37207056"/><text:span text:style-name="T11">player</text:span> <text:change text:change-id="ct38021312"/><text:change-start text:change-id="ct38707376"/><text:span text:style-name="T387">f</text:span><text:change-end text:change-id="ct38707376"/>antasy beat<text:change text:change-id="ct38572736"/><text:change-start text:change-id="ct37099216"/>-<text:change-end text:change-id="ct37099216"/>em<text:change text:change-id="ct38689792"/><text:change-start text:change-id="ct37048240"/>-<text:change-end text:change-id="ct37048240"/>up<text:change-start text:change-id="ct37002192"/>,<text:change-end text:change-id="ct37002192"/> <text:span text:style-name="T11">taking place </text:span>in <text:span text:style-name="T11">a world </text:span><text:change text:change-id="ct37127408"/><text:change-start text:change-id="ct37158192"/><text:span text:style-name="T11">inspired </text:span><text:change-end text:change-id="ct37158192"/><text:change-start text:change-id="ct37183472"/><text:span text:style-name="T11">by </text:span><text:change-end text:change-id="ct37183472"/><text:change-start text:change-id="ct38698192"/><text:span text:style-name="T11">the </text:span><text:change-end text:change-id="ct38698192"/><text:span text:style-name="T11">old </text:span><text:change text:change-id="ct38596592"/><text:change-start text:change-id="ct38676048"/><text:span text:style-name="T11">J</text:span><text:change-end text:change-id="ct38676048"/><text:span text:style-name="T11">apan</text:span><text:change-start text:change-id="ct38114480"/><text:span text:style-name="T11">,</text:span><text:change-end text:change-id="ct38114480"/><text:span text:style-name="T11"> with creatures fighting for the big pri</text:span><text:change text:change-id="ct38503504"/><text:change-start text:change-id="ct37165904"/><text:span text:style-name="T11">z</text:span><text:change-end text:change-id="ct37165904"/><text:span text:style-name="T11">e”</text:span></text:p>
      <text:p text:style-name="P13">So, let's <text:change text:change-id="ct37286848"/><text:change-start text:change-id="ct37265104"/><text:span text:style-name="T13">break this idea down into parts and go through them one by one, </text:span><text:change-end text:change-id="ct37265104"/><text:change text:change-id="ct37335216"/><text:change-start text:change-id="ct37301072"/><text:span text:style-name="T13">s</text:span><text:change-end text:change-id="ct37301072"/><text:span text:style-name="T13">tarting with </text:span><text:change text:change-id="ct37401168"/><text:change-start text:change-id="ct37834384"/><text:span text:style-name="T13">the first part:</text:span><text:change-end text:change-id="ct37834384"/></text:p>
      <text:p text:style-name="P14">“A two<text:change text:change-id="ct37442176"/><text:change-start text:change-id="ct37233472"/>-<text:change-end text:change-id="ct37233472"/>player <text:change text:change-id="ct37079568"/><text:change-start text:change-id="ct37019312"/><text:span text:style-name="T13">f</text:span><text:change-end text:change-id="ct37019312"/>antasy beat<text:change text:change-id="ct37244640"/><text:change-start text:change-id="ct36813008"/>-<text:change-end text:change-id="ct36813008"/>em<text:change text:change-id="ct37110288"/><text:change-start text:change-id="ct38698704"/>-<text:change-end text:change-id="ct38698704"/>up”</text:p>
      <text:p text:style-name="P15"><text:change text:change-id="ct37162752"/><text:change-start text:change-id="ct36847056"/><text:span text:style-name="T13">I</text:span><text:change-end text:change-id="ct36847056"/>n this <text:change text:change-id="ct38114880"/>sentence <text:change text:change-id="ct38530016"/><text:change-start text:change-id="ct37123872"/><text:span text:style-name="T13">there are already three pieces of information:</text:span><text:change-end text:change-id="ct37123872"/></text:p>
      <text:p text:style-name="P16"><text:span text:style-name="T97">1. </text:span><text:span text:style-name="T14">The game will be a two</text:span><text:change text:change-id="ct37235696"/><text:change-start text:change-id="ct37247472"/><text:span text:style-name="T14">-</text:span><text:change-end text:change-id="ct37247472"/><text:span text:style-name="T14">player game.</text:span><text:span text:style-name="T11"><text:line-break/></text:span><text:change text:change-id="ct37199456"/><text:change-start text:change-id="ct37202016"/><text:span text:style-name="T11">This means </text:span><text:change-end text:change-id="ct37202016"/><text:span text:style-name="T11">we need to think about </text:span><text:change text:change-id="ct37294192"/><text:change-start text:change-id="ct37103488"/><text:span text:style-name="T11">we can make</text:span><text:change-end text:change-id="ct37103488"/><text:span text:style-name="T11"> the game </text:span><text:change text:change-id="ct38425424"/><text:span text:style-name="T11">be played by two people. For this tutorial we</text:span><text:change text:change-id="ct37440672"/><text:change-start text:change-id="ct37098752"/><text:span text:style-name="T11">’ll make a multiplayer-only </text:span><text:change-end text:change-id="ct37098752"/><text:span text:style-name="T11">game </text:span><text:change text:change-id="ct37134848"/><text:change-start text:change-id="ct37350560"/><text:span text:style-name="T11">to avoid the need to implement sophisticated artificial intelligence</text:span><text:change-end text:change-id="ct37350560"/><text:span text:style-name="T11">, even though it could be extended </text:span><text:change text:change-id="ct37201136"/><text:change-start text:change-id="ct36998480"/><text:span text:style-name="T11">with AI at </text:span><text:change-end text:change-id="ct36998480"/><text:change text:change-id="ct36971552"/><text:span text:style-name="T11">a later point. Also</text:span><text:change-start text:change-id="ct36996816"/><text:span text:style-name="T11">,</text:span><text:change-end text:change-id="ct36996816"/><text:span text:style-name="T11"> we</text:span><text:change text:change-id="ct38504416"/><text:change-start text:change-id="ct38609088"/><text:span text:style-name="T11">’ll say that </text:span><text:change-end text:change-id="ct38609088"/><text:change text:change-id="ct38610352"/><text:span text:style-name="T11">it'll be a local</text:span><text:change text:change-id="ct38627920"/><text:change-start text:change-id="ct37094288"/><text:span text:style-name="T11">-</text:span><text:change-end text:change-id="ct37094288"/><text:span text:style-name="T11">only game so we don't need to </text:span><text:change text:change-id="ct38690416"/><text:change-start text:change-id="ct36805584"/><text:span text:style-name="T11">get into building </text:span><text:change-end text:change-id="ct36805584"/><text:change-start text:change-id="ct36819600"/><text:span text:style-name="T11">in </text:span><text:change-end text:change-id="ct36819600"/><text:span text:style-name="T11">networking </text:span><text:change-start text:change-id="ct36856352"/><text:span text:style-name="T11">support </text:span><text:change-end text:change-id="ct36856352"/><text:span text:style-name="T11">yet. As with the AI, networking can be added later on.</text:span></text:p>
      <text:p text:style-name="P16"><text:span text:style-name="T99">2. </text:span><text:span text:style-name="T15">It'll be fantasy</text:span><text:change text:change-id="ct36978672"/><text:change-start text:change-id="ct36916608"/><text:span text:style-name="T15">-</text:span><text:change-end text:change-id="ct36916608"/><text:span text:style-name="T15">themed</text:span><text:span text:style-name="T11"><text:line-break/></text:span><text:change-start text:change-id="ct37015600"/><text:span text:style-name="T11">This gives us more freedom to choose which elements to incorporate into the </text:span><text:change-end text:change-id="ct37015600"/><text:change-start text:change-id="ct37056240"/><text:span text:style-name="T11">story and setting, and</text:span><text:change-end text:change-id="ct37056240"/><text:change text:change-id="ct37046288"/><text:change text:change-id="ct37053040"/><text:change text:change-id="ct36854080"/><text:change text:change-id="ct37015824"/><text:change text:change-id="ct37050128"/><text:change-start text:change-id="ct37028000"/><text:span text:style-name="T11"> </text:span><text:change-end text:change-id="ct37028000"/><text:change text:change-id="ct36997040"/><text:change-start text:change-id="ct38606048"/><text:span text:style-name="T11">doesn’t constrain us to the bounds of real-world </text:span><text:change-end text:change-id="ct38606048"/><text:change text:change-id="ct37015360"/><text:change text:change-id="ct37020272"/><text:change-start text:change-id="ct37226880"/><text:span text:style-name="T11">accuracy.</text:span><text:change-end text:change-id="ct37226880"/></text:p>
      <text:p text:style-name="P16"><text:span text:style-name="T99">3. </text:span><text:span text:style-name="T15">Its genre will be a beat</text:span><text:change text:change-id="ct36846704"/><text:change-start text:change-id="ct37241376"/><text:span text:style-name="T15">-</text:span><text:change-end text:change-id="ct37241376"/><text:span text:style-name="T15">em</text:span><text:change text:change-id="ct36907456"/><text:change-start text:change-id="ct36986096"/><text:span text:style-name="T15">-</text:span><text:change-end text:change-id="ct36986096"/><text:span text:style-name="T15">up</text:span><text:span text:style-name="T11"><text:line-break/>Knowing the genre</text:span><text:change text:change-id="ct36984704"/><text:change-start text:change-id="ct37050512"/><text:span text:style-name="T11">,</text:span><text:change-end text:change-id="ct37050512"/><text:span text:style-name="T11"> we can </text:span><text:change text:change-id="ct36994048"/><text:change-start text:change-id="ct36888096"/><text:span text:style-name="T11">get inspiration from </text:span><text:change-end text:change-id="ct36888096"/><text:span text:style-name="T11">other games that fall in</text:span><text:change-start text:change-id="ct36971248"/><text:span text:style-name="T11">to</text:span><text:change-end text:change-id="ct36971248"/><text:span text:style-name="T11"> this genre</text:span><text:change text:change-id="ct36971008"/><text:change-start text:change-id="ct36916832"/><text:span text:style-name="T11">.</text:span><text:change-end text:change-id="ct36916832"/></text:p>
      <text:p text:style-name="P13">The next part is</text:p>
      <text:p text:style-name="P17"><text:span text:style-name="T11">“taking place </text:span>in <text:span text:style-name="T11">a world </text:span><text:change text:change-id="ct37183904"/><text:change-start text:change-id="ct37184128"/><text:span text:style-name="T11">inspired by</text:span><text:change-end text:change-id="ct37184128"/><text:change text:change-id="ct37190864"/><text:change-start text:change-id="ct37191088"/><text:span text:style-name="T11"> the </text:span><text:change-end text:change-id="ct37191088"/><text:span text:style-name="T11">old </text:span><text:change text:change-id="ct37200416"/><text:change-start text:change-id="ct37200640"/><text:span text:style-name="T11">J</text:span><text:change-end text:change-id="ct37200640"/><text:span text:style-name="T11">apan”</text:span></text:p>
      <text:p text:style-name="P18">This part describes the level style and visual appearance of the game. It describes that it will <text:change text:change-id="ct37214880"/><text:change-start text:change-id="ct37237824"/><text:span text:style-name="T13">take place</text:span><text:change-end text:change-id="ct37237824"/> in an old <text:change text:change-id="ct37245568"/><text:change-start text:change-id="ct37245312"/><text:span text:style-name="T13">J</text:span><text:change-end text:change-id="ct37245312"/>apan<text:change text:change-id="ct37255680"/><text:change-start text:change-id="ct37255408"/>-<text:span text:style-name="T13">themed </text:span><text:change-end text:change-id="ct37255408"/>world, so we <text:change text:change-id="ct37266912"/><text:change-start text:change-id="ct37238048"/><text:span text:style-name="T13">try and lo</text:span><text:change-end text:change-id="ct37238048"/><text:change-start text:change-id="ct37271712"/><text:span text:style-name="T13">ok for </text:span><text:change-end text:change-id="ct37271712"/>information<text:change text:change-id="ct37267136"/> about old <text:change text:change-id="ct37271360"/><text:change-start text:change-id="ct37325392"/><text:span text:style-name="T13">J</text:span><text:change-end text:change-id="ct37325392"/>apa<text:change text:change-id="ct37325616"/><text:change-start text:change-id="ct37335936"/><text:span text:style-name="T13">n, such as the architectural </text:span><text:change-end text:change-id="ct37335936"/><text:change-start text:change-id="ct37336160"/><text:span text:style-name="T13">and fashion styles</text:span><text:change-end text:change-id="ct37336160"/><text:change text:change-id="ct37700048"/>. <text:change text:change-id="ct37700272"/><text:change-start text:change-id="ct38612608"/><text:span text:style-name="T388">Remember that w</text:span><text:change-end text:change-id="ct38612608"/>e don't need to be <text:change text:change-id="ct38612832"/><text:change-start text:change-id="ct36809664"/><text:span text:style-name="T388">completely accurate as we are merely building a fantasy world inspired b</text:span><text:change-end text:change-id="ct36809664"/><text:change-start text:change-id="ct36809888"/><text:span text:style-name="T388">y it, rather than making an exact copy of that time.</text:span><text:change-end text:change-id="ct36809888"/><text:change text:change-id="ct36829600"/><text:change-start text:change-id="ct36829824"/><text:span text:style-name="T388"> <text:s/>We can even take elements from different periods in Japanese history.</text:span><text:change-end text:change-id="ct36829824"/><text:change text:change-id="ct36843728"/></text:p>
      <text:p text:style-name="P18">The last part of the idea describes the following</text:p>
      <text:p text:style-name="P14">“creatures fighting for the big pri<text:change text:change-id="ct37093568"/><text:change-start text:change-id="ct37093792"/><text:span text:style-name="T389">z</text:span><text:change-end text:change-id="ct37093792"/>e”</text:p>
      <text:p text:style-name="P18"><text:change text:change-id="ct37118800"/><text:change-start text:change-id="ct37121888"/><text:soft-page-break/><text:span text:style-name="T389">This sentence tells us that the </text:span><text:change-end text:change-id="ct37121888"/><text:change text:change-id="ct37122112"/>fighters will be fantasy creatures. <text:span text:style-name="T16">For example, we can take anthropomorphic animals as well as come up with </text:span><text:change text:change-id="ct37124640"/><text:change-start text:change-id="ct37129840"/><text:span text:style-name="T16">completely new ideas here</text:span><text:change-end text:change-id="ct37129840"/><text:span text:style-name="T16">.</text:span></text:p>
      <text:p text:style-name="P19">The other part of this sentence describes their motivation <text:change text:change-id="ct37129488"/><text:change-start text:change-id="ct37166464"/><text:span text:style-name="T389">for</text:span><text:change-end text:change-id="ct37166464"/> attending the fights<text:change-start text:change-id="ct37177248"/>, <text:span text:style-name="T389">which is very important </text:span><text:change-end text:change-id="ct37177248"/><text:change text:change-id="ct37177472"/><text:change-start text:change-id="ct37179792"/><text:span text:style-name="T389">to keep in mind when </text:span><text:change-end text:change-id="ct37179792"/>writing a story for it.</text:p>
      <text:h text:style-name="P677" text:outline-level="2"><text:bookmark-start text:name="__RefHeading__566_1742601547"/>Fine-tuning the idea<text:bookmark-end text:name="__RefHeading__566_1742601547"/></text:h>
      <text:p text:style-name="P20"><text:span text:style-name="T38">A</text:span><text:span text:style-name="T6">s soon as you have the basic </text:span><text:change text:change-id="ct37157568"/><text:change-start text:change-id="ct37140736"/><text:span text:style-name="T69">i</text:span><text:change-end text:change-id="ct37140736"/><text:span text:style-name="T6">deas </text:span><text:change text:change-id="ct37117200"/><text:change-start text:change-id="ct37097648"/><text:span text:style-name="T69">written down, </text:span><text:change-end text:change-id="ct37097648"/><text:span text:style-name="T6">we can continue </text:span><text:change text:change-id="ct36857072"/><text:change-start text:change-id="ct37170400"/><text:span text:style-name="T69">to </text:span><text:change-end text:change-id="ct37170400"/><text:span text:style-name="T6">fine-tun</text:span><text:change text:change-id="ct38696832"/><text:change-start text:change-id="ct37177696"/><text:span text:style-name="T69">e</text:span><text:change-end text:change-id="ct37177696"/><text:span text:style-name="T6"> the ideas by extending them and removing </text:span><text:change text:change-id="ct38690640"/><text:change-start text:change-id="ct37018976"/><text:span text:style-name="T70">parts </text:span><text:change-end text:change-id="ct37018976"/><text:span text:style-name="T6">that are to</text:span><text:change-start text:change-id="ct38610576"/><text:span text:style-name="T69">o</text:span><text:change-end text:change-id="ct38610576"/><text:span text:style-name="T6"> much</text:span><text:change text:change-id="ct38696496"/><text:span text:style-name="T6">.</text:span></text:p>
      <text:p text:style-name="P21">This part is important as it will help you by finding the right balance between the things you want and the things you can do within a reasonable time<text:change-start text:change-id="ct36856576"/>. <text:span text:style-name="T390">After all, </text:span><text:change-end text:change-id="ct36856576"/><text:change text:change-id="ct36805808"/>you want to play the game someday, don't you? <text:change text:change-id="ct36819824"/><text:change-start text:change-id="ct37101936"/><text:span text:style-name="T390">The amount of time </text:span><text:change-end text:change-id="ct37101936"/>you can put into the game depends on how <text:change text:change-id="ct38680736"/><text:change-start text:change-id="ct38680960"/><text:span text:style-name="T390">big the team is, </text:span><text:change-end text:change-id="ct38680960"/>or if you're just a single developer, how much knowledge you have and how fast you can work<text:change text:change-id="ct36839200"/><text:change-start text:change-id="ct36839424"/>.<text:change-end text:change-id="ct36839424"/></text:p>
      <text:p text:style-name="P22"><text:span text:style-name="T6">To get a </text:span><text:change text:change-id="ct38115680"/><text:change-start text:change-id="ct38676960"/><text:span text:style-name="T70">good feel</text:span><text:change-end text:change-id="ct38676960"/><text:span text:style-name="T6"> for this</text:span><text:change-start text:change-id="ct38677184"/><text:span text:style-name="T6">,</text:span><text:change-end text:change-id="ct38677184"/><text:span text:style-name="T6"> you should take part in </text:span><text:change text:change-id="ct36866176"/><text:span text:style-name="T6">already existing game projects</text:span><text:change-start text:change-id="ct36866400"/><text:span text:style-name="T6">,</text:span><text:change-end text:change-id="ct36866400"/><text:span text:style-name="T6"> as well as </text:span><text:change text:change-id="ct36967840"/><text:change-start text:change-id="ct36967616"/><text:span text:style-name="T70">game jams or contests</text:span><text:change-end text:change-id="ct36967616"/><text:span text:style-name="T6"> like </text:span><text:span text:style-name="T41">the</text:span><text:span text:style-name="T6"> </text:span><text:change text:change-id="ct36985200"/><text:change-start text:change-id="ct36985424"/><text:span text:style-name="T70">PyWeek. You could also </text:span><text:change-end text:change-id="ct36985424"/><text:change text:change-id="ct37017824"/><text:change-start text:change-id="ct36916064"/><text:span text:style-name="T70">make a </text:span><text:change-end text:change-id="ct36916064"/><text:span text:style-name="T17">small project </text:span><text:change-start text:change-id="ct36955648"/><text:span text:style-name="T17"><text:s/></text:span><text:span text:style-name="T70">of your own </text:span><text:change-end text:change-id="ct36955648"/><text:span text:style-name="T17">with a really short </text:span><text:span text:style-name="T41">time frame</text:span><text:change-start text:change-id="ct36976704"/><text:span text:style-name="T41">,</text:span><text:change-end text:change-id="ct36976704"/><text:span text:style-name="T17"> </text:span><text:change text:change-id="ct36976928"/><text:change-start text:change-id="ct37120064"/><text:span text:style-name="T70">such as a </text:span><text:change-end text:change-id="ct37120064"/><text:span text:style-name="T17">week or two</text:span><text:span text:style-name="T6">. This way you'll learn much about </text:span><text:change text:change-id="ct37120288"/><text:change-start text:change-id="ct37141296"/><text:span text:style-name="T70">both your own skills</text:span><text:change-end text:change-id="ct37141296"/><text:span text:style-name="T6"> and game </text:span><text:change text:change-id="ct37141520"/><text:change-start text:change-id="ct37167376"/><text:span text:style-name="T70">development</text:span><text:change-end text:change-id="ct37167376"/><text:span text:style-name="T6"> in general. After a few projects</text:span><text:change text:change-id="ct37167600"/><text:change-start text:change-id="ct37215344"/><text:span text:style-name="T70">—</text:span><text:change-end text:change-id="ct37215344"/><text:span text:style-name="T6">no matter if </text:span><text:change-start text:change-id="ct37221232"/><text:span text:style-name="T70">they were </text:span><text:change-end text:change-id="ct37221232"/><text:span text:style-name="T6">successful or n</text:span><text:change text:change-id="ct37226112"/><text:change-start text:change-id="ct37247120"/><text:span text:style-name="T70">ot—</text:span><text:change-end text:change-id="ct37247120"/><text:span text:style-name="T6">you should know how fast you can work and what you'll </text:span><text:change text:change-id="ct37268432"/><text:change-start text:change-id="ct37303488"/><text:span text:style-name="T70">be able to get together </text:span><text:change-end text:change-id="ct37303488"/><text:span text:style-name="T6">within a given tim</text:span><text:change text:change-id="ct37305344"/><text:change-start text:change-id="ct37334496"/><text:span text:style-name="T70">e</text:span><text:change-end text:change-id="ct37334496"/><text:change text:change-id="ct37334720"/><text:change-start text:change-id="ct38522576"/><text:span text:style-name="T70">.</text:span><text:change-end text:change-id="ct38522576"/><text:span text:style-name="T6"> </text:span><text:change text:change-id="ct38618304"/><text:change-start text:change-id="ct38675328"/><text:span text:style-name="T70">This </text:span><text:change-end text:change-id="ct38675328"/><text:span text:style-name="T6">will </text:span><text:change text:change-id="ct37218480"/><text:span text:style-name="T6">help you make better games as well as finish them </text:span><text:span text:style-name="T17">at</text:span><text:span text:style-name="T6"> the end.</text:span></text:p>
      <text:p text:style-name="P23"><text:change text:change-id="ct37228624"/><text:change-start text:change-id="ct37152816"/><text:span text:style-name="T390">Another </text:span><text:change-end text:change-id="ct37152816"/><text:span text:style-name="T6">good way </text:span>to fine-tune ideas is the so called Disney-Method<text:change-start text:change-id="ct37201584"/>,<text:change-end text:change-id="ct37201584"/> where you and possibly your team members get into various thinking styles<text:change-start text:change-id="ct37236784"/>. <text:span text:style-name="T390">These styles are</text:span><text:change-end text:change-id="ct37236784"/><text:change text:change-id="ct37211104"/><text:change-start text:change-id="ct36811712"/><text:span text:style-name="T390"> the</text:span><text:change-end text:change-id="ct36811712"/> Outsiders (the neutral start and end style), Dreamers, Realizers and Critics. <text:span text:style-name="T18">For a </text:span><text:change text:change-id="ct37238992"/><text:span text:style-name="T18">more detailed description of what you have to do </text:span><text:change text:change-id="ct38675552"/><text:change-start text:change-id="ct37223760"/><text:span text:style-name="T18">for </text:span><text:change-end text:change-id="ct37223760"/><text:span text:style-name="T18">each style and how to use this method, take a look at this </text:span><text:change text:change-id="ct37187520"/><text:change-start text:change-id="ct37095808"/><text:span text:style-name="T18">W</text:span><text:change-end text:change-id="ct37095808"/><text:span text:style-name="T18">ikipedia article</text:span><text:change-start text:change-id="ct37287392"/><text:span text:style-name="T18">:</text:span><text:change-end text:change-id="ct37287392"/><text:span text:style-name="T18"> </text:span><text:a xlink:type="simple" xlink:href="https://en.wikipedia.org/wiki/Disney_method" text:style-name="Internet_20_link" text:visited-style-name="Visited_20_Internet_20_Link"><text:span text:style-name="T18">https://en.wikipedia.org/wiki/Disney_method</text:span></text:a><text:span text:style-name="T18">.</text:span></text:p>
      <text:p text:style-name="P24">For this tutorial we have the following enhancements and reductions for our ideas to be able to get the tutorial done within about a week.</text:p>
      <text:list xml:id="list8315043810593737740" text:style-name="L1">
        <text:list-item>
          <text:p text:style-name="P583">It should be a really simple game, only very few playable characters (2-3 <text:change text:change-id="ct38618080"/>should do)</text:p>
        </text:list-item>
        <text:list-item>
          <text:p text:style-name="P583"><text:change text:change-id="ct37202496"/><text:change-start text:change-id="ct37243024"/><text:span text:style-name="T391">T</text:span><text:change-end text:change-id="ct37243024"/>here <text:change text:change-id="ct37237088"/><text:change-start text:change-id="ct37241120"/><text:span text:style-name="T391">should </text:span><text:change-end text:change-id="ct37241120"/>also <text:change-start text:change-id="ct37209664"/><text:span text:style-name="T391">be </text:span><text:change-end text:change-id="ct37209664"/>only one <text:change-start text:change-id="ct36814816"/><text:span text:style-name="T391">or </text:span><text:change-end text:change-id="ct36814816"/><text:change text:change-id="ct37191312"/>two areas to play in</text:p>
        </text:list-item>
        <text:list-item>
          <text:p text:style-name="P583">We won't have networking and AI in the game</text:p>
        </text:list-item>
        <text:list-item>
          <text:p text:style-name="P583">The game will have some nice graphical effects to get a nice look</text:p>
        </text:list-item>
      </text:list>
      <text:p text:style-name="P25">Note<text:change text:change-id="ct36825920"/><text:change-start text:change-id="ct37228320"/> <text:span text:style-name="T391">that</text:span><text:change-end text:change-id="ct37228320"/> you shouldn't throw away the ideas you have <text:change text:change-id="ct37175824"/><text:change-start text:change-id="ct38662608"/><text:span text:style-name="T391">taken away </text:span><text:change-end text:change-id="ct38662608"/>from <text:change text:change-id="ct34178528"/><text:change-start text:change-id="ct36915728"/><text:span text:style-name="T391">the </text:span><text:change-end text:change-id="ct36915728"/>bigger idea<text:change-start text:change-id="ct36955872"/>. <text:change-end text:change-id="ct36955872"/><text:change text:change-id="ct37215568"/><text:change-start text:change-id="ct37303712"/><text:span text:style-name="T391">S</text:span><text:change-end text:change-id="ct37303712"/>tore <text:change text:change-id="ct38522800"/><text:change-start text:change-id="ct37018048"/><text:span text:style-name="T391">these ideas</text:span><text:change-end text:change-id="ct37018048"/> somewhere<text:change-start text:change-id="ct37102160"/> <text:span text:style-name="T391">instead</text:span><text:change-end text:change-id="ct37102160"/>, like a growing file folder with all your ideas in it, as <text:change text:change-id="ct36806240"/><text:change-start text:change-id="ct37246736"/><text:span text:style-name="T391">you may want to revisit them later</text:span><text:change-end text:change-id="ct37246736"/>.</text:p>
      <text:h text:style-name="P676" text:outline-level="2"><text:bookmark-start text:name="__RefHeading__568_1742601547"/><text:soft-page-break/>Splitting up the idea<text:bookmark-end text:name="__RefHeading__568_1742601547"/></text:h>
      <text:p text:style-name="P131"><text:span text:style-name="T39">If we have all our ideas together and tuned them to our liking, we will split them up into smaller parts that we can work on separately. Those steps can describe </text:span><text:span text:style-name="T40">a</text:span><text:span text:style-name="T39"> single work day or development steps like creating a character, building the menu, connecting all the things together. </text:span><text:span text:style-name="T40">You can also mix up both which we will also do for this Tutorial.</text:span></text:p>
      <text:p text:style-name="P89">We know that we want to finish the game within a week, so we have 7 days to plan for and if we have done that, we can further split up the days in different development steps. For the tutorial this could look like this:</text:p>
      <text:p text:style-name="P105">Day 1:</text:p>
      <text:p text:style-name="P89">Create the idea of the game write down all informations and do the basics for the application like directory structure and copying some starter files from code collections.</text:p>
      <text:p text:style-name="P89">This all is rather compact so it doesn't really need to be split any further.</text:p>
      <text:p text:style-name="P105">Day 2:</text:p>
      <text:p text:style-name="P89">Starting on the character development (models and basic player setup)</text:p>
      <text:p text:style-name="P89">Here we can split up to the following steps:</text:p>
      <text:list xml:id="list3270765255816114878" text:style-name="L2">
        <text:list-item>
          <text:list>
            <text:list-item>
              <text:p text:style-name="P585">Creating the player models</text:p>
            </text:list-item>
            <text:list-item>
              <text:p text:style-name="P629"><text:span text:style-name="T40">L</text:span><text:span text:style-name="T6">oading the player models into the game</text:span></text:p>
            </text:list-item>
            <text:list-item>
              <text:p text:style-name="P585">Developing the character functionality for one player</text:p>
            </text:list-item>
          </text:list>
        </text:list-item>
      </text:list>
      <text:p text:style-name="P105">Day 3:</text:p>
      <text:p text:style-name="P132">Adding further character functionality and environment</text:p>
      <text:p text:style-name="P132">This part can be split up as follow:</text:p>
      <text:list xml:id="list628136354177707484" text:style-name="L3">
        <text:list-item>
          <text:p text:style-name="P587">Adding a second player</text:p>
        </text:list-item>
        <text:list-item>
          <text:p text:style-name="P587">basic environment</text:p>
        </text:list-item>
        <text:list-item>
          <text:p text:style-name="P586">Implement camera positioning with distance checks to both characters </text:p>
        </text:list-item>
      </text:list>
      <text:p text:style-name="P106">Day 4:</text:p>
      <text:p text:style-name="P90">Adding menus basic options and other GUI elements for the game</text:p>
      <text:p text:style-name="P90">Here we have the following parts:</text:p>
      <text:list xml:id="list4242642040127996591" text:style-name="L4">
        <text:list-item>
          <text:p text:style-name="P630">Building the main menu using P3Ds internal <text:span text:style-name="T262">GUI</text:span> system</text:p>
        </text:list-item>
        <text:list-item>
          <text:p text:style-name="P588">Implementing K.O. handling</text:p>
        </text:list-item>
        <text:list-item>
          <text:p text:style-name="P588">Adding the options menu with simple changeable options</text:p>
        </text:list-item>
        <text:list-item>
          <text:p text:style-name="P589"><text:soft-page-break/>Add a player and level selection screen </text:p>
        </text:list-item>
      </text:list>
      <text:p text:style-name="P107">Day 5:</text:p>
      <text:p text:style-name="P91"><text:span text:style-name="T217">game</text:span> enhancements</text:p>
      <text:list xml:id="list467403316749281908" text:style-name="L5">
        <text:list-item>
          <text:p text:style-name="P591">Adding some audio</text:p>
        </text:list-item>
        <text:list-item>
          <text:p text:style-name="P592">Adding particles</text:p>
        </text:list-item>
        <text:list-item>
          <text:p text:style-name="P592">Enabling shaders and adding some appropriate ones</text:p>
        </text:list-item>
      </text:list>
      <text:p text:style-name="P107">Day 6:</text:p>
      <text:p text:style-name="P91">Debugging and performance enhancements</text:p>
      <text:p text:style-name="P107">Day 7</text:p>
      <text:p text:style-name="P91">Releasing the game</text:p>
      <text:p text:style-name="P92">The last day can be split in this parts:</text:p>
      <text:list xml:id="list3263988391284431223" text:style-name="L6">
        <text:list-item>
          <text:p text:style-name="P590">Writing a manual <text:span text:style-name="T263">and creating other game release content</text:span></text:p>
        </text:list-item>
        <text:list-item>
          <text:p text:style-name="P631"><text:span text:style-name="T42">packing </text:span><text:span text:style-name="T43">everything</text:span><text:span text:style-name="T42"> up in an executable</text:span></text:p>
        </text:list-item>
        <text:list-item>
          <text:p text:style-name="P632"><text:span text:style-name="T42">U</text:span><text:span text:style-name="T6">pload the game to a sharing platform or store</text:span></text:p>
        </text:list-item>
      </text:list>
      <text:p text:style-name="P162"/>
      <text:p text:style-name="P26"><text:span text:style-name="T42">T</text:span><text:span text:style-name="T6">hat's the plan so far, which this Tutorial will follow. Though, you can also go at your own pace and do as many or less of this points at a day as you like. </text:span><text:span text:style-name="T59">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19">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37070448"/></text:p>
      <text:h text:style-name="P703" text:outline-level="3"><text:bookmark-start text:name="__RefHeading__2171_454480273"/>Prototyping<text:bookmark-end text:name="__RefHeading__2171_454480273"/></text:h>
      <text:p text:style-name="P214"><text:span text:style-name="T19">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66"><text:span text:style-name="T6">Using Panda3D and especially python </text:span><text:span text:style-name="T63">makes </text:span><text:span text:style-name="T6">creating prototypes </text:span><text:span text:style-name="T63">really simple as you could even make the most basic Panda3D application with about 4 lines of code. This way, most of the prototypes should also fit in a single file.</text:span></text:p>
      <text:p text:style-name="P27"><text:span text:style-name="T71">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0">at a later section of this tutorial.</text:span><text:change text:change-id="ct36948992"/></text:p>
      <text:h text:style-name="P29" text:outline-level="2"><text:bookmark-start text:name="__RefHeading__3343_1086617170"/>Project plan<text:change-start text:change-id="ct37153904"/><text:span text:style-name="T390">n</text:span><text:change-end text:change-id="ct37153904"/>ing<text:bookmark-end text:name="__RefHeading__3343_1086617170"/></text:h>
      <text:p text:style-name="P254"><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62">parts, we will list them and describe what each of them should contain.</text:span></text:p>
      <text:h text:style-name="P28" text:outline-level="3"><text:bookmark-start text:name="__RefHeading__3345_1086617170"/>Design <text:change text:change-id="ct37049488"/><text:change-start text:change-id="ct37049072"/><text:span text:style-name="T392">d</text:span><text:change-end text:change-id="ct37049072"/>ocument<text:bookmark-end text:name="__RefHeading__3345_1086617170"/></text:h>
      <text:p text:style-name="P255"><text:span text:style-name="T5">A Design Document </text:span><text:span text:style-name="T84">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85">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5">Time </text:span><text:span text:style-name="T87">and human resource</text:span><text:span text:style-name="T5"> plan</text:span><text:change-start text:change-id="ct37263424"/><text:span text:style-name="T91">n</text:span><text:change-end text:change-id="ct37263424"/><text:span text:style-name="T5">ing</text:span><text:bookmark-end text:name="__RefHeading__3347_1086617170"/></text:h>
      <text:p text:style-name="P256"><text:span text:style-name="T5">Another big part of projects, especially commercial projects is time </text:span><text:span text:style-name="T87">and human resource</text:span><text:span text:style-name="T5"> planing. Most of the time you'll have a deadline to hold which is given to you by someone or, if you don't have someone that gives you a deadline, set </text:span><text:span text:style-name="T87">by</text:span><text:span text:style-name="T5"> yourself. A deadline will definitely help you finish a project as you have </text:span><text:span text:style-name="T86">something to work up to and may need to make decisions on dropping or shorten parts of the project to finish it in time </text:span><text:span text:style-name="T87">even if you don't hit the deadline in the end</text:span><text:span text:style-name="T86">.</text:span></text:p>
      <text:p text:style-name="P10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257"><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46">If you're one of those who can't say how much time you have to work on the project due to other more important things like your job or family, you must use the spare time you have for your project as efficient as possible. <text:span text:style-name="T240">You should try to skip all things which wont work</text:span> <text:span text:style-name="T240">for you like for example a detailed time chart as described above. Though, you should always take notes of the current state of your project and have a good overview of what's to be done as you may never know </text:span><text:soft-page-break/><text:span text:style-name="T240">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46"/>
      <text:h text:style-name="P684" text:outline-level="2"><text:bookmark-start text:name="__RefHeading__3879_1370867611"/>Game Design<text:bookmark-end text:name="__RefHeading__3879_1370867611"/></text:h>
      <text:p text:style-name="P287">Now that you know how to plan a project and get a general idea as well as a bit more detailed idea, lets take a look at the game design.</text:p>
      <text:p text:style-name="P288">A game design consists of a few parts which we will describe in this section. Basically in a game design, the game's look and feel <text:span text:style-name="T261">will be described.</text:span></text:p>
      <text:p text:style-name="P289">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70"><text:span text:style-name="T65">One of the first things to do, w</text:span><text:span text:style-name="T6">hile writing down your ideas, </text:span><text:span text:style-name="T65">is</text:span><text:span text:style-name="T6"> mak</text:span><text:span text:style-name="T65">ing</text:span><text:span text:style-name="T6"> as many images as possible visualizing your </text:span><text:span text:style-name="T65">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64">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64">especially the visualization of specific things like if you have for example special markings to show objects the player can climb up in the game or how enemies should be tracked.</text:span></text:p>
      <text:p text:style-name="P103">Those concept arts will accompany you throughout the creational process of the game and always are a good thing to look at when implementing features or especially creating the final artwork of the game.</text:p>
      <text:p text:style-name="P103">But the most important thing concept art is for, is showing others what you thought, because pictures say more than a thousand words.</text:p>
      <text:h text:style-name="Heading_20_3" text:outline-level="3"><text:bookmark-start text:name="__RefHeading__6222_199447576"/>Character <text:change text:change-id="ct36861264"/><text:change-start text:change-id="ct37274224"/><text:span text:style-name="T392">d</text:span><text:change-end text:change-id="ct37274224"/>esign<text:bookmark-end text:name="__RefHeading__6222_199447576"/></text:h>
      <text:p text:style-name="P344">Secondly, one of the most important parts of almost all games is the character design. <text:span text:style-name="T325">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72"><text:span text:style-name="T251">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51">hence you should always try to use already set standards wherever possible. Though, to not simply reinvent an already existing game, you should add something new to it and change some behavior if it could be done better or extended.</text:span></text:p>
      <text:p text:style-name="P273">Creating gameplay you also should take a look at what the fun part of your game should be and try to use it throughout the game and slowly add features to it while the player process through the game to keep the main idea interesting from start to end.</text:p>
      <text:p text:style-name="P275">The gameplay design should also contain the necessary information about how the player moves through the levels and the goal of the game.</text:p>
      <text:p text:style-name="P275">Also within this section, <text:span text:style-name="T264">additional to the general how the player should move throught the game,</text:span> you should define how the player controls the character and other things in the game, even the menus within it, <text:span text:style-name="T264">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71">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73">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60">ay</text:span>er session.</text:p>
      <text:h text:style-name="Heading_20_3" text:outline-level="3"><text:bookmark-start text:name="__RefHeading__3887_1370867611"/>Level <text:change text:change-id="ct36876560"/><text:change-start text:change-id="ct36928512"/><text:span text:style-name="T392">d</text:span><text:change-end text:change-id="ct36928512"/>esign<text:bookmark-end text:name="__RefHeading__3887_1370867611"/></text:h>
      <text:p text:style-name="P274">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74">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74">In the basic level design, you should plan the layout of the maps or open world and the style how the levels, worlds, dungeons and so on should look.</text:p>
      <text:p text:style-name="P348">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37045808"/><text:change-start text:change-id="ct37017520"/><text:span text:style-name="T392">d</text:span><text:change-end text:change-id="ct37017520"/>esign<text:bookmark-end text:name="__RefHeading__4484_1708564658"/></text:h>
      <text:p text:style-name="P286">One of the parts you also have to define in the gameplay is the GUI design. This contains menu styling as well as the HUD and other in game UI designs.</text:p>
      <text:p text:style-name="P286">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86">The HUD on the other hand should be <text:span text:style-name="T259">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59">Those things can then be used by </text:span>the programmers to <text:span text:style-name="T259">set up the UI.</text:span></text:p>
      <text:h text:style-name="Heading_20_3" text:outline-level="3"><text:bookmark-start text:name="__RefHeading__6224_199447576"/>Au<text:span text:style-name="T324">d</text:span>io <text:change text:change-id="ct37058416"/><text:change-start text:change-id="ct36998112"/><text:span text:style-name="T392">d</text:span><text:change-end text:change-id="ct36998112"/>esign<text:bookmark-end text:name="__RefHeading__6224_199447576"/></text:h>
      <text:p text:style-name="P345">The last section <text:span text:style-name="T326">of</text:span> <text:span text:style-name="T326">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90">With all that, you'll have enough information to basically start the development of your game. In the next section we will show how to set up the workspace for coders and designers to be able to do the main development of the game.</text:p>
      <text:h text:style-name="P693" text:outline-level="1"><text:bookmark-start text:name="__RefHeading__570_1742601547"/>Chapter 2: Prepare<text:bookmark-end text:name="__RefHeading__570_1742601547"/></text:h>
      <text:p text:style-name="P314">Now that we have the idea and general planing for our game set, we need to prepare our workspace to be ready to start the development.</text:p>
      <text:p text:style-name="P315">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85" text:outline-level="2"><text:bookmark-start text:name="__RefHeading__2461_419954178"/>What will be used<text:bookmark-end text:name="__RefHeading__2461_419954178"/></text:h>
      <text:p text:style-name="P133">We will use Panda3D with python to write our game and blender as our 3D modeling application. Aside of that you should get some image editing software like the <text:span text:style-name="T253">G</text:span>imp or <text:span text:style-name="T253">K</text:span>rita to create textures and a text editor or IDE like emacs, <text:span text:style-name="T253">G</text:span>eany <text:span text:style-name="T111">or</text:span> <text:span text:style-name="T253">Eric</text:span> to edit your python <text:span text:style-name="T112">source code. At the end we will use a vector graphic application like InkScape for icon creation and a desktop publishing application like Scribus for the writing of the games manual.</text:span></text:p>
      <text:p text:style-name="P140">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39"><text:span text:style-name="T252">P</text:span>anda3<text:span text:style-name="T252">D</text:span> - <text:a xlink:type="simple" xlink:href="http://www.panda3d.org/" text:style-name="Internet_20_link" text:visited-style-name="Visited_20_Internet_20_Link">http://www.panda3d.org/</text:a></text:p>
      <text:p text:style-name="P139"><text:span text:style-name="T252">B</text:span>lender - <text:a xlink:type="simple" xlink:href="http://www.blender.org/" text:style-name="Internet_20_link" text:visited-style-name="Visited_20_Internet_20_Link"><text:span text:style-name="T112">http://www.blender.org/</text:span></text:a><text:span text:style-name="T112"> with yabee plugin - <text:s/></text:span><text:a xlink:type="simple" xlink:href="https://github.com/09th/YABEE" text:style-name="Internet_20_link" text:visited-style-name="Visited_20_Internet_20_Link"><text:span text:style-name="T112">https://github.com/09th/YABEE</text:span></text:a></text:p>
      <text:p text:style-name="P139"><text:span text:style-name="T252">G</text:span>imp - <text:a xlink:type="simple" xlink:href="http://www.gimp.org/" text:style-name="Internet_20_link" text:visited-style-name="Visited_20_Internet_20_Link">http://www.gimp.org/</text:a></text:p>
      <text:p text:style-name="P139"><text:span text:style-name="T252">I</text:span>nk<text:span text:style-name="T252">S</text:span>cape - <text:a xlink:type="simple" xlink:href="https://inkscape.org/" text:style-name="Internet_20_link" text:visited-style-name="Visited_20_Internet_20_Link"><text:span text:style-name="T114">https://inkscape.org/</text:span></text:a></text:p>
      <text:p text:style-name="P276"><text:span text:style-name="T252">S</text:span>cribus - <text:a xlink:type="simple" xlink:href="http://www.scribus.net/" text:style-name="Internet_20_link" text:visited-style-name="Visited_20_Internet_20_Link">http://www.scribus.net/</text:a></text:p>
      <text:p text:style-name="P277">TuxGuitar - <text:a xlink:type="simple" xlink:href="http://www.tuxguitar.com.ar/" text:style-name="Internet_20_link" text:visited-style-name="Visited_20_Internet_20_Link">http://www.tuxguitar.com.ar/</text:a></text:p>
      <text:p text:style-name="P277">Audacity - <text:a xlink:type="simple" xlink:href="http://audacityteam.org/" text:style-name="Internet_20_link" text:visited-style-name="Visited_20_Internet_20_Link">http://audacityteam.org/</text:a></text:p>
      <text:p text:style-name="P137">Due to Panda3D being usable with python it doesn't really matter which operating system you'll be using as long as you can get all the necessary things for compiling the engine if there isn't already a precompiled package available.</text:p>
      <text:p text:style-name="P137"/>
      <text:p text:style-name="P280">As a recommendation you could use UbuntuStudio as operating system for all asset creation as it comes with almost all the necessary software already preinstalled.</text:p>
      <text:h text:style-name="P29" text:outline-level="2"><text:bookmark-start text:name="__RefHeading__2463_419954178"/>The <text:change text:change-id="ct36831536"/><text:change-start text:change-id="ct36953072"/><text:span text:style-name="T392">g</text:span><text:change-end text:change-id="ct36953072"/>ame <text:change text:change-id="ct37341408"/><text:change-start text:change-id="ct38686704"/><text:span text:style-name="T392">e</text:span><text:change-end text:change-id="ct38686704"/>ngine<text:bookmark-end text:name="__RefHeading__2463_419954178"/></text:h>
      <text:p text:style-name="P134">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34">The current stable release as of time of this writing is 1.9.1.</text:span></text:p>
      <text:p text:style-name="P134">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99">Even as an artist you should have the <text:span text:style-name="T244">SDK</text:span> installed as it comes with a few tools that will help you check your models if they look good if loaded from the engine as well as some enhancement tools to prepare your models for the game.</text:p>
      <text:p text:style-name="P199">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135">After you have installed the SDK, you can continue with installing blender. If you're on a <text:span text:style-name="T244">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13">and information</text:span> of this plugin from here: <text:a xlink:type="simple" xlink:href="https://github.com/09th/YABEE" text:style-name="Internet_20_link" text:visited-style-name="Visited_20_Internet_20_Link"><text:span text:style-name="T113">https://github.com/09th/YABEE</text:span></text:a><text:span text:style-name="T113"> To install the plugin, just follow the simple instructions given in the “YABEE_HowTo” document in the “Installation” section.</text:span></text:p>
      <text:p text:style-name="P198">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52">a</text:span>udio production<text:bookmark-end text:name="__RefHeading__3954_1370867611"/></text:h>
      <text:p text:style-name="P278"><text:span text:style-name="T252">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52">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79">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97">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97">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97">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97"/>
      <text:p text:style-name="P197"/>
      <text:p text:style-name="P136">Having that done you<text:span text:style-name="T115">'ll</text:span> be ready to create awesome games and can proceed to the next section.</text:p>
      <text:h text:style-name="P691" text:outline-level="1"><text:bookmark-start text:name="__RefHeading__572_1742601547"/>Chapter 3: Develop<text:bookmark-end text:name="__RefHeading__572_1742601547"/></text:h>
      <text:p text:style-name="P138"><text:span text:style-name="T6">With a prepared workspace and a good game idea we can finally start the coding of it. </text:span><text:span text:style-name="T44">So we will start the project by creating a directory structure, some python files and some other files useful for the development.</text:span></text:p>
      <text:p text:style-name="P93">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26"><text:span text:style-name="T6">For source files a good rule of thumb is to have them rather short. For example if a file exceeds 500 lines of code you should think of splitting it up into multiple files and/or refactoring it. </text:span><text:span text:style-name="T21">Also make sure to not mix up multiple coding styles in a project, otherwise this will just hinder you from reading through the files and finding things fast as well as further coding in the project. Which coding stile you use is up to you.</text:span><text:change-start text:change-id="ct38907792"/></text:p>
      <text:h text:style-name="P29" text:outline-level="2"><text:bookmark-start text:name="__RefHeading___Toc47491_3425679"/><text:span text:style-name="T21">H</text:span><text:span text:style-name="T6">ow to get </text:span><text:change-end text:change-id="ct38907792"/><text:change-start text:change-id="ct38910544"/><text:span text:style-name="T6">get help</text:span><text:bookmark-end text:name="__RefHeading___Toc47491_3425679"/></text:h>
      <text:p text:style-name="P427"><text:span text:style-name="T6">As important it is to know how to develop a game, it’s equally important to know where </text:span><text:change-end text:change-id="ct38910544"/><text:change-start text:change-id="ct38919152"/><text:span text:style-name="T6">to find help if you get stuck somewhere </text:span><text:span text:style-name="T72">or find a bug in the engine or just need help on something</text:span><text:span text:style-name="T6">. </text:span><text:span text:style-name="T80">Hence, before we begin to dive into coding,</text:span><text:span text:style-name="T6"> </text:span><text:span text:style-name="T80">t</text:span><text:span text:style-name="T6">his chapter will tell you where you can find help for Panda3D </text:span><text:span text:style-name="T80">application development.</text:span></text:p>
      <text:p text:style-name="P430">There are a few sources you can check when you get stuck with a coding problem in your development <text:span text:style-name="T422">process.</text:span> <text:span text:style-name="T422">T</text:span>he first choice should be to consult the manual <text:span text:style-name="T422">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428"><text:change-end text:change-id="ct38919152"/><text:change-start text:change-id="ct38910144"/><text:span text:style-name="T6">If you can’t find a topic on the forum but need a “quick” answers your best bet would be the IRC channel of Panda3D which is named #panda3d and is located on the f</text:span><text:change-end text:change-id="ct38910144"/><text:change-start text:change-id="ct38903264"/><text:span text:style-name="T6">reenode IRC network. If you don’t have an IRC client you can use one of the many web-clients. Usually the best times to ask your questions is </text:span><text:change-end text:change-id="ct38903264"/><text:change-start text:change-id="ct38913792"/><text:span text:style-name="T6">during CET daytime</text:span><text:change-end text:change-id="ct38913792"/><text:change-start text:change-id="ct38918000"/><text:span text:style-name="T6">.</text:span><text:change-end text:change-id="ct38918000"/><text:change-start text:change-id="ct38914352"/><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429"><text:change-end text:change-id="ct38914352"/><text:change-start text:change-id="ct38915632"/><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79">http://www.panda3d.org/forums/index.php</text:span></text:a><text:span text:style-name="T6">. Just make sure to </text:span><text:change-end text:change-id="ct38915632"/><text:change-start text:change-id="ct38909040"/><text:span text:style-name="T6">keep your posts accurate and as precise as possible giving as much information as possible</text:span><text:change-end text:change-id="ct38909040"/><text:change-start text:change-id="ct38922448"/><text:span text:style-name="T6"> </text:span><text:span text:style-name="T72">like screenshots, </text:span><text:change-end text:change-id="ct38922448"/><text:change-start text:change-id="ct38924080"/><text:span text:style-name="T72">some source code and so on.</text:span><text:change-end text:change-id="ct38924080"/><text:change-start text:change-id="ct38925408"/><text:span text:style-name="T72"> Also make sure the post is in the correct </text:span><text:change-end text:change-id="ct38925408"/><text:change-start text:change-id="ct38926496"/><text:span text:style-name="T73">part of the forum</text:span><text:change-end text:change-id="ct38926496"/><text:change-start text:change-id="ct38929504"/><text:span text:style-name="T73">. </text:span><text:span text:style-name="T77">There are descriptions of what belongs where on the </text:span><text:change-end text:change-id="ct38929504"/><text:change-start text:change-id="ct38931664"/><text:span text:style-name="T77">index page of the forum within t</text:span><text:change-end text:change-id="ct38931664"/><text:change-start text:change-id="ct38930272"/><text:span text:style-name="T77">he table of sub-forums.</text:span><text:change-end text:change-id="ct38930272"/><text:change-start text:change-id="ct38939232"/><text:span text:style-name="T73"> </text:span><text:span text:style-name="T77">A</text:span><text:span text:style-name="T73">nd if you’re </text:span><text:span text:style-name="T77">still </text:span><text:span text:style-name="T73">unsure where to post, just ask </text:span><text:change-end text:change-id="ct38939232"/><text:change-start text:change-id="ct38940688"/><text:span text:style-name="T74">around if someone can assist you</text:span><text:change-end text:change-id="ct38940688"/><text:change-start text:change-id="ct38940416"/><text:span text:style-name="T73">.</text:span><text:change-end text:change-id="ct38940416"/><text:change-start text:change-id="ct38935312"/></text:p>
      <text:p text:style-name="P432"><text:span text:style-name="T73">I</text:span><text:span text:style-name="T6">n case </text:span><text:change-end text:change-id="ct38935312"/><text:change-start text:change-id="ct38944416"/><text:span text:style-name="T6">you still don’t get an answer to your question, you probably have to fiddle with the engines source code. The maintainers</text:span><text:change-end text:change-id="ct38944416"/><text:change-start text:change-id="ct38945248"/><text:span text:style-name="T6"> sure will help you to find your way through the code to the right spot as well as help you if you need to implement new functionality.</text:span></text:p>
      <text:p text:style-name="Text_20_body">After all it’s always good to know at least a bit about the underlaying <text:span text:style-name="T423">source code, </text:span>core mechanics and the structure of the engine. This will give you a better understanding of <text:span text:style-name="T423">how everything fits together</text:span> and help you creating better <text:change-end text:change-id="ct38945248"/><text:change-start text:change-id="ct38945472"/>applications with Panda3D in the end.<text:change-end text:change-id="ct38945472"/><text:change-start text:change-id="ct38947472"/></text:p>
      <text:p text:style-name="P440"><text:span text:style-name="T6">Here I will give you some</text:span><text:change-end text:change-id="ct38947472"/><text:change-start text:change-id="ct38966256"/><text:span text:style-name="T6"> dos and don’ts for IRC and the forum. </text:span><text:span text:style-name="T75">Even though they should be rather self-evident.</text:span></text:p>
      <text:p text:style-name="P109">DO:</text:p>
      <text:list xml:id="list1102077261575663940" text:style-name="L7">
        <text:list-item>
          <text:p text:style-name="P593">Be polite.</text:p>
        </text:list-item>
        <text:list-item>
          <text:p text:style-name="P633"><text:span text:style-name="T6">Be patient. </text:span><text:span text:style-name="T76">Even on the IRC channel</text:span><text:span text:style-name="T6"> it still may take </text:span><text:span text:style-name="T76">some </text:span><text:span text:style-name="T6">time until you get an answer.</text:span></text:p>
        </text:list-item>
        <text:list-item>
          <text:p text:style-name="P634"><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76">if you use IRC</text:span><text:span text:style-name="T6">.</text:span></text:p>
        </text:list-item>
        <text:list-item>
          <text:p text:style-name="P594">Try to track down your problem as much as possible and create a very simple<text:line-break/>use case / example.</text:p>
        </text:list-item>
        <text:list-item>
          <text:p text:style-name="P596">Share answers on the forum post if you found a solution so others with the same problem finding your post can use them too.</text:p>
        </text:list-item>
        <text:list-item>
          <text:p text:style-name="P597">Format your forum post for a good readability.</text:p>
        </text:list-item>
      </text:list>
      <text:p text:style-name="P110">DON’T:</text:p>
      <text:list xml:id="list4361311909581566640" text:style-name="L8">
        <text:list-item>
          <text:p text:style-name="P598">Be rude.</text:p>
        </text:list-item>
        <text:list-item>
          <text:p text:style-name="P598">Flood the channel.</text:p>
        </text:list-item>
        <text:list-item>
          <text:p text:style-name="P599">Try to get answers for illegal things.</text:p>
        </text:list-item>
        <text:list-item>
          <text:p text:style-name="P595">Post a problem on the forum that already has been addressed.</text:p>
        </text:list-item>
        <text:list-item>
          <text:p text:style-name="P600">Ask people to do all your work.<text:change-end text:change-id="ct38966256"/></text:p>
        </text:list-item>
      </text:list>
      <text:p text:style-name="P431"><text:change-start text:change-id="ct38972112"/><text:span text:style-name="T78">A</text:span><text:span text:style-name="T6">side of those, you should use common sense when asking questions and don</text:span><text:change-end text:change-id="ct38972112"/><text:change-start text:change-id="ct38973856"/><text:span text:style-name="T6">’t be afraid to make mistakes, that’s what you can learn from.</text:span><text:change-end text:change-id="ct38973856"/><text:change-start text:change-id="ct38975344"/></text:p>
      <text:p text:style-name="P104"/>
      <text:p text:style-name="P30"><text:change-end text:change-id="ct38975344"/><text:change text:change-id="ct38975568"/><text:change-start text:change-id="ct38975792"/><text:span text:style-name="T78">With that in mind,</text:span><text:change-end text:change-id="ct38975792"/><text:change-start text:change-id="ct38976016"/><text:span text:style-name="T78"> you know where to look if you got stuck</text:span><text:change-end text:change-id="ct38976016"/><text:change text:change-id="ct38976240"/><text:change-start text:change-id="ct38976624"/><text:span text:style-name="T78">. Now</text:span><text:change-end text:change-id="ct38976624"/><text:span text:style-name="T21"> </text:span><text:change text:change-id="ct38977824"/><text:span text:style-name="T21">we</text:span><text:change text:change-id="ct38979104"/><text:change-start text:change-id="ct38980576"/><text:span text:style-name="T21"> </text:span><text:change-end text:change-id="ct38980576"/><text:change text:change-id="ct38980800"/><text:change-start text:change-id="ct38982304"/><text:span text:style-name="T79">can</text:span><text:change-end text:change-id="ct38982304"/><text:span text:style-name="T21"> continue with creating the project for this tutorial.</text:span><text:change text:change-id="ct38984096"/><text:change text:change-id="ct38983872"/><text:change-start text:change-id="ct38985296"/></text:p>
      <text:h text:style-name="P29" text:outline-level="2"><text:bookmark-start text:name="__RefHeading__574_1742601547"/><text:change-end text:change-id="ct38985296"/>Preparing the structures<text:bookmark-end text:name="__RefHeading__574_1742601547"/></text:h>
      <text:p text:style-name="P141"><text:span text:style-name="T38">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41"><text:span text:style-name="T6">For this tutorial </text:span><text:span text:style-name="T45">we will create a directory called “P3D Tutorial”. </text:span><text:span text:style-name="T46">Within this directory create two folders and name them “design” and “game”. The design folder will be used to store all our </text:span><text:span text:style-name="T47">source files for the assets like blender model and gimp image files. The game directory will contain our python source files and an final assets for the game.</text:span></text:p>
      <text:p text:style-name="P88">The last folder we will create for now is called “assets” and is located in our “game” directory. This will contain the final assets of the game which are egg files, textures and particles.</text:p>
      <text:p text:style-name="P94">Within the assets folder you can also already create two other directories, one called “characters” and the other called “levels”. These will respectively be used to store the character models and textures and the selectable level models usable in the game.</text:p>
      <text:p text:style-name="P88">All the other folders which we need will be created later during the development as soon as they become necessary. So for now we have the following structure:</text:p>
      <text:p text:style-name="P32">/P3D Tutorial/<text:line-break/>/P3D Tutorial/design<text:line-break/>/P3D Tutorial/game<text:line-break/>/P3D Tutorial/game/assets<text:line-break/>/P3D Tutorial/game/assets/<text:span text:style-name="T117">characters</text:span><text:line-break/>/P3D Tutorial/game/assets/<text:span text:style-name="T117">levels</text:span><text:change text:change-id="ct37325008"/></text:p>
      <text:h text:style-name="P683" text:outline-level="2"><text:bookmark-start text:name="__RefHeading__576_1742601547"/>Creating a simple P3D application<text:bookmark-end text:name="__RefHeading__576_1742601547"/></text:h>
      <text:p text:style-name="P142"><text:span text:style-name="T38">N</text:span><text:span text:style-name="T6">ow that we have a base for our project we can </text:span><text:span text:style-name="T48">finally get some code to start a minimalistic Panda3D application to see if everything is working</text:span><text:span text:style-name="T6">. </text:span><text:span text:style-name="T48">Most time the base of a Panda3D application is the same, you load and set some configurations prepare your game content and at the end start the engines main loop. Therefor you can safely use some already made code snippets to get you started faster. </text:span><text:span text:style-name="T49">These snippets and sample codes can be found at various places on the web, most of them in the Panda3D forums which are also a good place to ask questions if you have any troubles with the engine. </text:span><text:span text:style-name="T48">On collection of such snippets, </text:span><text:span text:style-name="T49">made by the author of this tutorial, </text:span><text:span text:style-name="T48">can </text:span><text:span text:style-name="T49">also </text:span><text:span text:style-name="T48">be f</text:span><text:span text:style-name="T49">ou</text:span><text:span text:style-name="T48">nd at Launchpad: </text:span><text:a xlink:type="simple" xlink:href="https://launchpad.net/panda3dcodecollection" text:style-name="Internet_20_link" text:visited-style-name="Visited_20_Internet_20_Link">https://launchpad.net/panda3dcodecollection</text:a><text:span text:style-name="T49"> For this tutorial we will also use some parts of this collection, so either check it out locally or just download the parts you need at that time.</text:span></text:p>
      <text:p text:style-name="P143">The first part of code will always be the main.py script so copy the “template for main.py” script into your …<text:span text:style-name="T47">/P3D Tutorial</text:span>/game/ folder and rename it to main.py.</text:p>
      <text:p text:style-name="P145">Before we start the script for the first time, we need to change <text:span text:style-name="T353">some</text:span> things in this file to fit our projects details.</text:p>
      <text:p text:style-name="P382">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144">Search for the line __builtin__.appName = "Game Name" and change Game Name to something more fitting. For this tutorial <text:span text:style-name="T245">we will use Japanese words for Battle Creatures,</text:span> <text:span text:style-name="T246">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65">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47">m</text:span>atically. But that's all up to you.</text:p>
      <text:p text:style-name="P239">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78" text:outline-level="2"><text:bookmark-start text:name="__RefHeading__801_1998868699"/>Make a character<text:bookmark-end text:name="__RefHeading__801_1998868699"/></text:h>
      <text:p text:style-name="P101">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102">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696" text:outline-level="3"><text:bookmark-start text:name="__RefHeading__803_1998868699"/>Creating characters<text:bookmark-end text:name="__RefHeading__803_1998868699"/></text:h>
      <text:p text:style-name="P147"><text:span text:style-name="T6">We won't get </text:span><text:span text:style-name="T54">that </text:span><text:span text:style-name="T6">much into detail on how to create characters with blender </text:span><text:span text:style-name="T66">in this tutorial</text:span><text:span text:style-name="T6">, therefor many good tutorials already exist and we would just copy them in the end. </text:span><text:span text:style-name="T67">Also i</text:span><text:span text:style-name="T66">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6">. </text:span><text:span text:style-name="T6">So we only show you some tips and tricks for how to make them game ready </text:span><text:span text:style-name="T67">with Blender</text:span><text:span text:style-name="T6"> and usable in a Panda3D game.</text:span></text:p>
      <text:p text:style-name="P146">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46"><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48"><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95"><text:soft-page-break/>Here are now a few things that you can use if you create your own characters for games.</text:p>
      <text:list xml:id="list2183940183941208802" text:style-name="L9">
        <text:list-item>
          <text:p text:style-name="P601">Make sure the origin of the character is at it's very bottom. This will greatly simplify the correct placing of it in the world.</text:p>
        </text:list-item>
        <text:list-item>
          <text:p text:style-name="P601">Keep the polycount low, even if current graphics cards can handle a bunch of polygons already, you should use other <text:span text:style-name="T124">better suited </text:span>tricks to enhance the realism and look of your characters.</text:p>
          <text:list>
            <text:list-item>
              <text:p text:style-name="P635"><text:span text:style-name="T6">Hav</text:span><text:span text:style-name="T52">ing</text:span><text:span text:style-name="T6"> good textures for your characters fitting the style you want for the game</text:span></text:p>
            </text:list-item>
            <text:list-item>
              <text:p text:style-name="P635"><text:span text:style-name="T52">U</text:span><text:span text:style-name="T6">se specialized shaders like bump-</text:span><text:span text:style-name="T52">map</text:span><text:span text:style-name="T6">/normal-map and ambient occlusion. </text:span><text:span text:style-name="T50">The </text:span><text:span text:style-name="T58">textures you need for those</text:span><text:span text:style-name="T50"> can be generated from higher polygon models that have been created with sculpting tools and then baked on a lower polygon model. </text:span><text:span text:style-name="T51">The keyword you can search for </text:span><text:span text:style-name="T58">on this topic</text:span><text:span text:style-name="T51"> is retopo (“remake topology”). There are several ways on doing that </text:span><text:span text:style-name="T58">reaching</text:span><text:span text:style-name="T51"> from handmade to automatic tools.</text:span></text:p>
              <text:list>
                <text:list-item>
                  <text:p text:style-name="P636"><text:span text:style-name="T51">I</text:span><text:span text:style-name="T6">f possible, use real existing objects for your high polygon models and textures. These can be </text:span><text:span text:style-name="T61">for example be </text:span><text:span text:style-name="T6">scanned with 3D-Scanners</text:span></text:p>
                </text:list-item>
              </text:list>
            </text:list-item>
          </text:list>
        </text:list-item>
        <text:list-item>
          <text:p text:style-name="P602">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603">Keep an eye on the objects name for example don't keep the default names <text:span text:style-name="T199">like</text:span> cube <text:span text:style-name="T199">or bone.001</text:span>, especially if <text:span text:style-name="T199">it does</text:span>n't even <text:span text:style-name="T199">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604">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605">In blender, use Actions for animations. These can simply be exported by the yabee plugin.</text:p>
        </text:list-item>
        <text:list-item>
          <text:p text:style-name="P606"><text:span text:style-name="T198">Also for animations, u</text:span>se motion capturing <text:span text:style-name="T198">and rotoscope the animation from real world movements.</text:span></text:p>
        </text:list-item>
        <text:list-item>
          <text:p text:style-name="P607">If you can't afford <text:span text:style-name="T199">highly</text:span> detailed animations, <text:span text:style-name="T199">you can also create animations with only a few main key frames in the most extreme poses of an animation. Those can then be automatically be smoothed and procedurally controlled with IKs within the application.</text:span></text:p>
        </text:list-item>
        <text:list-item>
          <text:p text:style-name="P604">Use a version control system for your files this will let you move back to earlier versions of the files whenever you break or messed something up in them.</text:p>
        </text:list-item>
      </text:list>
      <text:p text:style-name="P146"><text:span text:style-name="T6">This tutorial comes with two character models in the .blend </text:span><text:span text:style-name="T53">and .egg</text:span><text:span text:style-name="T6"> file format that you can use for the game.</text:span></text:p>
      <text:p text:style-name="P96">If you want to export the egg file from the blend file by yourself, you need to follow these steps.</text:p>
      <text:list xml:id="list9212442774385060022" text:style-name="L10">
        <text:list-item>
          <text:p text:style-name="P608"><text:soft-page-break/>Deselect everything and then select only the low polygon character model and the armature</text:p>
        </text:list-item>
        <text:list-item>
          <text:p text:style-name="P610">Make sure in the Dope Sheet (Action Editor Mode) the current action is unlinked and all actions have a fake user. Otherwise yabee will export the current animation twice with a .001.egg extension.</text:p>
        </text:list-item>
        <text:list-item>
          <text:p text:style-name="P608">Go to File → Export → Panda3D (.egg)</text:p>
        </text:list-item>
        <text:list-item>
          <text:p text:style-name="P608">Enter a name for the exported file</text:p>
        </text:list-item>
        <text:list-item>
          <text:p text:style-name="P609">make sure <text:span text:style-name="T138">that the following checkboxes on the left pane are checked</text:span></text:p>
          <text:list>
            <text:list-item>
              <text:p text:style-name="P609">“Copy texture files” and the “Tex. path” is <text:span text:style-name="T121">set appropriate</text:span></text:p>
            </text:list-item>
            <text:list-item>
              <text:p text:style-name="P610">“All actions as animations”</text:p>
            </text:list-item>
          </text:list>
        </text:list-item>
        <text:list-item>
          <text:p text:style-name="P609">Hit “Export to Panda3D EGG” on the top right.</text:p>
        </text:list-item>
        <text:list-item>
          <text:p text:style-name="P611">After the model and animations have been exported you can copy and rename them to fit your need. <text:span text:style-name="T167">(For this tutorial you should name the main model to char.egg and from the others you should remove the character#- prefix. This is also described below again.)</text:span></text:p>
        </text:list-item>
      </text:list>
      <text:p text:style-name="P313"/>
      <text:p text:style-name="P313">With all that information you should now be able to create character models for this tutorial game and other games you like to createn.</text:p>
      <text:p text:style-name="P313"/>
      <text:p text:style-name="P313">From now on we will start with the coding work that has to be done to get the character into the game.</text:p>
      <text:h text:style-name="P704" text:outline-level="3"><text:bookmark-start text:name="__RefHeading__805_1998868699"/>Bring the characters into the game<text:bookmark-end text:name="__RefHeading__805_1998868699"/></text:h>
      <text:p text:style-name="P173"><text:span text:style-name="T38">N</text:span><text:span text:style-name="T6">ow that we have a character for our game, we need to bring it into our game. </text:span><text:span text:style-name="T56">To do that,</text:span><text:span text:style-name="T55"> copy the characters egg and texture (.png) files into a sub folder of the assets/characters directory called “character1” </text:span><text:span text:style-name="T60">and rename the main model file to char.egg and the animations to the lowercase name with only the animation description like “idle.egg”, “walk.egg” or “kick_r.egg”</text:span><text:span text:style-name="T55">. </text:span><text:span text:style-name="T56">Having them now at the right place, we can write the code necessary for loading them into the game.</text:span></text:p>
      <text:h text:style-name="P33" text:outline-level="4"><text:bookmark-start text:name="__RefHeading__3101_49737548"/>Basic <text:change text:change-id="ct39109792"/><text:change-start text:change-id="ct39110256"/><text:span text:style-name="T392">s</text:span><text:change-end text:change-id="ct39110256"/>etup<text:bookmark-end text:name="__RefHeading__3101_49737548"/></text:h>
      <text:p text:style-name="P149"><text:span text:style-name="T6">As we won't load the characters directly in our main.py script we first create another file where we store our player parts in. In </text:span><text:span text:style-name="T57">the game directory </text:span><text:span text:style-name="T6">create an empty file and name it player.py. </text:span><text:span text:style-name="T57">This will be used to load our character, handle user input and store some values like health for the character.</text:span></text:p>
      <text:p text:style-name="Code"><text:change-start text:change-id="ct39104880"/><text:span text:style-name="_5f_OOoComputerComment">#!/usr/bin/python</text:span><text:change-end text:change-id="ct39104880"/></text:p>
      <text:p text:style-name="Code"><text:change-start text:change-id="ct39100832"/><text:span text:style-name="_5f_OOoComputerIdent">__author__</text:span><text:change-end text:change-id="ct39100832"/> <text:change-start text:change-id="ct39101504"/><text:span text:style-name="_5f_OOoComputerSpecial">=</text:span><text:change-end text:change-id="ct39101504"/> <text:change-start text:change-id="ct39103552"/><text:span text:style-name="_5f_OOoComputerLiteral">"Fireclaw the Fox"</text:span><text:change-end text:change-id="ct39103552"/></text:p>
      <text:p text:style-name="Code"><text:change-start text:change-id="ct39111248"/><text:span text:style-name="_5f_OOoComputerIdent">__license__</text:span><text:change-end text:change-id="ct39111248"/> <text:change-start text:change-id="ct39111472"/><text:span text:style-name="_5f_OOoComputerSpecial">=</text:span><text:change-end text:change-id="ct39111472"/> <text:change-start text:change-id="ct39111856"/><text:span text:style-name="_5f_OOoComputerLiteral">"""</text:span><text:change-end text:change-id="ct39111856"/></text:p>
      <text:p text:style-name="Code"><text:change-start text:change-id="ct39112560"/><text:span text:style-name="_5f_OOoComputerIdent">Simplified</text:span><text:change-end text:change-id="ct39112560"/> <text:change-start text:change-id="ct39112784"/><text:span text:style-name="_5f_OOoComputerIdent">BSD</text:span><text:change-end text:change-id="ct39112784"/> <text:change-start text:change-id="ct39114128"/><text:span text:style-name="_5f_OOoComputerSpecial">(</text:span><text:span text:style-name="_5f_OOoComputerIdent">BSD</text:span><text:change-end text:change-id="ct39114128"/> <text:change-start text:change-id="ct39119328"/><text:span text:style-name="_5f_OOoComputerLiteral">2</text:span><text:span text:style-name="_5f_OOoComputerSpecial">-</text:span><text:span text:style-name="_5f_OOoComputerIdent">Clause</text:span><text:span text:style-name="_5f_OOoComputerSpecial">)</text:span><text:change-end text:change-id="ct39119328"/> <text:change-start text:change-id="ct39122176"/><text:span text:style-name="_5f_OOoComputerIdent">License</text:span><text:span text:style-name="_5f_OOoComputerSpecial">.</text:span><text:change-end text:change-id="ct39122176"/></text:p>
      <text:p text:style-name="Code"><text:change-start text:change-id="ct39124464"/><text:span text:style-name="_5f_OOoComputerIdent">See</text:span><text:change-end text:change-id="ct39124464"/> <text:change-start text:change-id="ct39125552"/><text:span text:style-name="_5f_OOoComputerIdent">License</text:span><text:span text:style-name="_5f_OOoComputerSpecial">.</text:span><text:span text:style-name="_5f_OOoComputerIdent">txt</text:span><text:change-end text:change-id="ct39125552"/> <text:change-start text:change-id="ct39125776"/><text:span text:style-name="_5f_OOoComputerKeyWord">or</text:span><text:change-end text:change-id="ct39125776"/> <text:change-start text:change-id="ct3913331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39133312"/> <text:change-start text:change-id="ct39134672"/><text:span text:style-name="_5f_OOoComputerKeyWord">for</text:span><text:change-end text:change-id="ct39134672"/> <text:change-start text:change-id="ct39136000"/><text:span text:style-name="_5f_OOoComputerIdent">more</text:span><text:change-end text:change-id="ct39136000"/> <text:change-start text:change-id="ct39137312"/><text:span text:style-name="_5f_OOoComputerIdent">info</text:span><text:change-end text:change-id="ct39137312"/></text:p>
      <text:p text:style-name="P442"><text:change-start text:change-id="ct37355360"/><text:span text:style-name="_5f_OOoComputerLiteral">"""</text:span><text:change-end text:change-id="ct37355360"/></text:p>
      <text:p text:style-name="P442"/>
      <text:p text:style-name="P442"><text:change-start text:change-id="ct37353600"/><text:span text:style-name="_5f_OOoComputerComment"># Panda3D imoprts</text:span><text:change-end text:change-id="ct37353600"/></text:p>
      <text:p text:style-name="P443"><text:change-start text:change-id="ct39109536"/><text:span text:style-name="_5f_OOoComputerKeyWord">from</text:span><text:change-end text:change-id="ct39109536"/> <text:change-start text:change-id="ct37353296"/><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37353296"/> <text:change-start text:change-id="ct39106720"/><text:span text:style-name="_5f_OOoComputerKeyWord">import</text:span><text:change-end text:change-id="ct39106720"/> <text:change-start text:change-id="ct39120688"/><text:span text:style-name="_5f_OOoComputerIdent">Actor</text:span><text:change-end text:change-id="ct39120688"/></text:p>
      <text:p text:style-name="Code"/>
      <text:p text:style-name="Code"><text:change-start text:change-id="ct39113904"/><text:span text:style-name="_5f_OOoComputerKeyWord">class</text:span><text:change-end text:change-id="ct39113904"/> <text:change-start text:change-id="ct39130336"/><text:span text:style-name="_5f_OOoComputerIdent">Player</text:span><text:span text:style-name="_5f_OOoComputerSpecial">():</text:span><text:change-end text:change-id="ct39130336"/></text:p>
      <text:p text:style-name="P482"><text:s text:c="4"/><text:change-start text:change-id="ct39130848"/><text:span text:style-name="_5f_OOoComputerKeyWord">def</text:span><text:change-end text:change-id="ct39130848"/> <text:change-start text:change-id="ct39131072"/><text:span text:style-name="_5f_OOoComputerIdent">__init__</text:span><text:span text:style-name="_5f_OOoComputerSpecial">(</text:span><text:span text:style-name="_5f_OOoComputerIdent">self</text:span><text:span text:style-name="_5f_OOoComputerSpecial">,</text:span><text:change-end text:change-id="ct39131072"/> <text:change-start text:change-id="ct39127936"/><text:span text:style-name="_5f_OOoComputerIdent"><text:span text:style-name="T227">charId</text:span></text:span><text:span text:style-name="_5f_OOoComputerSpecial"><text:span text:style-name="T227">,</text:span></text:span><text:change-end text:change-id="ct39127936"/> <text:change-start text:change-id="ct39114512"/><text:span text:style-name="_5f_OOoComputerIdent">charNr</text:span><text:span text:style-name="_5f_OOoComputerSpecial">):</text:span><text:change-end text:change-id="ct39114512"/></text:p>
      <text:p text:style-name="P483"><text:s text:c="8"/><text:change-start text:change-id="ct39115216"/><text:span text:style-name="_5f_OOoComputerIdent">self</text:span><text:span text:style-name="_5f_OOoComputerSpecial">.</text:span><text:span text:style-name="_5f_OOoComputerIdent">charId</text:span><text:change-end text:change-id="ct39115216"/> <text:change-start text:change-id="ct39118688"/><text:span text:style-name="_5f_OOoComputerSpecial">=</text:span><text:change-end text:change-id="ct39118688"/> <text:change-start text:change-id="ct39118912"/><text:span text:style-name="_5f_OOoComputerIdent">charId</text:span><text:change-end text:change-id="ct39118912"/></text:p>
      <text:p text:style-name="Code"><text:s text:c="8"/><text:change-start text:change-id="ct39107088"/><text:span text:style-name="_5f_OOoComputerIdent">charPath</text:span><text:change-end text:change-id="ct39107088"/> <text:change-start text:change-id="ct37360640"/><text:span text:style-name="_5f_OOoComputerSpecial">=</text:span><text:change-end text:change-id="ct37360640"/> <text:change-start text:change-id="ct37360288"/><text:span text:style-name="_5f_OOoComputerLiteral">"characters/character%d/"</text:span><text:change-end text:change-id="ct37360288"/> <text:change-start text:change-id="ct39098544"/><text:span text:style-name="_5f_OOoComputerSpecial">%</text:span><text:change-end text:change-id="ct39098544"/> <text:change-start text:change-id="ct39135344"/><text:span text:style-name="_5f_OOoComputerIdent">charNr</text:span><text:change-end text:change-id="ct39135344"/></text:p>
      <text:p text:style-name="Code"><text:s text:c="8"/><text:change-start text:change-id="ct39135712"/><text:span text:style-name="_5f_OOoComputerIdent">self</text:span><text:span text:style-name="_5f_OOoComputerSpecial">.</text:span><text:span text:style-name="_5f_OOoComputerIdent">character</text:span><text:change-end text:change-id="ct39135712"/> <text:change-start text:change-id="ct39085456"/><text:span text:style-name="_5f_OOoComputerSpecial">=</text:span><text:change-end text:change-id="ct39085456"/> <text:change-start text:change-id="ct39134128"/><text:span text:style-name="_5f_OOoComputerIdent">Actor</text:span><text:span text:style-name="_5f_OOoComputerSpecial">(</text:span><text:change-end text:change-id="ct39134128"/></text:p>
      <text:p text:style-name="Code"><text:s text:c="12"/><text:change-start text:change-id="ct39128160"/><text:span text:style-name="_5f_OOoComputerIdent">charPath</text:span><text:change-end text:change-id="ct39128160"/> <text:change-start text:change-id="ct39121536"/><text:span text:style-name="_5f_OOoComputerSpecial">+</text:span><text:change-end text:change-id="ct39121536"/> <text:change-start text:change-id="ct39140736"/><text:span text:style-name="_5f_OOoComputerLiteral">"char"</text:span><text:span text:style-name="_5f_OOoComputerSpecial">,</text:span><text:change-end text:change-id="ct39140736"/> <text:change-start text:change-id="ct39140960"/><text:span text:style-name="_5f_OOoComputerSpecial">{</text:span><text:change-end text:change-id="ct39140960"/></text:p>
      <text:p text:style-name="Code"><text:s text:c="16"/><text:change-start text:change-id="ct36874864"/><text:span text:style-name="_5f_OOoComputerLiteral">"Idle"</text:span><text:span text:style-name="_5f_OOoComputerSpecial">:</text:span><text:span text:style-name="_5f_OOoComputerIdent">charPath</text:span><text:change-end text:change-id="ct36874864"/> <text:change-start text:change-id="ct39126000"/><text:span text:style-name="_5f_OOoComputerSpecial">+</text:span><text:change-end text:change-id="ct39126000"/> <text:change-start text:change-id="ct39126384"/><text:span text:style-name="_5f_OOoComputerLiteral">"idle"</text:span><text:span text:style-name="_5f_OOoComputerSpecial">,</text:span><text:change-end text:change-id="ct39126384"/></text:p>
      <text:p text:style-name="Code"><text:s text:c="16"/><text:change-start text:change-id="ct39129440"/><text:span text:style-name="_5f_OOoComputerLiteral">"walk"</text:span><text:span text:style-name="_5f_OOoComputerSpecial">:</text:span><text:span text:style-name="_5f_OOoComputerIdent">charPath</text:span><text:change-end text:change-id="ct39129440"/> <text:change-start text:change-id="ct38656512"/><text:span text:style-name="_5f_OOoComputerSpecial">+</text:span><text:change-end text:change-id="ct38656512"/> <text:change-start text:change-id="ct38656736"/><text:span text:style-name="_5f_OOoComputerLiteral">"walk"</text:span><text:span text:style-name="_5f_OOoComputerSpecial">,</text:span><text:change-end text:change-id="ct38656736"/></text:p>
      <text:p text:style-name="Code"><text:s text:c="16"/><text:change-start text:change-id="ct38658000"/><text:span text:style-name="_5f_OOoComputerLiteral">"punch_l"</text:span><text:span text:style-name="_5f_OOoComputerSpecial">:</text:span><text:span text:style-name="_5f_OOoComputerIdent">charPath</text:span><text:change-end text:change-id="ct38658000"/> <text:change-start text:change-id="ct38658656"/><text:span text:style-name="_5f_OOoComputerSpecial">+</text:span><text:change-end text:change-id="ct38658656"/> <text:change-start text:change-id="ct38658960"/><text:span text:style-name="_5f_OOoComputerLiteral">"punch_l"</text:span><text:span text:style-name="_5f_OOoComputerSpecial">,</text:span><text:change-end text:change-id="ct38658960"/></text:p>
      <text:p text:style-name="Code"><text:s text:c="16"/><text:change-start text:change-id="ct37361696"/><text:span text:style-name="_5f_OOoComputerLiteral">"punch_r"</text:span><text:span text:style-name="_5f_OOoComputerSpecial">:</text:span><text:span text:style-name="_5f_OOoComputerIdent">charPath</text:span><text:change-end text:change-id="ct37361696"/> <text:change-start text:change-id="ct38660112"/><text:span text:style-name="_5f_OOoComputerSpecial">+</text:span><text:change-end text:change-id="ct38660112"/> <text:change-start text:change-id="ct38659664"/><text:span text:style-name="_5f_OOoComputerLiteral">"punch_r"</text:span><text:span text:style-name="_5f_OOoComputerSpecial">,</text:span><text:change-end text:change-id="ct38659664"/></text:p>
      <text:p text:style-name="Code"><text:s text:c="16"/><text:change-start text:change-id="ct37369440"/><text:span text:style-name="_5f_OOoComputerLiteral">"kick_l"</text:span><text:span text:style-name="_5f_OOoComputerSpecial">:</text:span><text:span text:style-name="_5f_OOoComputerIdent">charPath</text:span><text:change-end text:change-id="ct37369440"/> <text:change-start text:change-id="ct39127392"/><text:span text:style-name="_5f_OOoComputerSpecial">+</text:span><text:change-end text:change-id="ct39127392"/> <text:change-start text:change-id="ct39132192"/><text:span text:style-name="_5f_OOoComputerLiteral">"kick_l"</text:span><text:span text:style-name="_5f_OOoComputerSpecial">,</text:span><text:change-end text:change-id="ct39132192"/></text:p>
      <text:p text:style-name="P467"><text:s text:c="16"/><text:change-start text:change-id="ct39105184"/><text:span text:style-name="_5f_OOoComputerLiteral">"kick_r"</text:span><text:span text:style-name="_5f_OOoComputerSpecial">:</text:span><text:span text:style-name="_5f_OOoComputerIdent">charPath</text:span><text:change-end text:change-id="ct39105184"/> <text:change-start text:change-id="ct37370496"/><text:span text:style-name="_5f_OOoComputerSpecial">+</text:span><text:change-end text:change-id="ct37370496"/> <text:change-start text:change-id="ct39154384"/><text:span text:style-name="_5f_OOoComputerLiteral">"kick_r"</text:span><text:span text:style-name="_5f_OOoComputerSpecial">,</text:span><text:change-end text:change-id="ct39154384"/></text:p>
      <text:p text:style-name="P468"><text:s text:c="16"/><text:change-start text:change-id="ct39153792"/><text:span text:style-name="_5f_OOoComputerLiteral">"Hit"</text:span><text:span text:style-name="_5f_OOoComputerSpecial">:</text:span><text:span text:style-name="_5f_OOoComputerIdent">charPath</text:span><text:change-end text:change-id="ct39153792"/> <text:change-start text:change-id="ct39105968"/><text:span text:style-name="_5f_OOoComputerSpecial">+</text:span><text:change-end text:change-id="ct39105968"/> <text:change-start text:change-id="ct39156064"/><text:span text:style-name="_5f_OOoComputerLiteral">"hit"</text:span><text:span text:style-name="_5f_OOoComputerSpecial">,</text:span><text:change-end text:change-id="ct39156064"/></text:p>
      <text:p text:style-name="Code"><text:s text:c="16"/><text:change-start text:change-id="ct39155472"/><text:span text:style-name="_5f_OOoComputerLiteral">"defend"</text:span><text:span text:style-name="_5f_OOoComputerSpecial">:</text:span><text:span text:style-name="_5f_OOoComputerIdent">charPath</text:span><text:change-end text:change-id="ct39155472"/> <text:change-start text:change-id="ct37372384"/><text:span text:style-name="_5f_OOoComputerSpecial">+</text:span><text:change-end text:change-id="ct37372384"/> <text:change-start text:change-id="ct39155696"/><text:span text:style-name="_5f_OOoComputerLiteral">"defend"</text:span><text:change-end text:change-id="ct39155696"/></text:p>
      <text:p text:style-name="Code"><text:s text:c="12"/><text:change-start text:change-id="ct39157296"/><text:span text:style-name="_5f_OOoComputerSpecial">})</text:span><text:change-end text:change-id="ct39157296"/></text:p>
      <text:p text:style-name="Code"><text:s text:c="8"/><text:change-start text:change-id="ct39172048"/><text:span text:style-name="_5f_OOoComputerIdent"><text:span text:style-name="T139">self</text:span></text:span><text:span text:style-name="_5f_OOoComputerSpecial"><text:span text:style-name="T139">.</text:span></text:span><text:span text:style-name="_5f_OOoComputerIdent"><text:span text:style-name="T139">character</text:span></text:span><text:span text:style-name="_5f_OOoComputerSpecial"><text:span text:style-name="T139">.</text:span></text:span><text:span text:style-name="_5f_OOoComputerIdent"><text:span text:style-name="T139">setH</text:span></text:span><text:span text:style-name="_5f_OOoComputerSpecial"><text:span text:style-name="T139">(</text:span></text:span><text:span text:style-name="_5f_OOoComputerLiteral"><text:span text:style-name="T139">90</text:span></text:span><text:span text:style-name="_5f_OOoComputerSpecial"><text:span text:style-name="T139">)</text:span></text:span><text:change-end text:change-id="ct39172048"/></text:p>
      <text:p text:style-name="Code"><text:s text:c="8"/><text:change-start text:change-id="ct3916179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39161792"/></text:p>
      <text:p text:style-name="Code"><text:s text:c="8"/><text:change-start text:change-id="ct3916249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39162496"/></text:p>
      <text:p text:style-name="Code"/>
      <text:p text:style-name="Code"><text:s text:c="4"/><text:change-start text:change-id="ct39164704"/><text:span text:style-name="_5f_OOoComputerKeyWord">def</text:span><text:change-end text:change-id="ct39164704"/> <text:change-start text:change-id="ct39165952"/><text:span text:style-name="_5f_OOoComputerIdent">start</text:span><text:span text:style-name="_5f_OOoComputerSpecial">(</text:span><text:span text:style-name="_5f_OOoComputerIdent">self</text:span><text:span text:style-name="_5f_OOoComputerSpecial">,</text:span><text:change-end text:change-id="ct39165952"/> <text:change-start text:change-id="ct39166416"/><text:span text:style-name="_5f_OOoComputerIdent">startPos</text:span><text:span text:style-name="_5f_OOoComputerSpecial">):</text:span><text:change-end text:change-id="ct39166416"/></text:p>
      <text:p text:style-name="Code"><text:s text:c="8"/><text:change-start text:change-id="ct3916897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39168976"/></text:p>
      <text:p text:style-name="Code"><text:s text:c="8"/><text:change-start text:change-id="ct39142736"/><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39142736"/></text:p>
      <text:p text:style-name="Code"/>
      <text:p text:style-name="Code"><text:s text:c="4"/><text:change-start text:change-id="ct39170288"/><text:span text:style-name="_5f_OOoComputerKeyWord"><text:span text:style-name="T237">def</text:span></text:span><text:change-end text:change-id="ct39170288"/><text:span text:style-name="T237"> </text:span><text:change-start text:change-id="ct39179344"/><text:span text:style-name="_5f_OOoComputerIdent"><text:span text:style-name="T237">stop</text:span></text:span><text:span text:style-name="_5f_OOoComputerSpecial"><text:span text:style-name="T237">(</text:span></text:span><text:span text:style-name="_5f_OOoComputerIdent"><text:span text:style-name="T237">self</text:span></text:span><text:span text:style-name="_5f_OOoComputerSpecial"><text:span text:style-name="T237">):</text:span></text:span><text:change-end text:change-id="ct39179344"/></text:p>
      <text:p text:style-name="Code"><text:s text:c="8"/><text:change-start text:change-id="ct39182672"/><text:span text:style-name="_5f_OOoComputerIdent"><text:span text:style-name="T237">self</text:span></text:span><text:span text:style-name="_5f_OOoComputerSpecial"><text:span text:style-name="T237">.</text:span></text:span><text:span text:style-name="_5f_OOoComputerIdent"><text:span text:style-name="T237">character</text:span></text:span><text:span text:style-name="_5f_OOoComputerSpecial"><text:span text:style-name="T237">.</text:span></text:span><text:span text:style-name="_5f_OOoComputerIdent"><text:span text:style-name="T237">hide</text:span></text:span><text:span text:style-name="_5f_OOoComputerSpecial"><text:span text:style-name="T237">()</text:span></text:span><text:change-end text:change-id="ct39182672"/></text:p>
      <text:p text:style-name="P151">Let's get through this code and see what's in it.</text:p>
      <text:p text:style-name="P151">The first few lines simply describes it as a python script, name an author and give it a license. <text:soft-page-break/><text:span text:style-name="T131">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39141488"/><text:span text:style-name="_5f_OOoComputerKeyWord">def</text:span><text:change-end text:change-id="ct39141488"/> <text:change-start text:change-id="ct39160576"/><text:span text:style-name="_5f_OOoComputerIdent">__init__</text:span><text:span text:style-name="_5f_OOoComputerSpecial">(</text:span><text:span text:style-name="_5f_OOoComputerIdent">self</text:span><text:span text:style-name="_5f_OOoComputerSpecial">,</text:span><text:change-end text:change-id="ct39160576"/> <text:change-start text:change-id="ct39177504"/><text:span text:style-name="_5f_OOoComputerIdent"><text:span text:style-name="T227">charId</text:span></text:span><text:span text:style-name="_5f_OOoComputerSpecial"><text:span text:style-name="T227">,</text:span></text:span><text:change-end text:change-id="ct39177504"/><text:span text:style-name="T227"> </text:span><text:change-start text:change-id="ct39186512"/><text:span text:style-name="_5f_OOoComputerIdent">charNr</text:span><text:span text:style-name="_5f_OOoComputerSpecial">):</text:span><text:change-end text:change-id="ct39186512"/></text:p>
      <text:p text:style-name="P151">We call the init function with a character number so we can use the class for any character model that we have stored in our assets and not need to write a class for each character <text:span text:style-name="T227">as well as a character ID which we will use later for the collision detections</text:span>.</text:p>
      <text:p text:style-name="Code"><text:change-start text:change-id="ct37377088"/><text:span text:style-name="_5f_OOoComputerIdent">charPath</text:span><text:change-end text:change-id="ct37377088"/> <text:change-start text:change-id="ct39183632"/><text:span text:style-name="_5f_OOoComputerSpecial">=</text:span><text:change-end text:change-id="ct39183632"/> <text:change-start text:change-id="ct37376672"/><text:span text:style-name="_5f_OOoComputerLiteral">"characters/character%d/"</text:span><text:change-end text:change-id="ct37376672"/> <text:change-start text:change-id="ct39178240"/><text:span text:style-name="_5f_OOoComputerSpecial">%</text:span><text:change-end text:change-id="ct39178240"/> <text:change-start text:change-id="ct39178464"/><text:span text:style-name="_5f_OOoComputerIdent">charNr</text:span><text:change-end text:change-id="ct39178464"/></text:p>
      <text:p text:style-name="P151">using a variable we will shorten the next few code lines where we will need the path to our character. Also we use the character number as stored in charNr to choose the folder of the players selected character.</text:p>
      <text:p text:style-name="P163">Now we get to the Panda3D specific functionality.</text:p>
      <text:p text:style-name="Code"><text:change-start text:change-id="ct39161328"/><text:span text:style-name="_5f_OOoComputerIdent">self</text:span><text:span text:style-name="_5f_OOoComputerSpecial">.</text:span><text:span text:style-name="_5f_OOoComputerIdent">character</text:span><text:change-end text:change-id="ct39161328"/> <text:change-start text:change-id="ct39181456"/><text:span text:style-name="_5f_OOoComputerSpecial">=</text:span><text:change-end text:change-id="ct39181456"/> <text:change-start text:change-id="ct39176048"/><text:span text:style-name="_5f_OOoComputerIdent">Actor</text:span><text:span text:style-name="_5f_OOoComputerSpecial">(</text:span><text:change-end text:change-id="ct39176048"/></text:p>
      <text:p text:style-name="Code"><text:s text:c="4"/><text:change-start text:change-id="ct39175632"/><text:span text:style-name="_5f_OOoComputerIdent">charPath</text:span><text:change-end text:change-id="ct39175632"/> <text:change-start text:change-id="ct39176752"/><text:span text:style-name="_5f_OOoComputerSpecial">+</text:span><text:change-end text:change-id="ct39176752"/> <text:change-start text:change-id="ct39176976"/><text:span text:style-name="_5f_OOoComputerLiteral">"char"</text:span><text:span text:style-name="_5f_OOoComputerSpecial">,</text:span><text:change-end text:change-id="ct39176976"/> <text:change-start text:change-id="ct39177200"/><text:span text:style-name="_5f_OOoComputerSpecial">{</text:span><text:change-end text:change-id="ct39177200"/></text:p>
      <text:p text:style-name="Code"><text:s text:c="8"/><text:change-start text:change-id="ct39151824"/><text:span text:style-name="_5f_OOoComputerLiteral">"Idle"</text:span><text:span text:style-name="_5f_OOoComputerSpecial">:</text:span><text:span text:style-name="_5f_OOoComputerIdent">charPath</text:span><text:change-end text:change-id="ct39151824"/> <text:change-start text:change-id="ct39152288"/><text:span text:style-name="_5f_OOoComputerSpecial">+</text:span><text:change-end text:change-id="ct39152288"/> <text:change-start text:change-id="ct39192160"/><text:span text:style-name="_5f_OOoComputerLiteral">"idle"</text:span><text:span text:style-name="_5f_OOoComputerSpecial">,</text:span><text:change-end text:change-id="ct39192160"/></text:p>
      <text:p text:style-name="Code"><text:s text:c="8"/><text:change-start text:change-id="ct39192928"/><text:span text:style-name="_5f_OOoComputerLiteral">"</text:span><text:span text:style-name="_5f_OOoComputerLiteral"><text:span text:style-name="T136">W</text:span></text:span><text:span text:style-name="_5f_OOoComputerLiteral">alk"</text:span><text:span text:style-name="_5f_OOoComputerSpecial">:</text:span><text:span text:style-name="_5f_OOoComputerIdent">charPath</text:span><text:change-end text:change-id="ct39192928"/> <text:change-start text:change-id="ct39193952"/><text:span text:style-name="_5f_OOoComputerSpecial">+</text:span><text:change-end text:change-id="ct39193952"/> <text:change-start text:change-id="ct39196416"/><text:span text:style-name="_5f_OOoComputerLiteral">"walk"</text:span><text:span text:style-name="_5f_OOoComputerSpecial">,</text:span><text:change-end text:change-id="ct39196416"/></text:p>
      <text:p text:style-name="Code"><text:s text:c="8"/><text:change-start text:change-id="ct39175056"/><text:span text:style-name="_5f_OOoComputerLiteral">"</text:span><text:span text:style-name="_5f_OOoComputerLiteral"><text:span text:style-name="T145">Walk_back"</text:span></text:span><text:span text:style-name="_5f_OOoComputerSpecial"><text:span text:style-name="T145">:</text:span></text:span><text:span text:style-name="_5f_OOoComputerIdent"><text:span text:style-name="T145">charPath</text:span></text:span><text:change-end text:change-id="ct39175056"/><text:span text:style-name="T145"> </text:span><text:change-start text:change-id="ct39199600"/><text:span text:style-name="_5f_OOoComputerSpecial"><text:span text:style-name="T145">+</text:span></text:span><text:change-end text:change-id="ct39199600"/><text:span text:style-name="T145"> </text:span><text:change-start text:change-id="ct39205952"/><text:span text:style-name="_5f_OOoComputerLiteral"><text:span text:style-name="T145">"walk_back"</text:span></text:span><text:span text:style-name="_5f_OOoComputerSpecial"><text:span text:style-name="T145">,</text:span></text:span><text:change-end text:change-id="ct39205952"/></text:p>
      <text:p text:style-name="Code"><text:s text:c="8"/><text:change-start text:change-id="ct39206784"/><text:span text:style-name="_5f_OOoComputerLiteral">"</text:span><text:span text:style-name="_5f_OOoComputerLiteral"><text:span text:style-name="T136">P</text:span></text:span><text:span text:style-name="_5f_OOoComputerLiteral">unch_l"</text:span><text:span text:style-name="_5f_OOoComputerSpecial">:</text:span><text:span text:style-name="_5f_OOoComputerIdent">charPath</text:span><text:change-end text:change-id="ct39206784"/> <text:change-start text:change-id="ct39194240"/><text:span text:style-name="_5f_OOoComputerSpecial">+</text:span><text:change-end text:change-id="ct39194240"/> <text:change-start text:change-id="ct39208496"/><text:span text:style-name="_5f_OOoComputerLiteral">"punch_l"</text:span><text:span text:style-name="_5f_OOoComputerSpecial">,</text:span><text:change-end text:change-id="ct39208496"/></text:p>
      <text:p text:style-name="Code"><text:s text:c="8"/><text:change-start text:change-id="ct39209008"/><text:span text:style-name="_5f_OOoComputerLiteral">"</text:span><text:span text:style-name="_5f_OOoComputerLiteral"><text:span text:style-name="T136">P</text:span></text:span><text:span text:style-name="_5f_OOoComputerLiteral">unch_r"</text:span><text:span text:style-name="_5f_OOoComputerSpecial">:</text:span><text:span text:style-name="_5f_OOoComputerIdent">charPath</text:span><text:change-end text:change-id="ct39209008"/> <text:change-start text:change-id="ct39209872"/><text:span text:style-name="_5f_OOoComputerSpecial">+</text:span><text:change-end text:change-id="ct39209872"/> <text:change-start text:change-id="ct39210096"/><text:span text:style-name="_5f_OOoComputerLiteral">"punch_r"</text:span><text:span text:style-name="_5f_OOoComputerSpecial">,</text:span><text:change-end text:change-id="ct39210096"/></text:p>
      <text:p text:style-name="Code"><text:s text:c="8"/><text:change-start text:change-id="ct39211056"/><text:span text:style-name="_5f_OOoComputerLiteral">"</text:span><text:span text:style-name="_5f_OOoComputerLiteral"><text:span text:style-name="T136">K</text:span></text:span><text:span text:style-name="_5f_OOoComputerLiteral">ick_l"</text:span><text:span text:style-name="_5f_OOoComputerSpecial">:</text:span><text:span text:style-name="_5f_OOoComputerIdent">charPath</text:span><text:change-end text:change-id="ct39211056"/> <text:change-start text:change-id="ct39211584"/><text:span text:style-name="_5f_OOoComputerSpecial">+</text:span><text:change-end text:change-id="ct39211584"/> <text:change-start text:change-id="ct39211808"/><text:span text:style-name="_5f_OOoComputerLiteral">"kick_l"</text:span><text:span text:style-name="_5f_OOoComputerSpecial">,</text:span><text:change-end text:change-id="ct39211808"/></text:p>
      <text:p text:style-name="Code"><text:s text:c="8"/><text:change-start text:change-id="ct39212864"/><text:span text:style-name="_5f_OOoComputerLiteral">"</text:span><text:span text:style-name="_5f_OOoComputerLiteral"><text:span text:style-name="T136">K</text:span></text:span><text:span text:style-name="_5f_OOoComputerLiteral">ick_r"</text:span><text:span text:style-name="_5f_OOoComputerSpecial">:</text:span><text:span text:style-name="_5f_OOoComputerIdent">charPath</text:span><text:change-end text:change-id="ct39212864"/> <text:change-start text:change-id="ct39213840"/><text:span text:style-name="_5f_OOoComputerSpecial">+</text:span><text:change-end text:change-id="ct39213840"/> <text:change-start text:change-id="ct39214064"/><text:span text:style-name="_5f_OOoComputerLiteral">"kick_r"</text:span><text:span text:style-name="_5f_OOoComputerSpecial">,</text:span><text:change-end text:change-id="ct39214064"/></text:p>
      <text:p text:style-name="P467"><text:s text:c="8"/><text:change-start text:change-id="ct39214576"/><text:span text:style-name="_5f_OOoComputerLiteral">"</text:span><text:span text:style-name="_5f_OOoComputerLiteral"><text:span text:style-name="T136">D</text:span></text:span><text:span text:style-name="_5f_OOoComputerLiteral">efend"</text:span><text:span text:style-name="_5f_OOoComputerSpecial">:</text:span><text:span text:style-name="_5f_OOoComputerIdent">charPath</text:span><text:change-end text:change-id="ct39214576"/> <text:change-start text:change-id="ct39157680"/><text:span text:style-name="_5f_OOoComputerSpecial">+</text:span><text:change-end text:change-id="ct39157680"/> <text:change-start text:change-id="ct39157904"/><text:span text:style-name="_5f_OOoComputerLiteral">"defend"</text:span><text:span text:style-name="_5f_OOoComputerSpecial">,</text:span><text:change-end text:change-id="ct39157904"/></text:p>
      <text:p text:style-name="P468"><text:s text:c="8"/><text:change-start text:change-id="ct39158416"/><text:span text:style-name="_5f_OOoComputerLiteral">"Hit"</text:span><text:span text:style-name="_5f_OOoComputerSpecial">:</text:span><text:span text:style-name="_5f_OOoComputerIdent">charPath</text:span><text:change-end text:change-id="ct39158416"/> <text:change-start text:change-id="ct39158880"/><text:span text:style-name="_5f_OOoComputerSpecial">+</text:span><text:change-end text:change-id="ct39158880"/> <text:change-start text:change-id="ct39159104"/><text:span text:style-name="_5f_OOoComputerLiteral">"hit"</text:span><text:span text:style-name="_5f_OOoComputerSpecial">,</text:span><text:change-end text:change-id="ct39159104"/></text:p>
      <text:p text:style-name="P447"><text:s text:c="8"/><text:change-start text:change-id="ct39219072"/><text:span text:style-name="_5f_OOoComputerLiteral">"</text:span><text:span text:style-name="_5f_OOoComputerLiteral"><text:span text:style-name="T143">Defeated"</text:span></text:span><text:span text:style-name="_5f_OOoComputerSpecial"><text:span text:style-name="T143">:</text:span></text:span><text:span text:style-name="_5f_OOoComputerIdent"><text:span text:style-name="T143">charPath</text:span></text:span><text:change-end text:change-id="ct39219072"/><text:span text:style-name="T143"> </text:span><text:change-start text:change-id="ct39219296"/><text:span text:style-name="_5f_OOoComputerSpecial"><text:span text:style-name="T143">+</text:span></text:span><text:change-end text:change-id="ct39219296"/><text:span text:style-name="T143"> </text:span><text:change-start text:change-id="ct39222304"/><text:span text:style-name="_5f_OOoComputerLiteral"><text:span text:style-name="T143">"defeated"</text:span></text:span><text:change-end text:change-id="ct39222304"/></text:p>
      <text:p text:style-name="Code"><text:s text:c="4"/><text:change-start text:change-id="ct39223760"/><text:span text:style-name="_5f_OOoComputerSpecial">})</text:span><text:change-end text:change-id="ct39223760"/></text:p>
      <text:p text:style-name="P151">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42">file</text:span> format which we will describe in a later section.</text:p>
      <text:p text:style-name="Code"><text:change-start text:change-id="ct39204144"/><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39204144"/></text:p>
      <text:p text:style-name="P170">This line simply rotates the character by 90 degrees around it's upward pointing axis which is the Z-axis in this case. There are a few more functions like that but more of that later.</text:p>
      <text:p text:style-name="Code"><text:change-start text:change-id="ct3920072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39200720"/></text:p>
      <text:p text:style-name="Code"><text:change-start text:change-id="ct3922145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39221456"/></text:p>
      <text:p text:style-name="P151"><text:soft-page-break/>With this two lines of code we first tell the engine it should add the character to the render node. This has to be done for any object that should be rendered in the 3D-<text:span text:style-name="T120">s</text:span>pace created by the engine. Whereas render is a global variable set up by the engine. <text:span text:style-name="T119">Directly after that we call the hide function as we don't want the character to be shown directly after it got loaded.</text:span></text:p>
      <text:p text:style-name="P152">Within our start function we currently have just two lines,</text:p>
      <text:p text:style-name="Code"><text:change-start text:change-id="ct3922852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39228528"/></text:p>
      <text:p text:style-name="P152">and</text:p>
      <text:p text:style-name="Code"><text:change-start text:change-id="ct39236208"/><text:span text:style-name="_5f_OOoComputerIdent"><text:span text:style-name="T118">self</text:span></text:span><text:span text:style-name="_5f_OOoComputerSpecial"><text:span text:style-name="T118">.</text:span></text:span><text:span text:style-name="_5f_OOoComputerIdent"><text:span text:style-name="T118">character</text:span></text:span><text:span text:style-name="_5f_OOoComputerSpecial"><text:span text:style-name="T118">.</text:span></text:span><text:span text:style-name="_5f_OOoComputerIdent"><text:span text:style-name="T118">show</text:span></text:span><text:span text:style-name="_5f_OOoComputerSpecial"><text:span text:style-name="T118">()</text:span></text:span><text:change-end text:change-id="ct39236208"/> </text:p>
      <text:p text:style-name="P152">the first one sets the position of our character in the 3D-space to the one given in the startPos variable. The next line let the character appear in your application and hence is the opposite function to our previously called hide function.</text:p>
      <text:p text:style-name="P250">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50">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39239008"/><text:span text:style-name="_5f_OOoComputerComment">#TODO: Put your game imports here</text:span><text:change-end text:change-id="ct39239008"/></text:p>
      <text:p text:style-name="P97">and replace it with</text:p>
      <text:p text:style-name="Code"><text:change-start text:change-id="ct39241504"/><text:span text:style-name="_5f_OOoComputerKeyWord">from</text:span><text:change-end text:change-id="ct39241504"/> <text:change-start text:change-id="ct39241728"/><text:span text:style-name="_5f_OOoComputerIdent">player</text:span><text:change-end text:change-id="ct39241728"/> <text:change-start text:change-id="ct39241952"/><text:span text:style-name="_5f_OOoComputerKeyWord">import</text:span><text:change-end text:change-id="ct39241952"/> <text:change-start text:change-id="ct39242176"/><text:span text:style-name="_5f_OOoComputerIdent">Player</text:span><text:change-end text:change-id="ct39242176"/></text:p>
      <text:p text:style-name="P100">This statement is important to be able to use the player class in our main script. Without that, the main script won't know where to find the class.</text:p>
      <text:p text:style-name="P98">next search for</text:p>
      <text:p text:style-name="Code"><text:change-start text:change-id="ct39242688"/><text:span text:style-name="_5f_OOoComputerComment">#TODO: put game content initialization stuff here</text:span><text:change-end text:change-id="ct39242688"/></text:p>
      <text:p text:style-name="P98">and replace that line with</text:p>
      <text:p text:style-name="Code"><text:change-start text:change-id="ct39244416"/><text:span text:style-name="_5f_OOoComputerIdent"><text:span text:style-name="T393">self</text:span></text:span><text:span text:style-name="_5f_OOoComputerSpecial"><text:span text:style-name="T393">.</text:span></text:span><text:span text:style-name="_5f_OOoComputerIdent"><text:span text:style-name="T394">player</text:span></text:span><text:change-end text:change-id="ct39244416"/> <text:change-start text:change-id="ct39244640"/><text:span text:style-name="_5f_OOoComputerSpecial">=</text:span><text:change-end text:change-id="ct39244640"/> <text:change-start text:change-id="ct39248176"/><text:span text:style-name="_5f_OOoComputerIdent">Player</text:span><text:span text:style-name="_5f_OOoComputerSpecial">(</text:span><text:span text:style-name="_5f_OOoComputerLiteral"><text:span text:style-name="T227">0</text:span></text:span><text:span text:style-name="_5f_OOoComputerSpecial"><text:span text:style-name="T227">,</text:span></text:span><text:change-end text:change-id="ct39248176"/><text:span text:style-name="T227"> </text:span><text:change-start text:change-id="ct39253216"/><text:span text:style-name="_5f_OOoComputerLiteral"><text:span text:style-name="T227">1</text:span></text:span><text:span text:style-name="_5f_OOoComputerSpecial">)</text:span><text:change-end text:change-id="ct39253216"/></text:p>
      <text:p text:style-name="P100">Here we have instantiated our player, which is the first step to get it visible in our game <text:span text:style-name="T134">and we also tell it, that we want the first character model to be loaded</text:span>. Later on we will do that for every player in the game, but for now we will have just one w<text:span text:style-name="T133">h</text:span>ich we can play with and test some things.</text:p>
      <text:p text:style-name="P99"><text:soft-page-break/>Finally put the following line in the enterGame function by replacing the “pass” <text:span text:style-name="T123">line</text:span></text:p>
      <text:p text:style-name="P446"><text:change-start text:change-id="ct39256176"/><text:span text:style-name="_5f_OOoComputerIdent"><text:span text:style-name="T122">self</text:span></text:span><text:span text:style-name="_5f_OOoComputerSpecial"><text:span text:style-name="T122">.</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41">0</text:span></text:span><text:span text:style-name="_5f_OOoComputerSpecial"><text:span text:style-name="T141">,</text:span></text:span><text:change-end text:change-id="ct39256176"/><text:span text:style-name="T141"> </text:span><text:change-start text:change-id="ct39258432"/><text:span text:style-name="_5f_OOoComputerLiteral"><text:span text:style-name="T141">8</text:span></text:span><text:span text:style-name="_5f_OOoComputerSpecial"><text:span text:style-name="T141">,</text:span></text:span><text:change-end text:change-id="ct39258432"/><text:span text:style-name="T141"> </text:span><text:change-start text:change-id="ct39264544"/><text:span text:style-name="_5f_OOoComputerSpecial"><text:span text:style-name="T141">-</text:span></text:span><text:span text:style-name="_5f_OOoComputerLiteral"><text:span text:style-name="T141">0.5</text:span></text:span><text:span text:style-name="_5f_OOoComputerSpecial">))</text:span><text:change-end text:change-id="ct39264544"/></text:p>
      <text:p text:style-name="P153">This line will start the general player functionality and place the model at the center of the screen <text:span text:style-name="T144">by placing it</text:span> <text:span text:style-name="T141">8</text:span> units “into” the screen <text:span text:style-name="T141">and 0.5 units down</text:span> so it will be seen by the camera and hence visibly rendered. <text:span text:style-name="T144">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60">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26">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26">https://en.wikipedia.org/wiki/Finite-state_machine</text:span></text:a><text:span text:style-name="T126"> For our player class, we will use the state machine to handle the various actions a player can do for example idling, walking, attacks and it's death state.</text:span></text:p>
      <text:h text:style-name="P34" text:outline-level="4"><text:bookmark-start text:name="__RefHeading__3103_49737548"/>Simple <text:change text:change-id="ct39248944"/><text:change-start text:change-id="ct37398848"/><text:span text:style-name="T392">a</text:span><text:change-end text:change-id="ct37398848"/>nimations<text:bookmark-end text:name="__RefHeading__3103_49737548"/></text:h>
      <text:p text:style-name="P154">Let's see how we can implement a FSM for our player class. First of all, we need to import the FSM class from the P3D engine. Just add the following line above the player class definition in the player.py script.</text:p>
      <text:p text:style-name="Code"><text:change-start text:change-id="ct39197872"/><text:span text:style-name="_5f_OOoComputerKeyWord">from</text:span><text:change-end text:change-id="ct39197872"/> <text:change-start text:change-id="ct39258656"/><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39258656"/> <text:change-start text:change-id="ct39231040"/><text:span text:style-name="_5f_OOoComputerKeyWord">import</text:span><text:change-end text:change-id="ct39231040"/> <text:change-start text:change-id="ct39244864"/><text:span text:style-name="_5f_OOoComputerIdent">FSM</text:span><text:change-end text:change-id="ct39244864"/></text:p>
      <text:p text:style-name="P154">This will let you use the FSM class within the player script. The next part you need to do is to <text:span text:style-name="T128">let</text:span> the <text:span text:style-name="T128">Player </text:span>class <text:span text:style-name="T128">inherit the FSM </text:span>class, which can be achieved by adding FSM into the brackets after “class <text:span text:style-name="T128">P</text:span>layer” so it look as follow.</text:p>
      <text:p text:style-name="Code"><text:change-start text:change-id="ct37390752"/><text:span text:style-name="_5f_OOoComputerKeyWord">class</text:span><text:change-end text:change-id="ct37390752"/> <text:change-start text:change-id="ct37404400"/><text:span text:style-name="_5f_OOoComputerIdent">Player</text:span><text:span text:style-name="_5f_OOoComputerSpecial">(</text:span><text:span text:style-name="_5f_OOoComputerIdent">FSM</text:span><text:span text:style-name="_5f_OOoComputerSpecial">):</text:span><text:change-end text:change-id="ct37404400"/></text:p>
      <text:p text:style-name="P154">another thing you need to do to be able to use the FSM in this class is to initialize it by adding the following line at the top of the Player class's __init__ function.</text:p>
      <text:p text:style-name="P441"><text:change-start text:change-id="ct3922004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39220048"/> <text:change-start text:change-id="ct39262592"/><text:span text:style-name="_5f_OOoComputerLiteral">"FSM-Player%d"</text:span><text:span text:style-name="_5f_OOoComputerSpecial">%</text:span><text:span text:style-name="_5f_OOoComputerIdent">charNr</text:span><text:span text:style-name="_5f_OOoComputerSpecial">)</text:span><text:change-end text:change-id="ct39262592"/></text:p>
      <text:p text:style-name="P154">after that you'll be able to use the Player class as an FSM and you can implement state functions in it. <text:span text:style-name="T127">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155"><text:soft-page-break/>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56">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37399904"/><text:span text:style-name="_5f_OOoComputerKeyWord">def</text:span><text:change-end text:change-id="ct37399904"/> <text:change-start text:change-id="ct37407392"/><text:span text:style-name="_5f_OOoComputerIdent">enterIdle</text:span><text:span text:style-name="_5f_OOoComputerSpecial">(</text:span><text:span text:style-name="_5f_OOoComputerIdent">self</text:span><text:span text:style-name="_5f_OOoComputerSpecial">):</text:span><text:change-end text:change-id="ct37407392"/></text:p>
      <text:p text:style-name="Code"><text:s text:c="4"/><text:change-start text:change-id="ct3927040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39270400"/></text:p>
      <text:p text:style-name="P156">Now that we have a enter function to the Idle state, we also need to change to that state as a FSM's state isn't set until you explicitly set it for the first time. <text:span text:style-name="T128">To do that we can call the “request” function which got inherited into the Player class from the FSM class.</text:span></text:p>
      <text:p text:style-name="P157">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3740889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37408896"/></text:p>
      <text:p text:style-name="P161">After that you should see the character animated with the idle animation if you start the application again.</text:p>
      <text:h text:style-name="P34" text:outline-level="4"><text:bookmark-start text:name="__RefHeading__3105_49737548"/>User interactions<text:bookmark-end text:name="__RefHeading__3105_49737548"/></text:h>
      <text:p text:style-name="P158">Now that we have a first animation playing, we can go and bring in some user interactions <text:span text:style-name="T130">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59">Knowing this, we are able to add keyboard interactions to our character. We will implement that directly in our Player class for now using a <text:span text:style-name="T132">set of predefined movement variables which </text:span>we can later simply extend for two player (on one Machine) support. Back at our Player class, add the following line <text:span text:style-name="T132">inside the __init__ method.</text:span></text:p>
      <text:p text:style-name="P444"><text:change-start text:change-id="ct37154976"/><text:span text:style-name="_5f_OOoComputerIdent">self</text:span><text:span text:style-name="_5f_OOoComputerSpecial">.</text:span><text:span text:style-name="_5f_OOoComputerIdent">walkSpeed</text:span><text:change-end text:change-id="ct37154976"/> <text:change-start text:change-id="ct39276768"/><text:span text:style-name="_5f_OOoComputerSpecial">=</text:span><text:change-end text:change-id="ct39276768"/> <text:change-start text:change-id="ct39279232"/><text:span text:style-name="_5f_OOoComputerLiteral"><text:span text:style-name="T140">2</text:span></text:span><text:span text:style-name="_5f_OOoComputerLiteral">.0</text:span><text:change-end text:change-id="ct39279232"/> <text:change-start text:change-id="ct39280560"/><text:span text:style-name="_5f_OOoComputerComment"># units per second</text:span><text:change-end text:change-id="ct39280560"/></text:p>
      <text:p text:style-name="P444"><text:change-start text:change-id="ct39277904"/><text:span text:style-name="_5f_OOoComputerIdent">self</text:span><text:span text:style-name="_5f_OOoComputerSpecial">.</text:span><text:span text:style-name="_5f_OOoComputerIdent">leftButton</text:span><text:change-end text:change-id="ct39277904"/> <text:change-start text:change-id="ct39278864"/><text:span text:style-name="_5f_OOoComputerSpecial">=</text:span><text:change-end text:change-id="ct39278864"/> <text:change-start text:change-id="ct39288736"/><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46">d</text:span></text:span><text:span text:style-name="_5f_OOoComputerLiteral">'</text:span><text:span text:style-name="_5f_OOoComputerSpecial">)</text:span><text:change-end text:change-id="ct39288736"/></text:p>
      <text:p text:style-name="P444"><text:change-start text:change-id="ct39291872"/><text:span text:style-name="_5f_OOoComputerIdent">self</text:span><text:span text:style-name="_5f_OOoComputerSpecial">.</text:span><text:span text:style-name="_5f_OOoComputerIdent">rightButton</text:span><text:change-end text:change-id="ct39291872"/> <text:change-start text:change-id="ct39292096"/><text:span text:style-name="_5f_OOoComputerSpecial">=</text:span><text:change-end text:change-id="ct39292096"/> <text:change-start text:change-id="ct39190096"/><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46">f</text:span></text:span><text:span text:style-name="_5f_OOoComputerLiteral">'</text:span><text:span text:style-name="_5f_OOoComputerSpecial">)</text:span><text:change-end text:change-id="ct39190096"/></text:p>
      <text:p text:style-name="P165">This <text:span text:style-name="T135">variables define how fast the character is moving from left to right as well as the key mapping</text:span>. <text:span text:style-name="T135">We use the 'D' and 'F' key for letting the character moving left and right respectively. I've chosen </text:span><text:soft-page-break/><text:span text:style-name="T135">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64">Add the following lines somewhere in the Player class</text:p>
      <text:p text:style-name="P445"><text:s text:c="4"/><text:change-start text:change-id="ct37410896"/><text:span text:style-name="_5f_OOoComputerKeyWord">def</text:span><text:change-end text:change-id="ct37410896"/> <text:change-start text:change-id="ct39288288"/><text:span text:style-name="_5f_OOoComputerIdent">moveTask</text:span><text:span text:style-name="_5f_OOoComputerSpecial">(</text:span><text:span text:style-name="_5f_OOoComputerIdent">self</text:span><text:span text:style-name="_5f_OOoComputerSpecial">,</text:span><text:change-end text:change-id="ct39288288"/> <text:change-start text:change-id="ct39283584"/><text:span text:style-name="_5f_OOoComputerIdent">task</text:span><text:span text:style-name="_5f_OOoComputerSpecial">):</text:span><text:change-end text:change-id="ct39283584"/></text:p>
      <text:p text:style-name="P445"><text:s text:c="8"/><text:change-start text:change-id="ct39188880"/><text:span text:style-name="_5f_OOoComputerIdent">speed</text:span><text:change-end text:change-id="ct39188880"/> <text:change-start text:change-id="ct39285872"/><text:span text:style-name="_5f_OOoComputerSpecial">=</text:span><text:change-end text:change-id="ct39285872"/> <text:change-start text:change-id="ct39286096"/><text:span text:style-name="_5f_OOoComputerLiteral">0.0</text:span><text:change-end text:change-id="ct39286096"/></text:p>
      <text:p text:style-name="P445"><text:s text:c="8"/><text:change-start text:change-id="ct39287136"/><text:span text:style-name="_5f_OOoComputerIdent">isDown</text:span><text:change-end text:change-id="ct39287136"/> <text:change-start text:change-id="ct39287360"/><text:span text:style-name="_5f_OOoComputerSpecial">=</text:span><text:change-end text:change-id="ct39287360"/> <text:change-start text:change-id="ct39277488"/><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39277488"/></text:p>
      <text:p text:style-name="P445"><text:s text:c="8"/><text:change-start text:change-id="ct39277072"/><text:span text:style-name="_5f_OOoComputerKeyWord">if</text:span><text:change-end text:change-id="ct39277072"/> <text:change-start text:change-id="ct39283264"/><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39283264"/></text:p>
      <text:p text:style-name="P445"><text:s text:c="12"/><text:change-start text:change-id="ct37416592"/><text:span text:style-name="_5f_OOoComputerIdent">speed</text:span><text:change-end text:change-id="ct37416592"/> <text:change-start text:change-id="ct37416880"/><text:span text:style-name="_5f_OOoComputerSpecial">+=</text:span><text:change-end text:change-id="ct37416880"/> <text:change-start text:change-id="ct39279456"/><text:span text:style-name="_5f_OOoComputerIdent">self</text:span><text:span text:style-name="_5f_OOoComputerSpecial">.</text:span><text:span text:style-name="_5f_OOoComputerIdent">walkSpeed</text:span><text:change-end text:change-id="ct39279456"/></text:p>
      <text:p text:style-name="P445"><text:s text:c="8"/><text:change-start text:change-id="ct39247568"/><text:span text:style-name="_5f_OOoComputerKeyWord">if</text:span><text:change-end text:change-id="ct39247568"/> <text:change-start text:change-id="ct39301776"/><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39301776"/></text:p>
      <text:p text:style-name="P445"><text:s text:c="12"/><text:change-start text:change-id="ct37417936"/><text:span text:style-name="_5f_OOoComputerIdent">speed</text:span><text:change-end text:change-id="ct37417936"/> <text:change-start text:change-id="ct39302480"/><text:span text:style-name="_5f_OOoComputerSpecial">-=</text:span><text:change-end text:change-id="ct39302480"/> <text:change-start text:change-id="ct39299840"/><text:span text:style-name="_5f_OOoComputerIdent">self</text:span><text:span text:style-name="_5f_OOoComputerSpecial">.</text:span><text:span text:style-name="_5f_OOoComputerIdent">walkSpeed</text:span><text:change-end text:change-id="ct39299840"/></text:p>
      <text:p text:style-name="P445"><text:s text:c="8"/><text:change-start text:change-id="ct37418992"/><text:span text:style-name="_5f_OOoComputerIdent">yDelta</text:span><text:change-end text:change-id="ct37418992"/> <text:change-start text:change-id="ct39300704"/><text:span text:style-name="_5f_OOoComputerSpecial">=</text:span><text:change-end text:change-id="ct39300704"/> <text:change-start text:change-id="ct37420112"/><text:span text:style-name="_5f_OOoComputerIdent">speed</text:span><text:change-end text:change-id="ct37420112"/> <text:change-start text:change-id="ct39300928"/><text:span text:style-name="_5f_OOoComputerSpecial">*</text:span><text:change-end text:change-id="ct39300928"/> <text:change-start text:change-id="ct39306512"/><text:span text:style-name="_5f_OOoComputerIdent">globalClock</text:span><text:span text:style-name="_5f_OOoComputerSpecial">.</text:span><text:span text:style-name="_5f_OOoComputerIdent">getDt</text:span><text:span text:style-name="_5f_OOoComputerSpecial">()</text:span><text:change-end text:change-id="ct39306512"/></text:p>
      <text:p text:style-name="P445"><text:s text:c="8"/><text:change-start text:change-id="ct3931100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39311008"/> <text:change-start text:change-id="ct39313568"/><text:span text:style-name="_5f_OOoComputerIdent">yDelta</text:span><text:span text:style-name="_5f_OOoComputerSpecial">)</text:span><text:change-end text:change-id="ct39313568"/></text:p>
      <text:p text:style-name="Code"><text:s text:c="8"/><text:change-start text:change-id="ct37420752"/><text:span text:style-name="_5f_OOoComputerKeyWord">return</text:span><text:change-end text:change-id="ct37420752"/> <text:change-start text:change-id="ct37421456"/><text:span text:style-name="_5f_OOoComputerIdent">task</text:span><text:span text:style-name="_5f_OOoComputerSpecial">.</text:span><text:span text:style-name="_5f_OOoComputerIdent">cont</text:span><text:change-end text:change-id="ct37421456"/></text:p>
      <text:p text:style-name="P174">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74">In the first line, the function definition we await an extra argument called task. This is always the case for task functions. This task variable will be of type direct.task.Task and contains a few important things for task handling.</text:p>
      <text:p text:style-name="P174">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74">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74">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text:soft-page-break/>axis.</text:p>
      <text:p text:style-name="P174">The last line of that function tells the task manager that it should call this task Function again in the next Frame. This will it do until the task got terminated externally. </text:p>
      <text:p text:style-name="P166">Now that we have a task function, we also need to activate that task which can be done by adding the following line at the bottom of the Player class's start function.</text:p>
      <text:p text:style-name="P484"><text:change-start text:change-id="ct39320256"/><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39320256"/> <text:change-start text:change-id="ct39338240"/><text:span text:style-name="_5f_OOoComputerLiteral">"move task</text:span><text:span text:style-name="_5f_OOoComputerLiteral"><text:span text:style-name="T236"> %d"</text:span></text:span><text:span text:style-name="_5f_OOoComputerSpecial"><text:span text:style-name="T236">%</text:span></text:span><text:span text:style-name="_5f_OOoComputerIdent"><text:span text:style-name="T236">self</text:span></text:span><text:span text:style-name="_5f_OOoComputerSpecial"><text:span text:style-name="T236">.</text:span></text:span><text:span text:style-name="_5f_OOoComputerIdent"><text:span text:style-name="T236">charId</text:span></text:span><text:span text:style-name="_5f_OOoComputerSpecial"><text:span text:style-name="T236">)</text:span></text:span><text:change-end text:change-id="ct39338240"/></text:p>
      <text:p text:style-name="P168">Having done that, you should be able to move the character left and right with the 'A' and 'D' keys on your keyboard if you restart the application.</text:p>
      <text:p text:style-name="P249">Also add this line to the “stop” function of the Player so the task gets stopped whenever we stop the character itself.</text:p>
      <text:p text:style-name="Code"><text:change-start text:change-id="ct39328896"/><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39328896"/></text:p>
      <text:p text:style-name="P167">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36">The following code snippet will show you what to add at the bottom of the Player class.</text:span></text:p>
      <text:p text:style-name="Code"><text:s text:c="4"/><text:change-start text:change-id="ct39344272"/><text:span text:style-name="_5f_OOoComputerKeyWord">def</text:span><text:change-end text:change-id="ct39344272"/> <text:change-start text:change-id="ct39344496"/><text:span text:style-name="_5f_OOoComputerIdent">exitIdle</text:span><text:span text:style-name="_5f_OOoComputerSpecial">(</text:span><text:span text:style-name="_5f_OOoComputerIdent">self</text:span><text:span text:style-name="_5f_OOoComputerSpecial">):</text:span><text:change-end text:change-id="ct39344496"/></text:p>
      <text:p text:style-name="Code"><text:s text:c="8"/><text:change-start text:change-id="ct3931280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312800"/></text:p>
      <text:p text:style-name="Code"/>
      <text:p text:style-name="Code"><text:s text:c="4"/><text:change-start text:change-id="ct39345008"/><text:span text:style-name="_5f_OOoComputerKeyWord">def</text:span><text:change-end text:change-id="ct39345008"/> <text:change-start text:change-id="ct39317200"/><text:span text:style-name="_5f_OOoComputerIdent">enterWalk</text:span><text:span text:style-name="_5f_OOoComputerSpecial">(</text:span><text:span text:style-name="_5f_OOoComputerIdent">self</text:span><text:span text:style-name="_5f_OOoComputerSpecial">):</text:span><text:change-end text:change-id="ct39317200"/></text:p>
      <text:p text:style-name="Code"><text:s text:c="8"/><text:change-start text:change-id="ct3932048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39320480"/></text:p>
      <text:p text:style-name="Code"><text:s text:c="4"/><text:change-start text:change-id="ct39330400"/><text:span text:style-name="_5f_OOoComputerKeyWord">def</text:span><text:change-end text:change-id="ct39330400"/> <text:change-start text:change-id="ct39332512"/><text:span text:style-name="_5f_OOoComputerIdent">exitWalk</text:span><text:span text:style-name="_5f_OOoComputerSpecial">(</text:span><text:span text:style-name="_5f_OOoComputerIdent">self</text:span><text:span text:style-name="_5f_OOoComputerSpecial">):</text:span><text:change-end text:change-id="ct39332512"/></text:p>
      <text:p text:style-name="Code"><text:s text:c="8"/><text:change-start text:change-id="ct393235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323552"/></text:p>
      <text:p text:style-name="P448"/>
      <text:p text:style-name="P448"><text:s text:c="4"/><text:change-start text:change-id="ct39324784"/><text:span text:style-name="_5f_OOoComputerKeyWord">def</text:span><text:change-end text:change-id="ct39324784"/> <text:change-start text:change-id="ct39325008"/><text:span text:style-name="_5f_OOoComputerIdent">enterWalk_back</text:span><text:span text:style-name="_5f_OOoComputerSpecial">(</text:span><text:span text:style-name="_5f_OOoComputerIdent">self</text:span><text:span text:style-name="_5f_OOoComputerSpecial">):</text:span><text:change-end text:change-id="ct39325008"/></text:p>
      <text:p text:style-name="P448"><text:s text:c="8"/><text:change-start text:change-id="ct3933646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39336464"/></text:p>
      <text:p text:style-name="P448"><text:s text:c="4"/><text:change-start text:change-id="ct39321376"/><text:span text:style-name="_5f_OOoComputerKeyWord">def</text:span><text:change-end text:change-id="ct39321376"/> <text:change-start text:change-id="ct39214960"/><text:span text:style-name="_5f_OOoComputerIdent">exitWalk_back</text:span><text:span text:style-name="_5f_OOoComputerSpecial">(</text:span><text:span text:style-name="_5f_OOoComputerIdent">self</text:span><text:span text:style-name="_5f_OOoComputerSpecial">):</text:span><text:change-end text:change-id="ct39214960"/></text:p>
      <text:p text:style-name="P448"><text:s text:c="8"/><text:change-start text:change-id="ct392155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215552"/></text:p>
      <text:p text:style-name="P169">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37">Within this function we call stop on our character which will stop all animations currently playing on that actor.</text:span></text:p>
      <text:p text:style-name="P183">Next we will make use of our new states by changing them whenever the actor is moving or stops moving. This can be achieved quite simple by adding the following lines inside the moveTask function right before the return statement.</text:p>
      <text:p text:style-name="P448"><text:change-start text:change-id="ct39218352"/><text:span text:style-name="_5f_OOoComputerKeyWord">if</text:span><text:change-end text:change-id="ct39218352"/> <text:change-start text:change-id="ct39218576"/><text:span text:style-name="_5f_OOoComputerIdent">speed</text:span><text:change-end text:change-id="ct39218576"/> <text:change-start text:change-id="ct39218800"/><text:span text:style-name="_5f_OOoComputerSpecial">!=</text:span><text:change-end text:change-id="ct39218800"/> <text:change-start text:change-id="ct39355264"/><text:span text:style-name="_5f_OOoComputerLiteral">0.0</text:span><text:change-end text:change-id="ct39355264"/> <text:change-start text:change-id="ct39355488"/><text:span text:style-name="_5f_OOoComputerKeyWord">and</text:span><text:change-end text:change-id="ct39355488"/> <text:change-start text:change-id="ct39356848"/><text:span text:style-name="_5f_OOoComputerIdent">self</text:span><text:span text:style-name="_5f_OOoComputerSpecial">.</text:span><text:span text:style-name="_5f_OOoComputerIdent">state</text:span><text:change-end text:change-id="ct39356848"/> <text:change-start text:change-id="ct39358128"/><text:span text:style-name="_5f_OOoComputerSpecial">!=</text:span><text:change-end text:change-id="ct39358128"/> <text:change-start text:change-id="ct39359408"/><text:span text:style-name="_5f_OOoComputerLiteral">"Walk"</text:span><text:change-end text:change-id="ct39359408"/> <text:change-start text:change-id="ct39360784"/><text:span text:style-name="_5f_OOoComputerKeyWord">and</text:span><text:change-end text:change-id="ct39360784"/> <text:change-start text:change-id="ct39364608"/><text:span text:style-name="_5f_OOoComputerIdent">self</text:span><text:span text:style-name="_5f_OOoComputerSpecial">.</text:span><text:span text:style-name="_5f_OOoComputerIdent">state</text:span><text:change-end text:change-id="ct39364608"/> <text:change-start text:change-id="ct39366000"/><text:span text:style-name="_5f_OOoComputerSpecial">!=</text:span><text:change-end text:change-id="ct39366000"/> <text:change-start text:change-id="ct39368832"/><text:span text:style-name="_5f_OOoComputerLiteral">"Walk_back"</text:span><text:span text:style-name="_5f_OOoComputerSpecial">:</text:span><text:change-end text:change-id="ct39368832"/></text:p>
      <text:p text:style-name="P448"><text:s text:c="4"/><text:change-start text:change-id="ct39366976"/><text:span text:style-name="_5f_OOoComputerKeyWord">if</text:span><text:change-end text:change-id="ct39366976"/> <text:change-start text:change-id="ct39371712"/><text:span text:style-name="_5f_OOoComputerIdent">speed</text:span><text:change-end text:change-id="ct39371712"/> <text:change-start text:change-id="ct39373040"/><text:span text:style-name="_5f_OOoComputerSpecial">&lt;</text:span><text:change-end text:change-id="ct39373040"/> <text:change-start text:change-id="ct39374000"/><text:span text:style-name="_5f_OOoComputerLiteral">0</text:span><text:span text:style-name="_5f_OOoComputerSpecial">:</text:span><text:change-end text:change-id="ct39374000"/></text:p>
      <text:p text:style-name="P448"><text:soft-page-break/><text:s text:c="8"/><text:change-start text:change-id="ct39374512"/><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39374512"/></text:p>
      <text:p text:style-name="P448"><text:s text:c="4"/><text:change-start text:change-id="ct39375024"/><text:span text:style-name="_5f_OOoComputerKeyWord">else</text:span><text:span text:style-name="_5f_OOoComputerSpecial">:</text:span><text:change-end text:change-id="ct39375024"/></text:p>
      <text:p text:style-name="P448"><text:s text:c="8"/><text:change-start text:change-id="ct3937553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39375536"/></text:p>
      <text:p text:style-name="Code"><text:change-start text:change-id="ct39376048"/><text:span text:style-name="_5f_OOoComputerKeyWord">elif</text:span><text:change-end text:change-id="ct39376048"/> <text:change-start text:change-id="ct39376272"/><text:span text:style-name="_5f_OOoComputerIdent">speed</text:span><text:change-end text:change-id="ct39376272"/> <text:change-start text:change-id="ct39376496"/><text:span text:style-name="_5f_OOoComputerSpecial">==</text:span><text:change-end text:change-id="ct39376496"/> <text:change-start text:change-id="ct39376720"/><text:span text:style-name="_5f_OOoComputerLiteral">0.0</text:span><text:change-end text:change-id="ct39376720"/> <text:change-start text:change-id="ct39376944"/><text:span text:style-name="_5f_OOoComputerKeyWord">and</text:span><text:change-end text:change-id="ct39376944"/> <text:change-start text:change-id="ct39377168"/><text:span text:style-name="_5f_OOoComputerIdent">self</text:span><text:span text:style-name="_5f_OOoComputerSpecial">.</text:span><text:span text:style-name="_5f_OOoComputerIdent">state</text:span><text:change-end text:change-id="ct39377168"/> <text:change-start text:change-id="ct39377392"/><text:span text:style-name="_5f_OOoComputerSpecial">!=</text:span><text:change-end text:change-id="ct39377392"/> <text:change-start text:change-id="ct39377856"/><text:span text:style-name="_5f_OOoComputerLiteral">"Idle"</text:span><text:span text:style-name="_5f_OOoComputerSpecial">:</text:span><text:change-end text:change-id="ct39377856"/></text:p>
      <text:p text:style-name="Code"><text:s text:c="4"/><text:change-start text:change-id="ct3937992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39379920"/></text:p>
      <text:p text:style-name="P171">Using the speed variable we always know if the character is moving or not <text:span text:style-name="T147">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47">and Walk_back</text:span> state. If so we will request the walk <text:span text:style-name="T147">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72">Having done that, you should see your character walking and idling in the game respective to your keyboard input. That should look much better now but the character still misses a bunch of things.</text:p>
      <text:h text:style-name="P35" text:outline-level="4"><text:bookmark-start text:name="__RefHeading__3107_49737548"/>Extended <text:change text:change-id="ct37438704"/><text:change-start text:change-id="ct37438000"/><text:span text:style-name="T392">c</text:span><text:change-end text:change-id="ct37438000"/>haracter movements<text:bookmark-end text:name="__RefHeading__3107_49737548"/></text:h>
      <text:p text:style-name="P175">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39324368"/><text:span text:style-name="_5f_OOoComputerKeyWord">def</text:span><text:change-end text:change-id="ct39324368"/> <text:change-start text:change-id="ct37438352"/><text:span text:style-name="_5f_OOoComputerIdent">enterPunch_l</text:span><text:span text:style-name="_5f_OOoComputerSpecial">(</text:span><text:span text:style-name="_5f_OOoComputerIdent">self</text:span><text:span text:style-name="_5f_OOoComputerSpecial">):</text:span><text:change-end text:change-id="ct37438352"/></text:p>
      <text:p text:style-name="Code"><text:s text:c="8"/><text:change-start text:change-id="ct3740822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37408224"/></text:p>
      <text:p text:style-name="Code"><text:s text:c="4"/><text:change-start text:change-id="ct39357680"/><text:span text:style-name="_5f_OOoComputerKeyWord">def</text:span><text:change-end text:change-id="ct39357680"/> <text:change-start text:change-id="ct39368288"/><text:span text:style-name="_5f_OOoComputerIdent">exitPunch_l</text:span><text:span text:style-name="_5f_OOoComputerSpecial">(</text:span><text:span text:style-name="_5f_OOoComputerIdent">self</text:span><text:span text:style-name="_5f_OOoComputerSpecial">):</text:span><text:change-end text:change-id="ct39368288"/></text:p>
      <text:p text:style-name="Code"><text:s text:c="8"/><text:change-start text:change-id="ct3936328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363280"/></text:p>
      <text:p text:style-name="Code"/>
      <text:p text:style-name="Code"><text:s text:c="4"/><text:change-start text:change-id="ct37439056"/><text:span text:style-name="_5f_OOoComputerKeyWord">def</text:span><text:change-end text:change-id="ct37439056"/> <text:change-start text:change-id="ct39381680"/><text:span text:style-name="_5f_OOoComputerIdent">enterPunch_r</text:span><text:span text:style-name="_5f_OOoComputerSpecial">(</text:span><text:span text:style-name="_5f_OOoComputerIdent">self</text:span><text:span text:style-name="_5f_OOoComputerSpecial">):</text:span><text:change-end text:change-id="ct39381680"/></text:p>
      <text:p text:style-name="Code"><text:s text:c="8"/><text:change-start text:change-id="ct3938340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39383408"/></text:p>
      <text:p text:style-name="Code"><text:s text:c="4"/><text:change-start text:change-id="ct39358352"/><text:span text:style-name="_5f_OOoComputerKeyWord">def</text:span><text:change-end text:change-id="ct39358352"/> <text:change-start text:change-id="ct39333552"/><text:span text:style-name="_5f_OOoComputerIdent">exitPunch_r</text:span><text:span text:style-name="_5f_OOoComputerSpecial">(</text:span><text:span text:style-name="_5f_OOoComputerIdent">self</text:span><text:span text:style-name="_5f_OOoComputerSpecial">):</text:span><text:change-end text:change-id="ct39333552"/></text:p>
      <text:p text:style-name="Code"><text:s text:c="8"/><text:change-start text:change-id="ct3938241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382416"/></text:p>
      <text:p text:style-name="Code"/>
      <text:p text:style-name="Code"><text:s text:c="4"/><text:change-start text:change-id="ct39387648"/><text:span text:style-name="_5f_OOoComputerKeyWord">def</text:span><text:change-end text:change-id="ct39387648"/> <text:change-start text:change-id="ct37447152"/><text:span text:style-name="_5f_OOoComputerIdent">enterKick_l</text:span><text:span text:style-name="_5f_OOoComputerSpecial">(</text:span><text:span text:style-name="_5f_OOoComputerIdent">self</text:span><text:span text:style-name="_5f_OOoComputerSpecial">):</text:span><text:change-end text:change-id="ct37447152"/></text:p>
      <text:p text:style-name="Code"><text:s text:c="8"/><text:change-start text:change-id="ct3939188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39391888"/></text:p>
      <text:p text:style-name="Code"><text:s text:c="4"/><text:change-start text:change-id="ct39390448"/><text:span text:style-name="_5f_OOoComputerKeyWord">def</text:span><text:change-end text:change-id="ct39390448"/> <text:change-start text:change-id="ct39390832"/><text:span text:style-name="_5f_OOoComputerIdent">exitKick_l</text:span><text:span text:style-name="_5f_OOoComputerSpecial">(</text:span><text:span text:style-name="_5f_OOoComputerIdent">self</text:span><text:span text:style-name="_5f_OOoComputerSpecial">):</text:span><text:change-end text:change-id="ct39390832"/></text:p>
      <text:p text:style-name="Code"><text:s text:c="8"/><text:change-start text:change-id="ct393935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393584"/></text:p>
      <text:p text:style-name="Code"/>
      <text:p text:style-name="Code"><text:s text:c="4"/><text:change-start text:change-id="ct39393328"/><text:span text:style-name="_5f_OOoComputerKeyWord">def</text:span><text:change-end text:change-id="ct39393328"/> <text:change-start text:change-id="ct39394656"/><text:span text:style-name="_5f_OOoComputerIdent">enterKick_r</text:span><text:span text:style-name="_5f_OOoComputerSpecial">(</text:span><text:span text:style-name="_5f_OOoComputerIdent">self</text:span><text:span text:style-name="_5f_OOoComputerSpecial">):</text:span><text:change-end text:change-id="ct39394656"/></text:p>
      <text:p text:style-name="Code"><text:s text:c="8"/><text:change-start text:change-id="ct3939908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39399088"/></text:p>
      <text:p text:style-name="Code"><text:s text:c="4"/><text:change-start text:change-id="ct39389968"/><text:span text:style-name="_5f_OOoComputerKeyWord">def</text:span><text:change-end text:change-id="ct39389968"/> <text:change-start text:change-id="ct39397648"/><text:span text:style-name="_5f_OOoComputerIdent">exitKick_r</text:span><text:span text:style-name="_5f_OOoComputerSpecial">(</text:span><text:span text:style-name="_5f_OOoComputerIdent">self</text:span><text:span text:style-name="_5f_OOoComputerSpecial">):</text:span><text:change-end text:change-id="ct39397648"/></text:p>
      <text:p text:style-name="Code"><text:s text:c="8"/><text:change-start text:change-id="ct3939702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397024"/></text:p>
      <text:p text:style-name="Code"/>
      <text:p text:style-name="Code"><text:s text:c="4"/><text:change-start text:change-id="ct37450320"/><text:span text:style-name="_5f_OOoComputerKeyWord">def</text:span><text:change-end text:change-id="ct37450320"/> <text:change-start text:change-id="ct39396288"/><text:span text:style-name="_5f_OOoComputerIdent">enterDefend</text:span><text:span text:style-name="_5f_OOoComputerSpecial">(</text:span><text:span text:style-name="_5f_OOoComputerIdent">self</text:span><text:span text:style-name="_5f_OOoComputerSpecial">):</text:span><text:change-end text:change-id="ct39396288"/></text:p>
      <text:p text:style-name="Code"><text:s text:c="8"/><text:change-start text:change-id="ct3940627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39406272"/></text:p>
      <text:p text:style-name="Code"><text:s text:c="4"/><text:change-start text:change-id="ct39407600"/><text:span text:style-name="_5f_OOoComputerKeyWord">def</text:span><text:change-end text:change-id="ct39407600"/> <text:change-start text:change-id="ct39405136"/><text:span text:style-name="_5f_OOoComputerIdent">exitDefend</text:span><text:span text:style-name="_5f_OOoComputerSpecial">(</text:span><text:span text:style-name="_5f_OOoComputerIdent">self</text:span><text:span text:style-name="_5f_OOoComputerSpecial">):</text:span><text:change-end text:change-id="ct39405136"/></text:p>
      <text:p text:style-name="P469"><text:s text:c="8"/><text:change-start text:change-id="ct3940814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408144"/></text:p>
      <text:p text:style-name="P470"/>
      <text:p text:style-name="P470"><text:s text:c="4"/><text:change-start text:change-id="ct39404832"/><text:span text:style-name="_5f_OOoComputerKeyWord">def</text:span><text:change-end text:change-id="ct39404832"/> <text:change-start text:change-id="ct39403728"/><text:span text:style-name="_5f_OOoComputerIdent">enterHit</text:span><text:span text:style-name="_5f_OOoComputerSpecial">(</text:span><text:span text:style-name="_5f_OOoComputerIdent">self</text:span><text:span text:style-name="_5f_OOoComputerSpecial">):</text:span><text:change-end text:change-id="ct39403728"/></text:p>
      <text:p text:style-name="P470"><text:s text:c="8"/><text:change-start text:change-id="ct3941340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39413408"/></text:p>
      <text:p text:style-name="P470"><text:s text:c="4"/><text:change-start text:change-id="ct37452432"/><text:span text:style-name="_5f_OOoComputerKeyWord">def</text:span><text:change-end text:change-id="ct37452432"/> <text:change-start text:change-id="ct39412272"/><text:span text:style-name="_5f_OOoComputerIdent">exitHit</text:span><text:span text:style-name="_5f_OOoComputerSpecial">(</text:span><text:span text:style-name="_5f_OOoComputerIdent">self</text:span><text:span text:style-name="_5f_OOoComputerSpecial">):</text:span><text:change-end text:change-id="ct39412272"/></text:p>
      <text:p text:style-name="P470"><text:s text:c="8"/><text:change-start text:change-id="ct3941528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415280"/></text:p>
      <text:p text:style-name="Code"/>
      <text:p text:style-name="Code"><text:s text:c="4"/><text:change-start text:change-id="ct39367504"/><text:span text:style-name="_5f_OOoComputerKeyWord">def</text:span><text:change-end text:change-id="ct39367504"/> <text:change-start text:change-id="ct39410944"/><text:span text:style-name="_5f_OOoComputerIdent">enterDefeated</text:span><text:span text:style-name="_5f_OOoComputerSpecial">(</text:span><text:span text:style-name="_5f_OOoComputerIdent">self</text:span><text:span text:style-name="_5f_OOoComputerSpecial">):</text:span><text:change-end text:change-id="ct39410944"/></text:p>
      <text:p text:style-name="Code"><text:s text:c="8"/><text:change-start text:change-id="ct3942046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39420464"/></text:p>
      <text:p text:style-name="Code"><text:s text:c="4"/><text:change-start text:change-id="ct39419872"/><text:span text:style-name="_5f_OOoComputerKeyWord">def</text:span><text:change-end text:change-id="ct39419872"/> <text:change-start text:change-id="ct39419024"/><text:span text:style-name="_5f_OOoComputerIdent">exitDefeated</text:span><text:span text:style-name="_5f_OOoComputerSpecial">(</text:span><text:span text:style-name="_5f_OOoComputerIdent">self</text:span><text:span text:style-name="_5f_OOoComputerSpecial">):</text:span><text:change-end text:change-id="ct39419024"/></text:p>
      <text:p text:style-name="Code"><text:s text:c="8"/><text:change-start text:change-id="ct3941852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39418528"/></text:p>
      <text:p text:style-name="P176">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77">With all those animations, we now also need to define when they should be entered and played. As we want to map them all to some keyboard events, we first extend our button variables. So add the following lines of code at the end of the __init__ method.</text:p>
      <text:p text:style-name="P177"/>
      <text:p text:style-name="Code"><text:change-start text:change-id="ct39418272"/><text:span text:style-name="_5f_OOoComputerIdent">self</text:span><text:span text:style-name="_5f_OOoComputerSpecial">.</text:span><text:span text:style-name="_5f_OOoComputerIdent">punchLButton</text:span><text:change-end text:change-id="ct39418272"/> <text:change-start text:change-id="ct39423376"/><text:span text:style-name="_5f_OOoComputerSpecial">=</text:span><text:change-end text:change-id="ct39423376"/> <text:change-start text:change-id="ct39430272"/><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39430272"/></text:p>
      <text:p text:style-name="Code"><text:change-start text:change-id="ct39428000"/><text:soft-page-break/><text:span text:style-name="_5f_OOoComputerIdent">self</text:span><text:span text:style-name="_5f_OOoComputerSpecial">.</text:span><text:span text:style-name="_5f_OOoComputerIdent">punchRButton</text:span><text:change-end text:change-id="ct39428000"/> <text:change-start text:change-id="ct39423120"/><text:span text:style-name="_5f_OOoComputerSpecial">=</text:span><text:change-end text:change-id="ct39423120"/> <text:change-start text:change-id="ct39433840"/><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39433840"/></text:p>
      <text:p text:style-name="Code"><text:change-start text:change-id="ct37459120"/><text:span text:style-name="_5f_OOoComputerIdent">self</text:span><text:span text:style-name="_5f_OOoComputerSpecial">.</text:span><text:span text:style-name="_5f_OOoComputerIdent">kickLButton</text:span><text:change-end text:change-id="ct37459120"/> <text:change-start text:change-id="ct39432736"/><text:span text:style-name="_5f_OOoComputerSpecial">=</text:span><text:change-end text:change-id="ct39432736"/> <text:change-start text:change-id="ct39427392"/><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39427392"/></text:p>
      <text:p text:style-name="Code"><text:change-start text:change-id="ct39425552"/><text:span text:style-name="_5f_OOoComputerIdent">self</text:span><text:span text:style-name="_5f_OOoComputerSpecial">.</text:span><text:span text:style-name="_5f_OOoComputerIdent">kickRButton</text:span><text:change-end text:change-id="ct39425552"/> <text:change-start text:change-id="ct39428992"/><text:span text:style-name="_5f_OOoComputerSpecial">=</text:span><text:change-end text:change-id="ct39428992"/> <text:change-start text:change-id="ct39438320"/><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39438320"/></text:p>
      <text:p text:style-name="Code"><text:change-start text:change-id="ct39433072"/><text:span text:style-name="_5f_OOoComputerIdent">self</text:span><text:span text:style-name="_5f_OOoComputerSpecial">.</text:span><text:span text:style-name="_5f_OOoComputerIdent">defendButton</text:span><text:change-end text:change-id="ct39433072"/> <text:change-start text:change-id="ct39429216"/><text:span text:style-name="_5f_OOoComputerSpecial">=</text:span><text:change-end text:change-id="ct39429216"/> <text:change-start text:change-id="ct39294416"/><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39294416"/></text:p>
      <text:p text:style-name="P178">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37462352"/><text:span text:style-name="_5f_OOoComputerKeyWord">def</text:span><text:change-end text:change-id="ct37462352"/> <text:change-start text:change-id="ct37461936"/><text:span text:style-name="_5f_OOoComputerIdent">moveTask</text:span><text:span text:style-name="_5f_OOoComputerSpecial">(</text:span><text:span text:style-name="_5f_OOoComputerIdent">self</text:span><text:span text:style-name="_5f_OOoComputerSpecial">,</text:span><text:change-end text:change-id="ct37461936"/> <text:change-start text:change-id="ct39431808"/><text:span text:style-name="_5f_OOoComputerIdent">task</text:span><text:span text:style-name="_5f_OOoComputerSpecial">):</text:span><text:change-end text:change-id="ct39431808"/></text:p>
      <text:p text:style-name="Code"><text:s text:c="8"/><text:change-start text:change-id="ct39435168"/><text:span text:style-name="_5f_OOoComputerKeyWord"><text:span text:style-name="T148">if</text:span></text:span><text:change-end text:change-id="ct39435168"/><text:span text:style-name="T148"> </text:span><text:change-start text:change-id="ct39454912"/><text:span text:style-name="_5f_OOoComputerIdent"><text:span text:style-name="T148">self</text:span></text:span><text:span text:style-name="_5f_OOoComputerSpecial"><text:span text:style-name="T148">.</text:span></text:span><text:span text:style-name="_5f_OOoComputerIdent"><text:span text:style-name="T148">attackAnimationPlaying</text:span></text:span><text:span text:style-name="_5f_OOoComputerSpecial"><text:span text:style-name="T148">():</text:span></text:span><text:change-end text:change-id="ct39454912"/><text:span text:style-name="T148"> </text:span><text:change-start text:change-id="ct39458320"/><text:span text:style-name="_5f_OOoComputerKeyWord"><text:span text:style-name="T148">return</text:span></text:span><text:change-end text:change-id="ct39458320"/><text:span text:style-name="T148"> </text:span><text:change-start text:change-id="ct39466048"/><text:span text:style-name="_5f_OOoComputerIdent"><text:span text:style-name="T148">task</text:span></text:span><text:span text:style-name="_5f_OOoComputerSpecial"><text:span text:style-name="T148">.</text:span></text:span><text:span text:style-name="_5f_OOoComputerIdent"><text:span text:style-name="T148">cont</text:span></text:span><text:change-end text:change-id="ct39466048"/></text:p>
      <text:p text:style-name="Code"><text:s text:c="8"/><text:change-start text:change-id="ct37464464"/><text:span text:style-name="_5f_OOoComputerIdent">speed</text:span><text:change-end text:change-id="ct37464464"/> <text:change-start text:change-id="ct37463344"/><text:span text:style-name="_5f_OOoComputerSpecial">=</text:span><text:change-end text:change-id="ct37463344"/> <text:change-start text:change-id="ct39295728"/><text:span text:style-name="_5f_OOoComputerLiteral">0.0</text:span><text:change-end text:change-id="ct39295728"/></text:p>
      <text:p text:style-name="Code"><text:s text:c="8"/><text:change-start text:change-id="ct39298592"/><text:span text:style-name="_5f_OOoComputerIdent">isDown</text:span><text:change-end text:change-id="ct39298592"/> <text:change-start text:change-id="ct39427616"/><text:span text:style-name="_5f_OOoComputerSpecial">=</text:span><text:change-end text:change-id="ct39427616"/> <text:change-start text:change-id="ct39464400"/><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39464400"/></text:p>
      <text:p text:style-name="Code"/>
      <text:p text:style-name="Code"><text:s text:c="8"/><text:change-start text:change-id="ct39424176"/><text:span text:style-name="_5f_OOoComputerKeyWord"><text:span text:style-name="T148">if</text:span></text:span><text:change-end text:change-id="ct39424176"/><text:span text:style-name="T148"> </text:span><text:change-start text:change-id="ct39462624"/><text:span text:style-name="_5f_OOoComputerIdent"><text:span text:style-name="T148">isDow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defendButton</text:span></text:span><text:span text:style-name="_5f_OOoComputerSpecial"><text:span text:style-name="T148">):</text:span></text:span><text:change-end text:change-id="ct39462624"/></text:p>
      <text:p text:style-name="Code"><text:s text:c="8"/><text:span text:style-name="T148"><text:s text:c="4"/></text:span><text:change-start text:change-id="ct37465456"/><text:span text:style-name="_5f_OOoComputerKeyWord"><text:span text:style-name="T148">if</text:span></text:span><text:change-end text:change-id="ct37465456"/><text:span text:style-name="T148"> </text:span><text:change-start text:change-id="ct39454416"/><text:span text:style-name="_5f_OOoComputerIdent"><text:span text:style-name="T148">self</text:span></text:span><text:span text:style-name="_5f_OOoComputerSpecial"><text:span text:style-name="T148">.</text:span></text:span><text:span text:style-name="_5f_OOoComputerIdent"><text:span text:style-name="T148">state</text:span></text:span><text:change-end text:change-id="ct39454416"/><text:span text:style-name="T148"> </text:span><text:change-start text:change-id="ct39455728"/><text:span text:style-name="_5f_OOoComputerSpecial"><text:span text:style-name="T148">!=</text:span></text:span><text:change-end text:change-id="ct39455728"/><text:span text:style-name="T148"> </text:span><text:change-start text:change-id="ct39471296"/><text:span text:style-name="_5f_OOoComputerLiteral"><text:span text:style-name="T148">"Defend"</text:span></text:span><text:span text:style-name="_5f_OOoComputerSpecial"><text:span text:style-name="T148">:</text:span></text:span><text:change-end text:change-id="ct39471296"/></text:p>
      <text:p text:style-name="Code"><text:s text:c="8"/><text:span text:style-name="T148"><text:s text:c="8"/></text:span><text:change-start text:change-id="ct39468688"/><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span text:style-name="_5f_OOoComputerLiteral"><text:span text:style-name="T148">"Defend"</text:span></text:span><text:span text:style-name="_5f_OOoComputerSpecial"><text:span text:style-name="T148">)</text:span></text:span><text:change-end text:change-id="ct39468688"/></text:p>
      <text:p text:style-name="Code"><text:s text:c="8"/><text:span text:style-name="T148"><text:s text:c="4"/></text:span><text:change-start text:change-id="ct39472768"/><text:span text:style-name="_5f_OOoComputerKeyWord"><text:span text:style-name="T148">return</text:span></text:span><text:change-end text:change-id="ct39472768"/><text:span text:style-name="T148"> </text:span><text:change-start text:change-id="ct39473888"/><text:span text:style-name="_5f_OOoComputerIdent"><text:span text:style-name="T148">task</text:span></text:span><text:span text:style-name="_5f_OOoComputerSpecial"><text:span text:style-name="T148">.</text:span></text:span><text:span text:style-name="_5f_OOoComputerIdent"><text:span text:style-name="T148">cont</text:span></text:span><text:change-end text:change-id="ct39473888"/></text:p>
      <text:p text:style-name="Code"/>
      <text:p text:style-name="Code"><text:s text:c="8"/><text:change-start text:change-id="ct39475072"/><text:span text:style-name="_5f_OOoComputerComment"><text:span text:style-name="T148"># Check for attack keys</text:span></text:span><text:change-end text:change-id="ct39475072"/></text:p>
      <text:p text:style-name="Code"><text:s text:c="8"/><text:change-start text:change-id="ct39460176"/><text:span text:style-name="_5f_OOoComputerIdent"><text:span text:style-name="T148">isAction</text:span></text:span><text:change-end text:change-id="ct39460176"/><text:span text:style-name="T148"> </text:span><text:change-start text:change-id="ct39457024"/><text:span text:style-name="_5f_OOoComputerSpecial"><text:span text:style-name="T148">=</text:span></text:span><text:change-end text:change-id="ct39457024"/><text:span text:style-name="T148"> </text:span><text:change-start text:change-id="ct39424400"/><text:span text:style-name="_5f_OOoComputerIdent"><text:span text:style-name="T148">False</text:span></text:span><text:change-end text:change-id="ct39424400"/></text:p>
      <text:p text:style-name="Code"><text:s text:c="8"/><text:change-start text:change-id="ct39459280"/><text:span text:style-name="_5f_OOoComputerKeyWord"><text:span text:style-name="T148">if</text:span></text:span><text:change-end text:change-id="ct39459280"/><text:span text:style-name="T148"> </text:span><text:change-start text:change-id="ct39008096"/><text:span text:style-name="_5f_OOoComputerIdent"><text:span text:style-name="T148">isDow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punchLButton</text:span></text:span><text:span text:style-name="_5f_OOoComputerSpecial"><text:span text:style-name="T148">):</text:span></text:span><text:change-end text:change-id="ct39008096"/></text:p>
      <text:p text:style-name="Code"><text:s text:c="8"/><text:span text:style-name="T148"><text:s text:c="4"/></text:span><text:change-start text:change-id="ct39008800"/><text:span text:style-name="_5f_OOoComputerIdent"><text:span text:style-name="T148">isAction</text:span></text:span><text:change-end text:change-id="ct39008800"/><text:span text:style-name="T148"> </text:span><text:change-start text:change-id="ct39010544"/><text:span text:style-name="_5f_OOoComputerSpecial"><text:span text:style-name="T148">=</text:span></text:span><text:change-end text:change-id="ct39010544"/><text:span text:style-name="T148"> </text:span><text:change-start text:change-id="ct39010768"/><text:span text:style-name="_5f_OOoComputerIdent"><text:span text:style-name="T148">True</text:span></text:span><text:change-end text:change-id="ct39010768"/></text:p>
      <text:p text:style-name="Code"><text:s text:c="8"/><text:span text:style-name="T148"><text:s text:c="4"/></text:span><text:change-start text:change-id="ct39011280"/><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span text:style-name="_5f_OOoComputerLiteral"><text:span text:style-name="T148">"Punch_l"</text:span></text:span><text:span text:style-name="_5f_OOoComputerSpecial"><text:span text:style-name="T148">)</text:span></text:span><text:change-end text:change-id="ct39011280"/></text:p>
      <text:p text:style-name="Code"><text:s text:c="8"/><text:change-start text:change-id="ct39012240"/><text:span text:style-name="_5f_OOoComputerKeyWord"><text:span text:style-name="T148">elif</text:span></text:span><text:change-end text:change-id="ct39012240"/><text:span text:style-name="T148"> </text:span><text:change-start text:change-id="ct39014272"/><text:span text:style-name="_5f_OOoComputerIdent"><text:span text:style-name="T148">isDow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punchRButton</text:span></text:span><text:span text:style-name="_5f_OOoComputerSpecial"><text:span text:style-name="T148">):</text:span></text:span><text:change-end text:change-id="ct39014272"/></text:p>
      <text:p text:style-name="Code"><text:s text:c="8"/><text:span text:style-name="T148"><text:s text:c="4"/></text:span><text:change-start text:change-id="ct39493872"/><text:span text:style-name="_5f_OOoComputerIdent"><text:span text:style-name="T148">isAction</text:span></text:span><text:change-end text:change-id="ct39493872"/><text:span text:style-name="T148"> </text:span><text:change-start text:change-id="ct39494096"/><text:span text:style-name="_5f_OOoComputerSpecial"><text:span text:style-name="T148">=</text:span></text:span><text:change-end text:change-id="ct39494096"/><text:span text:style-name="T148"> </text:span><text:change-start text:change-id="ct39494320"/><text:span text:style-name="_5f_OOoComputerIdent"><text:span text:style-name="T148">True</text:span></text:span><text:change-end text:change-id="ct39494320"/></text:p>
      <text:p text:style-name="Code"><text:s text:c="8"/><text:span text:style-name="T148"><text:s text:c="4"/></text:span><text:change-start text:change-id="ct39495024"/><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span text:style-name="_5f_OOoComputerLiteral"><text:span text:style-name="T148">"Punch_r"</text:span></text:span><text:span text:style-name="_5f_OOoComputerSpecial"><text:span text:style-name="T148">)</text:span></text:span><text:change-end text:change-id="ct39495024"/></text:p>
      <text:p text:style-name="Code"><text:s text:c="8"/><text:change-start text:change-id="ct39496032"/><text:span text:style-name="_5f_OOoComputerKeyWord"><text:span text:style-name="T148">elif</text:span></text:span><text:change-end text:change-id="ct39496032"/><text:span text:style-name="T148"> </text:span><text:change-start text:change-id="ct39498160"/><text:span text:style-name="_5f_OOoComputerIdent"><text:span text:style-name="T148">isDow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kickLButton</text:span></text:span><text:span text:style-name="_5f_OOoComputerSpecial"><text:span text:style-name="T148">):</text:span></text:span><text:change-end text:change-id="ct39498160"/></text:p>
      <text:p text:style-name="Code"><text:s text:c="8"/><text:span text:style-name="T148"><text:s text:c="4"/></text:span><text:change-start text:change-id="ct39500592"/><text:span text:style-name="_5f_OOoComputerIdent"><text:span text:style-name="T148">isAction</text:span></text:span><text:change-end text:change-id="ct39500592"/><text:span text:style-name="T148"> </text:span><text:change-start text:change-id="ct39500816"/><text:span text:style-name="_5f_OOoComputerSpecial"><text:span text:style-name="T148">=</text:span></text:span><text:change-end text:change-id="ct39500816"/><text:span text:style-name="T148"> </text:span><text:change-start text:change-id="ct39501040"/><text:span text:style-name="_5f_OOoComputerIdent"><text:span text:style-name="T148">True</text:span></text:span><text:change-end text:change-id="ct39501040"/></text:p>
      <text:p text:style-name="Code"><text:s text:c="8"/><text:span text:style-name="T148"><text:s text:c="4"/></text:span><text:change-start text:change-id="ct39501744"/><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span text:style-name="_5f_OOoComputerLiteral"><text:span text:style-name="T148">"Kick_l"</text:span></text:span><text:span text:style-name="_5f_OOoComputerSpecial"><text:span text:style-name="T148">)</text:span></text:span><text:change-end text:change-id="ct39501744"/></text:p>
      <text:p text:style-name="Code"><text:s text:c="8"/><text:change-start text:change-id="ct39502752"/><text:span text:style-name="_5f_OOoComputerKeyWord"><text:span text:style-name="T148">elif</text:span></text:span><text:change-end text:change-id="ct39502752"/><text:span text:style-name="T148"> </text:span><text:change-start text:change-id="ct39504944"/><text:span text:style-name="_5f_OOoComputerIdent"><text:span text:style-name="T148">isDow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kickRButton</text:span></text:span><text:span text:style-name="_5f_OOoComputerSpecial"><text:span text:style-name="T148">):</text:span></text:span><text:change-end text:change-id="ct39504944"/></text:p>
      <text:p text:style-name="Code"><text:s text:c="8"/><text:span text:style-name="T148"><text:s text:c="4"/></text:span><text:change-start text:change-id="ct37475312"/><text:span text:style-name="_5f_OOoComputerIdent"><text:span text:style-name="T148">isAction</text:span></text:span><text:change-end text:change-id="ct37475312"/><text:span text:style-name="T148"> </text:span><text:change-start text:change-id="ct37468624"/><text:span text:style-name="_5f_OOoComputerSpecial"><text:span text:style-name="T148">=</text:span></text:span><text:change-end text:change-id="ct37468624"/><text:span text:style-name="T148"> </text:span><text:change-start text:change-id="ct39456608"/><text:span text:style-name="_5f_OOoComputerIdent"><text:span text:style-name="T148">True</text:span></text:span><text:change-end text:change-id="ct39456608"/></text:p>
      <text:p text:style-name="Code"><text:s text:c="8"/><text:span text:style-name="T148"><text:s text:c="4"/></text:span><text:change-start text:change-id="ct39457552"/><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span text:style-name="_5f_OOoComputerLiteral"><text:span text:style-name="T148">"Kick_r"</text:span></text:span><text:span text:style-name="_5f_OOoComputerSpecial"><text:span text:style-name="T148">)</text:span></text:span><text:change-end text:change-id="ct39457552"/></text:p>
      <text:p text:style-name="Code"><text:s text:c="8"/><text:change-start text:change-id="ct39293744"/><text:span text:style-name="_5f_OOoComputerKeyWord"><text:span text:style-name="T148">if</text:span></text:span><text:change-end text:change-id="ct39293744"/><text:span text:style-name="T148"> </text:span><text:change-start text:change-id="ct39461392"/><text:span text:style-name="_5f_OOoComputerIdent"><text:span text:style-name="T148">isAction</text:span></text:span><text:span text:style-name="_5f_OOoComputerSpecial"><text:span text:style-name="T148">:</text:span></text:span><text:change-end text:change-id="ct39461392"/></text:p>
      <text:p text:style-name="Code"><text:s text:c="8"/><text:span text:style-name="T148"><text:s text:c="4"/></text:span><text:change-start text:change-id="ct39507632"/><text:span text:style-name="_5f_OOoComputerKeyWord"><text:span text:style-name="T148">return</text:span></text:span><text:change-end text:change-id="ct39507632"/><text:span text:style-name="T148"> </text:span><text:change-start text:change-id="ct39507856"/><text:span text:style-name="_5f_OOoComputerIdent"><text:span text:style-name="T148">task</text:span></text:span><text:span text:style-name="_5f_OOoComputerSpecial"><text:span text:style-name="T148">.</text:span></text:span><text:span text:style-name="_5f_OOoComputerIdent"><text:span text:style-name="T148">cont</text:span></text:span><text:change-end text:change-id="ct39507856"/></text:p>
      <text:p text:style-name="Code"/>
      <text:p text:style-name="Code"><text:s text:c="8"/><text:change-start text:change-id="ct39509040"/><text:span text:style-name="_5f_OOoComputerKeyWord">if</text:span><text:change-end text:change-id="ct39509040"/> <text:change-start text:change-id="ct39509264"/><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39509264"/></text:p>
      <text:p text:style-name="Code"><text:s text:c="12"/><text:change-start text:change-id="ct39510368"/><text:span text:style-name="_5f_OOoComputerIdent">speed</text:span><text:change-end text:change-id="ct39510368"/> <text:change-start text:change-id="ct39510592"/><text:span text:style-name="_5f_OOoComputerSpecial">+=</text:span><text:change-end text:change-id="ct39510592"/> <text:change-start text:change-id="ct39510816"/><text:span text:style-name="_5f_OOoComputerIdent">self</text:span><text:span text:style-name="_5f_OOoComputerSpecial">.</text:span><text:span text:style-name="_5f_OOoComputerIdent">walkSpeed</text:span><text:change-end text:change-id="ct39510816"/></text:p>
      <text:p text:style-name="Code"><text:s text:c="8"/><text:change-start text:change-id="ct39511328"/><text:span text:style-name="_5f_OOoComputerKeyWord">if</text:span><text:change-end text:change-id="ct39511328"/> <text:change-start text:change-id="ct39511792"/><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39511792"/></text:p>
      <text:p text:style-name="Code"><text:s text:c="12"/><text:change-start text:change-id="ct39513632"/><text:span text:style-name="_5f_OOoComputerIdent">speed</text:span><text:change-end text:change-id="ct39513632"/> <text:change-start text:change-id="ct39513856"/><text:span text:style-name="_5f_OOoComputerSpecial">-=</text:span><text:change-end text:change-id="ct39513856"/> <text:change-start text:change-id="ct39514080"/><text:span text:style-name="_5f_OOoComputerIdent">self</text:span><text:span text:style-name="_5f_OOoComputerSpecial">.</text:span><text:span text:style-name="_5f_OOoComputerIdent">walkSpeed</text:span><text:change-end text:change-id="ct39514080"/></text:p>
      <text:p text:style-name="Code"><text:s text:c="8"/><text:change-start text:change-id="ct39514592"/><text:span text:style-name="_5f_OOoComputerIdent">yDelta</text:span><text:change-end text:change-id="ct39514592"/> <text:change-start text:change-id="ct39514816"/><text:span text:style-name="_5f_OOoComputerSpecial">=</text:span><text:change-end text:change-id="ct39514816"/> <text:change-start text:change-id="ct39515040"/><text:span text:style-name="_5f_OOoComputerIdent">speed</text:span><text:change-end text:change-id="ct39515040"/> <text:change-start text:change-id="ct39515264"/><text:span text:style-name="_5f_OOoComputerSpecial">*</text:span><text:change-end text:change-id="ct39515264"/> <text:change-start text:change-id="ct39516368"/><text:span text:style-name="_5f_OOoComputerIdent">globalClock</text:span><text:span text:style-name="_5f_OOoComputerSpecial">.</text:span><text:span text:style-name="_5f_OOoComputerIdent">getDt</text:span><text:span text:style-name="_5f_OOoComputerSpecial">()</text:span><text:change-end text:change-id="ct39516368"/></text:p>
      <text:p text:style-name="Code"><text:s text:c="8"/><text:change-start text:change-id="ct39519264"/><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39519264"/> <text:change-start text:change-id="ct39520704"/><text:span text:style-name="_5f_OOoComputerIdent">yDelta</text:span><text:span text:style-name="_5f_OOoComputerSpecial">)</text:span><text:change-end text:change-id="ct39520704"/></text:p>
      <text:p text:style-name="P449"><text:s text:c="8"/><text:change-start text:change-id="ct39524048"/><text:span text:style-name="_5f_OOoComputerKeyWord">if</text:span><text:change-end text:change-id="ct39524048"/> <text:change-start text:change-id="ct39524512"/><text:span text:style-name="_5f_OOoComputerIdent">speed</text:span><text:change-end text:change-id="ct39524512"/> <text:change-start text:change-id="ct39524736"/><text:span text:style-name="_5f_OOoComputerSpecial">!=</text:span><text:change-end text:change-id="ct39524736"/> <text:change-start text:change-id="ct39524960"/><text:span text:style-name="_5f_OOoComputerLiteral">0.0</text:span><text:change-end text:change-id="ct39524960"/> <text:change-start text:change-id="ct39525184"/><text:span text:style-name="_5f_OOoComputerKeyWord">and</text:span><text:change-end text:change-id="ct39525184"/> <text:change-start text:change-id="ct39525408"/><text:span text:style-name="_5f_OOoComputerIdent">self</text:span><text:span text:style-name="_5f_OOoComputerSpecial">.</text:span><text:span text:style-name="_5f_OOoComputerIdent">state</text:span><text:change-end text:change-id="ct39525408"/> <text:change-start text:change-id="ct39525632"/><text:span text:style-name="_5f_OOoComputerSpecial">!=</text:span><text:change-end text:change-id="ct39525632"/> <text:change-start text:change-id="ct39525856"/><text:span text:style-name="_5f_OOoComputerLiteral">"Walk"</text:span><text:change-end text:change-id="ct39525856"/> <text:change-start text:change-id="ct39526080"/><text:span text:style-name="_5f_OOoComputerKeyWord">and</text:span><text:change-end text:change-id="ct39526080"/> <text:change-start text:change-id="ct39527184"/><text:span text:style-name="_5f_OOoComputerSpecial"><text:span text:style-name="T166">\</text:span></text:span><text:change-end text:change-id="ct39527184"/></text:p>
      <text:p text:style-name="P449"><text:s text:c="16"/><text:change-start text:change-id="ct39529200"/><text:span text:style-name="_5f_OOoComputerIdent">self</text:span><text:span text:style-name="_5f_OOoComputerSpecial">.</text:span><text:span text:style-name="_5f_OOoComputerIdent">state</text:span><text:change-end text:change-id="ct39529200"/> <text:change-start text:change-id="ct39529824"/><text:span text:style-name="_5f_OOoComputerSpecial">!=</text:span><text:change-end text:change-id="ct39529824"/> <text:change-start text:change-id="ct39530048"/><text:span text:style-name="_5f_OOoComputerLiteral">"Walk_back"</text:span><text:span text:style-name="_5f_OOoComputerSpecial">:</text:span><text:change-end text:change-id="ct39530048"/></text:p>
      <text:p text:style-name="Code"><text:s text:c="12"/><text:change-start text:change-id="ct37491856"/><text:span text:style-name="_5f_OOoComputerKeyWord">if</text:span><text:change-end text:change-id="ct37491856"/> <text:change-start text:change-id="ct37490096"/><text:span text:style-name="_5f_OOoComputerIdent">speed</text:span><text:change-end text:change-id="ct37490096"/> <text:change-start text:change-id="ct37489744"/><text:span text:style-name="_5f_OOoComputerSpecial">&lt;</text:span><text:change-end text:change-id="ct37489744"/> <text:change-start text:change-id="ct39519488"/><text:span text:style-name="_5f_OOoComputerLiteral">0</text:span><text:span text:style-name="_5f_OOoComputerSpecial">:</text:span><text:change-end text:change-id="ct39519488"/></text:p>
      <text:p text:style-name="Code"><text:s text:c="16"/><text:change-start text:change-id="ct39519984"/><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39519984"/></text:p>
      <text:p text:style-name="Code"><text:s text:c="12"/><text:change-start text:change-id="ct39006784"/><text:span text:style-name="_5f_OOoComputerKeyWord">else</text:span><text:span text:style-name="_5f_OOoComputerSpecial">:</text:span><text:change-end text:change-id="ct39006784"/></text:p>
      <text:p text:style-name="Code"><text:s text:c="16"/><text:change-start text:change-id="ct3952667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39526672"/></text:p>
      <text:p text:style-name="Code"><text:s text:c="8"/><text:change-start text:change-id="ct39518208"/><text:span text:style-name="_5f_OOoComputerKeyWord">elif</text:span><text:change-end text:change-id="ct39518208"/> <text:change-start text:change-id="ct39518864"/><text:span text:style-name="_5f_OOoComputerIdent">speed</text:span><text:change-end text:change-id="ct39518864"/> <text:change-start text:change-id="ct39346176"/><text:span text:style-name="_5f_OOoComputerSpecial">==</text:span><text:change-end text:change-id="ct39346176"/> <text:change-start text:change-id="ct39346400"/><text:span text:style-name="_5f_OOoComputerLiteral">0.0</text:span><text:change-end text:change-id="ct39346400"/> <text:change-start text:change-id="ct39346624"/><text:span text:style-name="_5f_OOoComputerKeyWord">and</text:span><text:change-end text:change-id="ct39346624"/> <text:change-start text:change-id="ct39347088"/><text:span text:style-name="_5f_OOoComputerIdent">self</text:span><text:span text:style-name="_5f_OOoComputerSpecial">.</text:span><text:span text:style-name="_5f_OOoComputerIdent">state</text:span><text:change-end text:change-id="ct39347088"/> <text:change-start text:change-id="ct39347312"/><text:span text:style-name="_5f_OOoComputerSpecial">!=</text:span><text:change-end text:change-id="ct39347312"/> <text:change-start text:change-id="ct39349200"/><text:span text:style-name="_5f_OOoComputerLiteral">"Idle"</text:span><text:span text:style-name="_5f_OOoComputerSpecial">:</text:span><text:change-end text:change-id="ct39349200"/></text:p>
      <text:p text:style-name="Code"><text:s text:c="12"/><text:change-start text:change-id="ct39351808"/><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39351808"/></text:p>
      <text:p text:style-name="Code"><text:s text:c="8"/><text:change-start text:change-id="ct39352288"/><text:span text:style-name="_5f_OOoComputerKeyWord">return</text:span><text:change-end text:change-id="ct39352288"/> <text:change-start text:change-id="ct39352512"/><text:span text:style-name="_5f_OOoComputerIdent">task</text:span><text:span text:style-name="_5f_OOoComputerSpecial">.</text:span><text:span text:style-name="_5f_OOoComputerIdent">cont</text:span><text:change-end text:change-id="ct39352512"/></text:p>
      <text:p text:style-name="P113">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13">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13">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13">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37497136"/><text:span text:style-name="_5f_OOoComputerKeyWord">def</text:span><text:change-end text:change-id="ct37497136"/> <text:change-start text:change-id="ct37497488"/><text:span text:style-name="_5f_OOoComputerIdent">attackAnimationPlaying</text:span><text:span text:style-name="_5f_OOoComputerSpecial">(</text:span><text:span text:style-name="_5f_OOoComputerIdent">self</text:span><text:span text:style-name="_5f_OOoComputerSpecial">):</text:span><text:change-end text:change-id="ct37497488"/></text:p>
      <text:p text:style-name="Code"><text:s text:c="8"/><text:change-start text:change-id="ct39470272"/><text:span text:style-name="_5f_OOoComputerIdent">actionAnimations</text:span><text:change-end text:change-id="ct39470272"/> <text:change-start text:change-id="ct39463632"/><text:span text:style-name="_5f_OOoComputerSpecial">=</text:span><text:change-end text:change-id="ct39463632"/> <text:change-start text:change-id="ct39507376"/><text:span text:style-name="_5f_OOoComputerSpecial">[</text:span><text:change-end text:change-id="ct39507376"/></text:p>
      <text:p text:style-name="Code"><text:s text:c="12"/><text:change-start text:change-id="ct39520208"/><text:span text:style-name="_5f_OOoComputerLiteral">"Punch_l"</text:span><text:span text:style-name="_5f_OOoComputerSpecial">,</text:span><text:change-end text:change-id="ct39520208"/></text:p>
      <text:p text:style-name="Code"><text:s text:c="12"/><text:change-start text:change-id="ct37500656"/><text:span text:style-name="_5f_OOoComputerLiteral">"Punch_r"</text:span><text:span text:style-name="_5f_OOoComputerSpecial">,</text:span><text:change-end text:change-id="ct37500656"/></text:p>
      <text:p text:style-name="Code"><text:s text:c="12"/><text:change-start text:change-id="ct37501008"/><text:span text:style-name="_5f_OOoComputerLiteral">"Kick_l"</text:span><text:span text:style-name="_5f_OOoComputerSpecial">,</text:span><text:change-end text:change-id="ct37501008"/></text:p>
      <text:p text:style-name="P471"><text:s text:c="12"/><text:change-start text:change-id="ct37501360"/><text:span text:style-name="_5f_OOoComputerLiteral">"Kick_r"</text:span><text:span text:style-name="_5f_OOoComputerSpecial">,</text:span><text:change-end text:change-id="ct37501360"/></text:p>
      <text:p text:style-name="P471"><text:s text:c="12"/><text:change-start text:change-id="ct37501712"/><text:span text:style-name="_5f_OOoComputerLiteral">"</text:span><text:span text:style-name="_5f_OOoComputerLiteral"><text:span text:style-name="T226">Hit"</text:span></text:span><text:span text:style-name="_5f_OOoComputerSpecial">]</text:span><text:change-end text:change-id="ct37501712"/></text:p>
      <text:p text:style-name="Code"><text:s text:c="8"/><text:change-start text:change-id="ct39550336"/><text:span text:style-name="_5f_OOoComputerKeyWord">if</text:span><text:change-end text:change-id="ct39550336"/> <text:change-start text:change-id="ct39553056"/><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39553056"/> <text:change-start text:change-id="ct39554208"/><text:span text:style-name="_5f_OOoComputerKeyWord">in</text:span><text:change-end text:change-id="ct39554208"/> <text:change-start text:change-id="ct39556704"/><text:span text:style-name="_5f_OOoComputerIdent">actionAnimations</text:span><text:span text:style-name="_5f_OOoComputerSpecial">:</text:span><text:change-end text:change-id="ct39556704"/> <text:change-start text:change-id="ct39557824"/><text:span text:style-name="_5f_OOoComputerKeyWord">return</text:span><text:change-end text:change-id="ct39557824"/> <text:change-start text:change-id="ct39559072"/><text:span text:style-name="_5f_OOoComputerIdent">True</text:span><text:change-end text:change-id="ct39559072"/></text:p>
      <text:p text:style-name="P113">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3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37503120"/></text:p>
      <text:h text:style-name="P705" text:outline-level="3"><text:bookmark-start text:name="__RefHeading__1270_93487272"/>Add <text:span text:style-name="T179">two</text:span> player <text:span text:style-name="T179">gameplay</text:span><text:bookmark-end text:name="__RefHeading__1270_93487272"/></text:h>
      <text:p text:style-name="P191">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68">Now lets start with extending our already existing Player class so we can use it for multiuser usage.</text:span></text:p>
      <text:h text:style-name="P715" text:outline-level="4"><text:bookmark-start text:name="__RefHeading__3109_49737548"/>Basics<text:bookmark-end text:name="__RefHeading__3109_49737548"/></text:h>
      <text:p text:style-name="P179">The first thing we will change and extend is the init method of the Player class so it will look like the following.</text:p>
      <text:p text:style-name="Code"><text:s text:c="4"/><text:change-start text:change-id="ct39558336"/><text:span text:style-name="_5f_OOoComputerKeyWord">def</text:span><text:change-end text:change-id="ct39558336"/> <text:change-start text:change-id="ct39552112"/><text:span text:style-name="_5f_OOoComputerIdent">__init__</text:span><text:span text:style-name="_5f_OOoComputerSpecial">(</text:span><text:span text:style-name="_5f_OOoComputerIdent">self</text:span><text:span text:style-name="_5f_OOoComputerSpecial">,</text:span><text:change-end text:change-id="ct39552112"/> <text:change-start text:change-id="ct39049856"/><text:span text:style-name="_5f_OOoComputerIdent"><text:span text:style-name="T227">charId</text:span></text:span><text:span text:style-name="_5f_OOoComputerSpecial"><text:span text:style-name="T227">,</text:span></text:span><text:change-end text:change-id="ct39049856"/><text:span text:style-name="T227"> </text:span><text:change-start text:change-id="ct39054784"/><text:span text:style-name="_5f_OOoComputerIdent">charNr</text:span><text:span text:style-name="_5f_OOoComputerSpecial"><text:span text:style-name="T148">,</text:span></text:span><text:change-end text:change-id="ct39054784"/><text:span text:style-name="T148"> </text:span><text:change-start text:change-id="ct39059872"/><text:span text:style-name="_5f_OOoComputerIdent"><text:span text:style-name="T148">controls</text:span></text:span><text:span text:style-name="_5f_OOoComputerSpecial">):</text:span><text:change-end text:change-id="ct39059872"/></text:p>
      <text:p text:style-name="P484"><text:s text:c="8"/><text:change-start text:change-id="ct3905812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39058128"/> <text:change-start text:change-id="ct39062544"/><text:span text:style-name="_5f_OOoComputerLiteral">"FSM-Player%d"</text:span><text:span text:style-name="_5f_OOoComputerSpecial">%</text:span><text:span text:style-name="_5f_OOoComputerIdent">charNr</text:span><text:span text:style-name="_5f_OOoComputerSpecial">)</text:span><text:change-end text:change-id="ct39062544"/></text:p>
      <text:p text:style-name="P485"><text:s text:c="8"/><text:change-start text:change-id="ct39060576"/><text:span text:style-name="_5f_OOoComputerIdent">self</text:span><text:span text:style-name="_5f_OOoComputerSpecial">.</text:span><text:span text:style-name="_5f_OOoComputerIdent">charId</text:span><text:change-end text:change-id="ct39060576"/> <text:change-start text:change-id="ct39064256"/><text:span text:style-name="_5f_OOoComputerSpecial">=</text:span><text:change-end text:change-id="ct39064256"/> <text:change-start text:change-id="ct39064480"/><text:span text:style-name="_5f_OOoComputerIdent">charId</text:span><text:change-end text:change-id="ct39064480"/></text:p>
      <text:p text:style-name="Code"><text:s text:c="8"/><text:change-start text:change-id="ct39064992"/><text:span text:style-name="_5f_OOoComputerIdent">charPath</text:span><text:change-end text:change-id="ct39064992"/> <text:change-start text:change-id="ct39065216"/><text:span text:style-name="_5f_OOoComputerSpecial">=</text:span><text:change-end text:change-id="ct39065216"/> <text:change-start text:change-id="ct39065440"/><text:span text:style-name="_5f_OOoComputerLiteral">"characters/character%d/"</text:span><text:change-end text:change-id="ct39065440"/> <text:change-start text:change-id="ct39065664"/><text:span text:style-name="_5f_OOoComputerSpecial">%</text:span><text:change-end text:change-id="ct39065664"/> <text:change-start text:change-id="ct39065888"/><text:span text:style-name="_5f_OOoComputerIdent">charNr</text:span><text:change-end text:change-id="ct39065888"/></text:p>
      <text:p text:style-name="Code"><text:s text:c="8"/><text:change-start text:change-id="ct39066400"/><text:span text:style-name="_5f_OOoComputerIdent">self</text:span><text:span text:style-name="_5f_OOoComputerSpecial">.</text:span><text:span text:style-name="_5f_OOoComputerIdent">character</text:span><text:change-end text:change-id="ct39066400"/> <text:change-start text:change-id="ct39066624"/><text:span text:style-name="_5f_OOoComputerSpecial">=</text:span><text:change-end text:change-id="ct39066624"/> <text:change-start text:change-id="ct39066848"/><text:span text:style-name="_5f_OOoComputerIdent">Actor</text:span><text:span text:style-name="_5f_OOoComputerSpecial">(</text:span><text:change-end text:change-id="ct39066848"/></text:p>
      <text:p text:style-name="Code"><text:s text:c="12"/><text:change-start text:change-id="ct39067360"/><text:span text:style-name="_5f_OOoComputerIdent">charPath</text:span><text:change-end text:change-id="ct39067360"/> <text:change-start text:change-id="ct39067808"/><text:span text:style-name="_5f_OOoComputerSpecial">+</text:span><text:change-end text:change-id="ct39067808"/> <text:change-start text:change-id="ct39068032"/><text:span text:style-name="_5f_OOoComputerLiteral">"char"</text:span><text:span text:style-name="_5f_OOoComputerSpecial">,</text:span><text:change-end text:change-id="ct39068032"/> <text:change-start text:change-id="ct39068256"/><text:span text:style-name="_5f_OOoComputerSpecial">{</text:span><text:change-end text:change-id="ct39068256"/></text:p>
      <text:p text:style-name="Code"><text:s text:c="16"/><text:change-start text:change-id="ct39068768"/><text:span text:style-name="_5f_OOoComputerLiteral">"Idle"</text:span><text:span text:style-name="_5f_OOoComputerSpecial">:</text:span><text:span text:style-name="_5f_OOoComputerIdent">charPath</text:span><text:change-end text:change-id="ct39068768"/> <text:change-start text:change-id="ct39068992"/><text:span text:style-name="_5f_OOoComputerSpecial">+</text:span><text:change-end text:change-id="ct39068992"/> <text:change-start text:change-id="ct39069216"/><text:span text:style-name="_5f_OOoComputerLiteral">"idle"</text:span><text:span text:style-name="_5f_OOoComputerSpecial">,</text:span><text:change-end text:change-id="ct39069216"/></text:p>
      <text:p text:style-name="Code"><text:s text:c="16"/><text:change-start text:change-id="ct39069728"/><text:span text:style-name="_5f_OOoComputerLiteral">"Walk"</text:span><text:span text:style-name="_5f_OOoComputerSpecial">:</text:span><text:span text:style-name="_5f_OOoComputerIdent">charPath</text:span><text:change-end text:change-id="ct39069728"/> <text:change-start text:change-id="ct39070656"/><text:span text:style-name="_5f_OOoComputerSpecial">+</text:span><text:change-end text:change-id="ct39070656"/> <text:change-start text:change-id="ct39070880"/><text:span text:style-name="_5f_OOoComputerLiteral">"walk"</text:span><text:span text:style-name="_5f_OOoComputerSpecial">,</text:span><text:change-end text:change-id="ct39070880"/></text:p>
      <text:p text:style-name="Code"><text:s text:c="16"/><text:change-start text:change-id="ct39072336"/><text:span text:style-name="_5f_OOoComputerLiteral">"Walk_back"</text:span><text:span text:style-name="_5f_OOoComputerSpecial">:</text:span><text:span text:style-name="_5f_OOoComputerIdent">charPath</text:span><text:change-end text:change-id="ct39072336"/> <text:change-start text:change-id="ct39071648"/><text:span text:style-name="_5f_OOoComputerSpecial">+</text:span><text:change-end text:change-id="ct39071648"/> <text:change-start text:change-id="ct39072896"/><text:span text:style-name="_5f_OOoComputerLiteral">"walk_back"</text:span><text:span text:style-name="_5f_OOoComputerSpecial">,</text:span><text:change-end text:change-id="ct39072896"/></text:p>
      <text:p text:style-name="Code"><text:s text:c="16"/><text:change-start text:change-id="ct39073472"/><text:span text:style-name="_5f_OOoComputerLiteral">"Punch_l"</text:span><text:span text:style-name="_5f_OOoComputerSpecial">:</text:span><text:span text:style-name="_5f_OOoComputerIdent">charPath</text:span><text:change-end text:change-id="ct39073472"/> <text:change-start text:change-id="ct39074560"/><text:span text:style-name="_5f_OOoComputerSpecial">+</text:span><text:change-end text:change-id="ct39074560"/> <text:change-start text:change-id="ct39074784"/><text:span text:style-name="_5f_OOoComputerLiteral">"punch_l"</text:span><text:span text:style-name="_5f_OOoComputerSpecial">,</text:span><text:change-end text:change-id="ct39074784"/></text:p>
      <text:p text:style-name="Code"><text:s text:c="16"/><text:change-start text:change-id="ct39058848"/><text:span text:style-name="_5f_OOoComputerLiteral">"Punch_r"</text:span><text:span text:style-name="_5f_OOoComputerSpecial">:</text:span><text:span text:style-name="_5f_OOoComputerIdent">charPath</text:span><text:change-end text:change-id="ct39058848"/> <text:change-start text:change-id="ct37517440"/><text:span text:style-name="_5f_OOoComputerSpecial">+</text:span><text:change-end text:change-id="ct37517440"/> <text:change-start text:change-id="ct39057104"/><text:span text:style-name="_5f_OOoComputerLiteral">"punch_r"</text:span><text:span text:style-name="_5f_OOoComputerSpecial">,</text:span><text:change-end text:change-id="ct39057104"/></text:p>
      <text:p text:style-name="Code"><text:s text:c="16"/><text:change-start text:change-id="ct39058576"/><text:span text:style-name="_5f_OOoComputerLiteral">"Kick_l"</text:span><text:span text:style-name="_5f_OOoComputerSpecial">:</text:span><text:span text:style-name="_5f_OOoComputerIdent">charPath</text:span><text:change-end text:change-id="ct39058576"/> <text:change-start text:change-id="ct39057552"/><text:span text:style-name="_5f_OOoComputerSpecial">+</text:span><text:change-end text:change-id="ct39057552"/> <text:change-start text:change-id="ct39055824"/><text:span text:style-name="_5f_OOoComputerLiteral">"kick_l"</text:span><text:span text:style-name="_5f_OOoComputerSpecial">,</text:span><text:change-end text:change-id="ct39055824"/></text:p>
      <text:p text:style-name="Code"><text:s text:c="16"/><text:change-start text:change-id="ct39056480"/><text:span text:style-name="_5f_OOoComputerLiteral">"Kick_r"</text:span><text:span text:style-name="_5f_OOoComputerSpecial">:</text:span><text:span text:style-name="_5f_OOoComputerIdent">charPath</text:span><text:change-end text:change-id="ct39056480"/> <text:change-start text:change-id="ct39048832"/><text:span text:style-name="_5f_OOoComputerSpecial">+</text:span><text:change-end text:change-id="ct39048832"/> <text:change-start text:change-id="ct39047184"/><text:span text:style-name="_5f_OOoComputerLiteral">"kick_r"</text:span><text:span text:style-name="_5f_OOoComputerSpecial">,</text:span><text:change-end text:change-id="ct39047184"/></text:p>
      <text:p text:style-name="P467"><text:s text:c="16"/><text:change-start text:change-id="ct39048080"/><text:span text:style-name="_5f_OOoComputerLiteral">"Defend"</text:span><text:span text:style-name="_5f_OOoComputerSpecial">:</text:span><text:span text:style-name="_5f_OOoComputerIdent">charPath</text:span><text:change-end text:change-id="ct39048080"/> <text:change-start text:change-id="ct39051072"/><text:span text:style-name="_5f_OOoComputerSpecial">+</text:span><text:change-end text:change-id="ct39051072"/> <text:change-start text:change-id="ct39051296"/><text:span text:style-name="_5f_OOoComputerLiteral">"defend"</text:span><text:span text:style-name="_5f_OOoComputerSpecial">,</text:span><text:change-end text:change-id="ct39051296"/></text:p>
      <text:p text:style-name="P468"><text:s text:c="16"/><text:change-start text:change-id="ct39050640"/><text:span text:style-name="_5f_OOoComputerLiteral">"Hit"</text:span><text:span text:style-name="_5f_OOoComputerSpecial">:</text:span><text:span text:style-name="_5f_OOoComputerIdent">charPath</text:span><text:change-end text:change-id="ct39050640"/> <text:change-start text:change-id="ct37516384"/><text:span text:style-name="_5f_OOoComputerSpecial">+</text:span><text:change-end text:change-id="ct37516384"/> <text:change-start text:change-id="ct39059296"/><text:span text:style-name="_5f_OOoComputerLiteral">"hit"</text:span><text:span text:style-name="_5f_OOoComputerSpecial">,</text:span><text:change-end text:change-id="ct39059296"/></text:p>
      <text:p text:style-name="Code"><text:s text:c="16"/><text:change-start text:change-id="ct37523072"/><text:span text:style-name="_5f_OOoComputerLiteral">"Defeated"</text:span><text:span text:style-name="_5f_OOoComputerSpecial">:</text:span><text:span text:style-name="_5f_OOoComputerIdent">charPath</text:span><text:change-end text:change-id="ct37523072"/> <text:change-start text:change-id="ct37523424"/><text:span text:style-name="_5f_OOoComputerSpecial">+</text:span><text:change-end text:change-id="ct37523424"/> <text:change-start text:change-id="ct37523776"/><text:span text:style-name="_5f_OOoComputerLiteral">"defeated"</text:span><text:change-end text:change-id="ct37523776"/></text:p>
      <text:p text:style-name="Code"><text:s text:c="12"/><text:change-start text:change-id="ct37524128"/><text:span text:style-name="_5f_OOoComputerSpecial">}</text:span><text:change-end text:change-id="ct37524128"/></text:p>
      <text:p text:style-name="Code"><text:s text:c="8"/><text:change-start text:change-id="ct37524480"/><text:span text:style-name="_5f_OOoComputerSpecial">)</text:span><text:change-end text:change-id="ct37524480"/></text:p>
      <text:p text:style-name="Code"><text:s text:c="8"/><text:change-start text:change-id="ct3959867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39598672"/></text:p>
      <text:p text:style-name="Code"><text:s text:c="8"/><text:change-start text:change-id="ct3959532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39595328"/></text:p>
      <text:p text:style-name="Code"><text:s text:c="8"/><text:change-start text:change-id="ct39049056"/><text:span text:style-name="_5f_OOoComputerIdent">self</text:span><text:span text:style-name="_5f_OOoComputerSpecial">.</text:span><text:span text:style-name="_5f_OOoComputerIdent">walkSpeed</text:span><text:change-end text:change-id="ct39049056"/> <text:change-start text:change-id="ct37525536"/><text:span text:style-name="_5f_OOoComputerSpecial">=</text:span><text:change-end text:change-id="ct37525536"/> <text:change-start text:change-id="ct39596032"/><text:span text:style-name="_5f_OOoComputerLiteral">2.0</text:span><text:change-end text:change-id="ct39596032"/> <text:change-start text:change-id="ct39600464"/><text:span text:style-name="_5f_OOoComputerComment"># units per second</text:span><text:change-end text:change-id="ct39600464"/></text:p>
      <text:p text:style-name="Code"><text:s text:c="8"/><text:change-start text:change-id="ct37526304"/><text:span text:style-name="_5f_OOoComputerKeyWord"><text:span text:style-name="T148">if</text:span></text:span><text:change-end text:change-id="ct37526304"/><text:span text:style-name="T148"> </text:span><text:change-start text:change-id="ct37525888"/><text:span text:style-name="_5f_OOoComputerIdent"><text:span text:style-name="T148">controls</text:span></text:span><text:change-end text:change-id="ct37525888"/><text:span text:style-name="T148"> </text:span><text:change-start text:change-id="ct39603712"/><text:span text:style-name="_5f_OOoComputerSpecial"><text:span text:style-name="T148">==</text:span></text:span><text:change-end text:change-id="ct39603712"/><text:span text:style-name="T148"> </text:span><text:change-start text:change-id="ct39609232"/><text:span text:style-name="_5f_OOoComputerLiteral"><text:span text:style-name="T148">"p1"</text:span></text:span><text:span text:style-name="_5f_OOoComputerSpecial"><text:span text:style-name="T148">:</text:span></text:span><text:change-end text:change-id="ct39609232"/></text:p>
      <text:p text:style-name="Code"><text:s text:c="8"/><text:span text:style-name="T148"><text:s text:c="4"/></text:span><text:change-start text:change-id="ct39616256"/><text:span text:style-name="_5f_OOoComputerIdent"><text:span text:style-name="T148">self</text:span></text:span><text:span text:style-name="_5f_OOoComputerSpecial"><text:span text:style-name="T148">.</text:span></text:span><text:span text:style-name="_5f_OOoComputerIdent"><text:span text:style-name="T148">character</text:span></text:span><text:span text:style-name="_5f_OOoComputerSpecial"><text:span text:style-name="T148">.</text:span></text:span><text:span text:style-name="_5f_OOoComputerIdent"><text:span text:style-name="T148">setH</text:span></text:span><text:span text:style-name="_5f_OOoComputerSpecial"><text:span text:style-name="T148">(</text:span></text:span><text:span text:style-name="_5f_OOoComputerLiteral"><text:span text:style-name="T148">90</text:span></text:span><text:span text:style-name="_5f_OOoComputerSpecial"><text:span text:style-name="T148">)</text:span></text:span><text:change-end text:change-id="ct39616256"/></text:p>
      <text:p text:style-name="Code"><text:s text:c="12"/><text:change-start text:change-id="ct39614160"/><text:span text:style-name="_5f_OOoComputerIdent">self</text:span><text:span text:style-name="_5f_OOoComputerSpecial">.</text:span><text:span text:style-name="_5f_OOoComputerIdent">leftButton</text:span><text:change-end text:change-id="ct39614160"/> <text:change-start text:change-id="ct39618416"/><text:span text:style-name="_5f_OOoComputerSpecial">=</text:span><text:change-end text:change-id="ct39618416"/> <text:change-start text:change-id="ct39618768"/><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39618768"/></text:p>
      <text:p text:style-name="Code"><text:s text:c="12"/><text:change-start text:change-id="ct39619840"/><text:span text:style-name="_5f_OOoComputerIdent">self</text:span><text:span text:style-name="_5f_OOoComputerSpecial">.</text:span><text:span text:style-name="_5f_OOoComputerIdent">rightButton</text:span><text:change-end text:change-id="ct39619840"/> <text:change-start text:change-id="ct39620704"/><text:span text:style-name="_5f_OOoComputerSpecial">=</text:span><text:change-end text:change-id="ct39620704"/> <text:change-start text:change-id="ct39620928"/><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39620928"/></text:p>
      <text:p text:style-name="Code"><text:s text:c="12"/><text:change-start text:change-id="ct39622624"/><text:span text:style-name="_5f_OOoComputerIdent">self</text:span><text:span text:style-name="_5f_OOoComputerSpecial">.</text:span><text:span text:style-name="_5f_OOoComputerIdent">punchLButton</text:span><text:change-end text:change-id="ct39622624"/> <text:change-start text:change-id="ct39623152"/><text:span text:style-name="_5f_OOoComputerSpecial">=</text:span><text:change-end text:change-id="ct39623152"/> <text:change-start text:change-id="ct39623376"/><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39623376"/></text:p>
      <text:p text:style-name="Code"><text:s text:c="12"/><text:change-start text:change-id="ct39624896"/><text:span text:style-name="_5f_OOoComputerIdent">self</text:span><text:span text:style-name="_5f_OOoComputerSpecial">.</text:span><text:span text:style-name="_5f_OOoComputerIdent">punchRButton</text:span><text:change-end text:change-id="ct39624896"/> <text:change-start text:change-id="ct39625648"/><text:span text:style-name="_5f_OOoComputerSpecial">=</text:span><text:change-end text:change-id="ct39625648"/> <text:change-start text:change-id="ct39625872"/><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39625872"/></text:p>
      <text:p text:style-name="Code"><text:s text:c="12"/><text:change-start text:change-id="ct39627840"/><text:span text:style-name="_5f_OOoComputerIdent">self</text:span><text:span text:style-name="_5f_OOoComputerSpecial">.</text:span><text:span text:style-name="_5f_OOoComputerIdent">kickLButton</text:span><text:change-end text:change-id="ct39627840"/> <text:change-start text:change-id="ct39628784"/><text:span text:style-name="_5f_OOoComputerSpecial">=</text:span><text:change-end text:change-id="ct39628784"/> <text:change-start text:change-id="ct39629008"/><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39629008"/></text:p>
      <text:p text:style-name="Code"><text:s text:c="12"/><text:change-start text:change-id="ct39630976"/><text:span text:style-name="_5f_OOoComputerIdent">self</text:span><text:span text:style-name="_5f_OOoComputerSpecial">.</text:span><text:span text:style-name="_5f_OOoComputerIdent">kickRButton</text:span><text:change-end text:change-id="ct39630976"/> <text:change-start text:change-id="ct39631920"/><text:span text:style-name="_5f_OOoComputerSpecial">=</text:span><text:change-end text:change-id="ct39631920"/> <text:change-start text:change-id="ct39632224"/><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39632224"/></text:p>
      <text:p text:style-name="Code"><text:s text:c="12"/><text:change-start text:change-id="ct39634128"/><text:span text:style-name="_5f_OOoComputerIdent">self</text:span><text:span text:style-name="_5f_OOoComputerSpecial">.</text:span><text:span text:style-name="_5f_OOoComputerIdent">defendButton</text:span><text:change-end text:change-id="ct39634128"/> <text:change-start text:change-id="ct39635072"/><text:span text:style-name="_5f_OOoComputerSpecial">=</text:span><text:change-end text:change-id="ct39635072"/> <text:change-start text:change-id="ct39635376"/><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39635376"/></text:p>
      <text:p text:style-name="Code"><text:s text:c="8"/><text:change-start text:change-id="ct39637280"/><text:span text:style-name="_5f_OOoComputerKeyWord"><text:span text:style-name="T149">elif</text:span></text:span><text:change-end text:change-id="ct39637280"/><text:span text:style-name="T149"> </text:span><text:change-start text:change-id="ct39638224"/><text:span text:style-name="_5f_OOoComputerIdent"><text:span text:style-name="T149">controls</text:span></text:span><text:change-end text:change-id="ct39638224"/><text:span text:style-name="T149"> </text:span><text:change-start text:change-id="ct39638448"/><text:span text:style-name="_5f_OOoComputerSpecial"><text:span text:style-name="T149">==</text:span></text:span><text:change-end text:change-id="ct39638448"/><text:span text:style-name="T149"> </text:span><text:change-start text:change-id="ct39640032"/><text:span text:style-name="_5f_OOoComputerLiteral"><text:span text:style-name="T149">"p2"</text:span></text:span><text:span text:style-name="_5f_OOoComputerSpecial"><text:span text:style-name="T148">:</text:span></text:span><text:change-end text:change-id="ct39640032"/></text:p>
      <text:p text:style-name="Code"><text:s text:c="8"/><text:span text:style-name="T148"><text:s text:c="4"/></text:span><text:change-start text:change-id="ct39644272"/><text:span text:style-name="_5f_OOoComputerIdent"><text:span text:style-name="T148">self</text:span></text:span><text:span text:style-name="_5f_OOoComputerSpecial"><text:span text:style-name="T148">.</text:span></text:span><text:span text:style-name="_5f_OOoComputerIdent"><text:span text:style-name="T148">character</text:span></text:span><text:span text:style-name="_5f_OOoComputerSpecial"><text:span text:style-name="T148">.</text:span></text:span><text:span text:style-name="_5f_OOoComputerIdent"><text:span text:style-name="T148">setH</text:span></text:span><text:span text:style-name="_5f_OOoComputerSpecial"><text:span text:style-name="T148">(-</text:span></text:span><text:span text:style-name="_5f_OOoComputerLiteral"><text:span text:style-name="T148">90</text:span></text:span><text:span text:style-name="_5f_OOoComputerSpecial"><text:span text:style-name="T148">)</text:span></text:span><text:change-end text:change-id="ct39644272"/></text:p>
      <text:p text:style-name="Code"><text:s text:c="8"/><text:span text:style-name="T148"><text:s text:c="4"/></text:span><text:change-start text:change-id="ct39642736"/><text:span text:style-name="_5f_OOoComputerIdent"><text:span text:style-name="T148">self</text:span></text:span><text:span text:style-name="_5f_OOoComputerSpecial"><text:span text:style-name="T148">.</text:span></text:span><text:span text:style-name="_5f_OOoComputerIdent"><text:span text:style-name="T148">leftButton</text:span></text:span><text:change-end text:change-id="ct39642736"/><text:span text:style-name="T148"> </text:span><text:change-start text:change-id="ct39646320"/><text:span text:style-name="_5f_OOoComputerSpecial"><text:span text:style-name="T148">=</text:span></text:span><text:change-end text:change-id="ct39646320"/><text:span text:style-name="T148"> </text:span><text:change-start text:change-id="ct39649664"/><text:span text:style-name="_5f_OOoComputerIdent"><text:span text:style-name="T148">KeyboardButton</text:span></text:span><text:span text:style-name="_5f_OOoComputerSpecial"><text:span text:style-name="T148">.</text:span></text:span><text:span text:style-name="_5f_OOoComputerIdent"><text:span text:style-name="T148">right</text:span></text:span><text:span text:style-name="_5f_OOoComputerSpecial"><text:span text:style-name="T148">()</text:span></text:span><text:change-end text:change-id="ct39649664"/></text:p>
      <text:p text:style-name="Code"><text:s text:c="8"/><text:span text:style-name="T148"><text:s text:c="4"/></text:span><text:change-start text:change-id="ct39646816"/><text:span text:style-name="_5f_OOoComputerIdent"><text:span text:style-name="T148">self</text:span></text:span><text:span text:style-name="_5f_OOoComputerSpecial"><text:span text:style-name="T148">.</text:span></text:span><text:span text:style-name="_5f_OOoComputerIdent"><text:span text:style-name="T148">rightButton</text:span></text:span><text:change-end text:change-id="ct39646816"/><text:span text:style-name="T148"> </text:span><text:change-start text:change-id="ct39651600"/><text:span text:style-name="_5f_OOoComputerSpecial"><text:span text:style-name="T148">=</text:span></text:span><text:change-end text:change-id="ct39651600"/><text:span text:style-name="T148"> </text:span><text:change-start text:change-id="ct39653088"/><text:span text:style-name="_5f_OOoComputerIdent"><text:span text:style-name="T148">KeyboardButton</text:span></text:span><text:span text:style-name="_5f_OOoComputerSpecial"><text:span text:style-name="T148">.</text:span></text:span><text:span text:style-name="_5f_OOoComputerIdent"><text:span text:style-name="T148">left</text:span></text:span><text:span text:style-name="_5f_OOoComputerSpecial"><text:span text:style-name="T148">()</text:span></text:span><text:change-end text:change-id="ct39653088"/></text:p>
      <text:p text:style-name="Code"><text:s text:c="8"/><text:span text:style-name="T148"><text:s text:c="4"/></text:span><text:change-start text:change-id="ct37527296"/><text:span text:style-name="_5f_OOoComputerIdent"><text:span text:style-name="T148">self</text:span></text:span><text:span text:style-name="_5f_OOoComputerSpecial"><text:span text:style-name="T148">.</text:span></text:span><text:span text:style-name="_5f_OOoComputerIdent"><text:span text:style-name="T148">punchLButton</text:span></text:span><text:change-end text:change-id="ct37527296"/><text:span text:style-name="T148"> </text:span><text:change-start text:change-id="ct39654016"/><text:span text:style-name="_5f_OOoComputerSpecial"><text:span text:style-name="T148">=</text:span></text:span><text:change-end text:change-id="ct39654016"/><text:span text:style-name="T148"> </text:span><text:change-start text:change-id="ct39657056"/><text:span text:style-name="_5f_OOoComputerIdent"><text:span text:style-name="T148">KeyboardButton</text:span></text:span><text:span text:style-name="_5f_OOoComputerSpecial"><text:span text:style-name="T148">.</text:span></text:span><text:span text:style-name="_5f_OOoComputerIdent"><text:span text:style-name="T148">asciiKey</text:span></text:span><text:span text:style-name="_5f_OOoComputerSpecial"><text:span text:style-name="T148">(</text:span></text:span><text:span text:style-name="_5f_OOoComputerLiteral"><text:span text:style-name="T148">'i'</text:span></text:span><text:span text:style-name="_5f_OOoComputerSpecial"><text:span text:style-name="T148">)</text:span></text:span><text:change-end text:change-id="ct39657056"/></text:p>
      <text:p text:style-name="Code"><text:s text:c="8"/><text:span text:style-name="T148"><text:s text:c="4"/></text:span><text:change-start text:change-id="ct39659152"/><text:span text:style-name="_5f_OOoComputerIdent"><text:span text:style-name="T148">self</text:span></text:span><text:span text:style-name="_5f_OOoComputerSpecial"><text:span text:style-name="T148">.</text:span></text:span><text:span text:style-name="_5f_OOoComputerIdent"><text:span text:style-name="T148">punchRButton</text:span></text:span><text:change-end text:change-id="ct39659152"/><text:span text:style-name="T148"> </text:span><text:change-start text:change-id="ct39614736"/><text:span text:style-name="_5f_OOoComputerSpecial"><text:span text:style-name="T148">=</text:span></text:span><text:change-end text:change-id="ct39614736"/><text:span text:style-name="T148"> </text:span><text:change-start text:change-id="ct39661728"/><text:span text:style-name="_5f_OOoComputerIdent"><text:span text:style-name="T148">KeyboardButton</text:span></text:span><text:span text:style-name="_5f_OOoComputerSpecial"><text:span text:style-name="T148">.</text:span></text:span><text:span text:style-name="_5f_OOoComputerIdent"><text:span text:style-name="T148">asciiKey</text:span></text:span><text:span text:style-name="_5f_OOoComputerSpecial"><text:span text:style-name="T148">(</text:span></text:span><text:span text:style-name="_5f_OOoComputerLiteral"><text:span text:style-name="T148">'o'</text:span></text:span><text:span text:style-name="_5f_OOoComputerSpecial"><text:span text:style-name="T148">)</text:span></text:span><text:change-end text:change-id="ct39661728"/></text:p>
      <text:p text:style-name="Code"><text:s text:c="8"/><text:span text:style-name="T148"><text:s text:c="4"/></text:span><text:change-start text:change-id="ct39660112"/><text:span text:style-name="_5f_OOoComputerIdent"><text:span text:style-name="T148">self</text:span></text:span><text:span text:style-name="_5f_OOoComputerSpecial"><text:span text:style-name="T148">.</text:span></text:span><text:span text:style-name="_5f_OOoComputerIdent"><text:span text:style-name="T148">kickLButton</text:span></text:span><text:change-end text:change-id="ct39660112"/><text:span text:style-name="T148"> </text:span><text:change-start text:change-id="ct39663376"/><text:span text:style-name="_5f_OOoComputerSpecial"><text:span text:style-name="T148">=</text:span></text:span><text:change-end text:change-id="ct39663376"/><text:span text:style-name="T148"> </text:span><text:change-start text:change-id="ct39665184"/><text:span text:style-name="_5f_OOoComputerIdent"><text:span text:style-name="T148">KeyboardButton</text:span></text:span><text:span text:style-name="_5f_OOoComputerSpecial"><text:span text:style-name="T148">.</text:span></text:span><text:span text:style-name="_5f_OOoComputerIdent"><text:span text:style-name="T148">asciiKey</text:span></text:span><text:span text:style-name="_5f_OOoComputerSpecial"><text:span text:style-name="T148">(</text:span></text:span><text:span text:style-name="_5f_OOoComputerLiteral"><text:span text:style-name="T148">'k'</text:span></text:span><text:span text:style-name="_5f_OOoComputerSpecial"><text:span text:style-name="T148">)</text:span></text:span><text:change-end text:change-id="ct39665184"/></text:p>
      <text:p text:style-name="Code"><text:s text:c="8"/><text:span text:style-name="T148"><text:s text:c="4"/></text:span><text:change-start text:change-id="ct39664752"/><text:span text:style-name="_5f_OOoComputerIdent"><text:span text:style-name="T148">self</text:span></text:span><text:span text:style-name="_5f_OOoComputerSpecial"><text:span text:style-name="T148">.</text:span></text:span><text:span text:style-name="_5f_OOoComputerIdent"><text:span text:style-name="T148">kickRButton</text:span></text:span><text:change-end text:change-id="ct39664752"/><text:span text:style-name="T148"> </text:span><text:change-start text:change-id="ct39667872"/><text:span text:style-name="_5f_OOoComputerSpecial"><text:span text:style-name="T148">=</text:span></text:span><text:change-end text:change-id="ct39667872"/><text:span text:style-name="T148"> </text:span><text:change-start text:change-id="ct39668656"/><text:span text:style-name="_5f_OOoComputerIdent"><text:span text:style-name="T148">KeyboardButton</text:span></text:span><text:span text:style-name="_5f_OOoComputerSpecial"><text:span text:style-name="T148">.</text:span></text:span><text:span text:style-name="_5f_OOoComputerIdent"><text:span text:style-name="T148">asciiKey</text:span></text:span><text:span text:style-name="_5f_OOoComputerSpecial"><text:span text:style-name="T148">(</text:span></text:span><text:span text:style-name="_5f_OOoComputerLiteral"><text:span text:style-name="T148">'l'</text:span></text:span><text:span text:style-name="_5f_OOoComputerSpecial"><text:span text:style-name="T148">)</text:span></text:span><text:change-end text:change-id="ct39668656"/></text:p>
      <text:p text:style-name="Code"><text:s text:c="8"/><text:span text:style-name="T148"><text:s text:c="4"/></text:span><text:change-start text:change-id="ct39668096"/><text:span text:style-name="_5f_OOoComputerIdent"><text:span text:style-name="T148">self</text:span></text:span><text:span text:style-name="_5f_OOoComputerSpecial"><text:span text:style-name="T148">.</text:span></text:span><text:span text:style-name="_5f_OOoComputerIdent"><text:span text:style-name="T148">defendButton</text:span></text:span><text:change-end text:change-id="ct39668096"/><text:span text:style-name="T148"> </text:span><text:change-start text:change-id="ct39670432"/><text:span text:style-name="_5f_OOoComputerSpecial"><text:span text:style-name="T148">=</text:span></text:span><text:change-end text:change-id="ct39670432"/><text:span text:style-name="T148"> </text:span><text:change-start text:change-id="ct39672208"/><text:span text:style-name="_5f_OOoComputerIdent"><text:span text:style-name="T148">KeyboardButton</text:span></text:span><text:span text:style-name="_5f_OOoComputerSpecial"><text:span text:style-name="T148">.</text:span></text:span><text:span text:style-name="_5f_OOoComputerIdent"><text:span text:style-name="T148">asciiKey</text:span></text:span><text:span text:style-name="_5f_OOoComputerSpecial"><text:span text:style-name="T148">(</text:span></text:span><text:span text:style-name="_5f_OOoComputerLiteral"><text:span text:style-name="T148">'p'</text:span></text:span><text:span text:style-name="_5f_OOoComputerSpecial"><text:span text:style-name="T148">)</text:span></text:span><text:change-end text:change-id="ct39672208"/></text:p>
      <text:p text:style-name="P179">The yellow marked code shows the new parts. First we add a controls argument to our method. This <text:soft-page-break/>will be a string variable where we await a value of something like p# where # must be 1 or 2 for now as we have a two player only game.</text:p>
      <text:p text:style-name="P179">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69">where we have specifically said that left is - and right is + on the x-axis. Hence moving left results in moving right on the second character and right results in moving left.</text:span></text:p>
      <text:p text:style-name="P180">Now we need to add and start the second character to our game which we will do in the main script. <text:span text:style-name="T170">We do that very similar to our first character, just change the values to fit the needs as a second character. The following lines will show what to add and change in the main.py script.</text:span></text:p>
      <text:p text:style-name="Code"><text:s text:c="8"/><text:change-start text:change-id="ct37544544"/><text:span text:style-name="_5f_OOoComputerComment">#</text:span><text:change-end text:change-id="ct37544544"/></text:p>
      <text:p text:style-name="Code"><text:s text:c="8"/><text:change-start text:change-id="ct37543488"/><text:span text:style-name="_5f_OOoComputerComment"># initialize game content</text:span><text:change-end text:change-id="ct37543488"/></text:p>
      <text:p text:style-name="Code"><text:s text:c="8"/><text:change-start text:change-id="ct37542432"/><text:span text:style-name="_5f_OOoComputerComment">#</text:span><text:change-end text:change-id="ct37542432"/></text:p>
      <text:p text:style-name="Code"><text:s text:c="8"/><text:change-start text:change-id="ct37539616"/><text:span text:style-name="_5f_OOoComputerIdent">self</text:span><text:span text:style-name="_5f_OOoComputerSpecial">.</text:span><text:span text:style-name="_5f_OOoComputerIdent">player</text:span><text:change-end text:change-id="ct37539616"/> <text:change-start text:change-id="ct39596560"/><text:span text:style-name="_5f_OOoComputerSpecial">=</text:span><text:change-end text:change-id="ct39596560"/> <text:change-start text:change-id="ct37539264"/><text:span text:style-name="_5f_OOoComputerIdent">Player</text:span><text:span text:style-name="_5f_OOoComputerSpecial">(</text:span><text:span text:style-name="_5f_OOoComputerLiteral">1</text:span><text:span text:style-name="_5f_OOoComputerSpecial"><text:span text:style-name="T148">,</text:span></text:span><text:change-end text:change-id="ct37539264"/><text:span text:style-name="T148"> </text:span><text:change-start text:change-id="ct39654560"/><text:span text:style-name="_5f_OOoComputerLiteral"><text:span text:style-name="T148">"p1"</text:span></text:span><text:span text:style-name="_5f_OOoComputerSpecial">)</text:span><text:change-end text:change-id="ct39654560"/></text:p>
      <text:p text:style-name="Code"><text:s text:c="8"/><text:change-start text:change-id="ct39643616"/><text:span text:style-name="_5f_OOoComputerIdent"><text:span text:style-name="T148">self</text:span></text:span><text:span text:style-name="_5f_OOoComputerSpecial"><text:span text:style-name="T148">.</text:span></text:span><text:span text:style-name="_5f_OOoComputerIdent"><text:span text:style-name="T148">player2</text:span></text:span><text:change-end text:change-id="ct39643616"/><text:span text:style-name="T148"> </text:span><text:change-start text:change-id="ct39602000"/><text:span text:style-name="_5f_OOoComputerSpecial"><text:span text:style-name="T148">=</text:span></text:span><text:change-end text:change-id="ct39602000"/><text:span text:style-name="T148"> </text:span><text:change-start text:change-id="ct39656144"/><text:span text:style-name="_5f_OOoComputerIdent"><text:span text:style-name="T148">Player</text:span></text:span><text:span text:style-name="_5f_OOoComputerSpecial"><text:span text:style-name="T148">(</text:span></text:span><text:span text:style-name="_5f_OOoComputerLiteral"><text:span text:style-name="T148">1</text:span></text:span><text:span text:style-name="_5f_OOoComputerSpecial"><text:span text:style-name="T148">,</text:span></text:span><text:change-end text:change-id="ct39656144"/><text:span text:style-name="T148"> </text:span><text:change-start text:change-id="ct39682416"/><text:span text:style-name="_5f_OOoComputerLiteral"><text:span text:style-name="T148">"p2"</text:span></text:span><text:span text:style-name="_5f_OOoComputerSpecial"><text:span text:style-name="T148">)</text:span></text:span><text:change-end text:change-id="ct39682416"/></text:p>
      <text:p text:style-name="P181">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39614512"/><text:span text:style-name="_5f_OOoComputerKeyWord">def</text:span><text:change-end text:change-id="ct39614512"/> <text:change-start text:change-id="ct37545952"/><text:span text:style-name="_5f_OOoComputerIdent">enterGame</text:span><text:span text:style-name="_5f_OOoComputerSpecial">(</text:span><text:span text:style-name="_5f_OOoComputerIdent">self</text:span><text:span text:style-name="_5f_OOoComputerSpecial">):</text:span><text:change-end text:change-id="ct37545952"/></text:p>
      <text:p text:style-name="Code"><text:s text:c="8"/><text:change-start text:change-id="ct37533280"/><text:span text:style-name="_5f_OOoComputerComment"># main game code should be called here</text:span><text:change-end text:change-id="ct37533280"/></text:p>
      <text:p text:style-name="Code"><text:s text:c="8"/><text:change-start text:change-id="ct3963956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48">-</text:span></text:span><text:span text:style-name="_5f_OOoComputerLiteral"><text:span text:style-name="T148">1</text:span></text:span><text:span text:style-name="_5f_OOoComputerSpecial">,</text:span><text:change-end text:change-id="ct39639568"/> <text:change-start text:change-id="ct39612320"/><text:span text:style-name="_5f_OOoComputerLiteral">8</text:span><text:span text:style-name="_5f_OOoComputerSpecial">,</text:span><text:change-end text:change-id="ct39612320"/> <text:change-start text:change-id="ct39661104"/><text:span text:style-name="_5f_OOoComputerSpecial">-</text:span><text:span text:style-name="_5f_OOoComputerLiteral">0.5</text:span><text:span text:style-name="_5f_OOoComputerSpecial">))</text:span><text:change-end text:change-id="ct39661104"/></text:p>
      <text:p text:style-name="Code"><text:s text:c="8"/><text:change-start text:change-id="ct39678080"/><text:span text:style-name="_5f_OOoComputerIdent"><text:span text:style-name="T148">self</text:span></text:span><text:span text:style-name="_5f_OOoComputerSpecial"><text:span text:style-name="T148">.</text:span></text:span><text:span text:style-name="_5f_OOoComputerIdent"><text:span text:style-name="T148">player2</text:span></text:span><text:span text:style-name="_5f_OOoComputerSpecial"><text:span text:style-name="T148">.</text:span></text:span><text:span text:style-name="_5f_OOoComputerIdent"><text:span text:style-name="T148">start</text:span></text:span><text:span text:style-name="_5f_OOoComputerSpecial"><text:span text:style-name="T148">((</text:span></text:span><text:span text:style-name="_5f_OOoComputerLiteral"><text:span text:style-name="T148">1</text:span></text:span><text:span text:style-name="_5f_OOoComputerSpecial"><text:span text:style-name="T148">,</text:span></text:span><text:change-end text:change-id="ct39678080"/><text:span text:style-name="T148"> </text:span><text:change-start text:change-id="ct39148224"/><text:span text:style-name="_5f_OOoComputerLiteral"><text:span text:style-name="T148">8</text:span></text:span><text:span text:style-name="_5f_OOoComputerSpecial"><text:span text:style-name="T148">,</text:span></text:span><text:change-end text:change-id="ct39148224"/><text:span text:style-name="T148"> </text:span><text:change-start text:change-id="ct39704496"/><text:span text:style-name="_5f_OOoComputerSpecial"><text:span text:style-name="T148">-</text:span></text:span><text:span text:style-name="_5f_OOoComputerLiteral"><text:span text:style-name="T148">0.5</text:span></text:span><text:span text:style-name="_5f_OOoComputerSpecial"><text:span text:style-name="T148">))</text:span></text:span><text:change-end text:change-id="ct39704496"/></text:p>
      <text:p text:style-name="P182">Also in this part, the second player is called just like the first one. Here the only differences between them two is the first value which represents the position on the x-axis, <text:span text:style-name="T171">we will place the first character to the left and the second character to the right on the screen.</text:span></text:p>
      <text:p text:style-name="P114">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8"><text:change text:change-id="ct37528704"/></text:p>
      <text:h text:style-name="P35" text:outline-level="4"><text:bookmark-start text:name="__RefHeading__3111_49737548"/>Advanced<text:bookmark-end text:name="__RefHeading__3111_49737548"/></text:h>
      <text:p text:style-name="P194"><text:span text:style-name="T182">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82">Those</text:span> are Panda3D's own implementation which is <text:span text:style-name="T182">mostly</text:span> good for simple physics and collision detection<text:span text:style-name="T182">s</text:span>, ODE, the open dynamic engine which has good implementations on joints and should be good for technical simulations and the last but not least, Bullet, which is a good capable physics and collision engine <text:span text:style-name="T182">for general purpose</text:span> which was already used in big commercial games <text:span text:style-name="T182">and projects</text:span>. <text:span text:style-name="T182">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82">on collision detection</text:span> will meet all our needs as well as being rather simple to use and hence we will use it to enable collision detections.</text:p>
      <text:p text:style-name="P195">The first thing you need to do with each collision and physics system is to <text:span text:style-name="T183">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200">To get that now in our tutorial code we have to add a few things.</text:p>
      <text:p text:style-name="P200">First add a new import statement in the main.py script so we have the CollisionTraverser class available as this is defined in the panda3d.core, we can simply extend that statement as follow.</text:p>
      <text:p text:style-name="Code"><text:change-start text:change-id="ct37551584"/><text:span text:style-name="_5f_OOoComputerKeyWord">from</text:span><text:change-end text:change-id="ct37551584"/> <text:change-start text:change-id="ct37545600"/><text:span text:style-name="_5f_OOoComputerIdent">panda3d</text:span><text:span text:style-name="_5f_OOoComputerSpecial">.</text:span><text:span text:style-name="_5f_OOoComputerIdent">core</text:span><text:change-end text:change-id="ct37545600"/> <text:change-start text:change-id="ct39612096"/><text:span text:style-name="_5f_OOoComputerKeyWord">import</text:span><text:change-end text:change-id="ct39612096"/> <text:change-start text:change-id="ct37549472"/><text:span text:style-name="_5f_OOoComputerSpecial">(</text:span><text:change-end text:change-id="ct37549472"/></text:p>
      <text:p text:style-name="Code"><text:s text:c="4"/><text:change-start text:change-id="ct39680848"/><text:span text:style-name="_5f_OOoComputerIdent"><text:span text:style-name="T148">CollisionTraverser</text:span></text:span><text:span text:style-name="_5f_OOoComputerSpecial"><text:span text:style-name="T148">,</text:span></text:span><text:change-end text:change-id="ct39680848"/></text:p>
      <text:p text:style-name="P453"><text:span text:style-name="T195"><text:s text:c="4"/></text:span><text:change-start text:change-id="ct37552640"/><text:span text:style-name="_5f_OOoComputerIdent"><text:span text:style-name="T150">CollisionHandlerPusher</text:span></text:span><text:span text:style-name="_5f_OOoComputerSpecial"><text:span text:style-name="T150">,</text:span></text:span><text:change-end text:change-id="ct37552640"/></text:p>
      <text:p text:style-name="P201">Next, we need to put these lines in the <text:span text:style-name="T378">postInit</text:span> method of the Main class <text:span text:style-name="T194">somewhere before the </text:span><text:soft-page-break/><text:span text:style-name="T194">player initialization and generally before you actually add any collision solids. Best put it at the beginning of the # initialize game content section</text:span>.</text:p>
      <text:p text:style-name="Code"><text:change-start text:change-id="ct37550176"/><text:span text:style-name="_5f_OOoComputerIdent">base</text:span><text:span text:style-name="_5f_OOoComputerSpecial">.</text:span><text:span text:style-name="_5f_OOoComputerIdent">cTrav</text:span><text:change-end text:change-id="ct37550176"/> <text:change-start text:change-id="ct39661328"/><text:span text:style-name="_5f_OOoComputerSpecial">=</text:span><text:change-end text:change-id="ct39661328"/> <text:change-start text:change-id="ct39652816"/><text:span text:style-name="_5f_OOoComputerIdent">CollisionTraverser</text:span><text:span text:style-name="_5f_OOoComputerSpecial">(</text:span><text:span text:style-name="_5f_OOoComputerLiteral">"base collision traverser"</text:span><text:span text:style-name="_5f_OOoComputerSpecial">)</text:span><text:change-end text:change-id="ct39652816"/></text:p>
      <text:p text:style-name="P452"><text:change-start text:change-id="ct39700736"/><text:span text:style-name="_5f_OOoComputerIdent">base</text:span><text:span text:style-name="_5f_OOoComputerSpecial">.</text:span><text:span text:style-name="_5f_OOoComputerIdent">pusher</text:span><text:change-end text:change-id="ct39700736"/> <text:change-start text:change-id="ct39701328"/><text:span text:style-name="_5f_OOoComputerSpecial">=</text:span><text:change-end text:change-id="ct39701328"/> <text:change-start text:change-id="ct39701552"/><text:span text:style-name="_5f_OOoComputerIdent">CollisionHandlerPusher</text:span><text:span text:style-name="_5f_OOoComputerSpecial">()</text:span><text:change-end text:change-id="ct39701552"/></text:p>
      <text:p text:style-name="P200">In the first line we create a Traverser that will as described above handle the collision math and will check all “col<text:span text:style-name="T185">l</text:span>i<text:span text:style-name="T185">ders” or also called “from objects”</text:span> given to it. <text:span text:style-name="T185">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203"><text:span text:style-name="T185">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85">and </text:span><text:bookmark text:name="CollisionHandlerFloor"/>CollisionHandlerFloor. <text:span text:style-name="T193">Following is a short description of each of the collision handlers.</text:span></text:p>
      <text:p text:style-name="P202">The queue <text:span text:style-name="T193">handler</text:span> is the most <text:span text:style-name="T193">simplistic</text:span> one. It just records all collisions that happen to the from object set to that handler.</text:p>
      <text:p text:style-name="P203"><text:span text:style-name="T185">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87">addInPattern </text:span><text:span text:style-name="T188">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204">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05"><text:span text:style-name="T186">The physics handler is the most specialized handler. It acts just like the pusher handler but keeps track on Panda3D's physics system. It also only accepts physically movable objects (objects of type </text:span>ActorNode, <text:span text:style-name="T192">not to confuse with the Actor class which is for loading and playing models and animations) as it's from objects.</text:span></text:p>
      <text:p text:style-name="P206">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207"><text:soft-page-break/>Having the collision system prepared, we now can add some solids to it to actually check collisions with it.</text:p>
      <text:p text:style-name="P207">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208">Move into the player.py script and add the following things.</text:p>
      <text:p text:style-name="P209">As in the other sections, we first need to import the new classes we'll be using for collision detections. So extend the panda3d.core import line as follow</text:p>
      <text:p text:style-name="Code"><text:change-start text:change-id="ct39716128"/><text:span text:style-name="_5f_OOoComputerKeyWord">from</text:span><text:change-end text:change-id="ct39716128"/> <text:change-start text:change-id="ct39150544"/><text:span text:style-name="_5f_OOoComputerIdent">panda3d</text:span><text:span text:style-name="_5f_OOoComputerSpecial">.</text:span><text:span text:style-name="_5f_OOoComputerIdent">core</text:span><text:change-end text:change-id="ct39150544"/> <text:change-start text:change-id="ct39716944"/><text:span text:style-name="_5f_OOoComputerKeyWord">import</text:span><text:change-end text:change-id="ct39716944"/> <text:change-start text:change-id="ct39717168"/><text:span text:style-name="_5f_OOoComputerSpecial"><text:span text:style-name="T148">(</text:span></text:span><text:change-end text:change-id="ct39717168"/></text:p>
      <text:p text:style-name="Code"><text:s text:c="4"/><text:change-start text:change-id="ct39717680"/><text:span text:style-name="_5f_OOoComputerIdent"><text:span text:style-name="T148">CollisionSphere</text:span></text:span><text:span text:style-name="_5f_OOoComputerSpecial"><text:span text:style-name="T148">,</text:span></text:span><text:change-end text:change-id="ct39717680"/></text:p>
      <text:p text:style-name="Code"><text:s text:c="4"/><text:change-start text:change-id="ct39718192"/><text:span text:style-name="_5f_OOoComputerIdent"><text:span text:style-name="T148">CollisionNode</text:span></text:span><text:span text:style-name="_5f_OOoComputerSpecial"><text:span text:style-name="T148">,</text:span></text:span><text:change-end text:change-id="ct39718192"/></text:p>
      <text:p text:style-name="Code"><text:s text:c="4"/><text:change-start text:change-id="ct39718704"/><text:span text:style-name="_5f_OOoComputerIdent">KeyboardButton</text:span><text:span text:style-name="_5f_OOoComputerSpecial"><text:span text:style-name="T148">)</text:span></text:span><text:change-end text:change-id="ct39718704"/></text:p>
      <text:p text:style-name="P208"><text:span text:style-name="T200">Next</text:span>t, <text:span text:style-name="T200">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209">Add these lines at the bottom of the Player class's init method or somewhere below the actor setup</text:p>
      <text:p text:style-name="P472"><text:change-start text:change-id="ct39720512"/><text:span text:style-name="_5f_OOoComputerIdent">characterSphere</text:span><text:change-end text:change-id="ct39720512"/> <text:change-start text:change-id="ct37561344"/><text:span text:style-name="_5f_OOoComputerSpecial">=</text:span><text:change-end text:change-id="ct37561344"/> <text:change-start text:change-id="ct39722576"/><text:span text:style-name="_5f_OOoComputerIdent">CollisionSphere</text:span><text:span text:style-name="_5f_OOoComputerSpecial">(</text:span><text:span text:style-name="_5f_OOoComputerLiteral">0</text:span><text:span text:style-name="_5f_OOoComputerSpecial">,</text:span><text:change-end text:change-id="ct39722576"/> <text:change-start text:change-id="ct39724752"/><text:span text:style-name="_5f_OOoComputerLiteral">0</text:span><text:span text:style-name="_5f_OOoComputerSpecial">,</text:span><text:change-end text:change-id="ct39724752"/> <text:change-start text:change-id="ct39727136"/><text:span text:style-name="_5f_OOoComputerLiteral">1.0</text:span><text:span text:style-name="_5f_OOoComputerSpecial">,</text:span><text:change-end text:change-id="ct39727136"/> <text:change-start text:change-id="ct39729712"/><text:span text:style-name="_5f_OOoComputerLiteral">0.5</text:span><text:span text:style-name="_5f_OOoComputerSpecial">)</text:span><text:change-end text:change-id="ct39729712"/></text:p>
      <text:p text:style-name="P473"><text:change-start text:change-id="ct37563104"/><text:span text:style-name="_5f_OOoComputerIdent">self</text:span><text:span text:style-name="_5f_OOoComputerSpecial">.</text:span><text:span text:style-name="_5f_OOoComputerIdent">collisionNodeName</text:span><text:change-end text:change-id="ct37563104"/> <text:change-start text:change-id="ct39723984"/><text:span text:style-name="_5f_OOoComputerSpecial">=</text:span><text:change-end text:change-id="ct39723984"/> <text:change-start text:change-id="ct39722800"/><text:span text:style-name="_5f_OOoComputerLiteral">"character%dCollision"</text:span><text:span text:style-name="_5f_OOoComputerSpecial">%</text:span><text:span text:style-name="_5f_OOoComputerIdent">charId</text:span><text:change-end text:change-id="ct39722800"/></text:p>
      <text:p text:style-name="P472"><text:change-start text:change-id="ct39720048"/><text:span text:style-name="_5f_OOoComputerIdent">characterColNode</text:span><text:change-end text:change-id="ct39720048"/> <text:change-start text:change-id="ct39725600"/><text:span text:style-name="_5f_OOoComputerSpecial">=</text:span><text:change-end text:change-id="ct39725600"/> <text:change-start text:change-id="ct39733632"/><text:span text:style-name="_5f_OOoComputerIdent">CollisionNode</text:span><text:span text:style-name="_5f_OOoComputerSpecial">(</text:span><text:span text:style-name="_5f_OOoComputerIdent"><text:span text:style-name="T227">self</text:span></text:span><text:span text:style-name="_5f_OOoComputerSpecial"><text:span text:style-name="T227">.</text:span></text:span><text:span text:style-name="_5f_OOoComputerIdent"><text:span text:style-name="T227">collisionNodeName</text:span></text:span><text:span text:style-name="_5f_OOoComputerSpecial">)</text:span><text:change-end text:change-id="ct39733632"/></text:p>
      <text:p text:style-name="Code"><text:change-start text:change-id="ct3756240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37562400"/></text:p>
      <text:p text:style-name="Code"><text:change-start text:change-id="ct39725824"/><text:span text:style-name="_5f_OOoComputerIdent">self</text:span><text:span text:style-name="_5f_OOoComputerSpecial">.</text:span><text:span text:style-name="_5f_OOoComputerIdent">characterCollision</text:span><text:change-end text:change-id="ct39725824"/> <text:change-start text:change-id="ct39734336"/><text:span text:style-name="_5f_OOoComputerSpecial">=</text:span><text:change-end text:change-id="ct39734336"/> <text:change-start text:change-id="ct39738816"/><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39738816"/></text:p>
      <text:p text:style-name="Code"><text:change-start text:change-id="ct39721936"/><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39721936"/> <text:change-start text:change-id="ct39744352"/><text:span text:style-name="_5f_OOoComputerIdent">self</text:span><text:span text:style-name="_5f_OOoComputerSpecial">.</text:span><text:span text:style-name="_5f_OOoComputerIdent">character</text:span><text:span text:style-name="_5f_OOoComputerSpecial">)</text:span><text:change-end text:change-id="ct39744352"/></text:p>
      <text:p text:style-name="Code"><text:change-start text:change-id="ct39746832"/><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39746832"/> <text:change-start text:change-id="ct39747696"/><text:span text:style-name="_5f_OOoComputerIdent">base</text:span><text:span text:style-name="_5f_OOoComputerSpecial">.</text:span><text:span text:style-name="_5f_OOoComputerIdent">pusher</text:span><text:span text:style-name="_5f_OOoComputerSpecial">)</text:span><text:change-end text:change-id="ct39747696"/></text:p>
      <text:p text:style-name="P209">Let's go through this lines and see what they do.</text:p>
      <text:p text:style-name="P210">In the first two lines, we prepare the variables that we'll need to add a collision solid to our character. First a collision sphere as mentioned above which has a radius of 0.5 units and floats 1 unit above the ground. <text:span text:style-name="T228">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10">Having a collision solid and -node we need to add the solid into <text:span text:style-name="T201">that</text:span> node. <text:span text:style-name="T201">This is achieved by calling the nodes addSolid method with the just created collision sphere.</text:span></text:p>
      <text:p text:style-name="P211">Following to that we attach the collision node as child to our actor node, self.character. This way the collision node will always be placed and moved respective to the character as well as hinder the character from moving through other solid objects.</text:p>
      <text:p text:style-name="P212"><text:span text:style-name="T202">Then</text:span> we need to add the <text:span text:style-name="T202">nodepath we just got from the attaching the collisionnode to the actor as well as the actor itself to the pusher, so that the sphere and actor will always pushed out of other </text:span><text:soft-page-break/><text:span text:style-name="T202">objects.</text:span></text:p>
      <text:p text:style-name="P213">Finally add the nodepath to the traverser and the handler you want to get responsive to that object so the nodepath will also be handled as into node and other characters and objects can bump into it.</text:p>
      <text:p text:style-name="P213">As a side note, you can also add this method after the collision node has been instantiated to get a visual representation of your collision solid.</text:p>
      <text:p text:style-name="P454"><text:change-start text:change-id="ct37568032"/><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37568032"/></text:p>
      <text:p text:style-name="P213">But be aware that this will, if there are many collision solids, decrease your performance quite a bit.</text:p>
      <text:p text:style-name="P240">Getting so far, you should now have two characters that cannot move through one another if you restart your application.</text:p>
      <text:p text:style-name="P241">But that's not all we want to achieve with the collision system. As our little game should be a beat em up game, we also use our collision detection system for hit detection.</text:p>
      <text:p text:style-name="P241">There are many ways to achieve this and it all depends on how ac<text:span text:style-name="T225">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41">To add the mentioned ray, you need to add these lines of code to the <text:span text:style-name="T233">end of the </text:span>Player class <text:span text:style-name="T233">init method</text:span>.</text:p>
      <text:p text:style-name="P481"><text:change-start text:change-id="ct37562752"/><text:span text:style-name="_5f_OOoComputerIdent">characterHitRay</text:span><text:change-end text:change-id="ct37562752"/> <text:change-start text:change-id="ct37565920"/><text:span text:style-name="_5f_OOoComputerSpecial">=</text:span><text:change-end text:change-id="ct37565920"/> <text:change-start text:change-id="ct39753280"/><text:span text:style-name="_5f_OOoComputerIdent">CollisionSegment</text:span><text:span text:style-name="_5f_OOoComputerSpecial">(</text:span><text:span text:style-name="_5f_OOoComputerLiteral">0</text:span><text:span text:style-name="_5f_OOoComputerSpecial">,</text:span><text:change-end text:change-id="ct39753280"/> <text:change-start text:change-id="ct39758640"/><text:span text:style-name="_5f_OOoComputerSpecial">-</text:span><text:span text:style-name="_5f_OOoComputerLiteral">0.5</text:span><text:span text:style-name="_5f_OOoComputerSpecial">,</text:span><text:change-end text:change-id="ct39758640"/> <text:change-start text:change-id="ct39761552"/><text:span text:style-name="_5f_OOoComputerLiteral">1.0</text:span><text:span text:style-name="_5f_OOoComputerSpecial">,</text:span><text:change-end text:change-id="ct39761552"/> <text:change-start text:change-id="ct39764336"/><text:span text:style-name="_5f_OOoComputerLiteral">0</text:span><text:span text:style-name="_5f_OOoComputerSpecial">,</text:span><text:change-end text:change-id="ct39764336"/> <text:change-start text:change-id="ct39768560"/><text:span text:style-name="_5f_OOoComputerSpecial">-</text:span><text:span text:style-name="_5f_OOoComputerLiteral">0.8</text:span><text:span text:style-name="_5f_OOoComputerSpecial">,</text:span><text:change-end text:change-id="ct39768560"/> <text:change-start text:change-id="ct39771552"/><text:span text:style-name="_5f_OOoComputerLiteral">1.0</text:span><text:span text:style-name="_5f_OOoComputerSpecial">)</text:span><text:change-end text:change-id="ct39771552"/></text:p>
      <text:p text:style-name="P481"><text:change-start text:change-id="ct3976892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39768928"/></text:p>
      <text:p text:style-name="P248">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42">Now we need a few more functions to handle the attack behavior and let the character know when he gets attacked:</text:p>
      <text:p text:style-name="Code"><text:s text:c="4"/><text:change-start text:change-id="ct37568736"/><text:span text:style-name="_5f_OOoComputerKeyWord">def</text:span><text:change-end text:change-id="ct37568736"/> <text:change-start text:change-id="ct37571552"/><text:span text:style-name="_5f_OOoComputerIdent">setEnemy</text:span><text:span text:style-name="_5f_OOoComputerSpecial">(</text:span><text:span text:style-name="_5f_OOoComputerIdent">self</text:span><text:span text:style-name="_5f_OOoComputerSpecial">,</text:span><text:change-end text:change-id="ct37571552"/> <text:change-start text:change-id="ct39752832"/><text:span text:style-name="_5f_OOoComputerIdent">enemyColName</text:span><text:span text:style-name="_5f_OOoComputerSpecial">):</text:span><text:change-end text:change-id="ct39752832"/></text:p>
      <text:p text:style-name="Code"><text:s text:c="8"/><text:change-start text:change-id="ct39769152"/><text:span text:style-name="_5f_OOoComputerIdent">self</text:span><text:span text:style-name="_5f_OOoComputerSpecial">.</text:span><text:span text:style-name="_5f_OOoComputerIdent">enemyColName</text:span><text:change-end text:change-id="ct39769152"/> <text:change-start text:change-id="ct39759808"/><text:span text:style-name="_5f_OOoComputerSpecial">=</text:span><text:change-end text:change-id="ct39759808"/> <text:change-start text:change-id="ct39758864"/><text:span text:style-name="_5f_OOoComputerIdent">enemyColName</text:span><text:change-end text:change-id="ct39758864"/></text:p>
      <text:p text:style-name="Code"><text:s text:c="8"/><text:change-start text:change-id="ct39762240"/><text:span text:style-name="_5f_OOoComputerIdent">inEvent</text:span><text:change-end text:change-id="ct39762240"/> <text:change-start text:change-id="ct39761776"/><text:span text:style-name="_5f_OOoComputerSpecial">=</text:span><text:change-end text:change-id="ct39761776"/> <text:change-start text:change-id="ct39756160"/><text:span text:style-name="_5f_OOoComputerLiteral">"%s-into-%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39756160"/></text:p>
      <text:p text:style-name="Code"><text:s text:c="8"/><text:change-start text:change-id="ct39763376"/><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39763376"/></text:p>
      <text:p text:style-name="Code"><text:s text:c="8"/><text:change-start text:change-id="ct39764560"/><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39764560"/> <text:change-start text:change-id="ct39765776"/><text:span text:style-name="_5f_OOoComputerIdent">self</text:span><text:span text:style-name="_5f_OOoComputerSpecial">.</text:span><text:span text:style-name="_5f_OOoComputerIdent">setCanBeHit</text:span><text:span text:style-name="_5f_OOoComputerSpecial">,</text:span><text:change-end text:change-id="ct39765776"/> <text:change-start text:change-id="ct39780640"/><text:span text:style-name="_5f_OOoComputerSpecial">[</text:span><text:span text:style-name="_5f_OOoComputerIdent">True</text:span><text:span text:style-name="_5f_OOoComputerSpecial">])</text:span><text:change-end text:change-id="ct39780640"/></text:p>
      <text:p text:style-name="Code"><text:s text:c="8"/><text:change-start text:change-id="ct39784352"/><text:span text:style-name="_5f_OOoComputerIdent">outEvent</text:span><text:change-end text:change-id="ct39784352"/> <text:change-start text:change-id="ct39784576"/><text:span text:style-name="_5f_OOoComputerSpecial">=</text:span><text:change-end text:change-id="ct39784576"/> <text:change-start text:change-id="ct39784800"/><text:span text:style-name="_5f_OOoComputerLiteral">"%s-out-%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39784800"/></text:p>
      <text:p text:style-name="Code"><text:s text:c="8"/><text:change-start text:change-id="ct39785376"/><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39785376"/></text:p>
      <text:p text:style-name="Code"><text:s text:c="8"/><text:change-start text:change-id="ct39786544"/><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39786544"/> <text:change-start text:change-id="ct39787808"/><text:span text:style-name="_5f_OOoComputerIdent">self</text:span><text:span text:style-name="_5f_OOoComputerSpecial">.</text:span><text:span text:style-name="_5f_OOoComputerIdent">setCanBeHit</text:span><text:span text:style-name="_5f_OOoComputerSpecial">,</text:span><text:change-end text:change-id="ct39787808"/> <text:change-start text:change-id="ct39789808"/><text:span text:style-name="_5f_OOoComputerSpecial">[</text:span><text:span text:style-name="_5f_OOoComputerIdent">False</text:span><text:span text:style-name="_5f_OOoComputerSpecial">])</text:span><text:change-end text:change-id="ct39789808"/></text:p>
      <text:p text:style-name="Code"><text:soft-page-break/></text:p>
      <text:p text:style-name="Code"><text:s text:c="4"/><text:change-start text:change-id="ct39793904"/><text:span text:style-name="_5f_OOoComputerKeyWord">def</text:span><text:change-end text:change-id="ct39793904"/> <text:change-start text:change-id="ct39794128"/><text:span text:style-name="_5f_OOoComputerIdent">setCanBeHit</text:span><text:span text:style-name="_5f_OOoComputerSpecial">(</text:span><text:span text:style-name="_5f_OOoComputerIdent">self</text:span><text:span text:style-name="_5f_OOoComputerSpecial">,</text:span><text:change-end text:change-id="ct39794128"/> <text:change-start text:change-id="ct39794352"/><text:span text:style-name="_5f_OOoComputerIdent">yes</text:span><text:span text:style-name="_5f_OOoComputerSpecial">,</text:span><text:change-end text:change-id="ct39794352"/> <text:change-start text:change-id="ct39794576"/><text:span text:style-name="_5f_OOoComputerIdent">collission</text:span><text:span text:style-name="_5f_OOoComputerSpecial">):</text:span><text:change-end text:change-id="ct39794576"/></text:p>
      <text:p text:style-name="Code"><text:s text:c="8"/><text:change-start text:change-id="ct39795088"/><text:span text:style-name="_5f_OOoComputerIdent">eventName</text:span><text:change-end text:change-id="ct39795088"/> <text:change-start text:change-id="ct39795616"/><text:span text:style-name="_5f_OOoComputerSpecial">=</text:span><text:change-end text:change-id="ct39795616"/> <text:change-start text:change-id="ct39795840"/><text:span text:style-name="_5f_OOoComputerLiteral">"hitEnemy%s"</text:span><text:span text:style-name="_5f_OOoComputerSpecial">%</text:span><text:span text:style-name="_5f_OOoComputerIdent">self</text:span><text:span text:style-name="_5f_OOoComputerSpecial">.</text:span><text:span text:style-name="_5f_OOoComputerIdent">collisionNodeName</text:span><text:change-end text:change-id="ct39795840"/></text:p>
      <text:p text:style-name="Code"><text:s text:c="8"/><text:change-start text:change-id="ct39796352"/><text:span text:style-name="_5f_OOoComputerKeyWord">if</text:span><text:change-end text:change-id="ct39796352"/> <text:change-start text:change-id="ct39796864"/><text:span text:style-name="_5f_OOoComputerIdent">yes</text:span><text:span text:style-name="_5f_OOoComputerSpecial">:</text:span><text:change-end text:change-id="ct39796864"/></text:p>
      <text:p text:style-name="Code"><text:s text:c="12"/><text:change-start text:change-id="ct39797376"/><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39797376"/> <text:change-start text:change-id="ct39798816"/><text:span text:style-name="_5f_OOoComputerIdent">self</text:span><text:span text:style-name="_5f_OOoComputerSpecial">.</text:span><text:span text:style-name="_5f_OOoComputerIdent">gotHit</text:span><text:span text:style-name="_5f_OOoComputerSpecial">)</text:span><text:change-end text:change-id="ct39798816"/></text:p>
      <text:p text:style-name="Code"><text:s text:c="8"/><text:change-start text:change-id="ct39801520"/><text:span text:style-name="_5f_OOoComputerKeyWord">else</text:span><text:span text:style-name="_5f_OOoComputerSpecial">:</text:span><text:change-end text:change-id="ct39801520"/></text:p>
      <text:p text:style-name="Code"><text:s text:c="12"/><text:change-start text:change-id="ct39802480"/><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39802480"/></text:p>
      <text:p text:style-name="Code"><text:s text:c="8"/><text:change-start text:change-id="ct39802992"/><text:span text:style-name="_5f_OOoComputerIdent">self</text:span><text:span text:style-name="_5f_OOoComputerSpecial">.</text:span><text:span text:style-name="_5f_OOoComputerIdent">canBeHit</text:span><text:change-end text:change-id="ct39802992"/> <text:change-start text:change-id="ct39803440"/><text:span text:style-name="_5f_OOoComputerSpecial">=</text:span><text:change-end text:change-id="ct39803440"/> <text:change-start text:change-id="ct39803664"/><text:span text:style-name="_5f_OOoComputerIdent">yes</text:span><text:change-end text:change-id="ct39803664"/></text:p>
      <text:p text:style-name="Code"/>
      <text:p text:style-name="Code"><text:s text:c="4"/><text:change-start text:change-id="ct39804464"/><text:span text:style-name="_5f_OOoComputerKeyWord">def</text:span><text:change-end text:change-id="ct39804464"/> <text:change-start text:change-id="ct39804768"/><text:span text:style-name="_5f_OOoComputerIdent">gotHit</text:span><text:span text:style-name="_5f_OOoComputerSpecial">(</text:span><text:span text:style-name="_5f_OOoComputerIdent">self</text:span><text:span text:style-name="_5f_OOoComputerSpecial">):</text:span><text:change-end text:change-id="ct39804768"/></text:p>
      <text:p text:style-name="P476"><text:s text:c="8"/><text:change-start text:change-id="ct39805536"/><text:span text:style-name="_5f_OOoComputerKeyWord">if</text:span><text:change-end text:change-id="ct39805536"/> <text:change-start text:change-id="ct39806784"/><text:span text:style-name="_5f_OOoComputerKeyWord">not</text:span><text:change-end text:change-id="ct39806784"/> <text:change-start text:change-id="ct39807008"/><text:span text:style-name="_5f_OOoComputerIdent">self</text:span><text:span text:style-name="_5f_OOoComputerSpecial">.</text:span><text:span text:style-name="_5f_OOoComputerIdent">canBeHit</text:span><text:change-end text:change-id="ct39807008"/><text:span text:style-name="T229"> </text:span><text:change-start text:change-id="ct39808064"/><text:span text:style-name="_5f_OOoComputerKeyWord"><text:span text:style-name="T229">or</text:span></text:span><text:change-end text:change-id="ct39808064"/><text:span text:style-name="T229"> </text:span><text:change-start text:change-id="ct39814304"/><text:span text:style-name="_5f_OOoComputerIdent"><text:span text:style-name="T229">self</text:span></text:span><text:span text:style-name="_5f_OOoComputerSpecial"><text:span text:style-name="T229">.</text:span></text:span><text:span text:style-name="_5f_OOoComputerIdent"><text:span text:style-name="T229">isDefending</text:span></text:span><text:span text:style-name="_5f_OOoComputerSpecial">:</text:span><text:change-end text:change-id="ct39814304"/> <text:change-start text:change-id="ct39815824"/><text:span text:style-name="_5f_OOoComputerKeyWord">return</text:span><text:change-end text:change-id="ct39815824"/></text:p>
      <text:p text:style-name="Code"><text:s text:c="8"/><text:change-start text:change-id="ct39779616"/><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39779616"/></text:p>
      <text:p text:style-name="P242">Here we make great use of Panda3Ds event system. <text:span text:style-name="T232">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414">To make sure the evens won't be caught at a later time after the character has been removed, add the following line in the characters stop method.</text:p>
      <text:p text:style-name="Code"><text:change-start text:change-id="ct39779088"/><text:span text:style-name="_5f_OOoComputerIdent">self</text:span><text:span text:style-name="_5f_OOoComputerSpecial">.</text:span><text:span text:style-name="_5f_OOoComputerIdent">ignoreAll</text:span><text:span text:style-name="_5f_OOoComputerSpecial"><text:span text:style-name="T380">()</text:span></text:span><text:change-end text:change-id="ct39779088"/></text:p>
      <text:p text:style-name="P414">This will make sure no events will be caught by the character anymore from there on.</text:p>
      <text:p text:style-name="P247">Finally we come to the function where the player actually got attacked. In the first line we check if the player can be hit or blocks the attack. In the next line we request the hit state of the character as he got hit.</text:p>
      <text:p text:style-name="P242">Having the functions, we now also need to call them at the right places in our application. Let's start with the calls in the Player class itself. In the <text:span text:style-name="T234">start</text:span> method somewhere <text:span text:style-name="T235">before we add the moveTask task to the task manager,</text:span> add this one line</text:p>
      <text:p text:style-name="P474"><text:change-start text:change-id="ct39770128"/><text:span text:style-name="_5f_OOoComputerIdent">self</text:span><text:span text:style-name="_5f_OOoComputerSpecial">.</text:span><text:span text:style-name="_5f_OOoComputerIdent">canBeHit</text:span><text:change-end text:change-id="ct39770128"/> <text:change-start text:change-id="ct39778352"/><text:span text:style-name="_5f_OOoComputerSpecial">=</text:span><text:change-end text:change-id="ct39778352"/> <text:change-start text:change-id="ct39756992"/><text:span text:style-name="_5f_OOoComputerIdent">False</text:span><text:change-end text:change-id="ct39756992"/></text:p>
      <text:p text:style-name="P474"><text:change-start text:change-id="ct39752560"/><text:span text:style-name="_5f_OOoComputerIdent">self</text:span><text:span text:style-name="_5f_OOoComputerSpecial">.</text:span><text:span text:style-name="_5f_OOoComputerIdent">isDefending</text:span><text:change-end text:change-id="ct39752560"/> <text:change-start text:change-id="ct39777008"/><text:span text:style-name="_5f_OOoComputerSpecial">=</text:span><text:change-end text:change-id="ct39777008"/> <text:change-start text:change-id="ct39813952"/><text:span text:style-name="_5f_OOoComputerIdent">False</text:span><text:change-end text:change-id="ct39813952"/></text:p>
      <text:p text:style-name="P246">Here we have two variables which we use to determine if the character can be hit by the enemy character.</text:p>
      <text:p text:style-name="P242">Within the moveTask method</text:p>
      <text:p text:style-name="P475"><text:s text:c="8"/><text:change-start text:change-id="ct39814992"/><text:span text:style-name="_5f_OOoComputerSpecial">...</text:span><text:change-end text:change-id="ct39814992"/></text:p>
      <text:p text:style-name="P477"><text:s text:c="8"/><text:change-start text:change-id="ct39809392"/><text:span text:style-name="_5f_OOoComputerKeyWord">if</text:span><text:change-end text:change-id="ct39809392"/> <text:change-start text:change-id="ct37590560"/><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37590560"/></text:p>
      <text:p text:style-name="P477"><text:s text:c="12"/><text:change-start text:change-id="ct39817504"/><text:span text:style-name="_5f_OOoComputerKeyWord">if</text:span><text:change-end text:change-id="ct39817504"/> <text:change-start text:change-id="ct39817728"/><text:span text:style-name="_5f_OOoComputerIdent">self</text:span><text:span text:style-name="_5f_OOoComputerSpecial">.</text:span><text:span text:style-name="_5f_OOoComputerIdent">state</text:span><text:change-end text:change-id="ct39817728"/> <text:change-start text:change-id="ct39817952"/><text:span text:style-name="_5f_OOoComputerSpecial">!=</text:span><text:change-end text:change-id="ct39817952"/> <text:change-start text:change-id="ct37591968"/><text:span text:style-name="_5f_OOoComputerLiteral">"Defend"</text:span><text:span text:style-name="_5f_OOoComputerSpecial">:</text:span><text:change-end text:change-id="ct37591968"/></text:p>
      <text:p text:style-name="P477"><text:s text:c="16"/><text:change-start text:change-id="ct39439408"/><text:span text:style-name="_5f_OOoComputerIdent"><text:span text:style-name="T148">self</text:span></text:span><text:span text:style-name="_5f_OOoComputerSpecial"><text:span text:style-name="T148">.</text:span></text:span><text:span text:style-name="_5f_OOoComputerIdent"><text:span text:style-name="T148">isDefending</text:span></text:span><text:change-end text:change-id="ct39439408"/><text:span text:style-name="T148"> </text:span><text:change-start text:change-id="ct39442480"/><text:span text:style-name="_5f_OOoComputerSpecial"><text:span text:style-name="T148">=</text:span></text:span><text:change-end text:change-id="ct39442480"/><text:span text:style-name="T148"> </text:span><text:change-start text:change-id="ct39446048"/><text:span text:style-name="_5f_OOoComputerIdent"><text:span text:style-name="T148">True</text:span></text:span><text:change-end text:change-id="ct39446048"/></text:p>
      <text:p text:style-name="P477"><text:soft-page-break/><text:s text:c="16"/><text:change-start text:change-id="ct39440048"/><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39440048"/></text:p>
      <text:p text:style-name="P477"><text:s text:c="12"/><text:change-start text:change-id="ct39447888"/><text:span text:style-name="_5f_OOoComputerKeyWord">return</text:span><text:change-end text:change-id="ct39447888"/> <text:change-start text:change-id="ct39448336"/><text:span text:style-name="_5f_OOoComputerIdent">task</text:span><text:span text:style-name="_5f_OOoComputerSpecial">.</text:span><text:span text:style-name="_5f_OOoComputerIdent">cont</text:span><text:change-end text:change-id="ct39448336"/></text:p>
      <text:p text:style-name="P477"><text:s text:c="8"/><text:change-start text:change-id="ct39448848"/><text:span text:style-name="_5f_OOoComputerIdent"><text:span text:style-name="T148">self</text:span></text:span><text:span text:style-name="_5f_OOoComputerSpecial"><text:span text:style-name="T148">.</text:span></text:span><text:span text:style-name="_5f_OOoComputerIdent"><text:span text:style-name="T148">isDefending</text:span></text:span><text:change-end text:change-id="ct39448848"/><text:span text:style-name="T148"> </text:span><text:change-start text:change-id="ct39449216"/><text:span text:style-name="_5f_OOoComputerSpecial"><text:span text:style-name="T148">=</text:span></text:span><text:change-end text:change-id="ct39449216"/><text:span text:style-name="T148"> </text:span><text:change-start text:change-id="ct39451104"/><text:span text:style-name="_5f_OOoComputerIdent"><text:span text:style-name="T148">False</text:span></text:span><text:change-end text:change-id="ct39451104"/></text:p>
      <text:p text:style-name="Code"><text:s text:c="8"/><text:change-start text:change-id="ct39444240"/><text:span text:style-name="_5f_OOoComputerSpecial">...</text:span><text:change-end text:change-id="ct39444240"/></text:p>
      <text:p text:style-name="Code"><text:s text:c="8"/><text:change-start text:change-id="ct37594080"/><text:span text:style-name="_5f_OOoComputerKeyWord">if</text:span><text:change-end text:change-id="ct37594080"/> <text:change-start text:change-id="ct39450528"/><text:span text:style-name="_5f_OOoComputerIdent">isAction</text:span><text:span text:style-name="_5f_OOoComputerSpecial">:</text:span><text:change-end text:change-id="ct39450528"/></text:p>
      <text:p text:style-name="Code"><text:s text:c="12"/><text:change-start text:change-id="ct39862944"/><text:span text:style-name="_5f_OOoComputerIdent"><text:span text:style-name="T148">base</text:span></text:span><text:span text:style-name="_5f_OOoComputerSpecial"><text:span text:style-name="T148">.</text:span></text:span><text:span text:style-name="_5f_OOoComputerIdent"><text:span text:style-name="T148">messenger</text:span></text:span><text:span text:style-name="_5f_OOoComputerSpecial"><text:span text:style-name="T148">.</text:span></text:span><text:span text:style-name="_5f_OOoComputerIdent"><text:span text:style-name="T148">send</text:span></text:span><text:span text:style-name="_5f_OOoComputerSpecial"><text:span text:style-name="T148">(</text:span></text:span><text:span text:style-name="_5f_OOoComputerLiteral"><text:span text:style-name="T148">"hitEnemy%s"</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enemyColName</text:span></text:span><text:span text:style-name="_5f_OOoComputerSpecial"><text:span text:style-name="T148">)</text:span></text:span><text:change-end text:change-id="ct39862944"/></text:p>
      <text:p text:style-name="Code"><text:s text:c="12"/><text:change-start text:change-id="ct37595840"/><text:span text:style-name="_5f_OOoComputerKeyWord">return</text:span><text:change-end text:change-id="ct37595840"/> <text:change-start text:change-id="ct37596192"/><text:span text:style-name="_5f_OOoComputerIdent">task</text:span><text:span text:style-name="_5f_OOoComputerSpecial">.</text:span><text:span text:style-name="_5f_OOoComputerIdent">cont</text:span><text:change-end text:change-id="ct37596192"/></text:p>
      <text:p text:style-name="P248">in the first part of the addition, we set the isDefending variable to True and let it be set as long as the player is in the defense state.</text:p>
      <text:p text:style-name="P248">In the next part, we send the hitEnemy event whenever the player presses one of the attack keys. It doesn't matter for this player if or who catch the event so we just send it.</text:p>
      <text:p text:style-name="P242">Finally we need to let the characters know about their enemy by calling the setEnemy method of the <text:s/>Player class from the Main class by adding those two lines right after both players have been set up.</text:p>
      <text:p text:style-name="Code"><text:change-start text:change-id="ct39856032"/><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39856032"/></text:p>
      <text:p text:style-name="Code"><text:change-start text:change-id="ct39849136"/><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39849136"/></text:p>
      <text:p text:style-name="P248">These two lines make sure the characters know about each other and can send the respective events as well as know when they collide and hence be able to hit each other.</text:p>
      <text:p text:style-name="P243">Now that we have that, we need some stats like for the players health to determine if the player got defeated.</text:p>
      <text:p text:style-name="P243">Let's add the players health as a variable which will represent the health in percent from 0-100 and change it whenever the player got hit.</text:p>
      <text:p text:style-name="P244">First simply add this to the <text:span text:style-name="T230">start method</text:span> of the Player class <text:span text:style-name="T229">somewhere before we add the moveTask task to the task manager,</text:span></text:p>
      <text:p text:style-name="Code"><text:change-start text:change-id="ct39443152"/><text:span text:style-name="_5f_OOoComputerIdent">self</text:span><text:span text:style-name="_5f_OOoComputerSpecial">.</text:span><text:span text:style-name="_5f_OOoComputerIdent">health</text:span><text:change-end text:change-id="ct39443152"/> <text:change-start text:change-id="ct39850560"/><text:span text:style-name="_5f_OOoComputerSpecial">=</text:span><text:change-end text:change-id="ct39850560"/> <text:change-start text:change-id="ct37598304"/><text:span text:style-name="_5f_OOoComputerLiteral">100</text:span><text:change-end text:change-id="ct37598304"/></text:p>
      <text:p text:style-name="P478"><text:change-start text:change-id="ct37597248"/><text:span text:style-name="_5f_OOoComputerIdent">self</text:span><text:span text:style-name="_5f_OOoComputerSpecial">.</text:span><text:span text:style-name="_5f_OOoComputerIdent">gotDefeated</text:span><text:change-end text:change-id="ct37597248"/> <text:change-start text:change-id="ct39755712"/><text:span text:style-name="_5f_OOoComputerSpecial">=</text:span><text:change-end text:change-id="ct39755712"/> <text:change-start text:change-id="ct39442224"/><text:span text:style-name="_5f_OOoComputerIdent">False</text:span><text:change-end text:change-id="ct39442224"/></text:p>
      <text:p text:style-name="P243">and <text:span text:style-name="T230">change </text:span>the gotHit function to</text:p>
      <text:p text:style-name="Code"><text:s text:c="4"/><text:change-start text:change-id="ct39449744"/><text:span text:style-name="_5f_OOoComputerKeyWord">def</text:span><text:change-end text:change-id="ct39449744"/> <text:change-start text:change-id="ct39449968"/><text:span text:style-name="_5f_OOoComputerIdent">gotHit</text:span><text:span text:style-name="_5f_OOoComputerSpecial">(</text:span><text:span text:style-name="_5f_OOoComputerIdent">self</text:span><text:span text:style-name="_5f_OOoComputerSpecial">):</text:span><text:change-end text:change-id="ct39449968"/></text:p>
      <text:p text:style-name="Code"><text:s text:c="8"/><text:change-start text:change-id="ct39861552"/><text:span text:style-name="_5f_OOoComputerKeyWord">if</text:span><text:change-end text:change-id="ct39861552"/> <text:change-start text:change-id="ct39860192"/><text:span text:style-name="_5f_OOoComputerKeyWord">not</text:span><text:change-end text:change-id="ct39860192"/> <text:change-start text:change-id="ct39861008"/><text:span text:style-name="_5f_OOoComputerIdent">self</text:span><text:span text:style-name="_5f_OOoComputerSpecial">.</text:span><text:span text:style-name="_5f_OOoComputerIdent">canBeHit</text:span><text:change-end text:change-id="ct39861008"/> <text:change-start text:change-id="ct39853680"/><text:span text:style-name="_5f_OOoComputerKeyWord">or</text:span><text:change-end text:change-id="ct39853680"/> <text:change-start text:change-id="ct39868640"/><text:span text:style-name="_5f_OOoComputerIdent">self</text:span><text:span text:style-name="_5f_OOoComputerSpecial">.</text:span><text:span text:style-name="_5f_OOoComputerIdent">isDefending</text:span><text:span text:style-name="_5f_OOoComputerSpecial">:</text:span><text:change-end text:change-id="ct39868640"/> <text:change-start text:change-id="ct39869888"/><text:span text:style-name="_5f_OOoComputerKeyWord">return</text:span><text:change-end text:change-id="ct39869888"/></text:p>
      <text:p text:style-name="Code"><text:s text:c="8"/><text:change-start text:change-id="ct39868864"/><text:span text:style-name="_5f_OOoComputerIdent"><text:span text:style-name="T148">self</text:span></text:span><text:span text:style-name="_5f_OOoComputerSpecial"><text:span text:style-name="T148">.</text:span></text:span><text:span text:style-name="_5f_OOoComputerIdent"><text:span text:style-name="T148">health</text:span></text:span><text:change-end text:change-id="ct39868864"/><text:span text:style-name="T148"> </text:span><text:change-start text:change-id="ct39866208"/><text:span text:style-name="_5f_OOoComputerSpecial"><text:span text:style-name="T148">-=</text:span></text:span><text:change-end text:change-id="ct39866208"/><text:span text:style-name="T148"> </text:span><text:change-start text:change-id="ct39873280"/><text:span text:style-name="_5f_OOoComputerLiteral"><text:span text:style-name="T148">10</text:span></text:span><text:change-end text:change-id="ct39873280"/></text:p>
      <text:p text:style-name="P479"><text:s text:c="8"/><text:change-start text:change-id="ct39853904"/><text:span text:style-name="_5f_OOoComputerKeyWord"><text:span text:style-name="T148">if</text:span></text:span><text:change-end text:change-id="ct39853904"/><text:span text:style-name="T148"> </text:span><text:change-start text:change-id="ct39871136"/><text:span text:style-name="_5f_OOoComputerIdent"><text:span text:style-name="T148">self</text:span></text:span><text:span text:style-name="_5f_OOoComputerSpecial"><text:span text:style-name="T148">.</text:span></text:span><text:span text:style-name="_5f_OOoComputerIdent"><text:span text:style-name="T148">health</text:span></text:span><text:change-end text:change-id="ct39871136"/><text:span text:style-name="T148"> </text:span><text:change-start text:change-id="ct39875632"/><text:span text:style-name="_5f_OOoComputerSpecial"><text:span text:style-name="T148">&lt;=</text:span></text:span><text:change-end text:change-id="ct39875632"/><text:span text:style-name="T148"> </text:span><text:change-start text:change-id="ct39880640"/><text:span text:style-name="_5f_OOoComputerLiteral"><text:span text:style-name="T148">0</text:span></text:span><text:span text:style-name="_5f_OOoComputerSpecial"><text:span text:style-name="T148">:</text:span></text:span><text:change-end text:change-id="ct39880640"/></text:p>
      <text:p text:style-name="P479"><text:span text:style-name="T195"><text:s text:c="8"/></text:span><text:span text:style-name="T148"><text:s text:c="4"/></text:span><text:change-start text:change-id="ct39878528"/><text:span text:style-name="_5f_OOoComputerIdent"><text:span text:style-name="T151">self</text:span></text:span><text:span text:style-name="_5f_OOoComputerSpecial"><text:span text:style-name="T151">.</text:span></text:span><text:span text:style-name="_5f_OOoComputerIdent"><text:span text:style-name="T151">gotDefeated</text:span></text:span><text:change-end text:change-id="ct39878528"/><text:span text:style-name="T151"> </text:span><text:change-start text:change-id="ct39881888"/><text:span text:style-name="_5f_OOoComputerSpecial"><text:span text:style-name="T151">=</text:span></text:span><text:change-end text:change-id="ct39881888"/><text:span text:style-name="T151"> </text:span><text:change-start text:change-id="ct39882112"/><text:span text:style-name="_5f_OOoComputerIdent"><text:span text:style-name="T151">True</text:span></text:span><text:change-end text:change-id="ct39882112"/></text:p>
      <text:p text:style-name="Code"><text:s text:c="8"/><text:span text:style-name="T148"><text:s text:c="4"/></text:span><text:change-start text:change-id="ct39876128"/><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span text:style-name="_5f_OOoComputerLiteral"><text:span text:style-name="T148">"Defeated"</text:span></text:span><text:span text:style-name="_5f_OOoComputerSpecial"><text:span text:style-name="T148">)</text:span></text:span><text:change-end text:change-id="ct39876128"/></text:p>
      <text:p text:style-name="Code"><text:s text:c="8"/><text:change-start text:change-id="ct37603648"/><text:span text:style-name="_5f_OOoComputerKeyWord"><text:span text:style-name="T148">else</text:span></text:span><text:span text:style-name="_5f_OOoComputerSpecial"><text:span text:style-name="T148">:</text:span></text:span><text:change-end text:change-id="ct37603648"/></text:p>
      <text:p text:style-name="Code"><text:s text:c="8"/><text:span text:style-name="T148"><text:s text:c="4"/></text:span><text:change-start text:change-id="ct39866816"/><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39866816"/></text:p>
      <text:p text:style-name="P248">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45">Finally again in the moveTask function we will check for the gotDefeated variable by adding this directly at the top of the function</text:p>
      <text:p text:style-name="P480"><text:change-start text:change-id="ct39866432"/><text:span text:style-name="_5f_OOoComputerKeyWord">if</text:span><text:change-end text:change-id="ct39866432"/> <text:change-start text:change-id="ct39872416"/><text:span text:style-name="_5f_OOoComputerIdent">self</text:span><text:span text:style-name="_5f_OOoComputerSpecial">.</text:span><text:span text:style-name="_5f_OOoComputerIdent">gotDefeated</text:span><text:span text:style-name="_5f_OOoComputerSpecial">:</text:span><text:change-end text:change-id="ct39872416"/></text:p>
      <text:p text:style-name="P480"><text:s text:c="4"/><text:change-start text:change-id="ct39892176"/><text:span text:style-name="_5f_OOoComputerIdent"><text:span text:style-name="T231">base</text:span></text:span><text:span text:style-name="_5f_OOoComputerSpecial"><text:span text:style-name="T231">.</text:span></text:span><text:span text:style-name="_5f_OOoComputerIdent"><text:span text:style-name="T231">messenger</text:span></text:span><text:span text:style-name="_5f_OOoComputerSpecial"><text:span text:style-name="T231">.</text:span></text:span><text:span text:style-name="_5f_OOoComputerIdent"><text:span text:style-name="T231">send</text:span></text:span><text:span text:style-name="_5f_OOoComputerSpecial"><text:span text:style-name="T231">(</text:span></text:span><text:span text:style-name="_5f_OOoComputerLiteral"><text:span text:style-name="T231">"GameOver"</text:span></text:span><text:span text:style-name="_5f_OOoComputerSpecial"><text:span text:style-name="T231">)</text:span></text:span><text:change-end text:change-id="ct39892176"/></text:p>
      <text:p text:style-name="P480"><text:s text:c="4"/><text:change-start text:change-id="ct39878752"/><text:span text:style-name="_5f_OOoComputerKeyWord">return</text:span><text:change-end text:change-id="ct39878752"/> <text:change-start text:change-id="ct39894768"/><text:span text:style-name="_5f_OOoComputerIdent">task</text:span><text:span text:style-name="_5f_OOoComputerSpecial">.</text:span><text:span text:style-name="_5f_OOoComputerIdent">done</text:span><text:change-end text:change-id="ct39894768"/></text:p>
      <text:p text:style-name="P248">Here we just check if we got defeated and if so, send a GameOver event which we will use later as well as stop the moveTask task so the player cannot move anymore and not get into another state.</text:p>
      <text:p text:style-name="P248">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697" text:outline-level="3"><text:bookmark-start text:name="__RefHeading__1272_93487272"/>Camera control<text:bookmark-end text:name="__RefHeading__1272_93487272"/></text:h>
      <text:p text:style-name="P184">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78">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78">game with a really shaky camera or floating through just any object so the player can see the things behind it or rather in it.</text:span></text:p>
      <text:p text:style-name="P189">For our game we create in this Tutorial, we will have a quite simple camera setup. It will ensure the players are always visible and tries to always stay at a reasonable distance to them. <text:span text:style-name="T180">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80">t</text:span>o reach <text:span text:style-name="T180">the things we want</text:span>, <text:span text:style-name="T180">just</text:span> a<text:span text:style-name="T175">dd the following function somewhere in the # BASIC FUNCTIONS section of the Main class.</text:span></text:p>
      <text:p text:style-name="Code"><text:s text:c="4"/><text:change-start text:change-id="ct37608512"/><text:span text:style-name="_5f_OOoComputerKeyWord">def</text:span><text:change-end text:change-id="ct37608512"/> <text:change-start text:change-id="ct39884624"/><text:span text:style-name="_5f_OOoComputerIdent">updateWorldCam</text:span><text:span text:style-name="_5f_OOoComputerSpecial">(</text:span><text:span text:style-name="_5f_OOoComputerIdent">self</text:span><text:span text:style-name="_5f_OOoComputerSpecial">,</text:span><text:change-end text:change-id="ct39884624"/> <text:change-start text:change-id="ct39877328"/><text:span text:style-name="_5f_OOoComputerIdent">task</text:span><text:span text:style-name="_5f_OOoComputerSpecial">):</text:span><text:change-end text:change-id="ct39877328"/></text:p>
      <text:p text:style-name="Code"><text:s text:c="8"/><text:change-start text:change-id="ct39877552"/><text:span text:style-name="_5f_OOoComputerIdent">playerVec</text:span><text:change-end text:change-id="ct39877552"/> <text:change-start text:change-id="ct39874800"/><text:span text:style-name="_5f_OOoComputerSpecial">=</text:span><text:change-end text:change-id="ct39874800"/> <text:change-start text:change-id="ct3987926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39879264"/> <text:change-start text:change-id="ct39890672"/><text:span text:style-name="_5f_OOoComputerSpecial">-</text:span><text:change-end text:change-id="ct39890672"/> <text:change-start text:change-id="ct39907392"/><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39907392"/></text:p>
      <text:p text:style-name="Code"><text:s text:c="8"/><text:change-start text:change-id="ct39911104"/><text:span text:style-name="_5f_OOoComputerIdent">playerDist</text:span><text:change-end text:change-id="ct39911104"/> <text:change-start text:change-id="ct39911680"/><text:span text:style-name="_5f_OOoComputerSpecial">=</text:span><text:change-end text:change-id="ct39911680"/> <text:change-start text:change-id="ct39911904"/><text:span text:style-name="_5f_OOoComputerIdent">playerVec</text:span><text:span text:style-name="_5f_OOoComputerSpecial">.</text:span><text:span text:style-name="_5f_OOoComputerIdent">length</text:span><text:span text:style-name="_5f_OOoComputerSpecial">()</text:span><text:change-end text:change-id="ct39911904"/></text:p>
      <text:p text:style-name="Code"><text:s text:c="8"/><text:change-start text:change-id="ct39912416"/><text:span text:style-name="_5f_OOoComputerIdent">x</text:span><text:change-end text:change-id="ct39912416"/> <text:change-start text:change-id="ct39912640"/><text:span text:style-name="_5f_OOoComputerSpecial">=</text:span><text:change-end text:change-id="ct39912640"/> <text:change-start text:change-id="ct39912864"/><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39912864"/> <text:change-start text:change-id="ct39913088"/><text:span text:style-name="_5f_OOoComputerSpecial">+</text:span><text:change-end text:change-id="ct39913088"/> <text:change-start text:change-id="ct39913312"/><text:span text:style-name="_5f_OOoComputerIdent">playerDist</text:span><text:change-end text:change-id="ct39913312"/> <text:change-start text:change-id="ct39913536"/><text:span text:style-name="_5f_OOoComputerSpecial">/</text:span><text:change-end text:change-id="ct39913536"/> <text:change-start text:change-id="ct39913760"/><text:span text:style-name="_5f_OOoComputerLiteral">2.0</text:span><text:change-end text:change-id="ct39913760"/></text:p>
      <text:p text:style-name="Code"><text:s text:c="8"/><text:change-start text:change-id="ct39915632"/><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39915632"/></text:p>
      <text:p text:style-name="Code"/>
      <text:p text:style-name="Code"><text:soft-page-break/><text:s text:c="8"/><text:change-start text:change-id="ct39916720"/><text:span text:style-name="_5f_OOoComputerIdent">zoomout</text:span><text:change-end text:change-id="ct39916720"/> <text:change-start text:change-id="ct39916944"/><text:span text:style-name="_5f_OOoComputerSpecial">=</text:span><text:change-end text:change-id="ct39916944"/> <text:change-start text:change-id="ct39917168"/><text:span text:style-name="_5f_OOoComputerIdent">False</text:span><text:change-end text:change-id="ct39917168"/></text:p>
      <text:p text:style-name="Code"><text:s text:c="8"/><text:change-start text:change-id="ct39917680"/><text:span text:style-name="_5f_OOoComputerKeyWord">if</text:span><text:change-end text:change-id="ct39917680"/> <text:change-start text:change-id="ct39917904"/><text:span text:style-name="_5f_OOoComputerKeyWord">not</text:span><text:change-end text:change-id="ct39917904"/> <text:change-start text:change-id="ct3992812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39928128"/></text:p>
      <text:p text:style-name="Code"><text:s text:c="12"/><text:change-start text:change-id="ct39922608"/><text:span text:style-name="_5f_OOoComputerIdent">camPosUpdate</text:span><text:change-end text:change-id="ct39922608"/> <text:change-start text:change-id="ct39932416"/><text:span text:style-name="_5f_OOoComputerSpecial">=</text:span><text:change-end text:change-id="ct39932416"/> <text:change-start text:change-id="ct39933456"/><text:span text:style-name="_5f_OOoComputerSpecial">-</text:span><text:span text:style-name="_5f_OOoComputerLiteral">2</text:span><text:change-end text:change-id="ct39933456"/> <text:change-start text:change-id="ct39933680"/><text:span text:style-name="_5f_OOoComputerSpecial">*</text:span><text:change-end text:change-id="ct39933680"/> <text:change-start text:change-id="ct39933904"/><text:span text:style-name="_5f_OOoComputerIdent">globalClock</text:span><text:span text:style-name="_5f_OOoComputerSpecial">.</text:span><text:span text:style-name="_5f_OOoComputerIdent">getDt</text:span><text:span text:style-name="_5f_OOoComputerSpecial">()</text:span><text:change-end text:change-id="ct39933904"/></text:p>
      <text:p text:style-name="Code"><text:s text:c="12"/><text:change-start text:change-id="ct3993460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39934608"/> <text:change-start text:change-id="ct39935280"/><text:span text:style-name="_5f_OOoComputerIdent">camPosUpdate</text:span><text:span text:style-name="_5f_OOoComputerSpecial">)</text:span><text:change-end text:change-id="ct39935280"/></text:p>
      <text:p text:style-name="Code"><text:s text:c="12"/><text:change-start text:change-id="ct39935984"/><text:span text:style-name="_5f_OOoComputerIdent">zoomout</text:span><text:change-end text:change-id="ct39935984"/> <text:change-start text:change-id="ct39936672"/><text:span text:style-name="_5f_OOoComputerSpecial">=</text:span><text:change-end text:change-id="ct39936672"/> <text:change-start text:change-id="ct39936896"/><text:span text:style-name="_5f_OOoComputerIdent">True</text:span><text:change-end text:change-id="ct39936896"/></text:p>
      <text:p text:style-name="Code"><text:s text:c="8"/><text:change-start text:change-id="ct39937408"/><text:span text:style-name="_5f_OOoComputerKeyWord">if</text:span><text:change-end text:change-id="ct39937408"/> <text:change-start text:change-id="ct39937632"/><text:span text:style-name="_5f_OOoComputerKeyWord">not</text:span><text:change-end text:change-id="ct39937632"/> <text:change-start text:change-id="ct3994172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39941728"/></text:p>
      <text:p text:style-name="Code"><text:s text:c="12"/><text:change-start text:change-id="ct39939296"/><text:span text:style-name="_5f_OOoComputerIdent">camPosUpdate</text:span><text:change-end text:change-id="ct39939296"/> <text:change-start text:change-id="ct39946112"/><text:span text:style-name="_5f_OOoComputerSpecial">=</text:span><text:change-end text:change-id="ct39946112"/> <text:change-start text:change-id="ct39947152"/><text:span text:style-name="_5f_OOoComputerSpecial">-</text:span><text:span text:style-name="_5f_OOoComputerLiteral">2</text:span><text:change-end text:change-id="ct39947152"/> <text:change-start text:change-id="ct39947376"/><text:span text:style-name="_5f_OOoComputerSpecial">*</text:span><text:change-end text:change-id="ct39947376"/> <text:change-start text:change-id="ct39947600"/><text:span text:style-name="_5f_OOoComputerIdent">globalClock</text:span><text:span text:style-name="_5f_OOoComputerSpecial">.</text:span><text:span text:style-name="_5f_OOoComputerIdent">getDt</text:span><text:span text:style-name="_5f_OOoComputerSpecial">()</text:span><text:change-end text:change-id="ct39947600"/></text:p>
      <text:p text:style-name="Code"><text:s text:c="12"/><text:change-start text:change-id="ct3994830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39948304"/> <text:change-start text:change-id="ct39948976"/><text:span text:style-name="_5f_OOoComputerIdent">camPosUpdate</text:span><text:span text:style-name="_5f_OOoComputerSpecial">)</text:span><text:change-end text:change-id="ct39948976"/></text:p>
      <text:p text:style-name="Code"><text:s text:c="12"/><text:change-start text:change-id="ct39949680"/><text:span text:style-name="_5f_OOoComputerIdent">zoomout</text:span><text:change-end text:change-id="ct39949680"/> <text:change-start text:change-id="ct39950368"/><text:span text:style-name="_5f_OOoComputerSpecial">=</text:span><text:change-end text:change-id="ct39950368"/> <text:change-start text:change-id="ct39950592"/><text:span text:style-name="_5f_OOoComputerIdent">True</text:span><text:change-end text:change-id="ct39950592"/></text:p>
      <text:p text:style-name="Code"><text:s text:c="8"/><text:change-start text:change-id="ct39951104"/><text:span text:style-name="_5f_OOoComputerKeyWord">if</text:span><text:change-end text:change-id="ct39951104"/> <text:change-start text:change-id="ct39951328"/><text:span text:style-name="_5f_OOoComputerKeyWord">not</text:span><text:change-end text:change-id="ct39951328"/> <text:change-start text:change-id="ct39951552"/><text:span text:style-name="_5f_OOoComputerIdent">zoomout</text:span><text:span text:style-name="_5f_OOoComputerSpecial">:</text:span><text:change-end text:change-id="ct39951552"/></text:p>
      <text:p text:style-name="Code"><text:s text:c="12"/><text:change-start text:change-id="ct37625056"/><text:span text:style-name="_5f_OOoComputerKeyWord">if</text:span><text:change-end text:change-id="ct37625056"/> <text:change-start text:change-id="ct37624352"/><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37624352"/> <text:change-start text:change-id="ct39867568"/><text:span text:style-name="_5f_OOoComputerSpecial">&lt;</text:span><text:change-end text:change-id="ct39867568"/> <text:change-start text:change-id="ct39883712"/><text:span text:style-name="_5f_OOoComputerLiteral">0</text:span><text:span text:style-name="_5f_OOoComputerSpecial">:</text:span><text:change-end text:change-id="ct39883712"/></text:p>
      <text:p text:style-name="Code"><text:s text:c="16"/><text:change-start text:change-id="ct39888576"/><text:span text:style-name="_5f_OOoComputerIdent">camPosUpdate</text:span><text:change-end text:change-id="ct39888576"/> <text:change-start text:change-id="ct39902112"/><text:span text:style-name="_5f_OOoComputerSpecial">=</text:span><text:change-end text:change-id="ct39902112"/> <text:change-start text:change-id="ct39927168"/><text:span text:style-name="_5f_OOoComputerLiteral">2</text:span><text:change-end text:change-id="ct39927168"/> <text:change-start text:change-id="ct37628576"/><text:span text:style-name="_5f_OOoComputerSpecial">*</text:span><text:change-end text:change-id="ct37628576"/> <text:change-start text:change-id="ct39899360"/><text:span text:style-name="_5f_OOoComputerIdent">globalClock</text:span><text:span text:style-name="_5f_OOoComputerSpecial">.</text:span><text:span text:style-name="_5f_OOoComputerIdent">getDt</text:span><text:span text:style-name="_5f_OOoComputerSpecial">()</text:span><text:change-end text:change-id="ct39899360"/></text:p>
      <text:p text:style-name="Code"><text:s text:c="16"/><text:change-start text:change-id="ct3762998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37629984"/> <text:change-start text:change-id="ct39885280"/><text:span text:style-name="_5f_OOoComputerIdent">camPosUpdate</text:span><text:span text:style-name="_5f_OOoComputerSpecial">)</text:span><text:change-end text:change-id="ct39885280"/></text:p>
      <text:p text:style-name="Code"><text:s text:c="8"/><text:change-start text:change-id="ct39923456"/><text:span text:style-name="_5f_OOoComputerKeyWord">return</text:span><text:change-end text:change-id="ct39923456"/> <text:change-start text:change-id="ct39924736"/><text:span text:style-name="_5f_OOoComputerIdent">task</text:span><text:span text:style-name="_5f_OOoComputerSpecial">.</text:span><text:span text:style-name="_5f_OOoComputerIdent">cont</text:span><text:change-end text:change-id="ct39924736"/></text:p>
      <text:p text:style-name="P186">This task function will handle all our camera handling for the game. It will move the camera back when one or both players left the viewable area and moves closer as long as they are inside the visible area. <text:span text:style-name="T176">Also it will keep the camera in the middle of both characters.</text:span></text:p>
      <text:p text:style-name="P187">But let's get through this one line after another.</text:p>
      <text:p text:style-name="Code"><text:change-start text:change-id="ct39902576"/><text:span text:style-name="_5f_OOoComputerIdent">playerVec</text:span><text:change-end text:change-id="ct39902576"/> <text:change-start text:change-id="ct39938384"/><text:span text:style-name="_5f_OOoComputerSpecial">=</text:span><text:change-end text:change-id="ct39938384"/> <text:change-start text:change-id="ct39938608"/><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39938608"/> <text:change-start text:change-id="ct39937856"/><text:span text:style-name="_5f_OOoComputerSpecial">-</text:span><text:change-end text:change-id="ct39937856"/> <text:change-start text:change-id="ct39535200"/><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39535200"/></text:p>
      <text:p text:style-name="P451"><text:change-start text:change-id="ct39535904"/><text:span text:style-name="_5f_OOoComputerIdent">playerDist</text:span><text:change-end text:change-id="ct39535904"/> <text:change-start text:change-id="ct39539040"/><text:span text:style-name="_5f_OOoComputerSpecial">=</text:span><text:change-end text:change-id="ct39539040"/> <text:change-start text:change-id="ct39539264"/><text:span text:style-name="_5f_OOoComputerIdent">playerVec</text:span><text:span text:style-name="_5f_OOoComputerSpecial">.</text:span><text:span text:style-name="_5f_OOoComputerIdent">length</text:span><text:span text:style-name="_5f_OOoComputerSpecial">()</text:span><text:change-end text:change-id="ct39539264"/></text:p>
      <text:p text:style-name="P451"><text:change-start text:change-id="ct37632160"/><text:span text:style-name="_5f_OOoComputerIdent">x</text:span><text:change-end text:change-id="ct37632160"/> <text:change-start text:change-id="ct37633856"/><text:span text:style-name="_5f_OOoComputerSpecial">=</text:span><text:change-end text:change-id="ct37633856"/> <text:change-start text:change-id="ct37633504"/><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37633504"/> <text:change-start text:change-id="ct39536128"/><text:span text:style-name="_5f_OOoComputerSpecial">+</text:span><text:change-end text:change-id="ct39536128"/> <text:change-start text:change-id="ct39921104"/><text:span text:style-name="_5f_OOoComputerIdent">playerDist</text:span><text:change-end text:change-id="ct39921104"/> <text:change-start text:change-id="ct39927472"/><text:span text:style-name="_5f_OOoComputerSpecial">/</text:span><text:change-end text:change-id="ct39927472"/> <text:change-start text:change-id="ct39534480"/><text:span text:style-name="_5f_OOoComputerLiteral">2.0</text:span><text:change-end text:change-id="ct39534480"/></text:p>
      <text:p text:style-name="P450"><text:change-start text:change-id="ct39532976"/><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39532976"/></text:p>
      <text:p text:style-name="P187">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51"><text:change-start text:change-id="ct37635616"/><text:span text:style-name="_5f_OOoComputerKeyWord">if</text:span><text:change-end text:change-id="ct37635616"/> <text:change-start text:change-id="ct37635264"/><text:span text:style-name="_5f_OOoComputerKeyWord">not</text:span><text:change-end text:change-id="ct37635264"/> <text:change-start text:change-id="ct39989376"/><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39989376"/></text:p>
      <text:p text:style-name="P451"><text:s text:c="4"/><text:change-start text:change-id="ct39984848"/><text:span text:style-name="_5f_OOoComputerIdent">camPosUpdate</text:span><text:change-end text:change-id="ct39984848"/> <text:change-start text:change-id="ct39992544"/><text:span text:style-name="_5f_OOoComputerSpecial">=</text:span><text:change-end text:change-id="ct39992544"/> <text:change-start text:change-id="ct37637728"/><text:span text:style-name="_5f_OOoComputerSpecial">-</text:span><text:span text:style-name="_5f_OOoComputerLiteral">2</text:span><text:change-end text:change-id="ct37637728"/> <text:change-start text:change-id="ct39923120"/><text:span text:style-name="_5f_OOoComputerSpecial">*</text:span><text:change-end text:change-id="ct39923120"/> <text:change-start text:change-id="ct39906944"/><text:span text:style-name="_5f_OOoComputerIdent">globalClock</text:span><text:span text:style-name="_5f_OOoComputerSpecial">.</text:span><text:span text:style-name="_5f_OOoComputerIdent">getDt</text:span><text:span text:style-name="_5f_OOoComputerSpecial">()</text:span><text:change-end text:change-id="ct39906944"/></text:p>
      <text:p text:style-name="P451"><text:s text:c="4"/><text:change-start text:change-id="ct3763667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37636672"/> <text:change-start text:change-id="ct39985936"/><text:span text:style-name="_5f_OOoComputerIdent">camPosUpdate</text:span><text:span text:style-name="_5f_OOoComputerSpecial">)</text:span><text:change-end text:change-id="ct39985936"/></text:p>
      <text:p text:style-name="Code"><text:s text:c="4"/><text:change-start text:change-id="ct39544864"/><text:span text:style-name="_5f_OOoComputerIdent">zoomout</text:span><text:change-end text:change-id="ct39544864"/> <text:change-start text:change-id="ct39546096"/><text:span text:style-name="_5f_OOoComputerSpecial">=</text:span><text:change-end text:change-id="ct39546096"/> <text:change-start text:change-id="ct39540832"/><text:span text:style-name="_5f_OOoComputerIdent">True</text:span><text:change-end text:change-id="ct39540832"/></text:p>
      <text:p text:style-name="P187">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51"><text:change-start text:change-id="ct37639136"/><text:span text:style-name="_5f_OOoComputerKeyWord">if</text:span><text:change-end text:change-id="ct37639136"/> <text:change-start text:change-id="ct37639904"/><text:span text:style-name="_5f_OOoComputerKeyWord">not</text:span><text:change-end text:change-id="ct37639904"/> <text:change-start text:change-id="ct37640896"/><text:span text:style-name="_5f_OOoComputerIdent">zoomout</text:span><text:span text:style-name="_5f_OOoComputerSpecial">:</text:span><text:change-end text:change-id="ct37640896"/></text:p>
      <text:p text:style-name="P451"><text:s text:c="4"/><text:change-start text:change-id="ct39925616"/><text:span text:style-name="_5f_OOoComputerKeyWord">if</text:span><text:change-end text:change-id="ct39925616"/> <text:change-start text:change-id="ct3992185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39921856"/> <text:change-start text:change-id="ct39891600"/><text:span text:style-name="_5f_OOoComputerSpecial">&lt;</text:span><text:change-end text:change-id="ct39891600"/> <text:change-start text:change-id="ct39986240"/><text:span text:style-name="_5f_OOoComputerLiteral">0</text:span><text:span text:style-name="_5f_OOoComputerSpecial">:</text:span><text:change-end text:change-id="ct39986240"/></text:p>
      <text:p text:style-name="P451"><text:s text:c="8"/><text:change-start text:change-id="ct37642544"/><text:span text:style-name="_5f_OOoComputerIdent">camPosUpdate</text:span><text:change-end text:change-id="ct37642544"/> <text:change-start text:change-id="ct37643952"/><text:span text:style-name="_5f_OOoComputerSpecial">=</text:span><text:change-end text:change-id="ct37643952"/> <text:change-start text:change-id="ct37644304"/><text:span text:style-name="_5f_OOoComputerLiteral">2</text:span><text:change-end text:change-id="ct37644304"/> <text:change-start text:change-id="ct37642896"/><text:span text:style-name="_5f_OOoComputerSpecial">*</text:span><text:change-end text:change-id="ct37642896"/> <text:change-start text:change-id="ct37645008"/><text:span text:style-name="_5f_OOoComputerIdent">globalClock</text:span><text:span text:style-name="_5f_OOoComputerSpecial">.</text:span><text:span text:style-name="_5f_OOoComputerIdent">getDt</text:span><text:span text:style-name="_5f_OOoComputerSpecial">()</text:span><text:change-end text:change-id="ct37645008"/></text:p>
      <text:p text:style-name="P450"><text:s text:c="8"/><text:change-start text:change-id="ct3999699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39996992"/> <text:change-start text:change-id="ct39999376"/><text:span text:style-name="_5f_OOoComputerIdent">camPosUpdate</text:span><text:span text:style-name="_5f_OOoComputerSpecial">)</text:span><text:change-end text:change-id="ct39999376"/></text:p>
      <text:p text:style-name="P187">This last few lines let the camera move closer to the characters if the camera doesn't move back and hence the characters are within the visible bounds of the camera as well as is further away then the set minimum position of 0. <text:span text:style-name="T177">The position calculation and placement of the camera is done the same way as before just in the positive direction.</text:span></text:p>
      <text:p text:style-name="P192">After that we add the usual return task.cont as we want the task to run until it got manually stopped.</text:p>
      <text:p text:style-name="P193">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39987504"/><text:span text:style-name="_5f_OOoComputerIdent">self</text:span><text:span text:style-name="_5f_OOoComputerSpecial">.</text:span><text:span text:style-name="_5f_OOoComputerIdent">getPos</text:span><text:change-end text:change-id="ct39987504"/> <text:change-start text:change-id="ct39997360"/><text:span text:style-name="_5f_OOoComputerSpecial">=</text:span><text:change-end text:change-id="ct39997360"/> <text:change-start text:change-id="ct39996688"/><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39996688"/></text:p>
      <text:p text:style-name="Code"><text:change-start text:change-id="ct39544432"/><text:span text:style-name="_5f_OOoComputerIdent">self</text:span><text:span text:style-name="_5f_OOoComputerSpecial">.</text:span><text:span text:style-name="_5f_OOoComputerIdent">getX</text:span><text:change-end text:change-id="ct39544432"/> <text:change-start text:change-id="ct40002160"/><text:span text:style-name="_5f_OOoComputerSpecial">=</text:span><text:change-end text:change-id="ct40002160"/> <text:change-start text:change-id="ct40004240"/><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40004240"/></text:p>
      <text:p text:style-name="P185"><text:span text:style-name="T177">F</text:span>inally <text:span text:style-name="T177">we just need to</text:span> add the task to the task manager by simply putting the following line at the end of the enterGame method.</text:p>
      <text:p text:style-name="Code"><text:change-start text:change-id="ct4000790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0007904"/> <text:change-start text:change-id="ct40010240"/><text:span text:style-name="_5f_OOoComputerLiteral">"world camera update task"</text:span><text:span text:style-name="_5f_OOoComputerSpecial">)</text:span><text:change-end text:change-id="ct40010240"/></text:p>
      <text:p text:style-name="P292">and respective to it this line at the start of the exitGame method.</text:p>
      <text:p text:style-name="Code"><text:change-start text:change-id="ct37648880"/><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37648880"/></text:p>
      <text:p text:style-name="P190">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88">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81">so</text:span> it doesn't look like our characters are floating and fighting in a pitch black space scene like the end of time has come.</text:p>
      <text:h text:style-name="P29" text:outline-level="2"><text:bookmark-start text:name="__RefHeading__818_386173091"/><text:span text:style-name="T203">T</text:span>he <text:change text:change-id="ct37646416"/><text:change-start text:change-id="ct40006224"/><text:span text:style-name="T392">e</text:span><text:change-end text:change-id="ct40006224"/>nvironment<text:bookmark-end text:name="__RefHeading__818_386173091"/></text:h>
      <text:p text:style-name="P214">Having the main gameplay of our game we move on to the next important part. Creating environments for it.</text:p>
      <text:p text:style-name="P214">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215">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215">Most of the hints stated in the character creation section also applies by creating levels but here are a few more specific to levels.</text:p>
      <text:list xml:id="list1753726885425264254" text:style-name="L11">
        <text:list-item>
          <text:p text:style-name="P637">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638">You should have visible objects and collision solids separated in separate layers as well as base level meshes and other other objects in it.</text:p>
        </text:list-item>
        <text:list-item>
          <text:p text:style-name="P638">Places empty nodes at important positions if necessary like the players start position or positions where collectibles should be put at.</text:p>
        </text:list-item>
        <text:list-item>
          <text:p text:style-name="P638">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638">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97" text:outline-level="3"><text:bookmark-start text:name="__RefHeading__822_386173091"/>Loading the environment into the game<text:bookmark-end text:name="__RefHeading__822_386173091"/></text:h>
      <text:p text:style-name="P216">Having some level models now, we need to get them into our game, so take them and put them into the correct place.</text:p>
      <text:p text:style-name="P216">For the Levels, we will add a few new directories so everything ha<text:span text:style-name="T204">s</text:span> its structure. <text:span text:style-name="T204">Inside your assets folder, create the following directory structure: levels/arena1/ and put all your arena1 file in there. Do the same for all other arenas you have made and name the folders respectively arena2/ arena3/ etc.</text:span></text:p>
      <text:p text:style-name="P217">Now let's bring this into our application. We will do this by adding a new script called arena.py <text:span text:style-name="T212">in the source root folder …/game/</text:span> which will then handle the loading of our arena models.</text:p>
      <text:p text:style-name="P217">Open that new script and add the following base to it:</text:p>
      <text:p text:style-name="Code"><text:change-start text:change-id="ct39579248"/><text:span text:style-name="_5f_OOoComputerComment">#!/usr/bin/python</text:span><text:change-end text:change-id="ct39579248"/></text:p>
      <text:p text:style-name="Code"><text:change-start text:change-id="ct36996288"/><text:span text:style-name="_5f_OOoComputerIdent">__author__</text:span><text:change-end text:change-id="ct36996288"/> <text:change-start text:change-id="ct39585968"/><text:span text:style-name="_5f_OOoComputerSpecial">=</text:span><text:change-end text:change-id="ct39585968"/> <text:change-start text:change-id="ct39587184"/><text:span text:style-name="_5f_OOoComputerLiteral">"Fireclaw the Fox"</text:span><text:change-end text:change-id="ct39587184"/></text:p>
      <text:p text:style-name="Code"><text:change-start text:change-id="ct39587888"/><text:span text:style-name="_5f_OOoComputerIdent">__license__</text:span><text:change-end text:change-id="ct39587888"/> <text:change-start text:change-id="ct39588800"/><text:span text:style-name="_5f_OOoComputerSpecial">=</text:span><text:change-end text:change-id="ct39588800"/> <text:change-start text:change-id="ct39589024"/><text:span text:style-name="_5f_OOoComputerLiteral">"""</text:span><text:change-end text:change-id="ct39589024"/></text:p>
      <text:p text:style-name="Code"><text:change-start text:change-id="ct39589728"/><text:span text:style-name="_5f_OOoComputerIdent">Simplified</text:span><text:change-end text:change-id="ct39589728"/> <text:change-start text:change-id="ct39590256"/><text:span text:style-name="_5f_OOoComputerIdent">BSD</text:span><text:change-end text:change-id="ct39590256"/> <text:change-start text:change-id="ct39591184"/><text:span text:style-name="_5f_OOoComputerSpecial">(</text:span><text:span text:style-name="_5f_OOoComputerIdent">BSD</text:span><text:change-end text:change-id="ct39591184"/> <text:change-start text:change-id="ct40048224"/><text:span text:style-name="_5f_OOoComputerLiteral">2</text:span><text:span text:style-name="_5f_OOoComputerSpecial">-</text:span><text:span text:style-name="_5f_OOoComputerIdent">Clause</text:span><text:span text:style-name="_5f_OOoComputerSpecial">)</text:span><text:change-end text:change-id="ct40048224"/> <text:change-start text:change-id="ct40050896"/><text:span text:style-name="_5f_OOoComputerIdent">License</text:span><text:span text:style-name="_5f_OOoComputerSpecial">.</text:span><text:change-end text:change-id="ct40050896"/></text:p>
      <text:p text:style-name="Code"><text:change-start text:change-id="ct40053472"/><text:span text:style-name="_5f_OOoComputerIdent">See</text:span><text:change-end text:change-id="ct40053472"/> <text:change-start text:change-id="ct40054144"/><text:span text:style-name="_5f_OOoComputerIdent">License</text:span><text:span text:style-name="_5f_OOoComputerSpecial">.</text:span><text:span text:style-name="_5f_OOoComputerIdent">txt</text:span><text:change-end text:change-id="ct40054144"/> <text:change-start text:change-id="ct40054368"/><text:span text:style-name="_5f_OOoComputerKeyWord">or</text:span><text:change-end text:change-id="ct40054368"/> <text:change-start text:change-id="ct400642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0064256"/> <text:change-start text:change-id="ct40065696"/><text:span text:style-name="_5f_OOoComputerKeyWord">for</text:span><text:change-end text:change-id="ct40065696"/> <text:change-start text:change-id="ct40067184"/><text:span text:style-name="_5f_OOoComputerIdent">more</text:span><text:change-end text:change-id="ct40067184"/> <text:change-start text:change-id="ct40068560"/><text:span text:style-name="_5f_OOoComputerIdent">info</text:span><text:change-end text:change-id="ct40068560"/></text:p>
      <text:p text:style-name="Code"><text:change-start text:change-id="ct40061232"/><text:span text:style-name="_5f_OOoComputerLiteral">"""</text:span><text:change-end text:change-id="ct40061232"/></text:p>
      <text:p text:style-name="Code"/>
      <text:p text:style-name="Code"><text:change-start text:change-id="ct40074464"/><text:span text:style-name="_5f_OOoComputerKeyWord">class</text:span><text:change-end text:change-id="ct40074464"/> <text:change-start text:change-id="ct40074688"/><text:span text:style-name="_5f_OOoComputerIdent">Arena</text:span><text:span text:style-name="_5f_OOoComputerSpecial">:</text:span><text:change-end text:change-id="ct40074688"/></text:p>
      <text:p text:style-name="Code"><text:s text:c="4"/><text:change-start text:change-id="ct40075200"/><text:span text:style-name="_5f_OOoComputerKeyWord">def</text:span><text:change-end text:change-id="ct40075200"/> <text:change-start text:change-id="ct40075424"/><text:span text:style-name="_5f_OOoComputerIdent">__init__</text:span><text:span text:style-name="_5f_OOoComputerSpecial">(</text:span><text:span text:style-name="_5f_OOoComputerIdent">self</text:span><text:span text:style-name="_5f_OOoComputerSpecial">,</text:span><text:change-end text:change-id="ct40075424"/> <text:change-start text:change-id="ct40075648"/><text:span text:style-name="_5f_OOoComputerIdent">arenaNr</text:span><text:span text:style-name="_5f_OOoComputerSpecial">):</text:span><text:change-end text:change-id="ct40075648"/></text:p>
      <text:p text:style-name="Code"><text:s text:c="8"/><text:change-start text:change-id="ct37660064"/><text:span text:style-name="_5f_OOoComputerIdent">arenaPath</text:span><text:change-end text:change-id="ct37660064"/> <text:change-start text:change-id="ct37660416"/><text:span text:style-name="_5f_OOoComputerSpecial">=</text:span><text:change-end text:change-id="ct37660416"/> <text:change-start text:change-id="ct37659712"/><text:span text:style-name="_5f_OOoComputerLiteral">"levels/arena%d/"</text:span><text:change-end text:change-id="ct37659712"/> <text:change-start text:change-id="ct37659360"/><text:span text:style-name="_5f_OOoComputerSpecial">%</text:span><text:change-end text:change-id="ct37659360"/> <text:change-start text:change-id="ct37658304"/><text:span text:style-name="_5f_OOoComputerIdent">arenaNr</text:span><text:change-end text:change-id="ct37658304"/></text:p>
      <text:p text:style-name="P456"><text:s text:c="8"/><text:change-start text:change-id="ct39588112"/><text:span text:style-name="_5f_OOoComputerIdent">self</text:span><text:span text:style-name="_5f_OOoComputerSpecial">.</text:span><text:span text:style-name="_5f_OOoComputerIdent">arena</text:span><text:change-end text:change-id="ct39588112"/> <text:change-start text:change-id="ct40057664"/><text:span text:style-name="_5f_OOoComputerSpecial">=</text:span><text:change-end text:change-id="ct40057664"/> <text:change-start text:change-id="ct40054592"/><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40054592"/> <text:change-start text:change-id="ct40066560"/><text:span text:style-name="_5f_OOoComputerSpecial">+</text:span><text:change-end text:change-id="ct40066560"/> <text:change-start text:change-id="ct40064640"/><text:span text:style-name="_5f_OOoComputerLiteral">"arena"</text:span><text:span text:style-name="_5f_OOoComputerSpecial">)</text:span><text:change-end text:change-id="ct40064640"/></text:p>
      <text:p text:style-name="P487"><text:s text:c="8"/><text:change-start text:change-id="ct40059776"/><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40059776"/></text:p>
      <text:p text:style-name="P486"><text:s text:c="8"/><text:change-start text:change-id="ct40059200"/><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0059200"/></text:p>
      <text:p text:style-name="P486"><text:s text:c="8"/><text:change-start text:change-id="ct4005003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0050032"/></text:p>
      <text:p text:style-name="P486"/>
      <text:p text:style-name="P486"><text:s text:c="4"/><text:change-start text:change-id="ct40046528"/><text:span text:style-name="_5f_OOoComputerKeyWord">def</text:span><text:change-end text:change-id="ct40046528"/> <text:change-start text:change-id="ct40046752"/><text:span text:style-name="_5f_OOoComputerIdent">start</text:span><text:span text:style-name="_5f_OOoComputerSpecial">(</text:span><text:span text:style-name="_5f_OOoComputerIdent">self</text:span><text:span text:style-name="_5f_OOoComputerSpecial">):</text:span><text:change-end text:change-id="ct40046752"/></text:p>
      <text:p text:style-name="P486"><text:s text:c="8"/><text:change-start text:change-id="ct40047584"/><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40047584"/></text:p>
      <text:p text:style-name="P486"/>
      <text:p text:style-name="P486"><text:s text:c="4"/><text:change-start text:change-id="ct37662880"/><text:span text:style-name="_5f_OOoComputerKeyWord">def</text:span><text:change-end text:change-id="ct37662880"/> <text:change-start text:change-id="ct37663232"/><text:span text:style-name="_5f_OOoComputerIdent">stop</text:span><text:span text:style-name="_5f_OOoComputerSpecial">(</text:span><text:span text:style-name="_5f_OOoComputerIdent">self</text:span><text:span text:style-name="_5f_OOoComputerSpecial">):</text:span><text:change-end text:change-id="ct37663232"/></text:p>
      <text:p text:style-name="P486"><text:s text:c="8"/><text:change-start text:change-id="ct4006299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0062992"/></text:p>
      <text:p text:style-name="P218">Most of this code shouldn't be new to you if you followed this tutorial until now. The only new line<text:span text:style-name="T206">s</text:span> <text:span text:style-name="T206">are</text:span> the one where we load the model using loader <text:span text:style-name="T206">and the setScale</text:span>. <text:span text:style-name="T206">The loader </text:span>is another global variable which we got through instancing the Panda3D engine <text:span text:style-name="T206">it </text:span>is used to load static model files. <text:span text:style-name="T206">The setScale method is used to change the models size with the given factor. Here we set the scale to two so the model is twice as big as it actually is defined in the model file.</text:span></text:p>
      <text:p text:style-name="P218">Next we will add a new method to the class that we will use to place the players in the arena. This function should look as follow.</text:p>
      <text:p text:style-name="Code"><text:s text:c="4"/><text:change-start text:change-id="ct40062240"/><text:span text:style-name="_5f_OOoComputerKeyWord">def</text:span><text:change-end text:change-id="ct40062240"/> <text:change-start text:change-id="ct40056768"/><text:span text:style-name="_5f_OOoComputerIdent">getStartPos</text:span><text:span text:style-name="_5f_OOoComputerSpecial">(</text:span><text:span text:style-name="_5f_OOoComputerIdent">self</text:span><text:span text:style-name="_5f_OOoComputerSpecial">,</text:span><text:change-end text:change-id="ct40056768"/> <text:change-start text:change-id="ct40078256"/><text:span text:style-name="_5f_OOoComputerIdent">charNr</text:span><text:span text:style-name="_5f_OOoComputerSpecial">):</text:span><text:change-end text:change-id="ct40078256"/></text:p>
      <text:p text:style-name="Code"><text:s text:c="8"/><text:change-start text:change-id="ct40076160"/><text:span text:style-name="_5f_OOoComputerKeyWord">if</text:span><text:change-end text:change-id="ct40076160"/> <text:change-start text:change-id="ct37670624"/><text:span text:style-name="_5f_OOoComputerIdent">charNr</text:span><text:change-end text:change-id="ct37670624"/> <text:change-start text:change-id="ct40055776"/><text:span text:style-name="_5f_OOoComputerSpecial">==</text:span><text:change-end text:change-id="ct40055776"/> <text:change-start text:change-id="ct37670976"/><text:span text:style-name="_5f_OOoComputerLiteral">1</text:span><text:span text:style-name="_5f_OOoComputerSpecial">:</text:span><text:change-end text:change-id="ct37670976"/></text:p>
      <text:p text:style-name="Code"><text:soft-page-break/><text:s text:c="12"/><text:change-start text:change-id="ct37671680"/><text:span text:style-name="_5f_OOoComputerKeyWord"><text:span text:style-name="T205">return</text:span></text:span><text:change-end text:change-id="ct37671680"/><text:span text:style-name="T205"> </text:span><text:change-start text:change-id="ct40088832"/><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40088832"/> <text:change-start text:change-id="ct40090096"/><text:span text:style-name="_5f_OOoComputerSpecial">*</text:span><text:change-end text:change-id="ct40090096"/> <text:change-start text:change-id="ct40092576"/><text:span text:style-name="_5f_OOoComputerLiteral"><text:span text:style-name="T207">2</text:span></text:span><text:change-end text:change-id="ct40092576"/></text:p>
      <text:p text:style-name="Code"><text:s text:c="8"/><text:change-start text:change-id="ct40090320"/><text:span text:style-name="_5f_OOoComputerKeyWord">elif</text:span><text:change-end text:change-id="ct40090320"/> <text:change-start text:change-id="ct40088464"/><text:span text:style-name="_5f_OOoComputerIdent">charNr</text:span><text:change-end text:change-id="ct40088464"/> <text:change-start text:change-id="ct40094720"/><text:span text:style-name="_5f_OOoComputerSpecial">==</text:span><text:change-end text:change-id="ct40094720"/> <text:change-start text:change-id="ct40094944"/><text:span text:style-name="_5f_OOoComputerLiteral">2</text:span><text:span text:style-name="_5f_OOoComputerSpecial">:</text:span><text:change-end text:change-id="ct40094944"/></text:p>
      <text:p text:style-name="P455"><text:s text:c="12"/><text:change-start text:change-id="ct40089344"/><text:span text:style-name="_5f_OOoComputerKeyWord"><text:span text:style-name="T205">return</text:span></text:span><text:change-end text:change-id="ct40089344"/><text:span text:style-name="T205"> </text:span><text:change-start text:change-id="ct4008584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40085840"/> <text:change-start text:change-id="ct40095328"/><text:span text:style-name="_5f_OOoComputerSpecial">*</text:span><text:change-end text:change-id="ct40095328"/> <text:change-start text:change-id="ct40097184"/><text:span text:style-name="_5f_OOoComputerLiteral"><text:span text:style-name="T208">2</text:span></text:span><text:change-end text:change-id="ct40097184"/></text:p>
      <text:p text:style-name="Code"><text:s text:c="8"/><text:change-start text:change-id="ct37672384"/><text:span text:style-name="_5f_OOoComputerKeyWord">else</text:span><text:span text:style-name="_5f_OOoComputerSpecial">:</text:span><text:change-end text:change-id="ct37672384"/></text:p>
      <text:p text:style-name="Code"><text:s text:c="12"/><text:change-start text:change-id="ct40099568"/><text:span text:style-name="_5f_OOoComputerKeyWord">return</text:span><text:change-end text:change-id="ct40099568"/> <text:change-start text:change-id="ct4008379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0083792"/></text:p>
      <text:p text:style-name="P219">This code will return the start positions set in the model file of the arena. <text:span text:style-name="T208">Note that we have to apply the scale as set in the init method to the arena as it isn't applied to the getPos method.</text:span></text:p>
      <text:p text:style-name="P219">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219">To be a bit more error resistant, if we pass a wrong character number to the method, we return the center as the starting position.</text:p>
      <text:p text:style-name="P219">Now let's use this in our main class to load the arena and position the characters within it. Open your main.py script and add this line somewhere around your already existing Player import statement.</text:p>
      <text:p text:style-name="Code"><text:change-start text:change-id="ct40088144"/><text:span text:style-name="_5f_OOoComputerKeyWord">from</text:span><text:change-end text:change-id="ct40088144"/> <text:change-start text:change-id="ct40082384"/><text:span text:style-name="_5f_OOoComputerIdent">arena</text:span><text:change-end text:change-id="ct40082384"/> <text:change-start text:change-id="ct40082608"/><text:span text:style-name="_5f_OOoComputerKeyWord">import</text:span><text:change-end text:change-id="ct40082608"/> <text:change-start text:change-id="ct40082832"/><text:span text:style-name="_5f_OOoComputerIdent">Arena</text:span><text:change-end text:change-id="ct40082832"/></text:p>
      <text:p text:style-name="P219">Next we need to instantiate the Arena class and use it, which we will all do within the enterGame method, so change it as follow:</text:p>
      <text:p text:style-name="Code"><text:s text:c="8"/><text:change-start text:change-id="ct37677664"/><text:span text:style-name="_5f_OOoComputerIdent"><text:span text:style-name="T148">self</text:span></text:span><text:span text:style-name="_5f_OOoComputerSpecial"><text:span text:style-name="T148">.</text:span></text:span><text:span text:style-name="_5f_OOoComputerIdent"><text:span text:style-name="T148">arena</text:span></text:span><text:change-end text:change-id="ct37677664"/><text:span text:style-name="T148"> </text:span><text:change-start text:change-id="ct40100784"/><text:span text:style-name="_5f_OOoComputerSpecial"><text:span text:style-name="T148">=</text:span></text:span><text:change-end text:change-id="ct40100784"/><text:span text:style-name="T148"> </text:span><text:change-start text:change-id="ct40110352"/><text:span text:style-name="_5f_OOoComputerIdent"><text:span text:style-name="T148">Arena</text:span></text:span><text:span text:style-name="_5f_OOoComputerSpecial"><text:span text:style-name="T148">(</text:span></text:span><text:span text:style-name="_5f_OOoComputerLiteral"><text:span text:style-name="T148">1</text:span></text:span><text:span text:style-name="_5f_OOoComputerSpecial"><text:span text:style-name="T148">)</text:span></text:span><text:change-end text:change-id="ct40110352"/></text:p>
      <text:p text:style-name="P457"><text:s text:c="8"/><text:change-start text:change-id="ct40101840"/><text:span text:style-name="_5f_OOoComputerIdent"><text:span text:style-name="T148">self</text:span></text:span><text:span text:style-name="_5f_OOoComputerSpecial"><text:span text:style-name="T148">.</text:span></text:span><text:span text:style-name="_5f_OOoComputerIdent"><text:span text:style-name="T148">arena</text:span></text:span><text:span text:style-name="_5f_OOoComputerSpecial"><text:span text:style-name="T148">.</text:span></text:span><text:span text:style-name="_5f_OOoComputerIdent"><text:span text:style-name="T148">start</text:span></text:span><text:span text:style-name="_5f_OOoComputerSpecial"><text:span text:style-name="T148">()</text:span></text:span><text:change-end text:change-id="ct40101840"/></text:p>
      <text:p text:style-name="P458"><text:span text:style-name="T195"><text:s text:c="8"/></text:span><text:change-start text:change-id="ct40114320"/><text:span text:style-name="_5f_OOoComputerIdent"><text:span text:style-name="T148">self</text:span></text:span><text:span text:style-name="_5f_OOoComputerSpecial"><text:span text:style-name="T148">.</text:span></text:span><text:span text:style-name="_5f_OOoComputerIdent"><text:span text:style-name="T148">camera</text:span></text:span><text:span text:style-name="_5f_OOoComputerSpecial"><text:span text:style-name="T148">.</text:span></text:span><text:span text:style-name="_5f_OOoComputerIdent"><text:span text:style-name="T148">setPos</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0114320"/><text:span text:style-name="T148"> </text:span><text:change-start text:change-id="ct40122352"/><text:span text:style-name="_5f_OOoComputerSpecial"><text:span text:style-name="T148">-</text:span></text:span><text:span text:style-name="_5f_OOoComputerLiteral"><text:span text:style-name="T148">5</text:span></text:span><text:span text:style-name="_5f_OOoComputerSpecial"><text:span text:style-name="T148">,</text:span></text:span><text:change-end text:change-id="ct40122352"/><text:span text:style-name="T148"> </text:span><text:change-start text:change-id="ct40128288"/><text:span text:style-name="_5f_OOoComputerLiteral"><text:span text:style-name="T148">1.25</text:span></text:span><text:span text:style-name="_5f_OOoComputerSpecial"><text:span text:style-name="T148">)</text:span></text:span><text:change-end text:change-id="ct40128288"/></text:p>
      <text:p text:style-name="Code"><text:s text:c="8"/><text:change-start text:change-id="ct4011540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48">self</text:span></text:span><text:span text:style-name="_5f_OOoComputerSpecial"><text:span text:style-name="T148">.</text:span></text:span><text:span text:style-name="_5f_OOoComputerIdent"><text:span text:style-name="T148">arena</text:span></text:span><text:span text:style-name="_5f_OOoComputerSpecial"><text:span text:style-name="T148">.</text:span></text:span><text:span text:style-name="_5f_OOoComputerIdent"><text:span text:style-name="T148">getStartPos</text:span></text:span><text:span text:style-name="_5f_OOoComputerSpecial"><text:span text:style-name="T148">(</text:span></text:span><text:span text:style-name="_5f_OOoComputerLiteral"><text:span text:style-name="T148">1</text:span></text:span><text:span text:style-name="_5f_OOoComputerSpecial"><text:span text:style-name="T148">)</text:span></text:span><text:span text:style-name="_5f_OOoComputerSpecial">)</text:span><text:change-end text:change-id="ct40115408"/></text:p>
      <text:p text:style-name="Code"><text:s text:c="8"/><text:change-start text:change-id="ct4010660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48">self</text:span></text:span><text:span text:style-name="_5f_OOoComputerSpecial"><text:span text:style-name="T148">.</text:span></text:span><text:span text:style-name="_5f_OOoComputerIdent"><text:span text:style-name="T148">arena</text:span></text:span><text:span text:style-name="_5f_OOoComputerSpecial"><text:span text:style-name="T148">.</text:span></text:span><text:span text:style-name="_5f_OOoComputerIdent"><text:span text:style-name="T148">getStartPos</text:span></text:span><text:span text:style-name="_5f_OOoComputerSpecial"><text:span text:style-name="T148">(</text:span></text:span><text:span text:style-name="_5f_OOoComputerLiteral"><text:span text:style-name="T148">2</text:span></text:span><text:span text:style-name="_5f_OOoComputerSpecial"><text:span text:style-name="T148">)</text:span></text:span><text:span text:style-name="_5f_OOoComputerSpecial">)</text:span><text:change-end text:change-id="ct40106608"/></text:p>
      <text:p text:style-name="P220">This will load the arena and render it as well as place the characters within it <text:span text:style-name="T213">and the camera a little bit back and up so the arena as well as the characters are clearly visible</text:span>.</text:p>
      <text:p text:style-name="P221">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37678368"/><text:span text:style-name="_5f_OOoComputerKeyWord">if</text:span><text:change-end text:change-id="ct37678368"/> <text:change-start text:change-id="ct37680128"/><text:span text:style-name="_5f_OOoComputerKeyWord">not</text:span><text:change-end text:change-id="ct37680128"/> <text:change-start text:change-id="ct40106832"/><text:span text:style-name="_5f_OOoComputerIdent">zoomout</text:span><text:span text:style-name="_5f_OOoComputerSpecial">:</text:span><text:change-end text:change-id="ct40106832"/></text:p>
      <text:p text:style-name="Code"><text:s text:c="12"/><text:change-start text:change-id="ct40096000"/><text:span text:style-name="_5f_OOoComputerKeyWord">if</text:span><text:change-end text:change-id="ct40096000"/> <text:change-start text:change-id="ct4010948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0109488"/> <text:change-start text:change-id="ct40101344"/><text:span text:style-name="_5f_OOoComputerSpecial">&lt;</text:span><text:change-end text:change-id="ct40101344"/> <text:change-start text:change-id="ct40086592"/><text:span text:style-name="_5f_OOoComputerSpecial"><text:span text:style-name="T148">-</text:span></text:span><text:span text:style-name="_5f_OOoComputerLiteral"><text:span text:style-name="T148">5</text:span></text:span><text:span text:style-name="_5f_OOoComputerSpecial">:</text:span><text:change-end text:change-id="ct40086592"/></text:p>
      <text:p text:style-name="Code"><text:s text:c="16"/><text:change-start text:change-id="ct40113792"/><text:span text:style-name="_5f_OOoComputerIdent">camPosUpdate</text:span><text:change-end text:change-id="ct40113792"/> <text:change-start text:change-id="ct40112224"/><text:span text:style-name="_5f_OOoComputerSpecial">=</text:span><text:change-end text:change-id="ct40112224"/> <text:change-start text:change-id="ct40104096"/><text:span text:style-name="_5f_OOoComputerLiteral">2</text:span><text:change-end text:change-id="ct40104096"/> <text:change-start text:change-id="ct40104320"/><text:span text:style-name="_5f_OOoComputerSpecial">*</text:span><text:change-end text:change-id="ct40104320"/> <text:change-start text:change-id="ct40104544"/><text:span text:style-name="_5f_OOoComputerIdent">globalClock</text:span><text:span text:style-name="_5f_OOoComputerSpecial">.</text:span><text:span text:style-name="_5f_OOoComputerIdent">getDt</text:span><text:span text:style-name="_5f_OOoComputerSpecial">()</text:span><text:change-end text:change-id="ct40104544"/><text:span text:style-name="T209"> </text:span></text:p>
      <text:p text:style-name="P225">That should be all for now to get our arena into the game as well as having everything working again, so lets try and restart the application.</text:p>
      <text:p text:style-name="P222"><text:soft-page-break/>It does look better, doesn't it, still there's missing something, so lets take a look at making the environment look a bit more realistic by adding light to it.</text:p>
      <text:p text:style-name="P223">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223">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37684352"/><text:span text:style-name="_5f_OOoComputerKeyWord">from</text:span><text:change-end text:change-id="ct37684352"/> <text:change-start text:change-id="ct37684704"/><text:span text:style-name="_5f_OOoComputerIdent">panda3d</text:span><text:span text:style-name="_5f_OOoComputerSpecial">.</text:span><text:span text:style-name="_5f_OOoComputerIdent">core</text:span><text:change-end text:change-id="ct37684704"/> <text:change-start text:change-id="ct37685408"/><text:span text:style-name="_5f_OOoComputerKeyWord">import</text:span><text:change-end text:change-id="ct37685408"/> <text:change-start text:change-id="ct40131072"/><text:span text:style-name="_5f_OOoComputerSpecial">(</text:span><text:change-end text:change-id="ct40131072"/></text:p>
      <text:p text:style-name="Code"><text:s text:c="4"/><text:change-start text:change-id="ct40119760"/><text:span text:style-name="_5f_OOoComputerIdent">AmbientLight</text:span><text:span text:style-name="_5f_OOoComputerSpecial">,</text:span><text:change-end text:change-id="ct40119760"/></text:p>
      <text:p text:style-name="P570"><text:s text:c="4"/><text:change-start text:change-id="ct40054816"/><text:span text:style-name="_5f_OOoComputerIdent"><text:span text:style-name="T381">PerspectiveLens</text:span></text:span><text:span text:style-name="_5f_OOoComputerSpecial">,</text:span><text:change-end text:change-id="ct40054816"/></text:p>
      <text:p text:style-name="P570"><text:s text:c="4"/><text:change-start text:change-id="ct40127456"/><text:span text:style-name="_5f_OOoComputerIdent"><text:span text:style-name="T381">DirectionalLight</text:span></text:span><text:span text:style-name="_5f_OOoComputerSpecial">)</text:span><text:change-end text:change-id="ct40127456"/></text:p>
      <text:p text:style-name="P223">Having them, we will add the lamps to our arena.</text:p>
      <text:p text:style-name="P223">First we add the ambient light which we simply can do with the following lines, simply put them below the arena loading in the init method.</text:p>
      <text:p text:style-name="Code"><text:change-start text:change-id="ct37687520"/><text:span text:style-name="_5f_OOoComputerIdent">ambientLight</text:span><text:change-end text:change-id="ct37687520"/> <text:change-start text:change-id="ct40126848"/><text:span text:style-name="_5f_OOoComputerSpecial">=</text:span><text:change-end text:change-id="ct40126848"/> <text:change-start text:change-id="ct37688928"/><text:span text:style-name="_5f_OOoComputerIdent">AmbientLight</text:span><text:span text:style-name="_5f_OOoComputerSpecial">(</text:span><text:span text:style-name="_5f_OOoComputerLiteral">'ambient_light'</text:span><text:span text:style-name="_5f_OOoComputerSpecial">)</text:span><text:change-end text:change-id="ct37688928"/></text:p>
      <text:p text:style-name="Code"><text:change-start text:change-id="ct40134384"/><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40134384"/> <text:change-start text:change-id="ct40136544"/><text:span text:style-name="_5f_OOoComputerLiteral">0.2</text:span><text:span text:style-name="_5f_OOoComputerSpecial">,</text:span><text:change-end text:change-id="ct40136544"/> <text:change-start text:change-id="ct40138960"/><text:span text:style-name="_5f_OOoComputerLiteral">0.2</text:span><text:span text:style-name="_5f_OOoComputerSpecial">,</text:span><text:change-end text:change-id="ct40138960"/> <text:change-start text:change-id="ct40141232"/><text:span text:style-name="_5f_OOoComputerLiteral">1</text:span><text:span text:style-name="_5f_OOoComputerSpecial">))</text:span><text:change-end text:change-id="ct40141232"/></text:p>
      <text:p text:style-name="Code"><text:change-start text:change-id="ct37690336"/><text:span text:style-name="_5f_OOoComputerIdent"><text:span text:style-name="T238">self</text:span></text:span><text:span text:style-name="_5f_OOoComputerSpecial"><text:span text:style-name="T238">.</text:span></text:span><text:span text:style-name="_5f_OOoComputerIdent">alnp</text:span><text:change-end text:change-id="ct37690336"/> <text:change-start text:change-id="ct40134080"/><text:span text:style-name="_5f_OOoComputerSpecial">=</text:span><text:change-end text:change-id="ct40134080"/> <text:change-start text:change-id="ct40144016"/><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40144016"/></text:p>
      <text:p text:style-name="P223">We instantiate the ambient light with a name, set it's color and finally attach it to our scene. </text:p>
      <text:p text:style-name="P224">Next we going to add the spotlight which will represent the sun.</text:p>
      <text:p text:style-name="P561"><text:change-start text:change-id="ct40137424"/><text:span text:style-name="_5f_OOoComputerIdent">sun</text:span><text:change-end text:change-id="ct40137424"/> <text:change-start text:change-id="ct40137648"/><text:span text:style-name="_5f_OOoComputerSpecial">=</text:span><text:change-end text:change-id="ct40137648"/> <text:change-start text:change-id="ct40135088"/><text:span text:style-name="_5f_OOoComputerIdent">DirectionalLight</text:span><text:span text:style-name="_5f_OOoComputerSpecial">(</text:span><text:span text:style-name="_5f_OOoComputerLiteral">"sun"</text:span><text:span text:style-name="_5f_OOoComputerSpecial">)</text:span><text:change-end text:change-id="ct40135088"/></text:p>
      <text:p text:style-name="P561"><text:change-start text:change-id="ct40138432"/><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0138432"/> <text:change-start text:change-id="ct40140480"/><text:span text:style-name="_5f_OOoComputerLiteral">1</text:span><text:span text:style-name="_5f_OOoComputerSpecial">,</text:span><text:change-end text:change-id="ct40140480"/> <text:change-start text:change-id="ct40147200"/><text:span text:style-name="_5f_OOoComputerLiteral">1</text:span><text:span text:style-name="_5f_OOoComputerSpecial">,</text:span><text:change-end text:change-id="ct40147200"/> <text:change-start text:change-id="ct40149536"/><text:span text:style-name="_5f_OOoComputerLiteral">1</text:span><text:span text:style-name="_5f_OOoComputerSpecial">))</text:span><text:change-end text:change-id="ct40149536"/></text:p>
      <text:p text:style-name="P561"><text:change-start text:change-id="ct37693152"/><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37693152"/></text:p>
      <text:p text:style-name="P561"><text:change-start text:change-id="ct37691040"/><text:span text:style-name="_5f_OOoComputerIdent">self</text:span><text:span text:style-name="_5f_OOoComputerSpecial">.</text:span><text:span text:style-name="_5f_OOoComputerIdent">sunNp</text:span><text:change-end text:change-id="ct37691040"/> <text:change-start text:change-id="ct37693504"/><text:span text:style-name="_5f_OOoComputerSpecial">=</text:span><text:change-end text:change-id="ct37693504"/> <text:change-start text:change-id="ct40151888"/><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0151888"/></text:p>
      <text:p text:style-name="P561"><text:change-start text:change-id="ct40140064"/><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0140064"/> <text:change-start text:change-id="ct40155312"/><text:span text:style-name="_5f_OOoComputerSpecial">-</text:span><text:span text:style-name="_5f_OOoComputerLiteral">10</text:span><text:span text:style-name="_5f_OOoComputerSpecial">,</text:span><text:change-end text:change-id="ct40155312"/> <text:change-start text:change-id="ct40157696"/><text:span text:style-name="_5f_OOoComputerLiteral">30</text:span><text:span text:style-name="_5f_OOoComputerSpecial">)</text:span><text:change-end text:change-id="ct40157696"/></text:p>
      <text:p text:style-name="P561"><text:change-start text:change-id="ct4013568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0135680"/></text:p>
      <text:p text:style-name="P224">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52">With those lines we added lamps to the game, though, they won't have any effect yet, we need to set those lights on the nodes that should get lit from them. So add the following lines to the start function.</text:p>
      <text:p text:style-name="Code"><text:change-start text:change-id="ct40162592"/><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0162592"/></text:p>
      <text:p text:style-name="Code"><text:change-start text:change-id="ct40145616"/><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40145616"/></text:p>
      <text:p text:style-name="P252">With this<text:span text:style-name="T239"> line we set the light </text:span>to light up the<text:span text:style-name="T239"> render </text:span>node and hence all its child nodes<text:span text:style-name="T239">, </text:span>so<text:span text:style-name="T239"> every object which is reparented to render will be affected by the light. Note, if you have light that generates a shadow, you should search for the closest objects around it and set the light on those.</text:span></text:p>
      <text:p text:style-name="P252">As we also need to remove those lights by ourself if we stop the arena, we need to add the following line to the stop function</text:p>
      <text:p text:style-name="Code"><text:change-start text:change-id="ct40154080"/><text:span text:style-name="_5f_OOoComputerIdent">render</text:span><text:span text:style-name="_5f_OOoComputerSpecial">.</text:span><text:span text:style-name="_5f_OOoComputerIdent">clearLight</text:span><text:span text:style-name="_5f_OOoComputerSpecial">()</text:span><text:change-end text:change-id="ct40154080"/></text:p>
      <text:p text:style-name="P252">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224">Now if you restart the application, it should look much better with all the new shadows the lights produce.</text:p>
      <text:p text:style-name="P39">Further shading will be handled at a later section of this tutorial. So lets continue with the next part.<text:change text:change-id="ct40167952"/></text:p>
      <text:h text:style-name="P29"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10">and loading</text:span> screens and much more. <text:span text:style-name="T210">This tutorial will show you how you can generally set up such UIs so you can add as many of them as you like.</text:span></text:p>
      <text:p text:style-name="P226">Panda3D comes with two GUI toolkits, one is Rocket, which is a GUI toolkit that uses html and css like syntax to describe the interface layout and the other is Panda3Ds internal system called <text:span text:style-name="T272">D</text:span>irectGUI. <text:span text:style-name="T211">The DirectGUI layout can be described with python code.</text:span></text:p>
      <text:p text:style-name="P227">For this tutorial we will use Panda3Ds internal GUI as it is more easy to use for small and simple UIs and also is better integrated as the Rocket GUI.</text:p>
      <text:p text:style-name="P227">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27">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28">We will put the menu in a new script file, so create a menu.py within the source root folder, …/game/. <text:span text:style-name="T214">The following code will create the class for the menu we will be using, put it in the file you just created.</text:span></text:p>
      <text:p text:style-name="Code"><text:change-start text:change-id="ct40138720"/><text:span text:style-name="_5f_OOoComputerComment">#!/usr/bin/python</text:span><text:change-end text:change-id="ct40138720"/></text:p>
      <text:p text:style-name="Code"><text:change-start text:change-id="ct40173776"/><text:span text:style-name="_5f_OOoComputerIdent">__author__</text:span><text:change-end text:change-id="ct40173776"/> <text:change-start text:change-id="ct40175632"/><text:span text:style-name="_5f_OOoComputerSpecial">=</text:span><text:change-end text:change-id="ct40175632"/> <text:change-start text:change-id="ct40175856"/><text:span text:style-name="_5f_OOoComputerLiteral">"Fireclaw the Fox"</text:span><text:change-end text:change-id="ct40175856"/></text:p>
      <text:p text:style-name="Code"><text:change-start text:change-id="ct40176368"/><text:span text:style-name="_5f_OOoComputerIdent">__license__</text:span><text:change-end text:change-id="ct40176368"/> <text:change-start text:change-id="ct40176592"/><text:span text:style-name="_5f_OOoComputerSpecial">=</text:span><text:change-end text:change-id="ct40176592"/> <text:change-start text:change-id="ct40176816"/><text:span text:style-name="_5f_OOoComputerLiteral">"""</text:span><text:change-end text:change-id="ct40176816"/></text:p>
      <text:p text:style-name="Code"><text:change-start text:change-id="ct40177328"/><text:span text:style-name="_5f_OOoComputerIdent">Simplified</text:span><text:change-end text:change-id="ct40177328"/> <text:change-start text:change-id="ct40177552"/><text:span text:style-name="_5f_OOoComputerIdent">BSD</text:span><text:change-end text:change-id="ct40177552"/> <text:change-start text:change-id="ct40177776"/><text:span text:style-name="_5f_OOoComputerSpecial">(</text:span><text:span text:style-name="_5f_OOoComputerIdent">BSD</text:span><text:change-end text:change-id="ct40177776"/> <text:change-start text:change-id="ct40181920"/><text:span text:style-name="_5f_OOoComputerLiteral">2</text:span><text:span text:style-name="_5f_OOoComputerSpecial">-</text:span><text:span text:style-name="_5f_OOoComputerIdent">Clause</text:span><text:span text:style-name="_5f_OOoComputerSpecial">)</text:span><text:change-end text:change-id="ct40181920"/> <text:change-start text:change-id="ct40184592"/><text:span text:style-name="_5f_OOoComputerIdent">License</text:span><text:span text:style-name="_5f_OOoComputerSpecial">.</text:span><text:change-end text:change-id="ct40184592"/></text:p>
      <text:p text:style-name="Code"><text:change-start text:change-id="ct40187168"/><text:span text:style-name="_5f_OOoComputerIdent">See</text:span><text:change-end text:change-id="ct40187168"/> <text:change-start text:change-id="ct40187840"/><text:span text:style-name="_5f_OOoComputerIdent">License</text:span><text:span text:style-name="_5f_OOoComputerSpecial">.</text:span><text:span text:style-name="_5f_OOoComputerIdent">txt</text:span><text:change-end text:change-id="ct40187840"/> <text:change-start text:change-id="ct40188064"/><text:span text:style-name="_5f_OOoComputerKeyWord">or</text:span><text:change-end text:change-id="ct40188064"/> <text:change-start text:change-id="ct4019808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0198080"/> <text:change-start text:change-id="ct40199584"/><text:span text:style-name="_5f_OOoComputerKeyWord">for</text:span><text:change-end text:change-id="ct40199584"/> <text:change-start text:change-id="ct40201056"/><text:span text:style-name="_5f_OOoComputerIdent">more</text:span><text:change-end text:change-id="ct40201056"/> <text:change-start text:change-id="ct40202560"/><text:span text:style-name="_5f_OOoComputerIdent">info</text:span><text:change-end text:change-id="ct40202560"/></text:p>
      <text:p text:style-name="Code"><text:change-start text:change-id="ct40194896"/><text:span text:style-name="_5f_OOoComputerLiteral">"""</text:span><text:change-end text:change-id="ct40194896"/></text:p>
      <text:p text:style-name="Code"/>
      <text:p text:style-name="Code"><text:change-start text:change-id="ct40208656"/><text:span text:style-name="_5f_OOoComputerKeyWord">from</text:span><text:change-end text:change-id="ct40208656"/> <text:change-start text:change-id="ct4020888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0208880"/> <text:change-start text:change-id="ct40209104"/><text:span text:style-name="_5f_OOoComputerKeyWord">import</text:span><text:change-end text:change-id="ct40209104"/> <text:change-start text:change-id="ct40209328"/><text:span text:style-name="_5f_OOoComputerSpecial">(</text:span><text:change-end text:change-id="ct40209328"/></text:p>
      <text:p text:style-name="Code"><text:s text:c="4"/><text:change-start text:change-id="ct40209840"/><text:span text:style-name="_5f_OOoComputerIdent">DirectFrame</text:span><text:span text:style-name="_5f_OOoComputerSpecial">,</text:span><text:change-end text:change-id="ct40209840"/></text:p>
      <text:p text:style-name="Code"><text:s text:c="4"/><text:change-start text:change-id="ct37705808"/><text:span text:style-name="_5f_OOoComputerIdent">DirectLabel</text:span><text:span text:style-name="_5f_OOoComputerSpecial">,</text:span><text:change-end text:change-id="ct37705808"/></text:p>
      <text:p text:style-name="Code"><text:s text:c="4"/><text:change-start text:change-id="ct37707920"/><text:span text:style-name="_5f_OOoComputerIdent">DirectButton</text:span><text:span text:style-name="_5f_OOoComputerSpecial">)</text:span><text:change-end text:change-id="ct37707920"/></text:p>
      <text:p text:style-name="Code"/>
      <text:p text:style-name="Code"><text:change-start text:change-id="ct37707568"/><text:span text:style-name="_5f_OOoComputerKeyWord">class</text:span><text:change-end text:change-id="ct37707568"/> <text:change-start text:change-id="ct37706864"/><text:span text:style-name="_5f_OOoComputerIdent">Menu</text:span><text:span text:style-name="_5f_OOoComputerSpecial">:</text:span><text:change-end text:change-id="ct37706864"/></text:p>
      <text:p text:style-name="Code"><text:s text:c="4"/><text:change-start text:change-id="ct37706512"/><text:span text:style-name="_5f_OOoComputerKeyWord">def</text:span><text:change-end text:change-id="ct37706512"/> <text:change-start text:change-id="ct37706160"/><text:span text:style-name="_5f_OOoComputerIdent">__init__</text:span><text:span text:style-name="_5f_OOoComputerSpecial">(</text:span><text:span text:style-name="_5f_OOoComputerIdent">self</text:span><text:span text:style-name="_5f_OOoComputerSpecial">):</text:span><text:change-end text:change-id="ct37706160"/></text:p>
      <text:p text:style-name="Code"/>
      <text:p text:style-name="Code"><text:s text:c="8"/><text:change-start text:change-id="ct37705456"/><text:span text:style-name="_5f_OOoComputerIdent">self</text:span><text:span text:style-name="_5f_OOoComputerSpecial">.</text:span><text:span text:style-name="_5f_OOoComputerIdent">frameMain</text:span><text:change-end text:change-id="ct37705456"/> <text:change-start text:change-id="ct37705104"/><text:span text:style-name="_5f_OOoComputerSpecial">=</text:span><text:change-end text:change-id="ct37705104"/> <text:change-start text:change-id="ct40188368"/><text:span text:style-name="_5f_OOoComputerIdent">DirectFrame</text:span><text:span text:style-name="_5f_OOoComputerSpecial">(</text:span><text:change-end text:change-id="ct40188368"/></text:p>
      <text:p text:style-name="Code"><text:s text:c="12"/><text:change-start text:change-id="ct40188592"/><text:span text:style-name="_5f_OOoComputerIdent">frameSize</text:span><text:change-end text:change-id="ct40188592"/> <text:change-start text:change-id="ct40191872"/><text:span text:style-name="_5f_OOoComputerSpecial">=</text:span><text:change-end text:change-id="ct40191872"/> <text:change-start text:change-id="ct401904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0190400"/> <text:change-start text:change-id="ct40178096"/><text:span text:style-name="_5f_OOoComputerIdent">base</text:span><text:span text:style-name="_5f_OOoComputerSpecial">.</text:span><text:span text:style-name="_5f_OOoComputerIdent">a2dRight</text:span><text:span text:style-name="_5f_OOoComputerSpecial">,</text:span><text:change-end text:change-id="ct40178096"/></text:p>
      <text:p text:style-name="Code"><text:soft-page-break/><text:s text:c="25"/><text:change text:change-id="ct42644096"/><text:change-start text:change-id="ct55203440"/><text:span text:style-name="_5f_OOoComputerIdent"><text:span text:style-name="T426">base.a2dBottom, base.a2dTop</text:span></text:span><text:change-end text:change-id="ct55203440"/><text:change-start text:change-id="ct41308832"/><text:span text:style-name="_5f_OOoComputerSpecial">),</text:span><text:change-end text:change-id="ct41308832"/></text:p>
      <text:p text:style-name="Code"><text:s text:c="12"/><text:change-start text:change-id="ct40180112"/><text:span text:style-name="_5f_OOoComputerIdent">frameColor</text:span><text:change-end text:change-id="ct40180112"/> <text:change-start text:change-id="ct40180688"/><text:span text:style-name="_5f_OOoComputerSpecial">=</text:span><text:change-end text:change-id="ct40180688"/> <text:change-start text:change-id="ct40180912"/><text:span text:style-name="_5f_OOoComputerSpecial">(</text:span><text:span text:style-name="_5f_OOoComputerLiteral">0</text:span><text:span text:style-name="_5f_OOoComputerSpecial">,</text:span><text:change-end text:change-id="ct40180912"/> <text:change-start text:change-id="ct40181136"/><text:span text:style-name="_5f_OOoComputerLiteral">0</text:span><text:span text:style-name="_5f_OOoComputerSpecial">,</text:span><text:change-end text:change-id="ct40181136"/> <text:change-start text:change-id="ct37713200"/><text:span text:style-name="_5f_OOoComputerLiteral">0</text:span><text:span text:style-name="_5f_OOoComputerSpecial">,</text:span><text:change-end text:change-id="ct37713200"/> <text:change-start text:change-id="ct40199808"/><text:span text:style-name="_5f_OOoComputerLiteral">0</text:span><text:span text:style-name="_5f_OOoComputerSpecial">))</text:span><text:change-end text:change-id="ct40199808"/></text:p>
      <text:p text:style-name="Code"><text:s text:c="8"/><text:change-start text:change-id="ct4019062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190624"/></text:p>
      <text:p text:style-name="Code"/>
      <text:p text:style-name="Code"><text:s text:c="8"/><text:change-start text:change-id="ct37716016"/><text:span text:style-name="_5f_OOoComputerIdent">self</text:span><text:span text:style-name="_5f_OOoComputerSpecial">.</text:span><text:span text:style-name="_5f_OOoComputerIdent">title</text:span><text:change-end text:change-id="ct37716016"/> <text:change-start text:change-id="ct37704048"/><text:span text:style-name="_5f_OOoComputerSpecial">=</text:span><text:change-end text:change-id="ct37704048"/> <text:change-start text:change-id="ct37708624"/><text:span text:style-name="_5f_OOoComputerIdent">DirectLabel</text:span><text:span text:style-name="_5f_OOoComputerSpecial">(</text:span><text:change-end text:change-id="ct37708624"/></text:p>
      <text:p text:style-name="Code"><text:s text:c="12"/><text:change-start text:change-id="ct37716368"/><text:span text:style-name="_5f_OOoComputerIdent">scale</text:span><text:change-end text:change-id="ct37716368"/> <text:change-start text:change-id="ct40182576"/><text:span text:style-name="_5f_OOoComputerSpecial">=</text:span><text:change-end text:change-id="ct40182576"/> <text:change-start text:change-id="ct40195408"/><text:span text:style-name="_5f_OOoComputerLiteral">0.25</text:span><text:span text:style-name="_5f_OOoComputerSpecial">,</text:span><text:change-end text:change-id="ct40195408"/></text:p>
      <text:p text:style-name="Code"><text:s text:c="12"/><text:change-start text:change-id="ct37718128"/><text:span text:style-name="_5f_OOoComputerIdent">pos</text:span><text:change-end text:change-id="ct37718128"/> <text:change-start text:change-id="ct37718480"/><text:span text:style-name="_5f_OOoComputerSpecial">=</text:span><text:change-end text:change-id="ct37718480"/> <text:change-start text:change-id="ct40193760"/><text:span text:style-name="_5f_OOoComputerSpecial">(</text:span><text:span text:style-name="_5f_OOoComputerLiteral">0.0</text:span><text:span text:style-name="_5f_OOoComputerSpecial">,</text:span><text:change-end text:change-id="ct40193760"/> <text:change-start text:change-id="ct40212432"/><text:span text:style-name="_5f_OOoComputerLiteral">0.0</text:span><text:span text:style-name="_5f_OOoComputerSpecial">,</text:span><text:change-end text:change-id="ct40212432"/> <text:change-start text:change-id="ct40215776"/><text:span text:style-name="_5f_OOoComputerIdent">base</text:span><text:span text:style-name="_5f_OOoComputerSpecial">.</text:span><text:span text:style-name="_5f_OOoComputerIdent">a2dTop</text:span><text:change-end text:change-id="ct40215776"/> <text:change-start text:change-id="ct40217040"/><text:span text:style-name="_5f_OOoComputerSpecial">-</text:span><text:change-end text:change-id="ct40217040"/> <text:change-start text:change-id="ct40219456"/><text:span text:style-name="_5f_OOoComputerLiteral">0.25</text:span><text:span text:style-name="_5f_OOoComputerSpecial">),</text:span><text:change-end text:change-id="ct40219456"/></text:p>
      <text:p text:style-name="Code"><text:s text:c="12"/><text:change-start text:change-id="ct37718896"/><text:span text:style-name="_5f_OOoComputerIdent">frameColor</text:span><text:change-end text:change-id="ct37718896"/> <text:change-start text:change-id="ct37719888"/><text:span text:style-name="_5f_OOoComputerSpecial">=</text:span><text:change-end text:change-id="ct37719888"/> <text:change-start text:change-id="ct37719536"/><text:span text:style-name="_5f_OOoComputerSpecial">(</text:span><text:span text:style-name="_5f_OOoComputerLiteral">0</text:span><text:span text:style-name="_5f_OOoComputerSpecial">,</text:span><text:change-end text:change-id="ct37719536"/> <text:change-start text:change-id="ct40215008"/><text:span text:style-name="_5f_OOoComputerLiteral">0</text:span><text:span text:style-name="_5f_OOoComputerSpecial">,</text:span><text:change-end text:change-id="ct40215008"/> <text:change-start text:change-id="ct40216384"/><text:span text:style-name="_5f_OOoComputerLiteral">0</text:span><text:span text:style-name="_5f_OOoComputerSpecial">,</text:span><text:change-end text:change-id="ct40216384"/> <text:change-start text:change-id="ct40213344"/><text:span text:style-name="_5f_OOoComputerLiteral">0</text:span><text:span text:style-name="_5f_OOoComputerSpecial">),</text:span><text:change-end text:change-id="ct40213344"/></text:p>
      <text:p text:style-name="Code"><text:s text:c="12"/><text:change-start text:change-id="ct37722416"/><text:span text:style-name="_5f_OOoComputerIdent">text</text:span><text:change-end text:change-id="ct37722416"/> <text:change-start text:change-id="ct37722768"/><text:span text:style-name="_5f_OOoComputerSpecial">=</text:span><text:change-end text:change-id="ct37722768"/> <text:change-start text:change-id="ct37719184"/><text:span text:style-name="_5f_OOoComputerLiteral">"The Game"</text:span><text:span text:style-name="_5f_OOoComputerSpecial">,</text:span><text:change-end text:change-id="ct37719184"/></text:p>
      <text:p text:style-name="Code"><text:s text:c="12"/><text:change-start text:change-id="ct40215472"/><text:span text:style-name="_5f_OOoComputerIdent">text_fg</text:span><text:change-end text:change-id="ct40215472"/> <text:change-start text:change-id="ct37720592"/><text:span text:style-name="_5f_OOoComputerSpecial">=</text:span><text:change-end text:change-id="ct37720592"/> <text:change-start text:change-id="ct4022414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0224144"/></text:p>
      <text:p text:style-name="Code"><text:s text:c="8"/><text:change-start text:change-id="ct4021608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216080"/></text:p>
      <text:p text:style-name="Code"><text:s text:c="8"/><text:change-start text:change-id="ct4022784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227840"/></text:p>
      <text:p text:style-name="Code"/>
      <text:p text:style-name="Code"><text:s text:c="8"/><text:change-start text:change-id="ct37724464"/><text:span text:style-name="_5f_OOoComputerIdent">self</text:span><text:span text:style-name="_5f_OOoComputerSpecial">.</text:span><text:span text:style-name="_5f_OOoComputerIdent">btnStart</text:span><text:change-end text:change-id="ct37724464"/> <text:change-start text:change-id="ct40218576"/><text:span text:style-name="_5f_OOoComputerSpecial">=</text:span><text:change-end text:change-id="ct40218576"/> <text:change-start text:change-id="ct40217600"/><text:span text:style-name="_5f_OOoComputerIdent">self</text:span><text:span text:style-name="_5f_OOoComputerSpecial">.</text:span><text:span text:style-name="_5f_OOoComputerIdent">createButton</text:span><text:span text:style-name="_5f_OOoComputerSpecial">(</text:span><text:change-end text:change-id="ct40217600"/></text:p>
      <text:p text:style-name="Code"><text:s text:c="12"/><text:change-start text:change-id="ct37726640"/><text:span text:style-name="_5f_OOoComputerLiteral">"Start"</text:span><text:span text:style-name="_5f_OOoComputerSpecial">,</text:span><text:change-end text:change-id="ct37726640"/></text:p>
      <text:p text:style-name="Code"><text:s text:c="12"/><text:change-start text:change-id="ct37720240"/><text:span text:style-name="_5f_OOoComputerLiteral">.25</text:span><text:span text:style-name="_5f_OOoComputerSpecial">,</text:span><text:change-end text:change-id="ct37720240"/></text:p>
      <text:p text:style-name="Code"><text:s text:c="12"/><text:change-start text:change-id="ct40210352"/><text:span text:style-name="_5f_OOoComputerSpecial">[</text:span><text:span text:style-name="_5f_OOoComputerLiteral">"Menu-Start"</text:span><text:span text:style-name="_5f_OOoComputerSpecial">])</text:span><text:change-end text:change-id="ct40210352"/></text:p>
      <text:p text:style-name="Code"/>
      <text:p text:style-name="Code"><text:s text:c="8"/><text:change-start text:change-id="ct40230720"/><text:span text:style-name="_5f_OOoComputerIdent">self</text:span><text:span text:style-name="_5f_OOoComputerSpecial">.</text:span><text:span text:style-name="_5f_OOoComputerIdent">btnExit</text:span><text:change-end text:change-id="ct40230720"/> <text:change-start text:change-id="ct37727984"/><text:span text:style-name="_5f_OOoComputerSpecial">=</text:span><text:change-end text:change-id="ct37727984"/> <text:change-start text:change-id="ct40233728"/><text:span text:style-name="_5f_OOoComputerIdent">self</text:span><text:span text:style-name="_5f_OOoComputerSpecial">.</text:span><text:span text:style-name="_5f_OOoComputerIdent">createButton</text:span><text:span text:style-name="_5f_OOoComputerSpecial">(</text:span><text:change-end text:change-id="ct40233728"/></text:p>
      <text:p text:style-name="Code"><text:s text:c="11"/><text:change-start text:change-id="ct37728688"/><text:span text:style-name="_5f_OOoComputerLiteral">"Quit"</text:span><text:span text:style-name="_5f_OOoComputerSpecial">,</text:span><text:change-end text:change-id="ct37728688"/></text:p>
      <text:p text:style-name="Code"><text:s text:c="12"/><text:change-start text:change-id="ct40232560"/><text:span text:style-name="_5f_OOoComputerSpecial">-</text:span><text:span text:style-name="_5f_OOoComputerLiteral">.25</text:span><text:span text:style-name="_5f_OOoComputerSpecial">,</text:span><text:change-end text:change-id="ct40232560"/></text:p>
      <text:p text:style-name="Code"><text:s text:c="12"/><text:change-start text:change-id="ct37729040"/><text:span text:style-name="_5f_OOoComputerSpecial">[</text:span><text:span text:style-name="_5f_OOoComputerLiteral">"Menu-Quit"</text:span><text:span text:style-name="_5f_OOoComputerSpecial">])</text:span><text:change-end text:change-id="ct37729040"/></text:p>
      <text:p text:style-name="Code"/>
      <text:p text:style-name="Code"><text:s text:c="8"/><text:change-start text:change-id="ct40231696"/><text:span text:style-name="_5f_OOoComputerIdent">self</text:span><text:span text:style-name="_5f_OOoComputerSpecial">.</text:span><text:span text:style-name="_5f_OOoComputerIdent">hide</text:span><text:span text:style-name="_5f_OOoComputerSpecial">()</text:span><text:change-end text:change-id="ct40231696"/></text:p>
      <text:p text:style-name="Code"/>
      <text:p text:style-name="Code"><text:s text:c="4"/><text:change-start text:change-id="ct37729392"/><text:span text:style-name="_5f_OOoComputerKeyWord">def</text:span><text:change-end text:change-id="ct37729392"/> <text:change-start text:change-id="ct40236992"/><text:span text:style-name="_5f_OOoComputerIdent">createButton</text:span><text:span text:style-name="_5f_OOoComputerSpecial">(</text:span><text:span text:style-name="_5f_OOoComputerIdent">self</text:span><text:span text:style-name="_5f_OOoComputerSpecial">,</text:span><text:change-end text:change-id="ct40236992"/> <text:change-start text:change-id="ct40239232"/><text:span text:style-name="_5f_OOoComputerIdent">text</text:span><text:span text:style-name="_5f_OOoComputerSpecial">,</text:span><text:change-end text:change-id="ct40239232"/> <text:change-start text:change-id="ct40241664"/><text:span text:style-name="_5f_OOoComputerIdent">verticalPos</text:span><text:span text:style-name="_5f_OOoComputerSpecial">,</text:span><text:change-end text:change-id="ct40241664"/> <text:change-start text:change-id="ct40244048"/><text:span text:style-name="_5f_OOoComputerIdent">eventArgs</text:span><text:span text:style-name="_5f_OOoComputerSpecial">):</text:span><text:change-end text:change-id="ct40244048"/></text:p>
      <text:p text:style-name="Code"><text:s text:c="8"/><text:change-start text:change-id="ct37730448"/><text:span text:style-name="_5f_OOoComputerIdent">btn</text:span><text:change-end text:change-id="ct37730448"/> <text:change-start text:change-id="ct37731504"/><text:span text:style-name="_5f_OOoComputerSpecial">=</text:span><text:change-end text:change-id="ct37731504"/> <text:change-start text:change-id="ct37730800"/><text:span text:style-name="_5f_OOoComputerIdent">DirectButton</text:span><text:span text:style-name="_5f_OOoComputerSpecial">(</text:span><text:change-end text:change-id="ct37730800"/></text:p>
      <text:p text:style-name="Code"><text:s text:c="12"/><text:change-start text:change-id="ct40245488"/><text:span text:style-name="_5f_OOoComputerIdent">text</text:span><text:change-end text:change-id="ct40245488"/> <text:change-start text:change-id="ct40240240"/><text:span text:style-name="_5f_OOoComputerSpecial">=</text:span><text:change-end text:change-id="ct40240240"/> <text:change-start text:change-id="ct40237216"/><text:span text:style-name="_5f_OOoComputerIdent">text</text:span><text:span text:style-name="_5f_OOoComputerSpecial">,</text:span><text:change-end text:change-id="ct40237216"/></text:p>
      <text:p text:style-name="Code"><text:s text:c="12"/><text:change-start text:change-id="ct40239456"/><text:span text:style-name="_5f_OOoComputerIdent">scale</text:span><text:change-end text:change-id="ct40239456"/> <text:change-start text:change-id="ct40242608"/><text:span text:style-name="_5f_OOoComputerSpecial">=</text:span><text:change-end text:change-id="ct40242608"/> <text:change-start text:change-id="ct40242832"/><text:span text:style-name="_5f_OOoComputerLiteral">0.25</text:span><text:span text:style-name="_5f_OOoComputerSpecial">,</text:span><text:change-end text:change-id="ct40242832"/></text:p>
      <text:p text:style-name="Code"><text:s text:c="12"/><text:change-start text:change-id="ct40237984"/><text:span text:style-name="_5f_OOoComputerIdent">pos</text:span><text:change-end text:change-id="ct40237984"/> <text:change-start text:change-id="ct40238208"/><text:span text:style-name="_5f_OOoComputerSpecial">=</text:span><text:change-end text:change-id="ct40238208"/> <text:change-start text:change-id="ct40235840"/><text:span text:style-name="_5f_OOoComputerSpecial">(</text:span><text:span text:style-name="_5f_OOoComputerLiteral">0</text:span><text:span text:style-name="_5f_OOoComputerSpecial">,</text:span><text:change-end text:change-id="ct40235840"/> <text:change-start text:change-id="ct40246976"/><text:span text:style-name="_5f_OOoComputerLiteral">0</text:span><text:span text:style-name="_5f_OOoComputerSpecial">,</text:span><text:change-end text:change-id="ct40246976"/> <text:change-start text:change-id="ct40248576"/><text:span text:style-name="_5f_OOoComputerIdent">verticalPos</text:span><text:span text:style-name="_5f_OOoComputerSpecial">),</text:span><text:change-end text:change-id="ct40248576"/></text:p>
      <text:p text:style-name="Code"><text:s text:c="12"/><text:change-start text:change-id="ct37732208"/><text:span text:style-name="_5f_OOoComputerIdent">command</text:span><text:change-end text:change-id="ct37732208"/> <text:change-start text:change-id="ct40241264"/><text:span text:style-name="_5f_OOoComputerSpecial">=</text:span><text:change-end text:change-id="ct40241264"/> <text:change-start text:change-id="ct4024739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0247392"/></text:p>
      <text:p text:style-name="Code"><text:s text:c="12"/><text:change-start text:change-id="ct37737200"/><text:span text:style-name="_5f_OOoComputerIdent">extraArgs</text:span><text:change-end text:change-id="ct37737200"/> <text:change-start text:change-id="ct40236064"/><text:span text:style-name="_5f_OOoComputerSpecial">=</text:span><text:change-end text:change-id="ct40236064"/> <text:change-start text:change-id="ct40246464"/><text:span text:style-name="_5f_OOoComputerIdent">eventArgs</text:span><text:span text:style-name="_5f_OOoComputerSpecial">,</text:span><text:change-end text:change-id="ct40246464"/></text:p>
      <text:p text:style-name="Code"><text:s text:c="12"/><text:change-start text:change-id="ct40246688"/><text:span text:style-name="_5f_OOoComputerIdent">rolloverSound</text:span><text:change-end text:change-id="ct40246688"/> <text:change-start text:change-id="ct40239008"/><text:span text:style-name="_5f_OOoComputerSpecial">=</text:span><text:change-end text:change-id="ct40239008"/> <text:change-start text:change-id="ct37739248"/><text:span text:style-name="_5f_OOoComputerKeyWord">None</text:span><text:span text:style-name="_5f_OOoComputerSpecial">,</text:span><text:change-end text:change-id="ct37739248"/></text:p>
      <text:p text:style-name="Code"><text:s text:c="12"/><text:change-start text:change-id="ct40250016"/><text:span text:style-name="_5f_OOoComputerIdent">clickSound</text:span><text:change-end text:change-id="ct40250016"/> <text:change-start text:change-id="ct37652304"/><text:span text:style-name="_5f_OOoComputerSpecial">=</text:span><text:change-end text:change-id="ct37652304"/> <text:change-start text:change-id="ct40251392"/><text:span text:style-name="_5f_OOoComputerKeyWord">None</text:span><text:span text:style-name="_5f_OOoComputerSpecial">)</text:span><text:change-end text:change-id="ct40251392"/></text:p>
      <text:p text:style-name="Code"><text:s text:c="8"/><text:change-start text:change-id="ct4025544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255440"/></text:p>
      <text:p text:style-name="Code"/>
      <text:p text:style-name="Code"><text:s text:c="4"/><text:change-start text:change-id="ct40254000"/><text:span text:style-name="_5f_OOoComputerKeyWord">def</text:span><text:change-end text:change-id="ct40254000"/> <text:change-start text:change-id="ct40253408"/><text:span text:style-name="_5f_OOoComputerIdent">show</text:span><text:span text:style-name="_5f_OOoComputerSpecial">(</text:span><text:span text:style-name="_5f_OOoComputerIdent">self</text:span><text:span text:style-name="_5f_OOoComputerSpecial">):</text:span><text:change-end text:change-id="ct40253408"/></text:p>
      <text:p text:style-name="Code"><text:s text:c="8"/><text:change-start text:change-id="ct4025755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0257552"/></text:p>
      <text:p text:style-name="Code"/>
      <text:p text:style-name="Code"><text:s text:c="4"/><text:change-start text:change-id="ct40252752"/><text:span text:style-name="_5f_OOoComputerKeyWord">def</text:span><text:change-end text:change-id="ct40252752"/> <text:change-start text:change-id="ct40252976"/><text:span text:style-name="_5f_OOoComputerIdent">hide</text:span><text:span text:style-name="_5f_OOoComputerSpecial">(</text:span><text:span text:style-name="_5f_OOoComputerIdent">self</text:span><text:span text:style-name="_5f_OOoComputerSpecial">):</text:span><text:change-end text:change-id="ct40252976"/></text:p>
      <text:p text:style-name="Code"><text:s text:c="8"/><text:change-start text:change-id="ct4026088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0260880"/></text:p>
      <text:p text:style-name="P229">Lets go through this and see what's happening in there.</text:p>
      <text:p text:style-name="P229">The first few lines is some basic python scripting. We just import some classes that we need to set up our menu and define a class.</text:p>
      <text:p text:style-name="P230">Within the init method you see how we create the menu elements. At first we create a frame. </text:p>
      <text:p text:style-name="P40"><text:s text:c="8"/><text:change-start text:change-id="ct40254384"/><text:span text:style-name="_5f_OOoComputerIdent">self</text:span><text:span text:style-name="_5f_OOoComputerSpecial">.</text:span><text:span text:style-name="_5f_OOoComputerIdent">frameMain</text:span><text:change-end text:change-id="ct40254384"/> <text:change-start text:change-id="ct40262288"/><text:span text:style-name="_5f_OOoComputerSpecial">=</text:span><text:change-end text:change-id="ct40262288"/> <text:change-start text:change-id="ct40264432"/><text:span text:style-name="_5f_OOoComputerIdent">DirectFrame</text:span><text:span text:style-name="_5f_OOoComputerSpecial">(</text:span><text:change-end text:change-id="ct40264432"/></text:p>
      <text:p text:style-name="P40"><text:s text:c="12"/><text:change-start text:change-id="ct35279360"/><text:span text:style-name="_5f_OOoComputerIdent">frameSize</text:span><text:change-end text:change-id="ct35279360"/> <text:change-start text:change-id="ct40262512"/><text:span text:style-name="_5f_OOoComputerSpecial">=</text:span><text:change-end text:change-id="ct40262512"/> <text:change-start text:change-id="ct4026728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0267280"/> <text:change-start text:change-id="ct40271904"/><text:span text:style-name="_5f_OOoComputerIdent">base</text:span><text:span text:style-name="_5f_OOoComputerSpecial">.</text:span><text:span text:style-name="_5f_OOoComputerIdent">a2dRight</text:span><text:span text:style-name="_5f_OOoComputerSpecial">,</text:span><text:change-end text:change-id="ct40271904"/></text:p>
      <text:p text:style-name="P40"><text:s text:c="25"/><text:change text:change-id="ct36735632"/><text:change-start text:change-id="ct65480320"/><text:span text:style-name="_5f_OOoComputerIdent"><text:span text:style-name="T426">base.a2dBottom, base.a2dTop</text:span></text:span><text:change-end text:change-id="ct65480320"/><text:change-start text:change-id="ct65467440"/><text:span text:style-name="_5f_OOoComputerSpecial">),</text:span><text:change-end text:change-id="ct65467440"/></text:p>
      <text:p text:style-name="P460"><text:s text:c="12"/><text:change-start text:change-id="ct40263616"/><text:span text:style-name="_5f_OOoComputerIdent">frameColor</text:span><text:change-end text:change-id="ct40263616"/> <text:change-start text:change-id="ct40265424"/><text:span text:style-name="_5f_OOoComputerSpecial">=</text:span><text:change-end text:change-id="ct40265424"/> <text:change-start text:change-id="ct40269136"/><text:span text:style-name="_5f_OOoComputerSpecial">(</text:span><text:span text:style-name="_5f_OOoComputerLiteral">0</text:span><text:span text:style-name="_5f_OOoComputerSpecial">,</text:span><text:change-end text:change-id="ct40269136"/> <text:change-start text:change-id="ct40263008"/><text:span text:style-name="_5f_OOoComputerLiteral">0</text:span><text:span text:style-name="_5f_OOoComputerSpecial">,</text:span><text:change-end text:change-id="ct40263008"/> <text:change-start text:change-id="ct40274672"/><text:span text:style-name="_5f_OOoComputerLiteral">0</text:span><text:span text:style-name="_5f_OOoComputerSpecial">,</text:span><text:change-end text:change-id="ct40274672"/> <text:change-start text:change-id="ct40276912"/><text:span text:style-name="_5f_OOoComputerLiteral">0</text:span><text:span text:style-name="_5f_OOoComputerSpecial">))</text:span><text:change-end text:change-id="ct40276912"/></text:p>
      <text:p text:style-name="P231">A frame is like a <text:span text:style-name="T215">rectangular container for other GUI elements it is also used as the base of most of </text:span><text:soft-page-break/><text:span text:style-name="T215">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40274896"/><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274896"/></text:p>
      <text:p text:style-name="P232">As we set the color of the frame to transparent, we also need to activate the transparency attribute on the GUI element as otherwise it'll be opaque all the time.</text:p>
      <text:p text:style-name="P232">Now you might have noticed, that we doesn't reparent the Frame to anything throughout the class. This is due to the fact, that all <text:span text:style-name="T272">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63"><text:s text:c="8"/><text:change-start text:change-id="ct40266592"/><text:span text:style-name="_5f_OOoComputerIdent">self</text:span><text:span text:style-name="_5f_OOoComputerSpecial">.</text:span><text:span text:style-name="_5f_OOoComputerIdent">title</text:span><text:change-end text:change-id="ct40266592"/> <text:change-start text:change-id="ct40265648"/><text:span text:style-name="_5f_OOoComputerSpecial">=</text:span><text:change-end text:change-id="ct40265648"/> <text:change-start text:change-id="ct40267504"/><text:span text:style-name="_5f_OOoComputerIdent">DirectLabel</text:span><text:span text:style-name="_5f_OOoComputerSpecial">(</text:span><text:change-end text:change-id="ct40267504"/></text:p>
      <text:p text:style-name="P463"><text:s text:c="12"/><text:change-start text:change-id="ct40273904"/><text:span text:style-name="_5f_OOoComputerIdent">scale</text:span><text:change-end text:change-id="ct40273904"/> <text:change-start text:change-id="ct40281408"/><text:span text:style-name="_5f_OOoComputerSpecial">=</text:span><text:change-end text:change-id="ct40281408"/> <text:change-start text:change-id="ct35287200"/><text:span text:style-name="_5f_OOoComputerLiteral">0.25</text:span><text:span text:style-name="_5f_OOoComputerSpecial">,</text:span><text:change-end text:change-id="ct35287200"/></text:p>
      <text:p text:style-name="P463"><text:s text:c="12"/><text:change-start text:change-id="ct35285744"/><text:span text:style-name="_5f_OOoComputerIdent">pos</text:span><text:change-end text:change-id="ct35285744"/> <text:change-start text:change-id="ct35287984"/><text:span text:style-name="_5f_OOoComputerSpecial">=</text:span><text:change-end text:change-id="ct35287984"/> <text:change-start text:change-id="ct40283312"/><text:span text:style-name="_5f_OOoComputerSpecial">(</text:span><text:span text:style-name="_5f_OOoComputerLiteral">0.0</text:span><text:span text:style-name="_5f_OOoComputerSpecial">,</text:span><text:change-end text:change-id="ct40283312"/> <text:change-start text:change-id="ct40284752"/><text:span text:style-name="_5f_OOoComputerLiteral">0.0</text:span><text:span text:style-name="_5f_OOoComputerSpecial">,</text:span><text:change-end text:change-id="ct40284752"/> <text:change-start text:change-id="ct40288080"/><text:span text:style-name="_5f_OOoComputerIdent">base</text:span><text:span text:style-name="_5f_OOoComputerSpecial">.</text:span><text:span text:style-name="_5f_OOoComputerIdent">a2dTop</text:span><text:change-end text:change-id="ct40288080"/> <text:change-start text:change-id="ct40289456"/><text:span text:style-name="_5f_OOoComputerSpecial">-</text:span><text:change-end text:change-id="ct40289456"/> <text:change-start text:change-id="ct40291696"/><text:span text:style-name="_5f_OOoComputerLiteral">0.25</text:span><text:span text:style-name="_5f_OOoComputerSpecial">),</text:span><text:change-end text:change-id="ct40291696"/></text:p>
      <text:p text:style-name="P463"><text:s text:c="12"/><text:change-start text:change-id="ct35288768"/><text:span text:style-name="_5f_OOoComputerIdent">frameColor</text:span><text:change-end text:change-id="ct35288768"/> <text:change-start text:change-id="ct40287600"/><text:span text:style-name="_5f_OOoComputerSpecial">=</text:span><text:change-end text:change-id="ct40287600"/> <text:change-start text:change-id="ct40294000"/><text:span text:style-name="_5f_OOoComputerSpecial">(</text:span><text:span text:style-name="_5f_OOoComputerLiteral">0</text:span><text:span text:style-name="_5f_OOoComputerSpecial">,</text:span><text:change-end text:change-id="ct40294000"/> <text:change-start text:change-id="ct40284288"/><text:span text:style-name="_5f_OOoComputerLiteral">0</text:span><text:span text:style-name="_5f_OOoComputerSpecial">,</text:span><text:change-end text:change-id="ct40284288"/> <text:change-start text:change-id="ct40283536"/><text:span text:style-name="_5f_OOoComputerLiteral">0</text:span><text:span text:style-name="_5f_OOoComputerSpecial">,</text:span><text:change-end text:change-id="ct40283536"/> <text:change-start text:change-id="ct40285552"/><text:span text:style-name="_5f_OOoComputerLiteral">0</text:span><text:span text:style-name="_5f_OOoComputerSpecial">),</text:span><text:change-end text:change-id="ct40285552"/></text:p>
      <text:p text:style-name="P463"><text:s text:c="12"/><text:change-start text:change-id="ct35291184"/><text:span text:style-name="_5f_OOoComputerIdent">text</text:span><text:change-end text:change-id="ct35291184"/> <text:change-start text:change-id="ct40290832"/><text:span text:style-name="_5f_OOoComputerSpecial">=</text:span><text:change-end text:change-id="ct40290832"/> <text:change-start text:change-id="ct40290400"/><text:span text:style-name="_5f_OOoComputerLiteral">"The Game"</text:span><text:span text:style-name="_5f_OOoComputerSpecial">,</text:span><text:change-end text:change-id="ct40290400"/></text:p>
      <text:p text:style-name="P462"><text:s text:c="12"/><text:change-start text:change-id="ct40289680"/><text:span text:style-name="_5f_OOoComputerIdent">text_fg</text:span><text:change-end text:change-id="ct40289680"/> <text:change-start text:change-id="ct40286640"/><text:span text:style-name="_5f_OOoComputerSpecial">=</text:span><text:change-end text:change-id="ct40286640"/> <text:change-start text:change-id="ct402971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0297104"/></text:p>
      <text:p text:style-name="P233">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19">Note that the horizontal position is set via the x-axis and the vertical position via the z-axis.</text:span> Also just like <text:span text:style-name="T218">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4028390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283904"/></text:p>
      <text:p text:style-name="P234">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234">Now we get to the Buttons of our menu. As we want to add multiple buttons to the menu we write a small helper function that will create a button for us with a few given parameters.</text:p>
      <text:p text:style-name="P465"><text:s text:c="4"/><text:change-start text:change-id="ct40302576"/><text:span text:style-name="_5f_OOoComputerKeyWord">def</text:span><text:change-end text:change-id="ct40302576"/> <text:change-start text:change-id="ct40302800"/><text:span text:style-name="_5f_OOoComputerIdent">createButton</text:span><text:span text:style-name="_5f_OOoComputerSpecial">(</text:span><text:span text:style-name="_5f_OOoComputerIdent">self</text:span><text:span text:style-name="_5f_OOoComputerSpecial">,</text:span><text:change-end text:change-id="ct40302800"/> <text:change-start text:change-id="ct40306336"/><text:span text:style-name="_5f_OOoComputerIdent">text</text:span><text:span text:style-name="_5f_OOoComputerSpecial">,</text:span><text:change-end text:change-id="ct40306336"/> <text:change-start text:change-id="ct40306560"/><text:span text:style-name="_5f_OOoComputerIdent">verticalPos</text:span><text:span text:style-name="_5f_OOoComputerSpecial">,</text:span><text:change-end text:change-id="ct40306560"/> <text:change-start text:change-id="ct40307744"/><text:span text:style-name="_5f_OOoComputerIdent">eventArgs</text:span><text:span text:style-name="_5f_OOoComputerSpecial">):</text:span><text:change-end text:change-id="ct40307744"/></text:p>
      <text:p text:style-name="P465"><text:s text:c="8"/><text:change-start text:change-id="ct40310224"/><text:span text:style-name="_5f_OOoComputerIdent">btn</text:span><text:change-end text:change-id="ct40310224"/> <text:change-start text:change-id="ct40310688"/><text:span text:style-name="_5f_OOoComputerSpecial">=</text:span><text:change-end text:change-id="ct40310688"/> <text:change-start text:change-id="ct40310912"/><text:span text:style-name="_5f_OOoComputerIdent">DirectButton</text:span><text:span text:style-name="_5f_OOoComputerSpecial">(</text:span><text:change-end text:change-id="ct40310912"/></text:p>
      <text:p text:style-name="P465"><text:s text:c="12"/><text:change-start text:change-id="ct40286864"/><text:span text:style-name="_5f_OOoComputerIdent">text</text:span><text:change-end text:change-id="ct40286864"/> <text:change-start text:change-id="ct35292016"/><text:span text:style-name="_5f_OOoComputerSpecial">=</text:span><text:change-end text:change-id="ct35292016"/> <text:change-start text:change-id="ct40259168"/><text:span text:style-name="_5f_OOoComputerIdent">text</text:span><text:span text:style-name="_5f_OOoComputerSpecial">,</text:span><text:change-end text:change-id="ct40259168"/></text:p>
      <text:p text:style-name="P465"><text:s text:c="12"/><text:change-start text:change-id="ct35294256"/><text:span text:style-name="_5f_OOoComputerIdent">scale</text:span><text:change-end text:change-id="ct35294256"/> <text:change-start text:change-id="ct40287200"/><text:span text:style-name="_5f_OOoComputerSpecial">=</text:span><text:change-end text:change-id="ct40287200"/> <text:change-start text:change-id="ct40307248"/><text:span text:style-name="_5f_OOoComputerLiteral">0.25</text:span><text:span text:style-name="_5f_OOoComputerSpecial">,</text:span><text:change-end text:change-id="ct40307248"/></text:p>
      <text:p text:style-name="P465"><text:s text:c="12"/><text:change-start text:change-id="ct40296080"/><text:span text:style-name="_5f_OOoComputerIdent">pos</text:span><text:change-end text:change-id="ct40296080"/> <text:change-start text:change-id="ct40306784"/><text:span text:style-name="_5f_OOoComputerSpecial">=</text:span><text:change-end text:change-id="ct40306784"/> <text:change-start text:change-id="ct40311680"/><text:span text:style-name="_5f_OOoComputerSpecial">(</text:span><text:span text:style-name="_5f_OOoComputerLiteral">0</text:span><text:span text:style-name="_5f_OOoComputerSpecial">,</text:span><text:change-end text:change-id="ct40311680"/> <text:change-start text:change-id="ct40311904"/><text:span text:style-name="_5f_OOoComputerLiteral">0</text:span><text:span text:style-name="_5f_OOoComputerSpecial">,</text:span><text:change-end text:change-id="ct40311904"/> <text:change-start text:change-id="ct40312304"/><text:span text:style-name="_5f_OOoComputerIdent">verticalPos</text:span><text:span text:style-name="_5f_OOoComputerSpecial">),</text:span><text:change-end text:change-id="ct40312304"/></text:p>
      <text:p text:style-name="P465"><text:s text:c="12"/><text:change-start text:change-id="ct40314432"/><text:span text:style-name="_5f_OOoComputerIdent">command</text:span><text:change-end text:change-id="ct40314432"/> <text:change-start text:change-id="ct40314656"/><text:span text:style-name="_5f_OOoComputerSpecial">=</text:span><text:change-end text:change-id="ct40314656"/> <text:change-start text:change-id="ct4031547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0315472"/></text:p>
      <text:p text:style-name="P465"><text:s text:c="12"/><text:change-start text:change-id="ct40316672"/><text:span text:style-name="_5f_OOoComputerIdent">extraArgs</text:span><text:change-end text:change-id="ct40316672"/> <text:change-start text:change-id="ct40317200"/><text:span text:style-name="_5f_OOoComputerSpecial">=</text:span><text:change-end text:change-id="ct40317200"/> <text:change-start text:change-id="ct40317424"/><text:span text:style-name="_5f_OOoComputerIdent">eventArgs</text:span><text:span text:style-name="_5f_OOoComputerSpecial">,</text:span><text:change-end text:change-id="ct40317424"/></text:p>
      <text:p text:style-name="P465"><text:s text:c="12"/><text:change-start text:change-id="ct40317936"/><text:span text:style-name="_5f_OOoComputerIdent">rolloverSound</text:span><text:change-end text:change-id="ct40317936"/> <text:change-start text:change-id="ct40318160"/><text:span text:style-name="_5f_OOoComputerSpecial">=</text:span><text:change-end text:change-id="ct40318160"/> <text:change-start text:change-id="ct40318384"/><text:span text:style-name="_5f_OOoComputerKeyWord">None</text:span><text:span text:style-name="_5f_OOoComputerSpecial">,</text:span><text:change-end text:change-id="ct40318384"/></text:p>
      <text:p text:style-name="P465"><text:s text:c="12"/><text:change-start text:change-id="ct40318896"/><text:span text:style-name="_5f_OOoComputerIdent">clickSound</text:span><text:change-end text:change-id="ct40318896"/> <text:change-start text:change-id="ct40319120"/><text:span text:style-name="_5f_OOoComputerSpecial">=</text:span><text:change-end text:change-id="ct40319120"/> <text:change-start text:change-id="ct40319344"/><text:span text:style-name="_5f_OOoComputerKeyWord">None</text:span><text:span text:style-name="_5f_OOoComputerSpecial">)</text:span><text:change-end text:change-id="ct40319344"/></text:p>
      <text:p text:style-name="P464"><text:s text:c="8"/><text:change-start text:change-id="ct4032136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321360"/></text:p>
      <text:p text:style-name="P234">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20">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35">Now just like the label, we add the button to our main frame which get usefull in the two following functions:</text:p>
      <text:p text:style-name="P466"/>
      <text:p text:style-name="P466"><text:s text:c="4"/><text:change-start text:change-id="ct40324480"/><text:span text:style-name="_5f_OOoComputerKeyWord">def</text:span><text:change-end text:change-id="ct40324480"/> <text:change-start text:change-id="ct40324864"/><text:span text:style-name="_5f_OOoComputerIdent">show</text:span><text:span text:style-name="_5f_OOoComputerSpecial">(</text:span><text:span text:style-name="_5f_OOoComputerIdent">self</text:span><text:span text:style-name="_5f_OOoComputerSpecial">):</text:span><text:change-end text:change-id="ct40324864"/></text:p>
      <text:p text:style-name="P466"><text:s text:c="8"/><text:change-start text:change-id="ct4032584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0325840"/></text:p>
      <text:p text:style-name="P466"/>
      <text:p text:style-name="P466"><text:s text:c="4"/><text:change-start text:change-id="ct40328576"/><text:span text:style-name="_5f_OOoComputerKeyWord">def</text:span><text:change-end text:change-id="ct40328576"/> <text:change-start text:change-id="ct40328800"/><text:span text:style-name="_5f_OOoComputerIdent">hide</text:span><text:span text:style-name="_5f_OOoComputerSpecial">(</text:span><text:span text:style-name="_5f_OOoComputerIdent">self</text:span><text:span text:style-name="_5f_OOoComputerSpecial">):</text:span><text:change-end text:change-id="ct40328800"/></text:p>
      <text:p text:style-name="Code"><text:s text:c="8"/><text:change-start text:change-id="ct4032931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0329312"/></text:p>
      <text:p text:style-name="P235">Now you can see how simple it is to show and hide the complete menu by just calling the show and hide function on our main frame.</text:p>
      <text:p text:style-name="P235">Now this menu is fully functional, we just need to add it into our game by changing a few things in our main class.</text:p>
      <text:p text:style-name="P235">First of all, we add a new state to our main state machine and name that state Menu. Just add these <text:soft-page-break/>two functions at the start of the # FSM PART</text:p>
      <text:p text:style-name="Code"><text:s text:c="4"/><text:change-start text:change-id="ct40331200"/><text:span text:style-name="_5f_OOoComputerKeyWord">def</text:span><text:change-end text:change-id="ct40331200"/> <text:change-start text:change-id="ct40330400"/><text:span text:style-name="_5f_OOoComputerIdent">enterMenu</text:span><text:span text:style-name="_5f_OOoComputerSpecial">(</text:span><text:span text:style-name="_5f_OOoComputerIdent">self</text:span><text:span text:style-name="_5f_OOoComputerSpecial">):</text:span><text:change-end text:change-id="ct40330400"/></text:p>
      <text:p text:style-name="Code"><text:s text:c="8"/><text:change-start text:change-id="ct4033374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0333744"/> <text:change-start text:change-id="ct40337504"/><text:span text:style-name="_5f_OOoComputerIdent">self</text:span><text:span text:style-name="_5f_OOoComputerSpecial">.</text:span><text:span text:style-name="_5f_OOoComputerIdent">request</text:span><text:span text:style-name="_5f_OOoComputerSpecial">,</text:span><text:change-end text:change-id="ct40337504"/> <text:change-start text:change-id="ct40340880"/><text:span text:style-name="_5f_OOoComputerSpecial">[</text:span><text:span text:style-name="_5f_OOoComputerLiteral">"Game"</text:span><text:span text:style-name="_5f_OOoComputerSpecial">])</text:span><text:change-end text:change-id="ct40340880"/></text:p>
      <text:p text:style-name="Code"><text:s text:c="8"/><text:change-start text:change-id="ct4034465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0344656"/> <text:change-start text:change-id="ct40344880"/><text:span text:style-name="_5f_OOoComputerIdent">self</text:span><text:span text:style-name="_5f_OOoComputerSpecial">.</text:span><text:span text:style-name="_5f_OOoComputerIdent">quit</text:span><text:span text:style-name="_5f_OOoComputerSpecial">)</text:span><text:change-end text:change-id="ct40344880"/></text:p>
      <text:p text:style-name="Code"><text:s text:c="8"/><text:change-start text:change-id="ct40345984"/><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0345984"/></text:p>
      <text:p text:style-name="Code"/>
      <text:p text:style-name="Code"><text:s text:c="4"/><text:change-start text:change-id="ct40338832"/><text:span text:style-name="_5f_OOoComputerKeyWord">def</text:span><text:change-end text:change-id="ct40338832"/> <text:change-start text:change-id="ct40337088"/><text:span text:style-name="_5f_OOoComputerIdent">exitMenu</text:span><text:span text:style-name="_5f_OOoComputerSpecial">(</text:span><text:span text:style-name="_5f_OOoComputerIdent">self</text:span><text:span text:style-name="_5f_OOoComputerSpecial">):</text:span><text:change-end text:change-id="ct40337088"/></text:p>
      <text:p text:style-name="Code"><text:s text:c="8"/><text:change-start text:change-id="ct40333200"/><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0333200"/></text:p>
      <text:p text:style-name="Code"><text:s text:c="8"/><text:change-start text:change-id="ct4034012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0340128"/></text:p>
      <text:p text:style-name="Code"><text:s text:c="8"/><text:change-start text:change-id="ct40334512"/><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0334512"/></text:p>
      <text:p text:style-name="P235">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35">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37">Now that we have a new state, and as we want the menu to be the first thing the user sees after starting the game, we change the first request in our application, the one at the end of the Main class's <text:span text:style-name="T378">postInit</text:span> method to the following.</text:p>
      <text:p text:style-name="Code"><text:s text:c="8"/><text:change-start text:change-id="ct40333968"/><text:span text:style-name="_5f_OOoComputerComment">#</text:span><text:change-end text:change-id="ct40333968"/></text:p>
      <text:p text:style-name="Code"><text:s text:c="8"/><text:change-start text:change-id="ct37777680"/><text:span text:style-name="_5f_OOoComputerComment"># Start with the menu</text:span><text:change-end text:change-id="ct37777680"/></text:p>
      <text:p text:style-name="Code"><text:s text:c="8"/><text:change-start text:change-id="ct37777904"/><text:span text:style-name="_5f_OOoComputerComment">#</text:span><text:change-end text:change-id="ct37777904"/></text:p>
      <text:p text:style-name="Code"><text:s text:c="8"/><text:change-start text:change-id="ct4035524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48">Menu</text:span></text:span><text:span text:style-name="_5f_OOoComputerLiteral">"</text:span><text:span text:style-name="_5f_OOoComputerSpecial">)</text:span><text:change-end text:change-id="ct40355248"/></text:p>
      <text:p text:style-name="P236">Now the menu should show up if you restart your application and if you hit start you should get to the main gameplay whereas quit will stop the game. Now if you hit escape within the main game, <text:span text:style-name="T221">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37778128"/><text:span text:style-name="_5f_OOoComputerKeyWord">def</text:span><text:change-end text:change-id="ct37778128"/> <text:change-start text:change-id="ct40356096"/><text:span text:style-name="_5f_OOoComputerIdent">__escape</text:span><text:span text:style-name="_5f_OOoComputerSpecial">(</text:span><text:span text:style-name="_5f_OOoComputerIdent">self</text:span><text:span text:style-name="_5f_OOoComputerSpecial">):</text:span><text:change-end text:change-id="ct40356096"/></text:p>
      <text:p text:style-name="Code"><text:s text:c="8"/><text:change-start text:change-id="ct40356592"/><text:span text:style-name="_5f_OOoComputerKeyWord">if</text:span><text:change-end text:change-id="ct40356592"/> <text:change-start text:change-id="ct40352256"/><text:span text:style-name="_5f_OOoComputerIdent">self</text:span><text:span text:style-name="_5f_OOoComputerSpecial">.</text:span><text:span text:style-name="_5f_OOoComputerIdent">state</text:span><text:change-end text:change-id="ct40352256"/> <text:change-start text:change-id="ct40353152"/><text:span text:style-name="_5f_OOoComputerSpecial">==</text:span><text:change-end text:change-id="ct40353152"/> <text:change-start text:change-id="ct40362592"/><text:span text:style-name="_5f_OOoComputerLiteral">"</text:span><text:span text:style-name="_5f_OOoComputerLiteral"><text:span text:style-name="T148">Menu</text:span></text:span><text:span text:style-name="_5f_OOoComputerLiteral">"</text:span><text:span text:style-name="_5f_OOoComputerSpecial">:</text:span><text:change-end text:change-id="ct40362592"/></text:p>
      <text:p text:style-name="Code"><text:s text:c="12"/><text:change-start text:change-id="ct40352864"/><text:span text:style-name="_5f_OOoComputerIdent">self</text:span><text:span text:style-name="_5f_OOoComputerSpecial">.</text:span><text:span text:style-name="_5f_OOoComputerIdent">quit</text:span><text:span text:style-name="_5f_OOoComputerSpecial">()</text:span><text:change-end text:change-id="ct40352864"/></text:p>
      <text:p text:style-name="Code"><text:s text:c="8"/><text:change-start text:change-id="ct40352480"/><text:span text:style-name="_5f_OOoComputerKeyWord">else</text:span><text:span text:style-name="_5f_OOoComputerSpecial">:</text:span><text:change-end text:change-id="ct40352480"/></text:p>
      <text:p text:style-name="Code"><text:soft-page-break/><text:s text:c="12"/><text:change-start text:change-id="ct40366416"/><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48">Menu</text:span></text:span><text:span text:style-name="_5f_OOoComputerLiteral">"</text:span><text:span text:style-name="_5f_OOoComputerSpecial">)</text:span><text:change-end text:change-id="ct40366416"/></text:p>
      <text:p text:style-name="P238">That's all for our small menu, now we will add a few other UIs that a player awaits if he plays a game like ours.</text:p>
      <text:p text:style-name="P251">Finally let's add a bit to the game state exit function, so the level as well as the characters get cleaned up correctly and we start with a fresh game whenever we return and restart from the menu.</text:p>
      <text:p text:style-name="P251">So replace the pass in the exitGame function with these lines</text:p>
      <text:p text:style-name="Code"><text:change-start text:change-id="ct40361536"/><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40361536"/></text:p>
      <text:p text:style-name="Code"><text:change-start text:change-id="ct40360064"/><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40360064"/></text:p>
      <text:p text:style-name="Code"><text:change-start text:change-id="ct40369888"/><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40369888"/></text:p>
      <text:p text:style-name="P267">From here on the menu should be fully functional and working. Now we can take a look at making it's design more pleasant to the eye <text:span text:style-name="T249">by adding a nice background and some nice button style. For this new style, just change the code of the menu file to the following:</text:span></text:p>
      <text:p text:style-name="Code"><text:s text:c="4"/><text:change-start text:change-id="ct37779936"/><text:span text:style-name="_5f_OOoComputerKeyWord">def</text:span><text:change-end text:change-id="ct37779936"/> <text:change-start text:change-id="ct40370736"/><text:span text:style-name="_5f_OOoComputerIdent">__init__</text:span><text:span text:style-name="_5f_OOoComputerSpecial">(</text:span><text:span text:style-name="_5f_OOoComputerIdent">self</text:span><text:span text:style-name="_5f_OOoComputerSpecial">):</text:span><text:change-end text:change-id="ct40370736"/></text:p>
      <text:p text:style-name="Code"/>
      <text:p text:style-name="Code"><text:s text:c="8"/><text:change-start text:change-id="ct39477664"/><text:span text:style-name="_5f_OOoComputerIdent">self</text:span><text:span text:style-name="_5f_OOoComputerSpecial">.</text:span><text:span text:style-name="_5f_OOoComputerIdent">frameMain</text:span><text:change-end text:change-id="ct39477664"/> <text:change-start text:change-id="ct39478208"/><text:span text:style-name="_5f_OOoComputerSpecial">=</text:span><text:change-end text:change-id="ct39478208"/> <text:change-start text:change-id="ct39479600"/><text:span text:style-name="_5f_OOoComputerIdent">DirectFrame</text:span><text:span text:style-name="_5f_OOoComputerSpecial">(</text:span><text:change-end text:change-id="ct39479600"/></text:p>
      <text:p text:style-name="Code"><text:s text:c="12"/><text:change-start text:change-id="ct39480912"/><text:span text:style-name="_5f_OOoComputerIdent"><text:span text:style-name="T148">image</text:span></text:span><text:change-end text:change-id="ct39480912"/><text:span text:style-name="T148"> </text:span><text:change-start text:change-id="ct39481680"/><text:span text:style-name="_5f_OOoComputerSpecial"><text:span text:style-name="T148">=</text:span></text:span><text:change-end text:change-id="ct39481680"/><text:span text:style-name="T148"> </text:span><text:change-start text:change-id="ct39486016"/><text:span text:style-name="_5f_OOoComputerLiteral"><text:span text:style-name="T148">"assets/gui/MenuBackground.png"</text:span></text:span><text:span text:style-name="_5f_OOoComputerSpecial"><text:span text:style-name="T148">,</text:span></text:span><text:change-end text:change-id="ct39486016"/></text:p>
      <text:p text:style-name="Code"><text:s text:c="12"/><text:change-start text:change-id="ct39486720"/><text:span text:style-name="_5f_OOoComputerIdent"><text:span text:style-name="T148">image_scale</text:span></text:span><text:change-end text:change-id="ct39486720"/><text:span text:style-name="T148"> </text:span><text:change-start text:change-id="ct39488224"/><text:span text:style-name="_5f_OOoComputerSpecial"><text:span text:style-name="T148">=</text:span></text:span><text:change-end text:change-id="ct39488224"/><text:span text:style-name="T148"> </text:span><text:change-start text:change-id="ct39490208"/><text:span text:style-name="_5f_OOoComputerSpecial"><text:span text:style-name="T148">(</text:span></text:span><text:span text:style-name="_5f_OOoComputerLiteral"><text:span text:style-name="T148">1.7778</text:span></text:span><text:span text:style-name="_5f_OOoComputerSpecial"><text:span text:style-name="T148">,</text:span></text:span><text:change-end text:change-id="ct39490208"/><text:span text:style-name="T148"> </text:span><text:change-start text:change-id="ct40407696"/><text:span text:style-name="_5f_OOoComputerLiteral"><text:span text:style-name="T148">1</text:span></text:span><text:span text:style-name="_5f_OOoComputerSpecial"><text:span text:style-name="T148">,</text:span></text:span><text:change-end text:change-id="ct40407696"/><text:span text:style-name="T148"> </text:span><text:change-start text:change-id="ct40413232"/><text:span text:style-name="_5f_OOoComputerLiteral"><text:span text:style-name="T148">1</text:span></text:span><text:span text:style-name="_5f_OOoComputerSpecial"><text:span text:style-name="T148">),</text:span></text:span><text:change-end text:change-id="ct40413232"/></text:p>
      <text:p text:style-name="Code"><text:s text:c="12"/><text:change-start text:change-id="ct37786272"/><text:span text:style-name="_5f_OOoComputerIdent">frameSize</text:span><text:change-end text:change-id="ct37786272"/> <text:change-start text:change-id="ct40364128"/><text:span text:style-name="_5f_OOoComputerSpecial">=</text:span><text:change-end text:change-id="ct40364128"/> <text:change-start text:change-id="ct3947788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39477888"/> <text:change-start text:change-id="ct39490576"/><text:span text:style-name="_5f_OOoComputerIdent">base</text:span><text:span text:style-name="_5f_OOoComputerSpecial">.</text:span><text:span text:style-name="_5f_OOoComputerIdent">a2dRight</text:span><text:span text:style-name="_5f_OOoComputerSpecial">,</text:span><text:change-end text:change-id="ct39490576"/></text:p>
      <text:p text:style-name="Code"><text:s text:c="25"/><text:change text:change-id="ct65345280"/><text:change-start text:change-id="ct65345552"/><text:span text:style-name="_5f_OOoComputerIdent"><text:span text:style-name="T426">base.a2dBottom, base.a2dTop</text:span></text:span><text:change-end text:change-id="ct65345552"/><text:change-start text:change-id="ct65345776"/><text:span text:style-name="_5f_OOoComputerSpecial">),</text:span><text:change-end text:change-id="ct65345776"/></text:p>
      <text:p text:style-name="Code"><text:s text:c="12"/><text:change-start text:change-id="ct39482416"/><text:span text:style-name="_5f_OOoComputerIdent">frameColor</text:span><text:change-end text:change-id="ct39482416"/> <text:change-start text:change-id="ct39483488"/><text:span text:style-name="_5f_OOoComputerSpecial">=</text:span><text:change-end text:change-id="ct39483488"/> <text:change-start text:change-id="ct39483712"/><text:span text:style-name="_5f_OOoComputerSpecial">(</text:span><text:span text:style-name="_5f_OOoComputerLiteral">0</text:span><text:span text:style-name="_5f_OOoComputerSpecial">,</text:span><text:change-end text:change-id="ct39483712"/> <text:change-start text:change-id="ct39483936"/><text:span text:style-name="_5f_OOoComputerLiteral">0</text:span><text:span text:style-name="_5f_OOoComputerSpecial">,</text:span><text:change-end text:change-id="ct39483936"/> <text:change-start text:change-id="ct40408576"/><text:span text:style-name="_5f_OOoComputerLiteral">0</text:span><text:span text:style-name="_5f_OOoComputerSpecial">,</text:span><text:change-end text:change-id="ct40408576"/> <text:change-start text:change-id="ct40409744"/><text:span text:style-name="_5f_OOoComputerLiteral">0</text:span><text:span text:style-name="_5f_OOoComputerSpecial">))</text:span><text:change-end text:change-id="ct40409744"/></text:p>
      <text:p text:style-name="Code"><text:s text:c="8"/><text:change-start text:change-id="ct4040526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405264"/></text:p>
      <text:p text:style-name="Code"/>
      <text:p text:style-name="Code"><text:s text:c="8"/><text:change-start text:change-id="ct37790848"/><text:span text:style-name="_5f_OOoComputerIdent">self</text:span><text:span text:style-name="_5f_OOoComputerSpecial">.</text:span><text:span text:style-name="_5f_OOoComputerIdent">title</text:span><text:change-end text:change-id="ct37790848"/> <text:change-start text:change-id="ct39484160"/><text:span text:style-name="_5f_OOoComputerSpecial">=</text:span><text:change-end text:change-id="ct39484160"/> <text:change-start text:change-id="ct40367760"/><text:span text:style-name="_5f_OOoComputerIdent">DirectLabel</text:span><text:span text:style-name="_5f_OOoComputerSpecial">(</text:span><text:change-end text:change-id="ct40367760"/></text:p>
      <text:p text:style-name="Code"><text:s text:c="12"/><text:change-start text:change-id="ct37791200"/><text:span text:style-name="_5f_OOoComputerIdent"><text:span text:style-name="T148">scale</text:span></text:span><text:change-end text:change-id="ct37791200"/><text:span text:style-name="T148"> </text:span><text:change-start text:change-id="ct39476208"/><text:span text:style-name="_5f_OOoComputerSpecial"><text:span text:style-name="T148">=</text:span></text:span><text:change-end text:change-id="ct39476208"/><text:span text:style-name="T148"> </text:span><text:change-start text:change-id="ct39484800"/><text:span text:style-name="_5f_OOoComputerLiteral"><text:span text:style-name="T148">0.15</text:span></text:span><text:span text:style-name="_5f_OOoComputerSpecial"><text:span text:style-name="T148">,</text:span></text:span><text:change-end text:change-id="ct39484800"/></text:p>
      <text:p text:style-name="Code"><text:s text:c="12"/><text:change-start text:change-id="ct39484576"/><text:span text:style-name="_5f_OOoComputerIdent"><text:span text:style-name="T148">text_align</text:span></text:span><text:change-end text:change-id="ct39484576"/><text:span text:style-name="T148"> </text:span><text:change-start text:change-id="ct37792960"/><text:span text:style-name="_5f_OOoComputerSpecial"><text:span text:style-name="T148">=</text:span></text:span><text:change-end text:change-id="ct37792960"/><text:span text:style-name="T148"> </text:span><text:change-start text:change-id="ct40420272"/><text:span text:style-name="_5f_OOoComputerIdent"><text:span text:style-name="T148">TextNode</text:span></text:span><text:span text:style-name="_5f_OOoComputerSpecial"><text:span text:style-name="T148">.</text:span></text:span><text:span text:style-name="_5f_OOoComputerIdent"><text:span text:style-name="T148">ALeft</text:span></text:span><text:span text:style-name="_5f_OOoComputerSpecial"><text:span text:style-name="T148">,</text:span></text:span><text:change-end text:change-id="ct40420272"/></text:p>
      <text:p text:style-name="Code"><text:s text:c="12"/><text:change-start text:change-id="ct39485024"/><text:span text:style-name="_5f_OOoComputerIdent">pos</text:span><text:change-end text:change-id="ct39485024"/> <text:change-start text:change-id="ct37793664"/><text:span text:style-name="_5f_OOoComputerSpecial">=</text:span><text:change-end text:change-id="ct37793664"/> <text:change-start text:change-id="ct40409216"/><text:span text:style-name="_5f_OOoComputerSpecial">(</text:span><text:span text:style-name="_5f_OOoComputerIdent"><text:span text:style-name="T148">base</text:span></text:span><text:span text:style-name="_5f_OOoComputerSpecial"><text:span text:style-name="T148">.</text:span></text:span><text:span text:style-name="_5f_OOoComputerIdent"><text:span text:style-name="T148">a2dLeft</text:span></text:span><text:change-end text:change-id="ct40409216"/><text:span text:style-name="T148"> </text:span><text:change-start text:change-id="ct40417440"/><text:span text:style-name="_5f_OOoComputerSpecial"><text:span text:style-name="T148">+</text:span></text:span><text:change-end text:change-id="ct40417440"/><text:span text:style-name="T148"> </text:span><text:change-start text:change-id="ct40426256"/><text:span text:style-name="_5f_OOoComputerLiteral"><text:span text:style-name="T148">0.2</text:span></text:span><text:span text:style-name="_5f_OOoComputerSpecial"><text:span text:style-name="T148">,</text:span></text:span><text:change-end text:change-id="ct40426256"/><text:span text:style-name="T148"> </text:span><text:change-start text:change-id="ct40433536"/><text:span text:style-name="_5f_OOoComputerLiteral"><text:span text:style-name="T148">0</text:span></text:span><text:span text:style-name="_5f_OOoComputerSpecial"><text:span text:style-name="T148">,</text:span></text:span><text:change-end text:change-id="ct40433536"/><text:span text:style-name="T148"> </text:span><text:change-start text:change-id="ct40438960"/><text:span text:style-name="_5f_OOoComputerLiteral"><text:span text:style-name="T148">0</text:span></text:span><text:span text:style-name="_5f_OOoComputerSpecial">),</text:span><text:change-end text:change-id="ct40438960"/></text:p>
      <text:p text:style-name="Code"><text:s text:c="12"/><text:change-start text:change-id="ct40424112"/><text:span text:style-name="_5f_OOoComputerIdent">frameColor</text:span><text:change-end text:change-id="ct40424112"/> <text:change-start text:change-id="ct40442688"/><text:span text:style-name="_5f_OOoComputerSpecial">=</text:span><text:change-end text:change-id="ct40442688"/> <text:change-start text:change-id="ct40442912"/><text:span text:style-name="_5f_OOoComputerSpecial">(</text:span><text:span text:style-name="_5f_OOoComputerLiteral">0</text:span><text:span text:style-name="_5f_OOoComputerSpecial">,</text:span><text:change-end text:change-id="ct40442912"/> <text:change-start text:change-id="ct40443136"/><text:span text:style-name="_5f_OOoComputerLiteral">0</text:span><text:span text:style-name="_5f_OOoComputerSpecial">,</text:span><text:change-end text:change-id="ct40443136"/> <text:change-start text:change-id="ct40443360"/><text:span text:style-name="_5f_OOoComputerLiteral">0</text:span><text:span text:style-name="_5f_OOoComputerSpecial">,</text:span><text:change-end text:change-id="ct40443360"/> <text:change-start text:change-id="ct40443584"/><text:span text:style-name="_5f_OOoComputerLiteral">0</text:span><text:span text:style-name="_5f_OOoComputerSpecial">),</text:span><text:change-end text:change-id="ct40443584"/></text:p>
      <text:p text:style-name="Code"><text:s text:c="12"/><text:change-start text:change-id="ct40444096"/><text:span text:style-name="_5f_OOoComputerIdent">text</text:span><text:change-end text:change-id="ct40444096"/> <text:change-start text:change-id="ct40444320"/><text:span text:style-name="_5f_OOoComputerSpecial">=</text:span><text:change-end text:change-id="ct40444320"/> <text:change-start text:change-id="ct40444544"/><text:span text:style-name="_5f_OOoComputerLiteral">"</text:span><text:span text:style-name="_5f_OOoComputerLiteral"><text:span text:style-name="T148">Main Menu</text:span></text:span><text:span text:style-name="_5f_OOoComputerLiteral">"</text:span><text:span text:style-name="_5f_OOoComputerSpecial">,</text:span><text:change-end text:change-id="ct40444544"/></text:p>
      <text:p text:style-name="Code"><text:s text:c="12"/><text:change-start text:change-id="ct40445056"/><text:span text:style-name="_5f_OOoComputerIdent">text_fg</text:span><text:change-end text:change-id="ct40445056"/> <text:change-start text:change-id="ct40445280"/><text:span text:style-name="_5f_OOoComputerSpecial">=</text:span><text:change-end text:change-id="ct40445280"/> <text:change-start text:change-id="ct404455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0445504"/></text:p>
      <text:p text:style-name="Code"><text:s text:c="8"/><text:change-start text:change-id="ct4044660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446608"/></text:p>
      <text:p text:style-name="Code"><text:s text:c="8"/><text:change-start text:change-id="ct4044822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448224"/></text:p>
      <text:p text:style-name="Code"/>
      <text:p text:style-name="Code"><text:s text:c="8"/><text:change-start text:change-id="ct40449904"/><text:span text:style-name="_5f_OOoComputerIdent">self</text:span><text:span text:style-name="_5f_OOoComputerSpecial">.</text:span><text:span text:style-name="_5f_OOoComputerIdent">btnStart</text:span><text:change-end text:change-id="ct40449904"/> <text:change-start text:change-id="ct40450128"/><text:span text:style-name="_5f_OOoComputerSpecial">=</text:span><text:change-end text:change-id="ct40450128"/> <text:change-start text:change-id="ct40450352"/><text:span text:style-name="_5f_OOoComputerIdent">self</text:span><text:span text:style-name="_5f_OOoComputerSpecial">.</text:span><text:span text:style-name="_5f_OOoComputerIdent">createButton</text:span><text:span text:style-name="_5f_OOoComputerSpecial">(</text:span><text:change-end text:change-id="ct40450352"/></text:p>
      <text:p text:style-name="Code"><text:s text:c="12"/><text:change-start text:change-id="ct40450864"/><text:span text:style-name="_5f_OOoComputerLiteral">"Start"</text:span><text:span text:style-name="_5f_OOoComputerSpecial">,</text:span><text:change-end text:change-id="ct40450864"/></text:p>
      <text:p text:style-name="Code"><text:s text:c="12"/><text:change-start text:change-id="ct40451520"/><text:span text:style-name="_5f_OOoComputerSpecial"><text:span text:style-name="T148">-</text:span></text:span><text:span text:style-name="_5f_OOoComputerLiteral"><text:span text:style-name="T148">.10</text:span></text:span><text:span text:style-name="_5f_OOoComputerSpecial">,</text:span><text:change-end text:change-id="ct40451520"/></text:p>
      <text:p text:style-name="Code"><text:s text:c="12"/><text:change-start text:change-id="ct40452032"/><text:span text:style-name="_5f_OOoComputerSpecial">[</text:span><text:span text:style-name="_5f_OOoComputerLiteral">"Menu-Start"</text:span><text:span text:style-name="_5f_OOoComputerSpecial">])</text:span><text:change-end text:change-id="ct40452032"/></text:p>
      <text:p text:style-name="Code"/>
      <text:p text:style-name="Code"><text:s text:c="8"/><text:change-start text:change-id="ct40418096"/><text:span text:style-name="_5f_OOoComputerIdent">self</text:span><text:span text:style-name="_5f_OOoComputerSpecial">.</text:span><text:span text:style-name="_5f_OOoComputerIdent">btnExit</text:span><text:change-end text:change-id="ct40418096"/> <text:change-start text:change-id="ct40432064"/><text:span text:style-name="_5f_OOoComputerSpecial">=</text:span><text:change-end text:change-id="ct40432064"/> <text:change-start text:change-id="ct40436080"/><text:span text:style-name="_5f_OOoComputerIdent">self</text:span><text:span text:style-name="_5f_OOoComputerSpecial">.</text:span><text:span text:style-name="_5f_OOoComputerIdent">createButton</text:span><text:span text:style-name="_5f_OOoComputerSpecial">(</text:span><text:change-end text:change-id="ct40436080"/></text:p>
      <text:p text:style-name="Code"><text:s text:c="11"/><text:change-start text:change-id="ct40436528"/><text:span text:style-name="_5f_OOoComputerLiteral">"Quit"</text:span><text:span text:style-name="_5f_OOoComputerSpecial">,</text:span><text:change-end text:change-id="ct40436528"/></text:p>
      <text:p text:style-name="Code"><text:s text:c="12"/><text:change-start text:change-id="ct40426480"/><text:span text:style-name="_5f_OOoComputerSpecial"><text:span text:style-name="T148">-</text:span></text:span><text:span text:style-name="_5f_OOoComputerLiteral"><text:span text:style-name="T148">.25</text:span></text:span><text:span text:style-name="_5f_OOoComputerSpecial">,</text:span><text:change-end text:change-id="ct40426480"/></text:p>
      <text:p text:style-name="Code"><text:s text:c="12"/><text:change-start text:change-id="ct40431664"/><text:span text:style-name="_5f_OOoComputerSpecial">[</text:span><text:span text:style-name="_5f_OOoComputerLiteral">"Menu-Quit"</text:span><text:span text:style-name="_5f_OOoComputerSpecial">])</text:span><text:change-end text:change-id="ct40431664"/></text:p>
      <text:p text:style-name="Code"/>
      <text:p text:style-name="Code"><text:s text:c="8"/><text:change-start text:change-id="ct40416384"/><text:span text:style-name="_5f_OOoComputerIdent">self</text:span><text:span text:style-name="_5f_OOoComputerSpecial">.</text:span><text:span text:style-name="_5f_OOoComputerIdent">hide</text:span><text:span text:style-name="_5f_OOoComputerSpecial">()</text:span><text:change-end text:change-id="ct40416384"/></text:p>
      <text:p text:style-name="Code"/>
      <text:p text:style-name="Code"><text:s text:c="4"/><text:change-start text:change-id="ct40417664"/><text:span text:style-name="_5f_OOoComputerKeyWord">def</text:span><text:change-end text:change-id="ct40417664"/> <text:change-start text:change-id="ct40432960"/><text:span text:style-name="_5f_OOoComputerIdent">createButton</text:span><text:span text:style-name="_5f_OOoComputerSpecial">(</text:span><text:span text:style-name="_5f_OOoComputerIdent">self</text:span><text:span text:style-name="_5f_OOoComputerSpecial">,</text:span><text:change-end text:change-id="ct40432960"/> <text:change-start text:change-id="ct40424336"/><text:span text:style-name="_5f_OOoComputerIdent">text</text:span><text:span text:style-name="_5f_OOoComputerSpecial">,</text:span><text:change-end text:change-id="ct40424336"/> <text:change-start text:change-id="ct40422944"/><text:span text:style-name="_5f_OOoComputerIdent">verticalPos</text:span><text:span text:style-name="_5f_OOoComputerSpecial">,</text:span><text:change-end text:change-id="ct40422944"/> <text:change-start text:change-id="ct40424848"/><text:span text:style-name="_5f_OOoComputerIdent">eventArgs</text:span><text:span text:style-name="_5f_OOoComputerSpecial">):</text:span><text:change-end text:change-id="ct40424848"/></text:p>
      <text:p text:style-name="Code"><text:s text:c="8"/><text:change-start text:change-id="ct40452880"/><text:span text:style-name="_5f_OOoComputerIdent"><text:span text:style-name="T148">maps</text:span></text:span><text:change-end text:change-id="ct40452880"/><text:span text:style-name="T148"> </text:span><text:change-start text:change-id="ct40454144"/><text:span text:style-name="_5f_OOoComputerSpecial"><text:span text:style-name="T148">=</text:span></text:span><text:change-end text:change-id="ct40454144"/><text:span text:style-name="T148"> </text:span><text:change-start text:change-id="ct40462624"/><text:span text:style-name="_5f_OOoComputerIdent"><text:span text:style-name="T148">loader</text:span></text:span><text:span text:style-name="_5f_OOoComputerSpecial"><text:span text:style-name="T148">.</text:span></text:span><text:span text:style-name="_5f_OOoComputerIdent"><text:span text:style-name="T148">loadModel</text:span></text:span><text:span text:style-name="_5f_OOoComputerSpecial"><text:span text:style-name="T148">(</text:span></text:span><text:span text:style-name="_5f_OOoComputerLiteral"><text:span text:style-name="T148">"assets/gui/button_map"</text:span></text:span><text:span text:style-name="_5f_OOoComputerSpecial"><text:span text:style-name="T148">)</text:span></text:span><text:change-end text:change-id="ct40462624"/></text:p>
      <text:p text:style-name="Code"><text:s text:c="8"/><text:change-start text:change-id="ct40459664"/><text:span text:style-name="_5f_OOoComputerIdent"><text:span text:style-name="T148">btnGeom</text:span></text:span><text:change-end text:change-id="ct40459664"/><text:span text:style-name="T148"> </text:span><text:change-start text:change-id="ct40464448"/><text:span text:style-name="_5f_OOoComputerSpecial"><text:span text:style-name="T148">=</text:span></text:span><text:change-end text:change-id="ct40464448"/><text:span text:style-name="T148"> </text:span><text:change-start text:change-id="ct40467744"/><text:span text:style-name="_5f_OOoComputerSpecial"><text:span text:style-name="T148">(</text:span></text:span><text:span text:style-name="_5f_OOoComputerIdent"><text:span text:style-name="T148">maps</text:span></text:span><text:span text:style-name="_5f_OOoComputerSpecial"><text:span text:style-name="T148">.</text:span></text:span><text:span text:style-name="_5f_OOoComputerIdent"><text:span text:style-name="T148">find</text:span></text:span><text:span text:style-name="_5f_OOoComputerSpecial"><text:span text:style-name="T148">(</text:span></text:span><text:span text:style-name="_5f_OOoComputerLiteral"><text:span text:style-name="T148">"**/btn_ready"</text:span></text:span><text:span text:style-name="_5f_OOoComputerSpecial"><text:span text:style-name="T148">),</text:span></text:span><text:change-end text:change-id="ct40467744"/></text:p>
      <text:p text:style-name="Code"><text:soft-page-break/><text:s text:c="8"/><text:span text:style-name="T148"><text:s text:c="12"/></text:span><text:change-start text:change-id="ct40464672"/><text:span text:style-name="_5f_OOoComputerIdent"><text:span text:style-name="T148">maps</text:span></text:span><text:span text:style-name="_5f_OOoComputerSpecial"><text:span text:style-name="T148">.</text:span></text:span><text:span text:style-name="_5f_OOoComputerIdent"><text:span text:style-name="T148">find</text:span></text:span><text:span text:style-name="_5f_OOoComputerSpecial"><text:span text:style-name="T148">(</text:span></text:span><text:span text:style-name="_5f_OOoComputerLiteral"><text:span text:style-name="T148">"**/btn_click"</text:span></text:span><text:span text:style-name="_5f_OOoComputerSpecial"><text:span text:style-name="T148">),</text:span></text:span><text:change-end text:change-id="ct40464672"/></text:p>
      <text:p text:style-name="Code"><text:s text:c="8"/><text:span text:style-name="T148"><text:s text:c="12"/></text:span><text:change-start text:change-id="ct40471152"/><text:span text:style-name="_5f_OOoComputerIdent"><text:span text:style-name="T148">maps</text:span></text:span><text:span text:style-name="_5f_OOoComputerSpecial"><text:span text:style-name="T148">.</text:span></text:span><text:span text:style-name="_5f_OOoComputerIdent"><text:span text:style-name="T148">find</text:span></text:span><text:span text:style-name="_5f_OOoComputerSpecial"><text:span text:style-name="T148">(</text:span></text:span><text:span text:style-name="_5f_OOoComputerLiteral"><text:span text:style-name="T148">"**/btn_rollover"</text:span></text:span><text:span text:style-name="_5f_OOoComputerSpecial"><text:span text:style-name="T148">),</text:span></text:span><text:change-end text:change-id="ct40471152"/></text:p>
      <text:p text:style-name="Code"><text:s text:c="8"/><text:span text:style-name="T148"><text:s text:c="12"/></text:span><text:change-start text:change-id="ct40472240"/><text:span text:style-name="_5f_OOoComputerIdent"><text:span text:style-name="T148">maps</text:span></text:span><text:span text:style-name="_5f_OOoComputerSpecial"><text:span text:style-name="T148">.</text:span></text:span><text:span text:style-name="_5f_OOoComputerIdent"><text:span text:style-name="T148">find</text:span></text:span><text:span text:style-name="_5f_OOoComputerSpecial"><text:span text:style-name="T148">(</text:span></text:span><text:span text:style-name="_5f_OOoComputerLiteral"><text:span text:style-name="T148">"**/btn_disabled"</text:span></text:span><text:span text:style-name="_5f_OOoComputerSpecial"><text:span text:style-name="T148">))</text:span></text:span><text:change-end text:change-id="ct40472240"/></text:p>
      <text:p text:style-name="Code"><text:s text:c="8"/><text:change-start text:change-id="ct40473200"/><text:span text:style-name="_5f_OOoComputerIdent">btn</text:span><text:change-end text:change-id="ct40473200"/> <text:change-start text:change-id="ct40474016"/><text:span text:style-name="_5f_OOoComputerSpecial">=</text:span><text:change-end text:change-id="ct40474016"/> <text:change-start text:change-id="ct40474240"/><text:span text:style-name="_5f_OOoComputerIdent">DirectButton</text:span><text:span text:style-name="_5f_OOoComputerSpecial">(</text:span><text:change-end text:change-id="ct40474240"/></text:p>
      <text:p text:style-name="Code"><text:s text:c="12"/><text:change-start text:change-id="ct40474752"/><text:span text:style-name="_5f_OOoComputerIdent">text</text:span><text:change-end text:change-id="ct40474752"/> <text:change-start text:change-id="ct40474976"/><text:span text:style-name="_5f_OOoComputerSpecial">=</text:span><text:change-end text:change-id="ct40474976"/> <text:change-start text:change-id="ct40456240"/><text:span text:style-name="_5f_OOoComputerIdent">text</text:span><text:span text:style-name="_5f_OOoComputerSpecial">,</text:span><text:change-end text:change-id="ct40456240"/></text:p>
      <text:p text:style-name="Code"><text:s text:c="12"/><text:change-start text:change-id="ct40464896"/><text:span text:style-name="_5f_OOoComputerIdent"><text:span text:style-name="T148">text_fg</text:span></text:span><text:change-end text:change-id="ct40464896"/><text:span text:style-name="T148"> </text:span><text:change-start text:change-id="ct40455184"/><text:span text:style-name="_5f_OOoComputerSpecial"><text:span text:style-name="T148">=</text:span></text:span><text:change-end text:change-id="ct40455184"/><text:span text:style-name="T148"> </text:span><text:change-start text:change-id="ct40021424"/><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1</text:span></text:span><text:span text:style-name="_5f_OOoComputerSpecial"><text:span text:style-name="T148">),</text:span></text:span><text:change-end text:change-id="ct40021424"/></text:p>
      <text:p text:style-name="Code"><text:s text:c="12"/><text:change-start text:change-id="ct40459056"/><text:span text:style-name="_5f_OOoComputerIdent"><text:span text:style-name="T148">text_scale</text:span></text:span><text:change-end text:change-id="ct40459056"/><text:span text:style-name="T148"> </text:span><text:change-start text:change-id="ct40024864"/><text:span text:style-name="_5f_OOoComputerSpecial"><text:span text:style-name="T148">=</text:span></text:span><text:change-end text:change-id="ct40024864"/><text:span text:style-name="T148"> </text:span><text:change-start text:change-id="ct40023504"/><text:span text:style-name="_5f_OOoComputerLiteral"><text:span text:style-name="T148">0.05</text:span></text:span><text:span text:style-name="_5f_OOoComputerSpecial"><text:span text:style-name="T148">,</text:span></text:span><text:change-end text:change-id="ct40023504"/></text:p>
      <text:p text:style-name="Code"><text:s text:c="12"/><text:change-start text:change-id="ct40023728"/><text:span text:style-name="_5f_OOoComputerIdent"><text:span text:style-name="T148">text_pos</text:span></text:span><text:change-end text:change-id="ct40023728"/><text:span text:style-name="T148"> </text:span><text:change-start text:change-id="ct40025520"/><text:span text:style-name="_5f_OOoComputerSpecial"><text:span text:style-name="T148">=</text:span></text:span><text:change-end text:change-id="ct40025520"/><text:span text:style-name="T148"> </text:span><text:change-start text:change-id="ct40025744"/><text:span text:style-name="_5f_OOoComputerSpecial"><text:span text:style-name="T148">(</text:span></text:span><text:span text:style-name="_5f_OOoComputerLiteral"><text:span text:style-name="T148">0.02</text:span></text:span><text:span text:style-name="_5f_OOoComputerSpecial"><text:span text:style-name="T148">,</text:span></text:span><text:change-end text:change-id="ct40025744"/><text:span text:style-name="T148"> </text:span><text:change-start text:change-id="ct40026240"/><text:span text:style-name="_5f_OOoComputerSpecial"><text:span text:style-name="T148">-</text:span></text:span><text:span text:style-name="_5f_OOoComputerLiteral"><text:span text:style-name="T148">0.015</text:span></text:span><text:span text:style-name="_5f_OOoComputerSpecial"><text:span text:style-name="T148">),</text:span></text:span><text:change-end text:change-id="ct40026240"/></text:p>
      <text:p text:style-name="Code"><text:s text:c="12"/><text:change-start text:change-id="ct40025968"/><text:span text:style-name="_5f_OOoComputerIdent"><text:span text:style-name="T148">text_align</text:span></text:span><text:change-end text:change-id="ct40025968"/><text:span text:style-name="T148"> </text:span><text:change-start text:change-id="ct40026752"/><text:span text:style-name="_5f_OOoComputerSpecial"><text:span text:style-name="T148">=</text:span></text:span><text:change-end text:change-id="ct40026752"/><text:span text:style-name="T148"> </text:span><text:change-start text:change-id="ct40027680"/><text:span text:style-name="_5f_OOoComputerIdent"><text:span text:style-name="T148">TextNode</text:span></text:span><text:span text:style-name="_5f_OOoComputerSpecial"><text:span text:style-name="T148">.</text:span></text:span><text:span text:style-name="_5f_OOoComputerIdent"><text:span text:style-name="T148">ALeft</text:span></text:span><text:span text:style-name="_5f_OOoComputerSpecial"><text:span text:style-name="T148">,</text:span></text:span><text:change-end text:change-id="ct40027680"/></text:p>
      <text:p text:style-name="Code"><text:s text:c="12"/><text:change-start text:change-id="ct40028192"/><text:span text:style-name="_5f_OOoComputerIdent">scale</text:span><text:change-end text:change-id="ct40028192"/> <text:change-start text:change-id="ct40028720"/><text:span text:style-name="_5f_OOoComputerSpecial">=</text:span><text:change-end text:change-id="ct40028720"/> <text:change-start text:change-id="ct40028944"/><text:span text:style-name="_5f_OOoComputerLiteral">2</text:span><text:span text:style-name="_5f_OOoComputerSpecial">,</text:span><text:change-end text:change-id="ct40028944"/></text:p>
      <text:p text:style-name="Code"><text:s text:c="12"/><text:change-start text:change-id="ct40029456"/><text:span text:style-name="_5f_OOoComputerIdent">pos</text:span><text:change-end text:change-id="ct40029456"/> <text:change-start text:change-id="ct40029680"/><text:span text:style-name="_5f_OOoComputerSpecial">=</text:span><text:change-end text:change-id="ct40029680"/> <text:change-start text:change-id="ct40029904"/><text:span text:style-name="_5f_OOoComputerSpecial">(</text:span><text:span text:style-name="_5f_OOoComputerIdent"><text:span text:style-name="T148">base</text:span></text:span><text:span text:style-name="_5f_OOoComputerSpecial"><text:span text:style-name="T148">.</text:span></text:span><text:span text:style-name="_5f_OOoComputerIdent"><text:span text:style-name="T148">a2dLeft</text:span></text:span><text:change-end text:change-id="ct40029904"/><text:span text:style-name="T148"> </text:span><text:change-start text:change-id="ct40030128"/><text:span text:style-name="_5f_OOoComputerSpecial"><text:span text:style-name="T148">+</text:span></text:span><text:change-end text:change-id="ct40030128"/><text:span text:style-name="T148"> </text:span><text:change-start text:change-id="ct40030352"/><text:span text:style-name="_5f_OOoComputerLiteral"><text:span text:style-name="T148">0.2</text:span></text:span><text:span text:style-name="_5f_OOoComputerSpecial">,</text:span><text:change-end text:change-id="ct40030352"/> <text:change-start text:change-id="ct40030992"/><text:span text:style-name="_5f_OOoComputerLiteral">0</text:span><text:span text:style-name="_5f_OOoComputerSpecial">,</text:span><text:change-end text:change-id="ct40030992"/> <text:change-start text:change-id="ct40032320"/><text:span text:style-name="_5f_OOoComputerIdent">verticalPos</text:span><text:span text:style-name="_5f_OOoComputerSpecial">),</text:span><text:change-end text:change-id="ct40032320"/></text:p>
      <text:p text:style-name="Code"><text:s text:c="12"/><text:change-start text:change-id="ct40030576"/><text:span text:style-name="_5f_OOoComputerIdent"><text:span text:style-name="T148">geom</text:span></text:span><text:change-end text:change-id="ct40030576"/><text:span text:style-name="T148"> </text:span><text:change-start text:change-id="ct40033616"/><text:span text:style-name="_5f_OOoComputerSpecial"><text:span text:style-name="T148">=</text:span></text:span><text:change-end text:change-id="ct40033616"/><text:span text:style-name="T148"> </text:span><text:change-start text:change-id="ct40035872"/><text:span text:style-name="_5f_OOoComputerIdent"><text:span text:style-name="T148">btnGeom</text:span></text:span><text:span text:style-name="_5f_OOoComputerSpecial"><text:span text:style-name="T148">,</text:span></text:span><text:change-end text:change-id="ct40035872"/></text:p>
      <text:p text:style-name="Code"><text:s text:c="12"/><text:change-start text:change-id="ct40036816"/><text:span text:style-name="_5f_OOoComputerIdent"><text:span text:style-name="T148">relief</text:span></text:span><text:change-end text:change-id="ct40036816"/><text:span text:style-name="T148"> </text:span><text:change-start text:change-id="ct40037488"/><text:span text:style-name="_5f_OOoComputerSpecial"><text:span text:style-name="T148">=</text:span></text:span><text:change-end text:change-id="ct40037488"/><text:span text:style-name="T148"> </text:span><text:change-start text:change-id="ct40037712"/><text:span text:style-name="_5f_OOoComputerLiteral"><text:span text:style-name="T148">0</text:span></text:span><text:span text:style-name="_5f_OOoComputerSpecial"><text:span text:style-name="T148">,</text:span></text:span><text:change-end text:change-id="ct40037712"/></text:p>
      <text:p text:style-name="Code"><text:s text:c="12"/><text:change-start text:change-id="ct37821472"/><text:span text:style-name="_5f_OOoComputerIdent"><text:span text:style-name="T148">frameColor</text:span></text:span><text:change-end text:change-id="ct37821472"/><text:span text:style-name="T148"> </text:span><text:change-start text:change-id="ct37820416"/><text:span text:style-name="_5f_OOoComputerSpecial"><text:span text:style-name="T148">=</text:span></text:span><text:change-end text:change-id="ct37820416"/><text:span text:style-name="T148"> </text:span><text:change-start text:change-id="ct40040176"/><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0040176"/></text:p>
      <text:p text:style-name="Code"><text:s text:c="12"/><text:change-start text:change-id="ct40043728"/><text:span text:style-name="_5f_OOoComputerIdent">command</text:span><text:change-end text:change-id="ct40043728"/> <text:change-start text:change-id="ct40458256"/><text:span text:style-name="_5f_OOoComputerSpecial">=</text:span><text:change-end text:change-id="ct40458256"/> <text:change-start text:change-id="ct4004244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0042448"/></text:p>
      <text:p text:style-name="Code"><text:s text:c="12"/><text:change-start text:change-id="ct40042672"/><text:span text:style-name="_5f_OOoComputerIdent">extraArgs</text:span><text:change-end text:change-id="ct40042672"/> <text:change-start text:change-id="ct40044384"/><text:span text:style-name="_5f_OOoComputerSpecial">=</text:span><text:change-end text:change-id="ct40044384"/> <text:change-start text:change-id="ct40044608"/><text:span text:style-name="_5f_OOoComputerIdent">eventArgs</text:span><text:span text:style-name="_5f_OOoComputerSpecial">,</text:span><text:change-end text:change-id="ct40044608"/></text:p>
      <text:p text:style-name="Code"><text:s text:c="12"/><text:change-start text:change-id="ct40045120"/><text:span text:style-name="_5f_OOoComputerIdent"><text:span text:style-name="T148">pressEffect</text:span></text:span><text:change-end text:change-id="ct40045120"/><text:span text:style-name="T148"> </text:span><text:change-start text:change-id="ct40045344"/><text:span text:style-name="_5f_OOoComputerSpecial"><text:span text:style-name="T148">=</text:span></text:span><text:change-end text:change-id="ct40045344"/><text:span text:style-name="T148"> </text:span><text:change-start text:change-id="ct40045568"/><text:span text:style-name="_5f_OOoComputerIdent"><text:span text:style-name="T148">False</text:span></text:span><text:span text:style-name="_5f_OOoComputerSpecial"><text:span text:style-name="T148">,</text:span></text:span><text:change-end text:change-id="ct40045568"/></text:p>
      <text:p text:style-name="Code"><text:s text:c="12"/><text:change-start text:change-id="ct37826752"/><text:span text:style-name="_5f_OOoComputerIdent">rolloverSound</text:span><text:change-end text:change-id="ct37826752"/> <text:change-start text:change-id="ct37827104"/><text:span text:style-name="_5f_OOoComputerSpecial">=</text:span><text:change-end text:change-id="ct37827104"/> <text:change-start text:change-id="ct40014528"/><text:span text:style-name="_5f_OOoComputerKeyWord">None</text:span><text:span text:style-name="_5f_OOoComputerSpecial">,</text:span><text:change-end text:change-id="ct40014528"/></text:p>
      <text:p text:style-name="Code"><text:s text:c="12"/><text:change-start text:change-id="ct37823936"/><text:span text:style-name="_5f_OOoComputerIdent">clickSound</text:span><text:change-end text:change-id="ct37823936"/> <text:change-start text:change-id="ct40461968"/><text:span text:style-name="_5f_OOoComputerSpecial">=</text:span><text:change-end text:change-id="ct40461968"/> <text:change-start text:change-id="ct40434736"/><text:span text:style-name="_5f_OOoComputerKeyWord">None</text:span><text:span text:style-name="_5f_OOoComputerSpecial">)</text:span><text:change-end text:change-id="ct40434736"/></text:p>
      <text:p text:style-name="Code"><text:s text:c="8"/><text:change-start text:change-id="ct3781372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37813728"/></text:p>
      <text:p text:style-name="P268">We set the image of the background directly to our main frame, each directFrame has aside of a text also an image it can hold which will be displayed within that frame. <text:span text:style-name="T250">We set the images x scale to 1.7</text:span><text:span text:style-name="T104">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69"><text:span text:style-name="T102">The buttons and the title will be moved to the left and shifted a bit down. Also we change the titles text as it is already given in the background image. </text:span><text:span text:style-name="T105">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41"><text:span text:style-name="T105">T</text:span><text:span text:style-name="T23">he image and egg file used for the menu are stored in the new assets/gui/ directory. This will be used for any of our GUI artwork.</text:span><text:change text:change-id="ct37828160"/></text:p>
      <text:h text:style-name="P51" text:outline-level="3"><text:bookmark-start text:name="__RefHeading__828_386173091"/>Character selection<text:bookmark-end text:name="__RefHeading__828_386173091"/></text:h>
      <text:p text:style-name="P238">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54">where</text:span> the middle one will be used to show all available characters.</text:p>
      <text:p text:style-name="P281">The following code will set up a completely styled character selection menu for us <text:span text:style-name="T269">so simply put that into a new file called characterselection.py in the same directory as you already put the menu.py.</text:span></text:p>
      <text:p text:style-name="P42"><text:change-start text:change-id="ct37828864"/><text:span text:style-name="_5f_OOoComputerComment">#!/usr/bin/python</text:span><text:change-end text:change-id="ct37828864"/></text:p>
      <text:p text:style-name="P42"><text:change-start text:change-id="ct37828512"/><text:span text:style-name="_5f_OOoComputerIdent">__author__</text:span><text:change-end text:change-id="ct37828512"/> <text:change-start text:change-id="ct37829216"/><text:span text:style-name="_5f_OOoComputerSpecial">=</text:span><text:change-end text:change-id="ct37829216"/> <text:change-start text:change-id="ct40455904"/><text:span text:style-name="_5f_OOoComputerLiteral">"Fireclaw the Fox"</text:span><text:change-end text:change-id="ct40455904"/></text:p>
      <text:p text:style-name="P42"><text:change-start text:change-id="ct40031408"/><text:span text:style-name="_5f_OOoComputerIdent">__license__</text:span><text:change-end text:change-id="ct40031408"/> <text:change-start text:change-id="ct40016016"/><text:span text:style-name="_5f_OOoComputerSpecial">=</text:span><text:change-end text:change-id="ct40016016"/> <text:change-start text:change-id="ct40020352"/><text:span text:style-name="_5f_OOoComputerLiteral">"""</text:span><text:change-end text:change-id="ct40020352"/></text:p>
      <text:p text:style-name="P42"><text:change-start text:change-id="ct40467312"/><text:span text:style-name="_5f_OOoComputerIdent">Simplified</text:span><text:change-end text:change-id="ct40467312"/> <text:change-start text:change-id="ct40038896"/><text:span text:style-name="_5f_OOoComputerIdent">BSD</text:span><text:change-end text:change-id="ct40038896"/> <text:change-start text:change-id="ct40521776"/><text:span text:style-name="_5f_OOoComputerSpecial">(</text:span><text:span text:style-name="_5f_OOoComputerIdent">BSD</text:span><text:change-end text:change-id="ct40521776"/> <text:change-start text:change-id="ct40522000"/><text:span text:style-name="_5f_OOoComputerLiteral">2</text:span><text:span text:style-name="_5f_OOoComputerSpecial">-</text:span><text:span text:style-name="_5f_OOoComputerIdent">Clause</text:span><text:span text:style-name="_5f_OOoComputerSpecial">)</text:span><text:change-end text:change-id="ct40522000"/> <text:change-start text:change-id="ct40522224"/><text:span text:style-name="_5f_OOoComputerIdent">License</text:span><text:span text:style-name="_5f_OOoComputerSpecial">.</text:span><text:change-end text:change-id="ct40522224"/></text:p>
      <text:p text:style-name="P42"><text:change-start text:change-id="ct40517280"/><text:span text:style-name="_5f_OOoComputerIdent">See</text:span><text:change-end text:change-id="ct40517280"/> <text:change-start text:change-id="ct40516016"/><text:span text:style-name="_5f_OOoComputerIdent">License</text:span><text:span text:style-name="_5f_OOoComputerSpecial">.</text:span><text:span text:style-name="_5f_OOoComputerIdent">txt</text:span><text:change-end text:change-id="ct40516016"/> <text:change-start text:change-id="ct40517696"/><text:span text:style-name="_5f_OOoComputerKeyWord">or</text:span><text:change-end text:change-id="ct40517696"/> <text:change-start text:change-id="ct405306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0530608"/> <text:change-start text:change-id="ct40531856"/><text:span text:style-name="_5f_OOoComputerKeyWord">for</text:span><text:change-end text:change-id="ct40531856"/> <text:change-start text:change-id="ct40533120"/><text:span text:style-name="_5f_OOoComputerIdent">more</text:span><text:change-end text:change-id="ct40533120"/> <text:change-start text:change-id="ct40534400"/><text:span text:style-name="_5f_OOoComputerIdent">info</text:span><text:change-end text:change-id="ct40534400"/></text:p>
      <text:p text:style-name="P42"><text:change-start text:change-id="ct37838176"/><text:span text:style-name="_5f_OOoComputerLiteral">"""</text:span><text:change-end text:change-id="ct37838176"/></text:p>
      <text:p text:style-name="P42"/>
      <text:p text:style-name="P42"><text:change-start text:change-id="ct37839936"/><text:span text:style-name="_5f_OOoComputerKeyWord">from</text:span><text:change-end text:change-id="ct37839936"/> <text:change-start text:change-id="ct40533344"/><text:span text:style-name="_5f_OOoComputerIdent">panda3d</text:span><text:span text:style-name="_5f_OOoComputerSpecial">.</text:span><text:span text:style-name="_5f_OOoComputerIdent">core</text:span><text:change-end text:change-id="ct40533344"/> <text:change-start text:change-id="ct40530976"/><text:span text:style-name="_5f_OOoComputerKeyWord">import</text:span><text:change-end text:change-id="ct40530976"/> <text:change-start text:change-id="ct40531456"/><text:span text:style-name="_5f_OOoComputerSpecial">(</text:span><text:change-end text:change-id="ct40531456"/></text:p>
      <text:p text:style-name="P42"><text:s text:c="4"/><text:change-start text:change-id="ct40530304"/><text:span text:style-name="_5f_OOoComputerIdent">TextNode</text:span><text:span text:style-name="_5f_OOoComputerSpecial">,</text:span><text:change-end text:change-id="ct40530304"/></text:p>
      <text:p text:style-name="P42"><text:s text:c="4"/><text:change-start text:change-id="ct40517920"/><text:span text:style-name="_5f_OOoComputerIdent">Texture</text:span><text:span text:style-name="_5f_OOoComputerSpecial">)</text:span><text:change-end text:change-id="ct40517920"/></text:p>
      <text:p text:style-name="P42"><text:change-start text:change-id="ct37842400"/><text:span text:style-name="_5f_OOoComputerKeyWord">from</text:span><text:change-end text:change-id="ct37842400"/> <text:change-start text:change-id="ct3784451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37844512"/> <text:change-start text:change-id="ct40532720"/><text:span text:style-name="_5f_OOoComputerKeyWord">import</text:span><text:change-end text:change-id="ct40532720"/> <text:change-start text:change-id="ct40532080"/><text:span text:style-name="_5f_OOoComputerSpecial">(</text:span><text:change-end text:change-id="ct40532080"/></text:p>
      <text:p text:style-name="P42"><text:s text:c="4"/><text:change-start text:change-id="ct40518688"/><text:span text:style-name="_5f_OOoComputerIdent">DirectFrame</text:span><text:span text:style-name="_5f_OOoComputerSpecial">,</text:span><text:change-end text:change-id="ct40518688"/></text:p>
      <text:p text:style-name="P42"><text:s text:c="4"/><text:change-start text:change-id="ct40525072"/><text:span text:style-name="_5f_OOoComputerIdent">DirectButton</text:span><text:span text:style-name="_5f_OOoComputerSpecial">,</text:span><text:change-end text:change-id="ct40525072"/></text:p>
      <text:p text:style-name="P42"><text:s text:c="4"/><text:change-start text:change-id="ct40525696"/><text:span text:style-name="_5f_OOoComputerIdent">DGG</text:span><text:span text:style-name="_5f_OOoComputerSpecial">)</text:span><text:change-end text:change-id="ct40525696"/></text:p>
      <text:p text:style-name="P42"/>
      <text:p text:style-name="P42"><text:change-start text:change-id="ct40526496"/><text:span text:style-name="_5f_OOoComputerKeyWord">class</text:span><text:change-end text:change-id="ct40526496"/> <text:change-start text:change-id="ct40526720"/><text:span text:style-name="_5f_OOoComputerIdent">CharacterSelection</text:span><text:span text:style-name="_5f_OOoComputerSpecial">:</text:span><text:change-end text:change-id="ct40526720"/></text:p>
      <text:p text:style-name="P42"><text:s text:c="4"/><text:change-start text:change-id="ct40527232"/><text:span text:style-name="_5f_OOoComputerKeyWord">def</text:span><text:change-end text:change-id="ct40527232"/> <text:change-start text:change-id="ct40527456"/><text:span text:style-name="_5f_OOoComputerIdent">__init__</text:span><text:span text:style-name="_5f_OOoComputerSpecial">(</text:span><text:span text:style-name="_5f_OOoComputerIdent">self</text:span><text:span text:style-name="_5f_OOoComputerSpecial">):</text:span><text:change-end text:change-id="ct40527456"/></text:p>
      <text:p text:style-name="P42"/>
      <text:p text:style-name="P42"><text:s text:c="8"/><text:change-start text:change-id="ct37848384"/><text:span text:style-name="_5f_OOoComputerIdent">self</text:span><text:span text:style-name="_5f_OOoComputerSpecial">.</text:span><text:span text:style-name="_5f_OOoComputerIdent">frameMain</text:span><text:change-end text:change-id="ct37848384"/> <text:change-start text:change-id="ct40528432"/><text:span text:style-name="_5f_OOoComputerSpecial">=</text:span><text:change-end text:change-id="ct40528432"/> <text:change-start text:change-id="ct37849088"/><text:span text:style-name="_5f_OOoComputerIdent">DirectFrame</text:span><text:span text:style-name="_5f_OOoComputerSpecial">(</text:span><text:change-end text:change-id="ct37849088"/></text:p>
      <text:p text:style-name="P42"><text:s text:c="12"/><text:change-start text:change-id="ct37849440"/><text:span text:style-name="_5f_OOoComputerIdent">frameSize</text:span><text:change-end text:change-id="ct37849440"/> <text:change-start text:change-id="ct40538240"/><text:span text:style-name="_5f_OOoComputerSpecial">=</text:span><text:change-end text:change-id="ct40538240"/> <text:change-start text:change-id="ct3785014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37850144"/> <text:change-start text:change-id="ct40541648"/><text:span text:style-name="_5f_OOoComputerIdent">base</text:span><text:span text:style-name="_5f_OOoComputerSpecial">.</text:span><text:span text:style-name="_5f_OOoComputerIdent">a2dRight</text:span><text:span text:style-name="_5f_OOoComputerSpecial">,</text:span><text:change-end text:change-id="ct40541648"/></text:p>
      <text:p text:style-name="P42"><text:s text:c="25"/><text:change text:change-id="ct65498944"/><text:change-start text:change-id="ct65499216"/><text:span text:style-name="_5f_OOoComputerIdent"><text:span text:style-name="T426">base.a2dBottom, base.a2dTop</text:span></text:span><text:change-end text:change-id="ct65499216"/><text:change-start text:change-id="ct65403664"/><text:span text:style-name="_5f_OOoComputerSpecial">),</text:span><text:change-end text:change-id="ct65403664"/></text:p>
      <text:p text:style-name="P42"><text:s text:c="12"/><text:change-start text:change-id="ct40540832"/><text:span text:style-name="_5f_OOoComputerIdent">frameColor</text:span><text:change-end text:change-id="ct40540832"/> <text:change-start text:change-id="ct40540240"/><text:span text:style-name="_5f_OOoComputerSpecial">=</text:span><text:change-end text:change-id="ct40540240"/> <text:change-start text:change-id="ct40538928"/><text:span text:style-name="_5f_OOoComputerSpecial">(</text:span><text:span text:style-name="_5f_OOoComputerLiteral">0.05</text:span><text:span text:style-name="_5f_OOoComputerSpecial">,</text:span><text:change-end text:change-id="ct40538928"/> <text:change-start text:change-id="ct40539152"/><text:span text:style-name="_5f_OOoComputerLiteral">0.05</text:span><text:span text:style-name="_5f_OOoComputerSpecial">,</text:span><text:change-end text:change-id="ct40539152"/> <text:change-start text:change-id="ct40544016"/><text:span text:style-name="_5f_OOoComputerLiteral">0.05</text:span><text:span text:style-name="_5f_OOoComputerSpecial">,</text:span><text:change-end text:change-id="ct40544016"/> <text:change-start text:change-id="ct40546304"/><text:span text:style-name="_5f_OOoComputerLiteral">1</text:span><text:span text:style-name="_5f_OOoComputerSpecial">))</text:span><text:change-end text:change-id="ct40546304"/></text:p>
      <text:p text:style-name="P42"><text:s text:c="8"/><text:change-start text:change-id="ct4054755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547552"/></text:p>
      <text:p text:style-name="P42"/>
      <text:p text:style-name="P42"><text:s text:c="8"/><text:change-start text:change-id="ct37854016"/><text:span text:style-name="_5f_OOoComputerIdent">width</text:span><text:change-end text:change-id="ct37854016"/> <text:change-start text:change-id="ct40544848"/><text:span text:style-name="_5f_OOoComputerSpecial">=</text:span><text:change-end text:change-id="ct40544848"/> <text:change-start text:change-id="ct40545376"/><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0545376"/> <text:change-start text:change-id="ct40549248"/><text:span text:style-name="_5f_OOoComputerSpecial">+</text:span><text:change-end text:change-id="ct40549248"/> <text:change-start text:change-id="ct40552672"/><text:span text:style-name="_5f_OOoComputerIdent">base</text:span><text:span text:style-name="_5f_OOoComputerSpecial">.</text:span><text:span text:style-name="_5f_OOoComputerIdent">a2dRight</text:span><text:change-end text:change-id="ct40552672"/></text:p>
      <text:p text:style-name="P42"/>
      <text:p text:style-name="P42"><text:s text:c="8"/><text:change-start text:change-id="ct37855072"/><text:span text:style-name="_5f_OOoComputerIdent">red</text:span><text:change-end text:change-id="ct37855072"/> <text:change-start text:change-id="ct40545072"/><text:span text:style-name="_5f_OOoComputerSpecial">=</text:span><text:change-end text:change-id="ct40545072"/> <text:change-start text:change-id="ct40551312"/><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40551312"/></text:p>
      <text:p text:style-name="P42"><text:s text:c="8"/><text:change-start text:change-id="ct40548448"/><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0548448"/></text:p>
      <text:p text:style-name="P42"><text:s text:c="8"/><text:change-start text:change-id="ct40555392"/><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0555392"/></text:p>
      <text:p text:style-name="P42"><text:s text:c="8"/><text:change-start text:change-id="ct40556160"/><text:span text:style-name="_5f_OOoComputerIdent">self</text:span><text:span text:style-name="_5f_OOoComputerSpecial">.</text:span><text:span text:style-name="_5f_OOoComputerIdent">char1Frame</text:span><text:change-end text:change-id="ct40556160"/> <text:change-start text:change-id="ct40556384"/><text:span text:style-name="_5f_OOoComputerSpecial">=</text:span><text:change-end text:change-id="ct40556384"/> <text:change-start text:change-id="ct40556912"/><text:span text:style-name="_5f_OOoComputerIdent">DirectFrame</text:span><text:span text:style-name="_5f_OOoComputerSpecial">(</text:span><text:change-end text:change-id="ct40556912"/></text:p>
      <text:p text:style-name="P42"><text:s text:c="12"/><text:change-start text:change-id="ct40551616"/><text:span text:style-name="_5f_OOoComputerIdent">text</text:span><text:change-end text:change-id="ct40551616"/> <text:change-start text:change-id="ct37858944"/><text:span text:style-name="_5f_OOoComputerSpecial">=</text:span><text:change-end text:change-id="ct37858944"/> <text:change-start text:change-id="ct37859296"/><text:span text:style-name="_5f_OOoComputerLiteral">"Player 1"</text:span><text:span text:style-name="_5f_OOoComputerSpecial">,</text:span><text:change-end text:change-id="ct37859296"/></text:p>
      <text:p text:style-name="P42"><text:s text:c="12"/><text:change-start text:change-id="ct37859648"/><text:span text:style-name="_5f_OOoComputerIdent">text_fg</text:span><text:change-end text:change-id="ct37859648"/> <text:change-start text:change-id="ct37860000"/><text:span text:style-name="_5f_OOoComputerSpecial">=</text:span><text:change-end text:change-id="ct37860000"/> <text:change-start text:change-id="ct4056374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0563744"/></text:p>
      <text:p text:style-name="P42"><text:s text:c="12"/><text:change-start text:change-id="ct37860352"/><text:span text:style-name="_5f_OOoComputerIdent">text_scale</text:span><text:change-end text:change-id="ct37860352"/> <text:change-start text:change-id="ct37860704"/><text:span text:style-name="_5f_OOoComputerSpecial">=</text:span><text:change-end text:change-id="ct37860704"/> <text:change-start text:change-id="ct40565168"/><text:span text:style-name="_5f_OOoComputerLiteral">0.1</text:span><text:span text:style-name="_5f_OOoComputerSpecial">,</text:span><text:change-end text:change-id="ct40565168"/></text:p>
      <text:p text:style-name="P42"><text:s text:c="12"/><text:change-start text:change-id="ct40562576"/><text:span text:style-name="_5f_OOoComputerIdent">text_pos</text:span><text:change-end text:change-id="ct40562576"/> <text:change-start text:change-id="ct40560000"/><text:span text:style-name="_5f_OOoComputerSpecial">=</text:span><text:change-end text:change-id="ct40560000"/> <text:change-start text:change-id="ct40560384"/><text:span text:style-name="_5f_OOoComputerSpecial">(</text:span><text:span text:style-name="_5f_OOoComputerLiteral">0</text:span><text:span text:style-name="_5f_OOoComputerSpecial">,</text:span><text:change-end text:change-id="ct40560384"/> <text:change-start text:change-id="ct40559072"/><text:span text:style-name="_5f_OOoComputerIdent">base</text:span><text:span text:style-name="_5f_OOoComputerSpecial">.</text:span><text:span text:style-name="_5f_OOoComputerIdent">a2dTop</text:span><text:change-end text:change-id="ct40559072"/> <text:change-start text:change-id="ct40566272"/><text:span text:style-name="_5f_OOoComputerSpecial">-</text:span><text:change-end text:change-id="ct40566272"/> <text:change-start text:change-id="ct40568448"/><text:span text:style-name="_5f_OOoComputerLiteral">0.2</text:span><text:span text:style-name="_5f_OOoComputerSpecial">),</text:span><text:change-end text:change-id="ct40568448"/></text:p>
      <text:p text:style-name="P42"><text:s text:c="12"/><text:change-start text:change-id="ct37861408"/><text:span text:style-name="_5f_OOoComputerIdent">frameSize</text:span><text:change-end text:change-id="ct37861408"/> <text:change-start text:change-id="ct37861056"/><text:span text:style-name="_5f_OOoComputerSpecial">=</text:span><text:change-end text:change-id="ct37861056"/> <text:change-start text:change-id="ct40567152"/><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0567152"/> <text:change-start text:change-id="ct40571504"/><text:span text:style-name="_5f_OOoComputerIdent">width</text:span><text:span text:style-name="_5f_OOoComputerSpecial">/</text:span><text:span text:style-name="_5f_OOoComputerLiteral">6.0</text:span><text:span text:style-name="_5f_OOoComputerSpecial">,</text:span><text:change-end text:change-id="ct40571504"/></text:p>
      <text:p text:style-name="P42"><text:s text:c="25"/><text:change text:change-id="ct65469488"/><text:change-start text:change-id="ct65124160"/><text:span text:style-name="_5f_OOoComputerIdent"><text:span text:style-name="T426">base.a2dBottom, base.a2dTop</text:span></text:span><text:change-end text:change-id="ct65124160"/><text:change-start text:change-id="ct65658512"/><text:span text:style-name="_5f_OOoComputerSpecial">),</text:span><text:change-end text:change-id="ct65658512"/></text:p>
      <text:p text:style-name="P42"><text:s text:c="12"/><text:change-start text:change-id="ct40561424"/><text:span text:style-name="_5f_OOoComputerIdent">frameTexture</text:span><text:change-end text:change-id="ct40561424"/> <text:change-start text:change-id="ct40558016"/><text:span text:style-name="_5f_OOoComputerSpecial">=</text:span><text:change-end text:change-id="ct40558016"/> <text:change-start text:change-id="ct37863872"/><text:span text:style-name="_5f_OOoComputerIdent">red</text:span><text:span text:style-name="_5f_OOoComputerSpecial">,</text:span><text:change-end text:change-id="ct37863872"/></text:p>
      <text:p text:style-name="P42"><text:s text:c="12"/><text:change-start text:change-id="ct37866048"/><text:span text:style-name="_5f_OOoComputerIdent">pos</text:span><text:change-end text:change-id="ct37866048"/> <text:change-start text:change-id="ct37862464"/><text:span text:style-name="_5f_OOoComputerSpecial">=</text:span><text:change-end text:change-id="ct37862464"/> <text:change-start text:change-id="ct40576976"/><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0576976"/> <text:change-start text:change-id="ct40579312"/><text:span text:style-name="_5f_OOoComputerLiteral">0</text:span><text:span text:style-name="_5f_OOoComputerSpecial">,</text:span><text:change-end text:change-id="ct40579312"/> <text:change-start text:change-id="ct40582032"/><text:span text:style-name="_5f_OOoComputerLiteral">0</text:span><text:span text:style-name="_5f_OOoComputerSpecial">))</text:span><text:change-end text:change-id="ct40582032"/></text:p>
      <text:p text:style-name="P42"><text:s text:c="8"/><text:change-start text:change-id="ct40585728"/><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40585728"/></text:p>
      <text:p text:style-name="P42"><text:soft-page-break/><text:s text:c="8"/><text:change-start text:change-id="ct40586592"/><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586592"/></text:p>
      <text:p text:style-name="P42"><text:s text:c="8"/><text:change-start text:change-id="ct40587760"/><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587760"/></text:p>
      <text:p text:style-name="P42"/>
      <text:p text:style-name="P42"><text:s text:c="8"/><text:change-start text:change-id="ct40589168"/><text:span text:style-name="_5f_OOoComputerIdent">blue</text:span><text:change-end text:change-id="ct40589168"/> <text:change-start text:change-id="ct39818848"/><text:span text:style-name="_5f_OOoComputerSpecial">=</text:span><text:change-end text:change-id="ct39818848"/> <text:change-start text:change-id="ct39819072"/><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39819072"/></text:p>
      <text:p text:style-name="P42"><text:s text:c="8"/><text:change-start text:change-id="ct39819584"/><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39819584"/></text:p>
      <text:p text:style-name="P42"><text:s text:c="8"/><text:change-start text:change-id="ct39820336"/><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39820336"/></text:p>
      <text:p text:style-name="P42"><text:s text:c="8"/><text:change-start text:change-id="ct39821232"/><text:span text:style-name="_5f_OOoComputerIdent">self</text:span><text:span text:style-name="_5f_OOoComputerSpecial">.</text:span><text:span text:style-name="_5f_OOoComputerIdent">char2Frame</text:span><text:change-end text:change-id="ct39821232"/> <text:change-start text:change-id="ct39821648"/><text:span text:style-name="_5f_OOoComputerSpecial">=</text:span><text:change-end text:change-id="ct39821648"/> <text:change-start text:change-id="ct39822528"/><text:span text:style-name="_5f_OOoComputerIdent">DirectFrame</text:span><text:span text:style-name="_5f_OOoComputerSpecial">(</text:span><text:change-end text:change-id="ct39822528"/></text:p>
      <text:p text:style-name="P42"><text:s text:c="12"/><text:change-start text:change-id="ct39823040"/><text:span text:style-name="_5f_OOoComputerIdent">text</text:span><text:change-end text:change-id="ct39823040"/> <text:change-start text:change-id="ct39823504"/><text:span text:style-name="_5f_OOoComputerSpecial">=</text:span><text:change-end text:change-id="ct39823504"/> <text:change-start text:change-id="ct39823728"/><text:span text:style-name="_5f_OOoComputerLiteral">"Player 2"</text:span><text:span text:style-name="_5f_OOoComputerSpecial">,</text:span><text:change-end text:change-id="ct39823728"/></text:p>
      <text:p text:style-name="P42"><text:s text:c="12"/><text:change-start text:change-id="ct39824240"/><text:span text:style-name="_5f_OOoComputerIdent">text_fg</text:span><text:change-end text:change-id="ct39824240"/> <text:change-start text:change-id="ct39824464"/><text:span text:style-name="_5f_OOoComputerSpecial">=</text:span><text:change-end text:change-id="ct39824464"/> <text:change-start text:change-id="ct398284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39828416"/></text:p>
      <text:p text:style-name="P42"><text:s text:c="12"/><text:change-start text:change-id="ct39831424"/><text:span text:style-name="_5f_OOoComputerIdent">text_scale</text:span><text:change-end text:change-id="ct39831424"/> <text:change-start text:change-id="ct39829728"/><text:span text:style-name="_5f_OOoComputerSpecial">=</text:span><text:change-end text:change-id="ct39829728"/> <text:change-start text:change-id="ct39831840"/><text:span text:style-name="_5f_OOoComputerLiteral">0.1</text:span><text:span text:style-name="_5f_OOoComputerSpecial">,</text:span><text:change-end text:change-id="ct39831840"/></text:p>
      <text:p text:style-name="P42"><text:s text:c="12"/><text:change-start text:change-id="ct39832352"/><text:span text:style-name="_5f_OOoComputerIdent">text_pos</text:span><text:change-end text:change-id="ct39832352"/> <text:change-start text:change-id="ct39832576"/><text:span text:style-name="_5f_OOoComputerSpecial">=</text:span><text:change-end text:change-id="ct39832576"/> <text:change-start text:change-id="ct39832800"/><text:span text:style-name="_5f_OOoComputerSpecial">(</text:span><text:span text:style-name="_5f_OOoComputerLiteral">0</text:span><text:span text:style-name="_5f_OOoComputerSpecial">,</text:span><text:change-end text:change-id="ct39832800"/> <text:change-start text:change-id="ct39833024"/><text:span text:style-name="_5f_OOoComputerIdent">base</text:span><text:span text:style-name="_5f_OOoComputerSpecial">.</text:span><text:span text:style-name="_5f_OOoComputerIdent">a2dTop</text:span><text:change-end text:change-id="ct39833024"/> <text:change-start text:change-id="ct39833248"/><text:span text:style-name="_5f_OOoComputerSpecial">-</text:span><text:change-end text:change-id="ct39833248"/> <text:change-start text:change-id="ct39833760"/><text:span text:style-name="_5f_OOoComputerLiteral">0.2</text:span><text:span text:style-name="_5f_OOoComputerSpecial">),</text:span><text:change-end text:change-id="ct39833760"/></text:p>
      <text:p text:style-name="P42"><text:s text:c="12"/><text:change-start text:change-id="ct39834528"/><text:span text:style-name="_5f_OOoComputerIdent">frameSize</text:span><text:change-end text:change-id="ct39834528"/> <text:change-start text:change-id="ct39836752"/><text:span text:style-name="_5f_OOoComputerSpecial">=</text:span><text:change-end text:change-id="ct39836752"/> <text:change-start text:change-id="ct3983697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39836976"/> <text:change-start text:change-id="ct39837280"/><text:span text:style-name="_5f_OOoComputerIdent">width</text:span><text:span text:style-name="_5f_OOoComputerSpecial">/</text:span><text:span text:style-name="_5f_OOoComputerLiteral">6.0</text:span><text:span text:style-name="_5f_OOoComputerSpecial">,</text:span><text:change-end text:change-id="ct39837280"/></text:p>
      <text:p text:style-name="P42"><text:s text:c="25"/><text:change text:change-id="ct56445328"/><text:change-start text:change-id="ct37119520"/><text:span text:style-name="_5f_OOoComputerIdent"><text:span text:style-name="T426">base.a2dBottom, base.a2dTop</text:span></text:span><text:change-end text:change-id="ct37119520"/><text:change-start text:change-id="ct42620240"/><text:span text:style-name="_5f_OOoComputerSpecial">),</text:span><text:change-end text:change-id="ct42620240"/></text:p>
      <text:p text:style-name="P42"><text:s text:c="12"/><text:change-start text:change-id="ct39840832"/><text:span text:style-name="_5f_OOoComputerIdent">frameTexture</text:span><text:change-end text:change-id="ct39840832"/> <text:change-start text:change-id="ct39841344"/><text:span text:style-name="_5f_OOoComputerSpecial">=</text:span><text:change-end text:change-id="ct39841344"/> <text:change-start text:change-id="ct39841568"/><text:span text:style-name="_5f_OOoComputerIdent">blue</text:span><text:span text:style-name="_5f_OOoComputerSpecial">,</text:span><text:change-end text:change-id="ct39841568"/></text:p>
      <text:p text:style-name="P42"><text:s text:c="12"/><text:change-start text:change-id="ct39842080"/><text:span text:style-name="_5f_OOoComputerIdent">pos</text:span><text:change-end text:change-id="ct39842080"/> <text:change-start text:change-id="ct39842304"/><text:span text:style-name="_5f_OOoComputerSpecial">=</text:span><text:change-end text:change-id="ct39842304"/> <text:change-start text:change-id="ct39844128"/><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39844128"/> <text:change-start text:change-id="ct39846736"/><text:span text:style-name="_5f_OOoComputerLiteral">0</text:span><text:span text:style-name="_5f_OOoComputerSpecial">,</text:span><text:change-end text:change-id="ct39846736"/> <text:change-start text:change-id="ct40650384"/><text:span text:style-name="_5f_OOoComputerLiteral">0</text:span><text:span text:style-name="_5f_OOoComputerSpecial">))</text:span><text:change-end text:change-id="ct40650384"/></text:p>
      <text:p text:style-name="P42"><text:s text:c="8"/><text:change-start text:change-id="ct40577200"/><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577200"/></text:p>
      <text:p text:style-name="P42"><text:s text:c="8"/><text:change-start text:change-id="ct39844544"/><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39844544"/></text:p>
      <text:p text:style-name="P42"/>
      <text:p text:style-name="P42"><text:s text:c="8"/><text:change-start text:change-id="ct37881888"/><text:span text:style-name="_5f_OOoComputerIdent">self</text:span><text:span text:style-name="_5f_OOoComputerSpecial">.</text:span><text:span text:style-name="_5f_OOoComputerIdent">footerFrame</text:span><text:change-end text:change-id="ct37881888"/> <text:change-start text:change-id="ct39826352"/><text:span text:style-name="_5f_OOoComputerSpecial">=</text:span><text:change-end text:change-id="ct39826352"/> <text:change-start text:change-id="ct37867392"/><text:span text:style-name="_5f_OOoComputerIdent">DirectFrame</text:span><text:span text:style-name="_5f_OOoComputerSpecial">(</text:span><text:change-end text:change-id="ct37867392"/></text:p>
      <text:p text:style-name="P42"><text:s text:c="12"/><text:change-start text:change-id="ct37867744"/><text:span text:style-name="_5f_OOoComputerIdent">text</text:span><text:change-end text:change-id="ct37867744"/> <text:change-start text:change-id="ct40566640"/><text:span text:style-name="_5f_OOoComputerSpecial">=</text:span><text:change-end text:change-id="ct40566640"/> <text:change-start text:change-id="ct39843088"/><text:span text:style-name="_5f_OOoComputerLiteral">"PLAYER 1 - CHOOSE YOUR CHARACTER"</text:span><text:span text:style-name="_5f_OOoComputerSpecial">,</text:span><text:change-end text:change-id="ct39843088"/></text:p>
      <text:p text:style-name="P42"><text:s text:c="12"/><text:change-start text:change-id="ct40578160"/><text:span text:style-name="_5f_OOoComputerIdent">text_fg</text:span><text:change-end text:change-id="ct40578160"/> <text:change-start text:change-id="ct40569856"/><text:span text:style-name="_5f_OOoComputerSpecial">=</text:span><text:change-end text:change-id="ct40569856"/> <text:change-start text:change-id="ct406535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0653504"/></text:p>
      <text:p text:style-name="P42"><text:s text:c="12"/><text:change-start text:change-id="ct37886400"/><text:span text:style-name="_5f_OOoComputerIdent">text_scale</text:span><text:change-end text:change-id="ct37886400"/> <text:change-start text:change-id="ct39845168"/><text:span text:style-name="_5f_OOoComputerSpecial">=</text:span><text:change-end text:change-id="ct39845168"/> <text:change-start text:change-id="ct40654912"/><text:span text:style-name="_5f_OOoComputerLiteral">0.08</text:span><text:span text:style-name="_5f_OOoComputerSpecial">,</text:span><text:change-end text:change-id="ct40654912"/></text:p>
      <text:p text:style-name="P42"><text:s text:c="12"/><text:change-start text:change-id="ct40579760"/><text:span text:style-name="_5f_OOoComputerIdent">text_pos</text:span><text:change-end text:change-id="ct40579760"/> <text:change-start text:change-id="ct40573792"/><text:span text:style-name="_5f_OOoComputerSpecial">=</text:span><text:change-end text:change-id="ct40573792"/> <text:change-start text:change-id="ct39846160"/><text:span text:style-name="_5f_OOoComputerSpecial">(</text:span><text:span text:style-name="_5f_OOoComputerLiteral">0</text:span><text:span text:style-name="_5f_OOoComputerSpecial">,</text:span><text:change-end text:change-id="ct39846160"/> <text:change-start text:change-id="ct40651904"/><text:span text:style-name="_5f_OOoComputerSpecial">-</text:span><text:span text:style-name="_5f_OOoComputerLiteral">0.03</text:span><text:span text:style-name="_5f_OOoComputerSpecial">),</text:span><text:change-end text:change-id="ct40651904"/></text:p>
      <text:p text:style-name="P42"><text:s text:c="12"/><text:change-start text:change-id="ct37889280"/><text:span text:style-name="_5f_OOoComputerIdent">frameSize</text:span><text:change-end text:change-id="ct37889280"/> <text:change-start text:change-id="ct40652672"/><text:span text:style-name="_5f_OOoComputerSpecial">=</text:span><text:change-end text:change-id="ct40652672"/> <text:change-start text:change-id="ct398436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39843600"/> <text:change-start text:change-id="ct40659952"/><text:span text:style-name="_5f_OOoComputerIdent">base</text:span><text:span text:style-name="_5f_OOoComputerSpecial">.</text:span><text:span text:style-name="_5f_OOoComputerIdent">a2dRight</text:span><text:span text:style-name="_5f_OOoComputerSpecial">,</text:span><text:change-end text:change-id="ct40659952"/></text:p>
      <text:p text:style-name="P42"><text:s text:c="25"/><text:change text:change-id="ct36972704"/><text:change-start text:change-id="ct65907856"/><text:span text:style-name="_5f_OOoComputerSpecial"><text:span text:style-name="T191">0.1, -0.1</text:span></text:span><text:change-end text:change-id="ct65907856"/><text:change-start text:change-id="ct41809120"/><text:span text:style-name="_5f_OOoComputerSpecial">),</text:span><text:change-end text:change-id="ct41809120"/></text:p>
      <text:p text:style-name="P42"><text:s text:c="12"/><text:change-start text:change-id="ct39827120"/><text:span text:style-name="_5f_OOoComputerIdent">pos</text:span><text:change-end text:change-id="ct39827120"/> <text:change-start text:change-id="ct40649696"/><text:span text:style-name="_5f_OOoComputerSpecial">=</text:span><text:change-end text:change-id="ct40649696"/> <text:change-start text:change-id="ct40649920"/><text:span text:style-name="_5f_OOoComputerSpecial">(</text:span><text:span text:style-name="_5f_OOoComputerLiteral">0</text:span><text:span text:style-name="_5f_OOoComputerSpecial">,</text:span><text:change-end text:change-id="ct40649920"/> <text:change-start text:change-id="ct40655984"/><text:span text:style-name="_5f_OOoComputerLiteral">0</text:span><text:span text:style-name="_5f_OOoComputerSpecial">,</text:span><text:change-end text:change-id="ct40655984"/> <text:change-start text:change-id="ct40663232"/><text:span text:style-name="_5f_OOoComputerIdent">base</text:span><text:span text:style-name="_5f_OOoComputerSpecial">.</text:span><text:span text:style-name="_5f_OOoComputerIdent">a2dBottom</text:span><text:change-end text:change-id="ct40663232"/> <text:change-start text:change-id="ct40664256"/><text:span text:style-name="_5f_OOoComputerSpecial">+</text:span><text:change-end text:change-id="ct40664256"/> <text:change-start text:change-id="ct40666592"/><text:span text:style-name="_5f_OOoComputerLiteral">0.2</text:span><text:span text:style-name="_5f_OOoComputerSpecial">),</text:span><text:change-end text:change-id="ct40666592"/></text:p>
      <text:p text:style-name="P42"><text:s text:c="12"/><text:change-start text:change-id="ct37892736"/><text:span text:style-name="_5f_OOoComputerIdent">frameColor</text:span><text:change-end text:change-id="ct37892736"/> <text:change-start text:change-id="ct37893440"/><text:span text:style-name="_5f_OOoComputerSpecial">=</text:span><text:change-end text:change-id="ct37893440"/> <text:change-start text:change-id="ct40662992"/><text:span text:style-name="_5f_OOoComputerSpecial">(</text:span><text:span text:style-name="_5f_OOoComputerLiteral">0</text:span><text:span text:style-name="_5f_OOoComputerSpecial">,</text:span><text:change-end text:change-id="ct40662992"/> <text:change-start text:change-id="ct40664480"/><text:span text:style-name="_5f_OOoComputerLiteral">0</text:span><text:span text:style-name="_5f_OOoComputerSpecial">,</text:span><text:change-end text:change-id="ct40664480"/> <text:change-start text:change-id="ct40665520"/><text:span text:style-name="_5f_OOoComputerLiteral">0</text:span><text:span text:style-name="_5f_OOoComputerSpecial">,</text:span><text:change-end text:change-id="ct40665520"/> <text:change-start text:change-id="ct40657264"/><text:span text:style-name="_5f_OOoComputerLiteral">0.5</text:span><text:span text:style-name="_5f_OOoComputerSpecial">))</text:span><text:change-end text:change-id="ct40657264"/></text:p>
      <text:p text:style-name="P42"><text:s text:c="8"/><text:change-start text:change-id="ct40651232"/><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651232"/></text:p>
      <text:p text:style-name="P42"><text:s text:c="8"/><text:change-start text:change-id="ct40670832"/><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670832"/></text:p>
      <text:p text:style-name="P42"/>
      <text:p text:style-name="P42"><text:s text:c="8"/><text:change-start text:change-id="ct37893088"/><text:span text:style-name="_5f_OOoComputerIdent">self</text:span><text:span text:style-name="_5f_OOoComputerSpecial">.</text:span><text:span text:style-name="_5f_OOoComputerIdent">charSelectFrame</text:span><text:change-end text:change-id="ct37893088"/> <text:change-start text:change-id="ct40665264"/><text:span text:style-name="_5f_OOoComputerSpecial">=</text:span><text:change-end text:change-id="ct40665264"/> <text:change-start text:change-id="ct40665824"/><text:span text:style-name="_5f_OOoComputerIdent">DirectFrame</text:span><text:span text:style-name="_5f_OOoComputerSpecial">(</text:span><text:change-end text:change-id="ct40665824"/></text:p>
      <text:p text:style-name="P42"><text:s text:c="12"/><text:change-start text:change-id="ct40659008"/><text:span text:style-name="_5f_OOoComputerIdent">text</text:span><text:change-end text:change-id="ct40659008"/> <text:change-start text:change-id="ct40576464"/><text:span text:style-name="_5f_OOoComputerSpecial">=</text:span><text:change-end text:change-id="ct40576464"/> <text:change-start text:change-id="ct40663456"/><text:span text:style-name="_5f_OOoComputerLiteral">"VS"</text:span><text:span text:style-name="_5f_OOoComputerSpecial">,</text:span><text:change-end text:change-id="ct40663456"/></text:p>
      <text:p text:style-name="P42"><text:s text:c="12"/><text:change-start text:change-id="ct37898016"/><text:span text:style-name="_5f_OOoComputerIdent">text_fg</text:span><text:change-end text:change-id="ct37898016"/> <text:change-start text:change-id="ct37899072"/><text:span text:style-name="_5f_OOoComputerSpecial">=</text:span><text:change-end text:change-id="ct37899072"/> <text:change-start text:change-id="ct406776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0677696"/></text:p>
      <text:p text:style-name="P42"><text:s text:c="12"/><text:change-start text:change-id="ct40677104"/><text:span text:style-name="_5f_OOoComputerIdent">text_scale</text:span><text:change-end text:change-id="ct40677104"/> <text:change-start text:change-id="ct37898368"/><text:span text:style-name="_5f_OOoComputerSpecial">=</text:span><text:change-end text:change-id="ct37898368"/> <text:change-start text:change-id="ct37899424"/><text:span text:style-name="_5f_OOoComputerLiteral">0.1</text:span><text:span text:style-name="_5f_OOoComputerSpecial">,</text:span><text:change-end text:change-id="ct37899424"/></text:p>
      <text:p text:style-name="P42"><text:s text:c="12"/><text:change-start text:change-id="ct40669728"/><text:span text:style-name="_5f_OOoComputerIdent">text_pos</text:span><text:change-end text:change-id="ct40669728"/> <text:change-start text:change-id="ct40676240"/><text:span text:style-name="_5f_OOoComputerSpecial">=</text:span><text:change-end text:change-id="ct40676240"/> <text:change-start text:change-id="ct40676464"/><text:span text:style-name="_5f_OOoComputerSpecial">(</text:span><text:span text:style-name="_5f_OOoComputerLiteral">0</text:span><text:span text:style-name="_5f_OOoComputerSpecial">,</text:span><text:change-end text:change-id="ct40676464"/> <text:change-start text:change-id="ct40675184"/><text:span text:style-name="_5f_OOoComputerIdent">base</text:span><text:span text:style-name="_5f_OOoComputerSpecial">.</text:span><text:span text:style-name="_5f_OOoComputerIdent">a2dTop</text:span><text:change-end text:change-id="ct40675184"/> <text:change-start text:change-id="ct40680128"/><text:span text:style-name="_5f_OOoComputerSpecial">-</text:span><text:change-end text:change-id="ct40680128"/> <text:change-start text:change-id="ct40682080"/><text:span text:style-name="_5f_OOoComputerLiteral">0.2</text:span><text:span text:style-name="_5f_OOoComputerSpecial">),</text:span><text:change-end text:change-id="ct40682080"/></text:p>
      <text:p text:style-name="P42"><text:s text:c="12"/><text:change-start text:change-id="ct37900128"/><text:span text:style-name="_5f_OOoComputerIdent">frameSize</text:span><text:change-end text:change-id="ct37900128"/> <text:change-start text:change-id="ct37900480"/><text:span text:style-name="_5f_OOoComputerSpecial">=</text:span><text:change-end text:change-id="ct37900480"/> <text:change-start text:change-id="ct40683488"/><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0683488"/> <text:change-start text:change-id="ct40685216"/><text:span text:style-name="_5f_OOoComputerIdent">width</text:span><text:span text:style-name="_5f_OOoComputerSpecial">/</text:span><text:span text:style-name="_5f_OOoComputerLiteral">6.0</text:span><text:span text:style-name="_5f_OOoComputerSpecial">,</text:span><text:change-end text:change-id="ct40685216"/></text:p>
      <text:p text:style-name="P42"><text:s text:c="25"/><text:change text:change-id="ct34279040"/><text:change-start text:change-id="ct34279312"/><text:span text:style-name="_5f_OOoComputerIdent"><text:span text:style-name="T426">base.a2dBottom, base.a2dTop</text:span></text:span><text:change-end text:change-id="ct34279312"/><text:change-start text:change-id="ct40235056"/><text:span text:style-name="_5f_OOoComputerSpecial">),</text:span><text:change-end text:change-id="ct40235056"/></text:p>
      <text:p text:style-name="P42"><text:s text:c="12"/><text:change-start text:change-id="ct40674416"/><text:span text:style-name="_5f_OOoComputerIdent">frameColor</text:span><text:change-end text:change-id="ct40674416"/> <text:change-start text:change-id="ct40680624"/><text:span text:style-name="_5f_OOoComputerSpecial">=</text:span><text:change-end text:change-id="ct40680624"/> <text:change-start text:change-id="ct4068928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0689280"/></text:p>
      <text:p text:style-name="P42"><text:s text:c="8"/><text:change-start text:change-id="ct4068100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0681008"/></text:p>
      <text:p text:style-name="P42"/>
      <text:p text:style-name="P42"><text:s text:c="8"/><text:change-start text:change-id="ct37905120"/><text:span text:style-name="_5f_OOoComputerIdent">self</text:span><text:span text:style-name="_5f_OOoComputerSpecial">.</text:span><text:span text:style-name="_5f_OOoComputerIdent">btnChar1</text:span><text:change-end text:change-id="ct37905120"/> <text:change-start text:change-id="ct37902592"/><text:span text:style-name="_5f_OOoComputerSpecial">=</text:span><text:change-end text:change-id="ct37902592"/> <text:change-start text:change-id="ct40673776"/><text:span text:style-name="_5f_OOoComputerIdent">self</text:span><text:span text:style-name="_5f_OOoComputerSpecial">.</text:span><text:span text:style-name="_5f_OOoComputerIdent">createCharacterButton</text:span><text:span text:style-name="_5f_OOoComputerSpecial">(</text:span><text:change-end text:change-id="ct40673776"/></text:p>
      <text:p text:style-name="P42"><text:s text:c="12"/><text:change-start text:change-id="ct40688448"/><text:span text:style-name="_5f_OOoComputerSpecial">(-</text:span><text:span text:style-name="_5f_OOoComputerLiteral">0.2</text:span><text:span text:style-name="_5f_OOoComputerSpecial">,</text:span><text:change-end text:change-id="ct40688448"/> <text:change-start text:change-id="ct37907872"/><text:span text:style-name="_5f_OOoComputerLiteral">0</text:span><text:span text:style-name="_5f_OOoComputerSpecial">,</text:span><text:change-end text:change-id="ct37907872"/> <text:change-start text:change-id="ct40693024"/><text:span text:style-name="_5f_OOoComputerLiteral">0</text:span><text:span text:style-name="_5f_OOoComputerSpecial">),</text:span><text:change-end text:change-id="ct40693024"/></text:p>
      <text:p text:style-name="P42"><text:s text:c="12"/><text:change-start text:change-id="ct37908224"/><text:span text:style-name="_5f_OOoComputerLiteral">"assets/gui/Char1Button.png"</text:span><text:span text:style-name="_5f_OOoComputerSpecial">,</text:span><text:change-end text:change-id="ct37908224"/></text:p>
      <text:p text:style-name="P42"><text:s text:c="12"/><text:change-start text:change-id="ct40693824"/><text:span text:style-name="_5f_OOoComputerLiteral">1</text:span><text:span text:style-name="_5f_OOoComputerSpecial">)</text:span><text:change-end text:change-id="ct40693824"/></text:p>
      <text:p text:style-name="P42"><text:s text:c="8"/><text:change-start text:change-id="ct40699312"/><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0699312"/></text:p>
      <text:p text:style-name="P42"/>
      <text:p text:style-name="P42"><text:s text:c="8"/><text:change-start text:change-id="ct40697904"/><text:span text:style-name="_5f_OOoComputerIdent">self</text:span><text:span text:style-name="_5f_OOoComputerSpecial">.</text:span><text:span text:style-name="_5f_OOoComputerIdent">btnChar2</text:span><text:change-end text:change-id="ct40697904"/> <text:change-start text:change-id="ct40696928"/><text:span text:style-name="_5f_OOoComputerSpecial">=</text:span><text:change-end text:change-id="ct40696928"/> <text:change-start text:change-id="ct40695504"/><text:span text:style-name="_5f_OOoComputerIdent">self</text:span><text:span text:style-name="_5f_OOoComputerSpecial">.</text:span><text:span text:style-name="_5f_OOoComputerIdent">createCharacterButton</text:span><text:span text:style-name="_5f_OOoComputerSpecial">(</text:span><text:change-end text:change-id="ct40695504"/></text:p>
      <text:p text:style-name="P42"><text:s text:c="12"/><text:change-start text:change-id="ct37910336"/><text:span text:style-name="_5f_OOoComputerSpecial">(</text:span><text:span text:style-name="_5f_OOoComputerLiteral">0.2</text:span><text:span text:style-name="_5f_OOoComputerSpecial">,</text:span><text:change-end text:change-id="ct37910336"/> <text:change-start text:change-id="ct40695184"/><text:span text:style-name="_5f_OOoComputerLiteral">0</text:span><text:span text:style-name="_5f_OOoComputerSpecial">,</text:span><text:change-end text:change-id="ct40695184"/> <text:change-start text:change-id="ct40698288"/><text:span text:style-name="_5f_OOoComputerLiteral">0</text:span><text:span text:style-name="_5f_OOoComputerSpecial">),</text:span><text:change-end text:change-id="ct40698288"/></text:p>
      <text:p text:style-name="P42"><text:s text:c="12"/><text:change-start text:change-id="ct37911808"/><text:span text:style-name="_5f_OOoComputerLiteral">"assets/gui/Char2Button.png"</text:span><text:span text:style-name="_5f_OOoComputerSpecial">,</text:span><text:change-end text:change-id="ct37911808"/></text:p>
      <text:p text:style-name="P42"><text:s text:c="12"/><text:change-start text:change-id="ct40694336"/><text:span text:style-name="_5f_OOoComputerLiteral">2</text:span><text:span text:style-name="_5f_OOoComputerSpecial">)</text:span><text:change-end text:change-id="ct40694336"/></text:p>
      <text:p text:style-name="P42"><text:s text:c="8"/><text:change-start text:change-id="ct40707920"/><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0707920"/></text:p>
      <text:p text:style-name="P42"/>
      <text:p text:style-name="P42"><text:s text:c="8"/><text:change-start text:change-id="ct40694560"/><text:span text:style-name="_5f_OOoComputerIdent">self</text:span><text:span text:style-name="_5f_OOoComputerSpecial">.</text:span><text:span text:style-name="_5f_OOoComputerIdent">btnBack</text:span><text:change-end text:change-id="ct40694560"/> <text:change-start text:change-id="ct40706512"/><text:span text:style-name="_5f_OOoComputerSpecial">=</text:span><text:change-end text:change-id="ct40706512"/> <text:change-start text:change-id="ct40705008"/><text:span text:style-name="_5f_OOoComputerIdent">DirectButton</text:span><text:span text:style-name="_5f_OOoComputerSpecial">(</text:span><text:change-end text:change-id="ct40705008"/></text:p>
      <text:p text:style-name="P42"><text:s text:c="12"/><text:change-start text:change-id="ct40702432"/><text:span text:style-name="_5f_OOoComputerIdent">text</text:span><text:change-end text:change-id="ct40702432"/> <text:change-start text:change-id="ct40704096"/><text:span text:style-name="_5f_OOoComputerSpecial">=</text:span><text:change-end text:change-id="ct40704096"/> <text:change-start text:change-id="ct40702848"/><text:span text:style-name="_5f_OOoComputerLiteral">"BACK"</text:span><text:span text:style-name="_5f_OOoComputerSpecial">,</text:span><text:change-end text:change-id="ct40702848"/></text:p>
      <text:p text:style-name="P42"><text:s text:c="12"/><text:change-start text:change-id="ct40706896"/><text:span text:style-name="_5f_OOoComputerIdent">text_fg</text:span><text:change-end text:change-id="ct40706896"/> <text:change-start text:change-id="ct40703360"/><text:span text:style-name="_5f_OOoComputerSpecial">=</text:span><text:change-end text:change-id="ct40703360"/> <text:change-start text:change-id="ct407153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0715360"/></text:p>
      <text:p text:style-name="P42"><text:s text:c="12"/><text:change-start text:change-id="ct40710240"/><text:span text:style-name="_5f_OOoComputerIdent">text_align</text:span><text:change-end text:change-id="ct40710240"/> <text:change-start text:change-id="ct40656208"/><text:span text:style-name="_5f_OOoComputerSpecial">=</text:span><text:change-end text:change-id="ct40656208"/> <text:change-start text:change-id="ct37913856"/><text:span text:style-name="_5f_OOoComputerIdent">TextNode</text:span><text:span text:style-name="_5f_OOoComputerSpecial">.</text:span><text:span text:style-name="_5f_OOoComputerIdent">ALeft</text:span><text:span text:style-name="_5f_OOoComputerSpecial">,</text:span><text:change-end text:change-id="ct37913856"/></text:p>
      <text:p text:style-name="P42"><text:s text:c="12"/><text:change-start text:change-id="ct40714464"/><text:span text:style-name="_5f_OOoComputerIdent">scale</text:span><text:change-end text:change-id="ct40714464"/> <text:change-start text:change-id="ct40703664"/><text:span text:style-name="_5f_OOoComputerSpecial">=</text:span><text:change-end text:change-id="ct40703664"/> <text:change-start text:change-id="ct40710560"/><text:span text:style-name="_5f_OOoComputerLiteral">0.1</text:span><text:span text:style-name="_5f_OOoComputerSpecial">,</text:span><text:change-end text:change-id="ct40710560"/></text:p>
      <text:p text:style-name="P42"><text:s text:c="12"/><text:change-start text:change-id="ct40711072"/><text:span text:style-name="_5f_OOoComputerIdent">pad</text:span><text:change-end text:change-id="ct40711072"/> <text:change-start text:change-id="ct40711296"/><text:span text:style-name="_5f_OOoComputerSpecial">=</text:span><text:change-end text:change-id="ct40711296"/> <text:change-start text:change-id="ct40711712"/><text:span text:style-name="_5f_OOoComputerSpecial">(</text:span><text:span text:style-name="_5f_OOoComputerLiteral">0.15</text:span><text:span text:style-name="_5f_OOoComputerSpecial">,</text:span><text:change-end text:change-id="ct40711712"/> <text:change-start text:change-id="ct40713328"/><text:span text:style-name="_5f_OOoComputerLiteral">0.15</text:span><text:span text:style-name="_5f_OOoComputerSpecial">),</text:span><text:change-end text:change-id="ct40713328"/></text:p>
      <text:p text:style-name="P42"><text:soft-page-break/><text:s text:c="12"/><text:change-start text:change-id="ct39954432"/><text:span text:style-name="_5f_OOoComputerIdent">pos</text:span><text:change-end text:change-id="ct39954432"/> <text:change-start text:change-id="ct39955984"/><text:span text:style-name="_5f_OOoComputerSpecial">=</text:span><text:change-end text:change-id="ct39955984"/> <text:change-start text:change-id="ct39956208"/><text:span text:style-name="_5f_OOoComputerSpecial">(</text:span><text:span text:style-name="_5f_OOoComputerIdent">base</text:span><text:span text:style-name="_5f_OOoComputerSpecial">.</text:span><text:span text:style-name="_5f_OOoComputerIdent">a2dLeft</text:span><text:change-end text:change-id="ct39956208"/> <text:change-start text:change-id="ct39957104"/><text:span text:style-name="_5f_OOoComputerSpecial">+</text:span><text:change-end text:change-id="ct39957104"/> <text:change-start text:change-id="ct39959584"/><text:span text:style-name="_5f_OOoComputerLiteral">0.08</text:span><text:span text:style-name="_5f_OOoComputerSpecial">,</text:span><text:change-end text:change-id="ct39959584"/> <text:change-start text:change-id="ct39962112"/><text:span text:style-name="_5f_OOoComputerLiteral">0</text:span><text:span text:style-name="_5f_OOoComputerSpecial">,</text:span><text:change-end text:change-id="ct39962112"/> <text:change-start text:change-id="ct39965792"/><text:span text:style-name="_5f_OOoComputerSpecial">-</text:span><text:span text:style-name="_5f_OOoComputerLiteral">0.03</text:span><text:span text:style-name="_5f_OOoComputerSpecial">),</text:span><text:change-end text:change-id="ct39965792"/></text:p>
      <text:p text:style-name="P42"><text:s text:c="12"/><text:change-start text:change-id="ct39969184"/><text:span text:style-name="_5f_OOoComputerIdent">frameColor</text:span><text:change-end text:change-id="ct39969184"/> <text:change-start text:change-id="ct37919840"/><text:span text:style-name="_5f_OOoComputerSpecial">=</text:span><text:change-end text:change-id="ct37919840"/> <text:change-start text:change-id="ct37919488"/><text:span text:style-name="_5f_OOoComputerSpecial">(</text:span><text:change-end text:change-id="ct37919488"/></text:p>
      <text:p text:style-name="P42"><text:s text:c="16"/><text:change-start text:change-id="ct3791878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37918784"/></text:p>
      <text:p text:style-name="P42"><text:s text:c="16"/><text:change-start text:change-id="ct3996665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39966656"/></text:p>
      <text:p text:style-name="P42"><text:s text:c="16"/><text:change-start text:change-id="ct3995672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39956720"/></text:p>
      <text:p text:style-name="P42"><text:s text:c="16"/><text:change-start text:change-id="ct3995854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39958544"/></text:p>
      <text:p text:style-name="P42"><text:s text:c="12"/><text:change-start text:change-id="ct39971120"/><text:span text:style-name="_5f_OOoComputerIdent">relief</text:span><text:change-end text:change-id="ct39971120"/> <text:change-start text:change-id="ct39972704"/><text:span text:style-name="_5f_OOoComputerSpecial">=</text:span><text:change-end text:change-id="ct39972704"/> <text:change-start text:change-id="ct39972928"/><text:span text:style-name="_5f_OOoComputerLiteral">1</text:span><text:span text:style-name="_5f_OOoComputerSpecial">,</text:span><text:change-end text:change-id="ct39972928"/></text:p>
      <text:p text:style-name="P42"><text:s text:c="12"/><text:change-start text:change-id="ct39973440"/><text:span text:style-name="_5f_OOoComputerIdent">command</text:span><text:change-end text:change-id="ct39973440"/> <text:change-start text:change-id="ct39973664"/><text:span text:style-name="_5f_OOoComputerSpecial">=</text:span><text:change-end text:change-id="ct39973664"/> <text:change-start text:change-id="ct3997388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39973888"/></text:p>
      <text:p text:style-name="P509"><text:s text:c="12"/><text:change-start text:change-id="ct39974400"/><text:span text:style-name="_5f_OOoComputerIdent">extraArgs</text:span><text:change-end text:change-id="ct39974400"/> <text:change-start text:change-id="ct39975952"/><text:span text:style-name="_5f_OOoComputerSpecial">=</text:span><text:change-end text:change-id="ct39975952"/> <text:change-start text:change-id="ct39976176"/><text:span text:style-name="_5f_OOoComputerSpecial">[</text:span><text:span text:style-name="_5f_OOoComputerLiteral">"</text:span><text:span text:style-name="_5f_OOoComputerLiteral"><text:span text:style-name="T270">CharSelection-Back</text:span></text:span><text:span text:style-name="_5f_OOoComputerLiteral">"</text:span><text:span text:style-name="_5f_OOoComputerSpecial">],</text:span><text:change-end text:change-id="ct39976176"/></text:p>
      <text:p text:style-name="P42"><text:s text:c="12"/><text:change-start text:change-id="ct39976688"/><text:span text:style-name="_5f_OOoComputerIdent">pressEffect</text:span><text:change-end text:change-id="ct39976688"/> <text:change-start text:change-id="ct39978320"/><text:span text:style-name="_5f_OOoComputerSpecial">=</text:span><text:change-end text:change-id="ct39978320"/> <text:change-start text:change-id="ct39978544"/><text:span text:style-name="_5f_OOoComputerIdent">False</text:span><text:span text:style-name="_5f_OOoComputerSpecial">,</text:span><text:change-end text:change-id="ct39978544"/></text:p>
      <text:p text:style-name="P42"><text:s text:c="12"/><text:change-start text:change-id="ct39979056"/><text:span text:style-name="_5f_OOoComputerIdent">rolloverSound</text:span><text:change-end text:change-id="ct39979056"/> <text:change-start text:change-id="ct39979280"/><text:span text:style-name="_5f_OOoComputerSpecial">=</text:span><text:change-end text:change-id="ct39979280"/> <text:change-start text:change-id="ct39979504"/><text:span text:style-name="_5f_OOoComputerKeyWord">None</text:span><text:span text:style-name="_5f_OOoComputerSpecial">,</text:span><text:change-end text:change-id="ct39979504"/></text:p>
      <text:p text:style-name="P42"><text:s text:c="12"/><text:change-start text:change-id="ct39980016"/><text:span text:style-name="_5f_OOoComputerIdent">clickSound</text:span><text:change-end text:change-id="ct39980016"/> <text:change-start text:change-id="ct39980240"/><text:span text:style-name="_5f_OOoComputerSpecial">=</text:span><text:change-end text:change-id="ct39980240"/> <text:change-start text:change-id="ct39980464"/><text:span text:style-name="_5f_OOoComputerKeyWord">None</text:span><text:span text:style-name="_5f_OOoComputerSpecial">)</text:span><text:change-end text:change-id="ct39980464"/></text:p>
      <text:p text:style-name="P42"><text:s text:c="8"/><text:change-start text:change-id="ct399825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39982544"/></text:p>
      <text:p text:style-name="P42"><text:s text:c="8"/><text:change-start text:change-id="ct3968596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39685968"/></text:p>
      <text:p text:style-name="P42"/>
      <text:p text:style-name="P42"><text:s text:c="8"/><text:change-start text:change-id="ct39689088"/><text:span text:style-name="_5f_OOoComputerIdent">self</text:span><text:span text:style-name="_5f_OOoComputerSpecial">.</text:span><text:span text:style-name="_5f_OOoComputerIdent">btnStart</text:span><text:change-end text:change-id="ct39689088"/> <text:change-start text:change-id="ct39689312"/><text:span text:style-name="_5f_OOoComputerSpecial">=</text:span><text:change-end text:change-id="ct39689312"/> <text:change-start text:change-id="ct39689536"/><text:span text:style-name="_5f_OOoComputerIdent">DirectButton</text:span><text:span text:style-name="_5f_OOoComputerSpecial">(</text:span><text:change-end text:change-id="ct39689536"/></text:p>
      <text:p text:style-name="P42"><text:s text:c="12"/><text:change-start text:change-id="ct39690048"/><text:span text:style-name="_5f_OOoComputerIdent">text</text:span><text:change-end text:change-id="ct39690048"/> <text:change-start text:change-id="ct39690272"/><text:span text:style-name="_5f_OOoComputerSpecial">=</text:span><text:change-end text:change-id="ct39690272"/> <text:change-start text:change-id="ct39690496"/><text:span text:style-name="_5f_OOoComputerLiteral">"START"</text:span><text:span text:style-name="_5f_OOoComputerSpecial">,</text:span><text:change-end text:change-id="ct39690496"/></text:p>
      <text:p text:style-name="P42"><text:s text:c="12"/><text:change-start text:change-id="ct39691008"/><text:span text:style-name="_5f_OOoComputerIdent">text_fg</text:span><text:change-end text:change-id="ct39691008"/> <text:change-start text:change-id="ct39691232"/><text:span text:style-name="_5f_OOoComputerSpecial">=</text:span><text:change-end text:change-id="ct39691232"/> <text:change-start text:change-id="ct396945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39694592"/></text:p>
      <text:p text:style-name="P42"><text:s text:c="12"/><text:change-start text:change-id="ct39696640"/><text:span text:style-name="_5f_OOoComputerIdent">text_align</text:span><text:change-end text:change-id="ct39696640"/> <text:change-start text:change-id="ct39698000"/><text:span text:style-name="_5f_OOoComputerSpecial">=</text:span><text:change-end text:change-id="ct39698000"/> <text:change-start text:change-id="ct39698224"/><text:span text:style-name="_5f_OOoComputerIdent">TextNode</text:span><text:span text:style-name="_5f_OOoComputerSpecial">.</text:span><text:span text:style-name="_5f_OOoComputerIdent">ARight</text:span><text:span text:style-name="_5f_OOoComputerSpecial">,</text:span><text:change-end text:change-id="ct39698224"/></text:p>
      <text:p text:style-name="P42"><text:s text:c="12"/><text:change-start text:change-id="ct39698736"/><text:span text:style-name="_5f_OOoComputerIdent">scale</text:span><text:change-end text:change-id="ct39698736"/> <text:change-start text:change-id="ct39698960"/><text:span text:style-name="_5f_OOoComputerSpecial">=</text:span><text:change-end text:change-id="ct39698960"/> <text:change-start text:change-id="ct39699184"/><text:span text:style-name="_5f_OOoComputerLiteral">0.1</text:span><text:span text:style-name="_5f_OOoComputerSpecial">,</text:span><text:change-end text:change-id="ct39699184"/></text:p>
      <text:p text:style-name="P42"><text:s text:c="12"/><text:change-start text:change-id="ct37932160"/><text:span text:style-name="_5f_OOoComputerIdent">pad</text:span><text:change-end text:change-id="ct37932160"/> <text:change-start text:change-id="ct39684944"/><text:span text:style-name="_5f_OOoComputerSpecial">=</text:span><text:change-end text:change-id="ct39684944"/> <text:change-start text:change-id="ct39963280"/><text:span text:style-name="_5f_OOoComputerSpecial">(</text:span><text:span text:style-name="_5f_OOoComputerLiteral">0.15</text:span><text:span text:style-name="_5f_OOoComputerSpecial">,</text:span><text:change-end text:change-id="ct39963280"/> <text:change-start text:change-id="ct39692000"/><text:span text:style-name="_5f_OOoComputerLiteral">0.15</text:span><text:span text:style-name="_5f_OOoComputerSpecial">),</text:span><text:change-end text:change-id="ct39692000"/></text:p>
      <text:p text:style-name="P42"><text:s text:c="12"/><text:change-start text:change-id="ct37935680"/><text:span text:style-name="_5f_OOoComputerIdent">pos</text:span><text:change-end text:change-id="ct37935680"/> <text:change-start text:change-id="ct37935328"/><text:span text:style-name="_5f_OOoComputerSpecial">=</text:span><text:change-end text:change-id="ct37935328"/> <text:change-start text:change-id="ct37936032"/><text:span text:style-name="_5f_OOoComputerSpecial">(</text:span><text:span text:style-name="_5f_OOoComputerIdent">base</text:span><text:span text:style-name="_5f_OOoComputerSpecial">.</text:span><text:span text:style-name="_5f_OOoComputerIdent">a2dRight</text:span><text:change-end text:change-id="ct37936032"/> <text:change-start text:change-id="ct39684560"/><text:span text:style-name="_5f_OOoComputerSpecial">-</text:span><text:change-end text:change-id="ct39684560"/> <text:change-start text:change-id="ct40714848"/><text:span text:style-name="_5f_OOoComputerLiteral">0.08</text:span><text:span text:style-name="_5f_OOoComputerSpecial">,</text:span><text:change-end text:change-id="ct40714848"/> <text:change-start text:change-id="ct40814400"/><text:span text:style-name="_5f_OOoComputerLiteral">0</text:span><text:span text:style-name="_5f_OOoComputerSpecial">,</text:span><text:change-end text:change-id="ct40814400"/> <text:change-start text:change-id="ct40816112"/><text:span text:style-name="_5f_OOoComputerSpecial">-</text:span><text:span text:style-name="_5f_OOoComputerLiteral">0.03</text:span><text:span text:style-name="_5f_OOoComputerSpecial">),</text:span><text:change-end text:change-id="ct40816112"/></text:p>
      <text:p text:style-name="P42"><text:s text:c="12"/><text:change-start text:change-id="ct40815520"/><text:span text:style-name="_5f_OOoComputerIdent">relief</text:span><text:change-end text:change-id="ct40815520"/> <text:change-start text:change-id="ct37937088"/><text:span text:style-name="_5f_OOoComputerSpecial">=</text:span><text:change-end text:change-id="ct37937088"/> <text:change-start text:change-id="ct37937792"/><text:span text:style-name="_5f_OOoComputerLiteral">1</text:span><text:span text:style-name="_5f_OOoComputerSpecial">,</text:span><text:change-end text:change-id="ct37937792"/></text:p>
      <text:p text:style-name="P42"><text:s text:c="12"/><text:change-start text:change-id="ct39685328"/><text:span text:style-name="_5f_OOoComputerIdent">frameColor</text:span><text:change-end text:change-id="ct39685328"/> <text:change-start text:change-id="ct39963616"/><text:span text:style-name="_5f_OOoComputerSpecial">=</text:span><text:change-end text:change-id="ct39963616"/> <text:change-start text:change-id="ct40818192"/><text:span text:style-name="_5f_OOoComputerSpecial">(</text:span><text:change-end text:change-id="ct40818192"/></text:p>
      <text:p text:style-name="P42"><text:s text:c="16"/><text:change-start text:change-id="ct3793638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37936384"/></text:p>
      <text:p text:style-name="P42"><text:s text:c="16"/><text:change-start text:change-id="ct4081875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0818752"/></text:p>
      <text:p text:style-name="P42"><text:s text:c="16"/><text:change-start text:change-id="ct4082056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0820560"/></text:p>
      <text:p text:style-name="P42"><text:s text:c="16"/><text:change-start text:change-id="ct4082262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0822624"/></text:p>
      <text:p text:style-name="P42"><text:s text:c="12"/><text:change-start text:change-id="ct37940256"/><text:span text:style-name="_5f_OOoComputerIdent">command</text:span><text:change-end text:change-id="ct37940256"/> <text:change-start text:change-id="ct37939904"/><text:span text:style-name="_5f_OOoComputerSpecial">=</text:span><text:change-end text:change-id="ct37939904"/> <text:change-start text:change-id="ct408214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0821408"/></text:p>
      <text:p text:style-name="P42"><text:s text:c="12"/><text:change-start text:change-id="ct40824608"/><text:span text:style-name="_5f_OOoComputerIdent">extraArgs</text:span><text:change-end text:change-id="ct40824608"/> <text:change-start text:change-id="ct37941664"/><text:span text:style-name="_5f_OOoComputerSpecial">=</text:span><text:change-end text:change-id="ct37941664"/> <text:change-start text:change-id="ct40824832"/><text:span text:style-name="_5f_OOoComputerSpecial">[</text:span><text:span text:style-name="_5f_OOoComputerLiteral">"CharSelection-Start"</text:span><text:span text:style-name="_5f_OOoComputerSpecial">],</text:span><text:change-end text:change-id="ct40824832"/></text:p>
      <text:p text:style-name="P42"><text:s text:c="12"/><text:change-start text:change-id="ct40825568"/><text:span text:style-name="_5f_OOoComputerIdent">pressEffect</text:span><text:change-end text:change-id="ct40825568"/> <text:change-start text:change-id="ct37944480"/><text:span text:style-name="_5f_OOoComputerSpecial">=</text:span><text:change-end text:change-id="ct37944480"/> <text:change-start text:change-id="ct37944832"/><text:span text:style-name="_5f_OOoComputerIdent">False</text:span><text:span text:style-name="_5f_OOoComputerSpecial">,</text:span><text:change-end text:change-id="ct37944832"/></text:p>
      <text:p text:style-name="P42"><text:s text:c="12"/><text:change-start text:change-id="ct37945184"/><text:span text:style-name="_5f_OOoComputerIdent">rolloverSound</text:span><text:change-end text:change-id="ct37945184"/> <text:change-start text:change-id="ct37945536"/><text:span text:style-name="_5f_OOoComputerSpecial">=</text:span><text:change-end text:change-id="ct37945536"/> <text:change-start text:change-id="ct37945888"/><text:span text:style-name="_5f_OOoComputerKeyWord">None</text:span><text:span text:style-name="_5f_OOoComputerSpecial">,</text:span><text:change-end text:change-id="ct37945888"/></text:p>
      <text:p text:style-name="P42"><text:s text:c="12"/><text:change-start text:change-id="ct37946240"/><text:span text:style-name="_5f_OOoComputerIdent">clickSound</text:span><text:change-end text:change-id="ct37946240"/> <text:change-start text:change-id="ct37946592"/><text:span text:style-name="_5f_OOoComputerSpecial">=</text:span><text:change-end text:change-id="ct37946592"/> <text:change-start text:change-id="ct37946944"/><text:span text:style-name="_5f_OOoComputerKeyWord">None</text:span><text:span text:style-name="_5f_OOoComputerSpecial">)</text:span><text:change-end text:change-id="ct37946944"/></text:p>
      <text:p text:style-name="P42"><text:s text:c="8"/><text:change-start text:change-id="ct40830880"/><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830880"/></text:p>
      <text:p text:style-name="P42"><text:s text:c="8"/><text:change-start text:change-id="ct40835456"/><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0835456"/></text:p>
      <text:p text:style-name="P510"><text:s text:c="8"/><text:change-start text:change-id="ct4083342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0833424"/> <text:change-start text:change-id="ct40828320"/><text:span text:style-name="_5f_OOoComputerSpecial">=</text:span><text:change-end text:change-id="ct40828320"/> <text:change-start text:change-id="ct40838368"/><text:span text:style-name="_5f_OOoComputerIdent">DGG</text:span><text:span text:style-name="_5f_OOoComputerSpecial">.</text:span><text:span text:style-name="_5f_OOoComputerIdent">DISABLED</text:span><text:change-end text:change-id="ct40838368"/></text:p>
      <text:p text:style-name="P514"/>
      <text:p text:style-name="P514"><text:s text:c="8"/><text:change-start text:change-id="ct40833056"/><text:span text:style-name="_5f_OOoComputerIdent">self</text:span><text:span text:style-name="_5f_OOoComputerSpecial">.</text:span><text:span text:style-name="_5f_OOoComputerIdent">hide</text:span><text:span text:style-name="_5f_OOoComputerSpecial">()</text:span><text:change-end text:change-id="ct40833056"/></text:p>
      <text:p text:style-name="P42"/>
      <text:p text:style-name="P42"><text:s text:c="4"/><text:change-start text:change-id="ct37948000"/><text:span text:style-name="_5f_OOoComputerKeyWord">def</text:span><text:change-end text:change-id="ct37948000"/> <text:change-start text:change-id="ct37947296"/><text:span text:style-name="_5f_OOoComputerIdent">createCharacterButton</text:span><text:span text:style-name="_5f_OOoComputerSpecial">(</text:span><text:span text:style-name="_5f_OOoComputerIdent">self</text:span><text:span text:style-name="_5f_OOoComputerSpecial">,</text:span><text:change-end text:change-id="ct37947296"/> <text:change-start text:change-id="ct40834624"/><text:span text:style-name="_5f_OOoComputerIdent">pos</text:span><text:span text:style-name="_5f_OOoComputerSpecial">,</text:span><text:change-end text:change-id="ct40834624"/> <text:change-start text:change-id="ct40841392"/><text:span text:style-name="_5f_OOoComputerIdent">image</text:span><text:span text:style-name="_5f_OOoComputerSpecial">,</text:span><text:change-end text:change-id="ct40841392"/> <text:change-start text:change-id="ct40843744"/><text:span text:style-name="_5f_OOoComputerIdent">charNr</text:span><text:span text:style-name="_5f_OOoComputerSpecial">):</text:span><text:change-end text:change-id="ct40843744"/></text:p>
      <text:p text:style-name="P42"><text:s text:c="8"/><text:change-start text:change-id="ct37949408"/><text:span text:style-name="_5f_OOoComputerIdent">btn</text:span><text:change-end text:change-id="ct37949408"/> <text:change-start text:change-id="ct37950816"/><text:span text:style-name="_5f_OOoComputerSpecial">=</text:span><text:change-end text:change-id="ct37950816"/> <text:change-start text:change-id="ct40830048"/><text:span text:style-name="_5f_OOoComputerIdent">DirectButton</text:span><text:span text:style-name="_5f_OOoComputerSpecial">(</text:span><text:change-end text:change-id="ct40830048"/></text:p>
      <text:p text:style-name="P42"><text:s text:c="12"/><text:change-start text:change-id="ct40832288"/><text:span text:style-name="_5f_OOoComputerIdent">scale</text:span><text:change-end text:change-id="ct40832288"/> <text:change-start text:change-id="ct40834176"/><text:span text:style-name="_5f_OOoComputerSpecial">=</text:span><text:change-end text:change-id="ct40834176"/> <text:change-start text:change-id="ct40834400"/><text:span text:style-name="_5f_OOoComputerLiteral">0.1</text:span><text:span text:style-name="_5f_OOoComputerSpecial">,</text:span><text:change-end text:change-id="ct40834400"/></text:p>
      <text:p text:style-name="P42"><text:s text:c="12"/><text:change-start text:change-id="ct40841616"/><text:span text:style-name="_5f_OOoComputerIdent">relief</text:span><text:change-end text:change-id="ct40841616"/> <text:change-start text:change-id="ct40827696"/><text:span text:style-name="_5f_OOoComputerSpecial">=</text:span><text:change-end text:change-id="ct40827696"/> <text:change-start text:change-id="ct40827920"/><text:span text:style-name="_5f_OOoComputerLiteral">0</text:span><text:span text:style-name="_5f_OOoComputerSpecial">,</text:span><text:change-end text:change-id="ct40827920"/></text:p>
      <text:p text:style-name="P42"><text:s text:c="12"/><text:change-start text:change-id="ct40842624"/><text:span text:style-name="_5f_OOoComputerIdent">frameColor</text:span><text:change-end text:change-id="ct40842624"/> <text:change-start text:change-id="ct40840368"/><text:span text:style-name="_5f_OOoComputerSpecial">=</text:span><text:change-end text:change-id="ct40840368"/> <text:change-start text:change-id="ct4085020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0850208"/></text:p>
      <text:p text:style-name="P42"><text:s text:c="12"/><text:change-start text:change-id="ct37951520"/><text:span text:style-name="_5f_OOoComputerIdent">pos</text:span><text:change-end text:change-id="ct37951520"/> <text:change-start text:change-id="ct40842848"/><text:span text:style-name="_5f_OOoComputerSpecial">=</text:span><text:change-end text:change-id="ct40842848"/> <text:change-start text:change-id="ct40851232"/><text:span text:style-name="_5f_OOoComputerIdent">pos</text:span><text:span text:style-name="_5f_OOoComputerSpecial">,</text:span><text:change-end text:change-id="ct40851232"/></text:p>
      <text:p text:style-name="P42"><text:s text:c="12"/><text:change-start text:change-id="ct37956096"/><text:span text:style-name="_5f_OOoComputerIdent">image</text:span><text:change-end text:change-id="ct37956096"/> <text:change-start text:change-id="ct39694016"/><text:span text:style-name="_5f_OOoComputerSpecial">=</text:span><text:change-end text:change-id="ct39694016"/> <text:change-start text:change-id="ct40848752"/><text:span text:style-name="_5f_OOoComputerIdent">image</text:span><text:span text:style-name="_5f_OOoComputerSpecial">,</text:span><text:change-end text:change-id="ct40848752"/></text:p>
      <text:p text:style-name="P42"><text:s text:c="12"/><text:change-start text:change-id="ct40826944"/><text:span text:style-name="_5f_OOoComputerIdent">command</text:span><text:change-end text:change-id="ct40826944"/> <text:change-start text:change-id="ct40846128"/><text:span text:style-name="_5f_OOoComputerSpecial">=</text:span><text:change-end text:change-id="ct40846128"/> <text:change-start text:change-id="ct40846736"/><text:span text:style-name="_5f_OOoComputerIdent">self</text:span><text:span text:style-name="_5f_OOoComputerSpecial">.</text:span><text:span text:style-name="_5f_OOoComputerIdent">selectCharacter</text:span><text:span text:style-name="_5f_OOoComputerSpecial">,</text:span><text:change-end text:change-id="ct40846736"/></text:p>
      <text:p text:style-name="P42"><text:s text:c="12"/><text:change-start text:change-id="ct40846352"/><text:span text:style-name="_5f_OOoComputerIdent">extraArgs</text:span><text:change-end text:change-id="ct40846352"/> <text:change-start text:change-id="ct40847520"/><text:span text:style-name="_5f_OOoComputerSpecial">=</text:span><text:change-end text:change-id="ct40847520"/> <text:change-start text:change-id="ct40847744"/><text:span text:style-name="_5f_OOoComputerSpecial">[</text:span><text:span text:style-name="_5f_OOoComputerIdent">charNr</text:span><text:span text:style-name="_5f_OOoComputerSpecial">],</text:span><text:change-end text:change-id="ct40847744"/></text:p>
      <text:p text:style-name="P42"><text:s text:c="12"/><text:change-start text:change-id="ct37959616"/><text:span text:style-name="_5f_OOoComputerIdent">rolloverSound</text:span><text:change-end text:change-id="ct37959616"/> <text:change-start text:change-id="ct40848256"/><text:span text:style-name="_5f_OOoComputerSpecial">=</text:span><text:change-end text:change-id="ct40848256"/> <text:change-start text:change-id="ct37960384"/><text:span text:style-name="_5f_OOoComputerKeyWord">None</text:span><text:span text:style-name="_5f_OOoComputerSpecial">,</text:span><text:change-end text:change-id="ct37960384"/></text:p>
      <text:p text:style-name="P42"><text:s text:c="12"/><text:change-start text:change-id="ct37960672"/><text:span text:style-name="_5f_OOoComputerIdent">clickSound</text:span><text:change-end text:change-id="ct37960672"/> <text:change-start text:change-id="ct40852576"/><text:span text:style-name="_5f_OOoComputerSpecial">=</text:span><text:change-end text:change-id="ct40852576"/> <text:change-start text:change-id="ct37961376"/><text:span text:style-name="_5f_OOoComputerKeyWord">None</text:span><text:span text:style-name="_5f_OOoComputerSpecial">)</text:span><text:change-end text:change-id="ct37961376"/></text:p>
      <text:p text:style-name="P42"><text:s text:c="8"/><text:change-start text:change-id="ct40855456"/><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855456"/></text:p>
      <text:p text:style-name="P42"><text:s text:c="8"/><text:change-start text:change-id="ct40854864"/><text:span text:style-name="_5f_OOoComputerKeyWord">return</text:span><text:change-end text:change-id="ct40854864"/> <text:change-start text:change-id="ct40854000"/><text:span text:style-name="_5f_OOoComputerIdent">btn</text:span><text:change-end text:change-id="ct40854000"/></text:p>
      <text:p text:style-name="P42"/>
      <text:p text:style-name="P42"><text:s text:c="4"/><text:change-start text:change-id="ct37962432"/><text:span text:style-name="_5f_OOoComputerKeyWord">def</text:span><text:change-end text:change-id="ct37962432"/> <text:change-start text:change-id="ct40857248"/><text:span text:style-name="_5f_OOoComputerIdent">selectCharacter</text:span><text:span text:style-name="_5f_OOoComputerSpecial">(</text:span><text:span text:style-name="_5f_OOoComputerIdent">self</text:span><text:span text:style-name="_5f_OOoComputerSpecial">,</text:span><text:change-end text:change-id="ct40857248"/> <text:change-start text:change-id="ct40859520"/><text:span text:style-name="_5f_OOoComputerIdent">charNr</text:span><text:span text:style-name="_5f_OOoComputerSpecial">):</text:span><text:change-end text:change-id="ct40859520"/></text:p>
      <text:p text:style-name="P42"><text:s text:c="8"/><text:change-start text:change-id="ct37963488"/><text:span text:style-name="_5f_OOoComputerKeyWord">if</text:span><text:change-end text:change-id="ct37963488"/> <text:change-start text:change-id="ct40861680"/><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0861680"/> <text:change-start text:change-id="ct40862624"/><text:span text:style-name="_5f_OOoComputerSpecial">==</text:span><text:change-end text:change-id="ct40862624"/> <text:change-start text:change-id="ct40865024"/><text:span text:style-name="_5f_OOoComputerKeyWord">None</text:span><text:span text:style-name="_5f_OOoComputerSpecial">:</text:span><text:change-end text:change-id="ct40865024"/></text:p>
      <text:p text:style-name="P42"><text:s text:c="12"/><text:change-start text:change-id="ct40861296"/><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0861296"/> <text:change-start text:change-id="ct40863136"/><text:span text:style-name="_5f_OOoComputerSpecial">=</text:span><text:change-end text:change-id="ct40863136"/> <text:change-start text:change-id="ct40861904"/><text:span text:style-name="_5f_OOoComputerLiteral">"assets/gui/Char%d_L.png"</text:span><text:change-end text:change-id="ct40861904"/> <text:change-start text:change-id="ct40858640"/><text:span text:style-name="_5f_OOoComputerSpecial">%</text:span><text:change-end text:change-id="ct40858640"/> <text:change-start text:change-id="ct40867824"/><text:span text:style-name="_5f_OOoComputerIdent">charNr</text:span><text:change-end text:change-id="ct40867824"/></text:p>
      <text:p text:style-name="P42"><text:s text:c="12"/><text:change-start text:change-id="ct40862368"/><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40862368"/> <text:change-start text:change-id="ct40863648"/><text:span text:style-name="_5f_OOoComputerSpecial">=</text:span><text:change-end text:change-id="ct40863648"/> <text:change-start text:change-id="ct40872512"/><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0872512"/> <text:change-start text:change-id="ct40874896"/><text:span text:style-name="_5f_OOoComputerLiteral">1</text:span><text:span text:style-name="_5f_OOoComputerSpecial">)</text:span><text:change-end text:change-id="ct40874896"/></text:p>
      <text:p text:style-name="P42"><text:s text:c="12"/><text:change-start text:change-id="ct37968128"/><text:span text:style-name="_5f_OOoComputerIdent">self</text:span><text:span text:style-name="_5f_OOoComputerSpecial">.</text:span><text:span text:style-name="_5f_OOoComputerIdent">selectedCharacter1</text:span><text:change-end text:change-id="ct37968128"/> <text:change-start text:change-id="ct37968416"/><text:span text:style-name="_5f_OOoComputerSpecial">=</text:span><text:change-end text:change-id="ct37968416"/> <text:change-start text:change-id="ct37963840"/><text:span text:style-name="_5f_OOoComputerIdent">charNr</text:span><text:change-end text:change-id="ct37963840"/></text:p>
      <text:p text:style-name="P42"><text:soft-page-break/><text:s text:c="12"/><text:change-start text:change-id="ct40864000"/><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0864000"/> <text:change-start text:change-id="ct40858320"/><text:span text:style-name="_5f_OOoComputerSpecial">=</text:span><text:change-end text:change-id="ct40858320"/> <text:change-start text:change-id="ct40874112"/><text:span text:style-name="_5f_OOoComputerLiteral">"PLAYER 2 - CHOOSE YOUR CHARACTER"</text:span><text:change-end text:change-id="ct40874112"/></text:p>
      <text:p text:style-name="P42"><text:s text:c="8"/><text:change-start text:change-id="ct37970176"/><text:span text:style-name="_5f_OOoComputerKeyWord">elif</text:span><text:change-end text:change-id="ct37970176"/> <text:change-start text:change-id="ct4086091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0860912"/> <text:change-start text:change-id="ct40854624"/><text:span text:style-name="_5f_OOoComputerSpecial">==</text:span><text:change-end text:change-id="ct40854624"/> <text:change-start text:change-id="ct40877856"/><text:span text:style-name="_5f_OOoComputerKeyWord">None</text:span><text:span text:style-name="_5f_OOoComputerSpecial">:</text:span><text:change-end text:change-id="ct40877856"/></text:p>
      <text:p text:style-name="P42"><text:s text:c="12"/><text:change-start text:change-id="ct37965600"/><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37965600"/> <text:change-start text:change-id="ct37969824"/><text:span text:style-name="_5f_OOoComputerSpecial">=</text:span><text:change-end text:change-id="ct37969824"/> <text:change-start text:change-id="ct40856480"/><text:span text:style-name="_5f_OOoComputerLiteral">"assets/gui/Char%d_R.png"</text:span><text:change-end text:change-id="ct40856480"/> <text:change-start text:change-id="ct40857472"/><text:span text:style-name="_5f_OOoComputerSpecial">%</text:span><text:change-end text:change-id="ct40857472"/> <text:change-start text:change-id="ct40879888"/><text:span text:style-name="_5f_OOoComputerIdent">charNr</text:span><text:change-end text:change-id="ct40879888"/></text:p>
      <text:p text:style-name="P42"><text:s text:c="12"/><text:change-start text:change-id="ct37970880"/><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37970880"/> <text:change-start text:change-id="ct40869072"/><text:span text:style-name="_5f_OOoComputerSpecial">=</text:span><text:change-end text:change-id="ct40869072"/> <text:change-start text:change-id="ct40884688"/><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0884688"/> <text:change-start text:change-id="ct40887088"/><text:span text:style-name="_5f_OOoComputerLiteral">1</text:span><text:span text:style-name="_5f_OOoComputerSpecial">)</text:span><text:change-end text:change-id="ct40887088"/></text:p>
      <text:p text:style-name="P42"><text:s text:c="12"/><text:change-start text:change-id="ct40890704"/><text:span text:style-name="_5f_OOoComputerIdent">self</text:span><text:span text:style-name="_5f_OOoComputerSpecial">.</text:span><text:span text:style-name="_5f_OOoComputerIdent">selectedCharacter2</text:span><text:change-end text:change-id="ct40890704"/> <text:change-start text:change-id="ct40890928"/><text:span text:style-name="_5f_OOoComputerSpecial">=</text:span><text:change-end text:change-id="ct40890928"/> <text:change-start text:change-id="ct40891152"/><text:span text:style-name="_5f_OOoComputerIdent">charNr</text:span><text:change-end text:change-id="ct40891152"/></text:p>
      <text:p text:style-name="P42"><text:s text:c="12"/><text:change-start text:change-id="ct4089166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0891664"/> <text:change-start text:change-id="ct40891888"/><text:span text:style-name="_5f_OOoComputerSpecial">=</text:span><text:change-end text:change-id="ct40891888"/> <text:change-start text:change-id="ct40892112"/><text:span text:style-name="_5f_OOoComputerIdent">DGG</text:span><text:span text:style-name="_5f_OOoComputerSpecial">.</text:span><text:span text:style-name="_5f_OOoComputerIdent">NORMAL</text:span><text:change-end text:change-id="ct40892112"/></text:p>
      <text:p text:style-name="P42"><text:s text:c="12"/><text:change-start text:change-id="ct4089339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0893392"/> <text:change-start text:change-id="ct40894144"/><text:span text:style-name="_5f_OOoComputerSpecial">=</text:span><text:change-end text:change-id="ct40894144"/> <text:change-start text:change-id="ct40894368"/><text:span text:style-name="_5f_OOoComputerLiteral">"START THE FIGHT &gt;"</text:span><text:change-end text:change-id="ct40894368"/></text:p>
      <text:p text:style-name="P42"/>
      <text:p text:style-name="P42"><text:s text:c="4"/><text:change-start text:change-id="ct40895536"/><text:span text:style-name="_5f_OOoComputerKeyWord">def</text:span><text:change-end text:change-id="ct40895536"/> <text:change-start text:change-id="ct40895760"/><text:span text:style-name="_5f_OOoComputerIdent">show</text:span><text:span text:style-name="_5f_OOoComputerSpecial">(</text:span><text:span text:style-name="_5f_OOoComputerIdent">self</text:span><text:span text:style-name="_5f_OOoComputerSpecial">):</text:span><text:change-end text:change-id="ct40895760"/></text:p>
      <text:p text:style-name="P42"><text:s text:c="8"/><text:change-start text:change-id="ct40896272"/><text:span text:style-name="_5f_OOoComputerIdent">self</text:span><text:span text:style-name="_5f_OOoComputerSpecial">.</text:span><text:span text:style-name="_5f_OOoComputerIdent">selectedCharacter1</text:span><text:change-end text:change-id="ct40896272"/> <text:change-start text:change-id="ct40896496"/><text:span text:style-name="_5f_OOoComputerSpecial">=</text:span><text:change-end text:change-id="ct40896496"/> <text:change-start text:change-id="ct40896720"/><text:span text:style-name="_5f_OOoComputerKeyWord">None</text:span><text:change-end text:change-id="ct40896720"/></text:p>
      <text:p text:style-name="P42"><text:s text:c="8"/><text:change-start text:change-id="ct40897296"/><text:span text:style-name="_5f_OOoComputerIdent">self</text:span><text:span text:style-name="_5f_OOoComputerSpecial">.</text:span><text:span text:style-name="_5f_OOoComputerIdent">selectedCharacter2</text:span><text:change-end text:change-id="ct40897296"/> <text:change-start text:change-id="ct40897520"/><text:span text:style-name="_5f_OOoComputerSpecial">=</text:span><text:change-end text:change-id="ct40897520"/> <text:change-start text:change-id="ct40898064"/><text:span text:style-name="_5f_OOoComputerKeyWord">None</text:span><text:change-end text:change-id="ct40898064"/></text:p>
      <text:p text:style-name="P42"><text:s text:c="8"/><text:change-start text:change-id="ct3798038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37980384"/> <text:change-start text:change-id="ct40881056"/><text:span text:style-name="_5f_OOoComputerSpecial">=</text:span><text:change-end text:change-id="ct40881056"/> <text:change-start text:change-id="ct40883360"/><text:span text:style-name="_5f_OOoComputerKeyWord">None</text:span><text:change-end text:change-id="ct40883360"/></text:p>
      <text:p text:style-name="P42"><text:s text:c="8"/><text:change-start text:change-id="ct4088270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0882704"/> <text:change-start text:change-id="ct40883968"/><text:span text:style-name="_5f_OOoComputerSpecial">=</text:span><text:change-end text:change-id="ct40883968"/> <text:change-start text:change-id="ct40885984"/><text:span text:style-name="_5f_OOoComputerKeyWord">None</text:span><text:change-end text:change-id="ct40885984"/></text:p>
      <text:p text:style-name="P42"><text:s text:c="8"/><text:change-start text:change-id="ct40900704"/><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0900704"/> <text:change-start text:change-id="ct40900928"/><text:span text:style-name="_5f_OOoComputerSpecial">=</text:span><text:change-end text:change-id="ct40900928"/> <text:change-start text:change-id="ct40901152"/><text:span text:style-name="_5f_OOoComputerLiteral">"PLAYER 1 - CHOOSE YOUR CHARACTER"</text:span><text:change-end text:change-id="ct40901152"/></text:p>
      <text:p text:style-name="P42"><text:s text:c="8"/><text:change-start text:change-id="ct4090286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0902864"/> <text:change-start text:change-id="ct40903392"/><text:span text:style-name="_5f_OOoComputerSpecial">=</text:span><text:change-end text:change-id="ct40903392"/> <text:change-start text:change-id="ct40905440"/><text:span text:style-name="_5f_OOoComputerIdent">DGG</text:span><text:span text:style-name="_5f_OOoComputerSpecial">.</text:span><text:span text:style-name="_5f_OOoComputerIdent">DISABLED</text:span><text:change-end text:change-id="ct40905440"/></text:p>
      <text:p text:style-name="P42"><text:s text:c="8"/><text:change-start text:change-id="ct4090774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0907744"/></text:p>
      <text:p text:style-name="P42"/>
      <text:p text:style-name="P42"><text:s text:c="4"/><text:change-start text:change-id="ct40909264"/><text:span text:style-name="_5f_OOoComputerKeyWord">def</text:span><text:change-end text:change-id="ct40909264"/> <text:change-start text:change-id="ct40909488"/><text:span text:style-name="_5f_OOoComputerIdent">hide</text:span><text:span text:style-name="_5f_OOoComputerSpecial">(</text:span><text:span text:style-name="_5f_OOoComputerIdent">self</text:span><text:span text:style-name="_5f_OOoComputerSpecial">):</text:span><text:change-end text:change-id="ct40909488"/></text:p>
      <text:p text:style-name="P42"><text:s text:c="8"/><text:change-start text:change-id="ct4091028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0910288"/></text:p>
      <text:p text:style-name="P281">It's quite lengthy but most of the source should already be known to you as it is either basic python code or we already used it in the other menu. So we will only highlight and go over the new parts in this menu.</text:p>
      <text:p text:style-name="P282">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83">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85">Also we set the <text:span text:style-name="T257">set a state of the button manually the first time with</text:span></text:p>
      <text:p text:style-name="P497"><text:change-start text:change-id="ct4091600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0916000"/> <text:change-start text:change-id="ct40916688"/><text:span text:style-name="_5f_OOoComputerSpecial">=</text:span><text:change-end text:change-id="ct40916688"/> <text:change-start text:change-id="ct40918432"/><text:span text:style-name="_5f_OOoComputerIdent">DGG</text:span><text:span text:style-name="_5f_OOoComputerSpecial">.</text:span><text:span text:style-name="_5f_OOoComputerIdent">DISABLED</text:span><text:change-end text:change-id="ct40918432"/></text:p>
      <text:p text:style-name="P43">This will set the button to a state, where the player can't click the button and it'll show the 4<text:span text:style-name="T258">th</text:span> state, hence the (0.1,0.1,0.1,0.8) frame color we set.</text:p>
      <text:p text:style-name="P283">Lets take a look at the functions we have set up here.</text:p>
      <text:p text:style-name="P283">The createCharacterButton will help us create buttons for each selectable character in the game. As every character button will be styled the same we just need to pass it the character specific parameters as <text:span text:style-name="T255">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84"><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56">y can proceed to the next part</text:span>. <text:span text:style-name="T268">Also we set the footer frames text to give the players a hint on what they should do next.</text:span></text:p>
      <text:p text:style-name="P285">Finally we come to the usual show and hide functions. Though we also use the show function to reset the menu so whenever the player moves away and then back to the menu it will have no characters selected <text:span text:style-name="T268">the text reset to the selection for the first character</text:span> and the start button disabled again.</text:p>
      <text:p text:style-name="P291">Having the menu done, we need to enable it to be used from within the main file <text:span text:style-name="T265">and change some things of our earlier character setup</text:span>, so lets <text:span text:style-name="T265">first </text:span>add <text:span text:style-name="T265">and change </text:span>the following things.</text:p>
      <text:p text:style-name="P498"><text:change-start text:change-id="ct40924096"/><text:span text:style-name="_5f_OOoComputerIdent">…</text:span><text:change-end text:change-id="ct40924096"/></text:p>
      <text:p text:style-name="Code"><text:change-start text:change-id="ct40926976"/><text:span text:style-name="_5f_OOoComputerKeyWord">from</text:span><text:change-end text:change-id="ct40926976"/> <text:change-start text:change-id="ct40927200"/><text:span text:style-name="_5f_OOoComputerIdent">menu</text:span><text:change-end text:change-id="ct40927200"/> <text:change-start text:change-id="ct40927424"/><text:span text:style-name="_5f_OOoComputerKeyWord">import</text:span><text:change-end text:change-id="ct40927424"/> <text:change-start text:change-id="ct40927648"/><text:span text:style-name="_5f_OOoComputerIdent">Menu</text:span><text:change-end text:change-id="ct40927648"/></text:p>
      <text:p text:style-name="P494"><text:change-start text:change-id="ct40928160"/><text:span text:style-name="_5f_OOoComputerKeyWord">from</text:span><text:change-end text:change-id="ct40928160"/> <text:change-start text:change-id="ct40928384"/><text:span text:style-name="_5f_OOoComputerIdent">characterselection</text:span><text:change-end text:change-id="ct40928384"/> <text:change-start text:change-id="ct40928608"/><text:span text:style-name="_5f_OOoComputerKeyWord">import</text:span><text:change-end text:change-id="ct40928608"/> <text:change-start text:change-id="ct40928832"/><text:span text:style-name="_5f_OOoComputerIdent">CharacterSelection</text:span><text:change-end text:change-id="ct40928832"/></text:p>
      <text:p text:style-name="Code"/>
      <text:p text:style-name="Code"><text:change-start text:change-id="ct40929632"/><text:span text:style-name="_5f_OOoComputerIdent">…</text:span><text:change-end text:change-id="ct40929632"/></text:p>
      <text:p text:style-name="Code"/>
      <text:p text:style-name="Code"><text:s text:c="8"/><text:change-start text:change-id="ct37974048"/><text:span text:style-name="_5f_OOoComputerIdent">self</text:span><text:span text:style-name="_5f_OOoComputerSpecial">.</text:span><text:span text:style-name="_5f_OOoComputerIdent">menu</text:span><text:change-end text:change-id="ct37974048"/> <text:change-start text:change-id="ct40917920"/><text:span text:style-name="_5f_OOoComputerSpecial">=</text:span><text:change-end text:change-id="ct40917920"/> <text:change-start text:change-id="ct37987072"/><text:span text:style-name="_5f_OOoComputerIdent">Menu</text:span><text:span text:style-name="_5f_OOoComputerSpecial">()</text:span><text:change-end text:change-id="ct37987072"/></text:p>
      <text:p text:style-name="P498"><text:s text:c="8"/><text:change-start text:change-id="ct37974400"/><text:span text:style-name="_5f_OOoComputerIdent"><text:span text:style-name="T148">self</text:span></text:span><text:span text:style-name="_5f_OOoComputerSpecial"><text:span text:style-name="T148">.</text:span></text:span><text:span text:style-name="_5f_OOoComputerIdent"><text:span text:style-name="T148">charSelection</text:span></text:span><text:change-end text:change-id="ct37974400"/><text:span text:style-name="T148"> </text:span><text:change-start text:change-id="ct40930400"/><text:span text:style-name="_5f_OOoComputerSpecial"><text:span text:style-name="T148">=</text:span></text:span><text:change-end text:change-id="ct40930400"/><text:span text:style-name="T148"> </text:span><text:change-start text:change-id="ct40935824"/><text:span text:style-name="_5f_OOoComputerIdent"><text:span text:style-name="T148">CharacterSelection</text:span></text:span><text:span text:style-name="_5f_OOoComputerSpecial"><text:span text:style-name="T148">()</text:span></text:span><text:change-end text:change-id="ct40935824"/></text:p>
      <text:p text:style-name="P498"><text:s text:c="8"/><text:change-start text:change-id="ct37991296"/><text:span text:style-name="_5f_OOoComputerIdent">…</text:span><text:change-end text:change-id="ct37991296"/></text:p>
      <text:p text:style-name="P498"/>
      <text:p text:style-name="Code"><text:s text:c="4"/><text:change-start text:change-id="ct37991648"/><text:span text:style-name="_5f_OOoComputerComment">#</text:span><text:change-end text:change-id="ct37991648"/></text:p>
      <text:p text:style-name="Code"><text:s text:c="4"/><text:change-start text:change-id="ct40916288"/><text:span text:style-name="_5f_OOoComputerComment"># FSM PART</text:span><text:change-end text:change-id="ct40916288"/></text:p>
      <text:p text:style-name="Code"><text:s text:c="4"/><text:change-start text:change-id="ct40878560"/><text:span text:style-name="_5f_OOoComputerComment">#</text:span><text:change-end text:change-id="ct40878560"/></text:p>
      <text:p text:style-name="Code"><text:s text:c="4"/><text:change-start text:change-id="ct40931152"/><text:span text:style-name="_5f_OOoComputerKeyWord">def</text:span><text:change-end text:change-id="ct40931152"/> <text:change-start text:change-id="ct40931632"/><text:span text:style-name="_5f_OOoComputerIdent">enterMenu</text:span><text:span text:style-name="_5f_OOoComputerSpecial">(</text:span><text:span text:style-name="_5f_OOoComputerIdent">self</text:span><text:span text:style-name="_5f_OOoComputerSpecial">):</text:span><text:change-end text:change-id="ct40931632"/></text:p>
      <text:p text:style-name="Code"><text:s text:c="8"/><text:change-start text:change-id="ct4093478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0934784"/> <text:change-start text:change-id="ct40938464"/><text:span text:style-name="_5f_OOoComputerIdent">self</text:span><text:span text:style-name="_5f_OOoComputerSpecial">.</text:span><text:span text:style-name="_5f_OOoComputerIdent">request</text:span><text:span text:style-name="_5f_OOoComputerSpecial">,</text:span><text:change-end text:change-id="ct40938464"/> <text:change-start text:change-id="ct40945184"/><text:span text:style-name="_5f_OOoComputerSpecial">[</text:span><text:span text:style-name="_5f_OOoComputerLiteral">"</text:span><text:span text:style-name="_5f_OOoComputerLiteral"><text:span text:style-name="T148">CharSelection</text:span></text:span><text:span text:style-name="_5f_OOoComputerLiteral">"</text:span><text:span text:style-name="_5f_OOoComputerSpecial">])</text:span><text:change-end text:change-id="ct40945184"/></text:p>
      <text:p text:style-name="Code"/>
      <text:p text:style-name="P500"><text:s text:c="4"/><text:change-start text:change-id="ct37994816"/><text:span text:style-name="_5f_OOoComputerIdent">…</text:span><text:change-end text:change-id="ct37994816"/></text:p>
      <text:p text:style-name="Code"/>
      <text:p text:style-name="P511"><text:s text:c="4"/><text:change-start text:change-id="ct40942000"/><text:span text:style-name="_5f_OOoComputerKeyWord"><text:span text:style-name="T148">def</text:span></text:span><text:change-end text:change-id="ct40942000"/><text:span text:style-name="T148"> </text:span><text:change-start text:change-id="ct40932320"/><text:span text:style-name="_5f_OOoComputerIdent"><text:span text:style-name="T148">enterCharSelectio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change-end text:change-id="ct40932320"/></text:p>
      <text:p text:style-name="P512"><text:span text:style-name="T195"><text:s text:c="4"/></text:span><text:span text:style-name="T148"><text:s text:c="4"/></text:span><text:change-start text:change-id="ct40949168"/><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CharSelection-Back"</text:span></text:span><text:span text:style-name="_5f_OOoComputerSpecial"><text:span text:style-name="T148">,</text:span></text:span><text:change-end text:change-id="ct40949168"/><text:span text:style-name="T148"> </text:span><text:change-start text:change-id="ct40959040"/><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change-end text:change-id="ct40959040"/><text:span text:style-name="T148"> </text:span><text:change-start text:change-id="ct40967232"/><text:span text:style-name="_5f_OOoComputerSpecial"><text:span text:style-name="T148">[</text:span></text:span><text:span text:style-name="_5f_OOoComputerLiteral"><text:span text:style-name="T148">"Menu"</text:span></text:span><text:span text:style-name="_5f_OOoComputerSpecial"><text:span text:style-name="T148">])</text:span></text:span><text:change-end text:change-id="ct40967232"/></text:p>
      <text:p text:style-name="Code"><text:s text:c="4"/><text:span text:style-name="T148"><text:s text:c="4"/></text:span><text:change-start text:change-id="ct40965632"/><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CharSelection-Start"</text:span></text:span><text:span text:style-name="_5f_OOoComputerSpecial"><text:span text:style-name="T148">,</text:span></text:span><text:change-end text:change-id="ct40965632"/><text:span text:style-name="T148"> </text:span><text:change-start text:change-id="ct40949712"/><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change-end text:change-id="ct40949712"/><text:span text:style-name="T148"> </text:span><text:change-start text:change-id="ct40971248"/><text:span text:style-name="_5f_OOoComputerSpecial"><text:span text:style-name="T148">[</text:span></text:span><text:span text:style-name="_5f_OOoComputerLiteral"><text:span text:style-name="T148">"Game"</text:span></text:span><text:span text:style-name="_5f_OOoComputerSpecial"><text:span text:style-name="T148">])</text:span></text:span><text:change-end text:change-id="ct40971248"/></text:p>
      <text:p text:style-name="P500"><text:s text:c="4"/><text:span text:style-name="T148"><text:s text:c="4"/></text:span><text:change-start text:change-id="ct40970128"/><text:span text:style-name="_5f_OOoComputerIdent"><text:span text:style-name="T148">self</text:span></text:span><text:span text:style-name="_5f_OOoComputerSpecial"><text:span text:style-name="T148">.</text:span></text:span><text:span text:style-name="_5f_OOoComputerIdent"><text:span text:style-name="T148">charSelection</text:span></text:span><text:span text:style-name="_5f_OOoComputerSpecial"><text:span text:style-name="T148">.</text:span></text:span><text:span text:style-name="_5f_OOoComputerIdent"><text:span text:style-name="T148">show</text:span></text:span><text:span text:style-name="_5f_OOoComputerSpecial"><text:span text:style-name="T148">()</text:span></text:span><text:change-end text:change-id="ct40970128"/></text:p>
      <text:p text:style-name="P501"/>
      <text:p text:style-name="P501"><text:span text:style-name="T195"><text:s text:c="4"/></text:span><text:change-start text:change-id="ct40941168"/><text:span text:style-name="_5f_OOoComputerKeyWord"><text:span text:style-name="T148">def</text:span></text:span><text:change-end text:change-id="ct40941168"/><text:span text:style-name="T148"> </text:span><text:change-start text:change-id="ct40941392"/><text:span text:style-name="_5f_OOoComputerIdent"><text:span text:style-name="T148">exitCharSelectio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change-end text:change-id="ct40941392"/></text:p>
      <text:p text:style-name="P502"><text:span text:style-name="T195"><text:s text:c="4"/></text:span><text:span text:style-name="T148"><text:s text:c="4"/></text:span><text:change-start text:change-id="ct40948192"/><text:span text:style-name="_5f_OOoComputerIdent"><text:span text:style-name="T148">self</text:span></text:span><text:span text:style-name="_5f_OOoComputerSpecial"><text:span text:style-name="T148">.</text:span></text:span><text:span text:style-name="_5f_OOoComputerIdent"><text:span text:style-name="T148">ignore</text:span></text:span><text:span text:style-name="_5f_OOoComputerSpecial"><text:span text:style-name="T148">(</text:span></text:span><text:span text:style-name="_5f_OOoComputerLiteral"><text:span text:style-name="T148">"CharSelection-Start"</text:span></text:span><text:span text:style-name="_5f_OOoComputerSpecial"><text:span text:style-name="T148">)</text:span></text:span><text:change-end text:change-id="ct40948192"/></text:p>
      <text:p text:style-name="P513"><text:span text:style-name="T195"><text:s text:c="4"/></text:span><text:span text:style-name="T148"><text:s text:c="4"/></text:span><text:change-start text:change-id="ct40963232"/><text:span text:style-name="_5f_OOoComputerIdent"><text:span text:style-name="T148">self</text:span></text:span><text:span text:style-name="_5f_OOoComputerSpecial"><text:span text:style-name="T148">.</text:span></text:span><text:span text:style-name="_5f_OOoComputerIdent"><text:span text:style-name="T148">ignore</text:span></text:span><text:span text:style-name="_5f_OOoComputerSpecial"><text:span text:style-name="T148">(</text:span></text:span><text:span text:style-name="_5f_OOoComputerLiteral"><text:span text:style-name="T148">"CharSelection-Back"</text:span></text:span><text:span text:style-name="_5f_OOoComputerSpecial"><text:span text:style-name="T148">)</text:span></text:span><text:change-end text:change-id="ct40963232"/></text:p>
      <text:p text:style-name="P501"><text:span text:style-name="T195"><text:s text:c="4"/></text:span><text:span text:style-name="T148"><text:s text:c="4"/></text:span><text:change-start text:change-id="ct40958080"/><text:span text:style-name="_5f_OOoComputerIdent"><text:span text:style-name="T148">self</text:span></text:span><text:span text:style-name="_5f_OOoComputerSpecial"><text:span text:style-name="T148">.</text:span></text:span><text:span text:style-name="_5f_OOoComputerIdent"><text:span text:style-name="T148">charSelection</text:span></text:span><text:span text:style-name="_5f_OOoComputerSpecial"><text:span text:style-name="T148">.</text:span></text:span><text:span text:style-name="_5f_OOoComputerIdent"><text:span text:style-name="T148">hide</text:span></text:span><text:span text:style-name="_5f_OOoComputerSpecial"><text:span text:style-name="T148">()</text:span></text:span><text:change-end text:change-id="ct40958080"/></text:p>
      <text:p text:style-name="P501"><text:span text:style-name="T195"><text:s text:c="4"/></text:span><text:span text:style-name="T148"><text:s text:c="4"/></text:span><text:change-start text:change-id="ct40960160"/><text:span text:style-name="_5f_OOoComputerIdent"><text:span text:style-name="T148">self</text:span></text:span><text:span text:style-name="_5f_OOoComputerSpecial"><text:span text:style-name="T148">.</text:span></text:span><text:span text:style-name="_5f_OOoComputerIdent"><text:span text:style-name="T148">selectedChar1</text:span></text:span><text:change-end text:change-id="ct40960160"/><text:span text:style-name="T148"> </text:span><text:change-start text:change-id="ct40961392"/><text:span text:style-name="_5f_OOoComputerSpecial"><text:span text:style-name="T148">=</text:span></text:span><text:change-end text:change-id="ct40961392"/><text:span text:style-name="T148"> </text:span><text:change-start text:change-id="ct40975952"/><text:span text:style-name="_5f_OOoComputerIdent"><text:span text:style-name="T148">self</text:span></text:span><text:span text:style-name="_5f_OOoComputerSpecial"><text:span text:style-name="T148">.</text:span></text:span><text:span text:style-name="_5f_OOoComputerIdent"><text:span text:style-name="T148">charSelection</text:span></text:span><text:span text:style-name="_5f_OOoComputerSpecial"><text:span text:style-name="T148">.</text:span></text:span><text:span text:style-name="_5f_OOoComputerIdent"><text:span text:style-name="T148">selectedCharacter1</text:span></text:span><text:change-end text:change-id="ct40975952"/></text:p>
      <text:p text:style-name="P501"><text:span text:style-name="T195"><text:s text:c="4"/></text:span><text:span text:style-name="T148"><text:s text:c="4"/></text:span><text:change-start text:change-id="ct40942224"/><text:span text:style-name="_5f_OOoComputerIdent"><text:span text:style-name="T148">self</text:span></text:span><text:span text:style-name="_5f_OOoComputerSpecial"><text:span text:style-name="T148">.</text:span></text:span><text:span text:style-name="_5f_OOoComputerIdent"><text:span text:style-name="T148">selectedChar2</text:span></text:span><text:change-end text:change-id="ct40942224"/><text:span text:style-name="T148"> </text:span><text:change-start text:change-id="ct40949936"/><text:span text:style-name="_5f_OOoComputerSpecial"><text:span text:style-name="T148">=</text:span></text:span><text:change-end text:change-id="ct40949936"/><text:span text:style-name="T148"> </text:span><text:change-start text:change-id="ct40979760"/><text:span text:style-name="_5f_OOoComputerIdent"><text:span text:style-name="T148">self</text:span></text:span><text:span text:style-name="_5f_OOoComputerSpecial"><text:span text:style-name="T148">.</text:span></text:span><text:span text:style-name="_5f_OOoComputerIdent"><text:span text:style-name="T148">charSelection</text:span></text:span><text:span text:style-name="_5f_OOoComputerSpecial"><text:span text:style-name="T148">.</text:span></text:span><text:span text:style-name="_5f_OOoComputerIdent"><text:span text:style-name="T148">selectedCharacter2</text:span></text:span><text:change-end text:change-id="ct40979760"/></text:p>
      <text:p text:style-name="Code"/>
      <text:p text:style-name="P499"><text:s text:c="4"/><text:change-start text:change-id="ct38003264"/><text:span text:style-name="_5f_OOoComputerKeyWord">def</text:span><text:change-end text:change-id="ct38003264"/> <text:change-start text:change-id="ct38003616"/><text:span text:style-name="_5f_OOoComputerIdent">enterGame</text:span><text:span text:style-name="_5f_OOoComputerSpecial">(</text:span><text:span text:style-name="_5f_OOoComputerIdent">self</text:span><text:span text:style-name="_5f_OOoComputerSpecial">):</text:span><text:change-end text:change-id="ct38003616"/></text:p>
      <text:p text:style-name="P499"><text:s text:c="8"/><text:change-start text:change-id="ct40943200"/><text:span text:style-name="_5f_OOoComputerComment"># main game code should be called here</text:span><text:change-end text:change-id="ct40943200"/></text:p>
      <text:p text:style-name="P499"><text:s text:c="8"/><text:change-start text:change-id="ct40951984"/><text:span text:style-name="_5f_OOoComputerIdent">self</text:span><text:span text:style-name="_5f_OOoComputerSpecial">.</text:span><text:span text:style-name="_5f_OOoComputerIdent">arena</text:span><text:change-end text:change-id="ct40951984"/> <text:change-start text:change-id="ct40930144"/><text:span text:style-name="_5f_OOoComputerSpecial">=</text:span><text:change-end text:change-id="ct40930144"/> <text:change-start text:change-id="ct40959376"/><text:span text:style-name="_5f_OOoComputerIdent">Arena</text:span><text:span text:style-name="_5f_OOoComputerSpecial">(</text:span><text:span text:style-name="_5f_OOoComputerLiteral">1</text:span><text:span text:style-name="_5f_OOoComputerSpecial">)</text:span><text:change-end text:change-id="ct40959376"/></text:p>
      <text:p text:style-name="P499"><text:s text:c="8"/><text:change-start text:change-id="ct40977216"/><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40977216"/></text:p>
      <text:p text:style-name="P499"><text:s text:c="8"/><text:change-start text:change-id="ct40939680"/><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40939680"/> <text:change-start text:change-id="ct40940752"/><text:span text:style-name="_5f_OOoComputerSpecial">-</text:span><text:span text:style-name="_5f_OOoComputerLiteral">5</text:span><text:span text:style-name="_5f_OOoComputerSpecial">,</text:span><text:change-end text:change-id="ct40940752"/> <text:change-start text:change-id="ct40953328"/><text:span text:style-name="_5f_OOoComputerLiteral">1.25</text:span><text:span text:style-name="_5f_OOoComputerSpecial">)</text:span><text:change-end text:change-id="ct40953328"/></text:p>
      <text:p text:style-name="P499"><text:s text:c="8"/><text:change-start text:change-id="ct38006432"/><text:span text:style-name="_5f_OOoComputerIdent"><text:span text:style-name="T148">self</text:span></text:span><text:span text:style-name="_5f_OOoComputerSpecial"><text:span text:style-name="T148">.</text:span></text:span><text:span text:style-name="_5f_OOoComputerIdent"><text:span text:style-name="T148">player</text:span></text:span><text:change-end text:change-id="ct38006432"/><text:span text:style-name="T148"> </text:span><text:change-start text:change-id="ct40951728"/><text:span text:style-name="_5f_OOoComputerSpecial"><text:span text:style-name="T148">=</text:span></text:span><text:change-end text:change-id="ct40951728"/><text:span text:style-name="T148"> </text:span><text:change-start text:change-id="ct40987024"/><text:span text:style-name="_5f_OOoComputerIdent"><text:span text:style-name="T148">Player</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0987024"/><text:span text:style-name="T148"> </text:span><text:change-start text:change-id="ct40997456"/><text:span text:style-name="_5f_OOoComputerIdent"><text:span text:style-name="T148">self</text:span></text:span><text:span text:style-name="_5f_OOoComputerSpecial"><text:span text:style-name="T148">.</text:span></text:span><text:span text:style-name="_5f_OOoComputerIdent"><text:span text:style-name="T148">selectedChar1</text:span></text:span><text:span text:style-name="_5f_OOoComputerSpecial"><text:span text:style-name="T148">,</text:span></text:span><text:change-end text:change-id="ct40997456"/><text:span text:style-name="T148"> </text:span><text:change-start text:change-id="ct41003712"/><text:span text:style-name="_5f_OOoComputerLiteral"><text:span text:style-name="T148">"p1"</text:span></text:span><text:span text:style-name="_5f_OOoComputerSpecial"><text:span text:style-name="T148">)</text:span></text:span><text:change-end text:change-id="ct41003712"/></text:p>
      <text:p text:style-name="P499"><text:s text:c="8"/><text:change-start text:change-id="ct38006784"/><text:span text:style-name="_5f_OOoComputerIdent"><text:span text:style-name="T148">self</text:span></text:span><text:span text:style-name="_5f_OOoComputerSpecial"><text:span text:style-name="T148">.</text:span></text:span><text:span text:style-name="_5f_OOoComputerIdent"><text:span text:style-name="T148">player2</text:span></text:span><text:change-end text:change-id="ct38006784"/><text:span text:style-name="T148"> </text:span><text:change-start text:change-id="ct41001968"/><text:span text:style-name="_5f_OOoComputerSpecial"><text:span text:style-name="T148">=</text:span></text:span><text:change-end text:change-id="ct41001968"/><text:span text:style-name="T148"> </text:span><text:change-start text:change-id="ct40982064"/><text:span text:style-name="_5f_OOoComputerIdent"><text:span text:style-name="T148">Player</text:span></text:span><text:span text:style-name="_5f_OOoComputerSpecial"><text:span text:style-name="T148">(</text:span></text:span><text:span text:style-name="_5f_OOoComputerLiteral"><text:span text:style-name="T148">1</text:span></text:span><text:span text:style-name="_5f_OOoComputerSpecial"><text:span text:style-name="T148">,</text:span></text:span><text:change-end text:change-id="ct40982064"/><text:span text:style-name="T148"> </text:span><text:change-start text:change-id="ct40992416"/><text:span text:style-name="_5f_OOoComputerIdent"><text:span text:style-name="T148">self</text:span></text:span><text:span text:style-name="_5f_OOoComputerSpecial"><text:span text:style-name="T148">.</text:span></text:span><text:span text:style-name="_5f_OOoComputerIdent"><text:span text:style-name="T148">selectedChar2</text:span></text:span><text:span text:style-name="_5f_OOoComputerSpecial"><text:span text:style-name="T148">,</text:span></text:span><text:change-end text:change-id="ct40992416"/><text:span text:style-name="T148"> </text:span><text:change-start text:change-id="ct41009344"/><text:span text:style-name="_5f_OOoComputerLiteral"><text:span text:style-name="T148">"p2"</text:span></text:span><text:span text:style-name="_5f_OOoComputerSpecial"><text:span text:style-name="T148">)</text:span></text:span><text:change-end text:change-id="ct41009344"/></text:p>
      <text:p text:style-name="P499"><text:s text:c="8"/><text:change-start text:change-id="ct40994304"/><text:span text:style-name="_5f_OOoComputerIdent"><text:span text:style-name="T148">self</text:span></text:span><text:span text:style-name="_5f_OOoComputerSpecial"><text:span text:style-name="T148">.</text:span></text:span><text:span text:style-name="_5f_OOoComputerIdent"><text:span text:style-name="T148">player</text:span></text:span><text:span text:style-name="_5f_OOoComputerSpecial"><text:span text:style-name="T148">.</text:span></text:span><text:span text:style-name="_5f_OOoComputerIdent"><text:span text:style-name="T148">setEnemy</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player2</text:span></text:span><text:span text:style-name="_5f_OOoComputerSpecial"><text:span text:style-name="T148">.</text:span></text:span><text:span text:style-name="_5f_OOoComputerIdent"><text:span text:style-name="T148">collisionNodeName</text:span></text:span><text:span text:style-name="_5f_OOoComputerSpecial"><text:span text:style-name="T148">)</text:span></text:span><text:change-end text:change-id="ct40994304"/></text:p>
      <text:p text:style-name="P499"><text:s text:c="8"/><text:change-start text:change-id="ct40984880"/><text:span text:style-name="_5f_OOoComputerIdent"><text:span text:style-name="T148">self</text:span></text:span><text:span text:style-name="_5f_OOoComputerSpecial"><text:span text:style-name="T148">.</text:span></text:span><text:span text:style-name="_5f_OOoComputerIdent"><text:span text:style-name="T148">player2</text:span></text:span><text:span text:style-name="_5f_OOoComputerSpecial"><text:span text:style-name="T148">.</text:span></text:span><text:span text:style-name="_5f_OOoComputerIdent"><text:span text:style-name="T148">setEnemy</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player</text:span></text:span><text:span text:style-name="_5f_OOoComputerSpecial"><text:span text:style-name="T148">.</text:span></text:span><text:span text:style-name="_5f_OOoComputerIdent"><text:span text:style-name="T148">collisionNodeName</text:span></text:span><text:span text:style-name="_5f_OOoComputerSpecial"><text:span text:style-name="T148">)</text:span></text:span><text:change-end text:change-id="ct40984880"/></text:p>
      <text:p text:style-name="P499"><text:s text:c="8"/><text:change-start text:change-id="ct4098438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40984384"/></text:p>
      <text:p text:style-name="P499"><text:soft-page-break/><text:s text:c="8"/><text:change-start text:change-id="ct4099964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0999648"/></text:p>
      <text:p text:style-name="P499"><text:s text:c="8"/><text:change-start text:change-id="ct4098382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0983824"/> <text:change-start text:change-id="ct40978320"/><text:span text:style-name="_5f_OOoComputerLiteral">"world camera update task"</text:span><text:span text:style-name="_5f_OOoComputerSpecial">)</text:span><text:change-end text:change-id="ct40978320"/></text:p>
      <text:p text:style-name="P498"><text:s text:c="8"/><text:change-start text:change-id="ct40998416"/><text:span text:style-name="_5f_OOoComputerIdent">…</text:span><text:change-end text:change-id="ct40998416"/></text:p>
      <text:p text:style-name="P413">That's to the additions, now as we've put the character initialization, we need to remove it from the <text:span text:style-name="T378">postInit</text:span> method of the main file.</text:p>
      <text:p text:style-name="P413">The here red marked lines need to be removed from the main file's <text:span text:style-name="T378">postInit</text:span> method.</text:p>
      <text:p text:style-name="P503"><text:s text:c="8"/><text:change-start text:change-id="ct41007280"/><text:span text:style-name="_5f_OOoComputerIdent"><text:span text:style-name="T195">self</text:span></text:span><text:span text:style-name="_5f_OOoComputerSpecial"><text:span text:style-name="T195">.</text:span></text:span><text:span text:style-name="_5f_OOoComputerIdent"><text:span text:style-name="T195">arena</text:span></text:span><text:span text:style-name="_5f_OOoComputerSpecial"><text:span text:style-name="T195">.</text:span></text:span><text:span text:style-name="_5f_OOoComputerIdent"><text:span text:style-name="T195">start</text:span></text:span><text:span text:style-name="_5f_OOoComputerSpecial"><text:span text:style-name="T195">()</text:span></text:span><text:change-end text:change-id="ct41007280"/></text:p>
      <text:p text:style-name="P459"><text:span text:style-name="T195"><text:s text:c="8"/></text:span><text:span text:style-name="T267">self.camera.setPos(0, -5, 1.25)</text:span></text:p>
      <text:p text:style-name="P504"><text:s text:c="8"/><text:span text:style-name="T266">self.player.start(self.arena.getStartPos(1))</text:span></text:p>
      <text:p text:style-name="P504"><text:s text:c="8"/><text:span text:style-name="T266">self.player2.start(self.arena.getStartPos(2))</text:span></text:p>
      <text:p text:style-name="P504"><text:s text:c="8"/><text:span text:style-name="T266">self.player.setEnemy(self.player2.collisionNodeName)</text:span></text:p>
      <text:p text:style-name="P505"><text:s text:c="8"/><text:span text:style-name="T266">self.player2.setEnemy(self.player.collisionNodeName)</text:span></text:p>
      <text:p text:style-name="P324">After removing them, <text:span text:style-name="T311">we need to change the characters stop method to cleanly remove it. So change the lines of the stop method in the player class tot he following.</text:span></text:p>
      <text:p text:style-name="P548"><text:s text:c="4"/><text:change-start text:change-id="ct40956048"/><text:span text:style-name="_5f_OOoComputerKeyWord">def</text:span><text:change-end text:change-id="ct40956048"/> <text:change-start text:change-id="ct41011904"/><text:span text:style-name="_5f_OOoComputerIdent">stop</text:span><text:span text:style-name="_5f_OOoComputerSpecial">(</text:span><text:span text:style-name="_5f_OOoComputerIdent">self</text:span><text:span text:style-name="_5f_OOoComputerSpecial">):</text:span><text:change-end text:change-id="ct41011904"/></text:p>
      <text:p text:style-name="P548"><text:s text:c="8"/><text:change-start text:change-id="ct40970448"/><text:span text:style-name="_5f_OOoComputerIdent">self</text:span><text:span text:style-name="_5f_OOoComputerSpecial">.</text:span><text:span text:style-name="_5f_OOoComputerIdent">ignoreAll</text:span><text:span text:style-name="_5f_OOoComputerSpecial"><text:span text:style-name="T380">()</text:span></text:span><text:change-end text:change-id="ct40970448"/></text:p>
      <text:p text:style-name="P547"><text:s text:c="8"/><text:change-start text:change-id="ct41014784"/><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41014784"/></text:p>
      <text:p text:style-name="P547"><text:s text:c="8"/><text:change-start text:change-id="ct41015696"/><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41015696"/></text:p>
      <text:p text:style-name="P547"><text:s text:c="8"/><text:change-start text:change-id="ct38015584"/><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38015584"/></text:p>
      <text:p text:style-name="P324"><text:span text:style-name="T311">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43">Now let's move on to the next menu we will have in line, the Level selection.<text:change text:change-id="ct41015920"/></text:p>
      <text:h text:style-name="P51" text:outline-level="3"><text:bookmark-start text:name="__RefHeading__830_386173091"/>Level selection<text:bookmark-end text:name="__RefHeading__830_386173091"/></text:h>
      <text:p text:style-name="P291">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93">As with the character selection, we will start again with a new file, this time called levelselection.py <text:span text:style-name="T271">Within this file, add the following code, which will set up the menu quite similar to the character selection but with just the levels as buttons and a back button.</text:span></text:p>
      <text:p text:style-name="Code"><text:change-start text:change-id="ct40990704"/><text:span text:style-name="_5f_OOoComputerComment">#!/usr/bin/python</text:span><text:change-end text:change-id="ct40990704"/></text:p>
      <text:p text:style-name="Code"><text:change-start text:change-id="ct41018336"/><text:span text:style-name="_5f_OOoComputerIdent">__author__</text:span><text:change-end text:change-id="ct41018336"/> <text:change-start text:change-id="ct41020896"/><text:span text:style-name="_5f_OOoComputerSpecial">=</text:span><text:change-end text:change-id="ct41020896"/> <text:change-start text:change-id="ct41021872"/><text:span text:style-name="_5f_OOoComputerLiteral">"Fireclaw the Fox"</text:span><text:change-end text:change-id="ct41021872"/></text:p>
      <text:p text:style-name="Code"><text:change-start text:change-id="ct41022384"/><text:span text:style-name="_5f_OOoComputerIdent">__license__</text:span><text:change-end text:change-id="ct41022384"/> <text:change-start text:change-id="ct41022608"/><text:span text:style-name="_5f_OOoComputerSpecial">=</text:span><text:change-end text:change-id="ct41022608"/> <text:change-start text:change-id="ct41022832"/><text:span text:style-name="_5f_OOoComputerLiteral">"""</text:span><text:change-end text:change-id="ct41022832"/></text:p>
      <text:p text:style-name="Code"><text:change-start text:change-id="ct41023344"/><text:span text:style-name="_5f_OOoComputerIdent">Simplified</text:span><text:change-end text:change-id="ct41023344"/> <text:change-start text:change-id="ct41023568"/><text:span text:style-name="_5f_OOoComputerIdent">BSD</text:span><text:change-end text:change-id="ct41023568"/> <text:change-start text:change-id="ct41023792"/><text:span text:style-name="_5f_OOoComputerSpecial">(</text:span><text:span text:style-name="_5f_OOoComputerIdent">BSD</text:span><text:change-end text:change-id="ct41023792"/> <text:change-start text:change-id="ct41027392"/><text:span text:style-name="_5f_OOoComputerLiteral">2</text:span><text:span text:style-name="_5f_OOoComputerSpecial">-</text:span><text:span text:style-name="_5f_OOoComputerIdent">Clause</text:span><text:span text:style-name="_5f_OOoComputerSpecial">)</text:span><text:change-end text:change-id="ct41027392"/> <text:change-start text:change-id="ct41030064"/><text:span text:style-name="_5f_OOoComputerIdent">License</text:span><text:span text:style-name="_5f_OOoComputerSpecial">.</text:span><text:change-end text:change-id="ct41030064"/></text:p>
      <text:p text:style-name="Code"><text:change-start text:change-id="ct41032640"/><text:span text:style-name="_5f_OOoComputerIdent">See</text:span><text:change-end text:change-id="ct41032640"/> <text:change-start text:change-id="ct41033312"/><text:span text:style-name="_5f_OOoComputerIdent">License</text:span><text:span text:style-name="_5f_OOoComputerSpecial">.</text:span><text:span text:style-name="_5f_OOoComputerIdent">txt</text:span><text:change-end text:change-id="ct41033312"/> <text:change-start text:change-id="ct41033536"/><text:span text:style-name="_5f_OOoComputerKeyWord">or</text:span><text:change-end text:change-id="ct41033536"/> <text:change-start text:change-id="ct4104361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1043616"/> <text:change-start text:change-id="ct41045056"/><text:span text:style-name="_5f_OOoComputerKeyWord">for</text:span><text:change-end text:change-id="ct41045056"/> <text:change-start text:change-id="ct41046704"/><text:span text:style-name="_5f_OOoComputerIdent">more</text:span><text:change-end text:change-id="ct41046704"/> <text:change-start text:change-id="ct41048208"/><text:span text:style-name="_5f_OOoComputerIdent">info</text:span><text:change-end text:change-id="ct41048208"/></text:p>
      <text:p text:style-name="Code"><text:change-start text:change-id="ct41040592"/><text:span text:style-name="_5f_OOoComputerLiteral">"""</text:span><text:change-end text:change-id="ct41040592"/></text:p>
      <text:p text:style-name="Code"/>
      <text:p text:style-name="Code"><text:change-start text:change-id="ct41054304"/><text:span text:style-name="_5f_OOoComputerKeyWord">from</text:span><text:change-end text:change-id="ct41054304"/> <text:change-start text:change-id="ct41054528"/><text:span text:style-name="_5f_OOoComputerIdent">panda3d</text:span><text:span text:style-name="_5f_OOoComputerSpecial">.</text:span><text:span text:style-name="_5f_OOoComputerIdent">core</text:span><text:change-end text:change-id="ct41054528"/> <text:change-start text:change-id="ct41054752"/><text:span text:style-name="_5f_OOoComputerKeyWord">import</text:span><text:change-end text:change-id="ct41054752"/> <text:change-start text:change-id="ct41054976"/><text:span text:style-name="_5f_OOoComputerIdent">TextNode</text:span><text:change-end text:change-id="ct41054976"/></text:p>
      <text:p text:style-name="Code"><text:change-start text:change-id="ct41055488"/><text:span text:style-name="_5f_OOoComputerKeyWord">from</text:span><text:change-end text:change-id="ct41055488"/> <text:change-start text:change-id="ct4105571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1055712"/> <text:change-start text:change-id="ct41055936"/><text:span text:style-name="_5f_OOoComputerKeyWord">import</text:span><text:change-end text:change-id="ct41055936"/> <text:change-start text:change-id="ct41056160"/><text:span text:style-name="_5f_OOoComputerSpecial">(</text:span><text:change-end text:change-id="ct41056160"/></text:p>
      <text:p text:style-name="Code"><text:s text:c="4"/><text:change-start text:change-id="ct41056672"/><text:span text:style-name="_5f_OOoComputerIdent">DirectFrame</text:span><text:span text:style-name="_5f_OOoComputerSpecial">,</text:span><text:change-end text:change-id="ct41056672"/></text:p>
      <text:p text:style-name="Code"><text:s text:c="4"/><text:change-start text:change-id="ct41057184"/><text:span text:style-name="_5f_OOoComputerIdent">DirectButton</text:span><text:span text:style-name="_5f_OOoComputerSpecial">)</text:span><text:change-end text:change-id="ct41057184"/></text:p>
      <text:p text:style-name="Code"/>
      <text:p text:style-name="Code"><text:change-start text:change-id="ct41057984"/><text:span text:style-name="_5f_OOoComputerKeyWord">class</text:span><text:change-end text:change-id="ct41057984"/> <text:change-start text:change-id="ct41058208"/><text:span text:style-name="_5f_OOoComputerIdent">LevelSelection</text:span><text:span text:style-name="_5f_OOoComputerSpecial">:</text:span><text:change-end text:change-id="ct41058208"/></text:p>
      <text:p text:style-name="Code"><text:s text:c="4"/><text:change-start text:change-id="ct41058720"/><text:span text:style-name="_5f_OOoComputerKeyWord">def</text:span><text:change-end text:change-id="ct41058720"/> <text:change-start text:change-id="ct41058944"/><text:span text:style-name="_5f_OOoComputerIdent">__init__</text:span><text:span text:style-name="_5f_OOoComputerSpecial">(</text:span><text:span text:style-name="_5f_OOoComputerIdent">self</text:span><text:span text:style-name="_5f_OOoComputerSpecial">):</text:span><text:change-end text:change-id="ct41058944"/></text:p>
      <text:p text:style-name="Code"/>
      <text:p text:style-name="Code"><text:s text:c="8"/><text:change-start text:change-id="ct38031856"/><text:span text:style-name="_5f_OOoComputerIdent">self</text:span><text:span text:style-name="_5f_OOoComputerSpecial">.</text:span><text:span text:style-name="_5f_OOoComputerIdent">frameMain</text:span><text:change-end text:change-id="ct38031856"/> <text:change-start text:change-id="ct38027280"/><text:span text:style-name="_5f_OOoComputerSpecial">=</text:span><text:change-end text:change-id="ct38027280"/> <text:change-start text:change-id="ct38026576"/><text:span text:style-name="_5f_OOoComputerIdent">DirectFrame</text:span><text:span text:style-name="_5f_OOoComputerSpecial">(</text:span><text:change-end text:change-id="ct38026576"/></text:p>
      <text:p text:style-name="Code"><text:s text:c="12"/><text:change-start text:change-id="ct38024464"/><text:span text:style-name="_5f_OOoComputerIdent">frameSize</text:span><text:change-end text:change-id="ct38024464"/> <text:change-start text:change-id="ct41047280"/><text:span text:style-name="_5f_OOoComputerSpecial">=</text:span><text:change-end text:change-id="ct41047280"/> <text:change-start text:change-id="ct4103702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1037024"/> <text:change-start text:change-id="ct41037568"/><text:span text:style-name="_5f_OOoComputerIdent">base</text:span><text:span text:style-name="_5f_OOoComputerSpecial">.</text:span><text:span text:style-name="_5f_OOoComputerIdent">a2dRight</text:span><text:span text:style-name="_5f_OOoComputerSpecial">,</text:span><text:change-end text:change-id="ct41037568"/></text:p>
      <text:p text:style-name="Code"><text:s text:c="25"/><text:change text:change-id="ct65850704"/><text:change-start text:change-id="ct65903136"/><text:span text:style-name="_5f_OOoComputerIdent"><text:span text:style-name="T426">base.a2dBottom, base.a2dTop</text:span></text:span><text:change-end text:change-id="ct65903136"/><text:change-start text:change-id="ct34616256"/><text:span text:style-name="_5f_OOoComputerSpecial">),</text:span><text:change-end text:change-id="ct34616256"/></text:p>
      <text:p text:style-name="Code"><text:s text:c="12"/><text:change-start text:change-id="ct41029280"/><text:span text:style-name="_5f_OOoComputerIdent">frameColor</text:span><text:change-end text:change-id="ct41029280"/> <text:change-start text:change-id="ct41024080"/><text:span text:style-name="_5f_OOoComputerSpecial">=</text:span><text:change-end text:change-id="ct41024080"/> <text:change-start text:change-id="ct41024304"/><text:span text:style-name="_5f_OOoComputerSpecial">(</text:span><text:span text:style-name="_5f_OOoComputerLiteral">0.05</text:span><text:span text:style-name="_5f_OOoComputerSpecial">,</text:span><text:change-end text:change-id="ct41024304"/> <text:change-start text:change-id="ct41024528"/><text:span text:style-name="_5f_OOoComputerLiteral">0.05</text:span><text:span text:style-name="_5f_OOoComputerSpecial">,</text:span><text:change-end text:change-id="ct41024528"/> <text:change-start text:change-id="ct41024752"/><text:span text:style-name="_5f_OOoComputerLiteral">0.05</text:span><text:span text:style-name="_5f_OOoComputerSpecial">,</text:span><text:change-end text:change-id="ct41024752"/> <text:change-start text:change-id="ct41026112"/><text:span text:style-name="_5f_OOoComputerLiteral">1</text:span><text:span text:style-name="_5f_OOoComputerSpecial">))</text:span><text:change-end text:change-id="ct41026112"/></text:p>
      <text:p text:style-name="Code"><text:s text:c="8"/><text:change-start text:change-id="ct4106148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061488"/></text:p>
      <text:p text:style-name="Code"/>
      <text:p text:style-name="Code"><text:s text:c="8"/><text:change-start text:change-id="ct41062528"/><text:span text:style-name="_5f_OOoComputerIdent">self</text:span><text:span text:style-name="_5f_OOoComputerSpecial">.</text:span><text:span text:style-name="_5f_OOoComputerIdent">btnLevel1</text:span><text:change-end text:change-id="ct41062528"/> <text:change-start text:change-id="ct41062896"/><text:span text:style-name="_5f_OOoComputerSpecial">=</text:span><text:change-end text:change-id="ct41062896"/> <text:change-start text:change-id="ct41063200"/><text:span text:style-name="_5f_OOoComputerIdent">self</text:span><text:span text:style-name="_5f_OOoComputerSpecial">.</text:span><text:span text:style-name="_5f_OOoComputerIdent">createLevelButton</text:span><text:span text:style-name="_5f_OOoComputerSpecial">(</text:span><text:change-end text:change-id="ct41063200"/></text:p>
      <text:p text:style-name="Code"><text:s text:c="12"/><text:change-start text:change-id="ct41065040"/><text:span text:style-name="_5f_OOoComputerSpecial">(-</text:span><text:span text:style-name="_5f_OOoComputerLiteral">0.6</text:span><text:span text:style-name="_5f_OOoComputerSpecial">,</text:span><text:change-end text:change-id="ct41065040"/> <text:change-start text:change-id="ct41065264"/><text:span text:style-name="_5f_OOoComputerLiteral">0</text:span><text:span text:style-name="_5f_OOoComputerSpecial">,</text:span><text:change-end text:change-id="ct41065264"/> <text:change-start text:change-id="ct41065488"/><text:span text:style-name="_5f_OOoComputerLiteral">0.15</text:span><text:span text:style-name="_5f_OOoComputerSpecial">),</text:span><text:change-end text:change-id="ct41065488"/></text:p>
      <text:p text:style-name="Code"><text:s text:c="12"/><text:change-start text:change-id="ct41066848"/><text:span text:style-name="_5f_OOoComputerLiteral">"assets/gui/Level1Button.png"</text:span><text:span text:style-name="_5f_OOoComputerSpecial">,</text:span><text:change-end text:change-id="ct41066848"/></text:p>
      <text:p text:style-name="Code"><text:s text:c="12"/><text:change-start text:change-id="ct41067360"/><text:span text:style-name="_5f_OOoComputerLiteral"><text:span text:style-name="T273">0</text:span></text:span><text:span text:style-name="_5f_OOoComputerSpecial">)</text:span><text:change-end text:change-id="ct41067360"/></text:p>
      <text:p text:style-name="Code"><text:s text:c="8"/><text:change-start text:change-id="ct41070096"/><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070096"/></text:p>
      <text:p text:style-name="Code"/>
      <text:p text:style-name="Code"><text:s text:c="8"/><text:change-start text:change-id="ct41073440"/><text:span text:style-name="_5f_OOoComputerIdent">self</text:span><text:span text:style-name="_5f_OOoComputerSpecial">.</text:span><text:span text:style-name="_5f_OOoComputerIdent">btnLevel2</text:span><text:change-end text:change-id="ct41073440"/> <text:change-start text:change-id="ct41073664"/><text:span text:style-name="_5f_OOoComputerSpecial">=</text:span><text:change-end text:change-id="ct41073664"/> <text:change-start text:change-id="ct41073888"/><text:span text:style-name="_5f_OOoComputerIdent">self</text:span><text:span text:style-name="_5f_OOoComputerSpecial">.</text:span><text:span text:style-name="_5f_OOoComputerIdent">createLevelButton</text:span><text:span text:style-name="_5f_OOoComputerSpecial">(</text:span><text:change-end text:change-id="ct41073888"/></text:p>
      <text:p text:style-name="Code"><text:s text:c="12"/><text:change-start text:change-id="ct41074464"/><text:span text:style-name="_5f_OOoComputerSpecial">(</text:span><text:span text:style-name="_5f_OOoComputerLiteral">0.6</text:span><text:span text:style-name="_5f_OOoComputerSpecial">,</text:span><text:change-end text:change-id="ct41074464"/> <text:change-start text:change-id="ct41074688"/><text:span text:style-name="_5f_OOoComputerLiteral">0</text:span><text:span text:style-name="_5f_OOoComputerSpecial">,</text:span><text:change-end text:change-id="ct41074688"/> <text:change-start text:change-id="ct41075312"/><text:span text:style-name="_5f_OOoComputerLiteral">0.15</text:span><text:span text:style-name="_5f_OOoComputerSpecial">),</text:span><text:change-end text:change-id="ct41075312"/></text:p>
      <text:p text:style-name="Code"><text:s text:c="12"/><text:change-start text:change-id="ct41076784"/><text:span text:style-name="_5f_OOoComputerLiteral">"assets/gui/Level2Button.png"</text:span><text:span text:style-name="_5f_OOoComputerSpecial">,</text:span><text:change-end text:change-id="ct41076784"/></text:p>
      <text:p text:style-name="Code"><text:s text:c="12"/><text:change-start text:change-id="ct41077520"/><text:span text:style-name="_5f_OOoComputerLiteral"><text:span text:style-name="T273">1</text:span></text:span><text:span text:style-name="_5f_OOoComputerSpecial">)</text:span><text:change-end text:change-id="ct41077520"/></text:p>
      <text:p text:style-name="Code"><text:s text:c="8"/><text:change-start text:change-id="ct41080192"/><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080192"/></text:p>
      <text:p text:style-name="Code"/>
      <text:p text:style-name="Code"><text:s text:c="8"/><text:change-start text:change-id="ct41069072"/><text:span text:style-name="_5f_OOoComputerIdent">self</text:span><text:span text:style-name="_5f_OOoComputerSpecial">.</text:span><text:span text:style-name="_5f_OOoComputerIdent">footerFrame</text:span><text:change-end text:change-id="ct41069072"/> <text:change-start text:change-id="ct41077008"/><text:span text:style-name="_5f_OOoComputerSpecial">=</text:span><text:change-end text:change-id="ct41077008"/> <text:change-start text:change-id="ct41046016"/><text:span text:style-name="_5f_OOoComputerIdent">DirectFrame</text:span><text:span text:style-name="_5f_OOoComputerSpecial">(</text:span><text:change-end text:change-id="ct41046016"/></text:p>
      <text:p text:style-name="Code"><text:s text:c="12"/><text:change-start text:change-id="ct41040816"/><text:span text:style-name="_5f_OOoComputerIdent">text</text:span><text:change-end text:change-id="ct41040816"/> <text:change-start text:change-id="ct41034048"/><text:span text:style-name="_5f_OOoComputerSpecial">=</text:span><text:change-end text:change-id="ct41034048"/> <text:change-start text:change-id="ct41035136"/><text:span text:style-name="_5f_OOoComputerLiteral">"SELECT THE ARENA"</text:span><text:span text:style-name="_5f_OOoComputerSpecial">,</text:span><text:change-end text:change-id="ct41035136"/></text:p>
      <text:p text:style-name="Code"><text:s text:c="12"/><text:change-start text:change-id="ct41025632"/><text:span text:style-name="_5f_OOoComputerIdent">text_fg</text:span><text:change-end text:change-id="ct41025632"/> <text:change-start text:change-id="ct41043168"/><text:span text:style-name="_5f_OOoComputerSpecial">=</text:span><text:change-end text:change-id="ct41043168"/> <text:change-start text:change-id="ct410835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083504"/></text:p>
      <text:p text:style-name="Code"><text:s text:c="12"/><text:change-start text:change-id="ct38045936"/><text:span text:style-name="_5f_OOoComputerIdent">text_scale</text:span><text:change-end text:change-id="ct38045936"/> <text:change-start text:change-id="ct41078032"/><text:span text:style-name="_5f_OOoComputerSpecial">=</text:span><text:change-end text:change-id="ct41078032"/> <text:change-start text:change-id="ct38046992"/><text:span text:style-name="_5f_OOoComputerLiteral">0.08</text:span><text:span text:style-name="_5f_OOoComputerSpecial">,</text:span><text:change-end text:change-id="ct38046992"/></text:p>
      <text:p text:style-name="Code"><text:s text:c="12"/><text:change-start text:change-id="ct41036352"/><text:span text:style-name="_5f_OOoComputerIdent">text_pos</text:span><text:change-end text:change-id="ct41036352"/> <text:change-start text:change-id="ct41079568"/><text:span text:style-name="_5f_OOoComputerSpecial">=</text:span><text:change-end text:change-id="ct41079568"/> <text:change-start text:change-id="ct41083088"/><text:span text:style-name="_5f_OOoComputerSpecial">(</text:span><text:span text:style-name="_5f_OOoComputerLiteral">0</text:span><text:span text:style-name="_5f_OOoComputerSpecial">,</text:span><text:change-end text:change-id="ct41083088"/> <text:change-start text:change-id="ct41078384"/><text:span text:style-name="_5f_OOoComputerSpecial">-</text:span><text:span text:style-name="_5f_OOoComputerLiteral">0.03</text:span><text:span text:style-name="_5f_OOoComputerSpecial">),</text:span><text:change-end text:change-id="ct41078384"/></text:p>
      <text:p text:style-name="Code"><text:s text:c="12"/><text:change-start text:change-id="ct38046640"/><text:span text:style-name="_5f_OOoComputerIdent">frameSize</text:span><text:change-end text:change-id="ct38046640"/> <text:change-start text:change-id="ct41078896"/><text:span text:style-name="_5f_OOoComputerSpecial">=</text:span><text:change-end text:change-id="ct41078896"/> <text:change-start text:change-id="ct3804835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38048352"/> <text:change-start text:change-id="ct41088960"/><text:span text:style-name="_5f_OOoComputerIdent">base</text:span><text:span text:style-name="_5f_OOoComputerSpecial">.</text:span><text:span text:style-name="_5f_OOoComputerIdent">a2dRight</text:span><text:span text:style-name="_5f_OOoComputerSpecial">,</text:span><text:change-end text:change-id="ct41088960"/></text:p>
      <text:p text:style-name="Code"><text:s text:c="25"/><text:change text:change-id="ct65978080"/><text:change-start text:change-id="ct34460512"/><text:span text:style-name="_5f_OOoComputerSpecial"><text:span text:style-name="T191">0.1, -0.1</text:span></text:span><text:change-end text:change-id="ct34460512"/><text:change-start text:change-id="ct64823936"/><text:span text:style-name="_5f_OOoComputerSpecial">),</text:span><text:change-end text:change-id="ct64823936"/></text:p>
      <text:p text:style-name="Code"><text:s text:c="12"/><text:change-start text:change-id="ct41086496"/><text:span text:style-name="_5f_OOoComputerIdent">pos</text:span><text:change-end text:change-id="ct41086496"/> <text:change-start text:change-id="ct41086960"/><text:span text:style-name="_5f_OOoComputerSpecial">=</text:span><text:change-end text:change-id="ct41086960"/> <text:change-start text:change-id="ct41085184"/><text:span text:style-name="_5f_OOoComputerSpecial">(</text:span><text:span text:style-name="_5f_OOoComputerLiteral">0</text:span><text:span text:style-name="_5f_OOoComputerSpecial">,</text:span><text:change-end text:change-id="ct41085184"/> <text:change-start text:change-id="ct41085408"/><text:span text:style-name="_5f_OOoComputerLiteral">0</text:span><text:span text:style-name="_5f_OOoComputerSpecial">,</text:span><text:change-end text:change-id="ct41085408"/> <text:change-start text:change-id="ct41092304"/><text:span text:style-name="_5f_OOoComputerIdent">base</text:span><text:span text:style-name="_5f_OOoComputerSpecial">.</text:span><text:span text:style-name="_5f_OOoComputerIdent">a2dBottom</text:span><text:change-end text:change-id="ct41092304"/> <text:change-start text:change-id="ct41093424"/><text:span text:style-name="_5f_OOoComputerSpecial">+</text:span><text:change-end text:change-id="ct41093424"/> <text:change-start text:change-id="ct41095712"/><text:span text:style-name="_5f_OOoComputerLiteral">0.2</text:span><text:span text:style-name="_5f_OOoComputerSpecial">),</text:span><text:change-end text:change-id="ct41095712"/></text:p>
      <text:p text:style-name="Code"><text:s text:c="12"/><text:change-start text:change-id="ct38051808"/><text:span text:style-name="_5f_OOoComputerIdent">frameColor</text:span><text:change-end text:change-id="ct38051808"/> <text:change-start text:change-id="ct38050400"/><text:span text:style-name="_5f_OOoComputerSpecial">=</text:span><text:change-end text:change-id="ct38050400"/> <text:change-start text:change-id="ct38049696"/><text:span text:style-name="_5f_OOoComputerSpecial">(</text:span><text:span text:style-name="_5f_OOoComputerLiteral">0</text:span><text:span text:style-name="_5f_OOoComputerSpecial">,</text:span><text:change-end text:change-id="ct38049696"/> <text:change-start text:change-id="ct41087776"/><text:span text:style-name="_5f_OOoComputerLiteral">0</text:span><text:span text:style-name="_5f_OOoComputerSpecial">,</text:span><text:change-end text:change-id="ct41087776"/> <text:change-start text:change-id="ct41085808"/><text:span text:style-name="_5f_OOoComputerLiteral">0</text:span><text:span text:style-name="_5f_OOoComputerSpecial">,</text:span><text:change-end text:change-id="ct41085808"/> <text:change-start text:change-id="ct41091360"/><text:span text:style-name="_5f_OOoComputerLiteral">0.5</text:span><text:span text:style-name="_5f_OOoComputerSpecial">))</text:span><text:change-end text:change-id="ct41091360"/></text:p>
      <text:p text:style-name="Code"><text:s text:c="8"/><text:change-start text:change-id="ct38052512"/><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38052512"/></text:p>
      <text:p text:style-name="Code"><text:s text:c="8"/><text:change-start text:change-id="ct41099504"/><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099504"/></text:p>
      <text:p text:style-name="Code"><text:soft-page-break/></text:p>
      <text:p text:style-name="Code"><text:s text:c="8"/><text:change-start text:change-id="ct41094848"/><text:span text:style-name="_5f_OOoComputerIdent">self</text:span><text:span text:style-name="_5f_OOoComputerSpecial">.</text:span><text:span text:style-name="_5f_OOoComputerIdent">btnBack</text:span><text:change-end text:change-id="ct41094848"/> <text:change-start text:change-id="ct41092816"/><text:span text:style-name="_5f_OOoComputerSpecial">=</text:span><text:change-end text:change-id="ct41092816"/> <text:change-start text:change-id="ct41093040"/><text:span text:style-name="_5f_OOoComputerIdent">DirectButton</text:span><text:span text:style-name="_5f_OOoComputerSpecial">(</text:span><text:change-end text:change-id="ct41093040"/></text:p>
      <text:p text:style-name="Code"><text:s text:c="12"/><text:change-start text:change-id="ct41098768"/><text:span text:style-name="_5f_OOoComputerIdent">text</text:span><text:change-end text:change-id="ct41098768"/> <text:change-start text:change-id="ct38056384"/><text:span text:style-name="_5f_OOoComputerSpecial">=</text:span><text:change-end text:change-id="ct38056384"/> <text:change-start text:change-id="ct38056736"/><text:span text:style-name="_5f_OOoComputerLiteral">"BACK"</text:span><text:span text:style-name="_5f_OOoComputerSpecial">,</text:span><text:change-end text:change-id="ct38056736"/></text:p>
      <text:p text:style-name="Code"><text:s text:c="12"/><text:change-start text:change-id="ct38057088"/><text:span text:style-name="_5f_OOoComputerIdent">text_fg</text:span><text:change-end text:change-id="ct38057088"/> <text:change-start text:change-id="ct38057440"/><text:span text:style-name="_5f_OOoComputerSpecial">=</text:span><text:change-end text:change-id="ct38057440"/> <text:change-start text:change-id="ct411065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106528"/></text:p>
      <text:p text:style-name="Code"><text:s text:c="12"/><text:change-start text:change-id="ct38057792"/><text:span text:style-name="_5f_OOoComputerIdent">text_align</text:span><text:change-end text:change-id="ct38057792"/> <text:change-start text:change-id="ct38058144"/><text:span text:style-name="_5f_OOoComputerSpecial">=</text:span><text:change-end text:change-id="ct38058144"/> <text:change-start text:change-id="ct41107936"/><text:span text:style-name="_5f_OOoComputerIdent">TextNode</text:span><text:span text:style-name="_5f_OOoComputerSpecial">.</text:span><text:span text:style-name="_5f_OOoComputerIdent">ALeft</text:span><text:span text:style-name="_5f_OOoComputerSpecial">,</text:span><text:change-end text:change-id="ct41107936"/></text:p>
      <text:p text:style-name="Code"><text:s text:c="12"/><text:change-start text:change-id="ct41105360"/><text:span text:style-name="_5f_OOoComputerIdent">scale</text:span><text:change-end text:change-id="ct41105360"/> <text:change-start text:change-id="ct41101952"/><text:span text:style-name="_5f_OOoComputerSpecial">=</text:span><text:change-end text:change-id="ct41101952"/> <text:change-start text:change-id="ct41102176"/><text:span text:style-name="_5f_OOoComputerLiteral">0.1</text:span><text:span text:style-name="_5f_OOoComputerSpecial">,</text:span><text:change-end text:change-id="ct41102176"/></text:p>
      <text:p text:style-name="Code"><text:s text:c="12"/><text:change-start text:change-id="ct41102688"/><text:span text:style-name="_5f_OOoComputerIdent">pad</text:span><text:change-end text:change-id="ct41102688"/> <text:change-start text:change-id="ct41102912"/><text:span text:style-name="_5f_OOoComputerSpecial">=</text:span><text:change-end text:change-id="ct41102912"/> <text:change-start text:change-id="ct41103136"/><text:span text:style-name="_5f_OOoComputerSpecial">(</text:span><text:span text:style-name="_5f_OOoComputerLiteral">0.15</text:span><text:span text:style-name="_5f_OOoComputerSpecial">,</text:span><text:change-end text:change-id="ct41103136"/> <text:change-start text:change-id="ct41108912"/><text:span text:style-name="_5f_OOoComputerLiteral">0.15</text:span><text:span text:style-name="_5f_OOoComputerSpecial">),</text:span><text:change-end text:change-id="ct41108912"/></text:p>
      <text:p text:style-name="Code"><text:s text:c="12"/><text:change-start text:change-id="ct38061024"/><text:span text:style-name="_5f_OOoComputerIdent">pos</text:span><text:change-end text:change-id="ct38061024"/> <text:change-start text:change-id="ct41105584"/><text:span text:style-name="_5f_OOoComputerSpecial">=</text:span><text:change-end text:change-id="ct41105584"/> <text:change-start text:change-id="ct41103440"/><text:span text:style-name="_5f_OOoComputerSpecial">(</text:span><text:span text:style-name="_5f_OOoComputerIdent">base</text:span><text:span text:style-name="_5f_OOoComputerSpecial">.</text:span><text:span text:style-name="_5f_OOoComputerIdent">a2dLeft</text:span><text:change-end text:change-id="ct41103440"/> <text:change-start text:change-id="ct41110000"/><text:span text:style-name="_5f_OOoComputerSpecial">+</text:span><text:change-end text:change-id="ct41110000"/> <text:change-start text:change-id="ct41112224"/><text:span text:style-name="_5f_OOoComputerLiteral">0.08</text:span><text:span text:style-name="_5f_OOoComputerSpecial">,</text:span><text:change-end text:change-id="ct41112224"/> <text:change-start text:change-id="ct41114624"/><text:span text:style-name="_5f_OOoComputerLiteral">0</text:span><text:span text:style-name="_5f_OOoComputerSpecial">,</text:span><text:change-end text:change-id="ct41114624"/> <text:change-start text:change-id="ct41118000"/><text:span text:style-name="_5f_OOoComputerSpecial">-</text:span><text:span text:style-name="_5f_OOoComputerLiteral">0.03</text:span><text:span text:style-name="_5f_OOoComputerSpecial">),</text:span><text:change-end text:change-id="ct41118000"/></text:p>
      <text:p text:style-name="Code"><text:s text:c="12"/><text:change-start text:change-id="ct41103760"/><text:span text:style-name="_5f_OOoComputerIdent">frameColor</text:span><text:change-end text:change-id="ct41103760"/> <text:change-start text:change-id="ct41111456"/><text:span text:style-name="_5f_OOoComputerSpecial">=</text:span><text:change-end text:change-id="ct41111456"/> <text:change-start text:change-id="ct38063424"/><text:span text:style-name="_5f_OOoComputerSpecial">(</text:span><text:change-end text:change-id="ct38063424"/></text:p>
      <text:p text:style-name="Code"><text:s text:c="16"/><text:change-start text:change-id="ct4111400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1114000"/></text:p>
      <text:p text:style-name="Code"><text:s text:c="16"/><text:change-start text:change-id="ct4111051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1110512"/></text:p>
      <text:p text:style-name="Code"><text:s text:c="16"/><text:change-start text:change-id="ct4112105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1121056"/></text:p>
      <text:p text:style-name="Code"><text:s text:c="16"/><text:change-start text:change-id="ct4112336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1123360"/></text:p>
      <text:p text:style-name="Code"><text:s text:c="16"/><text:change-start text:change-id="ct41109616"/><text:span text:style-name="_5f_OOoComputerSpecial">),</text:span><text:change-end text:change-id="ct41109616"/></text:p>
      <text:p text:style-name="Code"><text:s text:c="12"/><text:change-start text:change-id="ct41111824"/><text:span text:style-name="_5f_OOoComputerIdent">relief</text:span><text:change-end text:change-id="ct41111824"/> <text:change-start text:change-id="ct41120224"/><text:span text:style-name="_5f_OOoComputerSpecial">=</text:span><text:change-end text:change-id="ct41120224"/> <text:change-start text:change-id="ct41121840"/><text:span text:style-name="_5f_OOoComputerLiteral">1</text:span><text:span text:style-name="_5f_OOoComputerSpecial">,</text:span><text:change-end text:change-id="ct41121840"/></text:p>
      <text:p text:style-name="Code"><text:s text:c="12"/><text:change-start text:change-id="ct38068000"/><text:span text:style-name="_5f_OOoComputerIdent">command</text:span><text:change-end text:change-id="ct38068000"/> <text:change-start text:change-id="ct38068352"/><text:span text:style-name="_5f_OOoComputerSpecial">=</text:span><text:change-end text:change-id="ct38068352"/> <text:change-start text:change-id="ct411266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1126608"/></text:p>
      <text:p text:style-name="Code"><text:s text:c="12"/><text:change-start text:change-id="ct41113168"/><text:span text:style-name="_5f_OOoComputerIdent">extraArgs</text:span><text:change-end text:change-id="ct41113168"/> <text:change-start text:change-id="ct41125584"/><text:span text:style-name="_5f_OOoComputerSpecial">=</text:span><text:change-end text:change-id="ct41125584"/> <text:change-start text:change-id="ct38069056"/><text:span text:style-name="_5f_OOoComputerSpecial">[</text:span><text:span text:style-name="_5f_OOoComputerLiteral">"LevelSelection-Back"</text:span><text:span text:style-name="_5f_OOoComputerSpecial">],</text:span><text:change-end text:change-id="ct38069056"/></text:p>
      <text:p text:style-name="Code"><text:s text:c="12"/><text:change-start text:change-id="ct38069760"/><text:span text:style-name="_5f_OOoComputerIdent">pressEffect</text:span><text:change-end text:change-id="ct38069760"/> <text:change-start text:change-id="ct38070464"/><text:span text:style-name="_5f_OOoComputerSpecial">=</text:span><text:change-end text:change-id="ct38070464"/> <text:change-start text:change-id="ct41125808"/><text:span text:style-name="_5f_OOoComputerIdent">False</text:span><text:span text:style-name="_5f_OOoComputerSpecial">,</text:span><text:change-end text:change-id="ct41125808"/></text:p>
      <text:p text:style-name="Code"><text:s text:c="12"/><text:change-start text:change-id="ct38071168"/><text:span text:style-name="_5f_OOoComputerIdent">rolloverSound</text:span><text:change-end text:change-id="ct38071168"/> <text:change-start text:change-id="ct38071520"/><text:span text:style-name="_5f_OOoComputerSpecial">=</text:span><text:change-end text:change-id="ct38071520"/> <text:change-start text:change-id="ct38071872"/><text:span text:style-name="_5f_OOoComputerKeyWord">None</text:span><text:span text:style-name="_5f_OOoComputerSpecial">,</text:span><text:change-end text:change-id="ct38071872"/></text:p>
      <text:p text:style-name="Code"><text:s text:c="12"/><text:change-start text:change-id="ct38072224"/><text:span text:style-name="_5f_OOoComputerIdent">clickSound</text:span><text:change-end text:change-id="ct38072224"/> <text:change-start text:change-id="ct38072576"/><text:span text:style-name="_5f_OOoComputerSpecial">=</text:span><text:change-end text:change-id="ct38072576"/> <text:change-start text:change-id="ct41090368"/><text:span text:style-name="_5f_OOoComputerKeyWord">None</text:span><text:span text:style-name="_5f_OOoComputerSpecial">)</text:span><text:change-end text:change-id="ct41090368"/></text:p>
      <text:p text:style-name="Code"><text:s text:c="8"/><text:change-start text:change-id="ct41133216"/><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133216"/></text:p>
      <text:p text:style-name="Code"><text:s text:c="8"/><text:change-start text:change-id="ct4113798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1137984"/></text:p>
      <text:p text:style-name="Code"/>
      <text:p text:style-name="Code"><text:s text:c="8"/><text:change-start text:change-id="ct38072928"/><text:span text:style-name="_5f_OOoComputerIdent">self</text:span><text:span text:style-name="_5f_OOoComputerSpecial">.</text:span><text:span text:style-name="_5f_OOoComputerIdent">hide</text:span><text:span text:style-name="_5f_OOoComputerSpecial">()</text:span><text:change-end text:change-id="ct38072928"/></text:p>
      <text:p text:style-name="Code"/>
      <text:p text:style-name="Code"><text:s text:c="4"/><text:change-start text:change-id="ct41134656"/><text:span text:style-name="_5f_OOoComputerKeyWord">def</text:span><text:change-end text:change-id="ct41134656"/> <text:change-start text:change-id="ct41135184"/><text:span text:style-name="_5f_OOoComputerIdent">createLevelButton</text:span><text:span text:style-name="_5f_OOoComputerSpecial">(</text:span><text:span text:style-name="_5f_OOoComputerIdent">self</text:span><text:span text:style-name="_5f_OOoComputerSpecial">,</text:span><text:change-end text:change-id="ct41135184"/> <text:change-start text:change-id="ct41129808"/><text:span text:style-name="_5f_OOoComputerIdent">pos</text:span><text:span text:style-name="_5f_OOoComputerSpecial">,</text:span><text:change-end text:change-id="ct41129808"/> <text:change-start text:change-id="ct41141504"/><text:span text:style-name="_5f_OOoComputerIdent">image</text:span><text:span text:style-name="_5f_OOoComputerSpecial">,</text:span><text:change-end text:change-id="ct41141504"/> <text:change-start text:change-id="ct41143872"/><text:span text:style-name="_5f_OOoComputerIdent">levelNr</text:span><text:span text:style-name="_5f_OOoComputerSpecial">):</text:span><text:change-end text:change-id="ct41143872"/></text:p>
      <text:p text:style-name="Code"><text:s text:c="8"/><text:change-start text:change-id="ct38074688"/><text:span text:style-name="_5f_OOoComputerIdent">self</text:span><text:span text:style-name="_5f_OOoComputerSpecial">.</text:span><text:span text:style-name="_5f_OOoComputerIdent">selectedLevel</text:span><text:change-end text:change-id="ct38074688"/> <text:change-start text:change-id="ct38076096"/><text:span text:style-name="_5f_OOoComputerSpecial">=</text:span><text:change-end text:change-id="ct38076096"/> <text:change-start text:change-id="ct41145360"/><text:span text:style-name="_5f_OOoComputerIdent">levelNr</text:span><text:change-end text:change-id="ct41145360"/></text:p>
      <text:p text:style-name="Code"><text:s text:c="8"/><text:change-start text:change-id="ct41141888"/><text:span text:style-name="_5f_OOoComputerIdent">btn</text:span><text:change-end text:change-id="ct41141888"/> <text:change-start text:change-id="ct41136960"/><text:span text:style-name="_5f_OOoComputerSpecial">=</text:span><text:change-end text:change-id="ct41136960"/> <text:change-start text:change-id="ct41130032"/><text:span text:style-name="_5f_OOoComputerIdent">DirectButton</text:span><text:span text:style-name="_5f_OOoComputerSpecial">(</text:span><text:change-end text:change-id="ct41130032"/></text:p>
      <text:p text:style-name="Code"><text:s text:c="12"/><text:change-start text:change-id="ct41135408"/><text:span text:style-name="_5f_OOoComputerIdent">scale</text:span><text:change-end text:change-id="ct41135408"/> <text:change-start text:change-id="ct41142464"/><text:span text:style-name="_5f_OOoComputerSpecial">=</text:span><text:change-end text:change-id="ct41142464"/> <text:change-start text:change-id="ct41142688"/><text:span text:style-name="_5f_OOoComputerSpecial">(</text:span><text:span text:style-name="_5f_OOoComputerLiteral">0.5</text:span><text:span text:style-name="_5f_OOoComputerSpecial">,</text:span><text:change-end text:change-id="ct41142688"/> <text:change-start text:change-id="ct41146256"/><text:span text:style-name="_5f_OOoComputerLiteral">1</text:span><text:span text:style-name="_5f_OOoComputerSpecial">,</text:span><text:change-end text:change-id="ct41146256"/> <text:change-start text:change-id="ct41147408"/><text:span text:style-name="_5f_OOoComputerLiteral">0.75</text:span><text:span text:style-name="_5f_OOoComputerSpecial">),</text:span><text:change-end text:change-id="ct41147408"/></text:p>
      <text:p text:style-name="Code"><text:s text:c="12"/><text:change-start text:change-id="ct38078912"/><text:span text:style-name="_5f_OOoComputerIdent">relief</text:span><text:change-end text:change-id="ct38078912"/> <text:change-start text:change-id="ct38075040"/><text:span text:style-name="_5f_OOoComputerSpecial">=</text:span><text:change-end text:change-id="ct38075040"/> <text:change-start text:change-id="ct41143024"/><text:span text:style-name="_5f_OOoComputerLiteral">0</text:span><text:span text:style-name="_5f_OOoComputerSpecial">,</text:span><text:change-end text:change-id="ct41143024"/></text:p>
      <text:p text:style-name="Code"><text:s text:c="12"/><text:change-start text:change-id="ct41146480"/><text:span text:style-name="_5f_OOoComputerIdent">frameColor</text:span><text:change-end text:change-id="ct41146480"/> <text:change-start text:change-id="ct41148592"/><text:span text:style-name="_5f_OOoComputerSpecial">=</text:span><text:change-end text:change-id="ct41148592"/> <text:change-start text:change-id="ct4115316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1153168"/></text:p>
      <text:p text:style-name="Code"><text:s text:c="12"/><text:change-start text:change-id="ct41156576"/><text:span text:style-name="_5f_OOoComputerIdent">pos</text:span><text:change-end text:change-id="ct41156576"/> <text:change-start text:change-id="ct41156800"/><text:span text:style-name="_5f_OOoComputerSpecial">=</text:span><text:change-end text:change-id="ct41156800"/> <text:change-start text:change-id="ct41157024"/><text:span text:style-name="_5f_OOoComputerIdent">pos</text:span><text:span text:style-name="_5f_OOoComputerSpecial">,</text:span><text:change-end text:change-id="ct41157024"/></text:p>
      <text:p text:style-name="Code"><text:s text:c="12"/><text:change-start text:change-id="ct41157536"/><text:span text:style-name="_5f_OOoComputerIdent">image</text:span><text:change-end text:change-id="ct41157536"/> <text:change-start text:change-id="ct41157760"/><text:span text:style-name="_5f_OOoComputerSpecial">=</text:span><text:change-end text:change-id="ct41157760"/> <text:change-start text:change-id="ct41157984"/><text:span text:style-name="_5f_OOoComputerIdent">image</text:span><text:span text:style-name="_5f_OOoComputerSpecial">,</text:span><text:change-end text:change-id="ct41157984"/></text:p>
      <text:p text:style-name="Code"><text:s text:c="12"/><text:change-start text:change-id="ct41158496"/><text:span text:style-name="_5f_OOoComputerIdent">command</text:span><text:change-end text:change-id="ct41158496"/> <text:change-start text:change-id="ct41158720"/><text:span text:style-name="_5f_OOoComputerSpecial">=</text:span><text:change-end text:change-id="ct41158720"/> <text:change-start text:change-id="ct411589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1158944"/></text:p>
      <text:p text:style-name="Code"><text:s text:c="12"/><text:change-start text:change-id="ct41160416"/><text:span text:style-name="_5f_OOoComputerIdent">extraArgs</text:span><text:change-end text:change-id="ct41160416"/> <text:change-start text:change-id="ct41160640"/><text:span text:style-name="_5f_OOoComputerSpecial">=</text:span><text:change-end text:change-id="ct41160640"/> <text:change-start text:change-id="ct41152656"/><text:span text:style-name="_5f_OOoComputerSpecial">[</text:span><text:span text:style-name="_5f_OOoComputerLiteral">"LevelSelection-Start"</text:span><text:span text:style-name="_5f_OOoComputerSpecial">],</text:span><text:change-end text:change-id="ct41152656"/></text:p>
      <text:p text:style-name="Code"><text:s text:c="12"/><text:change-start text:change-id="ct41151120"/><text:span text:style-name="_5f_OOoComputerIdent">rolloverSound</text:span><text:change-end text:change-id="ct41151120"/> <text:change-start text:change-id="ct41151712"/><text:span text:style-name="_5f_OOoComputerSpecial">=</text:span><text:change-end text:change-id="ct41151712"/> <text:change-start text:change-id="ct41151936"/><text:span text:style-name="_5f_OOoComputerKeyWord">None</text:span><text:span text:style-name="_5f_OOoComputerSpecial">,</text:span><text:change-end text:change-id="ct41151936"/></text:p>
      <text:p text:style-name="Code"><text:s text:c="12"/><text:change-start text:change-id="ct41128784"/><text:span text:style-name="_5f_OOoComputerIdent">clickSound</text:span><text:change-end text:change-id="ct41128784"/> <text:change-start text:change-id="ct41129248"/><text:span text:style-name="_5f_OOoComputerSpecial">=</text:span><text:change-end text:change-id="ct41129248"/> <text:change-start text:change-id="ct41129472"/><text:span text:style-name="_5f_OOoComputerKeyWord">None</text:span><text:span text:style-name="_5f_OOoComputerSpecial">)</text:span><text:change-end text:change-id="ct41129472"/></text:p>
      <text:p text:style-name="Code"><text:s text:c="8"/><text:change-start text:change-id="ct41150480"/><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150480"/></text:p>
      <text:p text:style-name="Code"><text:s text:c="8"/><text:change-start text:change-id="ct40475744"/><text:span text:style-name="_5f_OOoComputerKeyWord">return</text:span><text:change-end text:change-id="ct40475744"/> <text:change-start text:change-id="ct40477056"/><text:span text:style-name="_5f_OOoComputerIdent">btn</text:span><text:change-end text:change-id="ct40477056"/></text:p>
      <text:p text:style-name="Code"/>
      <text:p text:style-name="Code"><text:s text:c="4"/><text:change-start text:change-id="ct40477856"/><text:span text:style-name="_5f_OOoComputerKeyWord">def</text:span><text:change-end text:change-id="ct40477856"/> <text:change-start text:change-id="ct40478080"/><text:span text:style-name="_5f_OOoComputerIdent">show</text:span><text:span text:style-name="_5f_OOoComputerSpecial">(</text:span><text:span text:style-name="_5f_OOoComputerIdent">self</text:span><text:span text:style-name="_5f_OOoComputerSpecial">):</text:span><text:change-end text:change-id="ct40478080"/></text:p>
      <text:p text:style-name="Code"><text:s text:c="8"/><text:change-start text:change-id="ct4048025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0480256"/></text:p>
      <text:p text:style-name="Code"/>
      <text:p text:style-name="Code"><text:s text:c="4"/><text:change-start text:change-id="ct41150784"/><text:span text:style-name="_5f_OOoComputerKeyWord">def</text:span><text:change-end text:change-id="ct41150784"/> <text:change-start text:change-id="ct41127760"/><text:span text:style-name="_5f_OOoComputerIdent">hide</text:span><text:span text:style-name="_5f_OOoComputerSpecial">(</text:span><text:span text:style-name="_5f_OOoComputerIdent">self</text:span><text:span text:style-name="_5f_OOoComputerSpecial">):</text:span><text:change-end text:change-id="ct41127760"/></text:p>
      <text:p text:style-name="Code"><text:s text:c="8"/><text:change-start text:change-id="ct4048296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0482960"/></text:p>
      <text:p text:style-name="P294">Everything in this menu should already be known to you as it's only a kind of stripped down character selection so we will move right on to the integration in our main script.</text:p>
      <text:p text:style-name="Code"><text:change-start text:change-id="ct40483808"/><text:span text:style-name="_5f_OOoComputerKeyWord">from</text:span><text:change-end text:change-id="ct40483808"/> <text:change-start text:change-id="ct40485184"/><text:span text:style-name="_5f_OOoComputerIdent">characterselection</text:span><text:change-end text:change-id="ct40485184"/> <text:change-start text:change-id="ct40485824"/><text:span text:style-name="_5f_OOoComputerKeyWord">import</text:span><text:change-end text:change-id="ct40485824"/> <text:change-start text:change-id="ct40486048"/><text:span text:style-name="_5f_OOoComputerIdent">CharacterSelection</text:span><text:change-end text:change-id="ct40486048"/></text:p>
      <text:p text:style-name="P494"><text:change-start text:change-id="ct40486752"/><text:span text:style-name="_5f_OOoComputerKeyWord">from</text:span><text:change-end text:change-id="ct40486752"/> <text:change-start text:change-id="ct40486976"/><text:span text:style-name="_5f_OOoComputerIdent">levelselection</text:span><text:change-end text:change-id="ct40486976"/> <text:change-start text:change-id="ct40487200"/><text:span text:style-name="_5f_OOoComputerKeyWord">import</text:span><text:change-end text:change-id="ct40487200"/> <text:change-start text:change-id="ct40487424"/><text:span text:style-name="_5f_OOoComputerIdent">LevelSelection</text:span><text:change-end text:change-id="ct40487424"/></text:p>
      <text:p text:style-name="Code"><text:change-start text:change-id="ct40487936"/><text:span text:style-name="_5f_OOoComputerIdent">…</text:span><text:change-end text:change-id="ct40487936"/></text:p>
      <text:p text:style-name="Code"><text:s text:c="8"/><text:change-start text:change-id="ct40488688"/><text:span text:style-name="_5f_OOoComputerIdent">self</text:span><text:span text:style-name="_5f_OOoComputerSpecial">.</text:span><text:span text:style-name="_5f_OOoComputerIdent">charSelection</text:span><text:change-end text:change-id="ct40488688"/> <text:change-start text:change-id="ct40488912"/><text:span text:style-name="_5f_OOoComputerSpecial">=</text:span><text:change-end text:change-id="ct40488912"/> <text:change-start text:change-id="ct40490144"/><text:span text:style-name="_5f_OOoComputerIdent">CharacterSelection</text:span><text:span text:style-name="_5f_OOoComputerSpecial">()</text:span><text:change-end text:change-id="ct40490144"/></text:p>
      <text:p text:style-name="Code"><text:s text:c="8"/><text:change-start text:change-id="ct40490848"/><text:span text:style-name="_5f_OOoComputerIdent"><text:span text:style-name="T148">self</text:span></text:span><text:span text:style-name="_5f_OOoComputerSpecial"><text:span text:style-name="T148">.</text:span></text:span><text:span text:style-name="_5f_OOoComputerIdent"><text:span text:style-name="T148">levelSelection</text:span></text:span><text:change-end text:change-id="ct40490848"/><text:span text:style-name="T148"> </text:span><text:change-start text:change-id="ct40495616"/><text:span text:style-name="_5f_OOoComputerSpecial"><text:span text:style-name="T148">=</text:span></text:span><text:change-end text:change-id="ct40495616"/><text:span text:style-name="T148"> </text:span><text:change-start text:change-id="ct40501648"/><text:span text:style-name="_5f_OOoComputerIdent"><text:span text:style-name="T148">LevelSelection</text:span></text:span><text:span text:style-name="_5f_OOoComputerSpecial"><text:span text:style-name="T148">()</text:span></text:span><text:change-end text:change-id="ct40501648"/></text:p>
      <text:p text:style-name="Code"><text:s text:c="4"/><text:change-start text:change-id="ct40503680"/><text:span text:style-name="_5f_OOoComputerIdent">…</text:span><text:change-end text:change-id="ct40503680"/></text:p>
      <text:p text:style-name="Code"><text:s text:c="4"/><text:change-start text:change-id="ct40504000"/><text:span text:style-name="_5f_OOoComputerKeyWord">def</text:span><text:change-end text:change-id="ct40504000"/> <text:change-start text:change-id="ct40504224"/><text:span text:style-name="_5f_OOoComputerIdent">enterCharSelection</text:span><text:span text:style-name="_5f_OOoComputerSpecial">(</text:span><text:span text:style-name="_5f_OOoComputerIdent">self</text:span><text:span text:style-name="_5f_OOoComputerSpecial">):</text:span><text:change-end text:change-id="ct40504224"/></text:p>
      <text:p text:style-name="Code"><text:soft-page-break/><text:s text:c="8"/><text:change-start text:change-id="ct40504736"/><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40504736"/> <text:change-start text:change-id="ct40505104"/><text:span text:style-name="_5f_OOoComputerIdent">self</text:span><text:span text:style-name="_5f_OOoComputerSpecial">.</text:span><text:span text:style-name="_5f_OOoComputerIdent">request</text:span><text:span text:style-name="_5f_OOoComputerSpecial">,</text:span><text:change-end text:change-id="ct40505104"/> <text:change-start text:change-id="ct40506448"/><text:span text:style-name="_5f_OOoComputerSpecial">[</text:span><text:span text:style-name="_5f_OOoComputerLiteral">"Menu"</text:span><text:span text:style-name="_5f_OOoComputerSpecial">])</text:span><text:change-end text:change-id="ct40506448"/></text:p>
      <text:p text:style-name="Code"><text:s text:c="8"/><text:change-start text:change-id="ct4119500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41195008"/> <text:change-start text:change-id="ct41195472"/><text:span text:style-name="_5f_OOoComputerIdent">self</text:span><text:span text:style-name="_5f_OOoComputerSpecial">.</text:span><text:span text:style-name="_5f_OOoComputerIdent">request</text:span><text:span text:style-name="_5f_OOoComputerSpecial">,</text:span><text:change-end text:change-id="ct41195472"/> <text:change-start text:change-id="ct41198592"/><text:span text:style-name="_5f_OOoComputerSpecial">[</text:span><text:span text:style-name="_5f_OOoComputerLiteral">"</text:span><text:span text:style-name="_5f_OOoComputerLiteral"><text:span text:style-name="T148">LevelSelection</text:span></text:span><text:span text:style-name="_5f_OOoComputerLiteral">"</text:span><text:span text:style-name="_5f_OOoComputerSpecial">])</text:span><text:change-end text:change-id="ct41198592"/></text:p>
      <text:p text:style-name="Code"><text:s text:c="4"/><text:change-start text:change-id="ct41202304"/><text:span text:style-name="_5f_OOoComputerIdent">…</text:span><text:change-end text:change-id="ct41202304"/></text:p>
      <text:p text:style-name="Code"/>
      <text:p text:style-name="Code"><text:s text:c="4"/><text:change-start text:change-id="ct41203456"/><text:span text:style-name="_5f_OOoComputerKeyWord"><text:span text:style-name="T148">def</text:span></text:span><text:change-end text:change-id="ct41203456"/><text:span text:style-name="T148"> </text:span><text:change-start text:change-id="ct41203680"/><text:span text:style-name="_5f_OOoComputerIdent"><text:span text:style-name="T148">enterLevelSelectio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change-end text:change-id="ct41203680"/></text:p>
      <text:p text:style-name="Code"><text:s text:c="4"/><text:span text:style-name="T148"><text:s text:c="4"/></text:span><text:change-start text:change-id="ct41204192"/><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LevelSelection-Back"</text:span></text:span><text:span text:style-name="_5f_OOoComputerSpecial"><text:span text:style-name="T148">,</text:span></text:span><text:change-end text:change-id="ct41204192"/><text:span text:style-name="T148"> </text:span><text:change-start text:change-id="ct41213056"/><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change-end text:change-id="ct41213056"/><text:span text:style-name="T148"> </text:span><text:change-start text:change-id="ct41219232"/><text:span text:style-name="_5f_OOoComputerSpecial"><text:span text:style-name="T148">[</text:span></text:span><text:span text:style-name="_5f_OOoComputerLiteral"><text:span text:style-name="T148">"CharSelection"</text:span></text:span><text:span text:style-name="_5f_OOoComputerSpecial"><text:span text:style-name="T148">])</text:span></text:span><text:change-end text:change-id="ct41219232"/></text:p>
      <text:p text:style-name="Code"><text:s text:c="4"/><text:span text:style-name="T148"><text:s text:c="4"/></text:span><text:change-start text:change-id="ct41197872"/><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LevelSelection-Start"</text:span></text:span><text:span text:style-name="_5f_OOoComputerSpecial"><text:span text:style-name="T148">,</text:span></text:span><text:change-end text:change-id="ct41197872"/><text:span text:style-name="T148"> </text:span><text:change-start text:change-id="ct41217472"/><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change-end text:change-id="ct41217472"/><text:span text:style-name="T148"> </text:span><text:change-start text:change-id="ct41222000"/><text:span text:style-name="_5f_OOoComputerSpecial"><text:span text:style-name="T148">[</text:span></text:span><text:span text:style-name="_5f_OOoComputerLiteral"><text:span text:style-name="T148">"Game"</text:span></text:span><text:span text:style-name="_5f_OOoComputerSpecial"><text:span text:style-name="T148">])</text:span></text:span><text:change-end text:change-id="ct41222000"/></text:p>
      <text:p text:style-name="Code"><text:s text:c="4"/><text:span text:style-name="T148"><text:s text:c="4"/></text:span><text:change-start text:change-id="ct40500928"/><text:span text:style-name="_5f_OOoComputerIdent"><text:span text:style-name="T148">self</text:span></text:span><text:span text:style-name="_5f_OOoComputerSpecial"><text:span text:style-name="T148">.</text:span></text:span><text:span text:style-name="_5f_OOoComputerIdent"><text:span text:style-name="T148">levelSelection</text:span></text:span><text:span text:style-name="_5f_OOoComputerSpecial"><text:span text:style-name="T148">.</text:span></text:span><text:span text:style-name="_5f_OOoComputerIdent"><text:span text:style-name="T148">show</text:span></text:span><text:span text:style-name="_5f_OOoComputerSpecial"><text:span text:style-name="T148">()</text:span></text:span><text:change-end text:change-id="ct40500928"/></text:p>
      <text:p text:style-name="Code"/>
      <text:p text:style-name="Code"><text:s text:c="4"/><text:change-start text:change-id="ct40498944"/><text:span text:style-name="_5f_OOoComputerKeyWord"><text:span text:style-name="T148">def</text:span></text:span><text:change-end text:change-id="ct40498944"/><text:span text:style-name="T148"> </text:span><text:change-start text:change-id="ct41213344"/><text:span text:style-name="_5f_OOoComputerIdent"><text:span text:style-name="T148">exitLevelSelection</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change-end text:change-id="ct41213344"/></text:p>
      <text:p text:style-name="Code"><text:s text:c="4"/><text:span text:style-name="T148"><text:s text:c="4"/></text:span><text:change-start text:change-id="ct40495008"/><text:span text:style-name="_5f_OOoComputerIdent"><text:span text:style-name="T148">self</text:span></text:span><text:span text:style-name="_5f_OOoComputerSpecial"><text:span text:style-name="T148">.</text:span></text:span><text:span text:style-name="_5f_OOoComputerIdent"><text:span text:style-name="T148">ignore</text:span></text:span><text:span text:style-name="_5f_OOoComputerSpecial"><text:span text:style-name="T148">(</text:span></text:span><text:span text:style-name="_5f_OOoComputerLiteral"><text:span text:style-name="T148">"LevelSelection-Start"</text:span></text:span><text:span text:style-name="_5f_OOoComputerSpecial"><text:span text:style-name="T148">)</text:span></text:span><text:change-end text:change-id="ct40495008"/></text:p>
      <text:p text:style-name="Code"><text:s text:c="4"/><text:span text:style-name="T148"><text:s text:c="4"/></text:span><text:change-start text:change-id="ct41204720"/><text:span text:style-name="_5f_OOoComputerIdent"><text:span text:style-name="T148">self</text:span></text:span><text:span text:style-name="_5f_OOoComputerSpecial"><text:span text:style-name="T148">.</text:span></text:span><text:span text:style-name="_5f_OOoComputerIdent"><text:span text:style-name="T148">ignore</text:span></text:span><text:span text:style-name="_5f_OOoComputerSpecial"><text:span text:style-name="T148">(</text:span></text:span><text:span text:style-name="_5f_OOoComputerLiteral"><text:span text:style-name="T148">"LevelSelection-Back"</text:span></text:span><text:span text:style-name="_5f_OOoComputerSpecial"><text:span text:style-name="T148">)</text:span></text:span><text:change-end text:change-id="ct41204720"/></text:p>
      <text:p text:style-name="Code"><text:s text:c="4"/><text:span text:style-name="T148"><text:s text:c="4"/></text:span><text:change-start text:change-id="ct41195984"/><text:span text:style-name="_5f_OOoComputerIdent"><text:span text:style-name="T148">self</text:span></text:span><text:span text:style-name="_5f_OOoComputerSpecial"><text:span text:style-name="T148">.</text:span></text:span><text:span text:style-name="_5f_OOoComputerIdent"><text:span text:style-name="T148">levelSelection</text:span></text:span><text:span text:style-name="_5f_OOoComputerSpecial"><text:span text:style-name="T148">.</text:span></text:span><text:span text:style-name="_5f_OOoComputerIdent"><text:span text:style-name="T148">hide</text:span></text:span><text:span text:style-name="_5f_OOoComputerSpecial"><text:span text:style-name="T148">()</text:span></text:span><text:change-end text:change-id="ct41195984"/></text:p>
      <text:p text:style-name="P515"/>
      <text:p text:style-name="P515"><text:s text:c="4"/><text:change-start text:change-id="ct38099328"/><text:span text:style-name="_5f_OOoComputerIdent">…</text:span><text:change-end text:change-id="ct38099328"/></text:p>
      <text:p text:style-name="P515"/>
      <text:p text:style-name="Code"><text:s text:c="4"/><text:change-start text:change-id="ct40496704"/><text:span text:style-name="_5f_OOoComputerKeyWord">def</text:span><text:change-end text:change-id="ct40496704"/> <text:change-start text:change-id="ct40492448"/><text:span text:style-name="_5f_OOoComputerIdent">__escape</text:span><text:span text:style-name="_5f_OOoComputerSpecial">(</text:span><text:span text:style-name="_5f_OOoComputerIdent">self</text:span><text:span text:style-name="_5f_OOoComputerSpecial">):</text:span><text:change-end text:change-id="ct40492448"/></text:p>
      <text:p text:style-name="Code"><text:s text:c="8"/><text:change-start text:change-id="ct40489664"/><text:span text:style-name="_5f_OOoComputerKeyWord">if</text:span><text:change-end text:change-id="ct40489664"/> <text:change-start text:change-id="ct40480960"/><text:span text:style-name="_5f_OOoComputerIdent">self</text:span><text:span text:style-name="_5f_OOoComputerSpecial">.</text:span><text:span text:style-name="_5f_OOoComputerIdent">state</text:span><text:change-end text:change-id="ct40480960"/> <text:change-start text:change-id="ct41220944"/><text:span text:style-name="_5f_OOoComputerSpecial">==</text:span><text:change-end text:change-id="ct41220944"/> <text:change-start text:change-id="ct41221168"/><text:span text:style-name="_5f_OOoComputerLiteral">"Menu"</text:span><text:span text:style-name="_5f_OOoComputerSpecial">:</text:span><text:change-end text:change-id="ct41221168"/></text:p>
      <text:p text:style-name="Code"><text:s text:c="12"/><text:change-start text:change-id="ct41208736"/><text:span text:style-name="_5f_OOoComputerIdent">self</text:span><text:span text:style-name="_5f_OOoComputerSpecial">.</text:span><text:span text:style-name="_5f_OOoComputerIdent">quit</text:span><text:span text:style-name="_5f_OOoComputerSpecial">()</text:span><text:change-end text:change-id="ct41208736"/></text:p>
      <text:p text:style-name="Code"><text:s text:c="8"/><text:change-start text:change-id="ct41209488"/><text:span text:style-name="_5f_OOoComputerKeyWord"><text:span text:style-name="T148">elif</text:span></text:span><text:change-end text:change-id="ct41209488"/><text:span text:style-name="T148"> </text:span><text:change-start text:change-id="ct41211376"/><text:span text:style-name="_5f_OOoComputerIdent"><text:span text:style-name="T148">self</text:span></text:span><text:span text:style-name="_5f_OOoComputerSpecial"><text:span text:style-name="T148">.</text:span></text:span><text:span text:style-name="_5f_OOoComputerIdent"><text:span text:style-name="T148">state</text:span></text:span><text:change-end text:change-id="ct41211376"/><text:span text:style-name="T148"> </text:span><text:change-start text:change-id="ct41205968"/><text:span text:style-name="_5f_OOoComputerSpecial"><text:span text:style-name="T148">==</text:span></text:span><text:change-end text:change-id="ct41205968"/><text:span text:style-name="T148"> </text:span><text:change-start text:change-id="ct41226944"/><text:span text:style-name="_5f_OOoComputerLiteral"><text:span text:style-name="T148">"LevelSelection"</text:span></text:span><text:span text:style-name="_5f_OOoComputerSpecial"><text:span text:style-name="T148">:</text:span></text:span><text:change-end text:change-id="ct41226944"/></text:p>
      <text:p text:style-name="Code"><text:s text:c="8"/><text:span text:style-name="T148"><text:s text:c="4"/></text:span><text:change-start text:change-id="ct41226592"/><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span text:style-name="_5f_OOoComputerLiteral"><text:span text:style-name="T148">"CharSelection"</text:span></text:span><text:span text:style-name="_5f_OOoComputerSpecial"><text:span text:style-name="T148">)</text:span></text:span><text:change-end text:change-id="ct41226592"/></text:p>
      <text:p text:style-name="Code"><text:s text:c="8"/><text:change-start text:change-id="ct38109536"/><text:span text:style-name="_5f_OOoComputerKeyWord">else</text:span><text:span text:style-name="_5f_OOoComputerSpecial">:</text:span><text:change-end text:change-id="ct38109536"/></text:p>
      <text:p text:style-name="Code"><text:s text:c="12"/><text:change-start text:change-id="ct4120971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41209712"/></text:p>
      <text:p text:style-name="P295">That's it, with this you now have a functional simple level selection screen which will show up directly after the characters have been selected.</text:p>
      <text:p text:style-name="P44">Now we have all menus done we want to have in this Tutorial, following we will show you a few things of how you can use DirectGUI to enhance the main game part look and feel.<text:change text:change-id="ct41206736"/></text:p>
      <text:h text:style-name="P706" text:outline-level="3"><text:bookmark-start text:name="__RefHeading__2987_49737548"/>K.O. screen<text:bookmark-end text:name="__RefHeading__2987_49737548"/></text:h>
      <text:p text:style-name="P296">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96">This screen should also show the price the players were fighting for to give the winner a bit of satisfaction.</text:span> For this screen, just add the following code in a new file called koscreen.py.</text:p>
      <text:p text:style-name="Code"><text:change-start text:change-id="ct38110240"/><text:span text:style-name="_5f_OOoComputerComment">#!/usr/bin/python</text:span><text:change-end text:change-id="ct38110240"/></text:p>
      <text:p text:style-name="Code"><text:change-start text:change-id="ct41212832"/><text:span text:style-name="_5f_OOoComputerIdent">__author__</text:span><text:change-end text:change-id="ct41212832"/> <text:change-start text:change-id="ct41207392"/><text:span text:style-name="_5f_OOoComputerSpecial">=</text:span><text:change-end text:change-id="ct41207392"/> <text:change-start text:change-id="ct41208112"/><text:span text:style-name="_5f_OOoComputerLiteral">"Fireclaw the Fox"</text:span><text:change-end text:change-id="ct41208112"/></text:p>
      <text:p text:style-name="Code"><text:change-start text:change-id="ct41216944"/><text:span text:style-name="_5f_OOoComputerIdent">__license__</text:span><text:change-end text:change-id="ct41216944"/> <text:change-start text:change-id="ct41225680"/><text:span text:style-name="_5f_OOoComputerSpecial">=</text:span><text:change-end text:change-id="ct41225680"/> <text:change-start text:change-id="ct41225904"/><text:span text:style-name="_5f_OOoComputerLiteral">"""</text:span><text:change-end text:change-id="ct41225904"/></text:p>
      <text:p text:style-name="Code"><text:change-start text:change-id="ct38115168"/><text:span text:style-name="_5f_OOoComputerIdent">Simplified</text:span><text:change-end text:change-id="ct38115168"/> <text:change-start text:change-id="ct38116448"/><text:span text:style-name="_5f_OOoComputerIdent">BSD</text:span><text:change-end text:change-id="ct38116448"/> <text:change-start text:change-id="ct38117152"/><text:span text:style-name="_5f_OOoComputerSpecial">(</text:span><text:span text:style-name="_5f_OOoComputerIdent">BSD</text:span><text:change-end text:change-id="ct38117152"/> <text:change-start text:change-id="ct41231648"/><text:span text:style-name="_5f_OOoComputerLiteral">2</text:span><text:span text:style-name="_5f_OOoComputerSpecial">-</text:span><text:span text:style-name="_5f_OOoComputerIdent">Clause</text:span><text:span text:style-name="_5f_OOoComputerSpecial">)</text:span><text:change-end text:change-id="ct41231648"/> <text:change-start text:change-id="ct41233824"/><text:span text:style-name="_5f_OOoComputerIdent">License</text:span><text:span text:style-name="_5f_OOoComputerSpecial">.</text:span><text:change-end text:change-id="ct41233824"/></text:p>
      <text:p text:style-name="Code"><text:change-start text:change-id="ct38118208"/><text:span text:style-name="_5f_OOoComputerIdent">See</text:span><text:change-end text:change-id="ct38118208"/> <text:change-start text:change-id="ct41231280"/><text:span text:style-name="_5f_OOoComputerIdent">License</text:span><text:span text:style-name="_5f_OOoComputerSpecial">.</text:span><text:span text:style-name="_5f_OOoComputerIdent">txt</text:span><text:change-end text:change-id="ct41231280"/> <text:change-start text:change-id="ct38117504"/><text:span text:style-name="_5f_OOoComputerKeyWord">or</text:span><text:change-end text:change-id="ct38117504"/> <text:change-start text:change-id="ct4124571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1245712"/> <text:change-start text:change-id="ct41247088"/><text:span text:style-name="_5f_OOoComputerKeyWord">for</text:span><text:change-end text:change-id="ct41247088"/> <text:change-start text:change-id="ct41248400"/><text:span text:style-name="_5f_OOoComputerIdent">more</text:span><text:change-end text:change-id="ct41248400"/> <text:change-start text:change-id="ct41249776"/><text:span text:style-name="_5f_OOoComputerIdent">info</text:span><text:change-end text:change-id="ct41249776"/></text:p>
      <text:p text:style-name="Code"><text:change-start text:change-id="ct38120320"/><text:span text:style-name="_5f_OOoComputerLiteral">"""</text:span><text:change-end text:change-id="ct38120320"/></text:p>
      <text:p text:style-name="Code"/>
      <text:p text:style-name="Code"><text:change-start text:change-id="ct38118976"/><text:span text:style-name="_5f_OOoComputerComment"># Panda3D imoprts</text:span><text:change-end text:change-id="ct38118976"/></text:p>
      <text:p text:style-name="Code"><text:change-start text:change-id="ct38118560"/><text:span text:style-name="_5f_OOoComputerKeyWord">from</text:span><text:change-end text:change-id="ct38118560"/> <text:change-start text:change-id="ct38119328"/><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38119328"/> <text:change-start text:change-id="ct38117856"/><text:span text:style-name="_5f_OOoComputerKeyWord">import</text:span><text:change-end text:change-id="ct38117856"/> <text:change-start text:change-id="ct41235232"/><text:span text:style-name="_5f_OOoComputerIdent">DirectObject</text:span><text:change-end text:change-id="ct41235232"/></text:p>
      <text:p text:style-name="Code"><text:change-start text:change-id="ct41232672"/><text:span text:style-name="_5f_OOoComputerKeyWord">from</text:span><text:change-end text:change-id="ct41232672"/> <text:change-start text:change-id="ct4124475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1244752"/> <text:change-start text:change-id="ct41244976"/><text:span text:style-name="_5f_OOoComputerKeyWord">import</text:span><text:change-end text:change-id="ct41244976"/> <text:change-start text:change-id="ct41229344"/><text:span text:style-name="_5f_OOoComputerSpecial">(</text:span><text:change-end text:change-id="ct41229344"/></text:p>
      <text:p text:style-name="Code"><text:s text:c="4"/><text:change-start text:change-id="ct41230144"/><text:span text:style-name="_5f_OOoComputerIdent">DirectFrame</text:span><text:span text:style-name="_5f_OOoComputerSpecial">,</text:span><text:change-end text:change-id="ct41230144"/></text:p>
      <text:p text:style-name="Code"><text:s text:c="4"/><text:change-start text:change-id="ct38124192"/><text:span text:style-name="_5f_OOoComputerIdent">DirectLabel</text:span><text:span text:style-name="_5f_OOoComputerSpecial">,</text:span><text:change-end text:change-id="ct38124192"/></text:p>
      <text:p text:style-name="Code"><text:s text:c="4"/><text:change-start text:change-id="ct38123136"/><text:span text:style-name="_5f_OOoComputerIdent">DirectButton</text:span><text:span text:style-name="_5f_OOoComputerSpecial">)</text:span><text:change-end text:change-id="ct38123136"/></text:p>
      <text:p text:style-name="Code"/>
      <text:p text:style-name="Code"><text:change-start text:change-id="ct38121024"/><text:span text:style-name="_5f_OOoComputerKeyWord">class</text:span><text:change-end text:change-id="ct38121024"/> <text:change-start text:change-id="ct41232896"/><text:span text:style-name="_5f_OOoComputerIdent">KoScreen</text:span><text:span text:style-name="_5f_OOoComputerSpecial">(</text:span><text:span text:style-name="_5f_OOoComputerIdent">DirectObject</text:span><text:span text:style-name="_5f_OOoComputerSpecial">):</text:span><text:change-end text:change-id="ct41232896"/></text:p>
      <text:p text:style-name="Code"><text:s text:c="4"/><text:change-start text:change-id="ct41215216"/><text:span text:style-name="_5f_OOoComputerKeyWord">def</text:span><text:change-end text:change-id="ct41215216"/> <text:change-start text:change-id="ct41247312"/><text:span text:style-name="_5f_OOoComputerIdent">__init__</text:span><text:span text:style-name="_5f_OOoComputerSpecial">(</text:span><text:span text:style-name="_5f_OOoComputerIdent">self</text:span><text:span text:style-name="_5f_OOoComputerSpecial">):</text:span><text:change-end text:change-id="ct41247312"/></text:p>
      <text:p text:style-name="Code"><text:s text:c="8"/><text:change-start text:change-id="ct41248848"/><text:span text:style-name="_5f_OOoComputerIdent">self</text:span><text:span text:style-name="_5f_OOoComputerSpecial">.</text:span><text:span text:style-name="_5f_OOoComputerIdent">frameMain</text:span><text:change-end text:change-id="ct41248848"/> <text:change-start text:change-id="ct41230368"/><text:span text:style-name="_5f_OOoComputerSpecial">=</text:span><text:change-end text:change-id="ct41230368"/> <text:change-start text:change-id="ct41238576"/><text:span text:style-name="_5f_OOoComputerIdent">DirectFrame</text:span><text:span text:style-name="_5f_OOoComputerSpecial">(</text:span><text:change-end text:change-id="ct41238576"/></text:p>
      <text:p text:style-name="Code"><text:s text:c="12"/><text:change-start text:change-id="ct41242368"/><text:span text:style-name="_5f_OOoComputerIdent">frameSize</text:span><text:change-end text:change-id="ct41242368"/> <text:change-start text:change-id="ct41241296"/><text:span text:style-name="_5f_OOoComputerSpecial">=</text:span><text:change-end text:change-id="ct41241296"/> <text:change-start text:change-id="ct4124356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1243568"/> <text:change-start text:change-id="ct41256656"/><text:span text:style-name="_5f_OOoComputerIdent">base</text:span><text:span text:style-name="_5f_OOoComputerSpecial">.</text:span><text:span text:style-name="_5f_OOoComputerIdent">a2dRight</text:span><text:span text:style-name="_5f_OOoComputerSpecial">,</text:span><text:change-end text:change-id="ct41256656"/></text:p>
      <text:p text:style-name="Code"><text:s text:c="25"/><text:change text:change-id="ct65855952"/><text:change-start text:change-id="ct65464000"/><text:span text:style-name="_5f_OOoComputerIdent"><text:span text:style-name="T426">base.a2dBottom, base.a2dTop</text:span></text:span><text:change-end text:change-id="ct65464000"/><text:change-start text:change-id="ct55702896"/><text:span text:style-name="_5f_OOoComputerSpecial">),</text:span><text:change-end text:change-id="ct55702896"/></text:p>
      <text:p text:style-name="Code"><text:s text:c="12"/><text:change-start text:change-id="ct38129120"/><text:span text:style-name="_5f_OOoComputerIdent">frameColor</text:span><text:change-end text:change-id="ct38129120"/> <text:change-start text:change-id="ct41257984"/><text:span text:style-name="_5f_OOoComputerSpecial">=</text:span><text:change-end text:change-id="ct41257984"/> <text:change-start text:change-id="ct41255888"/><text:span text:style-name="_5f_OOoComputerSpecial">(</text:span><text:span text:style-name="_5f_OOoComputerLiteral">0</text:span><text:span text:style-name="_5f_OOoComputerSpecial">,</text:span><text:change-end text:change-id="ct41255888"/> <text:change-start text:change-id="ct38129472"/><text:span text:style-name="_5f_OOoComputerLiteral">0</text:span><text:span text:style-name="_5f_OOoComputerSpecial">,</text:span><text:change-end text:change-id="ct38129472"/> <text:change-start text:change-id="ct41259776"/><text:span text:style-name="_5f_OOoComputerLiteral">0</text:span><text:span text:style-name="_5f_OOoComputerSpecial">,</text:span><text:change-end text:change-id="ct41259776"/> <text:change-start text:change-id="ct41261552"/><text:span text:style-name="_5f_OOoComputerLiteral">0.75</text:span><text:span text:style-name="_5f_OOoComputerSpecial">))</text:span><text:change-end text:change-id="ct41261552"/></text:p>
      <text:p text:style-name="Code"><text:s text:c="8"/><text:change-start text:change-id="ct4126288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262880"/></text:p>
      <text:p text:style-name="Code"/>
      <text:p text:style-name="Code"><text:s text:c="8"/><text:change-start text:change-id="ct38132288"/><text:span text:style-name="_5f_OOoComputerIdent">self</text:span><text:span text:style-name="_5f_OOoComputerSpecial">.</text:span><text:span text:style-name="_5f_OOoComputerIdent">lbl_KO</text:span><text:change-end text:change-id="ct38132288"/> <text:change-start text:change-id="ct38128416"/><text:span text:style-name="_5f_OOoComputerSpecial">=</text:span><text:change-end text:change-id="ct38128416"/> <text:change-start text:change-id="ct41254848"/><text:span text:style-name="_5f_OOoComputerIdent">DirectLabel</text:span><text:span text:style-name="_5f_OOoComputerSpecial">(</text:span><text:change-end text:change-id="ct41254848"/></text:p>
      <text:p text:style-name="Code"><text:s text:c="12"/><text:change-start text:change-id="ct41237616"/><text:span text:style-name="_5f_OOoComputerIdent">text</text:span><text:change-end text:change-id="ct41237616"/> <text:change-start text:change-id="ct38133696"/><text:span text:style-name="_5f_OOoComputerSpecial">=</text:span><text:change-end text:change-id="ct38133696"/> <text:change-start text:change-id="ct38134048"/><text:span text:style-name="_5f_OOoComputerLiteral">"K.O."</text:span><text:span text:style-name="_5f_OOoComputerSpecial">,</text:span><text:change-end text:change-id="ct38134048"/></text:p>
      <text:p text:style-name="Code"><text:s text:c="12"/><text:change-start text:change-id="ct38134400"/><text:span text:style-name="_5f_OOoComputerIdent">text_fg</text:span><text:change-end text:change-id="ct38134400"/> <text:change-start text:change-id="ct38134752"/><text:span text:style-name="_5f_OOoComputerSpecial">=</text:span><text:change-end text:change-id="ct38134752"/> <text:change-start text:change-id="ct4126947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269472"/></text:p>
      <text:p text:style-name="Code"><text:s text:c="12"/><text:change-start text:change-id="ct41259040"/><text:span text:style-name="_5f_OOoComputerIdent">scale</text:span><text:change-end text:change-id="ct41259040"/> <text:change-start text:change-id="ct38135104"/><text:span text:style-name="_5f_OOoComputerSpecial">=</text:span><text:change-end text:change-id="ct38135104"/> <text:change-start text:change-id="ct41270800"/><text:span text:style-name="_5f_OOoComputerLiteral">1</text:span><text:span text:style-name="_5f_OOoComputerSpecial">,</text:span><text:change-end text:change-id="ct41270800"/></text:p>
      <text:p text:style-name="Code"><text:s text:c="12"/><text:change-start text:change-id="ct41268304"/><text:span text:style-name="_5f_OOoComputerIdent">pos</text:span><text:change-end text:change-id="ct41268304"/> <text:change-start text:change-id="ct41263936"/><text:span text:style-name="_5f_OOoComputerSpecial">=</text:span><text:change-end text:change-id="ct41263936"/> <text:change-start text:change-id="ct41264160"/><text:span text:style-name="_5f_OOoComputerSpecial">(</text:span><text:span text:style-name="_5f_OOoComputerLiteral">0</text:span><text:span text:style-name="_5f_OOoComputerSpecial">,</text:span><text:change-end text:change-id="ct41264160"/> <text:change-start text:change-id="ct41265728"/><text:span text:style-name="_5f_OOoComputerLiteral">0</text:span><text:span text:style-name="_5f_OOoComputerSpecial">,</text:span><text:change-end text:change-id="ct41265728"/> <text:change-start text:change-id="ct41272368"/><text:span text:style-name="_5f_OOoComputerLiteral">0</text:span><text:span text:style-name="_5f_OOoComputerSpecial">),</text:span><text:change-end text:change-id="ct41272368"/></text:p>
      <text:p text:style-name="Code"><text:s text:c="12"/><text:change-start text:change-id="ct38136160"/><text:span text:style-name="_5f_OOoComputerIdent">frameColor</text:span><text:change-end text:change-id="ct38136160"/> <text:change-start text:change-id="ct41273072"/><text:span text:style-name="_5f_OOoComputerSpecial">=</text:span><text:change-end text:change-id="ct41273072"/> <text:change-start text:change-id="ct4127614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1276144"/></text:p>
      <text:p text:style-name="Code"><text:s text:c="8"/><text:change-start text:change-id="ct41274992"/><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274992"/></text:p>
      <text:p text:style-name="Code"><text:s text:c="8"/><text:change-start text:change-id="ct41280336"/><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280336"/></text:p>
      <text:p text:style-name="Code"/>
      <text:p text:style-name="Code"><text:s text:c="8"/><text:change-start text:change-id="ct41266096"/><text:span text:style-name="_5f_OOoComputerIdent">self</text:span><text:span text:style-name="_5f_OOoComputerSpecial">.</text:span><text:span text:style-name="_5f_OOoComputerIdent">lbl_PlayerXWon</text:span><text:change-end text:change-id="ct41266096"/> <text:change-start text:change-id="ct41275344"/><text:span text:style-name="_5f_OOoComputerSpecial">=</text:span><text:change-end text:change-id="ct41275344"/> <text:change-start text:change-id="ct41267072"/><text:span text:style-name="_5f_OOoComputerIdent">DirectLabel</text:span><text:span text:style-name="_5f_OOoComputerSpecial">(</text:span><text:change-end text:change-id="ct41267072"/></text:p>
      <text:p text:style-name="Code"><text:s text:c="12"/><text:change-start text:change-id="ct38140384"/><text:span text:style-name="_5f_OOoComputerIdent">text</text:span><text:change-end text:change-id="ct38140384"/> <text:change-start text:change-id="ct41265232"/><text:span text:style-name="_5f_OOoComputerSpecial">=</text:span><text:change-end text:change-id="ct41265232"/> <text:change-start text:change-id="ct41274032"/><text:span text:style-name="_5f_OOoComputerLiteral">"PLAYER X WON"</text:span><text:span text:style-name="_5f_OOoComputerSpecial">,</text:span><text:change-end text:change-id="ct41274032"/></text:p>
      <text:p text:style-name="Code"><text:s text:c="12"/><text:change-start text:change-id="ct41266560"/><text:span text:style-name="_5f_OOoComputerIdent">text_fg</text:span><text:change-end text:change-id="ct41266560"/> <text:change-start text:change-id="ct38142144"/><text:span text:style-name="_5f_OOoComputerSpecial">=</text:span><text:change-end text:change-id="ct38142144"/> <text:change-start text:change-id="ct4128705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287056"/></text:p>
      <text:p text:style-name="Code"><text:s text:c="12"/><text:change-start text:change-id="ct41290464"/><text:span text:style-name="_5f_OOoComputerIdent">scale</text:span><text:change-end text:change-id="ct41290464"/> <text:change-start text:change-id="ct41290688"/><text:span text:style-name="_5f_OOoComputerSpecial">=</text:span><text:change-end text:change-id="ct41290688"/> <text:change-start text:change-id="ct41290912"/><text:span text:style-name="_5f_OOoComputerLiteral">0.25</text:span><text:span text:style-name="_5f_OOoComputerSpecial">,</text:span><text:change-end text:change-id="ct41290912"/></text:p>
      <text:p text:style-name="Code"><text:s text:c="12"/><text:change-start text:change-id="ct41291424"/><text:span text:style-name="_5f_OOoComputerIdent">pos</text:span><text:change-end text:change-id="ct41291424"/> <text:change-start text:change-id="ct41291648"/><text:span text:style-name="_5f_OOoComputerSpecial">=</text:span><text:change-end text:change-id="ct41291648"/> <text:change-start text:change-id="ct41291872"/><text:span text:style-name="_5f_OOoComputerSpecial">(</text:span><text:span text:style-name="_5f_OOoComputerLiteral">0</text:span><text:span text:style-name="_5f_OOoComputerSpecial">,</text:span><text:change-end text:change-id="ct41291872"/> <text:change-start text:change-id="ct41292096"/><text:span text:style-name="_5f_OOoComputerLiteral">0</text:span><text:span text:style-name="_5f_OOoComputerSpecial">,</text:span><text:change-end text:change-id="ct41292096"/> <text:change-start text:change-id="ct41292480"/><text:span text:style-name="_5f_OOoComputerSpecial">-</text:span><text:span text:style-name="_5f_OOoComputerLiteral">0.5</text:span><text:span text:style-name="_5f_OOoComputerSpecial">),</text:span><text:change-end text:change-id="ct41292480"/></text:p>
      <text:p text:style-name="Code"><text:s text:c="12"/><text:change-start text:change-id="ct41295040"/><text:span text:style-name="_5f_OOoComputerIdent">frameColor</text:span><text:change-end text:change-id="ct41295040"/> <text:change-start text:change-id="ct41295568"/><text:span text:style-name="_5f_OOoComputerSpecial">=</text:span><text:change-end text:change-id="ct41295568"/> <text:change-start text:change-id="ct4129595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1295952"/></text:p>
      <text:p text:style-name="Code"><text:s text:c="8"/><text:change-start text:change-id="ct41299200"/><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299200"/></text:p>
      <text:p text:style-name="Code"><text:s text:c="8"/><text:change-start text:change-id="ct41300544"/><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300544"/></text:p>
      <text:p text:style-name="Code"/>
      <text:p text:style-name="Code"><text:s text:c="8"/><text:change-start text:change-id="ct41303856"/><text:span text:style-name="_5f_OOoComputerIdent">self</text:span><text:span text:style-name="_5f_OOoComputerSpecial">.</text:span><text:span text:style-name="_5f_OOoComputerIdent">btnContinue</text:span><text:change-end text:change-id="ct41303856"/> <text:change-start text:change-id="ct41304080"/><text:span text:style-name="_5f_OOoComputerSpecial">=</text:span><text:change-end text:change-id="ct41304080"/> <text:change-start text:change-id="ct41304304"/><text:span text:style-name="_5f_OOoComputerIdent">DirectButton</text:span><text:span text:style-name="_5f_OOoComputerSpecial">(</text:span><text:change-end text:change-id="ct41304304"/></text:p>
      <text:p text:style-name="Code"><text:s text:c="12"/><text:change-start text:change-id="ct41304816"/><text:span text:style-name="_5f_OOoComputerIdent">text</text:span><text:change-end text:change-id="ct41304816"/> <text:change-start text:change-id="ct41305040"/><text:span text:style-name="_5f_OOoComputerSpecial">=</text:span><text:change-end text:change-id="ct41305040"/> <text:change-start text:change-id="ct41305264"/><text:span text:style-name="_5f_OOoComputerLiteral">"CONTINUE"</text:span><text:span text:style-name="_5f_OOoComputerSpecial">,</text:span><text:change-end text:change-id="ct41305264"/></text:p>
      <text:p text:style-name="Code"><text:s text:c="12"/><text:change-start text:change-id="ct41305776"/><text:span text:style-name="_5f_OOoComputerIdent">text_fg</text:span><text:change-end text:change-id="ct41305776"/> <text:change-start text:change-id="ct41306000"/><text:span text:style-name="_5f_OOoComputerSpecial">=</text:span><text:change-end text:change-id="ct41306000"/> <text:change-start text:change-id="ct413084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308416"/></text:p>
      <text:p text:style-name="Code"><text:s text:c="12"/><text:change-start text:change-id="ct41311760"/><text:span text:style-name="_5f_OOoComputerIdent">scale</text:span><text:change-end text:change-id="ct41311760"/> <text:change-start text:change-id="ct41311984"/><text:span text:style-name="_5f_OOoComputerSpecial">=</text:span><text:change-end text:change-id="ct41311984"/> <text:change-start text:change-id="ct41312208"/><text:span text:style-name="_5f_OOoComputerLiteral">0.1</text:span><text:span text:style-name="_5f_OOoComputerSpecial">,</text:span><text:change-end text:change-id="ct41312208"/></text:p>
      <text:p text:style-name="Code"><text:s text:c="12"/><text:change-start text:change-id="ct41312720"/><text:span text:style-name="_5f_OOoComputerIdent">pad</text:span><text:change-end text:change-id="ct41312720"/> <text:change-start text:change-id="ct41312944"/><text:span text:style-name="_5f_OOoComputerSpecial">=</text:span><text:change-end text:change-id="ct41312944"/> <text:change-start text:change-id="ct41313168"/><text:span text:style-name="_5f_OOoComputerSpecial">(</text:span><text:span text:style-name="_5f_OOoComputerLiteral">0.15</text:span><text:span text:style-name="_5f_OOoComputerSpecial">,</text:span><text:change-end text:change-id="ct41313168"/> <text:change-start text:change-id="ct41313392"/><text:span text:style-name="_5f_OOoComputerLiteral">0.15</text:span><text:span text:style-name="_5f_OOoComputerSpecial">),</text:span><text:change-end text:change-id="ct41313392"/></text:p>
      <text:p text:style-name="Code"><text:soft-page-break/><text:s text:c="12"/><text:change-start text:change-id="ct41313904"/><text:span text:style-name="_5f_OOoComputerIdent">pos</text:span><text:change-end text:change-id="ct41313904"/> <text:change-start text:change-id="ct41314128"/><text:span text:style-name="_5f_OOoComputerSpecial">=</text:span><text:change-end text:change-id="ct41314128"/> <text:change-start text:change-id="ct41314352"/><text:span text:style-name="_5f_OOoComputerSpecial">(</text:span><text:span text:style-name="_5f_OOoComputerLiteral">0</text:span><text:span text:style-name="_5f_OOoComputerSpecial">,</text:span><text:change-end text:change-id="ct41314352"/> <text:change-start text:change-id="ct41314816"/><text:span text:style-name="_5f_OOoComputerLiteral">0</text:span><text:span text:style-name="_5f_OOoComputerSpecial">,</text:span><text:change-end text:change-id="ct41314816"/> <text:change-start text:change-id="ct41316048"/><text:span text:style-name="_5f_OOoComputerSpecial">-</text:span><text:span text:style-name="_5f_OOoComputerLiteral">0.8</text:span><text:span text:style-name="_5f_OOoComputerSpecial">),</text:span><text:change-end text:change-id="ct41316048"/></text:p>
      <text:p text:style-name="Code"><text:s text:c="12"/><text:change-start text:change-id="ct41318192"/><text:span text:style-name="_5f_OOoComputerIdent">frameColor</text:span><text:change-end text:change-id="ct41318192"/> <text:change-start text:change-id="ct41319136"/><text:span text:style-name="_5f_OOoComputerSpecial">=</text:span><text:change-end text:change-id="ct41319136"/> <text:change-start text:change-id="ct41319360"/><text:span text:style-name="_5f_OOoComputerSpecial">(</text:span><text:change-end text:change-id="ct41319360"/></text:p>
      <text:p text:style-name="Code"><text:s text:c="16"/><text:change-start text:change-id="ct3814284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38142848"/></text:p>
      <text:p text:style-name="Code"><text:s text:c="16"/><text:change-start text:change-id="ct4126016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1260160"/></text:p>
      <text:p text:style-name="Code"><text:s text:c="16"/><text:change-start text:change-id="ct4128452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1284528"/></text:p>
      <text:p text:style-name="Code"><text:s text:c="16"/><text:change-start text:change-id="ct4132158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1321584"/></text:p>
      <text:p text:style-name="Code"><text:s text:c="16"/><text:change-start text:change-id="ct41323872"/><text:span text:style-name="_5f_OOoComputerSpecial">),</text:span><text:change-end text:change-id="ct41323872"/></text:p>
      <text:p text:style-name="Code"><text:s text:c="12"/><text:change-start text:change-id="ct41325136"/><text:span text:style-name="_5f_OOoComputerIdent">relief</text:span><text:change-end text:change-id="ct41325136"/> <text:change-start text:change-id="ct41325360"/><text:span text:style-name="_5f_OOoComputerSpecial">=</text:span><text:change-end text:change-id="ct41325360"/> <text:change-start text:change-id="ct41325584"/><text:span text:style-name="_5f_OOoComputerLiteral">1</text:span><text:span text:style-name="_5f_OOoComputerSpecial">,</text:span><text:change-end text:change-id="ct41325584"/></text:p>
      <text:p text:style-name="Code"><text:s text:c="12"/><text:change-start text:change-id="ct41326096"/><text:span text:style-name="_5f_OOoComputerIdent">command</text:span><text:change-end text:change-id="ct41326096"/> <text:change-start text:change-id="ct41326320"/><text:span text:style-name="_5f_OOoComputerSpecial">=</text:span><text:change-end text:change-id="ct41326320"/> <text:change-start text:change-id="ct413265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1326544"/></text:p>
      <text:p text:style-name="Code"><text:s text:c="12"/><text:change-start text:change-id="ct41328416"/><text:span text:style-name="_5f_OOoComputerIdent">extraArgs</text:span><text:change-end text:change-id="ct41328416"/> <text:change-start text:change-id="ct41328640"/><text:span text:style-name="_5f_OOoComputerSpecial">=</text:span><text:change-end text:change-id="ct41328640"/> <text:change-start text:change-id="ct41329008"/><text:span text:style-name="_5f_OOoComputerSpecial">[</text:span><text:span text:style-name="_5f_OOoComputerLiteral">"KoScreen-Back"</text:span><text:span text:style-name="_5f_OOoComputerSpecial">],</text:span><text:change-end text:change-id="ct41329008"/></text:p>
      <text:p text:style-name="Code"><text:s text:c="12"/><text:change-start text:change-id="ct41329520"/><text:span text:style-name="_5f_OOoComputerIdent">pressEffect</text:span><text:change-end text:change-id="ct41329520"/> <text:change-start text:change-id="ct41329744"/><text:span text:style-name="_5f_OOoComputerSpecial">=</text:span><text:change-end text:change-id="ct41329744"/> <text:change-start text:change-id="ct41329968"/><text:span text:style-name="_5f_OOoComputerIdent">False</text:span><text:span text:style-name="_5f_OOoComputerSpecial">,</text:span><text:change-end text:change-id="ct41329968"/></text:p>
      <text:p text:style-name="Code"><text:s text:c="12"/><text:change-start text:change-id="ct41330480"/><text:span text:style-name="_5f_OOoComputerIdent">rolloverSound</text:span><text:change-end text:change-id="ct41330480"/> <text:change-start text:change-id="ct41330704"/><text:span text:style-name="_5f_OOoComputerSpecial">=</text:span><text:change-end text:change-id="ct41330704"/> <text:change-start text:change-id="ct41330928"/><text:span text:style-name="_5f_OOoComputerKeyWord">None</text:span><text:span text:style-name="_5f_OOoComputerSpecial">,</text:span><text:change-end text:change-id="ct41330928"/></text:p>
      <text:p text:style-name="Code"><text:s text:c="12"/><text:change-start text:change-id="ct41331440"/><text:span text:style-name="_5f_OOoComputerIdent">clickSound</text:span><text:change-end text:change-id="ct41331440"/> <text:change-start text:change-id="ct41331664"/><text:span text:style-name="_5f_OOoComputerSpecial">=</text:span><text:change-end text:change-id="ct41331664"/> <text:change-start text:change-id="ct41332048"/><text:span text:style-name="_5f_OOoComputerKeyWord">None</text:span><text:span text:style-name="_5f_OOoComputerSpecial">)</text:span><text:change-end text:change-id="ct41332048"/></text:p>
      <text:p text:style-name="P530"><text:s text:c="8"/><text:change-start text:change-id="ct41335056"/><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335056"/></text:p>
      <text:p text:style-name="P531"><text:s text:c="8"/><text:change-start text:change-id="ct41339248"/><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339248"/></text:p>
      <text:p text:style-name="Code"/>
      <text:p text:style-name="Code"><text:s text:c="8"/><text:change-start text:change-id="ct41342416"/><text:span text:style-name="_5f_OOoComputerIdent">self</text:span><text:span text:style-name="_5f_OOoComputerSpecial">.</text:span><text:span text:style-name="_5f_OOoComputerIdent">hide</text:span><text:span text:style-name="_5f_OOoComputerSpecial">()</text:span><text:change-end text:change-id="ct41342416"/></text:p>
      <text:p text:style-name="Code"/>
      <text:p text:style-name="Code"><text:s text:c="4"/><text:change-start text:change-id="ct41343216"/><text:span text:style-name="_5f_OOoComputerKeyWord">def</text:span><text:change-end text:change-id="ct41343216"/> <text:change-start text:change-id="ct41343440"/><text:span text:style-name="_5f_OOoComputerIdent">show</text:span><text:span text:style-name="_5f_OOoComputerSpecial">(</text:span><text:span text:style-name="_5f_OOoComputerIdent">self</text:span><text:span text:style-name="_5f_OOoComputerSpecial">,</text:span><text:change-end text:change-id="ct41343440"/> <text:change-start text:change-id="ct41343664"/><text:span text:style-name="_5f_OOoComputerIdent">succseedingPlayer</text:span><text:span text:style-name="_5f_OOoComputerSpecial">):</text:span><text:change-end text:change-id="ct41343664"/></text:p>
      <text:p text:style-name="Code"><text:s text:c="8"/><text:change-start text:change-id="ct4134492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1344928"/></text:p>
      <text:p text:style-name="Code"><text:s text:c="8"/><text:change-start text:change-id="ct41346080"/><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41346080"/> <text:change-start text:change-id="ct41346720"/><text:span text:style-name="_5f_OOoComputerSpecial">=</text:span><text:change-end text:change-id="ct41346720"/> <text:change-start text:change-id="ct41347360"/><text:span text:style-name="_5f_OOoComputerLiteral">"PLAYER %d WON"</text:span><text:change-end text:change-id="ct41347360"/> <text:change-start text:change-id="ct41348240"/><text:span text:style-name="_5f_OOoComputerSpecial">%</text:span><text:change-end text:change-id="ct41348240"/> <text:change-start text:change-id="ct41349136"/><text:span text:style-name="_5f_OOoComputerIdent">succseedingPlayer</text:span><text:change-end text:change-id="ct41349136"/></text:p>
      <text:p text:style-name="Code"/>
      <text:p text:style-name="Code"><text:s text:c="4"/><text:change-start text:change-id="ct41347952"/><text:span text:style-name="_5f_OOoComputerKeyWord">def</text:span><text:change-end text:change-id="ct41347952"/> <text:change-start text:change-id="ct38167136"/><text:span text:style-name="_5f_OOoComputerIdent">hide</text:span><text:span text:style-name="_5f_OOoComputerSpecial">(</text:span><text:span text:style-name="_5f_OOoComputerIdent">self</text:span><text:span text:style-name="_5f_OOoComputerSpecial">):</text:span><text:change-end text:change-id="ct38167136"/></text:p>
      <text:p text:style-name="Code"><text:s text:c="8"/><text:change-start text:change-id="ct3816678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38166784"/></text:p>
      <text:p text:style-name="P296">Now as we want this to be visible after the game's over but still have the level and characters in the background we can't add it as another <text:span text:style-name="T274">state to our FSM. We will instead add it as a simple function which will get called as soon as the gameOver event got thrown by any of the characters.</text:span></text:p>
      <text:p text:style-name="Code"><text:change-start text:change-id="ct38163616"/><text:span text:style-name="_5f_OOoComputerKeyWord">from</text:span><text:change-end text:change-id="ct38163616"/> <text:change-start text:change-id="ct38153408"/><text:span text:style-name="_5f_OOoComputerIdent">characterselection</text:span><text:change-end text:change-id="ct38153408"/> <text:change-start text:change-id="ct38152704"/><text:span text:style-name="_5f_OOoComputerKeyWord">import</text:span><text:change-end text:change-id="ct38152704"/> <text:change-start text:change-id="ct38156928"/><text:span text:style-name="_5f_OOoComputerIdent">CharacterSelection</text:span><text:change-end text:change-id="ct38156928"/></text:p>
      <text:p text:style-name="Code"><text:change-start text:change-id="ct38168192"/><text:span text:style-name="_5f_OOoComputerKeyWord">from</text:span><text:change-end text:change-id="ct38168192"/> <text:change-start text:change-id="ct38168544"/><text:span text:style-name="_5f_OOoComputerIdent">levelselection</text:span><text:change-end text:change-id="ct38168544"/> <text:change-start text:change-id="ct38154816"/><text:span text:style-name="_5f_OOoComputerKeyWord">import</text:span><text:change-end text:change-id="ct38154816"/> <text:change-start text:change-id="ct38170304"/><text:span text:style-name="_5f_OOoComputerIdent">LevelSelection</text:span><text:change-end text:change-id="ct38170304"/></text:p>
      <text:p text:style-name="P494"><text:change-start text:change-id="ct38168896"/><text:span text:style-name="_5f_OOoComputerKeyWord">from</text:span><text:change-end text:change-id="ct38168896"/> <text:change-start text:change-id="ct38170656"/><text:span text:style-name="_5f_OOoComputerIdent">koscreen</text:span><text:change-end text:change-id="ct38170656"/> <text:change-start text:change-id="ct38171360"/><text:span text:style-name="_5f_OOoComputerKeyWord">import</text:span><text:change-end text:change-id="ct38171360"/> <text:change-start text:change-id="ct38173120"/><text:span text:style-name="_5f_OOoComputerIdent">KoScreen</text:span><text:change-end text:change-id="ct38173120"/></text:p>
      <text:p text:style-name="Code"/>
      <text:p text:style-name="Code"><text:change-start text:change-id="ct38173472"/><text:span text:style-name="_5f_OOoComputerIdent">…</text:span><text:change-end text:change-id="ct38173472"/></text:p>
      <text:p text:style-name="P516"/>
      <text:p text:style-name="P516"><text:s text:c="8"/><text:change-start text:change-id="ct38174176"/><text:span text:style-name="_5f_OOoComputerIdent">self</text:span><text:span text:style-name="_5f_OOoComputerSpecial">.</text:span><text:span text:style-name="_5f_OOoComputerIdent">levelSelection</text:span><text:change-end text:change-id="ct38174176"/> <text:change-start text:change-id="ct38174528"/><text:span text:style-name="_5f_OOoComputerSpecial">=</text:span><text:change-end text:change-id="ct38174528"/> <text:change-start text:change-id="ct41352896"/><text:span text:style-name="_5f_OOoComputerIdent">LevelSelection</text:span><text:span text:style-name="_5f_OOoComputerSpecial">()</text:span><text:change-end text:change-id="ct41352896"/></text:p>
      <text:p text:style-name="P516"><text:s text:c="8"/><text:change-start text:change-id="ct41354128"/><text:span text:style-name="_5f_OOoComputerIdent"><text:span text:style-name="T148">self</text:span></text:span><text:span text:style-name="_5f_OOoComputerSpecial"><text:span text:style-name="T148">.</text:span></text:span><text:span text:style-name="_5f_OOoComputerIdent"><text:span text:style-name="T148">koScreen</text:span></text:span><text:change-end text:change-id="ct41354128"/><text:span text:style-name="T148"> </text:span><text:change-start text:change-id="ct41357376"/><text:span text:style-name="_5f_OOoComputerSpecial"><text:span text:style-name="T148">=</text:span></text:span><text:change-end text:change-id="ct41357376"/><text:span text:style-name="T148"> </text:span><text:change-start text:change-id="ct41362880"/><text:span text:style-name="_5f_OOoComputerIdent"><text:span text:style-name="T148">KoScreen</text:span></text:span><text:span text:style-name="_5f_OOoComputerSpecial"><text:span text:style-name="T148">()</text:span></text:span><text:change-end text:change-id="ct41362880"/></text:p>
      <text:p text:style-name="P516"><text:s text:c="8"/><text:change-start text:change-id="ct38175584"/><text:span text:style-name="_5f_OOoComputerIdent">…</text:span><text:change-end text:change-id="ct38175584"/></text:p>
      <text:p text:style-name="P516"/>
      <text:p text:style-name="P516"><text:s text:c="4"/><text:change-start text:change-id="ct41357808"/><text:span text:style-name="_5f_OOoComputerKeyWord">def</text:span><text:change-end text:change-id="ct41357808"/> <text:change-start text:change-id="ct41319872"/><text:span text:style-name="_5f_OOoComputerIdent">enterMenu</text:span><text:span text:style-name="_5f_OOoComputerSpecial">(</text:span><text:span text:style-name="_5f_OOoComputerIdent">self</text:span><text:span text:style-name="_5f_OOoComputerSpecial">):</text:span><text:change-end text:change-id="ct41319872"/></text:p>
      <text:p text:style-name="P516"><text:s text:c="8"/><text:change-start text:change-id="ct4136147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1361472"/> <text:change-start text:change-id="ct41356640"/><text:span text:style-name="_5f_OOoComputerIdent">self</text:span><text:span text:style-name="_5f_OOoComputerSpecial">.</text:span><text:span text:style-name="_5f_OOoComputerIdent">request</text:span><text:span text:style-name="_5f_OOoComputerSpecial">,</text:span><text:change-end text:change-id="ct41356640"/> <text:change-start text:change-id="ct41367040"/><text:span text:style-name="_5f_OOoComputerSpecial">[</text:span><text:span text:style-name="_5f_OOoComputerLiteral">"CharSelection"</text:span><text:span text:style-name="_5f_OOoComputerSpecial">])</text:span><text:change-end text:change-id="ct41367040"/></text:p>
      <text:p text:style-name="P516"><text:s text:c="8"/><text:change-start text:change-id="ct3817699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38176992"/> <text:change-start text:change-id="ct41359888"/><text:span text:style-name="_5f_OOoComputerIdent">self</text:span><text:span text:style-name="_5f_OOoComputerSpecial">.</text:span><text:span text:style-name="_5f_OOoComputerIdent">quit</text:span><text:span text:style-name="_5f_OOoComputerSpecial">)</text:span><text:change-end text:change-id="ct41359888"/></text:p>
      <text:p text:style-name="P516"><text:s text:c="8"/><text:change-start text:change-id="ct41370976"/><text:span text:style-name="_5f_OOoComputerIdent"><text:span text:style-name="T148">self</text:span></text:span><text:span text:style-name="_5f_OOoComputerSpecial"><text:span text:style-name="T148">.</text:span></text:span><text:span text:style-name="_5f_OOoComputerIdent"><text:span text:style-name="T148">ignore</text:span></text:span><text:span text:style-name="_5f_OOoComputerSpecial"><text:span text:style-name="T148">(</text:span></text:span><text:span text:style-name="_5f_OOoComputerLiteral"><text:span text:style-name="T148">"KoScreen-Back"</text:span></text:span><text:span text:style-name="_5f_OOoComputerSpecial"><text:span text:style-name="T148">)</text:span></text:span><text:change-end text:change-id="ct41370976"/></text:p>
      <text:p text:style-name="P516"><text:s text:c="8"/><text:change-start text:change-id="ct41373088"/><text:span text:style-name="_5f_OOoComputerIdent"><text:span text:style-name="T148">self</text:span></text:span><text:span text:style-name="_5f_OOoComputerSpecial"><text:span text:style-name="T148">.</text:span></text:span><text:span text:style-name="_5f_OOoComputerIdent"><text:span text:style-name="T148">koScreen</text:span></text:span><text:span text:style-name="_5f_OOoComputerSpecial"><text:span text:style-name="T148">.</text:span></text:span><text:span text:style-name="_5f_OOoComputerIdent"><text:span text:style-name="T148">hide</text:span></text:span><text:span text:style-name="_5f_OOoComputerSpecial"><text:span text:style-name="T148">()</text:span></text:span><text:change-end text:change-id="ct41373088"/></text:p>
      <text:p text:style-name="P495"/>
      <text:p text:style-name="P518"><text:s text:c="8"/><text:change-start text:change-id="ct38178048"/><text:span text:style-name="_5f_OOoComputerIdent">…</text:span><text:change-end text:change-id="ct38178048"/></text:p>
      <text:p text:style-name="P518"/>
      <text:p text:style-name="P516"><text:s text:c="8"/><text:change-start text:change-id="ct4137828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1378288"/></text:p>
      <text:p text:style-name="P516"><text:s text:c="8"/><text:change-start text:change-id="ct4137688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1376880"/> <text:change-start text:change-id="ct41375872"/><text:span text:style-name="_5f_OOoComputerLiteral">"world camera update task"</text:span><text:span text:style-name="_5f_OOoComputerSpecial">)</text:span><text:change-end text:change-id="ct41375872"/></text:p>
      <text:p text:style-name="P516"><text:s text:c="8"/><text:change-start text:change-id="ct41382144"/><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gameOver"</text:span></text:span><text:span text:style-name="_5f_OOoComputerSpecial"><text:span text:style-name="T148">,</text:span></text:span><text:change-end text:change-id="ct41382144"/><text:span text:style-name="T148"> </text:span><text:change-start text:change-id="ct41391840"/><text:span text:style-name="_5f_OOoComputerIdent"><text:span text:style-name="T148">self</text:span></text:span><text:span text:style-name="_5f_OOoComputerSpecial"><text:span text:style-name="T148">.</text:span></text:span><text:span text:style-name="_5f_OOoComputerIdent"><text:span text:style-name="T148">gameOver</text:span></text:span><text:span text:style-name="_5f_OOoComputerSpecial"><text:span text:style-name="T148">)</text:span></text:span><text:change-end text:change-id="ct41391840"/></text:p>
      <text:p text:style-name="P518"><text:s text:c="8"/><text:change-start text:change-id="ct38177696"/><text:span text:style-name="_5f_OOoComputerIdent">…</text:span><text:change-end text:change-id="ct38177696"/></text:p>
      <text:p text:style-name="P518"/>
      <text:p text:style-name="P518"><text:s text:c="8"/><text:change-start text:change-id="ct38179168"/><text:span text:style-name="_5f_OOoComputerKeyWord"><text:span text:style-name="T379">del</text:span></text:span><text:change-end text:change-id="ct38179168"/><text:span text:style-name="T379"> </text:span><text:change-start text:change-id="ct41372064"/><text:span text:style-name="_5f_OOoComputerIdent"><text:span text:style-name="T379">self</text:span></text:span><text:span text:style-name="_5f_OOoComputerSpecial"><text:span text:style-name="T379">.</text:span></text:span><text:span text:style-name="_5f_OOoComputerIdent"><text:span text:style-name="T379">player2</text:span></text:span><text:change-end text:change-id="ct41372064"/></text:p>
      <text:p text:style-name="P518"><text:s text:c="8"/><text:change-start text:change-id="ct41388448"/><text:span text:style-name="_5f_OOoComputerIdent"><text:span text:style-name="T379">self</text:span></text:span><text:span text:style-name="_5f_OOoComputerSpecial"><text:span text:style-name="T379">.</text:span></text:span><text:span text:style-name="_5f_OOoComputerIdent"><text:span text:style-name="T379">arena</text:span></text:span><text:span text:style-name="_5f_OOoComputerSpecial"><text:span text:style-name="T379">.</text:span></text:span><text:span text:style-name="_5f_OOoComputerIdent"><text:span text:style-name="T379">stop</text:span></text:span><text:span text:style-name="_5f_OOoComputerSpecial"><text:span text:style-name="T379">()</text:span></text:span><text:change-end text:change-id="ct41388448"/></text:p>
      <text:p text:style-name="P518"><text:s text:c="8"/><text:change-start text:change-id="ct41359440"/><text:span text:style-name="_5f_OOoComputerIdent"><text:span text:style-name="T160">self</text:span></text:span><text:span text:style-name="_5f_OOoComputerSpecial"><text:span text:style-name="T160">.</text:span></text:span><text:span text:style-name="_5f_OOoComputerIdent"><text:span text:style-name="T160">ignore</text:span></text:span><text:span text:style-name="_5f_OOoComputerSpecial"><text:span text:style-name="T160">(</text:span></text:span><text:span text:style-name="_5f_OOoComputerLiteral"><text:span text:style-name="T160">"gameOver"</text:span></text:span><text:span text:style-name="_5f_OOoComputerSpecial"><text:span text:style-name="T160">)</text:span></text:span><text:change-end text:change-id="ct41359440"/></text:p>
      <text:p text:style-name="P518"/>
      <text:p text:style-name="P518"><text:soft-page-break/><text:s text:c="4"/><text:change-start text:change-id="ct41385568"/><text:span text:style-name="_5f_OOoComputerComment">#</text:span><text:change-end text:change-id="ct41385568"/></text:p>
      <text:p text:style-name="P518"><text:s text:c="4"/><text:change-start text:change-id="ct41386080"/><text:span text:style-name="_5f_OOoComputerComment"># BASIC FUNCTIONS</text:span><text:change-end text:change-id="ct41386080"/></text:p>
      <text:p text:style-name="P518"><text:s text:c="4"/><text:change-start text:change-id="ct41386592"/><text:span text:style-name="_5f_OOoComputerComment">#</text:span><text:change-end text:change-id="ct41386592"/></text:p>
      <text:p text:style-name="P518"><text:s text:c="4"/><text:change-start text:change-id="ct41338688"/><text:span text:style-name="_5f_OOoComputerKeyWord"><text:span text:style-name="T148">def</text:span></text:span><text:change-end text:change-id="ct41338688"/><text:span text:style-name="T148"> </text:span><text:change-start text:change-id="ct41390000"/><text:span text:style-name="_5f_OOoComputerIdent"><text:span text:style-name="T148">gameOver</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change-end text:change-id="ct41390000"/><text:span text:style-name="T148"> </text:span><text:change-start text:change-id="ct41398160"/><text:span text:style-name="_5f_OOoComputerIdent"><text:span text:style-name="T148">LoosingCharId</text:span></text:span><text:span text:style-name="_5f_OOoComputerSpecial"><text:span text:style-name="T148">):</text:span></text:span><text:change-end text:change-id="ct41398160"/></text:p>
      <text:p text:style-name="P518"><text:s text:c="4"/><text:span text:style-name="T148"><text:s text:c="4"/></text:span><text:change-start text:change-id="ct41377520"/><text:span text:style-name="_5f_OOoComputerIdent"><text:span text:style-name="T148">winningChar</text:span></text:span><text:change-end text:change-id="ct41377520"/><text:span text:style-name="T148"> </text:span><text:change-start text:change-id="ct41390576"/><text:span text:style-name="_5f_OOoComputerSpecial"><text:span text:style-name="T148">=</text:span></text:span><text:change-end text:change-id="ct41390576"/><text:span text:style-name="T148"> </text:span><text:change-start text:change-id="ct38113408"/><text:span text:style-name="_5f_OOoComputerLiteral"><text:span text:style-name="T148">1</text:span></text:span><text:change-end text:change-id="ct38113408"/></text:p>
      <text:p text:style-name="P518"><text:s text:c="4"/><text:span text:style-name="T148"><text:s text:c="4"/></text:span><text:change-start text:change-id="ct41390912"/><text:span text:style-name="_5f_OOoComputerKeyWord"><text:span text:style-name="T148">if</text:span></text:span><text:change-end text:change-id="ct41390912"/><text:span text:style-name="T148"> </text:span><text:change-start text:change-id="ct38182624"/><text:span text:style-name="_5f_OOoComputerIdent"><text:span text:style-name="T148">LoosingCharId</text:span></text:span><text:change-end text:change-id="ct38182624"/><text:span text:style-name="T148"> </text:span><text:change-start text:change-id="ct41361696"/><text:span text:style-name="_5f_OOoComputerSpecial"><text:span text:style-name="T148">==</text:span></text:span><text:change-end text:change-id="ct41361696"/><text:span text:style-name="T148"> </text:span><text:change-start text:change-id="ct41400576"/><text:span text:style-name="_5f_OOoComputerLiteral"><text:span text:style-name="T148">0</text:span></text:span><text:span text:style-name="_5f_OOoComputerSpecial"><text:span text:style-name="T148">:</text:span></text:span><text:change-end text:change-id="ct41400576"/></text:p>
      <text:p text:style-name="P518"><text:s text:c="4"/><text:span text:style-name="T148"><text:s text:c="8"/></text:span><text:change-start text:change-id="ct38186976"/><text:span text:style-name="_5f_OOoComputerIdent"><text:span text:style-name="T148">winningChar</text:span></text:span><text:change-end text:change-id="ct38186976"/><text:span text:style-name="T148"> </text:span><text:change-start text:change-id="ct41357008"/><text:span text:style-name="_5f_OOoComputerSpecial"><text:span text:style-name="T148">=</text:span></text:span><text:change-end text:change-id="ct41357008"/><text:span text:style-name="T148"> </text:span><text:change-start text:change-id="ct38185152"/><text:span text:style-name="_5f_OOoComputerLiteral"><text:span text:style-name="T148">2</text:span></text:span><text:change-end text:change-id="ct38185152"/></text:p>
      <text:p text:style-name="P518"><text:s text:c="4"/><text:span text:style-name="T148"><text:s text:c="4"/></text:span><text:change-start text:change-id="ct41401968"/><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KoScreen-Back"</text:span></text:span><text:span text:style-name="_5f_OOoComputerSpecial"><text:span text:style-name="T148">,</text:span></text:span><text:change-end text:change-id="ct41401968"/><text:span text:style-name="T148"> </text:span><text:change-start text:change-id="ct41411680"/><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change-end text:change-id="ct41411680"/><text:span text:style-name="T148"> </text:span><text:change-start text:change-id="ct41420272"/><text:span text:style-name="_5f_OOoComputerSpecial"><text:span text:style-name="T148">[</text:span></text:span><text:span text:style-name="_5f_OOoComputerLiteral"><text:span text:style-name="T148">"Menu"</text:span></text:span><text:span text:style-name="_5f_OOoComputerSpecial"><text:span text:style-name="T148">])</text:span></text:span><text:change-end text:change-id="ct41420272"/></text:p>
      <text:p text:style-name="P518"><text:s text:c="4"/><text:span text:style-name="T148"><text:s text:c="4"/></text:span><text:change-start text:change-id="ct41424448"/><text:span text:style-name="_5f_OOoComputerIdent"><text:span text:style-name="T148">self</text:span></text:span><text:span text:style-name="_5f_OOoComputerSpecial"><text:span text:style-name="T148">.</text:span></text:span><text:span text:style-name="_5f_OOoComputerIdent"><text:span text:style-name="T148">koScreen</text:span></text:span><text:span text:style-name="_5f_OOoComputerSpecial"><text:span text:style-name="T148">.</text:span></text:span><text:span text:style-name="_5f_OOoComputerIdent"><text:span text:style-name="T148">show</text:span></text:span><text:span text:style-name="_5f_OOoComputerSpecial"><text:span text:style-name="T148">(</text:span></text:span><text:span text:style-name="_5f_OOoComputerIdent"><text:span text:style-name="T148">winningChar</text:span></text:span><text:span text:style-name="_5f_OOoComputerSpecial"><text:span text:style-name="T148">)</text:span></text:span><text:change-end text:change-id="ct41424448"/></text:p>
      <text:p text:style-name="P297">Having that <text:span text:style-name="T275">we will have a K.O. screen that get's displayed when a character got defeated and hitting the continue button in that screen will return to the main menu.</text:span></text:p>
      <text:h text:style-name="P698" text:outline-level="3"><text:bookmark-start text:name="__RefHeading__3349_1086617170"/>HUD Head-up-Display<text:bookmark-end text:name="__RefHeading__3349_1086617170"/></text:h>
      <text:p text:style-name="P253">Having menus is fine, though, the <text:span text:style-name="T272">D</text:span>irectGUI framework can also be used to create Head-up-Displays. These can have various functionalities and look and feel. <text:span text:style-name="T241">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58">For our game, we take it simple and just add two bars which shows the characters health as well as an image of the character aside of that bars.</text:p>
      <text:p text:style-name="P259">The HUD will have its own script so lets start by adding a new file called hud.py in the usual <text:span text:style-name="T242">games source</text:span> directory.</text:p>
      <text:p text:style-name="P260">Within this file, add the following code which will set up the HUD for us.</text:p>
      <text:p text:style-name="Code"><text:change-start text:change-id="ct41401680"/><text:span text:style-name="_5f_OOoComputerComment">#!/usr/bin/python</text:span><text:change-end text:change-id="ct41401680"/></text:p>
      <text:p text:style-name="Code"><text:change-start text:change-id="ct41399744"/><text:span text:style-name="_5f_OOoComputerIdent">__author__</text:span><text:change-end text:change-id="ct41399744"/> <text:change-start text:change-id="ct41396336"/><text:span text:style-name="_5f_OOoComputerSpecial">=</text:span><text:change-end text:change-id="ct41396336"/> <text:change-start text:change-id="ct41397376"/><text:span text:style-name="_5f_OOoComputerLiteral">"Fireclaw the Fox"</text:span><text:change-end text:change-id="ct41397376"/></text:p>
      <text:p text:style-name="Code"><text:change-start text:change-id="ct41396944"/><text:span text:style-name="_5f_OOoComputerIdent">__license__</text:span><text:change-end text:change-id="ct41396944"/> <text:change-start text:change-id="ct41395472"/><text:span text:style-name="_5f_OOoComputerSpecial">=</text:span><text:change-end text:change-id="ct41395472"/> <text:change-start text:change-id="ct41395696"/><text:span text:style-name="_5f_OOoComputerLiteral">"""</text:span><text:change-end text:change-id="ct41395696"/></text:p>
      <text:p text:style-name="Code"><text:change-start text:change-id="ct41414704"/><text:span text:style-name="_5f_OOoComputerIdent">Simplified</text:span><text:change-end text:change-id="ct41414704"/> <text:change-start text:change-id="ct41415152"/><text:span text:style-name="_5f_OOoComputerIdent">BSD</text:span><text:change-end text:change-id="ct41415152"/> <text:change-start text:change-id="ct41416144"/><text:span text:style-name="_5f_OOoComputerSpecial">(</text:span><text:span text:style-name="_5f_OOoComputerIdent">BSD</text:span><text:change-end text:change-id="ct41416144"/> <text:change-start text:change-id="ct41416368"/><text:span text:style-name="_5f_OOoComputerLiteral">2</text:span><text:span text:style-name="_5f_OOoComputerSpecial">-</text:span><text:span text:style-name="_5f_OOoComputerIdent">Clause</text:span><text:span text:style-name="_5f_OOoComputerSpecial">)</text:span><text:change-end text:change-id="ct41416368"/> <text:change-start text:change-id="ct41412560"/><text:span text:style-name="_5f_OOoComputerIdent">License</text:span><text:span text:style-name="_5f_OOoComputerSpecial">.</text:span><text:change-end text:change-id="ct41412560"/></text:p>
      <text:p text:style-name="Code"><text:change-start text:change-id="ct41402640"/><text:span text:style-name="_5f_OOoComputerIdent">See</text:span><text:change-end text:change-id="ct41402640"/> <text:change-start text:change-id="ct41404528"/><text:span text:style-name="_5f_OOoComputerIdent">License</text:span><text:span text:style-name="_5f_OOoComputerSpecial">.</text:span><text:span text:style-name="_5f_OOoComputerIdent">txt</text:span><text:change-end text:change-id="ct41404528"/> <text:change-start text:change-id="ct41404752"/><text:span text:style-name="_5f_OOoComputerKeyWord">or</text:span><text:change-end text:change-id="ct41404752"/> <text:change-start text:change-id="ct4142998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1429984"/> <text:change-start text:change-id="ct41431424"/><text:span text:style-name="_5f_OOoComputerKeyWord">for</text:span><text:change-end text:change-id="ct41431424"/> <text:change-start text:change-id="ct41432912"/><text:span text:style-name="_5f_OOoComputerIdent">more</text:span><text:change-end text:change-id="ct41432912"/> <text:change-start text:change-id="ct41434288"/><text:span text:style-name="_5f_OOoComputerIdent">info</text:span><text:change-end text:change-id="ct41434288"/></text:p>
      <text:p text:style-name="Code"><text:change-start text:change-id="ct41427104"/><text:span text:style-name="_5f_OOoComputerLiteral">"""</text:span><text:change-end text:change-id="ct41427104"/></text:p>
      <text:p text:style-name="Code"/>
      <text:p text:style-name="Code"><text:change-start text:change-id="ct38195712"/><text:span text:style-name="_5f_OOoComputerComment"># Panda3D imoprts</text:span><text:change-end text:change-id="ct38195712"/></text:p>
      <text:p text:style-name="Code"><text:change-start text:change-id="ct41431984"/><text:span text:style-name="_5f_OOoComputerKeyWord">from</text:span><text:change-end text:change-id="ct41431984"/> <text:change-start text:change-id="ct41416592"/><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1416592"/> <text:change-start text:change-id="ct41401456"/><text:span text:style-name="_5f_OOoComputerKeyWord">import</text:span><text:change-end text:change-id="ct41401456"/> <text:change-start text:change-id="ct38195360"/><text:span text:style-name="_5f_OOoComputerIdent">DirectObject</text:span><text:change-end text:change-id="ct38195360"/></text:p>
      <text:p text:style-name="Code"><text:change-start text:change-id="ct38192192"/><text:span text:style-name="_5f_OOoComputerKeyWord">from</text:span><text:change-end text:change-id="ct38192192"/> <text:change-start text:change-id="ct4140286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1402864"/> <text:change-start text:change-id="ct41389152"/><text:span text:style-name="_5f_OOoComputerKeyWord">import</text:span><text:change-end text:change-id="ct41389152"/> <text:change-start text:change-id="ct38193600"/><text:span text:style-name="_5f_OOoComputerIdent">DirectWaitBar</text:span><text:span text:style-name="_5f_OOoComputerSpecial">,</text:span><text:change-end text:change-id="ct38193600"/> <text:change-start text:change-id="ct41430848"/><text:span text:style-name="_5f_OOoComputerIdent">DGG</text:span><text:change-end text:change-id="ct41430848"/></text:p>
      <text:p text:style-name="Code"><text:change-start text:change-id="ct41427600"/><text:span text:style-name="_5f_OOoComputerKeyWord">from</text:span><text:change-end text:change-id="ct41427600"/> <text:change-start text:change-id="ct41428544"/><text:span text:style-name="_5f_OOoComputerIdent">panda3d</text:span><text:span text:style-name="_5f_OOoComputerSpecial">.</text:span><text:span text:style-name="_5f_OOoComputerIdent">core</text:span><text:change-end text:change-id="ct41428544"/> <text:change-start text:change-id="ct41428768"/><text:span text:style-name="_5f_OOoComputerKeyWord">import</text:span><text:change-end text:change-id="ct41428768"/> <text:change-start text:change-id="ct41428992"/><text:span text:style-name="_5f_OOoComputerIdent">TextNode</text:span><text:change-end text:change-id="ct41428992"/></text:p>
      <text:p text:style-name="Code"/>
      <text:p text:style-name="Code"><text:change-start text:change-id="ct41404976"/><text:span text:style-name="_5f_OOoComputerKeyWord">class</text:span><text:change-end text:change-id="ct41404976"/> <text:change-start text:change-id="ct41405200"/><text:span text:style-name="_5f_OOoComputerIdent">Hud</text:span><text:span text:style-name="_5f_OOoComputerSpecial">(</text:span><text:span text:style-name="_5f_OOoComputerIdent">DirectObject</text:span><text:span text:style-name="_5f_OOoComputerSpecial">):</text:span><text:change-end text:change-id="ct41405200"/></text:p>
      <text:p text:style-name="Code"><text:s text:c="4"/><text:change-start text:change-id="ct41405712"/><text:span text:style-name="_5f_OOoComputerKeyWord">def</text:span><text:change-end text:change-id="ct41405712"/> <text:change-start text:change-id="ct41405936"/><text:span text:style-name="_5f_OOoComputerIdent">__init__</text:span><text:span text:style-name="_5f_OOoComputerSpecial">(</text:span><text:span text:style-name="_5f_OOoComputerIdent">self</text:span><text:span text:style-name="_5f_OOoComputerSpecial">):</text:span><text:change-end text:change-id="ct41405936"/></text:p>
      <text:p text:style-name="Code"><text:s text:c="8"/><text:change-start text:change-id="ct41406448"/><text:span text:style-name="_5f_OOoComputerIdent">self</text:span><text:span text:style-name="_5f_OOoComputerSpecial">.</text:span><text:span text:style-name="_5f_OOoComputerIdent">lifeBar1</text:span><text:change-end text:change-id="ct41406448"/> <text:change-start text:change-id="ct41407152"/><text:span text:style-name="_5f_OOoComputerSpecial">=</text:span><text:change-end text:change-id="ct41407152"/> <text:change-start text:change-id="ct41407456"/><text:span text:style-name="_5f_OOoComputerIdent">DirectWaitBar</text:span><text:span text:style-name="_5f_OOoComputerSpecial">(</text:span><text:change-end text:change-id="ct41407456"/></text:p>
      <text:p text:style-name="Code"><text:s text:c="12"/><text:change-start text:change-id="ct41408960"/><text:span text:style-name="_5f_OOoComputerIdent">text</text:span><text:change-end text:change-id="ct41408960"/> <text:change-start text:change-id="ct41409184"/><text:span text:style-name="_5f_OOoComputerSpecial">=</text:span><text:change-end text:change-id="ct41409184"/> <text:change-start text:change-id="ct41409472"/><text:span text:style-name="_5f_OOoComputerLiteral">"Player1"</text:span><text:span text:style-name="_5f_OOoComputerSpecial">,</text:span><text:change-end text:change-id="ct41409472"/></text:p>
      <text:p text:style-name="Code"><text:s text:c="12"/><text:change-start text:change-id="ct41409984"/><text:span text:style-name="_5f_OOoComputerIdent">text_fg</text:span><text:change-end text:change-id="ct41409984"/> <text:change-start text:change-id="ct41410208"/><text:span text:style-name="_5f_OOoComputerSpecial">=</text:span><text:change-end text:change-id="ct41410208"/> <text:change-start text:change-id="ct414432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443248"/></text:p>
      <text:p text:style-name="Code"><text:s text:c="12"/><text:change-start text:change-id="ct41446496"/><text:span text:style-name="_5f_OOoComputerIdent">text_pos</text:span><text:change-end text:change-id="ct41446496"/> <text:change-start text:change-id="ct41446720"/><text:span text:style-name="_5f_OOoComputerSpecial">=</text:span><text:change-end text:change-id="ct41446720"/> <text:change-start text:change-id="ct41446944"/><text:span text:style-name="_5f_OOoComputerSpecial">(-</text:span><text:span text:style-name="_5f_OOoComputerLiteral">1.2</text:span><text:span text:style-name="_5f_OOoComputerSpecial">,</text:span><text:change-end text:change-id="ct41446944"/> <text:change-start text:change-id="ct41447168"/><text:span text:style-name="_5f_OOoComputerSpecial">-</text:span><text:span text:style-name="_5f_OOoComputerLiteral">0.18</text:span><text:span text:style-name="_5f_OOoComputerSpecial">,</text:span><text:change-end text:change-id="ct41447168"/> <text:change-start text:change-id="ct41447392"/><text:span text:style-name="_5f_OOoComputerLiteral">0</text:span><text:span text:style-name="_5f_OOoComputerSpecial">),</text:span><text:change-end text:change-id="ct41447392"/></text:p>
      <text:p text:style-name="Code"><text:s text:c="12"/><text:change-start text:change-id="ct41449088"/><text:span text:style-name="_5f_OOoComputerIdent">text_align</text:span><text:change-end text:change-id="ct41449088"/> <text:change-start text:change-id="ct41449616"/><text:span text:style-name="_5f_OOoComputerSpecial">=</text:span><text:change-end text:change-id="ct41449616"/> <text:change-start text:change-id="ct41449840"/><text:span text:style-name="_5f_OOoComputerIdent">TextNode</text:span><text:span text:style-name="_5f_OOoComputerSpecial">.</text:span><text:span text:style-name="_5f_OOoComputerIdent">ALeft</text:span><text:span text:style-name="_5f_OOoComputerSpecial">,</text:span><text:change-end text:change-id="ct41449840"/></text:p>
      <text:p text:style-name="Code"><text:s text:c="12"/><text:change-start text:change-id="ct41450352"/><text:span text:style-name="_5f_OOoComputerIdent">value</text:span><text:change-end text:change-id="ct41450352"/> <text:change-start text:change-id="ct41450576"/><text:span text:style-name="_5f_OOoComputerSpecial">=</text:span><text:change-end text:change-id="ct41450576"/> <text:change-start text:change-id="ct41450800"/><text:span text:style-name="_5f_OOoComputerLiteral">100</text:span><text:span text:style-name="_5f_OOoComputerSpecial">,</text:span><text:change-end text:change-id="ct41450800"/></text:p>
      <text:p text:style-name="Code"><text:s text:c="12"/><text:change-start text:change-id="ct41451312"/><text:span text:style-name="_5f_OOoComputerIdent">barColor</text:span><text:change-end text:change-id="ct41451312"/> <text:change-start text:change-id="ct41451536"/><text:span text:style-name="_5f_OOoComputerSpecial">=</text:span><text:change-end text:change-id="ct41451536"/> <text:change-start text:change-id="ct41451760"/><text:span text:style-name="_5f_OOoComputerSpecial">(</text:span><text:span text:style-name="_5f_OOoComputerLiteral">0</text:span><text:span text:style-name="_5f_OOoComputerSpecial">,</text:span><text:change-end text:change-id="ct41451760"/> <text:change-start text:change-id="ct41451984"/><text:span text:style-name="_5f_OOoComputerLiteral">1</text:span><text:span text:style-name="_5f_OOoComputerSpecial">,</text:span><text:change-end text:change-id="ct41451984"/> <text:change-start text:change-id="ct41452896"/><text:span text:style-name="_5f_OOoComputerLiteral">0.25</text:span><text:span text:style-name="_5f_OOoComputerSpecial">,</text:span><text:change-end text:change-id="ct41452896"/> <text:change-start text:change-id="ct41454112"/><text:span text:style-name="_5f_OOoComputerLiteral">1</text:span><text:span text:style-name="_5f_OOoComputerSpecial">),</text:span><text:change-end text:change-id="ct41454112"/></text:p>
      <text:p text:style-name="Code"><text:soft-page-break/><text:s text:c="12"/><text:change-start text:change-id="ct41457456"/><text:span text:style-name="_5f_OOoComputerIdent">barRelief</text:span><text:change-end text:change-id="ct41457456"/> <text:change-start text:change-id="ct41457680"/><text:span text:style-name="_5f_OOoComputerSpecial">=</text:span><text:change-end text:change-id="ct41457680"/> <text:change-start text:change-id="ct41457904"/><text:span text:style-name="_5f_OOoComputerIdent">DGG</text:span><text:span text:style-name="_5f_OOoComputerSpecial">.</text:span><text:span text:style-name="_5f_OOoComputerIdent">RAISED</text:span><text:span text:style-name="_5f_OOoComputerSpecial">,</text:span><text:change-end text:change-id="ct41457904"/></text:p>
      <text:p text:style-name="Code"><text:s text:c="12"/><text:change-start text:change-id="ct41458416"/><text:span text:style-name="_5f_OOoComputerIdent">barBorderWidth</text:span><text:change-end text:change-id="ct41458416"/> <text:change-start text:change-id="ct41458640"/><text:span text:style-name="_5f_OOoComputerSpecial">=</text:span><text:change-end text:change-id="ct41458640"/> <text:change-start text:change-id="ct41458864"/><text:span text:style-name="_5f_OOoComputerSpecial">(</text:span><text:span text:style-name="_5f_OOoComputerLiteral">0.03</text:span><text:span text:style-name="_5f_OOoComputerSpecial">,</text:span><text:change-end text:change-id="ct41458864"/> <text:change-start text:change-id="ct41459088"/><text:span text:style-name="_5f_OOoComputerLiteral">0.03</text:span><text:span text:style-name="_5f_OOoComputerSpecial">),</text:span><text:change-end text:change-id="ct41459088"/></text:p>
      <text:p text:style-name="Code"><text:s text:c="12"/><text:change-start text:change-id="ct41459600"/><text:span text:style-name="_5f_OOoComputerIdent">borderWidth</text:span><text:change-end text:change-id="ct41459600"/> <text:change-start text:change-id="ct41460208"/><text:span text:style-name="_5f_OOoComputerSpecial">=</text:span><text:change-end text:change-id="ct41460208"/> <text:change-start text:change-id="ct41460432"/><text:span text:style-name="_5f_OOoComputerSpecial">(</text:span><text:span text:style-name="_5f_OOoComputerLiteral">0.01</text:span><text:span text:style-name="_5f_OOoComputerSpecial">,</text:span><text:change-end text:change-id="ct41460432"/> <text:change-start text:change-id="ct41460656"/><text:span text:style-name="_5f_OOoComputerLiteral">0.01</text:span><text:span text:style-name="_5f_OOoComputerSpecial">),</text:span><text:change-end text:change-id="ct41460656"/></text:p>
      <text:p text:style-name="Code"><text:s text:c="12"/><text:change-start text:change-id="ct41462128"/><text:span text:style-name="_5f_OOoComputerIdent">relief</text:span><text:change-end text:change-id="ct41462128"/> <text:change-start text:change-id="ct41462576"/><text:span text:style-name="_5f_OOoComputerSpecial">=</text:span><text:change-end text:change-id="ct41462576"/> <text:change-start text:change-id="ct41462800"/><text:span text:style-name="_5f_OOoComputerIdent">DGG</text:span><text:span text:style-name="_5f_OOoComputerSpecial">.</text:span><text:span text:style-name="_5f_OOoComputerIdent">RIDGE</text:span><text:span text:style-name="_5f_OOoComputerSpecial">,</text:span><text:change-end text:change-id="ct41462800"/></text:p>
      <text:p text:style-name="Code"><text:s text:c="12"/><text:change-start text:change-id="ct41463312"/><text:span text:style-name="_5f_OOoComputerIdent">frameColor</text:span><text:change-end text:change-id="ct41463312"/> <text:change-start text:change-id="ct41463936"/><text:span text:style-name="_5f_OOoComputerSpecial">=</text:span><text:change-end text:change-id="ct41463936"/> <text:change-start text:change-id="ct41466480"/><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1466480"/></text:p>
      <text:p text:style-name="P45"><text:s text:c="12"/><text:change-start text:change-id="ct41469824"/><text:span text:style-name="_5f_OOoComputerIdent">frameSize</text:span><text:change-end text:change-id="ct41469824"/> <text:change-start text:change-id="ct41470048"/><text:span text:style-name="_5f_OOoComputerSpecial">=</text:span><text:change-end text:change-id="ct41470048"/> <text:change-start text:change-id="ct41470272"/><text:span text:style-name="_5f_OOoComputerSpecial">(-</text:span><text:span text:style-name="_5f_OOoComputerLiteral">1.2</text:span><text:span text:style-name="_5f_OOoComputerSpecial">,</text:span><text:change-end text:change-id="ct41470272"/> <text:change-start text:change-id="ct41470496"/><text:span text:style-name="_5f_OOoComputerLiteral">0</text:span><text:change-end text:change-id="ct41470496"/><text:change-start text:change-id="ct54860720"/><text:span text:style-name="_5f_OOoComputerSpecial">,</text:span><text:span text:style-name="_5f_OOoComputerLiteral"> 0</text:span><text:change-end text:change-id="ct54860720"/><text:change-start text:change-id="ct66193632"/><text:span text:style-name="_5f_OOoComputerSpecial">,</text:span><text:change-end text:change-id="ct66193632"/> <text:change-start text:change-id="ct41470720"/><text:span text:style-name="_5f_OOoComputerSpecial">-</text:span><text:span text:style-name="_5f_OOoComputerLiteral">0.1</text:span><text:change-end text:change-id="ct41470720"/><text:change text:change-id="ct33877504"/><text:change-start text:change-id="ct41471744"/><text:span text:style-name="_5f_OOoComputerSpecial">),</text:span><text:change-end text:change-id="ct41471744"/></text:p>
      <text:p text:style-name="Code"><text:s text:c="12"/><text:change-start text:change-id="ct41473792"/><text:span text:style-name="_5f_OOoComputerIdent">pos</text:span><text:change-end text:change-id="ct41473792"/> <text:change-start text:change-id="ct41474544"/><text:span text:style-name="_5f_OOoComputerSpecial">=</text:span><text:change-end text:change-id="ct41474544"/> <text:change-start text:change-id="ct4147603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1476032"/></text:p>
      <text:p text:style-name="Code"><text:s text:c="8"/><text:change-start text:change-id="ct41479168"/><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479168"/></text:p>
      <text:p text:style-name="Code"/>
      <text:p text:style-name="Code"><text:s text:c="8"/><text:change-start text:change-id="ct41480208"/><text:span text:style-name="_5f_OOoComputerIdent">self</text:span><text:span text:style-name="_5f_OOoComputerSpecial">.</text:span><text:span text:style-name="_5f_OOoComputerIdent">lifeBar2</text:span><text:change-end text:change-id="ct41480208"/> <text:change-start text:change-id="ct41480432"/><text:span text:style-name="_5f_OOoComputerSpecial">=</text:span><text:change-end text:change-id="ct41480432"/> <text:change-start text:change-id="ct41480656"/><text:span text:style-name="_5f_OOoComputerIdent">DirectWaitBar</text:span><text:span text:style-name="_5f_OOoComputerSpecial">(</text:span><text:change-end text:change-id="ct41480656"/></text:p>
      <text:p text:style-name="Code"><text:s text:c="12"/><text:change-start text:change-id="ct38221408"/><text:span text:style-name="_5f_OOoComputerIdent">text</text:span><text:change-end text:change-id="ct38221408"/> <text:change-start text:change-id="ct41453200"/><text:span text:style-name="_5f_OOoComputerSpecial">=</text:span><text:change-end text:change-id="ct41453200"/> <text:change-start text:change-id="ct41475136"/><text:span text:style-name="_5f_OOoComputerLiteral">"Player2"</text:span><text:span text:style-name="_5f_OOoComputerSpecial">,</text:span><text:change-end text:change-id="ct41475136"/></text:p>
      <text:p text:style-name="Code"><text:s text:c="12"/><text:change-start text:change-id="ct38220000"/><text:span text:style-name="_5f_OOoComputerIdent">text_fg</text:span><text:change-end text:change-id="ct38220000"/> <text:change-start text:change-id="ct41464160"/><text:span text:style-name="_5f_OOoComputerSpecial">=</text:span><text:change-end text:change-id="ct41464160"/> <text:change-start text:change-id="ct414401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440192"/></text:p>
      <text:p text:style-name="Code"><text:s text:c="12"/><text:change-start text:change-id="ct41465056"/><text:span text:style-name="_5f_OOoComputerIdent">text_pos</text:span><text:change-end text:change-id="ct41465056"/> <text:change-start text:change-id="ct41464464"/><text:span text:style-name="_5f_OOoComputerSpecial">=</text:span><text:change-end text:change-id="ct41464464"/> <text:change-start text:change-id="ct41442176"/><text:span text:style-name="_5f_OOoComputerSpecial">(</text:span><text:span text:style-name="_5f_OOoComputerLiteral">1.2</text:span><text:span text:style-name="_5f_OOoComputerSpecial">,</text:span><text:change-end text:change-id="ct41442176"/> <text:change-start text:change-id="ct41442400"/><text:span text:style-name="_5f_OOoComputerSpecial">-</text:span><text:span text:style-name="_5f_OOoComputerLiteral">0.18</text:span><text:span text:style-name="_5f_OOoComputerSpecial">,</text:span><text:change-end text:change-id="ct41442400"/> <text:change-start text:change-id="ct41470944"/><text:span text:style-name="_5f_OOoComputerLiteral">0</text:span><text:span text:style-name="_5f_OOoComputerSpecial">),</text:span><text:change-end text:change-id="ct41470944"/></text:p>
      <text:p text:style-name="Code"><text:s text:c="12"/><text:change-start text:change-id="ct38226048"/><text:span text:style-name="_5f_OOoComputerIdent">text_align</text:span><text:change-end text:change-id="ct38226048"/> <text:change-start text:change-id="ct38224576"/><text:span text:style-name="_5f_OOoComputerSpecial">=</text:span><text:change-end text:change-id="ct38224576"/> <text:change-start text:change-id="ct38225632"/><text:span text:style-name="_5f_OOoComputerIdent">TextNode</text:span><text:span text:style-name="_5f_OOoComputerSpecial">.</text:span><text:span text:style-name="_5f_OOoComputerIdent">ARight</text:span><text:span text:style-name="_5f_OOoComputerSpecial">,</text:span><text:change-end text:change-id="ct38225632"/></text:p>
      <text:p text:style-name="Code"><text:s text:c="12"/><text:change-start text:change-id="ct38227392"/><text:span text:style-name="_5f_OOoComputerIdent">value</text:span><text:change-end text:change-id="ct38227392"/> <text:change-start text:change-id="ct38227744"/><text:span text:style-name="_5f_OOoComputerSpecial">=</text:span><text:change-end text:change-id="ct38227744"/> <text:change-start text:change-id="ct38228096"/><text:span text:style-name="_5f_OOoComputerLiteral">100</text:span><text:span text:style-name="_5f_OOoComputerSpecial">,</text:span><text:change-end text:change-id="ct38228096"/></text:p>
      <text:p text:style-name="Code"><text:s text:c="12"/><text:change-start text:change-id="ct38228448"/><text:span text:style-name="_5f_OOoComputerIdent">barColor</text:span><text:change-end text:change-id="ct38228448"/> <text:change-start text:change-id="ct38228800"/><text:span text:style-name="_5f_OOoComputerSpecial">=</text:span><text:change-end text:change-id="ct38228800"/> <text:change-start text:change-id="ct38229152"/><text:span text:style-name="_5f_OOoComputerSpecial">(</text:span><text:span text:style-name="_5f_OOoComputerLiteral">0</text:span><text:span text:style-name="_5f_OOoComputerSpecial">,</text:span><text:change-end text:change-id="ct38229152"/> <text:change-start text:change-id="ct38229504"/><text:span text:style-name="_5f_OOoComputerLiteral">1</text:span><text:span text:style-name="_5f_OOoComputerSpecial">,</text:span><text:change-end text:change-id="ct38229504"/> <text:change-start text:change-id="ct41482896"/><text:span text:style-name="_5f_OOoComputerLiteral">0.25</text:span><text:span text:style-name="_5f_OOoComputerSpecial">,</text:span><text:change-end text:change-id="ct41482896"/> <text:change-start text:change-id="ct41484960"/><text:span text:style-name="_5f_OOoComputerLiteral">1</text:span><text:span text:style-name="_5f_OOoComputerSpecial">),</text:span><text:change-end text:change-id="ct41484960"/></text:p>
      <text:p text:style-name="Code"><text:s text:c="12"/><text:change-start text:change-id="ct38230560"/><text:span text:style-name="_5f_OOoComputerIdent">barRelief</text:span><text:change-end text:change-id="ct38230560"/> <text:change-start text:change-id="ct41483120"/><text:span text:style-name="_5f_OOoComputerSpecial">=</text:span><text:change-end text:change-id="ct41483120"/> <text:change-start text:change-id="ct38230208"/><text:span text:style-name="_5f_OOoComputerIdent">DGG</text:span><text:span text:style-name="_5f_OOoComputerSpecial">.</text:span><text:span text:style-name="_5f_OOoComputerIdent">RAISED</text:span><text:span text:style-name="_5f_OOoComputerSpecial">,</text:span><text:change-end text:change-id="ct38230208"/></text:p>
      <text:p text:style-name="Code"><text:s text:c="12"/><text:change-start text:change-id="ct38231264"/><text:span text:style-name="_5f_OOoComputerIdent">barBorderWidth</text:span><text:change-end text:change-id="ct38231264"/> <text:change-start text:change-id="ct41483520"/><text:span text:style-name="_5f_OOoComputerSpecial">=</text:span><text:change-end text:change-id="ct41483520"/> <text:change-start text:change-id="ct41482080"/><text:span text:style-name="_5f_OOoComputerSpecial">(</text:span><text:span text:style-name="_5f_OOoComputerLiteral">0.03</text:span><text:span text:style-name="_5f_OOoComputerSpecial">,</text:span><text:change-end text:change-id="ct41482080"/> <text:change-start text:change-id="ct41482304"/><text:span text:style-name="_5f_OOoComputerLiteral">0.03</text:span><text:span text:style-name="_5f_OOoComputerSpecial">),</text:span><text:change-end text:change-id="ct41482304"/></text:p>
      <text:p text:style-name="Code"><text:s text:c="12"/><text:change-start text:change-id="ct38230912"/><text:span text:style-name="_5f_OOoComputerIdent">borderWidth</text:span><text:change-end text:change-id="ct38230912"/> <text:change-start text:change-id="ct38232672"/><text:span text:style-name="_5f_OOoComputerSpecial">=</text:span><text:change-end text:change-id="ct38232672"/> <text:change-start text:change-id="ct41483984"/><text:span text:style-name="_5f_OOoComputerSpecial">(</text:span><text:span text:style-name="_5f_OOoComputerLiteral">0.01</text:span><text:span text:style-name="_5f_OOoComputerSpecial">,</text:span><text:change-end text:change-id="ct41483984"/> <text:change-start text:change-id="ct41484208"/><text:span text:style-name="_5f_OOoComputerLiteral">0.01</text:span><text:span text:style-name="_5f_OOoComputerSpecial">),</text:span><text:change-end text:change-id="ct41484208"/></text:p>
      <text:p text:style-name="Code"><text:s text:c="12"/><text:change-start text:change-id="ct38234432"/><text:span text:style-name="_5f_OOoComputerIdent">relief</text:span><text:change-end text:change-id="ct38234432"/> <text:change-start text:change-id="ct41487648"/><text:span text:style-name="_5f_OOoComputerSpecial">=</text:span><text:change-end text:change-id="ct41487648"/> <text:change-start text:change-id="ct38234080"/><text:span text:style-name="_5f_OOoComputerIdent">DGG</text:span><text:span text:style-name="_5f_OOoComputerSpecial">.</text:span><text:span text:style-name="_5f_OOoComputerIdent">RIDGE</text:span><text:span text:style-name="_5f_OOoComputerSpecial">,</text:span><text:change-end text:change-id="ct38234080"/></text:p>
      <text:p text:style-name="Code"><text:s text:c="12"/><text:change-start text:change-id="ct41488256"/><text:span text:style-name="_5f_OOoComputerIdent">frameColor</text:span><text:change-end text:change-id="ct41488256"/> <text:change-start text:change-id="ct41488720"/><text:span text:style-name="_5f_OOoComputerSpecial">=</text:span><text:change-end text:change-id="ct41488720"/> <text:change-start text:change-id="ct4149491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1494912"/></text:p>
      <text:p text:style-name="P45"><text:s text:c="12"/><text:change-start text:change-id="ct38236192"/><text:span text:style-name="_5f_OOoComputerIdent">frameSize</text:span><text:change-end text:change-id="ct38236192"/> <text:change-start text:change-id="ct41496320"/><text:span text:style-name="_5f_OOoComputerSpecial">=</text:span><text:change-end text:change-id="ct41496320"/> <text:change-start text:change-id="ct41493456"/><text:span text:style-name="_5f_OOoComputerSpecial">(</text:span><text:span text:style-name="_5f_OOoComputerLiteral">0</text:span><text:span text:style-name="_5f_OOoComputerSpecial">,</text:span><text:change-end text:change-id="ct41493456"/> <text:change-start text:change-id="ct41489616"/><text:span text:style-name="_5f_OOoComputerLiteral">1.2</text:span><text:change-end text:change-id="ct41489616"/><text:change text:change-id="ct54812256"/><text:change-start text:change-id="ct41497232"/><text:span text:style-name="_5f_OOoComputerSpecial">,</text:span><text:change-end text:change-id="ct41497232"/> <text:change-start text:change-id="ct41498848"/><text:span text:style-name="_5f_OOoComputerLiteral">0</text:span><text:change-end text:change-id="ct41498848"/><text:change-start text:change-id="ct66925392"/><text:span text:style-name="_5f_OOoComputerSpecial">,</text:span><text:span text:style-name="_5f_OOoComputerLiteral"> </text:span><text:span text:style-name="_5f_OOoComputerSpecial">-</text:span><text:span text:style-name="_5f_OOoComputerLiteral">0.1</text:span><text:change-end text:change-id="ct66925392"/><text:change-start text:change-id="ct66707008"/><text:span text:style-name="_5f_OOoComputerSpecial">),</text:span><text:change-end text:change-id="ct66707008"/></text:p>
      <text:p text:style-name="Code"><text:s text:c="12"/><text:change-start text:change-id="ct38238368"/><text:span text:style-name="_5f_OOoComputerIdent">pos</text:span><text:change-end text:change-id="ct38238368"/> <text:change-start text:change-id="ct38236896"/><text:span text:style-name="_5f_OOoComputerSpecial">=</text:span><text:change-end text:change-id="ct38236896"/> <text:change-start text:change-id="ct41502704"/><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1502704"/></text:p>
      <text:p text:style-name="Code"><text:s text:c="8"/><text:change-start text:change-id="ct41501712"/><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501712"/></text:p>
      <text:p text:style-name="Code"/>
      <text:p text:style-name="Code"><text:s text:c="8"/><text:change-start text:change-id="ct41497584"/><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41497584"/> <text:change-start text:change-id="ct41505200"/><text:span text:style-name="_5f_OOoComputerIdent">self</text:span><text:span text:style-name="_5f_OOoComputerSpecial">.</text:span><text:span text:style-name="_5f_OOoComputerIdent">setLifeBarValue</text:span><text:span text:style-name="_5f_OOoComputerSpecial">)</text:span><text:change-end text:change-id="ct41505200"/></text:p>
      <text:p text:style-name="Code"><text:s text:c="8"/><text:change-start text:change-id="ct38240064"/><text:span text:style-name="_5f_OOoComputerIdent">self</text:span><text:span text:style-name="_5f_OOoComputerSpecial">.</text:span><text:span text:style-name="_5f_OOoComputerIdent">hide</text:span><text:span text:style-name="_5f_OOoComputerSpecial">()</text:span><text:change-end text:change-id="ct38240064"/></text:p>
      <text:p text:style-name="Code"/>
      <text:p text:style-name="P563"><text:s text:c="4"/><text:change-start text:change-id="ct41505984"/><text:span text:style-name="_5f_OOoComputerKeyWord">def</text:span><text:change-end text:change-id="ct41505984"/> <text:change-start text:change-id="ct41491920"/><text:span text:style-name="_5f_OOoComputerIdent">show</text:span><text:span text:style-name="_5f_OOoComputerSpecial">(</text:span><text:span text:style-name="_5f_OOoComputerIdent">self</text:span><text:span text:style-name="_5f_OOoComputerSpecial">):</text:span><text:change-end text:change-id="ct41491920"/></text:p>
      <text:p text:style-name="P564"><text:s text:c="8"/><text:change-start text:change-id="ct4149243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1492432"/> <text:change-start text:change-id="ct41506896"/><text:span text:style-name="_5f_OOoComputerSpecial">=</text:span><text:change-end text:change-id="ct41506896"/> <text:change-start text:change-id="ct41508032"/><text:span text:style-name="_5f_OOoComputerLiteral">100</text:span><text:change-end text:change-id="ct41508032"/></text:p>
      <text:p text:style-name="P564"><text:s text:c="8"/><text:change-start text:change-id="ct38242880"/><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38242880"/> <text:change-start text:change-id="ct41508896"/><text:span text:style-name="_5f_OOoComputerSpecial">=</text:span><text:change-end text:change-id="ct41508896"/> <text:change-start text:change-id="ct41509824"/><text:span text:style-name="_5f_OOoComputerLiteral">100</text:span><text:change-end text:change-id="ct41509824"/></text:p>
      <text:p text:style-name="Code"><text:s text:c="8"/><text:change-start text:change-id="ct41490032"/><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41490032"/></text:p>
      <text:p text:style-name="Code"><text:s text:c="8"/><text:change-start text:change-id="ct41511600"/><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41511600"/></text:p>
      <text:p text:style-name="Code"/>
      <text:p text:style-name="Code"><text:s text:c="4"/><text:change-start text:change-id="ct38244640"/><text:span text:style-name="_5f_OOoComputerKeyWord">def</text:span><text:change-end text:change-id="ct38244640"/> <text:change-start text:change-id="ct41481168"/><text:span text:style-name="_5f_OOoComputerIdent">hide</text:span><text:span text:style-name="_5f_OOoComputerSpecial">(</text:span><text:span text:style-name="_5f_OOoComputerIdent">self</text:span><text:span text:style-name="_5f_OOoComputerSpecial">):</text:span><text:change-end text:change-id="ct41481168"/></text:p>
      <text:p text:style-name="Code"><text:s text:c="8"/><text:change-start text:change-id="ct41515104"/><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41515104"/></text:p>
      <text:p text:style-name="Code"><text:s text:c="8"/><text:change-start text:change-id="ct41516784"/><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41516784"/></text:p>
      <text:p text:style-name="Code"/>
      <text:p text:style-name="Code"><text:s text:c="4"/><text:change-start text:change-id="ct41514304"/><text:span text:style-name="_5f_OOoComputerKeyWord">def</text:span><text:change-end text:change-id="ct41514304"/> <text:change-start text:change-id="ct41513824"/><text:span text:style-name="_5f_OOoComputerIdent">setLifeBarValue</text:span><text:span text:style-name="_5f_OOoComputerSpecial">(</text:span><text:span text:style-name="_5f_OOoComputerIdent">self</text:span><text:span text:style-name="_5f_OOoComputerSpecial">,</text:span><text:change-end text:change-id="ct41513824"/> <text:change-start text:change-id="ct41520000"/><text:span text:style-name="_5f_OOoComputerIdent">barNr</text:span><text:span text:style-name="_5f_OOoComputerSpecial">,</text:span><text:change-end text:change-id="ct41520000"/> <text:change-start text:change-id="ct41522352"/><text:span text:style-name="_5f_OOoComputerIdent">newValue</text:span><text:span text:style-name="_5f_OOoComputerSpecial">):</text:span><text:change-end text:change-id="ct41522352"/></text:p>
      <text:p text:style-name="Code"><text:s text:c="8"/><text:change-start text:change-id="ct41514048"/><text:span text:style-name="_5f_OOoComputerKeyWord">if</text:span><text:change-end text:change-id="ct41514048"/> <text:change-start text:change-id="ct41518112"/><text:span text:style-name="_5f_OOoComputerIdent">barNr</text:span><text:change-end text:change-id="ct41518112"/> <text:change-start text:change-id="ct41515808"/><text:span text:style-name="_5f_OOoComputerSpecial">==</text:span><text:change-end text:change-id="ct41515808"/> <text:change-start text:change-id="ct41523296"/><text:span text:style-name="_5f_OOoComputerLiteral">0</text:span><text:span text:style-name="_5f_OOoComputerSpecial">:</text:span><text:change-end text:change-id="ct41523296"/></text:p>
      <text:p text:style-name="Code"><text:s text:c="12"/><text:change-start text:change-id="ct41520400"/><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1520400"/> <text:change-start text:change-id="ct41524432"/><text:span text:style-name="_5f_OOoComputerSpecial">=</text:span><text:change-end text:change-id="ct41524432"/> <text:change-start text:change-id="ct41525456"/><text:span text:style-name="_5f_OOoComputerIdent">newValue</text:span><text:change-end text:change-id="ct41525456"/></text:p>
      <text:p text:style-name="Code"><text:s text:c="8"/><text:change-start text:change-id="ct38248576"/><text:span text:style-name="_5f_OOoComputerKeyWord">elif</text:span><text:change-end text:change-id="ct38248576"/> <text:change-start text:change-id="ct41520624"/><text:span text:style-name="_5f_OOoComputerIdent">barNr</text:span><text:change-end text:change-id="ct41520624"/> <text:change-start text:change-id="ct41519152"/><text:span text:style-name="_5f_OOoComputerSpecial">==</text:span><text:change-end text:change-id="ct41519152"/> <text:change-start text:change-id="ct41526784"/><text:span text:style-name="_5f_OOoComputerLiteral">1</text:span><text:span text:style-name="_5f_OOoComputerSpecial">:</text:span><text:change-end text:change-id="ct41526784"/></text:p>
      <text:p text:style-name="Code"><text:s text:c="12"/><text:change-start text:change-id="ct41527248"/><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41527248"/> <text:change-start text:change-id="ct41528368"/><text:span text:style-name="_5f_OOoComputerSpecial">=</text:span><text:change-end text:change-id="ct41528368"/> <text:change-start text:change-id="ct41529488"/><text:span text:style-name="_5f_OOoComputerIdent">newValue</text:span><text:change-end text:change-id="ct41529488"/></text:p>
      <text:p text:style-name="P261">Lets go through this and see what's new to what we already learned in earlier sections. The main new thing here is the DirectWaitBar and the many parameters we pass to it, which is the way how <text:span text:style-name="T272">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38252384"/><text:span text:style-name="_5f_OOoComputerIdent">text</text:span><text:change-end text:change-id="ct38252384"/> <text:change-start text:change-id="ct38250272"/><text:span text:style-name="_5f_OOoComputerSpecial">=</text:span><text:change-end text:change-id="ct38250272"/> <text:change-start text:change-id="ct41530512"/><text:span text:style-name="_5f_OOoComputerLiteral">"Player1"</text:span><text:span text:style-name="_5f_OOoComputerSpecial">,</text:span><text:change-end text:change-id="ct41530512"/></text:p>
      <text:p text:style-name="P46"><text:change-start text:change-id="ct41521360"/><text:span text:style-name="_5f_OOoComputerIdent">text_fg</text:span><text:change-end text:change-id="ct41521360"/> <text:change-start text:change-id="ct41527472"/><text:span text:style-name="_5f_OOoComputerSpecial">=</text:span><text:change-end text:change-id="ct41527472"/> <text:change-start text:change-id="ct415375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537584"/></text:p>
      <text:p text:style-name="P46"><text:change-start text:change-id="ct38254144"/><text:soft-page-break/><text:span text:style-name="_5f_OOoComputerIdent">text_pos</text:span><text:change-end text:change-id="ct38254144"/> <text:change-start text:change-id="ct38252736"/><text:span text:style-name="_5f_OOoComputerSpecial">=</text:span><text:change-end text:change-id="ct38252736"/> <text:change-start text:change-id="ct38254496"/><text:span text:style-name="_5f_OOoComputerSpecial">(-</text:span><text:span text:style-name="_5f_OOoComputerLiteral">1.2</text:span><text:span text:style-name="_5f_OOoComputerSpecial">,</text:span><text:change-end text:change-id="ct38254496"/> <text:change-start text:change-id="ct41532720"/><text:span text:style-name="_5f_OOoComputerSpecial">-</text:span><text:span text:style-name="_5f_OOoComputerLiteral">0.18</text:span><text:span text:style-name="_5f_OOoComputerSpecial">,</text:span><text:change-end text:change-id="ct41532720"/> <text:change-start text:change-id="ct41540496"/><text:span text:style-name="_5f_OOoComputerLiteral">0</text:span><text:span text:style-name="_5f_OOoComputerSpecial">),</text:span><text:change-end text:change-id="ct41540496"/></text:p>
      <text:p text:style-name="P46"><text:change-start text:change-id="ct38254848"/><text:span text:style-name="_5f_OOoComputerIdent">text_align</text:span><text:change-end text:change-id="ct38254848"/> <text:change-start text:change-id="ct38255200"/><text:span text:style-name="_5f_OOoComputerSpecial">=</text:span><text:change-end text:change-id="ct38255200"/> <text:change-start text:change-id="ct41527696"/><text:span text:style-name="_5f_OOoComputerIdent">TextNode</text:span><text:span text:style-name="_5f_OOoComputerSpecial">.</text:span><text:span text:style-name="_5f_OOoComputerIdent">ALeft</text:span><text:span text:style-name="_5f_OOoComputerSpecial">,</text:span><text:change-end text:change-id="ct41527696"/></text:p>
      <text:p text:style-name="P261">The first four parameters describe the text node of the <text:span text:style-name="T272">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72">D</text:span>irectLabel if you want to add text.</text:p>
      <text:p text:style-name="P46"><text:change-start text:change-id="ct41538992"/><text:span text:style-name="_5f_OOoComputerIdent">value</text:span><text:change-end text:change-id="ct41538992"/> <text:change-start text:change-id="ct41541200"/><text:span text:style-name="_5f_OOoComputerSpecial">=</text:span><text:change-end text:change-id="ct41541200"/> <text:change-start text:change-id="ct41532320"/><text:span text:style-name="_5f_OOoComputerLiteral">100</text:span><text:span text:style-name="_5f_OOoComputerSpecial">,</text:span><text:change-end text:change-id="ct41532320"/></text:p>
      <text:p text:style-name="P46"><text:change-start text:change-id="ct41535248"/><text:span text:style-name="_5f_OOoComputerIdent">barColor</text:span><text:change-end text:change-id="ct41535248"/> <text:change-start text:change-id="ct41536048"/><text:span text:style-name="_5f_OOoComputerSpecial">=</text:span><text:change-end text:change-id="ct41536048"/> <text:change-start text:change-id="ct41536496"/><text:span text:style-name="_5f_OOoComputerSpecial">(</text:span><text:span text:style-name="_5f_OOoComputerLiteral">0</text:span><text:span text:style-name="_5f_OOoComputerSpecial">,</text:span><text:change-end text:change-id="ct41536496"/> <text:change-start text:change-id="ct41543824"/><text:span text:style-name="_5f_OOoComputerLiteral">1</text:span><text:span text:style-name="_5f_OOoComputerSpecial">,</text:span><text:change-end text:change-id="ct41543824"/> <text:change-start text:change-id="ct41545520"/><text:span text:style-name="_5f_OOoComputerLiteral">0.25</text:span><text:span text:style-name="_5f_OOoComputerSpecial">,</text:span><text:change-end text:change-id="ct41545520"/> <text:change-start text:change-id="ct41547888"/><text:span text:style-name="_5f_OOoComputerLiteral">1</text:span><text:span text:style-name="_5f_OOoComputerSpecial">),</text:span><text:change-end text:change-id="ct41547888"/></text:p>
      <text:p text:style-name="P46"><text:change-start text:change-id="ct38258720"/><text:span text:style-name="_5f_OOoComputerIdent">barRelief</text:span><text:change-end text:change-id="ct38258720"/> <text:change-start text:change-id="ct38259072"/><text:span text:style-name="_5f_OOoComputerSpecial">=</text:span><text:change-end text:change-id="ct38259072"/> <text:change-start text:change-id="ct38257664"/><text:span text:style-name="_5f_OOoComputerIdent">DGG</text:span><text:span text:style-name="_5f_OOoComputerSpecial">.</text:span><text:span text:style-name="_5f_OOoComputerIdent">RAISED</text:span><text:span text:style-name="_5f_OOoComputerSpecial">,</text:span><text:change-end text:change-id="ct38257664"/></text:p>
      <text:p text:style-name="P46"><text:change-start text:change-id="ct38260832"/><text:span text:style-name="_5f_OOoComputerIdent">barBorderWidth</text:span><text:change-end text:change-id="ct38260832"/> <text:change-start text:change-id="ct41546528"/><text:span text:style-name="_5f_OOoComputerSpecial">=</text:span><text:change-end text:change-id="ct41546528"/> <text:change-start text:change-id="ct41549216"/><text:span text:style-name="_5f_OOoComputerSpecial">(</text:span><text:span text:style-name="_5f_OOoComputerLiteral">0.03</text:span><text:span text:style-name="_5f_OOoComputerSpecial">,</text:span><text:change-end text:change-id="ct41549216"/> <text:change-start text:change-id="ct41533024"/><text:span text:style-name="_5f_OOoComputerLiteral">0.03</text:span><text:span text:style-name="_5f_OOoComputerSpecial">),</text:span><text:change-end text:change-id="ct41533024"/></text:p>
      <text:p text:style-name="P261">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97">tuple</text:span> with the usual Panda3D 3D-space units. The first value is used for left and right and the second for the bottom and top border.</text:p>
      <text:p text:style-name="P262">Note, DGG stands for Direct GUI Globals and contains a few useful definitions that will often be used for defining <text:span text:style-name="T272">D</text:span>irectGUI styles.</text:p>
      <text:p text:style-name="P46"><text:change-start text:change-id="ct41545744"/><text:span text:style-name="_5f_OOoComputerIdent">borderWidth</text:span><text:change-end text:change-id="ct41545744"/> <text:change-start text:change-id="ct41546752"/><text:span text:style-name="_5f_OOoComputerSpecial">=</text:span><text:change-end text:change-id="ct41546752"/> <text:change-start text:change-id="ct41534048"/><text:span text:style-name="_5f_OOoComputerSpecial">(</text:span><text:span text:style-name="_5f_OOoComputerLiteral">0.01</text:span><text:span text:style-name="_5f_OOoComputerSpecial">,</text:span><text:change-end text:change-id="ct41534048"/> <text:change-start text:change-id="ct41552368"/><text:span text:style-name="_5f_OOoComputerLiteral">0.01</text:span><text:span text:style-name="_5f_OOoComputerSpecial">),</text:span><text:change-end text:change-id="ct41552368"/></text:p>
      <text:p text:style-name="P46"><text:change-start text:change-id="ct41534352"/><text:span text:style-name="_5f_OOoComputerIdent">relief</text:span><text:change-end text:change-id="ct41534352"/> <text:change-start text:change-id="ct41546976"/><text:span text:style-name="_5f_OOoComputerSpecial">=</text:span><text:change-end text:change-id="ct41546976"/> <text:change-start text:change-id="ct41544784"/><text:span text:style-name="_5f_OOoComputerIdent">DGG</text:span><text:span text:style-name="_5f_OOoComputerSpecial">.</text:span><text:span text:style-name="_5f_OOoComputerIdent">RIDGE</text:span><text:span text:style-name="_5f_OOoComputerSpecial">,</text:span><text:change-end text:change-id="ct41544784"/></text:p>
      <text:p text:style-name="P46"><text:change-start text:change-id="ct41554064"/><text:span text:style-name="_5f_OOoComputerIdent">frameColor</text:span><text:change-end text:change-id="ct41554064"/> <text:change-start text:change-id="ct38265472"/><text:span text:style-name="_5f_OOoComputerSpecial">=</text:span><text:change-end text:change-id="ct38265472"/> <text:change-start text:change-id="ct4156033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1560336"/></text:p>
      <text:p text:style-name="P45"><text:change-start text:change-id="ct41512768"/><text:span text:style-name="_5f_OOoComputerIdent">frameSize</text:span><text:change-end text:change-id="ct41512768"/> <text:change-start text:change-id="ct41558880"/><text:span text:style-name="_5f_OOoComputerSpecial">=</text:span><text:change-end text:change-id="ct41558880"/> <text:change-start text:change-id="ct41559440"/><text:span text:style-name="_5f_OOoComputerSpecial">(-</text:span><text:span text:style-name="_5f_OOoComputerLiteral">1.2</text:span><text:span text:style-name="_5f_OOoComputerSpecial">,</text:span><text:change-end text:change-id="ct41559440"/> <text:change-start text:change-id="ct41556704"/><text:span text:style-name="_5f_OOoComputerLiteral">0</text:span><text:change-end text:change-id="ct41556704"/><text:change text:change-id="ct34409008"/><text:change-start text:change-id="ct41555952"/><text:span text:style-name="_5f_OOoComputerSpecial">,</text:span><text:change-end text:change-id="ct41555952"/> <text:change-start text:change-id="ct41565344"/><text:span text:style-name="_5f_OOoComputerLiteral">0</text:span><text:change-end text:change-id="ct41565344"/><text:change-start text:change-id="ct39954144"/><text:span text:style-name="_5f_OOoComputerSpecial">,</text:span><text:span text:style-name="_5f_OOoComputerLiteral"> </text:span><text:span text:style-name="_5f_OOoComputerSpecial">-</text:span><text:span text:style-name="_5f_OOoComputerLiteral">0.1</text:span><text:change-end text:change-id="ct39954144"/><text:change-start text:change-id="ct66847424"/><text:span text:style-name="_5f_OOoComputerSpecial">),</text:span><text:change-end text:change-id="ct66847424"/></text:p>
      <text:p text:style-name="P262">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88"><text:change-start text:change-id="ct38266816"/><text:span text:style-name="_5f_OOoComputerIdent">pos</text:span><text:change-end text:change-id="ct38266816"/> <text:change-start text:change-id="ct38267872"/><text:span text:style-name="_5f_OOoComputerSpecial">=</text:span><text:change-end text:change-id="ct38267872"/> <text:change-start text:change-id="ct41570688"/><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1570688"/></text:p>
      <text:p text:style-name="P262"><text:soft-page-break/>Finally we set the positions of the bars to be on the top left and right side of the screen. As we've done that quite often already with other elements we won't describe this any further.</text:p>
      <text:p text:style-name="P263">That's all about styling for now, with those informations, you should be able to also style most of the other <text:span text:style-name="T272">D</text:span>irectGUI elements. You should also take a look at the source code of the <text:span text:style-name="T272">D</text:span>irectGUI elements if you want to use them to find out any configurations you can do on them and check on what they are based.</text:p>
      <text:p text:style-name="P263">Following to the setup of the bars, we also catch an event that we will use to catch requests for life changes of the characters to change the bars value.</text:p>
      <text:p text:style-name="P263">Taking a look at the function called for that event you may notice the following line.</text:p>
      <text:p text:style-name="P490"><text:change-start text:change-id="ct4157673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1576736"/> <text:change-start text:change-id="ct41576960"/><text:span text:style-name="_5f_OOoComputerSpecial">=</text:span><text:change-end text:change-id="ct41576960"/> <text:change-start text:change-id="ct41577184"/><text:span text:style-name="_5f_OOoComputerIdent">newValue</text:span><text:change-end text:change-id="ct41577184"/></text:p>
      <text:p text:style-name="P263">This is a nice functionality of <text:span text:style-name="T272">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64">Finally as we now have the class for our HUD set up, we need to use it in our application, so add the following lines to the respective classes.</text:p>
      <text:p text:style-name="P264">In the Player class add</text:p>
      <text:p text:style-name="P492"><text:s text:c="8"/><text:change-start text:change-id="ct41578912"/><text:span text:style-name="_5f_OOoComputerIdent">self</text:span><text:span text:style-name="_5f_OOoComputerSpecial">.</text:span><text:span text:style-name="_5f_OOoComputerIdent">health</text:span><text:change-end text:change-id="ct41578912"/> <text:change-start text:change-id="ct41580064"/><text:span text:style-name="_5f_OOoComputerSpecial">-=</text:span><text:change-end text:change-id="ct41580064"/> <text:change-start text:change-id="ct41580288"/><text:span text:style-name="_5f_OOoComputerLiteral">10</text:span><text:change-end text:change-id="ct41580288"/></text:p>
      <text:p text:style-name="P492"><text:s text:c="8"/><text:change-start text:change-id="ct41583072"/><text:span text:style-name="_5f_OOoComputerIdent"><text:span text:style-name="T148">base</text:span></text:span><text:span text:style-name="_5f_OOoComputerSpecial"><text:span text:style-name="T148">.</text:span></text:span><text:span text:style-name="_5f_OOoComputerIdent"><text:span text:style-name="T148">messenger</text:span></text:span><text:span text:style-name="_5f_OOoComputerSpecial"><text:span text:style-name="T148">.</text:span></text:span><text:span text:style-name="_5f_OOoComputerIdent"><text:span text:style-name="T148">send</text:span></text:span><text:span text:style-name="_5f_OOoComputerSpecial"><text:span text:style-name="T148">(</text:span></text:span><text:change-end text:change-id="ct41583072"/></text:p>
      <text:p text:style-name="P492"><text:s text:c="8"/><text:span text:style-name="T148"><text:s text:c="4"/></text:span><text:change-start text:change-id="ct41583872"/><text:span text:style-name="_5f_OOoComputerLiteral"><text:span text:style-name="T148">"lifeChanged"</text:span></text:span><text:span text:style-name="_5f_OOoComputerSpecial"><text:span text:style-name="T148">,</text:span></text:span><text:change-end text:change-id="ct41583872"/></text:p>
      <text:p text:style-name="P492"><text:s text:c="8"/><text:span text:style-name="T148"><text:s text:c="4"/></text:span><text:change-start text:change-id="ct41586192"/><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charId</text:span></text:span><text:span text:style-name="_5f_OOoComputerSpecial"><text:span text:style-name="T148">,</text:span></text:span><text:change-end text:change-id="ct41586192"/><text:span text:style-name="T148"> </text:span><text:change-start text:change-id="ct41595776"/><text:span text:style-name="_5f_OOoComputerIdent"><text:span text:style-name="T148">self</text:span></text:span><text:span text:style-name="_5f_OOoComputerSpecial"><text:span text:style-name="T148">.</text:span></text:span><text:span text:style-name="_5f_OOoComputerIdent"><text:span text:style-name="T148">health</text:span></text:span><text:span text:style-name="_5f_OOoComputerSpecial"><text:span text:style-name="T148">])</text:span></text:span><text:change-end text:change-id="ct41595776"/></text:p>
      <text:p text:style-name="P492"><text:s text:c="8"/><text:change-start text:change-id="ct41590448"/><text:span text:style-name="_5f_OOoComputerKeyWord">if</text:span><text:change-end text:change-id="ct41590448"/> <text:change-start text:change-id="ct41597824"/><text:span text:style-name="_5f_OOoComputerIdent">self</text:span><text:span text:style-name="_5f_OOoComputerSpecial">.</text:span><text:span text:style-name="_5f_OOoComputerIdent">health</text:span><text:change-end text:change-id="ct41597824"/> <text:change-start text:change-id="ct41598048"/><text:span text:style-name="_5f_OOoComputerSpecial">&lt;=</text:span><text:change-end text:change-id="ct41598048"/> <text:change-start text:change-id="ct41599120"/><text:span text:style-name="_5f_OOoComputerLiteral">0</text:span><text:span text:style-name="_5f_OOoComputerSpecial">:</text:span><text:change-end text:change-id="ct41599120"/></text:p>
      <text:p text:style-name="P492"><text:s text:c="12"/><text:change-start text:change-id="ct41599632"/><text:span text:style-name="_5f_OOoComputerIdent">self</text:span><text:span text:style-name="_5f_OOoComputerSpecial">.</text:span><text:span text:style-name="_5f_OOoComputerIdent">gotDefeated</text:span><text:change-end text:change-id="ct41599632"/> <text:change-start text:change-id="ct41599856"/><text:span text:style-name="_5f_OOoComputerSpecial">=</text:span><text:change-end text:change-id="ct41599856"/> <text:change-start text:change-id="ct41600080"/><text:span text:style-name="_5f_OOoComputerIdent">True</text:span><text:change-end text:change-id="ct41600080"/></text:p>
      <text:p text:style-name="P264">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38275264"/><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38275264"/></text:p>
      <text:p text:style-name="Code"><text:s text:c="8"/><text:change-start text:change-id="ct41594304"/><text:span text:style-name="_5f_OOoComputerKeyWord">def</text:span><text:change-end text:change-id="ct41594304"/> <text:change-start text:change-id="ct41559104"/><text:span text:style-name="_5f_OOoComputerIdent">lifeChanged</text:span><text:span text:style-name="_5f_OOoComputerSpecial">(</text:span><text:span text:style-name="_5f_OOoComputerIdent">charId</text:span><text:span text:style-name="_5f_OOoComputerSpecial">,</text:span><text:change-end text:change-id="ct41559104"/> <text:change-start text:change-id="ct41559664"/><text:span text:style-name="_5f_OOoComputerIdent">health</text:span><text:span text:style-name="_5f_OOoComputerSpecial">):</text:span><text:change-end text:change-id="ct41559664"/></text:p>
      <text:p text:style-name="Code"><text:s text:c="12"/><text:change-start text:change-id="ct4158672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1586720"/></text:p>
      <text:p text:style-name="Code"><text:s text:c="16"/><text:change-start text:change-id="ct41595168"/><text:span text:style-name="_5f_OOoComputerLiteral">"hud_setLifeBarValue"</text:span><text:span text:style-name="_5f_OOoComputerSpecial">,</text:span><text:change-end text:change-id="ct41595168"/></text:p>
      <text:p text:style-name="Code"><text:s text:c="16"/><text:change-start text:change-id="ct41557856"/><text:span text:style-name="_5f_OOoComputerSpecial">[</text:span><text:span text:style-name="_5f_OOoComputerIdent">charId</text:span><text:span text:style-name="_5f_OOoComputerSpecial">,</text:span><text:change-end text:change-id="ct41557856"/> <text:change-start text:change-id="ct41593008"/><text:span text:style-name="_5f_OOoComputerIdent">health</text:span><text:span text:style-name="_5f_OOoComputerSpecial">])</text:span><text:change-end text:change-id="ct41593008"/></text:p>
      <text:p text:style-name="Code"><text:s text:c="8"/><text:change-start text:change-id="ct4156833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1568336"/> <text:change-start text:change-id="ct41569792"/><text:span text:style-name="_5f_OOoComputerIdent">lifeChanged</text:span><text:span text:style-name="_5f_OOoComputerSpecial">)</text:span><text:change-end text:change-id="ct41569792"/></text:p>
      <text:p text:style-name="P264"><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38276320"/><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38276320"/></text:p>
      <text:p text:style-name="Code"><text:s text:c="8"/><text:change-start text:change-id="ct41587456"/><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41587456"/></text:p>
      <text:p text:style-name="P264">Finally, as without that the whole HUD thing won't work as we set it up till now, we need to import and instantiate our HUD.</text:p>
      <text:p text:style-name="Code"><text:change-start text:change-id="ct41592752"/><text:span text:style-name="_5f_OOoComputerIdent">…</text:span><text:change-end text:change-id="ct41592752"/></text:p>
      <text:p text:style-name="Code"><text:change-start text:change-id="ct41602128"/><text:span text:style-name="_5f_OOoComputerKeyWord">from</text:span><text:change-end text:change-id="ct41602128"/> <text:change-start text:change-id="ct41602352"/><text:span text:style-name="_5f_OOoComputerIdent">menu</text:span><text:change-end text:change-id="ct41602352"/> <text:change-start text:change-id="ct41602576"/><text:span text:style-name="_5f_OOoComputerKeyWord">import</text:span><text:change-end text:change-id="ct41602576"/> <text:change-start text:change-id="ct41602800"/><text:span text:style-name="_5f_OOoComputerIdent">Menu</text:span><text:change-end text:change-id="ct41602800"/></text:p>
      <text:p text:style-name="Code"><text:change-start text:change-id="ct41603312"/><text:span text:style-name="_5f_OOoComputerKeyWord">from</text:span><text:change-end text:change-id="ct41603312"/> <text:change-start text:change-id="ct41603536"/><text:span text:style-name="_5f_OOoComputerIdent">characterselection</text:span><text:change-end text:change-id="ct41603536"/> <text:change-start text:change-id="ct41603760"/><text:span text:style-name="_5f_OOoComputerKeyWord">import</text:span><text:change-end text:change-id="ct41603760"/> <text:change-start text:change-id="ct41603984"/><text:span text:style-name="_5f_OOoComputerIdent">CharacterSelection</text:span><text:change-end text:change-id="ct41603984"/></text:p>
      <text:p text:style-name="P494"><text:change-start text:change-id="ct41604496"/><text:span text:style-name="_5f_OOoComputerKeyWord">from</text:span><text:change-end text:change-id="ct41604496"/> <text:change-start text:change-id="ct41604720"/><text:span text:style-name="_5f_OOoComputerIdent">hud</text:span><text:change-end text:change-id="ct41604720"/> <text:change-start text:change-id="ct41605184"/><text:span text:style-name="_5f_OOoComputerKeyWord">import</text:span><text:change-end text:change-id="ct41605184"/> <text:change-start text:change-id="ct41605408"/><text:span text:style-name="_5f_OOoComputerIdent">Hud</text:span><text:change-end text:change-id="ct41605408"/></text:p>
      <text:p text:style-name="P493"><text:change-start text:change-id="ct41606112"/><text:span text:style-name="_5f_OOoComputerIdent">…</text:span><text:change-end text:change-id="ct41606112"/></text:p>
      <text:p text:style-name="P492"><text:s text:c="8"/><text:change-start text:change-id="ct41606800"/><text:span text:style-name="_5f_OOoComputerIdent">self</text:span><text:span text:style-name="_5f_OOoComputerSpecial">.</text:span><text:span text:style-name="_5f_OOoComputerIdent">charSelection</text:span><text:change-end text:change-id="ct41606800"/> <text:change-start text:change-id="ct41607344"/><text:span text:style-name="_5f_OOoComputerSpecial">=</text:span><text:change-end text:change-id="ct41607344"/> <text:change-start text:change-id="ct41608592"/><text:span text:style-name="_5f_OOoComputerIdent">CharacterSelection</text:span><text:span text:style-name="_5f_OOoComputerSpecial">()</text:span><text:change-end text:change-id="ct41608592"/></text:p>
      <text:p text:style-name="P492"><text:s text:c="8"/><text:change-start text:change-id="ct4161052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41610528"/></text:p>
      <text:p text:style-name="P492"><text:s text:c="8"/><text:change-start text:change-id="ct41612000"/><text:span text:style-name="_5f_OOoComputerIdent"><text:span text:style-name="T148">self</text:span></text:span><text:span text:style-name="_5f_OOoComputerSpecial"><text:span text:style-name="T148">.</text:span></text:span><text:span text:style-name="_5f_OOoComputerIdent"><text:span text:style-name="T148">hud</text:span></text:span><text:change-end text:change-id="ct41612000"/><text:span text:style-name="T148"> </text:span><text:change-start text:change-id="ct41616048"/><text:span text:style-name="_5f_OOoComputerSpecial"><text:span text:style-name="T148">=</text:span></text:span><text:change-end text:change-id="ct41616048"/><text:span text:style-name="T148"> </text:span><text:change-start text:change-id="ct41622240"/><text:span text:style-name="_5f_OOoComputerIdent"><text:span text:style-name="T148">Hud</text:span></text:span><text:span text:style-name="_5f_OOoComputerSpecial"><text:span text:style-name="T148">()</text:span></text:span><text:change-end text:change-id="ct41622240"/></text:p>
      <text:p text:style-name="P492"/>
      <text:p text:style-name="P492"><text:s text:c="8"/><text:change-start text:change-id="ct38284416"/><text:span text:style-name="_5f_OOoComputerComment">#</text:span><text:change-end text:change-id="ct38284416"/></text:p>
      <text:p text:style-name="P492"><text:s text:c="8"/><text:change-start text:change-id="ct38283360"/><text:span text:style-name="_5f_OOoComputerComment"># Event handling</text:span><text:change-end text:change-id="ct38283360"/></text:p>
      <text:p text:style-name="P491"><text:s text:c="8"/><text:change-start text:change-id="ct41616848"/><text:span text:style-name="_5f_OOoComputerIdent">…</text:span><text:change-end text:change-id="ct41616848"/></text:p>
      <text:p text:style-name="P47">Now we have a nice looking, functional and simply made HUD. If you test your game again, you should see the HUD when you start a fight as well as notice the changes to the bars whenever a player got hit by the other player.</text:p>
      <text:h text:style-name="P51" text:outline-level="3"><text:bookmark-start text:name="__RefHeading___Toc6360_696010158"/>Credits<text:bookmark-end text:name="__RefHeading___Toc6360_696010158"/></text:h>
      <text:p text:style-name="P359">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60">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38288288"/><text:span text:style-name="_5f_OOoComputerComment">#!/usr/bin/python</text:span><text:change-end text:change-id="ct38288288"/></text:p>
      <text:p text:style-name="Code"><text:change-start text:change-id="ct41619728"/><text:span text:style-name="_5f_OOoComputerIdent">__author__</text:span><text:change-end text:change-id="ct41619728"/> <text:change-start text:change-id="ct41618528"/><text:span text:style-name="_5f_OOoComputerSpecial">=</text:span><text:change-end text:change-id="ct41618528"/> <text:change-start text:change-id="ct41614144"/><text:span text:style-name="_5f_OOoComputerLiteral">"Fireclaw the Fox"</text:span><text:change-end text:change-id="ct41614144"/></text:p>
      <text:p text:style-name="Code"><text:change-start text:change-id="ct41614656"/><text:span text:style-name="_5f_OOoComputerIdent">__license__</text:span><text:change-end text:change-id="ct41614656"/> <text:change-start text:change-id="ct41615152"/><text:span text:style-name="_5f_OOoComputerSpecial">=</text:span><text:change-end text:change-id="ct41615152"/> <text:change-start text:change-id="ct41615376"/><text:span text:style-name="_5f_OOoComputerLiteral">"""</text:span><text:change-end text:change-id="ct41615376"/></text:p>
      <text:p text:style-name="Code"><text:change-start text:change-id="ct41616432"/><text:span text:style-name="_5f_OOoComputerIdent">Simplified</text:span><text:change-end text:change-id="ct41616432"/> <text:change-start text:change-id="ct38290048"/><text:span text:style-name="_5f_OOoComputerIdent">BSD</text:span><text:change-end text:change-id="ct38290048"/> <text:change-start text:change-id="ct38291456"/><text:span text:style-name="_5f_OOoComputerSpecial">(</text:span><text:span text:style-name="_5f_OOoComputerIdent">BSD</text:span><text:change-end text:change-id="ct38291456"/> <text:change-start text:change-id="ct41623744"/><text:span text:style-name="_5f_OOoComputerLiteral">2</text:span><text:span text:style-name="_5f_OOoComputerSpecial">-</text:span><text:span text:style-name="_5f_OOoComputerIdent">Clause</text:span><text:span text:style-name="_5f_OOoComputerSpecial">)</text:span><text:change-end text:change-id="ct41623744"/> <text:change-start text:change-id="ct41625920"/><text:span text:style-name="_5f_OOoComputerIdent">License</text:span><text:span text:style-name="_5f_OOoComputerSpecial">.</text:span><text:change-end text:change-id="ct41625920"/></text:p>
      <text:p text:style-name="Code"><text:change-start text:change-id="ct38291872"/><text:span text:style-name="_5f_OOoComputerIdent">See</text:span><text:change-end text:change-id="ct38291872"/> <text:change-start text:change-id="ct38291104"/><text:span text:style-name="_5f_OOoComputerIdent">License</text:span><text:span text:style-name="_5f_OOoComputerSpecial">.</text:span><text:span text:style-name="_5f_OOoComputerIdent">txt</text:span><text:change-end text:change-id="ct38291104"/> <text:change-start text:change-id="ct38292864"/><text:span text:style-name="_5f_OOoComputerKeyWord">or</text:span><text:change-end text:change-id="ct38292864"/> <text:change-start text:change-id="ct4163737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1637376"/> <text:change-start text:change-id="ct41638640"/><text:span text:style-name="_5f_OOoComputerKeyWord">for</text:span><text:change-end text:change-id="ct41638640"/> <text:change-start text:change-id="ct41639760"/><text:span text:style-name="_5f_OOoComputerIdent">more</text:span><text:change-end text:change-id="ct41639760"/> <text:change-start text:change-id="ct41640880"/><text:span text:style-name="_5f_OOoComputerIdent">info</text:span><text:change-end text:change-id="ct41640880"/></text:p>
      <text:p text:style-name="Code"><text:change-start text:change-id="ct38293632"/><text:span text:style-name="_5f_OOoComputerLiteral">"""</text:span><text:change-end text:change-id="ct38293632"/></text:p>
      <text:p text:style-name="Code"/>
      <text:p text:style-name="Code"><text:change-start text:change-id="ct41589424"/><text:span text:style-name="_5f_OOoComputerKeyWord">from</text:span><text:change-end text:change-id="ct41589424"/> <text:change-start text:change-id="ct41637024"/><text:span text:style-name="_5f_OOoComputerIdent">panda3d</text:span><text:span text:style-name="_5f_OOoComputerSpecial">.</text:span><text:span text:style-name="_5f_OOoComputerIdent">core</text:span><text:change-end text:change-id="ct41637024"/> <text:change-start text:change-id="ct41644096"/><text:span text:style-name="_5f_OOoComputerKeyWord">import</text:span><text:change-end text:change-id="ct41644096"/> <text:change-start text:change-id="ct41635936"/><text:span text:style-name="_5f_OOoComputerSpecial">(</text:span><text:change-end text:change-id="ct41635936"/></text:p>
      <text:p text:style-name="Code"><text:s text:c="4"/><text:change-start text:change-id="ct41639248"/><text:span text:style-name="_5f_OOoComputerIdent">TextNode</text:span><text:span text:style-name="_5f_OOoComputerSpecial">,</text:span><text:change-end text:change-id="ct41639248"/></text:p>
      <text:p text:style-name="Code"><text:s text:c="4"/><text:change-start text:change-id="ct41623232"/><text:span text:style-name="_5f_OOoComputerIdent">TextProperties</text:span><text:span text:style-name="_5f_OOoComputerSpecial">,</text:span><text:change-end text:change-id="ct41623232"/></text:p>
      <text:p text:style-name="Code"><text:s text:c="4"/><text:change-start text:change-id="ct41623456"/><text:span text:style-name="_5f_OOoComputerIdent">TextPropertiesManager</text:span><text:span text:style-name="_5f_OOoComputerSpecial">)</text:span><text:change-end text:change-id="ct41623456"/></text:p>
      <text:p text:style-name="Code"><text:change-start text:change-id="ct41625056"/><text:span text:style-name="_5f_OOoComputerKeyWord">from</text:span><text:change-end text:change-id="ct41625056"/> <text:change-start text:change-id="ct4163760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1637600"/> <text:change-start text:change-id="ct41637824"/><text:span text:style-name="_5f_OOoComputerKeyWord">import</text:span><text:change-end text:change-id="ct41637824"/> <text:change-start text:change-id="ct41628560"/><text:span text:style-name="_5f_OOoComputerSpecial">(</text:span><text:change-end text:change-id="ct41628560"/></text:p>
      <text:p text:style-name="Code"><text:s text:c="4"/><text:change-start text:change-id="ct41629264"/><text:span text:style-name="_5f_OOoComputerIdent">DirectFrame</text:span><text:span text:style-name="_5f_OOoComputerSpecial">,</text:span><text:change-end text:change-id="ct41629264"/></text:p>
      <text:p text:style-name="Code"><text:s text:c="4"/><text:change-start text:change-id="ct41631040"/><text:span text:style-name="_5f_OOoComputerIdent">DirectLabel</text:span><text:span text:style-name="_5f_OOoComputerSpecial">,</text:span><text:change-end text:change-id="ct41631040"/></text:p>
      <text:p text:style-name="Code"><text:s text:c="4"/><text:change-start text:change-id="ct41631552"/><text:span text:style-name="_5f_OOoComputerIdent">DirectButton</text:span><text:span text:style-name="_5f_OOoComputerSpecial">)</text:span><text:change-end text:change-id="ct41631552"/></text:p>
      <text:p text:style-name="Code"><text:change-start text:change-id="ct41632064"/><text:span text:style-name="_5f_OOoComputerKeyWord">from</text:span><text:change-end text:change-id="ct41632064"/> <text:change-start text:change-id="ct41632656"/><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41632656"/> <text:change-start text:change-id="ct41633472"/><text:span text:style-name="_5f_OOoComputerKeyWord">import</text:span><text:change-end text:change-id="ct41633472"/> <text:change-start text:change-id="ct41634288"/><text:span text:style-name="_5f_OOoComputerIdent">open</text:span><text:change-end text:change-id="ct41634288"/></text:p>
      <text:p text:style-name="Code"/>
      <text:p text:style-name="Code"><text:change-start text:change-id="ct38294624"/><text:span text:style-name="_5f_OOoComputerKeyWord">class</text:span><text:change-end text:change-id="ct38294624"/> <text:change-start text:change-id="ct41638864"/><text:span text:style-name="_5f_OOoComputerIdent">Credits</text:span><text:span text:style-name="_5f_OOoComputerSpecial">:</text:span><text:change-end text:change-id="ct41638864"/></text:p>
      <text:p text:style-name="Code"><text:s text:c="4"/><text:change-start text:change-id="ct41639984"/><text:span text:style-name="_5f_OOoComputerKeyWord">def</text:span><text:change-end text:change-id="ct41639984"/> <text:change-start text:change-id="ct38302720"/><text:span text:style-name="_5f_OOoComputerIdent">__init__</text:span><text:span text:style-name="_5f_OOoComputerSpecial">(</text:span><text:span text:style-name="_5f_OOoComputerIdent">self</text:span><text:span text:style-name="_5f_OOoComputerSpecial">):</text:span><text:change-end text:change-id="ct38302720"/></text:p>
      <text:p text:style-name="Code"/>
      <text:p text:style-name="Code"><text:s text:c="8"/><text:change-start text:change-id="ct38294272"/><text:span text:style-name="_5f_OOoComputerIdent">self</text:span><text:span text:style-name="_5f_OOoComputerSpecial">.</text:span><text:span text:style-name="_5f_OOoComputerIdent">frameMain</text:span><text:change-end text:change-id="ct38294272"/> <text:change-start text:change-id="ct38303424"/><text:span text:style-name="_5f_OOoComputerSpecial">=</text:span><text:change-end text:change-id="ct38303424"/> <text:change-start text:change-id="ct41634992"/><text:span text:style-name="_5f_OOoComputerIdent">DirectFrame</text:span><text:span text:style-name="_5f_OOoComputerSpecial">(</text:span><text:change-end text:change-id="ct41634992"/></text:p>
      <text:p text:style-name="Code"><text:s text:c="12"/><text:change-start text:change-id="ct41645280"/><text:span text:style-name="_5f_OOoComputerIdent">frameSize</text:span><text:change-end text:change-id="ct41645280"/> <text:change-start text:change-id="ct38304480"/><text:span text:style-name="_5f_OOoComputerSpecial">=</text:span><text:change-end text:change-id="ct38304480"/> <text:change-start text:change-id="ct4164712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1647120"/> <text:change-start text:change-id="ct41651664"/><text:span text:style-name="_5f_OOoComputerIdent">base</text:span><text:span text:style-name="_5f_OOoComputerSpecial">.</text:span><text:span text:style-name="_5f_OOoComputerIdent">a2dRight</text:span><text:span text:style-name="_5f_OOoComputerSpecial">,</text:span><text:change-end text:change-id="ct41651664"/></text:p>
      <text:p text:style-name="Code"><text:s text:c="25"/><text:change text:change-id="ct55449040"/><text:change-start text:change-id="ct56055184"/><text:span text:style-name="_5f_OOoComputerIdent"><text:span text:style-name="T426">base.a2dBottom, base.a2dTop</text:span></text:span><text:change-end text:change-id="ct56055184"/><text:change-start text:change-id="ct65834096"/><text:span text:style-name="_5f_OOoComputerSpecial">),</text:span><text:change-end text:change-id="ct65834096"/></text:p>
      <text:p text:style-name="Code"><text:s text:c="12"/><text:change-start text:change-id="ct38306304"/><text:span text:style-name="_5f_OOoComputerIdent">frameColor</text:span><text:change-end text:change-id="ct38306304"/> <text:change-start text:change-id="ct38305888"/><text:span text:style-name="_5f_OOoComputerSpecial">=</text:span><text:change-end text:change-id="ct38305888"/> <text:change-start text:change-id="ct41650896"/><text:span text:style-name="_5f_OOoComputerSpecial">(</text:span><text:span text:style-name="_5f_OOoComputerLiteral">0.05</text:span><text:span text:style-name="_5f_OOoComputerSpecial">,</text:span><text:change-end text:change-id="ct41650896"/> <text:change-start text:change-id="ct41653072"/><text:span text:style-name="_5f_OOoComputerLiteral">0.05</text:span><text:span text:style-name="_5f_OOoComputerSpecial">,</text:span><text:change-end text:change-id="ct41653072"/> <text:change-start text:change-id="ct41654560"/><text:span text:style-name="_5f_OOoComputerLiteral">0.05</text:span><text:span text:style-name="_5f_OOoComputerSpecial">,</text:span><text:change-end text:change-id="ct41654560"/> <text:change-start text:change-id="ct41656928"/><text:span text:style-name="_5f_OOoComputerLiteral">1</text:span><text:span text:style-name="_5f_OOoComputerSpecial">))</text:span><text:change-end text:change-id="ct41656928"/></text:p>
      <text:p text:style-name="Code"><text:s text:c="8"/><text:change-start text:change-id="ct4164670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646704"/></text:p>
      <text:p text:style-name="Code"/>
      <text:p text:style-name="Code"><text:s text:c="8"/><text:change-start text:change-id="ct38308768"/><text:span text:style-name="_5f_OOoComputerIdent">tpBig</text:span><text:change-end text:change-id="ct38308768"/> <text:change-start text:change-id="ct41646416"/><text:span text:style-name="_5f_OOoComputerSpecial">=</text:span><text:change-end text:change-id="ct41646416"/> <text:change-start text:change-id="ct41645504"/><text:span text:style-name="_5f_OOoComputerIdent">TextProperties</text:span><text:span text:style-name="_5f_OOoComputerSpecial">()</text:span><text:change-end text:change-id="ct41645504"/></text:p>
      <text:p text:style-name="Code"><text:s text:c="8"/><text:change-start text:change-id="ct41654272"/><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41654272"/></text:p>
      <text:p text:style-name="Code"><text:s text:c="8"/><text:change-start text:change-id="ct41627328"/><text:span text:style-name="_5f_OOoComputerIdent">tpSmall</text:span><text:change-end text:change-id="ct41627328"/> <text:change-start text:change-id="ct38310464"/><text:span text:style-name="_5f_OOoComputerSpecial">=</text:span><text:change-end text:change-id="ct38310464"/> <text:change-start text:change-id="ct38310816"/><text:span text:style-name="_5f_OOoComputerIdent">TextProperties</text:span><text:span text:style-name="_5f_OOoComputerSpecial">()</text:span><text:change-end text:change-id="ct38310816"/></text:p>
      <text:p text:style-name="Code"><text:s text:c="8"/><text:change-start text:change-id="ct41660400"/><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41660400"/></text:p>
      <text:p text:style-name="Code"><text:s text:c="8"/><text:change-start text:change-id="ct38311520"/><text:span text:style-name="_5f_OOoComputerIdent">tpUs</text:span><text:change-end text:change-id="ct38311520"/> <text:change-start text:change-id="ct38311872"/><text:span text:style-name="_5f_OOoComputerSpecial">=</text:span><text:change-end text:change-id="ct38311872"/> <text:change-start text:change-id="ct38312224"/><text:span text:style-name="_5f_OOoComputerIdent">TextProperties</text:span><text:span text:style-name="_5f_OOoComputerSpecial">()</text:span><text:change-end text:change-id="ct38312224"/></text:p>
      <text:p text:style-name="Code"><text:s text:c="8"/><text:change-start text:change-id="ct41663024"/><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41663024"/></text:p>
      <text:p text:style-name="Code"><text:s text:c="8"/><text:change-start text:change-id="ct38312928"/><text:span text:style-name="_5f_OOoComputerIdent">tpMgr</text:span><text:change-end text:change-id="ct38312928"/> <text:change-start text:change-id="ct41663808"/><text:span text:style-name="_5f_OOoComputerSpecial">=</text:span><text:change-end text:change-id="ct41663808"/> <text:change-start text:change-id="ct41664944"/><text:span text:style-name="_5f_OOoComputerIdent">TextPropertiesManager</text:span><text:span text:style-name="_5f_OOoComputerSpecial">.</text:span><text:span text:style-name="_5f_OOoComputerIdent">getGlobalPtr</text:span><text:span text:style-name="_5f_OOoComputerSpecial">()</text:span><text:change-end text:change-id="ct41664944"/></text:p>
      <text:p text:style-name="Code"><text:s text:c="8"/><text:change-start text:change-id="ct41666704"/><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41666704"/> <text:change-start text:change-id="ct41668848"/><text:span text:style-name="_5f_OOoComputerIdent">tpBig</text:span><text:span text:style-name="_5f_OOoComputerSpecial">)</text:span><text:change-end text:change-id="ct41668848"/></text:p>
      <text:p text:style-name="Code"><text:s text:c="8"/><text:change-start text:change-id="ct41666192"/><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41666192"/> <text:change-start text:change-id="ct41671008"/><text:span text:style-name="_5f_OOoComputerIdent">tpSmall</text:span><text:span text:style-name="_5f_OOoComputerSpecial">)</text:span><text:change-end text:change-id="ct41671008"/></text:p>
      <text:p text:style-name="Code"><text:s text:c="8"/><text:change-start text:change-id="ct4166692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41666928"/> <text:change-start text:change-id="ct41673072"/><text:span text:style-name="_5f_OOoComputerIdent">tpUs</text:span><text:span text:style-name="_5f_OOoComputerSpecial">)</text:span><text:change-end text:change-id="ct41673072"/></text:p>
      <text:p text:style-name="Code"/>
      <text:p text:style-name="Code"><text:s text:c="8"/><text:change-start text:change-id="ct38314048"/><text:span text:style-name="_5f_OOoComputerIdent">creditsText</text:span><text:change-end text:change-id="ct38314048"/> <text:change-start text:change-id="ct38313696"/><text:span text:style-name="_5f_OOoComputerSpecial">=</text:span><text:change-end text:change-id="ct38313696"/> <text:change-start text:change-id="ct41665792"/><text:span text:style-name="_5f_OOoComputerLiteral">""</text:span><text:change-end text:change-id="ct41665792"/></text:p>
      <text:p text:style-name="Code"><text:s text:c="8"/><text:change-start text:change-id="ct41659312"/><text:span text:style-name="_5f_OOoComputerKeyWord">with</text:span><text:change-end text:change-id="ct41659312"/> <text:change-start text:change-id="ct38318576"/><text:span text:style-name="_5f_OOoComputerIdent">open</text:span><text:span text:style-name="_5f_OOoComputerSpecial">(</text:span><text:span text:style-name="_5f_OOoComputerLiteral">"credits.txt"</text:span><text:span text:style-name="_5f_OOoComputerSpecial">)</text:span><text:change-end text:change-id="ct38318576"/> <text:change-start text:change-id="ct41672336"/><text:span text:style-name="_5f_OOoComputerKeyWord">as</text:span><text:change-end text:change-id="ct41672336"/> <text:change-start text:change-id="ct41676816"/><text:span text:style-name="_5f_OOoComputerIdent">f</text:span><text:span text:style-name="_5f_OOoComputerSpecial">:</text:span><text:change-end text:change-id="ct41676816"/></text:p>
      <text:p text:style-name="Code"><text:s text:c="12"/><text:change-start text:change-id="ct41668080"/><text:span text:style-name="_5f_OOoComputerIdent">creditsText</text:span><text:change-end text:change-id="ct41668080"/> <text:change-start text:change-id="ct38318160"/><text:span text:style-name="_5f_OOoComputerSpecial">=</text:span><text:change-end text:change-id="ct38318160"/> <text:change-start text:change-id="ct41674704"/><text:span text:style-name="_5f_OOoComputerIdent">f</text:span><text:span text:style-name="_5f_OOoComputerSpecial">.</text:span><text:span text:style-name="_5f_OOoComputerIdent">read</text:span><text:span text:style-name="_5f_OOoComputerSpecial">()</text:span><text:change-end text:change-id="ct41674704"/></text:p>
      <text:p text:style-name="Code"><text:soft-page-break/><text:s text:c="8"/><text:change-start text:change-id="ct41661872"/><text:span text:style-name="_5f_OOoComputerIdent">self</text:span><text:span text:style-name="_5f_OOoComputerSpecial">.</text:span><text:span text:style-name="_5f_OOoComputerIdent">lblCredits</text:span><text:change-end text:change-id="ct41661872"/> <text:change-start text:change-id="ct41675664"/><text:span text:style-name="_5f_OOoComputerSpecial">=</text:span><text:change-end text:change-id="ct41675664"/> <text:change-start text:change-id="ct41679040"/><text:span text:style-name="_5f_OOoComputerIdent">DirectLabel</text:span><text:span text:style-name="_5f_OOoComputerSpecial">(</text:span><text:change-end text:change-id="ct41679040"/></text:p>
      <text:p text:style-name="Code"><text:s text:c="12"/><text:change-start text:change-id="ct41678448"/><text:span text:style-name="_5f_OOoComputerIdent">text</text:span><text:change-end text:change-id="ct41678448"/> <text:change-start text:change-id="ct38319760"/><text:span text:style-name="_5f_OOoComputerSpecial">=</text:span><text:change-end text:change-id="ct38319760"/> <text:change-start text:change-id="ct41674928"/><text:span text:style-name="_5f_OOoComputerIdent">creditsText</text:span><text:span text:style-name="_5f_OOoComputerSpecial">,</text:span><text:change-end text:change-id="ct41674928"/></text:p>
      <text:p text:style-name="Code"><text:s text:c="12"/><text:change-start text:change-id="ct41675888"/><text:span text:style-name="_5f_OOoComputerIdent">text_fg</text:span><text:change-end text:change-id="ct41675888"/> <text:change-start text:change-id="ct38322160"/><text:span text:style-name="_5f_OOoComputerSpecial">=</text:span><text:change-end text:change-id="ct38322160"/> <text:change-start text:change-id="ct4168667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686672"/></text:p>
      <text:p text:style-name="Code"><text:s text:c="12"/><text:change-start text:change-id="ct38322512"/><text:span text:style-name="_5f_OOoComputerIdent">text_bg</text:span><text:change-end text:change-id="ct38322512"/> <text:change-start text:change-id="ct41688000"/><text:span text:style-name="_5f_OOoComputerSpecial">=</text:span><text:change-end text:change-id="ct41688000"/> <text:change-start text:change-id="ct416895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1689584"/></text:p>
      <text:p text:style-name="Code"><text:s text:c="12"/><text:change-start text:change-id="ct38323984"/><text:span text:style-name="_5f_OOoComputerIdent">frameColor</text:span><text:change-end text:change-id="ct38323984"/> <text:change-start text:change-id="ct38323216"/><text:span text:style-name="_5f_OOoComputerSpecial">=</text:span><text:change-end text:change-id="ct38323216"/> <text:change-start text:change-id="ct4116105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1161056"/></text:p>
      <text:p text:style-name="Code"><text:s text:c="12"/><text:change-start text:change-id="ct41161760"/><text:span text:style-name="_5f_OOoComputerIdent">text_align</text:span><text:change-end text:change-id="ct41161760"/> <text:change-start text:change-id="ct41164704"/><text:span text:style-name="_5f_OOoComputerSpecial">=</text:span><text:change-end text:change-id="ct41164704"/> <text:change-start text:change-id="ct41164928"/><text:span text:style-name="_5f_OOoComputerIdent">TextNode</text:span><text:span text:style-name="_5f_OOoComputerSpecial">.</text:span><text:span text:style-name="_5f_OOoComputerIdent">ACenter</text:span><text:span text:style-name="_5f_OOoComputerSpecial">,</text:span><text:change-end text:change-id="ct41164928"/></text:p>
      <text:p text:style-name="Code"><text:s text:c="12"/><text:change-start text:change-id="ct41165440"/><text:span text:style-name="_5f_OOoComputerIdent">scale</text:span><text:change-end text:change-id="ct41165440"/> <text:change-start text:change-id="ct41165664"/><text:span text:style-name="_5f_OOoComputerSpecial">=</text:span><text:change-end text:change-id="ct41165664"/> <text:change-start text:change-id="ct41165888"/><text:span text:style-name="_5f_OOoComputerLiteral">0.1</text:span><text:span text:style-name="_5f_OOoComputerSpecial">,</text:span><text:change-end text:change-id="ct41165888"/></text:p>
      <text:p text:style-name="Code"><text:s text:c="12"/><text:change-start text:change-id="ct41166400"/><text:span text:style-name="_5f_OOoComputerIdent">pos</text:span><text:change-end text:change-id="ct41166400"/> <text:change-start text:change-id="ct41166624"/><text:span text:style-name="_5f_OOoComputerSpecial">=</text:span><text:change-end text:change-id="ct41166624"/> <text:change-start text:change-id="ct41166848"/><text:span text:style-name="_5f_OOoComputerSpecial">(</text:span><text:span text:style-name="_5f_OOoComputerLiteral">0</text:span><text:span text:style-name="_5f_OOoComputerSpecial">,</text:span><text:change-end text:change-id="ct41166848"/> <text:change-start text:change-id="ct41167072"/><text:span text:style-name="_5f_OOoComputerLiteral">0</text:span><text:span text:style-name="_5f_OOoComputerSpecial">,</text:span><text:change-end text:change-id="ct41167072"/> <text:change-start text:change-id="ct41168032"/><text:span text:style-name="_5f_OOoComputerIdent">base</text:span><text:span text:style-name="_5f_OOoComputerSpecial">.</text:span><text:span text:style-name="_5f_OOoComputerIdent">a2dTop</text:span><text:change-end text:change-id="ct41168032"/> <text:change-start text:change-id="ct41168848"/><text:span text:style-name="_5f_OOoComputerSpecial">-</text:span><text:change-end text:change-id="ct41168848"/> <text:change-start text:change-id="ct41171008"/><text:span text:style-name="_5f_OOoComputerLiteral">0.2</text:span><text:span text:style-name="_5f_OOoComputerSpecial">))</text:span><text:change-end text:change-id="ct41171008"/></text:p>
      <text:p text:style-name="Code"><text:s text:c="8"/><text:change-start text:change-id="ct41171712"/><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171712"/></text:p>
      <text:p text:style-name="P565"><text:s text:c="8"/><text:change-start text:change-id="ct41174704"/><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174704"/></text:p>
      <text:p text:style-name="P566"/>
      <text:p text:style-name="P566"><text:s text:c="8"/><text:change-start text:change-id="ct41175568"/><text:span text:style-name="_5f_OOoComputerIdent">self</text:span><text:span text:style-name="_5f_OOoComputerSpecial">.</text:span><text:span text:style-name="_5f_OOoComputerIdent">creditsScroll</text:span><text:change-end text:change-id="ct41175568"/> <text:change-start text:change-id="ct41177904"/><text:span text:style-name="_5f_OOoComputerSpecial">=</text:span><text:change-end text:change-id="ct41177904"/> <text:change-start text:change-id="ct41178128"/><text:span text:style-name="_5f_OOoComputerIdent">LerpPosInterval</text:span><text:span text:style-name="_5f_OOoComputerSpecial">(</text:span><text:change-end text:change-id="ct41178128"/></text:p>
      <text:p text:style-name="P566"><text:s text:c="12"/><text:change-start text:change-id="ct38330256"/><text:span text:style-name="_5f_OOoComputerIdent">self</text:span><text:span text:style-name="_5f_OOoComputerSpecial">.</text:span><text:span text:style-name="_5f_OOoComputerIdent">lblCredits</text:span><text:span text:style-name="_5f_OOoComputerSpecial">,</text:span><text:change-end text:change-id="ct38330256"/></text:p>
      <text:p text:style-name="P566"><text:s text:c="12"/><text:change-start text:change-id="ct38324624"/><text:span text:style-name="_5f_OOoComputerLiteral">12.0</text:span><text:span text:style-name="_5f_OOoComputerSpecial">,</text:span><text:change-end text:change-id="ct38324624"/></text:p>
      <text:p text:style-name="P566"><text:s text:c="12"/><text:change-start text:change-id="ct38329904"/><text:span text:style-name="_5f_OOoComputerSpecial">(</text:span><text:span text:style-name="_5f_OOoComputerLiteral">0</text:span><text:span text:style-name="_5f_OOoComputerSpecial">,</text:span><text:change-end text:change-id="ct38329904"/> <text:change-start text:change-id="ct41655968"/><text:span text:style-name="_5f_OOoComputerLiteral">0</text:span><text:span text:style-name="_5f_OOoComputerSpecial">,</text:span><text:change-end text:change-id="ct41655968"/> <text:change-start text:change-id="ct41680976"/><text:span text:style-name="_5f_OOoComputerIdent">base</text:span><text:span text:style-name="_5f_OOoComputerSpecial">.</text:span><text:span text:style-name="_5f_OOoComputerIdent">a2dTop</text:span><text:change-end text:change-id="ct41680976"/> <text:change-start text:change-id="ct41169552"/><text:span text:style-name="_5f_OOoComputerSpecial">+</text:span><text:change-end text:change-id="ct41169552"/> <text:change-start text:change-id="ct41180400"/><text:span text:style-name="_5f_OOoComputerLiteral">3.5</text:span><text:span text:style-name="_5f_OOoComputerSpecial">),</text:span><text:change-end text:change-id="ct41180400"/></text:p>
      <text:p text:style-name="P566"><text:s text:c="12"/><text:change-start text:change-id="ct41181104"/><text:span text:style-name="_5f_OOoComputerIdent">startPos</text:span><text:span text:style-name="_5f_OOoComputerSpecial">=(</text:span><text:span text:style-name="_5f_OOoComputerLiteral">0</text:span><text:span text:style-name="_5f_OOoComputerSpecial">,</text:span><text:change-end text:change-id="ct41181104"/> <text:change-start text:change-id="ct41183584"/><text:span text:style-name="_5f_OOoComputerLiteral">0</text:span><text:span text:style-name="_5f_OOoComputerSpecial">,</text:span><text:change-end text:change-id="ct41183584"/> <text:change-start text:change-id="ct41183808"/><text:span text:style-name="_5f_OOoComputerIdent">base</text:span><text:span text:style-name="_5f_OOoComputerSpecial">.</text:span><text:span text:style-name="_5f_OOoComputerIdent">a2dBottom</text:span><text:span text:style-name="_5f_OOoComputerSpecial">),</text:span><text:change-end text:change-id="ct41183808"/></text:p>
      <text:p text:style-name="P566"><text:s text:c="12"/><text:change-start text:change-id="ct41185744"/><text:span text:style-name="_5f_OOoComputerIdent">name</text:span><text:span text:style-name="_5f_OOoComputerSpecial">=</text:span><text:span text:style-name="_5f_OOoComputerLiteral">"CreditsScroll"</text:span><text:span text:style-name="_5f_OOoComputerSpecial">)</text:span><text:change-end text:change-id="ct41185744"/></text:p>
      <text:p text:style-name="Code"/>
      <text:p text:style-name="Code"><text:s text:c="8"/><text:change-start text:change-id="ct41186448"/><text:span text:style-name="_5f_OOoComputerIdent">self</text:span><text:span text:style-name="_5f_OOoComputerSpecial">.</text:span><text:span text:style-name="_5f_OOoComputerIdent">btnBack</text:span><text:change-end text:change-id="ct41186448"/> <text:change-start text:change-id="ct41186672"/><text:span text:style-name="_5f_OOoComputerSpecial">=</text:span><text:change-end text:change-id="ct41186672"/> <text:change-start text:change-id="ct41186896"/><text:span text:style-name="_5f_OOoComputerIdent">DirectButton</text:span><text:span text:style-name="_5f_OOoComputerSpecial">(</text:span><text:change-end text:change-id="ct41186896"/></text:p>
      <text:p text:style-name="Code"><text:s text:c="12"/><text:change-start text:change-id="ct41187408"/><text:span text:style-name="_5f_OOoComputerIdent">text</text:span><text:change-end text:change-id="ct41187408"/> <text:change-start text:change-id="ct41187856"/><text:span text:style-name="_5f_OOoComputerSpecial">=</text:span><text:change-end text:change-id="ct41187856"/> <text:change-start text:change-id="ct41188080"/><text:span text:style-name="_5f_OOoComputerLiteral">"BACK"</text:span><text:span text:style-name="_5f_OOoComputerSpecial">,</text:span><text:change-end text:change-id="ct41188080"/></text:p>
      <text:p text:style-name="Code"><text:s text:c="12"/><text:change-start text:change-id="ct41188592"/><text:span text:style-name="_5f_OOoComputerIdent">text_fg</text:span><text:change-end text:change-id="ct41188592"/> <text:change-start text:change-id="ct41188816"/><text:span text:style-name="_5f_OOoComputerSpecial">=</text:span><text:change-end text:change-id="ct41188816"/> <text:change-start text:change-id="ct4119180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1191808"/></text:p>
      <text:p text:style-name="Code"><text:s text:c="12"/><text:change-start text:change-id="ct41725968"/><text:span text:style-name="_5f_OOoComputerIdent">text_align</text:span><text:change-end text:change-id="ct41725968"/> <text:change-start text:change-id="ct41726192"/><text:span text:style-name="_5f_OOoComputerSpecial">=</text:span><text:change-end text:change-id="ct41726192"/> <text:change-start text:change-id="ct41726416"/><text:span text:style-name="_5f_OOoComputerIdent">TextNode</text:span><text:span text:style-name="_5f_OOoComputerSpecial">.</text:span><text:span text:style-name="_5f_OOoComputerIdent">ALeft</text:span><text:span text:style-name="_5f_OOoComputerSpecial">,</text:span><text:change-end text:change-id="ct41726416"/></text:p>
      <text:p text:style-name="Code"><text:s text:c="12"/><text:change-start text:change-id="ct41726928"/><text:span text:style-name="_5f_OOoComputerIdent">scale</text:span><text:change-end text:change-id="ct41726928"/> <text:change-start text:change-id="ct41727152"/><text:span text:style-name="_5f_OOoComputerSpecial">=</text:span><text:change-end text:change-id="ct41727152"/> <text:change-start text:change-id="ct41727376"/><text:span text:style-name="_5f_OOoComputerLiteral">0.1</text:span><text:span text:style-name="_5f_OOoComputerSpecial">,</text:span><text:change-end text:change-id="ct41727376"/></text:p>
      <text:p text:style-name="Code"><text:s text:c="12"/><text:change-start text:change-id="ct41727888"/><text:span text:style-name="_5f_OOoComputerIdent">pad</text:span><text:change-end text:change-id="ct41727888"/> <text:change-start text:change-id="ct41728112"/><text:span text:style-name="_5f_OOoComputerSpecial">=</text:span><text:change-end text:change-id="ct41728112"/> <text:change-start text:change-id="ct41728336"/><text:span text:style-name="_5f_OOoComputerSpecial">(</text:span><text:span text:style-name="_5f_OOoComputerLiteral">0.15</text:span><text:span text:style-name="_5f_OOoComputerSpecial">,</text:span><text:change-end text:change-id="ct41728336"/> <text:change-start text:change-id="ct41728560"/><text:span text:style-name="_5f_OOoComputerLiteral">0.15</text:span><text:span text:style-name="_5f_OOoComputerSpecial">),</text:span><text:change-end text:change-id="ct41728560"/></text:p>
      <text:p text:style-name="Code"><text:s text:c="12"/><text:change-start text:change-id="ct41729696"/><text:span text:style-name="_5f_OOoComputerIdent">pos</text:span><text:change-end text:change-id="ct41729696"/> <text:change-start text:change-id="ct41729920"/><text:span text:style-name="_5f_OOoComputerSpecial">=</text:span><text:change-end text:change-id="ct41729920"/> <text:change-start text:change-id="ct41730144"/><text:span text:style-name="_5f_OOoComputerSpecial">(</text:span><text:span text:style-name="_5f_OOoComputerIdent">base</text:span><text:span text:style-name="_5f_OOoComputerSpecial">.</text:span><text:span text:style-name="_5f_OOoComputerIdent">a2dLeft</text:span><text:change-end text:change-id="ct41730144"/> <text:change-start text:change-id="ct41730368"/><text:span text:style-name="_5f_OOoComputerSpecial">+</text:span><text:change-end text:change-id="ct41730368"/> <text:change-start text:change-id="ct41731360"/><text:span text:style-name="_5f_OOoComputerLiteral">0.08</text:span><text:span text:style-name="_5f_OOoComputerSpecial">,</text:span><text:change-end text:change-id="ct41731360"/> <text:change-start text:change-id="ct41732384"/><text:span text:style-name="_5f_OOoComputerLiteral">0</text:span><text:span text:style-name="_5f_OOoComputerSpecial">,</text:span><text:change-end text:change-id="ct41732384"/> <text:change-start text:change-id="ct41735904"/><text:span text:style-name="_5f_OOoComputerIdent">base</text:span><text:span text:style-name="_5f_OOoComputerSpecial">.</text:span><text:span text:style-name="_5f_OOoComputerIdent">a2dBottom</text:span><text:change-end text:change-id="ct41735904"/> <text:change-start text:change-id="ct41737360"/><text:span text:style-name="_5f_OOoComputerSpecial">+</text:span><text:change-end text:change-id="ct41737360"/> <text:change-start text:change-id="ct41740160"/><text:span text:style-name="_5f_OOoComputerLiteral">0.05</text:span><text:span text:style-name="_5f_OOoComputerSpecial">),</text:span><text:change-end text:change-id="ct41740160"/></text:p>
      <text:p text:style-name="Code"><text:s text:c="12"/><text:change-start text:change-id="ct41738320"/><text:span text:style-name="_5f_OOoComputerIdent">frameColor</text:span><text:change-end text:change-id="ct41738320"/> <text:change-start text:change-id="ct41743120"/><text:span text:style-name="_5f_OOoComputerSpecial">=</text:span><text:change-end text:change-id="ct41743120"/> <text:change-start text:change-id="ct41744448"/><text:span text:style-name="_5f_OOoComputerSpecial">(</text:span><text:change-end text:change-id="ct41744448"/></text:p>
      <text:p text:style-name="Code"><text:s text:c="16"/><text:change-start text:change-id="ct4174569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1745696"/></text:p>
      <text:p text:style-name="Code"><text:s text:c="16"/><text:change-start text:change-id="ct4174620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1746208"/></text:p>
      <text:p text:style-name="Code"><text:s text:c="16"/><text:change-start text:change-id="ct4174760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1747600"/></text:p>
      <text:p text:style-name="Code"><text:s text:c="16"/><text:change-start text:change-id="ct4174968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1749680"/></text:p>
      <text:p text:style-name="Code"><text:s text:c="16"/><text:change-start text:change-id="ct41751568"/><text:span text:style-name="_5f_OOoComputerSpecial">),</text:span><text:change-end text:change-id="ct41751568"/></text:p>
      <text:p text:style-name="Code"><text:s text:c="12"/><text:change-start text:change-id="ct41752608"/><text:span text:style-name="_5f_OOoComputerIdent">relief</text:span><text:change-end text:change-id="ct41752608"/> <text:change-start text:change-id="ct41752832"/><text:span text:style-name="_5f_OOoComputerSpecial">=</text:span><text:change-end text:change-id="ct41752832"/> <text:change-start text:change-id="ct41753056"/><text:span text:style-name="_5f_OOoComputerLiteral">1</text:span><text:span text:style-name="_5f_OOoComputerSpecial">,</text:span><text:change-end text:change-id="ct41753056"/></text:p>
      <text:p text:style-name="Code"><text:s text:c="12"/><text:change-start text:change-id="ct41753568"/><text:span text:style-name="_5f_OOoComputerIdent">command</text:span><text:change-end text:change-id="ct41753568"/> <text:change-start text:change-id="ct41753792"/><text:span text:style-name="_5f_OOoComputerSpecial">=</text:span><text:change-end text:change-id="ct41753792"/> <text:change-start text:change-id="ct417542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1754256"/></text:p>
      <text:p text:style-name="Code"><text:s text:c="12"/><text:change-start text:change-id="ct41756272"/><text:span text:style-name="_5f_OOoComputerIdent">extraArgs</text:span><text:change-end text:change-id="ct41756272"/> <text:change-start text:change-id="ct41756496"/><text:span text:style-name="_5f_OOoComputerSpecial">=</text:span><text:change-end text:change-id="ct41756496"/> <text:change-start text:change-id="ct41756864"/><text:span text:style-name="_5f_OOoComputerSpecial">[</text:span><text:span text:style-name="_5f_OOoComputerLiteral">"Credits-Back"</text:span><text:span text:style-name="_5f_OOoComputerSpecial">],</text:span><text:change-end text:change-id="ct41756864"/></text:p>
      <text:p text:style-name="Code"><text:s text:c="12"/><text:change-start text:change-id="ct41757376"/><text:span text:style-name="_5f_OOoComputerIdent">pressEffect</text:span><text:change-end text:change-id="ct41757376"/> <text:change-start text:change-id="ct41757600"/><text:span text:style-name="_5f_OOoComputerSpecial">=</text:span><text:change-end text:change-id="ct41757600"/> <text:change-start text:change-id="ct41757824"/><text:span text:style-name="_5f_OOoComputerIdent">False</text:span><text:span text:style-name="_5f_OOoComputerSpecial">,</text:span><text:change-end text:change-id="ct41757824"/></text:p>
      <text:p text:style-name="Code"><text:s text:c="12"/><text:change-start text:change-id="ct38344336"/><text:span text:style-name="_5f_OOoComputerIdent">rolloverSound</text:span><text:change-end text:change-id="ct38344336"/> <text:change-start text:change-id="ct38344688"/><text:span text:style-name="_5f_OOoComputerSpecial">=</text:span><text:change-end text:change-id="ct38344688"/> <text:change-start text:change-id="ct41685520"/><text:span text:style-name="_5f_OOoComputerKeyWord">None</text:span><text:span text:style-name="_5f_OOoComputerSpecial">,</text:span><text:change-end text:change-id="ct41685520"/></text:p>
      <text:p text:style-name="Code"><text:s text:c="12"/><text:change-start text:change-id="ct38352784"/><text:span text:style-name="_5f_OOoComputerIdent">clickSound</text:span><text:change-end text:change-id="ct38352784"/> <text:change-start text:change-id="ct41179376"/><text:span text:style-name="_5f_OOoComputerSpecial">=</text:span><text:change-end text:change-id="ct41179376"/> <text:change-start text:change-id="ct41734944"/><text:span text:style-name="_5f_OOoComputerKeyWord">None</text:span><text:span text:style-name="_5f_OOoComputerSpecial">)</text:span><text:change-end text:change-id="ct41734944"/></text:p>
      <text:p text:style-name="Code"><text:s text:c="8"/><text:change-start text:change-id="ct38352432"/><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38352432"/></text:p>
      <text:p text:style-name="Code"><text:s text:c="8"/><text:change-start text:change-id="ct41681280"/><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1681280"/></text:p>
      <text:p text:style-name="Code"/>
      <text:p text:style-name="Code"><text:s text:c="8"/><text:change-start text:change-id="ct38354256"/><text:span text:style-name="_5f_OOoComputerIdent">self</text:span><text:span text:style-name="_5f_OOoComputerSpecial">.</text:span><text:span text:style-name="_5f_OOoComputerIdent">hide</text:span><text:span text:style-name="_5f_OOoComputerSpecial">()</text:span><text:change-end text:change-id="ct38354256"/></text:p>
      <text:p text:style-name="Code"/>
      <text:p text:style-name="Code"><text:s text:c="4"/><text:change-start text:change-id="ct41733584"/><text:span text:style-name="_5f_OOoComputerKeyWord">def</text:span><text:change-end text:change-id="ct41733584"/> <text:change-start text:change-id="ct41179824"/><text:span text:style-name="_5f_OOoComputerIdent">show</text:span><text:span text:style-name="_5f_OOoComputerSpecial">(</text:span><text:span text:style-name="_5f_OOoComputerIdent">self</text:span><text:span text:style-name="_5f_OOoComputerSpecial">):</text:span><text:change-end text:change-id="ct41179824"/></text:p>
      <text:p text:style-name="P565"><text:s text:c="8"/><text:change-start text:change-id="ct4117897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1178976"/></text:p>
      <text:p text:style-name="P566"><text:s text:c="8"/><text:change-start text:change-id="ct4173212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41732128"/></text:p>
      <text:p text:style-name="Code"/>
      <text:p text:style-name="Code"><text:s text:c="4"/><text:change-start text:change-id="ct38356656"/><text:span text:style-name="_5f_OOoComputerKeyWord">def</text:span><text:change-end text:change-id="ct38356656"/> <text:change-start text:change-id="ct41759680"/><text:span text:style-name="_5f_OOoComputerIdent">hide</text:span><text:span text:style-name="_5f_OOoComputerSpecial">(</text:span><text:span text:style-name="_5f_OOoComputerIdent">self</text:span><text:span text:style-name="_5f_OOoComputerSpecial">):</text:span><text:change-end text:change-id="ct41759680"/></text:p>
      <text:p text:style-name="P565"><text:s text:c="8"/><text:change-start text:change-id="ct4176196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1761968"/></text:p>
      <text:p text:style-name="P566"><text:s text:c="8"/><text:change-start text:change-id="ct4176372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41763728"/></text:p>
      <text:p text:style-name="P360">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61">The next new feature we have in this class are the TextProperties. Those can be used in any text that <text:soft-page-break/>will be created and rendered by Panda3D. You can set up any kind of text property and also combine them. <text:span text:style-name="T336">To use those properties in our texts, we will add a formation just like this one:</text:span></text:p>
      <text:p text:style-name="P574">\1big\1Tatakai no ikimono\2</text:p>
      <text:p text:style-name="P383">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84">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62">Now we just need to add it to the usual places to get it into our main menu.</text:p>
      <text:p text:style-name="P362">In main.py add the following parts</text:p>
      <text:p text:style-name="Code"><text:change-start text:change-id="ct41767696"/><text:span text:style-name="_5f_OOoComputerIdent">…</text:span><text:change-end text:change-id="ct41767696"/></text:p>
      <text:p text:style-name="Code"><text:change-start text:change-id="ct41768208"/><text:span text:style-name="_5f_OOoComputerKeyWord">from</text:span><text:change-end text:change-id="ct41768208"/> <text:change-start text:change-id="ct41769680"/><text:span text:style-name="_5f_OOoComputerIdent">menu</text:span><text:change-end text:change-id="ct41769680"/> <text:change-start text:change-id="ct41769904"/><text:span text:style-name="_5f_OOoComputerKeyWord">import</text:span><text:change-end text:change-id="ct41769904"/> <text:change-start text:change-id="ct41770208"/><text:span text:style-name="_5f_OOoComputerIdent">Menu</text:span><text:change-end text:change-id="ct41770208"/></text:p>
      <text:p text:style-name="P494"><text:change-start text:change-id="ct38359472"/><text:span text:style-name="_5f_OOoComputerKeyWord">from</text:span><text:change-end text:change-id="ct38359472"/> <text:change-start text:change-id="ct41770912"/><text:span text:style-name="_5f_OOoComputerIdent">credits</text:span><text:change-end text:change-id="ct41770912"/> <text:change-start text:change-id="ct41771136"/><text:span text:style-name="_5f_OOoComputerKeyWord">import</text:span><text:change-end text:change-id="ct41771136"/> <text:change-start text:change-id="ct41771360"/><text:span text:style-name="_5f_OOoComputerIdent">Credits</text:span><text:change-end text:change-id="ct41771360"/></text:p>
      <text:p text:style-name="Code"><text:change-start text:change-id="ct38360528"/><text:span text:style-name="_5f_OOoComputerKeyWord">from</text:span><text:change-end text:change-id="ct38360528"/> <text:change-start text:change-id="ct41772064"/><text:span text:style-name="_5f_OOoComputerIdent">characterselection</text:span><text:change-end text:change-id="ct41772064"/> <text:change-start text:change-id="ct41772288"/><text:span text:style-name="_5f_OOoComputerKeyWord">import</text:span><text:change-end text:change-id="ct41772288"/> <text:change-start text:change-id="ct41772672"/><text:span text:style-name="_5f_OOoComputerIdent">CharacterSelection</text:span><text:change-end text:change-id="ct41772672"/></text:p>
      <text:p text:style-name="P551"><text:change-start text:change-id="ct38362640"/><text:span text:style-name="_5f_OOoComputerIdent">…</text:span><text:change-end text:change-id="ct38362640"/></text:p>
      <text:p text:style-name="P551"/>
      <text:p text:style-name="P550"><text:s text:c="8"/><text:change-start text:change-id="ct38362992"/><text:span text:style-name="_5f_OOoComputerIdent">…</text:span><text:change-end text:change-id="ct38362992"/></text:p>
      <text:p text:style-name="P550"><text:s text:c="8"/><text:change-start text:change-id="ct41774400"/><text:span text:style-name="_5f_OOoComputerIdent">self</text:span><text:span text:style-name="_5f_OOoComputerSpecial">.</text:span><text:span text:style-name="_5f_OOoComputerIdent">menu</text:span><text:change-end text:change-id="ct41774400"/> <text:change-start text:change-id="ct41775392"/><text:span text:style-name="_5f_OOoComputerSpecial">=</text:span><text:change-end text:change-id="ct41775392"/> <text:change-start text:change-id="ct41777712"/><text:span text:style-name="_5f_OOoComputerIdent">Menu</text:span><text:span text:style-name="_5f_OOoComputerSpecial">()</text:span><text:change-end text:change-id="ct41777712"/></text:p>
      <text:p text:style-name="P550"><text:s text:c="8"/><text:change-start text:change-id="ct41779264"/><text:span text:style-name="_5f_OOoComputerIdent"><text:span text:style-name="T148">self</text:span></text:span><text:span text:style-name="_5f_OOoComputerSpecial"><text:span text:style-name="T148">.</text:span></text:span><text:span text:style-name="_5f_OOoComputerIdent"><text:span text:style-name="T148">credits</text:span></text:span><text:change-end text:change-id="ct41779264"/><text:span text:style-name="T148"> </text:span><text:change-start text:change-id="ct41782592"/><text:span text:style-name="_5f_OOoComputerSpecial"><text:span text:style-name="T148">=</text:span></text:span><text:change-end text:change-id="ct41782592"/><text:span text:style-name="T148"> </text:span><text:change-start text:change-id="ct41788112"/><text:span text:style-name="_5f_OOoComputerIdent"><text:span text:style-name="T148">Credits</text:span></text:span><text:span text:style-name="_5f_OOoComputerSpecial"><text:span text:style-name="T148">()</text:span></text:span><text:change-end text:change-id="ct41788112"/></text:p>
      <text:p text:style-name="P550"><text:s text:c="8"/><text:change-start text:change-id="ct41783024"/><text:span text:style-name="_5f_OOoComputerIdent">self</text:span><text:span text:style-name="_5f_OOoComputerSpecial">.</text:span><text:span text:style-name="_5f_OOoComputerIdent">charSelection</text:span><text:change-end text:change-id="ct41783024"/> <text:change-start text:change-id="ct38365168"/><text:span text:style-name="_5f_OOoComputerSpecial">=</text:span><text:change-end text:change-id="ct38365168"/> <text:change-start text:change-id="ct41775872"/><text:span text:style-name="_5f_OOoComputerIdent">CharacterSelection</text:span><text:span text:style-name="_5f_OOoComputerSpecial">()</text:span><text:change-end text:change-id="ct41775872"/></text:p>
      <text:p text:style-name="P550"><text:s text:c="8"/><text:change-start text:change-id="ct41786816"/><text:span text:style-name="_5f_OOoComputerIdent">…</text:span><text:change-end text:change-id="ct41786816"/></text:p>
      <text:p text:style-name="P550"/>
      <text:p text:style-name="P550"><text:s text:c="4"/><text:change-start text:change-id="ct41783760"/><text:span text:style-name="_5f_OOoComputerKeyWord">def</text:span><text:change-end text:change-id="ct41783760"/> <text:change-start text:change-id="ct41783984"/><text:span text:style-name="_5f_OOoComputerIdent">enterMenu</text:span><text:span text:style-name="_5f_OOoComputerSpecial">(</text:span><text:span text:style-name="_5f_OOoComputerIdent">self</text:span><text:span text:style-name="_5f_OOoComputerSpecial">):</text:span><text:change-end text:change-id="ct41783984"/></text:p>
      <text:p text:style-name="P550"><text:s text:c="8"/><text:change-start text:change-id="ct41784720"/><text:span text:style-name="_5f_OOoComputerIdent">show_cursor</text:span><text:span text:style-name="_5f_OOoComputerSpecial">()</text:span><text:change-end text:change-id="ct41784720"/></text:p>
      <text:p text:style-name="P550"><text:s text:c="8"/><text:change-start text:change-id="ct4178028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1780288"/> <text:change-start text:change-id="ct41791520"/><text:span text:style-name="_5f_OOoComputerIdent">self</text:span><text:span text:style-name="_5f_OOoComputerSpecial">.</text:span><text:span text:style-name="_5f_OOoComputerIdent">request</text:span><text:span text:style-name="_5f_OOoComputerSpecial">,</text:span><text:change-end text:change-id="ct41791520"/> <text:change-start text:change-id="ct41795104"/><text:span text:style-name="_5f_OOoComputerSpecial">[</text:span><text:span text:style-name="_5f_OOoComputerLiteral">"CharSelection"</text:span><text:span text:style-name="_5f_OOoComputerSpecial">])</text:span><text:change-end text:change-id="ct41795104"/></text:p>
      <text:p text:style-name="P550"><text:s text:c="8"/><text:change-start text:change-id="ct41782048"/><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Menu-Credits"</text:span></text:span><text:span text:style-name="_5f_OOoComputerSpecial"><text:span text:style-name="T148">,</text:span></text:span><text:change-end text:change-id="ct41782048"/><text:span text:style-name="T148"> </text:span><text:change-start text:change-id="ct41806688"/><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change-end text:change-id="ct41806688"/><text:span text:style-name="T148"> </text:span><text:change-start text:change-id="ct41814416"/><text:span text:style-name="_5f_OOoComputerSpecial"><text:span text:style-name="T148">[</text:span></text:span><text:span text:style-name="_5f_OOoComputerLiteral"><text:span text:style-name="T148">"Credits"</text:span></text:span><text:span text:style-name="_5f_OOoComputerSpecial"><text:span text:style-name="T148">])</text:span></text:span><text:change-end text:change-id="ct41814416"/></text:p>
      <text:p text:style-name="P550"><text:s text:c="8"/><text:change-start text:change-id="ct38363344"/><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38363344"/> <text:change-start text:change-id="ct41780000"/><text:span text:style-name="_5f_OOoComputerIdent">self</text:span><text:span text:style-name="_5f_OOoComputerSpecial">.</text:span><text:span text:style-name="_5f_OOoComputerIdent">quit</text:span><text:span text:style-name="_5f_OOoComputerSpecial">)</text:span><text:change-end text:change-id="ct41780000"/></text:p>
      <text:p text:style-name="P550"><text:s text:c="8"/><text:change-start text:change-id="ct41807424"/><text:span text:style-name="_5f_OOoComputerIdent">…</text:span><text:change-end text:change-id="ct41807424"/></text:p>
      <text:p text:style-name="P550"/>
      <text:p text:style-name="P550"><text:s text:c="4"/><text:change-start text:change-id="ct41812016"/><text:span text:style-name="_5f_OOoComputerKeyWord">def</text:span><text:change-end text:change-id="ct41812016"/> <text:change-start text:change-id="ct41780576"/><text:span text:style-name="_5f_OOoComputerIdent">exitMenu</text:span><text:span text:style-name="_5f_OOoComputerSpecial">(</text:span><text:span text:style-name="_5f_OOoComputerIdent">self</text:span><text:span text:style-name="_5f_OOoComputerSpecial">):</text:span><text:change-end text:change-id="ct41780576"/></text:p>
      <text:p text:style-name="P550"><text:s text:c="8"/><text:change-start text:change-id="ct4178108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1781088"/></text:p>
      <text:p text:style-name="P550"><text:s text:c="8"/><text:change-start text:change-id="ct41798544"/><text:span text:style-name="_5f_OOoComputerIdent"><text:span text:style-name="T148">self</text:span></text:span><text:span text:style-name="_5f_OOoComputerSpecial"><text:span text:style-name="T148">.</text:span></text:span><text:span text:style-name="_5f_OOoComputerIdent"><text:span text:style-name="T148">ignore</text:span></text:span><text:span text:style-name="_5f_OOoComputerSpecial"><text:span text:style-name="T148">(</text:span></text:span><text:span text:style-name="_5f_OOoComputerLiteral"><text:span text:style-name="T148">"Menu-Credits"</text:span></text:span><text:span text:style-name="_5f_OOoComputerSpecial"><text:span text:style-name="T148">)</text:span></text:span><text:change-end text:change-id="ct41798544"/></text:p>
      <text:p text:style-name="P550"><text:s text:c="8"/><text:change-start text:change-id="ct4179924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1799248"/></text:p>
      <text:p text:style-name="P550"><text:s text:c="8"/><text:change-start text:change-id="ct41810880"/><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1810880"/></text:p>
      <text:p text:style-name="P550"/>
      <text:p text:style-name="P550"><text:s text:c="4"/><text:change-start text:change-id="ct41809568"/><text:span text:style-name="_5f_OOoComputerKeyWord"><text:span text:style-name="T148">def</text:span></text:span><text:change-end text:change-id="ct41809568"/><text:span text:style-name="T148"> </text:span><text:change-start text:change-id="ct41801152"/><text:span text:style-name="_5f_OOoComputerIdent"><text:span text:style-name="T148">enterCredits</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change-end text:change-id="ct41801152"/></text:p>
      <text:p text:style-name="P550"><text:s text:c="4"/><text:span text:style-name="T148"><text:s text:c="4"/></text:span><text:change-start text:change-id="ct41817344"/><text:span text:style-name="_5f_OOoComputerIdent"><text:span text:style-name="T148">self</text:span></text:span><text:span text:style-name="_5f_OOoComputerSpecial"><text:span text:style-name="T148">.</text:span></text:span><text:span text:style-name="_5f_OOoComputerIdent"><text:span text:style-name="T148">accept</text:span></text:span><text:span text:style-name="_5f_OOoComputerSpecial"><text:span text:style-name="T148">(</text:span></text:span><text:span text:style-name="_5f_OOoComputerLiteral"><text:span text:style-name="T148">"Credits-Back"</text:span></text:span><text:span text:style-name="_5f_OOoComputerSpecial"><text:span text:style-name="T148">,</text:span></text:span><text:change-end text:change-id="ct41817344"/><text:span text:style-name="T148"> </text:span><text:change-start text:change-id="ct41825680"/><text:span text:style-name="_5f_OOoComputerIdent"><text:span text:style-name="T148">self</text:span></text:span><text:span text:style-name="_5f_OOoComputerSpecial"><text:span text:style-name="T148">.</text:span></text:span><text:span text:style-name="_5f_OOoComputerIdent"><text:span text:style-name="T148">request</text:span></text:span><text:span text:style-name="_5f_OOoComputerSpecial"><text:span text:style-name="T148">,</text:span></text:span><text:change-end text:change-id="ct41825680"/><text:span text:style-name="T148"> </text:span><text:change-start text:change-id="ct41833328"/><text:span text:style-name="_5f_OOoComputerSpecial"><text:span text:style-name="T148">[</text:span></text:span><text:span text:style-name="_5f_OOoComputerLiteral"><text:span text:style-name="T148">"Menu"</text:span></text:span><text:span text:style-name="_5f_OOoComputerSpecial"><text:span text:style-name="T148">])</text:span></text:span><text:change-end text:change-id="ct41833328"/></text:p>
      <text:p text:style-name="P550"><text:s text:c="4"/><text:span text:style-name="T148"><text:s text:c="4"/></text:span><text:change-start text:change-id="ct41818736"/><text:span text:style-name="_5f_OOoComputerIdent"><text:span text:style-name="T148">self</text:span></text:span><text:span text:style-name="_5f_OOoComputerSpecial"><text:span text:style-name="T148">.</text:span></text:span><text:span text:style-name="_5f_OOoComputerIdent"><text:span text:style-name="T148">credits</text:span></text:span><text:span text:style-name="_5f_OOoComputerSpecial"><text:span text:style-name="T148">.</text:span></text:span><text:span text:style-name="_5f_OOoComputerIdent"><text:span text:style-name="T148">show</text:span></text:span><text:span text:style-name="_5f_OOoComputerSpecial"><text:span text:style-name="T148">()</text:span></text:span><text:change-end text:change-id="ct41818736"/></text:p>
      <text:p text:style-name="P550"/>
      <text:p text:style-name="P550"><text:s text:c="4"/><text:change-start text:change-id="ct41837888"/><text:span text:style-name="_5f_OOoComputerKeyWord"><text:span text:style-name="T148">def</text:span></text:span><text:change-end text:change-id="ct41837888"/><text:span text:style-name="T148"> </text:span><text:change-start text:change-id="ct41838112"/><text:span text:style-name="_5f_OOoComputerIdent"><text:span text:style-name="T148">exitCredits</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change-end text:change-id="ct41838112"/></text:p>
      <text:p text:style-name="P550"><text:s text:c="4"/><text:span text:style-name="T148"><text:s text:c="4"/></text:span><text:change-start text:change-id="ct41838624"/><text:span text:style-name="_5f_OOoComputerIdent"><text:span text:style-name="T148">self</text:span></text:span><text:span text:style-name="_5f_OOoComputerSpecial"><text:span text:style-name="T148">.</text:span></text:span><text:span text:style-name="_5f_OOoComputerIdent"><text:span text:style-name="T148">ignore</text:span></text:span><text:span text:style-name="_5f_OOoComputerSpecial"><text:span text:style-name="T148">(</text:span></text:span><text:span text:style-name="_5f_OOoComputerLiteral"><text:span text:style-name="T148">"Credits-Back"</text:span></text:span><text:span text:style-name="_5f_OOoComputerSpecial"><text:span text:style-name="T148">)</text:span></text:span><text:change-end text:change-id="ct41838624"/></text:p>
      <text:p text:style-name="P550"><text:soft-page-break/><text:s text:c="4"/><text:span text:style-name="T148"><text:s text:c="4"/></text:span><text:change-start text:change-id="ct41839136"/><text:span text:style-name="_5f_OOoComputerIdent"><text:span text:style-name="T148">self</text:span></text:span><text:span text:style-name="_5f_OOoComputerSpecial"><text:span text:style-name="T148">.</text:span></text:span><text:span text:style-name="_5f_OOoComputerIdent"><text:span text:style-name="T148">credits</text:span></text:span><text:span text:style-name="_5f_OOoComputerSpecial"><text:span text:style-name="T148">.</text:span></text:span><text:span text:style-name="_5f_OOoComputerIdent"><text:span text:style-name="T148">hide</text:span></text:span><text:span text:style-name="_5f_OOoComputerSpecial"><text:span text:style-name="T148">()</text:span></text:span><text:change-end text:change-id="ct41839136"/></text:p>
      <text:p text:style-name="P364">Now we need to enhance our main menu to get a new button for the credits in there. To achieve that, add and change the following lines to the menu.py scripts class.</text:p>
      <text:p text:style-name="Code"><text:s text:c="8"/><text:change-start text:change-id="ct41841440"/><text:span text:style-name="_5f_OOoComputerIdent">self</text:span><text:span text:style-name="_5f_OOoComputerSpecial">.</text:span><text:span text:style-name="_5f_OOoComputerIdent">btnStart</text:span><text:change-end text:change-id="ct41841440"/> <text:change-start text:change-id="ct41841664"/><text:span text:style-name="_5f_OOoComputerSpecial">=</text:span><text:change-end text:change-id="ct41841664"/> <text:change-start text:change-id="ct41841888"/><text:span text:style-name="_5f_OOoComputerIdent">self</text:span><text:span text:style-name="_5f_OOoComputerSpecial">.</text:span><text:span text:style-name="_5f_OOoComputerIdent">createButton</text:span><text:span text:style-name="_5f_OOoComputerSpecial">(</text:span><text:change-end text:change-id="ct41841888"/></text:p>
      <text:p text:style-name="Code"><text:s text:c="12"/><text:change-start text:change-id="ct41842992"/><text:span text:style-name="_5f_OOoComputerLiteral">"Start"</text:span><text:span text:style-name="_5f_OOoComputerSpecial">,</text:span><text:change-end text:change-id="ct41842992"/></text:p>
      <text:p text:style-name="Code"><text:s text:c="12"/><text:change-start text:change-id="ct41843504"/><text:span text:style-name="_5f_OOoComputerSpecial">-</text:span><text:span text:style-name="_5f_OOoComputerLiteral">.10</text:span><text:span text:style-name="_5f_OOoComputerSpecial">,</text:span><text:change-end text:change-id="ct41843504"/></text:p>
      <text:p text:style-name="Code"><text:s text:c="12"/><text:change-start text:change-id="ct41844016"/><text:span text:style-name="_5f_OOoComputerSpecial">[</text:span><text:span text:style-name="_5f_OOoComputerLiteral">"Menu-Start"</text:span><text:span text:style-name="_5f_OOoComputerSpecial">])</text:span><text:change-end text:change-id="ct41844016"/></text:p>
      <text:p text:style-name="Code"/>
      <text:p text:style-name="Code"><text:s text:c="8"/><text:change-start text:change-id="ct41844816"/><text:span text:style-name="_5f_OOoComputerIdent"><text:span text:style-name="T148">self</text:span></text:span><text:span text:style-name="_5f_OOoComputerSpecial"><text:span text:style-name="T148">.</text:span></text:span><text:span text:style-name="_5f_OOoComputerIdent"><text:span text:style-name="T148">btnStart</text:span></text:span><text:change-end text:change-id="ct41844816"/><text:span text:style-name="T148"> </text:span><text:change-start text:change-id="ct41845328"/><text:span text:style-name="_5f_OOoComputerSpecial"><text:span text:style-name="T148">=</text:span></text:span><text:change-end text:change-id="ct41845328"/><text:span text:style-name="T148"> </text:span><text:change-start text:change-id="ct41847504"/><text:span text:style-name="_5f_OOoComputerIdent"><text:span text:style-name="T148">self</text:span></text:span><text:span text:style-name="_5f_OOoComputerSpecial"><text:span text:style-name="T148">.</text:span></text:span><text:span text:style-name="_5f_OOoComputerIdent"><text:span text:style-name="T148">createButton</text:span></text:span><text:span text:style-name="_5f_OOoComputerSpecial"><text:span text:style-name="T148">(</text:span></text:span><text:change-end text:change-id="ct41847504"/></text:p>
      <text:p text:style-name="Code"><text:s text:c="8"/><text:span text:style-name="T148"><text:s text:c="4"/></text:span><text:change-start text:change-id="ct41846304"/><text:span text:style-name="_5f_OOoComputerLiteral"><text:span text:style-name="T148">"Credits"</text:span></text:span><text:span text:style-name="_5f_OOoComputerSpecial"><text:span text:style-name="T148">,</text:span></text:span><text:change-end text:change-id="ct41846304"/></text:p>
      <text:p text:style-name="Code"><text:s text:c="8"/><text:span text:style-name="T148"><text:s text:c="4"/></text:span><text:change-start text:change-id="ct41781600"/><text:span text:style-name="_5f_OOoComputerSpecial"><text:span text:style-name="T148">-</text:span></text:span><text:span text:style-name="_5f_OOoComputerLiteral"><text:span text:style-name="T148">.25</text:span></text:span><text:span text:style-name="_5f_OOoComputerSpecial"><text:span text:style-name="T148">,</text:span></text:span><text:change-end text:change-id="ct41781600"/></text:p>
      <text:p text:style-name="P552"><text:s text:c="8"/><text:span text:style-name="T148"><text:s text:c="4"/></text:span><text:change-start text:change-id="ct41806048"/><text:span text:style-name="_5f_OOoComputerSpecial"><text:span text:style-name="T148">[</text:span></text:span><text:span text:style-name="_5f_OOoComputerLiteral"><text:span text:style-name="T148">"Menu-Credits"</text:span></text:span><text:span text:style-name="_5f_OOoComputerSpecial"><text:span text:style-name="T148">])</text:span></text:span><text:change-end text:change-id="ct41806048"/></text:p>
      <text:p text:style-name="P522"/>
      <text:p text:style-name="P522"><text:s text:c="8"/><text:change-start text:change-id="ct38375664"/><text:span text:style-name="_5f_OOoComputerIdent">self</text:span><text:span text:style-name="_5f_OOoComputerSpecial">.</text:span><text:span text:style-name="_5f_OOoComputerIdent">btnExit</text:span><text:change-end text:change-id="ct38375664"/> <text:change-start text:change-id="ct41829216"/><text:span text:style-name="_5f_OOoComputerSpecial">=</text:span><text:change-end text:change-id="ct41829216"/> <text:change-start text:change-id="ct41831920"/><text:span text:style-name="_5f_OOoComputerIdent">self</text:span><text:span text:style-name="_5f_OOoComputerSpecial">.</text:span><text:span text:style-name="_5f_OOoComputerIdent">createButton</text:span><text:span text:style-name="_5f_OOoComputerSpecial">(</text:span><text:change-end text:change-id="ct41831920"/></text:p>
      <text:p text:style-name="P522"><text:s text:c="11"/><text:change-start text:change-id="ct38370384"/><text:span text:style-name="_5f_OOoComputerLiteral">"Quit"</text:span><text:span text:style-name="_5f_OOoComputerSpecial">,</text:span><text:change-end text:change-id="ct38370384"/></text:p>
      <text:p text:style-name="P553"><text:span text:style-name="T195"><text:s text:c="12"/></text:span><text:change-start text:change-id="ct41803840"/><text:span text:style-name="_5f_OOoComputerSpecial"><text:span text:style-name="T148">-</text:span></text:span><text:span text:style-name="_5f_OOoComputerLiteral"><text:span text:style-name="T148">.40</text:span></text:span><text:span text:style-name="_5f_OOoComputerSpecial"><text:span text:style-name="T148">,</text:span></text:span><text:change-end text:change-id="ct41803840"/></text:p>
      <text:p text:style-name="P522"><text:s text:c="12"/><text:change-start text:change-id="ct41832304"/><text:span text:style-name="_5f_OOoComputerSpecial">[</text:span><text:span text:style-name="_5f_OOoComputerLiteral">"Menu-Quit"</text:span><text:span text:style-name="_5f_OOoComputerSpecial">])</text:span><text:change-end text:change-id="ct41832304"/></text:p>
      <text:p text:style-name="P385">That's all we need to do for the credits, now you should see a <text:span text:style-name="T337">new button in the main menu which will revile the credits on click. The credits should render the text as given in the credits.txt file with it's special formating set and a back button to be able to return to the main menu.</text:span></text:p>
      <text:p text:style-name="P386">If you like you can also set the credits to be the menu where the player lands after a fight. You can do that by changing the following line in the gameOver function</text:p>
      <text:p text:style-name="Code"><text:change-start text:change-id="ct41820416"/><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41820416"/> <text:change-start text:change-id="ct41823184"/><text:span text:style-name="_5f_OOoComputerIdent">self</text:span><text:span text:style-name="_5f_OOoComputerSpecial">.</text:span><text:span text:style-name="_5f_OOoComputerIdent">request</text:span><text:span text:style-name="_5f_OOoComputerSpecial">,</text:span><text:change-end text:change-id="ct41823184"/> <text:change-start text:change-id="ct41852592"/><text:span text:style-name="_5f_OOoComputerSpecial">[</text:span><text:span text:style-name="_5f_OOoComputerLiteral">"</text:span><text:span text:style-name="_5f_OOoComputerLiteral"><text:span text:style-name="T148">Credits</text:span></text:span><text:span text:style-name="_5f_OOoComputerLiteral">"</text:span><text:span text:style-name="_5f_OOoComputerSpecial">])</text:span><text:change-end text:change-id="ct41852592"/></text:p>
      <text:p text:style-name="P387">as well as add the <text:s/>self.koScreen.hide() function call to the enterCredits function to hide the KO screen there as well.</text:p>
      <text:p text:style-name="P47"/>
      <text:p text:style-name="P47"/>
      <text:p text:style-name="P47">From here on, we have anything a simple game needs to be quite enjoyable to play in the next sections we will take a look at making our game more appealing to the users by adding a few more fancy graphic additions as well as some sound.<text:change text:change-id="ct41856880"/></text:p>
      <text:h text:style-name="P29" text:outline-level="2"><text:bookmark-start text:name="__RefHeading__832_386173091"/><text:span text:style-name="T216">Game</text:span> Enhancement<text:span text:style-name="T216">s</text:span><text:bookmark-end text:name="__RefHeading__832_386173091"/></text:h>
      <text:p text:style-name="P61">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310">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98">The first enhancement we will make is changing the mouse cursor as well as hiding it in the right situations, namely when entering the fight and showing it again as soon as the fight is over.</text:p>
      <text:p text:style-name="P298">For that we first create a little helper script with two functions to show and hide the cursor as well as set the cursor within the show function. So create a file called helper.py and add the following code to it.</text:p>
      <text:p text:style-name="Code"><text:change-start text:change-id="ct38384464"/><text:span text:style-name="_5f_OOoComputerComment">#!/usr/bin/python</text:span><text:change-end text:change-id="ct38384464"/></text:p>
      <text:p text:style-name="Code"><text:change-start text:change-id="ct38384816"/><text:span text:style-name="_5f_OOoComputerComment"># -*- coding: utf-8 -*-</text:span><text:change-end text:change-id="ct38384816"/></text:p>
      <text:p text:style-name="Code"><text:change-start text:change-id="ct41823760"/><text:span text:style-name="_5f_OOoComputerIdent">__author__</text:span><text:change-end text:change-id="ct41823760"/> <text:change-start text:change-id="ct38382352"/><text:span text:style-name="_5f_OOoComputerSpecial">=</text:span><text:change-end text:change-id="ct38382352"/> <text:change-start text:change-id="ct41805088"/><text:span text:style-name="_5f_OOoComputerLiteral">"Fireclaw the Fox"</text:span><text:change-end text:change-id="ct41805088"/></text:p>
      <text:p text:style-name="Code"><text:change-start text:change-id="ct41821872"/><text:span text:style-name="_5f_OOoComputerIdent">__license__</text:span><text:change-end text:change-id="ct41821872"/> <text:change-start text:change-id="ct41790960"/><text:span text:style-name="_5f_OOoComputerSpecial">=</text:span><text:change-end text:change-id="ct41790960"/> <text:change-start text:change-id="ct41821072"/><text:span text:style-name="_5f_OOoComputerLiteral">"""</text:span><text:change-end text:change-id="ct41821072"/></text:p>
      <text:p text:style-name="Code"><text:change-start text:change-id="ct41817840"/><text:span text:style-name="_5f_OOoComputerIdent">Simplified</text:span><text:change-end text:change-id="ct41817840"/> <text:change-start text:change-id="ct41851120"/><text:span text:style-name="_5f_OOoComputerIdent">BSD</text:span><text:change-end text:change-id="ct41851120"/> <text:change-start text:change-id="ct41849904"/><text:span text:style-name="_5f_OOoComputerSpecial">(</text:span><text:span text:style-name="_5f_OOoComputerIdent">BSD</text:span><text:change-end text:change-id="ct41849904"/> <text:change-start text:change-id="ct41851536"/><text:span text:style-name="_5f_OOoComputerLiteral">2</text:span><text:span text:style-name="_5f_OOoComputerSpecial">-</text:span><text:span text:style-name="_5f_OOoComputerIdent">Clause</text:span><text:span text:style-name="_5f_OOoComputerSpecial">)</text:span><text:change-end text:change-id="ct41851536"/> <text:change-start text:change-id="ct41851760"/><text:span text:style-name="_5f_OOoComputerIdent">License</text:span><text:span text:style-name="_5f_OOoComputerSpecial">.</text:span><text:change-end text:change-id="ct41851760"/></text:p>
      <text:p text:style-name="Code"><text:change-start text:change-id="ct40590496"/><text:span text:style-name="_5f_OOoComputerIdent">See</text:span><text:change-end text:change-id="ct40590496"/> <text:change-start text:change-id="ct41859520"/><text:span text:style-name="_5f_OOoComputerIdent">License</text:span><text:span text:style-name="_5f_OOoComputerSpecial">.</text:span><text:span text:style-name="_5f_OOoComputerIdent">txt</text:span><text:change-end text:change-id="ct41859520"/> <text:change-start text:change-id="ct40590912"/><text:span text:style-name="_5f_OOoComputerKeyWord">or</text:span><text:change-end text:change-id="ct40590912"/> <text:change-start text:change-id="ct4060073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0600736"/> <text:change-start text:change-id="ct40602144"/><text:span text:style-name="_5f_OOoComputerKeyWord">for</text:span><text:change-end text:change-id="ct40602144"/> <text:change-start text:change-id="ct40603536"/><text:span text:style-name="_5f_OOoComputerIdent">more</text:span><text:change-end text:change-id="ct40603536"/> <text:change-start text:change-id="ct40604912"/><text:span text:style-name="_5f_OOoComputerIdent">info</text:span><text:change-end text:change-id="ct40604912"/></text:p>
      <text:p text:style-name="Code"><text:change-start text:change-id="ct40597584"/><text:span text:style-name="_5f_OOoComputerLiteral">"""</text:span><text:change-end text:change-id="ct40597584"/></text:p>
      <text:p text:style-name="Code"/>
      <text:p text:style-name="Code"><text:change-start text:change-id="ct40610224"/><text:span text:style-name="_5f_OOoComputerComment">#</text:span><text:change-end text:change-id="ct40610224"/></text:p>
      <text:p text:style-name="Code"><text:change-start text:change-id="ct40610736"/><text:span text:style-name="_5f_OOoComputerComment"># PYTHON IMPORTS</text:span><text:change-end text:change-id="ct40610736"/></text:p>
      <text:p text:style-name="Code"><text:change-start text:change-id="ct40611248"/><text:span text:style-name="_5f_OOoComputerComment">#</text:span><text:change-end text:change-id="ct40611248"/></text:p>
      <text:p text:style-name="Code"><text:change-start text:change-id="ct40611760"/><text:span text:style-name="_5f_OOoComputerKeyWord">import</text:span><text:change-end text:change-id="ct40611760"/> <text:change-start text:change-id="ct40611984"/><text:span text:style-name="_5f_OOoComputerIdent">sys</text:span><text:change-end text:change-id="ct40611984"/></text:p>
      <text:p text:style-name="Code"/>
      <text:p text:style-name="Code"><text:change-start text:change-id="ct40612784"/><text:span text:style-name="_5f_OOoComputerComment">#</text:span><text:change-end text:change-id="ct40612784"/></text:p>
      <text:p text:style-name="Code"><text:change-start text:change-id="ct40613296"/><text:span text:style-name="_5f_OOoComputerComment"># PANDA3D ENGINE IMPORTS</text:span><text:change-end text:change-id="ct40613296"/></text:p>
      <text:p text:style-name="Code"><text:change-start text:change-id="ct40613808"/><text:span text:style-name="_5f_OOoComputerComment">#</text:span><text:change-end text:change-id="ct40613808"/></text:p>
      <text:p text:style-name="Code"><text:change-start text:change-id="ct40614320"/><text:span text:style-name="_5f_OOoComputerKeyWord">from</text:span><text:change-end text:change-id="ct40614320"/> <text:change text:change-id="ct42159504"/><text:change-start text:change-id="ct55710720"/><text:span text:style-name="_5f_OOoComputerIdent"><text:span text:style-name="T425">panda3d.core</text:span></text:span><text:change-end text:change-id="ct55710720"/> <text:change-start text:change-id="ct40614768"/><text:span text:style-name="_5f_OOoComputerKeyWord">import</text:span><text:change-end text:change-id="ct40614768"/> <text:change-start text:change-id="ct40614992"/><text:span text:style-name="_5f_OOoComputerIdent">WindowProperties</text:span><text:change-end text:change-id="ct40614992"/></text:p>
      <text:p text:style-name="Code"/>
      <text:p text:style-name="Code"><text:change-start text:change-id="ct40615792"/><text:span text:style-name="_5f_OOoComputerKeyWord">def</text:span><text:change-end text:change-id="ct40615792"/> <text:change-start text:change-id="ct40616016"/><text:span text:style-name="_5f_OOoComputerIdent">hide_cursor</text:span><text:span text:style-name="_5f_OOoComputerSpecial">():</text:span><text:change-end text:change-id="ct40616016"/></text:p>
      <text:p text:style-name="Code"><text:s text:c="4"/><text:change-start text:change-id="ct40616528"/><text:span text:style-name="_5f_OOoComputerLiteral">"""set the Cursor invisible"""</text:span><text:change-end text:change-id="ct40616528"/></text:p>
      <text:p text:style-name="Code"><text:s text:c="4"/><text:change-start text:change-id="ct40617040"/><text:span text:style-name="_5f_OOoComputerIdent">props</text:span><text:change-end text:change-id="ct40617040"/> <text:change-start text:change-id="ct40617264"/><text:span text:style-name="_5f_OOoComputerSpecial">=</text:span><text:change-end text:change-id="ct40617264"/> <text:change-start text:change-id="ct40617488"/><text:span text:style-name="_5f_OOoComputerIdent">WindowProperties</text:span><text:span text:style-name="_5f_OOoComputerSpecial">()</text:span><text:change-end text:change-id="ct40617488"/></text:p>
      <text:p text:style-name="Code"><text:s text:c="4"/><text:change-start text:change-id="ct40618000"/><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40618000"/></text:p>
      <text:p text:style-name="Code"><text:s text:c="4"/><text:change-start text:change-id="ct40618672"/><text:span text:style-name="_5f_OOoComputerComment"># somehow the window gets undecorated after hiding the cursor</text:span><text:change-end text:change-id="ct40618672"/></text:p>
      <text:p text:style-name="Code"><text:s text:c="4"/><text:change-start text:change-id="ct40619184"/><text:span text:style-name="_5f_OOoComputerComment"># so we reset it here to the value we need</text:span><text:change-end text:change-id="ct40619184"/></text:p>
      <text:p text:style-name="Code"><text:s text:c="4"/><text:change-start text:change-id="ct40619696"/><text:span text:style-name="_5f_OOoComputerComment">#props.setUndecorated(settings.fullscreen)</text:span><text:change-end text:change-id="ct40619696"/></text:p>
      <text:p text:style-name="Code"><text:s text:c="4"/><text:change-start text:change-id="ct40620656"/><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0620656"/></text:p>
      <text:p text:style-name="Code"/>
      <text:p text:style-name="Code"><text:change-start text:change-id="ct40623168"/><text:soft-page-break/><text:span text:style-name="_5f_OOoComputerKeyWord">def</text:span><text:change-end text:change-id="ct40623168"/> <text:change-start text:change-id="ct40623392"/><text:span text:style-name="_5f_OOoComputerIdent">show_cursor</text:span><text:span text:style-name="_5f_OOoComputerSpecial">():</text:span><text:change-end text:change-id="ct40623392"/></text:p>
      <text:p text:style-name="Code"><text:s text:c="4"/><text:change-start text:change-id="ct38391456"/><text:span text:style-name="_5f_OOoComputerLiteral">"""set the Cursor visible again"""</text:span><text:change-end text:change-id="ct38391456"/></text:p>
      <text:p text:style-name="Code"><text:s text:c="4"/><text:change-start text:change-id="ct40594048"/><text:span text:style-name="_5f_OOoComputerIdent">props</text:span><text:change-end text:change-id="ct40594048"/> <text:change-start text:change-id="ct40595264"/><text:span text:style-name="_5f_OOoComputerSpecial">=</text:span><text:change-end text:change-id="ct40595264"/> <text:change-start text:change-id="ct40599712"/><text:span text:style-name="_5f_OOoComputerIdent">WindowProperties</text:span><text:span text:style-name="_5f_OOoComputerSpecial">()</text:span><text:change-end text:change-id="ct40599712"/></text:p>
      <text:p text:style-name="Code"><text:s text:c="4"/><text:change-start text:change-id="ct38402368"/><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38402368"/></text:p>
      <text:p text:style-name="Code"><text:s text:c="4"/><text:change-start text:change-id="ct38393920"/><text:span text:style-name="_5f_OOoComputerComment"># set the filename to the mouse cursor</text:span><text:change-end text:change-id="ct38393920"/></text:p>
      <text:p text:style-name="Code"><text:s text:c="4"/><text:change-start text:change-id="ct40596480"/><text:span text:style-name="_5f_OOoComputerIdent">x11</text:span><text:change-end text:change-id="ct40596480"/> <text:change-start text:change-id="ct40599376"/><text:span text:style-name="_5f_OOoComputerSpecial">=</text:span><text:change-end text:change-id="ct40599376"/> <text:change-start text:change-id="ct40601568"/><text:span text:style-name="_5f_OOoComputerLiteral">"</text:span><text:span text:style-name="_5f_OOoComputerLiteral"><text:span text:style-name="T276">assets/gui/</text:span></text:span><text:span text:style-name="_5f_OOoComputerLiteral">Cursor.x11"</text:span><text:change-end text:change-id="ct40601568"/></text:p>
      <text:p text:style-name="P525"><text:s text:c="4"/><text:change-start text:change-id="ct40598448"/><text:span text:style-name="_5f_OOoComputerIdent">win</text:span><text:change-end text:change-id="ct40598448"/> <text:change-start text:change-id="ct40604336"/><text:span text:style-name="_5f_OOoComputerSpecial">=</text:span><text:change-end text:change-id="ct40604336"/> <text:change-start text:change-id="ct40592192"/><text:span text:style-name="_5f_OOoComputerLiteral">"</text:span><text:span text:style-name="_5f_OOoComputerLiteral"><text:span text:style-name="T276">assets/gui/</text:span></text:span><text:span text:style-name="_5f_OOoComputerLiteral">Cursor.ico"</text:span><text:change-end text:change-id="ct40592192"/></text:p>
      <text:p text:style-name="Code"><text:s text:c="4"/><text:change-start text:change-id="ct40595776"/><text:span text:style-name="_5f_OOoComputerKeyWord">if</text:span><text:change-end text:change-id="ct40595776"/> <text:change-start text:change-id="ct40593136"/><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40593136"/></text:p>
      <text:p text:style-name="Code"><text:s text:c="8"/><text:change-start text:change-id="ct40591136"/><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40591136"/></text:p>
      <text:p text:style-name="Code"><text:s text:c="4"/><text:change-start text:change-id="ct40625680"/><text:span text:style-name="_5f_OOoComputerKeyWord">else</text:span><text:span text:style-name="_5f_OOoComputerSpecial">:</text:span><text:change-end text:change-id="ct40625680"/></text:p>
      <text:p text:style-name="Code"><text:s text:c="8"/><text:change-start text:change-id="ct40626416"/><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40626416"/></text:p>
      <text:p text:style-name="Code"><text:s text:c="4"/><text:change-start text:change-id="ct4062875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0628752"/></text:p>
      <text:p text:style-name="P299">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98">Now we will use it within our main file by importing the functions and call them at the right places.</text:p>
      <text:p text:style-name="Code"><text:change-start text:change-id="ct40631360"/><text:span text:style-name="_5f_OOoComputerKeyWord">from</text:span><text:change-end text:change-id="ct40631360"/> <text:change-start text:change-id="ct40632096"/><text:span text:style-name="_5f_OOoComputerIdent">hud</text:span><text:change-end text:change-id="ct40632096"/> <text:change-start text:change-id="ct40633360"/><text:span text:style-name="_5f_OOoComputerKeyWord">import</text:span><text:change-end text:change-id="ct40633360"/> <text:change-start text:change-id="ct40633584"/><text:span text:style-name="_5f_OOoComputerIdent">Hud</text:span><text:change-end text:change-id="ct40633584"/></text:p>
      <text:p text:style-name="P494"><text:change-start text:change-id="ct40634096"/><text:span text:style-name="_5f_OOoComputerKeyWord">from</text:span><text:change-end text:change-id="ct40634096"/> <text:change-start text:change-id="ct40634320"/><text:span text:style-name="_5f_OOoComputerIdent">helper</text:span><text:change-end text:change-id="ct40634320"/> <text:change-start text:change-id="ct40634544"/><text:span text:style-name="_5f_OOoComputerKeyWord">import</text:span><text:change-end text:change-id="ct40634544"/> <text:change-start text:change-id="ct40634768"/><text:span text:style-name="_5f_OOoComputerIdent">hide_cursor</text:span><text:span text:style-name="_5f_OOoComputerSpecial">,</text:span><text:change-end text:change-id="ct40634768"/> <text:change-start text:change-id="ct40634992"/><text:span text:style-name="_5f_OOoComputerIdent">show_cursor</text:span><text:change-end text:change-id="ct40634992"/></text:p>
      <text:p text:style-name="P528"><text:change-start text:change-id="ct40635504"/><text:span text:style-name="_5f_OOoComputerIdent">…</text:span><text:change-end text:change-id="ct40635504"/></text:p>
      <text:p text:style-name="P529"><text:s text:c="4"/><text:change-start text:change-id="ct40636512"/><text:span text:style-name="_5f_OOoComputerComment">#</text:span><text:change-end text:change-id="ct40636512"/></text:p>
      <text:p text:style-name="P529"><text:s text:c="4"/><text:change-start text:change-id="ct40637024"/><text:span text:style-name="_5f_OOoComputerComment"># FSM PART</text:span><text:change-end text:change-id="ct40637024"/></text:p>
      <text:p text:style-name="P529"><text:s text:c="4"/><text:change-start text:change-id="ct40637536"/><text:span text:style-name="_5f_OOoComputerComment">#</text:span><text:change-end text:change-id="ct40637536"/></text:p>
      <text:p text:style-name="P529"><text:s text:c="4"/><text:change-start text:change-id="ct40638048"/><text:span text:style-name="_5f_OOoComputerKeyWord">def</text:span><text:change-end text:change-id="ct40638048"/> <text:change-start text:change-id="ct40638880"/><text:span text:style-name="_5f_OOoComputerIdent">enterMenu</text:span><text:span text:style-name="_5f_OOoComputerSpecial">(</text:span><text:span text:style-name="_5f_OOoComputerIdent">self</text:span><text:span text:style-name="_5f_OOoComputerSpecial">):</text:span><text:change-end text:change-id="ct40638880"/></text:p>
      <text:p text:style-name="P529"><text:s text:c="8"/><text:change-start text:change-id="ct40639584"/><text:span text:style-name="_5f_OOoComputerIdent"><text:span text:style-name="T148">show_cursor</text:span></text:span><text:span text:style-name="_5f_OOoComputerSpecial"><text:span text:style-name="T148">()</text:span></text:span><text:change-end text:change-id="ct40639584"/></text:p>
      <text:p text:style-name="P529"/>
      <text:p text:style-name="P529"><text:s text:c="4"/><text:change-start text:change-id="ct38411872"/><text:span text:style-name="_5f_OOoComputerIdent">…</text:span><text:change-end text:change-id="ct38411872"/></text:p>
      <text:p text:style-name="P526"/>
      <text:p text:style-name="P526"><text:s text:c="8"/><text:change-start text:change-id="ct38413984"/><text:span text:style-name="_5f_OOoComputerKeyWord">def</text:span><text:change-end text:change-id="ct38413984"/> <text:change-start text:change-id="ct40623904"/><text:span text:style-name="_5f_OOoComputerIdent">lifeChanged</text:span><text:span text:style-name="_5f_OOoComputerSpecial">(</text:span><text:span text:style-name="_5f_OOoComputerIdent">charId</text:span><text:span text:style-name="_5f_OOoComputerSpecial">,</text:span><text:change-end text:change-id="ct40623904"/> <text:change-start text:change-id="ct40627184"/><text:span text:style-name="_5f_OOoComputerIdent">health</text:span><text:span text:style-name="_5f_OOoComputerSpecial">):</text:span><text:change-end text:change-id="ct40627184"/></text:p>
      <text:p text:style-name="P526"><text:s text:c="12"/><text:change-start text:change-id="ct4064246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0642464"/></text:p>
      <text:p text:style-name="P526"><text:s text:c="16"/><text:change-start text:change-id="ct40643216"/><text:span text:style-name="_5f_OOoComputerLiteral">"hud_setLifeBarValue"</text:span><text:span text:style-name="_5f_OOoComputerSpecial">,</text:span><text:change-end text:change-id="ct40643216"/></text:p>
      <text:p text:style-name="P526"><text:s text:c="16"/><text:change-start text:change-id="ct40644064"/><text:span text:style-name="_5f_OOoComputerSpecial">[</text:span><text:span text:style-name="_5f_OOoComputerIdent">charId</text:span><text:span text:style-name="_5f_OOoComputerSpecial">,</text:span><text:change-end text:change-id="ct40644064"/> <text:change-start text:change-id="ct40644288"/><text:span text:style-name="_5f_OOoComputerIdent">health</text:span><text:span text:style-name="_5f_OOoComputerSpecial">])</text:span><text:change-end text:change-id="ct40644288"/></text:p>
      <text:p text:style-name="P526"><text:s text:c="8"/><text:change-start text:change-id="ct40645552"/><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0645552"/> <text:change-start text:change-id="ct40647664"/><text:span text:style-name="_5f_OOoComputerIdent">lifeChanged</text:span><text:span text:style-name="_5f_OOoComputerSpecial">)</text:span><text:change-end text:change-id="ct40647664"/></text:p>
      <text:p text:style-name="P526"><text:s text:c="8"/><text:change-start text:change-id="ct38417856"/><text:span text:style-name="_5f_OOoComputerIdent"><text:span text:style-name="T148">hide_cursor</text:span></text:span><text:span text:style-name="_5f_OOoComputerSpecial"><text:span text:style-name="T148">()</text:span></text:span><text:change-end text:change-id="ct38417856"/></text:p>
      <text:p text:style-name="P526"/>
      <text:p text:style-name="P527"><text:s text:c="4"/><text:change-start text:change-id="ct38417504"/><text:span text:style-name="_5f_OOoComputerIdent">…</text:span><text:change-end text:change-id="ct38417504"/></text:p>
      <text:p text:style-name="P526"/>
      <text:p text:style-name="P526"><text:s text:c="4"/><text:change-start text:change-id="ct38420320"/><text:span text:style-name="_5f_OOoComputerComment">#</text:span><text:change-end text:change-id="ct38420320"/></text:p>
      <text:p text:style-name="P526"><text:s text:c="4"/><text:change-start text:change-id="ct40645296"/><text:span text:style-name="_5f_OOoComputerComment"># BASIC FUNCTIONS</text:span><text:change-end text:change-id="ct40645296"/></text:p>
      <text:p text:style-name="P526"><text:s text:c="4"/><text:change-start text:change-id="ct38421024"/><text:span text:style-name="_5f_OOoComputerComment">#</text:span><text:change-end text:change-id="ct38421024"/></text:p>
      <text:p text:style-name="P526"><text:s text:c="4"/><text:change-start text:change-id="ct38421376"/><text:span text:style-name="_5f_OOoComputerKeyWord">def</text:span><text:change-end text:change-id="ct38421376"/> <text:change-start text:change-id="ct38421728"/><text:span text:style-name="_5f_OOoComputerIdent">gameOver</text:span><text:span text:style-name="_5f_OOoComputerSpecial">(</text:span><text:span text:style-name="_5f_OOoComputerIdent">self</text:span><text:span text:style-name="_5f_OOoComputerSpecial">,</text:span><text:change-end text:change-id="ct38421728"/> <text:change-start text:change-id="ct41986000"/><text:span text:style-name="_5f_OOoComputerIdent">LoosingCharId</text:span><text:span text:style-name="_5f_OOoComputerSpecial">):</text:span><text:change-end text:change-id="ct41986000"/></text:p>
      <text:p text:style-name="P526"><text:s text:c="8"/><text:change-start text:change-id="ct38422080"/><text:span text:style-name="_5f_OOoComputerIdent"><text:span text:style-name="T148">show_cursor</text:span></text:span><text:span text:style-name="_5f_OOoComputerSpecial"><text:span text:style-name="T148">()</text:span></text:span><text:change-end text:change-id="ct38422080"/></text:p>
      <text:p text:style-name="P48">That's all to show the new cursor and hide and show it correct.<text:change text:change-id="ct38422784"/></text:p>
      <text:h text:style-name="P707" text:outline-level="3"><text:bookmark-start text:name="__RefHeading__2556_725351022"/>Audio<text:bookmark-end text:name="__RefHeading__2556_725351022"/></text:h>
      <text:p text:style-name="P299">This section will teach you another quite big and important section in game development. <text:span text:style-name="T277">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305">Even if you don't have such a music related game, some good sound effects (abbreviated as SFX) will add a lot to your game, <text:span text:style-name="T283">not just to the mood but also to the realism of the game.</text:span> <text:span text:style-name="T283">J</text:span>ust imagine a big explosion which looks good but don't have any boom sound, it will just be half as awesome as it would be with sound. On the other hand wrongly placed soundtracks might confuse the player, for example if <text:span text:style-name="T282">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11">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78">https://www.jamendo.com/</text:span></text:a><text:span text:style-name="T278"> and</text:span> <text:a xlink:type="simple" xlink:href="https://soundcloud.com/" text:style-name="Internet_20_link" text:visited-style-name="Visited_20_Internet_20_Link"><text:span text:style-name="T278">https://soundcloud.com/</text:span></text:a><text:span text:style-name="T278">. If it's sound effects that you need, a good source on the Internet is the </text:span><text:a xlink:type="simple" xlink:href="https://freesound.org/" text:style-name="Internet_20_link" text:visited-style-name="Visited_20_Internet_20_Link"><text:span text:style-name="T278">https://freesound.org/</text:span></text:a><text:span text:style-name="T278"> website.</text:span></text:p>
      <text:p text:style-name="P340">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714" text:outline-level="4"><text:bookmark-start text:name="__RefHeading__3753_1703764343"/>Music<text:bookmark-end text:name="__RefHeading__3753_1703764343"/></text:h>
      <text:p text:style-name="P344"><text:span text:style-name="T324">In the first part of the Audio section we </text:span>will talk about music creation and how to get it into your Panda3D application.</text:p>
      <text:h text:style-name="P721" text:outline-level="5">Creating music</text:h>
      <text:p text:style-name="P344">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27">it will not teach you music theory</text:span>.</text:p>
      <text:p text:style-name="P347">The first thing you might get into while learning music creation in general are score editors and general music trackers <text:span text:style-name="T328">like TuxGuitar, Rosegarden and MusE</text:span>. Those can be used to write down notes and listen to them right away. <text:span text:style-name="T328">There also are simple but complete solutions for audio creation and editing like the Linux Multimedia Studio short LMMS.</text:span> Dependent on the soundfonts <text:span text:style-name="T328">and audio samples</text:span> which will be used to generate the audio output of such software you might also be able to <text:soft-page-break/>export or record the music directly from those trackers and not have to record from a live orchestra or band.</text:p>
      <text:p text:style-name="P349">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49">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722" text:outline-level="5">Bring the music into the game</text:h>
      <text:p text:style-name="P304">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88">Note, by default Panda3D will only play one music file at a time, if you want to play more than one music simultaneously you need to change the following configuration variable within a config.prc file.</text:span></text:p>
      <text:p text:style-name="P309"><text:span text:style-name="T288">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95">and </text:span>audio-<text:span text:style-name="T295">sfx</text:span>-active. <text:span text:style-name="T295">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95">http://www.panda3d.org/manual/index.php/List_of_All_Config_Variables</text:span></text:a><text:span text:style-name="T295"> manual page.</text:span></text:p>
      <text:p text:style-name="P305">For our tutorial we will add the following lines of code into our Main class to play two music files, one will be for the menus and another one for the fight.</text:p>
      <text:p text:style-name="P533"><text:s text:c="8"/><text:change-start text:change-id="ct42018896"/><text:span text:style-name="_5f_OOoComputerIdent">…</text:span><text:change-end text:change-id="ct42018896"/></text:p>
      <text:p text:style-name="Code"><text:s text:c="8"/><text:change-start text:change-id="ct39118128"/><text:span text:style-name="_5f_OOoComputerIdent">self</text:span><text:span text:style-name="_5f_OOoComputerSpecial">.</text:span><text:span text:style-name="_5f_OOoComputerIdent">levelSelection</text:span><text:change-end text:change-id="ct39118128"/> <text:change-start text:change-id="ct42014160"/><text:span text:style-name="_5f_OOoComputerSpecial">=</text:span><text:change-end text:change-id="ct42014160"/> <text:change-start text:change-id="ct42020176"/><text:span text:style-name="_5f_OOoComputerIdent">LevelSelection</text:span><text:span text:style-name="_5f_OOoComputerSpecial">()</text:span><text:change-end text:change-id="ct42020176"/></text:p>
      <text:p text:style-name="Code"><text:s text:c="8"/><text:change-start text:change-id="ct38423552"/><text:span text:style-name="_5f_OOoComputerIdent">self</text:span><text:span text:style-name="_5f_OOoComputerSpecial">.</text:span><text:span text:style-name="_5f_OOoComputerIdent">koScreen</text:span><text:change-end text:change-id="ct38423552"/> <text:change-start text:change-id="ct42015520"/><text:span text:style-name="_5f_OOoComputerSpecial">=</text:span><text:change-end text:change-id="ct42015520"/> <text:change-start text:change-id="ct42021936"/><text:span text:style-name="_5f_OOoComputerIdent">KoScreen</text:span><text:span text:style-name="_5f_OOoComputerSpecial">()</text:span><text:change-end text:change-id="ct42021936"/></text:p>
      <text:p text:style-name="Code"><text:s text:c="8"/><text:change-start text:change-id="ct42019280"/><text:span text:style-name="_5f_OOoComputerIdent">self</text:span><text:span text:style-name="_5f_OOoComputerSpecial">.</text:span><text:span text:style-name="_5f_OOoComputerIdent">hud</text:span><text:change-end text:change-id="ct42019280"/> <text:change-start text:change-id="ct42021088"/><text:span text:style-name="_5f_OOoComputerSpecial">=</text:span><text:change-end text:change-id="ct42021088"/> <text:change-start text:change-id="ct42023440"/><text:span text:style-name="_5f_OOoComputerIdent">Hud</text:span><text:span text:style-name="_5f_OOoComputerSpecial">()</text:span><text:change-end text:change-id="ct42023440"/></text:p>
      <text:p text:style-name="P545"><text:s text:c="8"/><text:change-start text:change-id="ct42024912"/><text:span text:style-name="_5f_OOoComputerIdent"><text:span text:style-name="T148">self</text:span></text:span><text:span text:style-name="_5f_OOoComputerSpecial"><text:span text:style-name="T148">.</text:span></text:span><text:span text:style-name="_5f_OOoComputerIdent"><text:span text:style-name="T148">menuMusic</text:span></text:span><text:change-end text:change-id="ct42024912"/><text:span text:style-name="T148"> </text:span><text:change-start text:change-id="ct42028224"/><text:span text:style-name="_5f_OOoComputerSpecial"><text:span text:style-name="T148">=</text:span></text:span><text:change-end text:change-id="ct42028224"/><text:span text:style-name="T148"> </text:span><text:change-start text:change-id="ct42042544"/><text:span text:style-name="_5f_OOoComputerIdent"><text:span text:style-name="T148">loader</text:span></text:span><text:span text:style-name="_5f_OOoComputerSpecial"><text:span text:style-name="T148">.</text:span></text:span><text:span text:style-name="_5f_OOoComputerIdent"><text:span text:style-name="T148">loadMusic</text:span></text:span><text:span text:style-name="_5f_OOoComputerSpecial"><text:span text:style-name="T148">(</text:span></text:span><text:span text:style-name="_5f_OOoComputerLiteral"><text:span text:style-name="T148">"assets/audio/menuMusic.ogg"</text:span></text:span><text:span text:style-name="_5f_OOoComputerSpecial"><text:span text:style-name="T148">)</text:span></text:span><text:change-end text:change-id="ct42042544"/></text:p>
      <text:p text:style-name="P546"><text:span text:style-name="T195"><text:s text:c="8"/></text:span><text:change-start text:change-id="ct42030352"/><text:span text:style-name="_5f_OOoComputerIdent"><text:span text:style-name="T148">self</text:span></text:span><text:span text:style-name="_5f_OOoComputerSpecial"><text:span text:style-name="T148">.</text:span></text:span><text:span text:style-name="_5f_OOoComputerIdent"><text:span text:style-name="T148">menuMusic</text:span></text:span><text:span text:style-name="_5f_OOoComputerSpecial"><text:span text:style-name="T148">.</text:span></text:span><text:span text:style-name="_5f_OOoComputerIdent"><text:span text:style-name="T148">setLoop</text:span></text:span><text:span text:style-name="_5f_OOoComputerSpecial"><text:span text:style-name="T148">(</text:span></text:span><text:span text:style-name="_5f_OOoComputerIdent"><text:span text:style-name="T148">True</text:span></text:span><text:span text:style-name="_5f_OOoComputerSpecial"><text:span text:style-name="T148">)</text:span></text:span><text:change-end text:change-id="ct42030352"/></text:p>
      <text:p text:style-name="P545"><text:s text:c="8"/><text:change-start text:change-id="ct42032432"/><text:span text:style-name="_5f_OOoComputerIdent"><text:span text:style-name="T148">self</text:span></text:span><text:span text:style-name="_5f_OOoComputerSpecial"><text:span text:style-name="T148">.</text:span></text:span><text:span text:style-name="_5f_OOoComputerIdent"><text:span text:style-name="T148">fightMusic</text:span></text:span><text:change-end text:change-id="ct42032432"/><text:span text:style-name="T148"> </text:span><text:change-start text:change-id="ct42024144"/><text:span text:style-name="_5f_OOoComputerSpecial"><text:span text:style-name="T148">=</text:span></text:span><text:change-end text:change-id="ct42024144"/><text:span text:style-name="T148"> </text:span><text:change-start text:change-id="ct42049728"/><text:span text:style-name="_5f_OOoComputerIdent"><text:span text:style-name="T148">loader</text:span></text:span><text:span text:style-name="_5f_OOoComputerSpecial"><text:span text:style-name="T148">.</text:span></text:span><text:span text:style-name="_5f_OOoComputerIdent"><text:span text:style-name="T148">loadMusic</text:span></text:span><text:span text:style-name="_5f_OOoComputerSpecial"><text:span text:style-name="T148">(</text:span></text:span><text:span text:style-name="_5f_OOoComputerLiteral"><text:span text:style-name="T148">"assets/audio/fightMusic.ogg"</text:span></text:span><text:span text:style-name="_5f_OOoComputerSpecial"><text:span text:style-name="T148">)</text:span></text:span><text:change-end text:change-id="ct42049728"/></text:p>
      <text:p text:style-name="P546"><text:span text:style-name="T195"><text:s text:c="8"/></text:span><text:change-start text:change-id="ct42051888"/><text:span text:style-name="_5f_OOoComputerIdent"><text:span text:style-name="T148">self</text:span></text:span><text:span text:style-name="_5f_OOoComputerSpecial"><text:span text:style-name="T148">.</text:span></text:span><text:span text:style-name="_5f_OOoComputerIdent"><text:span text:style-name="T148">fightMusic</text:span></text:span><text:span text:style-name="_5f_OOoComputerSpecial"><text:span text:style-name="T148">.</text:span></text:span><text:span text:style-name="_5f_OOoComputerIdent"><text:span text:style-name="T148">setLoop</text:span></text:span><text:span text:style-name="_5f_OOoComputerSpecial"><text:span text:style-name="T148">(</text:span></text:span><text:span text:style-name="_5f_OOoComputerIdent"><text:span text:style-name="T148">True</text:span></text:span><text:span text:style-name="_5f_OOoComputerSpecial"><text:span text:style-name="T148">)</text:span></text:span><text:change-end text:change-id="ct42051888"/></text:p>
      <text:p text:style-name="P519"/>
      <text:p text:style-name="P519"><text:s text:c="8"/><text:change-start text:change-id="ct42035856"/><text:span text:style-name="_5f_OOoComputerIdent">…</text:span><text:change-end text:change-id="ct42035856"/></text:p>
      <text:p text:style-name="P519"/>
      <text:p text:style-name="P519"><text:soft-page-break/><text:s text:c="8"/><text:change-start text:change-id="ct42054960"/><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42054960"/></text:p>
      <text:p text:style-name="P519"><text:s text:c="8"/><text:change-start text:change-id="ct42055472"/><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42055472"/></text:p>
      <text:p text:style-name="P519"><text:s text:c="8"/><text:change-start text:change-id="ct4205604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2056048"/></text:p>
      <text:p text:style-name="P532"><text:span text:style-name="T195"><text:s text:c="8"/></text:span><text:change-start text:change-id="ct38432592"/><text:span text:style-name="_5f_OOoComputerKeyWord"><text:span text:style-name="T148">if</text:span></text:span><text:change-end text:change-id="ct38432592"/><text:span text:style-name="T148"> </text:span><text:change-start text:change-id="ct42047984"/><text:span text:style-name="_5f_OOoComputerIdent"><text:span text:style-name="T148">self</text:span></text:span><text:span text:style-name="_5f_OOoComputerSpecial"><text:span text:style-name="T148">.</text:span></text:span><text:span text:style-name="_5f_OOoComputerIdent"><text:span text:style-name="T148">menuMusic</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42047984"/><text:span text:style-name="T148"> </text:span><text:change-start text:change-id="ct42059504"/><text:span text:style-name="_5f_OOoComputerSpecial"><text:span text:style-name="T148">!=</text:span></text:span><text:change-end text:change-id="ct42059504"/><text:span text:style-name="T148"> </text:span><text:change-start text:change-id="ct42070896"/><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2070896"/></text:p>
      <text:p text:style-name="P532"><text:span text:style-name="T195"><text:s text:c="8"/></text:span><text:span text:style-name="T148"><text:s text:c="4"/></text:span><text:change-start text:change-id="ct42048208"/><text:span text:style-name="_5f_OOoComputerIdent"><text:span text:style-name="T148">self</text:span></text:span><text:span text:style-name="_5f_OOoComputerSpecial"><text:span text:style-name="T148">.</text:span></text:span><text:span text:style-name="_5f_OOoComputerIdent"><text:span text:style-name="T148">menuMusic</text:span></text:span><text:span text:style-name="_5f_OOoComputerSpecial"><text:span text:style-name="T148">.</text:span></text:span><text:span text:style-name="_5f_OOoComputerIdent"><text:span text:style-name="T152">play</text:span></text:span><text:span text:style-name="_5f_OOoComputerSpecial"><text:span text:style-name="T148">()</text:span></text:span><text:change-end text:change-id="ct42048208"/></text:p>
      <text:p text:style-name="P532"><text:span text:style-name="T195"><text:s text:c="8"/></text:span><text:change-start text:change-id="ct42074704"/><text:span text:style-name="_5f_OOoComputerKeyWord"><text:span text:style-name="T148">if</text:span></text:span><text:change-end text:change-id="ct42074704"/><text:span text:style-name="T148"> </text:span><text:change-start text:change-id="ct42074928"/><text:span text:style-name="_5f_OOoComputerIdent"><text:span text:style-name="T148">self</text:span></text:span><text:span text:style-name="_5f_OOoComputerSpecial"><text:span text:style-name="T148">.</text:span></text:span><text:span text:style-name="_5f_OOoComputerIdent"><text:span text:style-name="T148">fightMusic</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42074928"/><text:span text:style-name="T148"> </text:span><text:change-start text:change-id="ct42075424"/><text:span text:style-name="_5f_OOoComputerSpecial"><text:span text:style-name="T148">==</text:span></text:span><text:change-end text:change-id="ct42075424"/><text:span text:style-name="T148"> </text:span><text:change-start text:change-id="ct42077872"/><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2077872"/></text:p>
      <text:p text:style-name="P532"><text:span text:style-name="T195"><text:s text:c="8"/></text:span><text:span text:style-name="T148"><text:s text:c="4"/></text:span><text:change-start text:change-id="ct42075152"/><text:span text:style-name="_5f_OOoComputerIdent"><text:span text:style-name="T148">self</text:span></text:span><text:span text:style-name="_5f_OOoComputerSpecial"><text:span text:style-name="T148">.</text:span></text:span><text:span text:style-name="_5f_OOoComputerIdent"><text:span text:style-name="T148">fightMusic</text:span></text:span><text:span text:style-name="_5f_OOoComputerSpecial"><text:span text:style-name="T148">.</text:span></text:span><text:span text:style-name="_5f_OOoComputerIdent"><text:span text:style-name="T148">stop</text:span></text:span><text:span text:style-name="_5f_OOoComputerSpecial"><text:span text:style-name="T148">()</text:span></text:span><text:change-end text:change-id="ct42075152"/></text:p>
      <text:p text:style-name="P532"/>
      <text:p text:style-name="P532"><text:s text:c="8"/><text:change-start text:change-id="ct42081968"/><text:span text:style-name="_5f_OOoComputerIdent">…</text:span><text:change-end text:change-id="ct42081968"/></text:p>
      <text:p text:style-name="P532"/>
      <text:p text:style-name="P519"><text:s text:c="8"/><text:change-start text:change-id="ct42082768"/><text:span text:style-name="_5f_OOoComputerKeyWord">def</text:span><text:change-end text:change-id="ct42082768"/> <text:change-start text:change-id="ct42082992"/><text:span text:style-name="_5f_OOoComputerIdent">lifeChanged</text:span><text:span text:style-name="_5f_OOoComputerSpecial">(</text:span><text:span text:style-name="_5f_OOoComputerIdent">charId</text:span><text:span text:style-name="_5f_OOoComputerSpecial">,</text:span><text:change-end text:change-id="ct42082992"/> <text:change-start text:change-id="ct42083216"/><text:span text:style-name="_5f_OOoComputerIdent">health</text:span><text:span text:style-name="_5f_OOoComputerSpecial">):</text:span><text:change-end text:change-id="ct42083216"/></text:p>
      <text:p text:style-name="P519"><text:s text:c="12"/><text:change-start text:change-id="ct4208372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2083728"/></text:p>
      <text:p text:style-name="P519"><text:s text:c="16"/><text:change-start text:change-id="ct42084464"/><text:span text:style-name="_5f_OOoComputerLiteral">"hud_setLifeBarValue"</text:span><text:span text:style-name="_5f_OOoComputerSpecial">,</text:span><text:change-end text:change-id="ct42084464"/></text:p>
      <text:p text:style-name="P519"><text:s text:c="16"/><text:change-start text:change-id="ct42085200"/><text:span text:style-name="_5f_OOoComputerSpecial">[</text:span><text:span text:style-name="_5f_OOoComputerIdent">charId</text:span><text:span text:style-name="_5f_OOoComputerSpecial">,</text:span><text:change-end text:change-id="ct42085200"/> <text:change-start text:change-id="ct42085424"/><text:span text:style-name="_5f_OOoComputerIdent">health</text:span><text:span text:style-name="_5f_OOoComputerSpecial">])</text:span><text:change-end text:change-id="ct42085424"/></text:p>
      <text:p text:style-name="P519"><text:s text:c="8"/><text:change-start text:change-id="ct42086064"/><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2086064"/> <text:change-start text:change-id="ct42086352"/><text:span text:style-name="_5f_OOoComputerIdent">lifeChanged</text:span><text:span text:style-name="_5f_OOoComputerSpecial">)</text:span><text:change-end text:change-id="ct42086352"/></text:p>
      <text:p text:style-name="P519"><text:s text:c="8"/><text:change-start text:change-id="ct42087120"/><text:span text:style-name="_5f_OOoComputerIdent">hide_cursor</text:span><text:span text:style-name="_5f_OOoComputerSpecial">()</text:span><text:change-end text:change-id="ct42087120"/></text:p>
      <text:p text:style-name="P532"><text:span text:style-name="T195"><text:s text:c="8"/></text:span><text:change-start text:change-id="ct42088176"/><text:span text:style-name="_5f_OOoComputerKeyWord"><text:span text:style-name="T148">if</text:span></text:span><text:change-end text:change-id="ct42088176"/><text:span text:style-name="T148"> </text:span><text:change-start text:change-id="ct42088864"/><text:span text:style-name="_5f_OOoComputerIdent"><text:span text:style-name="T148">self</text:span></text:span><text:span text:style-name="_5f_OOoComputerSpecial"><text:span text:style-name="T148">.</text:span></text:span><text:span text:style-name="_5f_OOoComputerIdent"><text:span text:style-name="T148">fightMusic</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42088864"/><text:span text:style-name="T148"> </text:span><text:change-start text:change-id="ct42090352"/><text:span text:style-name="_5f_OOoComputerSpecial"><text:span text:style-name="T148">!=</text:span></text:span><text:change-end text:change-id="ct42090352"/><text:span text:style-name="T148"> </text:span><text:change-start text:change-id="ct42095648"/><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2095648"/></text:p>
      <text:p text:style-name="P532"><text:span text:style-name="T195"><text:s text:c="8"/></text:span><text:span text:style-name="T148"><text:s text:c="4"/></text:span><text:change-start text:change-id="ct42089232"/><text:span text:style-name="_5f_OOoComputerIdent"><text:span text:style-name="T148">self</text:span></text:span><text:span text:style-name="_5f_OOoComputerSpecial"><text:span text:style-name="T148">.</text:span></text:span><text:span text:style-name="_5f_OOoComputerIdent"><text:span text:style-name="T148">fightMusic</text:span></text:span><text:span text:style-name="_5f_OOoComputerSpecial"><text:span text:style-name="T148">.</text:span></text:span><text:span text:style-name="_5f_OOoComputerIdent"><text:span text:style-name="T152">play</text:span></text:span><text:span text:style-name="_5f_OOoComputerSpecial"><text:span text:style-name="T148">()</text:span></text:span><text:change-end text:change-id="ct42089232"/></text:p>
      <text:p text:style-name="P532"><text:span text:style-name="T195"><text:s text:c="8"/></text:span><text:change-start text:change-id="ct42099744"/><text:span text:style-name="_5f_OOoComputerKeyWord"><text:span text:style-name="T148">if</text:span></text:span><text:change-end text:change-id="ct42099744"/><text:span text:style-name="T148"> </text:span><text:change-start text:change-id="ct42100272"/><text:span text:style-name="_5f_OOoComputerIdent"><text:span text:style-name="T148">self</text:span></text:span><text:span text:style-name="_5f_OOoComputerSpecial"><text:span text:style-name="T148">.</text:span></text:span><text:span text:style-name="_5f_OOoComputerIdent"><text:span text:style-name="T148">menuMusic</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42100272"/><text:span text:style-name="T148"> </text:span><text:change-start text:change-id="ct42100768"/><text:span text:style-name="_5f_OOoComputerSpecial"><text:span text:style-name="T148">==</text:span></text:span><text:change-end text:change-id="ct42100768"/><text:span text:style-name="T148"> </text:span><text:change-start text:change-id="ct42102256"/><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2102256"/></text:p>
      <text:p text:style-name="P532"><text:span text:style-name="T195"><text:s text:c="8"/></text:span><text:span text:style-name="T148"><text:s text:c="4"/></text:span><text:change-start text:change-id="ct42105696"/><text:span text:style-name="_5f_OOoComputerIdent"><text:span text:style-name="T148">self</text:span></text:span><text:span text:style-name="_5f_OOoComputerSpecial"><text:span text:style-name="T148">.</text:span></text:span><text:span text:style-name="_5f_OOoComputerIdent"><text:span text:style-name="T148">menuMusic</text:span></text:span><text:span text:style-name="_5f_OOoComputerSpecial"><text:span text:style-name="T148">.</text:span></text:span><text:span text:style-name="_5f_OOoComputerIdent"><text:span text:style-name="T148">stop</text:span></text:span><text:span text:style-name="_5f_OOoComputerSpecial"><text:span text:style-name="T148">()</text:span></text:span><text:change-end text:change-id="ct42105696"/></text:p>
      <text:p text:style-name="P308">The first two lines will load our music just like we've done it with models the only difference is that we use the loadMusic function of the loader class.</text:p>
      <text:p text:style-name="P308">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07">ly active</text:span>. In our code, we use the playing state to check if the determined music file is already playing and if not start or stop it respectively. <text:span text:style-name="T308">Unlike the Actor class an audio sound does not have a loop function but only a play method that will play the sound. If you want to have the sound played in a loop, you need to set it via the setLoop function.</text:span></text:p>
      <text:p text:style-name="P49"><text:span text:style-name="T285">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87">musicManager </text:span><text:span text:style-name="T285">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85">http://www.panda3d.org/manual/index.php/Audio_Managers</text:span></text:a><text:change text:change-id="ct42029168"/></text:p>
      <text:h text:style-name="P718" text:outline-level="4"><text:bookmark-start text:name="__RefHeading__5583_1563689276"/>Ambient sounds<text:bookmark-end text:name="__RefHeading__5583_1563689276"/></text:h>
      <text:p text:style-name="P306">Aside of Music, ambient sounds are the next best thing to greatly define the mood <text:span text:style-name="T284">and realism</text:span> of a game. Ambient sounds are things like the birds tweeting, wind blowing through the trees and crowds in the background.</text:p>
      <text:p text:style-name="Text_20_body"><text:span text:style-name="T286">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87"> for each manager. If you need more you need to change it in a config.prc file with the</text:span><text:span text:style-name="T290"> </text:span><text:span text:style-name="Source_20_Text"><text:span text:style-name="T291">audio-cache-limit.</text:span></text:span></text:p>
      <text:p text:style-name="P312"><text:span text:style-name="Source_20_Text"><text:span text:style-name="T292">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98"><text:s text:c="8"/></text:span></text:span><text:change-start text:change-id="ct42058992"/><text:span text:style-name="_5f_OOoComputerIdent"><text:span text:style-name="T395">self</text:span></text:span><text:span text:style-name="_5f_OOoComputerSpecial"><text:span text:style-name="T395">.</text:span></text:span><text:span text:style-name="_5f_OOoComputerIdent"><text:span text:style-name="T395">sunNp</text:span></text:span><text:span text:style-name="_5f_OOoComputerSpecial"><text:span text:style-name="T395">.</text:span></text:span><text:span text:style-name="_5f_OOoComputerIdent"><text:span text:style-name="T395">setPos</text:span></text:span><text:span text:style-name="_5f_OOoComputerSpecial"><text:span text:style-name="T395">(-</text:span></text:span><text:span text:style-name="_5f_OOoComputerLiteral"><text:span text:style-name="T395">10</text:span></text:span><text:span text:style-name="_5f_OOoComputerSpecial"><text:span text:style-name="T395">,</text:span></text:span><text:change-end text:change-id="ct42058992"/><text:span text:style-name="Source_20_Text"><text:span text:style-name="T298"> </text:span></text:span><text:change-start text:change-id="ct42111696"/><text:span text:style-name="_5f_OOoComputerLiteral"><text:span text:style-name="T395">10</text:span></text:span><text:span text:style-name="_5f_OOoComputerSpecial"><text:span text:style-name="T395">,</text:span></text:span><text:change-end text:change-id="ct42111696"/><text:span text:style-name="Source_20_Text"><text:span text:style-name="T298"> </text:span></text:span><text:change-start text:change-id="ct42118528"/><text:span text:style-name="_5f_OOoComputerLiteral"><text:span text:style-name="T395">30</text:span></text:span><text:span text:style-name="_5f_OOoComputerSpecial"><text:span text:style-name="T395">)</text:span></text:span><text:change-end text:change-id="ct42118528"/></text:p>
      <text:p text:style-name="Code"><text:span text:style-name="Source_20_Text"><text:span text:style-name="T298"><text:s text:c="8"/></text:span></text:span><text:change-start text:change-id="ct42113056"/><text:span text:style-name="_5f_OOoComputerIdent"><text:span text:style-name="T395">self</text:span></text:span><text:span text:style-name="_5f_OOoComputerSpecial"><text:span text:style-name="T395">.</text:span></text:span><text:span text:style-name="_5f_OOoComputerIdent"><text:span text:style-name="T395">sunNp</text:span></text:span><text:span text:style-name="_5f_OOoComputerSpecial"><text:span text:style-name="T395">.</text:span></text:span><text:span text:style-name="_5f_OOoComputerIdent"><text:span text:style-name="T395">lookAt</text:span></text:span><text:span text:style-name="_5f_OOoComputerSpecial"><text:span text:style-name="T395">(</text:span></text:span><text:span text:style-name="_5f_OOoComputerLiteral"><text:span text:style-name="T395">0</text:span></text:span><text:span text:style-name="_5f_OOoComputerSpecial"><text:span text:style-name="T395">,</text:span></text:span><text:span text:style-name="_5f_OOoComputerLiteral"><text:span text:style-name="T395">0</text:span></text:span><text:span text:style-name="_5f_OOoComputerSpecial"><text:span text:style-name="T395">,</text:span></text:span><text:span text:style-name="_5f_OOoComputerLiteral"><text:span text:style-name="T395">0</text:span></text:span><text:span text:style-name="_5f_OOoComputerSpecial"><text:span text:style-name="T395">)</text:span></text:span><text:change-end text:change-id="ct42113056"/></text:p>
      <text:p text:style-name="P535"/>
      <text:p text:style-name="P535"><text:s text:c="8"/><text:change-start text:change-id="ct42111472"/><text:span text:style-name="_5f_OOoComputerIdent"><text:span text:style-name="T148">self</text:span></text:span><text:span text:style-name="_5f_OOoComputerSpecial"><text:span text:style-name="T148">.</text:span></text:span><text:span text:style-name="_5f_OOoComputerIdent"><text:span text:style-name="T148">ambientSound</text:span></text:span><text:change-end text:change-id="ct42111472"/><text:span text:style-name="T148"> </text:span><text:change-start text:change-id="ct42034832"/><text:span text:style-name="_5f_OOoComputerSpecial"><text:span text:style-name="T148">=</text:span></text:span><text:change-end text:change-id="ct42034832"/><text:span text:style-name="T148"> </text:span><text:change-start text:change-id="ct42064000"/><text:span text:style-name="_5f_OOoComputerKeyWord"><text:span text:style-name="T148">None</text:span></text:span><text:change-end text:change-id="ct42064000"/></text:p>
      <text:p text:style-name="P535"><text:s text:c="8"/><text:change-start text:change-id="ct42069424"/><text:span text:style-name="_5f_OOoComputerKeyWord"><text:span text:style-name="T148">if</text:span></text:span><text:change-end text:change-id="ct42069424"/><text:span text:style-name="T148"> </text:span><text:change-start text:change-id="ct42056272"/><text:span text:style-name="_5f_OOoComputerIdent"><text:span text:style-name="T148">arenaNr</text:span></text:span><text:change-end text:change-id="ct42056272"/><text:span text:style-name="T148"> </text:span><text:change-start text:change-id="ct42037664"/><text:span text:style-name="_5f_OOoComputerSpecial"><text:span text:style-name="T148">==</text:span></text:span><text:change-end text:change-id="ct42037664"/><text:span text:style-name="T148"> </text:span><text:change-start text:change-id="ct42116752"/><text:span text:style-name="_5f_OOoComputerLiteral"><text:span text:style-name="T148">1</text:span></text:span><text:span text:style-name="_5f_OOoComputerSpecial"><text:span text:style-name="T148">:</text:span></text:span><text:change-end text:change-id="ct42116752"/></text:p>
      <text:p text:style-name="P544"><text:span text:style-name="Source_20_Text"><text:span text:style-name="T298"><text:s text:c="8"/></text:span></text:span><text:span text:style-name="Source_20_Text"><text:span text:style-name="T299"><text:s text:c="4"/></text:span></text:span><text:change-start text:change-id="ct42068016"/><text:span text:style-name="_5f_OOoComputerIdent"><text:span text:style-name="T383">self</text:span></text:span><text:span text:style-name="_5f_OOoComputerSpecial"><text:span text:style-name="T383">.</text:span></text:span><text:span text:style-name="_5f_OOoComputerIdent"><text:span text:style-name="T383">ambientSound</text:span></text:span><text:change-end text:change-id="ct42068016"/><text:span text:style-name="Source_20_Text"><text:span text:style-name="T303"> </text:span></text:span><text:change-start text:change-id="ct42040688"/><text:span text:style-name="_5f_OOoComputerSpecial"><text:span text:style-name="T383">=</text:span></text:span><text:change-end text:change-id="ct42040688"/><text:span text:style-name="Source_20_Text"><text:span text:style-name="T303"> </text:span></text:span><text:change-start text:change-id="ct42128480"/><text:span text:style-name="_5f_OOoComputerIdent"><text:span text:style-name="T383">loader</text:span></text:span><text:span text:style-name="_5f_OOoComputerSpecial"><text:span text:style-name="T383">.</text:span></text:span><text:span text:style-name="_5f_OOoComputerIdent"><text:span text:style-name="T383">loadSfx</text:span></text:span><text:span text:style-name="_5f_OOoComputerSpecial"><text:span text:style-name="T383">(</text:span></text:span><text:span text:style-name="_5f_OOoComputerLiteral"><text:span text:style-name="T383">"assets/audio/ambientLevel1.ogg"</text:span></text:span><text:span text:style-name="_5f_OOoComputerSpecial"><text:span text:style-name="T383">)</text:span></text:span><text:change-end text:change-id="ct42128480"/></text:p>
      <text:p text:style-name="P544"><text:span text:style-name="Source_20_Text"><text:span text:style-name="T302"><text:s text:c="8"/></text:span></text:span><text:span text:style-name="Source_20_Text"><text:span text:style-name="T300"><text:s text:c="4"/></text:span></text:span><text:change-start text:change-id="ct42066384"/><text:span text:style-name="_5f_OOoComputerIdent"><text:span text:style-name="T162">self</text:span></text:span><text:span text:style-name="_5f_OOoComputerSpecial"><text:span text:style-name="T162">.</text:span></text:span><text:span text:style-name="_5f_OOoComputerIdent"><text:span text:style-name="T162">ambientSound</text:span></text:span><text:span text:style-name="_5f_OOoComputerSpecial"><text:span text:style-name="T162">.</text:span></text:span><text:span text:style-name="_5f_OOoComputerIdent"><text:span text:style-name="T162">setLoop</text:span></text:span><text:span text:style-name="_5f_OOoComputerSpecial"><text:span text:style-name="T162">(</text:span></text:span><text:span text:style-name="_5f_OOoComputerIdent"><text:span text:style-name="T162">True</text:span></text:span><text:span text:style-name="_5f_OOoComputerSpecial"><text:span text:style-name="T162">)</text:span></text:span><text:change-end text:change-id="ct42066384"/></text:p>
      <text:p text:style-name="P534"/>
      <text:p text:style-name="P534"><text:s text:c="8"/><text:change-start text:change-id="ct42117744"/><text:span text:style-name="_5f_OOoComputerIdent">…</text:span><text:change-end text:change-id="ct42117744"/></text:p>
      <text:p text:style-name="P534"/>
      <text:p text:style-name="P534"><text:s text:c="8"/><text:change-start text:change-id="ct42025696"/><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2025696"/></text:p>
      <text:p text:style-name="P571"><text:span text:style-name="Source_20_Text"><text:span text:style-name="T298"><text:s text:c="8"/></text:span></text:span><text:change-start text:change-id="ct42123008"/><text:span text:style-name="_5f_OOoComputerIdent"><text:span text:style-name="T395">render</text:span></text:span><text:span text:style-name="_5f_OOoComputerSpecial"><text:span text:style-name="T395">.</text:span></text:span><text:span text:style-name="_5f_OOoComputerIdent"><text:span text:style-name="T395">setLight</text:span></text:span><text:span text:style-name="_5f_OOoComputerSpecial"><text:span text:style-name="T395">(</text:span></text:span><text:span text:style-name="_5f_OOoComputerIdent"><text:span text:style-name="T395">self</text:span></text:span><text:span text:style-name="_5f_OOoComputerSpecial"><text:span text:style-name="T395">.</text:span></text:span><text:span text:style-name="_5f_OOoComputerIdent"><text:span text:style-name="T395">sunNp</text:span></text:span><text:span text:style-name="_5f_OOoComputerSpecial"><text:span text:style-name="T395">)</text:span></text:span><text:change-end text:change-id="ct42123008"/></text:p>
      <text:p text:style-name="P571"><text:span text:style-name="Source_20_Text"><text:span text:style-name="T304"><text:s text:c="8"/></text:span></text:span><text:change-start text:change-id="ct42093072"/><text:span text:style-name="_5f_OOoComputerKeyWord"><text:span text:style-name="T163">if</text:span></text:span><text:change-end text:change-id="ct42093072"/><text:span text:style-name="Source_20_Text"><text:span text:style-name="T301"> </text:span></text:span><text:change-start text:change-id="ct38450224"/><text:span text:style-name="_5f_OOoComputerIdent"><text:span text:style-name="T163">self</text:span></text:span><text:span text:style-name="_5f_OOoComputerSpecial"><text:span text:style-name="T163">.</text:span></text:span><text:span text:style-name="_5f_OOoComputerIdent"><text:span text:style-name="T163">ambientSound</text:span></text:span><text:change-end text:change-id="ct38450224"/><text:span text:style-name="Source_20_Text"><text:span text:style-name="T301"> </text:span></text:span><text:change-start text:change-id="ct42045696"/><text:span text:style-name="_5f_OOoComputerSpecial"><text:span text:style-name="T163">!=</text:span></text:span><text:change-end text:change-id="ct42045696"/><text:span text:style-name="Source_20_Text"><text:span text:style-name="T301"> </text:span></text:span><text:change-start text:change-id="ct42135376"/><text:span text:style-name="_5f_OOoComputerKeyWord"><text:span text:style-name="T163">None</text:span></text:span><text:span text:style-name="_5f_OOoComputerSpecial"><text:span text:style-name="T163">:</text:span></text:span><text:change-end text:change-id="ct42135376"/></text:p>
      <text:p text:style-name="Code"><text:span text:style-name="Source_20_Text"><text:span text:style-name="T298"><text:s text:c="8"/></text:span></text:span><text:span text:style-name="Source_20_Text"><text:span text:style-name="T299"><text:s text:c="4"/></text:span></text:span><text:change-start text:change-id="ct42036912"/><text:span text:style-name="_5f_OOoComputerIdent"><text:span text:style-name="T164">self</text:span></text:span><text:span text:style-name="_5f_OOoComputerSpecial"><text:span text:style-name="T164">.</text:span></text:span><text:span text:style-name="_5f_OOoComputerIdent"><text:span text:style-name="T164">ambientSound</text:span></text:span><text:span text:style-name="_5f_OOoComputerSpecial"><text:span text:style-name="T164">.</text:span></text:span><text:span text:style-name="_5f_OOoComputerIdent"><text:span text:style-name="T165">play</text:span></text:span><text:span text:style-name="_5f_OOoComputerSpecial"><text:span text:style-name="T164">()</text:span></text:span><text:change-end text:change-id="ct42036912"/></text:p>
      <text:p text:style-name="Code"/>
      <text:p text:style-name="Code"><text:span text:style-name="Source_20_Text"><text:span text:style-name="T298"><text:s text:c="8"/></text:span></text:span><text:change-start text:change-id="ct42137568"/><text:span text:style-name="_5f_OOoComputerIdent"><text:span text:style-name="T395">…</text:span></text:span><text:change-end text:change-id="ct42137568"/></text:p>
      <text:p text:style-name="Code"><text:span text:style-name="Source_20_Text"><text:span text:style-name="T298"/></text:span></text:p>
      <text:p text:style-name="Code"><text:span text:style-name="Source_20_Text"><text:span text:style-name="T298"><text:s text:c="8"/></text:span></text:span><text:change-start text:change-id="ct42132128"/><text:span text:style-name="_5f_OOoComputerIdent"><text:span text:style-name="T395">self</text:span></text:span><text:span text:style-name="_5f_OOoComputerSpecial"><text:span text:style-name="T395">.</text:span></text:span><text:span text:style-name="_5f_OOoComputerIdent"><text:span text:style-name="T395">arena</text:span></text:span><text:span text:style-name="_5f_OOoComputerSpecial"><text:span text:style-name="T395">.</text:span></text:span><text:span text:style-name="_5f_OOoComputerIdent"><text:span text:style-name="T395">hide</text:span></text:span><text:span text:style-name="_5f_OOoComputerSpecial"><text:span text:style-name="T395">()</text:span></text:span><text:change-end text:change-id="ct42132128"/></text:p>
      <text:p text:style-name="P571"><text:span text:style-name="Source_20_Text"><text:span text:style-name="T298"><text:s text:c="8"/></text:span></text:span><text:change-start text:change-id="ct42127184"/><text:span text:style-name="_5f_OOoComputerIdent"><text:span text:style-name="T395">render</text:span></text:span><text:span text:style-name="_5f_OOoComputerSpecial"><text:span text:style-name="T395">.</text:span></text:span><text:span text:style-name="_5f_OOoComputerIdent"><text:span text:style-name="T395">clearLight</text:span></text:span><text:span text:style-name="_5f_OOoComputerSpecial"><text:span text:style-name="T395">()</text:span></text:span><text:change-end text:change-id="ct42127184"/></text:p>
      <text:p text:style-name="P571"><text:span text:style-name="Source_20_Text"><text:span text:style-name="T304"><text:s text:c="8"/></text:span></text:span><text:change-start text:change-id="ct42114128"/><text:span text:style-name="_5f_OOoComputerKeyWord"><text:span text:style-name="T163">if</text:span></text:span><text:change-end text:change-id="ct42114128"/><text:span text:style-name="Source_20_Text"><text:span text:style-name="T301"> </text:span></text:span><text:change-start text:change-id="ct42048544"/><text:span text:style-name="_5f_OOoComputerIdent"><text:span text:style-name="T163">self</text:span></text:span><text:span text:style-name="_5f_OOoComputerSpecial"><text:span text:style-name="T163">.</text:span></text:span><text:span text:style-name="_5f_OOoComputerIdent"><text:span text:style-name="T163">ambientSound</text:span></text:span><text:change-end text:change-id="ct42048544"/><text:span text:style-name="Source_20_Text"><text:span text:style-name="T301"> </text:span></text:span><text:change-start text:change-id="ct42140672"/><text:span text:style-name="_5f_OOoComputerSpecial"><text:span text:style-name="T163">!=</text:span></text:span><text:change-end text:change-id="ct42140672"/><text:span text:style-name="Source_20_Text"><text:span text:style-name="T301"> </text:span></text:span><text:change-start text:change-id="ct42147424"/><text:span text:style-name="_5f_OOoComputerKeyWord"><text:span text:style-name="T163">None</text:span></text:span><text:span text:style-name="_5f_OOoComputerSpecial"><text:span text:style-name="T163">:</text:span></text:span><text:change-end text:change-id="ct42147424"/></text:p>
      <text:p text:style-name="Code"><text:span text:style-name="Source_20_Text"><text:span text:style-name="T298"><text:s text:c="8"/></text:span></text:span><text:span text:style-name="Source_20_Text"><text:span text:style-name="T299"><text:s text:c="4"/></text:span></text:span><text:change-start text:change-id="ct42132352"/><text:span text:style-name="_5f_OOoComputerIdent"><text:span text:style-name="T164">self</text:span></text:span><text:span text:style-name="_5f_OOoComputerSpecial"><text:span text:style-name="T164">.</text:span></text:span><text:span text:style-name="_5f_OOoComputerIdent"><text:span text:style-name="T164">ambientSound</text:span></text:span><text:span text:style-name="_5f_OOoComputerSpecial"><text:span text:style-name="T164">.</text:span></text:span><text:span text:style-name="_5f_OOoComputerIdent"><text:span text:style-name="T164">stop</text:span></text:span><text:span text:style-name="_5f_OOoComputerSpecial"><text:span text:style-name="T164">()</text:span></text:span><text:change-end text:change-id="ct42132352"/></text:p>
      <text:p text:style-name="P341">As you see, we first load the sound with the loadSfx from our assets/audio/ directory and then simply start and stop the audio track within the respective start and stop functions of the arena Class.</text:p>
      <text:h text:style-name="P35" text:outline-level="4"><text:bookmark-start text:name="__RefHeading__3755_1703764343"/>SFX<text:bookmark-end text:name="__RefHeading__3755_1703764343"/></text:h>
      <text:p text:style-name="P307">Finally we have the sound effects or for short, SFX. Those are things like footsteps, punch hits, bullet shots, explosions <text:span text:style-name="T283">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42">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16"><text:span text:style-name="T306">To make audio ready to be placed in the 3D scene, we first need to set up an</text:span><text:span text:style-name="T289"> </text:span><text:span text:style-name="Source_20_Text"><text:span text:style-name="T289">Audio3DManager </text:span></text:span><text:span text:style-name="Source_20_Text"><text:span text:style-name="T293">which will be used instead of the global loader class. </text:span></text:span><text:span text:style-name="Source_20_Text"><text:span text:style-name="T294">So add this lines in the main.py script.</text:span></text:span></text:p>
      <text:p text:style-name="P538"><text:change-start text:change-id="ct42132816"/><text:span text:style-name="_5f_OOoComputerIdent">…</text:span><text:change-end text:change-id="ct42132816"/></text:p>
      <text:p text:style-name="P539"><text:change-start text:change-id="ct42122096"/><text:span text:style-name="_5f_OOoComputerKeyWord">from</text:span><text:change-end text:change-id="ct42122096"/> <text:change-start text:change-id="ct42145680"/><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42145680"/> <text:change-start text:change-id="ct40594560"/><text:span text:style-name="_5f_OOoComputerKeyWord">import</text:span><text:change-end text:change-id="ct40594560"/> <text:change-start text:change-id="ct42144912"/><text:span text:style-name="_5f_OOoComputerIdent">Audio3DManager</text:span><text:change-end text:change-id="ct42144912"/></text:p>
      <text:p text:style-name="Code"/>
      <text:p text:style-name="P549"><text:s text:c="8"/><text:change-start text:change-id="ct38455168"/><text:span text:style-name="_5f_OOoComputerIdent">…</text:span><text:change-end text:change-id="ct38455168"/></text:p>
      <text:p text:style-name="Code"><text:s text:c="8"/><text:change-start text:change-id="ct38456576"/><text:span text:style-name="_5f_OOoComputerIdent">self</text:span><text:span text:style-name="_5f_OOoComputerSpecial">.</text:span><text:span text:style-name="_5f_OOoComputerIdent">hud</text:span><text:change-end text:change-id="ct38456576"/> <text:change-start text:change-id="ct42138848"/><text:span text:style-name="_5f_OOoComputerSpecial">=</text:span><text:change-end text:change-id="ct42138848"/> <text:change-start text:change-id="ct42139072"/><text:span text:style-name="_5f_OOoComputerIdent">Hud</text:span><text:span text:style-name="_5f_OOoComputerSpecial">()</text:span><text:change-end text:change-id="ct42139072"/></text:p>
      <text:p text:style-name="Code"><text:s text:c="8"/><text:change-start text:change-id="ct38457280"/><text:span text:style-name="_5f_OOoComputerIdent">self</text:span><text:span text:style-name="_5f_OOoComputerSpecial">.</text:span><text:span text:style-name="_5f_OOoComputerIdent">menuMusic</text:span><text:change-end text:change-id="ct38457280"/> <text:change-start text:change-id="ct38457984"/><text:span text:style-name="_5f_OOoComputerSpecial">=</text:span><text:change-end text:change-id="ct38457984"/> <text:change-start text:change-id="ct42152256"/><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42152256"/></text:p>
      <text:p text:style-name="Code"><text:s text:c="8"/><text:change-start text:change-id="ct38459040"/><text:span text:style-name="_5f_OOoComputerIdent">self</text:span><text:span text:style-name="_5f_OOoComputerSpecial">.</text:span><text:span text:style-name="_5f_OOoComputerIdent">fightMusic</text:span><text:change-end text:change-id="ct38459040"/> <text:change-start text:change-id="ct42142512"/><text:span text:style-name="_5f_OOoComputerSpecial">=</text:span><text:change-end text:change-id="ct42142512"/> <text:change-start text:change-id="ct42154736"/><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42154736"/></text:p>
      <text:p text:style-name="Code"><text:s text:c="8"/><text:change-start text:change-id="ct38459744"/><text:span text:style-name="_5f_OOoComputerIdent"><text:span text:style-name="T148">base</text:span></text:span><text:span text:style-name="_5f_OOoComputerSpecial"><text:span text:style-name="T148">.</text:span></text:span><text:span text:style-name="_5f_OOoComputerIdent"><text:span text:style-name="T148">audio3d</text:span></text:span><text:change-end text:change-id="ct38459744"/><text:span text:style-name="T148"> </text:span><text:change-start text:change-id="ct38458336"/><text:span text:style-name="_5f_OOoComputerSpecial"><text:span text:style-name="T148">=</text:span></text:span><text:change-end text:change-id="ct38458336"/><text:span text:style-name="T148"> </text:span><text:change-start text:change-id="ct42176384"/><text:span text:style-name="_5f_OOoComputerIdent"><text:span text:style-name="T148">Audio3DManager</text:span></text:span><text:span text:style-name="_5f_OOoComputerSpecial"><text:span text:style-name="T148">(</text:span></text:span><text:span text:style-name="_5f_OOoComputerIdent"><text:span text:style-name="T148">base</text:span></text:span><text:span text:style-name="_5f_OOoComputerSpecial"><text:span text:style-name="T148">.</text:span></text:span><text:span text:style-name="_5f_OOoComputerIdent"><text:span text:style-name="T148">sfxManagerList</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2176384"/><text:span text:style-name="T148"> </text:span><text:change-start text:change-id="ct42182688"/><text:span text:style-name="_5f_OOoComputerIdent"><text:span text:style-name="T148">camera</text:span></text:span><text:span text:style-name="_5f_OOoComputerSpecial"><text:span text:style-name="T148">)</text:span></text:span><text:change-end text:change-id="ct42182688"/></text:p>
      <text:p text:style-name="P317">Having that, we now also have a global audio3d manager that we will use for our 3D placeable audio.</text:p>
      <text:p text:style-name="P317">We will also use that right away in our Player class to add some hit and step sounds to the characters.</text:p>
      <text:p text:style-name="Code"><text:s text:c="4"/><text:change-start text:change-id="ct42163280"/><text:span text:style-name="_5f_OOoComputerIdent">CollisionNode</text:span><text:span text:style-name="_5f_OOoComputerSpecial">,</text:span><text:change-end text:change-id="ct42163280"/></text:p>
      <text:p text:style-name="Code"><text:s text:c="4"/><text:change-start text:change-id="ct42188864"/><text:span text:style-name="_5f_OOoComputerIdent">KeyboardButton</text:span><text:span text:style-name="_5f_OOoComputerSpecial">,</text:span><text:change-end text:change-id="ct42188864"/></text:p>
      <text:p text:style-name="Code"><text:s text:c="4"/><text:change-start text:change-id="ct42189376"/><text:span text:style-name="_5f_OOoComputerIdent"><text:span text:style-name="T148">AudioSound</text:span></text:span><text:span text:style-name="_5f_OOoComputerSpecial">)</text:span><text:change-end text:change-id="ct42189376"/></text:p>
      <text:p text:style-name="Code"/>
      <text:p text:style-name="P540"><text:s text:c="8"/><text:change-start text:change-id="ct42190176"/><text:span text:style-name="_5f_OOoComputerIdent">…</text:span><text:change-end text:change-id="ct42190176"/></text:p>
      <text:p text:style-name="P541"><text:s text:c="8"/><text:change-start text:change-id="ct42190688"/><text:span text:style-name="_5f_OOoComputerIdent">characterHitRay</text:span><text:change-end text:change-id="ct42190688"/> <text:change-start text:change-id="ct42190912"/><text:span text:style-name="_5f_OOoComputerSpecial">=</text:span><text:change-end text:change-id="ct42190912"/> <text:change-start text:change-id="ct42191136"/><text:span text:style-name="_5f_OOoComputerIdent">CollisionSegment</text:span><text:span text:style-name="_5f_OOoComputerSpecial">(</text:span><text:span text:style-name="_5f_OOoComputerLiteral">0</text:span><text:span text:style-name="_5f_OOoComputerSpecial">,</text:span><text:change-end text:change-id="ct42191136"/> <text:change-start text:change-id="ct42191360"/><text:span text:style-name="_5f_OOoComputerSpecial">-</text:span><text:span text:style-name="_5f_OOoComputerLiteral">0.5</text:span><text:span text:style-name="_5f_OOoComputerSpecial">,</text:span><text:change-end text:change-id="ct42191360"/> <text:change-start text:change-id="ct42191584"/><text:span text:style-name="_5f_OOoComputerLiteral">1.0</text:span><text:span text:style-name="_5f_OOoComputerSpecial">,</text:span><text:change-end text:change-id="ct42191584"/> <text:change-start text:change-id="ct42191808"/><text:span text:style-name="_5f_OOoComputerLiteral">0</text:span><text:span text:style-name="_5f_OOoComputerSpecial">,</text:span><text:change-end text:change-id="ct42191808"/> <text:change-start text:change-id="ct42192192"/><text:span text:style-name="_5f_OOoComputerSpecial">-</text:span><text:span text:style-name="_5f_OOoComputerLiteral">0.8</text:span><text:span text:style-name="_5f_OOoComputerSpecial">,</text:span><text:change-end text:change-id="ct42192192"/> <text:change-start text:change-id="ct42192688"/><text:span text:style-name="_5f_OOoComputerLiteral">1.0</text:span><text:span text:style-name="_5f_OOoComputerSpecial">)</text:span><text:change-end text:change-id="ct42192688"/></text:p>
      <text:p text:style-name="P541"><text:s text:c="8"/><text:change-start text:change-id="ct4219241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2192416"/></text:p>
      <text:p text:style-name="P541"/>
      <text:p text:style-name="P543"><text:s text:c="8"/><text:change-start text:change-id="ct42194928"/><text:span text:style-name="_5f_OOoComputerIdent"><text:span text:style-name="T148">self</text:span></text:span><text:span text:style-name="_5f_OOoComputerSpecial"><text:span text:style-name="T148">.</text:span></text:span><text:span text:style-name="_5f_OOoComputerIdent"><text:span text:style-name="T148">audioStep</text:span></text:span><text:change-end text:change-id="ct42194928"/><text:span text:style-name="T148"> </text:span><text:change-start text:change-id="ct42195152"/><text:span text:style-name="_5f_OOoComputerSpecial"><text:span text:style-name="T148">=</text:span></text:span><text:change-end text:change-id="ct42195152"/><text:span text:style-name="T148"> </text:span><text:change-start text:change-id="ct42201696"/><text:span text:style-name="_5f_OOoComputerIdent"><text:span text:style-name="T155">base</text:span></text:span><text:span text:style-name="_5f_OOoComputerSpecial"><text:span text:style-name="T155">.</text:span></text:span><text:span text:style-name="_5f_OOoComputerIdent"><text:span text:style-name="T148">audio3d</text:span></text:span><text:span text:style-name="_5f_OOoComputerSpecial"><text:span text:style-name="T148">.</text:span></text:span><text:span text:style-name="_5f_OOoComputerIdent"><text:span text:style-name="T148">loadSfx</text:span></text:span><text:span text:style-name="_5f_OOoComputerSpecial"><text:span text:style-name="T148">(</text:span></text:span><text:span text:style-name="_5f_OOoComputerLiteral"><text:span text:style-name="T148">"assets/audio/step.</text:span></text:span><text:span text:style-name="_5f_OOoComputerLiteral"><text:span text:style-name="T158">o</text:span></text:span><text:span text:style-name="_5f_OOoComputerLiteral"><text:span text:style-name="T148">gg"</text:span></text:span><text:span text:style-name="_5f_OOoComputerSpecial"><text:span text:style-name="T148">)</text:span></text:span><text:change-end text:change-id="ct42201696"/></text:p>
      <text:p text:style-name="P541"><text:s text:c="8"/><text:change-start text:change-id="ct42195376"/><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48">setLoop</text:span></text:span><text:span text:style-name="_5f_OOoComputerSpecial"><text:span text:style-name="T148">(</text:span></text:span><text:span text:style-name="_5f_OOoComputerIdent"><text:span text:style-name="T148">True</text:span></text:span><text:span text:style-name="_5f_OOoComputerSpecial"><text:span text:style-name="T148">)</text:span></text:span><text:change-end text:change-id="ct42195376"/></text:p>
      <text:p text:style-name="P542"><text:s text:c="8"/><text:change-start text:change-id="ct42206832"/><text:span text:style-name="_5f_OOoComputerIdent"><text:span text:style-name="T154">base</text:span></text:span><text:span text:style-name="_5f_OOoComputerSpecial"><text:span text:style-name="T154">.</text:span></text:span><text:span text:style-name="_5f_OOoComputerIdent"><text:span text:style-name="T148">audio3d</text:span></text:span><text:span text:style-name="_5f_OOoComputerSpecial"><text:span text:style-name="T148">.</text:span></text:span><text:span text:style-name="_5f_OOoComputerIdent"><text:span text:style-name="T148">attachSoundToObject</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change-end text:change-id="ct42206832"/><text:span text:style-name="T148"> </text:span><text:change-start text:change-id="ct42207920"/><text:span text:style-name="_5f_OOoComputerIdent"><text:span text:style-name="T148">self</text:span></text:span><text:span text:style-name="_5f_OOoComputerSpecial"><text:span text:style-name="T148">.</text:span></text:span><text:span text:style-name="_5f_OOoComputerIdent"><text:span text:style-name="T148">character</text:span></text:span><text:span text:style-name="_5f_OOoComputerSpecial"><text:span text:style-name="T148">)</text:span></text:span><text:change-end text:change-id="ct42207920"/></text:p>
      <text:p text:style-name="P541"/>
      <text:p text:style-name="P543"><text:s text:c="8"/><text:change-start text:change-id="ct38464320"/><text:span text:style-name="_5f_OOoComputerIdent"><text:span text:style-name="T148">self</text:span></text:span><text:span text:style-name="_5f_OOoComputerSpecial"><text:span text:style-name="T148">.</text:span></text:span><text:span text:style-name="_5f_OOoComputerIdent"><text:span text:style-name="T148">audioHit</text:span></text:span><text:change-end text:change-id="ct38464320"/><text:span text:style-name="T148"> </text:span><text:change-start text:change-id="ct42167312"/><text:span text:style-name="_5f_OOoComputerSpecial"><text:span text:style-name="T148">=</text:span></text:span><text:change-end text:change-id="ct42167312"/><text:span text:style-name="T148"> </text:span><text:change-start text:change-id="ct42212736"/><text:span text:style-name="_5f_OOoComputerIdent"><text:span text:style-name="T155">base</text:span></text:span><text:span text:style-name="_5f_OOoComputerSpecial"><text:span text:style-name="T155">.</text:span></text:span><text:span text:style-name="_5f_OOoComputerIdent"><text:span text:style-name="T148">audio3d</text:span></text:span><text:span text:style-name="_5f_OOoComputerSpecial"><text:span text:style-name="T148">.</text:span></text:span><text:span text:style-name="_5f_OOoComputerIdent"><text:span text:style-name="T148">loadSfx</text:span></text:span><text:span text:style-name="_5f_OOoComputerSpecial"><text:span text:style-name="T148">(</text:span></text:span><text:span text:style-name="_5f_OOoComputerLiteral"><text:span text:style-name="T148">"assets/audio/hit.</text:span></text:span><text:span text:style-name="_5f_OOoComputerLiteral"><text:span text:style-name="T158">o</text:span></text:span><text:span text:style-name="_5f_OOoComputerLiteral"><text:span text:style-name="T148">gg"</text:span></text:span><text:span text:style-name="_5f_OOoComputerSpecial"><text:span text:style-name="T148">)</text:span></text:span><text:change-end text:change-id="ct42212736"/></text:p>
      <text:p text:style-name="P541"><text:s text:c="8"/><text:change-start text:change-id="ct42164320"/><text:span text:style-name="_5f_OOoComputerIdent"><text:span text:style-name="T148">self</text:span></text:span><text:span text:style-name="_5f_OOoComputerSpecial"><text:span text:style-name="T148">.</text:span></text:span><text:span text:style-name="_5f_OOoComputerIdent"><text:span text:style-name="T148">audioHit</text:span></text:span><text:span text:style-name="_5f_OOoComputerSpecial"><text:span text:style-name="T148">.</text:span></text:span><text:span text:style-name="_5f_OOoComputerIdent"><text:span text:style-name="T148">setLoop</text:span></text:span><text:span text:style-name="_5f_OOoComputerSpecial"><text:span text:style-name="T148">(</text:span></text:span><text:span text:style-name="_5f_OOoComputerIdent"><text:span text:style-name="T159">False</text:span></text:span><text:span text:style-name="_5f_OOoComputerSpecial"><text:span text:style-name="T148">)</text:span></text:span><text:change-end text:change-id="ct42164320"/></text:p>
      <text:p text:style-name="P542"><text:s text:c="8"/><text:change-start text:change-id="ct42216832"/><text:span text:style-name="_5f_OOoComputerIdent"><text:span text:style-name="T154">base</text:span></text:span><text:span text:style-name="_5f_OOoComputerSpecial"><text:span text:style-name="T154">.</text:span></text:span><text:span text:style-name="_5f_OOoComputerIdent"><text:span text:style-name="T148">audio3d</text:span></text:span><text:span text:style-name="_5f_OOoComputerSpecial"><text:span text:style-name="T148">.</text:span></text:span><text:span text:style-name="_5f_OOoComputerIdent"><text:span text:style-name="T148">attachSoundToObject</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change-end text:change-id="ct42216832"/><text:span text:style-name="T148"> </text:span><text:change-start text:change-id="ct42219088"/><text:span text:style-name="_5f_OOoComputerIdent"><text:span text:style-name="T148">self</text:span></text:span><text:span text:style-name="_5f_OOoComputerSpecial"><text:span text:style-name="T148">.</text:span></text:span><text:span text:style-name="_5f_OOoComputerIdent"><text:span text:style-name="T148">character</text:span></text:span><text:span text:style-name="_5f_OOoComputerSpecial"><text:span text:style-name="T148">)</text:span></text:span><text:change-end text:change-id="ct42219088"/></text:p>
      <text:p text:style-name="P540"/>
      <text:p text:style-name="P540"><text:s text:c="8"/><text:change-start text:change-id="ct42216560"/><text:span text:style-name="_5f_OOoComputerIdent">…</text:span><text:change-end text:change-id="ct42216560"/></text:p>
      <text:p text:style-name="P540"/>
      <text:p text:style-name="Code"><text:s text:c="4"/><text:change-start text:change-id="ct42223888"/><text:span text:style-name="_5f_OOoComputerKeyWord">def</text:span><text:change-end text:change-id="ct42223888"/> <text:change-start text:change-id="ct42224112"/><text:span text:style-name="_5f_OOoComputerIdent">enterWalk</text:span><text:span text:style-name="_5f_OOoComputerSpecial">(</text:span><text:span text:style-name="_5f_OOoComputerIdent">self</text:span><text:span text:style-name="_5f_OOoComputerSpecial">):</text:span><text:change-end text:change-id="ct42224112"/></text:p>
      <text:p text:style-name="Code"><text:soft-page-break/><text:s text:c="8"/><text:change-start text:change-id="ct4222476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2224768"/></text:p>
      <text:p text:style-name="Code"><text:s text:c="8"/><text:change-start text:change-id="ct42185568"/><text:span text:style-name="_5f_OOoComputerKeyWord"><text:span text:style-name="T148">if</text:span></text:span><text:change-end text:change-id="ct42185568"/><text:span text:style-name="T148"> </text:span><text:change-start text:change-id="ct38467840"/><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38467840"/><text:span text:style-name="T148"> </text:span><text:change-start text:change-id="ct42172240"/><text:span text:style-name="_5f_OOoComputerSpecial"><text:span text:style-name="T148">!=</text:span></text:span><text:change-end text:change-id="ct42172240"/><text:span text:style-name="T148"> </text:span><text:change-start text:change-id="ct42159952"/><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2159952"/></text:p>
      <text:p text:style-name="Code"><text:s text:c="8"/><text:span text:style-name="T148"><text:s text:c="4"/></text:span><text:change-start text:change-id="ct42165216"/><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53">play</text:span></text:span><text:span text:style-name="_5f_OOoComputerSpecial"><text:span text:style-name="T148">()</text:span></text:span><text:change-end text:change-id="ct42165216"/></text:p>
      <text:p text:style-name="Code"><text:s text:c="4"/><text:change-start text:change-id="ct40716336"/><text:span text:style-name="_5f_OOoComputerKeyWord">def</text:span><text:change-end text:change-id="ct40716336"/> <text:change-start text:change-id="ct40716560"/><text:span text:style-name="_5f_OOoComputerIdent">exitWalk</text:span><text:span text:style-name="_5f_OOoComputerSpecial">(</text:span><text:span text:style-name="_5f_OOoComputerIdent">self</text:span><text:span text:style-name="_5f_OOoComputerSpecial">):</text:span><text:change-end text:change-id="ct40716560"/></text:p>
      <text:p text:style-name="Code"><text:s text:c="8"/><text:change-start text:change-id="ct4071726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0717264"/></text:p>
      <text:p text:style-name="Code"><text:s text:c="8"/><text:change-start text:change-id="ct40717776"/><text:span text:style-name="_5f_OOoComputerKeyWord"><text:span text:style-name="T148">if</text:span></text:span><text:change-end text:change-id="ct40717776"/><text:span text:style-name="T148"> </text:span><text:change-start text:change-id="ct40718000"/><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40718000"/><text:span text:style-name="T148"> </text:span><text:change-start text:change-id="ct40718496"/><text:span text:style-name="_5f_OOoComputerSpecial"><text:span text:style-name="T148">==</text:span></text:span><text:change-end text:change-id="ct40718496"/><text:span text:style-name="T148"> </text:span><text:change-start text:change-id="ct40724736"/><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0724736"/></text:p>
      <text:p text:style-name="Code"><text:s text:c="8"/><text:span text:style-name="T148"><text:s text:c="4"/></text:span><text:change-start text:change-id="ct40726608"/><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48">stop</text:span></text:span><text:span text:style-name="_5f_OOoComputerSpecial"><text:span text:style-name="T148">()</text:span></text:span><text:change-end text:change-id="ct40726608"/></text:p>
      <text:p text:style-name="Code"/>
      <text:p text:style-name="Code"><text:s text:c="4"/><text:change-start text:change-id="ct40718224"/><text:span text:style-name="_5f_OOoComputerKeyWord">def</text:span><text:change-end text:change-id="ct40718224"/> <text:change-start text:change-id="ct40729232"/><text:span text:style-name="_5f_OOoComputerIdent">enterWalk_back</text:span><text:span text:style-name="_5f_OOoComputerSpecial">(</text:span><text:span text:style-name="_5f_OOoComputerIdent">self</text:span><text:span text:style-name="_5f_OOoComputerSpecial">):</text:span><text:change-end text:change-id="ct40729232"/></text:p>
      <text:p text:style-name="Code"><text:s text:c="8"/><text:change-start text:change-id="ct4072974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0729744"/></text:p>
      <text:p text:style-name="Code"><text:s text:c="8"/><text:change-start text:change-id="ct40730448"/><text:span text:style-name="_5f_OOoComputerKeyWord"><text:span text:style-name="T148">if</text:span></text:span><text:change-end text:change-id="ct40730448"/><text:span text:style-name="T148"> </text:span><text:change-start text:change-id="ct40731168"/><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40731168"/><text:span text:style-name="T148"> </text:span><text:change-start text:change-id="ct40730672"/><text:span text:style-name="_5f_OOoComputerSpecial"><text:span text:style-name="T148">!=</text:span></text:span><text:change-end text:change-id="ct40730672"/><text:span text:style-name="T148"> </text:span><text:change-start text:change-id="ct40766064"/><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0766064"/></text:p>
      <text:p text:style-name="Code"><text:s text:c="8"/><text:span text:style-name="T148"><text:s text:c="4"/></text:span><text:change-start text:change-id="ct40731392"/><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53">play</text:span></text:span><text:span text:style-name="_5f_OOoComputerSpecial"><text:span text:style-name="T148">()</text:span></text:span><text:change-end text:change-id="ct40731392"/></text:p>
      <text:p text:style-name="Code"><text:s text:c="4"/><text:change-start text:change-id="ct40767968"/><text:span text:style-name="_5f_OOoComputerKeyWord">def</text:span><text:change-end text:change-id="ct40767968"/> <text:change-start text:change-id="ct40769456"/><text:span text:style-name="_5f_OOoComputerIdent">exitWalk_back</text:span><text:span text:style-name="_5f_OOoComputerSpecial">(</text:span><text:span text:style-name="_5f_OOoComputerIdent">self</text:span><text:span text:style-name="_5f_OOoComputerSpecial">):</text:span><text:change-end text:change-id="ct40769456"/></text:p>
      <text:p text:style-name="Code"><text:s text:c="8"/><text:change-start text:change-id="ct4218100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181008"/></text:p>
      <text:p text:style-name="Code"><text:s text:c="8"/><text:change-start text:change-id="ct42163056"/><text:span text:style-name="_5f_OOoComputerKeyWord"><text:span text:style-name="T148">if</text:span></text:span><text:change-end text:change-id="ct42163056"/><text:span text:style-name="T148"> </text:span><text:change-start text:change-id="ct42178672"/><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48">status</text:span></text:span><text:span text:style-name="_5f_OOoComputerSpecial"><text:span text:style-name="T148">()</text:span></text:span><text:change-end text:change-id="ct42178672"/><text:span text:style-name="T148"> </text:span><text:change-start text:change-id="ct40723712"/><text:span text:style-name="_5f_OOoComputerSpecial"><text:span text:style-name="T148">==</text:span></text:span><text:change-end text:change-id="ct40723712"/><text:span text:style-name="T148"> </text:span><text:change-start text:change-id="ct40775952"/><text:span text:style-name="_5f_OOoComputerIdent"><text:span text:style-name="T148">AudioSound</text:span></text:span><text:span text:style-name="_5f_OOoComputerSpecial"><text:span text:style-name="T148">.</text:span></text:span><text:span text:style-name="_5f_OOoComputerIdent"><text:span text:style-name="T148">PLAYING</text:span></text:span><text:span text:style-name="_5f_OOoComputerSpecial"><text:span text:style-name="T148">:</text:span></text:span><text:change-end text:change-id="ct40775952"/></text:p>
      <text:p text:style-name="P536"><text:s text:c="8"/><text:span text:style-name="T148"><text:s text:c="4"/></text:span><text:change-start text:change-id="ct42212000"/><text:span text:style-name="_5f_OOoComputerIdent"><text:span text:style-name="T148">self</text:span></text:span><text:span text:style-name="_5f_OOoComputerSpecial"><text:span text:style-name="T148">.</text:span></text:span><text:span text:style-name="_5f_OOoComputerIdent"><text:span text:style-name="T148">audioStep</text:span></text:span><text:span text:style-name="_5f_OOoComputerSpecial"><text:span text:style-name="T148">.</text:span></text:span><text:span text:style-name="_5f_OOoComputerIdent"><text:span text:style-name="T148">stop</text:span></text:span><text:span text:style-name="_5f_OOoComputerSpecial"><text:span text:style-name="T148">()</text:span></text:span><text:change-end text:change-id="ct42212000"/></text:p>
      <text:p text:style-name="P520"/>
      <text:p text:style-name="P521"><text:s text:c="4"/><text:change-start text:change-id="ct38464672"/><text:span text:style-name="_5f_OOoComputerKeyWord">def</text:span><text:change-end text:change-id="ct38464672"/> <text:change-start text:change-id="ct42168432"/><text:span text:style-name="_5f_OOoComputerIdent">enterHit</text:span><text:span text:style-name="_5f_OOoComputerSpecial">(</text:span><text:span text:style-name="_5f_OOoComputerIdent">self</text:span><text:span text:style-name="_5f_OOoComputerSpecial">):</text:span><text:change-end text:change-id="ct42168432"/></text:p>
      <text:p text:style-name="P521"><text:s text:c="8"/><text:change-start text:change-id="ct4222528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2225280"/></text:p>
      <text:p text:style-name="P537"><text:span text:style-name="T195"><text:s text:c="8"/></text:span><text:change-start text:change-id="ct40720880"/><text:span text:style-name="_5f_OOoComputerIdent"><text:span text:style-name="T148">self</text:span></text:span><text:span text:style-name="_5f_OOoComputerSpecial"><text:span text:style-name="T148">.</text:span></text:span><text:span text:style-name="_5f_OOoComputerIdent"><text:span text:style-name="T148">audioHit</text:span></text:span><text:span text:style-name="_5f_OOoComputerSpecial"><text:span text:style-name="T148">.</text:span></text:span><text:span text:style-name="_5f_OOoComputerIdent"><text:span text:style-name="T148">play</text:span></text:span><text:span text:style-name="_5f_OOoComputerSpecial"><text:span text:style-name="T148">()</text:span></text:span><text:change-end text:change-id="ct40720880"/></text:p>
      <text:p text:style-name="P318">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25">What you also have to keep in mind is, if you remove the node from the scene, you also need to remove the audio attached to it as it otherwise will rise an error that it can't place the sound correct.</text:p>
      <text:p text:style-name="P326">So add the following line to the stop method of the player class <text:span text:style-name="T312">before you remove the character node</text:span>.</text:p>
      <text:p text:style-name="Code"><text:s text:c="8"/><text:change-start text:change-id="ct42200192"/><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42200192"/></text:p>
      <text:p text:style-name="Code"><text:s text:c="8"/><text:change-start text:change-id="ct42200752"/><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42200752"/></text:p>
      <text:p text:style-name="P319">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19"/>
      <text:p text:style-name="P319"/>
      <text:p text:style-name="P320">That's all we will talk about for audio usage in Panda3D applications.</text:p>
      <text:h text:style-name="P51" text:outline-level="3"><text:bookmark-start text:name="__RefHeading__834_386173091"/>Particles<text:bookmark-end text:name="__RefHeading__834_386173091"/></text:h>
      <text:p text:style-name="P350">This chapter will teach you how to use Particles in your games. Particles can be used to add many various effects like fire, snow or visualize wind as well as performantely render many objects like the trees of a wood.</text:p>
      <text:p text:style-name="P352">To use Particles in a Panda3D application, you need to create a particle file which describes the Particle effect. <text:span text:style-name="T331">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31">https://www.panda3d.org/manual/index.php/Using_the_Particle_Panel</text:span></text:a><text:span text:style-name="T331">.</text:span></text:p>
      <text:h text:style-name="P716" text:outline-level="4"><text:bookmark-start text:name="__RefHeading__3759_1703764343"/>Blood<text:bookmark-end text:name="__RefHeading__3759_1703764343"/></text:h>
      <text:p text:style-name="P351">The first example where we will use particles for is to visualize <text:span text:style-name="T330">successful</text:span> <text:span text:style-name="T330">punches</text:span> of the players. <text:span text:style-name="T332">Therefore we will use a small image of a blood splat and load that into the particle panel, add a simple rotation and set a few other variables to make it look good for our purpose.</text:span></text:p>
      <text:p text:style-name="P353">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63">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33">In this section, we will set the factory type to</text:span> <text:span text:style-name="T333">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33">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65">Now you should have particles displaying the image you set slowly rotating and falling downward.</text:p>
      <text:p text:style-name="P354">After creating the effect, we just need to load it into our game and use it at the correct time.</text:p>
      <text:p text:style-name="P355"><text:span text:style-name="T335">In the main.py template there already is everything set up to enable particles in the application, otherwise you'd have to enable them via </text:span>base.<text:span text:style-name="T187">enableParticles().</text:span></text:p>
      <text:p text:style-name="P356"><text:span text:style-name="T190">Now within the Player </text:span><text:span text:style-name="T189">class in the getHit function add the following lines to enable the particle effect whenever the character got hit.</text:span></text:p>
      <text:p text:style-name="Code"><text:s text:c="4"/><text:change-start text:change-id="ct42160960"/><text:span text:style-name="_5f_OOoComputerKeyWord">def</text:span><text:change-end text:change-id="ct42160960"/> <text:change-start text:change-id="ct40378512"/><text:span text:style-name="_5f_OOoComputerIdent">gotHit</text:span><text:span text:style-name="_5f_OOoComputerSpecial">(</text:span><text:span text:style-name="_5f_OOoComputerIdent">self</text:span><text:span text:style-name="_5f_OOoComputerSpecial">):</text:span><text:change-end text:change-id="ct40378512"/></text:p>
      <text:p text:style-name="Code"><text:s text:c="8"/><text:change-start text:change-id="ct40780112"/><text:span text:style-name="_5f_OOoComputerKeyWord">if</text:span><text:change-end text:change-id="ct40780112"/> <text:change-start text:change-id="ct40379584"/><text:span text:style-name="_5f_OOoComputerKeyWord">not</text:span><text:change-end text:change-id="ct40379584"/> <text:change-start text:change-id="ct40379808"/><text:span text:style-name="_5f_OOoComputerIdent">self</text:span><text:span text:style-name="_5f_OOoComputerSpecial">.</text:span><text:span text:style-name="_5f_OOoComputerIdent">canBeHit</text:span><text:change-end text:change-id="ct40379808"/> <text:change-start text:change-id="ct40380032"/><text:span text:style-name="_5f_OOoComputerKeyWord">or</text:span><text:change-end text:change-id="ct40380032"/> <text:change-start text:change-id="ct40381280"/><text:span text:style-name="_5f_OOoComputerIdent">self</text:span><text:span text:style-name="_5f_OOoComputerSpecial">.</text:span><text:span text:style-name="_5f_OOoComputerIdent">isDefending</text:span><text:span text:style-name="_5f_OOoComputerSpecial">:</text:span><text:change-end text:change-id="ct40381280"/> <text:change-start text:change-id="ct40382672"/><text:span text:style-name="_5f_OOoComputerKeyWord">return</text:span><text:change-end text:change-id="ct40382672"/></text:p>
      <text:p text:style-name="Code"><text:s text:c="8"/><text:change-start text:change-id="ct40389600"/><text:span text:style-name="_5f_OOoComputerIdent"><text:span text:style-name="T148">self</text:span></text:span><text:span text:style-name="_5f_OOoComputerSpecial"><text:span text:style-name="T148">.</text:span></text:span><text:span text:style-name="_5f_OOoComputerIdent"><text:span text:style-name="T148">bloodsplat</text:span></text:span><text:change-end text:change-id="ct40389600"/><text:span text:style-name="T148"> </text:span><text:change-start text:change-id="ct40390960"/><text:span text:style-name="_5f_OOoComputerSpecial"><text:span text:style-name="T148">=</text:span></text:span><text:change-end text:change-id="ct40390960"/><text:span text:style-name="T148"> </text:span><text:change-start text:change-id="ct40394608"/><text:span text:style-name="_5f_OOoComputerIdent"><text:span text:style-name="T148">ParticleEffect</text:span></text:span><text:span text:style-name="_5f_OOoComputerSpecial"><text:span text:style-name="T148">()</text:span></text:span><text:change-end text:change-id="ct40394608"/></text:p>
      <text:p text:style-name="Code"><text:s text:c="8"/><text:change-start text:change-id="ct40398800"/><text:span text:style-name="_5f_OOoComputerIdent"><text:span text:style-name="T148">self</text:span></text:span><text:span text:style-name="_5f_OOoComputerSpecial"><text:span text:style-name="T148">.</text:span></text:span><text:span text:style-name="_5f_OOoComputerIdent"><text:span text:style-name="T148">bloodsplat</text:span></text:span><text:span text:style-name="_5f_OOoComputerSpecial"><text:span text:style-name="T148">.</text:span></text:span><text:span text:style-name="_5f_OOoComputerIdent"><text:span text:style-name="T148">loadConfig</text:span></text:span><text:span text:style-name="_5f_OOoComputerSpecial"><text:span text:style-name="T148">(</text:span></text:span><text:span text:style-name="_5f_OOoComputerLiteral"><text:span text:style-name="T148">"assets/fx/BloodSplat.ptf"</text:span></text:span><text:span text:style-name="_5f_OOoComputerSpecial"><text:span text:style-name="T148">)</text:span></text:span><text:change-end text:change-id="ct40398800"/></text:p>
      <text:p text:style-name="Code"><text:s text:c="8"/><text:change-start text:change-id="ct40401216"/><text:span text:style-name="_5f_OOoComputerIdent"><text:span text:style-name="T148">floater</text:span></text:span><text:change-end text:change-id="ct40401216"/><text:span text:style-name="T148"> </text:span><text:change-start text:change-id="ct40401440"/><text:span text:style-name="_5f_OOoComputerSpecial"><text:span text:style-name="T148">=</text:span></text:span><text:change-end text:change-id="ct40401440"/><text:span text:style-name="T148"> </text:span><text:change-start text:change-id="ct41696816"/><text:span text:style-name="_5f_OOoComputerIdent"><text:span text:style-name="T148">self</text:span></text:span><text:span text:style-name="_5f_OOoComputerSpecial"><text:span text:style-name="T148">.</text:span></text:span><text:span text:style-name="_5f_OOoComputerIdent"><text:span text:style-name="T148">character</text:span></text:span><text:span text:style-name="_5f_OOoComputerSpecial"><text:span text:style-name="T148">.</text:span></text:span><text:span text:style-name="_5f_OOoComputerIdent"><text:span text:style-name="T148">attachNewNode</text:span></text:span><text:span text:style-name="_5f_OOoComputerSpecial"><text:span text:style-name="T148">(</text:span></text:span><text:span text:style-name="_5f_OOoComputerLiteral"><text:span text:style-name="T148">"particleFloater"</text:span></text:span><text:span text:style-name="_5f_OOoComputerSpecial"><text:span text:style-name="T148">)</text:span></text:span><text:change-end text:change-id="ct41696816"/></text:p>
      <text:p text:style-name="Code"><text:s text:c="8"/><text:change-start text:change-id="ct40401664"/><text:span text:style-name="_5f_OOoComputerKeyWord"><text:span text:style-name="T148">if</text:span></text:span><text:change-end text:change-id="ct40401664"/><text:span text:style-name="T148"> </text:span><text:change-start text:change-id="ct41698992"/><text:span text:style-name="_5f_OOoComputerIdent"><text:span text:style-name="T148">self</text:span></text:span><text:span text:style-name="_5f_OOoComputerSpecial"><text:span text:style-name="T148">.</text:span></text:span><text:span text:style-name="_5f_OOoComputerIdent"><text:span text:style-name="T148">character</text:span></text:span><text:span text:style-name="_5f_OOoComputerSpecial"><text:span text:style-name="T148">.</text:span></text:span><text:span text:style-name="_5f_OOoComputerIdent"><text:span text:style-name="T148">getH</text:span></text:span><text:span text:style-name="_5f_OOoComputerSpecial"><text:span text:style-name="T148">()</text:span></text:span><text:change-end text:change-id="ct41698992"/><text:span text:style-name="T148"> </text:span><text:change-start text:change-id="ct41699216"/><text:span text:style-name="_5f_OOoComputerSpecial"><text:span text:style-name="T148">==</text:span></text:span><text:change-end text:change-id="ct41699216"/><text:span text:style-name="T148"> </text:span><text:change-start text:change-id="ct41702016"/><text:span text:style-name="_5f_OOoComputerLiteral"><text:span text:style-name="T148">90</text:span></text:span><text:span text:style-name="_5f_OOoComputerSpecial"><text:span text:style-name="T148">:</text:span></text:span><text:change-end text:change-id="ct41702016"/></text:p>
      <text:p text:style-name="Code"><text:s text:c="8"/><text:span text:style-name="T148"><text:s text:c="4"/></text:span><text:change-start text:change-id="ct41700176"/><text:span text:style-name="_5f_OOoComputerIdent"><text:span text:style-name="T148">floater</text:span></text:span><text:span text:style-name="_5f_OOoComputerSpecial"><text:span text:style-name="T148">.</text:span></text:span><text:span text:style-name="_5f_OOoComputerIdent"><text:span text:style-name="T148">setPos</text:span></text:span><text:span text:style-name="_5f_OOoComputerSpecial"><text:span text:style-name="T148">(-</text:span></text:span><text:span text:style-name="_5f_OOoComputerLiteral"><text:span text:style-name="T148">1</text:span></text:span><text:span text:style-name="_5f_OOoComputerSpecial"><text:span text:style-name="T148">,</text:span></text:span><text:change-end text:change-id="ct41700176"/><text:span text:style-name="T148"> </text:span><text:change-start text:change-id="ct41705088"/><text:span text:style-name="_5f_OOoComputerLiteral"><text:span text:style-name="T148">0</text:span></text:span><text:span text:style-name="_5f_OOoComputerSpecial"><text:span text:style-name="T148">,</text:span></text:span><text:change-end text:change-id="ct41705088"/><text:span text:style-name="T148"> </text:span><text:change-start text:change-id="ct41705824"/><text:span text:style-name="_5f_OOoComputerLiteral"><text:span text:style-name="T148">1</text:span></text:span><text:span text:style-name="_5f_OOoComputerSpecial"><text:span text:style-name="T148">)</text:span></text:span><text:change-end text:change-id="ct41705824"/></text:p>
      <text:p text:style-name="Code"><text:s text:c="8"/><text:change-start text:change-id="ct41702720"/><text:span text:style-name="_5f_OOoComputerKeyWord"><text:span text:style-name="T148">if</text:span></text:span><text:change-end text:change-id="ct41702720"/><text:span text:style-name="T148"> </text:span><text:change-start text:change-id="ct41708800"/><text:span text:style-name="_5f_OOoComputerIdent"><text:span text:style-name="T148">self</text:span></text:span><text:span text:style-name="_5f_OOoComputerSpecial"><text:span text:style-name="T148">.</text:span></text:span><text:span text:style-name="_5f_OOoComputerIdent"><text:span text:style-name="T148">character</text:span></text:span><text:span text:style-name="_5f_OOoComputerSpecial"><text:span text:style-name="T148">.</text:span></text:span><text:span text:style-name="_5f_OOoComputerIdent"><text:span text:style-name="T148">getH</text:span></text:span><text:span text:style-name="_5f_OOoComputerSpecial"><text:span text:style-name="T148">()</text:span></text:span><text:change-end text:change-id="ct41708800"/><text:span text:style-name="T148"> </text:span><text:change-start text:change-id="ct41707488"/><text:span text:style-name="_5f_OOoComputerSpecial"><text:span text:style-name="T148">==</text:span></text:span><text:change-end text:change-id="ct41707488"/><text:span text:style-name="T148"> </text:span><text:change-start text:change-id="ct41712048"/><text:span text:style-name="_5f_OOoComputerSpecial"><text:span text:style-name="T148">-</text:span></text:span><text:span text:style-name="_5f_OOoComputerLiteral"><text:span text:style-name="T148">90</text:span></text:span><text:span text:style-name="_5f_OOoComputerSpecial"><text:span text:style-name="T148">:</text:span></text:span><text:change-end text:change-id="ct41712048"/></text:p>
      <text:p text:style-name="Code"><text:s text:c="8"/><text:span text:style-name="T148"><text:s text:c="4"/></text:span><text:change-start text:change-id="ct41715440"/><text:span text:style-name="_5f_OOoComputerIdent"><text:span text:style-name="T148">floater</text:span></text:span><text:span text:style-name="_5f_OOoComputerSpecial"><text:span text:style-name="T148">.</text:span></text:span><text:span text:style-name="_5f_OOoComputerIdent"><text:span text:style-name="T148">setPos</text:span></text:span><text:span text:style-name="_5f_OOoComputerSpecial"><text:span text:style-name="T148">(</text:span></text:span><text:span text:style-name="_5f_OOoComputerLiteral"><text:span text:style-name="T148">1</text:span></text:span><text:span text:style-name="_5f_OOoComputerSpecial"><text:span text:style-name="T148">,</text:span></text:span><text:change-end text:change-id="ct41715440"/><text:span text:style-name="T148"> </text:span><text:change-start text:change-id="ct41709024"/><text:span text:style-name="_5f_OOoComputerLiteral"><text:span text:style-name="T148">0</text:span></text:span><text:span text:style-name="_5f_OOoComputerSpecial"><text:span text:style-name="T148">,</text:span></text:span><text:change-end text:change-id="ct41709024"/><text:span text:style-name="T148"> </text:span><text:change-start text:change-id="ct41715808"/><text:span text:style-name="_5f_OOoComputerLiteral"><text:span text:style-name="T148">1</text:span></text:span><text:span text:style-name="_5f_OOoComputerSpecial"><text:span text:style-name="T148">)</text:span></text:span><text:change-end text:change-id="ct41715808"/></text:p>
      <text:p text:style-name="Code"><text:s text:c="8"/><text:change-start text:change-id="ct41716608"/><text:span text:style-name="_5f_OOoComputerIdent"><text:span text:style-name="T148">self</text:span></text:span><text:span text:style-name="_5f_OOoComputerSpecial"><text:span text:style-name="T148">.</text:span></text:span><text:span text:style-name="_5f_OOoComputerIdent"><text:span text:style-name="T148">bloodsplat</text:span></text:span><text:span text:style-name="_5f_OOoComputerSpecial"><text:span text:style-name="T148">.</text:span></text:span><text:span text:style-name="_5f_OOoComputerIdent"><text:span text:style-name="T148">start</text:span></text:span><text:span text:style-name="_5f_OOoComputerSpecial"><text:span text:style-name="T148">(</text:span></text:span><text:span text:style-name="_5f_OOoComputerIdent"><text:span text:style-name="T148">parent</text:span></text:span><text:change-end text:change-id="ct41716608"/><text:span text:style-name="T148"> </text:span><text:change-start text:change-id="ct41714080"/><text:span text:style-name="_5f_OOoComputerSpecial"><text:span text:style-name="T148">=</text:span></text:span><text:change-end text:change-id="ct41714080"/><text:span text:style-name="T148"> </text:span><text:change-start text:change-id="ct41718096"/><text:span text:style-name="_5f_OOoComputerIdent"><text:span text:style-name="T148">floater</text:span></text:span><text:span text:style-name="_5f_OOoComputerSpecial"><text:span text:style-name="T148">,</text:span></text:span><text:change-end text:change-id="ct41718096"/><text:span text:style-name="T148"> </text:span><text:change-start text:change-id="ct41720208"/><text:span text:style-name="_5f_OOoComputerIdent"><text:span text:style-name="T148">renderParent</text:span></text:span><text:change-end text:change-id="ct41720208"/><text:span text:style-name="T148"> </text:span><text:change-start text:change-id="ct41724144"/><text:span text:style-name="_5f_OOoComputerSpecial"><text:span text:style-name="T148">=</text:span></text:span><text:change-end text:change-id="ct41724144"/><text:span text:style-name="T148"> </text:span><text:change-start text:change-id="ct38646992"/><text:span text:style-name="_5f_OOoComputerIdent"><text:span text:style-name="T148">render</text:span></text:span><text:span text:style-name="_5f_OOoComputerSpecial"><text:span text:style-name="T148">)</text:span></text:span><text:change-end text:change-id="ct38646992"/></text:p>
      <text:p text:style-name="P558"><text:s text:c="8"/><text:change-start text:change-id="ct42423232"/><text:span text:style-name="_5f_OOoComputerIdent"><text:span text:style-name="T148">taskMgr</text:span></text:span><text:span text:style-name="_5f_OOoComputerSpecial"><text:span text:style-name="T148">.</text:span></text:span><text:span text:style-name="_5f_OOoComputerIdent"><text:span text:style-name="T148">doMethodLater</text:span></text:span><text:span text:style-name="_5f_OOoComputerSpecial"><text:span text:style-name="T148">(</text:span></text:span><text:span text:style-name="_5f_OOoComputerLiteral"><text:span text:style-name="T148">0.5</text:span></text:span><text:span text:style-name="_5f_OOoComputerSpecial"><text:span text:style-name="T148">,</text:span></text:span><text:change-end text:change-id="ct42423232"/><text:span text:style-name="T148"> </text:span><text:change-start text:change-id="ct42430144"/><text:span text:style-name="_5f_OOoComputerIdent"><text:span text:style-name="T148">self</text:span></text:span><text:span text:style-name="_5f_OOoComputerSpecial"><text:span text:style-name="T148">.</text:span></text:span><text:span text:style-name="_5f_OOoComputerIdent"><text:span text:style-name="T148">bloodsplat</text:span></text:span><text:span text:style-name="_5f_OOoComputerSpecial"><text:span text:style-name="T148">.</text:span></text:span><text:span text:style-name="_5f_OOoComputerIdent"><text:span text:style-name="T157">cleanup</text:span></text:span><text:span text:style-name="_5f_OOoComputerSpecial"><text:span text:style-name="T148">,</text:span></text:span><text:change-end text:change-id="ct42430144"/></text:p>
      <text:p text:style-name="Code"><text:s text:c="8"/><text:span text:style-name="T148"><text:s text:c="4"/></text:span><text:change-start text:change-id="ct42423456"/><text:span text:style-name="_5f_OOoComputerLiteral"><text:span text:style-name="T148">"stop Particle"</text:span></text:span><text:span text:style-name="_5f_OOoComputerSpecial"><text:span text:style-name="T148">,</text:span></text:span><text:change-end text:change-id="ct42423456"/><text:span text:style-name="T148"> </text:span><text:change-start text:change-id="ct42431984"/><text:span text:style-name="_5f_OOoComputerIdent"><text:span text:style-name="T148">extraArgs</text:span></text:span><text:change-end text:change-id="ct42431984"/><text:span text:style-name="T148"> </text:span><text:change-start text:change-id="ct42433184"/><text:span text:style-name="_5f_OOoComputerSpecial"><text:span text:style-name="T148">=</text:span></text:span><text:change-end text:change-id="ct42433184"/><text:span text:style-name="T148"> </text:span><text:change-start text:change-id="ct42433408"/><text:span text:style-name="_5f_OOoComputerSpecial"><text:span text:style-name="T148">[])</text:span></text:span><text:change-end text:change-id="ct42433408"/></text:p>
      <text:p text:style-name="P357">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41">and removed</text:span> half a second later.</text:p>
      <text:p text:style-name="P357">Now we just need to add the following import statement somewhere at the top of the file.</text:p>
      <text:p text:style-name="Code"><text:change-start text:change-id="ct42435296"/><text:span text:style-name="_5f_OOoComputerKeyWord">from</text:span><text:change-end text:change-id="ct42435296"/> <text:change-start text:change-id="ct42435520"/><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2435520"/> <text:change-start text:change-id="ct42435744"/><text:span text:style-name="_5f_OOoComputerKeyWord">import</text:span><text:change-end text:change-id="ct42435744"/> <text:change-start text:change-id="ct42436112"/><text:span text:style-name="_5f_OOoComputerIdent">ParticleEffect</text:span><text:change-end text:change-id="ct42436112"/></text:p>
      <text:p text:style-name="P358">Having all that, you should now have a nice hit visualization on the characters.</text:p>
      <text:p text:style-name="P50">Note that you can disable particles within the games config prc file by setting particles-enabled to false via #f or 0.<text:change text:change-id="ct41720672"/></text:p>
      <text:h text:style-name="P719" text:outline-level="4"><text:bookmark-start text:name="__RefHeading__3761_1703764343"/>Falling lea<text:span text:style-name="T248">v</text:span>es<text:bookmark-end text:name="__RefHeading__3761_1703764343"/></text:h>
      <text:p text:style-name="P371">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66">Now, as this particle effect will be used in our level, open up the arena.py script and add the following lines.</text:p>
      <text:p text:style-name="Code"><text:change-start text:change-id="ct41701120"/><text:span text:style-name="_5f_OOoComputerIdent">…</text:span><text:change-end text:change-id="ct41701120"/></text:p>
      <text:p text:style-name="P494"><text:change-start text:change-id="ct40381648"/><text:span text:style-name="_5f_OOoComputerKeyWord">from</text:span><text:change-end text:change-id="ct40381648"/> <text:change-start text:change-id="ct41711056"/><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1711056"/> <text:change-start text:change-id="ct41710672"/><text:span text:style-name="_5f_OOoComputerKeyWord">import</text:span><text:change-end text:change-id="ct41710672"/> <text:change-start text:change-id="ct41695344"/><text:span text:style-name="_5f_OOoComputerIdent">ParticleEffect</text:span><text:change-end text:change-id="ct41695344"/></text:p>
      <text:p text:style-name="P554"><text:change-start text:change-id="ct41695008"/><text:span text:style-name="_5f_OOoComputerIdent">…</text:span><text:change-end text:change-id="ct41695008"/></text:p>
      <text:p text:style-name="P555"/>
      <text:p text:style-name="P555"><text:s text:c="8"/><text:change-start text:change-id="ct40394128"/><text:span text:style-name="_5f_OOoComputerIdent">self</text:span><text:span text:style-name="_5f_OOoComputerSpecial">.</text:span><text:span text:style-name="_5f_OOoComputerIdent">sunNp</text:span><text:change-end text:change-id="ct40394128"/> <text:change-start text:change-id="ct40391584"/><text:span text:style-name="_5f_OOoComputerSpecial">=</text:span><text:change-end text:change-id="ct40391584"/> <text:change-start text:change-id="ct40391808"/><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0391808"/></text:p>
      <text:p text:style-name="P555"><text:s text:c="8"/><text:change-start text:change-id="ct38505472"/><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38505472"/> <text:change-start text:change-id="ct40379328"/><text:span text:style-name="_5f_OOoComputerLiteral">10</text:span><text:span text:style-name="_5f_OOoComputerSpecial">,</text:span><text:change-end text:change-id="ct40379328"/> <text:change-start text:change-id="ct40404016"/><text:span text:style-name="_5f_OOoComputerLiteral">30</text:span><text:span text:style-name="_5f_OOoComputerSpecial">)</text:span><text:change-end text:change-id="ct40404016"/></text:p>
      <text:p text:style-name="P555"><text:s text:c="8"/><text:change-start text:change-id="ct4171856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1718560"/></text:p>
      <text:p text:style-name="P557"><text:s text:c="8"/></text:p>
      <text:p text:style-name="P572"><text:s text:c="8"/><text:change-start text:change-id="ct40397424"/><text:span text:style-name="_5f_OOoComputerIdent">self</text:span><text:span text:style-name="_5f_OOoComputerSpecial">.</text:span><text:span text:style-name="_5f_OOoComputerIdent">ambientSound</text:span><text:change-end text:change-id="ct40397424"/> <text:change-start text:change-id="ct41721488"/><text:span text:style-name="_5f_OOoComputerSpecial">=</text:span><text:change-end text:change-id="ct41721488"/> <text:change-start text:change-id="ct41721712"/><text:span text:style-name="_5f_OOoComputerKeyWord">None</text:span><text:change-end text:change-id="ct41721712"/></text:p>
      <text:p text:style-name="P556"><text:span text:style-name="T196"><text:s text:c="8"/></text:span><text:change-start text:change-id="ct41722448"/><text:span text:style-name="_5f_OOoComputerIdent"><text:span text:style-name="T157">self</text:span></text:span><text:span text:style-name="_5f_OOoComputerSpecial"><text:span text:style-name="T157">.</text:span></text:span><text:span text:style-name="_5f_OOoComputerIdent"><text:span text:style-name="T157">levelParticles</text:span></text:span><text:change-end text:change-id="ct41722448"/><text:span text:style-name="T157"> </text:span><text:change-start text:change-id="ct41722672"/><text:span text:style-name="_5f_OOoComputerSpecial"><text:span text:style-name="T157">=</text:span></text:span><text:change-end text:change-id="ct41722672"/><text:span text:style-name="T157"> </text:span><text:change-start text:change-id="ct42447792"/><text:span text:style-name="_5f_OOoComputerKeyWord"><text:span text:style-name="T157">None</text:span></text:span><text:change-end text:change-id="ct42447792"/></text:p>
      <text:p text:style-name="P524"><text:span text:style-name="T341"><text:s text:c="8"/></text:span><text:change-start text:change-id="ct42449088"/><text:span text:style-name="_5f_OOoComputerKeyWord">if</text:span><text:change-end text:change-id="ct42449088"/> <text:change-start text:change-id="ct42449920"/><text:span text:style-name="_5f_OOoComputerIdent">arenaNr</text:span><text:change-end text:change-id="ct42449920"/> <text:change-start text:change-id="ct42450144"/><text:span text:style-name="_5f_OOoComputerSpecial">==</text:span><text:change-end text:change-id="ct42450144"/> <text:change-start text:change-id="ct42450368"/><text:span text:style-name="_5f_OOoComputerLiteral">1</text:span><text:span text:style-name="_5f_OOoComputerSpecial">:</text:span><text:change-end text:change-id="ct42450368"/></text:p>
      <text:p text:style-name="P523"><text:s text:c="12"/><text:change-start text:change-id="ct42450880"/><text:span text:style-name="_5f_OOoComputerIdent"><text:span text:style-name="T382">self</text:span></text:span><text:span text:style-name="_5f_OOoComputerSpecial"><text:span text:style-name="T382">.</text:span></text:span><text:span text:style-name="_5f_OOoComputerIdent"><text:span text:style-name="T382">ambientSound</text:span></text:span><text:change-end text:change-id="ct42450880"/><text:span text:style-name="T382"> </text:span><text:change-start text:change-id="ct42451104"/><text:span text:style-name="_5f_OOoComputerSpecial"><text:span text:style-name="T382">=</text:span></text:span><text:change-end text:change-id="ct42451104"/><text:span text:style-name="T382"> </text:span><text:change-start text:change-id="ct42462352"/><text:span text:style-name="_5f_OOoComputerIdent"><text:span text:style-name="T382">loader</text:span></text:span><text:span text:style-name="_5f_OOoComputerSpecial"><text:span text:style-name="T382">.</text:span></text:span><text:span text:style-name="_5f_OOoComputerIdent"><text:span text:style-name="T382">loadSfx</text:span></text:span><text:span text:style-name="_5f_OOoComputerSpecial"><text:span text:style-name="T382">(</text:span></text:span><text:span text:style-name="_5f_OOoComputerLiteral"><text:span text:style-name="T382">"assets/audio/ambientLevel1.ogg"</text:span></text:span><text:span text:style-name="_5f_OOoComputerSpecial"><text:span text:style-name="T382">)</text:span></text:span><text:change-end text:change-id="ct42462352"/></text:p>
      <text:p text:style-name="P523"><text:s text:c="12"/><text:change-start text:change-id="ct4245440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2454400"/></text:p>
      <text:p text:style-name="P496"/>
      <text:p text:style-name="P555"><text:s text:c="8"/><text:span text:style-name="T148"><text:s text:c="4"/></text:span><text:change-start text:change-id="ct42466064"/><text:span text:style-name="_5f_OOoComputerIdent"><text:span text:style-name="T148">self</text:span></text:span><text:span text:style-name="_5f_OOoComputerSpecial"><text:span text:style-name="T148">.</text:span></text:span><text:span text:style-name="_5f_OOoComputerIdent"><text:span text:style-name="T148">levelParticles</text:span></text:span><text:change-end text:change-id="ct42466064"/><text:span text:style-name="T148"> </text:span><text:change-start text:change-id="ct42466288"/><text:span text:style-name="_5f_OOoComputerSpecial"><text:span text:style-name="T148">=</text:span></text:span><text:change-end text:change-id="ct42466288"/><text:span text:style-name="T148"> </text:span><text:change-start text:change-id="ct42466512"/><text:span text:style-name="_5f_OOoComputerIdent"><text:span text:style-name="T148">ParticleEffect</text:span></text:span><text:span text:style-name="_5f_OOoComputerSpecial"><text:span text:style-name="T148">()</text:span></text:span><text:change-end text:change-id="ct42466512"/></text:p>
      <text:p text:style-name="P555"><text:s text:c="8"/><text:span text:style-name="T148"><text:s text:c="4"/></text:span><text:change-start text:change-id="ct42467152"/><text:span text:style-name="_5f_OOoComputerIdent"><text:span text:style-name="T148">self</text:span></text:span><text:span text:style-name="_5f_OOoComputerSpecial"><text:span text:style-name="T148">.</text:span></text:span><text:span text:style-name="_5f_OOoComputerIdent"><text:span text:style-name="T148">levelParticles</text:span></text:span><text:span text:style-name="_5f_OOoComputerSpecial"><text:span text:style-name="T148">.</text:span></text:span><text:span text:style-name="_5f_OOoComputerIdent"><text:span text:style-name="T148">loadConfig</text:span></text:span><text:span text:style-name="_5f_OOoComputerSpecial"><text:span text:style-name="T148">(</text:span></text:span><text:span text:style-name="_5f_OOoComputerLiteral"><text:span text:style-name="T148">"assets/fx/Leafs.ptf"</text:span></text:span><text:span text:style-name="_5f_OOoComputerSpecial"><text:span text:style-name="T148">)</text:span></text:span><text:change-end text:change-id="ct42467152"/></text:p>
      <text:p text:style-name="P554"><text:span text:style-name="T338"><text:s text:c="8"/></text:span><text:span text:style-name="T156"><text:s text:c="4"/></text:span><text:change-start text:change-id="ct42467824"/><text:span text:style-name="_5f_OOoComputerIdent"><text:span text:style-name="T339">self</text:span></text:span><text:span text:style-name="_5f_OOoComputerSpecial"><text:span text:style-name="T339">.</text:span></text:span><text:span text:style-name="_5f_OOoComputerIdent"><text:span text:style-name="T339">levelParticles</text:span></text:span><text:span text:style-name="_5f_OOoComputerSpecial"><text:span text:style-name="T339">.</text:span></text:span><text:span text:style-name="_5f_OOoComputerIdent"><text:span text:style-name="T339">start</text:span></text:span><text:span text:style-name="_5f_OOoComputerSpecial"><text:span text:style-name="T339">(</text:span></text:span><text:change-end text:change-id="ct42467824"/></text:p>
      <text:p text:style-name="P554"><text:span text:style-name="T340"><text:s text:c="8"/></text:span><text:span text:style-name="T339"><text:s text:c="8"/></text:span><text:change-start text:change-id="ct42470544"/><text:span text:style-name="_5f_OOoComputerIdent"><text:span text:style-name="T339">parent</text:span></text:span><text:change-end text:change-id="ct42470544"/><text:span text:style-name="T339"> </text:span><text:change-start text:change-id="ct42471008"/><text:span text:style-name="_5f_OOoComputerSpecial"><text:span text:style-name="T339">=</text:span></text:span><text:change-end text:change-id="ct42471008"/><text:span text:style-name="T339"> </text:span><text:change-start text:change-id="ct42471232"/><text:span text:style-name="_5f_OOoComputerIdent"><text:span text:style-name="T339">render2d</text:span></text:span><text:span text:style-name="_5f_OOoComputerSpecial"><text:span text:style-name="T339">,</text:span></text:span><text:change-end text:change-id="ct42471232"/><text:span text:style-name="T339"> </text:span><text:change-start text:change-id="ct42471840"/><text:span text:style-name="_5f_OOoComputerIdent"><text:span text:style-name="T339">renderParent</text:span></text:span><text:change-end text:change-id="ct42471840"/><text:span text:style-name="T339"> </text:span><text:change-start text:change-id="ct42473360"/><text:span text:style-name="_5f_OOoComputerSpecial"><text:span text:style-name="T339">=</text:span></text:span><text:change-end text:change-id="ct42473360"/><text:span text:style-name="T339"> </text:span><text:change-start text:change-id="ct42478464"/><text:span text:style-name="_5f_OOoComputerIdent"><text:span text:style-name="T339">render2d</text:span></text:span><text:span text:style-name="_5f_OOoComputerSpecial"><text:span text:style-name="T339">)</text:span></text:span><text:change-end text:change-id="ct42478464"/></text:p>
      <text:p text:style-name="P558"><text:s text:c="8"/><text:change-start text:change-id="ct42472064"/><text:span text:style-name="_5f_OOoComputerIdent">…</text:span><text:change-end text:change-id="ct42472064"/></text:p>
      <text:p text:style-name="P558"/>
      <text:p text:style-name="P559"><text:s text:c="4"/><text:change-start text:change-id="ct42481728"/><text:span text:style-name="_5f_OOoComputerKeyWord">def</text:span><text:change-end text:change-id="ct42481728"/> <text:change-start text:change-id="ct42481952"/><text:span text:style-name="_5f_OOoComputerIdent">stop</text:span><text:span text:style-name="_5f_OOoComputerSpecial">(</text:span><text:span text:style-name="_5f_OOoComputerIdent">self</text:span><text:span text:style-name="_5f_OOoComputerSpecial">):</text:span><text:change-end text:change-id="ct42481952"/></text:p>
      <text:p text:style-name="P559"><text:s text:c="8"/><text:change-start text:change-id="ct42482464"/><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2482464"/></text:p>
      <text:p text:style-name="P559"><text:s text:c="8"/><text:change-start text:change-id="ct42483104"/><text:span text:style-name="_5f_OOoComputerIdent">render</text:span><text:span text:style-name="_5f_OOoComputerSpecial">.</text:span><text:span text:style-name="_5f_OOoComputerIdent">clearLight</text:span><text:span text:style-name="_5f_OOoComputerSpecial">()</text:span><text:change-end text:change-id="ct42483104"/></text:p>
      <text:p text:style-name="P559"><text:s text:c="8"/><text:change-start text:change-id="ct42483984"/><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42483984"/></text:p>
      <text:p text:style-name="P559"><text:s text:c="8"/><text:change-start text:change-id="ct42484688"/><text:span text:style-name="_5f_OOoComputerIdent">render</text:span><text:span text:style-name="_5f_OOoComputerSpecial">.</text:span><text:span text:style-name="_5f_OOoComputerIdent">clearFog</text:span><text:span text:style-name="_5f_OOoComputerSpecial">()</text:span><text:change-end text:change-id="ct42484688"/></text:p>
      <text:p text:style-name="P559"><text:s text:c="8"/><text:change-start text:change-id="ct42485264"/><text:span text:style-name="_5f_OOoComputerKeyWord"><text:span text:style-name="T148">if</text:span></text:span><text:change-end text:change-id="ct42485264"/><text:span text:style-name="T148"> </text:span><text:change-start text:change-id="ct42485488"/><text:span text:style-name="_5f_OOoComputerIdent"><text:span text:style-name="T148">self</text:span></text:span><text:span text:style-name="_5f_OOoComputerSpecial"><text:span text:style-name="T148">.</text:span></text:span><text:span text:style-name="_5f_OOoComputerIdent"><text:span text:style-name="T148">levelParticles</text:span></text:span><text:change-end text:change-id="ct42485488"/><text:span text:style-name="T148"> </text:span><text:change-start text:change-id="ct42485952"/><text:span text:style-name="_5f_OOoComputerSpecial"><text:span text:style-name="T148">!=</text:span></text:span><text:change-end text:change-id="ct42485952"/><text:span text:style-name="T148"> </text:span><text:change-start text:change-id="ct42487920"/><text:span text:style-name="_5f_OOoComputerKeyWord"><text:span text:style-name="T148">None</text:span></text:span><text:span text:style-name="_5f_OOoComputerSpecial"><text:span text:style-name="T148">:</text:span></text:span><text:change-end text:change-id="ct42487920"/></text:p>
      <text:p text:style-name="P559"><text:s text:c="8"/><text:span text:style-name="T148"><text:s text:c="4"/></text:span><text:change-start text:change-id="ct42487248"/><text:span text:style-name="_5f_OOoComputerIdent"><text:span text:style-name="T148">self</text:span></text:span><text:span text:style-name="_5f_OOoComputerSpecial"><text:span text:style-name="T148">.</text:span></text:span><text:span text:style-name="_5f_OOoComputerIdent"><text:span text:style-name="T148">levelParticles</text:span></text:span><text:span text:style-name="_5f_OOoComputerSpecial"><text:span text:style-name="T148">.</text:span></text:span><text:span text:style-name="_5f_OOoComputerIdent"><text:span text:style-name="T148">cleanup</text:span></text:span><text:span text:style-name="_5f_OOoComputerSpecial"><text:span text:style-name="T148">()</text:span></text:span><text:change-end text:change-id="ct42487248"/></text:p>
      <text:p text:style-name="P367">This will enable the the particles for the first level and stops them as soon as the level get closed.</text:p>
      <text:h text:style-name="P51" text:outline-level="3"><text:bookmark-start text:name="__RefHeading__836_386173091"/>P3D <text:change text:change-id="ct38516736"/><text:change-start text:change-id="ct42461904"/><text:span text:style-name="T392">s</text:span><text:change-end text:change-id="ct42461904"/>hader system<text:bookmark-end text:name="__RefHeading__836_386173091"/><text:change text:change-id="ct42477440"/></text:h>
      <text:p text:style-name="P339">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39">The shader generator on the other hand is a quite extensive addition to your game. It will drop your games performance quite a bit, especially if it is used in a wrong way, so a general knowledge about shaders and how to use them would be beneficial.</text:p>
      <text:p text:style-name="P339">To activate the shader generator you need to call the following method for all nodes that should be handled by it. The following line will enable it for all nodes in the 3D scene.</text:p>
      <text:p text:style-name="Code"><text:change-start text:change-id="ct38520960"/><text:span text:style-name="_5f_OOoComputerIdent">render</text:span><text:span text:style-name="_5f_OOoComputerSpecial">.</text:span><text:span text:style-name="_5f_OOoComputerIdent">setShaderAuto</text:span><text:span text:style-name="_5f_OOoComputerSpecial">()</text:span><text:change-end text:change-id="ct38520960"/></text:p>
      <text:p text:style-name="P339">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22">Having the Panda3D shader generator active, drop shadows will be added to the game when using spotlights. <text:span text:style-name="T342">As</text:span> we <text:span text:style-name="T342">already </text:span>add<text:span text:style-name="T342">ed</text:span> <text:span text:style-name="T342">a</text:span> spotlight to our arena <text:span text:style-name="T342">which</text:span> represent the sun <text:span text:style-name="T342">in the arena, we just need to add a few things to it.</text:span></text:p>
      <text:p text:style-name="P368">First we need to set the size of the <text:span text:style-name="T344">shadow map in pixels</text:span> <text:span text:style-name="T344">by adding the following line</text:span> <text:span text:style-name="T343">in the arena.py scripts __init__ method somewhere around our already existing light setup.</text:span></text:p>
      <text:p text:style-name="P560"><text:change-start text:change-id="ct38517088"/><text:span text:style-name="_5f_OOoComputerIdent"><text:span text:style-name="T344">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38517088"/> <text:change-start text:change-id="ct41723872"/><text:span text:style-name="_5f_OOoComputerLiteral"><text:span text:style-name="T354">2048</text:span></text:span><text:span text:style-name="_5f_OOoComputerSpecial">,</text:span><text:change-end text:change-id="ct41723872"/> <text:change-start text:change-id="ct42455440"/><text:span text:style-name="_5f_OOoComputerLiteral"><text:span text:style-name="T354">2048</text:span></text:span><text:span text:style-name="_5f_OOoComputerSpecial">)</text:span><text:change-end text:change-id="ct42455440"/></text:p>
      <text:p text:style-name="P369">Then again to the sun light node, we need to add a lens from which the shadow can be created, means everything seen by the lens will have a drop shadow except the objects are specifically set to not be accused by the light.</text:p>
      <text:p text:style-name="P517"><text:s text:c="8"/><text:change-start text:change-id="ct42493088"/><text:span text:style-name="_5f_OOoComputerIdent">…</text:span><text:change-end text:change-id="ct42493088"/></text:p>
      <text:p text:style-name="P496"><text:span text:style-name="T195"><text:s text:c="8"/></text:span><text:change-start text:change-id="ct38524720"/><text:span text:style-name="_5f_OOoComputerIdent">sunLens</text:span><text:change-end text:change-id="ct38524720"/> <text:change-start text:change-id="ct38530432"/><text:span text:style-name="_5f_OOoComputerSpecial">=</text:span><text:change-end text:change-id="ct38530432"/> <text:change-start text:change-id="ct42493312"/><text:span text:style-name="_5f_OOoComputerIdent">PerspectiveLens</text:span><text:span text:style-name="_5f_OOoComputerSpecial">()</text:span><text:change-end text:change-id="ct42493312"/></text:p>
      <text:p text:style-name="P523"><text:s text:c="8"/><text:change-start text:change-id="ct38531456"/><text:span text:style-name="_5f_OOoComputerIdent"><text:span text:style-name="T148">sunLens</text:span></text:span><text:span text:style-name="_5f_OOoComputerSpecial"><text:span text:style-name="T148">.</text:span></text:span><text:span text:style-name="_5f_OOoComputerIdent"><text:span text:style-name="T148">setFilmSize</text:span></text:span><text:span text:style-name="_5f_OOoComputerSpecial"><text:span text:style-name="T148">(</text:span></text:span><text:span text:style-name="_5f_OOoComputerLiteral"><text:span text:style-name="T148">50</text:span></text:span><text:span text:style-name="_5f_OOoComputerSpecial"><text:span text:style-name="T148">)</text:span></text:span><text:change-end text:change-id="ct38531456"/></text:p>
      <text:p text:style-name="P523"><text:s text:c="8"/><text:change-start text:change-id="ct42494912"/><text:span text:style-name="_5f_OOoComputerIdent">sun</text:span><text:change-end text:change-id="ct42494912"/> <text:change-start text:change-id="ct38532240"/><text:span text:style-name="_5f_OOoComputerSpecial">=</text:span><text:change-end text:change-id="ct38532240"/> <text:change-start text:change-id="ct42495440"/><text:span text:style-name="_5f_OOoComputerIdent">DirectionalLight</text:span><text:span text:style-name="_5f_OOoComputerSpecial">(</text:span><text:span text:style-name="_5f_OOoComputerLiteral">"sun"</text:span><text:span text:style-name="_5f_OOoComputerSpecial">)</text:span><text:change-end text:change-id="ct42495440"/></text:p>
      <text:p text:style-name="P523"><text:s text:c="8"/><text:change-start text:change-id="ct42495952"/><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2495952"/> <text:change-start text:change-id="ct42496176"/><text:span text:style-name="_5f_OOoComputerLiteral">1</text:span><text:span text:style-name="_5f_OOoComputerSpecial">,</text:span><text:change-end text:change-id="ct42496176"/> <text:change-start text:change-id="ct42496400"/><text:span text:style-name="_5f_OOoComputerLiteral">1</text:span><text:span text:style-name="_5f_OOoComputerSpecial">,</text:span><text:change-end text:change-id="ct42496400"/> <text:change-start text:change-id="ct42498288"/><text:span text:style-name="_5f_OOoComputerLiteral">1</text:span><text:span text:style-name="_5f_OOoComputerSpecial">))</text:span><text:change-end text:change-id="ct42498288"/></text:p>
      <text:p text:style-name="P523"><text:s text:c="8"/><text:change-start text:change-id="ct42496800"/><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42496800"/> <text:change-start text:change-id="ct38533120"/><text:span text:style-name="_5f_OOoComputerLiteral">2048</text:span><text:span text:style-name="_5f_OOoComputerSpecial">,</text:span><text:change-end text:change-id="ct38533120"/> <text:change-start text:change-id="ct42497024"/><text:span text:style-name="_5f_OOoComputerLiteral">2048</text:span><text:span text:style-name="_5f_OOoComputerSpecial">)</text:span><text:change-end text:change-id="ct42497024"/></text:p>
      <text:p text:style-name="P523"><text:s text:c="8"/><text:change-start text:change-id="ct38533456"/><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38533456"/></text:p>
      <text:p text:style-name="P562"><text:span text:style-name="T197"><text:s text:c="8"/></text:span><text:span text:style-name="T267">self.sunNp = render.attachNewNode(sun)</text:span></text:p>
      <text:p text:style-name="P506"><text:span text:style-name="T197"><text:s text:c="8"/></text:span><text:span text:style-name="T266">self.sunNp.setPos(-10, -10, 30)</text:span></text:p>
      <text:p text:style-name="P507"><text:span text:style-name="T384"><text:s text:c="8"/></text:span><text:span text:style-name="T266">self.sunNp.lookAt(0,0,0)</text:span></text:p>
      <text:p text:style-name="P523"/>
      <text:p text:style-name="P523"><text:soft-page-break/><text:s text:c="8"/><text:change-start text:change-id="ct42502048"/><text:span text:style-name="_5f_OOoComputerIdent">self</text:span><text:span text:style-name="_5f_OOoComputerSpecial">.</text:span><text:span text:style-name="_5f_OOoComputerIdent">ambientSound</text:span><text:change-end text:change-id="ct42502048"/> <text:change-start text:change-id="ct42502272"/><text:span text:style-name="_5f_OOoComputerSpecial">=</text:span><text:change-end text:change-id="ct42502272"/> <text:change-start text:change-id="ct38502320"/><text:span text:style-name="_5f_OOoComputerKeyWord">None</text:span><text:change-end text:change-id="ct38502320"/></text:p>
      <text:p text:style-name="P523"><text:s text:c="8"/><text:change-start text:change-id="ct37740848"/><text:span text:style-name="_5f_OOoComputerIdent">self</text:span><text:span text:style-name="_5f_OOoComputerSpecial">.</text:span><text:span text:style-name="_5f_OOoComputerIdent">levelParticles</text:span><text:change-end text:change-id="ct37740848"/> <text:change-start text:change-id="ct37740128"/><text:span text:style-name="_5f_OOoComputerSpecial">=</text:span><text:change-end text:change-id="ct37740128"/> <text:change-start text:change-id="ct37741632"/><text:span text:style-name="_5f_OOoComputerKeyWord">None</text:span><text:change-end text:change-id="ct37741632"/></text:p>
      <text:p text:style-name="P523"><text:s text:c="8"/><text:change-start text:change-id="ct37742416"/><text:span text:style-name="_5f_OOoComputerKeyWord">if</text:span><text:change-end text:change-id="ct37742416"/> <text:change-start text:change-id="ct42503072"/><text:span text:style-name="_5f_OOoComputerIdent">arenaNr</text:span><text:change-end text:change-id="ct42503072"/> <text:change-start text:change-id="ct37743200"/><text:span text:style-name="_5f_OOoComputerSpecial">==</text:span><text:change-end text:change-id="ct37743200"/> <text:change-start text:change-id="ct42503296"/><text:span text:style-name="_5f_OOoComputerLiteral">1</text:span><text:span text:style-name="_5f_OOoComputerSpecial">:</text:span><text:change-end text:change-id="ct42503296"/></text:p>
      <text:p text:style-name="P523"><text:s text:c="12"/><text:change-start text:change-id="ct42516640"/><text:span text:style-name="_5f_OOoComputerIdent"><text:span text:style-name="T148">sunLens</text:span></text:span><text:span text:style-name="_5f_OOoComputerSpecial"><text:span text:style-name="T148">.</text:span></text:span><text:span text:style-name="_5f_OOoComputerIdent"><text:span text:style-name="T148">setNearFar</text:span></text:span><text:span text:style-name="_5f_OOoComputerSpecial"><text:span text:style-name="T148">(</text:span></text:span><text:span text:style-name="_5f_OOoComputerLiteral"><text:span text:style-name="T148">25</text:span></text:span><text:span text:style-name="_5f_OOoComputerSpecial"><text:span text:style-name="T148">,</text:span></text:span><text:span text:style-name="_5f_OOoComputerLiteral"><text:span text:style-name="T148">45</text:span></text:span><text:span text:style-name="_5f_OOoComputerSpecial"><text:span text:style-name="T148">)</text:span></text:span><text:change-end text:change-id="ct42516640"/></text:p>
      <text:p text:style-name="P523"><text:s text:c="12"/><text:change-start text:change-id="ct42510752"/><text:span text:style-name="_5f_OOoComputerIdent"><text:span text:style-name="T148">sun</text:span></text:span><text:span text:style-name="_5f_OOoComputerSpecial"><text:span text:style-name="T148">.</text:span></text:span><text:span text:style-name="_5f_OOoComputerIdent"><text:span text:style-name="T148">setLens</text:span></text:span><text:span text:style-name="_5f_OOoComputerSpecial"><text:span text:style-name="T148">(</text:span></text:span><text:span text:style-name="_5f_OOoComputerIdent"><text:span text:style-name="T148">sunLens</text:span></text:span><text:span text:style-name="_5f_OOoComputerSpecial"><text:span text:style-name="T148">)</text:span></text:span><text:change-end text:change-id="ct42510752"/></text:p>
      <text:p text:style-name="P523"><text:s text:c="12"/><text:change-start text:change-id="ct42511456"/><text:span text:style-name="_5f_OOoComputerIdent"><text:span text:style-name="T148">self</text:span></text:span><text:span text:style-name="_5f_OOoComputerSpecial"><text:span text:style-name="T148">.</text:span></text:span><text:span text:style-name="_5f_OOoComputerIdent"><text:span text:style-name="T148">sunNp</text:span></text:span><text:change-end text:change-id="ct42511456"/><text:span text:style-name="T148"> </text:span><text:change-start text:change-id="ct42513136"/><text:span text:style-name="_5f_OOoComputerSpecial"><text:span text:style-name="T148">=</text:span></text:span><text:change-end text:change-id="ct42513136"/><text:span text:style-name="T148"> </text:span><text:change-start text:change-id="ct42529040"/><text:span text:style-name="_5f_OOoComputerIdent"><text:span text:style-name="T148">render</text:span></text:span><text:span text:style-name="_5f_OOoComputerSpecial"><text:span text:style-name="T148">.</text:span></text:span><text:span text:style-name="_5f_OOoComputerIdent"><text:span text:style-name="T148">attachNewNode</text:span></text:span><text:span text:style-name="_5f_OOoComputerSpecial"><text:span text:style-name="T148">(</text:span></text:span><text:span text:style-name="_5f_OOoComputerIdent"><text:span text:style-name="T148">sun</text:span></text:span><text:span text:style-name="_5f_OOoComputerSpecial"><text:span text:style-name="T148">)</text:span></text:span><text:change-end text:change-id="ct42529040"/></text:p>
      <text:p text:style-name="P523"><text:s text:c="12"/><text:change-start text:change-id="ct42520080"/><text:span text:style-name="_5f_OOoComputerIdent"><text:span text:style-name="T148">self</text:span></text:span><text:span text:style-name="_5f_OOoComputerSpecial"><text:span text:style-name="T148">.</text:span></text:span><text:span text:style-name="_5f_OOoComputerIdent"><text:span text:style-name="T148">sunNp</text:span></text:span><text:span text:style-name="_5f_OOoComputerSpecial"><text:span text:style-name="T148">.</text:span></text:span><text:span text:style-name="_5f_OOoComputerIdent"><text:span text:style-name="T148">setPos</text:span></text:span><text:span text:style-name="_5f_OOoComputerSpecial"><text:span text:style-name="T148">(-</text:span></text:span><text:span text:style-name="_5f_OOoComputerLiteral"><text:span text:style-name="T148">10</text:span></text:span><text:span text:style-name="_5f_OOoComputerSpecial"><text:span text:style-name="T148">,</text:span></text:span><text:change-end text:change-id="ct42520080"/><text:span text:style-name="T148"> </text:span><text:change-start text:change-id="ct42534352"/><text:span text:style-name="_5f_OOoComputerSpecial"><text:span text:style-name="T148">-</text:span></text:span><text:span text:style-name="_5f_OOoComputerLiteral"><text:span text:style-name="T148">10</text:span></text:span><text:span text:style-name="_5f_OOoComputerSpecial"><text:span text:style-name="T148">,</text:span></text:span><text:change-end text:change-id="ct42534352"/><text:span text:style-name="T148"> </text:span><text:change-start text:change-id="ct42540000"/><text:span text:style-name="_5f_OOoComputerLiteral"><text:span text:style-name="T148">30</text:span></text:span><text:span text:style-name="_5f_OOoComputerSpecial"><text:span text:style-name="T148">)</text:span></text:span><text:change-end text:change-id="ct42540000"/></text:p>
      <text:p text:style-name="P523"><text:s text:c="12"/><text:change-start text:change-id="ct42506368"/><text:span text:style-name="_5f_OOoComputerIdent"><text:span text:style-name="T148">self</text:span></text:span><text:span text:style-name="_5f_OOoComputerSpecial"><text:span text:style-name="T148">.</text:span></text:span><text:span text:style-name="_5f_OOoComputerIdent"><text:span text:style-name="T148">sunNp</text:span></text:span><text:span text:style-name="_5f_OOoComputerSpecial"><text:span text:style-name="T148">.</text:span></text:span><text:span text:style-name="_5f_OOoComputerIdent"><text:span text:style-name="T148">lookAt</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2506368"/></text:p>
      <text:p text:style-name="P523"/>
      <text:p text:style-name="P523"><text:s text:c="12"/><text:change-start text:change-id="ct42515504"/><text:span text:style-name="_5f_OOoComputerIdent">self</text:span><text:span text:style-name="_5f_OOoComputerSpecial">.</text:span><text:span text:style-name="_5f_OOoComputerIdent">ambientSound</text:span><text:change-end text:change-id="ct42515504"/> <text:change-start text:change-id="ct37745552"/><text:span text:style-name="_5f_OOoComputerSpecial">=</text:span><text:change-end text:change-id="ct37745552"/> <text:change-start text:change-id="ct42528752"/><text:span text:style-name="_5f_OOoComputerIdent">loader</text:span><text:span text:style-name="_5f_OOoComputerSpecial">.</text:span><text:span text:style-name="_5f_OOoComputerIdent">loadSfx</text:span><text:span text:style-name="_5f_OOoComputerSpecial">(</text:span><text:change-end text:change-id="ct42528752"/></text:p>
      <text:p text:style-name="P523"><text:s text:c="16"/><text:change-start text:change-id="ct42540224"/><text:span text:style-name="_5f_OOoComputerLiteral">"assets/audio/ambientLevel1.ogg"</text:span><text:span text:style-name="_5f_OOoComputerSpecial">)</text:span><text:change-end text:change-id="ct42540224"/></text:p>
      <text:p text:style-name="P523"><text:s text:c="12"/><text:change-start text:change-id="ct42525824"/><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2525824"/></text:p>
      <text:p text:style-name="P523"/>
      <text:p text:style-name="P523"><text:s text:c="12"/><text:change-start text:change-id="ct42527456"/><text:span text:style-name="_5f_OOoComputerIdent">self</text:span><text:span text:style-name="_5f_OOoComputerSpecial">.</text:span><text:span text:style-name="_5f_OOoComputerIdent">levelParticles</text:span><text:change-end text:change-id="ct42527456"/> <text:change-start text:change-id="ct42532592"/><text:span text:style-name="_5f_OOoComputerSpecial">=</text:span><text:change-end text:change-id="ct42532592"/> <text:change-start text:change-id="ct42532816"/><text:span text:style-name="_5f_OOoComputerIdent">ParticleEffect</text:span><text:span text:style-name="_5f_OOoComputerSpecial">()</text:span><text:change-end text:change-id="ct42532816"/></text:p>
      <text:p text:style-name="P523"><text:s text:c="12"/><text:change-start text:change-id="ct42534128"/><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42534128"/></text:p>
      <text:p text:style-name="P523"><text:s text:c="12"/><text:change-start text:change-id="ct42513360"/><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42513360"/></text:p>
      <text:p text:style-name="P523"><text:s text:c="16"/><text:change-start text:change-id="ct42513888"/><text:span text:style-name="_5f_OOoComputerIdent">parent</text:span><text:change-end text:change-id="ct42513888"/> <text:change-start text:change-id="ct42521936"/><text:span text:style-name="_5f_OOoComputerSpecial">=</text:span><text:change-end text:change-id="ct42521936"/> <text:change-start text:change-id="ct42522160"/><text:span text:style-name="_5f_OOoComputerIdent">render2d</text:span><text:span text:style-name="_5f_OOoComputerSpecial">,</text:span><text:change-end text:change-id="ct42522160"/> <text:change-start text:change-id="ct42522384"/><text:span text:style-name="_5f_OOoComputerIdent">renderParent</text:span><text:change-end text:change-id="ct42522384"/> <text:change-start text:change-id="ct42522608"/><text:span text:style-name="_5f_OOoComputerSpecial">=</text:span><text:change-end text:change-id="ct42522608"/> <text:change-start text:change-id="ct42523616"/><text:span text:style-name="_5f_OOoComputerIdent">render2d</text:span><text:span text:style-name="_5f_OOoComputerSpecial">)</text:span><text:change-end text:change-id="ct42523616"/></text:p>
      <text:p text:style-name="P523"><text:s text:c="8"/><text:change-start text:change-id="ct42524528"/><text:span text:style-name="_5f_OOoComputerKeyWord"><text:span text:style-name="T148">elif</text:span></text:span><text:change-end text:change-id="ct42524528"/><text:span text:style-name="T148"> </text:span><text:change-start text:change-id="ct42521024"/><text:span text:style-name="_5f_OOoComputerIdent"><text:span text:style-name="T148">arenaNr</text:span></text:span><text:change-end text:change-id="ct42521024"/><text:span text:style-name="T148"> </text:span><text:change-start text:change-id="ct42534960"/><text:span text:style-name="_5f_OOoComputerSpecial"><text:span text:style-name="T148">==</text:span></text:span><text:change-end text:change-id="ct42534960"/><text:span text:style-name="T148"> </text:span><text:change-start text:change-id="ct42544784"/><text:span text:style-name="_5f_OOoComputerLiteral"><text:span text:style-name="T148">2</text:span></text:span><text:span text:style-name="_5f_OOoComputerSpecial"><text:span text:style-name="T148">:</text:span></text:span><text:change-end text:change-id="ct42544784"/></text:p>
      <text:p text:style-name="P523"><text:s text:c="8"/><text:span text:style-name="T148"><text:s text:c="4"/></text:span><text:change-start text:change-id="ct42510112"/><text:span text:style-name="_5f_OOoComputerIdent"><text:span text:style-name="T148">sunLens</text:span></text:span><text:span text:style-name="_5f_OOoComputerSpecial"><text:span text:style-name="T148">.</text:span></text:span><text:span text:style-name="_5f_OOoComputerIdent"><text:span text:style-name="T148">setFov</text:span></text:span><text:span text:style-name="_5f_OOoComputerSpecial"><text:span text:style-name="T148">(</text:span></text:span><text:span text:style-name="_5f_OOoComputerLiteral"><text:span text:style-name="T148">120</text:span></text:span><text:span text:style-name="_5f_OOoComputerSpecial"><text:span text:style-name="T148">,</text:span></text:span><text:change-end text:change-id="ct42510112"/><text:span text:style-name="T148"> </text:span><text:change-start text:change-id="ct42550688"/><text:span text:style-name="_5f_OOoComputerLiteral"><text:span text:style-name="T148">40</text:span></text:span><text:span text:style-name="_5f_OOoComputerSpecial"><text:span text:style-name="T148">)</text:span></text:span><text:change-end text:change-id="ct42550688"/></text:p>
      <text:p text:style-name="P523"><text:s text:c="8"/><text:span text:style-name="T148"><text:s text:c="4"/></text:span><text:change-start text:change-id="ct42553984"/><text:span text:style-name="_5f_OOoComputerIdent"><text:span text:style-name="T148">sunLens</text:span></text:span><text:span text:style-name="_5f_OOoComputerSpecial"><text:span text:style-name="T148">.</text:span></text:span><text:span text:style-name="_5f_OOoComputerIdent"><text:span text:style-name="T148">setNearFar</text:span></text:span><text:span text:style-name="_5f_OOoComputerSpecial"><text:span text:style-name="T148">(</text:span></text:span><text:span text:style-name="_5f_OOoComputerLiteral"><text:span text:style-name="T148">2</text:span></text:span><text:span text:style-name="_5f_OOoComputerSpecial"><text:span text:style-name="T148">,</text:span></text:span><text:span text:style-name="_5f_OOoComputerLiteral"><text:span text:style-name="T148">10</text:span></text:span><text:span text:style-name="_5f_OOoComputerSpecial"><text:span text:style-name="T148">)</text:span></text:span><text:change-end text:change-id="ct42553984"/></text:p>
      <text:p text:style-name="P523"><text:s text:c="8"/><text:span text:style-name="T148"><text:s text:c="4"/></text:span><text:change-start text:change-id="ct42547808"/><text:span text:style-name="_5f_OOoComputerIdent"><text:span text:style-name="T148">sun</text:span></text:span><text:span text:style-name="_5f_OOoComputerSpecial"><text:span text:style-name="T148">.</text:span></text:span><text:span text:style-name="_5f_OOoComputerIdent"><text:span text:style-name="T148">setLens</text:span></text:span><text:span text:style-name="_5f_OOoComputerSpecial"><text:span text:style-name="T148">(</text:span></text:span><text:span text:style-name="_5f_OOoComputerIdent"><text:span text:style-name="T148">sunLens</text:span></text:span><text:span text:style-name="_5f_OOoComputerSpecial"><text:span text:style-name="T148">)</text:span></text:span><text:change-end text:change-id="ct42547808"/></text:p>
      <text:p text:style-name="P523"><text:s text:c="8"/><text:span text:style-name="T148"><text:s text:c="4"/></text:span><text:change-start text:change-id="ct42548688"/><text:span text:style-name="_5f_OOoComputerIdent"><text:span text:style-name="T148">self</text:span></text:span><text:span text:style-name="_5f_OOoComputerSpecial"><text:span text:style-name="T148">.</text:span></text:span><text:span text:style-name="_5f_OOoComputerIdent"><text:span text:style-name="T148">sunNp</text:span></text:span><text:change-end text:change-id="ct42548688"/><text:span text:style-name="T148"> </text:span><text:change-start text:change-id="ct42545952"/><text:span text:style-name="_5f_OOoComputerSpecial"><text:span text:style-name="T148">=</text:span></text:span><text:change-end text:change-id="ct42545952"/><text:span text:style-name="T148"> </text:span><text:change-start text:change-id="ct42566768"/><text:span text:style-name="_5f_OOoComputerIdent"><text:span text:style-name="T148">render</text:span></text:span><text:span text:style-name="_5f_OOoComputerSpecial"><text:span text:style-name="T148">.</text:span></text:span><text:span text:style-name="_5f_OOoComputerIdent"><text:span text:style-name="T148">attachNewNode</text:span></text:span><text:span text:style-name="_5f_OOoComputerSpecial"><text:span text:style-name="T148">(</text:span></text:span><text:span text:style-name="_5f_OOoComputerIdent"><text:span text:style-name="T148">sun</text:span></text:span><text:span text:style-name="_5f_OOoComputerSpecial"><text:span text:style-name="T148">)</text:span></text:span><text:change-end text:change-id="ct42566768"/></text:p>
      <text:p text:style-name="P523"><text:s text:c="8"/><text:span text:style-name="T148"><text:s text:c="4"/></text:span><text:change-start text:change-id="ct42559056"/><text:span text:style-name="_5f_OOoComputerIdent"><text:span text:style-name="T148">self</text:span></text:span><text:span text:style-name="_5f_OOoComputerSpecial"><text:span text:style-name="T148">.</text:span></text:span><text:span text:style-name="_5f_OOoComputerIdent"><text:span text:style-name="T148">sunNp</text:span></text:span><text:span text:style-name="_5f_OOoComputerSpecial"><text:span text:style-name="T148">.</text:span></text:span><text:span text:style-name="_5f_OOoComputerIdent"><text:span text:style-name="T148">setPos</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2559056"/><text:span text:style-name="T148"> </text:span><text:change-start text:change-id="ct42568992"/><text:span text:style-name="_5f_OOoComputerLiteral"><text:span text:style-name="T148">0</text:span></text:span><text:span text:style-name="_5f_OOoComputerSpecial"><text:span text:style-name="T148">,</text:span></text:span><text:change-end text:change-id="ct42568992"/><text:span text:style-name="T148"> </text:span><text:change-start text:change-id="ct42575984"/><text:span text:style-name="_5f_OOoComputerLiteral"><text:span text:style-name="T148">5</text:span></text:span><text:span text:style-name="_5f_OOoComputerSpecial"><text:span text:style-name="T148">)</text:span></text:span><text:change-end text:change-id="ct42575984"/></text:p>
      <text:p text:style-name="P523"><text:s text:c="8"/><text:span text:style-name="T148"><text:s text:c="4"/></text:span><text:change-start text:change-id="ct42579264"/><text:span text:style-name="_5f_OOoComputerIdent"><text:span text:style-name="T148">self</text:span></text:span><text:span text:style-name="_5f_OOoComputerSpecial"><text:span text:style-name="T148">.</text:span></text:span><text:span text:style-name="_5f_OOoComputerIdent"><text:span text:style-name="T148">sunNp</text:span></text:span><text:span text:style-name="_5f_OOoComputerSpecial"><text:span text:style-name="T148">.</text:span></text:span><text:span text:style-name="_5f_OOoComputerIdent"><text:span text:style-name="T148">lookAt</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2579264"/></text:p>
      <text:p text:style-name="P369">Having that, you should see some nice drop shadows in the arena.</text:p>
      <text:p text:style-name="P322">Note that having many lights in a scene will now reduce the performance extremely due to the shadows and per-pixel lighting being activated, so make sure to keep an eye on the count of your lights and place them effectively.</text:p>
      <text:h text:style-name="P699" text:outline-level="3"><text:change-start text:change-id="ct37756528"/></text:h>
      <text:h text:style-name="P51" text:outline-level="3"><text:bookmark-start text:name="__RefHeading__3763_1703764343"/><text:change-end text:change-id="ct37756528"/>Fog<text:bookmark-end text:name="__RefHeading__3763_1703764343"/></text:h>
      <text:p text:style-name="P343">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73"><text:s text:c="12"/><text:change-start text:change-id="ct42524944"/><text:span text:style-name="_5f_OOoComputerIdent">self</text:span><text:span text:style-name="_5f_OOoComputerSpecial">.</text:span><text:span text:style-name="_5f_OOoComputerIdent">ambientSound</text:span><text:change-end text:change-id="ct42524944"/> <text:change-start text:change-id="ct42561552"/><text:span text:style-name="_5f_OOoComputerSpecial">=</text:span><text:change-end text:change-id="ct42561552"/> <text:change-start text:change-id="ct42545488"/><text:span text:style-name="_5f_OOoComputerIdent">loader</text:span><text:span text:style-name="_5f_OOoComputerSpecial">.</text:span><text:span text:style-name="_5f_OOoComputerIdent">loadSfx</text:span><text:span text:style-name="_5f_OOoComputerSpecial">(</text:span><text:change-end text:change-id="ct42545488"/></text:p>
      <text:p text:style-name="P573"><text:s text:c="16"/><text:change-start text:change-id="ct37754176"/><text:span text:style-name="_5f_OOoComputerLiteral">"assets/audio/ambientLevel1.ogg"</text:span><text:span text:style-name="_5f_OOoComputerSpecial">)</text:span><text:change-end text:change-id="ct37754176"/></text:p>
      <text:p text:style-name="Code"><text:s text:c="12"/><text:change-start text:change-id="ct42555216"/><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2555216"/></text:p>
      <text:p text:style-name="Code"/>
      <text:p text:style-name="P573"><text:s text:c="12"/><text:change-start text:change-id="ct42533648"/><text:span text:style-name="_5f_OOoComputerIdent"><text:span text:style-name="T148">self</text:span></text:span><text:span text:style-name="_5f_OOoComputerSpecial"><text:span text:style-name="T148">.</text:span></text:span><text:span text:style-name="_5f_OOoComputerIdent"><text:span text:style-name="T148">fog</text:span></text:span><text:change-end text:change-id="ct42533648"/><text:span text:style-name="T148"> </text:span><text:change-start text:change-id="ct42552048"/><text:span text:style-name="_5f_OOoComputerSpecial"><text:span text:style-name="T148">=</text:span></text:span><text:change-end text:change-id="ct42552048"/><text:span text:style-name="T148"> </text:span><text:change-start text:change-id="ct42590544"/><text:span text:style-name="_5f_OOoComputerIdent"><text:span text:style-name="T148">Fog</text:span></text:span><text:span text:style-name="_5f_OOoComputerSpecial"><text:span text:style-name="T148">(</text:span></text:span><text:span text:style-name="_5f_OOoComputerLiteral"><text:span text:style-name="T148">"</text:span></text:span><text:span text:style-name="_5f_OOoComputerLiteral"><text:span text:style-name="T161">Outside Fog</text:span></text:span><text:span text:style-name="_5f_OOoComputerLiteral"><text:span text:style-name="T148">"</text:span></text:span><text:span text:style-name="_5f_OOoComputerSpecial"><text:span text:style-name="T148">)</text:span></text:span><text:change-end text:change-id="ct42590544"/></text:p>
      <text:p text:style-name="Code"><text:s text:c="12"/><text:change-start text:change-id="ct42596320"/><text:span text:style-name="_5f_OOoComputerIdent"><text:span text:style-name="T148">self</text:span></text:span><text:span text:style-name="_5f_OOoComputerSpecial"><text:span text:style-name="T148">.</text:span></text:span><text:span text:style-name="_5f_OOoComputerIdent"><text:span text:style-name="T148">fog</text:span></text:span><text:span text:style-name="_5f_OOoComputerSpecial"><text:span text:style-name="T148">.</text:span></text:span><text:span text:style-name="_5f_OOoComputerIdent"><text:span text:style-name="T148">setColor</text:span></text:span><text:span text:style-name="_5f_OOoComputerSpecial"><text:span text:style-name="T148">(</text:span></text:span><text:span text:style-name="_5f_OOoComputerLiteral"><text:span text:style-name="T148">0.3</text:span></text:span><text:span text:style-name="_5f_OOoComputerSpecial"><text:span text:style-name="T148">,</text:span></text:span><text:span text:style-name="_5f_OOoComputerLiteral"><text:span text:style-name="T148">0.3</text:span></text:span><text:span text:style-name="_5f_OOoComputerSpecial"><text:span text:style-name="T148">,</text:span></text:span><text:span text:style-name="_5f_OOoComputerLiteral"><text:span text:style-name="T148">0.5</text:span></text:span><text:span text:style-name="_5f_OOoComputerSpecial"><text:span text:style-name="T148">)</text:span></text:span><text:change-end text:change-id="ct42596320"/></text:p>
      <text:p text:style-name="P573"><text:s text:c="12"/><text:change-start text:change-id="ct42598816"/><text:span text:style-name="_5f_OOoComputerIdent"><text:span text:style-name="T148">self</text:span></text:span><text:span text:style-name="_5f_OOoComputerSpecial"><text:span text:style-name="T148">.</text:span></text:span><text:span text:style-name="_5f_OOoComputerIdent"><text:span text:style-name="T148">fog</text:span></text:span><text:span text:style-name="_5f_OOoComputerSpecial"><text:span text:style-name="T148">.</text:span></text:span><text:span text:style-name="_5f_OOoComputerIdent"><text:span text:style-name="T148">setExpDensity</text:span></text:span><text:span text:style-name="_5f_OOoComputerSpecial"><text:span text:style-name="T148">(</text:span></text:span><text:span text:style-name="_5f_OOoComputerLiteral"><text:span text:style-name="T148">0.025</text:span></text:span><text:span text:style-name="_5f_OOoComputerSpecial"><text:span text:style-name="T148">)</text:span></text:span><text:change-end text:change-id="ct42598816"/></text:p>
      <text:p text:style-name="P523"><text:s text:c="8"/><text:change-start text:change-id="ct42592560"/><text:span text:style-name="_5f_OOoComputerKeyWord">elif</text:span><text:change-end text:change-id="ct42592560"/> <text:change-start text:change-id="ct42600192"/><text:span text:style-name="_5f_OOoComputerIdent">arenaNr</text:span><text:change-end text:change-id="ct42600192"/> <text:change-start text:change-id="ct42600416"/><text:span text:style-name="_5f_OOoComputerSpecial">==</text:span><text:change-end text:change-id="ct42600416"/> <text:change-start text:change-id="ct42600640"/><text:span text:style-name="_5f_OOoComputerLiteral">2</text:span><text:span text:style-name="_5f_OOoComputerSpecial">:</text:span><text:change-end text:change-id="ct42600640"/></text:p>
      <text:p text:style-name="P523"><text:s text:c="12"/><text:change-start text:change-id="ct4260115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42601152"/> <text:change-start text:change-id="ct42601376"/><text:span text:style-name="_5f_OOoComputerLiteral">40</text:span><text:span text:style-name="_5f_OOoComputerSpecial">)</text:span><text:change-end text:change-id="ct42601376"/></text:p>
      <text:p text:style-name="P523"><text:s text:c="12"/><text:change-start text:change-id="ct42602336"/><text:span text:style-name="_5f_OOoComputerIdent">…</text:span><text:change-end text:change-id="ct42602336"/></text:p>
      <text:p text:style-name="P523"><text:s text:c="12"/><text:change-start text:change-id="ct4260320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2603200"/></text:p>
      <text:p text:style-name="P523"/>
      <text:p text:style-name="P572"><text:span text:style-name="T195"><text:s text:c="12"/></text:span><text:change-start text:change-id="ct42605040"/><text:span text:style-name="_5f_OOoComputerIdent"><text:span text:style-name="T148">self</text:span></text:span><text:span text:style-name="_5f_OOoComputerSpecial"><text:span text:style-name="T148">.</text:span></text:span><text:span text:style-name="_5f_OOoComputerIdent"><text:span text:style-name="T148">fog</text:span></text:span><text:change-end text:change-id="ct42605040"/><text:span text:style-name="T148"> </text:span><text:change-start text:change-id="ct42605264"/><text:span text:style-name="_5f_OOoComputerSpecial"><text:span text:style-name="T148">=</text:span></text:span><text:change-end text:change-id="ct42605264"/><text:span text:style-name="T148"> </text:span><text:change-start text:change-id="ct42607472"/><text:span text:style-name="_5f_OOoComputerIdent"><text:span text:style-name="T148">Fog</text:span></text:span><text:span text:style-name="_5f_OOoComputerSpecial"><text:span text:style-name="T148">(</text:span></text:span><text:span text:style-name="_5f_OOoComputerLiteral"><text:span text:style-name="T148">"Temple Fog"</text:span></text:span><text:span text:style-name="_5f_OOoComputerSpecial"><text:span text:style-name="T148">)</text:span></text:span><text:change-end text:change-id="ct42607472"/></text:p>
      <text:p text:style-name="P572"><text:span text:style-name="T195"><text:s text:c="12"/></text:span><text:change-start text:change-id="ct42615440"/><text:span text:style-name="_5f_OOoComputerIdent"><text:span text:style-name="T148">self</text:span></text:span><text:span text:style-name="_5f_OOoComputerSpecial"><text:span text:style-name="T148">.</text:span></text:span><text:span text:style-name="_5f_OOoComputerIdent"><text:span text:style-name="T148">fog</text:span></text:span><text:span text:style-name="_5f_OOoComputerSpecial"><text:span text:style-name="T148">.</text:span></text:span><text:span text:style-name="_5f_OOoComputerIdent"><text:span text:style-name="T148">setColor</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span text:style-name="_5f_OOoComputerLiteral"><text:span text:style-name="T148">0</text:span></text:span><text:span text:style-name="_5f_OOoComputerSpecial"><text:span text:style-name="T148">)</text:span></text:span><text:change-end text:change-id="ct42615440"/></text:p>
      <text:p text:style-name="P572"><text:span text:style-name="T195"><text:s text:c="12"/></text:span><text:change-start text:change-id="ct42609376"/><text:span text:style-name="_5f_OOoComputerIdent"><text:span text:style-name="T148">self</text:span></text:span><text:span text:style-name="_5f_OOoComputerSpecial"><text:span text:style-name="T148">.</text:span></text:span><text:span text:style-name="_5f_OOoComputerIdent"><text:span text:style-name="T148">fog</text:span></text:span><text:span text:style-name="_5f_OOoComputerSpecial"><text:span text:style-name="T148">.</text:span></text:span><text:span text:style-name="_5f_OOoComputerIdent"><text:span text:style-name="T148">setExpDensity</text:span></text:span><text:span text:style-name="_5f_OOoComputerSpecial"><text:span text:style-name="T148">(</text:span></text:span><text:span text:style-name="_5f_OOoComputerLiteral"><text:span text:style-name="T148">0.065</text:span></text:span><text:span text:style-name="_5f_OOoComputerSpecial"><text:span text:style-name="T148">)</text:span></text:span><text:change-end text:change-id="ct42609376"/></text:p>
      <text:p text:style-name="P321">This will add a simple exponential fog that will move with the camera and have its density raised from the camera into infinity by the given setExpDensity value.</text:p>
      <text:p text:style-name="P415"><text:span text:style-name="T309">There also is another way to add fog which will not move with the camera and stay at the position where it was placed in the scene. For a more detailed description of it just take a look at this manual page </text:span><text:change-start text:change-id="ct42618240"/><text:a xlink:type="simple" xlink:href="http://www.panda3d.org/manual/index.php/Fog" text:style-name="Internet_20_link" text:visited-style-name="Visited_20_Internet_20_Link"><text:span text:style-name="T309">http://www.panda3d.org/manual/index.php/Fog</text:span></text:a><text:change-end text:change-id="ct42618240"/><text:span text:style-name="T309">.</text:span><text:change-start text:change-id="ct42563056"/></text:p>
      <text:h text:style-name="P699" text:outline-level="3"/>
      <text:h text:style-name="P51" text:outline-level="3"><text:bookmark-start text:name="__RefHeading___Toc50888_1995155341"/>Crips Graphics<text:bookmark-end text:name="__RefHeading___Toc50888_1995155341"/><text:change-end text:change-id="ct42563056"/><text:change-start text:change-id="ct37769856"/></text:h>
      <text:p text:style-name="P418">The following section gives you some tricks to get crisp non blured graphics for your game. Especially in the UI it is important to have crisp graphics to enhance the usability and readability of your application.<text:change-end text:change-id="ct37769856"/></text:p>
      <text:h text:style-name="Heading_20_4" text:outline-level="4"><text:bookmark-start text:name="__RefHeading__3767_1703764343"/>Antialia<text:span text:style-name="T310">s</text:span>ing<text:bookmark-end text:name="__RefHeading__3767_1703764343"/></text:h>
      <text:p text:style-name="P323">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23">To enable antialiasing for the whole scene you can add the following line somewhere in the Main class's init method.</text:p>
      <text:p text:style-name="Code"><text:change-start text:change-id="ct42558384"/><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42558384"/></text:p>
      <text:p text:style-name="P323">and the following two configuration variables set either in the .prc file or via the loadPrcFileData method before you run the ShowBase instance.</text:p>
      <text:p text:style-name="Code"><text:change-start text:change-id="ct42574848"/><text:span text:style-name="_5f_OOoComputerIdent"><text:span text:style-name="T397">framebuffer</text:span></text:span><text:span text:style-name="_5f_OOoComputerSpecial"><text:span text:style-name="T397">-</text:span></text:span><text:span text:style-name="_5f_OOoComputerIdent"><text:span text:style-name="T397">multisample</text:span></text:span><text:span text:style-name="T397"> </text:span><text:span text:style-name="_5f_OOoComputerLiteral"><text:span text:style-name="T397">1</text:span></text:span></text:p>
      <text:p text:style-name="Code"><text:span text:style-name="_5f_OOoComputerIdent"><text:span text:style-name="T397">multisamples</text:span></text:span><text:span text:style-name="T397"> </text:span><text:span text:style-name="_5f_OOoComputerLiteral"><text:span text:style-name="T397">2</text:span></text:span><text:change-end text:change-id="ct42574848"/><text:change-start text:change-id="ct42589488"/></text:p>
      <text:h text:style-name="Heading_20_4" text:outline-level="4"><text:bookmark-start text:name="__RefHeading___Toc50952_1995155341"/><text:span text:style-name="_5f_OOoComputerLiteral"><text:span text:style-name="T398">Texture Scale</text:span></text:span><text:bookmark-end text:name="__RefHeading___Toc50952_1995155341"/></text:h>
      <text:p text:style-name="P416"><text:span text:style-name="_5f_OOoComputerLiteral"><text:span text:style-name="T400">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416"><text:span text:style-name="_5f_OOoComputerLiteral"><text:span text:style-name="T400">The simplest way to tell Panda3D it should not automatically scale the textures is to set the following configuration variable </text:span></text:span><text:span text:style-name="_5f_OOoComputerLiteral"><text:span text:style-name="T401">to none</text:span></text:span><text:span text:style-name="_5f_OOoComputerLiteral"><text:span text:style-name="T400">.</text:span></text:span></text:p>
      <text:p text:style-name="Code"><text:change-end text:change-id="ct42589488"/><text:change-start text:change-id="ct42562720"/><text:span text:style-name="_5f_OOoComputerLiteral"><text:span text:style-name="T402">textures-power-2 </text:span></text:span><text:span text:style-name="_5f_OOoComputerLiteral"><text:span text:style-name="T403">none</text:span></text:span><text:change-end text:change-id="ct42562720"/><text:change-start text:change-id="ct36983040"/></text:p>
      <text:p text:style-name="P417"><text:span text:style-name="_5f_OOoComputerLiteral"><text:span text:style-name="T401">By default, this is set to down and hence downscales all non power of two textures.</text:span></text:span></text:p>
      <text:p text:style-name="P416"><text:span text:style-name="_5f_OOoComputerLiteral"><text:span text:style-name="T400">You may also set </text:span></text:span><text:span text:style-name="_5f_OOoComputerLiteral"><text:span text:style-name="T401">the following variable to a true value</text:span></text:span><text:span text:style-name="_5f_OOoComputerLiteral"><text:span text:style-name="T400"> if you want panda to check wheter the opened window supports this feature.</text:span></text:span></text:p>
      <text:p text:style-name="Code"><text:change-end text:change-id="ct36983040"/><text:change-start text:change-id="ct42594832"/><text:span text:style-name="_5f_OOoComputerLiteral"><text:span text:style-name="T405">t</text:span></text:span><text:change-end text:change-id="ct42594832"/><text:change-start text:change-id="ct42605792"/><text:span text:style-name="_5f_OOoComputerLiteral"><text:span text:style-name="T404">extures-auto-power-2 </text:span></text:span><text:span text:style-name="_5f_OOoComputerLiteral"><text:span text:style-name="T405">1</text:span></text:span><text:change-end text:change-id="ct42605792"/><text:change-start text:change-id="ct42612672"/></text:p>
      <text:p text:style-name="P416"><text:span text:style-name="_5f_OOoComputerLiteral"><text:span text:style-name="T400">After that you should see much crisper textures in your application.</text:span></text:span></text:p>
      <text:h text:style-name="P720" text:outline-level="4"><text:bookmark-start text:name="__RefHeading___Toc50954_1995155341"/><text:span text:style-name="_5f_OOoComputerLiteral"><text:span text:style-name="T398">Font Scale</text:span></text:span><text:bookmark-end text:name="__RefHeading___Toc50954_1995155341"/><text:change-end text:change-id="ct42612672"/><text:change-start text:change-id="ct42622320"/></text:h>
      <text:p text:style-name="P417"><text:change-end text:change-id="ct42622320"/><text:change-start text:change-id="ct42622784"/><text:span text:style-name="_5f_OOoComputerLiteral"><text:span text:style-name="T399">Aside of automatic </text:span></text:span><text:change-end text:change-id="ct42622784"/><text:change-start text:change-id="ct42623008"/><text:span text:style-name="_5f_OOoComputerLiteral"><text:span text:style-name="T399">texture scaling you may also set </text:span></text:span><text:change-end text:change-id="ct42623008"/><text:change-start text:change-id="ct38567200"/><text:span text:style-name="_5f_OOoComputerLiteral"><text:span text:style-name="T399">the pixel per unit value of Fonts, which will make them much easier to </text:span></text:span><text:change-end text:change-id="ct38567200"/><text:change-start text:change-id="ct42624576"/><text:span text:style-name="_5f_OOoComputerLiteral"><text:span text:style-name="T399">read. The most simple way to achieve this for all DirectGUI elements using the default font is to set it the following </text:span></text:span><text:change-end text:change-id="ct42624576"/><text:change-start text:change-id="ct42625488"/><text:span text:style-name="_5f_OOoComputerLiteral"><text:span text:style-name="T399">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417"><text:change-end text:change-id="ct42625488"/><text:change-start text:change-id="ct42627024"/><text:span text:style-name="_5f_OOoComputerLiteral"><text:span text:style-name="T399">This sets the number of pixels in the texture map that are used for each onscreen unit.</text:span></text:span><text:change-end text:change-id="ct42627024"/><text:change-start text:change-id="ct42630288"/><text:span text:style-name="_5f_OOoComputerLiteral"><text:span text:style-name="T399"> Though note, that this requires </text:span></text:span><text:change-end text:change-id="ct42630288"/><text:change-start text:change-id="ct38568960"/><text:span text:style-name="_5f_OOoComputerLiteral"><text:span text:style-name="T399">more texture memory the higher the number you set.</text:span></text:span><text:change-end text:change-id="ct38568960"/></text:p>
      <text:h text:style-name="P29"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7">s and the in game terminal</text:span><text:bookmark-end text:name="__RefHeading__3801_1703764343"/></text:h>
      <text:p text:style-name="P338">The first thing you may find useful for debugging is a in game terminal emulator which can be used for entering commands that the application knows how to handle or also for testing purpose some cheats like making the player invincible.</text:p>
      <text:p text:style-name="P338">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23">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38568608"/><text:change-start text:change-id="ct38569312"/><text:span text:style-name="T392">t</text:span><text:change-end text:change-id="ct38569312"/>ools for debugging and performance tuning<text:bookmark-end text:name="__RefHeading__840_386173091"/></text:h>
      <text:p text:style-name="P333">Panda3D comes with a few tools that will help you for debugging your game as well as finding performance bottlenecks.</text:p>
      <text:h text:style-name="P34" text:outline-level="4"><text:bookmark-start text:name="__RefHeading__6203_1853470411"/>On Screen Debug (OSD)<text:bookmark-end text:name="__RefHeading__6203_1853470411"/></text:h>
      <text:p text:style-name="P333">The first we will talk about is the on screen debug class. <text:span text:style-name="T319">This is a class from the direct tools that will display a small HUD for debugging where you can add anything you like. This is especially useful for fullscreen debugging when you only have one monitor and can't see the terminal.</text:span></text:p>
      <text:p text:style-name="P334">To use the On Screen Debug class you first need to import it with</text:p>
      <text:p text:style-name="Code"><text:change-start text:change-id="ct38570016"/><text:span text:style-name="_5f_OOoComputerKeyWord">from</text:span><text:change-end text:change-id="ct38570016"/> <text:change-start text:change-id="ct42639152"/><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42639152"/> <text:change-start text:change-id="ct42640400"/><text:span text:style-name="_5f_OOoComputerKeyWord">import</text:span><text:change-end text:change-id="ct42640400"/> <text:change-start text:change-id="ct42641616"/><text:span text:style-name="_5f_OOoComputerIdent">OnScreenDebug</text:span><text:change-end text:change-id="ct42641616"/></text:p>
      <text:p text:style-name="P334">If you then instantiate a variable with that class you can use it by calling the append clear and at the end render method to add, remove and show the OSD.</text:p>
      <text:p text:style-name="P334">For an example of how to use the class you may take a look at the onscreendebug.py file within the core folder of the panda3d-code-collection.</text:p>
      <text:h text:style-name="P34" text:outline-level="4"><text:bookmark-start text:name="__RefHeading__6205_1853470411"/>P<text:span text:style-name="T320">S</text:span>tats<text:bookmark-end text:name="__RefHeading__6205_1853470411"/></text:h>
      <text:p text:style-name="P335">The next thing we will show you is PStats. This <text:span text:style-name="T321">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21">config.prc if you just have that. The configuration variable names you have to set to a positive boolean value is the following:</text:span></text:p>
      <text:p text:style-name="Code">want-pstats <text:s text:c="11"/>#<text:span text:style-name="T321">t</text:span></text:p>
      <text:p text:style-name="P336">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36">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43">and Continuous Integration (CI)</text:span><text:bookmark-end text:name="__RefHeading__3613_1703764343"/></text:h>
      <text:p text:style-name="P336">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37">If you want to know more about unittests take a look at this python documentation: <text:a xlink:type="simple" xlink:href="https://docs.python.org/2/library/unittest.html" text:style-name="Internet_20_link" text:visited-style-name="Visited_20_Internet_20_Link"><text:span text:style-name="T322">https://docs.python.org/2/library/unittest.html</text:span></text:a></text:p>
      <text:p text:style-name="P337">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22">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22">http://docs.python-guide.org/en/latest/scenarios/ci/</text:span></text:a></text:p>
      <text:h text:style-name="P692" text:outline-level="1"><text:bookmark-start text:name="__RefHeading__842_386173091"/>Chapter 4: Release<text:bookmark-end text:name="__RefHeading__842_386173091"/></text:h>
      <text:p text:style-name="P370">Congratulations, you made it this far and should have a playable game by now.</text:p>
      <text:p text:style-name="P370">This chapter will teach you how to make your game release ready <text:span text:style-name="T345">by adding things like a manual, some icons and all those things you would expect from a nice game and pack all that up in an installer for any of Panda3Ds supported operating systems. F</text:span>inally <text:span text:style-name="T345">we will </text:span>release it to the public <text:span text:style-name="T346">through various stores and self publishing as well as</text:span> <text:span text:style-name="T345">advertise it</text:span> and <text:span text:style-name="T345">try to generate</text:span> some revenue from it.</text:p>
      <text:h text:style-name="P686" text:outline-level="2"><text:bookmark-start text:name="__RefHeading__844_386173091"/><text:span text:style-name="T329">M</text:span>anual and game release content<text:bookmark-end text:name="__RefHeading__844_386173091"/></text:h>
      <text:p text:style-name="P372">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72">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72">The first page should be a nice cover that attracts the users attention it should contain the applications name and maybe somewhere the note that this is the manual to it.</text:p>
      <text:p text:style-name="P372">Following come the index which can be automatically generated by scribus or also text writing applications like libreoffice where the texts could then be imported into scribus.</text:p>
      <text:p text:style-name="P372">After the index pages the main manual sections can start with the installation and deinstallation section. Thos<text:span text:style-name="T347">e</text:span> sections should have a step by step guide on how to get your application on and later on again off of the users machine. This section should be available for each supported operating system. <text:span text:style-name="T347">This section may also contain a description on how to start the application after it got installed on the system.</text:span></text:p>
      <text:p text:style-name="P373">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73">Having that done, the next chapters of the manual will describe the general gameplay and possibly add some hints even hidden secrets for the players like maps or where some special objects can be found in the game.</text:p>
      <text:p text:style-name="P373">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73">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76">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49">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77">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50">Finally, just use the logo wherever you want and try to slap it on anything that belongs to the game, so the user sure will recognize it after a while seeing it everywhere.</text:span></text:p>
      <text:h text:style-name="P700" text:outline-level="3"><text:bookmark-start text:name="__RefHeading__6907_1104848444"/>Icons<text:bookmark-end text:name="__RefHeading__6907_1104848444"/></text:h>
      <text:p text:style-name="P374">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48">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75">The icons should be exported to PNG file format as well as being shipped in vector graphic format like SVG as some systems are able to use those too.</text:p>
      <text:h text:style-name="P679" text:outline-level="2"><text:bookmark-start text:name="__RefHeading__5458_1563689276"/><text:soft-page-break/>Licensin<text:span text:style-name="T278">g</text:span><text:bookmark-end text:name="__RefHeading__5458_1563689276"/></text:h>
      <text:p text:style-name="P300">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300">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300">And note, open sourcing your application won't prevent you from making money if it's that what you're after, but we will point out on how to make money out of your application in a later section.</text:p>
      <text:p text:style-name="P301">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301">Starting with copyleft licenses, the most known one and also rather commonly found license is the GNU general public license. or in short GNU GPL. It already has a few different versions. It is provided and <text:span text:style-name="T279">endorsed by GNU and the Free Software Foundation (in short FSF). There also is a kind of copyleft version of the CreativeCommons (in short CC) license namely the CC Share Alike which also is a quite commonly used license.</text:span></text:p>
      <text:p text:style-name="P302">To get to some copyright type licenses there <text:span text:style-name="T280">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303">Aside of the copyright and copyleft licenses, you also must make sure the license is valid for your country as not all licenses may be accepted in every land.</text:p>
      <text:p text:style-name="P303">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303">For a rather long list of available open source licenses sorted in categories take a look at <text:span text:style-name="T281">the following website</text:span> <text:a xlink:type="simple" xlink:href="http://opensource.org/licenses/category" text:style-name="Internet_20_link" text:visited-style-name="Visited_20_Internet_20_Link">http://opensource.org/licenses/category</text:a> <text:span text:style-name="T281">and, to help you with choosing a license here are a few websites that will guide you by asking simple questions and listings of licenses:</text:span></text:p>
      <text:p text:style-name="P378"><text:a xlink:type="simple" xlink:href="http://choosealicense.com/" text:style-name="Internet_20_link" text:visited-style-name="Visited_20_Internet_20_Link">http://choosealicense.com/</text:a> <text:span text:style-name="T351">and </text:span><text:a xlink:type="simple" xlink:href="http://www.gnu.org/licenses/license-recommendations.html" text:style-name="Internet_20_link" text:visited-style-name="Visited_20_Internet_20_Link"><text:span text:style-name="T351">http://www.gnu.org/licenses/license-recommendations.html</text:span></text:a></text:p>
      <text:h text:style-name="P52" text:outline-level="2"><text:bookmark-start text:name="__RefHeading__846_386173091"/><text:soft-page-break/>Pack the game <text:span text:style-name="T125">as</text:span> executable and installer<text:bookmark-end text:name="__RefHeading__846_386173091"/></text:h>
      <text:p text:style-name="P379">Now you should have all the assets for your game and be ready to pack anything up into an executable and installer.</text:p>
      <text:p text:style-name="P379">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52">Runtime which we can either automatically install with the installer that we can create using the Panda3D deployment tools or put on a website to let the game be playable in a web browser.</text:span></text:p>
      <text:p text:style-name="P380">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81">So you should have a structure like this</text:p>
      <text:p text:style-name="P405">/DEPLOYMENT/<text:line-break/>/DEPLOYMENT/<text:span text:style-name="T371">License.txt<text:line-break/>/DEPLOYMENT/[all icons for the game]</text:span><text:line-break/>/DEPLOYMENT/game/<text:line-break/>/DEPLOYMENT/game/<text:span text:style-name="T370">[all code files and other necessary files]</text:span><text:line-break/>/DEPLOYMENT/game/assets/<text:line-break/>/DEPLOYMENT/game/assets/<text:span text:style-name="T370">[all assets and subfolders]</text:span></text:p>
      <text:p text:style-name="P408">Additional to those files you <text:span text:style-name="T376">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409"><text:span text:style-name="T376">For our game you should at least add a </text:span>window-title <text:span text:style-name="T376">Tatakai no ikimono</text:span> <text:span text:style-name="T376">into this config.prc file.</text:span></text:p>
      <text:p text:style-name="P388">Next we need to create a certificate that we will use to sign our game. Even though, this is mostly only useful for games that will be put on a website it definitely adds to the professional look and feel of the game itself if it is signed.</text:p>
      <text:p text:style-name="P388">Now, unless you have a valid <text:span text:style-name="T356">and by a official authority like StartCom (StartSSL), GoDaddy or Symantec</text:span> trusted certificate <text:span text:style-name="T356">you need to create a self signed certificate. To create a self signed certificate, you can for example use the OpenSSL tools which comes preinstalled with most Linux distributions. The openssl commands can then be called as follow</text:span></text:p>
      <text:p text:style-name="P406">first create your private key which we will call main.key. This name can also be anything else like your companies name or something that you recognize for what it's used for.</text:p>
      <text:p text:style-name="P407"><text:soft-page-break/>Note, <text:span text:style-name="T374">the second</text:span> command <text:span text:style-name="T374">will </text:span>ask you for <text:span text:style-name="T374">some </text:span>additional entries like your companies name, real name <text:span text:style-name="T374">or FQDN</text:span>, email address and the like. Not all of these have to be entered but the more details you give, the trustworthier your certificate will become.</text:p>
      <text:p text:style-name="Code"><text:change-start text:change-id="ct42715472"/><text:span text:style-name="_5f_BashIdent">openssl</text:span><text:change-end text:change-id="ct42715472"/> <text:change-start text:change-id="ct42715888"/><text:span text:style-name="_5f_BashIdent">genrsa</text:span><text:change-end text:change-id="ct42715888"/> <text:change-start text:change-id="ct42716112"/><text:span text:style-name="_5f_BashNumber"><text:span text:style-name="T374">2048</text:span></text:span><text:change-end text:change-id="ct42716112"/> <text:change-start text:change-id="ct42718544"/><text:span text:style-name="_5f_BashSpecial"><text:span text:style-name="T396">&gt;</text:span></text:span><text:change-end text:change-id="ct42718544"/> <text:change-start text:change-id="ct42722848"/><text:span text:style-name="_5f_BashIdent"><text:span text:style-name="T374">main</text:span></text:span><text:span text:style-name="_5f_BashIdent">.pem</text:span><text:change-end text:change-id="ct42722848"/></text:p>
      <text:p text:style-name="Code"><text:change-start text:change-id="ct42724720"/><text:span text:style-name="_5f_BashIdent">openssl</text:span><text:change-end text:change-id="ct42724720"/> <text:change-start text:change-id="ct42725248"/><text:span text:style-name="_5f_BashIdent">req</text:span><text:change-end text:change-id="ct42725248"/> <text:change-start text:change-id="ct42725472"/><text:span text:style-name="_5f_BashSpecial">-</text:span><text:span text:style-name="_5f_BashIdent">new</text:span><text:change-end text:change-id="ct42725472"/> <text:change-start text:change-id="ct42725696"/><text:span text:style-name="_5f_BashSpecial">-</text:span><text:span text:style-name="_5f_BashIdent">x509</text:span><text:change-end text:change-id="ct42725696"/> <text:change-start text:change-id="ct42725920"/><text:span text:style-name="_5f_BashSpecial">-</text:span><text:span text:style-name="_5f_BashIdent">nodes</text:span><text:change-end text:change-id="ct42725920"/> <text:change-start text:change-id="ct42726960"/><text:span text:style-name="_5f_BashSpecial">-</text:span><text:span text:style-name="_5f_BashIdent">sha1</text:span><text:change-end text:change-id="ct42726960"/> <text:change-start text:change-id="ct42729504"/><text:span text:style-name="_5f_BashSpecial">-</text:span><text:span text:style-name="_5f_BashIdent">days</text:span><text:change-end text:change-id="ct42729504"/> <text:change-start text:change-id="ct42731024"/><text:span text:style-name="_5f_BashNumber">365</text:span><text:change-end text:change-id="ct42731024"/> <text:change-start text:change-id="ct42733984"/><text:span text:style-name="_5f_BashSpecial">-</text:span><text:span text:style-name="_5f_BashIdent">key</text:span><text:change-end text:change-id="ct42733984"/> <text:change-start text:change-id="ct42738336"/><text:span text:style-name="_5f_BashIdent"><text:span text:style-name="T374">main</text:span></text:span><text:span text:style-name="_5f_BashIdent">.pem</text:span><text:change-end text:change-id="ct42738336"/> <text:change-start text:change-id="ct42741120"/><text:span text:style-name="_5f_BashSpecial"><text:span text:style-name="T396">&gt;&gt;</text:span></text:span><text:change-end text:change-id="ct42741120"/> <text:change-start text:change-id="ct42745504"/><text:span text:style-name="_5f_BashIdent"><text:span text:style-name="T374">main</text:span></text:span><text:span text:style-name="_5f_BashIdent">.pem</text:span><text:change-end text:change-id="ct42745504"/></text:p>
      <text:p text:style-name="P407">Having the certificate, you now have everything ready to pack up your application with Panda3Ds deployment tools which we will describe how to use now.</text:p>
      <text:p text:style-name="P388"><text:span text:style-name="T373">W</text:span>ithin the DEPLOYMENT directory call the packp3d command as follow</text:p>
      <text:p text:style-name="P568"><text:change-start text:change-id="ct38576256"/><text:span text:style-name="_5f_BashIdent">packp3d</text:span><text:change-end text:change-id="ct38576256"/> <text:change-start text:change-id="ct40756928"/><text:span text:style-name="_5f_BashSpecial">-</text:span><text:span text:style-name="_5f_BashIdent">d</text:span><text:change-end text:change-id="ct40756928"/> <text:change-start text:change-id="ct40744432"/><text:span text:style-name="_5f_BashIdent">game</text:span><text:span text:style-name="_5f_BashSpecial">/</text:span><text:change-end text:change-id="ct40744432"/> <text:change-start text:change-id="ct42718864"/><text:span text:style-name="_5f_BashSpecial">-</text:span><text:span text:style-name="_5f_BashIdent">x</text:span><text:change-end text:change-id="ct42718864"/> <text:change-start text:change-id="ct42739008"/><text:span text:style-name="_5f_BashIdent">Cursor.ico</text:span><text:change-end text:change-id="ct42739008"/> <text:change-start text:change-id="ct42721568"/><text:span text:style-name="_5f_BashSpecial">-</text:span><text:span text:style-name="_5f_BashIdent"><text:span text:style-name="T369">n</text:span></text:span><text:change-end text:change-id="ct42721568"/> <text:change-start text:change-id="ct42720432"/><text:span text:style-name="_5f_BashIdent">x11</text:span><text:change-end text:change-id="ct42720432"/> <text:change-start text:change-id="ct42740416"/><text:span text:style-name="_5f_BashSpecial">-</text:span><text:span text:style-name="_5f_BashIdent">r</text:span><text:change-end text:change-id="ct42740416"/> <text:change-start text:change-id="ct42717232"/><text:span text:style-name="_5f_BashIdent">openal</text:span><text:change-end text:change-id="ct42717232"/> <text:change-start text:change-id="ct42731936"/><text:span text:style-name="_5f_BashSpecial">-</text:span><text:span text:style-name="_5f_BashIdent"><text:span text:style-name="T357">S</text:span></text:span><text:change-end text:change-id="ct42731936"/><text:span text:style-name="T357"> </text:span><text:change-start text:change-id="ct42737168"/><text:span text:style-name="_5f_BashIdent"><text:span text:style-name="T357">main.pem</text:span></text:span><text:change-end text:change-id="ct42737168"/><text:span text:style-name="T357"> </text:span><text:change-start text:change-id="ct42752160"/><text:span text:style-name="_5f_BashSpecial"><text:span text:style-name="T357">-</text:span></text:span><text:span text:style-name="_5f_BashIdent"><text:span text:style-name="T357">o</text:span></text:span><text:change-end text:change-id="ct42752160"/><text:span text:style-name="T357"> </text:span><text:change-start text:change-id="ct42765408"/><text:span text:style-name="_5f_BashIdent"><text:span text:style-name="T357">tatakai</text:span></text:span><text:span text:style-name="_5f_BashSpecial"><text:span text:style-name="T357">-</text:span></text:span><text:span text:style-name="_5f_BashIdent"><text:span text:style-name="T357">no</text:span></text:span><text:span text:style-name="_5f_BashSpecial"><text:span text:style-name="T357">-</text:span></text:span><text:span text:style-name="_5f_BashIdent"><text:span text:style-name="T357">ikimono.p3d</text:span></text:span><text:change-end text:change-id="ct42765408"/></text:p>
      <text:p text:style-name="P388">This will generate a file <text:span text:style-name="T358">containing everything from within the game directory and will be</text:span> called p3d-tutorial.p3d. <text:span text:style-name="T358">It</text:span> can be run <text:span text:style-name="T358">by</text:span> using the panda3d command which comes with the Panda3D runtime. After all, the packp3d command is also just a panda3d application and hence needs the Panda3D runtime to be installed. <text:span text:style-name="T358">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58">https://www.panda3d.org/manual/index.php/Referencing_packages</text:span></text:a></text:p>
      <text:p text:style-name="P389">Finally there is the -S option which we give our certificate that we use to sign this application.</text:p>
      <text:p text:style-name="P403">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89">If you run this command and if it run through successfully, you can already start your game by calling the following command in the DEPLOYMENT directory</text:p>
      <text:p text:style-name="P567"><text:change-start text:change-id="ct42767728"/><text:span text:style-name="_5f_BashIdent">panda3d</text:span><text:change-end text:change-id="ct42767728"/> <text:change-start text:change-id="ct42712896"/><text:span text:style-name="_5f_BashIdent"><text:span text:style-name="T372">tatakai</text:span></text:span><text:span text:style-name="_5f_BashSpecial"><text:span text:style-name="T372">-</text:span></text:span><text:span text:style-name="_5f_BashIdent"><text:span text:style-name="T372">no</text:span></text:span><text:span text:style-name="_5f_BashSpecial"><text:span text:style-name="T372">-</text:span></text:span><text:span text:style-name="_5f_BashIdent"><text:span text:style-name="T372">ikimono</text:span></text:span><text:span text:style-name="_5f_BashIdent">.p3d</text:span><text:change-end text:change-id="ct42712896"/></text:p>
      <text:p text:style-name="P389">This should open up a window which may first show you a loading screen telling you it's downloading and installing the engine. Afterwards it should directly start into the game.</text:p>
      <text:p text:style-name="P389"><text:soft-page-break/>This file can already be packed inside a web<text:span text:style-name="T361">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59">Note, you can also use pdeploy to generate a basic website for you that embeds the just created p3d file.</text:span></text:p>
      <text:p text:style-name="P389"><text:span text:style-name="T359">Now w</text:span>e will take a closer look at the pdeploy command <text:span text:style-name="T359">to</text:span> generate an installer for our game for every platform Panda3D supports. <text:span text:style-name="T360">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69"><text:change-start text:change-id="ct42764048"/><text:span text:style-name="_5f_BashIdent">pdeploy</text:span><text:change-end text:change-id="ct42764048"/> <text:change-start text:change-id="ct42764272"/><text:span text:style-name="_5f_BashSpecial">-</text:span><text:span text:style-name="_5f_BashIdent">N</text:span><text:change-end text:change-id="ct42764272"/> <text:change-start text:change-id="ct42728768"/><text:span text:style-name="_5f_BashLiteral">"Tatakai no ikimono"</text:span><text:change-end text:change-id="ct42728768"/> <text:change-start text:change-id="ct42728992"/><text:span text:style-name="_5f_BashSpecial">-</text:span><text:span text:style-name="_5f_BashAltKeyword">v</text:span><text:change-end text:change-id="ct42728992"/> <text:change-start text:change-id="ct42729216"/><text:span text:style-name="_5f_BashNumber">15.1</text:span><text:span text:style-name="_5f_BashNumber"><text:span text:style-name="T375">2</text:span></text:span><text:change-end text:change-id="ct42729216"/> <text:change-start text:change-id="ct42727472"/><text:span text:style-name="_5f_BashSpecial">-</text:span><text:span text:style-name="_5f_BashIdent">o</text:span><text:change-end text:change-id="ct42727472"/> <text:change-start text:change-id="ct42744208"/><text:span text:style-name="_5f_BashIdent">release</text:span><text:span text:style-name="_5f_BashSpecial">/</text:span><text:change-end text:change-id="ct42744208"/> <text:change-start text:change-id="ct42732352"/><text:span text:style-name="_5f_BashSpecial">-</text:span><text:span text:style-name="_5f_BashIdent">s</text:span><text:change-end text:change-id="ct42732352"/> <text:change-start text:change-id="ct42762384"/><text:span text:style-name="_5f_BashSpecial">-</text:span><text:span text:style-name="_5f_BashIdent">l</text:span><text:change-end text:change-id="ct42762384"/> <text:change-start text:change-id="ct42735728"/><text:span text:style-name="_5f_BashLiteral">"2-Clause BSD License and CC-BY-SA"</text:span><text:change-end text:change-id="ct42735728"/> <text:change-start text:change-id="ct42754032"/><text:span text:style-name="_5f_BashSpecial">-</text:span><text:span text:style-name="_5f_BashIdent">L</text:span><text:change-end text:change-id="ct42754032"/> <text:change-start text:change-id="ct42757984"/><text:span text:style-name="_5f_BashIdent">License.txt</text:span><text:change-end text:change-id="ct42757984"/> <text:change-start text:change-id="ct42771536"/><text:span text:style-name="_5f_BashSpecial">-</text:span><text:span text:style-name="_5f_BashIdent">a</text:span><text:change-end text:change-id="ct42771536"/> <text:change-start text:change-id="ct42772656"/><text:span text:style-name="_5f_BashIdent">org.grimfang</text:span><text:span text:style-name="_5f_BashSpecial">-</text:span><text:span text:style-name="_5f_BashIdent">studio</text:span><text:change-end text:change-id="ct42772656"/> <text:change-start text:change-id="ct42774688"/><text:span text:style-name="_5f_BashSpecial">-</text:span><text:span text:style-name="_5f_BashIdent">A</text:span><text:change-end text:change-id="ct42774688"/> <text:change-start text:change-id="ct42775712"/><text:span text:style-name="_5f_BashLiteral">"Grimfang-Studio"</text:span><text:change-end text:change-id="ct42775712"/> <text:change-start text:change-id="ct42777888"/><text:span text:style-name="_5f_BashSpecial">-</text:span><text:span text:style-name="_5f_BashIdent">e</text:span><text:change-end text:change-id="ct42777888"/> <text:change-start text:change-id="ct42782912"/><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42782912"/> <text:change-start text:change-id="ct42786336"/><text:span text:style-name="_5f_BashSpecial">-</text:span><text:span text:style-name="_5f_BashIdent"><text:span text:style-name="T377">i</text:span></text:span><text:change-end text:change-id="ct42786336"/><text:span text:style-name="T377"> </text:span><text:change-start text:change-id="ct42790160"/><text:span text:style-name="_5f_BashIdent"><text:span text:style-name="T377">icon16.png</text:span></text:span><text:change-end text:change-id="ct42790160"/> <text:change-start text:change-id="ct42794176"/><text:span text:style-name="_5f_BashSpecial">-</text:span><text:span text:style-name="_5f_BashIdent">i</text:span><text:change-end text:change-id="ct42794176"/> <text:change-start text:change-id="ct42795680"/><text:span text:style-name="_5f_BashIdent">icon32.png</text:span><text:change-end text:change-id="ct42795680"/> <text:change-start text:change-id="ct42798096"/><text:span text:style-name="_5f_BashSpecial">-</text:span><text:span text:style-name="_5f_BashIdent">i</text:span><text:change-end text:change-id="ct42798096"/> <text:change-start text:change-id="ct42799472"/><text:span text:style-name="_5f_BashIdent">icon48.png</text:span><text:change-end text:change-id="ct42799472"/> <text:change-start text:change-id="ct42800816"/><text:span text:style-name="_5f_BashSpecial">-</text:span><text:span text:style-name="_5f_BashIdent">i</text:span><text:change-end text:change-id="ct42800816"/> <text:change-start text:change-id="ct42806992"/><text:span text:style-name="_5f_BashIdent">icon</text:span><text:span text:style-name="_5f_BashIdent"><text:span text:style-name="T377">64</text:span></text:span><text:span text:style-name="_5f_BashIdent">.png</text:span><text:change-end text:change-id="ct42806992"/> <text:change-start text:change-id="ct42810976"/><text:span text:style-name="_5f_BashSpecial">-</text:span><text:span text:style-name="_5f_BashIdent">i</text:span><text:change-end text:change-id="ct42810976"/> <text:change-start text:change-id="ct42812352"/><text:span text:style-name="_5f_BashIdent">icon128.png</text:span><text:change-end text:change-id="ct42812352"/> <text:change-start text:change-id="ct42804944"/><text:span text:style-name="_5f_BashSpecial">-</text:span><text:span text:style-name="_5f_BashIdent">i</text:span><text:change-end text:change-id="ct42804944"/> <text:change-start text:change-id="ct38651808"/><text:span text:style-name="_5f_BashIdent">icon</text:span><text:span text:style-name="_5f_BashIdent"><text:span text:style-name="T377">256</text:span></text:span><text:span text:style-name="_5f_BashIdent">.png</text:span><text:change-end text:change-id="ct38651808"/> <text:change-start text:change-id="ct42824320"/><text:span text:style-name="_5f_BashSpecial">-</text:span><text:span text:style-name="_5f_BashIdent">i</text:span><text:change-end text:change-id="ct42824320"/> <text:change-start text:change-id="ct42829952"/><text:span text:style-name="_5f_BashIdent">icon</text:span><text:span text:style-name="_5f_BashIdent"><text:span text:style-name="T377">512</text:span></text:span><text:span text:style-name="_5f_BashIdent">.png</text:span><text:change-end text:change-id="ct42829952"/> <text:change-start text:change-id="ct42847696"/><text:span text:style-name="_5f_BashIdent"><text:span text:style-name="T372">tatakai</text:span></text:span><text:span text:style-name="_5f_BashSpecial"><text:span text:style-name="T372">-</text:span></text:span><text:span text:style-name="_5f_BashIdent"><text:span text:style-name="T372">no</text:span></text:span><text:span text:style-name="_5f_BashSpecial"><text:span text:style-name="T372">-</text:span></text:span><text:span text:style-name="_5f_BashIdent"><text:span text:style-name="T372">ikimono</text:span></text:span><text:span text:style-name="_5f_BashIdent">.p3d</text:span><text:change-end text:change-id="ct42847696"/> <text:change-start text:change-id="ct42850656"/><text:span text:style-name="_5f_BashIdent"><text:span text:style-name="T368">installer</text:span></text:span><text:change-end text:change-id="ct42850656"/></text:p>
      <text:p text:style-name="P390">Let's go through it and see what's in it.</text:p>
      <text:p text:style-name="P390">First the -N option. This simply represents the full visible name of the application.</text:p>
      <text:p text:style-name="P390">Next comes the -v which is used for the version number that may be seen in the installer.</text:p>
      <text:p text:style-name="P390">The -o option tells the command where the generated packages should be stored in. In our example we will put them into an extra directory called release.</text:p>
      <text:p text:style-name="P390">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90">Next to the -s switch comes two options for giving the license information of the game.</text:p>
      <text:p text:style-name="P390">The -a and -A switches are used to set the games maker company followed by -e for a support email address that the users may use to contact if there are any problems with the game.</text:p>
      <text:p text:style-name="P391">And last but not least, we add the icons we have created for the game.</text:p>
      <text:p text:style-name="P411">After we have set all the options for the command, we just need to give it the previously created .p3d file and tell it what the command should create. In our case this is an installer, but it can also be a html page or standalone executable.</text:p>
      <text:p text:style-name="P410">Note, there also is a -P switch that can be used to only build for some specific platforms like linux_amd64, linux_i386, win_i386. Therefore you just hand over a a coma separated list to it.</text:p>
      <text:p text:style-name="P410">For more information on the parameters just call pdeploy -h</text:p>
      <text:p text:style-name="P412">To not need to type this command every time, you should store it in a script like a shell or batch file.</text:p>
      <text:h text:style-name="P687" text:outline-level="2"><text:bookmark-start text:name="__RefHeading__1841_1598449860"/>Share your game<text:bookmark-end text:name="__RefHeading__1841_1598449860"/></text:h>
      <text:p text:style-name="P392">From here on, you should have a full and nicely packed up game that's ready to be spread to the people.</text:p>
      <text:p text:style-name="P395">You can now try to reach some video game publishers and try to get them sell your game or publish it by your own. <text:span text:style-name="T366">Unless you have a really good AAA grade game it may not be that likely to get your game published by the big players in the business, so we will take a closer look at self publishing.</text:span></text:p>
      <text:p text:style-name="P396">There are quite a lot of places on the web where you can start selling and sharing your application. <text:span text:style-name="T367">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97">Of course you can also use your own website, if you have one, to share your game with others. If your game is an free and open source game, you can also use services like launchpad.net or sourceforge.net to share the code and binary files of your game.</text:p>
      <text:h text:style-name="P52" text:outline-level="2"><text:bookmark-start text:name="__RefHeading__1839_1598449860"/>Advertise your game<text:bookmark-end text:name="__RefHeading__1839_1598449860"/></text:h>
      <text:p text:style-name="P392">As your game is ready to be downloaded and bought by the users, we also need to make sure people will hear about it and know your game even exists as you can't expect it to <text:span text:style-name="T362">become famous without telling someone about it.</text:span></text:p>
      <text:p text:style-name="P393">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93">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93">No matter if you go fully on your own or a mixture of self advertising and getting others that will help you, here are a few ways how you can advertise your game.</text:p>
      <text:p text:style-name="P393"><text:soft-page-break/>The first one is by word-of-mouth advertising. Just reach out to your friends, family and everyone you know to let them know about your game and tell them they should also spread the news.</text:p>
      <text:p text:style-name="P393">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93">You can also put some news and advertisement for it on your own website if you have <text:span text:style-name="T363">one</text:span>. If not, you <text:span text:style-name="T363">can get free or cheap webspace all over the Internet and create some nice website with it. You can also try to get your banners on other websites that are dedicated to video games or the user group you try to reach.</text:span></text:p>
      <text:p text:style-name="P394">If you really want to go big, you can also try to get your game advertised with <text:span text:style-name="T365">posters</text:span> or even if you can spend a big amount of money do TV commercials. Depending on where you live, you need to contact local <text:span text:style-name="T365">poster</text:span> or TV channel providers <text:span text:style-name="T365">to get your ads out there</text:span>. <text:span text:style-name="T364">Aside of that which may also be a bit cheaper, is getting your game advertised in games magazines.</text:span></text:p>
      <text:p text:style-name="P404">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52" text:outline-level="2"><text:bookmark-start text:name="__RefHeading__1843_1598449860"/>Making <text:change text:change-id="ct42847280"/><text:change-start text:change-id="ct42849216"/><text:span text:style-name="T392">m</text:span><text:change-end text:change-id="ct42849216"/>oney<text:bookmark-end text:name="__RefHeading__1843_1598449860"/></text:h>
      <text:p text:style-name="P398">Finally, the last section for the deployment of your application will tell you a few ways and strategies on how to get revenue from your released game.</text:p>
      <text:p text:style-name="P54">All of this ways can be used no matter if your application is closed or open source, though for a description on why you should prefer open source, take a look at the later section “the benefit of open source” in chapter 5.<text:change-start text:change-id="ct38592112"/></text:p>
      <text:p text:style-name="Text_20_body">Note that if you start to <text:span text:style-name="T418">distribute or</text:span> monetize your game you should make sure to get in touch with your tax advisor as well as your lawyer to make sure you follow the local and possibly other applicable laws<text:change-end text:change-id="ct38592112"/><text:change-start text:change-id="ct38590000"/>.<text:change-end text:change-id="ct38590000"/></text:p>
      <text:p text:style-name="P401">Following are some possible points on how you can create revenue from your applications.</text:p>
      <text:p text:style-name="P399">1. Sell precompiled copies of your game</text:p>
      <text:p text:style-name="Text_20_body">This was and still is the most common way to get revenue from your application. Sell the copies of <text:soft-page-break/>your game as mentioned before either in online shops or selling hard<text:change-start text:change-id="ct38580672"/> <text:change-end text:change-id="ct38580672"/>copies<text:change-start text:change-id="ct38593872"/> <text:span text:style-name="T417">in stores</text:span><text:change-end text:change-id="ct38593872"/>.<text:change-start text:change-id="ct38578912"/> <text:span text:style-name="T417">For </text:span><text:change-end text:change-id="ct38578912"/><text:change-start text:change-id="ct42867328"/><text:span text:style-name="T417">the later you should probably look out for a publisher who will </text:span><text:change-end text:change-id="ct42867328"/><text:change-start text:change-id="ct42719408"/><text:span text:style-name="T417">put your game on the market.</text:span><text:change-end text:change-id="ct42719408"/><text:change-start text:change-id="ct42826784"/><text:span text:style-name="T417"> For Further information on publishers take a look further down on the Work with publishers section.</text:span><text:change-end text:change-id="ct42826784"/></text:p>
      <text:p text:style-name="P399">2. <text:span text:style-name="T25">Periodic</text:span> fee</text:p>
      <text:p text:style-name="P53">Another way similar to selling precompiled copies is by charging a <text:span text:style-name="T25">periodic fee every month/year for letting the users play the game. This is for example in the </text:span><text:change text:change-id="ct42835392"/><text:change-start text:change-id="ct42781600"/><text:span text:style-name="T25">MMO</text:span><text:change-end text:change-id="ct42781600"/><text:span text:style-name="T25"> game genres very common way.</text:span></text:p>
      <text:p text:style-name="P399">3. In<text:change-start text:change-id="ct42794400"/>-<text:change-end text:change-id="ct42794400"/>game purchases</text:p>
      <text:p text:style-name="P53">Selling items and little <text:change text:change-id="ct38571728"/><text:change-start text:change-id="ct42850080"/><text:span text:style-name="T414">gimmicks</text:span><text:change-end text:change-id="ct42850080"/> within a game is getting more and more popular especially in <text:change text:change-id="ct42754720"/><text:change-start text:change-id="ct42763376"/><text:span text:style-name="T416">MMO</text:span><text:change-end text:change-id="ct42763376"/> games. This way you have to provide extra content and assets for your game, that users can buy from a shop within the game or on the games website to get special items and features like extra clothes for the character to make it more individual.</text:p>
      <text:p text:style-name="P400">4. Sell additions to the game</text:p>
      <text:p text:style-name="P54">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38600224"/></text:p>
      <text:h text:style-name="Heading_20_2" text:outline-level="2"><text:bookmark-start text:name="__RefHeading___Toc46929_1089547589"/>Work with publishers<text:bookmark-end text:name="__RefHeading___Toc46929_1089547589"/></text:h>
      <text:p text:style-name="P422">If you don’t want or simply can’t do all the marketing and distributing of your game by your own, you can try and convince a publisher to bring your game to the market. There are a lot of publishers out there ranging from local small independent publishers to the well known international ones. <text:span text:style-name="T418">A small list of major and mid-sized publishers can be found in this wikipedia article: </text:span><text:a xlink:type="simple" xlink:href="https://en.wikipedia.org/wiki/Video_game_publisher" text:style-name="Internet_20_link" text:visited-style-name="Visited_20_Internet_20_Link"><text:span text:style-name="T418">https://en.wikipedia.org/wiki/Video_game_publisher</text:span></text:a><text:span text:style-name="T418"> further lists of publishers also independent developers friendly lists can easily be found on the web and as there are quite a lot of publishers and lists of publishers and you maybe prefer a local publisher close to you, we won’t start a list in here as it would be far to much for this book. If you are interested in local publishers in your country, simply try a search for “independent game publishers in [put your country here]” with your favorite search engine on the web.</text:span><text:change-end text:change-id="ct38600224"/><text:change-start text:change-id="ct42849600"/></text:p>
      <text:p text:style-name="P423">Here are a few tips you can take into account when trying to get a publisher to publish your game.</text:p>
      <text:list xml:id="list1535997106123798737" text:style-name="L12">
        <text:list-item>
          <text:p text:style-name="P639">Make sure your game is really polished <text:change-end text:change-id="ct42849600"/><text:change-start text:change-id="ct42761984"/>and far enough that you’re proud of showing it around to anyone, not just your close friends and family.</text:p>
        </text:list-item>
        <text:list-item>
          <text:p text:style-name="P640">Always tell the truth about your game, tell what you definitely know and not just think you know. For example take the parts where it is better than games currently on the market or in public development. Avoid to say things like “it has the best [random feature here] ever!”. If <text:soft-page-break/>your game is missing something that you haven’t thought about before determine if its a crucial part and make plans on how to fix it until a specific date in the future. <text:span text:style-name="T420">If the missing feature is not a critical problem, you still should take it into account for later improvements.</text:span></text:p>
        </text:list-item>
        <text:list-item>
          <text:p text:style-name="P641">Keep your presentations short and to the point. Sell your game for what it’s good for.</text:p>
        </text:list-item>
        <text:list-item>
          <text:p text:style-name="P641">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642">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642">Don’t stress yourself, keep calm and focused.</text:p>
        </text:list-item>
      </text:list>
      <text:h text:style-name="Heading_20_2" text:outline-level="2"><text:bookmark-start text:name="__RefHeading___Toc46710_1089547589"/><text:change-end text:change-id="ct42761984"/><text:change text:change-id="ct42787728"/><text:change-start text:change-id="ct42787952"/>That's a wrap!<text:bookmark-end text:name="__RefHeading___Toc46710_1089547589"/><text:change-end text:change-id="ct42787952"/></text:h>
      <text:p text:style-name="P119">That's it, now you should know all the basics you need to know to create a full featured game and release it to the public.<text:change-start text:change-id="ct38611344"/> <text:span text:style-name="T413">All you need now </text:span><text:change-end text:change-id="ct38611344"/><text:change-start text:change-id="ct42812864"/><text:span text:style-name="T413">is practice. So head on and create your games. And don’t worry if your first games won’t be that big of a success, learn from it and start over with another project.</text:span><text:change-end text:change-id="ct42812864"/><text:change-start text:change-id="ct38651536"/><text:span text:style-name="T413"> Just make sure to not get stuck on something for to long, ask for help and head to other tasks if you can’t find your way at first, most of the time the righ</text:span><text:change-end text:change-id="ct38651536"/><text:change-start text:change-id="ct42829552"/><text:span text:style-name="T413">t idea will come at times.</text:span><text:change-end text:change-id="ct42829552"/></text:p>
      <text:h text:style-name="P694" text:outline-level="1"><text:bookmark-start text:name="__RefHeading__2741_537701061"/>Chapter 5: The next version<text:bookmark-end text:name="__RefHeading__2741_537701061"/></text:h>
      <text:p text:style-name="P122">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22">e</text:span><text:bookmark-end text:name="__RefHeading__2743_537701061"/></text:h>
      <text:p text:style-name="P55">One way to get new features in a released game is with the help of developers around the world that like your game<text:change-start text:change-id="ct42849824"/> <text:span text:style-name="T412">and are willing to support it</text:span><text:change-end text:change-id="ct42849824"/>. If you<text:change text:change-id="ct38651120"/><text:change-start text:change-id="ct42794992"/> <text:span text:style-name="T412">put your</text:span><text:change-end text:change-id="ct42794992"/> game<text:change-start text:change-id="ct42817920"/> <text:span text:style-name="T412">under an </text:span>open source <text:span text:style-name="T412">license and share the code</text:span><text:change-end text:change-id="ct42817920"/> you <text:change text:change-id="ct42750320"/><text:change-start text:change-id="ct42788672"/><text:span text:style-name="T412">give</text:span><text:change-end text:change-id="ct42788672"/> others <text:change-start text:change-id="ct42773024"/><text:span text:style-name="T412">the possibility to </text:span><text:change-end text:change-id="ct42773024"/>add<text:change text:change-id="ct42789328"/><text:change-start text:change-id="ct42806608"/> <text:span text:style-name="T412">new</text:span><text:change-end text:change-id="ct42806608"/> features and things they like. This way your game should grow much faster than if it's just you or even your group developing it as every<text:change text:change-id="ct42808752"/><text:change-start text:change-id="ct42807216"/><text:span text:style-name="T412">one adding content to the game</text:span><text:change-end text:change-id="ct42807216"/> enhances the speed at which your application grows.</text:p>
      <text:p text:style-name="P56">T<text:span text:style-name="T222">o</text:span> make your game available to the public as<text:change-start text:change-id="ct42773248"/> <text:span text:style-name="T412">an</text:span><text:change-end text:change-id="ct42773248"/> open source<text:change-start text:change-id="ct42841504"/> <text:span text:style-name="T412">project</text:span><text:change-end text:change-id="ct42841504"/>, you can host the code and assets on a vast amount of<text:change-start text:change-id="ct42842000"/> <text:span text:style-name="T412">free</text:span><text:change-end text:change-id="ct42842000"/> hosters. Just to name a few well known code host<text:change text:change-id="ct42841728"/><text:change-start text:change-id="ct42842224"/><text:span text:style-name="T26">ers</text:span><text:change-end text:change-id="ct42842224"/>, there is Launchpad, Github, Bitbucket<text:change text:change-id="ct42842448"/><text:change-start text:change-id="ct42842672"/>,<text:change-end text:change-id="ct42842672"/> GNU Savannah, Google code and SourceForge. For more <text:change text:change-id="ct42836112"/>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421"><text:change-start text:change-id="ct42836336"/>Which of them you choose for your project is up to you and as almost all of them have similar base features and are used for small to big projects alike the choice is completely up to you and your needs.</text:p>
      <text:p text:style-name="P57"><text:change-end text:change-id="ct42836336"/>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42836560"/><text:change-start text:change-id="ct42836784"/> <text:span text:style-name="T412">members</text:span><text:change-end text:change-id="ct42836784"/> <text:change text:change-id="ct42839728"/><text:change-start text:change-id="ct42840608"/><text:span text:style-name="T412">of</text:span><text:change-end text:change-id="ct42840608"/> your community.<text:change-start text:change-id="ct42839088"/></text:p>
      <text:p text:style-name="P58"><text:change-end text:change-id="ct42839088"/><text:change text:change-id="ct42839312"/><text:change-start text:change-id="ct42839952"/>Note, that if you <text:change-end text:change-id="ct42839952"/><text:change-start text:change-id="ct42758896"/>start growing a community, you’ll probably want more than just your code and assets hosted on a code hosting platform. You most likely also need a forum or at least a wiki site and chat <text:change-end text:change-id="ct42758896"/><text:change-start text:change-id="ct42840176"/>rooms to talk to your community, discuss <text:span text:style-name="T415">and plan</text:span> further features <text:span text:style-name="T415">as well as releases</text:span> of your game<text:change-end text:change-id="ct42840176"/><text:change-start text:change-id="ct42759120"/> <text:span text:style-name="T415">and give others the possibility to </text:span><text:change-end text:change-id="ct42759120"/><text:change-start text:change-id="ct42760096"/><text:span text:style-name="T415">track bugs of your game.</text:span><text:change-end text:change-id="ct42760096"/><text:change-start text:change-id="ct38623904"/><text:span text:style-name="T415"> Most of the code hosting sites stated above already have bug tracking and other features. Launchpad for example has many good project organization features</text:span><text:change-end text:change-id="ct38623904"/><text:change-start text:change-id="ct38621536"/><text:span text:style-name="T415"> like bug tracking and feature definitions in blueprints.</text:span><text:change-end text:change-id="ct38621536"/></text:p>
      <text:h text:style-name="P29" text:outline-level="2"><text:bookmark-start text:name="__RefHeading__2745_537701061"/>Additional <text:change text:change-id="ct42774416"/><text:change-start text:change-id="ct37101264"/><text:span text:style-name="T392">f</text:span><text:change-end text:change-id="ct37101264"/>eatures<text:bookmark-end text:name="__RefHeading__2745_537701061"/></text:h>
      <text:p text:style-name="P59">Lets take a look at what else could be added to our little tutorial game. We'll describe a few points here and give you some hints <text:change-start text:change-id="ct37107440"/><text:span text:style-name="T419">and samples </text:span><text:change-end text:change-id="ct37107440"/><text:change text:change-id="ct42788384"/><text:change-start text:change-id="ct42818464"/><text:span text:style-name="T419">for</text:span><text:change-end text:change-id="ct42818464"/> how to implement them, but we won't give you the <text:change-start text:change-id="ct42818784"/><text:span text:style-name="T419">completed </text:span><text:change-end text:change-id="ct42818784"/>necessary code as this would <text:change-start text:change-id="ct42759872"/><text:span text:style-name="T419">just bloat and </text:span><text:change-end text:change-id="ct42759872"/>exceed this tutorials size. But you should be able to get it together with the hints and knowledge we give you in the several sections following.<text:change-start text:change-id="ct42822736"/> <text:span text:style-name="T419">If not, you can simply head to the Panda3D forums, IRC chat or ask me, the author of this book to assist you if you get stuck o</text:span><text:change-end text:change-id="ct42822736"/><text:change-start text:change-id="ct38664560"/><text:span text:style-name="T419">r have any troubles in getting things to work. Though, keep in mind that most people are not willing to write all the code for you so exp</text:span><text:change-end text:change-id="ct38664560"/><text:change-start text:change-id="ct42786096"/><text:span text:style-name="T419">ect to do most of the work on your own which is the challenge and probably also most interesting and fun part in the creation of a game.</text:span><text:change-end text:change-id="ct42786096"/><text:change-start text:change-id="ct38664048"/></text:p>
      <text:p text:style-name="P425">Never give up, continue trying different things. Sometimes you may you just have to find another way.<text:change-end text:change-id="ct38664048"/></text:p>
      <text:h text:style-name="Heading_20_3" text:outline-level="3"><text:bookmark-start text:name="__RefHeading__2989_49737548"/>Gamepad support<text:bookmark-end text:name="__RefHeading__2989_49737548"/></text:h>
      <text:p text:style-name="P61">One of the first additions you could add to the game is Gamepad support.</text:p>
      <text:p text:style-name="P60">even though Panda3D currently doesn't natively support Game- and Joypads<text:change-start text:change-id="ct42806320"/> <text:span text:style-name="T408">(gamepad support is currently a feature</text:span><text:change-end text:change-id="ct42806320"/><text:change-start text:change-id="ct42759632"/><text:span text:style-name="T408"> worked on in Panda3D and will probably be available in the coming 1.10 release)</text:span><text:change-end text:change-id="ct42759632"/>, you can use other open source libraries to add support for them.<text:change-start text:change-id="ct38576736"/></text:p>
      <text:p text:style-name="P60"><text:change-end text:change-id="ct38576736"/><text:change text:change-id="ct42760608"/>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42783760"/></text:p>
      <text:p text:style-name="P420">Another <text:change-end text:change-id="ct42783760"/><text:change-start text:change-id="ct42783984"/><text:span text:style-name="T409">library that you can use which is also supported by Panda3D packaging systems, and on the same time </text:span><text:change-end text:change-id="ct42783984"/><text:change-start text:change-id="ct42821664"/><text:span text:style-name="T409">will be a much smaller dependency compared to PyGame, is pyglet. </text:span><text:change-end text:change-id="ct42821664"/><text:change-start text:change-id="ct42784208"/><text:span text:style-name="T409">For a sample of how to use pyglet with Panda3D take a look into the panda3d-code-collection input/joystick_pyglet.py script which will show you the different ways of how to use pyglets </text:span><text:change-end text:change-id="ct42784208"/><text:change-start text:change-id="ct42790384"/><text:span text:style-name="T409">gamepad support.</text:span><text:change-end text:change-id="ct42790384"/></text:p>
      <text:p text:style-name="P61">To let the user control the game via the joystick, you need to enhance the player script<text:change-start text:change-id="ct42790896"/> <text:span text:style-name="T410">by adding the gamepad logic or add a separate script that will be used to handle all the input logic </text:span><text:change-end text:change-id="ct42790896"/><text:change-start text:change-id="ct42791120"/><text:span text:style-name="T410">from gamepads to keyboard and mouse.</text:span><text:change-end text:change-id="ct42791120"/> <text:change text:change-id="ct42791344"/><text:change-start text:change-id="ct42792096"/><text:span text:style-name="T411">Additionally you should</text:span><text:change-end text:change-id="ct42792096"/> add some <text:change text:change-id="ct42791568"/>functionality to the menus so they become <text:change text:change-id="ct42791792"/><text:change-start text:change-id="ct42792320"/><text:span text:style-name="T411">navigable</text:span><text:change-end text:change-id="ct42792320"/> using a gamepad if you won't let the gamepad directly control the mouse.<text:change-start text:change-id="ct38671360"/> <text:span text:style-name="T411">Note that DirectGUI doesn’t have much functions which will help you on this task so you probably need to write much of it by your own or replace the GUI system with </text:span><text:change-end text:change-id="ct38671360"/><text:change-start text:change-id="ct38665312"/><text:span text:style-name="T411">another one that has better keyboard and other non-mouse navigation support.</text:span><text:change-end text:change-id="ct38665312"/></text:p>
      <text:h text:style-name="Heading_20_3" text:outline-level="3"><text:bookmark-start text:name="__RefHeading__2747_537701061"/><text:soft-page-break/>Extended character<text:bookmark-end text:name="__RefHeading__2747_537701061"/></text:h>
      <text:p text:style-name="P327">The current character controls are quite simple and there are much things that can be added to a beat'em'up game. <text:span text:style-name="T313">Following we'll list a few things that you can add by yourself and give you some hints on how they can be implemented in the tutorial code.</text:span></text:p>
      <text:p text:style-name="P328">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28">Another thing one also mostly sees in beat'em'up games it <text:span text:style-name="T314">jumping and other physic</text:span>al<text:span text:style-name="T314"> stuff </text:span>like getting pushed back by a hit or while airborne. <text:span text:style-name="T315">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29">Making the game more like real live with <text:span text:style-name="T316">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29">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29">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29">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223">UI</text:span><text:bookmark-end text:name="__RefHeading__2991_49737548"/></text:h>
      <text:p text:style-name="P330">The GUI is another part that can simply be extended by a bunch of commonly in games found things.</text:p>
      <text:p text:style-name="P330">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30">Having that many menus now you can also add a few graphical enhancements to it by adding some menu change animations like in and out fades. Those can also be rather simply be added with Intervals which have been mentioned before.</text:p>
      <text:p text:style-name="P331">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701" text:outline-level="3"><text:bookmark-start text:name="__RefHeading__2749_537701061"/>Singleplayer<text:bookmark-end text:name="__RefHeading__2749_537701061"/></text:h>
      <text:p text:style-name="P331">As we haven't featured the addition of a singleplayer mode in the game, we leave this up to you to implement. For a singleplayer mode you need to add and change a few things.</text:p>
      <text:p text:style-name="P331">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31">Next if we have the AI for the enemy, we need to enhance the <text:span text:style-name="T317">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130">A story mode will add a bit of replayability and is especially nice for singleplayers even though the story might also be playable with more players at the same time.</text:p>
      <text:p text:style-name="P130">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130">Between each level you then can add small clips or images which will move the story forward and describe whats happening in it.</text:p>
      <text:p text:style-name="P130">Additional to the Levels you may also enhance the main menu just like described in the singleplayer section so that you have a button for the single player mode one for the multiplayer and one for the story mode.</text:p>
      <text:p text:style-name="P130">Having a story mode, you might also find a save function useful for the player so they can save their position in the story to pause and later continue from that position.<text:change-start text:change-id="ct38666720"/></text:p>
      <text:h text:style-name="Heading_20_3" text:outline-level="3"><text:bookmark-start text:name="__RefHeading__2995_49737548"/><text:change-end text:change-id="ct38666720"/><text:change text:change-id="ct42891712"/><text:change text:change-id="ct42885632"/>Unlockable elements <text:span text:style-name="T224">and achievements</text:span><text:bookmark-end text:name="__RefHeading__2995_49737548"/></text:h>
      <text:p text:style-name="P332">Most games have unlockable elements and achievements. Therefor you first have to think about what kind of achievements and unlockable objects you want to have in it and how they can be unlocked. Those can for example be <text:span text:style-name="T224">extra and hidden characters and levels </text:span>as well as <text:span text:style-name="T224">bonus content like a gallery </text:span>or little achievements like medals or flags that the player can collect by doing something special, for example make a combo of 25 hits or get hit 1000 times throughout the complete game.</text:p>
      <text:p text:style-name="P332">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32">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38678112"/><text:change-start text:change-id="ct42894512"/><text:span text:style-name="T392">n</text:span><text:change-end text:change-id="ct42894512"/>etwork<text:bookmark-end text:name="__RefHeading__2751_537701061"/></text:h>
      <text:p text:style-name="P62">If you want the game to be playable by two persons that must not be on the same PC, you have to implement some network functionality. This will give the players the possibility to play over the Internet or LAN against each other.</text:p>
      <text:p text:style-name="P62">There are a few ways to add Multiplayer Networking support to a Panda3D application. Panda3D for example has implemented a kind of low level networking feature as well as a <text:change text:change-id="ct42896944"/>high level<text:change-start text:change-id="ct42897568"/>, <text:change-end text:change-id="ct42897568"/><text:change-start text:change-id="ct42897168"/><text:span text:style-name="T406">even though</text:span><text:change-end text:change-id="ct42897168"/><text:change text:change-id="ct42898208"/> not <text:change text:change-id="ct38687696"/><text:change-start text:change-id="ct42897792"/><text:span text:style-name="T406">well </text:span><text:change-end text:change-id="ct42897792"/><text:change text:change-id="ct42898432"/>documented system called distributed objects.</text:p>
      <text:p text:style-name="P63"><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38680512"/>.<text:change-end text:change-id="ct38680512"/> <text:change text:change-id="ct38691504"/><text:change-start text:change-id="ct42898944"/><text:span text:style-name="T406">O</text:span><text:change-end text:change-id="ct42898944"/>n the other hand, <text:change text:change-id="ct42899824"/><text:change-start text:change-id="ct42900576"/><text:span text:style-name="T406">using low level networking functions</text:span><text:change-end text:change-id="ct42900576"/><text:change text:change-id="ct42900800"/> you'll also learn much about networking in general which will definitely be useful if you use one of the higher level systems as networking <text:change text:change-id="ct38696048"/>is a big and complex part which would definitely be to much for this tutorial.<text:change-start text:change-id="ct38696272"/></text:p>
      <text:p text:style-name="P419">Aside of the networking tools in Panda3D you can also use <text:change-end text:change-id="ct38696272"/><text:change-start text:change-id="ct42901024"/>third party python/c++ libraries to help you create the networking functionality of your game. One library for example <text:change-end text:change-id="ct42901024"/><text:change-start text:change-id="ct42901248"/>is <text:change-end text:change-id="ct42901248"/><text:change-start text:change-id="ct42901472"/>twisted, which will give you scalable high level network <text:span text:style-name="T407">features</text:span>. <text:change-end text:change-id="ct42901472"/></text:p>
      <text:h text:style-name="Heading_20_3" text:outline-level="3"><text:bookmark-start text:name="__RefHeading__3803_1703764343"/>Adding easter eggs <text:span text:style-name="T27">and hidden secrets</text:span><text:bookmark-end text:name="__RefHeading__3803_1703764343"/></text:h>
      <text:p text:style-name="P64"><text:span text:style-name="T318">The last thing and also</text:span> famous in <text:span text:style-name="T318">big</text:span> games or general software applications are the so called easter eggs. Those are little jokes<text:change-start text:change-id="ct38698480"/> <text:span text:style-name="T406">and secrets</text:span><text:change-end text:change-id="ct38698480"/> the developers put in a game that the players might occasionally stumble upon. Those could be many kind of things. For example change your characters look to something else like a famous movie star or put him in a funny costume.<text:change-start text:change-id="ct42900048"/> <text:span text:style-name="T406">Images or names of the developers as well as</text:span><text:change-end text:change-id="ct42900048"/><text:change text:change-id="ct42904656"/><text:span text:style-name="T406"> things like changing the music</text:span><text:change-start text:change-id="ct42906016"/><text:span text:style-name="T406">, animation</text:span><text:change-end text:change-id="ct42906016"/><text:span text:style-name="T406"> or adding some hidden areas are very common in games.</text:span><text:change-start text:change-id="ct38694064"/></text:p>
      <text:h text:style-name="Heading_20_3" text:outline-level="3"><text:bookmark-start text:name="__RefHeading___Toc46971_1089547589"/>Surveys for new features<text:bookmark-end text:name="__RefHeading___Toc46971_1089547589"/></text:h>
      <text:p text:style-name="P424">If you don’t have ideas for new features or don’t know which to work on first, you can start a survey and <text:change-end text:change-id="ct38694064"/><text:change-start text:change-id="ct38704080"/>ask your community what they would prefer to see in the game. In general you should always hear on your communities wishes as your project may li<text:change-end text:change-id="ct38704080"/><text:change-start text:change-id="ct42905504"/>fe and die with your community. So make sure they are happy and not upset <text:change-end text:change-id="ct42905504"/><text:change-start text:change-id="ct42908000"/>with the game.</text:p>
      <text:p text:style-name="P424">To create a survey, there are quite a lot of possibilities. For example you can use <text:change-end text:change-id="ct42908000"/><text:change-start text:change-id="ct38706016"/>google forms to create one or <text:change-end text:change-id="ct38706016"/><text:change-start text:change-id="ct42908224"/><text:span text:style-name="T421">use the poll feature for teams on launchpad.</text:span><text:change-end text:change-id="ct42908224"/><text:change-start text:change-id="ct42909680"/></text:p>
      <text:h text:style-name="P688" text:outline-level="1"><text:bookmark-start text:name="__RefHeading___Toc47780_1053859760"/>Closure<text:bookmark-end text:name="__RefHeading___Toc47780_1053859760"/></text:h>
      <text:p text:style-name="P434">That’s it, you made it to the end. Congratulations and than<text:change-end text:change-id="ct42909680"/><text:change-start text:change-id="ct38708528"/>k you for reading this book. I hope you found it useful and learned some things from it.<text:change-end text:change-id="ct38708528"/><text:change-start text:change-id="ct42909904"/> In any case, I’d like to know what you think about the book<text:change-end text:change-id="ct42909904"/><text:change-start text:change-id="ct32961744"/>, any feedback is welcome. Simply post your thought<text:change-end text:change-id="ct32961744"/><text:change-start text:change-id="ct42910128"/>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42910128"/><text:change-start text:change-id="ct42910352"/> <text:change-end text:change-id="ct42910352"/><text:change-start text:change-id="ct32961968"/>I’ll also be glad to enhance this book with anything <text:change-end text:change-id="ct32961968"/><text:change-start text:change-id="ct38709584"/>that could be of use for game development and will enhance it over time as I learn new things<text:change-end text:change-id="ct38709584"/><text:change-start text:change-id="ct38709232"/>, so keep an eye on it to not miss new features dripping into it.<text:change-end text:change-id="ct38709232"/><text:change-start text:change-id="ct38708880"/> <text:span text:style-name="T424">Further you should also c</text:span><text:change-end text:change-id="ct38708880"/><text:change-start text:change-id="ct38710640"/><text:span text:style-name="T424">heck out my other book about asset creation with Blender and other open source art tools for Panda3D over at </text:span><text:change-end text:change-id="ct38710640"/><text:change-start text:change-id="ct32962272"/><text:a xlink:type="simple" xlink:href="https://github.com/fireclawthefox/panda3d-tutorial2" text:style-name="Internet_20_link" text:visited-style-name="Visited_20_Internet_20_Link"><text:span text:style-name="T424">https://github.com/fireclawthefox/panda3d-tutorial2</text:span></text:a></text:p>
      <text:p text:style-name="P433"><text:change-end text:change-id="ct32962272"/><text:change-start text:change-id="ct32963264"/>Also, should you like this book, go on and spread the world, share this book with anyone <text:change-end text:change-id="ct32963264"/><text:change-start text:change-id="ct32962848"/>you want.<text:change-end text:change-id="ct32962848"/><text:change-start text:change-id="ct42802144"/></text:p>
      <text:p text:style-name="P433"/>
      <text:p text:style-name="P433"/>
      <text:p text:style-name="P435">Finally I wish you good luck and all the best on your Panda3D<text:change-end text:change-id="ct42802144"/><text:change-start text:change-id="ct38712752"/> game project!<text:change-end text:change-id="ct387127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3: Develop</text:chapter></text:p>
      </style:header>
      <style:footer>
        <text:p text:style-name="MP2"><text:tab/><text:page-number text:select-page="current">76</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4.2$Linux_X86_64 LibreOffice_project/10m0$Build-2</meta:generator>
    <dc:title>Panda3D Tutorial</dc:title>
    <meta:document-statistic meta:table-count="0" meta:image-count="2" meta:object-count="0" meta:page-count="120" meta:paragraph-count="2254" meta:word-count="39131" meta:character-count="243336" meta:non-whitespace-character-count="195779"/>
    <meta:user-defined meta:name="Version">16.08</meta:user-defined>
  </office:meta>
</office:document-meta>
</file>